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p-log.calibrate.20250623-171745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ast.power</text:p>
          </table:table-cell>
          <table:table-cell office:value-type="string" calcext:value-type="string">
            <text:p>last.voltage</text:p>
          </table:table-cell>
          <table:table-cell office:value-type="string" calcext:value-type="string">
            <text:p>last.current</text:p>
          </table:table-cell>
          <table:table-cell office:value-type="string" calcext:value-type="string">
            <text:p>last.resistance</text:p>
          </table:table-cell>
          <table:table-cell office:value-type="string" calcext:value-type="string">
            <text:p>last.temperature</text:p>
          </table:table-cell>
          <table:table-cell table:style-name="ce4" office:value-type="string" calcext:value-type="string">
            <text:p>ΔR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rmUp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table:formula="of:=[.D3]/[.E3]" office:value-type="float" office:value="1.53333333333333" calcext:value-type="float">
            <text:p>1.5333333333333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6.68" calcext:value-type="float">
            <text:p>6.68</text:p>
          </table:table-cell>
          <table:table-cell office:value-type="float" office:value="4.33" calcext:value-type="float">
            <text:p>4.33</text:p>
          </table:table-cell>
          <table:table-cell office:value-type="float" office:value="1.543" calcext:value-type="float">
            <text:p>1.543</text:p>
          </table:table-cell>
          <table:table-cell office:value-type="float" office:value="27.6" calcext:value-type="float">
            <text:p>27.6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533" calcext:value-type="float">
            <text:p>1.533</text:p>
          </table:table-cell>
          <table:table-cell office:value-type="float" office:value="26" calcext:value-type="float">
            <text:p>26</text:p>
          </table:table-cell>
          <table:table-cell table:formula="of:=[.F4]-[.K4]" office:value-type="float" office:value="0.01" calcext:value-type="float">
            <text:p>0.01</text:p>
          </table:table-cell>
          <table:table-cell table:formula="of:=[.M4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702" calcext:value-type="float">
            <text:p>2.7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6.67" calcext:value-type="float">
            <text:p>6.67</text:p>
          </table:table-cell>
          <table:table-cell office:value-type="float" office:value="4.31" calcext:value-type="float">
            <text:p>4.31</text:p>
          </table:table-cell>
          <table:table-cell office:value-type="float" office:value="1.548" calcext:value-type="float">
            <text:p>1.548</text:p>
          </table:table-cell>
          <table:table-cell office:value-type="float" office:value="28.4" calcext:value-type="float">
            <text:p>28.4</text:p>
          </table:table-cell>
          <table:table-cell office:value-type="float" office:value="28.92" calcext:value-type="float">
            <text:p>28.92</text:p>
          </table:table-cell>
          <table:table-cell office:value-type="float" office:value="6.68" calcext:value-type="float">
            <text:p>6.68</text:p>
          </table:table-cell>
          <table:table-cell office:value-type="float" office:value="4.33" calcext:value-type="float">
            <text:p>4.33</text:p>
          </table:table-cell>
          <table:table-cell office:value-type="float" office:value="1.543" calcext:value-type="float">
            <text:p>1.543</text:p>
          </table:table-cell>
          <table:table-cell office:value-type="float" office:value="27.6" calcext:value-type="float">
            <text:p>27.6</text:p>
          </table:table-cell>
          <table:table-cell table:formula="of:=[.F5]-[.K5]" office:value-type="float" office:value="0.00500000000000012" calcext:value-type="float">
            <text:p>0.00500000000000012</text:p>
          </table:table-cell>
          <table:table-cell table:formula="of:=[.M5]*[.N$2]+(1-[.N$2])*[.N4]" office:value-type="float" office:value="0.00950000000000002" calcext:value-type="float">
            <text:p>0.00950000000000002</text:p>
          </table:table-cell>
        </table:table-row>
        <table:table-row table:style-name="ro1">
          <table:table-cell office:value-type="float" office:value="5.002" calcext:value-type="float">
            <text:p>5.002</text:p>
          </table:table-cell>
          <table:table-cell office:value-type="string" calcext:value-type="string">
            <text:p>warmUp</text:p>
          </table:table-cell>
          <table:table-cell office:value-type="float" office:value="28.61" calcext:value-type="float">
            <text:p>28.61</text:p>
          </table:table-cell>
          <table:table-cell office:value-type="float" office:value="6.67" calcext:value-type="float">
            <text:p>6.67</text:p>
          </table:table-cell>
          <table:table-cell office:value-type="float" office:value="4.29" calcext:value-type="float">
            <text:p>4.29</text:p>
          </table:table-cell>
          <table:table-cell office:value-type="float" office:value="1.555" calcext:value-type="float">
            <text:p>1.555</text:p>
          </table:table-cell>
          <table:table-cell office:value-type="float" office:value="29.6" calcext:value-type="float">
            <text:p>29.6</text:p>
          </table:table-cell>
          <table:table-cell office:value-type="float" office:value="28.75" calcext:value-type="float">
            <text:p>28.75</text:p>
          </table:table-cell>
          <table:table-cell office:value-type="float" office:value="6.67" calcext:value-type="float">
            <text:p>6.67</text:p>
          </table:table-cell>
          <table:table-cell office:value-type="float" office:value="4.31" calcext:value-type="float">
            <text:p>4.31</text:p>
          </table:table-cell>
          <table:table-cell office:value-type="float" office:value="1.548" calcext:value-type="float">
            <text:p>1.548</text:p>
          </table:table-cell>
          <table:table-cell office:value-type="float" office:value="28.4" calcext:value-type="float">
            <text:p>28.4</text:p>
          </table:table-cell>
          <table:table-cell table:formula="of:=[.F6]-[.K6]" office:value-type="float" office:value="0.0069999999999999" calcext:value-type="float">
            <text:p>0.0069999999999999</text:p>
          </table:table-cell>
          <table:table-cell table:formula="of:=[.M6]*[.N$2]+(1-[.N$2])*[.N5]" office:value-type="float" office:value="0.00925000000000001" calcext:value-type="float">
            <text:p>0.00925000000000001</text:p>
          </table:table-cell>
        </table:table-row>
        <table:table-row table:style-name="ro1">
          <table:table-cell office:value-type="float" office:value="7.502" calcext:value-type="float">
            <text:p>7.502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1.558" calcext:value-type="float">
            <text:p>1.558</text:p>
          </table:table-cell>
          <table:table-cell office:value-type="float" office:value="30.2" calcext:value-type="float">
            <text:p>30.2</text:p>
          </table:table-cell>
          <table:table-cell office:value-type="float" office:value="28.61" calcext:value-type="float">
            <text:p>28.61</text:p>
          </table:table-cell>
          <table:table-cell office:value-type="float" office:value="6.67" calcext:value-type="float">
            <text:p>6.67</text:p>
          </table:table-cell>
          <table:table-cell office:value-type="float" office:value="4.29" calcext:value-type="float">
            <text:p>4.29</text:p>
          </table:table-cell>
          <table:table-cell office:value-type="float" office:value="1.555" calcext:value-type="float">
            <text:p>1.555</text:p>
          </table:table-cell>
          <table:table-cell office:value-type="float" office:value="29.6" calcext:value-type="float">
            <text:p>29.6</text:p>
          </table:table-cell>
          <table:table-cell table:formula="of:=[.F7]-[.K7]" office:value-type="float" office:value="0.00300000000000011" calcext:value-type="float">
            <text:p>0.00300000000000011</text:p>
          </table:table-cell>
          <table:table-cell table:formula="of:=[.M7]*[.N$2]+(1-[.N$2])*[.N6]" office:value-type="float" office:value="0.00862500000000002" calcext:value-type="float">
            <text:p>0.00862500000000002</text:p>
          </table:table-cell>
        </table:table-row>
        <table:table-row table:style-name="ro1">
          <table:table-cell office:value-type="float" office:value="10.001" calcext:value-type="float">
            <text:p>10.001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6.71" calcext:value-type="float">
            <text:p>6.71</text:p>
          </table:table-cell>
          <table:table-cell office:value-type="float" office:value="4.29" calcext:value-type="float">
            <text:p>4.29</text:p>
          </table:table-cell>
          <table:table-cell office:value-type="float" office:value="1.564" calcext:value-type="float">
            <text:p>1.564</text:p>
          </table:table-cell>
          <table:table-cell office:value-type="float" office:value="31.2" calcext:value-type="float">
            <text:p>31.2</text:p>
          </table:table-cell>
          <table:table-cell office:value-type="float" office:value="28.81" calcext:value-type="float">
            <text:p>28.81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1.558" calcext:value-type="float">
            <text:p>1.558</text:p>
          </table:table-cell>
          <table:table-cell office:value-type="float" office:value="30.2" calcext:value-type="float">
            <text:p>30.2</text:p>
          </table:table-cell>
          <table:table-cell table:formula="of:=[.F8]-[.K8]" office:value-type="float" office:value="0.00600000000000001" calcext:value-type="float">
            <text:p>0.00600000000000001</text:p>
          </table:table-cell>
          <table:table-cell table:formula="of:=[.M8]*[.N$2]+(1-[.N$2])*[.N7]" office:value-type="float" office:value="0.00836250000000002" calcext:value-type="float">
            <text:p>0.00836250000000002</text:p>
          </table:table-cell>
        </table:table-row>
        <table:table-row table:style-name="ro1">
          <table:table-cell office:value-type="float" office:value="12.502" calcext:value-type="float">
            <text:p>12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6.71" calcext:value-type="float">
            <text:p>6.71</text:p>
          </table:table-cell>
          <table:table-cell office:value-type="float" office:value="4.28" calcext:value-type="float">
            <text:p>4.28</text:p>
          </table:table-cell>
          <table:table-cell office:value-type="float" office:value="1.568" calcext:value-type="float">
            <text:p>1.568</text:p>
          </table:table-cell>
          <table:table-cell office:value-type="float" office:value="31.8" calcext:value-type="float">
            <text:p>31.8</text:p>
          </table:table-cell>
          <table:table-cell office:value-type="float" office:value="28.79" calcext:value-type="float">
            <text:p>28.79</text:p>
          </table:table-cell>
          <table:table-cell office:value-type="float" office:value="6.71" calcext:value-type="float">
            <text:p>6.71</text:p>
          </table:table-cell>
          <table:table-cell office:value-type="float" office:value="4.29" calcext:value-type="float">
            <text:p>4.29</text:p>
          </table:table-cell>
          <table:table-cell office:value-type="float" office:value="1.564" calcext:value-type="float">
            <text:p>1.564</text:p>
          </table:table-cell>
          <table:table-cell office:value-type="float" office:value="31.2" calcext:value-type="float">
            <text:p>31.2</text:p>
          </table:table-cell>
          <table:table-cell table:formula="of:=[.F9]-[.K9]" office:value-type="float" office:value="0.004" calcext:value-type="float">
            <text:p>0.004</text:p>
          </table:table-cell>
          <table:table-cell table:formula="of:=[.M9]*[.N$2]+(1-[.N$2])*[.N8]" office:value-type="float" office:value="0.00792625000000002" calcext:value-type="float">
            <text:p>0.00792625000000002</text:p>
          </table:table-cell>
        </table:table-row>
        <table:table-row table:style-name="ro1">
          <table:table-cell office:value-type="float" office:value="15.001" calcext:value-type="float">
            <text:p>15.001</text:p>
          </table:table-cell>
          <table:table-cell office:value-type="string" calcext:value-type="string">
            <text:p>warmUp</text:p>
          </table:table-cell>
          <table:table-cell office:value-type="float" office:value="28.74" calcext:value-type="float">
            <text:p>28.74</text:p>
          </table:table-cell>
          <table:table-cell office:value-type="float" office:value="6.73" calcext:value-type="float">
            <text:p>6.73</text:p>
          </table:table-cell>
          <table:table-cell office:value-type="float" office:value="4.27" calcext:value-type="float">
            <text:p>4.27</text:p>
          </table:table-cell>
          <table:table-cell office:value-type="float" office:value="1.576" calcext:value-type="float">
            <text:p>1.576</text:p>
          </table:table-cell>
          <table:table-cell office:value-type="float" office:value="33.3" calcext:value-type="float">
            <text:p>33.3</text:p>
          </table:table-cell>
          <table:table-cell office:value-type="float" office:value="28.72" calcext:value-type="float">
            <text:p>28.72</text:p>
          </table:table-cell>
          <table:table-cell office:value-type="float" office:value="6.71" calcext:value-type="float">
            <text:p>6.71</text:p>
          </table:table-cell>
          <table:table-cell office:value-type="float" office:value="4.28" calcext:value-type="float">
            <text:p>4.28</text:p>
          </table:table-cell>
          <table:table-cell office:value-type="float" office:value="1.568" calcext:value-type="float">
            <text:p>1.568</text:p>
          </table:table-cell>
          <table:table-cell office:value-type="float" office:value="31.8" calcext:value-type="float">
            <text:p>31.8</text:p>
          </table:table-cell>
          <table:table-cell table:formula="of:=[.F10]-[.K10]" office:value-type="float" office:value="0.00800000000000001" calcext:value-type="float">
            <text:p>0.00800000000000001</text:p>
          </table:table-cell>
          <table:table-cell table:formula="of:=[.M10]*[.N$2]+(1-[.N$2])*[.N9]" office:value-type="float" office:value="0.00793362500000002" calcext:value-type="float">
            <text:p>0.00793362500000002</text:p>
          </table:table-cell>
        </table:table-row>
        <table:table-row table:style-name="ro1">
          <table:table-cell office:value-type="float" office:value="17.502" calcext:value-type="float">
            <text:p>17.502</text:p>
          </table:table-cell>
          <table:table-cell office:value-type="string" calcext:value-type="string">
            <text:p>warmUp</text:p>
          </table:table-cell>
          <table:table-cell office:value-type="float" office:value="28.89" calcext:value-type="float">
            <text:p>28.89</text:p>
          </table:table-cell>
          <table:table-cell office:value-type="float" office:value="6.75" calcext:value-type="float">
            <text:p>6.75</text:p>
          </table:table-cell>
          <table:table-cell office:value-type="float" office:value="4.28" calcext:value-type="float">
            <text:p>4.28</text:p>
          </table:table-cell>
          <table:table-cell office:value-type="float" office:value="1.577" calcext:value-type="float">
            <text:p>1.577</text:p>
          </table:table-cell>
          <table:table-cell office:value-type="float" office:value="33.4" calcext:value-type="float">
            <text:p>33.4</text:p>
          </table:table-cell>
          <table:table-cell office:value-type="float" office:value="28.74" calcext:value-type="float">
            <text:p>28.74</text:p>
          </table:table-cell>
          <table:table-cell office:value-type="float" office:value="6.73" calcext:value-type="float">
            <text:p>6.73</text:p>
          </table:table-cell>
          <table:table-cell office:value-type="float" office:value="4.27" calcext:value-type="float">
            <text:p>4.27</text:p>
          </table:table-cell>
          <table:table-cell office:value-type="float" office:value="1.576" calcext:value-type="float">
            <text:p>1.576</text:p>
          </table:table-cell>
          <table:table-cell office:value-type="float" office:value="33.3" calcext:value-type="float">
            <text:p>33.3</text:p>
          </table:table-cell>
          <table:table-cell table:formula="of:=[.F11]-[.K11]" office:value-type="float" office:value="0.00099999999999989" calcext:value-type="float">
            <text:p>0.00099999999999989</text:p>
          </table:table-cell>
          <table:table-cell table:formula="of:=[.M11]*[.N$2]+(1-[.N$2])*[.N10]" office:value-type="float" office:value="0.0072402625" calcext:value-type="float">
            <text:p>0.0072402625</text:p>
          </table:table-cell>
        </table:table-row>
        <table:table-row table:style-name="ro1">
          <table:table-cell office:value-type="float" office:value="20.002" calcext:value-type="float">
            <text:p>20.0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6.75" calcext:value-type="float">
            <text:p>6.75</text:p>
          </table:table-cell>
          <table:table-cell office:value-type="float" office:value="4.27" calcext:value-type="float">
            <text:p>4.27</text:p>
          </table:table-cell>
          <table:table-cell office:value-type="float" office:value="1.581" calcext:value-type="float">
            <text:p>1.581</text:p>
          </table:table-cell>
          <table:table-cell office:value-type="float" office:value="34.1" calcext:value-type="float">
            <text:p>34.1</text:p>
          </table:table-cell>
          <table:table-cell office:value-type="float" office:value="28.89" calcext:value-type="float">
            <text:p>28.89</text:p>
          </table:table-cell>
          <table:table-cell office:value-type="float" office:value="6.75" calcext:value-type="float">
            <text:p>6.75</text:p>
          </table:table-cell>
          <table:table-cell office:value-type="float" office:value="4.28" calcext:value-type="float">
            <text:p>4.28</text:p>
          </table:table-cell>
          <table:table-cell office:value-type="float" office:value="1.577" calcext:value-type="float">
            <text:p>1.577</text:p>
          </table:table-cell>
          <table:table-cell office:value-type="float" office:value="33.4" calcext:value-type="float">
            <text:p>33.4</text:p>
          </table:table-cell>
          <table:table-cell table:formula="of:=[.F12]-[.K12]" office:value-type="float" office:value="0.004" calcext:value-type="float">
            <text:p>0.004</text:p>
          </table:table-cell>
          <table:table-cell table:formula="of:=[.M12]*[.N$2]+(1-[.N$2])*[.N11]" office:value-type="float" office:value="0.00691623625" calcext:value-type="float">
            <text:p>0.00691623625</text:p>
          </table:table-cell>
        </table:table-row>
        <table:table-row table:style-name="ro1">
          <table:table-cell office:value-type="float" office:value="22.502" calcext:value-type="float">
            <text:p>22.5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6.75" calcext:value-type="float">
            <text:p>6.75</text:p>
          </table:table-cell>
          <table:table-cell office:value-type="float" office:value="4.26" calcext:value-type="float">
            <text:p>4.26</text:p>
          </table:table-cell>
          <table:table-cell office:value-type="float" office:value="1.585" calcext:value-type="float">
            <text:p>1.585</text:p>
          </table:table-cell>
          <table:table-cell office:value-type="float" office:value="34.7" calcext:value-type="float">
            <text:p>34.7</text:p>
          </table:table-cell>
          <table:table-cell office:value-type="float" office:value="28.82" calcext:value-type="float">
            <text:p>28.82</text:p>
          </table:table-cell>
          <table:table-cell office:value-type="float" office:value="6.75" calcext:value-type="float">
            <text:p>6.75</text:p>
          </table:table-cell>
          <table:table-cell office:value-type="float" office:value="4.27" calcext:value-type="float">
            <text:p>4.27</text:p>
          </table:table-cell>
          <table:table-cell office:value-type="float" office:value="1.581" calcext:value-type="float">
            <text:p>1.581</text:p>
          </table:table-cell>
          <table:table-cell office:value-type="float" office:value="34.1" calcext:value-type="float">
            <text:p>34.1</text:p>
          </table:table-cell>
          <table:table-cell table:formula="of:=[.F13]-[.K13]" office:value-type="float" office:value="0.004" calcext:value-type="float">
            <text:p>0.004</text:p>
          </table:table-cell>
          <table:table-cell table:formula="of:=[.M13]*[.N$2]+(1-[.N$2])*[.N12]" office:value-type="float" office:value="0.006624612625" calcext:value-type="float">
            <text:p>0.006624612625</text:p>
          </table:table-cell>
        </table:table-row>
        <table:table-row table:style-name="ro1">
          <table:table-cell office:value-type="float" office:value="25.002" calcext:value-type="float">
            <text:p>25.002</text:p>
          </table:table-cell>
          <table:table-cell office:value-type="string" calcext:value-type="string">
            <text:p>warmUp</text:p>
          </table:table-cell>
          <table:table-cell office:value-type="float" office:value="28.69" calcext:value-type="float">
            <text:p>28.69</text:p>
          </table:table-cell>
          <table:table-cell office:value-type="float" office:value="6.75" calcext:value-type="float">
            <text:p>6.75</text:p>
          </table:table-cell>
          <table:table-cell office:value-type="float" office:value="4.25" calcext:value-type="float">
            <text:p>4.25</text:p>
          </table:table-cell>
          <table:table-cell office:value-type="float" office:value="1.588" calcext:value-type="float">
            <text:p>1.588</text:p>
          </table:table-cell>
          <table:table-cell office:value-type="float" office:value="35.3" calcext:value-type="float">
            <text:p>35.3</text:p>
          </table:table-cell>
          <table:table-cell office:value-type="float" office:value="28.75" calcext:value-type="float">
            <text:p>28.75</text:p>
          </table:table-cell>
          <table:table-cell office:value-type="float" office:value="6.75" calcext:value-type="float">
            <text:p>6.75</text:p>
          </table:table-cell>
          <table:table-cell office:value-type="float" office:value="4.26" calcext:value-type="float">
            <text:p>4.26</text:p>
          </table:table-cell>
          <table:table-cell office:value-type="float" office:value="1.585" calcext:value-type="float">
            <text:p>1.585</text:p>
          </table:table-cell>
          <table:table-cell office:value-type="float" office:value="34.7" calcext:value-type="float">
            <text:p>34.7</text:p>
          </table:table-cell>
          <table:table-cell table:formula="of:=[.F14]-[.K14]" office:value-type="float" office:value="0.00300000000000011" calcext:value-type="float">
            <text:p>0.00300000000000011</text:p>
          </table:table-cell>
          <table:table-cell table:formula="of:=[.M14]*[.N$2]+(1-[.N$2])*[.N13]" office:value-type="float" office:value="0.00626215136250001" calcext:value-type="float">
            <text:p>0.00626215136250001</text:p>
          </table:table-cell>
        </table:table-row>
        <table:table-row table:style-name="ro1">
          <table:table-cell office:value-type="float" office:value="27.502" calcext:value-type="float">
            <text:p>27.5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6.76" calcext:value-type="float">
            <text:p>6.76</text:p>
          </table:table-cell>
          <table:table-cell office:value-type="float" office:value="4.25" calcext:value-type="float">
            <text:p>4.25</text:p>
          </table:table-cell>
          <table:table-cell office:value-type="float" office:value="1.591" calcext:value-type="float">
            <text:p>1.591</text:p>
          </table:table-cell>
          <table:table-cell office:value-type="float" office:value="35.7" calcext:value-type="float">
            <text:p>35.7</text:p>
          </table:table-cell>
          <table:table-cell office:value-type="float" office:value="28.69" calcext:value-type="float">
            <text:p>28.69</text:p>
          </table:table-cell>
          <table:table-cell office:value-type="float" office:value="6.75" calcext:value-type="float">
            <text:p>6.75</text:p>
          </table:table-cell>
          <table:table-cell office:value-type="float" office:value="4.25" calcext:value-type="float">
            <text:p>4.25</text:p>
          </table:table-cell>
          <table:table-cell office:value-type="float" office:value="1.588" calcext:value-type="float">
            <text:p>1.588</text:p>
          </table:table-cell>
          <table:table-cell office:value-type="float" office:value="35.3" calcext:value-type="float">
            <text:p>35.3</text:p>
          </table:table-cell>
          <table:table-cell table:formula="of:=[.F15]-[.K15]" office:value-type="float" office:value="0.00299999999999989" calcext:value-type="float">
            <text:p>0.00299999999999989</text:p>
          </table:table-cell>
          <table:table-cell table:formula="of:=[.M15]*[.N$2]+(1-[.N$2])*[.N14]" office:value-type="float" office:value="0.00593593622625" calcext:value-type="float">
            <text:p>0.00593593622625</text:p>
          </table:table-cell>
        </table:table-row>
        <table:table-row table:style-name="ro1">
          <table:table-cell office:value-type="float" office:value="30.002" calcext:value-type="float">
            <text:p>30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6.77" calcext:value-type="float">
            <text:p>6.77</text:p>
          </table:table-cell>
          <table:table-cell office:value-type="float" office:value="4.25" calcext:value-type="float">
            <text:p>4.25</text:p>
          </table:table-cell>
          <table:table-cell office:value-type="float" office:value="1.593" calcext:value-type="float">
            <text:p>1.593</text:p>
          </table:table-cell>
          <table:table-cell office:value-type="float" office:value="36.1" calcext:value-type="float">
            <text:p>36.1</text:p>
          </table:table-cell>
          <table:table-cell office:value-type="float" office:value="28.73" calcext:value-type="float">
            <text:p>28.73</text:p>
          </table:table-cell>
          <table:table-cell office:value-type="float" office:value="6.76" calcext:value-type="float">
            <text:p>6.76</text:p>
          </table:table-cell>
          <table:table-cell office:value-type="float" office:value="4.25" calcext:value-type="float">
            <text:p>4.25</text:p>
          </table:table-cell>
          <table:table-cell office:value-type="float" office:value="1.591" calcext:value-type="float">
            <text:p>1.591</text:p>
          </table:table-cell>
          <table:table-cell office:value-type="float" office:value="35.7" calcext:value-type="float">
            <text:p>35.7</text:p>
          </table:table-cell>
          <table:table-cell table:formula="of:=[.F16]-[.K16]" office:value-type="float" office:value="0.002" calcext:value-type="float">
            <text:p>0.002</text:p>
          </table:table-cell>
          <table:table-cell table:formula="of:=[.M16]*[.N$2]+(1-[.N$2])*[.N15]" office:value-type="float" office:value="0.005542342603625" calcext:value-type="float">
            <text:p>0.005542342603625</text:p>
          </table:table-cell>
        </table:table-row>
        <table:table-row table:style-name="ro1">
          <table:table-cell office:value-type="float" office:value="32.502" calcext:value-type="float">
            <text:p>32.502</text:p>
          </table:table-cell>
          <table:table-cell office:value-type="string" calcext:value-type="string">
            <text:p>warmUp</text:p>
          </table:table-cell>
          <table:table-cell office:value-type="float" office:value="28.68" calcext:value-type="float">
            <text:p>28.68</text:p>
          </table:table-cell>
          <table:table-cell office:value-type="float" office:value="6.78" calcext:value-type="float">
            <text:p>6.78</text:p>
          </table:table-cell>
          <table:table-cell office:value-type="float" office:value="4.23" calcext:value-type="float">
            <text:p>4.23</text:p>
          </table:table-cell>
          <table:table-cell office:value-type="float" office:value="1.603" calcext:value-type="float">
            <text:p>1.603</text:p>
          </table:table-cell>
          <table:table-cell office:value-type="float" office:value="37.8" calcext:value-type="float">
            <text:p>37.8</text:p>
          </table:table-cell>
          <table:table-cell office:value-type="float" office:value="28.77" calcext:value-type="float">
            <text:p>28.77</text:p>
          </table:table-cell>
          <table:table-cell office:value-type="float" office:value="6.77" calcext:value-type="float">
            <text:p>6.77</text:p>
          </table:table-cell>
          <table:table-cell office:value-type="float" office:value="4.25" calcext:value-type="float">
            <text:p>4.25</text:p>
          </table:table-cell>
          <table:table-cell office:value-type="float" office:value="1.593" calcext:value-type="float">
            <text:p>1.593</text:p>
          </table:table-cell>
          <table:table-cell office:value-type="float" office:value="36.1" calcext:value-type="float">
            <text:p>36.1</text:p>
          </table:table-cell>
          <table:table-cell table:formula="of:=[.F17]-[.K17]" office:value-type="float" office:value="0.01" calcext:value-type="float">
            <text:p>0.01</text:p>
          </table:table-cell>
          <table:table-cell table:formula="of:=[.M17]*[.N$2]+(1-[.N$2])*[.N16]" office:value-type="float" office:value="0.0059881083432625" calcext:value-type="float">
            <text:p>0.0059881083432625</text:p>
          </table:table-cell>
        </table:table-row>
        <table:table-row table:style-name="ro1">
          <table:table-cell office:value-type="float" office:value="35.002" calcext:value-type="float">
            <text:p>35.0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6.79" calcext:value-type="float">
            <text:p>6.79</text:p>
          </table:table-cell>
          <table:table-cell office:value-type="float" office:value="4.23" calcext:value-type="float">
            <text:p>4.23</text:p>
          </table:table-cell>
          <table:table-cell office:value-type="float" office:value="1.605" calcext:value-type="float">
            <text:p>1.605</text:p>
          </table:table-cell>
          <table:table-cell office:value-type="float" office:value="38.2" calcext:value-type="float">
            <text:p>38.2</text:p>
          </table:table-cell>
          <table:table-cell office:value-type="float" office:value="28.68" calcext:value-type="float">
            <text:p>28.68</text:p>
          </table:table-cell>
          <table:table-cell office:value-type="float" office:value="6.78" calcext:value-type="float">
            <text:p>6.78</text:p>
          </table:table-cell>
          <table:table-cell office:value-type="float" office:value="4.23" calcext:value-type="float">
            <text:p>4.23</text:p>
          </table:table-cell>
          <table:table-cell office:value-type="float" office:value="1.603" calcext:value-type="float">
            <text:p>1.603</text:p>
          </table:table-cell>
          <table:table-cell office:value-type="float" office:value="37.8" calcext:value-type="float">
            <text:p>37.8</text:p>
          </table:table-cell>
          <table:table-cell table:formula="of:=[.F18]-[.K18]" office:value-type="float" office:value="0.002" calcext:value-type="float">
            <text:p>0.002</text:p>
          </table:table-cell>
          <table:table-cell table:formula="of:=[.M18]*[.N$2]+(1-[.N$2])*[.N17]" office:value-type="float" office:value="0.00558929750893625" calcext:value-type="float">
            <text:p>0.00558929750893625</text:p>
          </table:table-cell>
        </table:table-row>
        <table:table-row table:style-name="ro1">
          <table:table-cell office:value-type="float" office:value="37.503" calcext:value-type="float">
            <text:p>37.503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6.8" calcext:value-type="float">
            <text:p>6.8</text:p>
          </table:table-cell>
          <table:table-cell office:value-type="float" office:value="4.23" calcext:value-type="float">
            <text:p>4.23</text:p>
          </table:table-cell>
          <table:table-cell office:value-type="float" office:value="1.608" calcext:value-type="float">
            <text:p>1.608</text:p>
          </table:table-cell>
          <table:table-cell office:value-type="float" office:value="38.6" calcext:value-type="float">
            <text:p>38.6</text:p>
          </table:table-cell>
          <table:table-cell office:value-type="float" office:value="28.72" calcext:value-type="float">
            <text:p>28.72</text:p>
          </table:table-cell>
          <table:table-cell office:value-type="float" office:value="6.79" calcext:value-type="float">
            <text:p>6.79</text:p>
          </table:table-cell>
          <table:table-cell office:value-type="float" office:value="4.23" calcext:value-type="float">
            <text:p>4.23</text:p>
          </table:table-cell>
          <table:table-cell office:value-type="float" office:value="1.605" calcext:value-type="float">
            <text:p>1.605</text:p>
          </table:table-cell>
          <table:table-cell office:value-type="float" office:value="38.2" calcext:value-type="float">
            <text:p>38.2</text:p>
          </table:table-cell>
          <table:table-cell table:formula="of:=[.F19]-[.K19]" office:value-type="float" office:value="0.00300000000000011" calcext:value-type="float">
            <text:p>0.00300000000000011</text:p>
          </table:table-cell>
          <table:table-cell table:formula="of:=[.M19]*[.N$2]+(1-[.N$2])*[.N18]" office:value-type="float" office:value="0.00533036775804264" calcext:value-type="float">
            <text:p>0.00533036775804264</text:p>
          </table:table-cell>
        </table:table-row>
        <table:table-row table:style-name="ro1">
          <table:table-cell office:value-type="float" office:value="40.001" calcext:value-type="float">
            <text:p>40.001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6.8" calcext:value-type="float">
            <text:p>6.8</text:p>
          </table:table-cell>
          <table:table-cell office:value-type="float" office:value="4.22" calcext:value-type="float">
            <text:p>4.22</text:p>
          </table:table-cell>
          <table:table-cell office:value-type="float" office:value="1.611" calcext:value-type="float">
            <text:p>1.611</text:p>
          </table:table-cell>
          <table:table-cell office:value-type="float" office:value="39.3" calcext:value-type="float">
            <text:p>39.3</text:p>
          </table:table-cell>
          <table:table-cell office:value-type="float" office:value="28.76" calcext:value-type="float">
            <text:p>28.76</text:p>
          </table:table-cell>
          <table:table-cell office:value-type="float" office:value="6.8" calcext:value-type="float">
            <text:p>6.8</text:p>
          </table:table-cell>
          <table:table-cell office:value-type="float" office:value="4.23" calcext:value-type="float">
            <text:p>4.23</text:p>
          </table:table-cell>
          <table:table-cell office:value-type="float" office:value="1.608" calcext:value-type="float">
            <text:p>1.608</text:p>
          </table:table-cell>
          <table:table-cell office:value-type="float" office:value="38.6" calcext:value-type="float">
            <text:p>38.6</text:p>
          </table:table-cell>
          <table:table-cell table:formula="of:=[.F20]-[.K20]" office:value-type="float" office:value="0.00299999999999989" calcext:value-type="float">
            <text:p>0.00299999999999989</text:p>
          </table:table-cell>
          <table:table-cell table:formula="of:=[.M20]*[.N$2]+(1-[.N$2])*[.N19]" office:value-type="float" office:value="0.00509733098223837" calcext:value-type="float">
            <text:p>0.00509733098223837</text:p>
          </table:table-cell>
        </table:table-row>
        <table:table-row table:style-name="ro1">
          <table:table-cell office:value-type="float" office:value="42.502" calcext:value-type="float">
            <text:p>42.502</text:p>
          </table:table-cell>
          <table:table-cell office:value-type="string" calcext:value-type="string">
            <text:p>warmUp</text:p>
          </table:table-cell>
          <table:table-cell office:value-type="float" office:value="28.74" calcext:value-type="float">
            <text:p>28.74</text:p>
          </table:table-cell>
          <table:table-cell office:value-type="float" office:value="6.81" calcext:value-type="float">
            <text:p>6.81</text:p>
          </table:table-cell>
          <table:table-cell office:value-type="float" office:value="4.22" calcext:value-type="float">
            <text:p>4.22</text:p>
          </table:table-cell>
          <table:table-cell office:value-type="float" office:value="1.614" calcext:value-type="float">
            <text:p>1.614</text:p>
          </table:table-cell>
          <table:table-cell office:value-type="float" office:value="39.7" calcext:value-type="float">
            <text:p>39.7</text:p>
          </table:table-cell>
          <table:table-cell office:value-type="float" office:value="28.7" calcext:value-type="float">
            <text:p>28.7</text:p>
          </table:table-cell>
          <table:table-cell office:value-type="float" office:value="6.8" calcext:value-type="float">
            <text:p>6.8</text:p>
          </table:table-cell>
          <table:table-cell office:value-type="float" office:value="4.22" calcext:value-type="float">
            <text:p>4.22</text:p>
          </table:table-cell>
          <table:table-cell office:value-type="float" office:value="1.611" calcext:value-type="float">
            <text:p>1.611</text:p>
          </table:table-cell>
          <table:table-cell office:value-type="float" office:value="39.3" calcext:value-type="float">
            <text:p>39.3</text:p>
          </table:table-cell>
          <table:table-cell table:formula="of:=[.F21]-[.K21]" office:value-type="float" office:value="0.00300000000000011" calcext:value-type="float">
            <text:p>0.00300000000000011</text:p>
          </table:table-cell>
          <table:table-cell table:formula="of:=[.M21]*[.N$2]+(1-[.N$2])*[.N20]" office:value-type="float" office:value="0.00488759788401454" calcext:value-type="float">
            <text:p>0.00488759788401454</text:p>
          </table:table-cell>
        </table:table-row>
        <table:table-row table:style-name="ro1">
          <table:table-cell office:value-type="float" office:value="45.001" calcext:value-type="float">
            <text:p>45.001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6.83" calcext:value-type="float">
            <text:p>6.83</text:p>
          </table:table-cell>
          <table:table-cell office:value-type="float" office:value="4.21" calcext:value-type="float">
            <text:p>4.21</text:p>
          </table:table-cell>
          <table:table-cell office:value-type="float" office:value="1.622" calcext:value-type="float">
            <text:p>1.622</text:p>
          </table:table-cell>
          <table:table-cell office:value-type="float" office:value="41.1" calcext:value-type="float">
            <text:p>41.1</text:p>
          </table:table-cell>
          <table:table-cell office:value-type="float" office:value="28.74" calcext:value-type="float">
            <text:p>28.74</text:p>
          </table:table-cell>
          <table:table-cell office:value-type="float" office:value="6.81" calcext:value-type="float">
            <text:p>6.81</text:p>
          </table:table-cell>
          <table:table-cell office:value-type="float" office:value="4.22" calcext:value-type="float">
            <text:p>4.22</text:p>
          </table:table-cell>
          <table:table-cell office:value-type="float" office:value="1.614" calcext:value-type="float">
            <text:p>1.614</text:p>
          </table:table-cell>
          <table:table-cell office:value-type="float" office:value="39.7" calcext:value-type="float">
            <text:p>39.7</text:p>
          </table:table-cell>
          <table:table-cell table:formula="of:=[.F22]-[.K22]" office:value-type="float" office:value="0.00800000000000001" calcext:value-type="float">
            <text:p>0.00800000000000001</text:p>
          </table:table-cell>
          <table:table-cell table:formula="of:=[.M22]*[.N$2]+(1-[.N$2])*[.N21]" office:value-type="float" office:value="0.00519883809561309" calcext:value-type="float">
            <text:p>0.00519883809561309</text:p>
          </table:table-cell>
        </table:table-row>
        <table:table-row table:style-name="ro1">
          <table:table-cell office:value-type="float" office:value="47.502" calcext:value-type="float">
            <text:p>47.5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6.83" calcext:value-type="float">
            <text:p>6.83</text:p>
          </table:table-cell>
          <table:table-cell office:value-type="float" office:value="4.21" calcext:value-type="float">
            <text:p>4.21</text:p>
          </table:table-cell>
          <table:table-cell office:value-type="float" office:value="1.622" calcext:value-type="float">
            <text:p>1.622</text:p>
          </table:table-cell>
          <table:table-cell office:value-type="float" office:value="41.1" calcext:value-type="float">
            <text:p>41.1</text:p>
          </table:table-cell>
          <table:table-cell office:value-type="float" office:value="28.75" calcext:value-type="float">
            <text:p>28.75</text:p>
          </table:table-cell>
          <table:table-cell office:value-type="float" office:value="6.83" calcext:value-type="float">
            <text:p>6.83</text:p>
          </table:table-cell>
          <table:table-cell office:value-type="float" office:value="4.21" calcext:value-type="float">
            <text:p>4.21</text:p>
          </table:table-cell>
          <table:table-cell office:value-type="float" office:value="1.622" calcext:value-type="float">
            <text:p>1.622</text:p>
          </table:table-cell>
          <table:table-cell office:value-type="float" office:value="41.1" calcext:value-type="float">
            <text:p>41.1</text:p>
          </table:table-cell>
          <table:table-cell table:formula="of:=[.F23]-[.K23]" office:value-type="float" office:value="0" calcext:value-type="float">
            <text:p>0</text:p>
          </table:table-cell>
          <table:table-cell table:formula="of:=[.M23]*[.N$2]+(1-[.N$2])*[.N22]" office:value-type="float" office:value="0.00467895428605178" calcext:value-type="float">
            <text:p>0.00467895428605178</text:p>
          </table:table-cell>
        </table:table-row>
        <table:table-row table:style-name="ro1">
          <table:table-cell office:value-type="float" office:value="50.001" calcext:value-type="float">
            <text:p>50.001</text:p>
          </table:table-cell>
          <table:table-cell office:value-type="string" calcext:value-type="string">
            <text:p>warmUp</text:p>
          </table:table-cell>
          <table:table-cell office:value-type="float" office:value="28.69" calcext:value-type="float">
            <text:p>28.69</text:p>
          </table:table-cell>
          <table:table-cell office:value-type="float" office:value="6.83" calcext:value-type="float">
            <text:p>6.83</text:p>
          </table:table-cell>
          <table:table-cell office:value-type="float" office:value="4.2" calcext:value-type="float">
            <text:p>4.2</text:p>
          </table:table-cell>
          <table:table-cell office:value-type="float" office:value="1.626" calcext:value-type="float">
            <text:p>1.626</text:p>
          </table:table-cell>
          <table:table-cell office:value-type="float" office:value="41.8" calcext:value-type="float">
            <text:p>41.8</text:p>
          </table:table-cell>
          <table:table-cell office:value-type="float" office:value="28.75" calcext:value-type="float">
            <text:p>28.75</text:p>
          </table:table-cell>
          <table:table-cell office:value-type="float" office:value="6.83" calcext:value-type="float">
            <text:p>6.83</text:p>
          </table:table-cell>
          <table:table-cell office:value-type="float" office:value="4.21" calcext:value-type="float">
            <text:p>4.21</text:p>
          </table:table-cell>
          <table:table-cell office:value-type="float" office:value="1.622" calcext:value-type="float">
            <text:p>1.622</text:p>
          </table:table-cell>
          <table:table-cell office:value-type="float" office:value="41.1" calcext:value-type="float">
            <text:p>41.1</text:p>
          </table:table-cell>
          <table:table-cell table:formula="of:=[.F24]-[.K24]" office:value-type="float" office:value="0.00399999999999978" calcext:value-type="float">
            <text:p>0.00399999999999978</text:p>
          </table:table-cell>
          <table:table-cell table:formula="of:=[.M24]*[.N$2]+(1-[.N$2])*[.N23]" office:value-type="float" office:value="0.00461105885744658" calcext:value-type="float">
            <text:p>0.00461105885744658</text:p>
          </table:table-cell>
        </table:table-row>
        <table:table-row table:style-name="ro1">
          <table:table-cell office:value-type="float" office:value="52.502" calcext:value-type="float">
            <text:p>52.5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6.84" calcext:value-type="float">
            <text:p>6.84</text:p>
          </table:table-cell>
          <table:table-cell office:value-type="float" office:value="4.2" calcext:value-type="float">
            <text:p>4.2</text:p>
          </table:table-cell>
          <table:table-cell office:value-type="float" office:value="1.629" calcext:value-type="float">
            <text:p>1.629</text:p>
          </table:table-cell>
          <table:table-cell office:value-type="float" office:value="42.2" calcext:value-type="float">
            <text:p>42.2</text:p>
          </table:table-cell>
          <table:table-cell office:value-type="float" office:value="28.69" calcext:value-type="float">
            <text:p>28.69</text:p>
          </table:table-cell>
          <table:table-cell office:value-type="float" office:value="6.83" calcext:value-type="float">
            <text:p>6.83</text:p>
          </table:table-cell>
          <table:table-cell office:value-type="float" office:value="4.2" calcext:value-type="float">
            <text:p>4.2</text:p>
          </table:table-cell>
          <table:table-cell office:value-type="float" office:value="1.626" calcext:value-type="float">
            <text:p>1.626</text:p>
          </table:table-cell>
          <table:table-cell office:value-type="float" office:value="41.8" calcext:value-type="float">
            <text:p>41.8</text:p>
          </table:table-cell>
          <table:table-cell table:formula="of:=[.F25]-[.K25]" office:value-type="float" office:value="0.00300000000000011" calcext:value-type="float">
            <text:p>0.00300000000000011</text:p>
          </table:table-cell>
          <table:table-cell table:formula="of:=[.M25]*[.N$2]+(1-[.N$2])*[.N24]" office:value-type="float" office:value="0.00444995297170193" calcext:value-type="float">
            <text:p>0.00444995297170193</text:p>
          </table:table-cell>
        </table:table-row>
        <table:table-row table:style-name="ro1">
          <table:table-cell office:value-type="float" office:value="55.002" calcext:value-type="float">
            <text:p>55.002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6.85" calcext:value-type="float">
            <text:p>6.85</text:p>
          </table:table-cell>
          <table:table-cell office:value-type="float" office:value="4.19" calcext:value-type="float">
            <text:p>4.19</text:p>
          </table:table-cell>
          <table:table-cell office:value-type="float" office:value="1.635" calcext:value-type="float">
            <text:p>1.635</text:p>
          </table:table-cell>
          <table:table-cell office:value-type="float" office:value="43.2" calcext:value-type="float">
            <text:p>43.2</text:p>
          </table:table-cell>
          <table:table-cell office:value-type="float" office:value="28.73" calcext:value-type="float">
            <text:p>28.73</text:p>
          </table:table-cell>
          <table:table-cell office:value-type="float" office:value="6.84" calcext:value-type="float">
            <text:p>6.84</text:p>
          </table:table-cell>
          <table:table-cell office:value-type="float" office:value="4.2" calcext:value-type="float">
            <text:p>4.2</text:p>
          </table:table-cell>
          <table:table-cell office:value-type="float" office:value="1.629" calcext:value-type="float">
            <text:p>1.629</text:p>
          </table:table-cell>
          <table:table-cell office:value-type="float" office:value="42.2" calcext:value-type="float">
            <text:p>42.2</text:p>
          </table:table-cell>
          <table:table-cell table:formula="of:=[.F26]-[.K26]" office:value-type="float" office:value="0.00600000000000001" calcext:value-type="float">
            <text:p>0.00600000000000001</text:p>
          </table:table-cell>
          <table:table-cell table:formula="of:=[.M26]*[.N$2]+(1-[.N$2])*[.N25]" office:value-type="float" office:value="0.00460495767453174" calcext:value-type="float">
            <text:p>0.00460495767453174</text:p>
          </table:table-cell>
        </table:table-row>
        <table:table-row table:style-name="ro1">
          <table:table-cell office:value-type="float" office:value="57.502" calcext:value-type="float">
            <text:p>57.5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6.87" calcext:value-type="float">
            <text:p>6.87</text:p>
          </table:table-cell>
          <table:table-cell office:value-type="float" office:value="4.19" calcext:value-type="float">
            <text:p>4.19</text:p>
          </table:table-cell>
          <table:table-cell office:value-type="float" office:value="1.64" calcext:value-type="float">
            <text:p>1.64</text:p>
          </table:table-cell>
          <table:table-cell office:value-type="float" office:value="44.1" calcext:value-type="float">
            <text:p>44.1</text:p>
          </table:table-cell>
          <table:table-cell office:value-type="float" office:value="28.7" calcext:value-type="float">
            <text:p>28.7</text:p>
          </table:table-cell>
          <table:table-cell office:value-type="float" office:value="6.85" calcext:value-type="float">
            <text:p>6.85</text:p>
          </table:table-cell>
          <table:table-cell office:value-type="float" office:value="4.19" calcext:value-type="float">
            <text:p>4.19</text:p>
          </table:table-cell>
          <table:table-cell office:value-type="float" office:value="1.635" calcext:value-type="float">
            <text:p>1.635</text:p>
          </table:table-cell>
          <table:table-cell office:value-type="float" office:value="43.2" calcext:value-type="float">
            <text:p>43.2</text:p>
          </table:table-cell>
          <table:table-cell table:formula="of:=[.F27]-[.K27]" office:value-type="float" office:value="0.00499999999999989" calcext:value-type="float">
            <text:p>0.00499999999999989</text:p>
          </table:table-cell>
          <table:table-cell table:formula="of:=[.M27]*[.N$2]+(1-[.N$2])*[.N26]" office:value-type="float" office:value="0.00464446190707856" calcext:value-type="float">
            <text:p>0.00464446190707856</text:p>
          </table:table-cell>
        </table:table-row>
        <table:table-row table:style-name="ro1">
          <table:table-cell office:value-type="float" office:value="60.001" calcext:value-type="float">
            <text:p>60.001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6.88" calcext:value-type="float">
            <text:p>6.88</text:p>
          </table:table-cell>
          <table:table-cell office:value-type="float" office:value="4.19" calcext:value-type="float">
            <text:p>4.19</text:p>
          </table:table-cell>
          <table:table-cell office:value-type="float" office:value="1.642" calcext:value-type="float">
            <text:p>1.642</text:p>
          </table:table-cell>
          <table:table-cell office:value-type="float" office:value="44.5" calcext:value-type="float">
            <text:p>44.5</text:p>
          </table:table-cell>
          <table:table-cell office:value-type="float" office:value="28.79" calcext:value-type="float">
            <text:p>28.79</text:p>
          </table:table-cell>
          <table:table-cell office:value-type="float" office:value="6.87" calcext:value-type="float">
            <text:p>6.87</text:p>
          </table:table-cell>
          <table:table-cell office:value-type="float" office:value="4.19" calcext:value-type="float">
            <text:p>4.19</text:p>
          </table:table-cell>
          <table:table-cell office:value-type="float" office:value="1.64" calcext:value-type="float">
            <text:p>1.64</text:p>
          </table:table-cell>
          <table:table-cell office:value-type="float" office:value="44.1" calcext:value-type="float">
            <text:p>44.1</text:p>
          </table:table-cell>
          <table:table-cell table:formula="of:=[.F28]-[.K28]" office:value-type="float" office:value="0.002" calcext:value-type="float">
            <text:p>0.002</text:p>
          </table:table-cell>
          <table:table-cell table:formula="of:=[.M28]*[.N$2]+(1-[.N$2])*[.N27]" office:value-type="float" office:value="0.0043800157163707" calcext:value-type="float">
            <text:p>0.0043800157163707</text:p>
          </table:table-cell>
        </table:table-row>
        <table:table-row table:style-name="ro1">
          <table:table-cell office:value-type="float" office:value="62.502" calcext:value-type="float">
            <text:p>6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6.88" calcext:value-type="float">
            <text:p>6.88</text:p>
          </table:table-cell>
          <table:table-cell office:value-type="float" office:value="4.18" calcext:value-type="float">
            <text:p>4.18</text:p>
          </table:table-cell>
          <table:table-cell office:value-type="float" office:value="1.646" calcext:value-type="float">
            <text:p>1.646</text:p>
          </table:table-cell>
          <table:table-cell office:value-type="float" office:value="45.1" calcext:value-type="float">
            <text:p>45.1</text:p>
          </table:table-cell>
          <table:table-cell office:value-type="float" office:value="28.83" calcext:value-type="float">
            <text:p>28.83</text:p>
          </table:table-cell>
          <table:table-cell office:value-type="float" office:value="6.88" calcext:value-type="float">
            <text:p>6.88</text:p>
          </table:table-cell>
          <table:table-cell office:value-type="float" office:value="4.19" calcext:value-type="float">
            <text:p>4.19</text:p>
          </table:table-cell>
          <table:table-cell office:value-type="float" office:value="1.642" calcext:value-type="float">
            <text:p>1.642</text:p>
          </table:table-cell>
          <table:table-cell office:value-type="float" office:value="44.5" calcext:value-type="float">
            <text:p>44.5</text:p>
          </table:table-cell>
          <table:table-cell table:formula="of:=[.F29]-[.K29]" office:value-type="float" office:value="0.004" calcext:value-type="float">
            <text:p>0.004</text:p>
          </table:table-cell>
          <table:table-cell table:formula="of:=[.M29]*[.N$2]+(1-[.N$2])*[.N28]" office:value-type="float" office:value="0.00434201414473363" calcext:value-type="float">
            <text:p>0.00434201414473363</text:p>
          </table:table-cell>
        </table:table-row>
        <table:table-row table:style-name="ro1">
          <table:table-cell office:value-type="float" office:value="65.001" calcext:value-type="float">
            <text:p>65.0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6.88" calcext:value-type="float">
            <text:p>6.88</text:p>
          </table:table-cell>
          <table:table-cell office:value-type="float" office:value="4.18" calcext:value-type="float">
            <text:p>4.18</text:p>
          </table:table-cell>
          <table:table-cell office:value-type="float" office:value="1.646" calcext:value-type="float">
            <text:p>1.646</text:p>
          </table:table-cell>
          <table:table-cell office:value-type="float" office:value="45.1" calcext:value-type="float">
            <text:p>45.1</text:p>
          </table:table-cell>
          <table:table-cell office:value-type="float" office:value="28.76" calcext:value-type="float">
            <text:p>28.76</text:p>
          </table:table-cell>
          <table:table-cell office:value-type="float" office:value="6.88" calcext:value-type="float">
            <text:p>6.88</text:p>
          </table:table-cell>
          <table:table-cell office:value-type="float" office:value="4.18" calcext:value-type="float">
            <text:p>4.18</text:p>
          </table:table-cell>
          <table:table-cell office:value-type="float" office:value="1.646" calcext:value-type="float">
            <text:p>1.646</text:p>
          </table:table-cell>
          <table:table-cell office:value-type="float" office:value="45.1" calcext:value-type="float">
            <text:p>45.1</text:p>
          </table:table-cell>
          <table:table-cell table:formula="of:=[.F30]-[.K30]" office:value-type="float" office:value="0" calcext:value-type="float">
            <text:p>0</text:p>
          </table:table-cell>
          <table:table-cell table:formula="of:=[.M30]*[.N$2]+(1-[.N$2])*[.N29]" office:value-type="float" office:value="0.00390781273026027" calcext:value-type="float">
            <text:p>0.00390781273026027</text:p>
          </table:table-cell>
        </table:table-row>
        <table:table-row table:style-name="ro1">
          <table:table-cell office:value-type="float" office:value="67.501" calcext:value-type="float">
            <text:p>67.501</text:p>
          </table:table-cell>
          <table:table-cell office:value-type="string" calcext:value-type="string">
            <text:p>warmUp</text:p>
          </table:table-cell>
          <table:table-cell office:value-type="float" office:value="28.69" calcext:value-type="float">
            <text:p>28.69</text:p>
          </table:table-cell>
          <table:table-cell office:value-type="float" office:value="6.88" calcext:value-type="float">
            <text:p>6.88</text:p>
          </table:table-cell>
          <table:table-cell office:value-type="float" office:value="4.17" calcext:value-type="float">
            <text:p>4.17</text:p>
          </table:table-cell>
          <table:table-cell office:value-type="float" office:value="1.65" calcext:value-type="float">
            <text:p>1.65</text:p>
          </table:table-cell>
          <table:table-cell office:value-type="float" office:value="45.8" calcext:value-type="float">
            <text:p>45.8</text:p>
          </table:table-cell>
          <table:table-cell office:value-type="float" office:value="28.76" calcext:value-type="float">
            <text:p>28.76</text:p>
          </table:table-cell>
          <table:table-cell office:value-type="float" office:value="6.88" calcext:value-type="float">
            <text:p>6.88</text:p>
          </table:table-cell>
          <table:table-cell office:value-type="float" office:value="4.18" calcext:value-type="float">
            <text:p>4.18</text:p>
          </table:table-cell>
          <table:table-cell office:value-type="float" office:value="1.646" calcext:value-type="float">
            <text:p>1.646</text:p>
          </table:table-cell>
          <table:table-cell office:value-type="float" office:value="45.1" calcext:value-type="float">
            <text:p>45.1</text:p>
          </table:table-cell>
          <table:table-cell table:formula="of:=[.F31]-[.K31]" office:value-type="float" office:value="0.004" calcext:value-type="float">
            <text:p>0.004</text:p>
          </table:table-cell>
          <table:table-cell table:formula="of:=[.M31]*[.N$2]+(1-[.N$2])*[.N30]" office:value-type="float" office:value="0.00391703145723424" calcext:value-type="float">
            <text:p>0.00391703145723424</text:p>
          </table:table-cell>
        </table:table-row>
        <table:table-row table:style-name="ro1">
          <table:table-cell office:value-type="float" office:value="70.002" calcext:value-type="float">
            <text:p>70.0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6.89" calcext:value-type="float">
            <text:p>6.89</text:p>
          </table:table-cell>
          <table:table-cell office:value-type="float" office:value="4.17" calcext:value-type="float">
            <text:p>4.17</text:p>
          </table:table-cell>
          <table:table-cell office:value-type="float" office:value="1.652" calcext:value-type="float">
            <text:p>1.652</text:p>
          </table:table-cell>
          <table:table-cell office:value-type="float" office:value="46.2" calcext:value-type="float">
            <text:p>46.2</text:p>
          </table:table-cell>
          <table:table-cell office:value-type="float" office:value="28.69" calcext:value-type="float">
            <text:p>28.69</text:p>
          </table:table-cell>
          <table:table-cell office:value-type="float" office:value="6.88" calcext:value-type="float">
            <text:p>6.88</text:p>
          </table:table-cell>
          <table:table-cell office:value-type="float" office:value="4.17" calcext:value-type="float">
            <text:p>4.17</text:p>
          </table:table-cell>
          <table:table-cell office:value-type="float" office:value="1.65" calcext:value-type="float">
            <text:p>1.65</text:p>
          </table:table-cell>
          <table:table-cell office:value-type="float" office:value="45.8" calcext:value-type="float">
            <text:p>45.8</text:p>
          </table:table-cell>
          <table:table-cell table:formula="of:=[.F32]-[.K32]" office:value-type="float" office:value="0.002" calcext:value-type="float">
            <text:p>0.002</text:p>
          </table:table-cell>
          <table:table-cell table:formula="of:=[.M32]*[.N$2]+(1-[.N$2])*[.N31]" office:value-type="float" office:value="0.00372532831151082" calcext:value-type="float">
            <text:p>0.00372532831151082</text:p>
          </table:table-cell>
        </table:table-row>
        <table:table-row table:style-name="ro1">
          <table:table-cell office:value-type="float" office:value="72.502" calcext:value-type="float">
            <text:p>72.502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6.91" calcext:value-type="float">
            <text:p>6.91</text:p>
          </table:table-cell>
          <table:table-cell office:value-type="float" office:value="4.17" calcext:value-type="float">
            <text:p>4.17</text:p>
          </table:table-cell>
          <table:table-cell office:value-type="float" office:value="1.657" calcext:value-type="float">
            <text:p>1.657</text:p>
          </table:table-cell>
          <table:table-cell office:value-type="float" office:value="47" calcext:value-type="float">
            <text:p>47</text:p>
          </table:table-cell>
          <table:table-cell office:value-type="float" office:value="28.73" calcext:value-type="float">
            <text:p>28.73</text:p>
          </table:table-cell>
          <table:table-cell office:value-type="float" office:value="6.89" calcext:value-type="float">
            <text:p>6.89</text:p>
          </table:table-cell>
          <table:table-cell office:value-type="float" office:value="4.17" calcext:value-type="float">
            <text:p>4.17</text:p>
          </table:table-cell>
          <table:table-cell office:value-type="float" office:value="1.652" calcext:value-type="float">
            <text:p>1.652</text:p>
          </table:table-cell>
          <table:table-cell office:value-type="float" office:value="46.2" calcext:value-type="float">
            <text:p>46.2</text:p>
          </table:table-cell>
          <table:table-cell table:formula="of:=[.F33]-[.K33]" office:value-type="float" office:value="0.00500000000000012" calcext:value-type="float">
            <text:p>0.00500000000000012</text:p>
          </table:table-cell>
          <table:table-cell table:formula="of:=[.M33]*[.N$2]+(1-[.N$2])*[.N32]" office:value-type="float" office:value="0.00385279548035975" calcext:value-type="float">
            <text:p>0.00385279548035975</text:p>
          </table:table-cell>
        </table:table-row>
        <table:table-row table:style-name="ro1">
          <table:table-cell office:value-type="float" office:value="75.002" calcext:value-type="float">
            <text:p>75.0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6.92" calcext:value-type="float">
            <text:p>6.92</text:p>
          </table:table-cell>
          <table:table-cell office:value-type="float" office:value="4.17" calcext:value-type="float">
            <text:p>4.17</text:p>
          </table:table-cell>
          <table:table-cell office:value-type="float" office:value="1.659" calcext:value-type="float">
            <text:p>1.659</text:p>
          </table:table-cell>
          <table:table-cell office:value-type="float" office:value="47.4" calcext:value-type="float">
            <text:p>47.4</text:p>
          </table:table-cell>
          <table:table-cell office:value-type="float" office:value="28.81" calcext:value-type="float">
            <text:p>28.81</text:p>
          </table:table-cell>
          <table:table-cell office:value-type="float" office:value="6.91" calcext:value-type="float">
            <text:p>6.91</text:p>
          </table:table-cell>
          <table:table-cell office:value-type="float" office:value="4.17" calcext:value-type="float">
            <text:p>4.17</text:p>
          </table:table-cell>
          <table:table-cell office:value-type="float" office:value="1.657" calcext:value-type="float">
            <text:p>1.657</text:p>
          </table:table-cell>
          <table:table-cell office:value-type="float" office:value="47" calcext:value-type="float">
            <text:p>47</text:p>
          </table:table-cell>
          <table:table-cell table:formula="of:=[.F34]-[.K34]" office:value-type="float" office:value="0.002" calcext:value-type="float">
            <text:p>0.002</text:p>
          </table:table-cell>
          <table:table-cell table:formula="of:=[.M34]*[.N$2]+(1-[.N$2])*[.N33]" office:value-type="float" office:value="0.00366751593232377" calcext:value-type="float">
            <text:p>0.00366751593232377</text:p>
          </table:table-cell>
        </table:table-row>
        <table:table-row table:style-name="ro1">
          <table:table-cell office:value-type="float" office:value="77.502" calcext:value-type="float">
            <text:p>77.5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6.92" calcext:value-type="float">
            <text:p>6.92</text:p>
          </table:table-cell>
          <table:table-cell office:value-type="float" office:value="4.16" calcext:value-type="float">
            <text:p>4.16</text:p>
          </table:table-cell>
          <table:table-cell office:value-type="float" office:value="1.663" calcext:value-type="float">
            <text:p>1.663</text:p>
          </table:table-cell>
          <table:table-cell office:value-type="float" office:value="48.1" calcext:value-type="float">
            <text:p>48.1</text:p>
          </table:table-cell>
          <table:table-cell office:value-type="float" office:value="28.86" calcext:value-type="float">
            <text:p>28.86</text:p>
          </table:table-cell>
          <table:table-cell office:value-type="float" office:value="6.92" calcext:value-type="float">
            <text:p>6.92</text:p>
          </table:table-cell>
          <table:table-cell office:value-type="float" office:value="4.17" calcext:value-type="float">
            <text:p>4.17</text:p>
          </table:table-cell>
          <table:table-cell office:value-type="float" office:value="1.659" calcext:value-type="float">
            <text:p>1.659</text:p>
          </table:table-cell>
          <table:table-cell office:value-type="float" office:value="47.4" calcext:value-type="float">
            <text:p>47.4</text:p>
          </table:table-cell>
          <table:table-cell table:formula="of:=[.F35]-[.K35]" office:value-type="float" office:value="0.004" calcext:value-type="float">
            <text:p>0.004</text:p>
          </table:table-cell>
          <table:table-cell table:formula="of:=[.M35]*[.N$2]+(1-[.N$2])*[.N34]" office:value-type="float" office:value="0.0037007643390914" calcext:value-type="float">
            <text:p>0.0037007643390914</text:p>
          </table:table-cell>
        </table:table-row>
        <table:table-row table:style-name="ro1">
          <table:table-cell office:value-type="float" office:value="80.001" calcext:value-type="float">
            <text:p>80.001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6.92" calcext:value-type="float">
            <text:p>6.92</text:p>
          </table:table-cell>
          <table:table-cell office:value-type="float" office:value="4.15" calcext:value-type="float">
            <text:p>4.15</text:p>
          </table:table-cell>
          <table:table-cell office:value-type="float" office:value="1.667" calcext:value-type="float">
            <text:p>1.667</text:p>
          </table:table-cell>
          <table:table-cell office:value-type="float" office:value="48.8" calcext:value-type="float">
            <text:p>48.8</text:p>
          </table:table-cell>
          <table:table-cell office:value-type="float" office:value="28.79" calcext:value-type="float">
            <text:p>28.79</text:p>
          </table:table-cell>
          <table:table-cell office:value-type="float" office:value="6.92" calcext:value-type="float">
            <text:p>6.92</text:p>
          </table:table-cell>
          <table:table-cell office:value-type="float" office:value="4.16" calcext:value-type="float">
            <text:p>4.16</text:p>
          </table:table-cell>
          <table:table-cell office:value-type="float" office:value="1.663" calcext:value-type="float">
            <text:p>1.663</text:p>
          </table:table-cell>
          <table:table-cell office:value-type="float" office:value="48.1" calcext:value-type="float">
            <text:p>48.1</text:p>
          </table:table-cell>
          <table:table-cell table:formula="of:=[.F36]-[.K36]" office:value-type="float" office:value="0.004" calcext:value-type="float">
            <text:p>0.004</text:p>
          </table:table-cell>
          <table:table-cell table:formula="of:=[.M36]*[.N$2]+(1-[.N$2])*[.N35]" office:value-type="float" office:value="0.00373068790518226" calcext:value-type="float">
            <text:p>0.00373068790518226</text:p>
          </table:table-cell>
        </table:table-row>
        <table:table-row table:style-name="ro1">
          <table:table-cell office:value-type="float" office:value="82.502" calcext:value-type="float">
            <text:p>8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float" office:value="1.672" calcext:value-type="float">
            <text:p>1.672</text:p>
          </table:table-cell>
          <table:table-cell office:value-type="float" office:value="49.6" calcext:value-type="float">
            <text:p>49.6</text:p>
          </table:table-cell>
          <table:table-cell office:value-type="float" office:value="28.72" calcext:value-type="float">
            <text:p>28.72</text:p>
          </table:table-cell>
          <table:table-cell office:value-type="float" office:value="6.92" calcext:value-type="float">
            <text:p>6.92</text:p>
          </table:table-cell>
          <table:table-cell office:value-type="float" office:value="4.15" calcext:value-type="float">
            <text:p>4.15</text:p>
          </table:table-cell>
          <table:table-cell office:value-type="float" office:value="1.667" calcext:value-type="float">
            <text:p>1.667</text:p>
          </table:table-cell>
          <table:table-cell office:value-type="float" office:value="48.8" calcext:value-type="float">
            <text:p>48.8</text:p>
          </table:table-cell>
          <table:table-cell table:formula="of:=[.F37]-[.K37]" office:value-type="float" office:value="0.00499999999999989" calcext:value-type="float">
            <text:p>0.00499999999999989</text:p>
          </table:table-cell>
          <table:table-cell table:formula="of:=[.M37]*[.N$2]+(1-[.N$2])*[.N36]" office:value-type="float" office:value="0.00385761911466402" calcext:value-type="float">
            <text:p>0.00385761911466402</text:p>
          </table:table-cell>
        </table:table-row>
        <table:table-row table:style-name="ro1">
          <table:table-cell office:value-type="float" office:value="85.002" calcext:value-type="float">
            <text:p>8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6.95" calcext:value-type="float">
            <text:p>6.95</text:p>
          </table:table-cell>
          <table:table-cell office:value-type="float" office:value="4.15" calcext:value-type="float">
            <text:p>4.15</text:p>
          </table:table-cell>
          <table:table-cell office:value-type="float" office:value="1.675" calcext:value-type="float">
            <text:p>1.675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float" office:value="1.672" calcext:value-type="float">
            <text:p>1.672</text:p>
          </table:table-cell>
          <table:table-cell office:value-type="float" office:value="49.6" calcext:value-type="float">
            <text:p>49.6</text:p>
          </table:table-cell>
          <table:table-cell table:formula="of:=[.F38]-[.K38]" office:value-type="float" office:value="0.00300000000000011" calcext:value-type="float">
            <text:p>0.00300000000000011</text:p>
          </table:table-cell>
          <table:table-cell table:formula="of:=[.M38]*[.N$2]+(1-[.N$2])*[.N37]" office:value-type="float" office:value="0.00377185720319763" calcext:value-type="float">
            <text:p>0.00377185720319763</text:p>
          </table:table-cell>
        </table:table-row>
        <table:table-row table:style-name="ro1">
          <table:table-cell office:value-type="float" office:value="87.502" calcext:value-type="float">
            <text:p>8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6.95" calcext:value-type="float">
            <text:p>6.95</text:p>
          </table:table-cell>
          <table:table-cell office:value-type="float" office:value="4.15" calcext:value-type="float">
            <text:p>4.15</text:p>
          </table:table-cell>
          <table:table-cell office:value-type="float" office:value="1.675" calcext:value-type="float">
            <text:p>1.675</text:p>
          </table:table-cell>
          <table:table-cell office:value-type="float" office:value="50" calcext:value-type="float">
            <text:p>50</text:p>
          </table:table-cell>
          <table:table-cell office:value-type="float" office:value="28.84" calcext:value-type="float">
            <text:p>28.84</text:p>
          </table:table-cell>
          <table:table-cell office:value-type="float" office:value="6.95" calcext:value-type="float">
            <text:p>6.95</text:p>
          </table:table-cell>
          <table:table-cell office:value-type="float" office:value="4.15" calcext:value-type="float">
            <text:p>4.15</text:p>
          </table:table-cell>
          <table:table-cell office:value-type="float" office:value="1.675" calcext:value-type="float">
            <text:p>1.675</text:p>
          </table:table-cell>
          <table:table-cell office:value-type="float" office:value="50" calcext:value-type="float">
            <text:p>50</text:p>
          </table:table-cell>
          <table:table-cell table:formula="of:=[.F39]-[.K39]" office:value-type="float" office:value="0" calcext:value-type="float">
            <text:p>0</text:p>
          </table:table-cell>
          <table:table-cell table:formula="of:=[.M39]*[.N$2]+(1-[.N$2])*[.N38]" office:value-type="float" office:value="0.00339467148287787" calcext:value-type="float">
            <text:p>0.00339467148287787</text:p>
          </table:table-cell>
        </table:table-row>
        <table:table-row table:style-name="ro1">
          <table:table-cell office:value-type="float" office:value="90.002" calcext:value-type="float">
            <text:p>90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6.95" calcext:value-type="float">
            <text:p>6.95</text:p>
          </table:table-cell>
          <table:table-cell office:value-type="float" office:value="4.14" calcext:value-type="float">
            <text:p>4.14</text:p>
          </table:table-cell>
          <table:table-cell office:value-type="float" office:value="1.679" calcext:value-type="float">
            <text:p>1.679</text:p>
          </table:table-cell>
          <table:table-cell office:value-type="float" office:value="50.7" calcext:value-type="float">
            <text:p>50.7</text:p>
          </table:table-cell>
          <table:table-cell office:value-type="float" office:value="28.84" calcext:value-type="float">
            <text:p>28.84</text:p>
          </table:table-cell>
          <table:table-cell office:value-type="float" office:value="6.95" calcext:value-type="float">
            <text:p>6.95</text:p>
          </table:table-cell>
          <table:table-cell office:value-type="float" office:value="4.15" calcext:value-type="float">
            <text:p>4.15</text:p>
          </table:table-cell>
          <table:table-cell office:value-type="float" office:value="1.675" calcext:value-type="float">
            <text:p>1.675</text:p>
          </table:table-cell>
          <table:table-cell office:value-type="float" office:value="50" calcext:value-type="float">
            <text:p>50</text:p>
          </table:table-cell>
          <table:table-cell table:formula="of:=[.F40]-[.K40]" office:value-type="float" office:value="0.004" calcext:value-type="float">
            <text:p>0.004</text:p>
          </table:table-cell>
          <table:table-cell table:formula="of:=[.M40]*[.N$2]+(1-[.N$2])*[.N39]" office:value-type="float" office:value="0.00345520433459008" calcext:value-type="float">
            <text:p>0.00345520433459008</text:p>
          </table:table-cell>
        </table:table-row>
        <table:table-row table:style-name="ro1">
          <table:table-cell office:value-type="float" office:value="92.502" calcext:value-type="float">
            <text:p>92.502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6.96" calcext:value-type="float">
            <text:p>6.96</text:p>
          </table:table-cell>
          <table:table-cell office:value-type="float" office:value="4.14" calcext:value-type="float">
            <text:p>4.14</text:p>
          </table:table-cell>
          <table:table-cell office:value-type="float" office:value="1.681" calcext:value-type="float">
            <text:p>1.681</text:p>
          </table:table-cell>
          <table:table-cell office:value-type="float" office:value="51.1" calcext:value-type="float">
            <text:p>51.1</text:p>
          </table:table-cell>
          <table:table-cell office:value-type="float" office:value="28.77" calcext:value-type="float">
            <text:p>28.77</text:p>
          </table:table-cell>
          <table:table-cell office:value-type="float" office:value="6.95" calcext:value-type="float">
            <text:p>6.95</text:p>
          </table:table-cell>
          <table:table-cell office:value-type="float" office:value="4.14" calcext:value-type="float">
            <text:p>4.14</text:p>
          </table:table-cell>
          <table:table-cell office:value-type="float" office:value="1.679" calcext:value-type="float">
            <text:p>1.679</text:p>
          </table:table-cell>
          <table:table-cell office:value-type="float" office:value="50.7" calcext:value-type="float">
            <text:p>50.7</text:p>
          </table:table-cell>
          <table:table-cell table:formula="of:=[.F41]-[.K41]" office:value-type="float" office:value="0.002" calcext:value-type="float">
            <text:p>0.002</text:p>
          </table:table-cell>
          <table:table-cell table:formula="of:=[.M41]*[.N$2]+(1-[.N$2])*[.N40]" office:value-type="float" office:value="0.00330968390113107" calcext:value-type="float">
            <text:p>0.00330968390113107</text:p>
          </table:table-cell>
        </table:table-row>
        <table:table-row table:style-name="ro1">
          <table:table-cell office:value-type="float" office:value="95.001" calcext:value-type="float">
            <text:p>95.001</text:p>
          </table:table-cell>
          <table:table-cell office:value-type="string" calcext:value-type="string">
            <text:p>warmUp</text:p>
          </table:table-cell>
          <table:table-cell office:value-type="float" office:value="28.74" calcext:value-type="float">
            <text:p>28.74</text:p>
          </table:table-cell>
          <table:table-cell office:value-type="float" office:value="6.96" calcext:value-type="float">
            <text:p>6.96</text:p>
          </table:table-cell>
          <table:table-cell office:value-type="float" office:value="4.13" calcext:value-type="float">
            <text:p>4.13</text:p>
          </table:table-cell>
          <table:table-cell office:value-type="float" office:value="1.685" calcext:value-type="float">
            <text:p>1.685</text:p>
          </table:table-cell>
          <table:table-cell office:value-type="float" office:value="51.8" calcext:value-type="float">
            <text:p>51.8</text:p>
          </table:table-cell>
          <table:table-cell office:value-type="float" office:value="28.81" calcext:value-type="float">
            <text:p>28.81</text:p>
          </table:table-cell>
          <table:table-cell office:value-type="float" office:value="6.96" calcext:value-type="float">
            <text:p>6.96</text:p>
          </table:table-cell>
          <table:table-cell office:value-type="float" office:value="4.14" calcext:value-type="float">
            <text:p>4.14</text:p>
          </table:table-cell>
          <table:table-cell office:value-type="float" office:value="1.681" calcext:value-type="float">
            <text:p>1.681</text:p>
          </table:table-cell>
          <table:table-cell office:value-type="float" office:value="51.1" calcext:value-type="float">
            <text:p>51.1</text:p>
          </table:table-cell>
          <table:table-cell table:formula="of:=[.F42]-[.K42]" office:value-type="float" office:value="0.004" calcext:value-type="float">
            <text:p>0.004</text:p>
          </table:table-cell>
          <table:table-cell table:formula="of:=[.M42]*[.N$2]+(1-[.N$2])*[.N41]" office:value-type="float" office:value="0.00337871551101797" calcext:value-type="float">
            <text:p>0.00337871551101797</text:p>
          </table:table-cell>
        </table:table-row>
        <table:table-row table:style-name="ro1">
          <table:table-cell office:value-type="float" office:value="97.502" calcext:value-type="float">
            <text:p>97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6.97" calcext:value-type="float">
            <text:p>6.97</text:p>
          </table:table-cell>
          <table:table-cell office:value-type="float" office:value="4.12" calcext:value-type="float">
            <text:p>4.12</text:p>
          </table:table-cell>
          <table:table-cell office:value-type="float" office:value="1.692" calcext:value-type="float">
            <text:p>1.692</text:p>
          </table:table-cell>
          <table:table-cell office:value-type="float" office:value="52.9" calcext:value-type="float">
            <text:p>52.9</text:p>
          </table:table-cell>
          <table:table-cell office:value-type="float" office:value="28.74" calcext:value-type="float">
            <text:p>28.74</text:p>
          </table:table-cell>
          <table:table-cell office:value-type="float" office:value="6.96" calcext:value-type="float">
            <text:p>6.96</text:p>
          </table:table-cell>
          <table:table-cell office:value-type="float" office:value="4.13" calcext:value-type="float">
            <text:p>4.13</text:p>
          </table:table-cell>
          <table:table-cell office:value-type="float" office:value="1.685" calcext:value-type="float">
            <text:p>1.685</text:p>
          </table:table-cell>
          <table:table-cell office:value-type="float" office:value="51.8" calcext:value-type="float">
            <text:p>51.8</text:p>
          </table:table-cell>
          <table:table-cell table:formula="of:=[.F43]-[.K43]" office:value-type="float" office:value="0.0069999999999999" calcext:value-type="float">
            <text:p>0.0069999999999999</text:p>
          </table:table-cell>
          <table:table-cell table:formula="of:=[.M43]*[.N$2]+(1-[.N$2])*[.N42]" office:value-type="float" office:value="0.00374084395991616" calcext:value-type="float">
            <text:p>0.00374084395991616</text:p>
          </table:table-cell>
        </table:table-row>
        <table:table-row table:style-name="ro1">
          <table:table-cell office:value-type="float" office:value="100.001" calcext:value-type="float">
            <text:p>100.001</text:p>
          </table:table-cell>
          <table:table-cell office:value-type="string" calcext:value-type="string">
            <text:p>warmUp</text:p>
          </table:table-cell>
          <table:table-cell office:value-type="float" office:value="28.52" calcext:value-type="float">
            <text:p>28.52</text:p>
          </table:table-cell>
          <table:table-cell office:value-type="float" office:value="6.99" calcext:value-type="float">
            <text:p>6.99</text:p>
          </table:table-cell>
          <table:table-cell office:value-type="float" office:value="4.08" calcext:value-type="float">
            <text:p>4.08</text:p>
          </table:table-cell>
          <table:table-cell office:value-type="float" office:value="1.713" calcext:value-type="float">
            <text:p>1.713</text:p>
          </table:table-cell>
          <table:table-cell office:value-type="float" office:value="56.6" calcext:value-type="float">
            <text:p>56.6</text:p>
          </table:table-cell>
          <table:table-cell office:value-type="float" office:value="28.72" calcext:value-type="float">
            <text:p>28.72</text:p>
          </table:table-cell>
          <table:table-cell office:value-type="float" office:value="6.97" calcext:value-type="float">
            <text:p>6.97</text:p>
          </table:table-cell>
          <table:table-cell office:value-type="float" office:value="4.12" calcext:value-type="float">
            <text:p>4.12</text:p>
          </table:table-cell>
          <table:table-cell office:value-type="float" office:value="1.692" calcext:value-type="float">
            <text:p>1.692</text:p>
          </table:table-cell>
          <table:table-cell office:value-type="float" office:value="52.9" calcext:value-type="float">
            <text:p>52.9</text:p>
          </table:table-cell>
          <table:table-cell table:formula="of:=[.F44]-[.K44]" office:value-type="float" office:value="0.0210000000000001" calcext:value-type="float">
            <text:p>0.0210000000000001</text:p>
          </table:table-cell>
          <table:table-cell table:formula="of:=[.M44]*[.N$2]+(1-[.N$2])*[.N43]" office:value-type="float" office:value="0.00546675956392456" calcext:value-type="float">
            <text:p>0.00546675956392456</text:p>
          </table:table-cell>
        </table:table-row>
        <table:table-row table:style-name="ro1">
          <table:table-cell office:value-type="float" office:value="102.502" calcext:value-type="float">
            <text:p>102.502</text:p>
          </table:table-cell>
          <table:table-cell office:value-type="string" calcext:value-type="string">
            <text:p>warmUp</text:p>
          </table:table-cell>
          <table:table-cell office:value-type="float" office:value="28.71" calcext:value-type="float">
            <text:p>28.71</text:p>
          </table:table-cell>
          <table:table-cell office:value-type="float" office:value="7.02" calcext:value-type="float">
            <text:p>7.02</text:p>
          </table:table-cell>
          <table:table-cell office:value-type="float" office:value="4.09" calcext:value-type="float">
            <text:p>4.09</text:p>
          </table:table-cell>
          <table:table-cell office:value-type="float" office:value="1.716" calcext:value-type="float">
            <text:p>1.716</text:p>
          </table:table-cell>
          <table:table-cell office:value-type="float" office:value="57.1" calcext:value-type="float">
            <text:p>57.1</text:p>
          </table:table-cell>
          <table:table-cell office:value-type="float" office:value="28.52" calcext:value-type="float">
            <text:p>28.52</text:p>
          </table:table-cell>
          <table:table-cell office:value-type="float" office:value="6.99" calcext:value-type="float">
            <text:p>6.99</text:p>
          </table:table-cell>
          <table:table-cell office:value-type="float" office:value="4.08" calcext:value-type="float">
            <text:p>4.08</text:p>
          </table:table-cell>
          <table:table-cell office:value-type="float" office:value="1.713" calcext:value-type="float">
            <text:p>1.713</text:p>
          </table:table-cell>
          <table:table-cell office:value-type="float" office:value="56.6" calcext:value-type="float">
            <text:p>56.6</text:p>
          </table:table-cell>
          <table:table-cell table:formula="of:=[.F45]-[.K45]" office:value-type="float" office:value="0.00299999999999989" calcext:value-type="float">
            <text:p>0.00299999999999989</text:p>
          </table:table-cell>
          <table:table-cell table:formula="of:=[.M45]*[.N$2]+(1-[.N$2])*[.N44]" office:value-type="float" office:value="0.00522008360753209" calcext:value-type="float">
            <text:p>0.00522008360753209</text:p>
          </table:table-cell>
        </table:table-row>
        <table:table-row table:style-name="ro1">
          <table:table-cell office:value-type="float" office:value="105.002" calcext:value-type="float">
            <text:p>105.002</text:p>
          </table:table-cell>
          <table:table-cell office:value-type="string" calcext:value-type="string">
            <text:p>warmUp</text:p>
          </table:table-cell>
          <table:table-cell office:value-type="float" office:value="28.93" calcext:value-type="float">
            <text:p>28.93</text:p>
          </table:table-cell>
          <table:table-cell office:value-type="float" office:value="7.04" calcext:value-type="float">
            <text:p>7.04</text:p>
          </table:table-cell>
          <table:table-cell office:value-type="float" office:value="4.11" calcext:value-type="float">
            <text:p>4.11</text:p>
          </table:table-cell>
          <table:table-cell office:value-type="float" office:value="1.713" calcext:value-type="float">
            <text:p>1.713</text:p>
          </table:table-cell>
          <table:table-cell office:value-type="float" office:value="56.5" calcext:value-type="float">
            <text:p>56.5</text:p>
          </table:table-cell>
          <table:table-cell office:value-type="float" office:value="28.71" calcext:value-type="float">
            <text:p>28.71</text:p>
          </table:table-cell>
          <table:table-cell office:value-type="float" office:value="7.02" calcext:value-type="float">
            <text:p>7.02</text:p>
          </table:table-cell>
          <table:table-cell office:value-type="float" office:value="4.09" calcext:value-type="float">
            <text:p>4.09</text:p>
          </table:table-cell>
          <table:table-cell office:value-type="float" office:value="1.716" calcext:value-type="float">
            <text:p>1.716</text:p>
          </table:table-cell>
          <table:table-cell office:value-type="float" office:value="57.1" calcext:value-type="float">
            <text:p>57.1</text:p>
          </table:table-cell>
          <table:table-cell table:formula="of:=[.F46]-[.K46]" office:value-type="float" office:value="-0.00299999999999989" calcext:value-type="float">
            <text:p>-0.00299999999999989</text:p>
          </table:table-cell>
          <table:table-cell table:formula="of:=[.M46]*[.N$2]+(1-[.N$2])*[.N45]" office:value-type="float" office:value="0.00439807524677889" calcext:value-type="float">
            <text:p>0.00439807524677889</text:p>
          </table:table-cell>
        </table:table-row>
        <table:table-row table:style-name="ro1">
          <table:table-cell office:value-type="float" office:value="107.502" calcext:value-type="float">
            <text:p>107.5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03" calcext:value-type="float">
            <text:p>7.03</text:p>
          </table:table-cell>
          <table:table-cell office:value-type="float" office:value="4.09" calcext:value-type="float">
            <text:p>4.09</text:p>
          </table:table-cell>
          <table:table-cell office:value-type="float" office:value="1.719" calcext:value-type="float">
            <text:p>1.719</text:p>
          </table:table-cell>
          <table:table-cell office:value-type="float" office:value="57.5" calcext:value-type="float">
            <text:p>57.5</text:p>
          </table:table-cell>
          <table:table-cell office:value-type="float" office:value="28.93" calcext:value-type="float">
            <text:p>28.93</text:p>
          </table:table-cell>
          <table:table-cell office:value-type="float" office:value="7.04" calcext:value-type="float">
            <text:p>7.04</text:p>
          </table:table-cell>
          <table:table-cell office:value-type="float" office:value="4.11" calcext:value-type="float">
            <text:p>4.11</text:p>
          </table:table-cell>
          <table:table-cell office:value-type="float" office:value="1.713" calcext:value-type="float">
            <text:p>1.713</text:p>
          </table:table-cell>
          <table:table-cell office:value-type="float" office:value="56.5" calcext:value-type="float">
            <text:p>56.5</text:p>
          </table:table-cell>
          <table:table-cell table:formula="of:=[.F47]-[.K47]" office:value-type="float" office:value="0.00600000000000001" calcext:value-type="float">
            <text:p>0.00600000000000001</text:p>
          </table:table-cell>
          <table:table-cell table:formula="of:=[.M47]*[.N$2]+(1-[.N$2])*[.N46]" office:value-type="float" office:value="0.004558267722101" calcext:value-type="float">
            <text:p>0.004558267722101</text:p>
          </table:table-cell>
        </table:table-row>
        <table:table-row table:style-name="ro1">
          <table:table-cell office:value-type="float" office:value="110.001" calcext:value-type="float">
            <text:p>110.001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04" calcext:value-type="float">
            <text:p>7.04</text:p>
          </table:table-cell>
          <table:table-cell office:value-type="float" office:value="4.09" calcext:value-type="float">
            <text:p>4.09</text:p>
          </table:table-cell>
          <table:table-cell office:value-type="float" office:value="1.721" calcext:value-type="float">
            <text:p>1.721</text:p>
          </table:table-cell>
          <table:table-cell office:value-type="float" office:value="57.9" calcext:value-type="float">
            <text:p>57.9</text:p>
          </table:table-cell>
          <table:table-cell office:value-type="float" office:value="28.75" calcext:value-type="float">
            <text:p>28.75</text:p>
          </table:table-cell>
          <table:table-cell office:value-type="float" office:value="7.03" calcext:value-type="float">
            <text:p>7.03</text:p>
          </table:table-cell>
          <table:table-cell office:value-type="float" office:value="4.09" calcext:value-type="float">
            <text:p>4.09</text:p>
          </table:table-cell>
          <table:table-cell office:value-type="float" office:value="1.719" calcext:value-type="float">
            <text:p>1.719</text:p>
          </table:table-cell>
          <table:table-cell office:value-type="float" office:value="57.5" calcext:value-type="float">
            <text:p>57.5</text:p>
          </table:table-cell>
          <table:table-cell table:formula="of:=[.F48]-[.K48]" office:value-type="float" office:value="0.002" calcext:value-type="float">
            <text:p>0.002</text:p>
          </table:table-cell>
          <table:table-cell table:formula="of:=[.M48]*[.N$2]+(1-[.N$2])*[.N47]" office:value-type="float" office:value="0.00430244094989091" calcext:value-type="float">
            <text:p>0.00430244094989091</text:p>
          </table:table-cell>
        </table:table-row>
        <table:table-row table:style-name="ro1">
          <table:table-cell office:value-type="float" office:value="112.502" calcext:value-type="float">
            <text:p>112.5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04" calcext:value-type="float">
            <text:p>7.04</text:p>
          </table:table-cell>
          <table:table-cell office:value-type="float" office:value="4.09" calcext:value-type="float">
            <text:p>4.09</text:p>
          </table:table-cell>
          <table:table-cell office:value-type="float" office:value="1.721" calcext:value-type="float">
            <text:p>1.721</text:p>
          </table:table-cell>
          <table:table-cell office:value-type="float" office:value="57.9" calcext:value-type="float">
            <text:p>57.9</text:p>
          </table:table-cell>
          <table:table-cell office:value-type="float" office:value="28.79" calcext:value-type="float">
            <text:p>28.79</text:p>
          </table:table-cell>
          <table:table-cell office:value-type="float" office:value="7.04" calcext:value-type="float">
            <text:p>7.04</text:p>
          </table:table-cell>
          <table:table-cell office:value-type="float" office:value="4.09" calcext:value-type="float">
            <text:p>4.09</text:p>
          </table:table-cell>
          <table:table-cell office:value-type="float" office:value="1.721" calcext:value-type="float">
            <text:p>1.721</text:p>
          </table:table-cell>
          <table:table-cell office:value-type="float" office:value="57.9" calcext:value-type="float">
            <text:p>57.9</text:p>
          </table:table-cell>
          <table:table-cell table:formula="of:=[.F49]-[.K49]" office:value-type="float" office:value="0" calcext:value-type="float">
            <text:p>0</text:p>
          </table:table-cell>
          <table:table-cell table:formula="of:=[.M49]*[.N$2]+(1-[.N$2])*[.N48]" office:value-type="float" office:value="0.00387219685490181" calcext:value-type="float">
            <text:p>0.00387219685490181</text:p>
          </table:table-cell>
        </table:table-row>
        <table:table-row table:style-name="ro1">
          <table:table-cell office:value-type="float" office:value="115.001" calcext:value-type="float">
            <text:p>115.001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04" calcext:value-type="float">
            <text:p>7.04</text:p>
          </table:table-cell>
          <table:table-cell office:value-type="float" office:value="4.08" calcext:value-type="float">
            <text:p>4.08</text:p>
          </table:table-cell>
          <table:table-cell office:value-type="float" office:value="1.725" calcext:value-type="float">
            <text:p>1.725</text:p>
          </table:table-cell>
          <table:table-cell office:value-type="float" office:value="58.6" calcext:value-type="float">
            <text:p>58.6</text:p>
          </table:table-cell>
          <table:table-cell office:value-type="float" office:value="28.79" calcext:value-type="float">
            <text:p>28.79</text:p>
          </table:table-cell>
          <table:table-cell office:value-type="float" office:value="7.04" calcext:value-type="float">
            <text:p>7.04</text:p>
          </table:table-cell>
          <table:table-cell office:value-type="float" office:value="4.09" calcext:value-type="float">
            <text:p>4.09</text:p>
          </table:table-cell>
          <table:table-cell office:value-type="float" office:value="1.721" calcext:value-type="float">
            <text:p>1.721</text:p>
          </table:table-cell>
          <table:table-cell office:value-type="float" office:value="57.9" calcext:value-type="float">
            <text:p>57.9</text:p>
          </table:table-cell>
          <table:table-cell table:formula="of:=[.F50]-[.K50]" office:value-type="float" office:value="0.004" calcext:value-type="float">
            <text:p>0.004</text:p>
          </table:table-cell>
          <table:table-cell table:formula="of:=[.M50]*[.N$2]+(1-[.N$2])*[.N49]" office:value-type="float" office:value="0.00388497716941163" calcext:value-type="float">
            <text:p>0.00388497716941163</text:p>
          </table:table-cell>
        </table:table-row>
        <table:table-row table:style-name="ro1">
          <table:table-cell office:value-type="float" office:value="117.502" calcext:value-type="float">
            <text:p>117.5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05" calcext:value-type="float">
            <text:p>7.05</text:p>
          </table:table-cell>
          <table:table-cell office:value-type="float" office:value="4.09" calcext:value-type="float">
            <text:p>4.09</text:p>
          </table:table-cell>
          <table:table-cell office:value-type="float" office:value="1.724" calcext:value-type="float">
            <text:p>1.724</text:p>
          </table:table-cell>
          <table:table-cell office:value-type="float" office:value="58.3" calcext:value-type="float">
            <text:p>58.3</text:p>
          </table:table-cell>
          <table:table-cell office:value-type="float" office:value="28.72" calcext:value-type="float">
            <text:p>28.72</text:p>
          </table:table-cell>
          <table:table-cell office:value-type="float" office:value="7.04" calcext:value-type="float">
            <text:p>7.04</text:p>
          </table:table-cell>
          <table:table-cell office:value-type="float" office:value="4.08" calcext:value-type="float">
            <text:p>4.08</text:p>
          </table:table-cell>
          <table:table-cell office:value-type="float" office:value="1.725" calcext:value-type="float">
            <text:p>1.725</text:p>
          </table:table-cell>
          <table:table-cell office:value-type="float" office:value="58.6" calcext:value-type="float">
            <text:p>58.6</text:p>
          </table:table-cell>
          <table:table-cell table:formula="of:=[.F51]-[.K51]" office:value-type="float" office:value="-0.00100000000000011" calcext:value-type="float">
            <text:p>-0.00100000000000011</text:p>
          </table:table-cell>
          <table:table-cell table:formula="of:=[.M51]*[.N$2]+(1-[.N$2])*[.N50]" office:value-type="float" office:value="0.00339647945247046" calcext:value-type="float">
            <text:p>0.00339647945247046</text:p>
          </table:table-cell>
        </table:table-row>
        <table:table-row table:style-name="ro1">
          <table:table-cell office:value-type="float" office:value="120.002" calcext:value-type="float">
            <text:p>120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05" calcext:value-type="float">
            <text:p>7.05</text:p>
          </table:table-cell>
          <table:table-cell office:value-type="float" office:value="4.08" calcext:value-type="float">
            <text:p>4.08</text:p>
          </table:table-cell>
          <table:table-cell office:value-type="float" office:value="1.728" calcext:value-type="float">
            <text:p>1.728</text:p>
          </table:table-cell>
          <table:table-cell office:value-type="float" office:value="59.1" calcext:value-type="float">
            <text:p>59.1</text:p>
          </table:table-cell>
          <table:table-cell office:value-type="float" office:value="28.83" calcext:value-type="float">
            <text:p>28.83</text:p>
          </table:table-cell>
          <table:table-cell office:value-type="float" office:value="7.05" calcext:value-type="float">
            <text:p>7.05</text:p>
          </table:table-cell>
          <table:table-cell office:value-type="float" office:value="4.09" calcext:value-type="float">
            <text:p>4.09</text:p>
          </table:table-cell>
          <table:table-cell office:value-type="float" office:value="1.724" calcext:value-type="float">
            <text:p>1.724</text:p>
          </table:table-cell>
          <table:table-cell office:value-type="float" office:value="58.3" calcext:value-type="float">
            <text:p>58.3</text:p>
          </table:table-cell>
          <table:table-cell table:formula="of:=[.F52]-[.K52]" office:value-type="float" office:value="0.004" calcext:value-type="float">
            <text:p>0.004</text:p>
          </table:table-cell>
          <table:table-cell table:formula="of:=[.M52]*[.N$2]+(1-[.N$2])*[.N51]" office:value-type="float" office:value="0.00345683150722341" calcext:value-type="float">
            <text:p>0.00345683150722341</text:p>
          </table:table-cell>
        </table:table-row>
        <table:table-row table:style-name="ro1">
          <table:table-cell office:value-type="float" office:value="122.502" calcext:value-type="float">
            <text:p>12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05" calcext:value-type="float">
            <text:p>7.05</text:p>
          </table:table-cell>
          <table:table-cell office:value-type="float" office:value="4.08" calcext:value-type="float">
            <text:p>4.08</text:p>
          </table:table-cell>
          <table:table-cell office:value-type="float" office:value="1.728" calcext:value-type="float">
            <text:p>1.728</text:p>
          </table:table-cell>
          <table:table-cell office:value-type="float" office:value="59.1" calcext:value-type="float">
            <text:p>59.1</text:p>
          </table:table-cell>
          <table:table-cell office:value-type="float" office:value="28.76" calcext:value-type="float">
            <text:p>28.76</text:p>
          </table:table-cell>
          <table:table-cell office:value-type="float" office:value="7.05" calcext:value-type="float">
            <text:p>7.05</text:p>
          </table:table-cell>
          <table:table-cell office:value-type="float" office:value="4.08" calcext:value-type="float">
            <text:p>4.08</text:p>
          </table:table-cell>
          <table:table-cell office:value-type="float" office:value="1.728" calcext:value-type="float">
            <text:p>1.728</text:p>
          </table:table-cell>
          <table:table-cell office:value-type="float" office:value="59.1" calcext:value-type="float">
            <text:p>59.1</text:p>
          </table:table-cell>
          <table:table-cell table:formula="of:=[.F53]-[.K53]" office:value-type="float" office:value="0" calcext:value-type="float">
            <text:p>0</text:p>
          </table:table-cell>
          <table:table-cell table:formula="of:=[.M53]*[.N$2]+(1-[.N$2])*[.N52]" office:value-type="float" office:value="0.00311114835650107" calcext:value-type="float">
            <text:p>0.00311114835650107</text:p>
          </table:table-cell>
        </table:table-row>
        <table:table-row table:style-name="ro1">
          <table:table-cell office:value-type="float" office:value="125.002" calcext:value-type="float">
            <text:p>125.002</text:p>
          </table:table-cell>
          <table:table-cell office:value-type="string" calcext:value-type="string">
            <text:p>warmUp</text:p>
          </table:table-cell>
          <table:table-cell office:value-type="float" office:value="28.69" calcext:value-type="float">
            <text:p>28.69</text:p>
          </table:table-cell>
          <table:table-cell office:value-type="float" office:value="7.05" calcext:value-type="float">
            <text:p>7.05</text:p>
          </table:table-cell>
          <table:table-cell office:value-type="float" office:value="4.07" calcext:value-type="float">
            <text:p>4.07</text:p>
          </table:table-cell>
          <table:table-cell office:value-type="float" office:value="1.732" calcext:value-type="float">
            <text:p>1.732</text:p>
          </table:table-cell>
          <table:table-cell office:value-type="float" office:value="59.8" calcext:value-type="float">
            <text:p>59.8</text:p>
          </table:table-cell>
          <table:table-cell office:value-type="float" office:value="28.76" calcext:value-type="float">
            <text:p>28.76</text:p>
          </table:table-cell>
          <table:table-cell office:value-type="float" office:value="7.05" calcext:value-type="float">
            <text:p>7.05</text:p>
          </table:table-cell>
          <table:table-cell office:value-type="float" office:value="4.08" calcext:value-type="float">
            <text:p>4.08</text:p>
          </table:table-cell>
          <table:table-cell office:value-type="float" office:value="1.728" calcext:value-type="float">
            <text:p>1.728</text:p>
          </table:table-cell>
          <table:table-cell office:value-type="float" office:value="59.1" calcext:value-type="float">
            <text:p>59.1</text:p>
          </table:table-cell>
          <table:table-cell table:formula="of:=[.F54]-[.K54]" office:value-type="float" office:value="0.004" calcext:value-type="float">
            <text:p>0.004</text:p>
          </table:table-cell>
          <table:table-cell table:formula="of:=[.M54]*[.N$2]+(1-[.N$2])*[.N53]" office:value-type="float" office:value="0.00320003352085097" calcext:value-type="float">
            <text:p>0.00320003352085097</text:p>
          </table:table-cell>
        </table:table-row>
        <table:table-row table:style-name="ro1">
          <table:table-cell office:value-type="float" office:value="127.502" calcext:value-type="float">
            <text:p>127.5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06" calcext:value-type="float">
            <text:p>7.06</text:p>
          </table:table-cell>
          <table:table-cell office:value-type="float" office:value="4.07" calcext:value-type="float">
            <text:p>4.07</text:p>
          </table:table-cell>
          <table:table-cell office:value-type="float" office:value="1.735" calcext:value-type="float">
            <text:p>1.735</text:p>
          </table:table-cell>
          <table:table-cell office:value-type="float" office:value="60.2" calcext:value-type="float">
            <text:p>60.2</text:p>
          </table:table-cell>
          <table:table-cell office:value-type="float" office:value="28.69" calcext:value-type="float">
            <text:p>28.69</text:p>
          </table:table-cell>
          <table:table-cell office:value-type="float" office:value="7.05" calcext:value-type="float">
            <text:p>7.05</text:p>
          </table:table-cell>
          <table:table-cell office:value-type="float" office:value="4.07" calcext:value-type="float">
            <text:p>4.07</text:p>
          </table:table-cell>
          <table:table-cell office:value-type="float" office:value="1.732" calcext:value-type="float">
            <text:p>1.732</text:p>
          </table:table-cell>
          <table:table-cell office:value-type="float" office:value="59.8" calcext:value-type="float">
            <text:p>59.8</text:p>
          </table:table-cell>
          <table:table-cell table:formula="of:=[.F55]-[.K55]" office:value-type="float" office:value="0.00300000000000011" calcext:value-type="float">
            <text:p>0.00300000000000011</text:p>
          </table:table-cell>
          <table:table-cell table:formula="of:=[.M55]*[.N$2]+(1-[.N$2])*[.N54]" office:value-type="float" office:value="0.00318003016876588" calcext:value-type="float">
            <text:p>0.00318003016876588</text:p>
          </table:table-cell>
        </table:table-row>
        <table:table-row table:style-name="ro1">
          <table:table-cell office:value-type="float" office:value="130.002" calcext:value-type="float">
            <text:p>130.0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08" calcext:value-type="float">
            <text:p>7.08</text:p>
          </table:table-cell>
          <table:table-cell office:value-type="float" office:value="4.07" calcext:value-type="float">
            <text:p>4.07</text:p>
          </table:table-cell>
          <table:table-cell office:value-type="float" office:value="1.74" calcext:value-type="float">
            <text:p>1.74</text:p>
          </table:table-cell>
          <table:table-cell office:value-type="float" office:value="61" calcext:value-type="float">
            <text:p>61</text:p>
          </table:table-cell>
          <table:table-cell office:value-type="float" office:value="28.73" calcext:value-type="float">
            <text:p>28.73</text:p>
          </table:table-cell>
          <table:table-cell office:value-type="float" office:value="7.06" calcext:value-type="float">
            <text:p>7.06</text:p>
          </table:table-cell>
          <table:table-cell office:value-type="float" office:value="4.07" calcext:value-type="float">
            <text:p>4.07</text:p>
          </table:table-cell>
          <table:table-cell office:value-type="float" office:value="1.735" calcext:value-type="float">
            <text:p>1.735</text:p>
          </table:table-cell>
          <table:table-cell office:value-type="float" office:value="60.2" calcext:value-type="float">
            <text:p>60.2</text:p>
          </table:table-cell>
          <table:table-cell table:formula="of:=[.F56]-[.K56]" office:value-type="float" office:value="0.00499999999999989" calcext:value-type="float">
            <text:p>0.00499999999999989</text:p>
          </table:table-cell>
          <table:table-cell table:formula="of:=[.M56]*[.N$2]+(1-[.N$2])*[.N55]" office:value-type="float" office:value="0.00336202715188928" calcext:value-type="float">
            <text:p>0.00336202715188928</text:p>
          </table:table-cell>
        </table:table-row>
        <table:table-row table:style-name="ro1">
          <table:table-cell office:value-type="float" office:value="132.501" calcext:value-type="float">
            <text:p>132.5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07" calcext:value-type="float">
            <text:p>7.07</text:p>
          </table:table-cell>
          <table:table-cell office:value-type="float" office:value="4.07" calcext:value-type="float">
            <text:p>4.07</text:p>
          </table:table-cell>
          <table:table-cell office:value-type="float" office:value="1.737" calcext:value-type="float">
            <text:p>1.737</text:p>
          </table:table-cell>
          <table:table-cell office:value-type="float" office:value="60.6" calcext:value-type="float">
            <text:p>60.6</text:p>
          </table:table-cell>
          <table:table-cell office:value-type="float" office:value="28.82" calcext:value-type="float">
            <text:p>28.82</text:p>
          </table:table-cell>
          <table:table-cell office:value-type="float" office:value="7.08" calcext:value-type="float">
            <text:p>7.08</text:p>
          </table:table-cell>
          <table:table-cell office:value-type="float" office:value="4.07" calcext:value-type="float">
            <text:p>4.07</text:p>
          </table:table-cell>
          <table:table-cell office:value-type="float" office:value="1.74" calcext:value-type="float">
            <text:p>1.74</text:p>
          </table:table-cell>
          <table:table-cell office:value-type="float" office:value="61" calcext:value-type="float">
            <text:p>61</text:p>
          </table:table-cell>
          <table:table-cell table:formula="of:=[.F57]-[.K57]" office:value-type="float" office:value="-0.00299999999999989" calcext:value-type="float">
            <text:p>-0.00299999999999989</text:p>
          </table:table-cell>
          <table:table-cell table:formula="of:=[.M57]*[.N$2]+(1-[.N$2])*[.N56]" office:value-type="float" office:value="0.00272582443670037" calcext:value-type="float">
            <text:p>0.00272582443670037</text:p>
          </table:table-cell>
        </table:table-row>
        <table:table-row table:style-name="ro1">
          <table:table-cell office:value-type="float" office:value="135.001" calcext:value-type="float">
            <text:p>135.001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7.07" calcext:value-type="float">
            <text:p>7.07</text:p>
          </table:table-cell>
          <table:table-cell office:value-type="float" office:value="4.06" calcext:value-type="float">
            <text:p>4.06</text:p>
          </table:table-cell>
          <table:table-cell office:value-type="float" office:value="1.741" calcext:value-type="float">
            <text:p>1.741</text:p>
          </table:table-cell>
          <table:table-cell office:value-type="float" office:value="61.3" calcext:value-type="float">
            <text:p>61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07" calcext:value-type="float">
            <text:p>7.07</text:p>
          </table:table-cell>
          <table:table-cell office:value-type="float" office:value="4.07" calcext:value-type="float">
            <text:p>4.07</text:p>
          </table:table-cell>
          <table:table-cell office:value-type="float" office:value="1.737" calcext:value-type="float">
            <text:p>1.737</text:p>
          </table:table-cell>
          <table:table-cell office:value-type="float" office:value="60.6" calcext:value-type="float">
            <text:p>60.6</text:p>
          </table:table-cell>
          <table:table-cell table:formula="of:=[.F58]-[.K58]" office:value-type="float" office:value="0.004" calcext:value-type="float">
            <text:p>0.004</text:p>
          </table:table-cell>
          <table:table-cell table:formula="of:=[.M58]*[.N$2]+(1-[.N$2])*[.N57]" office:value-type="float" office:value="0.00285324199303033" calcext:value-type="float">
            <text:p>0.00285324199303033</text:p>
          </table:table-cell>
        </table:table-row>
        <table:table-row table:style-name="ro1">
          <table:table-cell office:value-type="float" office:value="137.501" calcext:value-type="float">
            <text:p>137.501</text:p>
          </table:table-cell>
          <table:table-cell office:value-type="string" calcext:value-type="string">
            <text:p>warmUp</text:p>
          </table:table-cell>
          <table:table-cell office:value-type="float" office:value="28.67" calcext:value-type="float">
            <text:p>28.67</text:p>
          </table:table-cell>
          <table:table-cell office:value-type="float" office:value="7.08" calcext:value-type="float">
            <text:p>7.08</text:p>
          </table:table-cell>
          <table:table-cell office:value-type="float" office:value="4.05" calcext:value-type="float">
            <text:p>4.05</text:p>
          </table:table-cell>
          <table:table-cell office:value-type="float" office:value="1.748" calcext:value-type="float">
            <text:p>1.748</text:p>
          </table:table-cell>
          <table:table-cell office:value-type="float" office:value="62.5" calcext:value-type="float">
            <text:p>62.5</text:p>
          </table:table-cell>
          <table:table-cell office:value-type="float" office:value="28.7" calcext:value-type="float">
            <text:p>28.7</text:p>
          </table:table-cell>
          <table:table-cell office:value-type="float" office:value="7.07" calcext:value-type="float">
            <text:p>7.07</text:p>
          </table:table-cell>
          <table:table-cell office:value-type="float" office:value="4.06" calcext:value-type="float">
            <text:p>4.06</text:p>
          </table:table-cell>
          <table:table-cell office:value-type="float" office:value="1.741" calcext:value-type="float">
            <text:p>1.741</text:p>
          </table:table-cell>
          <table:table-cell office:value-type="float" office:value="61.3" calcext:value-type="float">
            <text:p>61.3</text:p>
          </table:table-cell>
          <table:table-cell table:formula="of:=[.F59]-[.K59]" office:value-type="float" office:value="0.0069999999999999" calcext:value-type="float">
            <text:p>0.0069999999999999</text:p>
          </table:table-cell>
          <table:table-cell table:formula="of:=[.M59]*[.N$2]+(1-[.N$2])*[.N58]" office:value-type="float" office:value="0.00326791779372729" calcext:value-type="float">
            <text:p>0.00326791779372729</text:p>
          </table:table-cell>
        </table:table-row>
        <table:table-row table:style-name="ro1">
          <table:table-cell office:value-type="float" office:value="140.001" calcext:value-type="float">
            <text:p>140.001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1" calcext:value-type="float">
            <text:p>7.1</text:p>
          </table:table-cell>
          <table:table-cell office:value-type="float" office:value="4.07" calcext:value-type="float">
            <text:p>4.07</text:p>
          </table:table-cell>
          <table:table-cell office:value-type="float" office:value="1.744" calcext:value-type="float">
            <text:p>1.744</text:p>
          </table:table-cell>
          <table:table-cell office:value-type="float" office:value="61.9" calcext:value-type="float">
            <text:p>61.9</text:p>
          </table:table-cell>
          <table:table-cell office:value-type="float" office:value="28.67" calcext:value-type="float">
            <text:p>28.67</text:p>
          </table:table-cell>
          <table:table-cell office:value-type="float" office:value="7.08" calcext:value-type="float">
            <text:p>7.08</text:p>
          </table:table-cell>
          <table:table-cell office:value-type="float" office:value="4.05" calcext:value-type="float">
            <text:p>4.05</text:p>
          </table:table-cell>
          <table:table-cell office:value-type="float" office:value="1.748" calcext:value-type="float">
            <text:p>1.748</text:p>
          </table:table-cell>
          <table:table-cell office:value-type="float" office:value="62.5" calcext:value-type="float">
            <text:p>62.5</text:p>
          </table:table-cell>
          <table:table-cell table:formula="of:=[.F60]-[.K60]" office:value-type="float" office:value="-0.004" calcext:value-type="float">
            <text:p>-0.004</text:p>
          </table:table-cell>
          <table:table-cell table:formula="of:=[.M60]*[.N$2]+(1-[.N$2])*[.N59]" office:value-type="float" office:value="0.00254112601435456" calcext:value-type="float">
            <text:p>0.00254112601435456</text:p>
          </table:table-cell>
        </table:table-row>
        <table:table-row table:style-name="ro1">
          <table:table-cell office:value-type="float" office:value="142.502" calcext:value-type="float">
            <text:p>142.502</text:p>
          </table:table-cell>
          <table:table-cell office:value-type="string" calcext:value-type="string">
            <text:p>warmUp</text:p>
          </table:table-cell>
          <table:table-cell office:value-type="float" office:value="28.71" calcext:value-type="float">
            <text:p>28.71</text:p>
          </table:table-cell>
          <table:table-cell office:value-type="float" office:value="7.09" calcext:value-type="float">
            <text:p>7.09</text:p>
          </table:table-cell>
          <table:table-cell office:value-type="float" office:value="4.05" calcext:value-type="float">
            <text:p>4.05</text:p>
          </table:table-cell>
          <table:table-cell office:value-type="float" office:value="1.751" calcext:value-type="float">
            <text:p>1.751</text:p>
          </table:table-cell>
          <table:table-cell office:value-type="float" office:value="62.9" calcext:value-type="float">
            <text:p>62.9</text:p>
          </table:table-cell>
          <table:table-cell office:value-type="float" office:value="28.9" calcext:value-type="float">
            <text:p>28.9</text:p>
          </table:table-cell>
          <table:table-cell office:value-type="float" office:value="7.1" calcext:value-type="float">
            <text:p>7.1</text:p>
          </table:table-cell>
          <table:table-cell office:value-type="float" office:value="4.07" calcext:value-type="float">
            <text:p>4.07</text:p>
          </table:table-cell>
          <table:table-cell office:value-type="float" office:value="1.744" calcext:value-type="float">
            <text:p>1.744</text:p>
          </table:table-cell>
          <table:table-cell office:value-type="float" office:value="61.9" calcext:value-type="float">
            <text:p>61.9</text:p>
          </table:table-cell>
          <table:table-cell table:formula="of:=[.F61]-[.K61]" office:value-type="float" office:value="0.0069999999999999" calcext:value-type="float">
            <text:p>0.0069999999999999</text:p>
          </table:table-cell>
          <table:table-cell table:formula="of:=[.M61]*[.N$2]+(1-[.N$2])*[.N60]" office:value-type="float" office:value="0.00298701341291909" calcext:value-type="float">
            <text:p>0.00298701341291909</text:p>
          </table:table-cell>
        </table:table-row>
        <table:table-row table:style-name="ro1">
          <table:table-cell office:value-type="float" office:value="145.002" calcext:value-type="float">
            <text:p>145.0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1" calcext:value-type="float">
            <text:p>7.1</text:p>
          </table:table-cell>
          <table:table-cell office:value-type="float" office:value="4.05" calcext:value-type="float">
            <text:p>4.05</text:p>
          </table:table-cell>
          <table:table-cell office:value-type="float" office:value="1.753" calcext:value-type="float">
            <text:p>1.753</text:p>
          </table:table-cell>
          <table:table-cell office:value-type="float" office:value="63.3" calcext:value-type="float">
            <text:p>63.3</text:p>
          </table:table-cell>
          <table:table-cell office:value-type="float" office:value="28.71" calcext:value-type="float">
            <text:p>28.71</text:p>
          </table:table-cell>
          <table:table-cell office:value-type="float" office:value="7.09" calcext:value-type="float">
            <text:p>7.09</text:p>
          </table:table-cell>
          <table:table-cell office:value-type="float" office:value="4.05" calcext:value-type="float">
            <text:p>4.05</text:p>
          </table:table-cell>
          <table:table-cell office:value-type="float" office:value="1.751" calcext:value-type="float">
            <text:p>1.751</text:p>
          </table:table-cell>
          <table:table-cell office:value-type="float" office:value="62.9" calcext:value-type="float">
            <text:p>62.9</text:p>
          </table:table-cell>
          <table:table-cell table:formula="of:=[.F62]-[.K62]" office:value-type="float" office:value="0.002" calcext:value-type="float">
            <text:p>0.002</text:p>
          </table:table-cell>
          <table:table-cell table:formula="of:=[.M62]*[.N$2]+(1-[.N$2])*[.N61]" office:value-type="float" office:value="0.00288831207162718" calcext:value-type="float">
            <text:p>0.00288831207162718</text:p>
          </table:table-cell>
        </table:table-row>
        <table:table-row table:style-name="ro1">
          <table:table-cell office:value-type="float" office:value="147.502" calcext:value-type="float">
            <text:p>14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12" calcext:value-type="float">
            <text:p>7.12</text:p>
          </table:table-cell>
          <table:table-cell office:value-type="float" office:value="4.05" calcext:value-type="float">
            <text:p>4.05</text:p>
          </table:table-cell>
          <table:table-cell office:value-type="float" office:value="1.758" calcext:value-type="float">
            <text:p>1.758</text:p>
          </table:table-cell>
          <table:table-cell office:value-type="float" office:value="64.2" calcext:value-type="float">
            <text:p>64.2</text:p>
          </table:table-cell>
          <table:table-cell office:value-type="float" office:value="28.75" calcext:value-type="float">
            <text:p>28.75</text:p>
          </table:table-cell>
          <table:table-cell office:value-type="float" office:value="7.1" calcext:value-type="float">
            <text:p>7.1</text:p>
          </table:table-cell>
          <table:table-cell office:value-type="float" office:value="4.05" calcext:value-type="float">
            <text:p>4.05</text:p>
          </table:table-cell>
          <table:table-cell office:value-type="float" office:value="1.753" calcext:value-type="float">
            <text:p>1.753</text:p>
          </table:table-cell>
          <table:table-cell office:value-type="float" office:value="63.3" calcext:value-type="float">
            <text:p>63.3</text:p>
          </table:table-cell>
          <table:table-cell table:formula="of:=[.F63]-[.K63]" office:value-type="float" office:value="0.00500000000000012" calcext:value-type="float">
            <text:p>0.00500000000000012</text:p>
          </table:table-cell>
          <table:table-cell table:formula="of:=[.M63]*[.N$2]+(1-[.N$2])*[.N62]" office:value-type="float" office:value="0.00309948086446448" calcext:value-type="float">
            <text:p>0.00309948086446448</text:p>
          </table:table-cell>
        </table:table-row>
        <table:table-row table:style-name="ro1">
          <table:table-cell office:value-type="float" office:value="150.002" calcext:value-type="float">
            <text:p>15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12" calcext:value-type="float">
            <text:p>7.12</text:p>
          </table:table-cell>
          <table:table-cell office:value-type="float" office:value="4.05" calcext:value-type="float">
            <text:p>4.05</text:p>
          </table:table-cell>
          <table:table-cell office:value-type="float" office:value="1.758" calcext:value-type="float">
            <text:p>1.758</text:p>
          </table:table-cell>
          <table:table-cell office:value-type="float" office:value="64.2" calcext:value-type="float">
            <text:p>64.2</text:p>
          </table:table-cell>
          <table:table-cell office:value-type="float" office:value="28.84" calcext:value-type="float">
            <text:p>28.84</text:p>
          </table:table-cell>
          <table:table-cell office:value-type="float" office:value="7.12" calcext:value-type="float">
            <text:p>7.12</text:p>
          </table:table-cell>
          <table:table-cell office:value-type="float" office:value="4.05" calcext:value-type="float">
            <text:p>4.05</text:p>
          </table:table-cell>
          <table:table-cell office:value-type="float" office:value="1.758" calcext:value-type="float">
            <text:p>1.758</text:p>
          </table:table-cell>
          <table:table-cell office:value-type="float" office:value="64.2" calcext:value-type="float">
            <text:p>64.2</text:p>
          </table:table-cell>
          <table:table-cell table:formula="of:=[.F64]-[.K64]" office:value-type="float" office:value="0" calcext:value-type="float">
            <text:p>0</text:p>
          </table:table-cell>
          <table:table-cell table:formula="of:=[.M64]*[.N$2]+(1-[.N$2])*[.N63]" office:value-type="float" office:value="0.00278953277801803" calcext:value-type="float">
            <text:p>0.00278953277801803</text:p>
          </table:table-cell>
        </table:table-row>
        <table:table-row table:style-name="ro1">
          <table:table-cell office:value-type="float" office:value="152.502" calcext:value-type="float">
            <text:p>15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12" calcext:value-type="float">
            <text:p>7.12</text:p>
          </table:table-cell>
          <table:table-cell office:value-type="float" office:value="4.04" calcext:value-type="float">
            <text:p>4.04</text:p>
          </table:table-cell>
          <table:table-cell office:value-type="float" office:value="1.762" calcext:value-type="float">
            <text:p>1.762</text:p>
          </table:table-cell>
          <table:table-cell office:value-type="float" office:value="64.9" calcext:value-type="float">
            <text:p>64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12" calcext:value-type="float">
            <text:p>7.12</text:p>
          </table:table-cell>
          <table:table-cell office:value-type="float" office:value="4.05" calcext:value-type="float">
            <text:p>4.05</text:p>
          </table:table-cell>
          <table:table-cell office:value-type="float" office:value="1.758" calcext:value-type="float">
            <text:p>1.758</text:p>
          </table:table-cell>
          <table:table-cell office:value-type="float" office:value="64.2" calcext:value-type="float">
            <text:p>64.2</text:p>
          </table:table-cell>
          <table:table-cell table:formula="of:=[.F65]-[.K65]" office:value-type="float" office:value="0.004" calcext:value-type="float">
            <text:p>0.004</text:p>
          </table:table-cell>
          <table:table-cell table:formula="of:=[.M65]*[.N$2]+(1-[.N$2])*[.N64]" office:value-type="float" office:value="0.00291057950021623" calcext:value-type="float">
            <text:p>0.00291057950021623</text:p>
          </table:table-cell>
        </table:table-row>
        <table:table-row table:style-name="ro1">
          <table:table-cell office:value-type="float" office:value="155.002" calcext:value-type="float">
            <text:p>155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12" calcext:value-type="float">
            <text:p>7.12</text:p>
          </table:table-cell>
          <table:table-cell office:value-type="float" office:value="4.04" calcext:value-type="float">
            <text:p>4.04</text:p>
          </table:table-cell>
          <table:table-cell office:value-type="float" office:value="1.762" calcext:value-type="float">
            <text:p>1.762</text:p>
          </table:table-cell>
          <table:table-cell office:value-type="float" office:value="64.9" calcext:value-type="float">
            <text:p>64.9</text:p>
          </table:table-cell>
          <table:table-cell office:value-type="float" office:value="28.76" calcext:value-type="float">
            <text:p>28.76</text:p>
          </table:table-cell>
          <table:table-cell office:value-type="float" office:value="7.12" calcext:value-type="float">
            <text:p>7.12</text:p>
          </table:table-cell>
          <table:table-cell office:value-type="float" office:value="4.04" calcext:value-type="float">
            <text:p>4.04</text:p>
          </table:table-cell>
          <table:table-cell office:value-type="float" office:value="1.762" calcext:value-type="float">
            <text:p>1.762</text:p>
          </table:table-cell>
          <table:table-cell office:value-type="float" office:value="64.9" calcext:value-type="float">
            <text:p>64.9</text:p>
          </table:table-cell>
          <table:table-cell table:formula="of:=[.F66]-[.K66]" office:value-type="float" office:value="0" calcext:value-type="float">
            <text:p>0</text:p>
          </table:table-cell>
          <table:table-cell table:formula="of:=[.M66]*[.N$2]+(1-[.N$2])*[.N65]" office:value-type="float" office:value="0.0026195215501946" calcext:value-type="float">
            <text:p>0.0026195215501946</text:p>
          </table:table-cell>
        </table:table-row>
        <table:table-row table:style-name="ro1">
          <table:table-cell office:value-type="float" office:value="157.502" calcext:value-type="float">
            <text:p>157.502</text:p>
          </table:table-cell>
          <table:table-cell office:value-type="string" calcext:value-type="string">
            <text:p>warmUp</text:p>
          </table:table-cell>
          <table:table-cell office:value-type="float" office:value="28.69" calcext:value-type="float">
            <text:p>28.69</text:p>
          </table:table-cell>
          <table:table-cell office:value-type="float" office:value="7.12" calcext:value-type="float">
            <text:p>7.12</text:p>
          </table:table-cell>
          <table:table-cell office:value-type="float" office:value="4.03" calcext:value-type="float">
            <text:p>4.03</text:p>
          </table:table-cell>
          <table:table-cell office:value-type="float" office:value="1.767" calcext:value-type="float">
            <text:p>1.767</text:p>
          </table:table-cell>
          <table:table-cell office:value-type="float" office:value="65.6" calcext:value-type="float">
            <text:p>65.6</text:p>
          </table:table-cell>
          <table:table-cell office:value-type="float" office:value="28.76" calcext:value-type="float">
            <text:p>28.76</text:p>
          </table:table-cell>
          <table:table-cell office:value-type="float" office:value="7.12" calcext:value-type="float">
            <text:p>7.12</text:p>
          </table:table-cell>
          <table:table-cell office:value-type="float" office:value="4.04" calcext:value-type="float">
            <text:p>4.04</text:p>
          </table:table-cell>
          <table:table-cell office:value-type="float" office:value="1.762" calcext:value-type="float">
            <text:p>1.762</text:p>
          </table:table-cell>
          <table:table-cell office:value-type="float" office:value="64.9" calcext:value-type="float">
            <text:p>64.9</text:p>
          </table:table-cell>
          <table:table-cell table:formula="of:=[.F67]-[.K67]" office:value-type="float" office:value="0.00499999999999989" calcext:value-type="float">
            <text:p>0.00499999999999989</text:p>
          </table:table-cell>
          <table:table-cell table:formula="of:=[.M67]*[.N$2]+(1-[.N$2])*[.N66]" office:value-type="float" office:value="0.00285756939517513" calcext:value-type="float">
            <text:p>0.00285756939517513</text:p>
          </table:table-cell>
        </table:table-row>
        <table:table-row table:style-name="ro1">
          <table:table-cell office:value-type="float" office:value="160.002" calcext:value-type="float">
            <text:p>160.0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13" calcext:value-type="float">
            <text:p>7.13</text:p>
          </table:table-cell>
          <table:table-cell office:value-type="float" office:value="4.03" calcext:value-type="float">
            <text:p>4.03</text:p>
          </table:table-cell>
          <table:table-cell office:value-type="float" office:value="1.769" calcext:value-type="float">
            <text:p>1.769</text:p>
          </table:table-cell>
          <table:table-cell office:value-type="float" office:value="66.1" calcext:value-type="float">
            <text:p>66.1</text:p>
          </table:table-cell>
          <table:table-cell office:value-type="float" office:value="28.69" calcext:value-type="float">
            <text:p>28.69</text:p>
          </table:table-cell>
          <table:table-cell office:value-type="float" office:value="7.12" calcext:value-type="float">
            <text:p>7.12</text:p>
          </table:table-cell>
          <table:table-cell office:value-type="float" office:value="4.03" calcext:value-type="float">
            <text:p>4.03</text:p>
          </table:table-cell>
          <table:table-cell office:value-type="float" office:value="1.767" calcext:value-type="float">
            <text:p>1.767</text:p>
          </table:table-cell>
          <table:table-cell office:value-type="float" office:value="65.6" calcext:value-type="float">
            <text:p>65.6</text:p>
          </table:table-cell>
          <table:table-cell table:formula="of:=[.F68]-[.K68]" office:value-type="float" office:value="0.002" calcext:value-type="float">
            <text:p>0.002</text:p>
          </table:table-cell>
          <table:table-cell table:formula="of:=[.M68]*[.N$2]+(1-[.N$2])*[.N67]" office:value-type="float" office:value="0.00277181245565762" calcext:value-type="float">
            <text:p>0.00277181245565762</text:p>
          </table:table-cell>
        </table:table-row>
        <table:table-row table:style-name="ro1">
          <table:table-cell office:value-type="float" office:value="162.502" calcext:value-type="float">
            <text:p>162.502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14" calcext:value-type="float">
            <text:p>7.14</text:p>
          </table:table-cell>
          <table:table-cell office:value-type="float" office:value="4.04" calcext:value-type="float">
            <text:p>4.04</text:p>
          </table:table-cell>
          <table:table-cell office:value-type="float" office:value="1.767" calcext:value-type="float">
            <text:p>1.767</text:p>
          </table:table-cell>
          <table:table-cell office:value-type="float" office:value="65.7" calcext:value-type="float">
            <text:p>65.7</text:p>
          </table:table-cell>
          <table:table-cell office:value-type="float" office:value="28.73" calcext:value-type="float">
            <text:p>28.73</text:p>
          </table:table-cell>
          <table:table-cell office:value-type="float" office:value="7.13" calcext:value-type="float">
            <text:p>7.13</text:p>
          </table:table-cell>
          <table:table-cell office:value-type="float" office:value="4.03" calcext:value-type="float">
            <text:p>4.03</text:p>
          </table:table-cell>
          <table:table-cell office:value-type="float" office:value="1.769" calcext:value-type="float">
            <text:p>1.769</text:p>
          </table:table-cell>
          <table:table-cell office:value-type="float" office:value="66.1" calcext:value-type="float">
            <text:p>66.1</text:p>
          </table:table-cell>
          <table:table-cell table:formula="of:=[.F69]-[.K69]" office:value-type="float" office:value="-0.002" calcext:value-type="float">
            <text:p>-0.002</text:p>
          </table:table-cell>
          <table:table-cell table:formula="of:=[.M69]*[.N$2]+(1-[.N$2])*[.N68]" office:value-type="float" office:value="0.00229463121009186" calcext:value-type="float">
            <text:p>0.00229463121009186</text:p>
          </table:table-cell>
        </table:table-row>
        <table:table-row table:style-name="ro1">
          <table:table-cell office:value-type="float" office:value="165.001" calcext:value-type="float">
            <text:p>165.001</text:p>
          </table:table-cell>
          <table:table-cell office:value-type="string" calcext:value-type="string">
            <text:p>warmUp</text:p>
          </table:table-cell>
          <table:table-cell office:value-type="float" office:value="28.66" calcext:value-type="float">
            <text:p>28.66</text:p>
          </table:table-cell>
          <table:table-cell office:value-type="float" office:value="7.13" calcext:value-type="float">
            <text:p>7.13</text:p>
          </table:table-cell>
          <table:table-cell office:value-type="float" office:value="4.02" calcext:value-type="float">
            <text:p>4.02</text:p>
          </table:table-cell>
          <table:table-cell office:value-type="float" office:value="1.774" calcext:value-type="float">
            <text:p>1.774</text:p>
          </table:table-cell>
          <table:table-cell office:value-type="float" office:value="66.8" calcext:value-type="float">
            <text:p>66.8</text:p>
          </table:table-cell>
          <table:table-cell office:value-type="float" office:value="28.85" calcext:value-type="float">
            <text:p>28.85</text:p>
          </table:table-cell>
          <table:table-cell office:value-type="float" office:value="7.14" calcext:value-type="float">
            <text:p>7.14</text:p>
          </table:table-cell>
          <table:table-cell office:value-type="float" office:value="4.04" calcext:value-type="float">
            <text:p>4.04</text:p>
          </table:table-cell>
          <table:table-cell office:value-type="float" office:value="1.767" calcext:value-type="float">
            <text:p>1.767</text:p>
          </table:table-cell>
          <table:table-cell office:value-type="float" office:value="65.7" calcext:value-type="float">
            <text:p>65.7</text:p>
          </table:table-cell>
          <table:table-cell table:formula="of:=[.F70]-[.K70]" office:value-type="float" office:value="0.00700000000000012" calcext:value-type="float">
            <text:p>0.00700000000000012</text:p>
          </table:table-cell>
          <table:table-cell table:formula="of:=[.M70]*[.N$2]+(1-[.N$2])*[.N69]" office:value-type="float" office:value="0.00276516808908268" calcext:value-type="float">
            <text:p>0.00276516808908268</text:p>
          </table:table-cell>
        </table:table-row>
        <table:table-row table:style-name="ro1">
          <table:table-cell office:value-type="float" office:value="167.502" calcext:value-type="float">
            <text:p>167.502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15" calcext:value-type="float">
            <text:p>7.15</text:p>
          </table:table-cell>
          <table:table-cell office:value-type="float" office:value="4.03" calcext:value-type="float">
            <text:p>4.03</text:p>
          </table:table-cell>
          <table:table-cell office:value-type="float" office:value="1.774" calcext:value-type="float">
            <text:p>1.774</text:p>
          </table:table-cell>
          <table:table-cell office:value-type="float" office:value="66.9" calcext:value-type="float">
            <text:p>66.9</text:p>
          </table:table-cell>
          <table:table-cell office:value-type="float" office:value="28.66" calcext:value-type="float">
            <text:p>28.66</text:p>
          </table:table-cell>
          <table:table-cell office:value-type="float" office:value="7.13" calcext:value-type="float">
            <text:p>7.13</text:p>
          </table:table-cell>
          <table:table-cell office:value-type="float" office:value="4.02" calcext:value-type="float">
            <text:p>4.02</text:p>
          </table:table-cell>
          <table:table-cell office:value-type="float" office:value="1.774" calcext:value-type="float">
            <text:p>1.774</text:p>
          </table:table-cell>
          <table:table-cell office:value-type="float" office:value="66.8" calcext:value-type="float">
            <text:p>66.8</text:p>
          </table:table-cell>
          <table:table-cell table:formula="of:=[.F71]-[.K71]" office:value-type="float" office:value="0" calcext:value-type="float">
            <text:p>0</text:p>
          </table:table-cell>
          <table:table-cell table:formula="of:=[.M71]*[.N$2]+(1-[.N$2])*[.N70]" office:value-type="float" office:value="0.00248865128017442" calcext:value-type="float">
            <text:p>0.00248865128017442</text:p>
          </table:table-cell>
        </table:table-row>
        <table:table-row table:style-name="ro1">
          <table:table-cell office:value-type="float" office:value="170.001" calcext:value-type="float">
            <text:p>170.001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15" calcext:value-type="float">
            <text:p>7.15</text:p>
          </table:table-cell>
          <table:table-cell office:value-type="float" office:value="4.03" calcext:value-type="float">
            <text:p>4.03</text:p>
          </table:table-cell>
          <table:table-cell office:value-type="float" office:value="1.774" calcext:value-type="float">
            <text:p>1.774</text:p>
          </table:table-cell>
          <table:table-cell office:value-type="float" office:value="66.9" calcext:value-type="float">
            <text:p>66.9</text:p>
          </table:table-cell>
          <table:table-cell office:value-type="float" office:value="28.81" calcext:value-type="float">
            <text:p>28.81</text:p>
          </table:table-cell>
          <table:table-cell office:value-type="float" office:value="7.15" calcext:value-type="float">
            <text:p>7.15</text:p>
          </table:table-cell>
          <table:table-cell office:value-type="float" office:value="4.03" calcext:value-type="float">
            <text:p>4.03</text:p>
          </table:table-cell>
          <table:table-cell office:value-type="float" office:value="1.774" calcext:value-type="float">
            <text:p>1.774</text:p>
          </table:table-cell>
          <table:table-cell office:value-type="float" office:value="66.9" calcext:value-type="float">
            <text:p>66.9</text:p>
          </table:table-cell>
          <table:table-cell table:formula="of:=[.F72]-[.K72]" office:value-type="float" office:value="0" calcext:value-type="float">
            <text:p>0</text:p>
          </table:table-cell>
          <table:table-cell table:formula="of:=[.M72]*[.N$2]+(1-[.N$2])*[.N71]" office:value-type="float" office:value="0.00223978615215697" calcext:value-type="float">
            <text:p>0.00223978615215697</text:p>
          </table:table-cell>
        </table:table-row>
        <table:table-row table:style-name="ro1">
          <table:table-cell office:value-type="float" office:value="172.502" calcext:value-type="float">
            <text:p>172.5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16" calcext:value-type="float">
            <text:p>7.16</text:p>
          </table:table-cell>
          <table:table-cell office:value-type="float" office:value="4.02" calcext:value-type="float">
            <text:p>4.02</text:p>
          </table:table-cell>
          <table:table-cell office:value-type="float" office:value="1.781" calcext:value-type="float">
            <text:p>1.781</text:p>
          </table:table-cell>
          <table:table-cell office:value-type="float" office:value="68.1" calcext:value-type="float">
            <text:p>68.1</text:p>
          </table:table-cell>
          <table:table-cell office:value-type="float" office:value="28.81" calcext:value-type="float">
            <text:p>28.81</text:p>
          </table:table-cell>
          <table:table-cell office:value-type="float" office:value="7.15" calcext:value-type="float">
            <text:p>7.15</text:p>
          </table:table-cell>
          <table:table-cell office:value-type="float" office:value="4.03" calcext:value-type="float">
            <text:p>4.03</text:p>
          </table:table-cell>
          <table:table-cell office:value-type="float" office:value="1.774" calcext:value-type="float">
            <text:p>1.774</text:p>
          </table:table-cell>
          <table:table-cell office:value-type="float" office:value="66.9" calcext:value-type="float">
            <text:p>66.9</text:p>
          </table:table-cell>
          <table:table-cell table:formula="of:=[.F73]-[.K73]" office:value-type="float" office:value="0.0069999999999999" calcext:value-type="float">
            <text:p>0.0069999999999999</text:p>
          </table:table-cell>
          <table:table-cell table:formula="of:=[.M73]*[.N$2]+(1-[.N$2])*[.N72]" office:value-type="float" office:value="0.00271580753694127" calcext:value-type="float">
            <text:p>0.00271580753694127</text:p>
          </table:table-cell>
        </table:table-row>
        <table:table-row table:style-name="ro1">
          <table:table-cell office:value-type="float" office:value="175.002" calcext:value-type="float">
            <text:p>175.002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17" calcext:value-type="float">
            <text:p>7.17</text:p>
          </table:table-cell>
          <table:table-cell office:value-type="float" office:value="4.03" calcext:value-type="float">
            <text:p>4.03</text:p>
          </table:table-cell>
          <table:table-cell office:value-type="float" office:value="1.779" calcext:value-type="float">
            <text:p>1.779</text:p>
          </table:table-cell>
          <table:table-cell office:value-type="float" office:value="67.8" calcext:value-type="float">
            <text:p>67.8</text:p>
          </table:table-cell>
          <table:table-cell office:value-type="float" office:value="28.78" calcext:value-type="float">
            <text:p>28.78</text:p>
          </table:table-cell>
          <table:table-cell office:value-type="float" office:value="7.16" calcext:value-type="float">
            <text:p>7.16</text:p>
          </table:table-cell>
          <table:table-cell office:value-type="float" office:value="4.02" calcext:value-type="float">
            <text:p>4.02</text:p>
          </table:table-cell>
          <table:table-cell office:value-type="float" office:value="1.781" calcext:value-type="float">
            <text:p>1.781</text:p>
          </table:table-cell>
          <table:table-cell office:value-type="float" office:value="68.1" calcext:value-type="float">
            <text:p>68.1</text:p>
          </table:table-cell>
          <table:table-cell table:formula="of:=[.F74]-[.K74]" office:value-type="float" office:value="-0.002" calcext:value-type="float">
            <text:p>-0.002</text:p>
          </table:table-cell>
          <table:table-cell table:formula="of:=[.M74]*[.N$2]+(1-[.N$2])*[.N73]" office:value-type="float" office:value="0.00224422678324714" calcext:value-type="float">
            <text:p>0.00224422678324714</text:p>
          </table:table-cell>
        </table:table-row>
        <table:table-row table:style-name="ro1">
          <table:table-cell office:value-type="float" office:value="177.501" calcext:value-type="float">
            <text:p>177.501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17" calcext:value-type="float">
            <text:p>7.17</text:p>
          </table:table-cell>
          <table:table-cell office:value-type="float" office:value="4.02" calcext:value-type="float">
            <text:p>4.02</text:p>
          </table:table-cell>
          <table:table-cell office:value-type="float" office:value="1.784" calcext:value-type="float">
            <text:p>1.784</text:p>
          </table:table-cell>
          <table:table-cell office:value-type="float" office:value="68.5" calcext:value-type="float">
            <text:p>68.5</text:p>
          </table:table-cell>
          <table:table-cell office:value-type="float" office:value="28.9" calcext:value-type="float">
            <text:p>28.9</text:p>
          </table:table-cell>
          <table:table-cell office:value-type="float" office:value="7.17" calcext:value-type="float">
            <text:p>7.17</text:p>
          </table:table-cell>
          <table:table-cell office:value-type="float" office:value="4.03" calcext:value-type="float">
            <text:p>4.03</text:p>
          </table:table-cell>
          <table:table-cell office:value-type="float" office:value="1.779" calcext:value-type="float">
            <text:p>1.779</text:p>
          </table:table-cell>
          <table:table-cell office:value-type="float" office:value="67.8" calcext:value-type="float">
            <text:p>67.8</text:p>
          </table:table-cell>
          <table:table-cell table:formula="of:=[.F75]-[.K75]" office:value-type="float" office:value="0.00500000000000012" calcext:value-type="float">
            <text:p>0.00500000000000012</text:p>
          </table:table-cell>
          <table:table-cell table:formula="of:=[.M75]*[.N$2]+(1-[.N$2])*[.N74]" office:value-type="float" office:value="0.00251980410492244" calcext:value-type="float">
            <text:p>0.00251980410492244</text:p>
          </table:table-cell>
        </table:table-row>
        <table:table-row table:style-name="ro1">
          <table:table-cell office:value-type="float" office:value="180.002" calcext:value-type="float">
            <text:p>180.0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17" calcext:value-type="float">
            <text:p>7.17</text:p>
          </table:table-cell>
          <table:table-cell office:value-type="float" office:value="4.02" calcext:value-type="float">
            <text:p>4.02</text:p>
          </table:table-cell>
          <table:table-cell office:value-type="float" office:value="1.784" calcext:value-type="float">
            <text:p>1.784</text:p>
          </table:table-cell>
          <table:table-cell office:value-type="float" office:value="68.5" calcext:value-type="float">
            <text:p>68.5</text:p>
          </table:table-cell>
          <table:table-cell office:value-type="float" office:value="28.82" calcext:value-type="float">
            <text:p>28.82</text:p>
          </table:table-cell>
          <table:table-cell office:value-type="float" office:value="7.17" calcext:value-type="float">
            <text:p>7.17</text:p>
          </table:table-cell>
          <table:table-cell office:value-type="float" office:value="4.02" calcext:value-type="float">
            <text:p>4.02</text:p>
          </table:table-cell>
          <table:table-cell office:value-type="float" office:value="1.784" calcext:value-type="float">
            <text:p>1.784</text:p>
          </table:table-cell>
          <table:table-cell office:value-type="float" office:value="68.5" calcext:value-type="float">
            <text:p>68.5</text:p>
          </table:table-cell>
          <table:table-cell table:formula="of:=[.F76]-[.K76]" office:value-type="float" office:value="0" calcext:value-type="float">
            <text:p>0</text:p>
          </table:table-cell>
          <table:table-cell table:formula="of:=[.M76]*[.N$2]+(1-[.N$2])*[.N75]" office:value-type="float" office:value="0.00226782369443019" calcext:value-type="float">
            <text:p>0.00226782369443019</text:p>
          </table:table-cell>
        </table:table-row>
        <table:table-row table:style-name="ro1">
          <table:table-cell office:value-type="float" office:value="182.502" calcext:value-type="float">
            <text:p>182.5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17" calcext:value-type="float">
            <text:p>7.17</text:p>
          </table:table-cell>
          <table:table-cell office:value-type="float" office:value="4.01" calcext:value-type="float">
            <text:p>4.01</text:p>
          </table:table-cell>
          <table:table-cell office:value-type="float" office:value="1.788" calcext:value-type="float">
            <text:p>1.788</text:p>
          </table:table-cell>
          <table:table-cell office:value-type="float" office:value="69.3" calcext:value-type="float">
            <text:p>69.3</text:p>
          </table:table-cell>
          <table:table-cell office:value-type="float" office:value="28.82" calcext:value-type="float">
            <text:p>28.82</text:p>
          </table:table-cell>
          <table:table-cell office:value-type="float" office:value="7.17" calcext:value-type="float">
            <text:p>7.17</text:p>
          </table:table-cell>
          <table:table-cell office:value-type="float" office:value="4.02" calcext:value-type="float">
            <text:p>4.02</text:p>
          </table:table-cell>
          <table:table-cell office:value-type="float" office:value="1.784" calcext:value-type="float">
            <text:p>1.784</text:p>
          </table:table-cell>
          <table:table-cell office:value-type="float" office:value="68.5" calcext:value-type="float">
            <text:p>68.5</text:p>
          </table:table-cell>
          <table:table-cell table:formula="of:=[.F77]-[.K77]" office:value-type="float" office:value="0.004" calcext:value-type="float">
            <text:p>0.004</text:p>
          </table:table-cell>
          <table:table-cell table:formula="of:=[.M77]*[.N$2]+(1-[.N$2])*[.N76]" office:value-type="float" office:value="0.00244104132498718" calcext:value-type="float">
            <text:p>0.00244104132498718</text:p>
          </table:table-cell>
        </table:table-row>
        <table:table-row table:style-name="ro1">
          <table:table-cell office:value-type="float" office:value="185.002" calcext:value-type="float">
            <text:p>185.0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office:value-type="float" office:value="28.75" calcext:value-type="float">
            <text:p>28.75</text:p>
          </table:table-cell>
          <table:table-cell office:value-type="float" office:value="7.17" calcext:value-type="float">
            <text:p>7.17</text:p>
          </table:table-cell>
          <table:table-cell office:value-type="float" office:value="4.01" calcext:value-type="float">
            <text:p>4.01</text:p>
          </table:table-cell>
          <table:table-cell office:value-type="float" office:value="1.788" calcext:value-type="float">
            <text:p>1.788</text:p>
          </table:table-cell>
          <table:table-cell office:value-type="float" office:value="69.3" calcext:value-type="float">
            <text:p>69.3</text:p>
          </table:table-cell>
          <table:table-cell table:formula="of:=[.F78]-[.K78]" office:value-type="float" office:value="0.00299999999999989" calcext:value-type="float">
            <text:p>0.00299999999999989</text:p>
          </table:table-cell>
          <table:table-cell table:formula="of:=[.M78]*[.N$2]+(1-[.N$2])*[.N77]" office:value-type="float" office:value="0.00249693719248845" calcext:value-type="float">
            <text:p>0.00249693719248845</text:p>
          </table:table-cell>
        </table:table-row>
        <table:table-row table:style-name="ro1">
          <table:table-cell office:value-type="float" office:value="187.502" calcext:value-type="float">
            <text:p>187.5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table:formula="of:=[.F79]-[.K79]" office:value-type="float" office:value="0" calcext:value-type="float">
            <text:p>0</text:p>
          </table:table-cell>
          <table:table-cell table:formula="of:=[.M79]*[.N$2]+(1-[.N$2])*[.N78]" office:value-type="float" office:value="0.0022472434732396" calcext:value-type="float">
            <text:p>0.0022472434732396</text:p>
          </table:table-cell>
        </table:table-row>
        <table:table-row table:style-name="ro1">
          <table:table-cell office:value-type="float" office:value="190.002" calcext:value-type="float">
            <text:p>190.0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table:formula="of:=[.F80]-[.K80]" office:value-type="float" office:value="0" calcext:value-type="float">
            <text:p>0</text:p>
          </table:table-cell>
          <table:table-cell table:formula="of:=[.M80]*[.N$2]+(1-[.N$2])*[.N79]" office:value-type="float" office:value="0.00202251912591564" calcext:value-type="float">
            <text:p>0.00202251912591564</text:p>
          </table:table-cell>
        </table:table-row>
        <table:table-row table:style-name="ro1">
          <table:table-cell office:value-type="float" office:value="192.502" calcext:value-type="float">
            <text:p>192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18" calcext:value-type="float">
            <text:p>7.18</text:p>
          </table:table-cell>
          <table:table-cell office:value-type="float" office:value="4" calcext:value-type="float">
            <text:p>4</text:p>
          </table:table-cell>
          <table:table-cell office:value-type="float" office:value="1.795" calcext:value-type="float">
            <text:p>1.795</text:p>
          </table:table-cell>
          <table:table-cell office:value-type="float" office:value="70.4" calcext:value-type="float">
            <text:p>70.4</text:p>
          </table:table-cell>
          <table:table-cell office:value-type="float" office:value="28.79" calcext:value-type="float">
            <text:p>28.79</text:p>
          </table:table-cell>
          <table:table-cell office:value-type="float" office:value="7.18" calcext:value-type="float">
            <text:p>7.18</text:p>
          </table:table-cell>
          <table:table-cell office:value-type="float" office:value="4.01" calcext:value-type="float">
            <text:p>4.01</text:p>
          </table:table-cell>
          <table:table-cell office:value-type="float" office:value="1.791" calcext:value-type="float">
            <text:p>1.791</text:p>
          </table:table-cell>
          <table:table-cell office:value-type="float" office:value="69.7" calcext:value-type="float">
            <text:p>69.7</text:p>
          </table:table-cell>
          <table:table-cell table:formula="of:=[.F81]-[.K81]" office:value-type="float" office:value="0.004" calcext:value-type="float">
            <text:p>0.004</text:p>
          </table:table-cell>
          <table:table-cell table:formula="of:=[.M81]*[.N$2]+(1-[.N$2])*[.N80]" office:value-type="float" office:value="0.00222026721332408" calcext:value-type="float">
            <text:p>0.00222026721332408</text:p>
          </table:table-cell>
        </table:table-row>
        <table:table-row table:style-name="ro1">
          <table:table-cell office:value-type="float" office:value="195.001" calcext:value-type="float">
            <text:p>19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71.3" calcext:value-type="float">
            <text:p>71.3</text:p>
          </table:table-cell>
          <table:table-cell office:value-type="float" office:value="28.72" calcext:value-type="float">
            <text:p>28.72</text:p>
          </table:table-cell>
          <table:table-cell office:value-type="float" office:value="7.18" calcext:value-type="float">
            <text:p>7.18</text:p>
          </table:table-cell>
          <table:table-cell office:value-type="float" office:value="4" calcext:value-type="float">
            <text:p>4</text:p>
          </table:table-cell>
          <table:table-cell office:value-type="float" office:value="1.795" calcext:value-type="float">
            <text:p>1.795</text:p>
          </table:table-cell>
          <table:table-cell office:value-type="float" office:value="70.4" calcext:value-type="float">
            <text:p>70.4</text:p>
          </table:table-cell>
          <table:table-cell table:formula="of:=[.F82]-[.K82]" office:value-type="float" office:value="0.00500000000000012" calcext:value-type="float">
            <text:p>0.00500000000000012</text:p>
          </table:table-cell>
          <table:table-cell table:formula="of:=[.M82]*[.N$2]+(1-[.N$2])*[.N81]" office:value-type="float" office:value="0.00249824049199168" calcext:value-type="float">
            <text:p>0.00249824049199168</text:p>
          </table:table-cell>
        </table:table-row>
        <table:table-row table:style-name="ro1">
          <table:table-cell office:value-type="float" office:value="197.502" calcext:value-type="float">
            <text:p>197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21" calcext:value-type="float">
            <text:p>7.21</text:p>
          </table:table-cell>
          <table:table-cell office:value-type="float" office:value="4.01" calcext:value-type="float">
            <text:p>4.01</text:p>
          </table:table-cell>
          <table:table-cell office:value-type="float" office:value="1.798" calcext:value-type="float">
            <text:p>1.798</text:p>
          </table:table-cell>
          <table:table-cell office:value-type="float" office:value="71" calcext:value-type="float">
            <text:p>71</text:p>
          </table:table-cell>
          <table:table-cell office:value-type="float" office:value="28.8" calcext:value-type="float">
            <text:p>28.8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71.3" calcext:value-type="float">
            <text:p>71.3</text:p>
          </table:table-cell>
          <table:table-cell table:formula="of:=[.F83]-[.K83]" office:value-type="float" office:value="-0.002" calcext:value-type="float">
            <text:p>-0.002</text:p>
          </table:table-cell>
          <table:table-cell table:formula="of:=[.M83]*[.N$2]+(1-[.N$2])*[.N82]" office:value-type="float" office:value="0.00204841644279251" calcext:value-type="float">
            <text:p>0.00204841644279251</text:p>
          </table:table-cell>
        </table:table-row>
        <table:table-row table:style-name="ro1">
          <table:table-cell office:value-type="float" office:value="200.002" calcext:value-type="float">
            <text:p>20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21" calcext:value-type="float">
            <text:p>7.21</text:p>
          </table:table-cell>
          <table:table-cell office:value-type="float" office:value="4" calcext:value-type="float">
            <text:p>4</text:p>
          </table:table-cell>
          <table:table-cell office:value-type="float" office:value="1.802" calcext:value-type="float">
            <text:p>1.802</text:p>
          </table:table-cell>
          <table:table-cell office:value-type="float" office:value="71.7" calcext:value-type="float">
            <text:p>71.7</text:p>
          </table:table-cell>
          <table:table-cell office:value-type="float" office:value="28.91" calcext:value-type="float">
            <text:p>28.91</text:p>
          </table:table-cell>
          <table:table-cell office:value-type="float" office:value="7.21" calcext:value-type="float">
            <text:p>7.21</text:p>
          </table:table-cell>
          <table:table-cell office:value-type="float" office:value="4.01" calcext:value-type="float">
            <text:p>4.01</text:p>
          </table:table-cell>
          <table:table-cell office:value-type="float" office:value="1.798" calcext:value-type="float">
            <text:p>1.798</text:p>
          </table:table-cell>
          <table:table-cell office:value-type="float" office:value="71" calcext:value-type="float">
            <text:p>71</text:p>
          </table:table-cell>
          <table:table-cell table:formula="of:=[.F84]-[.K84]" office:value-type="float" office:value="0.004" calcext:value-type="float">
            <text:p>0.004</text:p>
          </table:table-cell>
          <table:table-cell table:formula="of:=[.M84]*[.N$2]+(1-[.N$2])*[.N83]" office:value-type="float" office:value="0.00224357479851326" calcext:value-type="float">
            <text:p>0.00224357479851326</text:p>
          </table:table-cell>
        </table:table-row>
        <table:table-row table:style-name="ro1">
          <table:table-cell office:value-type="float" office:value="202.502" calcext:value-type="float">
            <text:p>20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21" calcext:value-type="float">
            <text:p>7.21</text:p>
          </table:table-cell>
          <table:table-cell office:value-type="float" office:value="4" calcext:value-type="float">
            <text:p>4</text:p>
          </table:table-cell>
          <table:table-cell office:value-type="float" office:value="1.802" calcext:value-type="float">
            <text:p>1.802</text:p>
          </table:table-cell>
          <table:table-cell office:value-type="float" office:value="71.7" calcext:value-type="float">
            <text:p>71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21" calcext:value-type="float">
            <text:p>7.21</text:p>
          </table:table-cell>
          <table:table-cell office:value-type="float" office:value="4" calcext:value-type="float">
            <text:p>4</text:p>
          </table:table-cell>
          <table:table-cell office:value-type="float" office:value="1.802" calcext:value-type="float">
            <text:p>1.802</text:p>
          </table:table-cell>
          <table:table-cell office:value-type="float" office:value="71.7" calcext:value-type="float">
            <text:p>71.7</text:p>
          </table:table-cell>
          <table:table-cell table:formula="of:=[.F85]-[.K85]" office:value-type="float" office:value="0" calcext:value-type="float">
            <text:p>0</text:p>
          </table:table-cell>
          <table:table-cell table:formula="of:=[.M85]*[.N$2]+(1-[.N$2])*[.N84]" office:value-type="float" office:value="0.00201921731866194" calcext:value-type="float">
            <text:p>0.00201921731866194</text:p>
          </table:table-cell>
        </table:table-row>
        <table:table-row table:style-name="ro1">
          <table:table-cell office:value-type="float" office:value="205.002" calcext:value-type="float">
            <text:p>205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21" calcext:value-type="float">
            <text:p>7.21</text:p>
          </table:table-cell>
          <table:table-cell office:value-type="float" office:value="3.99" calcext:value-type="float">
            <text:p>3.99</text:p>
          </table:table-cell>
          <table:table-cell office:value-type="float" office:value="1.807" calcext:value-type="float">
            <text:p>1.807</text:p>
          </table:table-cell>
          <table:table-cell office:value-type="float" office:value="72.5" calcext:value-type="float">
            <text:p>72.5</text:p>
          </table:table-cell>
          <table:table-cell office:value-type="float" office:value="28.84" calcext:value-type="float">
            <text:p>28.84</text:p>
          </table:table-cell>
          <table:table-cell office:value-type="float" office:value="7.21" calcext:value-type="float">
            <text:p>7.21</text:p>
          </table:table-cell>
          <table:table-cell office:value-type="float" office:value="4" calcext:value-type="float">
            <text:p>4</text:p>
          </table:table-cell>
          <table:table-cell office:value-type="float" office:value="1.802" calcext:value-type="float">
            <text:p>1.802</text:p>
          </table:table-cell>
          <table:table-cell office:value-type="float" office:value="71.7" calcext:value-type="float">
            <text:p>71.7</text:p>
          </table:table-cell>
          <table:table-cell table:formula="of:=[.F86]-[.K86]" office:value-type="float" office:value="0.00499999999999989" calcext:value-type="float">
            <text:p>0.00499999999999989</text:p>
          </table:table-cell>
          <table:table-cell table:formula="of:=[.M86]*[.N$2]+(1-[.N$2])*[.N85]" office:value-type="float" office:value="0.00231729558679573" calcext:value-type="float">
            <text:p>0.00231729558679573</text:p>
          </table:table-cell>
        </table:table-row>
        <table:table-row table:style-name="ro1">
          <table:table-cell office:value-type="float" office:value="207.501" calcext:value-type="float">
            <text:p>207.5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21" calcext:value-type="float">
            <text:p>7.21</text:p>
          </table:table-cell>
          <table:table-cell office:value-type="float" office:value="3.99" calcext:value-type="float">
            <text:p>3.99</text:p>
          </table:table-cell>
          <table:table-cell office:value-type="float" office:value="1.807" calcext:value-type="float">
            <text:p>1.807</text:p>
          </table:table-cell>
          <table:table-cell office:value-type="float" office:value="72.5" calcext:value-type="float">
            <text:p>72.5</text:p>
          </table:table-cell>
          <table:table-cell office:value-type="float" office:value="28.77" calcext:value-type="float">
            <text:p>28.77</text:p>
          </table:table-cell>
          <table:table-cell office:value-type="float" office:value="7.21" calcext:value-type="float">
            <text:p>7.21</text:p>
          </table:table-cell>
          <table:table-cell office:value-type="float" office:value="3.99" calcext:value-type="float">
            <text:p>3.99</text:p>
          </table:table-cell>
          <table:table-cell office:value-type="float" office:value="1.807" calcext:value-type="float">
            <text:p>1.807</text:p>
          </table:table-cell>
          <table:table-cell office:value-type="float" office:value="72.5" calcext:value-type="float">
            <text:p>72.5</text:p>
          </table:table-cell>
          <table:table-cell table:formula="of:=[.F87]-[.K87]" office:value-type="float" office:value="0" calcext:value-type="float">
            <text:p>0</text:p>
          </table:table-cell>
          <table:table-cell table:formula="of:=[.M87]*[.N$2]+(1-[.N$2])*[.N86]" office:value-type="float" office:value="0.00208556602811616" calcext:value-type="float">
            <text:p>0.00208556602811616</text:p>
          </table:table-cell>
        </table:table-row>
        <table:table-row table:style-name="ro1">
          <table:table-cell office:value-type="float" office:value="210.001" calcext:value-type="float">
            <text:p>210.001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7.21" calcext:value-type="float">
            <text:p>7.21</text:p>
          </table:table-cell>
          <table:table-cell office:value-type="float" office:value="3.98" calcext:value-type="float">
            <text:p>3.98</text:p>
          </table:table-cell>
          <table:table-cell office:value-type="float" office:value="1.812" calcext:value-type="float">
            <text:p>1.812</text:p>
          </table:table-cell>
          <table:table-cell office:value-type="float" office:value="73.3" calcext:value-type="float">
            <text:p>73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21" calcext:value-type="float">
            <text:p>7.21</text:p>
          </table:table-cell>
          <table:table-cell office:value-type="float" office:value="3.99" calcext:value-type="float">
            <text:p>3.99</text:p>
          </table:table-cell>
          <table:table-cell office:value-type="float" office:value="1.807" calcext:value-type="float">
            <text:p>1.807</text:p>
          </table:table-cell>
          <table:table-cell office:value-type="float" office:value="72.5" calcext:value-type="float">
            <text:p>72.5</text:p>
          </table:table-cell>
          <table:table-cell table:formula="of:=[.F88]-[.K88]" office:value-type="float" office:value="0.00500000000000012" calcext:value-type="float">
            <text:p>0.00500000000000012</text:p>
          </table:table-cell>
          <table:table-cell table:formula="of:=[.M88]*[.N$2]+(1-[.N$2])*[.N87]" office:value-type="float" office:value="0.00237700942530455" calcext:value-type="float">
            <text:p>0.00237700942530455</text:p>
          </table:table-cell>
        </table:table-row>
        <table:table-row table:style-name="ro1">
          <table:table-cell office:value-type="float" office:value="212.501" calcext:value-type="float">
            <text:p>212.501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23" calcext:value-type="float">
            <text:p>7.23</text:p>
          </table:table-cell>
          <table:table-cell office:value-type="float" office:value="3.99" calcext:value-type="float">
            <text:p>3.99</text:p>
          </table:table-cell>
          <table:table-cell office:value-type="float" office:value="1.812" calcext:value-type="float">
            <text:p>1.812</text:p>
          </table:table-cell>
          <table:table-cell office:value-type="float" office:value="73.3" calcext:value-type="float">
            <text:p>73.3</text:p>
          </table:table-cell>
          <table:table-cell office:value-type="float" office:value="28.7" calcext:value-type="float">
            <text:p>28.7</text:p>
          </table:table-cell>
          <table:table-cell office:value-type="float" office:value="7.21" calcext:value-type="float">
            <text:p>7.21</text:p>
          </table:table-cell>
          <table:table-cell office:value-type="float" office:value="3.98" calcext:value-type="float">
            <text:p>3.98</text:p>
          </table:table-cell>
          <table:table-cell office:value-type="float" office:value="1.812" calcext:value-type="float">
            <text:p>1.812</text:p>
          </table:table-cell>
          <table:table-cell office:value-type="float" office:value="73.3" calcext:value-type="float">
            <text:p>73.3</text:p>
          </table:table-cell>
          <table:table-cell table:formula="of:=[.F89]-[.K89]" office:value-type="float" office:value="0" calcext:value-type="float">
            <text:p>0</text:p>
          </table:table-cell>
          <table:table-cell table:formula="of:=[.M89]*[.N$2]+(1-[.N$2])*[.N88]" office:value-type="float" office:value="0.0021393084827741" calcext:value-type="float">
            <text:p>0.0021393084827741</text:p>
          </table:table-cell>
        </table:table-row>
        <table:table-row table:style-name="ro1">
          <table:table-cell office:value-type="float" office:value="215.002" calcext:value-type="float">
            <text:p>215.002</text:p>
          </table:table-cell>
          <table:table-cell office:value-type="string" calcext:value-type="string">
            <text:p>warmUp</text:p>
          </table:table-cell>
          <table:table-cell office:value-type="float" office:value="28.74" calcext:value-type="float">
            <text:p>28.74</text:p>
          </table:table-cell>
          <table:table-cell office:value-type="float" office:value="7.22" calcext:value-type="float">
            <text:p>7.22</text:p>
          </table:table-cell>
          <table:table-cell office:value-type="float" office:value="3.98" calcext:value-type="float">
            <text:p>3.98</text:p>
          </table:table-cell>
          <table:table-cell office:value-type="float" office:value="1.814" calcext:value-type="float">
            <text:p>1.814</text:p>
          </table:table-cell>
          <table:table-cell office:value-type="float" office:value="73.7" calcext:value-type="float">
            <text:p>73.7</text:p>
          </table:table-cell>
          <table:table-cell office:value-type="float" office:value="28.85" calcext:value-type="float">
            <text:p>28.85</text:p>
          </table:table-cell>
          <table:table-cell office:value-type="float" office:value="7.23" calcext:value-type="float">
            <text:p>7.23</text:p>
          </table:table-cell>
          <table:table-cell office:value-type="float" office:value="3.99" calcext:value-type="float">
            <text:p>3.99</text:p>
          </table:table-cell>
          <table:table-cell office:value-type="float" office:value="1.812" calcext:value-type="float">
            <text:p>1.812</text:p>
          </table:table-cell>
          <table:table-cell office:value-type="float" office:value="73.3" calcext:value-type="float">
            <text:p>73.3</text:p>
          </table:table-cell>
          <table:table-cell table:formula="of:=[.F90]-[.K90]" office:value-type="float" office:value="0.002" calcext:value-type="float">
            <text:p>0.002</text:p>
          </table:table-cell>
          <table:table-cell table:formula="of:=[.M90]*[.N$2]+(1-[.N$2])*[.N89]" office:value-type="float" office:value="0.00212537763449669" calcext:value-type="float">
            <text:p>0.00212537763449669</text:p>
          </table:table-cell>
        </table:table-row>
        <table:table-row table:style-name="ro1">
          <table:table-cell office:value-type="float" office:value="217.502" calcext:value-type="float">
            <text:p>217.502</text:p>
          </table:table-cell>
          <table:table-cell office:value-type="string" calcext:value-type="string">
            <text:p>warmUp</text:p>
          </table:table-cell>
          <table:table-cell office:value-type="float" office:value="28.89" calcext:value-type="float">
            <text:p>28.89</text:p>
          </table:table-cell>
          <table:table-cell office:value-type="float" office:value="7.24" calcext:value-type="float">
            <text:p>7.24</text:p>
          </table:table-cell>
          <table:table-cell office:value-type="float" office:value="3.99" calcext:value-type="float">
            <text:p>3.99</text:p>
          </table:table-cell>
          <table:table-cell office:value-type="float" office:value="1.815" calcext:value-type="float">
            <text:p>1.815</text:p>
          </table:table-cell>
          <table:table-cell office:value-type="float" office:value="73.8" calcext:value-type="float">
            <text:p>73.8</text:p>
          </table:table-cell>
          <table:table-cell office:value-type="float" office:value="28.74" calcext:value-type="float">
            <text:p>28.74</text:p>
          </table:table-cell>
          <table:table-cell office:value-type="float" office:value="7.22" calcext:value-type="float">
            <text:p>7.22</text:p>
          </table:table-cell>
          <table:table-cell office:value-type="float" office:value="3.98" calcext:value-type="float">
            <text:p>3.98</text:p>
          </table:table-cell>
          <table:table-cell office:value-type="float" office:value="1.814" calcext:value-type="float">
            <text:p>1.814</text:p>
          </table:table-cell>
          <table:table-cell office:value-type="float" office:value="73.7" calcext:value-type="float">
            <text:p>73.7</text:p>
          </table:table-cell>
          <table:table-cell table:formula="of:=[.F91]-[.K91]" office:value-type="float" office:value="0.00099999999999989" calcext:value-type="float">
            <text:p>0.00099999999999989</text:p>
          </table:table-cell>
          <table:table-cell table:formula="of:=[.M91]*[.N$2]+(1-[.N$2])*[.N90]" office:value-type="float" office:value="0.00201283987104701" calcext:value-type="float">
            <text:p>0.00201283987104701</text:p>
          </table:table-cell>
        </table:table-row>
        <table:table-row table:style-name="ro1">
          <table:table-cell office:value-type="float" office:value="220.002" calcext:value-type="float">
            <text:p>220.0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23" calcext:value-type="float">
            <text:p>7.23</text:p>
          </table:table-cell>
          <table:table-cell office:value-type="float" office:value="3.98" calcext:value-type="float">
            <text:p>3.98</text:p>
          </table:table-cell>
          <table:table-cell office:value-type="float" office:value="1.817" calcext:value-type="float">
            <text:p>1.817</text:p>
          </table:table-cell>
          <table:table-cell office:value-type="float" office:value="74.1" calcext:value-type="float">
            <text:p>74.1</text:p>
          </table:table-cell>
          <table:table-cell office:value-type="float" office:value="28.89" calcext:value-type="float">
            <text:p>28.89</text:p>
          </table:table-cell>
          <table:table-cell office:value-type="float" office:value="7.24" calcext:value-type="float">
            <text:p>7.24</text:p>
          </table:table-cell>
          <table:table-cell office:value-type="float" office:value="3.99" calcext:value-type="float">
            <text:p>3.99</text:p>
          </table:table-cell>
          <table:table-cell office:value-type="float" office:value="1.815" calcext:value-type="float">
            <text:p>1.815</text:p>
          </table:table-cell>
          <table:table-cell office:value-type="float" office:value="73.8" calcext:value-type="float">
            <text:p>73.8</text:p>
          </table:table-cell>
          <table:table-cell table:formula="of:=[.F92]-[.K92]" office:value-type="float" office:value="0.002" calcext:value-type="float">
            <text:p>0.002</text:p>
          </table:table-cell>
          <table:table-cell table:formula="of:=[.M92]*[.N$2]+(1-[.N$2])*[.N91]" office:value-type="float" office:value="0.00201155588394231" calcext:value-type="float">
            <text:p>0.00201155588394231</text:p>
          </table:table-cell>
        </table:table-row>
        <table:table-row table:style-name="ro1">
          <table:table-cell office:value-type="float" office:value="222.502" calcext:value-type="float">
            <text:p>222.5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24" calcext:value-type="float">
            <text:p>7.24</text:p>
          </table:table-cell>
          <table:table-cell office:value-type="float" office:value="3.98" calcext:value-type="float">
            <text:p>3.98</text:p>
          </table:table-cell>
          <table:table-cell office:value-type="float" office:value="1.819" calcext:value-type="float">
            <text:p>1.819</text:p>
          </table:table-cell>
          <table:table-cell office:value-type="float" office:value="74.5" calcext:value-type="float">
            <text:p>74.5</text:p>
          </table:table-cell>
          <table:table-cell office:value-type="float" office:value="28.78" calcext:value-type="float">
            <text:p>28.78</text:p>
          </table:table-cell>
          <table:table-cell office:value-type="float" office:value="7.23" calcext:value-type="float">
            <text:p>7.23</text:p>
          </table:table-cell>
          <table:table-cell office:value-type="float" office:value="3.98" calcext:value-type="float">
            <text:p>3.98</text:p>
          </table:table-cell>
          <table:table-cell office:value-type="float" office:value="1.817" calcext:value-type="float">
            <text:p>1.817</text:p>
          </table:table-cell>
          <table:table-cell office:value-type="float" office:value="74.1" calcext:value-type="float">
            <text:p>74.1</text:p>
          </table:table-cell>
          <table:table-cell table:formula="of:=[.F93]-[.K93]" office:value-type="float" office:value="0.002" calcext:value-type="float">
            <text:p>0.002</text:p>
          </table:table-cell>
          <table:table-cell table:formula="of:=[.M93]*[.N$2]+(1-[.N$2])*[.N92]" office:value-type="float" office:value="0.00201040029554808" calcext:value-type="float">
            <text:p>0.002010400295548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office:value-type="float" office:value="28.82" calcext:value-type="float">
            <text:p>28.82</text:p>
          </table:table-cell>
          <table:table-cell office:value-type="float" office:value="7.24" calcext:value-type="float">
            <text:p>7.24</text:p>
          </table:table-cell>
          <table:table-cell office:value-type="float" office:value="3.98" calcext:value-type="float">
            <text:p>3.98</text:p>
          </table:table-cell>
          <table:table-cell office:value-type="float" office:value="1.819" calcext:value-type="float">
            <text:p>1.819</text:p>
          </table:table-cell>
          <table:table-cell office:value-type="float" office:value="74.5" calcext:value-type="float">
            <text:p>74.5</text:p>
          </table:table-cell>
          <table:table-cell table:formula="of:=[.F94]-[.K94]" office:value-type="float" office:value="0.00300000000000011" calcext:value-type="float">
            <text:p>0.00300000000000011</text:p>
          </table:table-cell>
          <table:table-cell table:formula="of:=[.M94]*[.N$2]+(1-[.N$2])*[.N93]" office:value-type="float" office:value="0.00210936026599328" calcext:value-type="float">
            <text:p>0.00210936026599328</text:p>
          </table:table-cell>
        </table:table-row>
        <table:table-row table:style-name="ro1">
          <table:table-cell office:value-type="float" office:value="227.502" calcext:value-type="float">
            <text:p>227.5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table:formula="of:=[.F95]-[.K95]" office:value-type="float" office:value="0" calcext:value-type="float">
            <text:p>0</text:p>
          </table:table-cell>
          <table:table-cell table:formula="of:=[.M95]*[.N$2]+(1-[.N$2])*[.N94]" office:value-type="float" office:value="0.00189842423939395" calcext:value-type="float">
            <text:p>0.00189842423939395</text:p>
          </table:table-cell>
        </table:table-row>
        <table:table-row table:style-name="ro1">
          <table:table-cell office:value-type="float" office:value="230.003" calcext:value-type="float">
            <text:p>230.003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table:formula="of:=[.F96]-[.K96]" office:value-type="float" office:value="0" calcext:value-type="float">
            <text:p>0</text:p>
          </table:table-cell>
          <table:table-cell table:formula="of:=[.M96]*[.N$2]+(1-[.N$2])*[.N95]" office:value-type="float" office:value="0.00170858181545456" calcext:value-type="float">
            <text:p>0.00170858181545456</text:p>
          </table:table-cell>
        </table:table-row>
        <table:table-row table:style-name="ro1">
          <table:table-cell office:value-type="float" office:value="232.502" calcext:value-type="float">
            <text:p>232.5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25" calcext:value-type="float">
            <text:p>7.25</text:p>
          </table:table-cell>
          <table:table-cell office:value-type="float" office:value="3.97" calcext:value-type="float">
            <text:p>3.97</text:p>
          </table:table-cell>
          <table:table-cell office:value-type="float" office:value="1.826" calcext:value-type="float">
            <text:p>1.826</text:p>
          </table:table-cell>
          <table:table-cell office:value-type="float" office:value="75.7" calcext:value-type="float">
            <text:p>75.7</text:p>
          </table:table-cell>
          <table:table-cell office:value-type="float" office:value="28.86" calcext:value-type="float">
            <text:p>28.86</text:p>
          </table:table-cell>
          <table:table-cell office:value-type="float" office:value="7.25" calcext:value-type="float">
            <text:p>7.25</text:p>
          </table:table-cell>
          <table:table-cell office:value-type="float" office:value="3.98" calcext:value-type="float">
            <text:p>3.98</text:p>
          </table:table-cell>
          <table:table-cell office:value-type="float" office:value="1.822" calcext:value-type="float">
            <text:p>1.822</text:p>
          </table:table-cell>
          <table:table-cell office:value-type="float" office:value="75" calcext:value-type="float">
            <text:p>75</text:p>
          </table:table-cell>
          <table:table-cell table:formula="of:=[.F97]-[.K97]" office:value-type="float" office:value="0.004" calcext:value-type="float">
            <text:p>0.004</text:p>
          </table:table-cell>
          <table:table-cell table:formula="of:=[.M97]*[.N$2]+(1-[.N$2])*[.N96]" office:value-type="float" office:value="0.0019377236339091" calcext:value-type="float">
            <text:p>0.0019377236339091</text:p>
          </table:table-cell>
        </table:table-row>
        <table:table-row table:style-name="ro1">
          <table:table-cell office:value-type="float" office:value="235.002" calcext:value-type="float">
            <text:p>235.002</text:p>
          </table:table-cell>
          <table:table-cell office:value-type="string" calcext:value-type="string">
            <text:p>warmUp</text:p>
          </table:table-cell>
          <table:table-cell office:value-type="float" office:value="28.71" calcext:value-type="float">
            <text:p>28.71</text:p>
          </table:table-cell>
          <table:table-cell office:value-type="float" office:value="7.25" calcext:value-type="float">
            <text:p>7.25</text:p>
          </table:table-cell>
          <table:table-cell office:value-type="float" office:value="3.96" calcext:value-type="float">
            <text:p>3.96</text:p>
          </table:table-cell>
          <table:table-cell office:value-type="float" office:value="1.831" calcext:value-type="float">
            <text:p>1.831</text:p>
          </table:table-cell>
          <table:table-cell office:value-type="float" office:value="76.5" calcext:value-type="float">
            <text:p>76.5</text:p>
          </table:table-cell>
          <table:table-cell office:value-type="float" office:value="28.78" calcext:value-type="float">
            <text:p>28.78</text:p>
          </table:table-cell>
          <table:table-cell office:value-type="float" office:value="7.25" calcext:value-type="float">
            <text:p>7.25</text:p>
          </table:table-cell>
          <table:table-cell office:value-type="float" office:value="3.97" calcext:value-type="float">
            <text:p>3.97</text:p>
          </table:table-cell>
          <table:table-cell office:value-type="float" office:value="1.826" calcext:value-type="float">
            <text:p>1.826</text:p>
          </table:table-cell>
          <table:table-cell office:value-type="float" office:value="75.7" calcext:value-type="float">
            <text:p>75.7</text:p>
          </table:table-cell>
          <table:table-cell table:formula="of:=[.F98]-[.K98]" office:value-type="float" office:value="0.00499999999999989" calcext:value-type="float">
            <text:p>0.00499999999999989</text:p>
          </table:table-cell>
          <table:table-cell table:formula="of:=[.M98]*[.N$2]+(1-[.N$2])*[.N97]" office:value-type="float" office:value="0.00224395127051818" calcext:value-type="float">
            <text:p>0.00224395127051818</text:p>
          </table:table-cell>
        </table:table-row>
        <table:table-row table:style-name="ro1">
          <table:table-cell office:value-type="float" office:value="237.502" calcext:value-type="float">
            <text:p>237.5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26" calcext:value-type="float">
            <text:p>7.26</text:p>
          </table:table-cell>
          <table:table-cell office:value-type="float" office:value="3.97" calcext:value-type="float">
            <text:p>3.97</text:p>
          </table:table-cell>
          <table:table-cell office:value-type="float" office:value="1.829" calcext:value-type="float">
            <text:p>1.829</text:p>
          </table:table-cell>
          <table:table-cell office:value-type="float" office:value="76.2" calcext:value-type="float">
            <text:p>76.2</text:p>
          </table:table-cell>
          <table:table-cell office:value-type="float" office:value="28.71" calcext:value-type="float">
            <text:p>28.71</text:p>
          </table:table-cell>
          <table:table-cell office:value-type="float" office:value="7.25" calcext:value-type="float">
            <text:p>7.25</text:p>
          </table:table-cell>
          <table:table-cell office:value-type="float" office:value="3.96" calcext:value-type="float">
            <text:p>3.96</text:p>
          </table:table-cell>
          <table:table-cell office:value-type="float" office:value="1.831" calcext:value-type="float">
            <text:p>1.831</text:p>
          </table:table-cell>
          <table:table-cell office:value-type="float" office:value="76.5" calcext:value-type="float">
            <text:p>76.5</text:p>
          </table:table-cell>
          <table:table-cell table:formula="of:=[.F99]-[.K99]" office:value-type="float" office:value="-0.002" calcext:value-type="float">
            <text:p>-0.002</text:p>
          </table:table-cell>
          <table:table-cell table:formula="of:=[.M99]*[.N$2]+(1-[.N$2])*[.N98]" office:value-type="float" office:value="0.00181955614346636" calcext:value-type="float">
            <text:p>0.00181955614346636</text:p>
          </table:table-cell>
        </table:table-row>
        <table:table-row table:style-name="ro1">
          <table:table-cell office:value-type="float" office:value="240.002" calcext:value-type="float">
            <text:p>240.0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26" calcext:value-type="float">
            <text:p>7.26</text:p>
          </table:table-cell>
          <table:table-cell office:value-type="float" office:value="3.96" calcext:value-type="float">
            <text:p>3.96</text:p>
          </table:table-cell>
          <table:table-cell office:value-type="float" office:value="1.833" calcext:value-type="float">
            <text:p>1.833</text:p>
          </table:table-cell>
          <table:table-cell office:value-type="float" office:value="77" calcext:value-type="float">
            <text:p>77</text:p>
          </table:table-cell>
          <table:table-cell office:value-type="float" office:value="28.82" calcext:value-type="float">
            <text:p>28.82</text:p>
          </table:table-cell>
          <table:table-cell office:value-type="float" office:value="7.26" calcext:value-type="float">
            <text:p>7.26</text:p>
          </table:table-cell>
          <table:table-cell office:value-type="float" office:value="3.97" calcext:value-type="float">
            <text:p>3.97</text:p>
          </table:table-cell>
          <table:table-cell office:value-type="float" office:value="1.829" calcext:value-type="float">
            <text:p>1.829</text:p>
          </table:table-cell>
          <table:table-cell office:value-type="float" office:value="76.2" calcext:value-type="float">
            <text:p>76.2</text:p>
          </table:table-cell>
          <table:table-cell table:formula="of:=[.F100]-[.K100]" office:value-type="float" office:value="0.004" calcext:value-type="float">
            <text:p>0.004</text:p>
          </table:table-cell>
          <table:table-cell table:formula="of:=[.M100]*[.N$2]+(1-[.N$2])*[.N99]" office:value-type="float" office:value="0.00203760052911973" calcext:value-type="float">
            <text:p>0.00203760052911973</text:p>
          </table:table-cell>
        </table:table-row>
        <table:table-row table:style-name="ro1">
          <table:table-cell office:value-type="float" office:value="242.501" calcext:value-type="float">
            <text:p>242.501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28" calcext:value-type="float">
            <text:p>7.28</text:p>
          </table:table-cell>
          <table:table-cell office:value-type="float" office:value="3.97" calcext:value-type="float">
            <text:p>3.97</text:p>
          </table:table-cell>
          <table:table-cell office:value-type="float" office:value="1.834" calcext:value-type="float">
            <text:p>1.834</text:p>
          </table:table-cell>
          <table:table-cell office:value-type="float" office:value="77" calcext:value-type="float">
            <text:p>77</text:p>
          </table:table-cell>
          <table:table-cell office:value-type="float" office:value="28.75" calcext:value-type="float">
            <text:p>28.75</text:p>
          </table:table-cell>
          <table:table-cell office:value-type="float" office:value="7.26" calcext:value-type="float">
            <text:p>7.26</text:p>
          </table:table-cell>
          <table:table-cell office:value-type="float" office:value="3.96" calcext:value-type="float">
            <text:p>3.96</text:p>
          </table:table-cell>
          <table:table-cell office:value-type="float" office:value="1.833" calcext:value-type="float">
            <text:p>1.833</text:p>
          </table:table-cell>
          <table:table-cell office:value-type="float" office:value="77" calcext:value-type="float">
            <text:p>77</text:p>
          </table:table-cell>
          <table:table-cell table:formula="of:=[.F101]-[.K101]" office:value-type="float" office:value="0.00100000000000011" calcext:value-type="float">
            <text:p>0.00100000000000011</text:p>
          </table:table-cell>
          <table:table-cell table:formula="of:=[.M101]*[.N$2]+(1-[.N$2])*[.N100]" office:value-type="float" office:value="0.00193384047620777" calcext:value-type="float">
            <text:p>0.00193384047620777</text:p>
          </table:table-cell>
        </table:table-row>
        <table:table-row table:style-name="ro1">
          <table:table-cell office:value-type="float" office:value="245.002" calcext:value-type="float">
            <text:p>245.002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28" calcext:value-type="float">
            <text:p>7.28</text:p>
          </table:table-cell>
          <table:table-cell office:value-type="float" office:value="3.97" calcext:value-type="float">
            <text:p>3.97</text:p>
          </table:table-cell>
          <table:table-cell office:value-type="float" office:value="1.834" calcext:value-type="float">
            <text:p>1.834</text:p>
          </table:table-cell>
          <table:table-cell office:value-type="float" office:value="77" calcext:value-type="float">
            <text:p>77</text:p>
          </table:table-cell>
          <table:table-cell office:value-type="float" office:value="28.9" calcext:value-type="float">
            <text:p>28.9</text:p>
          </table:table-cell>
          <table:table-cell office:value-type="float" office:value="7.28" calcext:value-type="float">
            <text:p>7.28</text:p>
          </table:table-cell>
          <table:table-cell office:value-type="float" office:value="3.97" calcext:value-type="float">
            <text:p>3.97</text:p>
          </table:table-cell>
          <table:table-cell office:value-type="float" office:value="1.834" calcext:value-type="float">
            <text:p>1.834</text:p>
          </table:table-cell>
          <table:table-cell office:value-type="float" office:value="77" calcext:value-type="float">
            <text:p>77</text:p>
          </table:table-cell>
          <table:table-cell table:formula="of:=[.F102]-[.K102]" office:value-type="float" office:value="0" calcext:value-type="float">
            <text:p>0</text:p>
          </table:table-cell>
          <table:table-cell table:formula="of:=[.M102]*[.N$2]+(1-[.N$2])*[.N101]" office:value-type="float" office:value="0.00174045642858699" calcext:value-type="float">
            <text:p>0.00174045642858699</text:p>
          </table:table-cell>
        </table:table-row>
        <table:table-row table:style-name="ro1">
          <table:table-cell office:value-type="float" office:value="247.502" calcext:value-type="float">
            <text:p>247.5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28" calcext:value-type="float">
            <text:p>7.28</text:p>
          </table:table-cell>
          <table:table-cell office:value-type="float" office:value="3.96" calcext:value-type="float">
            <text:p>3.96</text:p>
          </table:table-cell>
          <table:table-cell office:value-type="float" office:value="1.838" calcext:value-type="float">
            <text:p>1.838</text:p>
          </table:table-cell>
          <table:table-cell office:value-type="float" office:value="77.8" calcext:value-type="float">
            <text:p>77.8</text:p>
          </table:table-cell>
          <table:table-cell office:value-type="float" office:value="28.9" calcext:value-type="float">
            <text:p>28.9</text:p>
          </table:table-cell>
          <table:table-cell office:value-type="float" office:value="7.28" calcext:value-type="float">
            <text:p>7.28</text:p>
          </table:table-cell>
          <table:table-cell office:value-type="float" office:value="3.97" calcext:value-type="float">
            <text:p>3.97</text:p>
          </table:table-cell>
          <table:table-cell office:value-type="float" office:value="1.834" calcext:value-type="float">
            <text:p>1.834</text:p>
          </table:table-cell>
          <table:table-cell office:value-type="float" office:value="77" calcext:value-type="float">
            <text:p>77</text:p>
          </table:table-cell>
          <table:table-cell table:formula="of:=[.F103]-[.K103]" office:value-type="float" office:value="0.004" calcext:value-type="float">
            <text:p>0.004</text:p>
          </table:table-cell>
          <table:table-cell table:formula="of:=[.M103]*[.N$2]+(1-[.N$2])*[.N102]" office:value-type="float" office:value="0.00196641078572829" calcext:value-type="float">
            <text:p>0.00196641078572829</text:p>
          </table:table-cell>
        </table:table-row>
        <table:table-row table:style-name="ro1">
          <table:table-cell office:value-type="float" office:value="250.002" calcext:value-type="float">
            <text:p>250.002</text:p>
          </table:table-cell>
          <table:table-cell office:value-type="string" calcext:value-type="string">
            <text:p>warmUp</text:p>
          </table:table-cell>
          <table:table-cell office:value-type="float" office:value="28.94" calcext:value-type="float">
            <text:p>28.94</text:p>
          </table:table-cell>
          <table:table-cell office:value-type="float" office:value="7.29" calcext:value-type="float">
            <text:p>7.29</text:p>
          </table:table-cell>
          <table:table-cell office:value-type="float" office:value="3.97" calcext:value-type="float">
            <text:p>3.97</text:p>
          </table:table-cell>
          <table:table-cell office:value-type="float" office:value="1.836" calcext:value-type="float">
            <text:p>1.836</text:p>
          </table:table-cell>
          <table:table-cell office:value-type="float" office:value="77.5" calcext:value-type="float">
            <text:p>77.5</text:p>
          </table:table-cell>
          <table:table-cell office:value-type="float" office:value="28.83" calcext:value-type="float">
            <text:p>28.83</text:p>
          </table:table-cell>
          <table:table-cell office:value-type="float" office:value="7.28" calcext:value-type="float">
            <text:p>7.28</text:p>
          </table:table-cell>
          <table:table-cell office:value-type="float" office:value="3.96" calcext:value-type="float">
            <text:p>3.96</text:p>
          </table:table-cell>
          <table:table-cell office:value-type="float" office:value="1.838" calcext:value-type="float">
            <text:p>1.838</text:p>
          </table:table-cell>
          <table:table-cell office:value-type="float" office:value="77.8" calcext:value-type="float">
            <text:p>77.8</text:p>
          </table:table-cell>
          <table:table-cell table:formula="of:=[.F104]-[.K104]" office:value-type="float" office:value="-0.002" calcext:value-type="float">
            <text:p>-0.002</text:p>
          </table:table-cell>
          <table:table-cell table:formula="of:=[.M104]*[.N$2]+(1-[.N$2])*[.N103]" office:value-type="float" office:value="0.00156976970715546" calcext:value-type="float">
            <text:p>0.00156976970715546</text:p>
          </table:table-cell>
        </table:table-row>
        <table:table-row table:style-name="ro1">
          <table:table-cell office:value-type="float" office:value="252.502" calcext:value-type="float">
            <text:p>252.5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28" calcext:value-type="float">
            <text:p>7.28</text:p>
          </table:table-cell>
          <table:table-cell office:value-type="float" office:value="3.96" calcext:value-type="float">
            <text:p>3.96</text:p>
          </table:table-cell>
          <table:table-cell office:value-type="float" office:value="1.838" calcext:value-type="float">
            <text:p>1.838</text:p>
          </table:table-cell>
          <table:table-cell office:value-type="float" office:value="77.8" calcext:value-type="float">
            <text:p>77.8</text:p>
          </table:table-cell>
          <table:table-cell office:value-type="float" office:value="28.94" calcext:value-type="float">
            <text:p>28.94</text:p>
          </table:table-cell>
          <table:table-cell office:value-type="float" office:value="7.29" calcext:value-type="float">
            <text:p>7.29</text:p>
          </table:table-cell>
          <table:table-cell office:value-type="float" office:value="3.97" calcext:value-type="float">
            <text:p>3.97</text:p>
          </table:table-cell>
          <table:table-cell office:value-type="float" office:value="1.836" calcext:value-type="float">
            <text:p>1.836</text:p>
          </table:table-cell>
          <table:table-cell office:value-type="float" office:value="77.5" calcext:value-type="float">
            <text:p>77.5</text:p>
          </table:table-cell>
          <table:table-cell table:formula="of:=[.F105]-[.K105]" office:value-type="float" office:value="0.002" calcext:value-type="float">
            <text:p>0.002</text:p>
          </table:table-cell>
          <table:table-cell table:formula="of:=[.M105]*[.N$2]+(1-[.N$2])*[.N104]" office:value-type="float" office:value="0.00161279273643992" calcext:value-type="float">
            <text:p>0.00161279273643992</text:p>
          </table:table-cell>
        </table:table-row>
        <table:table-row table:style-name="ro1">
          <table:table-cell office:value-type="float" office:value="255.001" calcext:value-type="float">
            <text:p>255.001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29" calcext:value-type="float">
            <text:p>7.29</text:p>
          </table:table-cell>
          <table:table-cell office:value-type="float" office:value="3.96" calcext:value-type="float">
            <text:p>3.96</text:p>
          </table:table-cell>
          <table:table-cell office:value-type="float" office:value="1.841" calcext:value-type="float">
            <text:p>1.841</text:p>
          </table:table-cell>
          <table:table-cell office:value-type="float" office:value="78.2" calcext:value-type="float">
            <text:p>78.2</text:p>
          </table:table-cell>
          <table:table-cell office:value-type="float" office:value="28.83" calcext:value-type="float">
            <text:p>28.83</text:p>
          </table:table-cell>
          <table:table-cell office:value-type="float" office:value="7.28" calcext:value-type="float">
            <text:p>7.28</text:p>
          </table:table-cell>
          <table:table-cell office:value-type="float" office:value="3.96" calcext:value-type="float">
            <text:p>3.96</text:p>
          </table:table-cell>
          <table:table-cell office:value-type="float" office:value="1.838" calcext:value-type="float">
            <text:p>1.838</text:p>
          </table:table-cell>
          <table:table-cell office:value-type="float" office:value="77.8" calcext:value-type="float">
            <text:p>77.8</text:p>
          </table:table-cell>
          <table:table-cell table:formula="of:=[.F106]-[.K106]" office:value-type="float" office:value="0.00299999999999989" calcext:value-type="float">
            <text:p>0.00299999999999989</text:p>
          </table:table-cell>
          <table:table-cell table:formula="of:=[.M106]*[.N$2]+(1-[.N$2])*[.N105]" office:value-type="float" office:value="0.00175151346279591" calcext:value-type="float">
            <text:p>0.00175151346279591</text:p>
          </table:table-cell>
        </table:table-row>
        <table:table-row table:style-name="ro1">
          <table:table-cell office:value-type="float" office:value="257.502" calcext:value-type="float">
            <text:p>257.5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29" calcext:value-type="float">
            <text:p>7.29</text:p>
          </table:table-cell>
          <table:table-cell office:value-type="float" office:value="3.96" calcext:value-type="float">
            <text:p>3.96</text:p>
          </table:table-cell>
          <table:table-cell office:value-type="float" office:value="1.841" calcext:value-type="float">
            <text:p>1.841</text:p>
          </table:table-cell>
          <table:table-cell office:value-type="float" office:value="78.2" calcext:value-type="float">
            <text:p>78.2</text:p>
          </table:table-cell>
          <table:table-cell office:value-type="float" office:value="28.87" calcext:value-type="float">
            <text:p>28.87</text:p>
          </table:table-cell>
          <table:table-cell office:value-type="float" office:value="7.29" calcext:value-type="float">
            <text:p>7.29</text:p>
          </table:table-cell>
          <table:table-cell office:value-type="float" office:value="3.96" calcext:value-type="float">
            <text:p>3.96</text:p>
          </table:table-cell>
          <table:table-cell office:value-type="float" office:value="1.841" calcext:value-type="float">
            <text:p>1.841</text:p>
          </table:table-cell>
          <table:table-cell office:value-type="float" office:value="78.2" calcext:value-type="float">
            <text:p>78.2</text:p>
          </table:table-cell>
          <table:table-cell table:formula="of:=[.F107]-[.K107]" office:value-type="float" office:value="0" calcext:value-type="float">
            <text:p>0</text:p>
          </table:table-cell>
          <table:table-cell table:formula="of:=[.M107]*[.N$2]+(1-[.N$2])*[.N106]" office:value-type="float" office:value="0.00157636211651632" calcext:value-type="float">
            <text:p>0.00157636211651632</text:p>
          </table:table-cell>
        </table:table-row>
        <table:table-row table:style-name="ro1">
          <table:table-cell office:value-type="float" office:value="260.002" calcext:value-type="float">
            <text:p>26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office:value-type="float" office:value="28.87" calcext:value-type="float">
            <text:p>28.87</text:p>
          </table:table-cell>
          <table:table-cell office:value-type="float" office:value="7.29" calcext:value-type="float">
            <text:p>7.29</text:p>
          </table:table-cell>
          <table:table-cell office:value-type="float" office:value="3.96" calcext:value-type="float">
            <text:p>3.96</text:p>
          </table:table-cell>
          <table:table-cell office:value-type="float" office:value="1.841" calcext:value-type="float">
            <text:p>1.841</text:p>
          </table:table-cell>
          <table:table-cell office:value-type="float" office:value="78.2" calcext:value-type="float">
            <text:p>78.2</text:p>
          </table:table-cell>
          <table:table-cell table:formula="of:=[.F108]-[.K108]" office:value-type="float" office:value="0.00500000000000012" calcext:value-type="float">
            <text:p>0.00500000000000012</text:p>
          </table:table-cell>
          <table:table-cell table:formula="of:=[.M108]*[.N$2]+(1-[.N$2])*[.N107]" office:value-type="float" office:value="0.0019187259048647" calcext:value-type="float">
            <text:p>0.0019187259048647</text:p>
          </table:table-cell>
        </table:table-row>
        <table:table-row table:style-name="ro1">
          <table:table-cell office:value-type="float" office:value="262.502" calcext:value-type="float">
            <text:p>26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table:formula="of:=[.F109]-[.K109]" office:value-type="float" office:value="0" calcext:value-type="float">
            <text:p>0</text:p>
          </table:table-cell>
          <table:table-cell table:formula="of:=[.M109]*[.N$2]+(1-[.N$2])*[.N108]" office:value-type="float" office:value="0.00172685331437823" calcext:value-type="float">
            <text:p>0.00172685331437823</text:p>
          </table:table-cell>
        </table:table-row>
        <table:table-row table:style-name="ro1">
          <table:table-cell office:value-type="float" office:value="265.002" calcext:value-type="float">
            <text:p>26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table:formula="of:=[.F110]-[.K110]" office:value-type="float" office:value="0" calcext:value-type="float">
            <text:p>0</text:p>
          </table:table-cell>
          <table:table-cell table:formula="of:=[.M110]*[.N$2]+(1-[.N$2])*[.N109]" office:value-type="float" office:value="0.00155416798294041" calcext:value-type="float">
            <text:p>0.00155416798294041</text:p>
          </table:table-cell>
        </table:table-row>
        <table:table-row table:style-name="ro1">
          <table:table-cell office:value-type="float" office:value="267.502" calcext:value-type="float">
            <text:p>267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29" calcext:value-type="float">
            <text:p>7.29</text:p>
          </table:table-cell>
          <table:table-cell office:value-type="float" office:value="3.94" calcext:value-type="float">
            <text:p>3.94</text:p>
          </table:table-cell>
          <table:table-cell office:value-type="float" office:value="1.85" calcext:value-type="float">
            <text:p>1.85</text:p>
          </table:table-cell>
          <table:table-cell office:value-type="float" office:value="79.8" calcext:value-type="float">
            <text:p>79.8</text:p>
          </table:table-cell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3.95" calcext:value-type="float">
            <text:p>3.95</text:p>
          </table:table-cell>
          <table:table-cell office:value-type="float" office:value="1.846" calcext:value-type="float">
            <text:p>1.846</text:p>
          </table:table-cell>
          <table:table-cell office:value-type="float" office:value="79" calcext:value-type="float">
            <text:p>79</text:p>
          </table:table-cell>
          <table:table-cell table:formula="of:=[.F111]-[.K111]" office:value-type="float" office:value="0.004" calcext:value-type="float">
            <text:p>0.004</text:p>
          </table:table-cell>
          <table:table-cell table:formula="of:=[.M111]*[.N$2]+(1-[.N$2])*[.N110]" office:value-type="float" office:value="0.00179875118464637" calcext:value-type="float">
            <text:p>0.00179875118464637</text:p>
          </table:table-cell>
        </table:table-row>
        <table:table-row table:style-name="ro1">
          <table:table-cell office:value-type="float" office:value="270.002" calcext:value-type="float">
            <text:p>270.0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31" calcext:value-type="float">
            <text:p>7.31</text:p>
          </table:table-cell>
          <table:table-cell office:value-type="float" office:value="3.95" calcext:value-type="float">
            <text:p>3.95</text:p>
          </table:table-cell>
          <table:table-cell office:value-type="float" office:value="1.851" calcext:value-type="float">
            <text:p>1.851</text:p>
          </table:table-cell>
          <table:table-cell office:value-type="float" office:value="79.9" calcext:value-type="float">
            <text:p>79.9</text:p>
          </table:table-cell>
          <table:table-cell office:value-type="float" office:value="28.72" calcext:value-type="float">
            <text:p>28.72</text:p>
          </table:table-cell>
          <table:table-cell office:value-type="float" office:value="7.29" calcext:value-type="float">
            <text:p>7.29</text:p>
          </table:table-cell>
          <table:table-cell office:value-type="float" office:value="3.94" calcext:value-type="float">
            <text:p>3.94</text:p>
          </table:table-cell>
          <table:table-cell office:value-type="float" office:value="1.85" calcext:value-type="float">
            <text:p>1.85</text:p>
          </table:table-cell>
          <table:table-cell office:value-type="float" office:value="79.8" calcext:value-type="float">
            <text:p>79.8</text:p>
          </table:table-cell>
          <table:table-cell table:formula="of:=[.F112]-[.K112]" office:value-type="float" office:value="0.00099999999999989" calcext:value-type="float">
            <text:p>0.00099999999999989</text:p>
          </table:table-cell>
          <table:table-cell table:formula="of:=[.M112]*[.N$2]+(1-[.N$2])*[.N111]" office:value-type="float" office:value="0.00171887606618172" calcext:value-type="float">
            <text:p>0.00171887606618172</text:p>
          </table:table-cell>
        </table:table-row>
        <table:table-row table:style-name="ro1">
          <table:table-cell office:value-type="float" office:value="272.501" calcext:value-type="float">
            <text:p>272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3" calcext:value-type="float">
            <text:p>7.3</text:p>
          </table:table-cell>
          <table:table-cell office:value-type="float" office:value="3.94" calcext:value-type="float">
            <text:p>3.94</text:p>
          </table:table-cell>
          <table:table-cell office:value-type="float" office:value="1.853" calcext:value-type="float">
            <text:p>1.853</text:p>
          </table:table-cell>
          <table:table-cell office:value-type="float" office:value="80.3" calcext:value-type="float">
            <text:p>80.3</text:p>
          </table:table-cell>
          <table:table-cell office:value-type="float" office:value="28.87" calcext:value-type="float">
            <text:p>28.87</text:p>
          </table:table-cell>
          <table:table-cell office:value-type="float" office:value="7.31" calcext:value-type="float">
            <text:p>7.31</text:p>
          </table:table-cell>
          <table:table-cell office:value-type="float" office:value="3.95" calcext:value-type="float">
            <text:p>3.95</text:p>
          </table:table-cell>
          <table:table-cell office:value-type="float" office:value="1.851" calcext:value-type="float">
            <text:p>1.851</text:p>
          </table:table-cell>
          <table:table-cell office:value-type="float" office:value="79.9" calcext:value-type="float">
            <text:p>79.9</text:p>
          </table:table-cell>
          <table:table-cell table:formula="of:=[.F113]-[.K113]" office:value-type="float" office:value="0.002" calcext:value-type="float">
            <text:p>0.002</text:p>
          </table:table-cell>
          <table:table-cell table:formula="of:=[.M113]*[.N$2]+(1-[.N$2])*[.N112]" office:value-type="float" office:value="0.00174698845956355" calcext:value-type="float">
            <text:p>0.00174698845956355</text:p>
          </table:table-cell>
        </table:table-row>
        <table:table-row table:style-name="ro1">
          <table:table-cell office:value-type="float" office:value="275.002" calcext:value-type="float">
            <text:p>27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32" calcext:value-type="float">
            <text:p>7.32</text:p>
          </table:table-cell>
          <table:table-cell office:value-type="float" office:value="3.95" calcext:value-type="float">
            <text:p>3.95</text:p>
          </table:table-cell>
          <table:table-cell office:value-type="float" office:value="1.853" calcext:value-type="float">
            <text:p>1.853</text:p>
          </table:table-cell>
          <table:table-cell office:value-type="float" office:value="80.3" calcext:value-type="float">
            <text:p>80.3</text:p>
          </table:table-cell>
          <table:table-cell office:value-type="float" office:value="28.76" calcext:value-type="float">
            <text:p>28.76</text:p>
          </table:table-cell>
          <table:table-cell office:value-type="float" office:value="7.3" calcext:value-type="float">
            <text:p>7.3</text:p>
          </table:table-cell>
          <table:table-cell office:value-type="float" office:value="3.94" calcext:value-type="float">
            <text:p>3.94</text:p>
          </table:table-cell>
          <table:table-cell office:value-type="float" office:value="1.853" calcext:value-type="float">
            <text:p>1.853</text:p>
          </table:table-cell>
          <table:table-cell office:value-type="float" office:value="80.3" calcext:value-type="float">
            <text:p>80.3</text:p>
          </table:table-cell>
          <table:table-cell table:formula="of:=[.F114]-[.K114]" office:value-type="float" office:value="0" calcext:value-type="float">
            <text:p>0</text:p>
          </table:table-cell>
          <table:table-cell table:formula="of:=[.M114]*[.N$2]+(1-[.N$2])*[.N113]" office:value-type="float" office:value="0.00157228961360719" calcext:value-type="float">
            <text:p>0.00157228961360719</text:p>
          </table:table-cell>
        </table:table-row>
        <table:table-row table:style-name="ro1">
          <table:table-cell office:value-type="float" office:value="277.502" calcext:value-type="float">
            <text:p>2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32" calcext:value-type="float">
            <text:p>7.32</text:p>
          </table:table-cell>
          <table:table-cell office:value-type="float" office:value="3.94" calcext:value-type="float">
            <text:p>3.94</text:p>
          </table:table-cell>
          <table:table-cell office:value-type="float" office:value="1.858" calcext:value-type="float">
            <text:p>1.858</text:p>
          </table:table-cell>
          <table:table-cell office:value-type="float" office:value="81.1" calcext:value-type="float">
            <text:p>81.1</text:p>
          </table:table-cell>
          <table:table-cell office:value-type="float" office:value="28.91" calcext:value-type="float">
            <text:p>28.91</text:p>
          </table:table-cell>
          <table:table-cell office:value-type="float" office:value="7.32" calcext:value-type="float">
            <text:p>7.32</text:p>
          </table:table-cell>
          <table:table-cell office:value-type="float" office:value="3.95" calcext:value-type="float">
            <text:p>3.95</text:p>
          </table:table-cell>
          <table:table-cell office:value-type="float" office:value="1.853" calcext:value-type="float">
            <text:p>1.853</text:p>
          </table:table-cell>
          <table:table-cell office:value-type="float" office:value="80.3" calcext:value-type="float">
            <text:p>80.3</text:p>
          </table:table-cell>
          <table:table-cell table:formula="of:=[.F115]-[.K115]" office:value-type="float" office:value="0.00500000000000012" calcext:value-type="float">
            <text:p>0.00500000000000012</text:p>
          </table:table-cell>
          <table:table-cell table:formula="of:=[.M115]*[.N$2]+(1-[.N$2])*[.N114]" office:value-type="float" office:value="0.00191506065224649" calcext:value-type="float">
            <text:p>0.00191506065224649</text:p>
          </table:table-cell>
        </table:table-row>
        <table:table-row table:style-name="ro1">
          <table:table-cell office:value-type="float" office:value="280.002" calcext:value-type="float">
            <text:p>280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33" calcext:value-type="float">
            <text:p>7.33</text:p>
          </table:table-cell>
          <table:table-cell office:value-type="float" office:value="3.95" calcext:value-type="float">
            <text:p>3.95</text:p>
          </table:table-cell>
          <table:table-cell office:value-type="float" office:value="1.856" calcext:value-type="float">
            <text:p>1.856</text:p>
          </table:table-cell>
          <table:table-cell office:value-type="float" office:value="80.8" calcext:value-type="float">
            <text:p>80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32" calcext:value-type="float">
            <text:p>7.32</text:p>
          </table:table-cell>
          <table:table-cell office:value-type="float" office:value="3.94" calcext:value-type="float">
            <text:p>3.94</text:p>
          </table:table-cell>
          <table:table-cell office:value-type="float" office:value="1.858" calcext:value-type="float">
            <text:p>1.858</text:p>
          </table:table-cell>
          <table:table-cell office:value-type="float" office:value="81.1" calcext:value-type="float">
            <text:p>81.1</text:p>
          </table:table-cell>
          <table:table-cell table:formula="of:=[.F116]-[.K116]" office:value-type="float" office:value="-0.002" calcext:value-type="float">
            <text:p>-0.002</text:p>
          </table:table-cell>
          <table:table-cell table:formula="of:=[.M116]*[.N$2]+(1-[.N$2])*[.N115]" office:value-type="float" office:value="0.00152355458702184" calcext:value-type="float">
            <text:p>0.00152355458702184</text:p>
          </table:table-cell>
        </table:table-row>
        <table:table-row table:style-name="ro1">
          <table:table-cell office:value-type="float" office:value="282.502" calcext:value-type="float">
            <text:p>28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32" calcext:value-type="float">
            <text:p>7.32</text:p>
          </table:table-cell>
          <table:table-cell office:value-type="float" office:value="3.94" calcext:value-type="float">
            <text:p>3.94</text:p>
          </table:table-cell>
          <table:table-cell office:value-type="float" office:value="1.858" calcext:value-type="float">
            <text:p>1.858</text:p>
          </table:table-cell>
          <table:table-cell office:value-type="float" office:value="81.1" calcext:value-type="float">
            <text:p>81.1</text:p>
          </table:table-cell>
          <table:table-cell office:value-type="float" office:value="28.95" calcext:value-type="float">
            <text:p>28.95</text:p>
          </table:table-cell>
          <table:table-cell office:value-type="float" office:value="7.33" calcext:value-type="float">
            <text:p>7.33</text:p>
          </table:table-cell>
          <table:table-cell office:value-type="float" office:value="3.95" calcext:value-type="float">
            <text:p>3.95</text:p>
          </table:table-cell>
          <table:table-cell office:value-type="float" office:value="1.856" calcext:value-type="float">
            <text:p>1.856</text:p>
          </table:table-cell>
          <table:table-cell office:value-type="float" office:value="80.8" calcext:value-type="float">
            <text:p>80.8</text:p>
          </table:table-cell>
          <table:table-cell table:formula="of:=[.F117]-[.K117]" office:value-type="float" office:value="0.002" calcext:value-type="float">
            <text:p>0.002</text:p>
          </table:table-cell>
          <table:table-cell table:formula="of:=[.M117]*[.N$2]+(1-[.N$2])*[.N116]" office:value-type="float" office:value="0.00157119912831965" calcext:value-type="float">
            <text:p>0.00157119912831965</text:p>
          </table:table-cell>
        </table:table-row>
        <table:table-row table:style-name="ro1">
          <table:table-cell office:value-type="float" office:value="285.002" calcext:value-type="float">
            <text:p>28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32" calcext:value-type="float">
            <text:p>7.32</text:p>
          </table:table-cell>
          <table:table-cell office:value-type="float" office:value="3.94" calcext:value-type="float">
            <text:p>3.94</text:p>
          </table:table-cell>
          <table:table-cell office:value-type="float" office:value="1.858" calcext:value-type="float">
            <text:p>1.858</text:p>
          </table:table-cell>
          <table:table-cell office:value-type="float" office:value="81.1" calcext:value-type="float">
            <text:p>81.1</text:p>
          </table:table-cell>
          <table:table-cell table:formula="of:=[.F118]-[.K118]" office:value-type="float" office:value="0.002" calcext:value-type="float">
            <text:p>0.002</text:p>
          </table:table-cell>
          <table:table-cell table:formula="of:=[.M118]*[.N$2]+(1-[.N$2])*[.N117]" office:value-type="float" office:value="0.00161407921548769" calcext:value-type="float">
            <text:p>0.00161407921548769</text:p>
          </table:table-cell>
        </table:table-row>
        <table:table-row table:style-name="ro1">
          <table:table-cell office:value-type="float" office:value="287.502" calcext:value-type="float">
            <text:p>2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table:formula="of:=[.F119]-[.K119]" office:value-type="float" office:value="0" calcext:value-type="float">
            <text:p>0</text:p>
          </table:table-cell>
          <table:table-cell table:formula="of:=[.M119]*[.N$2]+(1-[.N$2])*[.N118]" office:value-type="float" office:value="0.00145267129393892" calcext:value-type="float">
            <text:p>0.00145267129393892</text:p>
          </table:table-cell>
        </table:table-row>
        <table:table-row table:style-name="ro1">
          <table:table-cell office:value-type="float" office:value="290.001" calcext:value-type="float">
            <text:p>29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table:formula="of:=[.F120]-[.K120]" office:value-type="float" office:value="0" calcext:value-type="float">
            <text:p>0</text:p>
          </table:table-cell>
          <table:table-cell table:formula="of:=[.M120]*[.N$2]+(1-[.N$2])*[.N119]" office:value-type="float" office:value="0.00130740416454503" calcext:value-type="float">
            <text:p>0.00130740416454503</text:p>
          </table:table-cell>
        </table:table-row>
        <table:table-row table:style-name="ro1">
          <table:table-cell office:value-type="float" office:value="292.502" calcext:value-type="float">
            <text:p>292.502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33" calcext:value-type="float">
            <text:p>7.33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81.6" calcext:value-type="float">
            <text:p>81.6</text:p>
          </table:table-cell>
          <table:table-cell table:formula="of:=[.F121]-[.K121]" office:value-type="float" office:value="0.00499999999999989" calcext:value-type="float">
            <text:p>0.00499999999999989</text:p>
          </table:table-cell>
          <table:table-cell table:formula="of:=[.M121]*[.N$2]+(1-[.N$2])*[.N120]" office:value-type="float" office:value="0.00167666374809051" calcext:value-type="float">
            <text:p>0.00167666374809051</text:p>
          </table:table-cell>
        </table:table-row>
        <table:table-row table:style-name="ro1">
          <table:table-cell office:value-type="float" office:value="295.001" calcext:value-type="float">
            <text:p>295.001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table:formula="of:=[.F122]-[.K122]" office:value-type="float" office:value="0" calcext:value-type="float">
            <text:p>0</text:p>
          </table:table-cell>
          <table:table-cell table:formula="of:=[.M122]*[.N$2]+(1-[.N$2])*[.N121]" office:value-type="float" office:value="0.00150899737328146" calcext:value-type="float">
            <text:p>0.00150899737328146</text:p>
          </table:table-cell>
        </table:table-row>
        <table:table-row table:style-name="ro1">
          <table:table-cell office:value-type="float" office:value="297.501" calcext:value-type="float">
            <text:p>297.501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table:formula="of:=[.F123]-[.K123]" office:value-type="float" office:value="0" calcext:value-type="float">
            <text:p>0</text:p>
          </table:table-cell>
          <table:table-cell table:formula="of:=[.M123]*[.N$2]+(1-[.N$2])*[.N122]" office:value-type="float" office:value="0.00135809763595332" calcext:value-type="float">
            <text:p>0.00135809763595332</text:p>
          </table:table-cell>
        </table:table-row>
        <table:table-row table:style-name="ro1">
          <table:table-cell office:value-type="float" office:value="300.001" calcext:value-type="float">
            <text:p>300.001</text:p>
          </table:table-cell>
          <table:table-cell office:value-type="string" calcext:value-type="string">
            <text:p>warmUp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table:formula="of:=[.F124]-[.K124]" office:value-type="float" office:value="0" calcext:value-type="float">
            <text:p>0</text:p>
          </table:table-cell>
          <table:table-cell table:formula="of:=[.M124]*[.N$2]+(1-[.N$2])*[.N123]" office:value-type="float" office:value="0.00122228787235799" calcext:value-type="float">
            <text:p>0.00122228787235799</text:p>
          </table:table-cell>
        </table:table-row>
        <table:table-row table:style-name="ro1">
          <table:table-cell office:value-type="float" office:value="302.501" calcext:value-type="float">
            <text:p>302.501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33" calcext:value-type="float">
            <text:p>7.33</text:p>
          </table:table-cell>
          <table:table-cell office:value-type="float" office:value="3.92" calcext:value-type="float">
            <text:p>3.92</text:p>
          </table:table-cell>
          <table:table-cell office:value-type="float" office:value="1.87" calcext:value-type="float">
            <text:p>1.87</text:p>
          </table:table-cell>
          <table:table-cell office:value-type="float" office:value="83.2" calcext:value-type="float">
            <text:p>83.2</text:p>
          </table:table-cell>
          <table:table-cell office:value-type="float" office:value="28.81" calcext:value-type="float">
            <text:p>28.81</text:p>
          </table:table-cell>
          <table:table-cell office:value-type="float" office:value="7.33" calcext:value-type="float">
            <text:p>7.33</text:p>
          </table:table-cell>
          <table:table-cell office:value-type="float" office:value="3.93" calcext:value-type="float">
            <text:p>3.93</text:p>
          </table:table-cell>
          <table:table-cell office:value-type="float" office:value="1.865" calcext:value-type="float">
            <text:p>1.865</text:p>
          </table:table-cell>
          <table:table-cell office:value-type="float" office:value="82.4" calcext:value-type="float">
            <text:p>82.4</text:p>
          </table:table-cell>
          <table:table-cell table:formula="of:=[.F125]-[.K125]" office:value-type="float" office:value="0.00500000000000012" calcext:value-type="float">
            <text:p>0.00500000000000012</text:p>
          </table:table-cell>
          <table:table-cell table:formula="of:=[.M125]*[.N$2]+(1-[.N$2])*[.N124]" office:value-type="float" office:value="0.0016000590851222" calcext:value-type="float">
            <text:p>0.0016000590851222</text:p>
          </table:table-cell>
        </table:table-row>
        <table:table-row table:style-name="ro1">
          <table:table-cell office:value-type="float" office:value="305.002" calcext:value-type="float">
            <text:p>305.002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34" calcext:value-type="float">
            <text:p>7.34</text:p>
          </table:table-cell>
          <table:table-cell office:value-type="float" office:value="3.93" calcext:value-type="float">
            <text:p>3.93</text:p>
          </table:table-cell>
          <table:table-cell office:value-type="float" office:value="1.868" calcext:value-type="float">
            <text:p>1.868</text:p>
          </table:table-cell>
          <table:table-cell office:value-type="float" office:value="82.8" calcext:value-type="float">
            <text:p>82.8</text:p>
          </table:table-cell>
          <table:table-cell office:value-type="float" office:value="28.73" calcext:value-type="float">
            <text:p>28.73</text:p>
          </table:table-cell>
          <table:table-cell office:value-type="float" office:value="7.33" calcext:value-type="float">
            <text:p>7.33</text:p>
          </table:table-cell>
          <table:table-cell office:value-type="float" office:value="3.92" calcext:value-type="float">
            <text:p>3.92</text:p>
          </table:table-cell>
          <table:table-cell office:value-type="float" office:value="1.87" calcext:value-type="float">
            <text:p>1.87</text:p>
          </table:table-cell>
          <table:table-cell office:value-type="float" office:value="83.2" calcext:value-type="float">
            <text:p>83.2</text:p>
          </table:table-cell>
          <table:table-cell table:formula="of:=[.F126]-[.K126]" office:value-type="float" office:value="-0.002" calcext:value-type="float">
            <text:p>-0.002</text:p>
          </table:table-cell>
          <table:table-cell table:formula="of:=[.M126]*[.N$2]+(1-[.N$2])*[.N125]" office:value-type="float" office:value="0.00124005317660998" calcext:value-type="float">
            <text:p>0.00124005317660998</text:p>
          </table:table-cell>
        </table:table-row>
        <table:table-row table:style-name="ro1">
          <table:table-cell office:value-type="float" office:value="307.502" calcext:value-type="float">
            <text:p>307.502</text:p>
          </table:table-cell>
          <table:table-cell office:value-type="string" calcext:value-type="string">
            <text:p>warmUp</text:p>
          </table:table-cell>
          <table:table-cell office:value-type="float" office:value="28.66" calcext:value-type="float">
            <text:p>28.66</text:p>
          </table:table-cell>
          <table:table-cell office:value-type="float" office:value="7.33" calcext:value-type="float">
            <text:p>7.33</text:p>
          </table:table-cell>
          <table:table-cell office:value-type="float" office:value="3.91" calcext:value-type="float">
            <text:p>3.91</text:p>
          </table:table-cell>
          <table:table-cell office:value-type="float" office:value="1.875" calcext:value-type="float">
            <text:p>1.875</text:p>
          </table:table-cell>
          <table:table-cell office:value-type="float" office:value="84" calcext:value-type="float">
            <text:p>84</text:p>
          </table:table-cell>
          <table:table-cell office:value-type="float" office:value="28.85" calcext:value-type="float">
            <text:p>28.85</text:p>
          </table:table-cell>
          <table:table-cell office:value-type="float" office:value="7.34" calcext:value-type="float">
            <text:p>7.34</text:p>
          </table:table-cell>
          <table:table-cell office:value-type="float" office:value="3.93" calcext:value-type="float">
            <text:p>3.93</text:p>
          </table:table-cell>
          <table:table-cell office:value-type="float" office:value="1.868" calcext:value-type="float">
            <text:p>1.868</text:p>
          </table:table-cell>
          <table:table-cell office:value-type="float" office:value="82.8" calcext:value-type="float">
            <text:p>82.8</text:p>
          </table:table-cell>
          <table:table-cell table:formula="of:=[.F127]-[.K127]" office:value-type="float" office:value="0.0069999999999999" calcext:value-type="float">
            <text:p>0.0069999999999999</text:p>
          </table:table-cell>
          <table:table-cell table:formula="of:=[.M127]*[.N$2]+(1-[.N$2])*[.N126]" office:value-type="float" office:value="0.00181604785894897" calcext:value-type="float">
            <text:p>0.00181604785894897</text:p>
          </table:table-cell>
        </table:table-row>
        <table:table-row table:style-name="ro1">
          <table:table-cell office:value-type="float" office:value="310.002" calcext:value-type="float">
            <text:p>31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36" calcext:value-type="float">
            <text:p>7.36</text:p>
          </table:table-cell>
          <table:table-cell office:value-type="float" office:value="3.93" calcext:value-type="float">
            <text:p>3.93</text:p>
          </table:table-cell>
          <table:table-cell office:value-type="float" office:value="1.873" calcext:value-type="float">
            <text:p>1.873</text:p>
          </table:table-cell>
          <table:table-cell office:value-type="float" office:value="83.7" calcext:value-type="float">
            <text:p>83.7</text:p>
          </table:table-cell>
          <table:table-cell office:value-type="float" office:value="28.66" calcext:value-type="float">
            <text:p>28.66</text:p>
          </table:table-cell>
          <table:table-cell office:value-type="float" office:value="7.33" calcext:value-type="float">
            <text:p>7.33</text:p>
          </table:table-cell>
          <table:table-cell office:value-type="float" office:value="3.91" calcext:value-type="float">
            <text:p>3.91</text:p>
          </table:table-cell>
          <table:table-cell office:value-type="float" office:value="1.875" calcext:value-type="float">
            <text:p>1.875</text:p>
          </table:table-cell>
          <table:table-cell office:value-type="float" office:value="84" calcext:value-type="float">
            <text:p>84</text:p>
          </table:table-cell>
          <table:table-cell table:formula="of:=[.F128]-[.K128]" office:value-type="float" office:value="-0.002" calcext:value-type="float">
            <text:p>-0.002</text:p>
          </table:table-cell>
          <table:table-cell table:formula="of:=[.M128]*[.N$2]+(1-[.N$2])*[.N127]" office:value-type="float" office:value="0.00143444307305407" calcext:value-type="float">
            <text:p>0.00143444307305407</text:p>
          </table:table-cell>
        </table:table-row>
        <table:table-row table:style-name="ro1">
          <table:table-cell office:value-type="float" office:value="312.502" calcext:value-type="float">
            <text:p>312.5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34" calcext:value-type="float">
            <text:p>7.34</text:p>
          </table:table-cell>
          <table:table-cell office:value-type="float" office:value="3.92" calcext:value-type="float">
            <text:p>3.92</text:p>
          </table:table-cell>
          <table:table-cell office:value-type="float" office:value="1.872" calcext:value-type="float">
            <text:p>1.872</text:p>
          </table:table-cell>
          <table:table-cell office:value-type="float" office:value="83.6" calcext:value-type="float">
            <text:p>83.6</text:p>
          </table:table-cell>
          <table:table-cell office:value-type="float" office:value="28.92" calcext:value-type="float">
            <text:p>28.92</text:p>
          </table:table-cell>
          <table:table-cell office:value-type="float" office:value="7.36" calcext:value-type="float">
            <text:p>7.36</text:p>
          </table:table-cell>
          <table:table-cell office:value-type="float" office:value="3.93" calcext:value-type="float">
            <text:p>3.93</text:p>
          </table:table-cell>
          <table:table-cell office:value-type="float" office:value="1.873" calcext:value-type="float">
            <text:p>1.873</text:p>
          </table:table-cell>
          <table:table-cell office:value-type="float" office:value="83.7" calcext:value-type="float">
            <text:p>83.7</text:p>
          </table:table-cell>
          <table:table-cell table:formula="of:=[.F129]-[.K129]" office:value-type="float" office:value="-0.00099999999999989" calcext:value-type="float">
            <text:p>-0.00099999999999989</text:p>
          </table:table-cell>
          <table:table-cell table:formula="of:=[.M129]*[.N$2]+(1-[.N$2])*[.N128]" office:value-type="float" office:value="0.00119099876574868" calcext:value-type="float">
            <text:p>0.00119099876574868</text:p>
          </table:table-cell>
        </table:table-row>
        <table:table-row table:style-name="ro1">
          <table:table-cell office:value-type="float" office:value="315.002" calcext:value-type="float">
            <text:p>315.002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7.34" calcext:value-type="float">
            <text:p>7.34</text:p>
          </table:table-cell>
          <table:table-cell office:value-type="float" office:value="3.91" calcext:value-type="float">
            <text:p>3.91</text:p>
          </table:table-cell>
          <table:table-cell office:value-type="float" office:value="1.877" calcext:value-type="float">
            <text:p>1.877</text:p>
          </table:table-cell>
          <table:table-cell office:value-type="float" office:value="84.4" calcext:value-type="float">
            <text:p>84.4</text:p>
          </table:table-cell>
          <table:table-cell office:value-type="float" office:value="28.77" calcext:value-type="float">
            <text:p>28.77</text:p>
          </table:table-cell>
          <table:table-cell office:value-type="float" office:value="7.34" calcext:value-type="float">
            <text:p>7.34</text:p>
          </table:table-cell>
          <table:table-cell office:value-type="float" office:value="3.92" calcext:value-type="float">
            <text:p>3.92</text:p>
          </table:table-cell>
          <table:table-cell office:value-type="float" office:value="1.872" calcext:value-type="float">
            <text:p>1.872</text:p>
          </table:table-cell>
          <table:table-cell office:value-type="float" office:value="83.6" calcext:value-type="float">
            <text:p>83.6</text:p>
          </table:table-cell>
          <table:table-cell table:formula="of:=[.F130]-[.K130]" office:value-type="float" office:value="0.00499999999999989" calcext:value-type="float">
            <text:p>0.00499999999999989</text:p>
          </table:table-cell>
          <table:table-cell table:formula="of:=[.M130]*[.N$2]+(1-[.N$2])*[.N129]" office:value-type="float" office:value="0.0015718988891738" calcext:value-type="float">
            <text:p>0.0015718988891738</text:p>
          </table:table-cell>
        </table:table-row>
        <table:table-row table:style-name="ro1">
          <table:table-cell office:value-type="float" office:value="317.502" calcext:value-type="float">
            <text:p>317.502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office:value-type="float" office:value="28.7" calcext:value-type="float">
            <text:p>28.7</text:p>
          </table:table-cell>
          <table:table-cell office:value-type="float" office:value="7.34" calcext:value-type="float">
            <text:p>7.34</text:p>
          </table:table-cell>
          <table:table-cell office:value-type="float" office:value="3.91" calcext:value-type="float">
            <text:p>3.91</text:p>
          </table:table-cell>
          <table:table-cell office:value-type="float" office:value="1.877" calcext:value-type="float">
            <text:p>1.877</text:p>
          </table:table-cell>
          <table:table-cell office:value-type="float" office:value="84.4" calcext:value-type="float">
            <text:p>84.4</text:p>
          </table:table-cell>
          <table:table-cell table:formula="of:=[.F131]-[.K131]" office:value-type="float" office:value="0.00099999999999989" calcext:value-type="float">
            <text:p>0.00099999999999989</text:p>
          </table:table-cell>
          <table:table-cell table:formula="of:=[.M131]*[.N$2]+(1-[.N$2])*[.N130]" office:value-type="float" office:value="0.00151470900025641" calcext:value-type="float">
            <text:p>0.00151470900025641</text:p>
          </table:table-cell>
        </table:table-row>
        <table:table-row table:style-name="ro1">
          <table:table-cell office:value-type="float" office:value="320.002" calcext:value-type="float">
            <text:p>320.002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table:formula="of:=[.F132]-[.K132]" office:value-type="float" office:value="0" calcext:value-type="float">
            <text:p>0</text:p>
          </table:table-cell>
          <table:table-cell table:formula="of:=[.M132]*[.N$2]+(1-[.N$2])*[.N131]" office:value-type="float" office:value="0.00136323810023077" calcext:value-type="float">
            <text:p>0.00136323810023077</text:p>
          </table:table-cell>
        </table:table-row>
        <table:table-row table:style-name="ro1">
          <table:table-cell office:value-type="float" office:value="322.502" calcext:value-type="float">
            <text:p>322.5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table:formula="of:=[.F133]-[.K133]" office:value-type="float" office:value="0.004" calcext:value-type="float">
            <text:p>0.004</text:p>
          </table:table-cell>
          <table:table-cell table:formula="of:=[.M133]*[.N$2]+(1-[.N$2])*[.N132]" office:value-type="float" office:value="0.00162691429020769" calcext:value-type="float">
            <text:p>0.00162691429020769</text:p>
          </table:table-cell>
        </table:table-row>
        <table:table-row table:style-name="ro1">
          <table:table-cell office:value-type="float" office:value="325.002" calcext:value-type="float">
            <text:p>325.002</text:p>
          </table:table-cell>
          <table:table-cell office:value-type="string" calcext:value-type="string">
            <text:p>warmUp</text:p>
          </table:table-cell>
          <table:table-cell office:value-type="float" office:value="28.89" calcext:value-type="float">
            <text:p>28.89</text:p>
          </table:table-cell>
          <table:table-cell office:value-type="float" office:value="7.37" calcext:value-type="float">
            <text:p>7.37</text:p>
          </table:table-cell>
          <table:table-cell office:value-type="float" office:value="3.92" calcext:value-type="float">
            <text:p>3.92</text:p>
          </table:table-cell>
          <table:table-cell office:value-type="float" office:value="1.88" calcext:value-type="float">
            <text:p>1.88</text:p>
          </table:table-cell>
          <table:table-cell office:value-type="float" office:value="84.9" calcext:value-type="float">
            <text:p>84.9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table:formula="of:=[.F134]-[.K134]" office:value-type="float" office:value="-0.002" calcext:value-type="float">
            <text:p>-0.002</text:p>
          </table:table-cell>
          <table:table-cell table:formula="of:=[.M134]*[.N$2]+(1-[.N$2])*[.N133]" office:value-type="float" office:value="0.00126422286118692" calcext:value-type="float">
            <text:p>0.00126422286118692</text:p>
          </table:table-cell>
        </table:table-row>
        <table:table-row table:style-name="ro1">
          <table:table-cell office:value-type="float" office:value="327.502" calcext:value-type="float">
            <text:p>327.502</text:p>
          </table:table-cell>
          <table:table-cell office:value-type="string" calcext:value-type="string">
            <text:p>warmUp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office:value-type="float" office:value="28.89" calcext:value-type="float">
            <text:p>28.89</text:p>
          </table:table-cell>
          <table:table-cell office:value-type="float" office:value="7.37" calcext:value-type="float">
            <text:p>7.37</text:p>
          </table:table-cell>
          <table:table-cell office:value-type="float" office:value="3.92" calcext:value-type="float">
            <text:p>3.92</text:p>
          </table:table-cell>
          <table:table-cell office:value-type="float" office:value="1.88" calcext:value-type="float">
            <text:p>1.88</text:p>
          </table:table-cell>
          <table:table-cell office:value-type="float" office:value="84.9" calcext:value-type="float">
            <text:p>84.9</text:p>
          </table:table-cell>
          <table:table-cell table:formula="of:=[.F135]-[.K135]" office:value-type="float" office:value="-0.002" calcext:value-type="float">
            <text:p>-0.002</text:p>
          </table:table-cell>
          <table:table-cell table:formula="of:=[.M135]*[.N$2]+(1-[.N$2])*[.N134]" office:value-type="float" office:value="0.000937800575068229" calcext:value-type="float">
            <text:p>0.000937800575068229</text:p>
          </table:table-cell>
        </table:table-row>
        <table:table-row table:style-name="ro1">
          <table:table-cell office:value-type="float" office:value="330.002" calcext:value-type="float">
            <text:p>330.0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office:value-type="float" office:value="28.85" calcext:value-type="float">
            <text:p>28.85</text:p>
          </table:table-cell>
          <table:table-cell office:value-type="float" office:value="7.36" calcext:value-type="float">
            <text:p>7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78" calcext:value-type="float">
            <text:p>1.878</text:p>
          </table:table-cell>
          <table:table-cell office:value-type="float" office:value="84.5" calcext:value-type="float">
            <text:p>84.5</text:p>
          </table:table-cell>
          <table:table-cell table:formula="of:=[.F136]-[.K136]" office:value-type="float" office:value="0.004" calcext:value-type="float">
            <text:p>0.004</text:p>
          </table:table-cell>
          <table:table-cell table:formula="of:=[.M136]*[.N$2]+(1-[.N$2])*[.N135]" office:value-type="float" office:value="0.00124402051756141" calcext:value-type="float">
            <text:p>0.00124402051756141</text:p>
          </table:table-cell>
        </table:table-row>
        <table:table-row table:style-name="ro1">
          <table:table-cell office:value-type="float" office:value="332.502" calcext:value-type="float">
            <text:p>332.5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table:formula="of:=[.F137]-[.K137]" office:value-type="float" office:value="0" calcext:value-type="float">
            <text:p>0</text:p>
          </table:table-cell>
          <table:table-cell table:formula="of:=[.M137]*[.N$2]+(1-[.N$2])*[.N136]" office:value-type="float" office:value="0.00111961846580527" calcext:value-type="float">
            <text:p>0.00111961846580527</text:p>
          </table:table-cell>
        </table:table-row>
        <table:table-row table:style-name="ro1">
          <table:table-cell office:value-type="float" office:value="335.002" calcext:value-type="float">
            <text:p>335.0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37" calcext:value-type="float">
            <text:p>7.37</text:p>
          </table:table-cell>
          <table:table-cell office:value-type="float" office:value="3.91" calcext:value-type="float">
            <text:p>3.91</text:p>
          </table:table-cell>
          <table:table-cell office:value-type="float" office:value="1.885" calcext:value-type="float">
            <text:p>1.885</text:p>
          </table:table-cell>
          <table:table-cell office:value-type="float" office:value="85.7" calcext:value-type="float">
            <text:p>85.7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table:formula="of:=[.F138]-[.K138]" office:value-type="float" office:value="0.00300000000000011" calcext:value-type="float">
            <text:p>0.00300000000000011</text:p>
          </table:table-cell>
          <table:table-cell table:formula="of:=[.M138]*[.N$2]+(1-[.N$2])*[.N137]" office:value-type="float" office:value="0.00130765661922475" calcext:value-type="float">
            <text:p>0.00130765661922475</text:p>
          </table:table-cell>
        </table:table-row>
        <table:table-row table:style-name="ro1">
          <table:table-cell office:value-type="float" office:value="337.501" calcext:value-type="float">
            <text:p>337.501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office:value-type="float" office:value="28.82" calcext:value-type="float">
            <text:p>28.82</text:p>
          </table:table-cell>
          <table:table-cell office:value-type="float" office:value="7.37" calcext:value-type="float">
            <text:p>7.37</text:p>
          </table:table-cell>
          <table:table-cell office:value-type="float" office:value="3.91" calcext:value-type="float">
            <text:p>3.91</text:p>
          </table:table-cell>
          <table:table-cell office:value-type="float" office:value="1.885" calcext:value-type="float">
            <text:p>1.885</text:p>
          </table:table-cell>
          <table:table-cell office:value-type="float" office:value="85.7" calcext:value-type="float">
            <text:p>85.7</text:p>
          </table:table-cell>
          <table:table-cell table:formula="of:=[.F139]-[.K139]" office:value-type="float" office:value="-0.00300000000000011" calcext:value-type="float">
            <text:p>-0.00300000000000011</text:p>
          </table:table-cell>
          <table:table-cell table:formula="of:=[.M139]*[.N$2]+(1-[.N$2])*[.N138]" office:value-type="float" office:value="0.000876890957302264" calcext:value-type="float">
            <text:p>0.000876890957302264</text:p>
          </table:table-cell>
        </table:table-row>
        <table:table-row table:style-name="ro1">
          <table:table-cell office:value-type="float" office:value="340.001" calcext:value-type="float">
            <text:p>340.001</text:p>
          </table:table-cell>
          <table:table-cell office:value-type="string" calcext:value-type="string">
            <text:p>warmUp</text:p>
          </table:table-cell>
          <table:table-cell office:value-type="float" office:value="28.74" calcext:value-type="float">
            <text:p>28.74</text:p>
          </table:table-cell>
          <table:table-cell office:value-type="float" office:value="7.37" calcext:value-type="float">
            <text:p>7.37</text:p>
          </table:table-cell>
          <table:table-cell office:value-type="float" office:value="3.9" calcext:value-type="float">
            <text:p>3.9</text:p>
          </table:table-cell>
          <table:table-cell office:value-type="float" office:value="1.89" calcext:value-type="float">
            <text:p>1.89</text:p>
          </table:table-cell>
          <table:table-cell office:value-type="float" office:value="86.5" calcext:value-type="float">
            <text:p>86.5</text:p>
          </table:table-cell>
          <table:table-cell office:value-type="float" office:value="28.78" calcext:value-type="float">
            <text:p>28.78</text:p>
          </table:table-cell>
          <table:table-cell office:value-type="float" office:value="7.36" calcext:value-type="float">
            <text:p>7.36</text:p>
          </table:table-cell>
          <table:table-cell office:value-type="float" office:value="3.91" calcext:value-type="float">
            <text:p>3.91</text:p>
          </table:table-cell>
          <table:table-cell office:value-type="float" office:value="1.882" calcext:value-type="float">
            <text:p>1.882</text:p>
          </table:table-cell>
          <table:table-cell office:value-type="float" office:value="85.3" calcext:value-type="float">
            <text:p>85.3</text:p>
          </table:table-cell>
          <table:table-cell table:formula="of:=[.F140]-[.K140]" office:value-type="float" office:value="0.00800000000000001" calcext:value-type="float">
            <text:p>0.00800000000000001</text:p>
          </table:table-cell>
          <table:table-cell table:formula="of:=[.M140]*[.N$2]+(1-[.N$2])*[.N139]" office:value-type="float" office:value="0.00158920186157204" calcext:value-type="float">
            <text:p>0.00158920186157204</text:p>
          </table:table-cell>
        </table:table-row>
        <table:table-row table:style-name="ro1">
          <table:table-cell office:value-type="float" office:value="342.502" calcext:value-type="float">
            <text:p>342.5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38" calcext:value-type="float">
            <text:p>7.38</text:p>
          </table:table-cell>
          <table:table-cell office:value-type="float" office:value="3.91" calcext:value-type="float">
            <text:p>3.91</text:p>
          </table:table-cell>
          <table:table-cell office:value-type="float" office:value="1.887" calcext:value-type="float">
            <text:p>1.887</text:p>
          </table:table-cell>
          <table:table-cell office:value-type="float" office:value="86.2" calcext:value-type="float">
            <text:p>86.2</text:p>
          </table:table-cell>
          <table:table-cell office:value-type="float" office:value="28.74" calcext:value-type="float">
            <text:p>28.74</text:p>
          </table:table-cell>
          <table:table-cell office:value-type="float" office:value="7.37" calcext:value-type="float">
            <text:p>7.37</text:p>
          </table:table-cell>
          <table:table-cell office:value-type="float" office:value="3.9" calcext:value-type="float">
            <text:p>3.9</text:p>
          </table:table-cell>
          <table:table-cell office:value-type="float" office:value="1.89" calcext:value-type="float">
            <text:p>1.89</text:p>
          </table:table-cell>
          <table:table-cell office:value-type="float" office:value="86.5" calcext:value-type="float">
            <text:p>86.5</text:p>
          </table:table-cell>
          <table:table-cell table:formula="of:=[.F141]-[.K141]" office:value-type="float" office:value="-0.00299999999999989" calcext:value-type="float">
            <text:p>-0.00299999999999989</text:p>
          </table:table-cell>
          <table:table-cell table:formula="of:=[.M141]*[.N$2]+(1-[.N$2])*[.N140]" office:value-type="float" office:value="0.00113028167541485" calcext:value-type="float">
            <text:p>0.00113028167541485</text:p>
          </table:table-cell>
        </table:table-row>
        <table:table-row table:style-name="ro1">
          <table:table-cell office:value-type="float" office:value="345.002" calcext:value-type="float">
            <text:p>345.002</text:p>
          </table:table-cell>
          <table:table-cell office:value-type="string" calcext:value-type="string">
            <text:p>warmUp</text:p>
          </table:table-cell>
          <table:table-cell office:value-type="float" office:value="28.7" calcext:value-type="float">
            <text:p>28.7</text:p>
          </table:table-cell>
          <table:table-cell office:value-type="float" office:value="7.36" calcext:value-type="float">
            <text:p>7.36</text:p>
          </table:table-cell>
          <table:table-cell office:value-type="float" office:value="3.9" calcext:value-type="float">
            <text:p>3.9</text:p>
          </table:table-cell>
          <table:table-cell office:value-type="float" office:value="1.887" calcext:value-type="float">
            <text:p>1.887</text:p>
          </table:table-cell>
          <table:table-cell office:value-type="float" office:value="86.1" calcext:value-type="float">
            <text:p>86.1</text:p>
          </table:table-cell>
          <table:table-cell office:value-type="float" office:value="28.86" calcext:value-type="float">
            <text:p>28.86</text:p>
          </table:table-cell>
          <table:table-cell office:value-type="float" office:value="7.38" calcext:value-type="float">
            <text:p>7.38</text:p>
          </table:table-cell>
          <table:table-cell office:value-type="float" office:value="3.91" calcext:value-type="float">
            <text:p>3.91</text:p>
          </table:table-cell>
          <table:table-cell office:value-type="float" office:value="1.887" calcext:value-type="float">
            <text:p>1.887</text:p>
          </table:table-cell>
          <table:table-cell office:value-type="float" office:value="86.2" calcext:value-type="float">
            <text:p>86.2</text:p>
          </table:table-cell>
          <table:table-cell table:formula="of:=[.F142]-[.K142]" office:value-type="float" office:value="0" calcext:value-type="float">
            <text:p>0</text:p>
          </table:table-cell>
          <table:table-cell table:formula="of:=[.M142]*[.N$2]+(1-[.N$2])*[.N141]" office:value-type="float" office:value="0.00101725350787336" calcext:value-type="float">
            <text:p>0.00101725350787336</text:p>
          </table:table-cell>
        </table:table-row>
        <table:table-row table:style-name="ro1">
          <table:table-cell office:value-type="float" office:value="347.502" calcext:value-type="float">
            <text:p>347.502</text:p>
          </table:table-cell>
          <table:table-cell office:value-type="string" calcext:value-type="string">
            <text:p>warmUp</text:p>
          </table:table-cell>
          <table:table-cell office:value-type="float" office:value="28.63" calcext:value-type="float">
            <text:p>28.63</text:p>
          </table:table-cell>
          <table:table-cell office:value-type="float" office:value="7.36" calcext:value-type="float">
            <text:p>7.36</text:p>
          </table:table-cell>
          <table:table-cell office:value-type="float" office:value="3.89" calcext:value-type="float">
            <text:p>3.89</text:p>
          </table:table-cell>
          <table:table-cell office:value-type="float" office:value="1.892" calcext:value-type="float">
            <text:p>1.892</text:p>
          </table:table-cell>
          <table:table-cell office:value-type="float" office:value="86.9" calcext:value-type="float">
            <text:p>86.9</text:p>
          </table:table-cell>
          <table:table-cell office:value-type="float" office:value="28.7" calcext:value-type="float">
            <text:p>28.7</text:p>
          </table:table-cell>
          <table:table-cell office:value-type="float" office:value="7.36" calcext:value-type="float">
            <text:p>7.36</text:p>
          </table:table-cell>
          <table:table-cell office:value-type="float" office:value="3.9" calcext:value-type="float">
            <text:p>3.9</text:p>
          </table:table-cell>
          <table:table-cell office:value-type="float" office:value="1.887" calcext:value-type="float">
            <text:p>1.887</text:p>
          </table:table-cell>
          <table:table-cell office:value-type="float" office:value="86.1" calcext:value-type="float">
            <text:p>86.1</text:p>
          </table:table-cell>
          <table:table-cell table:formula="of:=[.F143]-[.K143]" office:value-type="float" office:value="0.00499999999999989" calcext:value-type="float">
            <text:p>0.00499999999999989</text:p>
          </table:table-cell>
          <table:table-cell table:formula="of:=[.M143]*[.N$2]+(1-[.N$2])*[.N142]" office:value-type="float" office:value="0.00141552815708601" calcext:value-type="float">
            <text:p>0.00141552815708601</text:p>
          </table:table-cell>
        </table:table-row>
        <table:table-row table:style-name="ro1">
          <table:table-cell office:value-type="float" office:value="350.001" calcext:value-type="float">
            <text:p>350.001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office:value-type="float" office:value="28.63" calcext:value-type="float">
            <text:p>28.63</text:p>
          </table:table-cell>
          <table:table-cell office:value-type="float" office:value="7.36" calcext:value-type="float">
            <text:p>7.36</text:p>
          </table:table-cell>
          <table:table-cell office:value-type="float" office:value="3.89" calcext:value-type="float">
            <text:p>3.89</text:p>
          </table:table-cell>
          <table:table-cell office:value-type="float" office:value="1.892" calcext:value-type="float">
            <text:p>1.892</text:p>
          </table:table-cell>
          <table:table-cell office:value-type="float" office:value="86.9" calcext:value-type="float">
            <text:p>86.9</text:p>
          </table:table-cell>
          <table:table-cell table:formula="of:=[.F144]-[.K144]" office:value-type="float" office:value="0" calcext:value-type="float">
            <text:p>0</text:p>
          </table:table-cell>
          <table:table-cell table:formula="of:=[.M144]*[.N$2]+(1-[.N$2])*[.N143]" office:value-type="float" office:value="0.00127397534137741" calcext:value-type="float">
            <text:p>0.00127397534137741</text:p>
          </table:table-cell>
        </table:table-row>
        <table:table-row table:style-name="ro1">
          <table:table-cell office:value-type="float" office:value="352.502" calcext:value-type="float">
            <text:p>352.502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table:formula="of:=[.F145]-[.K145]" office:value-type="float" office:value="0" calcext:value-type="float">
            <text:p>0</text:p>
          </table:table-cell>
          <table:table-cell table:formula="of:=[.M145]*[.N$2]+(1-[.N$2])*[.N144]" office:value-type="float" office:value="0.00114657780723967" calcext:value-type="float">
            <text:p>0.00114657780723967</text:p>
          </table:table-cell>
        </table:table-row>
        <table:table-row table:style-name="ro1">
          <table:table-cell office:value-type="float" office:value="355.001" calcext:value-type="float">
            <text:p>355.001</text:p>
          </table:table-cell>
          <table:table-cell office:value-type="string" calcext:value-type="string">
            <text:p>warmUp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table:formula="of:=[.F146]-[.K146]" office:value-type="float" office:value="0" calcext:value-type="float">
            <text:p>0</text:p>
          </table:table-cell>
          <table:table-cell table:formula="of:=[.M146]*[.N$2]+(1-[.N$2])*[.N145]" office:value-type="float" office:value="0.0010319200265157" calcext:value-type="float">
            <text:p>0.0010319200265157</text:p>
          </table:table-cell>
        </table:table-row>
        <table:table-row table:style-name="ro1">
          <table:table-cell office:value-type="float" office:value="357.502" calcext:value-type="float">
            <text:p>357.502</text:p>
          </table:table-cell>
          <table:table-cell office:value-type="string" calcext:value-type="string">
            <text:p>warmUp</text:p>
          </table:table-cell>
          <table:table-cell office:value-type="float" office:value="28.71" calcext:value-type="float">
            <text:p>28.71</text:p>
          </table:table-cell>
          <table:table-cell office:value-type="float" office:value="7.38" calcext:value-type="float">
            <text:p>7.38</text:p>
          </table:table-cell>
          <table:table-cell office:value-type="float" office:value="3.89" calcext:value-type="float">
            <text:p>3.89</text:p>
          </table:table-cell>
          <table:table-cell office:value-type="float" office:value="1.897" calcext:value-type="float">
            <text:p>1.897</text:p>
          </table:table-cell>
          <table:table-cell office:value-type="float" office:value="87.8" calcext:value-type="float">
            <text:p>87.8</text:p>
          </table:table-cell>
          <table:table-cell office:value-type="float" office:value="28.78" calcext:value-type="float">
            <text:p>28.78</text:p>
          </table:table-cell>
          <table:table-cell office:value-type="float" office:value="7.38" calcext:value-type="float">
            <text:p>7.38</text:p>
          </table:table-cell>
          <table:table-cell office:value-type="float" office:value="3.9" calcext:value-type="float">
            <text:p>3.9</text:p>
          </table:table-cell>
          <table:table-cell office:value-type="float" office:value="1.892" calcext:value-type="float">
            <text:p>1.892</text:p>
          </table:table-cell>
          <table:table-cell office:value-type="float" office:value="87" calcext:value-type="float">
            <text:p>87</text:p>
          </table:table-cell>
          <table:table-cell table:formula="of:=[.F147]-[.K147]" office:value-type="float" office:value="0.00500000000000012" calcext:value-type="float">
            <text:p>0.00500000000000012</text:p>
          </table:table-cell>
          <table:table-cell table:formula="of:=[.M147]*[.N$2]+(1-[.N$2])*[.N146]" office:value-type="float" office:value="0.00142872802386415" calcext:value-type="float">
            <text:p>0.00142872802386415</text:p>
          </table:table-cell>
        </table:table-row>
        <table:table-row table:style-name="ro1">
          <table:table-cell office:value-type="float" office:value="360.002" calcext:value-type="float">
            <text:p>360.0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39" calcext:value-type="float">
            <text:p>7.39</text:p>
          </table:table-cell>
          <table:table-cell office:value-type="float" office:value="3.9" calcext:value-type="float">
            <text:p>3.9</text:p>
          </table:table-cell>
          <table:table-cell office:value-type="float" office:value="1.895" calcext:value-type="float">
            <text:p>1.895</text:p>
          </table:table-cell>
          <table:table-cell office:value-type="float" office:value="87.4" calcext:value-type="float">
            <text:p>87.4</text:p>
          </table:table-cell>
          <table:table-cell office:value-type="float" office:value="28.71" calcext:value-type="float">
            <text:p>28.71</text:p>
          </table:table-cell>
          <table:table-cell office:value-type="float" office:value="7.38" calcext:value-type="float">
            <text:p>7.38</text:p>
          </table:table-cell>
          <table:table-cell office:value-type="float" office:value="3.89" calcext:value-type="float">
            <text:p>3.89</text:p>
          </table:table-cell>
          <table:table-cell office:value-type="float" office:value="1.897" calcext:value-type="float">
            <text:p>1.897</text:p>
          </table:table-cell>
          <table:table-cell office:value-type="float" office:value="87.8" calcext:value-type="float">
            <text:p>87.8</text:p>
          </table:table-cell>
          <table:table-cell table:formula="of:=[.F148]-[.K148]" office:value-type="float" office:value="-0.002" calcext:value-type="float">
            <text:p>-0.002</text:p>
          </table:table-cell>
          <table:table-cell table:formula="of:=[.M148]*[.N$2]+(1-[.N$2])*[.N147]" office:value-type="float" office:value="0.00108585522147773" calcext:value-type="float">
            <text:p>0.00108585522147773</text:p>
          </table:table-cell>
        </table:table-row>
        <table:table-row table:style-name="ro1">
          <table:table-cell office:value-type="float" office:value="362.502" calcext:value-type="float">
            <text:p>362.5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39" calcext:value-type="float">
            <text:p>7.39</text:p>
          </table:table-cell>
          <table:table-cell office:value-type="float" office:value="3.9" calcext:value-type="float">
            <text:p>3.9</text:p>
          </table:table-cell>
          <table:table-cell office:value-type="float" office:value="1.895" calcext:value-type="float">
            <text:p>1.895</text:p>
          </table:table-cell>
          <table:table-cell office:value-type="float" office:value="87.4" calcext:value-type="float">
            <text:p>87.4</text:p>
          </table:table-cell>
          <table:table-cell office:value-type="float" office:value="28.82" calcext:value-type="float">
            <text:p>28.82</text:p>
          </table:table-cell>
          <table:table-cell office:value-type="float" office:value="7.39" calcext:value-type="float">
            <text:p>7.39</text:p>
          </table:table-cell>
          <table:table-cell office:value-type="float" office:value="3.9" calcext:value-type="float">
            <text:p>3.9</text:p>
          </table:table-cell>
          <table:table-cell office:value-type="float" office:value="1.895" calcext:value-type="float">
            <text:p>1.895</text:p>
          </table:table-cell>
          <table:table-cell office:value-type="float" office:value="87.4" calcext:value-type="float">
            <text:p>87.4</text:p>
          </table:table-cell>
          <table:table-cell table:formula="of:=[.F149]-[.K149]" office:value-type="float" office:value="0" calcext:value-type="float">
            <text:p>0</text:p>
          </table:table-cell>
          <table:table-cell table:formula="of:=[.M149]*[.N$2]+(1-[.N$2])*[.N148]" office:value-type="float" office:value="0.000977269699329958" calcext:value-type="float">
            <text:p>0.000977269699329958</text:p>
          </table:table-cell>
        </table:table-row>
        <table:table-row table:style-name="ro1">
          <table:table-cell office:value-type="float" office:value="365.002" calcext:value-type="float">
            <text:p>365.002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39" calcext:value-type="float">
            <text:p>7.39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88.2" calcext:value-type="float">
            <text:p>88.2</text:p>
          </table:table-cell>
          <table:table-cell office:value-type="float" office:value="28.82" calcext:value-type="float">
            <text:p>28.82</text:p>
          </table:table-cell>
          <table:table-cell office:value-type="float" office:value="7.39" calcext:value-type="float">
            <text:p>7.39</text:p>
          </table:table-cell>
          <table:table-cell office:value-type="float" office:value="3.9" calcext:value-type="float">
            <text:p>3.9</text:p>
          </table:table-cell>
          <table:table-cell office:value-type="float" office:value="1.895" calcext:value-type="float">
            <text:p>1.895</text:p>
          </table:table-cell>
          <table:table-cell office:value-type="float" office:value="87.4" calcext:value-type="float">
            <text:p>87.4</text:p>
          </table:table-cell>
          <table:table-cell table:formula="of:=[.F150]-[.K150]" office:value-type="float" office:value="0.00499999999999989" calcext:value-type="float">
            <text:p>0.00499999999999989</text:p>
          </table:table-cell>
          <table:table-cell table:formula="of:=[.M150]*[.N$2]+(1-[.N$2])*[.N149]" office:value-type="float" office:value="0.00137954272939695" calcext:value-type="float">
            <text:p>0.00137954272939695</text:p>
          </table:table-cell>
        </table:table-row>
        <table:table-row table:style-name="ro1">
          <table:table-cell office:value-type="float" office:value="367.501" calcext:value-type="float">
            <text:p>367.501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41" calcext:value-type="float">
            <text:p>7.41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88.3" calcext:value-type="float">
            <text:p>88.3</text:p>
          </table:table-cell>
          <table:table-cell office:value-type="float" office:value="28.75" calcext:value-type="float">
            <text:p>28.75</text:p>
          </table:table-cell>
          <table:table-cell office:value-type="float" office:value="7.39" calcext:value-type="float">
            <text:p>7.39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88.2" calcext:value-type="float">
            <text:p>88.2</text:p>
          </table:table-cell>
          <table:table-cell table:formula="of:=[.F151]-[.K151]" office:value-type="float" office:value="0" calcext:value-type="float">
            <text:p>0</text:p>
          </table:table-cell>
          <table:table-cell table:formula="of:=[.M151]*[.N$2]+(1-[.N$2])*[.N150]" office:value-type="float" office:value="0.00124158845645726" calcext:value-type="float">
            <text:p>0.00124158845645726</text:p>
          </table:table-cell>
        </table:table-row>
        <table:table-row table:style-name="ro1">
          <table:table-cell office:value-type="float" office:value="370.001" calcext:value-type="float">
            <text:p>370.001</text:p>
          </table:table-cell>
          <table:table-cell office:value-type="string" calcext:value-type="string">
            <text:p>warmUp</text:p>
          </table:table-cell>
          <table:table-cell office:value-type="float" office:value="28.9" calcext:value-type="float">
            <text:p>28.9</text:p>
          </table:table-cell>
          <table:table-cell office:value-type="float" office:value="7.41" calcext:value-type="float">
            <text:p>7.41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88.3" calcext:value-type="float">
            <text:p>88.3</text:p>
          </table:table-cell>
          <table:table-cell office:value-type="float" office:value="28.9" calcext:value-type="float">
            <text:p>28.9</text:p>
          </table:table-cell>
          <table:table-cell office:value-type="float" office:value="7.41" calcext:value-type="float">
            <text:p>7.41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88.3" calcext:value-type="float">
            <text:p>88.3</text:p>
          </table:table-cell>
          <table:table-cell table:formula="of:=[.F152]-[.K152]" office:value-type="float" office:value="0" calcext:value-type="float">
            <text:p>0</text:p>
          </table:table-cell>
          <table:table-cell table:formula="of:=[.M152]*[.N$2]+(1-[.N$2])*[.N151]" office:value-type="float" office:value="0.00111742961081153" calcext:value-type="float">
            <text:p>0.00111742961081153</text:p>
          </table:table-cell>
        </table:table-row>
        <table:table-row table:style-name="ro1">
          <table:table-cell office:value-type="float" office:value="372.502" calcext:value-type="float">
            <text:p>372.5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office:value-type="float" office:value="1.905" calcext:value-type="float">
            <text:p>1.905</text:p>
          </table:table-cell>
          <table:table-cell office:value-type="float" office:value="89.1" calcext:value-type="float">
            <text:p>89.1</text:p>
          </table:table-cell>
          <table:table-cell office:value-type="float" office:value="28.9" calcext:value-type="float">
            <text:p>28.9</text:p>
          </table:table-cell>
          <table:table-cell office:value-type="float" office:value="7.41" calcext:value-type="float">
            <text:p>7.41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88.3" calcext:value-type="float">
            <text:p>88.3</text:p>
          </table:table-cell>
          <table:table-cell table:formula="of:=[.F153]-[.K153]" office:value-type="float" office:value="0.00500000000000012" calcext:value-type="float">
            <text:p>0.00500000000000012</text:p>
          </table:table-cell>
          <table:table-cell table:formula="of:=[.M153]*[.N$2]+(1-[.N$2])*[.N152]" office:value-type="float" office:value="0.00150568664973039" calcext:value-type="float">
            <text:p>0.00150568664973039</text:p>
          </table:table-cell>
        </table:table-row>
        <table:table-row table:style-name="ro1">
          <table:table-cell office:value-type="float" office:value="375.002" calcext:value-type="float">
            <text:p>375.002</text:p>
          </table:table-cell>
          <table:table-cell office:value-type="string" calcext:value-type="string">
            <text:p>warmUp</text:p>
          </table:table-cell>
          <table:table-cell office:value-type="float" office:value="28.94" calcext:value-type="float">
            <text:p>28.94</text:p>
          </table:table-cell>
          <table:table-cell office:value-type="float" office:value="7.42" calcext:value-type="float">
            <text:p>7.42</text:p>
          </table:table-cell>
          <table:table-cell office:value-type="float" office:value="3.9" calcext:value-type="float">
            <text:p>3.9</text:p>
          </table:table-cell>
          <table:table-cell office:value-type="float" office:value="1.903" calcext:value-type="float">
            <text:p>1.903</text:p>
          </table:table-cell>
          <table:table-cell office:value-type="float" office:value="88.7" calcext:value-type="float">
            <text:p>88.7</text:p>
          </table:table-cell>
          <table:table-cell office:value-type="float" office:value="28.82" calcext:value-type="float">
            <text:p>28.82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office:value-type="float" office:value="1.905" calcext:value-type="float">
            <text:p>1.905</text:p>
          </table:table-cell>
          <table:table-cell office:value-type="float" office:value="89.1" calcext:value-type="float">
            <text:p>89.1</text:p>
          </table:table-cell>
          <table:table-cell table:formula="of:=[.F154]-[.K154]" office:value-type="float" office:value="-0.002" calcext:value-type="float">
            <text:p>-0.002</text:p>
          </table:table-cell>
          <table:table-cell table:formula="of:=[.M154]*[.N$2]+(1-[.N$2])*[.N153]" office:value-type="float" office:value="0.00115511798475735" calcext:value-type="float">
            <text:p>0.00115511798475735</text:p>
          </table:table-cell>
        </table:table-row>
        <table:table-row table:style-name="ro1">
          <table:table-cell office:value-type="float" office:value="377.502" calcext:value-type="float">
            <text:p>377.502</text:p>
          </table:table-cell>
          <table:table-cell office:value-type="string" calcext:value-type="string">
            <text:p>warmUp</text:p>
          </table:table-cell>
          <table:table-cell office:value-type="float" office:value="28.82" calcext:value-type="float">
            <text:p>28.82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office:value-type="float" office:value="1.905" calcext:value-type="float">
            <text:p>1.905</text:p>
          </table:table-cell>
          <table:table-cell office:value-type="float" office:value="89.1" calcext:value-type="float">
            <text:p>89.1</text:p>
          </table:table-cell>
          <table:table-cell office:value-type="float" office:value="28.94" calcext:value-type="float">
            <text:p>28.94</text:p>
          </table:table-cell>
          <table:table-cell office:value-type="float" office:value="7.42" calcext:value-type="float">
            <text:p>7.42</text:p>
          </table:table-cell>
          <table:table-cell office:value-type="float" office:value="3.9" calcext:value-type="float">
            <text:p>3.9</text:p>
          </table:table-cell>
          <table:table-cell office:value-type="float" office:value="1.903" calcext:value-type="float">
            <text:p>1.903</text:p>
          </table:table-cell>
          <table:table-cell office:value-type="float" office:value="88.7" calcext:value-type="float">
            <text:p>88.7</text:p>
          </table:table-cell>
          <table:table-cell table:formula="of:=[.F155]-[.K155]" office:value-type="float" office:value="0.002" calcext:value-type="float">
            <text:p>0.002</text:p>
          </table:table-cell>
          <table:table-cell table:formula="of:=[.M155]*[.N$2]+(1-[.N$2])*[.N154]" office:value-type="float" office:value="0.00123960618628162" calcext:value-type="float">
            <text:p>0.00123960618628162</text:p>
          </table:table-cell>
        </table:table-row>
        <table:table-row table:style-name="ro1">
          <table:table-cell office:value-type="float" office:value="380.002" calcext:value-type="float">
            <text:p>380.0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office:value-type="float" office:value="28.82" calcext:value-type="float">
            <text:p>28.82</text:p>
          </table:table-cell>
          <table:table-cell office:value-type="float" office:value="7.41" calcext:value-type="float">
            <text:p>7.41</text:p>
          </table:table-cell>
          <table:table-cell office:value-type="float" office:value="3.89" calcext:value-type="float">
            <text:p>3.89</text:p>
          </table:table-cell>
          <table:table-cell office:value-type="float" office:value="1.905" calcext:value-type="float">
            <text:p>1.905</text:p>
          </table:table-cell>
          <table:table-cell office:value-type="float" office:value="89.1" calcext:value-type="float">
            <text:p>89.1</text:p>
          </table:table-cell>
          <table:table-cell table:formula="of:=[.F156]-[.K156]" office:value-type="float" office:value="0.002" calcext:value-type="float">
            <text:p>0.002</text:p>
          </table:table-cell>
          <table:table-cell table:formula="of:=[.M156]*[.N$2]+(1-[.N$2])*[.N155]" office:value-type="float" office:value="0.00131564556765345" calcext:value-type="float">
            <text:p>0.00131564556765345</text:p>
          </table:table-cell>
        </table:table-row>
        <table:table-row table:style-name="ro1">
          <table:table-cell office:value-type="float" office:value="382.502" calcext:value-type="float">
            <text:p>382.5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table:formula="of:=[.F157]-[.K157]" office:value-type="float" office:value="0" calcext:value-type="float">
            <text:p>0</text:p>
          </table:table-cell>
          <table:table-cell table:formula="of:=[.M157]*[.N$2]+(1-[.N$2])*[.N156]" office:value-type="float" office:value="0.00118408101088811" calcext:value-type="float">
            <text:p>0.00118408101088811</text:p>
          </table:table-cell>
        </table:table-row>
        <table:table-row table:style-name="ro1">
          <table:table-cell office:value-type="float" office:value="385.002" calcext:value-type="float">
            <text:p>385.0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table:formula="of:=[.F158]-[.K158]" office:value-type="float" office:value="0" calcext:value-type="float">
            <text:p>0</text:p>
          </table:table-cell>
          <table:table-cell table:formula="of:=[.M158]*[.N$2]+(1-[.N$2])*[.N157]" office:value-type="float" office:value="0.0010656729097993" calcext:value-type="float">
            <text:p>0.0010656729097993</text:p>
          </table:table-cell>
        </table:table-row>
        <table:table-row table:style-name="ro1">
          <table:table-cell office:value-type="float" office:value="387.502" calcext:value-type="float">
            <text:p>387.502</text:p>
          </table:table-cell>
          <table:table-cell office:value-type="string" calcext:value-type="string">
            <text:p>warmUp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table:formula="of:=[.F159]-[.K159]" office:value-type="float" office:value="0" calcext:value-type="float">
            <text:p>0</text:p>
          </table:table-cell>
          <table:table-cell table:formula="of:=[.M159]*[.N$2]+(1-[.N$2])*[.N158]" office:value-type="float" office:value="0.000959105618819368" calcext:value-type="float">
            <text:p>0.000959105618819368</text:p>
          </table:table-cell>
        </table:table-row>
        <table:table-row table:style-name="ro1">
          <table:table-cell office:value-type="float" office:value="390.002" calcext:value-type="float">
            <text:p>390.0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office:value-type="float" office:value="28.86" calcext:value-type="float">
            <text:p>28.86</text:p>
          </table:table-cell>
          <table:table-cell office:value-type="float" office:value="7.42" calcext:value-type="float">
            <text:p>7.42</text:p>
          </table:table-cell>
          <table:table-cell office:value-type="float" office:value="3.89" calcext:value-type="float">
            <text:p>3.89</text:p>
          </table:table-cell>
          <table:table-cell office:value-type="float" office:value="1.907" calcext:value-type="float">
            <text:p>1.907</text:p>
          </table:table-cell>
          <table:table-cell office:value-type="float" office:value="89.5" calcext:value-type="float">
            <text:p>89.5</text:p>
          </table:table-cell>
          <table:table-cell table:formula="of:=[.F160]-[.K160]" office:value-type="float" office:value="0.00499999999999989" calcext:value-type="float">
            <text:p>0.00499999999999989</text:p>
          </table:table-cell>
          <table:table-cell table:formula="of:=[.M160]*[.N$2]+(1-[.N$2])*[.N159]" office:value-type="float" office:value="0.00136319505693742" calcext:value-type="float">
            <text:p>0.00136319505693742</text:p>
          </table:table-cell>
        </table:table-row>
        <table:table-row table:style-name="ro1">
          <table:table-cell office:value-type="float" office:value="392.502" calcext:value-type="float">
            <text:p>392.5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table:formula="of:=[.F161]-[.K161]" office:value-type="float" office:value="0" calcext:value-type="float">
            <text:p>0</text:p>
          </table:table-cell>
          <table:table-cell table:formula="of:=[.M161]*[.N$2]+(1-[.N$2])*[.N160]" office:value-type="float" office:value="0.00122687555124368" calcext:value-type="float">
            <text:p>0.00122687555124368</text:p>
          </table:table-cell>
        </table:table-row>
        <table:table-row table:style-name="ro1">
          <table:table-cell office:value-type="float" office:value="395.002" calcext:value-type="float">
            <text:p>395.0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table:formula="of:=[.F162]-[.K162]" office:value-type="float" office:value="0" calcext:value-type="float">
            <text:p>0</text:p>
          </table:table-cell>
          <table:table-cell table:formula="of:=[.M162]*[.N$2]+(1-[.N$2])*[.N161]" office:value-type="float" office:value="0.00110418799611931" calcext:value-type="float">
            <text:p>0.00110418799611931</text:p>
          </table:table-cell>
        </table:table-row>
        <table:table-row table:style-name="ro1">
          <table:table-cell office:value-type="float" office:value="397.501" calcext:value-type="float">
            <text:p>397.501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table:formula="of:=[.F163]-[.K163]" office:value-type="float" office:value="0" calcext:value-type="float">
            <text:p>0</text:p>
          </table:table-cell>
          <table:table-cell table:formula="of:=[.M163]*[.N$2]+(1-[.N$2])*[.N162]" office:value-type="float" office:value="0.00099376919650738" calcext:value-type="float">
            <text:p>0.00099376919650738</text:p>
          </table:table-cell>
        </table:table-row>
        <table:table-row table:style-name="ro1">
          <table:table-cell office:value-type="float" office:value="400.001" calcext:value-type="float">
            <text:p>400.001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table:formula="of:=[.F164]-[.K164]" office:value-type="float" office:value="0" calcext:value-type="float">
            <text:p>0</text:p>
          </table:table-cell>
          <table:table-cell table:formula="of:=[.M164]*[.N$2]+(1-[.N$2])*[.N163]" office:value-type="float" office:value="0.000894392276856642" calcext:value-type="float">
            <text:p>0.000894392276856642</text:p>
          </table:table-cell>
        </table:table-row>
        <table:table-row table:style-name="ro1">
          <table:table-cell office:value-type="float" office:value="402.502" calcext:value-type="float">
            <text:p>402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42" calcext:value-type="float">
            <text:p>7.42</text:p>
          </table:table-cell>
          <table:table-cell office:value-type="float" office:value="3.87" calcext:value-type="float">
            <text:p>3.87</text:p>
          </table:table-cell>
          <table:table-cell office:value-type="float" office:value="1.917" calcext:value-type="float">
            <text:p>1.917</text:p>
          </table:table-cell>
          <table:table-cell office:value-type="float" office:value="91.2" calcext:value-type="float">
            <text:p>91.2</text:p>
          </table:table-cell>
          <table:table-cell office:value-type="float" office:value="28.79" calcext:value-type="float">
            <text:p>28.79</text:p>
          </table:table-cell>
          <table:table-cell office:value-type="float" office:value="7.42" calcext:value-type="float">
            <text:p>7.42</text:p>
          </table:table-cell>
          <table:table-cell office:value-type="float" office:value="3.88" calcext:value-type="float">
            <text:p>3.88</text:p>
          </table:table-cell>
          <table:table-cell office:value-type="float" office:value="1.912" calcext:value-type="float">
            <text:p>1.912</text:p>
          </table:table-cell>
          <table:table-cell office:value-type="float" office:value="90.4" calcext:value-type="float">
            <text:p>90.4</text:p>
          </table:table-cell>
          <table:table-cell table:formula="of:=[.F165]-[.K165]" office:value-type="float" office:value="0.00500000000000012" calcext:value-type="float">
            <text:p>0.00500000000000012</text:p>
          </table:table-cell>
          <table:table-cell table:formula="of:=[.M165]*[.N$2]+(1-[.N$2])*[.N164]" office:value-type="float" office:value="0.00130495304917099" calcext:value-type="float">
            <text:p>0.00130495304917099</text:p>
          </table:table-cell>
        </table:table-row>
        <table:table-row table:style-name="ro1">
          <table:table-cell office:value-type="float" office:value="405.002" calcext:value-type="float">
            <text:p>405.0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4" calcext:value-type="float">
            <text:p>7.44</text:p>
          </table:table-cell>
          <table:table-cell office:value-type="float" office:value="3.88" calcext:value-type="float">
            <text:p>3.88</text:p>
          </table:table-cell>
          <table:table-cell office:value-type="float" office:value="1.918" calcext:value-type="float">
            <text:p>1.918</text:p>
          </table:table-cell>
          <table:table-cell office:value-type="float" office:value="91.3" calcext:value-type="float">
            <text:p>91.3</text:p>
          </table:table-cell>
          <table:table-cell office:value-type="float" office:value="28.72" calcext:value-type="float">
            <text:p>28.72</text:p>
          </table:table-cell>
          <table:table-cell office:value-type="float" office:value="7.42" calcext:value-type="float">
            <text:p>7.42</text:p>
          </table:table-cell>
          <table:table-cell office:value-type="float" office:value="3.87" calcext:value-type="float">
            <text:p>3.87</text:p>
          </table:table-cell>
          <table:table-cell office:value-type="float" office:value="1.917" calcext:value-type="float">
            <text:p>1.917</text:p>
          </table:table-cell>
          <table:table-cell office:value-type="float" office:value="91.2" calcext:value-type="float">
            <text:p>91.2</text:p>
          </table:table-cell>
          <table:table-cell table:formula="of:=[.F166]-[.K166]" office:value-type="float" office:value="0.00099999999999989" calcext:value-type="float">
            <text:p>0.00099999999999989</text:p>
          </table:table-cell>
          <table:table-cell table:formula="of:=[.M166]*[.N$2]+(1-[.N$2])*[.N165]" office:value-type="float" office:value="0.00127445774425388" calcext:value-type="float">
            <text:p>0.00127445774425388</text:p>
          </table:table-cell>
        </table:table-row>
        <table:table-row table:style-name="ro1">
          <table:table-cell office:value-type="float" office:value="407.501" calcext:value-type="float">
            <text:p>407.501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43" calcext:value-type="float">
            <text:p>7.43</text:p>
          </table:table-cell>
          <table:table-cell office:value-type="float" office:value="3.88" calcext:value-type="float">
            <text:p>3.88</text:p>
          </table:table-cell>
          <table:table-cell office:value-type="float" office:value="1.915" calcext:value-type="float">
            <text:p>1.915</text:p>
          </table:table-cell>
          <table:table-cell office:value-type="float" office:value="90.8" calcext:value-type="float">
            <text:p>90.8</text:p>
          </table:table-cell>
          <table:table-cell office:value-type="float" office:value="28.87" calcext:value-type="float">
            <text:p>28.87</text:p>
          </table:table-cell>
          <table:table-cell office:value-type="float" office:value="7.44" calcext:value-type="float">
            <text:p>7.44</text:p>
          </table:table-cell>
          <table:table-cell office:value-type="float" office:value="3.88" calcext:value-type="float">
            <text:p>3.88</text:p>
          </table:table-cell>
          <table:table-cell office:value-type="float" office:value="1.918" calcext:value-type="float">
            <text:p>1.918</text:p>
          </table:table-cell>
          <table:table-cell office:value-type="float" office:value="91.3" calcext:value-type="float">
            <text:p>91.3</text:p>
          </table:table-cell>
          <table:table-cell table:formula="of:=[.F167]-[.K167]" office:value-type="float" office:value="-0.00299999999999989" calcext:value-type="float">
            <text:p>-0.00299999999999989</text:p>
          </table:table-cell>
          <table:table-cell table:formula="of:=[.M167]*[.N$2]+(1-[.N$2])*[.N166]" office:value-type="float" office:value="0.000847011969828502" calcext:value-type="float">
            <text:p>0.000847011969828502</text:p>
          </table:table-cell>
        </table:table-row>
        <table:table-row table:style-name="ro1">
          <table:table-cell office:value-type="float" office:value="410.001" calcext:value-type="float">
            <text:p>410.001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43" calcext:value-type="float">
            <text:p>7.43</text:p>
          </table:table-cell>
          <table:table-cell office:value-type="float" office:value="3.87" calcext:value-type="float">
            <text:p>3.87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office:value-type="float" office:value="28.83" calcext:value-type="float">
            <text:p>28.83</text:p>
          </table:table-cell>
          <table:table-cell office:value-type="float" office:value="7.43" calcext:value-type="float">
            <text:p>7.43</text:p>
          </table:table-cell>
          <table:table-cell office:value-type="float" office:value="3.88" calcext:value-type="float">
            <text:p>3.88</text:p>
          </table:table-cell>
          <table:table-cell office:value-type="float" office:value="1.915" calcext:value-type="float">
            <text:p>1.915</text:p>
          </table:table-cell>
          <table:table-cell office:value-type="float" office:value="90.8" calcext:value-type="float">
            <text:p>90.8</text:p>
          </table:table-cell>
          <table:table-cell table:formula="of:=[.F168]-[.K168]" office:value-type="float" office:value="0.00499999999999989" calcext:value-type="float">
            <text:p>0.00499999999999989</text:p>
          </table:table-cell>
          <table:table-cell table:formula="of:=[.M168]*[.N$2]+(1-[.N$2])*[.N167]" office:value-type="float" office:value="0.00126231077284564" calcext:value-type="float">
            <text:p>0.00126231077284564</text:p>
          </table:table-cell>
        </table:table-row>
        <table:table-row table:style-name="ro1">
          <table:table-cell office:value-type="float" office:value="412.502" calcext:value-type="float">
            <text:p>412.5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4" calcext:value-type="float">
            <text:p>7.44</text:p>
          </table:table-cell>
          <table:table-cell office:value-type="float" office:value="3.88" calcext:value-type="float">
            <text:p>3.88</text:p>
          </table:table-cell>
          <table:table-cell office:value-type="float" office:value="1.918" calcext:value-type="float">
            <text:p>1.918</text:p>
          </table:table-cell>
          <table:table-cell office:value-type="float" office:value="91.3" calcext:value-type="float">
            <text:p>91.3</text:p>
          </table:table-cell>
          <table:table-cell office:value-type="float" office:value="28.75" calcext:value-type="float">
            <text:p>28.75</text:p>
          </table:table-cell>
          <table:table-cell office:value-type="float" office:value="7.43" calcext:value-type="float">
            <text:p>7.43</text:p>
          </table:table-cell>
          <table:table-cell office:value-type="float" office:value="3.87" calcext:value-type="float">
            <text:p>3.87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table:formula="of:=[.F169]-[.K169]" office:value-type="float" office:value="-0.002" calcext:value-type="float">
            <text:p>-0.002</text:p>
          </table:table-cell>
          <table:table-cell table:formula="of:=[.M169]*[.N$2]+(1-[.N$2])*[.N168]" office:value-type="float" office:value="0.000936079695561077" calcext:value-type="float">
            <text:p>0.000936079695561077</text:p>
          </table:table-cell>
        </table:table-row>
        <table:table-row table:style-name="ro1">
          <table:table-cell office:value-type="float" office:value="415.001" calcext:value-type="float">
            <text:p>415.001</text:p>
          </table:table-cell>
          <table:table-cell office:value-type="string" calcext:value-type="string">
            <text:p>warmUp</text:p>
          </table:table-cell>
          <table:table-cell office:value-type="float" office:value="28.75" calcext:value-type="float">
            <text:p>28.75</text:p>
          </table:table-cell>
          <table:table-cell office:value-type="float" office:value="7.43" calcext:value-type="float">
            <text:p>7.43</text:p>
          </table:table-cell>
          <table:table-cell office:value-type="float" office:value="3.87" calcext:value-type="float">
            <text:p>3.87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office:value-type="float" office:value="28.87" calcext:value-type="float">
            <text:p>28.87</text:p>
          </table:table-cell>
          <table:table-cell office:value-type="float" office:value="7.44" calcext:value-type="float">
            <text:p>7.44</text:p>
          </table:table-cell>
          <table:table-cell office:value-type="float" office:value="3.88" calcext:value-type="float">
            <text:p>3.88</text:p>
          </table:table-cell>
          <table:table-cell office:value-type="float" office:value="1.918" calcext:value-type="float">
            <text:p>1.918</text:p>
          </table:table-cell>
          <table:table-cell office:value-type="float" office:value="91.3" calcext:value-type="float">
            <text:p>91.3</text:p>
          </table:table-cell>
          <table:table-cell table:formula="of:=[.F170]-[.K170]" office:value-type="float" office:value="0.002" calcext:value-type="float">
            <text:p>0.002</text:p>
          </table:table-cell>
          <table:table-cell table:formula="of:=[.M170]*[.N$2]+(1-[.N$2])*[.N169]" office:value-type="float" office:value="0.00104247172600497" calcext:value-type="float">
            <text:p>0.00104247172600497</text:p>
          </table:table-cell>
        </table:table-row>
        <table:table-row table:style-name="ro1">
          <table:table-cell office:value-type="float" office:value="417.501" calcext:value-type="float">
            <text:p>417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45" calcext:value-type="float">
            <text:p>7.45</text:p>
          </table:table-cell>
          <table:table-cell office:value-type="float" office:value="3.88" calcext:value-type="float">
            <text:p>3.88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office:value-type="float" office:value="28.75" calcext:value-type="float">
            <text:p>28.75</text:p>
          </table:table-cell>
          <table:table-cell office:value-type="float" office:value="7.43" calcext:value-type="float">
            <text:p>7.43</text:p>
          </table:table-cell>
          <table:table-cell office:value-type="float" office:value="3.87" calcext:value-type="float">
            <text:p>3.87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table:formula="of:=[.F171]-[.K171]" office:value-type="float" office:value="0" calcext:value-type="float">
            <text:p>0</text:p>
          </table:table-cell>
          <table:table-cell table:formula="of:=[.M171]*[.N$2]+(1-[.N$2])*[.N170]" office:value-type="float" office:value="0.000938224553404472" calcext:value-type="float">
            <text:p>0.000938224553404472</text:p>
          </table:table-cell>
        </table:table-row>
        <table:table-row table:style-name="ro1">
          <table:table-cell office:value-type="float" office:value="420.002" calcext:value-type="float">
            <text:p>420.0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office:value-type="float" office:value="28.91" calcext:value-type="float">
            <text:p>28.91</text:p>
          </table:table-cell>
          <table:table-cell office:value-type="float" office:value="7.45" calcext:value-type="float">
            <text:p>7.45</text:p>
          </table:table-cell>
          <table:table-cell office:value-type="float" office:value="3.88" calcext:value-type="float">
            <text:p>3.88</text:p>
          </table:table-cell>
          <table:table-cell office:value-type="float" office:value="1.92" calcext:value-type="float">
            <text:p>1.92</text:p>
          </table:table-cell>
          <table:table-cell office:value-type="float" office:value="91.7" calcext:value-type="float">
            <text:p>91.7</text:p>
          </table:table-cell>
          <table:table-cell table:formula="of:=[.F172]-[.K172]" office:value-type="float" office:value="0.00500000000000012" calcext:value-type="float">
            <text:p>0.00500000000000012</text:p>
          </table:table-cell>
          <table:table-cell table:formula="of:=[.M172]*[.N$2]+(1-[.N$2])*[.N171]" office:value-type="float" office:value="0.00134440209806404" calcext:value-type="float">
            <text:p>0.00134440209806404</text:p>
          </table:table-cell>
        </table:table-row>
        <table:table-row table:style-name="ro1">
          <table:table-cell office:value-type="float" office:value="422.501" calcext:value-type="float">
            <text:p>422.501</text:p>
          </table:table-cell>
          <table:table-cell office:value-type="string" calcext:value-type="string">
            <text:p>warmUp</text:p>
          </table:table-cell>
          <table:table-cell office:value-type="float" office:value="28.94" calcext:value-type="float">
            <text:p>28.94</text:p>
          </table:table-cell>
          <table:table-cell office:value-type="float" office:value="7.46" calcext:value-type="float">
            <text:p>7.46</text:p>
          </table:table-cell>
          <table:table-cell office:value-type="float" office:value="3.88" calcext:value-type="float">
            <text:p>3.88</text:p>
          </table:table-cell>
          <table:table-cell office:value-type="float" office:value="1.923" calcext:value-type="float">
            <text:p>1.923</text:p>
          </table:table-cell>
          <table:table-cell office:value-type="float" office:value="92.1" calcext:value-type="float">
            <text:p>92.1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table:formula="of:=[.F173]-[.K173]" office:value-type="float" office:value="-0.002" calcext:value-type="float">
            <text:p>-0.002</text:p>
          </table:table-cell>
          <table:table-cell table:formula="of:=[.M173]*[.N$2]+(1-[.N$2])*[.N172]" office:value-type="float" office:value="0.00100996188825763" calcext:value-type="float">
            <text:p>0.00100996188825763</text:p>
          </table:table-cell>
        </table:table-row>
        <table:table-row table:style-name="ro1">
          <table:table-cell office:value-type="float" office:value="425.002" calcext:value-type="float">
            <text:p>425.0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office:value-type="float" office:value="28.94" calcext:value-type="float">
            <text:p>28.94</text:p>
          </table:table-cell>
          <table:table-cell office:value-type="float" office:value="7.46" calcext:value-type="float">
            <text:p>7.46</text:p>
          </table:table-cell>
          <table:table-cell office:value-type="float" office:value="3.88" calcext:value-type="float">
            <text:p>3.88</text:p>
          </table:table-cell>
          <table:table-cell office:value-type="float" office:value="1.923" calcext:value-type="float">
            <text:p>1.923</text:p>
          </table:table-cell>
          <table:table-cell office:value-type="float" office:value="92.1" calcext:value-type="float">
            <text:p>92.1</text:p>
          </table:table-cell>
          <table:table-cell table:formula="of:=[.F174]-[.K174]" office:value-type="float" office:value="0.002" calcext:value-type="float">
            <text:p>0.002</text:p>
          </table:table-cell>
          <table:table-cell table:formula="of:=[.M174]*[.N$2]+(1-[.N$2])*[.N173]" office:value-type="float" office:value="0.00110896569943187" calcext:value-type="float">
            <text:p>0.00110896569943187</text:p>
          </table:table-cell>
        </table:table-row>
        <table:table-row table:style-name="ro1">
          <table:table-cell office:value-type="float" office:value="427.502" calcext:value-type="float">
            <text:p>427.502</text:p>
          </table:table-cell>
          <table:table-cell office:value-type="string" calcext:value-type="string">
            <text:p>warmUp</text:p>
          </table:table-cell>
          <table:table-cell office:value-type="float" office:value="28.94" calcext:value-type="float">
            <text:p>28.94</text:p>
          </table:table-cell>
          <table:table-cell office:value-type="float" office:value="7.46" calcext:value-type="float">
            <text:p>7.46</text:p>
          </table:table-cell>
          <table:table-cell office:value-type="float" office:value="3.88" calcext:value-type="float">
            <text:p>3.88</text:p>
          </table:table-cell>
          <table:table-cell office:value-type="float" office:value="1.923" calcext:value-type="float">
            <text:p>1.923</text:p>
          </table:table-cell>
          <table:table-cell office:value-type="float" office:value="92.1" calcext:value-type="float">
            <text:p>92.1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table:formula="of:=[.F175]-[.K175]" office:value-type="float" office:value="-0.002" calcext:value-type="float">
            <text:p>-0.002</text:p>
          </table:table-cell>
          <table:table-cell table:formula="of:=[.M175]*[.N$2]+(1-[.N$2])*[.N174]" office:value-type="float" office:value="0.000798069129488683" calcext:value-type="float">
            <text:p>0.000798069129488683</text:p>
          </table:table-cell>
        </table:table-row>
        <table:table-row table:style-name="ro1">
          <table:table-cell office:value-type="float" office:value="430.002" calcext:value-type="float">
            <text:p>430.002</text:p>
          </table:table-cell>
          <table:table-cell office:value-type="string" calcext:value-type="string">
            <text:p>warmUp</text:p>
          </table:table-cell>
          <table:table-cell office:value-type="float" office:value="28.79" calcext:value-type="float">
            <text:p>28.79</text:p>
          </table:table-cell>
          <table:table-cell office:value-type="float" office:value="7.44" calcext:value-type="float">
            <text:p>7.44</text:p>
          </table:table-cell>
          <table:table-cell office:value-type="float" office:value="3.87" calcext:value-type="float">
            <text:p>3.87</text:p>
          </table:table-cell>
          <table:table-cell office:value-type="float" office:value="1.922" calcext:value-type="float">
            <text:p>1.922</text:p>
          </table:table-cell>
          <table:table-cell office:value-type="float" office:value="92.1" calcext:value-type="float">
            <text:p>92.1</text:p>
          </table:table-cell>
          <table:table-cell office:value-type="float" office:value="28.94" calcext:value-type="float">
            <text:p>28.94</text:p>
          </table:table-cell>
          <table:table-cell office:value-type="float" office:value="7.46" calcext:value-type="float">
            <text:p>7.46</text:p>
          </table:table-cell>
          <table:table-cell office:value-type="float" office:value="3.88" calcext:value-type="float">
            <text:p>3.88</text:p>
          </table:table-cell>
          <table:table-cell office:value-type="float" office:value="1.923" calcext:value-type="float">
            <text:p>1.923</text:p>
          </table:table-cell>
          <table:table-cell office:value-type="float" office:value="92.1" calcext:value-type="float">
            <text:p>92.1</text:p>
          </table:table-cell>
          <table:table-cell table:formula="of:=[.F176]-[.K176]" office:value-type="float" office:value="-0.00100000000000011" calcext:value-type="float">
            <text:p>-0.00100000000000011</text:p>
          </table:table-cell>
          <table:table-cell table:formula="of:=[.M176]*[.N$2]+(1-[.N$2])*[.N175]" office:value-type="float" office:value="0.000618262216539803" calcext:value-type="float">
            <text:p>0.000618262216539803</text:p>
          </table:table-cell>
        </table:table-row>
        <table:table-row table:style-name="ro1">
          <table:table-cell office:value-type="float" office:value="432.501" calcext:value-type="float">
            <text:p>432.501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office:value-type="float" office:value="28.79" calcext:value-type="float">
            <text:p>28.79</text:p>
          </table:table-cell>
          <table:table-cell office:value-type="float" office:value="7.44" calcext:value-type="float">
            <text:p>7.44</text:p>
          </table:table-cell>
          <table:table-cell office:value-type="float" office:value="3.87" calcext:value-type="float">
            <text:p>3.87</text:p>
          </table:table-cell>
          <table:table-cell office:value-type="float" office:value="1.922" calcext:value-type="float">
            <text:p>1.922</text:p>
          </table:table-cell>
          <table:table-cell office:value-type="float" office:value="92.1" calcext:value-type="float">
            <text:p>92.1</text:p>
          </table:table-cell>
          <table:table-cell table:formula="of:=[.F177]-[.K177]" office:value-type="float" office:value="0.00300000000000011" calcext:value-type="float">
            <text:p>0.00300000000000011</text:p>
          </table:table-cell>
          <table:table-cell table:formula="of:=[.M177]*[.N$2]+(1-[.N$2])*[.N176]" office:value-type="float" office:value="0.000856435994885835" calcext:value-type="float">
            <text:p>0.000856435994885835</text:p>
          </table:table-cell>
        </table:table-row>
        <table:table-row table:style-name="ro1">
          <table:table-cell office:value-type="float" office:value="435.001" calcext:value-type="float">
            <text:p>435.001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office:value-type="float" office:value="28.83" calcext:value-type="float">
            <text:p>28.83</text:p>
          </table:table-cell>
          <table:table-cell office:value-type="float" office:value="7.45" calcext:value-type="float">
            <text:p>7.45</text:p>
          </table:table-cell>
          <table:table-cell office:value-type="float" office:value="3.87" calcext:value-type="float">
            <text:p>3.87</text:p>
          </table:table-cell>
          <table:table-cell office:value-type="float" office:value="1.925" calcext:value-type="float">
            <text:p>1.925</text:p>
          </table:table-cell>
          <table:table-cell office:value-type="float" office:value="92.5" calcext:value-type="float">
            <text:p>92.5</text:p>
          </table:table-cell>
          <table:table-cell table:formula="of:=[.F178]-[.K178]" office:value-type="float" office:value="0.00299999999999989" calcext:value-type="float">
            <text:p>0.00299999999999989</text:p>
          </table:table-cell>
          <table:table-cell table:formula="of:=[.M178]*[.N$2]+(1-[.N$2])*[.N177]" office:value-type="float" office:value="0.00107079239539724" calcext:value-type="float">
            <text:p>0.00107079239539724</text:p>
          </table:table-cell>
        </table:table-row>
        <table:table-row table:style-name="ro1">
          <table:table-cell office:value-type="float" office:value="437.502" calcext:value-type="float">
            <text:p>437.5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table:formula="of:=[.F179]-[.K179]" office:value-type="float" office:value="0" calcext:value-type="float">
            <text:p>0</text:p>
          </table:table-cell>
          <table:table-cell table:formula="of:=[.M179]*[.N$2]+(1-[.N$2])*[.N178]" office:value-type="float" office:value="0.000963713155857516" calcext:value-type="float">
            <text:p>0.000963713155857516</text:p>
          </table:table-cell>
        </table:table-row>
        <table:table-row table:style-name="ro1">
          <table:table-cell office:value-type="float" office:value="440.002" calcext:value-type="float">
            <text:p>440.0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table:formula="of:=[.F180]-[.K180]" office:value-type="float" office:value="0" calcext:value-type="float">
            <text:p>0</text:p>
          </table:table-cell>
          <table:table-cell table:formula="of:=[.M180]*[.N$2]+(1-[.N$2])*[.N179]" office:value-type="float" office:value="0.000867341840271765" calcext:value-type="float">
            <text:p>0.000867341840271765</text:p>
          </table:table-cell>
        </table:table-row>
        <table:table-row table:style-name="ro1">
          <table:table-cell office:value-type="float" office:value="442.502" calcext:value-type="float">
            <text:p>442.502</text:p>
          </table:table-cell>
          <table:table-cell office:value-type="string" calcext:value-type="string">
            <text:p>warmUp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table:formula="of:=[.F181]-[.K181]" office:value-type="float" office:value="0" calcext:value-type="float">
            <text:p>0</text:p>
          </table:table-cell>
          <table:table-cell table:formula="of:=[.M181]*[.N$2]+(1-[.N$2])*[.N180]" office:value-type="float" office:value="0.000780607656244588" calcext:value-type="float">
            <text:p>0.000780607656244588</text:p>
          </table:table-cell>
        </table:table-row>
        <table:table-row table:style-name="ro1">
          <table:table-cell office:value-type="float" office:value="445.002" calcext:value-type="float">
            <text:p>44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office:value-type="float" office:value="28.87" calcext:value-type="float">
            <text:p>28.87</text:p>
          </table:table-cell>
          <table:table-cell office:value-type="float" office:value="7.46" calcext:value-type="float">
            <text:p>7.46</text:p>
          </table:table-cell>
          <table:table-cell office:value-type="float" office:value="3.87" calcext:value-type="float">
            <text:p>3.87</text:p>
          </table:table-cell>
          <table:table-cell office:value-type="float" office:value="1.928" calcext:value-type="float">
            <text:p>1.928</text:p>
          </table:table-cell>
          <table:table-cell office:value-type="float" office:value="93" calcext:value-type="float">
            <text:p>93</text:p>
          </table:table-cell>
          <table:table-cell table:formula="of:=[.F182]-[.K182]" office:value-type="float" office:value="0.00500000000000012" calcext:value-type="float">
            <text:p>0.00500000000000012</text:p>
          </table:table-cell>
          <table:table-cell table:formula="of:=[.M182]*[.N$2]+(1-[.N$2])*[.N181]" office:value-type="float" office:value="0.00120254689062014" calcext:value-type="float">
            <text:p>0.00120254689062014</text:p>
          </table:table-cell>
        </table:table-row>
        <table:table-row table:style-name="ro1">
          <table:table-cell office:value-type="float" office:value="447.502" calcext:value-type="float">
            <text:p>44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table:formula="of:=[.F183]-[.K183]" office:value-type="float" office:value="0" calcext:value-type="float">
            <text:p>0</text:p>
          </table:table-cell>
          <table:table-cell table:formula="of:=[.M183]*[.N$2]+(1-[.N$2])*[.N182]" office:value-type="float" office:value="0.00108229220155813" calcext:value-type="float">
            <text:p>0.00108229220155813</text:p>
          </table:table-cell>
        </table:table-row>
        <table:table-row table:style-name="ro1">
          <table:table-cell office:value-type="float" office:value="450.001" calcext:value-type="float">
            <text:p>45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table:formula="of:=[.F184]-[.K184]" office:value-type="float" office:value="0" calcext:value-type="float">
            <text:p>0</text:p>
          </table:table-cell>
          <table:table-cell table:formula="of:=[.M184]*[.N$2]+(1-[.N$2])*[.N183]" office:value-type="float" office:value="0.000974062981402314" calcext:value-type="float">
            <text:p>0.000974062981402314</text:p>
          </table:table-cell>
        </table:table-row>
        <table:table-row table:style-name="ro1">
          <table:table-cell office:value-type="float" office:value="452.501" calcext:value-type="float">
            <text:p>4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table:formula="of:=[.F185]-[.K185]" office:value-type="float" office:value="0" calcext:value-type="float">
            <text:p>0</text:p>
          </table:table-cell>
          <table:table-cell table:formula="of:=[.M185]*[.N$2]+(1-[.N$2])*[.N184]" office:value-type="float" office:value="0.000876656683262083" calcext:value-type="float">
            <text:p>0.000876656683262083</text:p>
          </table:table-cell>
        </table:table-row>
        <table:table-row table:style-name="ro1">
          <table:table-cell office:value-type="float" office:value="455.002" calcext:value-type="float">
            <text:p>45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table:formula="of:=[.F186]-[.K186]" office:value-type="float" office:value="0" calcext:value-type="float">
            <text:p>0</text:p>
          </table:table-cell>
          <table:table-cell table:formula="of:=[.M186]*[.N$2]+(1-[.N$2])*[.N185]" office:value-type="float" office:value="0.000788991014935875" calcext:value-type="float">
            <text:p>0.000788991014935875</text:p>
          </table:table-cell>
        </table:table-row>
        <table:table-row table:style-name="ro1">
          <table:table-cell office:value-type="float" office:value="457.502" calcext:value-type="float">
            <text:p>457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46" calcext:value-type="float">
            <text:p>7.46</text:p>
          </table:table-cell>
          <table:table-cell office:value-type="float" office:value="3.85" calcext:value-type="float">
            <text:p>3.85</text:p>
          </table:table-cell>
          <table:table-cell office:value-type="float" office:value="1.938" calcext:value-type="float">
            <text:p>1.938</text:p>
          </table:table-cell>
          <table:table-cell office:value-type="float" office:value="94.7" calcext:value-type="float">
            <text:p>94.7</text:p>
          </table:table-cell>
          <table:table-cell office:value-type="float" office:value="28.8" calcext:value-type="float">
            <text:p>28.8</text:p>
          </table:table-cell>
          <table:table-cell office:value-type="float" office:value="7.46" calcext:value-type="float">
            <text:p>7.46</text:p>
          </table:table-cell>
          <table:table-cell office:value-type="float" office:value="3.86" calcext:value-type="float">
            <text:p>3.86</text:p>
          </table:table-cell>
          <table:table-cell office:value-type="float" office:value="1.933" calcext:value-type="float">
            <text:p>1.933</text:p>
          </table:table-cell>
          <table:table-cell office:value-type="float" office:value="93.8" calcext:value-type="float">
            <text:p>93.8</text:p>
          </table:table-cell>
          <table:table-cell table:formula="of:=[.F187]-[.K187]" office:value-type="float" office:value="0.00499999999999989" calcext:value-type="float">
            <text:p>0.00499999999999989</text:p>
          </table:table-cell>
          <table:table-cell table:formula="of:=[.M187]*[.N$2]+(1-[.N$2])*[.N186]" office:value-type="float" office:value="0.00121009191344228" calcext:value-type="float">
            <text:p>0.00121009191344228</text:p>
          </table:table-cell>
        </table:table-row>
        <table:table-row table:style-name="ro1">
          <table:table-cell office:value-type="float" office:value="460.002" calcext:value-type="float">
            <text:p>460.002</text:p>
          </table:table-cell>
          <table:table-cell office:value-type="string" calcext:value-type="string">
            <text:p>warmUp</text:p>
          </table:table-cell>
          <table:table-cell office:value-type="float" office:value="28.83" calcext:value-type="float">
            <text:p>28.83</text:p>
          </table:table-cell>
          <table:table-cell office:value-type="float" office:value="7.47" calcext:value-type="float">
            <text:p>7.47</text:p>
          </table:table-cell>
          <table:table-cell office:value-type="float" office:value="3.86" calcext:value-type="float">
            <text:p>3.86</text:p>
          </table:table-cell>
          <table:table-cell office:value-type="float" office:value="1.935" calcext:value-type="float">
            <text:p>1.935</text:p>
          </table:table-cell>
          <table:table-cell office:value-type="float" office:value="94.3" calcext:value-type="float">
            <text:p>94.3</text:p>
          </table:table-cell>
          <table:table-cell office:value-type="float" office:value="28.72" calcext:value-type="float">
            <text:p>28.72</text:p>
          </table:table-cell>
          <table:table-cell office:value-type="float" office:value="7.46" calcext:value-type="float">
            <text:p>7.46</text:p>
          </table:table-cell>
          <table:table-cell office:value-type="float" office:value="3.85" calcext:value-type="float">
            <text:p>3.85</text:p>
          </table:table-cell>
          <table:table-cell office:value-type="float" office:value="1.938" calcext:value-type="float">
            <text:p>1.938</text:p>
          </table:table-cell>
          <table:table-cell office:value-type="float" office:value="94.7" calcext:value-type="float">
            <text:p>94.7</text:p>
          </table:table-cell>
          <table:table-cell table:formula="of:=[.F188]-[.K188]" office:value-type="float" office:value="-0.00299999999999989" calcext:value-type="float">
            <text:p>-0.00299999999999989</text:p>
          </table:table-cell>
          <table:table-cell table:formula="of:=[.M188]*[.N$2]+(1-[.N$2])*[.N187]" office:value-type="float" office:value="0.00078908272209806" calcext:value-type="float">
            <text:p>0.00078908272209806</text:p>
          </table:table-cell>
        </table:table-row>
        <table:table-row table:style-name="ro1">
          <table:table-cell office:value-type="float" office:value="462.502" calcext:value-type="float">
            <text:p>46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47" calcext:value-type="float">
            <text:p>7.47</text:p>
          </table:table-cell>
          <table:table-cell office:value-type="float" office:value="3.85" calcext:value-type="float">
            <text:p>3.85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office:value-type="float" office:value="28.83" calcext:value-type="float">
            <text:p>28.83</text:p>
          </table:table-cell>
          <table:table-cell office:value-type="float" office:value="7.47" calcext:value-type="float">
            <text:p>7.47</text:p>
          </table:table-cell>
          <table:table-cell office:value-type="float" office:value="3.86" calcext:value-type="float">
            <text:p>3.86</text:p>
          </table:table-cell>
          <table:table-cell office:value-type="float" office:value="1.935" calcext:value-type="float">
            <text:p>1.935</text:p>
          </table:table-cell>
          <table:table-cell office:value-type="float" office:value="94.3" calcext:value-type="float">
            <text:p>94.3</text:p>
          </table:table-cell>
          <table:table-cell table:formula="of:=[.F189]-[.K189]" office:value-type="float" office:value="0.00499999999999989" calcext:value-type="float">
            <text:p>0.00499999999999989</text:p>
          </table:table-cell>
          <table:table-cell table:formula="of:=[.M189]*[.N$2]+(1-[.N$2])*[.N188]" office:value-type="float" office:value="0.00121017444988824" calcext:value-type="float">
            <text:p>0.00121017444988824</text:p>
          </table:table-cell>
        </table:table-row>
        <table:table-row table:style-name="ro1">
          <table:table-cell office:value-type="float" office:value="465.002" calcext:value-type="float">
            <text:p>46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office:value-type="float" office:value="28.76" calcext:value-type="float">
            <text:p>28.76</text:p>
          </table:table-cell>
          <table:table-cell office:value-type="float" office:value="7.47" calcext:value-type="float">
            <text:p>7.47</text:p>
          </table:table-cell>
          <table:table-cell office:value-type="float" office:value="3.85" calcext:value-type="float">
            <text:p>3.85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table:formula="of:=[.F190]-[.K190]" office:value-type="float" office:value="0" calcext:value-type="float">
            <text:p>0</text:p>
          </table:table-cell>
          <table:table-cell table:formula="of:=[.M190]*[.N$2]+(1-[.N$2])*[.N189]" office:value-type="float" office:value="0.00108915700489942" calcext:value-type="float">
            <text:p>0.00108915700489942</text:p>
          </table:table-cell>
        </table:table-row>
        <table:table-row table:style-name="ro1">
          <table:table-cell office:value-type="float" office:value="467.503" calcext:value-type="float">
            <text:p>467.503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table:formula="of:=[.F191]-[.K191]" office:value-type="float" office:value="0" calcext:value-type="float">
            <text:p>0</text:p>
          </table:table-cell>
          <table:table-cell table:formula="of:=[.M191]*[.N$2]+(1-[.N$2])*[.N190]" office:value-type="float" office:value="0.000980241304409477" calcext:value-type="float">
            <text:p>0.000980241304409477</text:p>
          </table:table-cell>
        </table:table-row>
        <table:table-row table:style-name="ro1">
          <table:table-cell office:value-type="float" office:value="470.002" calcext:value-type="float">
            <text:p>47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table:formula="of:=[.F192]-[.K192]" office:value-type="float" office:value="0" calcext:value-type="float">
            <text:p>0</text:p>
          </table:table-cell>
          <table:table-cell table:formula="of:=[.M192]*[.N$2]+(1-[.N$2])*[.N191]" office:value-type="float" office:value="0.000882217173968529" calcext:value-type="float">
            <text:p>0.000882217173968529</text:p>
          </table:table-cell>
        </table:table-row>
        <table:table-row table:style-name="ro1">
          <table:table-cell office:value-type="float" office:value="472.502" calcext:value-type="float">
            <text:p>47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table:formula="of:=[.F193]-[.K193]" office:value-type="float" office:value="0" calcext:value-type="float">
            <text:p>0</text:p>
          </table:table-cell>
          <table:table-cell table:formula="of:=[.M193]*[.N$2]+(1-[.N$2])*[.N192]" office:value-type="float" office:value="0.000793995456571676" calcext:value-type="float">
            <text:p>0.000793995456571676</text:p>
          </table:table-cell>
        </table:table-row>
        <table:table-row table:style-name="ro1">
          <table:table-cell office:value-type="float" office:value="475.002" calcext:value-type="float">
            <text:p>47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office:value-type="float" office:value="28.91" calcext:value-type="float">
            <text:p>28.91</text:p>
          </table:table-cell>
          <table:table-cell office:value-type="float" office:value="7.49" calcext:value-type="float">
            <text:p>7.49</text:p>
          </table:table-cell>
          <table:table-cell office:value-type="float" office:value="3.86" calcext:value-type="float">
            <text:p>3.86</text:p>
          </table:table-cell>
          <table:table-cell office:value-type="float" office:value="1.94" calcext:value-type="float">
            <text:p>1.94</text:p>
          </table:table-cell>
          <table:table-cell office:value-type="float" office:value="95.1" calcext:value-type="float">
            <text:p>95.1</text:p>
          </table:table-cell>
          <table:table-cell table:formula="of:=[.F194]-[.K194]" office:value-type="float" office:value="0.00500000000000012" calcext:value-type="float">
            <text:p>0.00500000000000012</text:p>
          </table:table-cell>
          <table:table-cell table:formula="of:=[.M194]*[.N$2]+(1-[.N$2])*[.N193]" office:value-type="float" office:value="0.00121459591091452" calcext:value-type="float">
            <text:p>0.00121459591091452</text:p>
          </table:table-cell>
        </table:table-row>
        <table:table-row table:style-name="ro1">
          <table:table-cell office:value-type="float" office:value="477.501" calcext:value-type="float">
            <text:p>477.5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5" calcext:value-type="float">
            <text:p>7.5</text:p>
          </table:table-cell>
          <table:table-cell office:value-type="float" office:value="3.86" calcext:value-type="float">
            <text:p>3.86</text:p>
          </table:table-cell>
          <table:table-cell office:value-type="float" office:value="1.943" calcext:value-type="float">
            <text:p>1.943</text:p>
          </table:table-cell>
          <table:table-cell office:value-type="float" office:value="95.6" calcext:value-type="float">
            <text:p>95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table:formula="of:=[.F195]-[.K195]" office:value-type="float" office:value="-0.002" calcext:value-type="float">
            <text:p>-0.002</text:p>
          </table:table-cell>
          <table:table-cell table:formula="of:=[.M195]*[.N$2]+(1-[.N$2])*[.N194]" office:value-type="float" office:value="0.000893136319823068" calcext:value-type="float">
            <text:p>0.000893136319823068</text:p>
          </table:table-cell>
        </table:table-row>
        <table:table-row table:style-name="ro1">
          <table:table-cell office:value-type="float" office:value="480.002" calcext:value-type="float">
            <text:p>48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office:value-type="float" office:value="28.95" calcext:value-type="float">
            <text:p>28.95</text:p>
          </table:table-cell>
          <table:table-cell office:value-type="float" office:value="7.5" calcext:value-type="float">
            <text:p>7.5</text:p>
          </table:table-cell>
          <table:table-cell office:value-type="float" office:value="3.86" calcext:value-type="float">
            <text:p>3.86</text:p>
          </table:table-cell>
          <table:table-cell office:value-type="float" office:value="1.943" calcext:value-type="float">
            <text:p>1.943</text:p>
          </table:table-cell>
          <table:table-cell office:value-type="float" office:value="95.6" calcext:value-type="float">
            <text:p>95.6</text:p>
          </table:table-cell>
          <table:table-cell table:formula="of:=[.F196]-[.K196]" office:value-type="float" office:value="0.002" calcext:value-type="float">
            <text:p>0.002</text:p>
          </table:table-cell>
          <table:table-cell table:formula="of:=[.M196]*[.N$2]+(1-[.N$2])*[.N195]" office:value-type="float" office:value="0.00100382268784076" calcext:value-type="float">
            <text:p>0.00100382268784076</text:p>
          </table:table-cell>
        </table:table-row>
        <table:table-row table:style-name="ro1">
          <table:table-cell office:value-type="float" office:value="482.502" calcext:value-type="float">
            <text:p>482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5" calcext:value-type="float">
            <text:p>7.5</text:p>
          </table:table-cell>
          <table:table-cell office:value-type="float" office:value="3.86" calcext:value-type="float">
            <text:p>3.86</text:p>
          </table:table-cell>
          <table:table-cell office:value-type="float" office:value="1.943" calcext:value-type="float">
            <text:p>1.943</text:p>
          </table:table-cell>
          <table:table-cell office:value-type="float" office:value="95.6" calcext:value-type="float">
            <text:p>95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table:formula="of:=[.F197]-[.K197]" office:value-type="float" office:value="-0.002" calcext:value-type="float">
            <text:p>-0.002</text:p>
          </table:table-cell>
          <table:table-cell table:formula="of:=[.M197]*[.N$2]+(1-[.N$2])*[.N196]" office:value-type="float" office:value="0.000703440419056685" calcext:value-type="float">
            <text:p>0.000703440419056685</text:p>
          </table:table-cell>
        </table:table-row>
        <table:table-row table:style-name="ro1">
          <table:table-cell office:value-type="float" office:value="485.002" calcext:value-type="float">
            <text:p>48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office:value-type="float" office:value="28.95" calcext:value-type="float">
            <text:p>28.95</text:p>
          </table:table-cell>
          <table:table-cell office:value-type="float" office:value="7.5" calcext:value-type="float">
            <text:p>7.5</text:p>
          </table:table-cell>
          <table:table-cell office:value-type="float" office:value="3.86" calcext:value-type="float">
            <text:p>3.86</text:p>
          </table:table-cell>
          <table:table-cell office:value-type="float" office:value="1.943" calcext:value-type="float">
            <text:p>1.943</text:p>
          </table:table-cell>
          <table:table-cell office:value-type="float" office:value="95.6" calcext:value-type="float">
            <text:p>95.6</text:p>
          </table:table-cell>
          <table:table-cell table:formula="of:=[.F198]-[.K198]" office:value-type="float" office:value="0.002" calcext:value-type="float">
            <text:p>0.002</text:p>
          </table:table-cell>
          <table:table-cell table:formula="of:=[.M198]*[.N$2]+(1-[.N$2])*[.N197]" office:value-type="float" office:value="0.000833096377151017" calcext:value-type="float">
            <text:p>0.000833096377151017</text:p>
          </table:table-cell>
        </table:table-row>
        <table:table-row table:style-name="ro1">
          <table:table-cell office:value-type="float" office:value="487.502" calcext:value-type="float">
            <text:p>4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49" calcext:value-type="float">
            <text:p>7.49</text:p>
          </table:table-cell>
          <table:table-cell office:value-type="float" office:value="3.85" calcext:value-type="float">
            <text:p>3.85</text:p>
          </table:table-cell>
          <table:table-cell office:value-type="float" office:value="1.945" calcext:value-type="float">
            <text:p>1.945</text:p>
          </table:table-cell>
          <table:table-cell office:value-type="float" office:value="96" calcext:value-type="float">
            <text:p>96</text:p>
          </table:table-cell>
          <table:table-cell table:formula="of:=[.F199]-[.K199]" office:value-type="float" office:value="0.00299999999999989" calcext:value-type="float">
            <text:p>0.00299999999999989</text:p>
          </table:table-cell>
          <table:table-cell table:formula="of:=[.M199]*[.N$2]+(1-[.N$2])*[.N198]" office:value-type="float" office:value="0.0010497867394359" calcext:value-type="float">
            <text:p>0.0010497867394359</text:p>
          </table:table-cell>
        </table:table-row>
        <table:table-row table:style-name="ro1">
          <table:table-cell office:value-type="float" office:value="490.002" calcext:value-type="float">
            <text:p>49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0]-[.K200]" office:value-type="float" office:value="0" calcext:value-type="float">
            <text:p>0</text:p>
          </table:table-cell>
          <table:table-cell table:formula="of:=[.M200]*[.N$2]+(1-[.N$2])*[.N199]" office:value-type="float" office:value="0.000944808065492314" calcext:value-type="float">
            <text:p>0.000944808065492314</text:p>
          </table:table-cell>
        </table:table-row>
        <table:table-row table:style-name="ro1">
          <table:table-cell office:value-type="float" office:value="492.502" calcext:value-type="float">
            <text:p>49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1]-[.K201]" office:value-type="float" office:value="0" calcext:value-type="float">
            <text:p>0</text:p>
          </table:table-cell>
          <table:table-cell table:formula="of:=[.M201]*[.N$2]+(1-[.N$2])*[.N200]" office:value-type="float" office:value="0.000850327258943083" calcext:value-type="float">
            <text:p>0.000850327258943083</text:p>
          </table:table-cell>
        </table:table-row>
        <table:table-row table:style-name="ro1">
          <table:table-cell office:value-type="float" office:value="495.001" calcext:value-type="float">
            <text:p>49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2]-[.K202]" office:value-type="float" office:value="0" calcext:value-type="float">
            <text:p>0</text:p>
          </table:table-cell>
          <table:table-cell table:formula="of:=[.M202]*[.N$2]+(1-[.N$2])*[.N201]" office:value-type="float" office:value="0.000765294533048774" calcext:value-type="float">
            <text:p>0.000765294533048774</text:p>
          </table:table-cell>
        </table:table-row>
        <table:table-row table:style-name="ro1">
          <table:table-cell office:value-type="float" office:value="497.501" calcext:value-type="float">
            <text:p>49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3]-[.K203]" office:value-type="float" office:value="0" calcext:value-type="float">
            <text:p>0</text:p>
          </table:table-cell>
          <table:table-cell table:formula="of:=[.M203]*[.N$2]+(1-[.N$2])*[.N202]" office:value-type="float" office:value="0.000688765079743897" calcext:value-type="float">
            <text:p>0.000688765079743897</text:p>
          </table:table-cell>
        </table:table-row>
        <table:table-row table:style-name="ro1">
          <table:table-cell office:value-type="float" office:value="500.002" calcext:value-type="float">
            <text:p>50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4]-[.K204]" office:value-type="float" office:value="0" calcext:value-type="float">
            <text:p>0</text:p>
          </table:table-cell>
          <table:table-cell table:formula="of:=[.M204]*[.N$2]+(1-[.N$2])*[.N203]" office:value-type="float" office:value="0.000619888571769507" calcext:value-type="float">
            <text:p>0.000619888571769507</text:p>
          </table:table-cell>
        </table:table-row>
        <table:table-row table:style-name="ro1">
          <table:table-cell office:value-type="float" office:value="502.502" calcext:value-type="float">
            <text:p>5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5" calcext:value-type="float">
            <text:p>7.5</text:p>
          </table:table-cell>
          <table:table-cell office:value-type="float" office:value="3.85" calcext:value-type="float">
            <text:p>3.85</text:p>
          </table:table-cell>
          <table:table-cell office:value-type="float" office:value="1.948" calcext:value-type="float">
            <text:p>1.948</text:p>
          </table:table-cell>
          <table:table-cell office:value-type="float" office:value="96.4" calcext:value-type="float">
            <text:p>96.4</text:p>
          </table:table-cell>
          <table:table-cell table:formula="of:=[.F205]-[.K205]" office:value-type="float" office:value="0.00500000000000012" calcext:value-type="float">
            <text:p>0.00500000000000012</text:p>
          </table:table-cell>
          <table:table-cell table:formula="of:=[.M205]*[.N$2]+(1-[.N$2])*[.N204]" office:value-type="float" office:value="0.00105789971459257" calcext:value-type="float">
            <text:p>0.00105789971459257</text:p>
          </table:table-cell>
        </table:table-row>
        <table:table-row table:style-name="ro1">
          <table:table-cell office:value-type="float" office:value="505.001" calcext:value-type="float">
            <text:p>50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06]-[.K206]" office:value-type="float" office:value="0" calcext:value-type="float">
            <text:p>0</text:p>
          </table:table-cell>
          <table:table-cell table:formula="of:=[.M206]*[.N$2]+(1-[.N$2])*[.N205]" office:value-type="float" office:value="0.000952109743133311" calcext:value-type="float">
            <text:p>0.000952109743133311</text:p>
          </table:table-cell>
        </table:table-row>
        <table:table-row table:style-name="ro1">
          <table:table-cell office:value-type="float" office:value="507.502" calcext:value-type="float">
            <text:p>50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07]-[.K207]" office:value-type="float" office:value="0" calcext:value-type="float">
            <text:p>0</text:p>
          </table:table-cell>
          <table:table-cell table:formula="of:=[.M207]*[.N$2]+(1-[.N$2])*[.N206]" office:value-type="float" office:value="0.00085689876881998" calcext:value-type="float">
            <text:p>0.00085689876881998</text:p>
          </table:table-cell>
        </table:table-row>
        <table:table-row table:style-name="ro1">
          <table:table-cell office:value-type="float" office:value="510.002" calcext:value-type="float">
            <text:p>51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08]-[.K208]" office:value-type="float" office:value="0" calcext:value-type="float">
            <text:p>0</text:p>
          </table:table-cell>
          <table:table-cell table:formula="of:=[.M208]*[.N$2]+(1-[.N$2])*[.N207]" office:value-type="float" office:value="0.000771208891937982" calcext:value-type="float">
            <text:p>0.000771208891937982</text:p>
          </table:table-cell>
        </table:table-row>
        <table:table-row table:style-name="ro1">
          <table:table-cell office:value-type="float" office:value="512.502" calcext:value-type="float">
            <text:p>51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09]-[.K209]" office:value-type="float" office:value="0" calcext:value-type="float">
            <text:p>0</text:p>
          </table:table-cell>
          <table:table-cell table:formula="of:=[.M209]*[.N$2]+(1-[.N$2])*[.N208]" office:value-type="float" office:value="0.000694088002744184" calcext:value-type="float">
            <text:p>0.000694088002744184</text:p>
          </table:table-cell>
        </table:table-row>
        <table:table-row table:style-name="ro1">
          <table:table-cell office:value-type="float" office:value="515.001" calcext:value-type="float">
            <text:p>51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10]-[.K210]" office:value-type="float" office:value="0" calcext:value-type="float">
            <text:p>0</text:p>
          </table:table-cell>
          <table:table-cell table:formula="of:=[.M210]*[.N$2]+(1-[.N$2])*[.N209]" office:value-type="float" office:value="0.000624679202469766" calcext:value-type="float">
            <text:p>0.000624679202469766</text:p>
          </table:table-cell>
        </table:table-row>
        <table:table-row table:style-name="ro1">
          <table:table-cell office:value-type="float" office:value="517.502" calcext:value-type="float">
            <text:p>51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11]-[.K211]" office:value-type="float" office:value="0" calcext:value-type="float">
            <text:p>0</text:p>
          </table:table-cell>
          <table:table-cell table:formula="of:=[.M211]*[.N$2]+(1-[.N$2])*[.N210]" office:value-type="float" office:value="0.000562211282222789" calcext:value-type="float">
            <text:p>0.000562211282222789</text:p>
          </table:table-cell>
        </table:table-row>
        <table:table-row table:style-name="ro1">
          <table:table-cell office:value-type="float" office:value="520.002" calcext:value-type="float">
            <text:p>52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12]-[.K212]" office:value-type="float" office:value="0" calcext:value-type="float">
            <text:p>0</text:p>
          </table:table-cell>
          <table:table-cell table:formula="of:=[.M212]*[.N$2]+(1-[.N$2])*[.N211]" office:value-type="float" office:value="0.00050599015400051" calcext:value-type="float">
            <text:p>0.00050599015400051</text:p>
          </table:table-cell>
        </table:table-row>
        <table:table-row table:style-name="ro1">
          <table:table-cell office:value-type="float" office:value="522.502" calcext:value-type="float">
            <text:p>52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13]-[.K213]" office:value-type="float" office:value="0" calcext:value-type="float">
            <text:p>0</text:p>
          </table:table-cell>
          <table:table-cell table:formula="of:=[.M213]*[.N$2]+(1-[.N$2])*[.N212]" office:value-type="float" office:value="0.000455391138600459" calcext:value-type="float">
            <text:p>0.000455391138600459</text:p>
          </table:table-cell>
        </table:table-row>
        <table:table-row table:style-name="ro1">
          <table:table-cell office:value-type="float" office:value="525.002" calcext:value-type="float">
            <text:p>525.0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5" calcext:value-type="float">
            <text:p>7.5</text:p>
          </table:table-cell>
          <table:table-cell office:value-type="float" office:value="3.83" calcext:value-type="float">
            <text:p>3.83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office:value-type="float" office:value="28.8" calcext:value-type="float">
            <text:p>28.8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1.953" calcext:value-type="float">
            <text:p>1.953</text:p>
          </table:table-cell>
          <table:table-cell office:value-type="float" office:value="97.3" calcext:value-type="float">
            <text:p>97.3</text:p>
          </table:table-cell>
          <table:table-cell table:formula="of:=[.F214]-[.K214]" office:value-type="float" office:value="0.00499999999999989" calcext:value-type="float">
            <text:p>0.00499999999999989</text:p>
          </table:table-cell>
          <table:table-cell table:formula="of:=[.M214]*[.N$2]+(1-[.N$2])*[.N213]" office:value-type="float" office:value="0.000909852024740403" calcext:value-type="float">
            <text:p>0.000909852024740403</text:p>
          </table:table-cell>
        </table:table-row>
        <table:table-row table:style-name="ro1">
          <table:table-cell office:value-type="float" office:value="527.501" calcext:value-type="float">
            <text:p>52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office:value-type="float" office:value="28.73" calcext:value-type="float">
            <text:p>28.73</text:p>
          </table:table-cell>
          <table:table-cell office:value-type="float" office:value="7.5" calcext:value-type="float">
            <text:p>7.5</text:p>
          </table:table-cell>
          <table:table-cell office:value-type="float" office:value="3.83" calcext:value-type="float">
            <text:p>3.83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table:formula="of:=[.F215]-[.K215]" office:value-type="float" office:value="-0.002" calcext:value-type="float">
            <text:p>-0.002</text:p>
          </table:table-cell>
          <table:table-cell table:formula="of:=[.M215]*[.N$2]+(1-[.N$2])*[.N214]" office:value-type="float" office:value="0.000618866822266362" calcext:value-type="float">
            <text:p>0.000618866822266362</text:p>
          </table:table-cell>
        </table:table-row>
        <table:table-row table:style-name="ro1">
          <table:table-cell office:value-type="float" office:value="530.001" calcext:value-type="float">
            <text:p>53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table:formula="of:=[.F216]-[.K216]" office:value-type="float" office:value="0" calcext:value-type="float">
            <text:p>0</text:p>
          </table:table-cell>
          <table:table-cell table:formula="of:=[.M216]*[.N$2]+(1-[.N$2])*[.N215]" office:value-type="float" office:value="0.000556980140039726" calcext:value-type="float">
            <text:p>0.000556980140039726</text:p>
          </table:table-cell>
        </table:table-row>
        <table:table-row table:style-name="ro1">
          <table:table-cell office:value-type="float" office:value="532.502" calcext:value-type="float">
            <text:p>53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table:formula="of:=[.F217]-[.K217]" office:value-type="float" office:value="0" calcext:value-type="float">
            <text:p>0</text:p>
          </table:table-cell>
          <table:table-cell table:formula="of:=[.M217]*[.N$2]+(1-[.N$2])*[.N216]" office:value-type="float" office:value="0.000501282126035753" calcext:value-type="float">
            <text:p>0.000501282126035753</text:p>
          </table:table-cell>
        </table:table-row>
        <table:table-row table:style-name="ro1">
          <table:table-cell office:value-type="float" office:value="535.002" calcext:value-type="float">
            <text:p>53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table:formula="of:=[.F218]-[.K218]" office:value-type="float" office:value="0" calcext:value-type="float">
            <text:p>0</text:p>
          </table:table-cell>
          <table:table-cell table:formula="of:=[.M218]*[.N$2]+(1-[.N$2])*[.N217]" office:value-type="float" office:value="0.000451153913432178" calcext:value-type="float">
            <text:p>0.000451153913432178</text:p>
          </table:table-cell>
        </table:table-row>
        <table:table-row table:style-name="ro1">
          <table:table-cell office:value-type="float" office:value="537.501" calcext:value-type="float">
            <text:p>53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table:formula="of:=[.F219]-[.K219]" office:value-type="float" office:value="0" calcext:value-type="float">
            <text:p>0</text:p>
          </table:table-cell>
          <table:table-cell table:formula="of:=[.M219]*[.N$2]+(1-[.N$2])*[.N218]" office:value-type="float" office:value="0.00040603852208896" calcext:value-type="float">
            <text:p>0.00040603852208896</text:p>
          </table:table-cell>
        </table:table-row>
        <table:table-row table:style-name="ro1">
          <table:table-cell office:value-type="float" office:value="540.002" calcext:value-type="float">
            <text:p>540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51" calcext:value-type="float">
            <text:p>7.51</text:p>
          </table:table-cell>
          <table:table-cell office:value-type="float" office:value="3.84" calcext:value-type="float">
            <text:p>3.84</text:p>
          </table:table-cell>
          <table:table-cell office:value-type="float" office:value="1.956" calcext:value-type="float">
            <text:p>1.956</text:p>
          </table:table-cell>
          <table:table-cell office:value-type="float" office:value="97.7" calcext:value-type="float">
            <text:p>97.7</text:p>
          </table:table-cell>
          <table:table-cell table:formula="of:=[.F220]-[.K220]" office:value-type="float" office:value="0.00500000000000012" calcext:value-type="float">
            <text:p>0.00500000000000012</text:p>
          </table:table-cell>
          <table:table-cell table:formula="of:=[.M220]*[.N$2]+(1-[.N$2])*[.N219]" office:value-type="float" office:value="0.000865434669880076" calcext:value-type="float">
            <text:p>0.000865434669880076</text:p>
          </table:table-cell>
        </table:table-row>
        <table:table-row table:style-name="ro1">
          <table:table-cell office:value-type="float" office:value="542.502" calcext:value-type="float">
            <text:p>54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2" calcext:value-type="float">
            <text:p>7.52</text:p>
          </table:table-cell>
          <table:table-cell office:value-type="float" office:value="3.84" calcext:value-type="float">
            <text:p>3.84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table:formula="of:=[.F221]-[.K221]" office:value-type="float" office:value="-0.00300000000000011" calcext:value-type="float">
            <text:p>-0.00300000000000011</text:p>
          </table:table-cell>
          <table:table-cell table:formula="of:=[.M221]*[.N$2]+(1-[.N$2])*[.N220]" office:value-type="float" office:value="0.000478891202892057" calcext:value-type="float">
            <text:p>0.000478891202892057</text:p>
          </table:table-cell>
        </table:table-row>
        <table:table-row table:style-name="ro1">
          <table:table-cell office:value-type="float" office:value="545.002" calcext:value-type="float">
            <text:p>545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52" calcext:value-type="float">
            <text:p>7.52</text:p>
          </table:table-cell>
          <table:table-cell office:value-type="float" office:value="3.84" calcext:value-type="float">
            <text:p>3.84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table:formula="of:=[.F222]-[.K222]" office:value-type="float" office:value="0.00300000000000011" calcext:value-type="float">
            <text:p>0.00300000000000011</text:p>
          </table:table-cell>
          <table:table-cell table:formula="of:=[.M222]*[.N$2]+(1-[.N$2])*[.N221]" office:value-type="float" office:value="0.000731002082602863" calcext:value-type="float">
            <text:p>0.000731002082602863</text:p>
          </table:table-cell>
        </table:table-row>
        <table:table-row table:style-name="ro1">
          <table:table-cell office:value-type="float" office:value="547.502" calcext:value-type="float">
            <text:p>54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3" calcext:value-type="float">
            <text:p>7.53</text:p>
          </table:table-cell>
          <table:table-cell office:value-type="float" office:value="3.84" calcext:value-type="float">
            <text:p>3.84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table:formula="of:=[.F223]-[.K223]" office:value-type="float" office:value="0" calcext:value-type="float">
            <text:p>0</text:p>
          </table:table-cell>
          <table:table-cell table:formula="of:=[.M223]*[.N$2]+(1-[.N$2])*[.N222]" office:value-type="float" office:value="0.000657901874342576" calcext:value-type="float">
            <text:p>0.000657901874342576</text:p>
          </table:table-cell>
        </table:table-row>
        <table:table-row table:style-name="ro1">
          <table:table-cell office:value-type="float" office:value="550.002" calcext:value-type="float">
            <text:p>55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2" calcext:value-type="float">
            <text:p>7.52</text:p>
          </table:table-cell>
          <table:table-cell office:value-type="float" office:value="3.84" calcext:value-type="float">
            <text:p>3.84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3" calcext:value-type="float">
            <text:p>7.53</text:p>
          </table:table-cell>
          <table:table-cell office:value-type="float" office:value="3.84" calcext:value-type="float">
            <text:p>3.84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table:formula="of:=[.F224]-[.K224]" office:value-type="float" office:value="-0.00300000000000011" calcext:value-type="float">
            <text:p>-0.00300000000000011</text:p>
          </table:table-cell>
          <table:table-cell table:formula="of:=[.M224]*[.N$2]+(1-[.N$2])*[.N223]" office:value-type="float" office:value="0.000292111686908307" calcext:value-type="float">
            <text:p>0.000292111686908307</text:p>
          </table:table-cell>
        </table:table-row>
        <table:table-row table:style-name="ro1">
          <table:table-cell office:value-type="float" office:value="552.501" calcext:value-type="float">
            <text:p>552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52" calcext:value-type="float">
            <text:p>7.52</text:p>
          </table:table-cell>
          <table:table-cell office:value-type="float" office:value="3.84" calcext:value-type="float">
            <text:p>3.84</text:p>
          </table:table-cell>
          <table:table-cell office:value-type="float" office:value="1.958" calcext:value-type="float">
            <text:p>1.958</text:p>
          </table:table-cell>
          <table:table-cell office:value-type="float" office:value="98.2" calcext:value-type="float">
            <text:p>98.2</text:p>
          </table:table-cell>
          <table:table-cell table:formula="of:=[.F225]-[.K225]" office:value-type="float" office:value="0.00300000000000011" calcext:value-type="float">
            <text:p>0.00300000000000011</text:p>
          </table:table-cell>
          <table:table-cell table:formula="of:=[.M225]*[.N$2]+(1-[.N$2])*[.N224]" office:value-type="float" office:value="0.000562900518217488" calcext:value-type="float">
            <text:p>0.000562900518217488</text:p>
          </table:table-cell>
        </table:table-row>
        <table:table-row table:style-name="ro1">
          <table:table-cell office:value-type="float" office:value="555.001" calcext:value-type="float">
            <text:p>55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3" calcext:value-type="float">
            <text:p>7.53</text:p>
          </table:table-cell>
          <table:table-cell office:value-type="float" office:value="3.83" calcext:value-type="float">
            <text:p>3.83</text:p>
          </table:table-cell>
          <table:table-cell office:value-type="float" office:value="1.966" calcext:value-type="float">
            <text:p>1.966</text:p>
          </table:table-cell>
          <table:table-cell office:value-type="float" office:value="99.5" calcext:value-type="float">
            <text:p>99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51" calcext:value-type="float">
            <text:p>7.51</text:p>
          </table:table-cell>
          <table:table-cell office:value-type="float" office:value="3.83" calcext:value-type="float">
            <text:p>3.83</text:p>
          </table:table-cell>
          <table:table-cell office:value-type="float" office:value="1.961" calcext:value-type="float">
            <text:p>1.961</text:p>
          </table:table-cell>
          <table:table-cell office:value-type="float" office:value="98.6" calcext:value-type="float">
            <text:p>98.6</text:p>
          </table:table-cell>
          <table:table-cell table:formula="of:=[.F226]-[.K226]" office:value-type="float" office:value="0.00499999999999989" calcext:value-type="float">
            <text:p>0.00499999999999989</text:p>
          </table:table-cell>
          <table:table-cell table:formula="of:=[.M226]*[.N$2]+(1-[.N$2])*[.N225]" office:value-type="float" office:value="0.00100661046639573" calcext:value-type="float">
            <text:p>0.00100661046639573</text:p>
          </table:table-cell>
        </table:table-row>
        <table:table-row table:style-name="ro1">
          <table:table-cell office:value-type="float" office:value="557.502" calcext:value-type="float">
            <text:p>557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54" calcext:value-type="float">
            <text:p>7.54</text:p>
          </table:table-cell>
          <table:table-cell office:value-type="float" office:value="3.84" calcext:value-type="float">
            <text:p>3.84</text:p>
          </table:table-cell>
          <table:table-cell office:value-type="float" office:value="1.964" calcext:value-type="float">
            <text:p>1.964</text:p>
          </table:table-cell>
          <table:table-cell office:value-type="float" office:value="99.1" calcext:value-type="float">
            <text:p>99.1</text:p>
          </table:table-cell>
          <table:table-cell office:value-type="float" office:value="28.84" calcext:value-type="float">
            <text:p>28.84</text:p>
          </table:table-cell>
          <table:table-cell office:value-type="float" office:value="7.53" calcext:value-type="float">
            <text:p>7.53</text:p>
          </table:table-cell>
          <table:table-cell office:value-type="float" office:value="3.83" calcext:value-type="float">
            <text:p>3.83</text:p>
          </table:table-cell>
          <table:table-cell office:value-type="float" office:value="1.966" calcext:value-type="float">
            <text:p>1.966</text:p>
          </table:table-cell>
          <table:table-cell office:value-type="float" office:value="99.5" calcext:value-type="float">
            <text:p>99.5</text:p>
          </table:table-cell>
          <table:table-cell table:formula="of:=[.F227]-[.K227]" office:value-type="float" office:value="-0.002" calcext:value-type="float">
            <text:p>-0.002</text:p>
          </table:table-cell>
          <table:table-cell table:formula="of:=[.M227]*[.N$2]+(1-[.N$2])*[.N226]" office:value-type="float" office:value="0.000705949419756156" calcext:value-type="float">
            <text:p>0.000705949419756156</text:p>
          </table:table-cell>
        </table:table-row>
        <table:table-row table:style-name="ro1">
          <table:table-cell office:value-type="float" office:value="560.002" calcext:value-type="float">
            <text:p>56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2" calcext:value-type="float">
            <text:p>7.52</text:p>
          </table:table-cell>
          <table:table-cell office:value-type="float" office:value="3.83" calcext:value-type="float">
            <text:p>3.83</text:p>
          </table:table-cell>
          <table:table-cell office:value-type="float" office:value="1.963" calcext:value-type="float">
            <text:p>1.963</text:p>
          </table:table-cell>
          <table:table-cell office:value-type="float" office:value="99.1" calcext:value-type="float">
            <text:p>99.1</text:p>
          </table:table-cell>
          <table:table-cell office:value-type="float" office:value="28.95" calcext:value-type="float">
            <text:p>28.95</text:p>
          </table:table-cell>
          <table:table-cell office:value-type="float" office:value="7.54" calcext:value-type="float">
            <text:p>7.54</text:p>
          </table:table-cell>
          <table:table-cell office:value-type="float" office:value="3.84" calcext:value-type="float">
            <text:p>3.84</text:p>
          </table:table-cell>
          <table:table-cell office:value-type="float" office:value="1.964" calcext:value-type="float">
            <text:p>1.964</text:p>
          </table:table-cell>
          <table:table-cell office:value-type="float" office:value="99.1" calcext:value-type="float">
            <text:p>99.1</text:p>
          </table:table-cell>
          <table:table-cell table:formula="of:=[.F228]-[.K228]" office:value-type="float" office:value="-0.00099999999999989" calcext:value-type="float">
            <text:p>-0.00099999999999989</text:p>
          </table:table-cell>
          <table:table-cell table:formula="of:=[.M228]*[.N$2]+(1-[.N$2])*[.N227]" office:value-type="float" office:value="0.000535354477780551" calcext:value-type="float">
            <text:p>0.000535354477780551</text:p>
          </table:table-cell>
        </table:table-row>
        <table:table-row table:style-name="ro1">
          <table:table-cell office:value-type="float" office:value="562.503" calcext:value-type="float">
            <text:p>562.503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3" calcext:value-type="float">
            <text:p>7.53</text:p>
          </table:table-cell>
          <table:table-cell office:value-type="float" office:value="3.83" calcext:value-type="float">
            <text:p>3.83</text:p>
          </table:table-cell>
          <table:table-cell office:value-type="float" office:value="1.966" calcext:value-type="float">
            <text:p>1.966</text:p>
          </table:table-cell>
          <table:table-cell office:value-type="float" office:value="99.5" calcext:value-type="float">
            <text:p>99.5</text:p>
          </table:table-cell>
          <table:table-cell office:value-type="float" office:value="28.8" calcext:value-type="float">
            <text:p>28.8</text:p>
          </table:table-cell>
          <table:table-cell office:value-type="float" office:value="7.52" calcext:value-type="float">
            <text:p>7.52</text:p>
          </table:table-cell>
          <table:table-cell office:value-type="float" office:value="3.83" calcext:value-type="float">
            <text:p>3.83</text:p>
          </table:table-cell>
          <table:table-cell office:value-type="float" office:value="1.963" calcext:value-type="float">
            <text:p>1.963</text:p>
          </table:table-cell>
          <table:table-cell office:value-type="float" office:value="99.1" calcext:value-type="float">
            <text:p>99.1</text:p>
          </table:table-cell>
          <table:table-cell table:formula="of:=[.F229]-[.K229]" office:value-type="float" office:value="0.00299999999999989" calcext:value-type="float">
            <text:p>0.00299999999999989</text:p>
          </table:table-cell>
          <table:table-cell table:formula="of:=[.M229]*[.N$2]+(1-[.N$2])*[.N228]" office:value-type="float" office:value="0.000781819030002485" calcext:value-type="float">
            <text:p>0.000781819030002485</text:p>
          </table:table-cell>
        </table:table-row>
        <table:table-row table:style-name="ro1">
          <table:table-cell office:value-type="float" office:value="565.002" calcext:value-type="float">
            <text:p>56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53" calcext:value-type="float">
            <text:p>7.53</text:p>
          </table:table-cell>
          <table:table-cell office:value-type="float" office:value="3.83" calcext:value-type="float">
            <text:p>3.83</text:p>
          </table:table-cell>
          <table:table-cell office:value-type="float" office:value="1.966" calcext:value-type="float">
            <text:p>1.966</text:p>
          </table:table-cell>
          <table:table-cell office:value-type="float" office:value="99.5" calcext:value-type="float">
            <text:p>99.5</text:p>
          </table:table-cell>
          <table:table-cell table:formula="of:=[.F230]-[.K230]" office:value-type="float" office:value="0.00300000000000011" calcext:value-type="float">
            <text:p>0.00300000000000011</text:p>
          </table:table-cell>
          <table:table-cell table:formula="of:=[.M230]*[.N$2]+(1-[.N$2])*[.N229]" office:value-type="float" office:value="0.00100363712700225" calcext:value-type="float">
            <text:p>0.00100363712700225</text:p>
          </table:table-cell>
        </table:table-row>
        <table:table-row table:style-name="ro1">
          <table:table-cell office:value-type="float" office:value="567.502" calcext:value-type="float">
            <text:p>56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1]-[.K231]" office:value-type="float" office:value="0" calcext:value-type="float">
            <text:p>0</text:p>
          </table:table-cell>
          <table:table-cell table:formula="of:=[.M231]*[.N$2]+(1-[.N$2])*[.N230]" office:value-type="float" office:value="0.000903273414302023" calcext:value-type="float">
            <text:p>0.000903273414302023</text:p>
          </table:table-cell>
        </table:table-row>
        <table:table-row table:style-name="ro1">
          <table:table-cell office:value-type="float" office:value="570.002" calcext:value-type="float">
            <text:p>57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2]-[.K232]" office:value-type="float" office:value="0" calcext:value-type="float">
            <text:p>0</text:p>
          </table:table-cell>
          <table:table-cell table:formula="of:=[.M232]*[.N$2]+(1-[.N$2])*[.N231]" office:value-type="float" office:value="0.000812946072871821" calcext:value-type="float">
            <text:p>0.000812946072871821</text:p>
          </table:table-cell>
        </table:table-row>
        <table:table-row table:style-name="ro1">
          <table:table-cell office:value-type="float" office:value="572.502" calcext:value-type="float">
            <text:p>57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3]-[.K233]" office:value-type="float" office:value="0" calcext:value-type="float">
            <text:p>0</text:p>
          </table:table-cell>
          <table:table-cell table:formula="of:=[.M233]*[.N$2]+(1-[.N$2])*[.N232]" office:value-type="float" office:value="0.000731651465584639" calcext:value-type="float">
            <text:p>0.000731651465584639</text:p>
          </table:table-cell>
        </table:table-row>
        <table:table-row table:style-name="ro1">
          <table:table-cell office:value-type="float" office:value="575.002" calcext:value-type="float">
            <text:p>57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4]-[.K234]" office:value-type="float" office:value="0" calcext:value-type="float">
            <text:p>0</text:p>
          </table:table-cell>
          <table:table-cell table:formula="of:=[.M234]*[.N$2]+(1-[.N$2])*[.N233]" office:value-type="float" office:value="0.000658486319026175" calcext:value-type="float">
            <text:p>0.000658486319026175</text:p>
          </table:table-cell>
        </table:table-row>
        <table:table-row table:style-name="ro1">
          <table:table-cell office:value-type="float" office:value="577.502" calcext:value-type="float">
            <text:p>57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5]-[.K235]" office:value-type="float" office:value="0" calcext:value-type="float">
            <text:p>0</text:p>
          </table:table-cell>
          <table:table-cell table:formula="of:=[.M235]*[.N$2]+(1-[.N$2])*[.N234]" office:value-type="float" office:value="0.000592637687123558" calcext:value-type="float">
            <text:p>0.000592637687123558</text:p>
          </table:table-cell>
        </table:table-row>
        <table:table-row table:style-name="ro1">
          <table:table-cell office:value-type="float" office:value="580.002" calcext:value-type="float">
            <text:p>58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6]-[.K236]" office:value-type="float" office:value="0" calcext:value-type="float">
            <text:p>0</text:p>
          </table:table-cell>
          <table:table-cell table:formula="of:=[.M236]*[.N$2]+(1-[.N$2])*[.N235]" office:value-type="float" office:value="0.000533373918411202" calcext:value-type="float">
            <text:p>0.000533373918411202</text:p>
          </table:table-cell>
        </table:table-row>
        <table:table-row table:style-name="ro1">
          <table:table-cell office:value-type="float" office:value="582.502" calcext:value-type="float">
            <text:p>58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7]-[.K237]" office:value-type="float" office:value="0" calcext:value-type="float">
            <text:p>0</text:p>
          </table:table-cell>
          <table:table-cell table:formula="of:=[.M237]*[.N$2]+(1-[.N$2])*[.N236]" office:value-type="float" office:value="0.000480036526570082" calcext:value-type="float">
            <text:p>0.000480036526570082</text:p>
          </table:table-cell>
        </table:table-row>
        <table:table-row table:style-name="ro1">
          <table:table-cell office:value-type="float" office:value="585.001" calcext:value-type="float">
            <text:p>58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8]-[.K238]" office:value-type="float" office:value="0" calcext:value-type="float">
            <text:p>0</text:p>
          </table:table-cell>
          <table:table-cell table:formula="of:=[.M238]*[.N$2]+(1-[.N$2])*[.N237]" office:value-type="float" office:value="0.000432032873913073" calcext:value-type="float">
            <text:p>0.000432032873913073</text:p>
          </table:table-cell>
        </table:table-row>
        <table:table-row table:style-name="ro1">
          <table:table-cell office:value-type="float" office:value="587.502" calcext:value-type="float">
            <text:p>5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39]-[.K239]" office:value-type="float" office:value="0" calcext:value-type="float">
            <text:p>0</text:p>
          </table:table-cell>
          <table:table-cell table:formula="of:=[.M239]*[.N$2]+(1-[.N$2])*[.N238]" office:value-type="float" office:value="0.000388829586521766" calcext:value-type="float">
            <text:p>0.000388829586521766</text:p>
          </table:table-cell>
        </table:table-row>
        <table:table-row table:style-name="ro1">
          <table:table-cell office:value-type="float" office:value="590.001" calcext:value-type="float">
            <text:p>59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40]-[.K240]" office:value-type="float" office:value="0" calcext:value-type="float">
            <text:p>0</text:p>
          </table:table-cell>
          <table:table-cell table:formula="of:=[.M240]*[.N$2]+(1-[.N$2])*[.N239]" office:value-type="float" office:value="0.00034994662786959" calcext:value-type="float">
            <text:p>0.00034994662786959</text:p>
          </table:table-cell>
        </table:table-row>
        <table:table-row table:style-name="ro1">
          <table:table-cell office:value-type="float" office:value="592.502" calcext:value-type="float">
            <text:p>59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41]-[.K241]" office:value-type="float" office:value="0" calcext:value-type="float">
            <text:p>0</text:p>
          </table:table-cell>
          <table:table-cell table:formula="of:=[.M241]*[.N$2]+(1-[.N$2])*[.N240]" office:value-type="float" office:value="0.000314951965082631" calcext:value-type="float">
            <text:p>0.000314951965082631</text:p>
          </table:table-cell>
        </table:table-row>
        <table:table-row table:style-name="ro1">
          <table:table-cell office:value-type="float" office:value="595.002" calcext:value-type="float">
            <text:p>59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8" calcext:value-type="float">
            <text:p>28.88</text:p>
          </table:table-cell>
          <table:table-cell office:value-type="float" office:value="7.54" calcext:value-type="float">
            <text:p>7.54</text:p>
          </table:table-cell>
          <table:table-cell office:value-type="float" office:value="3.83" calcext:value-type="float">
            <text:p>3.83</text:p>
          </table:table-cell>
          <table:table-cell office:value-type="float" office:value="1.969" calcext:value-type="float">
            <text:p>1.969</text:p>
          </table:table-cell>
          <table:table-cell office:value-type="float" office:value="99.9" calcext:value-type="float">
            <text:p>99.9</text:p>
          </table:table-cell>
          <table:table-cell table:formula="of:=[.F242]-[.K242]" office:value-type="float" office:value="0.00499999999999989" calcext:value-type="float">
            <text:p>0.00499999999999989</text:p>
          </table:table-cell>
          <table:table-cell table:formula="of:=[.M242]*[.N$2]+(1-[.N$2])*[.N241]" office:value-type="float" office:value="0.000783456768574357" calcext:value-type="float">
            <text:p>0.000783456768574357</text:p>
          </table:table-cell>
        </table:table-row>
        <table:table-row table:style-name="ro1">
          <table:table-cell office:value-type="float" office:value="597.502" calcext:value-type="float">
            <text:p>5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3]-[.K243]" office:value-type="float" office:value="0" calcext:value-type="float">
            <text:p>0</text:p>
          </table:table-cell>
          <table:table-cell table:formula="of:=[.M243]*[.N$2]+(1-[.N$2])*[.N242]" office:value-type="float" office:value="0.000705111091716921" calcext:value-type="float">
            <text:p>0.000705111091716921</text:p>
          </table:table-cell>
        </table:table-row>
        <table:table-row table:style-name="ro1">
          <table:table-cell office:value-type="float" office:value="600.001" calcext:value-type="float">
            <text:p>60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4]-[.K244]" office:value-type="float" office:value="0" calcext:value-type="float">
            <text:p>0</text:p>
          </table:table-cell>
          <table:table-cell table:formula="of:=[.M244]*[.N$2]+(1-[.N$2])*[.N243]" office:value-type="float" office:value="0.000634599982545229" calcext:value-type="float">
            <text:p>0.000634599982545229</text:p>
          </table:table-cell>
        </table:table-row>
        <table:table-row table:style-name="ro1">
          <table:table-cell office:value-type="float" office:value="602.502" calcext:value-type="float">
            <text:p>6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5]-[.K245]" office:value-type="float" office:value="0" calcext:value-type="float">
            <text:p>0</text:p>
          </table:table-cell>
          <table:table-cell table:formula="of:=[.M245]*[.N$2]+(1-[.N$2])*[.N244]" office:value-type="float" office:value="0.000571139984290706" calcext:value-type="float">
            <text:p>0.000571139984290706</text:p>
          </table:table-cell>
        </table:table-row>
        <table:table-row table:style-name="ro1">
          <table:table-cell office:value-type="float" office:value="605.002" calcext:value-type="float">
            <text:p>60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6]-[.K246]" office:value-type="float" office:value="0" calcext:value-type="float">
            <text:p>0</text:p>
          </table:table-cell>
          <table:table-cell table:formula="of:=[.M246]*[.N$2]+(1-[.N$2])*[.N245]" office:value-type="float" office:value="0.000514025985861636" calcext:value-type="float">
            <text:p>0.000514025985861636</text:p>
          </table:table-cell>
        </table:table-row>
        <table:table-row table:style-name="ro1">
          <table:table-cell office:value-type="float" office:value="607.501" calcext:value-type="float">
            <text:p>60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7]-[.K247]" office:value-type="float" office:value="0" calcext:value-type="float">
            <text:p>0</text:p>
          </table:table-cell>
          <table:table-cell table:formula="of:=[.M247]*[.N$2]+(1-[.N$2])*[.N246]" office:value-type="float" office:value="0.000462623387275472" calcext:value-type="float">
            <text:p>0.000462623387275472</text:p>
          </table:table-cell>
        </table:table-row>
        <table:table-row table:style-name="ro1">
          <table:table-cell office:value-type="float" office:value="610.002" calcext:value-type="float">
            <text:p>61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8]-[.K248]" office:value-type="float" office:value="0" calcext:value-type="float">
            <text:p>0</text:p>
          </table:table-cell>
          <table:table-cell table:formula="of:=[.M248]*[.N$2]+(1-[.N$2])*[.N247]" office:value-type="float" office:value="0.000416361048547925" calcext:value-type="float">
            <text:p>0.000416361048547925</text:p>
          </table:table-cell>
        </table:table-row>
        <table:table-row table:style-name="ro1">
          <table:table-cell office:value-type="float" office:value="612.502" calcext:value-type="float">
            <text:p>61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49]-[.K249]" office:value-type="float" office:value="0" calcext:value-type="float">
            <text:p>0</text:p>
          </table:table-cell>
          <table:table-cell table:formula="of:=[.M249]*[.N$2]+(1-[.N$2])*[.N248]" office:value-type="float" office:value="0.000374724943693132" calcext:value-type="float">
            <text:p>0.000374724943693132</text:p>
          </table:table-cell>
        </table:table-row>
        <table:table-row table:style-name="ro1">
          <table:table-cell office:value-type="float" office:value="615.001" calcext:value-type="float">
            <text:p>61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50]-[.K250]" office:value-type="float" office:value="0" calcext:value-type="float">
            <text:p>0</text:p>
          </table:table-cell>
          <table:table-cell table:formula="of:=[.M250]*[.N$2]+(1-[.N$2])*[.N249]" office:value-type="float" office:value="0.000337252449323819" calcext:value-type="float">
            <text:p>0.000337252449323819</text:p>
          </table:table-cell>
        </table:table-row>
        <table:table-row table:style-name="ro1">
          <table:table-cell office:value-type="float" office:value="617.502" calcext:value-type="float">
            <text:p>617.5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54" calcext:value-type="float">
            <text:p>7.54</text:p>
          </table:table-cell>
          <table:table-cell office:value-type="float" office:value="3.81" calcext:value-type="float">
            <text:p>3.81</text:p>
          </table:table-cell>
          <table:table-cell office:value-type="float" office:value="1.979" calcext:value-type="float">
            <text:p>1.979</text:p>
          </table:table-cell>
          <table:table-cell office:value-type="float" office:value="101.7" calcext:value-type="float">
            <text:p>101.7</text:p>
          </table:table-cell>
          <table:table-cell office:value-type="float" office:value="28.8" calcext:value-type="float">
            <text:p>28.8</text:p>
          </table:table-cell>
          <table:table-cell office:value-type="float" office:value="7.54" calcext:value-type="float">
            <text:p>7.54</text:p>
          </table:table-cell>
          <table:table-cell office:value-type="float" office:value="3.82" calcext:value-type="float">
            <text:p>3.82</text:p>
          </table:table-cell>
          <table:table-cell office:value-type="float" office:value="1.974" calcext:value-type="float">
            <text:p>1.974</text:p>
          </table:table-cell>
          <table:table-cell office:value-type="float" office:value="100.8" calcext:value-type="float">
            <text:p>100.8</text:p>
          </table:table-cell>
          <table:table-cell table:formula="of:=[.F251]-[.K251]" office:value-type="float" office:value="0.00500000000000012" calcext:value-type="float">
            <text:p>0.00500000000000012</text:p>
          </table:table-cell>
          <table:table-cell table:formula="of:=[.M251]*[.N$2]+(1-[.N$2])*[.N250]" office:value-type="float" office:value="0.000803527204391449" calcext:value-type="float">
            <text:p>0.000803527204391449</text:p>
          </table:table-cell>
        </table:table-row>
        <table:table-row table:style-name="ro1">
          <table:table-cell office:value-type="float" office:value="620.002" calcext:value-type="float">
            <text:p>62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73" calcext:value-type="float">
            <text:p>28.73</text:p>
          </table:table-cell>
          <table:table-cell office:value-type="float" office:value="7.54" calcext:value-type="float">
            <text:p>7.54</text:p>
          </table:table-cell>
          <table:table-cell office:value-type="float" office:value="3.81" calcext:value-type="float">
            <text:p>3.81</text:p>
          </table:table-cell>
          <table:table-cell office:value-type="float" office:value="1.979" calcext:value-type="float">
            <text:p>1.979</text:p>
          </table:table-cell>
          <table:table-cell office:value-type="float" office:value="101.7" calcext:value-type="float">
            <text:p>101.7</text:p>
          </table:table-cell>
          <table:table-cell table:formula="of:=[.F252]-[.K252]" office:value-type="float" office:value="-0.00300000000000011" calcext:value-type="float">
            <text:p>-0.00300000000000011</text:p>
          </table:table-cell>
          <table:table-cell table:formula="of:=[.M252]*[.N$2]+(1-[.N$2])*[.N251]" office:value-type="float" office:value="0.000423174483952293" calcext:value-type="float">
            <text:p>0.000423174483952293</text:p>
          </table:table-cell>
        </table:table-row>
        <table:table-row table:style-name="ro1">
          <table:table-cell office:value-type="float" office:value="622.502" calcext:value-type="float">
            <text:p>62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3]-[.K253]" office:value-type="float" office:value="0" calcext:value-type="float">
            <text:p>0</text:p>
          </table:table-cell>
          <table:table-cell table:formula="of:=[.M253]*[.N$2]+(1-[.N$2])*[.N252]" office:value-type="float" office:value="0.000380857035557063" calcext:value-type="float">
            <text:p>0.000380857035557063</text:p>
          </table:table-cell>
        </table:table-row>
        <table:table-row table:style-name="ro1">
          <table:table-cell office:value-type="float" office:value="625.001" calcext:value-type="float">
            <text:p>62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4]-[.K254]" office:value-type="float" office:value="0" calcext:value-type="float">
            <text:p>0</text:p>
          </table:table-cell>
          <table:table-cell table:formula="of:=[.M254]*[.N$2]+(1-[.N$2])*[.N253]" office:value-type="float" office:value="0.000342771332001357" calcext:value-type="float">
            <text:p>0.000342771332001357</text:p>
          </table:table-cell>
        </table:table-row>
        <table:table-row table:style-name="ro1">
          <table:table-cell office:value-type="float" office:value="627.502" calcext:value-type="float">
            <text:p>62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5]-[.K255]" office:value-type="float" office:value="0" calcext:value-type="float">
            <text:p>0</text:p>
          </table:table-cell>
          <table:table-cell table:formula="of:=[.M255]*[.N$2]+(1-[.N$2])*[.N254]" office:value-type="float" office:value="0.000308494198801221" calcext:value-type="float">
            <text:p>0.000308494198801221</text:p>
          </table:table-cell>
        </table:table-row>
        <table:table-row table:style-name="ro1">
          <table:table-cell office:value-type="float" office:value="630.002" calcext:value-type="float">
            <text:p>63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6]-[.K256]" office:value-type="float" office:value="0" calcext:value-type="float">
            <text:p>0</text:p>
          </table:table-cell>
          <table:table-cell table:formula="of:=[.M256]*[.N$2]+(1-[.N$2])*[.N255]" office:value-type="float" office:value="0.000277644778921099" calcext:value-type="float">
            <text:p>0.000277644778921099</text:p>
          </table:table-cell>
        </table:table-row>
        <table:table-row table:style-name="ro1">
          <table:table-cell office:value-type="float" office:value="632.502" calcext:value-type="float">
            <text:p>63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7]-[.K257]" office:value-type="float" office:value="0" calcext:value-type="float">
            <text:p>0</text:p>
          </table:table-cell>
          <table:table-cell table:formula="of:=[.M257]*[.N$2]+(1-[.N$2])*[.N256]" office:value-type="float" office:value="0.000249880301028989" calcext:value-type="float">
            <text:p>0.000249880301028989</text:p>
          </table:table-cell>
        </table:table-row>
        <table:table-row table:style-name="ro1">
          <table:table-cell office:value-type="float" office:value="635.002" calcext:value-type="float">
            <text:p>63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8]-[.K258]" office:value-type="float" office:value="0" calcext:value-type="float">
            <text:p>0</text:p>
          </table:table-cell>
          <table:table-cell table:formula="of:=[.M258]*[.N$2]+(1-[.N$2])*[.N257]" office:value-type="float" office:value="0.00022489227092609" calcext:value-type="float">
            <text:p>0.00022489227092609</text:p>
          </table:table-cell>
        </table:table-row>
        <table:table-row table:style-name="ro1">
          <table:table-cell office:value-type="float" office:value="637.501" calcext:value-type="float">
            <text:p>63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59]-[.K259]" office:value-type="float" office:value="0" calcext:value-type="float">
            <text:p>0</text:p>
          </table:table-cell>
          <table:table-cell table:formula="of:=[.M259]*[.N$2]+(1-[.N$2])*[.N258]" office:value-type="float" office:value="0.000202403043833481" calcext:value-type="float">
            <text:p>0.000202403043833481</text:p>
          </table:table-cell>
        </table:table-row>
        <table:table-row table:style-name="ro1">
          <table:table-cell office:value-type="float" office:value="640.002" calcext:value-type="float">
            <text:p>640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5" calcext:value-type="float">
            <text:p>7.55</text:p>
          </table:table-cell>
          <table:table-cell office:value-type="float" office:value="3.81" calcext:value-type="float">
            <text:p>3.81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1" calcext:value-type="float">
            <text:p>102.1</text:p>
          </table:table-cell>
          <table:table-cell office:value-type="float" office:value="28.84" calcext:value-type="float">
            <text:p>28.84</text:p>
          </table:table-cell>
          <table:table-cell office:value-type="float" office:value="7.55" calcext:value-type="float">
            <text:p>7.55</text:p>
          </table:table-cell>
          <table:table-cell office:value-type="float" office:value="3.82" calcext:value-type="float">
            <text:p>3.82</text:p>
          </table:table-cell>
          <table:table-cell office:value-type="float" office:value="1.976" calcext:value-type="float">
            <text:p>1.976</text:p>
          </table:table-cell>
          <table:table-cell office:value-type="float" office:value="101.3" calcext:value-type="float">
            <text:p>101.3</text:p>
          </table:table-cell>
          <table:table-cell table:formula="of:=[.F260]-[.K260]" office:value-type="float" office:value="0.00600000000000001" calcext:value-type="float">
            <text:p>0.00600000000000001</text:p>
          </table:table-cell>
          <table:table-cell table:formula="of:=[.M260]*[.N$2]+(1-[.N$2])*[.N259]" office:value-type="float" office:value="0.000782162739450134" calcext:value-type="float">
            <text:p>0.000782162739450134</text:p>
          </table:table-cell>
        </table:table-row>
        <table:table-row table:style-name="ro1">
          <table:table-cell office:value-type="float" office:value="642.502" calcext:value-type="float">
            <text:p>642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77" calcext:value-type="float">
            <text:p>28.77</text:p>
          </table:table-cell>
          <table:table-cell office:value-type="float" office:value="7.55" calcext:value-type="float">
            <text:p>7.55</text:p>
          </table:table-cell>
          <table:table-cell office:value-type="float" office:value="3.81" calcext:value-type="float">
            <text:p>3.81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1" calcext:value-type="float">
            <text:p>102.1</text:p>
          </table:table-cell>
          <table:table-cell table:formula="of:=[.F261]-[.K261]" office:value-type="float" office:value="0" calcext:value-type="float">
            <text:p>0</text:p>
          </table:table-cell>
          <table:table-cell table:formula="of:=[.M261]*[.N$2]+(1-[.N$2])*[.N260]" office:value-type="float" office:value="0.000703946465505121" calcext:value-type="float">
            <text:p>0.000703946465505121</text:p>
          </table:table-cell>
        </table:table-row>
        <table:table-row table:style-name="ro1">
          <table:table-cell office:value-type="float" office:value="645.002" calcext:value-type="float">
            <text:p>645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2]-[.K262]" office:value-type="float" office:value="0" calcext:value-type="float">
            <text:p>0</text:p>
          </table:table-cell>
          <table:table-cell table:formula="of:=[.M262]*[.N$2]+(1-[.N$2])*[.N261]" office:value-type="float" office:value="0.000633551818954608" calcext:value-type="float">
            <text:p>0.000633551818954608</text:p>
          </table:table-cell>
        </table:table-row>
        <table:table-row table:style-name="ro1">
          <table:table-cell office:value-type="float" office:value="647.502" calcext:value-type="float">
            <text:p>64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3]-[.K263]" office:value-type="float" office:value="0" calcext:value-type="float">
            <text:p>0</text:p>
          </table:table-cell>
          <table:table-cell table:formula="of:=[.M263]*[.N$2]+(1-[.N$2])*[.N262]" office:value-type="float" office:value="0.000570196637059148" calcext:value-type="float">
            <text:p>0.000570196637059148</text:p>
          </table:table-cell>
        </table:table-row>
        <table:table-row table:style-name="ro1">
          <table:table-cell office:value-type="float" office:value="650.001" calcext:value-type="float">
            <text:p>650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4]-[.K264]" office:value-type="float" office:value="0" calcext:value-type="float">
            <text:p>0</text:p>
          </table:table-cell>
          <table:table-cell table:formula="of:=[.M264]*[.N$2]+(1-[.N$2])*[.N263]" office:value-type="float" office:value="0.000513176973353233" calcext:value-type="float">
            <text:p>0.000513176973353233</text:p>
          </table:table-cell>
        </table:table-row>
        <table:table-row table:style-name="ro1">
          <table:table-cell office:value-type="float" office:value="652.501" calcext:value-type="float">
            <text:p>65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5]-[.K265]" office:value-type="float" office:value="0" calcext:value-type="float">
            <text:p>0</text:p>
          </table:table-cell>
          <table:table-cell table:formula="of:=[.M265]*[.N$2]+(1-[.N$2])*[.N264]" office:value-type="float" office:value="0.00046185927601791" calcext:value-type="float">
            <text:p>0.00046185927601791</text:p>
          </table:table-cell>
        </table:table-row>
        <table:table-row table:style-name="ro1">
          <table:table-cell office:value-type="float" office:value="655.002" calcext:value-type="float">
            <text:p>655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6]-[.K266]" office:value-type="float" office:value="0" calcext:value-type="float">
            <text:p>0</text:p>
          </table:table-cell>
          <table:table-cell table:formula="of:=[.M266]*[.N$2]+(1-[.N$2])*[.N265]" office:value-type="float" office:value="0.000415673348416119" calcext:value-type="float">
            <text:p>0.000415673348416119</text:p>
          </table:table-cell>
        </table:table-row>
        <table:table-row table:style-name="ro1">
          <table:table-cell office:value-type="float" office:value="657.502" calcext:value-type="float">
            <text:p>65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7]-[.K267]" office:value-type="float" office:value="0" calcext:value-type="float">
            <text:p>0</text:p>
          </table:table-cell>
          <table:table-cell table:formula="of:=[.M267]*[.N$2]+(1-[.N$2])*[.N266]" office:value-type="float" office:value="0.000374106013574507" calcext:value-type="float">
            <text:p>0.000374106013574507</text:p>
          </table:table-cell>
        </table:table-row>
        <table:table-row table:style-name="ro1">
          <table:table-cell office:value-type="float" office:value="660.002" calcext:value-type="float">
            <text:p>66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8]-[.K268]" office:value-type="float" office:value="0" calcext:value-type="float">
            <text:p>0</text:p>
          </table:table-cell>
          <table:table-cell table:formula="of:=[.M268]*[.N$2]+(1-[.N$2])*[.N267]" office:value-type="float" office:value="0.000336695412217056" calcext:value-type="float">
            <text:p>0.000336695412217056</text:p>
          </table:table-cell>
        </table:table-row>
        <table:table-row table:style-name="ro1">
          <table:table-cell office:value-type="float" office:value="662.501" calcext:value-type="float">
            <text:p>66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office:value-type="float" office:value="28.92" calcext:value-type="float">
            <text:p>28.92</text:p>
          </table:table-cell>
          <table:table-cell office:value-type="float" office:value="7.57" calcext:value-type="float">
            <text:p>7.57</text:p>
          </table:table-cell>
          <table:table-cell office:value-type="float" office:value="3.82" calcext:value-type="float">
            <text:p>3.82</text:p>
          </table:table-cell>
          <table:table-cell office:value-type="float" office:value="1.982" calcext:value-type="float">
            <text:p>1.982</text:p>
          </table:table-cell>
          <table:table-cell office:value-type="float" office:value="102.2" calcext:value-type="float">
            <text:p>102.2</text:p>
          </table:table-cell>
          <table:table-cell table:formula="of:=[.F269]-[.K269]" office:value-type="float" office:value="0.00500000000000012" calcext:value-type="float">
            <text:p>0.00500000000000012</text:p>
          </table:table-cell>
          <table:table-cell table:formula="of:=[.M269]*[.N$2]+(1-[.N$2])*[.N268]" office:value-type="float" office:value="0.000803025870995362" calcext:value-type="float">
            <text:p>0.000803025870995362</text:p>
          </table:table-cell>
        </table:table-row>
        <table:table-row table:style-name="ro1">
          <table:table-cell office:value-type="float" office:value="665.002" calcext:value-type="float">
            <text:p>665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table:formula="of:=[.F270]-[.K270]" office:value-type="float" office:value="-0.00300000000000011" calcext:value-type="float">
            <text:p>-0.00300000000000011</text:p>
          </table:table-cell>
          <table:table-cell table:formula="of:=[.M270]*[.N$2]+(1-[.N$2])*[.N269]" office:value-type="float" office:value="0.000422723283895815" calcext:value-type="float">
            <text:p>0.000422723283895815</text:p>
          </table:table-cell>
        </table:table-row>
        <table:table-row table:style-name="ro1">
          <table:table-cell office:value-type="float" office:value="667.502" calcext:value-type="float">
            <text:p>66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table:formula="of:=[.F271]-[.K271]" office:value-type="float" office:value="0.00300000000000011" calcext:value-type="float">
            <text:p>0.00300000000000011</text:p>
          </table:table-cell>
          <table:table-cell table:formula="of:=[.M271]*[.N$2]+(1-[.N$2])*[.N270]" office:value-type="float" office:value="0.000680450955506245" calcext:value-type="float">
            <text:p>0.000680450955506245</text:p>
          </table:table-cell>
        </table:table-row>
        <table:table-row table:style-name="ro1">
          <table:table-cell office:value-type="float" office:value="670.001" calcext:value-type="float">
            <text:p>670.001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table:formula="of:=[.F272]-[.K272]" office:value-type="float" office:value="-0.00300000000000011" calcext:value-type="float">
            <text:p>-0.00300000000000011</text:p>
          </table:table-cell>
          <table:table-cell table:formula="of:=[.M272]*[.N$2]+(1-[.N$2])*[.N271]" office:value-type="float" office:value="0.000312405859955609" calcext:value-type="float">
            <text:p>0.000312405859955609</text:p>
          </table:table-cell>
        </table:table-row>
        <table:table-row table:style-name="ro1">
          <table:table-cell office:value-type="float" office:value="672.502" calcext:value-type="float">
            <text:p>67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table:formula="of:=[.F273]-[.K273]" office:value-type="float" office:value="0.00300000000000011" calcext:value-type="float">
            <text:p>0.00300000000000011</text:p>
          </table:table-cell>
          <table:table-cell table:formula="of:=[.M273]*[.N$2]+(1-[.N$2])*[.N272]" office:value-type="float" office:value="0.000581165273960059" calcext:value-type="float">
            <text:p>0.000581165273960059</text:p>
          </table:table-cell>
        </table:table-row>
        <table:table-row table:style-name="ro1">
          <table:table-cell office:value-type="float" office:value="675.002" calcext:value-type="float">
            <text:p>675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table:formula="of:=[.F274]-[.K274]" office:value-type="float" office:value="-0.00300000000000011" calcext:value-type="float">
            <text:p>-0.00300000000000011</text:p>
          </table:table-cell>
          <table:table-cell table:formula="of:=[.M274]*[.N$2]+(1-[.N$2])*[.N273]" office:value-type="float" office:value="0.000223048746564042" calcext:value-type="float">
            <text:p>0.000223048746564042</text:p>
          </table:table-cell>
        </table:table-row>
        <table:table-row table:style-name="ro1">
          <table:table-cell office:value-type="float" office:value="677.502" calcext:value-type="float">
            <text:p>6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office:value-type="float" office:value="28.96" calcext:value-type="float">
            <text:p>28.96</text:p>
          </table:table-cell>
          <table:table-cell office:value-type="float" office:value="7.58" calcext:value-type="float">
            <text:p>7.58</text:p>
          </table:table-cell>
          <table:table-cell office:value-type="float" office:value="3.82" calcext:value-type="float">
            <text:p>3.82</text:p>
          </table:table-cell>
          <table:table-cell office:value-type="float" office:value="1.984" calcext:value-type="float">
            <text:p>1.984</text:p>
          </table:table-cell>
          <table:table-cell office:value-type="float" office:value="102.6" calcext:value-type="float">
            <text:p>102.6</text:p>
          </table:table-cell>
          <table:table-cell table:formula="of:=[.F275]-[.K275]" office:value-type="float" office:value="0.00300000000000011" calcext:value-type="float">
            <text:p>0.00300000000000011</text:p>
          </table:table-cell>
          <table:table-cell table:formula="of:=[.M275]*[.N$2]+(1-[.N$2])*[.N274]" office:value-type="float" office:value="0.000500743871907649" calcext:value-type="float">
            <text:p>0.000500743871907649</text:p>
          </table:table-cell>
        </table:table-row>
        <table:table-row table:style-name="ro1">
          <table:table-cell office:value-type="float" office:value="680.001" calcext:value-type="float">
            <text:p>68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4" calcext:value-type="float">
            <text:p>28.84</text:p>
          </table:table-cell>
          <table:table-cell office:value-type="float" office:value="7.57" calcext:value-type="float">
            <text:p>7.57</text:p>
          </table:table-cell>
          <table:table-cell office:value-type="float" office:value="3.81" calcext:value-type="float">
            <text:p>3.81</text:p>
          </table:table-cell>
          <table:table-cell office:value-type="float" office:value="1.987" calcext:value-type="float">
            <text:p>1.987</text:p>
          </table:table-cell>
          <table:table-cell office:value-type="float" office:value="103" calcext:value-type="float">
            <text:p>103</text:p>
          </table:table-cell>
          <table:table-cell table:formula="of:=[.F276]-[.K276]" office:value-type="float" office:value="0.00299999999999989" calcext:value-type="float">
            <text:p>0.00299999999999989</text:p>
          </table:table-cell>
          <table:table-cell table:formula="of:=[.M276]*[.N$2]+(1-[.N$2])*[.N275]" office:value-type="float" office:value="0.000750669484716873" calcext:value-type="float">
            <text:p>0.000750669484716873</text:p>
          </table:table-cell>
        </table:table-row>
        <table:table-row table:style-name="ro1">
          <table:table-cell office:value-type="float" office:value="682.502" calcext:value-type="float">
            <text:p>68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77]-[.K277]" office:value-type="float" office:value="0" calcext:value-type="float">
            <text:p>0</text:p>
          </table:table-cell>
          <table:table-cell table:formula="of:=[.M277]*[.N$2]+(1-[.N$2])*[.N276]" office:value-type="float" office:value="0.000675602536245186" calcext:value-type="float">
            <text:p>0.000675602536245186</text:p>
          </table:table-cell>
        </table:table-row>
        <table:table-row table:style-name="ro1">
          <table:table-cell office:value-type="float" office:value="685.001" calcext:value-type="float">
            <text:p>68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78]-[.K278]" office:value-type="float" office:value="0" calcext:value-type="float">
            <text:p>0</text:p>
          </table:table-cell>
          <table:table-cell table:formula="of:=[.M278]*[.N$2]+(1-[.N$2])*[.N277]" office:value-type="float" office:value="0.000608042282620668" calcext:value-type="float">
            <text:p>0.000608042282620668</text:p>
          </table:table-cell>
        </table:table-row>
        <table:table-row table:style-name="ro1">
          <table:table-cell office:value-type="float" office:value="687.501" calcext:value-type="float">
            <text:p>68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79]-[.K279]" office:value-type="float" office:value="0" calcext:value-type="float">
            <text:p>0</text:p>
          </table:table-cell>
          <table:table-cell table:formula="of:=[.M279]*[.N$2]+(1-[.N$2])*[.N278]" office:value-type="float" office:value="0.000547238054358601" calcext:value-type="float">
            <text:p>0.000547238054358601</text:p>
          </table:table-cell>
        </table:table-row>
        <table:table-row table:style-name="ro1">
          <table:table-cell office:value-type="float" office:value="690.001" calcext:value-type="float">
            <text:p>69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0]-[.K280]" office:value-type="float" office:value="0" calcext:value-type="float">
            <text:p>0</text:p>
          </table:table-cell>
          <table:table-cell table:formula="of:=[.M280]*[.N$2]+(1-[.N$2])*[.N279]" office:value-type="float" office:value="0.000492514248922741" calcext:value-type="float">
            <text:p>0.000492514248922741</text:p>
          </table:table-cell>
        </table:table-row>
        <table:table-row table:style-name="ro1">
          <table:table-cell office:value-type="float" office:value="692.501" calcext:value-type="float">
            <text:p>69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1]-[.K281]" office:value-type="float" office:value="0" calcext:value-type="float">
            <text:p>0</text:p>
          </table:table-cell>
          <table:table-cell table:formula="of:=[.M281]*[.N$2]+(1-[.N$2])*[.N280]" office:value-type="float" office:value="0.000443262824030467" calcext:value-type="float">
            <text:p>0.000443262824030467</text:p>
          </table:table-cell>
        </table:table-row>
        <table:table-row table:style-name="ro1">
          <table:table-cell office:value-type="float" office:value="695.002" calcext:value-type="float">
            <text:p>69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2]-[.K282]" office:value-type="float" office:value="0" calcext:value-type="float">
            <text:p>0</text:p>
          </table:table-cell>
          <table:table-cell table:formula="of:=[.M282]*[.N$2]+(1-[.N$2])*[.N281]" office:value-type="float" office:value="0.00039893654162742" calcext:value-type="float">
            <text:p>0.00039893654162742</text:p>
          </table:table-cell>
        </table:table-row>
        <table:table-row table:style-name="ro1">
          <table:table-cell office:value-type="float" office:value="697.502" calcext:value-type="float">
            <text:p>69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3]-[.K283]" office:value-type="float" office:value="0" calcext:value-type="float">
            <text:p>0</text:p>
          </table:table-cell>
          <table:table-cell table:formula="of:=[.M283]*[.N$2]+(1-[.N$2])*[.N282]" office:value-type="float" office:value="0.000359042887464678" calcext:value-type="float">
            <text:p>0.000359042887464678</text:p>
          </table:table-cell>
        </table:table-row>
        <table:table-row table:style-name="ro1">
          <table:table-cell office:value-type="float" office:value="700.002" calcext:value-type="float">
            <text:p>70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4]-[.K284]" office:value-type="float" office:value="0" calcext:value-type="float">
            <text:p>0</text:p>
          </table:table-cell>
          <table:table-cell table:formula="of:=[.M284]*[.N$2]+(1-[.N$2])*[.N283]" office:value-type="float" office:value="0.00032313859871821" calcext:value-type="float">
            <text:p>0.00032313859871821</text:p>
          </table:table-cell>
        </table:table-row>
        <table:table-row table:style-name="ro1">
          <table:table-cell office:value-type="float" office:value="702.502" calcext:value-type="float">
            <text:p>7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5]-[.K285]" office:value-type="float" office:value="0.00500000000000012" calcext:value-type="float">
            <text:p>0.00500000000000012</text:p>
          </table:table-cell>
          <table:table-cell table:formula="of:=[.M285]*[.N$2]+(1-[.N$2])*[.N284]" office:value-type="float" office:value="0.000790824738846401" calcext:value-type="float">
            <text:p>0.000790824738846401</text:p>
          </table:table-cell>
        </table:table-row>
        <table:table-row table:style-name="ro1">
          <table:table-cell office:value-type="float" office:value="705.002" calcext:value-type="float">
            <text:p>70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86]-[.K286]" office:value-type="float" office:value="-0.00500000000000012" calcext:value-type="float">
            <text:p>-0.00500000000000012</text:p>
          </table:table-cell>
          <table:table-cell table:formula="of:=[.M286]*[.N$2]+(1-[.N$2])*[.N285]" office:value-type="float" office:value="0.000211742264961749" calcext:value-type="float">
            <text:p>0.000211742264961749</text:p>
          </table:table-cell>
        </table:table-row>
        <table:table-row table:style-name="ro1">
          <table:table-cell office:value-type="float" office:value="707.501" calcext:value-type="float">
            <text:p>70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7]-[.K287]" office:value-type="float" office:value="0" calcext:value-type="float">
            <text:p>0</text:p>
          </table:table-cell>
          <table:table-cell table:formula="of:=[.M287]*[.N$2]+(1-[.N$2])*[.N286]" office:value-type="float" office:value="0.000190568038465574" calcext:value-type="float">
            <text:p>0.000190568038465574</text:p>
          </table:table-cell>
        </table:table-row>
        <table:table-row table:style-name="ro1">
          <table:table-cell office:value-type="float" office:value="710.001" calcext:value-type="float">
            <text:p>71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8]-[.K288]" office:value-type="float" office:value="0" calcext:value-type="float">
            <text:p>0</text:p>
          </table:table-cell>
          <table:table-cell table:formula="of:=[.M288]*[.N$2]+(1-[.N$2])*[.N287]" office:value-type="float" office:value="0.000171511234619017" calcext:value-type="float">
            <text:p>0.000171511234619017</text:p>
          </table:table-cell>
        </table:table-row>
        <table:table-row table:style-name="ro1">
          <table:table-cell office:value-type="float" office:value="712.502" calcext:value-type="float">
            <text:p>71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8" calcext:value-type="float">
            <text:p>28.88</text:p>
          </table:table-cell>
          <table:table-cell office:value-type="float" office:value="7.58" calcext:value-type="float">
            <text:p>7.58</text:p>
          </table:table-cell>
          <table:table-cell office:value-type="float" office:value="3.81" calcext:value-type="float">
            <text:p>3.81</text:p>
          </table:table-cell>
          <table:table-cell office:value-type="float" office:value="1.99" calcext:value-type="float">
            <text:p>1.99</text:p>
          </table:table-cell>
          <table:table-cell office:value-type="float" office:value="103.5" calcext:value-type="float">
            <text:p>103.5</text:p>
          </table:table-cell>
          <table:table-cell table:formula="of:=[.F289]-[.K289]" office:value-type="float" office:value="0.00500000000000012" calcext:value-type="float">
            <text:p>0.00500000000000012</text:p>
          </table:table-cell>
          <table:table-cell table:formula="of:=[.M289]*[.N$2]+(1-[.N$2])*[.N288]" office:value-type="float" office:value="0.000654360111157127" calcext:value-type="float">
            <text:p>0.000654360111157127</text:p>
          </table:table-cell>
        </table:table-row>
        <table:table-row table:style-name="ro1">
          <table:table-cell office:value-type="float" office:value="715.001" calcext:value-type="float">
            <text:p>71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0]-[.K290]" office:value-type="float" office:value="0" calcext:value-type="float">
            <text:p>0</text:p>
          </table:table-cell>
          <table:table-cell table:formula="of:=[.M290]*[.N$2]+(1-[.N$2])*[.N289]" office:value-type="float" office:value="0.000588924100041414" calcext:value-type="float">
            <text:p>0.000588924100041414</text:p>
          </table:table-cell>
        </table:table-row>
        <table:table-row table:style-name="ro1">
          <table:table-cell office:value-type="float" office:value="717.501" calcext:value-type="float">
            <text:p>71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1]-[.K291]" office:value-type="float" office:value="0" calcext:value-type="float">
            <text:p>0</text:p>
          </table:table-cell>
          <table:table-cell table:formula="of:=[.M291]*[.N$2]+(1-[.N$2])*[.N290]" office:value-type="float" office:value="0.000530031690037273" calcext:value-type="float">
            <text:p>0.000530031690037273</text:p>
          </table:table-cell>
        </table:table-row>
        <table:table-row table:style-name="ro1">
          <table:table-cell office:value-type="float" office:value="720.002" calcext:value-type="float">
            <text:p>72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2]-[.K292]" office:value-type="float" office:value="0" calcext:value-type="float">
            <text:p>0</text:p>
          </table:table-cell>
          <table:table-cell table:formula="of:=[.M292]*[.N$2]+(1-[.N$2])*[.N291]" office:value-type="float" office:value="0.000477028521033546" calcext:value-type="float">
            <text:p>0.000477028521033546</text:p>
          </table:table-cell>
        </table:table-row>
        <table:table-row table:style-name="ro1">
          <table:table-cell office:value-type="float" office:value="722.501" calcext:value-type="float">
            <text:p>72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3]-[.K293]" office:value-type="float" office:value="0" calcext:value-type="float">
            <text:p>0</text:p>
          </table:table-cell>
          <table:table-cell table:formula="of:=[.M293]*[.N$2]+(1-[.N$2])*[.N292]" office:value-type="float" office:value="0.000429325668930191" calcext:value-type="float">
            <text:p>0.000429325668930191</text:p>
          </table:table-cell>
        </table:table-row>
        <table:table-row table:style-name="ro1">
          <table:table-cell office:value-type="float" office:value="725.002" calcext:value-type="float">
            <text:p>72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4]-[.K294]" office:value-type="float" office:value="0" calcext:value-type="float">
            <text:p>0</text:p>
          </table:table-cell>
          <table:table-cell table:formula="of:=[.M294]*[.N$2]+(1-[.N$2])*[.N293]" office:value-type="float" office:value="0.000386393102037172" calcext:value-type="float">
            <text:p>0.000386393102037172</text:p>
          </table:table-cell>
        </table:table-row>
        <table:table-row table:style-name="ro1">
          <table:table-cell office:value-type="float" office:value="727.502" calcext:value-type="float">
            <text:p>72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5]-[.K295]" office:value-type="float" office:value="0" calcext:value-type="float">
            <text:p>0</text:p>
          </table:table-cell>
          <table:table-cell table:formula="of:=[.M295]*[.N$2]+(1-[.N$2])*[.N294]" office:value-type="float" office:value="0.000347753791833455" calcext:value-type="float">
            <text:p>0.000347753791833455</text:p>
          </table:table-cell>
        </table:table-row>
        <table:table-row table:style-name="ro1">
          <table:table-cell office:value-type="float" office:value="730.001" calcext:value-type="float">
            <text:p>73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6]-[.K296]" office:value-type="float" office:value="0" calcext:value-type="float">
            <text:p>0</text:p>
          </table:table-cell>
          <table:table-cell table:formula="of:=[.M296]*[.N$2]+(1-[.N$2])*[.N295]" office:value-type="float" office:value="0.000312978412650109" calcext:value-type="float">
            <text:p>0.000312978412650109</text:p>
          </table:table-cell>
        </table:table-row>
        <table:table-row table:style-name="ro1">
          <table:table-cell office:value-type="float" office:value="732.501" calcext:value-type="float">
            <text:p>73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7]-[.K297]" office:value-type="float" office:value="0" calcext:value-type="float">
            <text:p>0</text:p>
          </table:table-cell>
          <table:table-cell table:formula="of:=[.M297]*[.N$2]+(1-[.N$2])*[.N296]" office:value-type="float" office:value="0.000281680571385098" calcext:value-type="float">
            <text:p>0.000281680571385098</text:p>
          </table:table-cell>
        </table:table-row>
        <table:table-row table:style-name="ro1">
          <table:table-cell office:value-type="float" office:value="735.001" calcext:value-type="float">
            <text:p>73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8]-[.K298]" office:value-type="float" office:value="0" calcext:value-type="float">
            <text:p>0</text:p>
          </table:table-cell>
          <table:table-cell table:formula="of:=[.M298]*[.N$2]+(1-[.N$2])*[.N297]" office:value-type="float" office:value="0.000253512514246589" calcext:value-type="float">
            <text:p>0.000253512514246589</text:p>
          </table:table-cell>
        </table:table-row>
        <table:table-row table:style-name="ro1">
          <table:table-cell office:value-type="float" office:value="737.501" calcext:value-type="float">
            <text:p>73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299]-[.K299]" office:value-type="float" office:value="0" calcext:value-type="float">
            <text:p>0</text:p>
          </table:table-cell>
          <table:table-cell table:formula="of:=[.M299]*[.N$2]+(1-[.N$2])*[.N298]" office:value-type="float" office:value="0.00022816126282193" calcext:value-type="float">
            <text:p>0.00022816126282193</text:p>
          </table:table-cell>
        </table:table-row>
        <table:table-row table:style-name="ro1">
          <table:table-cell office:value-type="float" office:value="740.002" calcext:value-type="float">
            <text:p>74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300]-[.K300]" office:value-type="float" office:value="0" calcext:value-type="float">
            <text:p>0</text:p>
          </table:table-cell>
          <table:table-cell table:formula="of:=[.M300]*[.N$2]+(1-[.N$2])*[.N299]" office:value-type="float" office:value="0.000205345136539737" calcext:value-type="float">
            <text:p>0.000205345136539737</text:p>
          </table:table-cell>
        </table:table-row>
        <table:table-row table:style-name="ro1">
          <table:table-cell office:value-type="float" office:value="742.502" calcext:value-type="float">
            <text:p>742.502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58" calcext:value-type="float">
            <text:p>7.58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8" calcext:value-type="float">
            <text:p>28.8</text:p>
          </table:table-cell>
          <table:table-cell office:value-type="float" office:value="7.58" calcext:value-type="float">
            <text:p>7.58</text:p>
          </table:table-cell>
          <table:table-cell office:value-type="float" office:value="3.8" calcext:value-type="float">
            <text:p>3.8</text:p>
          </table:table-cell>
          <table:table-cell office:value-type="float" office:value="1.995" calcext:value-type="float">
            <text:p>1.995</text:p>
          </table:table-cell>
          <table:table-cell office:value-type="float" office:value="104.4" calcext:value-type="float">
            <text:p>104.4</text:p>
          </table:table-cell>
          <table:table-cell table:formula="of:=[.F301]-[.K301]" office:value-type="float" office:value="0.00499999999999989" calcext:value-type="float">
            <text:p>0.00499999999999989</text:p>
          </table:table-cell>
          <table:table-cell table:formula="of:=[.M301]*[.N$2]+(1-[.N$2])*[.N300]" office:value-type="float" office:value="0.000684810622885752" calcext:value-type="float">
            <text:p>0.000684810622885752</text:p>
          </table:table-cell>
        </table:table-row>
        <table:table-row table:style-name="ro1">
          <table:table-cell office:value-type="float" office:value="745.001" calcext:value-type="float">
            <text:p>74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73" calcext:value-type="float">
            <text:p>28.73</text:p>
          </table:table-cell>
          <table:table-cell office:value-type="float" office:value="7.58" calcext:value-type="float">
            <text:p>7.58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02]-[.K302]" office:value-type="float" office:value="-0.00299999999999989" calcext:value-type="float">
            <text:p>-0.00299999999999989</text:p>
          </table:table-cell>
          <table:table-cell table:formula="of:=[.M302]*[.N$2]+(1-[.N$2])*[.N301]" office:value-type="float" office:value="0.000316329560597188" calcext:value-type="float">
            <text:p>0.000316329560597188</text:p>
          </table:table-cell>
        </table:table-row>
        <table:table-row table:style-name="ro1">
          <table:table-cell office:value-type="float" office:value="747.501" calcext:value-type="float">
            <text:p>74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3]-[.K303]" office:value-type="float" office:value="0" calcext:value-type="float">
            <text:p>0</text:p>
          </table:table-cell>
          <table:table-cell table:formula="of:=[.M303]*[.N$2]+(1-[.N$2])*[.N302]" office:value-type="float" office:value="0.000284696604537469" calcext:value-type="float">
            <text:p>0.000284696604537469</text:p>
          </table:table-cell>
        </table:table-row>
        <table:table-row table:style-name="ro1">
          <table:table-cell office:value-type="float" office:value="750.002" calcext:value-type="float">
            <text:p>75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4]-[.K304]" office:value-type="float" office:value="0" calcext:value-type="float">
            <text:p>0</text:p>
          </table:table-cell>
          <table:table-cell table:formula="of:=[.M304]*[.N$2]+(1-[.N$2])*[.N303]" office:value-type="float" office:value="0.000256226944083722" calcext:value-type="float">
            <text:p>0.000256226944083722</text:p>
          </table:table-cell>
        </table:table-row>
        <table:table-row table:style-name="ro1">
          <table:table-cell office:value-type="float" office:value="752.502" calcext:value-type="float">
            <text:p>75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5]-[.K305]" office:value-type="float" office:value="0" calcext:value-type="float">
            <text:p>0</text:p>
          </table:table-cell>
          <table:table-cell table:formula="of:=[.M305]*[.N$2]+(1-[.N$2])*[.N304]" office:value-type="float" office:value="0.00023060424967535" calcext:value-type="float">
            <text:p>0.00023060424967535</text:p>
          </table:table-cell>
        </table:table-row>
        <table:table-row table:style-name="ro1">
          <table:table-cell office:value-type="float" office:value="755.001" calcext:value-type="float">
            <text:p>75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6]-[.K306]" office:value-type="float" office:value="0" calcext:value-type="float">
            <text:p>0</text:p>
          </table:table-cell>
          <table:table-cell table:formula="of:=[.M306]*[.N$2]+(1-[.N$2])*[.N305]" office:value-type="float" office:value="0.000207543824707815" calcext:value-type="float">
            <text:p>0.000207543824707815</text:p>
          </table:table-cell>
        </table:table-row>
        <table:table-row table:style-name="ro1">
          <table:table-cell office:value-type="float" office:value="757.501" calcext:value-type="float">
            <text:p>75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7]-[.K307]" office:value-type="float" office:value="0" calcext:value-type="float">
            <text:p>0</text:p>
          </table:table-cell>
          <table:table-cell table:formula="of:=[.M307]*[.N$2]+(1-[.N$2])*[.N306]" office:value-type="float" office:value="0.000186789442237034" calcext:value-type="float">
            <text:p>0.000186789442237034</text:p>
          </table:table-cell>
        </table:table-row>
        <table:table-row table:style-name="ro1">
          <table:table-cell office:value-type="float" office:value="760.001" calcext:value-type="float">
            <text:p>76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8]-[.K308]" office:value-type="float" office:value="0" calcext:value-type="float">
            <text:p>0</text:p>
          </table:table-cell>
          <table:table-cell table:formula="of:=[.M308]*[.N$2]+(1-[.N$2])*[.N307]" office:value-type="float" office:value="0.00016811049801333" calcext:value-type="float">
            <text:p>0.00016811049801333</text:p>
          </table:table-cell>
        </table:table-row>
        <table:table-row table:style-name="ro1">
          <table:table-cell office:value-type="float" office:value="762.502" calcext:value-type="float">
            <text:p>76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09]-[.K309]" office:value-type="float" office:value="0" calcext:value-type="float">
            <text:p>0</text:p>
          </table:table-cell>
          <table:table-cell table:formula="of:=[.M309]*[.N$2]+(1-[.N$2])*[.N308]" office:value-type="float" office:value="0.000151299448211997" calcext:value-type="float">
            <text:p>0.000151299448211997</text:p>
          </table:table-cell>
        </table:table-row>
        <table:table-row table:style-name="ro1">
          <table:table-cell office:value-type="float" office:value="765.002" calcext:value-type="float">
            <text:p>76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0]-[.K310]" office:value-type="float" office:value="0" calcext:value-type="float">
            <text:p>0</text:p>
          </table:table-cell>
          <table:table-cell table:formula="of:=[.M310]*[.N$2]+(1-[.N$2])*[.N309]" office:value-type="float" office:value="0.000136169503390798" calcext:value-type="float">
            <text:p>0.000136169503390798</text:p>
          </table:table-cell>
        </table:table-row>
        <table:table-row table:style-name="ro1">
          <table:table-cell office:value-type="float" office:value="767.502" calcext:value-type="float">
            <text:p>76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1]-[.K311]" office:value-type="float" office:value="0" calcext:value-type="float">
            <text:p>0</text:p>
          </table:table-cell>
          <table:table-cell table:formula="of:=[.M311]*[.N$2]+(1-[.N$2])*[.N310]" office:value-type="float" office:value="0.000122552553051718" calcext:value-type="float">
            <text:p>0.000122552553051718</text:p>
          </table:table-cell>
        </table:table-row>
        <table:table-row table:style-name="ro1">
          <table:table-cell office:value-type="float" office:value="770.002" calcext:value-type="float">
            <text:p>77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2]-[.K312]" office:value-type="float" office:value="0" calcext:value-type="float">
            <text:p>0</text:p>
          </table:table-cell>
          <table:table-cell table:formula="of:=[.M312]*[.N$2]+(1-[.N$2])*[.N311]" office:value-type="float" office:value="0.000110297297746546" calcext:value-type="float">
            <text:p>0.000110297297746546</text:p>
          </table:table-cell>
        </table:table-row>
        <table:table-row table:style-name="ro1">
          <table:table-cell office:value-type="float" office:value="772.501" calcext:value-type="float">
            <text:p>77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3]-[.K313]" office:value-type="float" office:value="0" calcext:value-type="float">
            <text:p>0</text:p>
          </table:table-cell>
          <table:table-cell table:formula="of:=[.M313]*[.N$2]+(1-[.N$2])*[.N312]" office:value-type="float" office:value="0.0000992675679718914" calcext:value-type="float">
            <text:p>9.92675679718914E-05</text:p>
          </table:table-cell>
        </table:table-row>
        <table:table-row table:style-name="ro1">
          <table:table-cell office:value-type="float" office:value="775.002" calcext:value-type="float">
            <text:p>77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4]-[.K314]" office:value-type="float" office:value="0" calcext:value-type="float">
            <text:p>0</text:p>
          </table:table-cell>
          <table:table-cell table:formula="of:=[.M314]*[.N$2]+(1-[.N$2])*[.N313]" office:value-type="float" office:value="0.0000893408111747023" calcext:value-type="float">
            <text:p>8.93408111747023E-05</text:p>
          </table:table-cell>
        </table:table-row>
        <table:table-row table:style-name="ro1">
          <table:table-cell office:value-type="float" office:value="777.502" calcext:value-type="float">
            <text:p>7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5]-[.K315]" office:value-type="float" office:value="0" calcext:value-type="float">
            <text:p>0</text:p>
          </table:table-cell>
          <table:table-cell table:formula="of:=[.M315]*[.N$2]+(1-[.N$2])*[.N314]" office:value-type="float" office:value="0.000080406730057232" calcext:value-type="float">
            <text:p>8.0406730057232E-05</text:p>
          </table:table-cell>
        </table:table-row>
        <table:table-row table:style-name="ro1">
          <table:table-cell office:value-type="float" office:value="780.002" calcext:value-type="float">
            <text:p>780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59" calcext:value-type="float">
            <text:p>7.59</text:p>
          </table:table-cell>
          <table:table-cell office:value-type="float" office:value="3.8" calcext:value-type="float">
            <text:p>3.8</text:p>
          </table:table-cell>
          <table:table-cell office:value-type="float" office:value="1.997" calcext:value-type="float">
            <text:p>1.997</text:p>
          </table:table-cell>
          <table:table-cell office:value-type="float" office:value="104.8" calcext:value-type="float">
            <text:p>104.8</text:p>
          </table:table-cell>
          <table:table-cell table:formula="of:=[.F316]-[.K316]" office:value-type="float" office:value="0.00600000000000001" calcext:value-type="float">
            <text:p>0.00600000000000001</text:p>
          </table:table-cell>
          <table:table-cell table:formula="of:=[.M316]*[.N$2]+(1-[.N$2])*[.N315]" office:value-type="float" office:value="0.000672366057051509" calcext:value-type="float">
            <text:p>0.000672366057051509</text:p>
          </table:table-cell>
        </table:table-row>
        <table:table-row table:style-name="ro1">
          <table:table-cell office:value-type="float" office:value="782.502" calcext:value-type="float">
            <text:p>78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17]-[.K317]" office:value-type="float" office:value="-0.00300000000000011" calcext:value-type="float">
            <text:p>-0.00300000000000011</text:p>
          </table:table-cell>
          <table:table-cell table:formula="of:=[.M317]*[.N$2]+(1-[.N$2])*[.N316]" office:value-type="float" office:value="0.000305129451346347" calcext:value-type="float">
            <text:p>0.000305129451346347</text:p>
          </table:table-cell>
        </table:table-row>
        <table:table-row table:style-name="ro1">
          <table:table-cell office:value-type="float" office:value="785.002" calcext:value-type="float">
            <text:p>785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18]-[.K318]" office:value-type="float" office:value="0.00300000000000011" calcext:value-type="float">
            <text:p>0.00300000000000011</text:p>
          </table:table-cell>
          <table:table-cell table:formula="of:=[.M318]*[.N$2]+(1-[.N$2])*[.N317]" office:value-type="float" office:value="0.000574616506211724" calcext:value-type="float">
            <text:p>0.000574616506211724</text:p>
          </table:table-cell>
        </table:table-row>
        <table:table-row table:style-name="ro1">
          <table:table-cell office:value-type="float" office:value="787.502" calcext:value-type="float">
            <text:p>7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19]-[.K319]" office:value-type="float" office:value="-0.00300000000000011" calcext:value-type="float">
            <text:p>-0.00300000000000011</text:p>
          </table:table-cell>
          <table:table-cell table:formula="of:=[.M319]*[.N$2]+(1-[.N$2])*[.N318]" office:value-type="float" office:value="0.00021715485559054" calcext:value-type="float">
            <text:p>0.00021715485559054</text:p>
          </table:table-cell>
        </table:table-row>
        <table:table-row table:style-name="ro1">
          <table:table-cell office:value-type="float" office:value="790.001" calcext:value-type="float">
            <text:p>790.0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20]-[.K320]" office:value-type="float" office:value="0.00300000000000011" calcext:value-type="float">
            <text:p>0.00300000000000011</text:p>
          </table:table-cell>
          <table:table-cell table:formula="of:=[.M320]*[.N$2]+(1-[.N$2])*[.N319]" office:value-type="float" office:value="0.000495439370031498" calcext:value-type="float">
            <text:p>0.000495439370031498</text:p>
          </table:table-cell>
        </table:table-row>
        <table:table-row table:style-name="ro1">
          <table:table-cell office:value-type="float" office:value="792.502" calcext:value-type="float">
            <text:p>79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1]-[.K321]" office:value-type="float" office:value="-0.00300000000000011" calcext:value-type="float">
            <text:p>-0.00300000000000011</text:p>
          </table:table-cell>
          <table:table-cell table:formula="of:=[.M321]*[.N$2]+(1-[.N$2])*[.N320]" office:value-type="float" office:value="0.000145895433028336" calcext:value-type="float">
            <text:p>0.000145895433028336</text:p>
          </table:table-cell>
        </table:table-row>
        <table:table-row table:style-name="ro1">
          <table:table-cell office:value-type="float" office:value="795.001" calcext:value-type="float">
            <text:p>795.0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22]-[.K322]" office:value-type="float" office:value="0.00300000000000011" calcext:value-type="float">
            <text:p>0.00300000000000011</text:p>
          </table:table-cell>
          <table:table-cell table:formula="of:=[.M322]*[.N$2]+(1-[.N$2])*[.N321]" office:value-type="float" office:value="0.000431305889725514" calcext:value-type="float">
            <text:p>0.000431305889725514</text:p>
          </table:table-cell>
        </table:table-row>
        <table:table-row table:style-name="ro1">
          <table:table-cell office:value-type="float" office:value="797.501" calcext:value-type="float">
            <text:p>797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1" calcext:value-type="float">
            <text:p>7.61</text:p>
          </table:table-cell>
          <table:table-cell office:value-type="float" office:value="3.8" calcext:value-type="float">
            <text:p>3.8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3]-[.K323]" office:value-type="float" office:value="0" calcext:value-type="float">
            <text:p>0</text:p>
          </table:table-cell>
          <table:table-cell table:formula="of:=[.M323]*[.N$2]+(1-[.N$2])*[.N322]" office:value-type="float" office:value="0.000388175300752963" calcext:value-type="float">
            <text:p>0.000388175300752963</text:p>
          </table:table-cell>
        </table:table-row>
        <table:table-row table:style-name="ro1">
          <table:table-cell office:value-type="float" office:value="800.002" calcext:value-type="float">
            <text:p>80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1" calcext:value-type="float">
            <text:p>7.61</text:p>
          </table:table-cell>
          <table:table-cell office:value-type="float" office:value="3.8" calcext:value-type="float">
            <text:p>3.8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4]-[.K324]" office:value-type="float" office:value="-0.00300000000000011" calcext:value-type="float">
            <text:p>-0.00300000000000011</text:p>
          </table:table-cell>
          <table:table-cell table:formula="of:=[.M324]*[.N$2]+(1-[.N$2])*[.N323]" office:value-type="float" office:value="0.000049357770677655" calcext:value-type="float">
            <text:p>4.9357770677655E-05</text:p>
          </table:table-cell>
        </table:table-row>
        <table:table-row table:style-name="ro1">
          <table:table-cell office:value-type="float" office:value="802.502" calcext:value-type="float">
            <text:p>802.5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25]-[.K325]" office:value-type="float" office:value="0.00300000000000011" calcext:value-type="float">
            <text:p>0.00300000000000011</text:p>
          </table:table-cell>
          <table:table-cell table:formula="of:=[.M325]*[.N$2]+(1-[.N$2])*[.N324]" office:value-type="float" office:value="0.000344421993609901" calcext:value-type="float">
            <text:p>0.000344421993609901</text:p>
          </table:table-cell>
        </table:table-row>
        <table:table-row table:style-name="ro1">
          <table:table-cell office:value-type="float" office:value="805.002" calcext:value-type="float">
            <text:p>805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1" calcext:value-type="float">
            <text:p>7.61</text:p>
          </table:table-cell>
          <table:table-cell office:value-type="float" office:value="3.8" calcext:value-type="float">
            <text:p>3.8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6]-[.K326]" office:value-type="float" office:value="0" calcext:value-type="float">
            <text:p>0</text:p>
          </table:table-cell>
          <table:table-cell table:formula="of:=[.M326]*[.N$2]+(1-[.N$2])*[.N325]" office:value-type="float" office:value="0.000309979794248911" calcext:value-type="float">
            <text:p>0.000309979794248911</text:p>
          </table:table-cell>
        </table:table-row>
        <table:table-row table:style-name="ro1">
          <table:table-cell office:value-type="float" office:value="807.502" calcext:value-type="float">
            <text:p>80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1" calcext:value-type="float">
            <text:p>7.61</text:p>
          </table:table-cell>
          <table:table-cell office:value-type="float" office:value="3.8" calcext:value-type="float">
            <text:p>3.8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7]-[.K327]" office:value-type="float" office:value="-0.00300000000000011" calcext:value-type="float">
            <text:p>-0.00300000000000011</text:p>
          </table:table-cell>
          <table:table-cell table:formula="of:=[.M327]*[.N$2]+(1-[.N$2])*[.N326]" office:value-type="float" office:value="-0.0000210181851759917" calcext:value-type="float">
            <text:p>-2.10181851759917E-05</text:p>
          </table:table-cell>
        </table:table-row>
        <table:table-row table:style-name="ro1">
          <table:table-cell office:value-type="float" office:value="810.001" calcext:value-type="float">
            <text:p>810.0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28]-[.K328]" office:value-type="float" office:value="0.00300000000000011" calcext:value-type="float">
            <text:p>0.00300000000000011</text:p>
          </table:table-cell>
          <table:table-cell table:formula="of:=[.M328]*[.N$2]+(1-[.N$2])*[.N327]" office:value-type="float" office:value="0.000281083633341619" calcext:value-type="float">
            <text:p>0.000281083633341619</text:p>
          </table:table-cell>
        </table:table-row>
        <table:table-row table:style-name="ro1">
          <table:table-cell office:value-type="float" office:value="812.502" calcext:value-type="float">
            <text:p>81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29]-[.K329]" office:value-type="float" office:value="-0.00300000000000011" calcext:value-type="float">
            <text:p>-0.00300000000000011</text:p>
          </table:table-cell>
          <table:table-cell table:formula="of:=[.M329]*[.N$2]+(1-[.N$2])*[.N328]" office:value-type="float" office:value="-0.0000470247299925544" calcext:value-type="float">
            <text:p>-4.70247299925544E-05</text:p>
          </table:table-cell>
        </table:table-row>
        <table:table-row table:style-name="ro1">
          <table:table-cell office:value-type="float" office:value="815.001" calcext:value-type="float">
            <text:p>815.0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table:formula="of:=[.F330]-[.K330]" office:value-type="float" office:value="0.00300000000000011" calcext:value-type="float">
            <text:p>0.00300000000000011</text:p>
          </table:table-cell>
          <table:table-cell table:formula="of:=[.M330]*[.N$2]+(1-[.N$2])*[.N329]" office:value-type="float" office:value="0.000257677743006712" calcext:value-type="float">
            <text:p>0.000257677743006712</text:p>
          </table:table-cell>
        </table:table-row>
        <table:table-row table:style-name="ro1">
          <table:table-cell office:value-type="float" office:value="817.501" calcext:value-type="float">
            <text:p>81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office:value-type="float" office:value="28.77" calcext:value-type="float">
            <text:p>28.77</text:p>
          </table:table-cell>
          <table:table-cell office:value-type="float" office:value="7.59" calcext:value-type="float">
            <text:p>7.59</text:p>
          </table:table-cell>
          <table:table-cell office:value-type="float" office:value="3.79" calcext:value-type="float">
            <text:p>3.79</text:p>
          </table:table-cell>
          <table:table-cell office:value-type="float" office:value="2.003" calcext:value-type="float">
            <text:p>2.003</text:p>
          </table:table-cell>
          <table:table-cell office:value-type="float" office:value="105.7" calcext:value-type="float">
            <text:p>105.7</text:p>
          </table:table-cell>
          <table:table-cell table:formula="of:=[.F331]-[.K331]" office:value-type="float" office:value="0.00499999999999989" calcext:value-type="float">
            <text:p>0.00499999999999989</text:p>
          </table:table-cell>
          <table:table-cell table:formula="of:=[.M331]*[.N$2]+(1-[.N$2])*[.N330]" office:value-type="float" office:value="0.000731909968706031" calcext:value-type="float">
            <text:p>0.000731909968706031</text:p>
          </table:table-cell>
        </table:table-row>
        <table:table-row table:style-name="ro1">
          <table:table-cell office:value-type="float" office:value="820.002" calcext:value-type="float">
            <text:p>820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table:formula="of:=[.F332]-[.K332]" office:value-type="float" office:value="-0.00300000000000011" calcext:value-type="float">
            <text:p>-0.00300000000000011</text:p>
          </table:table-cell>
          <table:table-cell table:formula="of:=[.M332]*[.N$2]+(1-[.N$2])*[.N331]" office:value-type="float" office:value="0.000358718971835416" calcext:value-type="float">
            <text:p>0.000358718971835416</text:p>
          </table:table-cell>
        </table:table-row>
        <table:table-row table:style-name="ro1">
          <table:table-cell office:value-type="float" office:value="822.503" calcext:value-type="float">
            <text:p>822.503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3]-[.K333]" office:value-type="float" office:value="0" calcext:value-type="float">
            <text:p>0</text:p>
          </table:table-cell>
          <table:table-cell table:formula="of:=[.M333]*[.N$2]+(1-[.N$2])*[.N332]" office:value-type="float" office:value="0.000322847074651875" calcext:value-type="float">
            <text:p>0.000322847074651875</text:p>
          </table:table-cell>
        </table:table-row>
        <table:table-row table:style-name="ro1">
          <table:table-cell office:value-type="float" office:value="825.001" calcext:value-type="float">
            <text:p>82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4]-[.K334]" office:value-type="float" office:value="0" calcext:value-type="float">
            <text:p>0</text:p>
          </table:table-cell>
          <table:table-cell table:formula="of:=[.M334]*[.N$2]+(1-[.N$2])*[.N333]" office:value-type="float" office:value="0.000290562367186687" calcext:value-type="float">
            <text:p>0.000290562367186687</text:p>
          </table:table-cell>
        </table:table-row>
        <table:table-row table:style-name="ro1">
          <table:table-cell office:value-type="float" office:value="827.502" calcext:value-type="float">
            <text:p>82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5]-[.K335]" office:value-type="float" office:value="0" calcext:value-type="float">
            <text:p>0</text:p>
          </table:table-cell>
          <table:table-cell table:formula="of:=[.M335]*[.N$2]+(1-[.N$2])*[.N334]" office:value-type="float" office:value="0.000261506130468018" calcext:value-type="float">
            <text:p>0.000261506130468018</text:p>
          </table:table-cell>
        </table:table-row>
        <table:table-row table:style-name="ro1">
          <table:table-cell office:value-type="float" office:value="830.002" calcext:value-type="float">
            <text:p>83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6]-[.K336]" office:value-type="float" office:value="0" calcext:value-type="float">
            <text:p>0</text:p>
          </table:table-cell>
          <table:table-cell table:formula="of:=[.M336]*[.N$2]+(1-[.N$2])*[.N335]" office:value-type="float" office:value="0.000235355517421217" calcext:value-type="float">
            <text:p>0.000235355517421217</text:p>
          </table:table-cell>
        </table:table-row>
        <table:table-row table:style-name="ro1">
          <table:table-cell office:value-type="float" office:value="832.501" calcext:value-type="float">
            <text:p>83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7]-[.K337]" office:value-type="float" office:value="0" calcext:value-type="float">
            <text:p>0</text:p>
          </table:table-cell>
          <table:table-cell table:formula="of:=[.M337]*[.N$2]+(1-[.N$2])*[.N336]" office:value-type="float" office:value="0.000211819965679095" calcext:value-type="float">
            <text:p>0.000211819965679095</text:p>
          </table:table-cell>
        </table:table-row>
        <table:table-row table:style-name="ro1">
          <table:table-cell office:value-type="float" office:value="835.002" calcext:value-type="float">
            <text:p>83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8]-[.K338]" office:value-type="float" office:value="0" calcext:value-type="float">
            <text:p>0</text:p>
          </table:table-cell>
          <table:table-cell table:formula="of:=[.M338]*[.N$2]+(1-[.N$2])*[.N337]" office:value-type="float" office:value="0.000190637969111185" calcext:value-type="float">
            <text:p>0.000190637969111185</text:p>
          </table:table-cell>
        </table:table-row>
        <table:table-row table:style-name="ro1">
          <table:table-cell office:value-type="float" office:value="837.501" calcext:value-type="float">
            <text:p>83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39]-[.K339]" office:value-type="float" office:value="0.00300000000000011" calcext:value-type="float">
            <text:p>0.00300000000000011</text:p>
          </table:table-cell>
          <table:table-cell table:formula="of:=[.M339]*[.N$2]+(1-[.N$2])*[.N338]" office:value-type="float" office:value="0.000471574172200078" calcext:value-type="float">
            <text:p>0.000471574172200078</text:p>
          </table:table-cell>
        </table:table-row>
        <table:table-row table:style-name="ro1">
          <table:table-cell office:value-type="float" office:value="840.002" calcext:value-type="float">
            <text:p>840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table:formula="of:=[.F340]-[.K340]" office:value-type="float" office:value="-0.00300000000000011" calcext:value-type="float">
            <text:p>-0.00300000000000011</text:p>
          </table:table-cell>
          <table:table-cell table:formula="of:=[.M340]*[.N$2]+(1-[.N$2])*[.N339]" office:value-type="float" office:value="0.000124416754980059" calcext:value-type="float">
            <text:p>0.000124416754980059</text:p>
          </table:table-cell>
        </table:table-row>
        <table:table-row table:style-name="ro1">
          <table:table-cell office:value-type="float" office:value="842.503" calcext:value-type="float">
            <text:p>842.503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1]-[.K341]" office:value-type="float" office:value="0.00300000000000011" calcext:value-type="float">
            <text:p>0.00300000000000011</text:p>
          </table:table-cell>
          <table:table-cell table:formula="of:=[.M341]*[.N$2]+(1-[.N$2])*[.N340]" office:value-type="float" office:value="0.000411975079482065" calcext:value-type="float">
            <text:p>0.000411975079482065</text:p>
          </table:table-cell>
        </table:table-row>
        <table:table-row table:style-name="ro1">
          <table:table-cell office:value-type="float" office:value="845.002" calcext:value-type="float">
            <text:p>845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table:formula="of:=[.F342]-[.K342]" office:value-type="float" office:value="-0.00300000000000011" calcext:value-type="float">
            <text:p>-0.00300000000000011</text:p>
          </table:table-cell>
          <table:table-cell table:formula="of:=[.M342]*[.N$2]+(1-[.N$2])*[.N341]" office:value-type="float" office:value="0.0000707775715338467" calcext:value-type="float">
            <text:p>7.07775715338467E-05</text:p>
          </table:table-cell>
        </table:table-row>
        <table:table-row table:style-name="ro1">
          <table:table-cell office:value-type="float" office:value="847.501" calcext:value-type="float">
            <text:p>84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3]-[.K343]" office:value-type="float" office:value="0.00300000000000011" calcext:value-type="float">
            <text:p>0.00300000000000011</text:p>
          </table:table-cell>
          <table:table-cell table:formula="of:=[.M343]*[.N$2]+(1-[.N$2])*[.N342]" office:value-type="float" office:value="0.000363699814380474" calcext:value-type="float">
            <text:p>0.000363699814380474</text:p>
          </table:table-cell>
        </table:table-row>
        <table:table-row table:style-name="ro1">
          <table:table-cell office:value-type="float" office:value="850.002" calcext:value-type="float">
            <text:p>850.002</text:p>
          </table:table-cell>
          <table:table-cell office:value-type="string" calcext:value-type="string">
            <text:p>warmUp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1" calcext:value-type="float">
            <text:p>7.61</text:p>
          </table:table-cell>
          <table:table-cell office:value-type="float" office:value="3.79" calcext:value-type="float">
            <text:p>3.79</text:p>
          </table:table-cell>
          <table:table-cell office:value-type="float" office:value="2.008" calcext:value-type="float">
            <text:p>2.008</text:p>
          </table:table-cell>
          <table:table-cell office:value-type="float" office:value="106.6" calcext:value-type="float">
            <text:p>106.6</text:p>
          </table:table-cell>
          <table:table-cell table:formula="of:=[.F344]-[.K344]" office:value-type="float" office:value="-0.00300000000000011" calcext:value-type="float">
            <text:p>-0.00300000000000011</text:p>
          </table:table-cell>
          <table:table-cell table:formula="of:=[.M344]*[.N$2]+(1-[.N$2])*[.N343]" office:value-type="float" office:value="0.0000273298329424147" calcext:value-type="float">
            <text:p>2.73298329424147E-05</text:p>
          </table:table-cell>
        </table:table-row>
        <table:table-row table:style-name="ro1">
          <table:table-cell office:value-type="float" office:value="852.502" calcext:value-type="float">
            <text:p>85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96" calcext:value-type="float">
            <text:p>28.96</text:p>
          </table:table-cell>
          <table:table-cell office:value-type="float" office:value="7.62" calcext:value-type="float">
            <text:p>7.62</text:p>
          </table:table-cell>
          <table:table-cell office:value-type="float" office:value="3.8" calcext:value-type="float">
            <text:p>3.8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5]-[.K345]" office:value-type="float" office:value="0" calcext:value-type="float">
            <text:p>0</text:p>
          </table:table-cell>
          <table:table-cell table:formula="of:=[.M345]*[.N$2]+(1-[.N$2])*[.N344]" office:value-type="float" office:value="0.0000245968496481733" calcext:value-type="float">
            <text:p>2.45968496481733E-05</text:p>
          </table:table-cell>
        </table:table-row>
        <table:table-row table:style-name="ro1">
          <table:table-cell office:value-type="float" office:value="855.002" calcext:value-type="float">
            <text:p>85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6]-[.K346]" office:value-type="float" office:value="0" calcext:value-type="float">
            <text:p>0</text:p>
          </table:table-cell>
          <table:table-cell table:formula="of:=[.M346]*[.N$2]+(1-[.N$2])*[.N345]" office:value-type="float" office:value="0.0000221371646833559" calcext:value-type="float">
            <text:p>2.21371646833559E-05</text:p>
          </table:table-cell>
        </table:table-row>
        <table:table-row table:style-name="ro1">
          <table:table-cell office:value-type="float" office:value="857.502" calcext:value-type="float">
            <text:p>85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7]-[.K347]" office:value-type="float" office:value="0" calcext:value-type="float">
            <text:p>0</text:p>
          </table:table-cell>
          <table:table-cell table:formula="of:=[.M347]*[.N$2]+(1-[.N$2])*[.N346]" office:value-type="float" office:value="0.0000199234482150203" calcext:value-type="float">
            <text:p>1.99234482150203E-05</text:p>
          </table:table-cell>
        </table:table-row>
        <table:table-row table:style-name="ro1">
          <table:table-cell office:value-type="float" office:value="860.001" calcext:value-type="float">
            <text:p>86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8]-[.K348]" office:value-type="float" office:value="0" calcext:value-type="float">
            <text:p>0</text:p>
          </table:table-cell>
          <table:table-cell table:formula="of:=[.M348]*[.N$2]+(1-[.N$2])*[.N347]" office:value-type="float" office:value="0.0000179311033935183" calcext:value-type="float">
            <text:p>1.79311033935183E-05</text:p>
          </table:table-cell>
        </table:table-row>
        <table:table-row table:style-name="ro1">
          <table:table-cell office:value-type="float" office:value="862.503" calcext:value-type="float">
            <text:p>862.503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6" calcext:value-type="float">
            <text:p>7.6</text:p>
          </table:table-cell>
          <table:table-cell office:value-type="float" office:value="3.78" calcext:value-type="float">
            <text:p>3.78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" calcext:value-type="float">
            <text:p>28.8</text:p>
          </table:table-cell>
          <table:table-cell office:value-type="float" office:value="7.6" calcext:value-type="float">
            <text:p>7.6</text:p>
          </table:table-cell>
          <table:table-cell office:value-type="float" office:value="3.79" calcext:value-type="float">
            <text:p>3.79</text:p>
          </table:table-cell>
          <table:table-cell office:value-type="float" office:value="2.005" calcext:value-type="float">
            <text:p>2.005</text:p>
          </table:table-cell>
          <table:table-cell office:value-type="float" office:value="106.2" calcext:value-type="float">
            <text:p>106.2</text:p>
          </table:table-cell>
          <table:table-cell table:formula="of:=[.F349]-[.K349]" office:value-type="float" office:value="0.00600000000000023" calcext:value-type="float">
            <text:p>0.00600000000000023</text:p>
          </table:table-cell>
          <table:table-cell table:formula="of:=[.M349]*[.N$2]+(1-[.N$2])*[.N348]" office:value-type="float" office:value="0.000616137993054189" calcext:value-type="float">
            <text:p>0.000616137993054189</text:p>
          </table:table-cell>
        </table:table-row>
        <table:table-row table:style-name="ro1">
          <table:table-cell office:value-type="float" office:value="865.001" calcext:value-type="float">
            <text:p>86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73" calcext:value-type="float">
            <text:p>28.73</text:p>
          </table:table-cell>
          <table:table-cell office:value-type="float" office:value="7.6" calcext:value-type="float">
            <text:p>7.6</text:p>
          </table:table-cell>
          <table:table-cell office:value-type="float" office:value="3.78" calcext:value-type="float">
            <text:p>3.78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0]-[.K350]" office:value-type="float" office:value="0" calcext:value-type="float">
            <text:p>0</text:p>
          </table:table-cell>
          <table:table-cell table:formula="of:=[.M350]*[.N$2]+(1-[.N$2])*[.N349]" office:value-type="float" office:value="0.00055452419374877" calcext:value-type="float">
            <text:p>0.00055452419374877</text:p>
          </table:table-cell>
        </table:table-row>
        <table:table-row table:style-name="ro1">
          <table:table-cell office:value-type="float" office:value="867.501" calcext:value-type="float">
            <text:p>86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1]-[.K351]" office:value-type="float" office:value="0" calcext:value-type="float">
            <text:p>0</text:p>
          </table:table-cell>
          <table:table-cell table:formula="of:=[.M351]*[.N$2]+(1-[.N$2])*[.N350]" office:value-type="float" office:value="0.000499071774373893" calcext:value-type="float">
            <text:p>0.000499071774373893</text:p>
          </table:table-cell>
        </table:table-row>
        <table:table-row table:style-name="ro1">
          <table:table-cell office:value-type="float" office:value="870.002" calcext:value-type="float">
            <text:p>87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2]-[.K352]" office:value-type="float" office:value="0" calcext:value-type="float">
            <text:p>0</text:p>
          </table:table-cell>
          <table:table-cell table:formula="of:=[.M352]*[.N$2]+(1-[.N$2])*[.N351]" office:value-type="float" office:value="0.000449164596936504" calcext:value-type="float">
            <text:p>0.000449164596936504</text:p>
          </table:table-cell>
        </table:table-row>
        <table:table-row table:style-name="ro1">
          <table:table-cell office:value-type="float" office:value="872.502" calcext:value-type="float">
            <text:p>87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3]-[.K353]" office:value-type="float" office:value="0" calcext:value-type="float">
            <text:p>0</text:p>
          </table:table-cell>
          <table:table-cell table:formula="of:=[.M353]*[.N$2]+(1-[.N$2])*[.N352]" office:value-type="float" office:value="0.000404248137242854" calcext:value-type="float">
            <text:p>0.000404248137242854</text:p>
          </table:table-cell>
        </table:table-row>
        <table:table-row table:style-name="ro1">
          <table:table-cell office:value-type="float" office:value="875.002" calcext:value-type="float">
            <text:p>87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4]-[.K354]" office:value-type="float" office:value="0" calcext:value-type="float">
            <text:p>0</text:p>
          </table:table-cell>
          <table:table-cell table:formula="of:=[.M354]*[.N$2]+(1-[.N$2])*[.N353]" office:value-type="float" office:value="0.000363823323518568" calcext:value-type="float">
            <text:p>0.000363823323518568</text:p>
          </table:table-cell>
        </table:table-row>
        <table:table-row table:style-name="ro1">
          <table:table-cell office:value-type="float" office:value="877.502" calcext:value-type="float">
            <text:p>87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5]-[.K355]" office:value-type="float" office:value="0" calcext:value-type="float">
            <text:p>0</text:p>
          </table:table-cell>
          <table:table-cell table:formula="of:=[.M355]*[.N$2]+(1-[.N$2])*[.N354]" office:value-type="float" office:value="0.000327440991166712" calcext:value-type="float">
            <text:p>0.000327440991166712</text:p>
          </table:table-cell>
        </table:table-row>
        <table:table-row table:style-name="ro1">
          <table:table-cell office:value-type="float" office:value="880.002" calcext:value-type="float">
            <text:p>88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6]-[.K356]" office:value-type="float" office:value="0" calcext:value-type="float">
            <text:p>0</text:p>
          </table:table-cell>
          <table:table-cell table:formula="of:=[.M356]*[.N$2]+(1-[.N$2])*[.N355]" office:value-type="float" office:value="0.00029469689205004" calcext:value-type="float">
            <text:p>0.00029469689205004</text:p>
          </table:table-cell>
        </table:table-row>
        <table:table-row table:style-name="ro1">
          <table:table-cell office:value-type="float" office:value="882.501" calcext:value-type="float">
            <text:p>88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7]-[.K357]" office:value-type="float" office:value="0" calcext:value-type="float">
            <text:p>0</text:p>
          </table:table-cell>
          <table:table-cell table:formula="of:=[.M357]*[.N$2]+(1-[.N$2])*[.N356]" office:value-type="float" office:value="0.000265227202845036" calcext:value-type="float">
            <text:p>0.000265227202845036</text:p>
          </table:table-cell>
        </table:table-row>
        <table:table-row table:style-name="ro1">
          <table:table-cell office:value-type="float" office:value="885.001" calcext:value-type="float">
            <text:p>88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8]-[.K358]" office:value-type="float" office:value="0" calcext:value-type="float">
            <text:p>0</text:p>
          </table:table-cell>
          <table:table-cell table:formula="of:=[.M358]*[.N$2]+(1-[.N$2])*[.N357]" office:value-type="float" office:value="0.000238704482560533" calcext:value-type="float">
            <text:p>0.000238704482560533</text:p>
          </table:table-cell>
        </table:table-row>
        <table:table-row table:style-name="ro1">
          <table:table-cell office:value-type="float" office:value="887.501" calcext:value-type="float">
            <text:p>88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59]-[.K359]" office:value-type="float" office:value="0" calcext:value-type="float">
            <text:p>0</text:p>
          </table:table-cell>
          <table:table-cell table:formula="of:=[.M359]*[.N$2]+(1-[.N$2])*[.N358]" office:value-type="float" office:value="0.000214834034304479" calcext:value-type="float">
            <text:p>0.000214834034304479</text:p>
          </table:table-cell>
        </table:table-row>
        <table:table-row table:style-name="ro1">
          <table:table-cell office:value-type="float" office:value="890.001" calcext:value-type="float">
            <text:p>89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0]-[.K360]" office:value-type="float" office:value="0" calcext:value-type="float">
            <text:p>0</text:p>
          </table:table-cell>
          <table:table-cell table:formula="of:=[.M360]*[.N$2]+(1-[.N$2])*[.N359]" office:value-type="float" office:value="0.000193350630874032" calcext:value-type="float">
            <text:p>0.000193350630874032</text:p>
          </table:table-cell>
        </table:table-row>
        <table:table-row table:style-name="ro1">
          <table:table-cell office:value-type="float" office:value="892.501" calcext:value-type="float">
            <text:p>89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1]-[.K361]" office:value-type="float" office:value="0" calcext:value-type="float">
            <text:p>0</text:p>
          </table:table-cell>
          <table:table-cell table:formula="of:=[.M361]*[.N$2]+(1-[.N$2])*[.N360]" office:value-type="float" office:value="0.000174015567786628" calcext:value-type="float">
            <text:p>0.000174015567786628</text:p>
          </table:table-cell>
        </table:table-row>
        <table:table-row table:style-name="ro1">
          <table:table-cell office:value-type="float" office:value="895.002" calcext:value-type="float">
            <text:p>89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2]-[.K362]" office:value-type="float" office:value="0" calcext:value-type="float">
            <text:p>0</text:p>
          </table:table-cell>
          <table:table-cell table:formula="of:=[.M362]*[.N$2]+(1-[.N$2])*[.N361]" office:value-type="float" office:value="0.000156614011007966" calcext:value-type="float">
            <text:p>0.000156614011007966</text:p>
          </table:table-cell>
        </table:table-row>
        <table:table-row table:style-name="ro1">
          <table:table-cell office:value-type="float" office:value="897.501" calcext:value-type="float">
            <text:p>89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3]-[.K363]" office:value-type="float" office:value="0" calcext:value-type="float">
            <text:p>0</text:p>
          </table:table-cell>
          <table:table-cell table:formula="of:=[.M363]*[.N$2]+(1-[.N$2])*[.N362]" office:value-type="float" office:value="0.000140952609907169" calcext:value-type="float">
            <text:p>0.000140952609907169</text:p>
          </table:table-cell>
        </table:table-row>
        <table:table-row table:style-name="ro1">
          <table:table-cell office:value-type="float" office:value="900.002" calcext:value-type="float">
            <text:p>90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4]-[.K364]" office:value-type="float" office:value="0" calcext:value-type="float">
            <text:p>0</text:p>
          </table:table-cell>
          <table:table-cell table:formula="of:=[.M364]*[.N$2]+(1-[.N$2])*[.N363]" office:value-type="float" office:value="0.000126857348916452" calcext:value-type="float">
            <text:p>0.000126857348916452</text:p>
          </table:table-cell>
        </table:table-row>
        <table:table-row table:style-name="ro1">
          <table:table-cell office:value-type="float" office:value="902.501" calcext:value-type="float">
            <text:p>90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5]-[.K365]" office:value-type="float" office:value="0" calcext:value-type="float">
            <text:p>0</text:p>
          </table:table-cell>
          <table:table-cell table:formula="of:=[.M365]*[.N$2]+(1-[.N$2])*[.N364]" office:value-type="float" office:value="0.000114171614024807" calcext:value-type="float">
            <text:p>0.000114171614024807</text:p>
          </table:table-cell>
        </table:table-row>
        <table:table-row table:style-name="ro1">
          <table:table-cell office:value-type="float" office:value="905.002" calcext:value-type="float">
            <text:p>90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6]-[.K366]" office:value-type="float" office:value="0" calcext:value-type="float">
            <text:p>0</text:p>
          </table:table-cell>
          <table:table-cell table:formula="of:=[.M366]*[.N$2]+(1-[.N$2])*[.N365]" office:value-type="float" office:value="0.000102754452622326" calcext:value-type="float">
            <text:p>0.000102754452622326</text:p>
          </table:table-cell>
        </table:table-row>
        <table:table-row table:style-name="ro1">
          <table:table-cell office:value-type="float" office:value="907.501" calcext:value-type="float">
            <text:p>90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7]-[.K367]" office:value-type="float" office:value="0" calcext:value-type="float">
            <text:p>0</text:p>
          </table:table-cell>
          <table:table-cell table:formula="of:=[.M367]*[.N$2]+(1-[.N$2])*[.N366]" office:value-type="float" office:value="0.0000924790073600936" calcext:value-type="float">
            <text:p>9.24790073600936E-05</text:p>
          </table:table-cell>
        </table:table-row>
        <table:table-row table:style-name="ro1">
          <table:table-cell office:value-type="float" office:value="910.002" calcext:value-type="float">
            <text:p>91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8]-[.K368]" office:value-type="float" office:value="0" calcext:value-type="float">
            <text:p>0</text:p>
          </table:table-cell>
          <table:table-cell table:formula="of:=[.M368]*[.N$2]+(1-[.N$2])*[.N367]" office:value-type="float" office:value="0.0000832311066240842" calcext:value-type="float">
            <text:p>8.32311066240842E-05</text:p>
          </table:table-cell>
        </table:table-row>
        <table:table-row table:style-name="ro1">
          <table:table-cell office:value-type="float" office:value="912.501" calcext:value-type="float">
            <text:p>91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69]-[.K369]" office:value-type="float" office:value="0" calcext:value-type="float">
            <text:p>0</text:p>
          </table:table-cell>
          <table:table-cell table:formula="of:=[.M369]*[.N$2]+(1-[.N$2])*[.N368]" office:value-type="float" office:value="0.0000749079959616758" calcext:value-type="float">
            <text:p>7.49079959616758E-05</text:p>
          </table:table-cell>
        </table:table-row>
        <table:table-row table:style-name="ro1">
          <table:table-cell office:value-type="float" office:value="915.002" calcext:value-type="float">
            <text:p>91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70]-[.K370]" office:value-type="float" office:value="0" calcext:value-type="float">
            <text:p>0</text:p>
          </table:table-cell>
          <table:table-cell table:formula="of:=[.M370]*[.N$2]+(1-[.N$2])*[.N369]" office:value-type="float" office:value="0.0000674171963655082" calcext:value-type="float">
            <text:p>6.74171963655082E-05</text:p>
          </table:table-cell>
        </table:table-row>
        <table:table-row table:style-name="ro1">
          <table:table-cell office:value-type="float" office:value="917.502" calcext:value-type="float">
            <text:p>91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71]-[.K371]" office:value-type="float" office:value="0" calcext:value-type="float">
            <text:p>0</text:p>
          </table:table-cell>
          <table:table-cell table:formula="of:=[.M371]*[.N$2]+(1-[.N$2])*[.N370]" office:value-type="float" office:value="0.0000606754767289574" calcext:value-type="float">
            <text:p>6.06754767289574E-05</text:p>
          </table:table-cell>
        </table:table-row>
        <table:table-row table:style-name="ro1">
          <table:table-cell office:value-type="float" office:value="920.002" calcext:value-type="float">
            <text:p>92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72]-[.K372]" office:value-type="float" office:value="0" calcext:value-type="float">
            <text:p>0</text:p>
          </table:table-cell>
          <table:table-cell table:formula="of:=[.M372]*[.N$2]+(1-[.N$2])*[.N371]" office:value-type="float" office:value="0.0000546079290560616" calcext:value-type="float">
            <text:p>5.46079290560616E-05</text:p>
          </table:table-cell>
        </table:table-row>
        <table:table-row table:style-name="ro1">
          <table:table-cell office:value-type="float" office:value="922.502" calcext:value-type="float">
            <text:p>92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8" calcext:value-type="float">
            <text:p>28.88</text:p>
          </table:table-cell>
          <table:table-cell office:value-type="float" office:value="7.62" calcext:value-type="float">
            <text:p>7.62</text:p>
          </table:table-cell>
          <table:table-cell office:value-type="float" office:value="3.79" calcext:value-type="float">
            <text:p>3.79</text:p>
          </table:table-cell>
          <table:table-cell office:value-type="float" office:value="2.011" calcext:value-type="float">
            <text:p>2.011</text:p>
          </table:table-cell>
          <table:table-cell office:value-type="float" office:value="107.1" calcext:value-type="float">
            <text:p>107.1</text:p>
          </table:table-cell>
          <table:table-cell table:formula="of:=[.F373]-[.K373]" office:value-type="float" office:value="0.00499999999999989" calcext:value-type="float">
            <text:p>0.00499999999999989</text:p>
          </table:table-cell>
          <table:table-cell table:formula="of:=[.M373]*[.N$2]+(1-[.N$2])*[.N372]" office:value-type="float" office:value="0.000549147136150445" calcext:value-type="float">
            <text:p>0.000549147136150445</text:p>
          </table:table-cell>
        </table:table-row>
        <table:table-row table:style-name="ro1">
          <table:table-cell office:value-type="float" office:value="925.002" calcext:value-type="float">
            <text:p>92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4]-[.K374]" office:value-type="float" office:value="0" calcext:value-type="float">
            <text:p>0</text:p>
          </table:table-cell>
          <table:table-cell table:formula="of:=[.M374]*[.N$2]+(1-[.N$2])*[.N373]" office:value-type="float" office:value="0.000494232422535401" calcext:value-type="float">
            <text:p>0.000494232422535401</text:p>
          </table:table-cell>
        </table:table-row>
        <table:table-row table:style-name="ro1">
          <table:table-cell office:value-type="float" office:value="927.502" calcext:value-type="float">
            <text:p>92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5]-[.K375]" office:value-type="float" office:value="0" calcext:value-type="float">
            <text:p>0</text:p>
          </table:table-cell>
          <table:table-cell table:formula="of:=[.M375]*[.N$2]+(1-[.N$2])*[.N374]" office:value-type="float" office:value="0.00044480918028186" calcext:value-type="float">
            <text:p>0.00044480918028186</text:p>
          </table:table-cell>
        </table:table-row>
        <table:table-row table:style-name="ro1">
          <table:table-cell office:value-type="float" office:value="930.001" calcext:value-type="float">
            <text:p>93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6]-[.K376]" office:value-type="float" office:value="0" calcext:value-type="float">
            <text:p>0</text:p>
          </table:table-cell>
          <table:table-cell table:formula="of:=[.M376]*[.N$2]+(1-[.N$2])*[.N375]" office:value-type="float" office:value="0.000400328262253674" calcext:value-type="float">
            <text:p>0.000400328262253674</text:p>
          </table:table-cell>
        </table:table-row>
        <table:table-row table:style-name="ro1">
          <table:table-cell office:value-type="float" office:value="932.502" calcext:value-type="float">
            <text:p>93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7]-[.K377]" office:value-type="float" office:value="0" calcext:value-type="float">
            <text:p>0</text:p>
          </table:table-cell>
          <table:table-cell table:formula="of:=[.M377]*[.N$2]+(1-[.N$2])*[.N376]" office:value-type="float" office:value="0.000360295436028307" calcext:value-type="float">
            <text:p>0.000360295436028307</text:p>
          </table:table-cell>
        </table:table-row>
        <table:table-row table:style-name="ro1">
          <table:table-cell office:value-type="float" office:value="935.001" calcext:value-type="float">
            <text:p>93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8]-[.K378]" office:value-type="float" office:value="0" calcext:value-type="float">
            <text:p>0</text:p>
          </table:table-cell>
          <table:table-cell table:formula="of:=[.M378]*[.N$2]+(1-[.N$2])*[.N377]" office:value-type="float" office:value="0.000324265892425476" calcext:value-type="float">
            <text:p>0.000324265892425476</text:p>
          </table:table-cell>
        </table:table-row>
        <table:table-row table:style-name="ro1">
          <table:table-cell office:value-type="float" office:value="937.502" calcext:value-type="float">
            <text:p>93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79]-[.K379]" office:value-type="float" office:value="0" calcext:value-type="float">
            <text:p>0</text:p>
          </table:table-cell>
          <table:table-cell table:formula="of:=[.M379]*[.N$2]+(1-[.N$2])*[.N378]" office:value-type="float" office:value="0.000291839303182929" calcext:value-type="float">
            <text:p>0.000291839303182929</text:p>
          </table:table-cell>
        </table:table-row>
        <table:table-row table:style-name="ro1">
          <table:table-cell office:value-type="float" office:value="940.001" calcext:value-type="float">
            <text:p>94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0]-[.K380]" office:value-type="float" office:value="0" calcext:value-type="float">
            <text:p>0</text:p>
          </table:table-cell>
          <table:table-cell table:formula="of:=[.M380]*[.N$2]+(1-[.N$2])*[.N379]" office:value-type="float" office:value="0.000262655372864636" calcext:value-type="float">
            <text:p>0.000262655372864636</text:p>
          </table:table-cell>
        </table:table-row>
        <table:table-row table:style-name="ro1">
          <table:table-cell office:value-type="float" office:value="942.501" calcext:value-type="float">
            <text:p>94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1]-[.K381]" office:value-type="float" office:value="0" calcext:value-type="float">
            <text:p>0</text:p>
          </table:table-cell>
          <table:table-cell table:formula="of:=[.M381]*[.N$2]+(1-[.N$2])*[.N380]" office:value-type="float" office:value="0.000236389835578172" calcext:value-type="float">
            <text:p>0.000236389835578172</text:p>
          </table:table-cell>
        </table:table-row>
        <table:table-row table:style-name="ro1">
          <table:table-cell office:value-type="float" office:value="945.001" calcext:value-type="float">
            <text:p>94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2]-[.K382]" office:value-type="float" office:value="0" calcext:value-type="float">
            <text:p>0</text:p>
          </table:table-cell>
          <table:table-cell table:formula="of:=[.M382]*[.N$2]+(1-[.N$2])*[.N381]" office:value-type="float" office:value="0.000212750852020355" calcext:value-type="float">
            <text:p>0.000212750852020355</text:p>
          </table:table-cell>
        </table:table-row>
        <table:table-row table:style-name="ro1">
          <table:table-cell office:value-type="float" office:value="947.501" calcext:value-type="float">
            <text:p>94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3]-[.K383]" office:value-type="float" office:value="0" calcext:value-type="float">
            <text:p>0</text:p>
          </table:table-cell>
          <table:table-cell table:formula="of:=[.M383]*[.N$2]+(1-[.N$2])*[.N382]" office:value-type="float" office:value="0.00019147576681832" calcext:value-type="float">
            <text:p>0.00019147576681832</text:p>
          </table:table-cell>
        </table:table-row>
        <table:table-row table:style-name="ro1">
          <table:table-cell office:value-type="float" office:value="950.001" calcext:value-type="float">
            <text:p>95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4]-[.K384]" office:value-type="float" office:value="0" calcext:value-type="float">
            <text:p>0</text:p>
          </table:table-cell>
          <table:table-cell table:formula="of:=[.M384]*[.N$2]+(1-[.N$2])*[.N383]" office:value-type="float" office:value="0.000172328190136488" calcext:value-type="float">
            <text:p>0.000172328190136488</text:p>
          </table:table-cell>
        </table:table-row>
        <table:table-row table:style-name="ro1">
          <table:table-cell office:value-type="float" office:value="952.501" calcext:value-type="float">
            <text:p>9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5]-[.K385]" office:value-type="float" office:value="0" calcext:value-type="float">
            <text:p>0</text:p>
          </table:table-cell>
          <table:table-cell table:formula="of:=[.M385]*[.N$2]+(1-[.N$2])*[.N384]" office:value-type="float" office:value="0.000155095371122839" calcext:value-type="float">
            <text:p>0.000155095371122839</text:p>
          </table:table-cell>
        </table:table-row>
        <table:table-row table:style-name="ro1">
          <table:table-cell office:value-type="float" office:value="955.002" calcext:value-type="float">
            <text:p>95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6]-[.K386]" office:value-type="float" office:value="0" calcext:value-type="float">
            <text:p>0</text:p>
          </table:table-cell>
          <table:table-cell table:formula="of:=[.M386]*[.N$2]+(1-[.N$2])*[.N385]" office:value-type="float" office:value="0.000139585834010555" calcext:value-type="float">
            <text:p>0.000139585834010555</text:p>
          </table:table-cell>
        </table:table-row>
        <table:table-row table:style-name="ro1">
          <table:table-cell office:value-type="float" office:value="957.501" calcext:value-type="float">
            <text:p>95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7]-[.K387]" office:value-type="float" office:value="0" calcext:value-type="float">
            <text:p>0</text:p>
          </table:table-cell>
          <table:table-cell table:formula="of:=[.M387]*[.N$2]+(1-[.N$2])*[.N386]" office:value-type="float" office:value="0.000125627250609499" calcext:value-type="float">
            <text:p>0.000125627250609499</text:p>
          </table:table-cell>
        </table:table-row>
        <table:table-row table:style-name="ro1">
          <table:table-cell office:value-type="float" office:value="960.001" calcext:value-type="float">
            <text:p>96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8]-[.K388]" office:value-type="float" office:value="0" calcext:value-type="float">
            <text:p>0</text:p>
          </table:table-cell>
          <table:table-cell table:formula="of:=[.M388]*[.N$2]+(1-[.N$2])*[.N387]" office:value-type="float" office:value="0.00011306452554855" calcext:value-type="float">
            <text:p>0.00011306452554855</text:p>
          </table:table-cell>
        </table:table-row>
        <table:table-row table:style-name="ro1">
          <table:table-cell office:value-type="float" office:value="962.501" calcext:value-type="float">
            <text:p>96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89]-[.K389]" office:value-type="float" office:value="0" calcext:value-type="float">
            <text:p>0</text:p>
          </table:table-cell>
          <table:table-cell table:formula="of:=[.M389]*[.N$2]+(1-[.N$2])*[.N388]" office:value-type="float" office:value="0.000101758072993695" calcext:value-type="float">
            <text:p>0.000101758072993695</text:p>
          </table:table-cell>
        </table:table-row>
        <table:table-row table:style-name="ro1">
          <table:table-cell office:value-type="float" office:value="965.001" calcext:value-type="float">
            <text:p>96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0]-[.K390]" office:value-type="float" office:value="0" calcext:value-type="float">
            <text:p>0</text:p>
          </table:table-cell>
          <table:table-cell table:formula="of:=[.M390]*[.N$2]+(1-[.N$2])*[.N389]" office:value-type="float" office:value="0.0000915822656943251" calcext:value-type="float">
            <text:p>9.15822656943251E-05</text:p>
          </table:table-cell>
        </table:table-row>
        <table:table-row table:style-name="ro1">
          <table:table-cell office:value-type="float" office:value="967.502" calcext:value-type="float">
            <text:p>96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1]-[.K391]" office:value-type="float" office:value="0" calcext:value-type="float">
            <text:p>0</text:p>
          </table:table-cell>
          <table:table-cell table:formula="of:=[.M391]*[.N$2]+(1-[.N$2])*[.N390]" office:value-type="float" office:value="0.0000824240391248926" calcext:value-type="float">
            <text:p>8.24240391248926E-05</text:p>
          </table:table-cell>
        </table:table-row>
        <table:table-row table:style-name="ro1">
          <table:table-cell office:value-type="float" office:value="970.001" calcext:value-type="float">
            <text:p>97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2]-[.K392]" office:value-type="float" office:value="0" calcext:value-type="float">
            <text:p>0</text:p>
          </table:table-cell>
          <table:table-cell table:formula="of:=[.M392]*[.N$2]+(1-[.N$2])*[.N391]" office:value-type="float" office:value="0.0000741816352124034" calcext:value-type="float">
            <text:p>7.41816352124034E-05</text:p>
          </table:table-cell>
        </table:table-row>
        <table:table-row table:style-name="ro1">
          <table:table-cell office:value-type="float" office:value="972.501" calcext:value-type="float">
            <text:p>97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3]-[.K393]" office:value-type="float" office:value="0" calcext:value-type="float">
            <text:p>0</text:p>
          </table:table-cell>
          <table:table-cell table:formula="of:=[.M393]*[.N$2]+(1-[.N$2])*[.N392]" office:value-type="float" office:value="0.000066763471691163" calcext:value-type="float">
            <text:p>6.6763471691163E-05</text:p>
          </table:table-cell>
        </table:table-row>
        <table:table-row table:style-name="ro1">
          <table:table-cell office:value-type="float" office:value="975.001" calcext:value-type="float">
            <text:p>97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4]-[.K394]" office:value-type="float" office:value="0" calcext:value-type="float">
            <text:p>0</text:p>
          </table:table-cell>
          <table:table-cell table:formula="of:=[.M394]*[.N$2]+(1-[.N$2])*[.N393]" office:value-type="float" office:value="0.0000600871245220467" calcext:value-type="float">
            <text:p>6.00871245220467E-05</text:p>
          </table:table-cell>
        </table:table-row>
        <table:table-row table:style-name="ro1">
          <table:table-cell office:value-type="float" office:value="977.502" calcext:value-type="float">
            <text:p>97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5]-[.K395]" office:value-type="float" office:value="0" calcext:value-type="float">
            <text:p>0</text:p>
          </table:table-cell>
          <table:table-cell table:formula="of:=[.M395]*[.N$2]+(1-[.N$2])*[.N394]" office:value-type="float" office:value="0.0000540784120698421" calcext:value-type="float">
            <text:p>5.40784120698421E-05</text:p>
          </table:table-cell>
        </table:table-row>
        <table:table-row table:style-name="ro1">
          <table:table-cell office:value-type="float" office:value="980.001" calcext:value-type="float">
            <text:p>98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6]-[.K396]" office:value-type="float" office:value="0" calcext:value-type="float">
            <text:p>0</text:p>
          </table:table-cell>
          <table:table-cell table:formula="of:=[.M396]*[.N$2]+(1-[.N$2])*[.N395]" office:value-type="float" office:value="0.0000486705708628578" calcext:value-type="float">
            <text:p>4.86705708628578E-05</text:p>
          </table:table-cell>
        </table:table-row>
        <table:table-row table:style-name="ro1">
          <table:table-cell office:value-type="float" office:value="982.501" calcext:value-type="float">
            <text:p>98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7]-[.K397]" office:value-type="float" office:value="0" calcext:value-type="float">
            <text:p>0</text:p>
          </table:table-cell>
          <table:table-cell table:formula="of:=[.M397]*[.N$2]+(1-[.N$2])*[.N396]" office:value-type="float" office:value="0.0000438035137765721" calcext:value-type="float">
            <text:p>4.38035137765721E-05</text:p>
          </table:table-cell>
        </table:table-row>
        <table:table-row table:style-name="ro1">
          <table:table-cell office:value-type="float" office:value="985.001" calcext:value-type="float">
            <text:p>98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8]-[.K398]" office:value-type="float" office:value="0" calcext:value-type="float">
            <text:p>0</text:p>
          </table:table-cell>
          <table:table-cell table:formula="of:=[.M398]*[.N$2]+(1-[.N$2])*[.N397]" office:value-type="float" office:value="0.0000394231623989149" calcext:value-type="float">
            <text:p>3.94231623989149E-05</text:p>
          </table:table-cell>
        </table:table-row>
        <table:table-row table:style-name="ro1">
          <table:table-cell office:value-type="float" office:value="987.501" calcext:value-type="float">
            <text:p>98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399]-[.K399]" office:value-type="float" office:value="0" calcext:value-type="float">
            <text:p>0</text:p>
          </table:table-cell>
          <table:table-cell table:formula="of:=[.M399]*[.N$2]+(1-[.N$2])*[.N398]" office:value-type="float" office:value="0.0000354808461590234" calcext:value-type="float">
            <text:p>3.54808461590234E-05</text:p>
          </table:table-cell>
        </table:table-row>
        <table:table-row table:style-name="ro1">
          <table:table-cell office:value-type="float" office:value="990.001" calcext:value-type="float">
            <text:p>99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0]-[.K400]" office:value-type="float" office:value="0" calcext:value-type="float">
            <text:p>0</text:p>
          </table:table-cell>
          <table:table-cell table:formula="of:=[.M400]*[.N$2]+(1-[.N$2])*[.N399]" office:value-type="float" office:value="0.000031932761543121" calcext:value-type="float">
            <text:p>3.1932761543121E-05</text:p>
          </table:table-cell>
        </table:table-row>
        <table:table-row table:style-name="ro1">
          <table:table-cell office:value-type="float" office:value="992.501" calcext:value-type="float">
            <text:p>99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1]-[.K401]" office:value-type="float" office:value="0" calcext:value-type="float">
            <text:p>0</text:p>
          </table:table-cell>
          <table:table-cell table:formula="of:=[.M401]*[.N$2]+(1-[.N$2])*[.N400]" office:value-type="float" office:value="0.0000287394853888089" calcext:value-type="float">
            <text:p>2.87394853888089E-05</text:p>
          </table:table-cell>
        </table:table-row>
        <table:table-row table:style-name="ro1">
          <table:table-cell office:value-type="float" office:value="995.001" calcext:value-type="float">
            <text:p>99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2]-[.K402]" office:value-type="float" office:value="0" calcext:value-type="float">
            <text:p>0</text:p>
          </table:table-cell>
          <table:table-cell table:formula="of:=[.M402]*[.N$2]+(1-[.N$2])*[.N401]" office:value-type="float" office:value="0.000025865536849928" calcext:value-type="float">
            <text:p>2.5865536849928E-05</text:p>
          </table:table-cell>
        </table:table-row>
        <table:table-row table:style-name="ro1">
          <table:table-cell office:value-type="float" office:value="997.501" calcext:value-type="float">
            <text:p>99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3]-[.K403]" office:value-type="float" office:value="0" calcext:value-type="float">
            <text:p>0</text:p>
          </table:table-cell>
          <table:table-cell table:formula="of:=[.M403]*[.N$2]+(1-[.N$2])*[.N402]" office:value-type="float" office:value="0.0000232789831649352" calcext:value-type="float">
            <text:p>2.32789831649352E-05</text:p>
          </table:table-cell>
        </table:table-row>
        <table:table-row table:style-name="ro1">
          <table:table-cell office:value-type="float" office:value="1000.002" calcext:value-type="float">
            <text:p>100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4]-[.K404]" office:value-type="float" office:value="0" calcext:value-type="float">
            <text:p>0</text:p>
          </table:table-cell>
          <table:table-cell table:formula="of:=[.M404]*[.N$2]+(1-[.N$2])*[.N403]" office:value-type="float" office:value="0.0000209510848484417" calcext:value-type="float">
            <text:p>2.09510848484417E-05</text:p>
          </table:table-cell>
        </table:table-row>
        <table:table-row table:style-name="ro1">
          <table:table-cell office:value-type="float" office:value="1002.501" calcext:value-type="float">
            <text:p>100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5]-[.K405]" office:value-type="float" office:value="0" calcext:value-type="float">
            <text:p>0</text:p>
          </table:table-cell>
          <table:table-cell table:formula="of:=[.M405]*[.N$2]+(1-[.N$2])*[.N404]" office:value-type="float" office:value="0.0000188559763635975" calcext:value-type="float">
            <text:p>1.88559763635975E-05</text:p>
          </table:table-cell>
        </table:table-row>
        <table:table-row table:style-name="ro1">
          <table:table-cell office:value-type="float" office:value="1005.002" calcext:value-type="float">
            <text:p>100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6]-[.K406]" office:value-type="float" office:value="0" calcext:value-type="float">
            <text:p>0</text:p>
          </table:table-cell>
          <table:table-cell table:formula="of:=[.M406]*[.N$2]+(1-[.N$2])*[.N405]" office:value-type="float" office:value="0.0000169703787272378" calcext:value-type="float">
            <text:p>1.69703787272378E-05</text:p>
          </table:table-cell>
        </table:table-row>
        <table:table-row table:style-name="ro1">
          <table:table-cell office:value-type="float" office:value="1007.501" calcext:value-type="float">
            <text:p>100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7]-[.K407]" office:value-type="float" office:value="0" calcext:value-type="float">
            <text:p>0</text:p>
          </table:table-cell>
          <table:table-cell table:formula="of:=[.M407]*[.N$2]+(1-[.N$2])*[.N406]" office:value-type="float" office:value="0.000015273340854514" calcext:value-type="float">
            <text:p>1.5273340854514E-05</text:p>
          </table:table-cell>
        </table:table-row>
        <table:table-row table:style-name="ro1">
          <table:table-cell office:value-type="float" office:value="1010.001" calcext:value-type="float">
            <text:p>101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8]-[.K408]" office:value-type="float" office:value="0" calcext:value-type="float">
            <text:p>0</text:p>
          </table:table-cell>
          <table:table-cell table:formula="of:=[.M408]*[.N$2]+(1-[.N$2])*[.N407]" office:value-type="float" office:value="0.0000137460067690626" calcext:value-type="float">
            <text:p>1.37460067690626E-05</text:p>
          </table:table-cell>
        </table:table-row>
        <table:table-row table:style-name="ro1">
          <table:table-cell office:value-type="float" office:value="1012.501" calcext:value-type="float">
            <text:p>101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09]-[.K409]" office:value-type="float" office:value="0" calcext:value-type="float">
            <text:p>0</text:p>
          </table:table-cell>
          <table:table-cell table:formula="of:=[.M409]*[.N$2]+(1-[.N$2])*[.N408]" office:value-type="float" office:value="0.0000123714060921564" calcext:value-type="float">
            <text:p>1.23714060921564E-05</text:p>
          </table:table-cell>
        </table:table-row>
        <table:table-row table:style-name="ro1">
          <table:table-cell office:value-type="float" office:value="1015.001" calcext:value-type="float">
            <text:p>101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10]-[.K410]" office:value-type="float" office:value="0" calcext:value-type="float">
            <text:p>0</text:p>
          </table:table-cell>
          <table:table-cell table:formula="of:=[.M410]*[.N$2]+(1-[.N$2])*[.N409]" office:value-type="float" office:value="0.0000111342654829407" calcext:value-type="float">
            <text:p>1.11342654829407E-05</text:p>
          </table:table-cell>
        </table:table-row>
        <table:table-row table:style-name="ro1">
          <table:table-cell office:value-type="float" office:value="1017.501" calcext:value-type="float">
            <text:p>101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11]-[.K411]" office:value-type="float" office:value="0" calcext:value-type="float">
            <text:p>0</text:p>
          </table:table-cell>
          <table:table-cell table:formula="of:=[.M411]*[.N$2]+(1-[.N$2])*[.N410]" office:value-type="float" office:value="0.0000100208389346466" calcext:value-type="float">
            <text:p>1.00208389346466E-05</text:p>
          </table:table-cell>
        </table:table-row>
        <table:table-row table:style-name="ro1">
          <table:table-cell office:value-type="float" office:value="1020.001" calcext:value-type="float">
            <text:p>102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12]-[.K412]" office:value-type="float" office:value="0" calcext:value-type="float">
            <text:p>0</text:p>
          </table:table-cell>
          <table:table-cell table:formula="of:=[.M412]*[.N$2]+(1-[.N$2])*[.N411]" office:value-type="float" office:value="0.00000901875504118198" calcext:value-type="float">
            <text:p>9.01875504118198E-06</text:p>
          </table:table-cell>
        </table:table-row>
        <table:table-row table:style-name="ro1">
          <table:table-cell office:value-type="float" office:value="1022.501" calcext:value-type="float">
            <text:p>1022.501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62" calcext:value-type="float">
            <text:p>7.62</text:p>
          </table:table-cell>
          <table:table-cell office:value-type="float" office:value="3.77" calcext:value-type="float">
            <text:p>3.77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8" calcext:value-type="float">
            <text:p>28.8</text:p>
          </table:table-cell>
          <table:table-cell office:value-type="float" office:value="7.62" calcext:value-type="float">
            <text:p>7.62</text:p>
          </table:table-cell>
          <table:table-cell office:value-type="float" office:value="3.78" calcext:value-type="float">
            <text:p>3.78</text:p>
          </table:table-cell>
          <table:table-cell office:value-type="float" office:value="2.016" calcext:value-type="float">
            <text:p>2.016</text:p>
          </table:table-cell>
          <table:table-cell office:value-type="float" office:value="108" calcext:value-type="float">
            <text:p>108</text:p>
          </table:table-cell>
          <table:table-cell table:formula="of:=[.F413]-[.K413]" office:value-type="float" office:value="0.00499999999999989" calcext:value-type="float">
            <text:p>0.00499999999999989</text:p>
          </table:table-cell>
          <table:table-cell table:formula="of:=[.M413]*[.N$2]+(1-[.N$2])*[.N412]" office:value-type="float" office:value="0.000508116879537053" calcext:value-type="float">
            <text:p>0.000508116879537053</text:p>
          </table:table-cell>
        </table:table-row>
        <table:table-row table:style-name="ro1">
          <table:table-cell office:value-type="float" office:value="1025.001" calcext:value-type="float">
            <text:p>102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73" calcext:value-type="float">
            <text:p>28.73</text:p>
          </table:table-cell>
          <table:table-cell office:value-type="float" office:value="7.62" calcext:value-type="float">
            <text:p>7.62</text:p>
          </table:table-cell>
          <table:table-cell office:value-type="float" office:value="3.77" calcext:value-type="float">
            <text:p>3.77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14]-[.K414]" office:value-type="float" office:value="-0.00199999999999978" calcext:value-type="float">
            <text:p>-0.00199999999999978</text:p>
          </table:table-cell>
          <table:table-cell table:formula="of:=[.M414]*[.N$2]+(1-[.N$2])*[.N413]" office:value-type="float" office:value="0.00025730519158337" calcext:value-type="float">
            <text:p>0.00025730519158337</text:p>
          </table:table-cell>
        </table:table-row>
        <table:table-row table:style-name="ro1">
          <table:table-cell office:value-type="float" office:value="1027.501" calcext:value-type="float">
            <text:p>102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15]-[.K415]" office:value-type="float" office:value="0" calcext:value-type="float">
            <text:p>0</text:p>
          </table:table-cell>
          <table:table-cell table:formula="of:=[.M415]*[.N$2]+(1-[.N$2])*[.N414]" office:value-type="float" office:value="0.000231574672425033" calcext:value-type="float">
            <text:p>0.000231574672425033</text:p>
          </table:table-cell>
        </table:table-row>
        <table:table-row table:style-name="ro1">
          <table:table-cell office:value-type="float" office:value="1030.001" calcext:value-type="float">
            <text:p>103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16]-[.K416]" office:value-type="float" office:value="0" calcext:value-type="float">
            <text:p>0</text:p>
          </table:table-cell>
          <table:table-cell table:formula="of:=[.M416]*[.N$2]+(1-[.N$2])*[.N415]" office:value-type="float" office:value="0.00020841720518253" calcext:value-type="float">
            <text:p>0.00020841720518253</text:p>
          </table:table-cell>
        </table:table-row>
        <table:table-row table:style-name="ro1">
          <table:table-cell office:value-type="float" office:value="1032.501" calcext:value-type="float">
            <text:p>103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17]-[.K417]" office:value-type="float" office:value="0" calcext:value-type="float">
            <text:p>0</text:p>
          </table:table-cell>
          <table:table-cell table:formula="of:=[.M417]*[.N$2]+(1-[.N$2])*[.N416]" office:value-type="float" office:value="0.000187575484664277" calcext:value-type="float">
            <text:p>0.000187575484664277</text:p>
          </table:table-cell>
        </table:table-row>
        <table:table-row table:style-name="ro1">
          <table:table-cell office:value-type="float" office:value="1035.002" calcext:value-type="float">
            <text:p>103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18]-[.K418]" office:value-type="float" office:value="0" calcext:value-type="float">
            <text:p>0</text:p>
          </table:table-cell>
          <table:table-cell table:formula="of:=[.M418]*[.N$2]+(1-[.N$2])*[.N417]" office:value-type="float" office:value="0.000168817936197849" calcext:value-type="float">
            <text:p>0.000168817936197849</text:p>
          </table:table-cell>
        </table:table-row>
        <table:table-row table:style-name="ro1">
          <table:table-cell office:value-type="float" office:value="1037.501" calcext:value-type="float">
            <text:p>103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19]-[.K419]" office:value-type="float" office:value="0" calcext:value-type="float">
            <text:p>0</text:p>
          </table:table-cell>
          <table:table-cell table:formula="of:=[.M419]*[.N$2]+(1-[.N$2])*[.N418]" office:value-type="float" office:value="0.000151936142578064" calcext:value-type="float">
            <text:p>0.000151936142578064</text:p>
          </table:table-cell>
        </table:table-row>
        <table:table-row table:style-name="ro1">
          <table:table-cell office:value-type="float" office:value="1040.001" calcext:value-type="float">
            <text:p>104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0]-[.K420]" office:value-type="float" office:value="0" calcext:value-type="float">
            <text:p>0</text:p>
          </table:table-cell>
          <table:table-cell table:formula="of:=[.M420]*[.N$2]+(1-[.N$2])*[.N419]" office:value-type="float" office:value="0.000136742528320258" calcext:value-type="float">
            <text:p>0.000136742528320258</text:p>
          </table:table-cell>
        </table:table-row>
        <table:table-row table:style-name="ro1">
          <table:table-cell office:value-type="float" office:value="1042.501" calcext:value-type="float">
            <text:p>104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1]-[.K421]" office:value-type="float" office:value="0" calcext:value-type="float">
            <text:p>0</text:p>
          </table:table-cell>
          <table:table-cell table:formula="of:=[.M421]*[.N$2]+(1-[.N$2])*[.N420]" office:value-type="float" office:value="0.000123068275488232" calcext:value-type="float">
            <text:p>0.000123068275488232</text:p>
          </table:table-cell>
        </table:table-row>
        <table:table-row table:style-name="ro1">
          <table:table-cell office:value-type="float" office:value="1045.002" calcext:value-type="float">
            <text:p>104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2]-[.K422]" office:value-type="float" office:value="0" calcext:value-type="float">
            <text:p>0</text:p>
          </table:table-cell>
          <table:table-cell table:formula="of:=[.M422]*[.N$2]+(1-[.N$2])*[.N421]" office:value-type="float" office:value="0.000110761447939409" calcext:value-type="float">
            <text:p>0.000110761447939409</text:p>
          </table:table-cell>
        </table:table-row>
        <table:table-row table:style-name="ro1">
          <table:table-cell office:value-type="float" office:value="1047.501" calcext:value-type="float">
            <text:p>104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3]-[.K423]" office:value-type="float" office:value="0" calcext:value-type="float">
            <text:p>0</text:p>
          </table:table-cell>
          <table:table-cell table:formula="of:=[.M423]*[.N$2]+(1-[.N$2])*[.N422]" office:value-type="float" office:value="0.0000996853031454679" calcext:value-type="float">
            <text:p>9.96853031454679E-05</text:p>
          </table:table-cell>
        </table:table-row>
        <table:table-row table:style-name="ro1">
          <table:table-cell office:value-type="float" office:value="1050.001" calcext:value-type="float">
            <text:p>105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4]-[.K424]" office:value-type="float" office:value="0" calcext:value-type="float">
            <text:p>0</text:p>
          </table:table-cell>
          <table:table-cell table:formula="of:=[.M424]*[.N$2]+(1-[.N$2])*[.N423]" office:value-type="float" office:value="0.0000897167728309211" calcext:value-type="float">
            <text:p>8.97167728309211E-05</text:p>
          </table:table-cell>
        </table:table-row>
        <table:table-row table:style-name="ro1">
          <table:table-cell office:value-type="float" office:value="1052.502" calcext:value-type="float">
            <text:p>105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5]-[.K425]" office:value-type="float" office:value="0" calcext:value-type="float">
            <text:p>0</text:p>
          </table:table-cell>
          <table:table-cell table:formula="of:=[.M425]*[.N$2]+(1-[.N$2])*[.N424]" office:value-type="float" office:value="0.000080745095547829" calcext:value-type="float">
            <text:p>8.0745095547829E-05</text:p>
          </table:table-cell>
        </table:table-row>
        <table:table-row table:style-name="ro1">
          <table:table-cell office:value-type="float" office:value="1055.001" calcext:value-type="float">
            <text:p>105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6]-[.K426]" office:value-type="float" office:value="0" calcext:value-type="float">
            <text:p>0</text:p>
          </table:table-cell>
          <table:table-cell table:formula="of:=[.M426]*[.N$2]+(1-[.N$2])*[.N425]" office:value-type="float" office:value="0.0000726705859930461" calcext:value-type="float">
            <text:p>7.26705859930461E-05</text:p>
          </table:table-cell>
        </table:table-row>
        <table:table-row table:style-name="ro1">
          <table:table-cell office:value-type="float" office:value="1057.502" calcext:value-type="float">
            <text:p>105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7]-[.K427]" office:value-type="float" office:value="0" calcext:value-type="float">
            <text:p>0</text:p>
          </table:table-cell>
          <table:table-cell table:formula="of:=[.M427]*[.N$2]+(1-[.N$2])*[.N426]" office:value-type="float" office:value="0.0000654035273937415" calcext:value-type="float">
            <text:p>6.54035273937415E-05</text:p>
          </table:table-cell>
        </table:table-row>
        <table:table-row table:style-name="ro1">
          <table:table-cell office:value-type="float" office:value="1060.002" calcext:value-type="float">
            <text:p>106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8]-[.K428]" office:value-type="float" office:value="0" calcext:value-type="float">
            <text:p>0</text:p>
          </table:table-cell>
          <table:table-cell table:formula="of:=[.M428]*[.N$2]+(1-[.N$2])*[.N427]" office:value-type="float" office:value="0.0000588631746543673" calcext:value-type="float">
            <text:p>5.88631746543673E-05</text:p>
          </table:table-cell>
        </table:table-row>
        <table:table-row table:style-name="ro1">
          <table:table-cell office:value-type="float" office:value="1062.502" calcext:value-type="float">
            <text:p>106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29]-[.K429]" office:value-type="float" office:value="0" calcext:value-type="float">
            <text:p>0</text:p>
          </table:table-cell>
          <table:table-cell table:formula="of:=[.M429]*[.N$2]+(1-[.N$2])*[.N428]" office:value-type="float" office:value="0.0000529768571889306" calcext:value-type="float">
            <text:p>5.29768571889306E-05</text:p>
          </table:table-cell>
        </table:table-row>
        <table:table-row table:style-name="ro1">
          <table:table-cell office:value-type="float" office:value="1065.001" calcext:value-type="float">
            <text:p>106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0]-[.K430]" office:value-type="float" office:value="0" calcext:value-type="float">
            <text:p>0</text:p>
          </table:table-cell>
          <table:table-cell table:formula="of:=[.M430]*[.N$2]+(1-[.N$2])*[.N429]" office:value-type="float" office:value="0.0000476791714700375" calcext:value-type="float">
            <text:p>4.76791714700375E-05</text:p>
          </table:table-cell>
        </table:table-row>
        <table:table-row table:style-name="ro1">
          <table:table-cell office:value-type="float" office:value="1067.501" calcext:value-type="float">
            <text:p>106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1]-[.K431]" office:value-type="float" office:value="0" calcext:value-type="float">
            <text:p>0</text:p>
          </table:table-cell>
          <table:table-cell table:formula="of:=[.M431]*[.N$2]+(1-[.N$2])*[.N430]" office:value-type="float" office:value="0.0000429112543230338" calcext:value-type="float">
            <text:p>4.29112543230338E-05</text:p>
          </table:table-cell>
        </table:table-row>
        <table:table-row table:style-name="ro1">
          <table:table-cell office:value-type="float" office:value="1070.001" calcext:value-type="float">
            <text:p>107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2]-[.K432]" office:value-type="float" office:value="0" calcext:value-type="float">
            <text:p>0</text:p>
          </table:table-cell>
          <table:table-cell table:formula="of:=[.M432]*[.N$2]+(1-[.N$2])*[.N431]" office:value-type="float" office:value="0.0000386201288907304" calcext:value-type="float">
            <text:p>3.86201288907304E-05</text:p>
          </table:table-cell>
        </table:table-row>
        <table:table-row table:style-name="ro1">
          <table:table-cell office:value-type="float" office:value="1072.501" calcext:value-type="float">
            <text:p>107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3]-[.K433]" office:value-type="float" office:value="0" calcext:value-type="float">
            <text:p>0</text:p>
          </table:table-cell>
          <table:table-cell table:formula="of:=[.M433]*[.N$2]+(1-[.N$2])*[.N432]" office:value-type="float" office:value="0.0000347581160016574" calcext:value-type="float">
            <text:p>3.47581160016574E-05</text:p>
          </table:table-cell>
        </table:table-row>
        <table:table-row table:style-name="ro1">
          <table:table-cell office:value-type="float" office:value="1075.001" calcext:value-type="float">
            <text:p>107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4]-[.K434]" office:value-type="float" office:value="0" calcext:value-type="float">
            <text:p>0</text:p>
          </table:table-cell>
          <table:table-cell table:formula="of:=[.M434]*[.N$2]+(1-[.N$2])*[.N433]" office:value-type="float" office:value="0.0000312823044014916" calcext:value-type="float">
            <text:p>3.12823044014916E-05</text:p>
          </table:table-cell>
        </table:table-row>
        <table:table-row table:style-name="ro1">
          <table:table-cell office:value-type="float" office:value="1077.502" calcext:value-type="float">
            <text:p>10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5]-[.K435]" office:value-type="float" office:value="0" calcext:value-type="float">
            <text:p>0</text:p>
          </table:table-cell>
          <table:table-cell table:formula="of:=[.M435]*[.N$2]+(1-[.N$2])*[.N434]" office:value-type="float" office:value="0.0000281540739613425" calcext:value-type="float">
            <text:p>2.81540739613425E-05</text:p>
          </table:table-cell>
        </table:table-row>
        <table:table-row table:style-name="ro1">
          <table:table-cell office:value-type="float" office:value="1080.001" calcext:value-type="float">
            <text:p>108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6]-[.K436]" office:value-type="float" office:value="0" calcext:value-type="float">
            <text:p>0</text:p>
          </table:table-cell>
          <table:table-cell table:formula="of:=[.M436]*[.N$2]+(1-[.N$2])*[.N435]" office:value-type="float" office:value="0.0000253386665652082" calcext:value-type="float">
            <text:p>2.53386665652082E-05</text:p>
          </table:table-cell>
        </table:table-row>
        <table:table-row table:style-name="ro1">
          <table:table-cell office:value-type="float" office:value="1082.501" calcext:value-type="float">
            <text:p>108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7]-[.K437]" office:value-type="float" office:value="0" calcext:value-type="float">
            <text:p>0</text:p>
          </table:table-cell>
          <table:table-cell table:formula="of:=[.M437]*[.N$2]+(1-[.N$2])*[.N436]" office:value-type="float" office:value="0.0000228047999086874" calcext:value-type="float">
            <text:p>2.28047999086874E-05</text:p>
          </table:table-cell>
        </table:table-row>
        <table:table-row table:style-name="ro1">
          <table:table-cell office:value-type="float" office:value="1085.001" calcext:value-type="float">
            <text:p>108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8]-[.K438]" office:value-type="float" office:value="0" calcext:value-type="float">
            <text:p>0</text:p>
          </table:table-cell>
          <table:table-cell table:formula="of:=[.M438]*[.N$2]+(1-[.N$2])*[.N437]" office:value-type="float" office:value="0.0000205243199178187" calcext:value-type="float">
            <text:p>2.05243199178187E-05</text:p>
          </table:table-cell>
        </table:table-row>
        <table:table-row table:style-name="ro1">
          <table:table-cell office:value-type="float" office:value="1087.501" calcext:value-type="float">
            <text:p>1087.5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3" calcext:value-type="float">
            <text:p>7.63</text:p>
          </table:table-cell>
          <table:table-cell office:value-type="float" office:value="3.78" calcext:value-type="float">
            <text:p>3.78</text:p>
          </table:table-cell>
          <table:table-cell office:value-type="float" office:value="2.019" calcext:value-type="float">
            <text:p>2.019</text:p>
          </table:table-cell>
          <table:table-cell office:value-type="float" office:value="108.4" calcext:value-type="float">
            <text:p>108.4</text:p>
          </table:table-cell>
          <table:table-cell table:formula="of:=[.F439]-[.K439]" office:value-type="float" office:value="0.00499999999999989" calcext:value-type="float">
            <text:p>0.00499999999999989</text:p>
          </table:table-cell>
          <table:table-cell table:formula="of:=[.M439]*[.N$2]+(1-[.N$2])*[.N438]" office:value-type="float" office:value="0.000518471887926026" calcext:value-type="float">
            <text:p>0.000518471887926026</text:p>
          </table:table-cell>
        </table:table-row>
        <table:table-row table:style-name="ro1">
          <table:table-cell office:value-type="float" office:value="1090.002" calcext:value-type="float">
            <text:p>109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0]-[.K440]" office:value-type="float" office:value="0" calcext:value-type="float">
            <text:p>0</text:p>
          </table:table-cell>
          <table:table-cell table:formula="of:=[.M440]*[.N$2]+(1-[.N$2])*[.N439]" office:value-type="float" office:value="0.000466624699133424" calcext:value-type="float">
            <text:p>0.000466624699133424</text:p>
          </table:table-cell>
        </table:table-row>
        <table:table-row table:style-name="ro1">
          <table:table-cell office:value-type="float" office:value="1092.501" calcext:value-type="float">
            <text:p>109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1]-[.K441]" office:value-type="float" office:value="0" calcext:value-type="float">
            <text:p>0</text:p>
          </table:table-cell>
          <table:table-cell table:formula="of:=[.M441]*[.N$2]+(1-[.N$2])*[.N440]" office:value-type="float" office:value="0.000419962229220081" calcext:value-type="float">
            <text:p>0.000419962229220081</text:p>
          </table:table-cell>
        </table:table-row>
        <table:table-row table:style-name="ro1">
          <table:table-cell office:value-type="float" office:value="1095.002" calcext:value-type="float">
            <text:p>1095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2]-[.K442]" office:value-type="float" office:value="0" calcext:value-type="float">
            <text:p>0</text:p>
          </table:table-cell>
          <table:table-cell table:formula="of:=[.M442]*[.N$2]+(1-[.N$2])*[.N441]" office:value-type="float" office:value="0.000377966006298073" calcext:value-type="float">
            <text:p>0.000377966006298073</text:p>
          </table:table-cell>
        </table:table-row>
        <table:table-row table:style-name="ro1">
          <table:table-cell office:value-type="float" office:value="1097.501" calcext:value-type="float">
            <text:p>1097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3]-[.K443]" office:value-type="float" office:value="0" calcext:value-type="float">
            <text:p>0</text:p>
          </table:table-cell>
          <table:table-cell table:formula="of:=[.M443]*[.N$2]+(1-[.N$2])*[.N442]" office:value-type="float" office:value="0.000340169405668266" calcext:value-type="float">
            <text:p>0.000340169405668266</text:p>
          </table:table-cell>
        </table:table-row>
        <table:table-row table:style-name="ro1">
          <table:table-cell office:value-type="float" office:value="1100.002" calcext:value-type="float">
            <text:p>110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4]-[.K444]" office:value-type="float" office:value="0" calcext:value-type="float">
            <text:p>0</text:p>
          </table:table-cell>
          <table:table-cell table:formula="of:=[.M444]*[.N$2]+(1-[.N$2])*[.N443]" office:value-type="float" office:value="0.000306152465101439" calcext:value-type="float">
            <text:p>0.000306152465101439</text:p>
          </table:table-cell>
        </table:table-row>
        <table:table-row table:style-name="ro1">
          <table:table-cell office:value-type="float" office:value="1102.501" calcext:value-type="float">
            <text:p>110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5]-[.K445]" office:value-type="float" office:value="0" calcext:value-type="float">
            <text:p>0</text:p>
          </table:table-cell>
          <table:table-cell table:formula="of:=[.M445]*[.N$2]+(1-[.N$2])*[.N444]" office:value-type="float" office:value="0.000275537218591295" calcext:value-type="float">
            <text:p>0.000275537218591295</text:p>
          </table:table-cell>
        </table:table-row>
        <table:table-row table:style-name="ro1">
          <table:table-cell office:value-type="float" office:value="1105.001" calcext:value-type="float">
            <text:p>1105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6]-[.K446]" office:value-type="float" office:value="0" calcext:value-type="float">
            <text:p>0</text:p>
          </table:table-cell>
          <table:table-cell table:formula="of:=[.M446]*[.N$2]+(1-[.N$2])*[.N445]" office:value-type="float" office:value="0.000247983496732166" calcext:value-type="float">
            <text:p>0.000247983496732166</text:p>
          </table:table-cell>
        </table:table-row>
        <table:table-row table:style-name="ro1">
          <table:table-cell office:value-type="float" office:value="1107.502" calcext:value-type="float">
            <text:p>110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7]-[.K447]" office:value-type="float" office:value="0" calcext:value-type="float">
            <text:p>0</text:p>
          </table:table-cell>
          <table:table-cell table:formula="of:=[.M447]*[.N$2]+(1-[.N$2])*[.N446]" office:value-type="float" office:value="0.000223185147058949" calcext:value-type="float">
            <text:p>0.000223185147058949</text:p>
          </table:table-cell>
        </table:table-row>
        <table:table-row table:style-name="ro1">
          <table:table-cell office:value-type="float" office:value="1110.002" calcext:value-type="float">
            <text:p>111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8]-[.K448]" office:value-type="float" office:value="0" calcext:value-type="float">
            <text:p>0</text:p>
          </table:table-cell>
          <table:table-cell table:formula="of:=[.M448]*[.N$2]+(1-[.N$2])*[.N447]" office:value-type="float" office:value="0.000200866632353054" calcext:value-type="float">
            <text:p>0.000200866632353054</text:p>
          </table:table-cell>
        </table:table-row>
        <table:table-row table:style-name="ro1">
          <table:table-cell office:value-type="float" office:value="1112.502" calcext:value-type="float">
            <text:p>1112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49]-[.K449]" office:value-type="float" office:value="0" calcext:value-type="float">
            <text:p>0</text:p>
          </table:table-cell>
          <table:table-cell table:formula="of:=[.M449]*[.N$2]+(1-[.N$2])*[.N448]" office:value-type="float" office:value="0.000180779969117749" calcext:value-type="float">
            <text:p>0.000180779969117749</text:p>
          </table:table-cell>
        </table:table-row>
        <table:table-row table:style-name="ro1">
          <table:table-cell office:value-type="float" office:value="1115.002" calcext:value-type="float">
            <text:p>1115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0]-[.K450]" office:value-type="float" office:value="0" calcext:value-type="float">
            <text:p>0</text:p>
          </table:table-cell>
          <table:table-cell table:formula="of:=[.M450]*[.N$2]+(1-[.N$2])*[.N449]" office:value-type="float" office:value="0.000162701972205974" calcext:value-type="float">
            <text:p>0.000162701972205974</text:p>
          </table:table-cell>
        </table:table-row>
        <table:table-row table:style-name="ro1">
          <table:table-cell office:value-type="float" office:value="1117.502" calcext:value-type="float">
            <text:p>111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1]-[.K451]" office:value-type="float" office:value="0" calcext:value-type="float">
            <text:p>0</text:p>
          </table:table-cell>
          <table:table-cell table:formula="of:=[.M451]*[.N$2]+(1-[.N$2])*[.N450]" office:value-type="float" office:value="0.000146431774985377" calcext:value-type="float">
            <text:p>0.000146431774985377</text:p>
          </table:table-cell>
        </table:table-row>
        <table:table-row table:style-name="ro1">
          <table:table-cell office:value-type="float" office:value="1120.001" calcext:value-type="float">
            <text:p>1120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2]-[.K452]" office:value-type="float" office:value="0" calcext:value-type="float">
            <text:p>0</text:p>
          </table:table-cell>
          <table:table-cell table:formula="of:=[.M452]*[.N$2]+(1-[.N$2])*[.N451]" office:value-type="float" office:value="0.000131788597486839" calcext:value-type="float">
            <text:p>0.000131788597486839</text:p>
          </table:table-cell>
        </table:table-row>
        <table:table-row table:style-name="ro1">
          <table:table-cell office:value-type="float" office:value="1122.501" calcext:value-type="float">
            <text:p>112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3]-[.K453]" office:value-type="float" office:value="0" calcext:value-type="float">
            <text:p>0</text:p>
          </table:table-cell>
          <table:table-cell table:formula="of:=[.M453]*[.N$2]+(1-[.N$2])*[.N452]" office:value-type="float" office:value="0.000118609737738155" calcext:value-type="float">
            <text:p>0.000118609737738155</text:p>
          </table:table-cell>
        </table:table-row>
        <table:table-row table:style-name="ro1">
          <table:table-cell office:value-type="float" office:value="1125.001" calcext:value-type="float">
            <text:p>1125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4]-[.K454]" office:value-type="float" office:value="0" calcext:value-type="float">
            <text:p>0</text:p>
          </table:table-cell>
          <table:table-cell table:formula="of:=[.M454]*[.N$2]+(1-[.N$2])*[.N453]" office:value-type="float" office:value="0.00010674876396434" calcext:value-type="float">
            <text:p>0.00010674876396434</text:p>
          </table:table-cell>
        </table:table-row>
        <table:table-row table:style-name="ro1">
          <table:table-cell office:value-type="float" office:value="1127.501" calcext:value-type="float">
            <text:p>1127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5]-[.K455]" office:value-type="float" office:value="0" calcext:value-type="float">
            <text:p>0</text:p>
          </table:table-cell>
          <table:table-cell table:formula="of:=[.M455]*[.N$2]+(1-[.N$2])*[.N454]" office:value-type="float" office:value="0.0000960738875679056" calcext:value-type="float">
            <text:p>9.60738875679056E-05</text:p>
          </table:table-cell>
        </table:table-row>
        <table:table-row table:style-name="ro1">
          <table:table-cell office:value-type="float" office:value="1130.001" calcext:value-type="float">
            <text:p>1130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6]-[.K456]" office:value-type="float" office:value="0" calcext:value-type="float">
            <text:p>0</text:p>
          </table:table-cell>
          <table:table-cell table:formula="of:=[.M456]*[.N$2]+(1-[.N$2])*[.N455]" office:value-type="float" office:value="0.0000864664988111151" calcext:value-type="float">
            <text:p>8.64664988111151E-05</text:p>
          </table:table-cell>
        </table:table-row>
        <table:table-row table:style-name="ro1">
          <table:table-cell office:value-type="float" office:value="1132.502" calcext:value-type="float">
            <text:p>1132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7]-[.K457]" office:value-type="float" office:value="0" calcext:value-type="float">
            <text:p>0</text:p>
          </table:table-cell>
          <table:table-cell table:formula="of:=[.M457]*[.N$2]+(1-[.N$2])*[.N456]" office:value-type="float" office:value="0.0000778198489300036" calcext:value-type="float">
            <text:p>7.78198489300036E-05</text:p>
          </table:table-cell>
        </table:table-row>
        <table:table-row table:style-name="ro1">
          <table:table-cell office:value-type="float" office:value="1135.001" calcext:value-type="float">
            <text:p>113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58]-[.K458]" office:value-type="float" office:value="-0.00300000000000011" calcext:value-type="float">
            <text:p>-0.00300000000000011</text:p>
          </table:table-cell>
          <table:table-cell table:formula="of:=[.M458]*[.N$2]+(1-[.N$2])*[.N457]" office:value-type="float" office:value="-0.000229962135963008" calcext:value-type="float">
            <text:p>-0.000229962135963008</text:p>
          </table:table-cell>
        </table:table-row>
        <table:table-row table:style-name="ro1">
          <table:table-cell office:value-type="float" office:value="1137.501" calcext:value-type="float">
            <text:p>1137.5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59]-[.K459]" office:value-type="float" office:value="0.00300000000000011" calcext:value-type="float">
            <text:p>0.00300000000000011</text:p>
          </table:table-cell>
          <table:table-cell table:formula="of:=[.M459]*[.N$2]+(1-[.N$2])*[.N458]" office:value-type="float" office:value="0.000093034077633304" calcext:value-type="float">
            <text:p>9.3034077633304E-05</text:p>
          </table:table-cell>
        </table:table-row>
        <table:table-row table:style-name="ro1">
          <table:table-cell office:value-type="float" office:value="1140.001" calcext:value-type="float">
            <text:p>114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0]-[.K460]" office:value-type="float" office:value="-0.00300000000000011" calcext:value-type="float">
            <text:p>-0.00300000000000011</text:p>
          </table:table-cell>
          <table:table-cell table:formula="of:=[.M460]*[.N$2]+(1-[.N$2])*[.N459]" office:value-type="float" office:value="-0.000216269330130038" calcext:value-type="float">
            <text:p>-0.000216269330130038</text:p>
          </table:table-cell>
        </table:table-row>
        <table:table-row table:style-name="ro1">
          <table:table-cell office:value-type="float" office:value="1142.502" calcext:value-type="float">
            <text:p>1142.5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61]-[.K461]" office:value-type="float" office:value="0.00300000000000011" calcext:value-type="float">
            <text:p>0.00300000000000011</text:p>
          </table:table-cell>
          <table:table-cell table:formula="of:=[.M461]*[.N$2]+(1-[.N$2])*[.N460]" office:value-type="float" office:value="0.000105357602882977" calcext:value-type="float">
            <text:p>0.000105357602882977</text:p>
          </table:table-cell>
        </table:table-row>
        <table:table-row table:style-name="ro1">
          <table:table-cell office:value-type="float" office:value="1145.001" calcext:value-type="float">
            <text:p>1145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2]-[.K462]" office:value-type="float" office:value="0" calcext:value-type="float">
            <text:p>0</text:p>
          </table:table-cell>
          <table:table-cell table:formula="of:=[.M462]*[.N$2]+(1-[.N$2])*[.N461]" office:value-type="float" office:value="0.0000948218425946797" calcext:value-type="float">
            <text:p>9.48218425946797E-05</text:p>
          </table:table-cell>
        </table:table-row>
        <table:table-row table:style-name="ro1">
          <table:table-cell office:value-type="float" office:value="1147.502" calcext:value-type="float">
            <text:p>1147.5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3]-[.K463]" office:value-type="float" office:value="0" calcext:value-type="float">
            <text:p>0</text:p>
          </table:table-cell>
          <table:table-cell table:formula="of:=[.M463]*[.N$2]+(1-[.N$2])*[.N462]" office:value-type="float" office:value="0.0000853396583352117" calcext:value-type="float">
            <text:p>8.53396583352117E-05</text:p>
          </table:table-cell>
        </table:table-row>
        <table:table-row table:style-name="ro1">
          <table:table-cell office:value-type="float" office:value="1150.001" calcext:value-type="float">
            <text:p>1150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4]-[.K464]" office:value-type="float" office:value="0" calcext:value-type="float">
            <text:p>0</text:p>
          </table:table-cell>
          <table:table-cell table:formula="of:=[.M464]*[.N$2]+(1-[.N$2])*[.N463]" office:value-type="float" office:value="0.0000768056925016905" calcext:value-type="float">
            <text:p>7.68056925016905E-05</text:p>
          </table:table-cell>
        </table:table-row>
        <table:table-row table:style-name="ro1">
          <table:table-cell office:value-type="float" office:value="1152.501" calcext:value-type="float">
            <text:p>115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5]-[.K465]" office:value-type="float" office:value="0" calcext:value-type="float">
            <text:p>0</text:p>
          </table:table-cell>
          <table:table-cell table:formula="of:=[.M465]*[.N$2]+(1-[.N$2])*[.N464]" office:value-type="float" office:value="0.0000691251232515215" calcext:value-type="float">
            <text:p>6.91251232515215E-05</text:p>
          </table:table-cell>
        </table:table-row>
        <table:table-row table:style-name="ro1">
          <table:table-cell office:value-type="float" office:value="1155.001" calcext:value-type="float">
            <text:p>1155.0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6]-[.K466]" office:value-type="float" office:value="0" calcext:value-type="float">
            <text:p>0</text:p>
          </table:table-cell>
          <table:table-cell table:formula="of:=[.M466]*[.N$2]+(1-[.N$2])*[.N465]" office:value-type="float" office:value="0.0000622126109263693" calcext:value-type="float">
            <text:p>6.22126109263693E-05</text:p>
          </table:table-cell>
        </table:table-row>
        <table:table-row table:style-name="ro1">
          <table:table-cell office:value-type="float" office:value="1157.501" calcext:value-type="float">
            <text:p>115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7]-[.K467]" office:value-type="float" office:value="-0.00300000000000011" calcext:value-type="float">
            <text:p>-0.00300000000000011</text:p>
          </table:table-cell>
          <table:table-cell table:formula="of:=[.M467]*[.N$2]+(1-[.N$2])*[.N466]" office:value-type="float" office:value="-0.000244008650166279" calcext:value-type="float">
            <text:p>-0.000244008650166279</text:p>
          </table:table-cell>
        </table:table-row>
        <table:table-row table:style-name="ro1">
          <table:table-cell office:value-type="float" office:value="1160.002" calcext:value-type="float">
            <text:p>1160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68]-[.K468]" office:value-type="float" office:value="0.00300000000000011" calcext:value-type="float">
            <text:p>0.00300000000000011</text:p>
          </table:table-cell>
          <table:table-cell table:formula="of:=[.M468]*[.N$2]+(1-[.N$2])*[.N467]" office:value-type="float" office:value="0.0000803922148503603" calcext:value-type="float">
            <text:p>8.03922148503603E-05</text:p>
          </table:table-cell>
        </table:table-row>
        <table:table-row table:style-name="ro1">
          <table:table-cell office:value-type="float" office:value="1162.501" calcext:value-type="float">
            <text:p>116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69]-[.K469]" office:value-type="float" office:value="-0.00300000000000011" calcext:value-type="float">
            <text:p>-0.00300000000000011</text:p>
          </table:table-cell>
          <table:table-cell table:formula="of:=[.M469]*[.N$2]+(1-[.N$2])*[.N468]" office:value-type="float" office:value="-0.000227647006634687" calcext:value-type="float">
            <text:p>-0.000227647006634687</text:p>
          </table:table-cell>
        </table:table-row>
        <table:table-row table:style-name="ro1">
          <table:table-cell office:value-type="float" office:value="1165.002" calcext:value-type="float">
            <text:p>1165.002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70]-[.K470]" office:value-type="float" office:value="0.00300000000000011" calcext:value-type="float">
            <text:p>0.00300000000000011</text:p>
          </table:table-cell>
          <table:table-cell table:formula="of:=[.M470]*[.N$2]+(1-[.N$2])*[.N469]" office:value-type="float" office:value="0.000095117694028793" calcext:value-type="float">
            <text:p>9.5117694028793E-05</text:p>
          </table:table-cell>
        </table:table-row>
        <table:table-row table:style-name="ro1">
          <table:table-cell office:value-type="float" office:value="1167.501" calcext:value-type="float">
            <text:p>1167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71]-[.K471]" office:value-type="float" office:value="0" calcext:value-type="float">
            <text:p>0</text:p>
          </table:table-cell>
          <table:table-cell table:formula="of:=[.M471]*[.N$2]+(1-[.N$2])*[.N470]" office:value-type="float" office:value="0.0000856059246259137" calcext:value-type="float">
            <text:p>8.56059246259137E-05</text:p>
          </table:table-cell>
        </table:table-row>
        <table:table-row table:style-name="ro1">
          <table:table-cell office:value-type="float" office:value="1170.002" calcext:value-type="float">
            <text:p>117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72]-[.K472]" office:value-type="float" office:value="-0.00300000000000011" calcext:value-type="float">
            <text:p>-0.00300000000000011</text:p>
          </table:table-cell>
          <table:table-cell table:formula="of:=[.M472]*[.N$2]+(1-[.N$2])*[.N471]" office:value-type="float" office:value="-0.000222954667836689" calcext:value-type="float">
            <text:p>-0.000222954667836689</text:p>
          </table:table-cell>
        </table:table-row>
        <table:table-row table:style-name="ro1">
          <table:table-cell office:value-type="float" office:value="1172.501" calcext:value-type="float">
            <text:p>1172.501</text:p>
          </table:table-cell>
          <table:table-cell office:value-type="string" calcext:value-type="string">
            <text:p>warmUp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4" calcext:value-type="float">
            <text:p>7.64</text:p>
          </table:table-cell>
          <table:table-cell office:value-type="float" office:value="3.78" calcext:value-type="float">
            <text:p>3.78</text:p>
          </table:table-cell>
          <table:table-cell office:value-type="float" office:value="2.021" calcext:value-type="float">
            <text:p>2.021</text:p>
          </table:table-cell>
          <table:table-cell office:value-type="float" office:value="108.9" calcext:value-type="float">
            <text:p>108.9</text:p>
          </table:table-cell>
          <table:table-cell table:formula="of:=[.F473]-[.K473]" office:value-type="float" office:value="0.00300000000000011" calcext:value-type="float">
            <text:p>0.00300000000000011</text:p>
          </table:table-cell>
          <table:table-cell table:formula="of:=[.M473]*[.N$2]+(1-[.N$2])*[.N472]" office:value-type="float" office:value="0.0000993407989469912" calcext:value-type="float">
            <text:p>9.93407989469912E-05</text:p>
          </table:table-cell>
        </table:table-row>
        <table:table-row table:style-name="ro1">
          <table:table-cell office:value-type="float" office:value="1175.002" calcext:value-type="float">
            <text:p>117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77" calcext:value-type="float">
            <text:p>28.77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74]-[.K474]" office:value-type="float" office:value="0.00300000000000011" calcext:value-type="float">
            <text:p>0.00300000000000011</text:p>
          </table:table-cell>
          <table:table-cell table:formula="of:=[.M474]*[.N$2]+(1-[.N$2])*[.N473]" office:value-type="float" office:value="0.000389406719052304" calcext:value-type="float">
            <text:p>0.000389406719052304</text:p>
          </table:table-cell>
        </table:table-row>
        <table:table-row table:style-name="ro1">
          <table:table-cell office:value-type="float" office:value="1177.502" calcext:value-type="float">
            <text:p>117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75]-[.K475]" office:value-type="float" office:value="0" calcext:value-type="float">
            <text:p>0</text:p>
          </table:table-cell>
          <table:table-cell table:formula="of:=[.M475]*[.N$2]+(1-[.N$2])*[.N474]" office:value-type="float" office:value="0.000350466047147073" calcext:value-type="float">
            <text:p>0.000350466047147073</text:p>
          </table:table-cell>
        </table:table-row>
        <table:table-row table:style-name="ro1">
          <table:table-cell office:value-type="float" office:value="1180.002" calcext:value-type="float">
            <text:p>1180.002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76]-[.K476]" office:value-type="float" office:value="-0.00300000000000011" calcext:value-type="float">
            <text:p>-0.00300000000000011</text:p>
          </table:table-cell>
          <table:table-cell table:formula="of:=[.M476]*[.N$2]+(1-[.N$2])*[.N475]" office:value-type="float" office:value="0.0000154194424323544" calcext:value-type="float">
            <text:p>1.54194424323544E-05</text:p>
          </table:table-cell>
        </table:table-row>
        <table:table-row table:style-name="ro1">
          <table:table-cell office:value-type="float" office:value="1182.502" calcext:value-type="float">
            <text:p>118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77]-[.K477]" office:value-type="float" office:value="0.00499999999999989" calcext:value-type="float">
            <text:p>0.00499999999999989</text:p>
          </table:table-cell>
          <table:table-cell table:formula="of:=[.M477]*[.N$2]+(1-[.N$2])*[.N476]" office:value-type="float" office:value="0.000513877498189108" calcext:value-type="float">
            <text:p>0.000513877498189108</text:p>
          </table:table-cell>
        </table:table-row>
        <table:table-row table:style-name="ro1">
          <table:table-cell office:value-type="float" office:value="1185.001" calcext:value-type="float">
            <text:p>1185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78]-[.K478]" office:value-type="float" office:value="-0.00300000000000011" calcext:value-type="float">
            <text:p>-0.00300000000000011</text:p>
          </table:table-cell>
          <table:table-cell table:formula="of:=[.M478]*[.N$2]+(1-[.N$2])*[.N477]" office:value-type="float" office:value="0.000162489748370186" calcext:value-type="float">
            <text:p>0.000162489748370186</text:p>
          </table:table-cell>
        </table:table-row>
        <table:table-row table:style-name="ro1">
          <table:table-cell office:value-type="float" office:value="1187.502" calcext:value-type="float">
            <text:p>118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79]-[.K479]" office:value-type="float" office:value="0.00300000000000011" calcext:value-type="float">
            <text:p>0.00300000000000011</text:p>
          </table:table-cell>
          <table:table-cell table:formula="of:=[.M479]*[.N$2]+(1-[.N$2])*[.N478]" office:value-type="float" office:value="0.000446240773533179" calcext:value-type="float">
            <text:p>0.000446240773533179</text:p>
          </table:table-cell>
        </table:table-row>
        <table:table-row table:style-name="ro1">
          <table:table-cell office:value-type="float" office:value="1190.002" calcext:value-type="float">
            <text:p>1190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80]-[.K480]" office:value-type="float" office:value="-0.00300000000000011" calcext:value-type="float">
            <text:p>-0.00300000000000011</text:p>
          </table:table-cell>
          <table:table-cell table:formula="of:=[.M480]*[.N$2]+(1-[.N$2])*[.N479]" office:value-type="float" office:value="0.00010161669617985" calcext:value-type="float">
            <text:p>0.00010161669617985</text:p>
          </table:table-cell>
        </table:table-row>
        <table:table-row table:style-name="ro1">
          <table:table-cell office:value-type="float" office:value="1192.501" calcext:value-type="float">
            <text:p>1192.501</text:p>
          </table:table-cell>
          <table:table-cell office:value-type="string" calcext:value-type="string">
            <text:p>warmUp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81]-[.K481]" office:value-type="float" office:value="-0.00199999999999978" calcext:value-type="float">
            <text:p>-0.00199999999999978</text:p>
          </table:table-cell>
          <table:table-cell table:formula="of:=[.M481]*[.N$2]+(1-[.N$2])*[.N480]" office:value-type="float" office:value="-0.000108544973438113" calcext:value-type="float">
            <text:p>-0.000108544973438113</text:p>
          </table:table-cell>
        </table:table-row>
        <table:table-row table:style-name="ro1">
          <table:table-cell office:value-type="float" office:value="1195.002" calcext:value-type="float">
            <text:p>119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2" calcext:value-type="float">
            <text:p>28.92</text:p>
          </table:table-cell>
          <table:table-cell office:value-type="float" office:value="7.65" calcext:value-type="float">
            <text:p>7.65</text:p>
          </table:table-cell>
          <table:table-cell office:value-type="float" office:value="3.78" calcext:value-type="float">
            <text:p>3.78</text:p>
          </table:table-cell>
          <table:table-cell office:value-type="float" office:value="2.024" calcext:value-type="float">
            <text:p>2.024</text:p>
          </table:table-cell>
          <table:table-cell office:value-type="float" office:value="109.3" calcext:value-type="float">
            <text:p>109.3</text:p>
          </table:table-cell>
          <table:table-cell table:formula="of:=[.F482]-[.K482]" office:value-type="float" office:value="0.00300000000000011" calcext:value-type="float">
            <text:p>0.00300000000000011</text:p>
          </table:table-cell>
          <table:table-cell table:formula="of:=[.M482]*[.N$2]+(1-[.N$2])*[.N481]" office:value-type="float" office:value="0.00020230952390571" calcext:value-type="float">
            <text:p>0.00020230952390571</text:p>
          </table:table-cell>
        </table:table-row>
        <table:table-row table:style-name="ro1">
          <table:table-cell office:value-type="float" office:value="1197.502" calcext:value-type="float">
            <text:p>11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83]-[.K483]" office:value-type="float" office:value="0" calcext:value-type="float">
            <text:p>0</text:p>
          </table:table-cell>
          <table:table-cell table:formula="of:=[.M483]*[.N$2]+(1-[.N$2])*[.N482]" office:value-type="float" office:value="0.000182078571515139" calcext:value-type="float">
            <text:p>0.000182078571515139</text:p>
          </table:table-cell>
        </table:table-row>
        <table:table-row table:style-name="ro1">
          <table:table-cell office:value-type="float" office:value="1200.002" calcext:value-type="float">
            <text:p>120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84]-[.K484]" office:value-type="float" office:value="0.00199999999999978" calcext:value-type="float">
            <text:p>0.00199999999999978</text:p>
          </table:table-cell>
          <table:table-cell table:formula="of:=[.M484]*[.N$2]+(1-[.N$2])*[.N483]" office:value-type="float" office:value="0.000363870714363603" calcext:value-type="float">
            <text:p>0.000363870714363603</text:p>
          </table:table-cell>
        </table:table-row>
        <table:table-row table:style-name="ro1">
          <table:table-cell office:value-type="float" office:value="1202.502" calcext:value-type="float">
            <text:p>1202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85]-[.K485]" office:value-type="float" office:value="-0.00300000000000011" calcext:value-type="float">
            <text:p>-0.00300000000000011</text:p>
          </table:table-cell>
          <table:table-cell table:formula="of:=[.M485]*[.N$2]+(1-[.N$2])*[.N484]" office:value-type="float" office:value="0.000027483642927231" calcext:value-type="float">
            <text:p>2.7483642927231E-05</text:p>
          </table:table-cell>
        </table:table-row>
        <table:table-row table:style-name="ro1">
          <table:table-cell office:value-type="float" office:value="1205.002" calcext:value-type="float">
            <text:p>120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86]-[.K486]" office:value-type="float" office:value="0.00300000000000011" calcext:value-type="float">
            <text:p>0.00300000000000011</text:p>
          </table:table-cell>
          <table:table-cell table:formula="of:=[.M486]*[.N$2]+(1-[.N$2])*[.N485]" office:value-type="float" office:value="0.000324735278634519" calcext:value-type="float">
            <text:p>0.000324735278634519</text:p>
          </table:table-cell>
        </table:table-row>
        <table:table-row table:style-name="ro1">
          <table:table-cell office:value-type="float" office:value="1207.501" calcext:value-type="float">
            <text:p>1207.5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87]-[.K487]" office:value-type="float" office:value="-0.00300000000000011" calcext:value-type="float">
            <text:p>-0.00300000000000011</text:p>
          </table:table-cell>
          <table:table-cell table:formula="of:=[.M487]*[.N$2]+(1-[.N$2])*[.N486]" office:value-type="float" office:value="-0.00000773824922894404" calcext:value-type="float">
            <text:p>-7.73824922894404E-06</text:p>
          </table:table-cell>
        </table:table-row>
        <table:table-row table:style-name="ro1">
          <table:table-cell office:value-type="float" office:value="1210.001" calcext:value-type="float">
            <text:p>121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88]-[.K488]" office:value-type="float" office:value="0.00100000000000033" calcext:value-type="float">
            <text:p>0.00100000000000033</text:p>
          </table:table-cell>
          <table:table-cell table:formula="of:=[.M488]*[.N$2]+(1-[.N$2])*[.N487]" office:value-type="float" office:value="0.0000930355756939838" calcext:value-type="float">
            <text:p>9.30355756939838E-05</text:p>
          </table:table-cell>
        </table:table-row>
        <table:table-row table:style-name="ro1">
          <table:table-cell office:value-type="float" office:value="1212.501" calcext:value-type="float">
            <text:p>121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89]-[.K489]" office:value-type="float" office:value="0.00199999999999978" calcext:value-type="float">
            <text:p>0.00199999999999978</text:p>
          </table:table-cell>
          <table:table-cell table:formula="of:=[.M489]*[.N$2]+(1-[.N$2])*[.N488]" office:value-type="float" office:value="0.000283732018124563" calcext:value-type="float">
            <text:p>0.000283732018124563</text:p>
          </table:table-cell>
        </table:table-row>
        <table:table-row table:style-name="ro1">
          <table:table-cell office:value-type="float" office:value="1215.001" calcext:value-type="float">
            <text:p>1215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90]-[.K490]" office:value-type="float" office:value="-0.00300000000000011" calcext:value-type="float">
            <text:p>-0.00300000000000011</text:p>
          </table:table-cell>
          <table:table-cell table:formula="of:=[.M490]*[.N$2]+(1-[.N$2])*[.N489]" office:value-type="float" office:value="-0.0000446411836879044" calcext:value-type="float">
            <text:p>-4.46411836879044E-05</text:p>
          </table:table-cell>
        </table:table-row>
        <table:table-row table:style-name="ro1">
          <table:table-cell office:value-type="float" office:value="1217.501" calcext:value-type="float">
            <text:p>121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91]-[.K491]" office:value-type="float" office:value="0.00100000000000033" calcext:value-type="float">
            <text:p>0.00100000000000033</text:p>
          </table:table-cell>
          <table:table-cell table:formula="of:=[.M491]*[.N$2]+(1-[.N$2])*[.N490]" office:value-type="float" office:value="0.0000598229346809194" calcext:value-type="float">
            <text:p>5.98229346809194E-05</text:p>
          </table:table-cell>
        </table:table-row>
        <table:table-row table:style-name="ro1">
          <table:table-cell office:value-type="float" office:value="1220.002" calcext:value-type="float">
            <text:p>122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92]-[.K492]" office:value-type="float" office:value="0.00199999999999978" calcext:value-type="float">
            <text:p>0.00199999999999978</text:p>
          </table:table-cell>
          <table:table-cell table:formula="of:=[.M492]*[.N$2]+(1-[.N$2])*[.N491]" office:value-type="float" office:value="0.000253840641212806" calcext:value-type="float">
            <text:p>0.000253840641212806</text:p>
          </table:table-cell>
        </table:table-row>
        <table:table-row table:style-name="ro1">
          <table:table-cell office:value-type="float" office:value="1222.502" calcext:value-type="float">
            <text:p>1222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93]-[.K493]" office:value-type="float" office:value="-0.00300000000000011" calcext:value-type="float">
            <text:p>-0.00300000000000011</text:p>
          </table:table-cell>
          <table:table-cell table:formula="of:=[.M493]*[.N$2]+(1-[.N$2])*[.N492]" office:value-type="float" office:value="-0.0000715434229084865" calcext:value-type="float">
            <text:p>-7.15434229084865E-05</text:p>
          </table:table-cell>
        </table:table-row>
        <table:table-row table:style-name="ro1">
          <table:table-cell office:value-type="float" office:value="1225.001" calcext:value-type="float">
            <text:p>122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94]-[.K494]" office:value-type="float" office:value="0.00300000000000011" calcext:value-type="float">
            <text:p>0.00300000000000011</text:p>
          </table:table-cell>
          <table:table-cell table:formula="of:=[.M494]*[.N$2]+(1-[.N$2])*[.N493]" office:value-type="float" office:value="0.000235610919382374" calcext:value-type="float">
            <text:p>0.000235610919382374</text:p>
          </table:table-cell>
        </table:table-row>
        <table:table-row table:style-name="ro1">
          <table:table-cell office:value-type="float" office:value="1227.501" calcext:value-type="float">
            <text:p>1227.5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95]-[.K495]" office:value-type="float" office:value="-0.00300000000000011" calcext:value-type="float">
            <text:p>-0.00300000000000011</text:p>
          </table:table-cell>
          <table:table-cell table:formula="of:=[.M495]*[.N$2]+(1-[.N$2])*[.N494]" office:value-type="float" office:value="-0.0000879501725558752" calcext:value-type="float">
            <text:p>-8.79501725558752E-05</text:p>
          </table:table-cell>
        </table:table-row>
        <table:table-row table:style-name="ro1">
          <table:table-cell office:value-type="float" office:value="1230.002" calcext:value-type="float">
            <text:p>123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96]-[.K496]" office:value-type="float" office:value="0.00100000000000033" calcext:value-type="float">
            <text:p>0.00100000000000033</text:p>
          </table:table-cell>
          <table:table-cell table:formula="of:=[.M496]*[.N$2]+(1-[.N$2])*[.N495]" office:value-type="float" office:value="0.0000208448446997457" calcext:value-type="float">
            <text:p>2.08448446997457E-05</text:p>
          </table:table-cell>
        </table:table-row>
        <table:table-row table:style-name="ro1">
          <table:table-cell office:value-type="float" office:value="1232.502" calcext:value-type="float">
            <text:p>123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497]-[.K497]" office:value-type="float" office:value="0.00199999999999978" calcext:value-type="float">
            <text:p>0.00199999999999978</text:p>
          </table:table-cell>
          <table:table-cell table:formula="of:=[.M497]*[.N$2]+(1-[.N$2])*[.N496]" office:value-type="float" office:value="0.000218760360229749" calcext:value-type="float">
            <text:p>0.000218760360229749</text:p>
          </table:table-cell>
        </table:table-row>
        <table:table-row table:style-name="ro1">
          <table:table-cell office:value-type="float" office:value="1235.002" calcext:value-type="float">
            <text:p>1235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498]-[.K498]" office:value-type="float" office:value="-0.00300000000000011" calcext:value-type="float">
            <text:p>-0.00300000000000011</text:p>
          </table:table-cell>
          <table:table-cell table:formula="of:=[.M498]*[.N$2]+(1-[.N$2])*[.N497]" office:value-type="float" office:value="-0.000103115675793237" calcext:value-type="float">
            <text:p>-0.000103115675793237</text:p>
          </table:table-cell>
        </table:table-row>
        <table:table-row table:style-name="ro1">
          <table:table-cell office:value-type="float" office:value="1237.502" calcext:value-type="float">
            <text:p>123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499]-[.K499]" office:value-type="float" office:value="0.00300000000000011" calcext:value-type="float">
            <text:p>0.00300000000000011</text:p>
          </table:table-cell>
          <table:table-cell table:formula="of:=[.M499]*[.N$2]+(1-[.N$2])*[.N498]" office:value-type="float" office:value="0.000207195891786098" calcext:value-type="float">
            <text:p>0.000207195891786098</text:p>
          </table:table-cell>
        </table:table-row>
        <table:table-row table:style-name="ro1">
          <table:table-cell office:value-type="float" office:value="1240.002" calcext:value-type="float">
            <text:p>1240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00]-[.K500]" office:value-type="float" office:value="-0.00300000000000011" calcext:value-type="float">
            <text:p>-0.00300000000000011</text:p>
          </table:table-cell>
          <table:table-cell table:formula="of:=[.M500]*[.N$2]+(1-[.N$2])*[.N499]" office:value-type="float" office:value="-0.000113523697392523" calcext:value-type="float">
            <text:p>-0.000113523697392523</text:p>
          </table:table-cell>
        </table:table-row>
        <table:table-row table:style-name="ro1">
          <table:table-cell office:value-type="float" office:value="1242.502" calcext:value-type="float">
            <text:p>124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01]-[.K501]" office:value-type="float" office:value="0.00300000000000011" calcext:value-type="float">
            <text:p>0.00300000000000011</text:p>
          </table:table-cell>
          <table:table-cell table:formula="of:=[.M501]*[.N$2]+(1-[.N$2])*[.N500]" office:value-type="float" office:value="0.000197828672346741" calcext:value-type="float">
            <text:p>0.000197828672346741</text:p>
          </table:table-cell>
        </table:table-row>
        <table:table-row table:style-name="ro1">
          <table:table-cell office:value-type="float" office:value="1245.002" calcext:value-type="float">
            <text:p>1245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02]-[.K502]" office:value-type="float" office:value="-0.00300000000000011" calcext:value-type="float">
            <text:p>-0.00300000000000011</text:p>
          </table:table-cell>
          <table:table-cell table:formula="of:=[.M502]*[.N$2]+(1-[.N$2])*[.N501]" office:value-type="float" office:value="-0.000121954194887945" calcext:value-type="float">
            <text:p>-0.000121954194887945</text:p>
          </table:table-cell>
        </table:table-row>
        <table:table-row table:style-name="ro1">
          <table:table-cell office:value-type="float" office:value="1247.502" calcext:value-type="float">
            <text:p>124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03]-[.K503]" office:value-type="float" office:value="0.00100000000000033" calcext:value-type="float">
            <text:p>0.00100000000000033</text:p>
          </table:table-cell>
          <table:table-cell table:formula="of:=[.M503]*[.N$2]+(1-[.N$2])*[.N502]" office:value-type="float" office:value="-0.00000975877539911708" calcext:value-type="float">
            <text:p>-9.75877539911708E-06</text:p>
          </table:table-cell>
        </table:table-row>
        <table:table-row table:style-name="ro1">
          <table:table-cell office:value-type="float" office:value="1250.001" calcext:value-type="float">
            <text:p>125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504]-[.K504]" office:value-type="float" office:value="0" calcext:value-type="float">
            <text:p>0</text:p>
          </table:table-cell>
          <table:table-cell table:formula="of:=[.M504]*[.N$2]+(1-[.N$2])*[.N503]" office:value-type="float" office:value="-0.00000878289785920537" calcext:value-type="float">
            <text:p>-8.78289785920537E-06</text:p>
          </table:table-cell>
        </table:table-row>
        <table:table-row table:style-name="ro1">
          <table:table-cell office:value-type="float" office:value="1252.501" calcext:value-type="float">
            <text:p>12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505]-[.K505]" office:value-type="float" office:value="0" calcext:value-type="float">
            <text:p>0</text:p>
          </table:table-cell>
          <table:table-cell table:formula="of:=[.M505]*[.N$2]+(1-[.N$2])*[.N504]" office:value-type="float" office:value="-0.00000790460807328483" calcext:value-type="float">
            <text:p>-7.90460807328483E-06</text:p>
          </table:table-cell>
        </table:table-row>
        <table:table-row table:style-name="ro1">
          <table:table-cell office:value-type="float" office:value="1255.001" calcext:value-type="float">
            <text:p>125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506]-[.K506]" office:value-type="float" office:value="0.00199999999999978" calcext:value-type="float">
            <text:p>0.00199999999999978</text:p>
          </table:table-cell>
          <table:table-cell table:formula="of:=[.M506]*[.N$2]+(1-[.N$2])*[.N505]" office:value-type="float" office:value="0.000192885852734022" calcext:value-type="float">
            <text:p>0.000192885852734022</text:p>
          </table:table-cell>
        </table:table-row>
        <table:table-row table:style-name="ro1">
          <table:table-cell office:value-type="float" office:value="1257.502" calcext:value-type="float">
            <text:p>1257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07]-[.K507]" office:value-type="float" office:value="-0.00300000000000011" calcext:value-type="float">
            <text:p>-0.00300000000000011</text:p>
          </table:table-cell>
          <table:table-cell table:formula="of:=[.M507]*[.N$2]+(1-[.N$2])*[.N506]" office:value-type="float" office:value="-0.000126402732539392" calcext:value-type="float">
            <text:p>-0.000126402732539392</text:p>
          </table:table-cell>
        </table:table-row>
        <table:table-row table:style-name="ro1">
          <table:table-cell office:value-type="float" office:value="1260.001" calcext:value-type="float">
            <text:p>126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08]-[.K508]" office:value-type="float" office:value="0.00300000000000011" calcext:value-type="float">
            <text:p>0.00300000000000011</text:p>
          </table:table-cell>
          <table:table-cell table:formula="of:=[.M508]*[.N$2]+(1-[.N$2])*[.N507]" office:value-type="float" office:value="0.000186237540714559" calcext:value-type="float">
            <text:p>0.000186237540714559</text:p>
          </table:table-cell>
        </table:table-row>
        <table:table-row table:style-name="ro1">
          <table:table-cell office:value-type="float" office:value="1262.502" calcext:value-type="float">
            <text:p>126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09]-[.K509]" office:value-type="float" office:value="0.00300000000000011" calcext:value-type="float">
            <text:p>0.00300000000000011</text:p>
          </table:table-cell>
          <table:table-cell table:formula="of:=[.M509]*[.N$2]+(1-[.N$2])*[.N508]" office:value-type="float" office:value="0.000467613786643114" calcext:value-type="float">
            <text:p>0.000467613786643114</text:p>
          </table:table-cell>
        </table:table-row>
        <table:table-row table:style-name="ro1">
          <table:table-cell office:value-type="float" office:value="1265.002" calcext:value-type="float">
            <text:p>1265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10]-[.K510]" office:value-type="float" office:value="-0.00600000000000023" calcext:value-type="float">
            <text:p>-0.00600000000000023</text:p>
          </table:table-cell>
          <table:table-cell table:formula="of:=[.M510]*[.N$2]+(1-[.N$2])*[.N509]" office:value-type="float" office:value="-0.00017914759202122" calcext:value-type="float">
            <text:p>-0.00017914759202122</text:p>
          </table:table-cell>
        </table:table-row>
        <table:table-row table:style-name="ro1">
          <table:table-cell office:value-type="float" office:value="1267.502" calcext:value-type="float">
            <text:p>126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11]-[.K511]" office:value-type="float" office:value="0.00300000000000011" calcext:value-type="float">
            <text:p>0.00300000000000011</text:p>
          </table:table-cell>
          <table:table-cell table:formula="of:=[.M511]*[.N$2]+(1-[.N$2])*[.N510]" office:value-type="float" office:value="0.000138767167180913" calcext:value-type="float">
            <text:p>0.000138767167180913</text:p>
          </table:table-cell>
        </table:table-row>
        <table:table-row table:style-name="ro1">
          <table:table-cell office:value-type="float" office:value="1270.001" calcext:value-type="float">
            <text:p>1270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12]-[.K512]" office:value-type="float" office:value="-0.00300000000000011" calcext:value-type="float">
            <text:p>-0.00300000000000011</text:p>
          </table:table-cell>
          <table:table-cell table:formula="of:=[.M512]*[.N$2]+(1-[.N$2])*[.N511]" office:value-type="float" office:value="-0.000175109549537189" calcext:value-type="float">
            <text:p>-0.000175109549537189</text:p>
          </table:table-cell>
        </table:table-row>
        <table:table-row table:style-name="ro1">
          <table:table-cell office:value-type="float" office:value="1272.501" calcext:value-type="float">
            <text:p>127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13]-[.K513]" office:value-type="float" office:value="0.00300000000000011" calcext:value-type="float">
            <text:p>0.00300000000000011</text:p>
          </table:table-cell>
          <table:table-cell table:formula="of:=[.M513]*[.N$2]+(1-[.N$2])*[.N512]" office:value-type="float" office:value="0.000142401405416541" calcext:value-type="float">
            <text:p>0.000142401405416541</text:p>
          </table:table-cell>
        </table:table-row>
        <table:table-row table:style-name="ro1">
          <table:table-cell office:value-type="float" office:value="1275.001" calcext:value-type="float">
            <text:p>1275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14]-[.K514]" office:value-type="float" office:value="-0.00300000000000011" calcext:value-type="float">
            <text:p>-0.00300000000000011</text:p>
          </table:table-cell>
          <table:table-cell table:formula="of:=[.M514]*[.N$2]+(1-[.N$2])*[.N513]" office:value-type="float" office:value="-0.000171838735125125" calcext:value-type="float">
            <text:p>-0.000171838735125125</text:p>
          </table:table-cell>
        </table:table-row>
        <table:table-row table:style-name="ro1">
          <table:table-cell office:value-type="float" office:value="1277.502" calcext:value-type="float">
            <text:p>12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15]-[.K515]" office:value-type="float" office:value="0.00300000000000011" calcext:value-type="float">
            <text:p>0.00300000000000011</text:p>
          </table:table-cell>
          <table:table-cell table:formula="of:=[.M515]*[.N$2]+(1-[.N$2])*[.N514]" office:value-type="float" office:value="0.000145345138387399" calcext:value-type="float">
            <text:p>0.000145345138387399</text:p>
          </table:table-cell>
        </table:table-row>
        <table:table-row table:style-name="ro1">
          <table:table-cell office:value-type="float" office:value="1280.002" calcext:value-type="float">
            <text:p>1280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16]-[.K516]" office:value-type="float" office:value="-0.00300000000000011" calcext:value-type="float">
            <text:p>-0.00300000000000011</text:p>
          </table:table-cell>
          <table:table-cell table:formula="of:=[.M516]*[.N$2]+(1-[.N$2])*[.N515]" office:value-type="float" office:value="-0.000169189375451352" calcext:value-type="float">
            <text:p>-0.000169189375451352</text:p>
          </table:table-cell>
        </table:table-row>
        <table:table-row table:style-name="ro1">
          <table:table-cell office:value-type="float" office:value="1282.502" calcext:value-type="float">
            <text:p>128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17]-[.K517]" office:value-type="float" office:value="0.00300000000000011" calcext:value-type="float">
            <text:p>0.00300000000000011</text:p>
          </table:table-cell>
          <table:table-cell table:formula="of:=[.M517]*[.N$2]+(1-[.N$2])*[.N516]" office:value-type="float" office:value="0.000147729562093795" calcext:value-type="float">
            <text:p>0.000147729562093795</text:p>
          </table:table-cell>
        </table:table-row>
        <table:table-row table:style-name="ro1">
          <table:table-cell office:value-type="float" office:value="1285.001" calcext:value-type="float">
            <text:p>1285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18]-[.K518]" office:value-type="float" office:value="-0.00300000000000011" calcext:value-type="float">
            <text:p>-0.00300000000000011</text:p>
          </table:table-cell>
          <table:table-cell table:formula="of:=[.M518]*[.N$2]+(1-[.N$2])*[.N517]" office:value-type="float" office:value="-0.000167043394115596" calcext:value-type="float">
            <text:p>-0.000167043394115596</text:p>
          </table:table-cell>
        </table:table-row>
        <table:table-row table:style-name="ro1">
          <table:table-cell office:value-type="float" office:value="1287.501" calcext:value-type="float">
            <text:p>128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19]-[.K519]" office:value-type="float" office:value="0.00100000000000033" calcext:value-type="float">
            <text:p>0.00100000000000033</text:p>
          </table:table-cell>
          <table:table-cell table:formula="of:=[.M519]*[.N$2]+(1-[.N$2])*[.N518]" office:value-type="float" office:value="-0.0000503390547040032" calcext:value-type="float">
            <text:p>-5.03390547040032E-05</text:p>
          </table:table-cell>
        </table:table-row>
        <table:table-row table:style-name="ro1">
          <table:table-cell office:value-type="float" office:value="1290.001" calcext:value-type="float">
            <text:p>129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520]-[.K520]" office:value-type="float" office:value="0" calcext:value-type="float">
            <text:p>0</text:p>
          </table:table-cell>
          <table:table-cell table:formula="of:=[.M520]*[.N$2]+(1-[.N$2])*[.N519]" office:value-type="float" office:value="-0.0000453051492336029" calcext:value-type="float">
            <text:p>-4.53051492336029E-05</text:p>
          </table:table-cell>
        </table:table-row>
        <table:table-row table:style-name="ro1">
          <table:table-cell office:value-type="float" office:value="1292.501" calcext:value-type="float">
            <text:p>129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8" calcext:value-type="float">
            <text:p>28.8</text:p>
          </table:table-cell>
          <table:table-cell office:value-type="float" office:value="7.64" calcext:value-type="float">
            <text:p>7.64</text:p>
          </table:table-cell>
          <table:table-cell office:value-type="float" office:value="3.77" calcext:value-type="float">
            <text:p>3.77</text:p>
          </table:table-cell>
          <table:table-cell office:value-type="float" office:value="2.027" calcext:value-type="float">
            <text:p>2.027</text:p>
          </table:table-cell>
          <table:table-cell office:value-type="float" office:value="109.8" calcext:value-type="float">
            <text:p>109.8</text:p>
          </table:table-cell>
          <table:table-cell table:formula="of:=[.F521]-[.K521]" office:value-type="float" office:value="0.00199999999999978" calcext:value-type="float">
            <text:p>0.00199999999999978</text:p>
          </table:table-cell>
          <table:table-cell table:formula="of:=[.M521]*[.N$2]+(1-[.N$2])*[.N520]" office:value-type="float" office:value="0.000159225365689735" calcext:value-type="float">
            <text:p>0.000159225365689735</text:p>
          </table:table-cell>
        </table:table-row>
        <table:table-row table:style-name="ro1">
          <table:table-cell office:value-type="float" office:value="1295.002" calcext:value-type="float">
            <text:p>1295.0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22]-[.K522]" office:value-type="float" office:value="-0.00300000000000011" calcext:value-type="float">
            <text:p>-0.00300000000000011</text:p>
          </table:table-cell>
          <table:table-cell table:formula="of:=[.M522]*[.N$2]+(1-[.N$2])*[.N521]" office:value-type="float" office:value="-0.00015669717087925" calcext:value-type="float">
            <text:p>-0.00015669717087925</text:p>
          </table:table-cell>
        </table:table-row>
        <table:table-row table:style-name="ro1">
          <table:table-cell office:value-type="float" office:value="1297.501" calcext:value-type="float">
            <text:p>129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23]-[.K523]" office:value-type="float" office:value="0.00300000000000011" calcext:value-type="float">
            <text:p>0.00300000000000011</text:p>
          </table:table-cell>
          <table:table-cell table:formula="of:=[.M523]*[.N$2]+(1-[.N$2])*[.N522]" office:value-type="float" office:value="0.000158972546208687" calcext:value-type="float">
            <text:p>0.000158972546208687</text:p>
          </table:table-cell>
        </table:table-row>
        <table:table-row table:style-name="ro1">
          <table:table-cell office:value-type="float" office:value="1300.001" calcext:value-type="float">
            <text:p>130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24]-[.K524]" office:value-type="float" office:value="0.00300000000000011" calcext:value-type="float">
            <text:p>0.00300000000000011</text:p>
          </table:table-cell>
          <table:table-cell table:formula="of:=[.M524]*[.N$2]+(1-[.N$2])*[.N523]" office:value-type="float" office:value="0.00044307529158783" calcext:value-type="float">
            <text:p>0.00044307529158783</text:p>
          </table:table-cell>
        </table:table-row>
        <table:table-row table:style-name="ro1">
          <table:table-cell office:value-type="float" office:value="1302.502" calcext:value-type="float">
            <text:p>130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25]-[.K525]" office:value-type="float" office:value="0" calcext:value-type="float">
            <text:p>0</text:p>
          </table:table-cell>
          <table:table-cell table:formula="of:=[.M525]*[.N$2]+(1-[.N$2])*[.N524]" office:value-type="float" office:value="0.000398767762429047" calcext:value-type="float">
            <text:p>0.000398767762429047</text:p>
          </table:table-cell>
        </table:table-row>
        <table:table-row table:style-name="ro1">
          <table:table-cell office:value-type="float" office:value="1305.001" calcext:value-type="float">
            <text:p>1305.0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26]-[.K526]" office:value-type="float" office:value="-0.00600000000000023" calcext:value-type="float">
            <text:p>-0.00600000000000023</text:p>
          </table:table-cell>
          <table:table-cell table:formula="of:=[.M526]*[.N$2]+(1-[.N$2])*[.N525]" office:value-type="float" office:value="-0.000241109013813881" calcext:value-type="float">
            <text:p>-0.000241109013813881</text:p>
          </table:table-cell>
        </table:table-row>
        <table:table-row table:style-name="ro1">
          <table:table-cell office:value-type="float" office:value="1307.502" calcext:value-type="float">
            <text:p>130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27]-[.K527]" office:value-type="float" office:value="0.00300000000000011" calcext:value-type="float">
            <text:p>0.00300000000000011</text:p>
          </table:table-cell>
          <table:table-cell table:formula="of:=[.M527]*[.N$2]+(1-[.N$2])*[.N526]" office:value-type="float" office:value="0.0000830018875675186" calcext:value-type="float">
            <text:p>8.30018875675186E-05</text:p>
          </table:table-cell>
        </table:table-row>
        <table:table-row table:style-name="ro1">
          <table:table-cell office:value-type="float" office:value="1310.002" calcext:value-type="float">
            <text:p>131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28]-[.K528]" office:value-type="float" office:value="0.00300000000000011" calcext:value-type="float">
            <text:p>0.00300000000000011</text:p>
          </table:table-cell>
          <table:table-cell table:formula="of:=[.M528]*[.N$2]+(1-[.N$2])*[.N527]" office:value-type="float" office:value="0.000374701698810778" calcext:value-type="float">
            <text:p>0.000374701698810778</text:p>
          </table:table-cell>
        </table:table-row>
        <table:table-row table:style-name="ro1">
          <table:table-cell office:value-type="float" office:value="1312.502" calcext:value-type="float">
            <text:p>1312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29]-[.K529]" office:value-type="float" office:value="-0.00600000000000023" calcext:value-type="float">
            <text:p>-0.00600000000000023</text:p>
          </table:table-cell>
          <table:table-cell table:formula="of:=[.M529]*[.N$2]+(1-[.N$2])*[.N528]" office:value-type="float" office:value="-0.000262768471070322" calcext:value-type="float">
            <text:p>-0.000262768471070322</text:p>
          </table:table-cell>
        </table:table-row>
        <table:table-row table:style-name="ro1">
          <table:table-cell office:value-type="float" office:value="1315.001" calcext:value-type="float">
            <text:p>131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30]-[.K530]" office:value-type="float" office:value="0.00300000000000011" calcext:value-type="float">
            <text:p>0.00300000000000011</text:p>
          </table:table-cell>
          <table:table-cell table:formula="of:=[.M530]*[.N$2]+(1-[.N$2])*[.N529]" office:value-type="float" office:value="0.0000635083760367212" calcext:value-type="float">
            <text:p>6.35083760367212E-05</text:p>
          </table:table-cell>
        </table:table-row>
        <table:table-row table:style-name="ro1">
          <table:table-cell office:value-type="float" office:value="1317.501" calcext:value-type="float">
            <text:p>1317.501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31]-[.K531]" office:value-type="float" office:value="-0.00300000000000011" calcext:value-type="float">
            <text:p>-0.00300000000000011</text:p>
          </table:table-cell>
          <table:table-cell table:formula="of:=[.M531]*[.N$2]+(1-[.N$2])*[.N530]" office:value-type="float" office:value="-0.000242842461566962" calcext:value-type="float">
            <text:p>-0.000242842461566962</text:p>
          </table:table-cell>
        </table:table-row>
        <table:table-row table:style-name="ro1">
          <table:table-cell office:value-type="float" office:value="1320.002" calcext:value-type="float">
            <text:p>132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32]-[.K532]" office:value-type="float" office:value="0.00300000000000011" calcext:value-type="float">
            <text:p>0.00300000000000011</text:p>
          </table:table-cell>
          <table:table-cell table:formula="of:=[.M532]*[.N$2]+(1-[.N$2])*[.N531]" office:value-type="float" office:value="0.0000814417845897453" calcext:value-type="float">
            <text:p>8.14417845897453E-05</text:p>
          </table:table-cell>
        </table:table-row>
        <table:table-row table:style-name="ro1">
          <table:table-cell office:value-type="float" office:value="1322.502" calcext:value-type="float">
            <text:p>1322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33]-[.K533]" office:value-type="float" office:value="-0.00300000000000011" calcext:value-type="float">
            <text:p>-0.00300000000000011</text:p>
          </table:table-cell>
          <table:table-cell table:formula="of:=[.M533]*[.N$2]+(1-[.N$2])*[.N532]" office:value-type="float" office:value="-0.000226702393869241" calcext:value-type="float">
            <text:p>-0.000226702393869241</text:p>
          </table:table-cell>
        </table:table-row>
        <table:table-row table:style-name="ro1">
          <table:table-cell office:value-type="float" office:value="1325.002" calcext:value-type="float">
            <text:p>132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34]-[.K534]" office:value-type="float" office:value="0.00300000000000011" calcext:value-type="float">
            <text:p>0.00300000000000011</text:p>
          </table:table-cell>
          <table:table-cell table:formula="of:=[.M534]*[.N$2]+(1-[.N$2])*[.N533]" office:value-type="float" office:value="0.0000959678455176948" calcext:value-type="float">
            <text:p>9.59678455176948E-05</text:p>
          </table:table-cell>
        </table:table-row>
        <table:table-row table:style-name="ro1">
          <table:table-cell office:value-type="float" office:value="1327.502" calcext:value-type="float">
            <text:p>1327.502</text:p>
          </table:table-cell>
          <table:table-cell office:value-type="string" calcext:value-type="string">
            <text:p>warmUp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35]-[.K535]" office:value-type="float" office:value="-0.00300000000000011" calcext:value-type="float">
            <text:p>-0.00300000000000011</text:p>
          </table:table-cell>
          <table:table-cell table:formula="of:=[.M535]*[.N$2]+(1-[.N$2])*[.N534]" office:value-type="float" office:value="-0.000213628939034086" calcext:value-type="float">
            <text:p>-0.000213628939034086</text:p>
          </table:table-cell>
        </table:table-row>
        <table:table-row table:style-name="ro1">
          <table:table-cell office:value-type="float" office:value="1330.001" calcext:value-type="float">
            <text:p>133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office:value-type="float" office:value="28.95" calcext:value-type="float">
            <text:p>28.95</text:p>
          </table:table-cell>
          <table:table-cell office:value-type="float" office:value="7.66" calcext:value-type="float">
            <text:p>7.66</text:p>
          </table:table-cell>
          <table:table-cell office:value-type="float" office:value="3.78" calcext:value-type="float">
            <text:p>3.78</text:p>
          </table:table-cell>
          <table:table-cell office:value-type="float" office:value="2.026" calcext:value-type="float">
            <text:p>2.026</text:p>
          </table:table-cell>
          <table:table-cell office:value-type="float" office:value="109.8" calcext:value-type="float">
            <text:p>109.8</text:p>
          </table:table-cell>
          <table:table-cell table:formula="of:=[.F536]-[.K536]" office:value-type="float" office:value="0.00300000000000011" calcext:value-type="float">
            <text:p>0.00300000000000011</text:p>
          </table:table-cell>
          <table:table-cell table:formula="of:=[.M536]*[.N$2]+(1-[.N$2])*[.N535]" office:value-type="float" office:value="0.000107733954869334" calcext:value-type="float">
            <text:p>0.000107733954869334</text:p>
          </table:table-cell>
        </table:table-row>
        <table:table-row table:style-name="ro1">
          <table:table-cell office:value-type="float" office:value="1332.501" calcext:value-type="float">
            <text:p>133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4" calcext:value-type="float">
            <text:p>28.84</text:p>
          </table:table-cell>
          <table:table-cell office:value-type="float" office:value="7.65" calcext:value-type="float">
            <text:p>7.65</text:p>
          </table:table-cell>
          <table:table-cell office:value-type="float" office:value="3.77" calcext:value-type="float">
            <text:p>3.77</text:p>
          </table:table-cell>
          <table:table-cell office:value-type="float" office:value="2.029" calcext:value-type="float">
            <text:p>2.029</text:p>
          </table:table-cell>
          <table:table-cell office:value-type="float" office:value="110.2" calcext:value-type="float">
            <text:p>110.2</text:p>
          </table:table-cell>
          <table:table-cell table:formula="of:=[.F537]-[.K537]" office:value-type="float" office:value="0.00300000000000011" calcext:value-type="float">
            <text:p>0.00300000000000011</text:p>
          </table:table-cell>
          <table:table-cell table:formula="of:=[.M537]*[.N$2]+(1-[.N$2])*[.N536]" office:value-type="float" office:value="0.000396960559382412" calcext:value-type="float">
            <text:p>0.000396960559382412</text:p>
          </table:table-cell>
        </table:table-row>
        <table:table-row table:style-name="ro1">
          <table:table-cell office:value-type="float" office:value="1335.002" calcext:value-type="float">
            <text:p>133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38]-[.K538]" office:value-type="float" office:value="0" calcext:value-type="float">
            <text:p>0</text:p>
          </table:table-cell>
          <table:table-cell table:formula="of:=[.M538]*[.N$2]+(1-[.N$2])*[.N537]" office:value-type="float" office:value="0.000357264503444171" calcext:value-type="float">
            <text:p>0.000357264503444171</text:p>
          </table:table-cell>
        </table:table-row>
        <table:table-row table:style-name="ro1">
          <table:table-cell office:value-type="float" office:value="1337.502" calcext:value-type="float">
            <text:p>133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39]-[.K539]" office:value-type="float" office:value="0" calcext:value-type="float">
            <text:p>0</text:p>
          </table:table-cell>
          <table:table-cell table:formula="of:=[.M539]*[.N$2]+(1-[.N$2])*[.N538]" office:value-type="float" office:value="0.000321538053099754" calcext:value-type="float">
            <text:p>0.000321538053099754</text:p>
          </table:table-cell>
        </table:table-row>
        <table:table-row table:style-name="ro1">
          <table:table-cell office:value-type="float" office:value="1340.002" calcext:value-type="float">
            <text:p>134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0]-[.K540]" office:value-type="float" office:value="0" calcext:value-type="float">
            <text:p>0</text:p>
          </table:table-cell>
          <table:table-cell table:formula="of:=[.M540]*[.N$2]+(1-[.N$2])*[.N539]" office:value-type="float" office:value="0.000289384247789778" calcext:value-type="float">
            <text:p>0.000289384247789778</text:p>
          </table:table-cell>
        </table:table-row>
        <table:table-row table:style-name="ro1">
          <table:table-cell office:value-type="float" office:value="1342.502" calcext:value-type="float">
            <text:p>134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1]-[.K541]" office:value-type="float" office:value="0" calcext:value-type="float">
            <text:p>0</text:p>
          </table:table-cell>
          <table:table-cell table:formula="of:=[.M541]*[.N$2]+(1-[.N$2])*[.N540]" office:value-type="float" office:value="0.000260445823010801" calcext:value-type="float">
            <text:p>0.000260445823010801</text:p>
          </table:table-cell>
        </table:table-row>
        <table:table-row table:style-name="ro1">
          <table:table-cell office:value-type="float" office:value="1345.002" calcext:value-type="float">
            <text:p>134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2]-[.K542]" office:value-type="float" office:value="0" calcext:value-type="float">
            <text:p>0</text:p>
          </table:table-cell>
          <table:table-cell table:formula="of:=[.M542]*[.N$2]+(1-[.N$2])*[.N541]" office:value-type="float" office:value="0.00023440124070972" calcext:value-type="float">
            <text:p>0.00023440124070972</text:p>
          </table:table-cell>
        </table:table-row>
        <table:table-row table:style-name="ro1">
          <table:table-cell office:value-type="float" office:value="1347.501" calcext:value-type="float">
            <text:p>134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3]-[.K543]" office:value-type="float" office:value="0" calcext:value-type="float">
            <text:p>0</text:p>
          </table:table-cell>
          <table:table-cell table:formula="of:=[.M543]*[.N$2]+(1-[.N$2])*[.N542]" office:value-type="float" office:value="0.000210961116638748" calcext:value-type="float">
            <text:p>0.000210961116638748</text:p>
          </table:table-cell>
        </table:table-row>
        <table:table-row table:style-name="ro1">
          <table:table-cell office:value-type="float" office:value="1350.001" calcext:value-type="float">
            <text:p>135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4]-[.K544]" office:value-type="float" office:value="0" calcext:value-type="float">
            <text:p>0</text:p>
          </table:table-cell>
          <table:table-cell table:formula="of:=[.M544]*[.N$2]+(1-[.N$2])*[.N543]" office:value-type="float" office:value="0.000189865004974874" calcext:value-type="float">
            <text:p>0.000189865004974874</text:p>
          </table:table-cell>
        </table:table-row>
        <table:table-row table:style-name="ro1">
          <table:table-cell office:value-type="float" office:value="1352.502" calcext:value-type="float">
            <text:p>135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5]-[.K545]" office:value-type="float" office:value="0" calcext:value-type="float">
            <text:p>0</text:p>
          </table:table-cell>
          <table:table-cell table:formula="of:=[.M545]*[.N$2]+(1-[.N$2])*[.N544]" office:value-type="float" office:value="0.000170878504477386" calcext:value-type="float">
            <text:p>0.000170878504477386</text:p>
          </table:table-cell>
        </table:table-row>
        <table:table-row table:style-name="ro1">
          <table:table-cell office:value-type="float" office:value="1355.001" calcext:value-type="float">
            <text:p>135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6]-[.K546]" office:value-type="float" office:value="0" calcext:value-type="float">
            <text:p>0</text:p>
          </table:table-cell>
          <table:table-cell table:formula="of:=[.M546]*[.N$2]+(1-[.N$2])*[.N545]" office:value-type="float" office:value="0.000153790654029648" calcext:value-type="float">
            <text:p>0.000153790654029648</text:p>
          </table:table-cell>
        </table:table-row>
        <table:table-row table:style-name="ro1">
          <table:table-cell office:value-type="float" office:value="1357.502" calcext:value-type="float">
            <text:p>135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7]-[.K547]" office:value-type="float" office:value="0" calcext:value-type="float">
            <text:p>0</text:p>
          </table:table-cell>
          <table:table-cell table:formula="of:=[.M547]*[.N$2]+(1-[.N$2])*[.N546]" office:value-type="float" office:value="0.000138411588626683" calcext:value-type="float">
            <text:p>0.000138411588626683</text:p>
          </table:table-cell>
        </table:table-row>
        <table:table-row table:style-name="ro1">
          <table:table-cell office:value-type="float" office:value="1360.002" calcext:value-type="float">
            <text:p>136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8]-[.K548]" office:value-type="float" office:value="0" calcext:value-type="float">
            <text:p>0</text:p>
          </table:table-cell>
          <table:table-cell table:formula="of:=[.M548]*[.N$2]+(1-[.N$2])*[.N547]" office:value-type="float" office:value="0.000124570429764015" calcext:value-type="float">
            <text:p>0.000124570429764015</text:p>
          </table:table-cell>
        </table:table-row>
        <table:table-row table:style-name="ro1">
          <table:table-cell office:value-type="float" office:value="1362.502" calcext:value-type="float">
            <text:p>136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49]-[.K549]" office:value-type="float" office:value="0" calcext:value-type="float">
            <text:p>0</text:p>
          </table:table-cell>
          <table:table-cell table:formula="of:=[.M549]*[.N$2]+(1-[.N$2])*[.N548]" office:value-type="float" office:value="0.000112113386787613" calcext:value-type="float">
            <text:p>0.000112113386787613</text:p>
          </table:table-cell>
        </table:table-row>
        <table:table-row table:style-name="ro1">
          <table:table-cell office:value-type="float" office:value="1365.002" calcext:value-type="float">
            <text:p>136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0]-[.K550]" office:value-type="float" office:value="0" calcext:value-type="float">
            <text:p>0</text:p>
          </table:table-cell>
          <table:table-cell table:formula="of:=[.M550]*[.N$2]+(1-[.N$2])*[.N549]" office:value-type="float" office:value="0.000100902048108852" calcext:value-type="float">
            <text:p>0.000100902048108852</text:p>
          </table:table-cell>
        </table:table-row>
        <table:table-row table:style-name="ro1">
          <table:table-cell office:value-type="float" office:value="1367.501" calcext:value-type="float">
            <text:p>136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1]-[.K551]" office:value-type="float" office:value="0" calcext:value-type="float">
            <text:p>0</text:p>
          </table:table-cell>
          <table:table-cell table:formula="of:=[.M551]*[.N$2]+(1-[.N$2])*[.N550]" office:value-type="float" office:value="0.0000908118432979666" calcext:value-type="float">
            <text:p>9.08118432979666E-05</text:p>
          </table:table-cell>
        </table:table-row>
        <table:table-row table:style-name="ro1">
          <table:table-cell office:value-type="float" office:value="1370.001" calcext:value-type="float">
            <text:p>137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2]-[.K552]" office:value-type="float" office:value="0" calcext:value-type="float">
            <text:p>0</text:p>
          </table:table-cell>
          <table:table-cell table:formula="of:=[.M552]*[.N$2]+(1-[.N$2])*[.N551]" office:value-type="float" office:value="0.00008173065896817" calcext:value-type="float">
            <text:p>8.173065896817E-05</text:p>
          </table:table-cell>
        </table:table-row>
        <table:table-row table:style-name="ro1">
          <table:table-cell office:value-type="float" office:value="1372.501" calcext:value-type="float">
            <text:p>137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3]-[.K553]" office:value-type="float" office:value="0" calcext:value-type="float">
            <text:p>0</text:p>
          </table:table-cell>
          <table:table-cell table:formula="of:=[.M553]*[.N$2]+(1-[.N$2])*[.N552]" office:value-type="float" office:value="0.000073557593071353" calcext:value-type="float">
            <text:p>7.3557593071353E-05</text:p>
          </table:table-cell>
        </table:table-row>
        <table:table-row table:style-name="ro1">
          <table:table-cell office:value-type="float" office:value="1375.002" calcext:value-type="float">
            <text:p>137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4]-[.K554]" office:value-type="float" office:value="0" calcext:value-type="float">
            <text:p>0</text:p>
          </table:table-cell>
          <table:table-cell table:formula="of:=[.M554]*[.N$2]+(1-[.N$2])*[.N553]" office:value-type="float" office:value="0.0000662018337642177" calcext:value-type="float">
            <text:p>6.62018337642177E-05</text:p>
          </table:table-cell>
        </table:table-row>
        <table:table-row table:style-name="ro1">
          <table:table-cell office:value-type="float" office:value="1377.501" calcext:value-type="float">
            <text:p>137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5]-[.K555]" office:value-type="float" office:value="0" calcext:value-type="float">
            <text:p>0</text:p>
          </table:table-cell>
          <table:table-cell table:formula="of:=[.M555]*[.N$2]+(1-[.N$2])*[.N554]" office:value-type="float" office:value="0.0000595816503877959" calcext:value-type="float">
            <text:p>5.95816503877959E-05</text:p>
          </table:table-cell>
        </table:table-row>
        <table:table-row table:style-name="ro1">
          <table:table-cell office:value-type="float" office:value="1380.002" calcext:value-type="float">
            <text:p>138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6]-[.K556]" office:value-type="float" office:value="0" calcext:value-type="float">
            <text:p>0</text:p>
          </table:table-cell>
          <table:table-cell table:formula="of:=[.M556]*[.N$2]+(1-[.N$2])*[.N555]" office:value-type="float" office:value="0.0000536234853490163" calcext:value-type="float">
            <text:p>5.36234853490163E-05</text:p>
          </table:table-cell>
        </table:table-row>
        <table:table-row table:style-name="ro1">
          <table:table-cell office:value-type="float" office:value="1382.502" calcext:value-type="float">
            <text:p>138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7]-[.K557]" office:value-type="float" office:value="0" calcext:value-type="float">
            <text:p>0</text:p>
          </table:table-cell>
          <table:table-cell table:formula="of:=[.M557]*[.N$2]+(1-[.N$2])*[.N556]" office:value-type="float" office:value="0.0000482611368141147" calcext:value-type="float">
            <text:p>4.82611368141147E-05</text:p>
          </table:table-cell>
        </table:table-row>
        <table:table-row table:style-name="ro1">
          <table:table-cell office:value-type="float" office:value="1385.002" calcext:value-type="float">
            <text:p>138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8]-[.K558]" office:value-type="float" office:value="0" calcext:value-type="float">
            <text:p>0</text:p>
          </table:table-cell>
          <table:table-cell table:formula="of:=[.M558]*[.N$2]+(1-[.N$2])*[.N557]" office:value-type="float" office:value="0.0000434350231327032" calcext:value-type="float">
            <text:p>4.34350231327032E-05</text:p>
          </table:table-cell>
        </table:table-row>
        <table:table-row table:style-name="ro1">
          <table:table-cell office:value-type="float" office:value="1387.502" calcext:value-type="float">
            <text:p>13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59]-[.K559]" office:value-type="float" office:value="0" calcext:value-type="float">
            <text:p>0</text:p>
          </table:table-cell>
          <table:table-cell table:formula="of:=[.M559]*[.N$2]+(1-[.N$2])*[.N558]" office:value-type="float" office:value="0.0000390915208194329" calcext:value-type="float">
            <text:p>3.90915208194329E-05</text:p>
          </table:table-cell>
        </table:table-row>
        <table:table-row table:style-name="ro1">
          <table:table-cell office:value-type="float" office:value="1390.001" calcext:value-type="float">
            <text:p>139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0]-[.K560]" office:value-type="float" office:value="0" calcext:value-type="float">
            <text:p>0</text:p>
          </table:table-cell>
          <table:table-cell table:formula="of:=[.M560]*[.N$2]+(1-[.N$2])*[.N559]" office:value-type="float" office:value="0.0000351823687374896" calcext:value-type="float">
            <text:p>3.51823687374896E-05</text:p>
          </table:table-cell>
        </table:table-row>
        <table:table-row table:style-name="ro1">
          <table:table-cell office:value-type="float" office:value="1392.501" calcext:value-type="float">
            <text:p>139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1]-[.K561]" office:value-type="float" office:value="0" calcext:value-type="float">
            <text:p>0</text:p>
          </table:table-cell>
          <table:table-cell table:formula="of:=[.M561]*[.N$2]+(1-[.N$2])*[.N560]" office:value-type="float" office:value="0.0000316641318637407" calcext:value-type="float">
            <text:p>3.16641318637407E-05</text:p>
          </table:table-cell>
        </table:table-row>
        <table:table-row table:style-name="ro1">
          <table:table-cell office:value-type="float" office:value="1395.001" calcext:value-type="float">
            <text:p>139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2]-[.K562]" office:value-type="float" office:value="0" calcext:value-type="float">
            <text:p>0</text:p>
          </table:table-cell>
          <table:table-cell table:formula="of:=[.M562]*[.N$2]+(1-[.N$2])*[.N561]" office:value-type="float" office:value="0.0000284977186773666" calcext:value-type="float">
            <text:p>2.84977186773666E-05</text:p>
          </table:table-cell>
        </table:table-row>
        <table:table-row table:style-name="ro1">
          <table:table-cell office:value-type="float" office:value="1397.502" calcext:value-type="float">
            <text:p>139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3]-[.K563]" office:value-type="float" office:value="0" calcext:value-type="float">
            <text:p>0</text:p>
          </table:table-cell>
          <table:table-cell table:formula="of:=[.M563]*[.N$2]+(1-[.N$2])*[.N562]" office:value-type="float" office:value="0.0000256479468096299" calcext:value-type="float">
            <text:p>2.56479468096299E-05</text:p>
          </table:table-cell>
        </table:table-row>
        <table:table-row table:style-name="ro1">
          <table:table-cell office:value-type="float" office:value="1400.002" calcext:value-type="float">
            <text:p>140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4]-[.K564]" office:value-type="float" office:value="0" calcext:value-type="float">
            <text:p>0</text:p>
          </table:table-cell>
          <table:table-cell table:formula="of:=[.M564]*[.N$2]+(1-[.N$2])*[.N563]" office:value-type="float" office:value="0.0000230831521286669" calcext:value-type="float">
            <text:p>2.30831521286669E-05</text:p>
          </table:table-cell>
        </table:table-row>
        <table:table-row table:style-name="ro1">
          <table:table-cell office:value-type="float" office:value="1402.502" calcext:value-type="float">
            <text:p>140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5]-[.K565]" office:value-type="float" office:value="0" calcext:value-type="float">
            <text:p>0</text:p>
          </table:table-cell>
          <table:table-cell table:formula="of:=[.M565]*[.N$2]+(1-[.N$2])*[.N564]" office:value-type="float" office:value="0.0000207748369158002" calcext:value-type="float">
            <text:p>2.07748369158002E-05</text:p>
          </table:table-cell>
        </table:table-row>
        <table:table-row table:style-name="ro1">
          <table:table-cell office:value-type="float" office:value="1405.002" calcext:value-type="float">
            <text:p>140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6]-[.K566]" office:value-type="float" office:value="0" calcext:value-type="float">
            <text:p>0</text:p>
          </table:table-cell>
          <table:table-cell table:formula="of:=[.M566]*[.N$2]+(1-[.N$2])*[.N565]" office:value-type="float" office:value="0.0000186973532242202" calcext:value-type="float">
            <text:p>1.86973532242202E-05</text:p>
          </table:table-cell>
        </table:table-row>
        <table:table-row table:style-name="ro1">
          <table:table-cell office:value-type="float" office:value="1407.501" calcext:value-type="float">
            <text:p>140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7]-[.K567]" office:value-type="float" office:value="0" calcext:value-type="float">
            <text:p>0</text:p>
          </table:table-cell>
          <table:table-cell table:formula="of:=[.M567]*[.N$2]+(1-[.N$2])*[.N566]" office:value-type="float" office:value="0.0000168276179017982" calcext:value-type="float">
            <text:p>1.68276179017982E-05</text:p>
          </table:table-cell>
        </table:table-row>
        <table:table-row table:style-name="ro1">
          <table:table-cell office:value-type="float" office:value="1410.002" calcext:value-type="float">
            <text:p>141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8]-[.K568]" office:value-type="float" office:value="0" calcext:value-type="float">
            <text:p>0</text:p>
          </table:table-cell>
          <table:table-cell table:formula="of:=[.M568]*[.N$2]+(1-[.N$2])*[.N567]" office:value-type="float" office:value="0.0000151448561116184" calcext:value-type="float">
            <text:p>1.51448561116184E-05</text:p>
          </table:table-cell>
        </table:table-row>
        <table:table-row table:style-name="ro1">
          <table:table-cell office:value-type="float" office:value="1412.501" calcext:value-type="float">
            <text:p>141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69]-[.K569]" office:value-type="float" office:value="0" calcext:value-type="float">
            <text:p>0</text:p>
          </table:table-cell>
          <table:table-cell table:formula="of:=[.M569]*[.N$2]+(1-[.N$2])*[.N568]" office:value-type="float" office:value="0.0000136303705004565" calcext:value-type="float">
            <text:p>1.36303705004565E-05</text:p>
          </table:table-cell>
        </table:table-row>
        <table:table-row table:style-name="ro1">
          <table:table-cell office:value-type="float" office:value="1415.001" calcext:value-type="float">
            <text:p>141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0]-[.K570]" office:value-type="float" office:value="0" calcext:value-type="float">
            <text:p>0</text:p>
          </table:table-cell>
          <table:table-cell table:formula="of:=[.M570]*[.N$2]+(1-[.N$2])*[.N569]" office:value-type="float" office:value="0.0000122673334504109" calcext:value-type="float">
            <text:p>1.22673334504109E-05</text:p>
          </table:table-cell>
        </table:table-row>
        <table:table-row table:style-name="ro1">
          <table:table-cell office:value-type="float" office:value="1417.502" calcext:value-type="float">
            <text:p>141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1]-[.K571]" office:value-type="float" office:value="0" calcext:value-type="float">
            <text:p>0</text:p>
          </table:table-cell>
          <table:table-cell table:formula="of:=[.M571]*[.N$2]+(1-[.N$2])*[.N570]" office:value-type="float" office:value="0.0000110406001053698" calcext:value-type="float">
            <text:p>1.10406001053698E-05</text:p>
          </table:table-cell>
        </table:table-row>
        <table:table-row table:style-name="ro1">
          <table:table-cell office:value-type="float" office:value="1420.002" calcext:value-type="float">
            <text:p>142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2]-[.K572]" office:value-type="float" office:value="0" calcext:value-type="float">
            <text:p>0</text:p>
          </table:table-cell>
          <table:table-cell table:formula="of:=[.M572]*[.N$2]+(1-[.N$2])*[.N571]" office:value-type="float" office:value="0.00000993654009483282" calcext:value-type="float">
            <text:p>9.93654009483282E-06</text:p>
          </table:table-cell>
        </table:table-row>
        <table:table-row table:style-name="ro1">
          <table:table-cell office:value-type="float" office:value="1422.502" calcext:value-type="float">
            <text:p>142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3]-[.K573]" office:value-type="float" office:value="0" calcext:value-type="float">
            <text:p>0</text:p>
          </table:table-cell>
          <table:table-cell table:formula="of:=[.M573]*[.N$2]+(1-[.N$2])*[.N572]" office:value-type="float" office:value="0.00000894288608534954" calcext:value-type="float">
            <text:p>8.94288608534954E-06</text:p>
          </table:table-cell>
        </table:table-row>
        <table:table-row table:style-name="ro1">
          <table:table-cell office:value-type="float" office:value="1425.002" calcext:value-type="float">
            <text:p>142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4]-[.K574]" office:value-type="float" office:value="0" calcext:value-type="float">
            <text:p>0</text:p>
          </table:table-cell>
          <table:table-cell table:formula="of:=[.M574]*[.N$2]+(1-[.N$2])*[.N573]" office:value-type="float" office:value="0.00000804859747681458" calcext:value-type="float">
            <text:p>8.04859747681458E-06</text:p>
          </table:table-cell>
        </table:table-row>
        <table:table-row table:style-name="ro1">
          <table:table-cell office:value-type="float" office:value="1427.501" calcext:value-type="float">
            <text:p>142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5]-[.K575]" office:value-type="float" office:value="0" calcext:value-type="float">
            <text:p>0</text:p>
          </table:table-cell>
          <table:table-cell table:formula="of:=[.M575]*[.N$2]+(1-[.N$2])*[.N574]" office:value-type="float" office:value="0.00000724373772913313" calcext:value-type="float">
            <text:p>7.24373772913313E-06</text:p>
          </table:table-cell>
        </table:table-row>
        <table:table-row table:style-name="ro1">
          <table:table-cell office:value-type="float" office:value="1430.002" calcext:value-type="float">
            <text:p>143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6]-[.K576]" office:value-type="float" office:value="0" calcext:value-type="float">
            <text:p>0</text:p>
          </table:table-cell>
          <table:table-cell table:formula="of:=[.M576]*[.N$2]+(1-[.N$2])*[.N575]" office:value-type="float" office:value="0.00000651936395621981" calcext:value-type="float">
            <text:p>6.51936395621981E-06</text:p>
          </table:table-cell>
        </table:table-row>
        <table:table-row table:style-name="ro1">
          <table:table-cell office:value-type="float" office:value="1432.501" calcext:value-type="float">
            <text:p>143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7]-[.K577]" office:value-type="float" office:value="0" calcext:value-type="float">
            <text:p>0</text:p>
          </table:table-cell>
          <table:table-cell table:formula="of:=[.M577]*[.N$2]+(1-[.N$2])*[.N576]" office:value-type="float" office:value="0.00000586742756059783" calcext:value-type="float">
            <text:p>5.86742756059783E-06</text:p>
          </table:table-cell>
        </table:table-row>
        <table:table-row table:style-name="ro1">
          <table:table-cell office:value-type="float" office:value="1435.001" calcext:value-type="float">
            <text:p>143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8]-[.K578]" office:value-type="float" office:value="0" calcext:value-type="float">
            <text:p>0</text:p>
          </table:table-cell>
          <table:table-cell table:formula="of:=[.M578]*[.N$2]+(1-[.N$2])*[.N577]" office:value-type="float" office:value="0.00000528068480453805" calcext:value-type="float">
            <text:p>5.28068480453805E-06</text:p>
          </table:table-cell>
        </table:table-row>
        <table:table-row table:style-name="ro1">
          <table:table-cell office:value-type="float" office:value="1437.502" calcext:value-type="float">
            <text:p>143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79]-[.K579]" office:value-type="float" office:value="0" calcext:value-type="float">
            <text:p>0</text:p>
          </table:table-cell>
          <table:table-cell table:formula="of:=[.M579]*[.N$2]+(1-[.N$2])*[.N578]" office:value-type="float" office:value="0.00000475261632408424" calcext:value-type="float">
            <text:p>4.75261632408424E-06</text:p>
          </table:table-cell>
        </table:table-row>
        <table:table-row table:style-name="ro1">
          <table:table-cell office:value-type="float" office:value="1440.002" calcext:value-type="float">
            <text:p>144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0]-[.K580]" office:value-type="float" office:value="0" calcext:value-type="float">
            <text:p>0</text:p>
          </table:table-cell>
          <table:table-cell table:formula="of:=[.M580]*[.N$2]+(1-[.N$2])*[.N579]" office:value-type="float" office:value="0.00000427735469167582" calcext:value-type="float">
            <text:p>4.27735469167582E-06</text:p>
          </table:table-cell>
        </table:table-row>
        <table:table-row table:style-name="ro1">
          <table:table-cell office:value-type="float" office:value="1442.503" calcext:value-type="float">
            <text:p>1442.503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1]-[.K581]" office:value-type="float" office:value="0" calcext:value-type="float">
            <text:p>0</text:p>
          </table:table-cell>
          <table:table-cell table:formula="of:=[.M581]*[.N$2]+(1-[.N$2])*[.N580]" office:value-type="float" office:value="0.00000384961922250824" calcext:value-type="float">
            <text:p>3.84961922250824E-06</text:p>
          </table:table-cell>
        </table:table-row>
        <table:table-row table:style-name="ro1">
          <table:table-cell office:value-type="float" office:value="1445.002" calcext:value-type="float">
            <text:p>144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2]-[.K582]" office:value-type="float" office:value="0" calcext:value-type="float">
            <text:p>0</text:p>
          </table:table-cell>
          <table:table-cell table:formula="of:=[.M582]*[.N$2]+(1-[.N$2])*[.N581]" office:value-type="float" office:value="0.00000346465730025741" calcext:value-type="float">
            <text:p>3.46465730025741E-06</text:p>
          </table:table-cell>
        </table:table-row>
        <table:table-row table:style-name="ro1">
          <table:table-cell office:value-type="float" office:value="1447.502" calcext:value-type="float">
            <text:p>144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3]-[.K583]" office:value-type="float" office:value="0" calcext:value-type="float">
            <text:p>0</text:p>
          </table:table-cell>
          <table:table-cell table:formula="of:=[.M583]*[.N$2]+(1-[.N$2])*[.N582]" office:value-type="float" office:value="0.00000311819157023167" calcext:value-type="float">
            <text:p>3.11819157023167E-06</text:p>
          </table:table-cell>
        </table:table-row>
        <table:table-row table:style-name="ro1">
          <table:table-cell office:value-type="float" office:value="1450.002" calcext:value-type="float">
            <text:p>145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4]-[.K584]" office:value-type="float" office:value="0" calcext:value-type="float">
            <text:p>0</text:p>
          </table:table-cell>
          <table:table-cell table:formula="of:=[.M584]*[.N$2]+(1-[.N$2])*[.N583]" office:value-type="float" office:value="0.00000280637241320851" calcext:value-type="float">
            <text:p>2.80637241320851E-06</text:p>
          </table:table-cell>
        </table:table-row>
        <table:table-row table:style-name="ro1">
          <table:table-cell office:value-type="float" office:value="1452.502" calcext:value-type="float">
            <text:p>145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5]-[.K585]" office:value-type="float" office:value="0" calcext:value-type="float">
            <text:p>0</text:p>
          </table:table-cell>
          <table:table-cell table:formula="of:=[.M585]*[.N$2]+(1-[.N$2])*[.N584]" office:value-type="float" office:value="0.00000252573517188766" calcext:value-type="float">
            <text:p>2.52573517188766E-06</text:p>
          </table:table-cell>
        </table:table-row>
        <table:table-row table:style-name="ro1">
          <table:table-cell office:value-type="float" office:value="1455.001" calcext:value-type="float">
            <text:p>145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6]-[.K586]" office:value-type="float" office:value="0" calcext:value-type="float">
            <text:p>0</text:p>
          </table:table-cell>
          <table:table-cell table:formula="of:=[.M586]*[.N$2]+(1-[.N$2])*[.N585]" office:value-type="float" office:value="0.00000227316165469889" calcext:value-type="float">
            <text:p>2.27316165469889E-06</text:p>
          </table:table-cell>
        </table:table-row>
        <table:table-row table:style-name="ro1">
          <table:table-cell office:value-type="float" office:value="1457.502" calcext:value-type="float">
            <text:p>145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7]-[.K587]" office:value-type="float" office:value="0" calcext:value-type="float">
            <text:p>0</text:p>
          </table:table-cell>
          <table:table-cell table:formula="of:=[.M587]*[.N$2]+(1-[.N$2])*[.N586]" office:value-type="float" office:value="0.000002045845489229" calcext:value-type="float">
            <text:p>2.045845489229E-06</text:p>
          </table:table-cell>
        </table:table-row>
        <table:table-row table:style-name="ro1">
          <table:table-cell office:value-type="float" office:value="1460.002" calcext:value-type="float">
            <text:p>146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8]-[.K588]" office:value-type="float" office:value="0" calcext:value-type="float">
            <text:p>0</text:p>
          </table:table-cell>
          <table:table-cell table:formula="of:=[.M588]*[.N$2]+(1-[.N$2])*[.N587]" office:value-type="float" office:value="0.0000018412609403061" calcext:value-type="float">
            <text:p>1.8412609403061E-06</text:p>
          </table:table-cell>
        </table:table-row>
        <table:table-row table:style-name="ro1">
          <table:table-cell office:value-type="float" office:value="1462.502" calcext:value-type="float">
            <text:p>146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89]-[.K589]" office:value-type="float" office:value="0" calcext:value-type="float">
            <text:p>0</text:p>
          </table:table-cell>
          <table:table-cell table:formula="of:=[.M589]*[.N$2]+(1-[.N$2])*[.N588]" office:value-type="float" office:value="0.00000165713484627549" calcext:value-type="float">
            <text:p>1.65713484627549E-06</text:p>
          </table:table-cell>
        </table:table-row>
        <table:table-row table:style-name="ro1">
          <table:table-cell office:value-type="float" office:value="1465.001" calcext:value-type="float">
            <text:p>146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0]-[.K590]" office:value-type="float" office:value="0" calcext:value-type="float">
            <text:p>0</text:p>
          </table:table-cell>
          <table:table-cell table:formula="of:=[.M590]*[.N$2]+(1-[.N$2])*[.N589]" office:value-type="float" office:value="0.00000149142136164794" calcext:value-type="float">
            <text:p>1.49142136164794E-06</text:p>
          </table:table-cell>
        </table:table-row>
        <table:table-row table:style-name="ro1">
          <table:table-cell office:value-type="float" office:value="1467.502" calcext:value-type="float">
            <text:p>146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1]-[.K591]" office:value-type="float" office:value="0" calcext:value-type="float">
            <text:p>0</text:p>
          </table:table-cell>
          <table:table-cell table:formula="of:=[.M591]*[.N$2]+(1-[.N$2])*[.N590]" office:value-type="float" office:value="0.00000134227922548315" calcext:value-type="float">
            <text:p>1.34227922548315E-06</text:p>
          </table:table-cell>
        </table:table-row>
        <table:table-row table:style-name="ro1">
          <table:table-cell office:value-type="float" office:value="1470.001" calcext:value-type="float">
            <text:p>147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2]-[.K592]" office:value-type="float" office:value="0" calcext:value-type="float">
            <text:p>0</text:p>
          </table:table-cell>
          <table:table-cell table:formula="of:=[.M592]*[.N$2]+(1-[.N$2])*[.N591]" office:value-type="float" office:value="0.00000120805130293483" calcext:value-type="float">
            <text:p>1.20805130293483E-06</text:p>
          </table:table-cell>
        </table:table-row>
        <table:table-row table:style-name="ro1">
          <table:table-cell office:value-type="float" office:value="1472.501" calcext:value-type="float">
            <text:p>147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3]-[.K593]" office:value-type="float" office:value="0" calcext:value-type="float">
            <text:p>0</text:p>
          </table:table-cell>
          <table:table-cell table:formula="of:=[.M593]*[.N$2]+(1-[.N$2])*[.N592]" office:value-type="float" office:value="0.00000108724617264135" calcext:value-type="float">
            <text:p>1.08724617264135E-06</text:p>
          </table:table-cell>
        </table:table-row>
        <table:table-row table:style-name="ro1">
          <table:table-cell office:value-type="float" office:value="1475.001" calcext:value-type="float">
            <text:p>147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4]-[.K594]" office:value-type="float" office:value="0" calcext:value-type="float">
            <text:p>0</text:p>
          </table:table-cell>
          <table:table-cell table:formula="of:=[.M594]*[.N$2]+(1-[.N$2])*[.N593]" office:value-type="float" office:value="0.000000978521555377215" calcext:value-type="float">
            <text:p>9.78521555377215E-07</text:p>
          </table:table-cell>
        </table:table-row>
        <table:table-row table:style-name="ro1">
          <table:table-cell office:value-type="float" office:value="1477.502" calcext:value-type="float">
            <text:p>147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5]-[.K595]" office:value-type="float" office:value="0" calcext:value-type="float">
            <text:p>0</text:p>
          </table:table-cell>
          <table:table-cell table:formula="of:=[.M595]*[.N$2]+(1-[.N$2])*[.N594]" office:value-type="float" office:value="0.000000880669399839493" calcext:value-type="float">
            <text:p>8.80669399839493E-07</text:p>
          </table:table-cell>
        </table:table-row>
        <table:table-row table:style-name="ro1">
          <table:table-cell office:value-type="float" office:value="1480.002" calcext:value-type="float">
            <text:p>148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6]-[.K596]" office:value-type="float" office:value="0" calcext:value-type="float">
            <text:p>0</text:p>
          </table:table-cell>
          <table:table-cell table:formula="of:=[.M596]*[.N$2]+(1-[.N$2])*[.N595]" office:value-type="float" office:value="0.000000792602459855544" calcext:value-type="float">
            <text:p>7.92602459855544E-07</text:p>
          </table:table-cell>
        </table:table-row>
        <table:table-row table:style-name="ro1">
          <table:table-cell office:value-type="float" office:value="1482.502" calcext:value-type="float">
            <text:p>148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7]-[.K597]" office:value-type="float" office:value="0" calcext:value-type="float">
            <text:p>0</text:p>
          </table:table-cell>
          <table:table-cell table:formula="of:=[.M597]*[.N$2]+(1-[.N$2])*[.N596]" office:value-type="float" office:value="0.000000713342213869989" calcext:value-type="float">
            <text:p>7.13342213869989E-07</text:p>
          </table:table-cell>
        </table:table-row>
        <table:table-row table:style-name="ro1">
          <table:table-cell office:value-type="float" office:value="1485.002" calcext:value-type="float">
            <text:p>148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8]-[.K598]" office:value-type="float" office:value="0" calcext:value-type="float">
            <text:p>0</text:p>
          </table:table-cell>
          <table:table-cell table:formula="of:=[.M598]*[.N$2]+(1-[.N$2])*[.N597]" office:value-type="float" office:value="0.000000642007992482991" calcext:value-type="float">
            <text:p>6.42007992482991E-07</text:p>
          </table:table-cell>
        </table:table-row>
        <table:table-row table:style-name="ro1">
          <table:table-cell office:value-type="float" office:value="1487.501" calcext:value-type="float">
            <text:p>148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599]-[.K599]" office:value-type="float" office:value="0" calcext:value-type="float">
            <text:p>0</text:p>
          </table:table-cell>
          <table:table-cell table:formula="of:=[.M599]*[.N$2]+(1-[.N$2])*[.N598]" office:value-type="float" office:value="0.000000577807193234692" calcext:value-type="float">
            <text:p>5.77807193234692E-07</text:p>
          </table:table-cell>
        </table:table-row>
        <table:table-row table:style-name="ro1">
          <table:table-cell office:value-type="float" office:value="1490.002" calcext:value-type="float">
            <text:p>149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0]-[.K600]" office:value-type="float" office:value="0" calcext:value-type="float">
            <text:p>0</text:p>
          </table:table-cell>
          <table:table-cell table:formula="of:=[.M600]*[.N$2]+(1-[.N$2])*[.N599]" office:value-type="float" office:value="0.000000520026473911222" calcext:value-type="float">
            <text:p>5.20026473911222E-07</text:p>
          </table:table-cell>
        </table:table-row>
        <table:table-row table:style-name="ro1">
          <table:table-cell office:value-type="float" office:value="1492.501" calcext:value-type="float">
            <text:p>1492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1]-[.K601]" office:value-type="float" office:value="0" calcext:value-type="float">
            <text:p>0</text:p>
          </table:table-cell>
          <table:table-cell table:formula="of:=[.M601]*[.N$2]+(1-[.N$2])*[.N600]" office:value-type="float" office:value="0.0000004680238265201" calcext:value-type="float">
            <text:p>4.680238265201E-07</text:p>
          </table:table-cell>
        </table:table-row>
        <table:table-row table:style-name="ro1">
          <table:table-cell office:value-type="float" office:value="1495.001" calcext:value-type="float">
            <text:p>149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2]-[.K602]" office:value-type="float" office:value="0" calcext:value-type="float">
            <text:p>0</text:p>
          </table:table-cell>
          <table:table-cell table:formula="of:=[.M602]*[.N$2]+(1-[.N$2])*[.N601]" office:value-type="float" office:value="0.00000042122144386809" calcext:value-type="float">
            <text:p>4.2122144386809E-07</text:p>
          </table:table-cell>
        </table:table-row>
        <table:table-row table:style-name="ro1">
          <table:table-cell office:value-type="float" office:value="1497.501" calcext:value-type="float">
            <text:p>149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3]-[.K603]" office:value-type="float" office:value="0" calcext:value-type="float">
            <text:p>0</text:p>
          </table:table-cell>
          <table:table-cell table:formula="of:=[.M603]*[.N$2]+(1-[.N$2])*[.N602]" office:value-type="float" office:value="0.000000379099299481281" calcext:value-type="float">
            <text:p>3.79099299481281E-07</text:p>
          </table:table-cell>
        </table:table-row>
        <table:table-row table:style-name="ro1">
          <table:table-cell office:value-type="float" office:value="1500.001" calcext:value-type="float">
            <text:p>150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4]-[.K604]" office:value-type="float" office:value="0" calcext:value-type="float">
            <text:p>0</text:p>
          </table:table-cell>
          <table:table-cell table:formula="of:=[.M604]*[.N$2]+(1-[.N$2])*[.N603]" office:value-type="float" office:value="0.000000341189369533153" calcext:value-type="float">
            <text:p>3.41189369533153E-07</text:p>
          </table:table-cell>
        </table:table-row>
        <table:table-row table:style-name="ro1">
          <table:table-cell office:value-type="float" office:value="1502.502" calcext:value-type="float">
            <text:p>150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5]-[.K605]" office:value-type="float" office:value="0" calcext:value-type="float">
            <text:p>0</text:p>
          </table:table-cell>
          <table:table-cell table:formula="of:=[.M605]*[.N$2]+(1-[.N$2])*[.N604]" office:value-type="float" office:value="0.000000307070432579838" calcext:value-type="float">
            <text:p>3.07070432579838E-07</text:p>
          </table:table-cell>
        </table:table-row>
        <table:table-row table:style-name="ro1">
          <table:table-cell office:value-type="float" office:value="1505.002" calcext:value-type="float">
            <text:p>150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6]-[.K606]" office:value-type="float" office:value="0" calcext:value-type="float">
            <text:p>0</text:p>
          </table:table-cell>
          <table:table-cell table:formula="of:=[.M606]*[.N$2]+(1-[.N$2])*[.N605]" office:value-type="float" office:value="0.000000276363389321854" calcext:value-type="float">
            <text:p>2.76363389321854E-07</text:p>
          </table:table-cell>
        </table:table-row>
        <table:table-row table:style-name="ro1">
          <table:table-cell office:value-type="float" office:value="1507.502" calcext:value-type="float">
            <text:p>150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7]-[.K607]" office:value-type="float" office:value="0" calcext:value-type="float">
            <text:p>0</text:p>
          </table:table-cell>
          <table:table-cell table:formula="of:=[.M607]*[.N$2]+(1-[.N$2])*[.N606]" office:value-type="float" office:value="0.000000248727050389669" calcext:value-type="float">
            <text:p>2.48727050389669E-07</text:p>
          </table:table-cell>
        </table:table-row>
        <table:table-row table:style-name="ro1">
          <table:table-cell office:value-type="float" office:value="1510.001" calcext:value-type="float">
            <text:p>151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8]-[.K608]" office:value-type="float" office:value="0" calcext:value-type="float">
            <text:p>0</text:p>
          </table:table-cell>
          <table:table-cell table:formula="of:=[.M608]*[.N$2]+(1-[.N$2])*[.N607]" office:value-type="float" office:value="0.000000223854345350702" calcext:value-type="float">
            <text:p>2.23854345350702E-07</text:p>
          </table:table-cell>
        </table:table-row>
        <table:table-row table:style-name="ro1">
          <table:table-cell office:value-type="float" office:value="1512.502" calcext:value-type="float">
            <text:p>151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09]-[.K609]" office:value-type="float" office:value="0" calcext:value-type="float">
            <text:p>0</text:p>
          </table:table-cell>
          <table:table-cell table:formula="of:=[.M609]*[.N$2]+(1-[.N$2])*[.N608]" office:value-type="float" office:value="0.000000201468910815632" calcext:value-type="float">
            <text:p>2.01468910815632E-07</text:p>
          </table:table-cell>
        </table:table-row>
        <table:table-row table:style-name="ro1">
          <table:table-cell office:value-type="float" office:value="1515.001" calcext:value-type="float">
            <text:p>151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0]-[.K610]" office:value-type="float" office:value="0" calcext:value-type="float">
            <text:p>0</text:p>
          </table:table-cell>
          <table:table-cell table:formula="of:=[.M610]*[.N$2]+(1-[.N$2])*[.N609]" office:value-type="float" office:value="0.000000181322019734068" calcext:value-type="float">
            <text:p>1.81322019734068E-07</text:p>
          </table:table-cell>
        </table:table-row>
        <table:table-row table:style-name="ro1">
          <table:table-cell office:value-type="float" office:value="1517.502" calcext:value-type="float">
            <text:p>151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1]-[.K611]" office:value-type="float" office:value="0" calcext:value-type="float">
            <text:p>0</text:p>
          </table:table-cell>
          <table:table-cell table:formula="of:=[.M611]*[.N$2]+(1-[.N$2])*[.N610]" office:value-type="float" office:value="0.000000163189817760662" calcext:value-type="float">
            <text:p>1.63189817760662E-07</text:p>
          </table:table-cell>
        </table:table-row>
        <table:table-row table:style-name="ro1">
          <table:table-cell office:value-type="float" office:value="1520.002" calcext:value-type="float">
            <text:p>152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2]-[.K612]" office:value-type="float" office:value="0" calcext:value-type="float">
            <text:p>0</text:p>
          </table:table-cell>
          <table:table-cell table:formula="of:=[.M612]*[.N$2]+(1-[.N$2])*[.N611]" office:value-type="float" office:value="0.000000146870835984595" calcext:value-type="float">
            <text:p>1.46870835984595E-07</text:p>
          </table:table-cell>
        </table:table-row>
        <table:table-row table:style-name="ro1">
          <table:table-cell office:value-type="float" office:value="1522.502" calcext:value-type="float">
            <text:p>152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3]-[.K613]" office:value-type="float" office:value="0" calcext:value-type="float">
            <text:p>0</text:p>
          </table:table-cell>
          <table:table-cell table:formula="of:=[.M613]*[.N$2]+(1-[.N$2])*[.N612]" office:value-type="float" office:value="0.000000132183752386136" calcext:value-type="float">
            <text:p>1.32183752386136E-07</text:p>
          </table:table-cell>
        </table:table-row>
        <table:table-row table:style-name="ro1">
          <table:table-cell office:value-type="float" office:value="1525.001" calcext:value-type="float">
            <text:p>152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4]-[.K614]" office:value-type="float" office:value="0" calcext:value-type="float">
            <text:p>0</text:p>
          </table:table-cell>
          <table:table-cell table:formula="of:=[.M614]*[.N$2]+(1-[.N$2])*[.N613]" office:value-type="float" office:value="0.000000118965377147522" calcext:value-type="float">
            <text:p>1.18965377147522E-07</text:p>
          </table:table-cell>
        </table:table-row>
        <table:table-row table:style-name="ro1">
          <table:table-cell office:value-type="float" office:value="1527.501" calcext:value-type="float">
            <text:p>152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5]-[.K615]" office:value-type="float" office:value="0" calcext:value-type="float">
            <text:p>0</text:p>
          </table:table-cell>
          <table:table-cell table:formula="of:=[.M615]*[.N$2]+(1-[.N$2])*[.N614]" office:value-type="float" office:value="0.00000010706883943277" calcext:value-type="float">
            <text:p>1.0706883943277E-07</text:p>
          </table:table-cell>
        </table:table-row>
        <table:table-row table:style-name="ro1">
          <table:table-cell office:value-type="float" office:value="1530.001" calcext:value-type="float">
            <text:p>153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16]-[.K616]" office:value-type="float" office:value="0.00499999999999989" calcext:value-type="float">
            <text:p>0.00499999999999989</text:p>
          </table:table-cell>
          <table:table-cell table:formula="of:=[.M616]*[.N$2]+(1-[.N$2])*[.N615]" office:value-type="float" office:value="0.000500096361955479" calcext:value-type="float">
            <text:p>0.000500096361955479</text:p>
          </table:table-cell>
        </table:table-row>
        <table:table-row table:style-name="ro1">
          <table:table-cell office:value-type="float" office:value="1532.501" calcext:value-type="float">
            <text:p>153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17]-[.K617]" office:value-type="float" office:value="0" calcext:value-type="float">
            <text:p>0</text:p>
          </table:table-cell>
          <table:table-cell table:formula="of:=[.M617]*[.N$2]+(1-[.N$2])*[.N616]" office:value-type="float" office:value="0.000450086725759931" calcext:value-type="float">
            <text:p>0.000450086725759931</text:p>
          </table:table-cell>
        </table:table-row>
        <table:table-row table:style-name="ro1">
          <table:table-cell office:value-type="float" office:value="1535.001" calcext:value-type="float">
            <text:p>153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18]-[.K618]" office:value-type="float" office:value="0" calcext:value-type="float">
            <text:p>0</text:p>
          </table:table-cell>
          <table:table-cell table:formula="of:=[.M618]*[.N$2]+(1-[.N$2])*[.N617]" office:value-type="float" office:value="0.000405078053183938" calcext:value-type="float">
            <text:p>0.000405078053183938</text:p>
          </table:table-cell>
        </table:table-row>
        <table:table-row table:style-name="ro1">
          <table:table-cell office:value-type="float" office:value="1537.501" calcext:value-type="float">
            <text:p>153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19]-[.K619]" office:value-type="float" office:value="-0.00499999999999989" calcext:value-type="float">
            <text:p>-0.00499999999999989</text:p>
          </table:table-cell>
          <table:table-cell table:formula="of:=[.M619]*[.N$2]+(1-[.N$2])*[.N618]" office:value-type="float" office:value="-0.000135429752134445" calcext:value-type="float">
            <text:p>-0.000135429752134445</text:p>
          </table:table-cell>
        </table:table-row>
        <table:table-row table:style-name="ro1">
          <table:table-cell office:value-type="float" office:value="1540.002" calcext:value-type="float">
            <text:p>154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0]-[.K620]" office:value-type="float" office:value="0" calcext:value-type="float">
            <text:p>0</text:p>
          </table:table-cell>
          <table:table-cell table:formula="of:=[.M620]*[.N$2]+(1-[.N$2])*[.N619]" office:value-type="float" office:value="-0.000121886776921001" calcext:value-type="float">
            <text:p>-0.000121886776921001</text:p>
          </table:table-cell>
        </table:table-row>
        <table:table-row table:style-name="ro1">
          <table:table-cell office:value-type="float" office:value="1542.502" calcext:value-type="float">
            <text:p>154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1]-[.K621]" office:value-type="float" office:value="0" calcext:value-type="float">
            <text:p>0</text:p>
          </table:table-cell>
          <table:table-cell table:formula="of:=[.M621]*[.N$2]+(1-[.N$2])*[.N620]" office:value-type="float" office:value="-0.000109698099228901" calcext:value-type="float">
            <text:p>-0.000109698099228901</text:p>
          </table:table-cell>
        </table:table-row>
        <table:table-row table:style-name="ro1">
          <table:table-cell office:value-type="float" office:value="1545.001" calcext:value-type="float">
            <text:p>154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2]-[.K622]" office:value-type="float" office:value="0" calcext:value-type="float">
            <text:p>0</text:p>
          </table:table-cell>
          <table:table-cell table:formula="of:=[.M622]*[.N$2]+(1-[.N$2])*[.N621]" office:value-type="float" office:value="-0.0000987282893060106" calcext:value-type="float">
            <text:p>-9.87282893060106E-05</text:p>
          </table:table-cell>
        </table:table-row>
        <table:table-row table:style-name="ro1">
          <table:table-cell office:value-type="float" office:value="1547.501" calcext:value-type="float">
            <text:p>154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3]-[.K623]" office:value-type="float" office:value="0" calcext:value-type="float">
            <text:p>0</text:p>
          </table:table-cell>
          <table:table-cell table:formula="of:=[.M623]*[.N$2]+(1-[.N$2])*[.N622]" office:value-type="float" office:value="-0.0000888554603754096" calcext:value-type="float">
            <text:p>-8.88554603754096E-05</text:p>
          </table:table-cell>
        </table:table-row>
        <table:table-row table:style-name="ro1">
          <table:table-cell office:value-type="float" office:value="1550.002" calcext:value-type="float">
            <text:p>155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4]-[.K624]" office:value-type="float" office:value="0" calcext:value-type="float">
            <text:p>0</text:p>
          </table:table-cell>
          <table:table-cell table:formula="of:=[.M624]*[.N$2]+(1-[.N$2])*[.N623]" office:value-type="float" office:value="-0.0000799699143378686" calcext:value-type="float">
            <text:p>-7.99699143378686E-05</text:p>
          </table:table-cell>
        </table:table-row>
        <table:table-row table:style-name="ro1">
          <table:table-cell office:value-type="float" office:value="1552.501" calcext:value-type="float">
            <text:p>15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8" calcext:value-type="float">
            <text:p>28.88</text:p>
          </table:table-cell>
          <table:table-cell office:value-type="float" office:value="7.66" calcext:value-type="float">
            <text:p>7.66</text:p>
          </table:table-cell>
          <table:table-cell office:value-type="float" office:value="3.77" calcext:value-type="float">
            <text:p>3.77</text:p>
          </table:table-cell>
          <table:table-cell office:value-type="float" office:value="2.032" calcext:value-type="float">
            <text:p>2.032</text:p>
          </table:table-cell>
          <table:table-cell office:value-type="float" office:value="110.7" calcext:value-type="float">
            <text:p>110.7</text:p>
          </table:table-cell>
          <table:table-cell table:formula="of:=[.F625]-[.K625]" office:value-type="float" office:value="0.00499999999999989" calcext:value-type="float">
            <text:p>0.00499999999999989</text:p>
          </table:table-cell>
          <table:table-cell table:formula="of:=[.M625]*[.N$2]+(1-[.N$2])*[.N624]" office:value-type="float" office:value="0.000428027077095908" calcext:value-type="float">
            <text:p>0.000428027077095908</text:p>
          </table:table-cell>
        </table:table-row>
        <table:table-row table:style-name="ro1">
          <table:table-cell office:value-type="float" office:value="1555.001" calcext:value-type="float">
            <text:p>155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26]-[.K626]" office:value-type="float" office:value="0" calcext:value-type="float">
            <text:p>0</text:p>
          </table:table-cell>
          <table:table-cell table:formula="of:=[.M626]*[.N$2]+(1-[.N$2])*[.N625]" office:value-type="float" office:value="0.000385224369386317" calcext:value-type="float">
            <text:p>0.000385224369386317</text:p>
          </table:table-cell>
        </table:table-row>
        <table:table-row table:style-name="ro1">
          <table:table-cell office:value-type="float" office:value="1557.501" calcext:value-type="float">
            <text:p>155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27]-[.K627]" office:value-type="float" office:value="0" calcext:value-type="float">
            <text:p>0</text:p>
          </table:table-cell>
          <table:table-cell table:formula="of:=[.M627]*[.N$2]+(1-[.N$2])*[.N626]" office:value-type="float" office:value="0.000346701932447685" calcext:value-type="float">
            <text:p>0.000346701932447685</text:p>
          </table:table-cell>
        </table:table-row>
        <table:table-row table:style-name="ro1">
          <table:table-cell office:value-type="float" office:value="1560.002" calcext:value-type="float">
            <text:p>156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28]-[.K628]" office:value-type="float" office:value="0" calcext:value-type="float">
            <text:p>0</text:p>
          </table:table-cell>
          <table:table-cell table:formula="of:=[.M628]*[.N$2]+(1-[.N$2])*[.N627]" office:value-type="float" office:value="0.000312031739202917" calcext:value-type="float">
            <text:p>0.000312031739202917</text:p>
          </table:table-cell>
        </table:table-row>
        <table:table-row table:style-name="ro1">
          <table:table-cell office:value-type="float" office:value="1562.502" calcext:value-type="float">
            <text:p>156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29]-[.K629]" office:value-type="float" office:value="0" calcext:value-type="float">
            <text:p>0</text:p>
          </table:table-cell>
          <table:table-cell table:formula="of:=[.M629]*[.N$2]+(1-[.N$2])*[.N628]" office:value-type="float" office:value="0.000280828565282625" calcext:value-type="float">
            <text:p>0.000280828565282625</text:p>
          </table:table-cell>
        </table:table-row>
        <table:table-row table:style-name="ro1">
          <table:table-cell office:value-type="float" office:value="1565.002" calcext:value-type="float">
            <text:p>156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0]-[.K630]" office:value-type="float" office:value="0" calcext:value-type="float">
            <text:p>0</text:p>
          </table:table-cell>
          <table:table-cell table:formula="of:=[.M630]*[.N$2]+(1-[.N$2])*[.N629]" office:value-type="float" office:value="0.000252745708754363" calcext:value-type="float">
            <text:p>0.000252745708754363</text:p>
          </table:table-cell>
        </table:table-row>
        <table:table-row table:style-name="ro1">
          <table:table-cell office:value-type="float" office:value="1567.502" calcext:value-type="float">
            <text:p>156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1]-[.K631]" office:value-type="float" office:value="0" calcext:value-type="float">
            <text:p>0</text:p>
          </table:table-cell>
          <table:table-cell table:formula="of:=[.M631]*[.N$2]+(1-[.N$2])*[.N630]" office:value-type="float" office:value="0.000227471137878926" calcext:value-type="float">
            <text:p>0.000227471137878926</text:p>
          </table:table-cell>
        </table:table-row>
        <table:table-row table:style-name="ro1">
          <table:table-cell office:value-type="float" office:value="1570.002" calcext:value-type="float">
            <text:p>157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2]-[.K632]" office:value-type="float" office:value="0" calcext:value-type="float">
            <text:p>0</text:p>
          </table:table-cell>
          <table:table-cell table:formula="of:=[.M632]*[.N$2]+(1-[.N$2])*[.N631]" office:value-type="float" office:value="0.000204724024091034" calcext:value-type="float">
            <text:p>0.000204724024091034</text:p>
          </table:table-cell>
        </table:table-row>
        <table:table-row table:style-name="ro1">
          <table:table-cell office:value-type="float" office:value="1572.501" calcext:value-type="float">
            <text:p>157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3]-[.K633]" office:value-type="float" office:value="0" calcext:value-type="float">
            <text:p>0</text:p>
          </table:table-cell>
          <table:table-cell table:formula="of:=[.M633]*[.N$2]+(1-[.N$2])*[.N632]" office:value-type="float" office:value="0.00018425162168193" calcext:value-type="float">
            <text:p>0.00018425162168193</text:p>
          </table:table-cell>
        </table:table-row>
        <table:table-row table:style-name="ro1">
          <table:table-cell office:value-type="float" office:value="1575.001" calcext:value-type="float">
            <text:p>157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4]-[.K634]" office:value-type="float" office:value="0" calcext:value-type="float">
            <text:p>0</text:p>
          </table:table-cell>
          <table:table-cell table:formula="of:=[.M634]*[.N$2]+(1-[.N$2])*[.N633]" office:value-type="float" office:value="0.000165826459513737" calcext:value-type="float">
            <text:p>0.000165826459513737</text:p>
          </table:table-cell>
        </table:table-row>
        <table:table-row table:style-name="ro1">
          <table:table-cell office:value-type="float" office:value="1577.502" calcext:value-type="float">
            <text:p>157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5]-[.K635]" office:value-type="float" office:value="0" calcext:value-type="float">
            <text:p>0</text:p>
          </table:table-cell>
          <table:table-cell table:formula="of:=[.M635]*[.N$2]+(1-[.N$2])*[.N634]" office:value-type="float" office:value="0.000149243813562364" calcext:value-type="float">
            <text:p>0.000149243813562364</text:p>
          </table:table-cell>
        </table:table-row>
        <table:table-row table:style-name="ro1">
          <table:table-cell office:value-type="float" office:value="1580.002" calcext:value-type="float">
            <text:p>158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6]-[.K636]" office:value-type="float" office:value="0" calcext:value-type="float">
            <text:p>0</text:p>
          </table:table-cell>
          <table:table-cell table:formula="of:=[.M636]*[.N$2]+(1-[.N$2])*[.N635]" office:value-type="float" office:value="0.000134319432206127" calcext:value-type="float">
            <text:p>0.000134319432206127</text:p>
          </table:table-cell>
        </table:table-row>
        <table:table-row table:style-name="ro1">
          <table:table-cell office:value-type="float" office:value="1582.501" calcext:value-type="float">
            <text:p>158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7]-[.K637]" office:value-type="float" office:value="0" calcext:value-type="float">
            <text:p>0</text:p>
          </table:table-cell>
          <table:table-cell table:formula="of:=[.M637]*[.N$2]+(1-[.N$2])*[.N636]" office:value-type="float" office:value="0.000120887488985515" calcext:value-type="float">
            <text:p>0.000120887488985515</text:p>
          </table:table-cell>
        </table:table-row>
        <table:table-row table:style-name="ro1">
          <table:table-cell office:value-type="float" office:value="1585.001" calcext:value-type="float">
            <text:p>158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8]-[.K638]" office:value-type="float" office:value="0" calcext:value-type="float">
            <text:p>0</text:p>
          </table:table-cell>
          <table:table-cell table:formula="of:=[.M638]*[.N$2]+(1-[.N$2])*[.N637]" office:value-type="float" office:value="0.000108798740086963" calcext:value-type="float">
            <text:p>0.000108798740086963</text:p>
          </table:table-cell>
        </table:table-row>
        <table:table-row table:style-name="ro1">
          <table:table-cell office:value-type="float" office:value="1587.502" calcext:value-type="float">
            <text:p>158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39]-[.K639]" office:value-type="float" office:value="0" calcext:value-type="float">
            <text:p>0</text:p>
          </table:table-cell>
          <table:table-cell table:formula="of:=[.M639]*[.N$2]+(1-[.N$2])*[.N638]" office:value-type="float" office:value="0.0000979188660782668" calcext:value-type="float">
            <text:p>9.79188660782668E-05</text:p>
          </table:table-cell>
        </table:table-row>
        <table:table-row table:style-name="ro1">
          <table:table-cell office:value-type="float" office:value="1590.002" calcext:value-type="float">
            <text:p>159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0]-[.K640]" office:value-type="float" office:value="0" calcext:value-type="float">
            <text:p>0</text:p>
          </table:table-cell>
          <table:table-cell table:formula="of:=[.M640]*[.N$2]+(1-[.N$2])*[.N639]" office:value-type="float" office:value="0.0000881269794704401" calcext:value-type="float">
            <text:p>8.81269794704401E-05</text:p>
          </table:table-cell>
        </table:table-row>
        <table:table-row table:style-name="ro1">
          <table:table-cell office:value-type="float" office:value="1592.501" calcext:value-type="float">
            <text:p>159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1]-[.K641]" office:value-type="float" office:value="0" calcext:value-type="float">
            <text:p>0</text:p>
          </table:table-cell>
          <table:table-cell table:formula="of:=[.M641]*[.N$2]+(1-[.N$2])*[.N640]" office:value-type="float" office:value="0.0000793142815233961" calcext:value-type="float">
            <text:p>7.93142815233961E-05</text:p>
          </table:table-cell>
        </table:table-row>
        <table:table-row table:style-name="ro1">
          <table:table-cell office:value-type="float" office:value="1595.002" calcext:value-type="float">
            <text:p>159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2]-[.K642]" office:value-type="float" office:value="0" calcext:value-type="float">
            <text:p>0</text:p>
          </table:table-cell>
          <table:table-cell table:formula="of:=[.M642]*[.N$2]+(1-[.N$2])*[.N641]" office:value-type="float" office:value="0.0000713828533710565" calcext:value-type="float">
            <text:p>7.13828533710565E-05</text:p>
          </table:table-cell>
        </table:table-row>
        <table:table-row table:style-name="ro1">
          <table:table-cell office:value-type="float" office:value="1597.502" calcext:value-type="float">
            <text:p>15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3]-[.K643]" office:value-type="float" office:value="0" calcext:value-type="float">
            <text:p>0</text:p>
          </table:table-cell>
          <table:table-cell table:formula="of:=[.M643]*[.N$2]+(1-[.N$2])*[.N642]" office:value-type="float" office:value="0.0000642445680339508" calcext:value-type="float">
            <text:p>6.42445680339508E-05</text:p>
          </table:table-cell>
        </table:table-row>
        <table:table-row table:style-name="ro1">
          <table:table-cell office:value-type="float" office:value="1600.002" calcext:value-type="float">
            <text:p>160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4]-[.K644]" office:value-type="float" office:value="0" calcext:value-type="float">
            <text:p>0</text:p>
          </table:table-cell>
          <table:table-cell table:formula="of:=[.M644]*[.N$2]+(1-[.N$2])*[.N643]" office:value-type="float" office:value="0.0000578201112305558" calcext:value-type="float">
            <text:p>5.78201112305558E-05</text:p>
          </table:table-cell>
        </table:table-row>
        <table:table-row table:style-name="ro1">
          <table:table-cell office:value-type="float" office:value="1602.502" calcext:value-type="float">
            <text:p>16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5]-[.K645]" office:value-type="float" office:value="0" calcext:value-type="float">
            <text:p>0</text:p>
          </table:table-cell>
          <table:table-cell table:formula="of:=[.M645]*[.N$2]+(1-[.N$2])*[.N644]" office:value-type="float" office:value="0.0000520381001075002" calcext:value-type="float">
            <text:p>0.0000520381001075002</text:p>
          </table:table-cell>
        </table:table-row>
        <table:table-row table:style-name="ro1">
          <table:table-cell office:value-type="float" office:value="1605.002" calcext:value-type="float">
            <text:p>160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6]-[.K646]" office:value-type="float" office:value="0" calcext:value-type="float">
            <text:p>0</text:p>
          </table:table-cell>
          <table:table-cell table:formula="of:=[.M646]*[.N$2]+(1-[.N$2])*[.N645]" office:value-type="float" office:value="0.0000468342900967502" calcext:value-type="float">
            <text:p>4.68342900967502E-05</text:p>
          </table:table-cell>
        </table:table-row>
        <table:table-row table:style-name="ro1">
          <table:table-cell office:value-type="float" office:value="1607.502" calcext:value-type="float">
            <text:p>160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7]-[.K647]" office:value-type="float" office:value="0" calcext:value-type="float">
            <text:p>0</text:p>
          </table:table-cell>
          <table:table-cell table:formula="of:=[.M647]*[.N$2]+(1-[.N$2])*[.N646]" office:value-type="float" office:value="0.0000421508610870751" calcext:value-type="float">
            <text:p>4.21508610870751E-05</text:p>
          </table:table-cell>
        </table:table-row>
        <table:table-row table:style-name="ro1">
          <table:table-cell office:value-type="float" office:value="1610.002" calcext:value-type="float">
            <text:p>161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8]-[.K648]" office:value-type="float" office:value="0" calcext:value-type="float">
            <text:p>0</text:p>
          </table:table-cell>
          <table:table-cell table:formula="of:=[.M648]*[.N$2]+(1-[.N$2])*[.N647]" office:value-type="float" office:value="0.0000379357749783676" calcext:value-type="float">
            <text:p>3.79357749783676E-05</text:p>
          </table:table-cell>
        </table:table-row>
        <table:table-row table:style-name="ro1">
          <table:table-cell office:value-type="float" office:value="1612.502" calcext:value-type="float">
            <text:p>161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49]-[.K649]" office:value-type="float" office:value="0" calcext:value-type="float">
            <text:p>0</text:p>
          </table:table-cell>
          <table:table-cell table:formula="of:=[.M649]*[.N$2]+(1-[.N$2])*[.N648]" office:value-type="float" office:value="0.0000341421974805309" calcext:value-type="float">
            <text:p>3.41421974805309E-05</text:p>
          </table:table-cell>
        </table:table-row>
        <table:table-row table:style-name="ro1">
          <table:table-cell office:value-type="float" office:value="1615.002" calcext:value-type="float">
            <text:p>161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0]-[.K650]" office:value-type="float" office:value="0" calcext:value-type="float">
            <text:p>0</text:p>
          </table:table-cell>
          <table:table-cell table:formula="of:=[.M650]*[.N$2]+(1-[.N$2])*[.N649]" office:value-type="float" office:value="0.0000307279777324778" calcext:value-type="float">
            <text:p>3.07279777324778E-05</text:p>
          </table:table-cell>
        </table:table-row>
        <table:table-row table:style-name="ro1">
          <table:table-cell office:value-type="float" office:value="1617.501" calcext:value-type="float">
            <text:p>161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1]-[.K651]" office:value-type="float" office:value="0" calcext:value-type="float">
            <text:p>0</text:p>
          </table:table-cell>
          <table:table-cell table:formula="of:=[.M651]*[.N$2]+(1-[.N$2])*[.N650]" office:value-type="float" office:value="0.00002765517995923" calcext:value-type="float">
            <text:p>2.765517995923E-05</text:p>
          </table:table-cell>
        </table:table-row>
        <table:table-row table:style-name="ro1">
          <table:table-cell office:value-type="float" office:value="1620.002" calcext:value-type="float">
            <text:p>162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2]-[.K652]" office:value-type="float" office:value="0" calcext:value-type="float">
            <text:p>0</text:p>
          </table:table-cell>
          <table:table-cell table:formula="of:=[.M652]*[.N$2]+(1-[.N$2])*[.N651]" office:value-type="float" office:value="0.000024889661963307" calcext:value-type="float">
            <text:p>2.4889661963307E-05</text:p>
          </table:table-cell>
        </table:table-row>
        <table:table-row table:style-name="ro1">
          <table:table-cell office:value-type="float" office:value="1622.502" calcext:value-type="float">
            <text:p>162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3]-[.K653]" office:value-type="float" office:value="0" calcext:value-type="float">
            <text:p>0</text:p>
          </table:table-cell>
          <table:table-cell table:formula="of:=[.M653]*[.N$2]+(1-[.N$2])*[.N652]" office:value-type="float" office:value="0.0000224006957669763" calcext:value-type="float">
            <text:p>2.24006957669763E-05</text:p>
          </table:table-cell>
        </table:table-row>
        <table:table-row table:style-name="ro1">
          <table:table-cell office:value-type="float" office:value="1625.002" calcext:value-type="float">
            <text:p>162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4]-[.K654]" office:value-type="float" office:value="0" calcext:value-type="float">
            <text:p>0</text:p>
          </table:table-cell>
          <table:table-cell table:formula="of:=[.M654]*[.N$2]+(1-[.N$2])*[.N653]" office:value-type="float" office:value="0.0000201606261902787" calcext:value-type="float">
            <text:p>2.01606261902787E-05</text:p>
          </table:table-cell>
        </table:table-row>
        <table:table-row table:style-name="ro1">
          <table:table-cell office:value-type="float" office:value="1627.502" calcext:value-type="float">
            <text:p>162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5]-[.K655]" office:value-type="float" office:value="0" calcext:value-type="float">
            <text:p>0</text:p>
          </table:table-cell>
          <table:table-cell table:formula="of:=[.M655]*[.N$2]+(1-[.N$2])*[.N654]" office:value-type="float" office:value="0.0000181445635712508" calcext:value-type="float">
            <text:p>1.81445635712508E-05</text:p>
          </table:table-cell>
        </table:table-row>
        <table:table-row table:style-name="ro1">
          <table:table-cell office:value-type="float" office:value="1630.001" calcext:value-type="float">
            <text:p>163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6]-[.K656]" office:value-type="float" office:value="0" calcext:value-type="float">
            <text:p>0</text:p>
          </table:table-cell>
          <table:table-cell table:formula="of:=[.M656]*[.N$2]+(1-[.N$2])*[.N655]" office:value-type="float" office:value="0.0000163301072141257" calcext:value-type="float">
            <text:p>1.63301072141257E-05</text:p>
          </table:table-cell>
        </table:table-row>
        <table:table-row table:style-name="ro1">
          <table:table-cell office:value-type="float" office:value="1632.502" calcext:value-type="float">
            <text:p>163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7]-[.K657]" office:value-type="float" office:value="0" calcext:value-type="float">
            <text:p>0</text:p>
          </table:table-cell>
          <table:table-cell table:formula="of:=[.M657]*[.N$2]+(1-[.N$2])*[.N656]" office:value-type="float" office:value="0.0000146970964927132" calcext:value-type="float">
            <text:p>1.46970964927132E-05</text:p>
          </table:table-cell>
        </table:table-row>
        <table:table-row table:style-name="ro1">
          <table:table-cell office:value-type="float" office:value="1635.001" calcext:value-type="float">
            <text:p>163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8]-[.K658]" office:value-type="float" office:value="0" calcext:value-type="float">
            <text:p>0</text:p>
          </table:table-cell>
          <table:table-cell table:formula="of:=[.M658]*[.N$2]+(1-[.N$2])*[.N657]" office:value-type="float" office:value="0.0000132273868434418" calcext:value-type="float">
            <text:p>1.32273868434418E-05</text:p>
          </table:table-cell>
        </table:table-row>
        <table:table-row table:style-name="ro1">
          <table:table-cell office:value-type="float" office:value="1637.502" calcext:value-type="float">
            <text:p>163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59]-[.K659]" office:value-type="float" office:value="0" calcext:value-type="float">
            <text:p>0</text:p>
          </table:table-cell>
          <table:table-cell table:formula="of:=[.M659]*[.N$2]+(1-[.N$2])*[.N658]" office:value-type="float" office:value="0.0000119046481590977" calcext:value-type="float">
            <text:p>1.19046481590977E-05</text:p>
          </table:table-cell>
        </table:table-row>
        <table:table-row table:style-name="ro1">
          <table:table-cell office:value-type="float" office:value="1640.001" calcext:value-type="float">
            <text:p>164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0]-[.K660]" office:value-type="float" office:value="0" calcext:value-type="float">
            <text:p>0</text:p>
          </table:table-cell>
          <table:table-cell table:formula="of:=[.M660]*[.N$2]+(1-[.N$2])*[.N659]" office:value-type="float" office:value="0.0000107141833431879" calcext:value-type="float">
            <text:p>1.07141833431879E-05</text:p>
          </table:table-cell>
        </table:table-row>
        <table:table-row table:style-name="ro1">
          <table:table-cell office:value-type="float" office:value="1642.502" calcext:value-type="float">
            <text:p>164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1]-[.K661]" office:value-type="float" office:value="0" calcext:value-type="float">
            <text:p>0</text:p>
          </table:table-cell>
          <table:table-cell table:formula="of:=[.M661]*[.N$2]+(1-[.N$2])*[.N660]" office:value-type="float" office:value="0.0000096427650088691" calcext:value-type="float">
            <text:p>9.6427650088691E-06</text:p>
          </table:table-cell>
        </table:table-row>
        <table:table-row table:style-name="ro1">
          <table:table-cell office:value-type="float" office:value="1645.002" calcext:value-type="float">
            <text:p>164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2]-[.K662]" office:value-type="float" office:value="0" calcext:value-type="float">
            <text:p>0</text:p>
          </table:table-cell>
          <table:table-cell table:formula="of:=[.M662]*[.N$2]+(1-[.N$2])*[.N661]" office:value-type="float" office:value="0.00000867848850798219" calcext:value-type="float">
            <text:p>8.67848850798219E-06</text:p>
          </table:table-cell>
        </table:table-row>
        <table:table-row table:style-name="ro1">
          <table:table-cell office:value-type="float" office:value="1647.501" calcext:value-type="float">
            <text:p>164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3]-[.K663]" office:value-type="float" office:value="0" calcext:value-type="float">
            <text:p>0</text:p>
          </table:table-cell>
          <table:table-cell table:formula="of:=[.M663]*[.N$2]+(1-[.N$2])*[.N662]" office:value-type="float" office:value="0.00000781063965718397" calcext:value-type="float">
            <text:p>7.81063965718397E-06</text:p>
          </table:table-cell>
        </table:table-row>
        <table:table-row table:style-name="ro1">
          <table:table-cell office:value-type="float" office:value="1650.002" calcext:value-type="float">
            <text:p>165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4]-[.K664]" office:value-type="float" office:value="0" calcext:value-type="float">
            <text:p>0</text:p>
          </table:table-cell>
          <table:table-cell table:formula="of:=[.M664]*[.N$2]+(1-[.N$2])*[.N663]" office:value-type="float" office:value="0.00000702957569146558" calcext:value-type="float">
            <text:p>7.02957569146558E-06</text:p>
          </table:table-cell>
        </table:table-row>
        <table:table-row table:style-name="ro1">
          <table:table-cell office:value-type="float" office:value="1652.501" calcext:value-type="float">
            <text:p>16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5]-[.K665]" office:value-type="float" office:value="0" calcext:value-type="float">
            <text:p>0</text:p>
          </table:table-cell>
          <table:table-cell table:formula="of:=[.M665]*[.N$2]+(1-[.N$2])*[.N664]" office:value-type="float" office:value="0.00000632661812231902" calcext:value-type="float">
            <text:p>6.32661812231902E-06</text:p>
          </table:table-cell>
        </table:table-row>
        <table:table-row table:style-name="ro1">
          <table:table-cell office:value-type="float" office:value="1655.001" calcext:value-type="float">
            <text:p>165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6]-[.K666]" office:value-type="float" office:value="0" calcext:value-type="float">
            <text:p>0</text:p>
          </table:table-cell>
          <table:table-cell table:formula="of:=[.M666]*[.N$2]+(1-[.N$2])*[.N665]" office:value-type="float" office:value="0.00000569395631008712" calcext:value-type="float">
            <text:p>5.69395631008712E-06</text:p>
          </table:table-cell>
        </table:table-row>
        <table:table-row table:style-name="ro1">
          <table:table-cell office:value-type="float" office:value="1657.501" calcext:value-type="float">
            <text:p>165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7]-[.K667]" office:value-type="float" office:value="0" calcext:value-type="float">
            <text:p>0</text:p>
          </table:table-cell>
          <table:table-cell table:formula="of:=[.M667]*[.N$2]+(1-[.N$2])*[.N666]" office:value-type="float" office:value="0.00000512456067907841" calcext:value-type="float">
            <text:p>5.12456067907841E-06</text:p>
          </table:table-cell>
        </table:table-row>
        <table:table-row table:style-name="ro1">
          <table:table-cell office:value-type="float" office:value="1660.002" calcext:value-type="float">
            <text:p>166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8]-[.K668]" office:value-type="float" office:value="0" calcext:value-type="float">
            <text:p>0</text:p>
          </table:table-cell>
          <table:table-cell table:formula="of:=[.M668]*[.N$2]+(1-[.N$2])*[.N667]" office:value-type="float" office:value="0.00000461210461117057" calcext:value-type="float">
            <text:p>4.61210461117057E-06</text:p>
          </table:table-cell>
        </table:table-row>
        <table:table-row table:style-name="ro1">
          <table:table-cell office:value-type="float" office:value="1662.502" calcext:value-type="float">
            <text:p>166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69]-[.K669]" office:value-type="float" office:value="0" calcext:value-type="float">
            <text:p>0</text:p>
          </table:table-cell>
          <table:table-cell table:formula="of:=[.M669]*[.N$2]+(1-[.N$2])*[.N668]" office:value-type="float" office:value="0.00000415089415005351" calcext:value-type="float">
            <text:p>4.15089415005351E-06</text:p>
          </table:table-cell>
        </table:table-row>
        <table:table-row table:style-name="ro1">
          <table:table-cell office:value-type="float" office:value="1665.002" calcext:value-type="float">
            <text:p>166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70]-[.K670]" office:value-type="float" office:value="0" calcext:value-type="float">
            <text:p>0</text:p>
          </table:table-cell>
          <table:table-cell table:formula="of:=[.M670]*[.N$2]+(1-[.N$2])*[.N669]" office:value-type="float" office:value="0.00000373580473504816" calcext:value-type="float">
            <text:p>3.73580473504816E-06</text:p>
          </table:table-cell>
        </table:table-row>
        <table:table-row table:style-name="ro1">
          <table:table-cell office:value-type="float" office:value="1667.502" calcext:value-type="float">
            <text:p>166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71]-[.K671]" office:value-type="float" office:value="0" calcext:value-type="float">
            <text:p>0</text:p>
          </table:table-cell>
          <table:table-cell table:formula="of:=[.M671]*[.N$2]+(1-[.N$2])*[.N670]" office:value-type="float" office:value="0.00000336222426154334" calcext:value-type="float">
            <text:p>3.36222426154334E-06</text:p>
          </table:table-cell>
        </table:table-row>
        <table:table-row table:style-name="ro1">
          <table:table-cell office:value-type="float" office:value="1670.001" calcext:value-type="float">
            <text:p>1670.001</text:p>
          </table:table-cell>
          <table:table-cell office:value-type="string" calcext:value-type="string">
            <text:p>warmUp</text:p>
          </table:table-cell>
          <table:table-cell office:value-type="float" office:value="28.73" calcext:value-type="float">
            <text:p>28.73</text:p>
          </table:table-cell>
          <table:table-cell office:value-type="float" office:value="7.66" calcext:value-type="float">
            <text:p>7.66</text:p>
          </table:table-cell>
          <table:table-cell office:value-type="float" office:value="3.75" calcext:value-type="float">
            <text:p>3.75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8" calcext:value-type="float">
            <text:p>28.8</text:p>
          </table:table-cell>
          <table:table-cell office:value-type="float" office:value="7.66" calcext:value-type="float">
            <text:p>7.66</text:p>
          </table:table-cell>
          <table:table-cell office:value-type="float" office:value="3.76" calcext:value-type="float">
            <text:p>3.76</text:p>
          </table:table-cell>
          <table:table-cell office:value-type="float" office:value="2.037" calcext:value-type="float">
            <text:p>2.037</text:p>
          </table:table-cell>
          <table:table-cell office:value-type="float" office:value="111.6" calcext:value-type="float">
            <text:p>111.6</text:p>
          </table:table-cell>
          <table:table-cell table:formula="of:=[.F672]-[.K672]" office:value-type="float" office:value="0.00600000000000023" calcext:value-type="float">
            <text:p>0.00600000000000023</text:p>
          </table:table-cell>
          <table:table-cell table:formula="of:=[.M672]*[.N$2]+(1-[.N$2])*[.N671]" office:value-type="float" office:value="0.000603026001835412" calcext:value-type="float">
            <text:p>0.000603026001835412</text:p>
          </table:table-cell>
        </table:table-row>
        <table:table-row table:style-name="ro1">
          <table:table-cell office:value-type="float" office:value="1672.502" calcext:value-type="float">
            <text:p>167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73" calcext:value-type="float">
            <text:p>28.73</text:p>
          </table:table-cell>
          <table:table-cell office:value-type="float" office:value="7.66" calcext:value-type="float">
            <text:p>7.66</text:p>
          </table:table-cell>
          <table:table-cell office:value-type="float" office:value="3.75" calcext:value-type="float">
            <text:p>3.75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73]-[.K673]" office:value-type="float" office:value="-0.00300000000000011" calcext:value-type="float">
            <text:p>-0.00300000000000011</text:p>
          </table:table-cell>
          <table:table-cell table:formula="of:=[.M673]*[.N$2]+(1-[.N$2])*[.N672]" office:value-type="float" office:value="0.000242723401651859" calcext:value-type="float">
            <text:p>0.000242723401651859</text:p>
          </table:table-cell>
        </table:table-row>
        <table:table-row table:style-name="ro1">
          <table:table-cell office:value-type="float" office:value="1675.002" calcext:value-type="float">
            <text:p>167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4]-[.K674]" office:value-type="float" office:value="0" calcext:value-type="float">
            <text:p>0</text:p>
          </table:table-cell>
          <table:table-cell table:formula="of:=[.M674]*[.N$2]+(1-[.N$2])*[.N673]" office:value-type="float" office:value="0.000218451061486673" calcext:value-type="float">
            <text:p>0.000218451061486673</text:p>
          </table:table-cell>
        </table:table-row>
        <table:table-row table:style-name="ro1">
          <table:table-cell office:value-type="float" office:value="1677.501" calcext:value-type="float">
            <text:p>167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5]-[.K675]" office:value-type="float" office:value="0" calcext:value-type="float">
            <text:p>0</text:p>
          </table:table-cell>
          <table:table-cell table:formula="of:=[.M675]*[.N$2]+(1-[.N$2])*[.N674]" office:value-type="float" office:value="0.000196605955338006" calcext:value-type="float">
            <text:p>0.000196605955338006</text:p>
          </table:table-cell>
        </table:table-row>
        <table:table-row table:style-name="ro1">
          <table:table-cell office:value-type="float" office:value="1680.002" calcext:value-type="float">
            <text:p>168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6]-[.K676]" office:value-type="float" office:value="0" calcext:value-type="float">
            <text:p>0</text:p>
          </table:table-cell>
          <table:table-cell table:formula="of:=[.M676]*[.N$2]+(1-[.N$2])*[.N675]" office:value-type="float" office:value="0.000176945359804205" calcext:value-type="float">
            <text:p>0.000176945359804205</text:p>
          </table:table-cell>
        </table:table-row>
        <table:table-row table:style-name="ro1">
          <table:table-cell office:value-type="float" office:value="1682.502" calcext:value-type="float">
            <text:p>168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7]-[.K677]" office:value-type="float" office:value="0" calcext:value-type="float">
            <text:p>0</text:p>
          </table:table-cell>
          <table:table-cell table:formula="of:=[.M677]*[.N$2]+(1-[.N$2])*[.N676]" office:value-type="float" office:value="0.000159250823823785" calcext:value-type="float">
            <text:p>0.000159250823823785</text:p>
          </table:table-cell>
        </table:table-row>
        <table:table-row table:style-name="ro1">
          <table:table-cell office:value-type="float" office:value="1685.002" calcext:value-type="float">
            <text:p>168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8]-[.K678]" office:value-type="float" office:value="0" calcext:value-type="float">
            <text:p>0</text:p>
          </table:table-cell>
          <table:table-cell table:formula="of:=[.M678]*[.N$2]+(1-[.N$2])*[.N677]" office:value-type="float" office:value="0.000143325741441406" calcext:value-type="float">
            <text:p>0.000143325741441406</text:p>
          </table:table-cell>
        </table:table-row>
        <table:table-row table:style-name="ro1">
          <table:table-cell office:value-type="float" office:value="1687.501" calcext:value-type="float">
            <text:p>168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79]-[.K679]" office:value-type="float" office:value="0" calcext:value-type="float">
            <text:p>0</text:p>
          </table:table-cell>
          <table:table-cell table:formula="of:=[.M679]*[.N$2]+(1-[.N$2])*[.N678]" office:value-type="float" office:value="0.000128993167297266" calcext:value-type="float">
            <text:p>0.000128993167297266</text:p>
          </table:table-cell>
        </table:table-row>
        <table:table-row table:style-name="ro1">
          <table:table-cell office:value-type="float" office:value="1690.002" calcext:value-type="float">
            <text:p>169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80]-[.K680]" office:value-type="float" office:value="0" calcext:value-type="float">
            <text:p>0</text:p>
          </table:table-cell>
          <table:table-cell table:formula="of:=[.M680]*[.N$2]+(1-[.N$2])*[.N679]" office:value-type="float" office:value="0.000116093850567539" calcext:value-type="float">
            <text:p>0.000116093850567539</text:p>
          </table:table-cell>
        </table:table-row>
        <table:table-row table:style-name="ro1">
          <table:table-cell office:value-type="float" office:value="1692.502" calcext:value-type="float">
            <text:p>169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81]-[.K681]" office:value-type="float" office:value="0" calcext:value-type="float">
            <text:p>0</text:p>
          </table:table-cell>
          <table:table-cell table:formula="of:=[.M681]*[.N$2]+(1-[.N$2])*[.N680]" office:value-type="float" office:value="0.000104484465510785" calcext:value-type="float">
            <text:p>0.000104484465510785</text:p>
          </table:table-cell>
        </table:table-row>
        <table:table-row table:style-name="ro1">
          <table:table-cell office:value-type="float" office:value="1695.001" calcext:value-type="float">
            <text:p>169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82]-[.K682]" office:value-type="float" office:value="0" calcext:value-type="float">
            <text:p>0</text:p>
          </table:table-cell>
          <table:table-cell table:formula="of:=[.M682]*[.N$2]+(1-[.N$2])*[.N681]" office:value-type="float" office:value="0.0000940360189597068" calcext:value-type="float">
            <text:p>9.40360189597068E-05</text:p>
          </table:table-cell>
        </table:table-row>
        <table:table-row table:style-name="ro1">
          <table:table-cell office:value-type="float" office:value="1697.501" calcext:value-type="float">
            <text:p>169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683]-[.K683]" office:value-type="float" office:value="0.00499999999999989" calcext:value-type="float">
            <text:p>0.00499999999999989</text:p>
          </table:table-cell>
          <table:table-cell table:formula="of:=[.M683]*[.N$2]+(1-[.N$2])*[.N682]" office:value-type="float" office:value="0.000584632417063725" calcext:value-type="float">
            <text:p>0.000584632417063725</text:p>
          </table:table-cell>
        </table:table-row>
        <table:table-row table:style-name="ro1">
          <table:table-cell office:value-type="float" office:value="1700.001" calcext:value-type="float">
            <text:p>170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84]-[.K684]" office:value-type="float" office:value="-0.00199999999999978" calcext:value-type="float">
            <text:p>-0.00199999999999978</text:p>
          </table:table-cell>
          <table:table-cell table:formula="of:=[.M684]*[.N$2]+(1-[.N$2])*[.N683]" office:value-type="float" office:value="0.000326169175357375" calcext:value-type="float">
            <text:p>0.000326169175357375</text:p>
          </table:table-cell>
        </table:table-row>
        <table:table-row table:style-name="ro1">
          <table:table-cell office:value-type="float" office:value="1702.502" calcext:value-type="float">
            <text:p>170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85]-[.K685]" office:value-type="float" office:value="0.00199999999999978" calcext:value-type="float">
            <text:p>0.00199999999999978</text:p>
          </table:table-cell>
          <table:table-cell table:formula="of:=[.M685]*[.N$2]+(1-[.N$2])*[.N684]" office:value-type="float" office:value="0.000493552257821615" calcext:value-type="float">
            <text:p>0.000493552257821615</text:p>
          </table:table-cell>
        </table:table-row>
        <table:table-row table:style-name="ro1">
          <table:table-cell office:value-type="float" office:value="1705.001" calcext:value-type="float">
            <text:p>170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86]-[.K686]" office:value-type="float" office:value="-0.00199999999999978" calcext:value-type="float">
            <text:p>-0.00199999999999978</text:p>
          </table:table-cell>
          <table:table-cell table:formula="of:=[.M686]*[.N$2]+(1-[.N$2])*[.N685]" office:value-type="float" office:value="0.000244197032039476" calcext:value-type="float">
            <text:p>0.000244197032039476</text:p>
          </table:table-cell>
        </table:table-row>
        <table:table-row table:style-name="ro1">
          <table:table-cell office:value-type="float" office:value="1707.501" calcext:value-type="float">
            <text:p>170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87]-[.K687]" office:value-type="float" office:value="0.00199999999999978" calcext:value-type="float">
            <text:p>0.00199999999999978</text:p>
          </table:table-cell>
          <table:table-cell table:formula="of:=[.M687]*[.N$2]+(1-[.N$2])*[.N686]" office:value-type="float" office:value="0.000419777328835506" calcext:value-type="float">
            <text:p>0.000419777328835506</text:p>
          </table:table-cell>
        </table:table-row>
        <table:table-row table:style-name="ro1">
          <table:table-cell office:value-type="float" office:value="1710.002" calcext:value-type="float">
            <text:p>171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88]-[.K688]" office:value-type="float" office:value="-0.00199999999999978" calcext:value-type="float">
            <text:p>-0.00199999999999978</text:p>
          </table:table-cell>
          <table:table-cell table:formula="of:=[.M688]*[.N$2]+(1-[.N$2])*[.N687]" office:value-type="float" office:value="0.000177799595951978" calcext:value-type="float">
            <text:p>0.000177799595951978</text:p>
          </table:table-cell>
        </table:table-row>
        <table:table-row table:style-name="ro1">
          <table:table-cell office:value-type="float" office:value="1712.502" calcext:value-type="float">
            <text:p>171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89]-[.K689]" office:value-type="float" office:value="0.00199999999999978" calcext:value-type="float">
            <text:p>0.00199999999999978</text:p>
          </table:table-cell>
          <table:table-cell table:formula="of:=[.M689]*[.N$2]+(1-[.N$2])*[.N688]" office:value-type="float" office:value="0.000360019636356758" calcext:value-type="float">
            <text:p>0.000360019636356758</text:p>
          </table:table-cell>
        </table:table-row>
        <table:table-row table:style-name="ro1">
          <table:table-cell office:value-type="float" office:value="1715.002" calcext:value-type="float">
            <text:p>171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90]-[.K690]" office:value-type="float" office:value="-0.00199999999999978" calcext:value-type="float">
            <text:p>-0.00199999999999978</text:p>
          </table:table-cell>
          <table:table-cell table:formula="of:=[.M690]*[.N$2]+(1-[.N$2])*[.N689]" office:value-type="float" office:value="0.000124017672721104" calcext:value-type="float">
            <text:p>0.000124017672721104</text:p>
          </table:table-cell>
        </table:table-row>
        <table:table-row table:style-name="ro1">
          <table:table-cell office:value-type="float" office:value="1717.501" calcext:value-type="float">
            <text:p>171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91]-[.K691]" office:value-type="float" office:value="0.00199999999999978" calcext:value-type="float">
            <text:p>0.00199999999999978</text:p>
          </table:table-cell>
          <table:table-cell table:formula="of:=[.M691]*[.N$2]+(1-[.N$2])*[.N690]" office:value-type="float" office:value="0.000311615905448972" calcext:value-type="float">
            <text:p>0.000311615905448972</text:p>
          </table:table-cell>
        </table:table-row>
        <table:table-row table:style-name="ro1">
          <table:table-cell office:value-type="float" office:value="1720.002" calcext:value-type="float">
            <text:p>172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92]-[.K692]" office:value-type="float" office:value="-0.00199999999999978" calcext:value-type="float">
            <text:p>-0.00199999999999978</text:p>
          </table:table-cell>
          <table:table-cell table:formula="of:=[.M692]*[.N$2]+(1-[.N$2])*[.N691]" office:value-type="float" office:value="0.0000804543149040966" calcext:value-type="float">
            <text:p>8.04543149040966E-05</text:p>
          </table:table-cell>
        </table:table-row>
        <table:table-row table:style-name="ro1">
          <table:table-cell office:value-type="float" office:value="1722.502" calcext:value-type="float">
            <text:p>172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93]-[.K693]" office:value-type="float" office:value="0.00199999999999978" calcext:value-type="float">
            <text:p>0.00199999999999978</text:p>
          </table:table-cell>
          <table:table-cell table:formula="of:=[.M693]*[.N$2]+(1-[.N$2])*[.N692]" office:value-type="float" office:value="0.000272408883413665" calcext:value-type="float">
            <text:p>0.000272408883413665</text:p>
          </table:table-cell>
        </table:table-row>
        <table:table-row table:style-name="ro1">
          <table:table-cell office:value-type="float" office:value="1725.002" calcext:value-type="float">
            <text:p>172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94]-[.K694]" office:value-type="float" office:value="-0.00199999999999978" calcext:value-type="float">
            <text:p>-0.00199999999999978</text:p>
          </table:table-cell>
          <table:table-cell table:formula="of:=[.M694]*[.N$2]+(1-[.N$2])*[.N693]" office:value-type="float" office:value="0.0000451679950723205" calcext:value-type="float">
            <text:p>4.51679950723205E-05</text:p>
          </table:table-cell>
        </table:table-row>
        <table:table-row table:style-name="ro1">
          <table:table-cell office:value-type="float" office:value="1727.502" calcext:value-type="float">
            <text:p>1727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95]-[.K695]" office:value-type="float" office:value="0.00199999999999978" calcext:value-type="float">
            <text:p>0.00199999999999978</text:p>
          </table:table-cell>
          <table:table-cell table:formula="of:=[.M695]*[.N$2]+(1-[.N$2])*[.N694]" office:value-type="float" office:value="0.000240651195565066" calcext:value-type="float">
            <text:p>0.000240651195565066</text:p>
          </table:table-cell>
        </table:table-row>
        <table:table-row table:style-name="ro1">
          <table:table-cell office:value-type="float" office:value="1730.001" calcext:value-type="float">
            <text:p>1730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96]-[.K696]" office:value-type="float" office:value="-0.00199999999999978" calcext:value-type="float">
            <text:p>-0.00199999999999978</text:p>
          </table:table-cell>
          <table:table-cell table:formula="of:=[.M696]*[.N$2]+(1-[.N$2])*[.N695]" office:value-type="float" office:value="0.0000165860760085818" calcext:value-type="float">
            <text:p>1.65860760085818E-05</text:p>
          </table:table-cell>
        </table:table-row>
        <table:table-row table:style-name="ro1">
          <table:table-cell office:value-type="float" office:value="1732.501" calcext:value-type="float">
            <text:p>1732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97]-[.K697]" office:value-type="float" office:value="0.00199999999999978" calcext:value-type="float">
            <text:p>0.00199999999999978</text:p>
          </table:table-cell>
          <table:table-cell table:formula="of:=[.M697]*[.N$2]+(1-[.N$2])*[.N696]" office:value-type="float" office:value="0.000214927468407702" calcext:value-type="float">
            <text:p>0.000214927468407702</text:p>
          </table:table-cell>
        </table:table-row>
        <table:table-row table:style-name="ro1">
          <table:table-cell office:value-type="float" office:value="1735.001" calcext:value-type="float">
            <text:p>173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698]-[.K698]" office:value-type="float" office:value="-0.00199999999999978" calcext:value-type="float">
            <text:p>-0.00199999999999978</text:p>
          </table:table-cell>
          <table:table-cell table:formula="of:=[.M698]*[.N$2]+(1-[.N$2])*[.N697]" office:value-type="float" office:value="-0.00000656527843304655" calcext:value-type="float">
            <text:p>-6.56527843304655E-06</text:p>
          </table:table-cell>
        </table:table-row>
        <table:table-row table:style-name="ro1">
          <table:table-cell office:value-type="float" office:value="1737.501" calcext:value-type="float">
            <text:p>173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699]-[.K699]" office:value-type="float" office:value="0.00199999999999978" calcext:value-type="float">
            <text:p>0.00199999999999978</text:p>
          </table:table-cell>
          <table:table-cell table:formula="of:=[.M699]*[.N$2]+(1-[.N$2])*[.N698]" office:value-type="float" office:value="0.000194091249410236" calcext:value-type="float">
            <text:p>0.000194091249410236</text:p>
          </table:table-cell>
        </table:table-row>
        <table:table-row table:style-name="ro1">
          <table:table-cell office:value-type="float" office:value="1740.002" calcext:value-type="float">
            <text:p>174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00]-[.K700]" office:value-type="float" office:value="-0.00199999999999978" calcext:value-type="float">
            <text:p>-0.00199999999999978</text:p>
          </table:table-cell>
          <table:table-cell table:formula="of:=[.M700]*[.N$2]+(1-[.N$2])*[.N699]" office:value-type="float" office:value="-0.0000253178755307655" calcext:value-type="float">
            <text:p>-2.53178755307655E-05</text:p>
          </table:table-cell>
        </table:table-row>
        <table:table-row table:style-name="ro1">
          <table:table-cell office:value-type="float" office:value="1742.501" calcext:value-type="float">
            <text:p>1742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01]-[.K701]" office:value-type="float" office:value="0.00199999999999978" calcext:value-type="float">
            <text:p>0.00199999999999978</text:p>
          </table:table-cell>
          <table:table-cell table:formula="of:=[.M701]*[.N$2]+(1-[.N$2])*[.N700]" office:value-type="float" office:value="0.000177213912022289" calcext:value-type="float">
            <text:p>0.000177213912022289</text:p>
          </table:table-cell>
        </table:table-row>
        <table:table-row table:style-name="ro1">
          <table:table-cell office:value-type="float" office:value="1745.001" calcext:value-type="float">
            <text:p>174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02]-[.K702]" office:value-type="float" office:value="0.00300000000000011" calcext:value-type="float">
            <text:p>0.00300000000000011</text:p>
          </table:table-cell>
          <table:table-cell table:formula="of:=[.M702]*[.N$2]+(1-[.N$2])*[.N701]" office:value-type="float" office:value="0.000459492520820072" calcext:value-type="float">
            <text:p>0.000459492520820072</text:p>
          </table:table-cell>
        </table:table-row>
        <table:table-row table:style-name="ro1">
          <table:table-cell office:value-type="float" office:value="1747.501" calcext:value-type="float">
            <text:p>174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3]-[.K703]" office:value-type="float" office:value="0" calcext:value-type="float">
            <text:p>0</text:p>
          </table:table-cell>
          <table:table-cell table:formula="of:=[.M703]*[.N$2]+(1-[.N$2])*[.N702]" office:value-type="float" office:value="0.000413543268738064" calcext:value-type="float">
            <text:p>0.000413543268738064</text:p>
          </table:table-cell>
        </table:table-row>
        <table:table-row table:style-name="ro1">
          <table:table-cell office:value-type="float" office:value="1750.001" calcext:value-type="float">
            <text:p>175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4]-[.K704]" office:value-type="float" office:value="0" calcext:value-type="float">
            <text:p>0</text:p>
          </table:table-cell>
          <table:table-cell table:formula="of:=[.M704]*[.N$2]+(1-[.N$2])*[.N703]" office:value-type="float" office:value="0.000372188941864258" calcext:value-type="float">
            <text:p>0.000372188941864258</text:p>
          </table:table-cell>
        </table:table-row>
        <table:table-row table:style-name="ro1">
          <table:table-cell office:value-type="float" office:value="1752.501" calcext:value-type="float">
            <text:p>175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5]-[.K705]" office:value-type="float" office:value="0" calcext:value-type="float">
            <text:p>0</text:p>
          </table:table-cell>
          <table:table-cell table:formula="of:=[.M705]*[.N$2]+(1-[.N$2])*[.N704]" office:value-type="float" office:value="0.000334970047677832" calcext:value-type="float">
            <text:p>0.000334970047677832</text:p>
          </table:table-cell>
        </table:table-row>
        <table:table-row table:style-name="ro1">
          <table:table-cell office:value-type="float" office:value="1755.001" calcext:value-type="float">
            <text:p>175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6]-[.K706]" office:value-type="float" office:value="0" calcext:value-type="float">
            <text:p>0</text:p>
          </table:table-cell>
          <table:table-cell table:formula="of:=[.M706]*[.N$2]+(1-[.N$2])*[.N705]" office:value-type="float" office:value="0.000301473042910049" calcext:value-type="float">
            <text:p>0.000301473042910049</text:p>
          </table:table-cell>
        </table:table-row>
        <table:table-row table:style-name="ro1">
          <table:table-cell office:value-type="float" office:value="1757.501" calcext:value-type="float">
            <text:p>175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7]-[.K707]" office:value-type="float" office:value="0" calcext:value-type="float">
            <text:p>0</text:p>
          </table:table-cell>
          <table:table-cell table:formula="of:=[.M707]*[.N$2]+(1-[.N$2])*[.N706]" office:value-type="float" office:value="0.000271325738619044" calcext:value-type="float">
            <text:p>0.000271325738619044</text:p>
          </table:table-cell>
        </table:table-row>
        <table:table-row table:style-name="ro1">
          <table:table-cell office:value-type="float" office:value="1760.001" calcext:value-type="float">
            <text:p>176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8]-[.K708]" office:value-type="float" office:value="0" calcext:value-type="float">
            <text:p>0</text:p>
          </table:table-cell>
          <table:table-cell table:formula="of:=[.M708]*[.N$2]+(1-[.N$2])*[.N707]" office:value-type="float" office:value="0.00024419316475714" calcext:value-type="float">
            <text:p>0.00024419316475714</text:p>
          </table:table-cell>
        </table:table-row>
        <table:table-row table:style-name="ro1">
          <table:table-cell office:value-type="float" office:value="1762.501" calcext:value-type="float">
            <text:p>176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09]-[.K709]" office:value-type="float" office:value="0" calcext:value-type="float">
            <text:p>0</text:p>
          </table:table-cell>
          <table:table-cell table:formula="of:=[.M709]*[.N$2]+(1-[.N$2])*[.N708]" office:value-type="float" office:value="0.000219773848281426" calcext:value-type="float">
            <text:p>0.000219773848281426</text:p>
          </table:table-cell>
        </table:table-row>
        <table:table-row table:style-name="ro1">
          <table:table-cell office:value-type="float" office:value="1765.002" calcext:value-type="float">
            <text:p>176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0]-[.K710]" office:value-type="float" office:value="0" calcext:value-type="float">
            <text:p>0</text:p>
          </table:table-cell>
          <table:table-cell table:formula="of:=[.M710]*[.N$2]+(1-[.N$2])*[.N709]" office:value-type="float" office:value="0.000197796463453283" calcext:value-type="float">
            <text:p>0.000197796463453283</text:p>
          </table:table-cell>
        </table:table-row>
        <table:table-row table:style-name="ro1">
          <table:table-cell office:value-type="float" office:value="1767.501" calcext:value-type="float">
            <text:p>176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1]-[.K711]" office:value-type="float" office:value="0" calcext:value-type="float">
            <text:p>0</text:p>
          </table:table-cell>
          <table:table-cell table:formula="of:=[.M711]*[.N$2]+(1-[.N$2])*[.N710]" office:value-type="float" office:value="0.000178016817107955" calcext:value-type="float">
            <text:p>0.000178016817107955</text:p>
          </table:table-cell>
        </table:table-row>
        <table:table-row table:style-name="ro1">
          <table:table-cell office:value-type="float" office:value="1770.001" calcext:value-type="float">
            <text:p>177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2]-[.K712]" office:value-type="float" office:value="0" calcext:value-type="float">
            <text:p>0</text:p>
          </table:table-cell>
          <table:table-cell table:formula="of:=[.M712]*[.N$2]+(1-[.N$2])*[.N711]" office:value-type="float" office:value="0.000160215135397159" calcext:value-type="float">
            <text:p>0.000160215135397159</text:p>
          </table:table-cell>
        </table:table-row>
        <table:table-row table:style-name="ro1">
          <table:table-cell office:value-type="float" office:value="1772.501" calcext:value-type="float">
            <text:p>177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3]-[.K713]" office:value-type="float" office:value="0" calcext:value-type="float">
            <text:p>0</text:p>
          </table:table-cell>
          <table:table-cell table:formula="of:=[.M713]*[.N$2]+(1-[.N$2])*[.N712]" office:value-type="float" office:value="0.000144193621857443" calcext:value-type="float">
            <text:p>0.000144193621857443</text:p>
          </table:table-cell>
        </table:table-row>
        <table:table-row table:style-name="ro1">
          <table:table-cell office:value-type="float" office:value="1775.001" calcext:value-type="float">
            <text:p>177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4]-[.K714]" office:value-type="float" office:value="0" calcext:value-type="float">
            <text:p>0</text:p>
          </table:table-cell>
          <table:table-cell table:formula="of:=[.M714]*[.N$2]+(1-[.N$2])*[.N713]" office:value-type="float" office:value="0.000129774259671699" calcext:value-type="float">
            <text:p>0.000129774259671699</text:p>
          </table:table-cell>
        </table:table-row>
        <table:table-row table:style-name="ro1">
          <table:table-cell office:value-type="float" office:value="1777.501" calcext:value-type="float">
            <text:p>177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5]-[.K715]" office:value-type="float" office:value="0" calcext:value-type="float">
            <text:p>0</text:p>
          </table:table-cell>
          <table:table-cell table:formula="of:=[.M715]*[.N$2]+(1-[.N$2])*[.N714]" office:value-type="float" office:value="0.000116796833704529" calcext:value-type="float">
            <text:p>0.000116796833704529</text:p>
          </table:table-cell>
        </table:table-row>
        <table:table-row table:style-name="ro1">
          <table:table-cell office:value-type="float" office:value="1780.002" calcext:value-type="float">
            <text:p>178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6]-[.K716]" office:value-type="float" office:value="0" calcext:value-type="float">
            <text:p>0</text:p>
          </table:table-cell>
          <table:table-cell table:formula="of:=[.M716]*[.N$2]+(1-[.N$2])*[.N715]" office:value-type="float" office:value="0.000105117150334076" calcext:value-type="float">
            <text:p>0.000105117150334076</text:p>
          </table:table-cell>
        </table:table-row>
        <table:table-row table:style-name="ro1">
          <table:table-cell office:value-type="float" office:value="1782.502" calcext:value-type="float">
            <text:p>178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7]-[.K717]" office:value-type="float" office:value="0" calcext:value-type="float">
            <text:p>0</text:p>
          </table:table-cell>
          <table:table-cell table:formula="of:=[.M717]*[.N$2]+(1-[.N$2])*[.N716]" office:value-type="float" office:value="0.0000946054353006686" calcext:value-type="float">
            <text:p>9.46054353006686E-05</text:p>
          </table:table-cell>
        </table:table-row>
        <table:table-row table:style-name="ro1">
          <table:table-cell office:value-type="float" office:value="1785.001" calcext:value-type="float">
            <text:p>178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8]-[.K718]" office:value-type="float" office:value="0" calcext:value-type="float">
            <text:p>0</text:p>
          </table:table-cell>
          <table:table-cell table:formula="of:=[.M718]*[.N$2]+(1-[.N$2])*[.N717]" office:value-type="float" office:value="0.0000851448917706018" calcext:value-type="float">
            <text:p>8.51448917706018E-05</text:p>
          </table:table-cell>
        </table:table-row>
        <table:table-row table:style-name="ro1">
          <table:table-cell office:value-type="float" office:value="1787.501" calcext:value-type="float">
            <text:p>178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19]-[.K719]" office:value-type="float" office:value="0" calcext:value-type="float">
            <text:p>0</text:p>
          </table:table-cell>
          <table:table-cell table:formula="of:=[.M719]*[.N$2]+(1-[.N$2])*[.N718]" office:value-type="float" office:value="0.0000766304025935416" calcext:value-type="float">
            <text:p>7.66304025935416E-05</text:p>
          </table:table-cell>
        </table:table-row>
        <table:table-row table:style-name="ro1">
          <table:table-cell office:value-type="float" office:value="1790.002" calcext:value-type="float">
            <text:p>179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0]-[.K720]" office:value-type="float" office:value="0" calcext:value-type="float">
            <text:p>0</text:p>
          </table:table-cell>
          <table:table-cell table:formula="of:=[.M720]*[.N$2]+(1-[.N$2])*[.N719]" office:value-type="float" office:value="0.0000689673623341874" calcext:value-type="float">
            <text:p>6.89673623341874E-05</text:p>
          </table:table-cell>
        </table:table-row>
        <table:table-row table:style-name="ro1">
          <table:table-cell office:value-type="float" office:value="1792.501" calcext:value-type="float">
            <text:p>179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1]-[.K721]" office:value-type="float" office:value="0" calcext:value-type="float">
            <text:p>0</text:p>
          </table:table-cell>
          <table:table-cell table:formula="of:=[.M721]*[.N$2]+(1-[.N$2])*[.N720]" office:value-type="float" office:value="0.0000620706261007687" calcext:value-type="float">
            <text:p>6.20706261007687E-05</text:p>
          </table:table-cell>
        </table:table-row>
        <table:table-row table:style-name="ro1">
          <table:table-cell office:value-type="float" office:value="1795.001" calcext:value-type="float">
            <text:p>179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2]-[.K722]" office:value-type="float" office:value="0" calcext:value-type="float">
            <text:p>0</text:p>
          </table:table-cell>
          <table:table-cell table:formula="of:=[.M722]*[.N$2]+(1-[.N$2])*[.N721]" office:value-type="float" office:value="0.0000558635634906918" calcext:value-type="float">
            <text:p>5.58635634906918E-05</text:p>
          </table:table-cell>
        </table:table-row>
        <table:table-row table:style-name="ro1">
          <table:table-cell office:value-type="float" office:value="1797.502" calcext:value-type="float">
            <text:p>17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3]-[.K723]" office:value-type="float" office:value="0" calcext:value-type="float">
            <text:p>0</text:p>
          </table:table-cell>
          <table:table-cell table:formula="of:=[.M723]*[.N$2]+(1-[.N$2])*[.N722]" office:value-type="float" office:value="0.0000502772071416227" calcext:value-type="float">
            <text:p>5.02772071416227E-05</text:p>
          </table:table-cell>
        </table:table-row>
        <table:table-row table:style-name="ro1">
          <table:table-cell office:value-type="float" office:value="1800.002" calcext:value-type="float">
            <text:p>180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4]-[.K724]" office:value-type="float" office:value="0" calcext:value-type="float">
            <text:p>0</text:p>
          </table:table-cell>
          <table:table-cell table:formula="of:=[.M724]*[.N$2]+(1-[.N$2])*[.N723]" office:value-type="float" office:value="0.0000452494864274604" calcext:value-type="float">
            <text:p>4.52494864274604E-05</text:p>
          </table:table-cell>
        </table:table-row>
        <table:table-row table:style-name="ro1">
          <table:table-cell office:value-type="float" office:value="1802.502" calcext:value-type="float">
            <text:p>18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5]-[.K725]" office:value-type="float" office:value="0" calcext:value-type="float">
            <text:p>0</text:p>
          </table:table-cell>
          <table:table-cell table:formula="of:=[.M725]*[.N$2]+(1-[.N$2])*[.N724]" office:value-type="float" office:value="0.0000407245377847144" calcext:value-type="float">
            <text:p>4.07245377847144E-05</text:p>
          </table:table-cell>
        </table:table-row>
        <table:table-row table:style-name="ro1">
          <table:table-cell office:value-type="float" office:value="1805.002" calcext:value-type="float">
            <text:p>180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6]-[.K726]" office:value-type="float" office:value="0" calcext:value-type="float">
            <text:p>0</text:p>
          </table:table-cell>
          <table:table-cell table:formula="of:=[.M726]*[.N$2]+(1-[.N$2])*[.N725]" office:value-type="float" office:value="0.0000366520840062429" calcext:value-type="float">
            <text:p>3.66520840062429E-05</text:p>
          </table:table-cell>
        </table:table-row>
        <table:table-row table:style-name="ro1">
          <table:table-cell office:value-type="float" office:value="1807.502" calcext:value-type="float">
            <text:p>180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7]-[.K727]" office:value-type="float" office:value="0" calcext:value-type="float">
            <text:p>0</text:p>
          </table:table-cell>
          <table:table-cell table:formula="of:=[.M727]*[.N$2]+(1-[.N$2])*[.N726]" office:value-type="float" office:value="0.0000329868756056186" calcext:value-type="float">
            <text:p>3.29868756056186E-05</text:p>
          </table:table-cell>
        </table:table-row>
        <table:table-row table:style-name="ro1">
          <table:table-cell office:value-type="float" office:value="1810.002" calcext:value-type="float">
            <text:p>1810.0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68" calcext:value-type="float">
            <text:p>7.68</text:p>
          </table:table-cell>
          <table:table-cell office:value-type="float" office:value="3.74" calcext:value-type="float">
            <text:p>3.74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4" calcext:value-type="float">
            <text:p>114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28]-[.K728]" office:value-type="float" office:value="0.00499999999999989" calcext:value-type="float">
            <text:p>0.00499999999999989</text:p>
          </table:table-cell>
          <table:table-cell table:formula="of:=[.M728]*[.N$2]+(1-[.N$2])*[.N727]" office:value-type="float" office:value="0.000529688188045046" calcext:value-type="float">
            <text:p>0.000529688188045046</text:p>
          </table:table-cell>
        </table:table-row>
        <table:table-row table:style-name="ro1">
          <table:table-cell office:value-type="float" office:value="1812.502" calcext:value-type="float">
            <text:p>181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72" calcext:value-type="float">
            <text:p>28.72</text:p>
          </table:table-cell>
          <table:table-cell office:value-type="float" office:value="7.68" calcext:value-type="float">
            <text:p>7.68</text:p>
          </table:table-cell>
          <table:table-cell office:value-type="float" office:value="3.74" calcext:value-type="float">
            <text:p>3.74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4" calcext:value-type="float">
            <text:p>114.4</text:p>
          </table:table-cell>
          <table:table-cell table:formula="of:=[.F729]-[.K729]" office:value-type="float" office:value="-0.00199999999999978" calcext:value-type="float">
            <text:p>-0.00199999999999978</text:p>
          </table:table-cell>
          <table:table-cell table:formula="of:=[.M729]*[.N$2]+(1-[.N$2])*[.N728]" office:value-type="float" office:value="0.000276719369240564" calcext:value-type="float">
            <text:p>0.000276719369240564</text:p>
          </table:table-cell>
        </table:table-row>
        <table:table-row table:style-name="ro1">
          <table:table-cell office:value-type="float" office:value="1815.002" calcext:value-type="float">
            <text:p>181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0]-[.K730]" office:value-type="float" office:value="0" calcext:value-type="float">
            <text:p>0</text:p>
          </table:table-cell>
          <table:table-cell table:formula="of:=[.M730]*[.N$2]+(1-[.N$2])*[.N729]" office:value-type="float" office:value="0.000249047432316507" calcext:value-type="float">
            <text:p>0.000249047432316507</text:p>
          </table:table-cell>
        </table:table-row>
        <table:table-row table:style-name="ro1">
          <table:table-cell office:value-type="float" office:value="1817.501" calcext:value-type="float">
            <text:p>181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1]-[.K731]" office:value-type="float" office:value="0.00199999999999978" calcext:value-type="float">
            <text:p>0.00199999999999978</text:p>
          </table:table-cell>
          <table:table-cell table:formula="of:=[.M731]*[.N$2]+(1-[.N$2])*[.N730]" office:value-type="float" office:value="0.000424142689084835" calcext:value-type="float">
            <text:p>0.000424142689084835</text:p>
          </table:table-cell>
        </table:table-row>
        <table:table-row table:style-name="ro1">
          <table:table-cell office:value-type="float" office:value="1820.002" calcext:value-type="float">
            <text:p>182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table:formula="of:=[.F732]-[.K732]" office:value-type="float" office:value="-0.00199999999999978" calcext:value-type="float">
            <text:p>-0.00199999999999978</text:p>
          </table:table-cell>
          <table:table-cell table:formula="of:=[.M732]*[.N$2]+(1-[.N$2])*[.N731]" office:value-type="float" office:value="0.000181728420176373" calcext:value-type="float">
            <text:p>0.000181728420176373</text:p>
          </table:table-cell>
        </table:table-row>
        <table:table-row table:style-name="ro1">
          <table:table-cell office:value-type="float" office:value="1822.502" calcext:value-type="float">
            <text:p>182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3]-[.K733]" office:value-type="float" office:value="0" calcext:value-type="float">
            <text:p>0</text:p>
          </table:table-cell>
          <table:table-cell table:formula="of:=[.M733]*[.N$2]+(1-[.N$2])*[.N732]" office:value-type="float" office:value="0.000163555578158736" calcext:value-type="float">
            <text:p>0.000163555578158736</text:p>
          </table:table-cell>
        </table:table-row>
        <table:table-row table:style-name="ro1">
          <table:table-cell office:value-type="float" office:value="1825.002" calcext:value-type="float">
            <text:p>182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4]-[.K734]" office:value-type="float" office:value="0.00199999999999978" calcext:value-type="float">
            <text:p>0.00199999999999978</text:p>
          </table:table-cell>
          <table:table-cell table:formula="of:=[.M734]*[.N$2]+(1-[.N$2])*[.N733]" office:value-type="float" office:value="0.00034720002034284" calcext:value-type="float">
            <text:p>0.00034720002034284</text:p>
          </table:table-cell>
        </table:table-row>
        <table:table-row table:style-name="ro1">
          <table:table-cell office:value-type="float" office:value="1827.501" calcext:value-type="float">
            <text:p>182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table:formula="of:=[.F735]-[.K735]" office:value-type="float" office:value="-0.00199999999999978" calcext:value-type="float">
            <text:p>-0.00199999999999978</text:p>
          </table:table-cell>
          <table:table-cell table:formula="of:=[.M735]*[.N$2]+(1-[.N$2])*[.N734]" office:value-type="float" office:value="0.000112480018308578" calcext:value-type="float">
            <text:p>0.000112480018308578</text:p>
          </table:table-cell>
        </table:table-row>
        <table:table-row table:style-name="ro1">
          <table:table-cell office:value-type="float" office:value="1830.001" calcext:value-type="float">
            <text:p>183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6]-[.K736]" office:value-type="float" office:value="0" calcext:value-type="float">
            <text:p>0</text:p>
          </table:table-cell>
          <table:table-cell table:formula="of:=[.M736]*[.N$2]+(1-[.N$2])*[.N735]" office:value-type="float" office:value="0.00010123201647772" calcext:value-type="float">
            <text:p>0.00010123201647772</text:p>
          </table:table-cell>
        </table:table-row>
        <table:table-row table:style-name="ro1">
          <table:table-cell office:value-type="float" office:value="1832.501" calcext:value-type="float">
            <text:p>183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7]-[.K737]" office:value-type="float" office:value="0" calcext:value-type="float">
            <text:p>0</text:p>
          </table:table-cell>
          <table:table-cell table:formula="of:=[.M737]*[.N$2]+(1-[.N$2])*[.N736]" office:value-type="float" office:value="0.0000911088148299484" calcext:value-type="float">
            <text:p>9.11088148299484E-05</text:p>
          </table:table-cell>
        </table:table-row>
        <table:table-row table:style-name="ro1">
          <table:table-cell office:value-type="float" office:value="1835.001" calcext:value-type="float">
            <text:p>183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8]-[.K738]" office:value-type="float" office:value="0" calcext:value-type="float">
            <text:p>0</text:p>
          </table:table-cell>
          <table:table-cell table:formula="of:=[.M738]*[.N$2]+(1-[.N$2])*[.N737]" office:value-type="float" office:value="0.0000819979333469535" calcext:value-type="float">
            <text:p>8.19979333469535E-05</text:p>
          </table:table-cell>
        </table:table-row>
        <table:table-row table:style-name="ro1">
          <table:table-cell office:value-type="float" office:value="1837.502" calcext:value-type="float">
            <text:p>183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39]-[.K739]" office:value-type="float" office:value="0" calcext:value-type="float">
            <text:p>0</text:p>
          </table:table-cell>
          <table:table-cell table:formula="of:=[.M739]*[.N$2]+(1-[.N$2])*[.N738]" office:value-type="float" office:value="0.0000737981400122582" calcext:value-type="float">
            <text:p>7.37981400122582E-05</text:p>
          </table:table-cell>
        </table:table-row>
        <table:table-row table:style-name="ro1">
          <table:table-cell office:value-type="float" office:value="1840.002" calcext:value-type="float">
            <text:p>184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40]-[.K740]" office:value-type="float" office:value="0" calcext:value-type="float">
            <text:p>0</text:p>
          </table:table-cell>
          <table:table-cell table:formula="of:=[.M740]*[.N$2]+(1-[.N$2])*[.N739]" office:value-type="float" office:value="0.0000664183260110324" calcext:value-type="float">
            <text:p>6.64183260110324E-05</text:p>
          </table:table-cell>
        </table:table-row>
        <table:table-row table:style-name="ro1">
          <table:table-cell office:value-type="float" office:value="1842.502" calcext:value-type="float">
            <text:p>184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41]-[.K741]" office:value-type="float" office:value="0" calcext:value-type="float">
            <text:p>0</text:p>
          </table:table-cell>
          <table:table-cell table:formula="of:=[.M741]*[.N$2]+(1-[.N$2])*[.N740]" office:value-type="float" office:value="0.0000597764934099291" calcext:value-type="float">
            <text:p>5.97764934099291E-05</text:p>
          </table:table-cell>
        </table:table-row>
        <table:table-row table:style-name="ro1">
          <table:table-cell office:value-type="float" office:value="1845.001" calcext:value-type="float">
            <text:p>1845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42]-[.K742]" office:value-type="float" office:value="0" calcext:value-type="float">
            <text:p>0</text:p>
          </table:table-cell>
          <table:table-cell table:formula="of:=[.M742]*[.N$2]+(1-[.N$2])*[.N741]" office:value-type="float" office:value="0.0000537988440689362" calcext:value-type="float">
            <text:p>5.37988440689362E-05</text:p>
          </table:table-cell>
        </table:table-row>
        <table:table-row table:style-name="ro1">
          <table:table-cell office:value-type="float" office:value="1847.501" calcext:value-type="float">
            <text:p>184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9" calcext:value-type="float">
            <text:p>7.69</text:p>
          </table:table-cell>
          <table:table-cell office:value-type="float" office:value="3.74" calcext:value-type="float">
            <text:p>3.74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743]-[.K743]" office:value-type="float" office:value="0.00499999999999989" calcext:value-type="float">
            <text:p>0.00499999999999989</text:p>
          </table:table-cell>
          <table:table-cell table:formula="of:=[.M743]*[.N$2]+(1-[.N$2])*[.N742]" office:value-type="float" office:value="0.000548418959662032" calcext:value-type="float">
            <text:p>0.000548418959662032</text:p>
          </table:table-cell>
        </table:table-row>
        <table:table-row table:style-name="ro1">
          <table:table-cell office:value-type="float" office:value="1850.002" calcext:value-type="float">
            <text:p>185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76" calcext:value-type="float">
            <text:p>28.76</text:p>
          </table:table-cell>
          <table:table-cell office:value-type="float" office:value="7.69" calcext:value-type="float">
            <text:p>7.69</text:p>
          </table:table-cell>
          <table:table-cell office:value-type="float" office:value="3.74" calcext:value-type="float">
            <text:p>3.74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4]-[.K744]" office:value-type="float" office:value="0" calcext:value-type="float">
            <text:p>0</text:p>
          </table:table-cell>
          <table:table-cell table:formula="of:=[.M744]*[.N$2]+(1-[.N$2])*[.N743]" office:value-type="float" office:value="0.000493577063695829" calcext:value-type="float">
            <text:p>0.000493577063695829</text:p>
          </table:table-cell>
        </table:table-row>
        <table:table-row table:style-name="ro1">
          <table:table-cell office:value-type="float" office:value="1852.501" calcext:value-type="float">
            <text:p>1852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5]-[.K745]" office:value-type="float" office:value="0" calcext:value-type="float">
            <text:p>0</text:p>
          </table:table-cell>
          <table:table-cell table:formula="of:=[.M745]*[.N$2]+(1-[.N$2])*[.N744]" office:value-type="float" office:value="0.000444219357326246" calcext:value-type="float">
            <text:p>0.000444219357326246</text:p>
          </table:table-cell>
        </table:table-row>
        <table:table-row table:style-name="ro1">
          <table:table-cell office:value-type="float" office:value="1855.002" calcext:value-type="float">
            <text:p>185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6]-[.K746]" office:value-type="float" office:value="0" calcext:value-type="float">
            <text:p>0</text:p>
          </table:table-cell>
          <table:table-cell table:formula="of:=[.M746]*[.N$2]+(1-[.N$2])*[.N745]" office:value-type="float" office:value="0.000399797421593621" calcext:value-type="float">
            <text:p>0.000399797421593621</text:p>
          </table:table-cell>
        </table:table-row>
        <table:table-row table:style-name="ro1">
          <table:table-cell office:value-type="float" office:value="1857.501" calcext:value-type="float">
            <text:p>1857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7]-[.K747]" office:value-type="float" office:value="0" calcext:value-type="float">
            <text:p>0</text:p>
          </table:table-cell>
          <table:table-cell table:formula="of:=[.M747]*[.N$2]+(1-[.N$2])*[.N746]" office:value-type="float" office:value="0.000359817679434259" calcext:value-type="float">
            <text:p>0.000359817679434259</text:p>
          </table:table-cell>
        </table:table-row>
        <table:table-row table:style-name="ro1">
          <table:table-cell office:value-type="float" office:value="1860.002" calcext:value-type="float">
            <text:p>186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8]-[.K748]" office:value-type="float" office:value="0" calcext:value-type="float">
            <text:p>0</text:p>
          </table:table-cell>
          <table:table-cell table:formula="of:=[.M748]*[.N$2]+(1-[.N$2])*[.N747]" office:value-type="float" office:value="0.000323835911490833" calcext:value-type="float">
            <text:p>0.000323835911490833</text:p>
          </table:table-cell>
        </table:table-row>
        <table:table-row table:style-name="ro1">
          <table:table-cell office:value-type="float" office:value="1862.501" calcext:value-type="float">
            <text:p>1862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49]-[.K749]" office:value-type="float" office:value="0" calcext:value-type="float">
            <text:p>0</text:p>
          </table:table-cell>
          <table:table-cell table:formula="of:=[.M749]*[.N$2]+(1-[.N$2])*[.N748]" office:value-type="float" office:value="0.00029145232034175" calcext:value-type="float">
            <text:p>0.00029145232034175</text:p>
          </table:table-cell>
        </table:table-row>
        <table:table-row table:style-name="ro1">
          <table:table-cell office:value-type="float" office:value="1865.002" calcext:value-type="float">
            <text:p>186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0]-[.K750]" office:value-type="float" office:value="0" calcext:value-type="float">
            <text:p>0</text:p>
          </table:table-cell>
          <table:table-cell table:formula="of:=[.M750]*[.N$2]+(1-[.N$2])*[.N749]" office:value-type="float" office:value="0.000262307088307575" calcext:value-type="float">
            <text:p>0.000262307088307575</text:p>
          </table:table-cell>
        </table:table-row>
        <table:table-row table:style-name="ro1">
          <table:table-cell office:value-type="float" office:value="1867.501" calcext:value-type="float">
            <text:p>1867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1]-[.K751]" office:value-type="float" office:value="0" calcext:value-type="float">
            <text:p>0</text:p>
          </table:table-cell>
          <table:table-cell table:formula="of:=[.M751]*[.N$2]+(1-[.N$2])*[.N750]" office:value-type="float" office:value="0.000236076379476818" calcext:value-type="float">
            <text:p>0.000236076379476818</text:p>
          </table:table-cell>
        </table:table-row>
        <table:table-row table:style-name="ro1">
          <table:table-cell office:value-type="float" office:value="1870.001" calcext:value-type="float">
            <text:p>1870.0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2]-[.K752]" office:value-type="float" office:value="0" calcext:value-type="float">
            <text:p>0</text:p>
          </table:table-cell>
          <table:table-cell table:formula="of:=[.M752]*[.N$2]+(1-[.N$2])*[.N751]" office:value-type="float" office:value="0.000212468741529136" calcext:value-type="float">
            <text:p>0.000212468741529136</text:p>
          </table:table-cell>
        </table:table-row>
        <table:table-row table:style-name="ro1">
          <table:table-cell office:value-type="float" office:value="1872.502" calcext:value-type="float">
            <text:p>187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3]-[.K753]" office:value-type="float" office:value="0" calcext:value-type="float">
            <text:p>0</text:p>
          </table:table-cell>
          <table:table-cell table:formula="of:=[.M753]*[.N$2]+(1-[.N$2])*[.N752]" office:value-type="float" office:value="0.000191221867376222" calcext:value-type="float">
            <text:p>0.000191221867376222</text:p>
          </table:table-cell>
        </table:table-row>
        <table:table-row table:style-name="ro1">
          <table:table-cell office:value-type="float" office:value="1875.001" calcext:value-type="float">
            <text:p>1875.0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4]-[.K754]" office:value-type="float" office:value="0" calcext:value-type="float">
            <text:p>0</text:p>
          </table:table-cell>
          <table:table-cell table:formula="of:=[.M754]*[.N$2]+(1-[.N$2])*[.N753]" office:value-type="float" office:value="0.0001720996806386" calcext:value-type="float">
            <text:p>0.0001720996806386</text:p>
          </table:table-cell>
        </table:table-row>
        <table:table-row table:style-name="ro1">
          <table:table-cell office:value-type="float" office:value="1877.502" calcext:value-type="float">
            <text:p>1877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5]-[.K755]" office:value-type="float" office:value="0" calcext:value-type="float">
            <text:p>0</text:p>
          </table:table-cell>
          <table:table-cell table:formula="of:=[.M755]*[.N$2]+(1-[.N$2])*[.N754]" office:value-type="float" office:value="0.00015488971257474" calcext:value-type="float">
            <text:p>0.00015488971257474</text:p>
          </table:table-cell>
        </table:table-row>
        <table:table-row table:style-name="ro1">
          <table:table-cell office:value-type="float" office:value="1880.002" calcext:value-type="float">
            <text:p>188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6]-[.K756]" office:value-type="float" office:value="0" calcext:value-type="float">
            <text:p>0</text:p>
          </table:table-cell>
          <table:table-cell table:formula="of:=[.M756]*[.N$2]+(1-[.N$2])*[.N755]" office:value-type="float" office:value="0.000139400741317266" calcext:value-type="float">
            <text:p>0.000139400741317266</text:p>
          </table:table-cell>
        </table:table-row>
        <table:table-row table:style-name="ro1">
          <table:table-cell office:value-type="float" office:value="1882.502" calcext:value-type="float">
            <text:p>188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7]-[.K757]" office:value-type="float" office:value="0" calcext:value-type="float">
            <text:p>0</text:p>
          </table:table-cell>
          <table:table-cell table:formula="of:=[.M757]*[.N$2]+(1-[.N$2])*[.N756]" office:value-type="float" office:value="0.000125460667185539" calcext:value-type="float">
            <text:p>0.000125460667185539</text:p>
          </table:table-cell>
        </table:table-row>
        <table:table-row table:style-name="ro1">
          <table:table-cell office:value-type="float" office:value="1885.003" calcext:value-type="float">
            <text:p>1885.003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8]-[.K758]" office:value-type="float" office:value="0" calcext:value-type="float">
            <text:p>0</text:p>
          </table:table-cell>
          <table:table-cell table:formula="of:=[.M758]*[.N$2]+(1-[.N$2])*[.N757]" office:value-type="float" office:value="0.000112914600466986" calcext:value-type="float">
            <text:p>0.000112914600466986</text:p>
          </table:table-cell>
        </table:table-row>
        <table:table-row table:style-name="ro1">
          <table:table-cell office:value-type="float" office:value="1887.501" calcext:value-type="float">
            <text:p>1887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59]-[.K759]" office:value-type="float" office:value="0" calcext:value-type="float">
            <text:p>0</text:p>
          </table:table-cell>
          <table:table-cell table:formula="of:=[.M759]*[.N$2]+(1-[.N$2])*[.N758]" office:value-type="float" office:value="0.000101623140420287" calcext:value-type="float">
            <text:p>0.000101623140420287</text:p>
          </table:table-cell>
        </table:table-row>
        <table:table-row table:style-name="ro1">
          <table:table-cell office:value-type="float" office:value="1890.001" calcext:value-type="float">
            <text:p>1890.0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0]-[.K760]" office:value-type="float" office:value="0" calcext:value-type="float">
            <text:p>0</text:p>
          </table:table-cell>
          <table:table-cell table:formula="of:=[.M760]*[.N$2]+(1-[.N$2])*[.N759]" office:value-type="float" office:value="0.0000914608263782583" calcext:value-type="float">
            <text:p>9.14608263782583E-05</text:p>
          </table:table-cell>
        </table:table-row>
        <table:table-row table:style-name="ro1">
          <table:table-cell office:value-type="float" office:value="1892.502" calcext:value-type="float">
            <text:p>189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1]-[.K761]" office:value-type="float" office:value="0" calcext:value-type="float">
            <text:p>0</text:p>
          </table:table-cell>
          <table:table-cell table:formula="of:=[.M761]*[.N$2]+(1-[.N$2])*[.N760]" office:value-type="float" office:value="0.0000823147437404324" calcext:value-type="float">
            <text:p>8.23147437404324E-05</text:p>
          </table:table-cell>
        </table:table-row>
        <table:table-row table:style-name="ro1">
          <table:table-cell office:value-type="float" office:value="1895.002" calcext:value-type="float">
            <text:p>189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2]-[.K762]" office:value-type="float" office:value="0" calcext:value-type="float">
            <text:p>0</text:p>
          </table:table-cell>
          <table:table-cell table:formula="of:=[.M762]*[.N$2]+(1-[.N$2])*[.N761]" office:value-type="float" office:value="0.0000740832693663892" calcext:value-type="float">
            <text:p>7.40832693663892E-05</text:p>
          </table:table-cell>
        </table:table-row>
        <table:table-row table:style-name="ro1">
          <table:table-cell office:value-type="float" office:value="1897.502" calcext:value-type="float">
            <text:p>1897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3]-[.K763]" office:value-type="float" office:value="0" calcext:value-type="float">
            <text:p>0</text:p>
          </table:table-cell>
          <table:table-cell table:formula="of:=[.M763]*[.N$2]+(1-[.N$2])*[.N762]" office:value-type="float" office:value="0.0000666749424297503" calcext:value-type="float">
            <text:p>6.66749424297503E-05</text:p>
          </table:table-cell>
        </table:table-row>
        <table:table-row table:style-name="ro1">
          <table:table-cell office:value-type="float" office:value="1900.002" calcext:value-type="float">
            <text:p>190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4]-[.K764]" office:value-type="float" office:value="0" calcext:value-type="float">
            <text:p>0</text:p>
          </table:table-cell>
          <table:table-cell table:formula="of:=[.M764]*[.N$2]+(1-[.N$2])*[.N763]" office:value-type="float" office:value="0.0000600074481867753" calcext:value-type="float">
            <text:p>6.00074481867753E-05</text:p>
          </table:table-cell>
        </table:table-row>
        <table:table-row table:style-name="ro1">
          <table:table-cell office:value-type="float" office:value="1902.502" calcext:value-type="float">
            <text:p>190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5]-[.K765]" office:value-type="float" office:value="0" calcext:value-type="float">
            <text:p>0</text:p>
          </table:table-cell>
          <table:table-cell table:formula="of:=[.M765]*[.N$2]+(1-[.N$2])*[.N764]" office:value-type="float" office:value="0.0000540067033680977" calcext:value-type="float">
            <text:p>5.40067033680977E-05</text:p>
          </table:table-cell>
        </table:table-row>
        <table:table-row table:style-name="ro1">
          <table:table-cell office:value-type="float" office:value="1905.002" calcext:value-type="float">
            <text:p>190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6]-[.K766]" office:value-type="float" office:value="0" calcext:value-type="float">
            <text:p>0</text:p>
          </table:table-cell>
          <table:table-cell table:formula="of:=[.M766]*[.N$2]+(1-[.N$2])*[.N765]" office:value-type="float" office:value="0.000048606033031288" calcext:value-type="float">
            <text:p>4.8606033031288E-05</text:p>
          </table:table-cell>
        </table:table-row>
        <table:table-row table:style-name="ro1">
          <table:table-cell office:value-type="float" office:value="1907.502" calcext:value-type="float">
            <text:p>1907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7]-[.K767]" office:value-type="float" office:value="0" calcext:value-type="float">
            <text:p>0</text:p>
          </table:table-cell>
          <table:table-cell table:formula="of:=[.M767]*[.N$2]+(1-[.N$2])*[.N766]" office:value-type="float" office:value="0.0000437454297281592" calcext:value-type="float">
            <text:p>4.37454297281592E-05</text:p>
          </table:table-cell>
        </table:table-row>
        <table:table-row table:style-name="ro1">
          <table:table-cell office:value-type="float" office:value="1910.001" calcext:value-type="float">
            <text:p>1910.0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8]-[.K768]" office:value-type="float" office:value="0" calcext:value-type="float">
            <text:p>0</text:p>
          </table:table-cell>
          <table:table-cell table:formula="of:=[.M768]*[.N$2]+(1-[.N$2])*[.N767]" office:value-type="float" office:value="0.0000393708867553433" calcext:value-type="float">
            <text:p>3.93708867553433E-05</text:p>
          </table:table-cell>
        </table:table-row>
        <table:table-row table:style-name="ro1">
          <table:table-cell office:value-type="float" office:value="1912.501" calcext:value-type="float">
            <text:p>1912.501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69]-[.K769]" office:value-type="float" office:value="0" calcext:value-type="float">
            <text:p>0</text:p>
          </table:table-cell>
          <table:table-cell table:formula="of:=[.M769]*[.N$2]+(1-[.N$2])*[.N768]" office:value-type="float" office:value="0.0000354337980798089" calcext:value-type="float">
            <text:p>3.54337980798089E-05</text:p>
          </table:table-cell>
        </table:table-row>
        <table:table-row table:style-name="ro1">
          <table:table-cell office:value-type="float" office:value="1915.002" calcext:value-type="float">
            <text:p>1915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70]-[.K770]" office:value-type="float" office:value="0" calcext:value-type="float">
            <text:p>0</text:p>
          </table:table-cell>
          <table:table-cell table:formula="of:=[.M770]*[.N$2]+(1-[.N$2])*[.N769]" office:value-type="float" office:value="0.000031890418271828" calcext:value-type="float">
            <text:p>3.1890418271828E-05</text:p>
          </table:table-cell>
        </table:table-row>
        <table:table-row table:style-name="ro1">
          <table:table-cell office:value-type="float" office:value="1917.501" calcext:value-type="float">
            <text:p>191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71" calcext:value-type="float">
            <text:p>7.71</text:p>
          </table:table-cell>
          <table:table-cell office:value-type="float" office:value="3.74" calcext:value-type="float">
            <text:p>3.74</text:p>
          </table:table-cell>
          <table:table-cell office:value-type="float" office:value="2.061" calcext:value-type="float">
            <text:p>2.061</text:p>
          </table:table-cell>
          <table:table-cell office:value-type="float" office:value="115.7" calcext:value-type="float">
            <text:p>115.7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71]-[.K771]" office:value-type="float" office:value="0.00499999999999989" calcext:value-type="float">
            <text:p>0.00499999999999989</text:p>
          </table:table-cell>
          <table:table-cell table:formula="of:=[.M771]*[.N$2]+(1-[.N$2])*[.N770]" office:value-type="float" office:value="0.000528701376444635" calcext:value-type="float">
            <text:p>0.000528701376444635</text:p>
          </table:table-cell>
        </table:table-row>
        <table:table-row table:style-name="ro1">
          <table:table-cell office:value-type="float" office:value="1920.002" calcext:value-type="float">
            <text:p>1920.0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84" calcext:value-type="float">
            <text:p>28.84</text:p>
          </table:table-cell>
          <table:table-cell office:value-type="float" office:value="7.71" calcext:value-type="float">
            <text:p>7.71</text:p>
          </table:table-cell>
          <table:table-cell office:value-type="float" office:value="3.74" calcext:value-type="float">
            <text:p>3.74</text:p>
          </table:table-cell>
          <table:table-cell office:value-type="float" office:value="2.061" calcext:value-type="float">
            <text:p>2.061</text:p>
          </table:table-cell>
          <table:table-cell office:value-type="float" office:value="115.7" calcext:value-type="float">
            <text:p>115.7</text:p>
          </table:table-cell>
          <table:table-cell table:formula="of:=[.F772]-[.K772]" office:value-type="float" office:value="-0.00499999999999989" calcext:value-type="float">
            <text:p>-0.00499999999999989</text:p>
          </table:table-cell>
          <table:table-cell table:formula="of:=[.M772]*[.N$2]+(1-[.N$2])*[.N771]" office:value-type="float" office:value="-0.0000241687611998182" calcext:value-type="float">
            <text:p>-2.41687611998182E-05</text:p>
          </table:table-cell>
        </table:table-row>
        <table:table-row table:style-name="ro1">
          <table:table-cell office:value-type="float" office:value="1922.502" calcext:value-type="float">
            <text:p>192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73]-[.K773]" office:value-type="float" office:value="0" calcext:value-type="float">
            <text:p>0</text:p>
          </table:table-cell>
          <table:table-cell table:formula="of:=[.M773]*[.N$2]+(1-[.N$2])*[.N772]" office:value-type="float" office:value="-0.0000217518850798364" calcext:value-type="float">
            <text:p>-2.17518850798364E-05</text:p>
          </table:table-cell>
        </table:table-row>
        <table:table-row table:style-name="ro1">
          <table:table-cell office:value-type="float" office:value="1925.002" calcext:value-type="float">
            <text:p>1925.002</text:p>
          </table:table-cell>
          <table:table-cell office:value-type="string" calcext:value-type="string">
            <text:p>warmUp</text:p>
          </table:table-cell>
          <table:table-cell office:value-type="float" office:value="29.07" calcext:value-type="float">
            <text:p>29.07</text:p>
          </table:table-cell>
          <table:table-cell office:value-type="float" office:value="7.71" calcext:value-type="float">
            <text:p>7.71</text:p>
          </table:table-cell>
          <table:table-cell office:value-type="float" office:value="3.77" calcext:value-type="float">
            <text:p>3.77</text:p>
          </table:table-cell>
          <table:table-cell office:value-type="float" office:value="2.045" calcext:value-type="float">
            <text:p>2.045</text:p>
          </table:table-cell>
          <table:table-cell office:value-type="float" office:value="112.9" calcext:value-type="float">
            <text:p>112.9</text:p>
          </table:table-cell>
          <table:table-cell office:value-type="float" office:value="28.91" calcext:value-type="float">
            <text:p>28.91</text:p>
          </table:table-cell>
          <table:table-cell office:value-type="float" office:value="7.71" calcext:value-type="float">
            <text:p>7.71</text:p>
          </table:table-cell>
          <table:table-cell office:value-type="float" office:value="3.75" calcext:value-type="float">
            <text:p>3.75</text:p>
          </table:table-cell>
          <table:table-cell office:value-type="float" office:value="2.056" calcext:value-type="float">
            <text:p>2.056</text:p>
          </table:table-cell>
          <table:table-cell office:value-type="float" office:value="114.8" calcext:value-type="float">
            <text:p>114.8</text:p>
          </table:table-cell>
          <table:table-cell table:formula="of:=[.F774]-[.K774]" office:value-type="float" office:value="-0.0110000000000001" calcext:value-type="float">
            <text:p>-0.0110000000000001</text:p>
          </table:table-cell>
          <table:table-cell table:formula="of:=[.M774]*[.N$2]+(1-[.N$2])*[.N773]" office:value-type="float" office:value="-0.00111957669657187" calcext:value-type="float">
            <text:p>-0.00111957669657187</text:p>
          </table:table-cell>
        </table:table-row>
        <table:table-row table:style-name="ro1">
          <table:table-cell office:value-type="float" office:value="1927.502" calcext:value-type="float">
            <text:p>192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9.07" calcext:value-type="float">
            <text:p>29.07</text:p>
          </table:table-cell>
          <table:table-cell office:value-type="float" office:value="7.71" calcext:value-type="float">
            <text:p>7.71</text:p>
          </table:table-cell>
          <table:table-cell office:value-type="float" office:value="3.77" calcext:value-type="float">
            <text:p>3.77</text:p>
          </table:table-cell>
          <table:table-cell office:value-type="float" office:value="2.045" calcext:value-type="float">
            <text:p>2.045</text:p>
          </table:table-cell>
          <table:table-cell office:value-type="float" office:value="112.9" calcext:value-type="float">
            <text:p>112.9</text:p>
          </table:table-cell>
          <table:table-cell table:formula="of:=[.F775]-[.K775]" office:value-type="float" office:value="-0.00199999999999978" calcext:value-type="float">
            <text:p>-0.00199999999999978</text:p>
          </table:table-cell>
          <table:table-cell table:formula="of:=[.M775]*[.N$2]+(1-[.N$2])*[.N774]" office:value-type="float" office:value="-0.00120761902691466" calcext:value-type="float">
            <text:p>-0.00120761902691466</text:p>
          </table:table-cell>
        </table:table-row>
        <table:table-row table:style-name="ro1">
          <table:table-cell office:value-type="float" office:value="1930.002" calcext:value-type="float">
            <text:p>193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76]-[.K776]" office:value-type="float" office:value="-0.00300000000000011" calcext:value-type="float">
            <text:p>-0.00300000000000011</text:p>
          </table:table-cell>
          <table:table-cell table:formula="of:=[.M776]*[.N$2]+(1-[.N$2])*[.N775]" office:value-type="float" office:value="-0.0013868571242232" calcext:value-type="float">
            <text:p>-0.0013868571242232</text:p>
          </table:table-cell>
        </table:table-row>
        <table:table-row table:style-name="ro1">
          <table:table-cell office:value-type="float" office:value="1932.502" calcext:value-type="float">
            <text:p>193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7" calcext:value-type="float">
            <text:p>7.67</text:p>
          </table:table-cell>
          <table:table-cell office:value-type="float" office:value="3.76" calcext:value-type="float">
            <text:p>3.76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table:formula="of:=[.F777]-[.K777]" office:value-type="float" office:value="0.00499999999999989" calcext:value-type="float">
            <text:p>0.00499999999999989</text:p>
          </table:table-cell>
          <table:table-cell table:formula="of:=[.M777]*[.N$2]+(1-[.N$2])*[.N776]" office:value-type="float" office:value="-0.000748171411800893" calcext:value-type="float">
            <text:p>-0.000748171411800893</text:p>
          </table:table-cell>
        </table:table-row>
        <table:table-row table:style-name="ro1">
          <table:table-cell office:value-type="float" office:value="1935.001" calcext:value-type="float">
            <text:p>193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78]-[.K778]" office:value-type="float" office:value="-0.00199999999999978" calcext:value-type="float">
            <text:p>-0.00199999999999978</text:p>
          </table:table-cell>
          <table:table-cell table:formula="of:=[.M778]*[.N$2]+(1-[.N$2])*[.N777]" office:value-type="float" office:value="-0.000873354270620781" calcext:value-type="float">
            <text:p>-0.000873354270620781</text:p>
          </table:table-cell>
        </table:table-row>
        <table:table-row table:style-name="ro1">
          <table:table-cell office:value-type="float" office:value="1937.502" calcext:value-type="float">
            <text:p>1937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79]-[.K779]" office:value-type="float" office:value="0.00199999999999978" calcext:value-type="float">
            <text:p>0.00199999999999978</text:p>
          </table:table-cell>
          <table:table-cell table:formula="of:=[.M779]*[.N$2]+(1-[.N$2])*[.N778]" office:value-type="float" office:value="-0.000586018843558725" calcext:value-type="float">
            <text:p>-0.000586018843558725</text:p>
          </table:table-cell>
        </table:table-row>
        <table:table-row table:style-name="ro1">
          <table:table-cell office:value-type="float" office:value="1940.002" calcext:value-type="float">
            <text:p>194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80]-[.K780]" office:value-type="float" office:value="-0.00199999999999978" calcext:value-type="float">
            <text:p>-0.00199999999999978</text:p>
          </table:table-cell>
          <table:table-cell table:formula="of:=[.M780]*[.N$2]+(1-[.N$2])*[.N779]" office:value-type="float" office:value="-0.000727416959202831" calcext:value-type="float">
            <text:p>-0.000727416959202831</text:p>
          </table:table-cell>
        </table:table-row>
        <table:table-row table:style-name="ro1">
          <table:table-cell office:value-type="float" office:value="1942.502" calcext:value-type="float">
            <text:p>1942.5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81]-[.K781]" office:value-type="float" office:value="0.00199999999999978" calcext:value-type="float">
            <text:p>0.00199999999999978</text:p>
          </table:table-cell>
          <table:table-cell table:formula="of:=[.M781]*[.N$2]+(1-[.N$2])*[.N780]" office:value-type="float" office:value="-0.00045467526328257" calcext:value-type="float">
            <text:p>-0.00045467526328257</text:p>
          </table:table-cell>
        </table:table-row>
        <table:table-row table:style-name="ro1">
          <table:table-cell office:value-type="float" office:value="1945.002" calcext:value-type="float">
            <text:p>1945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82]-[.K782]" office:value-type="float" office:value="-0.00199999999999978" calcext:value-type="float">
            <text:p>-0.00199999999999978</text:p>
          </table:table-cell>
          <table:table-cell table:formula="of:=[.M782]*[.N$2]+(1-[.N$2])*[.N781]" office:value-type="float" office:value="-0.000609207736954291" calcext:value-type="float">
            <text:p>-0.000609207736954291</text:p>
          </table:table-cell>
        </table:table-row>
        <table:table-row table:style-name="ro1">
          <table:table-cell office:value-type="float" office:value="1947.501" calcext:value-type="float">
            <text:p>1947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83]-[.K783]" office:value-type="float" office:value="0.00199999999999978" calcext:value-type="float">
            <text:p>0.00199999999999978</text:p>
          </table:table-cell>
          <table:table-cell table:formula="of:=[.M783]*[.N$2]+(1-[.N$2])*[.N782]" office:value-type="float" office:value="-0.000348286963258884" calcext:value-type="float">
            <text:p>-0.000348286963258884</text:p>
          </table:table-cell>
        </table:table-row>
        <table:table-row table:style-name="ro1">
          <table:table-cell office:value-type="float" office:value="1950.002" calcext:value-type="float">
            <text:p>195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84]-[.K784]" office:value-type="float" office:value="-0.00199999999999978" calcext:value-type="float">
            <text:p>-0.00199999999999978</text:p>
          </table:table-cell>
          <table:table-cell table:formula="of:=[.M784]*[.N$2]+(1-[.N$2])*[.N783]" office:value-type="float" office:value="-0.000513458266932973" calcext:value-type="float">
            <text:p>-0.000513458266932973</text:p>
          </table:table-cell>
        </table:table-row>
        <table:table-row table:style-name="ro1">
          <table:table-cell office:value-type="float" office:value="1952.501" calcext:value-type="float">
            <text:p>1952.501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85]-[.K785]" office:value-type="float" office:value="0.00199999999999978" calcext:value-type="float">
            <text:p>0.00199999999999978</text:p>
          </table:table-cell>
          <table:table-cell table:formula="of:=[.M785]*[.N$2]+(1-[.N$2])*[.N784]" office:value-type="float" office:value="-0.000262112440239698" calcext:value-type="float">
            <text:p>-0.000262112440239698</text:p>
          </table:table-cell>
        </table:table-row>
        <table:table-row table:style-name="ro1">
          <table:table-cell office:value-type="float" office:value="1955.001" calcext:value-type="float">
            <text:p>195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86]-[.K786]" office:value-type="float" office:value="0.00300000000000011" calcext:value-type="float">
            <text:p>0.00300000000000011</text:p>
          </table:table-cell>
          <table:table-cell table:formula="of:=[.M786]*[.N$2]+(1-[.N$2])*[.N785]" office:value-type="float" office:value="0.0000640988037842833" calcext:value-type="float">
            <text:p>6.40988037842833E-05</text:p>
          </table:table-cell>
        </table:table-row>
        <table:table-row table:style-name="ro1">
          <table:table-cell office:value-type="float" office:value="1957.501" calcext:value-type="float">
            <text:p>1957.5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87]-[.K787]" office:value-type="float" office:value="-0.00499999999999989" calcext:value-type="float">
            <text:p>-0.00499999999999989</text:p>
          </table:table-cell>
          <table:table-cell table:formula="of:=[.M787]*[.N$2]+(1-[.N$2])*[.N786]" office:value-type="float" office:value="-0.000442311076594134" calcext:value-type="float">
            <text:p>-0.000442311076594134</text:p>
          </table:table-cell>
        </table:table-row>
        <table:table-row table:style-name="ro1">
          <table:table-cell office:value-type="float" office:value="1960.002" calcext:value-type="float">
            <text:p>1960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88]-[.K788]" office:value-type="float" office:value="0.00199999999999978" calcext:value-type="float">
            <text:p>0.00199999999999978</text:p>
          </table:table-cell>
          <table:table-cell table:formula="of:=[.M788]*[.N$2]+(1-[.N$2])*[.N787]" office:value-type="float" office:value="-0.000198079968934743" calcext:value-type="float">
            <text:p>-0.000198079968934743</text:p>
          </table:table-cell>
        </table:table-row>
        <table:table-row table:style-name="ro1">
          <table:table-cell office:value-type="float" office:value="1962.502" calcext:value-type="float">
            <text:p>1962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89]-[.K789]" office:value-type="float" office:value="-0.00199999999999978" calcext:value-type="float">
            <text:p>-0.00199999999999978</text:p>
          </table:table-cell>
          <table:table-cell table:formula="of:=[.M789]*[.N$2]+(1-[.N$2])*[.N788]" office:value-type="float" office:value="-0.000378271972041247" calcext:value-type="float">
            <text:p>-0.000378271972041247</text:p>
          </table:table-cell>
        </table:table-row>
        <table:table-row table:style-name="ro1">
          <table:table-cell office:value-type="float" office:value="1965.002" calcext:value-type="float">
            <text:p>1965.002</text:p>
          </table:table-cell>
          <table:table-cell office:value-type="string" calcext:value-type="string">
            <text:p>warmUp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office:value-type="float" office:value="28.88" calcext:value-type="float">
            <text:p>28.88</text:p>
          </table:table-cell>
          <table:table-cell office:value-type="float" office:value="7.68" calcext:value-type="float">
            <text:p>7.68</text:p>
          </table:table-cell>
          <table:table-cell office:value-type="float" office:value="3.76" calcext:value-type="float">
            <text:p>3.76</text:p>
          </table:table-cell>
          <table:table-cell office:value-type="float" office:value="2.043" calcext:value-type="float">
            <text:p>2.043</text:p>
          </table:table-cell>
          <table:table-cell office:value-type="float" office:value="112.5" calcext:value-type="float">
            <text:p>112.5</text:p>
          </table:table-cell>
          <table:table-cell table:formula="of:=[.F790]-[.K790]" office:value-type="float" office:value="0.00199999999999978" calcext:value-type="float">
            <text:p>0.00199999999999978</text:p>
          </table:table-cell>
          <table:table-cell table:formula="of:=[.M790]*[.N$2]+(1-[.N$2])*[.N789]" office:value-type="float" office:value="-0.000140444774837144" calcext:value-type="float">
            <text:p>-0.000140444774837144</text:p>
          </table:table-cell>
        </table:table-row>
        <table:table-row table:style-name="ro1">
          <table:table-cell office:value-type="float" office:value="1967.501" calcext:value-type="float">
            <text:p>196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76" calcext:value-type="float">
            <text:p>28.76</text:p>
          </table:table-cell>
          <table:table-cell office:value-type="float" office:value="7.67" calcext:value-type="float">
            <text:p>7.67</text:p>
          </table:table-cell>
          <table:table-cell office:value-type="float" office:value="3.75" calcext:value-type="float">
            <text:p>3.75</text:p>
          </table:table-cell>
          <table:table-cell office:value-type="float" office:value="2.045" calcext:value-type="float">
            <text:p>2.045</text:p>
          </table:table-cell>
          <table:table-cell office:value-type="float" office:value="113" calcext:value-type="float">
            <text:p>113</text:p>
          </table:table-cell>
          <table:table-cell table:formula="of:=[.F791]-[.K791]" office:value-type="float" office:value="0.00300000000000011" calcext:value-type="float">
            <text:p>0.00300000000000011</text:p>
          </table:table-cell>
          <table:table-cell table:formula="of:=[.M791]*[.N$2]+(1-[.N$2])*[.N790]" office:value-type="float" office:value="0.000173599702646582" calcext:value-type="float">
            <text:p>0.000173599702646582</text:p>
          </table:table-cell>
        </table:table-row>
        <table:table-row table:style-name="ro1">
          <table:table-cell office:value-type="float" office:value="1970.001" calcext:value-type="float">
            <text:p>197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2]-[.K792]" office:value-type="float" office:value="0" calcext:value-type="float">
            <text:p>0</text:p>
          </table:table-cell>
          <table:table-cell table:formula="of:=[.M792]*[.N$2]+(1-[.N$2])*[.N791]" office:value-type="float" office:value="0.000156239732381924" calcext:value-type="float">
            <text:p>0.000156239732381924</text:p>
          </table:table-cell>
        </table:table-row>
        <table:table-row table:style-name="ro1">
          <table:table-cell office:value-type="float" office:value="1972.502" calcext:value-type="float">
            <text:p>197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3]-[.K793]" office:value-type="float" office:value="0" calcext:value-type="float">
            <text:p>0</text:p>
          </table:table-cell>
          <table:table-cell table:formula="of:=[.M793]*[.N$2]+(1-[.N$2])*[.N792]" office:value-type="float" office:value="0.000140615759143731" calcext:value-type="float">
            <text:p>0.000140615759143731</text:p>
          </table:table-cell>
        </table:table-row>
        <table:table-row table:style-name="ro1">
          <table:table-cell office:value-type="float" office:value="1975.002" calcext:value-type="float">
            <text:p>197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4]-[.K794]" office:value-type="float" office:value="0" calcext:value-type="float">
            <text:p>0</text:p>
          </table:table-cell>
          <table:table-cell table:formula="of:=[.M794]*[.N$2]+(1-[.N$2])*[.N793]" office:value-type="float" office:value="0.000126554183229358" calcext:value-type="float">
            <text:p>0.000126554183229358</text:p>
          </table:table-cell>
        </table:table-row>
        <table:table-row table:style-name="ro1">
          <table:table-cell office:value-type="float" office:value="1977.501" calcext:value-type="float">
            <text:p>197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5]-[.K795]" office:value-type="float" office:value="0" calcext:value-type="float">
            <text:p>0</text:p>
          </table:table-cell>
          <table:table-cell table:formula="of:=[.M795]*[.N$2]+(1-[.N$2])*[.N794]" office:value-type="float" office:value="0.000113898764906422" calcext:value-type="float">
            <text:p>0.000113898764906422</text:p>
          </table:table-cell>
        </table:table-row>
        <table:table-row table:style-name="ro1">
          <table:table-cell office:value-type="float" office:value="1980.001" calcext:value-type="float">
            <text:p>198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6]-[.K796]" office:value-type="float" office:value="0" calcext:value-type="float">
            <text:p>0</text:p>
          </table:table-cell>
          <table:table-cell table:formula="of:=[.M796]*[.N$2]+(1-[.N$2])*[.N795]" office:value-type="float" office:value="0.00010250888841578" calcext:value-type="float">
            <text:p>0.00010250888841578</text:p>
          </table:table-cell>
        </table:table-row>
        <table:table-row table:style-name="ro1">
          <table:table-cell office:value-type="float" office:value="1982.502" calcext:value-type="float">
            <text:p>198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7]-[.K797]" office:value-type="float" office:value="0" calcext:value-type="float">
            <text:p>0</text:p>
          </table:table-cell>
          <table:table-cell table:formula="of:=[.M797]*[.N$2]+(1-[.N$2])*[.N796]" office:value-type="float" office:value="0.0000922579995742021" calcext:value-type="float">
            <text:p>9.22579995742021E-05</text:p>
          </table:table-cell>
        </table:table-row>
        <table:table-row table:style-name="ro1">
          <table:table-cell office:value-type="float" office:value="1985.002" calcext:value-type="float">
            <text:p>198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8]-[.K798]" office:value-type="float" office:value="0" calcext:value-type="float">
            <text:p>0</text:p>
          </table:table-cell>
          <table:table-cell table:formula="of:=[.M798]*[.N$2]+(1-[.N$2])*[.N797]" office:value-type="float" office:value="0.0000830321996167819" calcext:value-type="float">
            <text:p>8.30321996167819E-05</text:p>
          </table:table-cell>
        </table:table-row>
        <table:table-row table:style-name="ro1">
          <table:table-cell office:value-type="float" office:value="1987.502" calcext:value-type="float">
            <text:p>198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799]-[.K799]" office:value-type="float" office:value="0" calcext:value-type="float">
            <text:p>0</text:p>
          </table:table-cell>
          <table:table-cell table:formula="of:=[.M799]*[.N$2]+(1-[.N$2])*[.N798]" office:value-type="float" office:value="0.0000747289796551037" calcext:value-type="float">
            <text:p>7.47289796551037E-05</text:p>
          </table:table-cell>
        </table:table-row>
        <table:table-row table:style-name="ro1">
          <table:table-cell office:value-type="float" office:value="1990.002" calcext:value-type="float">
            <text:p>199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0]-[.K800]" office:value-type="float" office:value="0" calcext:value-type="float">
            <text:p>0</text:p>
          </table:table-cell>
          <table:table-cell table:formula="of:=[.M800]*[.N$2]+(1-[.N$2])*[.N799]" office:value-type="float" office:value="0.0000672560816895933" calcext:value-type="float">
            <text:p>6.72560816895933E-05</text:p>
          </table:table-cell>
        </table:table-row>
        <table:table-row table:style-name="ro1">
          <table:table-cell office:value-type="float" office:value="1992.502" calcext:value-type="float">
            <text:p>199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1]-[.K801]" office:value-type="float" office:value="0" calcext:value-type="float">
            <text:p>0</text:p>
          </table:table-cell>
          <table:table-cell table:formula="of:=[.M801]*[.N$2]+(1-[.N$2])*[.N800]" office:value-type="float" office:value="0.000060530473520634" calcext:value-type="float">
            <text:p>6.0530473520634E-05</text:p>
          </table:table-cell>
        </table:table-row>
        <table:table-row table:style-name="ro1">
          <table:table-cell office:value-type="float" office:value="1995.001" calcext:value-type="float">
            <text:p>199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2]-[.K802]" office:value-type="float" office:value="0" calcext:value-type="float">
            <text:p>0</text:p>
          </table:table-cell>
          <table:table-cell table:formula="of:=[.M802]*[.N$2]+(1-[.N$2])*[.N801]" office:value-type="float" office:value="0.0000544774261685706" calcext:value-type="float">
            <text:p>5.44774261685706E-05</text:p>
          </table:table-cell>
        </table:table-row>
        <table:table-row table:style-name="ro1">
          <table:table-cell office:value-type="float" office:value="1997.502" calcext:value-type="float">
            <text:p>19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3]-[.K803]" office:value-type="float" office:value="0" calcext:value-type="float">
            <text:p>0</text:p>
          </table:table-cell>
          <table:table-cell table:formula="of:=[.M803]*[.N$2]+(1-[.N$2])*[.N802]" office:value-type="float" office:value="0.0000490296835517135" calcext:value-type="float">
            <text:p>4.90296835517135E-05</text:p>
          </table:table-cell>
        </table:table-row>
        <table:table-row table:style-name="ro1">
          <table:table-cell office:value-type="float" office:value="2000.002" calcext:value-type="float">
            <text:p>200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4]-[.K804]" office:value-type="float" office:value="0" calcext:value-type="float">
            <text:p>0</text:p>
          </table:table-cell>
          <table:table-cell table:formula="of:=[.M804]*[.N$2]+(1-[.N$2])*[.N803]" office:value-type="float" office:value="0.0000441267151965422" calcext:value-type="float">
            <text:p>4.41267151965422E-05</text:p>
          </table:table-cell>
        </table:table-row>
        <table:table-row table:style-name="ro1">
          <table:table-cell office:value-type="float" office:value="2002.502" calcext:value-type="float">
            <text:p>20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5]-[.K805]" office:value-type="float" office:value="0" calcext:value-type="float">
            <text:p>0</text:p>
          </table:table-cell>
          <table:table-cell table:formula="of:=[.M805]*[.N$2]+(1-[.N$2])*[.N804]" office:value-type="float" office:value="0.000039714043676888" calcext:value-type="float">
            <text:p>3.9714043676888E-05</text:p>
          </table:table-cell>
        </table:table-row>
        <table:table-row table:style-name="ro1">
          <table:table-cell office:value-type="float" office:value="2005.001" calcext:value-type="float">
            <text:p>200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6]-[.K806]" office:value-type="float" office:value="0" calcext:value-type="float">
            <text:p>0</text:p>
          </table:table-cell>
          <table:table-cell table:formula="of:=[.M806]*[.N$2]+(1-[.N$2])*[.N805]" office:value-type="float" office:value="0.0000357426393091992" calcext:value-type="float">
            <text:p>3.57426393091992E-05</text:p>
          </table:table-cell>
        </table:table-row>
        <table:table-row table:style-name="ro1">
          <table:table-cell office:value-type="float" office:value="2007.502" calcext:value-type="float">
            <text:p>200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7]-[.K807]" office:value-type="float" office:value="0" calcext:value-type="float">
            <text:p>0</text:p>
          </table:table-cell>
          <table:table-cell table:formula="of:=[.M807]*[.N$2]+(1-[.N$2])*[.N806]" office:value-type="float" office:value="0.0000321683753782793" calcext:value-type="float">
            <text:p>3.21683753782793E-05</text:p>
          </table:table-cell>
        </table:table-row>
        <table:table-row table:style-name="ro1">
          <table:table-cell office:value-type="float" office:value="2010.002" calcext:value-type="float">
            <text:p>201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8]-[.K808]" office:value-type="float" office:value="0" calcext:value-type="float">
            <text:p>0</text:p>
          </table:table-cell>
          <table:table-cell table:formula="of:=[.M808]*[.N$2]+(1-[.N$2])*[.N807]" office:value-type="float" office:value="0.0000289515378404513" calcext:value-type="float">
            <text:p>2.89515378404513E-05</text:p>
          </table:table-cell>
        </table:table-row>
        <table:table-row table:style-name="ro1">
          <table:table-cell office:value-type="float" office:value="2012.502" calcext:value-type="float">
            <text:p>201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09]-[.K809]" office:value-type="float" office:value="0" calcext:value-type="float">
            <text:p>0</text:p>
          </table:table-cell>
          <table:table-cell table:formula="of:=[.M809]*[.N$2]+(1-[.N$2])*[.N808]" office:value-type="float" office:value="0.0000260563840564062" calcext:value-type="float">
            <text:p>2.60563840564062E-05</text:p>
          </table:table-cell>
        </table:table-row>
        <table:table-row table:style-name="ro1">
          <table:table-cell office:value-type="float" office:value="2015.002" calcext:value-type="float">
            <text:p>201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0]-[.K810]" office:value-type="float" office:value="0" calcext:value-type="float">
            <text:p>0</text:p>
          </table:table-cell>
          <table:table-cell table:formula="of:=[.M810]*[.N$2]+(1-[.N$2])*[.N809]" office:value-type="float" office:value="0.0000234507456507656" calcext:value-type="float">
            <text:p>2.34507456507656E-05</text:p>
          </table:table-cell>
        </table:table-row>
        <table:table-row table:style-name="ro1">
          <table:table-cell office:value-type="float" office:value="2017.501" calcext:value-type="float">
            <text:p>2017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1]-[.K811]" office:value-type="float" office:value="0" calcext:value-type="float">
            <text:p>0</text:p>
          </table:table-cell>
          <table:table-cell table:formula="of:=[.M811]*[.N$2]+(1-[.N$2])*[.N810]" office:value-type="float" office:value="0.000021105671085689" calcext:value-type="float">
            <text:p>2.1105671085689E-05</text:p>
          </table:table-cell>
        </table:table-row>
        <table:table-row table:style-name="ro1">
          <table:table-cell office:value-type="float" office:value="2020.001" calcext:value-type="float">
            <text:p>202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2]-[.K812]" office:value-type="float" office:value="0" calcext:value-type="float">
            <text:p>0</text:p>
          </table:table-cell>
          <table:table-cell table:formula="of:=[.M812]*[.N$2]+(1-[.N$2])*[.N811]" office:value-type="float" office:value="0.0000189951039771201" calcext:value-type="float">
            <text:p>1.89951039771201E-05</text:p>
          </table:table-cell>
        </table:table-row>
        <table:table-row table:style-name="ro1">
          <table:table-cell office:value-type="float" office:value="2022.501" calcext:value-type="float">
            <text:p>2022.5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3]-[.K813]" office:value-type="float" office:value="0" calcext:value-type="float">
            <text:p>0</text:p>
          </table:table-cell>
          <table:table-cell table:formula="of:=[.M813]*[.N$2]+(1-[.N$2])*[.N812]" office:value-type="float" office:value="0.0000170955935794081" calcext:value-type="float">
            <text:p>1.70955935794081E-05</text:p>
          </table:table-cell>
        </table:table-row>
        <table:table-row table:style-name="ro1">
          <table:table-cell office:value-type="float" office:value="2025.001" calcext:value-type="float">
            <text:p>202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4]-[.K814]" office:value-type="float" office:value="0" calcext:value-type="float">
            <text:p>0</text:p>
          </table:table-cell>
          <table:table-cell table:formula="of:=[.M814]*[.N$2]+(1-[.N$2])*[.N813]" office:value-type="float" office:value="0.0000153860342214673" calcext:value-type="float">
            <text:p>1.53860342214673E-05</text:p>
          </table:table-cell>
        </table:table-row>
        <table:table-row table:style-name="ro1">
          <table:table-cell office:value-type="float" office:value="2027.502" calcext:value-type="float">
            <text:p>202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5]-[.K815]" office:value-type="float" office:value="0" calcext:value-type="float">
            <text:p>0</text:p>
          </table:table-cell>
          <table:table-cell table:formula="of:=[.M815]*[.N$2]+(1-[.N$2])*[.N814]" office:value-type="float" office:value="0.0000138474307993206" calcext:value-type="float">
            <text:p>1.38474307993206E-05</text:p>
          </table:table-cell>
        </table:table-row>
        <table:table-row table:style-name="ro1">
          <table:table-cell office:value-type="float" office:value="2030.001" calcext:value-type="float">
            <text:p>2030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6]-[.K816]" office:value-type="float" office:value="0" calcext:value-type="float">
            <text:p>0</text:p>
          </table:table-cell>
          <table:table-cell table:formula="of:=[.M816]*[.N$2]+(1-[.N$2])*[.N815]" office:value-type="float" office:value="0.0000124626877193885" calcext:value-type="float">
            <text:p>1.24626877193885E-05</text:p>
          </table:table-cell>
        </table:table-row>
        <table:table-row table:style-name="ro1">
          <table:table-cell office:value-type="float" office:value="2032.502" calcext:value-type="float">
            <text:p>203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7]-[.K817]" office:value-type="float" office:value="0" calcext:value-type="float">
            <text:p>0</text:p>
          </table:table-cell>
          <table:table-cell table:formula="of:=[.M817]*[.N$2]+(1-[.N$2])*[.N816]" office:value-type="float" office:value="0.0000112164189474497" calcext:value-type="float">
            <text:p>1.12164189474497E-05</text:p>
          </table:table-cell>
        </table:table-row>
        <table:table-row table:style-name="ro1">
          <table:table-cell office:value-type="float" office:value="2035.002" calcext:value-type="float">
            <text:p>203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8]-[.K818]" office:value-type="float" office:value="0" calcext:value-type="float">
            <text:p>0</text:p>
          </table:table-cell>
          <table:table-cell table:formula="of:=[.M818]*[.N$2]+(1-[.N$2])*[.N817]" office:value-type="float" office:value="0.0000100947770527047" calcext:value-type="float">
            <text:p>1.00947770527047E-05</text:p>
          </table:table-cell>
        </table:table-row>
        <table:table-row table:style-name="ro1">
          <table:table-cell office:value-type="float" office:value="2037.502" calcext:value-type="float">
            <text:p>203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19]-[.K819]" office:value-type="float" office:value="0" calcext:value-type="float">
            <text:p>0</text:p>
          </table:table-cell>
          <table:table-cell table:formula="of:=[.M819]*[.N$2]+(1-[.N$2])*[.N818]" office:value-type="float" office:value="0.00000908529934743423" calcext:value-type="float">
            <text:p>9.08529934743423E-06</text:p>
          </table:table-cell>
        </table:table-row>
        <table:table-row table:style-name="ro1">
          <table:table-cell office:value-type="float" office:value="2040.002" calcext:value-type="float">
            <text:p>204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20]-[.K820]" office:value-type="float" office:value="0" calcext:value-type="float">
            <text:p>0</text:p>
          </table:table-cell>
          <table:table-cell table:formula="of:=[.M820]*[.N$2]+(1-[.N$2])*[.N819]" office:value-type="float" office:value="0.0000081767694126908" calcext:value-type="float">
            <text:p>8.1767694126908E-06</text:p>
          </table:table-cell>
        </table:table-row>
        <table:table-row table:style-name="ro1">
          <table:table-cell office:value-type="float" office:value="2042.502" calcext:value-type="float">
            <text:p>204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21]-[.K821]" office:value-type="float" office:value="0" calcext:value-type="float">
            <text:p>0</text:p>
          </table:table-cell>
          <table:table-cell table:formula="of:=[.M821]*[.N$2]+(1-[.N$2])*[.N820]" office:value-type="float" office:value="0.00000735909247142172" calcext:value-type="float">
            <text:p>7.35909247142172E-06</text:p>
          </table:table-cell>
        </table:table-row>
        <table:table-row table:style-name="ro1">
          <table:table-cell office:value-type="float" office:value="2045.001" calcext:value-type="float">
            <text:p>2045.001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22]-[.K822]" office:value-type="float" office:value="0" calcext:value-type="float">
            <text:p>0</text:p>
          </table:table-cell>
          <table:table-cell table:formula="of:=[.M822]*[.N$2]+(1-[.N$2])*[.N821]" office:value-type="float" office:value="0.00000662318322427955" calcext:value-type="float">
            <text:p>6.62318322427955E-06</text:p>
          </table:table-cell>
        </table:table-row>
        <table:table-row table:style-name="ro1">
          <table:table-cell office:value-type="float" office:value="2047.502" calcext:value-type="float">
            <text:p>2047.502</text:p>
          </table:table-cell>
          <table:table-cell office:value-type="string" calcext:value-type="string">
            <text:p>warmUp</text:p>
          </table:table-cell>
          <table:table-cell office:value-type="float" office:value="28.72" calcext:value-type="float">
            <text:p>28.72</text:p>
          </table:table-cell>
          <table:table-cell office:value-type="float" office:value="7.68" calcext:value-type="float">
            <text:p>7.68</text:p>
          </table:table-cell>
          <table:table-cell office:value-type="float" office:value="3.74" calcext:value-type="float">
            <text:p>3.74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4" calcext:value-type="float">
            <text:p>114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23]-[.K823]" office:value-type="float" office:value="0.00499999999999989" calcext:value-type="float">
            <text:p>0.00499999999999989</text:p>
          </table:table-cell>
          <table:table-cell table:formula="of:=[.M823]*[.N$2]+(1-[.N$2])*[.N822]" office:value-type="float" office:value="0.000505960864901841" calcext:value-type="float">
            <text:p>0.000505960864901841</text:p>
          </table:table-cell>
        </table:table-row>
        <table:table-row table:style-name="ro1">
          <table:table-cell office:value-type="float" office:value="2050.002" calcext:value-type="float">
            <text:p>205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72" calcext:value-type="float">
            <text:p>28.72</text:p>
          </table:table-cell>
          <table:table-cell office:value-type="float" office:value="7.68" calcext:value-type="float">
            <text:p>7.68</text:p>
          </table:table-cell>
          <table:table-cell office:value-type="float" office:value="3.74" calcext:value-type="float">
            <text:p>3.74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4" calcext:value-type="float">
            <text:p>114.4</text:p>
          </table:table-cell>
          <table:table-cell table:formula="of:=[.F824]-[.K824]" office:value-type="float" office:value="-0.00199999999999978" calcext:value-type="float">
            <text:p>-0.00199999999999978</text:p>
          </table:table-cell>
          <table:table-cell table:formula="of:=[.M824]*[.N$2]+(1-[.N$2])*[.N823]" office:value-type="float" office:value="0.000255364778411679" calcext:value-type="float">
            <text:p>0.000255364778411679</text:p>
          </table:table-cell>
        </table:table-row>
        <table:table-row table:style-name="ro1">
          <table:table-cell office:value-type="float" office:value="2052.502" calcext:value-type="float">
            <text:p>205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25]-[.K825]" office:value-type="float" office:value="0" calcext:value-type="float">
            <text:p>0</text:p>
          </table:table-cell>
          <table:table-cell table:formula="of:=[.M825]*[.N$2]+(1-[.N$2])*[.N824]" office:value-type="float" office:value="0.000229828300570511" calcext:value-type="float">
            <text:p>0.000229828300570511</text:p>
          </table:table-cell>
        </table:table-row>
        <table:table-row table:style-name="ro1">
          <table:table-cell office:value-type="float" office:value="2055.001" calcext:value-type="float">
            <text:p>2055.001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26]-[.K826]" office:value-type="float" office:value="0.00199999999999978" calcext:value-type="float">
            <text:p>0.00199999999999978</text:p>
          </table:table-cell>
          <table:table-cell table:formula="of:=[.M826]*[.N$2]+(1-[.N$2])*[.N825]" office:value-type="float" office:value="0.000406845470513438" calcext:value-type="float">
            <text:p>0.000406845470513438</text:p>
          </table:table-cell>
        </table:table-row>
        <table:table-row table:style-name="ro1">
          <table:table-cell office:value-type="float" office:value="2057.501" calcext:value-type="float">
            <text:p>205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table:formula="of:=[.F827]-[.K827]" office:value-type="float" office:value="-0.00199999999999978" calcext:value-type="float">
            <text:p>-0.00199999999999978</text:p>
          </table:table-cell>
          <table:table-cell table:formula="of:=[.M827]*[.N$2]+(1-[.N$2])*[.N826]" office:value-type="float" office:value="0.000166160923462116" calcext:value-type="float">
            <text:p>0.000166160923462116</text:p>
          </table:table-cell>
        </table:table-row>
        <table:table-row table:style-name="ro1">
          <table:table-cell office:value-type="float" office:value="2060.001" calcext:value-type="float">
            <text:p>2060.0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28]-[.K828]" office:value-type="float" office:value="0" calcext:value-type="float">
            <text:p>0</text:p>
          </table:table-cell>
          <table:table-cell table:formula="of:=[.M828]*[.N$2]+(1-[.N$2])*[.N827]" office:value-type="float" office:value="0.000149544831115905" calcext:value-type="float">
            <text:p>0.000149544831115905</text:p>
          </table:table-cell>
        </table:table-row>
        <table:table-row table:style-name="ro1">
          <table:table-cell office:value-type="float" office:value="2062.502" calcext:value-type="float">
            <text:p>2062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29]-[.K829]" office:value-type="float" office:value="0" calcext:value-type="float">
            <text:p>0</text:p>
          </table:table-cell>
          <table:table-cell table:formula="of:=[.M829]*[.N$2]+(1-[.N$2])*[.N828]" office:value-type="float" office:value="0.000134590348004314" calcext:value-type="float">
            <text:p>0.000134590348004314</text:p>
          </table:table-cell>
        </table:table-row>
        <table:table-row table:style-name="ro1">
          <table:table-cell office:value-type="float" office:value="2065.002" calcext:value-type="float">
            <text:p>206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0]-[.K830]" office:value-type="float" office:value="0" calcext:value-type="float">
            <text:p>0</text:p>
          </table:table-cell>
          <table:table-cell table:formula="of:=[.M830]*[.N$2]+(1-[.N$2])*[.N829]" office:value-type="float" office:value="0.000121131313203883" calcext:value-type="float">
            <text:p>0.000121131313203883</text:p>
          </table:table-cell>
        </table:table-row>
        <table:table-row table:style-name="ro1">
          <table:table-cell office:value-type="float" office:value="2067.501" calcext:value-type="float">
            <text:p>2067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1]-[.K831]" office:value-type="float" office:value="0" calcext:value-type="float">
            <text:p>0</text:p>
          </table:table-cell>
          <table:table-cell table:formula="of:=[.M831]*[.N$2]+(1-[.N$2])*[.N830]" office:value-type="float" office:value="0.000109018181883494" calcext:value-type="float">
            <text:p>0.000109018181883494</text:p>
          </table:table-cell>
        </table:table-row>
        <table:table-row table:style-name="ro1">
          <table:table-cell office:value-type="float" office:value="2070.002" calcext:value-type="float">
            <text:p>207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2]-[.K832]" office:value-type="float" office:value="0" calcext:value-type="float">
            <text:p>0</text:p>
          </table:table-cell>
          <table:table-cell table:formula="of:=[.M832]*[.N$2]+(1-[.N$2])*[.N831]" office:value-type="float" office:value="0.000098116363695145" calcext:value-type="float">
            <text:p>9.8116363695145E-05</text:p>
          </table:table-cell>
        </table:table-row>
        <table:table-row table:style-name="ro1">
          <table:table-cell office:value-type="float" office:value="2072.501" calcext:value-type="float">
            <text:p>2072.501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3]-[.K833]" office:value-type="float" office:value="0" calcext:value-type="float">
            <text:p>0</text:p>
          </table:table-cell>
          <table:table-cell table:formula="of:=[.M833]*[.N$2]+(1-[.N$2])*[.N832]" office:value-type="float" office:value="0.0000883047273256305" calcext:value-type="float">
            <text:p>8.83047273256305E-05</text:p>
          </table:table-cell>
        </table:table-row>
        <table:table-row table:style-name="ro1">
          <table:table-cell office:value-type="float" office:value="2075.002" calcext:value-type="float">
            <text:p>207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4]-[.K834]" office:value-type="float" office:value="0" calcext:value-type="float">
            <text:p>0</text:p>
          </table:table-cell>
          <table:table-cell table:formula="of:=[.M834]*[.N$2]+(1-[.N$2])*[.N833]" office:value-type="float" office:value="0.0000794742545930674" calcext:value-type="float">
            <text:p>7.94742545930674E-05</text:p>
          </table:table-cell>
        </table:table-row>
        <table:table-row table:style-name="ro1">
          <table:table-cell office:value-type="float" office:value="2077.502" calcext:value-type="float">
            <text:p>2077.5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5]-[.K835]" office:value-type="float" office:value="0" calcext:value-type="float">
            <text:p>0</text:p>
          </table:table-cell>
          <table:table-cell table:formula="of:=[.M835]*[.N$2]+(1-[.N$2])*[.N834]" office:value-type="float" office:value="0.0000715268291337607" calcext:value-type="float">
            <text:p>7.15268291337607E-05</text:p>
          </table:table-cell>
        </table:table-row>
        <table:table-row table:style-name="ro1">
          <table:table-cell office:value-type="float" office:value="2080.002" calcext:value-type="float">
            <text:p>2080.0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6]-[.K836]" office:value-type="float" office:value="0.00199999999999978" calcext:value-type="float">
            <text:p>0.00199999999999978</text:p>
          </table:table-cell>
          <table:table-cell table:formula="of:=[.M836]*[.N$2]+(1-[.N$2])*[.N835]" office:value-type="float" office:value="0.000264374146220363" calcext:value-type="float">
            <text:p>0.000264374146220363</text:p>
          </table:table-cell>
        </table:table-row>
        <table:table-row table:style-name="ro1">
          <table:table-cell office:value-type="float" office:value="2082.503" calcext:value-type="float">
            <text:p>2082.503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table:formula="of:=[.F837]-[.K837]" office:value-type="float" office:value="-0.00199999999999978" calcext:value-type="float">
            <text:p>-0.00199999999999978</text:p>
          </table:table-cell>
          <table:table-cell table:formula="of:=[.M837]*[.N$2]+(1-[.N$2])*[.N836]" office:value-type="float" office:value="0.0000379367315983484" calcext:value-type="float">
            <text:p>3.79367315983484E-05</text:p>
          </table:table-cell>
        </table:table-row>
        <table:table-row table:style-name="ro1">
          <table:table-cell office:value-type="float" office:value="2085.002" calcext:value-type="float">
            <text:p>2085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8]-[.K838]" office:value-type="float" office:value="0" calcext:value-type="float">
            <text:p>0</text:p>
          </table:table-cell>
          <table:table-cell table:formula="of:=[.M838]*[.N$2]+(1-[.N$2])*[.N837]" office:value-type="float" office:value="0.0000341430584385135" calcext:value-type="float">
            <text:p>3.41430584385135E-05</text:p>
          </table:table-cell>
        </table:table-row>
        <table:table-row table:style-name="ro1">
          <table:table-cell office:value-type="float" office:value="2087.502" calcext:value-type="float">
            <text:p>2087.502</text:p>
          </table:table-cell>
          <table:table-cell office:value-type="string" calcext:value-type="string">
            <text:p>warmUp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39]-[.K839]" office:value-type="float" office:value="0.00199999999999978" calcext:value-type="float">
            <text:p>0.00199999999999978</text:p>
          </table:table-cell>
          <table:table-cell table:formula="of:=[.M839]*[.N$2]+(1-[.N$2])*[.N838]" office:value-type="float" office:value="0.00023072875259464" calcext:value-type="float">
            <text:p>0.00023072875259464</text:p>
          </table:table-cell>
        </table:table-row>
        <table:table-row table:style-name="ro1">
          <table:table-cell office:value-type="float" office:value="2090.002" calcext:value-type="float">
            <text:p>2090.002</text:p>
          </table:table-cell>
          <table:table-cell office:value-type="string" calcext:value-type="string">
            <text:p>warmUp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office:value-type="float" office:value="28.88" calcext:value-type="float">
            <text:p>28.88</text:p>
          </table:table-cell>
          <table:table-cell office:value-type="float" office:value="7.7" calcext:value-type="float">
            <text:p>7.7</text:p>
          </table:table-cell>
          <table:table-cell office:value-type="float" office:value="3.75" calcext:value-type="float">
            <text:p>3.75</text:p>
          </table:table-cell>
          <table:table-cell office:value-type="float" office:value="2.053" calcext:value-type="float">
            <text:p>2.053</text:p>
          </table:table-cell>
          <table:table-cell office:value-type="float" office:value="114.3" calcext:value-type="float">
            <text:p>114.3</text:p>
          </table:table-cell>
          <table:table-cell table:formula="of:=[.F840]-[.K840]" office:value-type="float" office:value="-0.00199999999999978" calcext:value-type="float">
            <text:p>-0.00199999999999978</text:p>
          </table:table-cell>
          <table:table-cell table:formula="of:=[.M840]*[.N$2]+(1-[.N$2])*[.N839]" office:value-type="float" office:value="0.00000765587733519816" calcext:value-type="float">
            <text:p>7.65587733519816E-06</text:p>
          </table:table-cell>
        </table:table-row>
        <table:table-row table:style-name="ro1">
          <table:table-cell office:value-type="float" office:value="2092.502" calcext:value-type="float">
            <text:p>2092.502</text:p>
          </table:table-cell>
          <table:table-cell office:value-type="string" calcext:value-type="string">
            <text:p>warmUp</text:p>
          </table:table-cell>
          <table:table-cell office:value-type="float" office:value="28.91" calcext:value-type="float">
            <text:p>28.91</text:p>
          </table:table-cell>
          <table:table-cell office:value-type="float" office:value="7.69" calcext:value-type="float">
            <text:p>7.69</text:p>
          </table:table-cell>
          <table:table-cell office:value-type="float" office:value="3.76" calcext:value-type="float">
            <text:p>3.76</text:p>
          </table:table-cell>
          <table:table-cell office:value-type="float" office:value="2.045" calcext:value-type="float">
            <text:p>2.045</text:p>
          </table:table-cell>
          <table:table-cell office:value-type="float" office:value="112.9" calcext:value-type="float">
            <text:p>112.9</text:p>
          </table:table-cell>
          <table:table-cell office:value-type="float" office:value="28.84" calcext:value-type="float">
            <text:p>28.84</text:p>
          </table:table-cell>
          <table:table-cell office:value-type="float" office:value="7.69" calcext:value-type="float">
            <text:p>7.69</text:p>
          </table:table-cell>
          <table:table-cell office:value-type="float" office:value="3.75" calcext:value-type="float">
            <text:p>3.75</text:p>
          </table:table-cell>
          <table:table-cell office:value-type="float" office:value="2.051" calcext:value-type="float">
            <text:p>2.051</text:p>
          </table:table-cell>
          <table:table-cell office:value-type="float" office:value="113.9" calcext:value-type="float">
            <text:p>113.9</text:p>
          </table:table-cell>
          <table:table-cell table:formula="of:=[.F841]-[.K841]" office:value-type="float" office:value="-0.00600000000000023" calcext:value-type="float">
            <text:p>-0.00600000000000023</text:p>
          </table:table-cell>
          <table:table-cell table:formula="of:=[.M841]*[.N$2]+(1-[.N$2])*[.N840]" office:value-type="float" office:value="-0.000593109710398345" calcext:value-type="float">
            <text:p>-0.000593109710398345</text:p>
          </table:table-cell>
        </table:table-row>
        <table:table-row table:style-name="ro1">
          <table:table-cell office:value-type="float" office:value="2095.002" calcext:value-type="float">
            <text:p>2095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91" calcext:value-type="float">
            <text:p>28.91</text:p>
          </table:table-cell>
          <table:table-cell office:value-type="float" office:value="7.69" calcext:value-type="float">
            <text:p>7.69</text:p>
          </table:table-cell>
          <table:table-cell office:value-type="float" office:value="3.76" calcext:value-type="float">
            <text:p>3.76</text:p>
          </table:table-cell>
          <table:table-cell office:value-type="float" office:value="2.045" calcext:value-type="float">
            <text:p>2.045</text:p>
          </table:table-cell>
          <table:table-cell office:value-type="float" office:value="112.9" calcext:value-type="float">
            <text:p>112.9</text:p>
          </table:table-cell>
          <table:table-cell table:formula="of:=[.F842]-[.K842]" office:value-type="float" office:value="0.00300000000000011" calcext:value-type="float">
            <text:p>0.00300000000000011</text:p>
          </table:table-cell>
          <table:table-cell table:formula="of:=[.M842]*[.N$2]+(1-[.N$2])*[.N841]" office:value-type="float" office:value="-0.000233798739358499" calcext:value-type="float">
            <text:p>-0.000233798739358499</text:p>
          </table:table-cell>
        </table:table-row>
        <table:table-row table:style-name="ro1">
          <table:table-cell office:value-type="float" office:value="2097.502" calcext:value-type="float">
            <text:p>2097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43]-[.K843]" office:value-type="float" office:value="0" calcext:value-type="float">
            <text:p>0</text:p>
          </table:table-cell>
          <table:table-cell table:formula="of:=[.M843]*[.N$2]+(1-[.N$2])*[.N842]" office:value-type="float" office:value="-0.000210418865422649" calcext:value-type="float">
            <text:p>-0.000210418865422649</text:p>
          </table:table-cell>
        </table:table-row>
        <table:table-row table:style-name="ro1">
          <table:table-cell office:value-type="float" office:value="2100.002" calcext:value-type="float">
            <text:p>2100.0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44]-[.K844]" office:value-type="float" office:value="0" calcext:value-type="float">
            <text:p>0</text:p>
          </table:table-cell>
          <table:table-cell table:formula="of:=[.M844]*[.N$2]+(1-[.N$2])*[.N843]" office:value-type="float" office:value="-0.000189376978880384" calcext:value-type="float">
            <text:p>-0.000189376978880384</text:p>
          </table:table-cell>
        </table:table-row>
        <table:table-row table:style-name="ro1">
          <table:table-cell office:value-type="float" office:value="2102.502" calcext:value-type="float">
            <text:p>2102.502</text:p>
          </table:table-cell>
          <table:table-cell office:value-type="string" calcext:value-type="string">
            <text:p>warmUp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office:value-type="float" office:value="28.8" calcext:value-type="float">
            <text:p>28.8</text:p>
          </table:table-cell>
          <table:table-cell office:value-type="float" office:value="7.68" calcext:value-type="float">
            <text:p>7.68</text:p>
          </table:table-cell>
          <table:table-cell office:value-type="float" office:value="3.75" calcext:value-type="float">
            <text:p>3.75</text:p>
          </table:table-cell>
          <table:table-cell office:value-type="float" office:value="2.048" calcext:value-type="float">
            <text:p>2.048</text:p>
          </table:table-cell>
          <table:table-cell office:value-type="float" office:value="113.4" calcext:value-type="float">
            <text:p>113.4</text:p>
          </table:table-cell>
          <table:table-cell table:formula="of:=[.F845]-[.K845]" office:value-type="float" office:value="0" calcext:value-type="float">
            <text:p>0</text:p>
          </table:table-cell>
          <table:table-cell table:formula="of:=[.M845]*[.N$2]+(1-[.N$2])*[.N844]" office:value-type="float" office:value="-0.000170439280992346" calcext:value-type="float">
            <text:p>-0.000170439280992346</text:p>
          </table:table-cell>
        </table:table-row>
        <table:table-row table:style-name="ro1" table:number-rows-repeated="10477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Working" table:style-name="ta1">
        <table:table-column table:style-name="co2" table:default-cell-style-name="Default"/>
        <table:table-column table:style-name="co2" table:number-columns-repeated="7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istance</text:p>
          </table:table-cell>
          <table:table-cell table:style-name="ce4" office:value-type="string" calcext:value-type="string">
            <text:p>Δ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teady</text:p>
          </table:table-cell>
          <table:table-cell/>
          <table:table-cell office:value-type="string" calcext:value-type="string">
            <text:p>Steady State Row</text:p>
          </table:table-cell>
          <table:table-cell table:formula="of:=MATCH(1;[.H3:.H844];0)" office:value-type="float" office:value="365" calcext:value-type="float">
            <text:p>365</text:p>
          </table:table-cell>
        </table:table-row>
        <table:table-row table:style-name="ro1">
          <table:table-cell table:formula="of:=[$'hp-log.calibrate.20250623-171745'.A3]" office:value-type="float" office:value="0" calcext:value-type="float">
            <text:p>0</text:p>
          </table:table-cell>
          <table:table-cell table:formula="of:=[$'hp-log.calibrate.20250623-171745'.D3]/[$'hp-log.calibrate.20250623-171745'.E3]" office:value-type="float" office:value="1.53333333333333" calcext:value-type="float">
            <text:p>1.5333333333333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5" office:value-type="percentage" office:value="0.0001" calcext:value-type="percentage">
            <text:p>0.01%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eady State Time</text:p>
          </table:table-cell>
          <table:table-cell table:formula="of:=INDEX([.A$3:.A$844];[.K$1];1)" office:value-type="float" office:value="910.002" calcext:value-type="float">
            <text:p>910.002</text:p>
          </table:table-cell>
        </table:table-row>
        <table:table-row table:style-name="ro1">
          <table:table-cell table:formula="of:=[$'hp-log.calibrate.20250623-171745'.A4]" office:value-type="float" office:value="1.35" calcext:value-type="float">
            <text:p>1.35</text:p>
          </table:table-cell>
          <table:table-cell table:formula="of:=[$'hp-log.calibrate.20250623-171745'.D4]/[$'hp-log.calibrate.20250623-171745'.E4]" office:value-type="float" office:value="1.54272517321016" calcext:value-type="float">
            <text:p>1.54272517321016</text:p>
          </table:table-cell>
          <table:table-cell table:formula="of:=[.B3]-[.B2]" office:value-type="float" office:value="0.00939183987682846" calcext:value-type="float">
            <text:p>0.00939183987682846</text:p>
          </table:table-cell>
          <table:table-cell table:formula="of:=[.C3]" office:value-type="float" office:value="0.00939183987682846" calcext:value-type="float">
            <text:p>0.00939183987682846</text:p>
          </table:table-cell>
          <table:table-cell table:style-name="ce5" table:formula="of:=ABS([.D3]/[.B3])" office:value-type="percentage" office:value="0.00608782435129749" calcext:value-type="percentage">
            <text:p>0.61%</text:p>
          </table:table-cell>
          <table:table-cell table:formula="of:=IF([.E3]&lt;[.F$2];1;0)" office:value-type="float" office:value="0" calcext:value-type="float">
            <text:p>0</text:p>
          </table:table-cell>
          <table:table-cell table:formula="of:=IF([.F3];[.G2]+[.F3];0)" office:value-type="float" office:value="0" calcext:value-type="float">
            <text:p>0</text:p>
          </table:table-cell>
          <table:table-cell table:formula="of:=IF([.G3]&gt;=[.H$2];1;0)" office:value-type="float" office:value="0" calcext:value-type="float">
            <text:p>0</text:p>
          </table:table-cell>
          <table:table-cell/>
          <table:table-cell office:value-type="string" calcext:value-type="string">
            <text:p>Steady State Resistance</text:p>
          </table:table-cell>
          <table:table-cell table:formula="of:=INDEX([.B$3:.B$844];[.K$1];1)" office:value-type="float" office:value="2.01055408970976" calcext:value-type="float">
            <text:p>2.01055408970976</text:p>
          </table:table-cell>
        </table:table-row>
        <table:table-row table:style-name="ro1">
          <table:table-cell table:formula="of:=[$'hp-log.calibrate.20250623-171745'.A5]" office:value-type="float" office:value="2.702" calcext:value-type="float">
            <text:p>2.702</text:p>
          </table:table-cell>
          <table:table-cell table:formula="of:=[$'hp-log.calibrate.20250623-171745'.D5]/[$'hp-log.calibrate.20250623-171745'.E5]" office:value-type="float" office:value="1.54756380510441" calcext:value-type="float">
            <text:p>1.54756380510441</text:p>
          </table:table-cell>
          <table:table-cell table:formula="of:=[.B4]-[.B3]" office:value-type="float" office:value="0.00483863189424683" calcext:value-type="float">
            <text:p>0.00483863189424683</text:p>
          </table:table-cell>
          <table:table-cell table:formula="of:=[.C4]*[.D$2]+(1-[.D$2])*[.D3]" office:value-type="float" office:value="0.00893651907857029" calcext:value-type="float">
            <text:p>0.00893651907857029</text:p>
          </table:table-cell>
          <table:table-cell table:style-name="ce5" table:formula="of:=ABS([.D4]/[.B4])" office:value-type="percentage" office:value="0.00577457229814662" calcext:value-type="percentage">
            <text:p>0.58%</text:p>
          </table:table-cell>
          <table:table-cell table:formula="of:=IF([.E4]&lt;[.F$2];1;0)" office:value-type="float" office:value="0" calcext:value-type="float">
            <text:p>0</text:p>
          </table:table-cell>
          <table:table-cell table:formula="of:=IF([.F4];[.G3]+[.F4];0)" office:value-type="float" office:value="0" calcext:value-type="float">
            <text:p>0</text:p>
          </table:table-cell>
          <table:table-cell table:formula="of:=IF([.G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]" office:value-type="float" office:value="5.002" calcext:value-type="float">
            <text:p>5.002</text:p>
          </table:table-cell>
          <table:table-cell table:formula="of:=[$'hp-log.calibrate.20250623-171745'.D6]/[$'hp-log.calibrate.20250623-171745'.E6]" office:value-type="float" office:value="1.55477855477855" calcext:value-type="float">
            <text:p>1.55477855477855</text:p>
          </table:table-cell>
          <table:table-cell table:formula="of:=[.B5]-[.B4]" office:value-type="float" office:value="0.00721474967414615" calcext:value-type="float">
            <text:p>0.00721474967414615</text:p>
          </table:table-cell>
          <table:table-cell table:formula="of:=[.C5]" office:value-type="float" office:value="0.00721474967414615" calcext:value-type="float">
            <text:p>0.00721474967414615</text:p>
          </table:table-cell>
          <table:table-cell table:style-name="ce5" table:formula="of:=ABS([.D5]/[.B5])" office:value-type="percentage" office:value="0.0046403712296982" calcext:value-type="percentage">
            <text:p>0.46%</text:p>
          </table:table-cell>
          <table:table-cell table:formula="of:=IF([.E5]&lt;[.F$2];1;0)" office:value-type="float" office:value="0" calcext:value-type="float">
            <text:p>0</text:p>
          </table:table-cell>
          <table:table-cell table:formula="of:=IF([.F5];[.G4]+[.F5];0)" office:value-type="float" office:value="0" calcext:value-type="float">
            <text:p>0</text:p>
          </table:table-cell>
          <table:table-cell table:formula="of:=IF([.G5]&gt;=[.H$2];1;0)" office:value-type="float" office:value="0" calcext:value-type="float">
            <text:p>0</text:p>
          </table:table-cell>
          <table:table-cell/>
          <table:table-cell office:value-type="string" calcext:value-type="string">
            <text:p>Maximum Resistance</text:p>
          </table:table-cell>
          <table:table-cell table:formula="of:=MAX([.B$3:.B$844])" office:value-type="float" office:value="2.06149732620321" calcext:value-type="float">
            <text:p>2.06149732620321</text:p>
          </table:table-cell>
        </table:table-row>
        <table:table-row table:style-name="ro1">
          <table:table-cell table:formula="of:=[$'hp-log.calibrate.20250623-171745'.A7]" office:value-type="float" office:value="7.502" calcext:value-type="float">
            <text:p>7.502</text:p>
          </table:table-cell>
          <table:table-cell table:formula="of:=[$'hp-log.calibrate.20250623-171745'.D7]/[$'hp-log.calibrate.20250623-171745'.E7]" office:value-type="float" office:value="1.55813953488372" calcext:value-type="float">
            <text:p>1.55813953488372</text:p>
          </table:table-cell>
          <table:table-cell table:formula="of:=[.B6]-[.B5]" office:value-type="float" office:value="0.00336098010516639" calcext:value-type="float">
            <text:p>0.00336098010516639</text:p>
          </table:table-cell>
          <table:table-cell table:formula="of:=[.C6]*[.D$2]+(1-[.D$2])*[.D5]" office:value-type="float" office:value="0.00682937271724817" calcext:value-type="float">
            <text:p>0.00682937271724817</text:p>
          </table:table-cell>
          <table:table-cell table:style-name="ce5" table:formula="of:=ABS([.D6]/[.B6])" office:value-type="percentage" office:value="0.00438303025136823" calcext:value-type="percentage">
            <text:p>0.44%</text:p>
          </table:table-cell>
          <table:table-cell table:formula="of:=IF([.E6]&lt;[.F$2];1;0)" office:value-type="float" office:value="0" calcext:value-type="float">
            <text:p>0</text:p>
          </table:table-cell>
          <table:table-cell table:formula="of:=IF([.F6];[.G5]+[.F6];0)" office:value-type="float" office:value="0" calcext:value-type="float">
            <text:p>0</text:p>
          </table:table-cell>
          <table:table-cell table:formula="of:=IF([.G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]" office:value-type="float" office:value="10.001" calcext:value-type="float">
            <text:p>10.001</text:p>
          </table:table-cell>
          <table:table-cell table:formula="of:=[$'hp-log.calibrate.20250623-171745'.D8]/[$'hp-log.calibrate.20250623-171745'.E8]" office:value-type="float" office:value="1.56410256410256" calcext:value-type="float">
            <text:p>1.56410256410256</text:p>
          </table:table-cell>
          <table:table-cell table:formula="of:=[.B7]-[.B6]" office:value-type="float" office:value="0.00596302921884306" calcext:value-type="float">
            <text:p>0.00596302921884306</text:p>
          </table:table-cell>
          <table:table-cell table:formula="of:=[.C7]" office:value-type="float" office:value="0.00596302921884306" calcext:value-type="float">
            <text:p>0.00596302921884306</text:p>
          </table:table-cell>
          <table:table-cell table:style-name="ce5" table:formula="of:=ABS([.D7]/[.B7])" office:value-type="percentage" office:value="0.00381242851696524" calcext:value-type="percentage">
            <text:p>0.38%</text:p>
          </table:table-cell>
          <table:table-cell table:formula="of:=IF([.E7]&lt;[.F$2];1;0)" office:value-type="float" office:value="0" calcext:value-type="float">
            <text:p>0</text:p>
          </table:table-cell>
          <table:table-cell table:formula="of:=IF([.F7];[.G6]+[.F7];0)" office:value-type="float" office:value="0" calcext:value-type="float">
            <text:p>0</text:p>
          </table:table-cell>
          <table:table-cell table:formula="of:=IF([.G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]" office:value-type="float" office:value="12.502" calcext:value-type="float">
            <text:p>12.502</text:p>
          </table:table-cell>
          <table:table-cell table:formula="of:=[$'hp-log.calibrate.20250623-171745'.D9]/[$'hp-log.calibrate.20250623-171745'.E9]" office:value-type="float" office:value="1.56775700934579" calcext:value-type="float">
            <text:p>1.56775700934579</text:p>
          </table:table-cell>
          <table:table-cell table:formula="of:=[.B8]-[.B7]" office:value-type="float" office:value="0.00365444524323011" calcext:value-type="float">
            <text:p>0.00365444524323011</text:p>
          </table:table-cell>
          <table:table-cell table:formula="of:=[.C8]*[.D$2]+(1-[.D$2])*[.D7]" office:value-type="float" office:value="0.00573217082128177" calcext:value-type="float">
            <text:p>0.00573217082128177</text:p>
          </table:table-cell>
          <table:table-cell table:style-name="ce5" table:formula="of:=ABS([.D8]/[.B8])" office:value-type="percentage" office:value="0.00365628779658509" calcext:value-type="percentage">
            <text:p>0.37%</text:p>
          </table:table-cell>
          <table:table-cell table:formula="of:=IF([.E8]&lt;[.F$2];1;0)" office:value-type="float" office:value="0" calcext:value-type="float">
            <text:p>0</text:p>
          </table:table-cell>
          <table:table-cell table:formula="of:=IF([.F8];[.G7]+[.F8];0)" office:value-type="float" office:value="0" calcext:value-type="float">
            <text:p>0</text:p>
          </table:table-cell>
          <table:table-cell table:formula="of:=IF([.G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]" office:value-type="float" office:value="15.001" calcext:value-type="float">
            <text:p>15.001</text:p>
          </table:table-cell>
          <table:table-cell table:formula="of:=[$'hp-log.calibrate.20250623-171745'.D10]/[$'hp-log.calibrate.20250623-171745'.E10]" office:value-type="float" office:value="1.57611241217799" calcext:value-type="float">
            <text:p>1.57611241217799</text:p>
          </table:table-cell>
          <table:table-cell table:formula="of:=[.B9]-[.B8]" office:value-type="float" office:value="0.00835540283219194" calcext:value-type="float">
            <text:p>0.00835540283219194</text:p>
          </table:table-cell>
          <table:table-cell table:formula="of:=[.C9]" office:value-type="float" office:value="0.00835540283219194" calcext:value-type="float">
            <text:p>0.00835540283219194</text:p>
          </table:table-cell>
          <table:table-cell table:style-name="ce5" table:formula="of:=ABS([.D9]/[.B9])" office:value-type="percentage" office:value="0.0053012734165616" calcext:value-type="percentage">
            <text:p>0.53%</text:p>
          </table:table-cell>
          <table:table-cell table:formula="of:=IF([.E9]&lt;[.F$2];1;0)" office:value-type="float" office:value="0" calcext:value-type="float">
            <text:p>0</text:p>
          </table:table-cell>
          <table:table-cell table:formula="of:=IF([.F9];[.G8]+[.F9];0)" office:value-type="float" office:value="0" calcext:value-type="float">
            <text:p>0</text:p>
          </table:table-cell>
          <table:table-cell table:formula="of:=IF([.G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]" office:value-type="float" office:value="17.502" calcext:value-type="float">
            <text:p>17.502</text:p>
          </table:table-cell>
          <table:table-cell table:formula="of:=[$'hp-log.calibrate.20250623-171745'.D11]/[$'hp-log.calibrate.20250623-171745'.E11]" office:value-type="float" office:value="1.57710280373832" calcext:value-type="float">
            <text:p>1.57710280373832</text:p>
          </table:table-cell>
          <table:table-cell table:formula="of:=[.B10]-[.B9]" office:value-type="float" office:value="0.000990391560331538" calcext:value-type="float">
            <text:p>0.000990391560331538</text:p>
          </table:table-cell>
          <table:table-cell table:formula="of:=[.C10]*[.D$2]+(1-[.D$2])*[.D9]" office:value-type="float" office:value="0.0076189017050059" calcext:value-type="float">
            <text:p>0.0076189017050059</text:p>
          </table:table-cell>
          <table:table-cell table:style-name="ce5" table:formula="of:=ABS([.D10]/[.B10])" office:value-type="percentage" office:value="0.004830948044063" calcext:value-type="percentage">
            <text:p>0.48%</text:p>
          </table:table-cell>
          <table:table-cell table:formula="of:=IF([.E10]&lt;[.F$2];1;0)" office:value-type="float" office:value="0" calcext:value-type="float">
            <text:p>0</text:p>
          </table:table-cell>
          <table:table-cell table:formula="of:=IF([.F10];[.G9]+[.F10];0)" office:value-type="float" office:value="0" calcext:value-type="float">
            <text:p>0</text:p>
          </table:table-cell>
          <table:table-cell table:formula="of:=IF([.G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]" office:value-type="float" office:value="20.002" calcext:value-type="float">
            <text:p>20.002</text:p>
          </table:table-cell>
          <table:table-cell table:formula="of:=[$'hp-log.calibrate.20250623-171745'.D12]/[$'hp-log.calibrate.20250623-171745'.E12]" office:value-type="float" office:value="1.5807962529274" calcext:value-type="float">
            <text:p>1.5807962529274</text:p>
          </table:table-cell>
          <table:table-cell table:formula="of:=[.B11]-[.B10]" office:value-type="float" office:value="0.00369344918908299" calcext:value-type="float">
            <text:p>0.00369344918908299</text:p>
          </table:table-cell>
          <table:table-cell table:formula="of:=[.C11]" office:value-type="float" office:value="0.00369344918908299" calcext:value-type="float">
            <text:p>0.00369344918908299</text:p>
          </table:table-cell>
          <table:table-cell table:style-name="ce5" table:formula="of:=ABS([.D11]/[.B11])" office:value-type="percentage" office:value="0.00233644859813102" calcext:value-type="percentage">
            <text:p>0.23%</text:p>
          </table:table-cell>
          <table:table-cell table:formula="of:=IF([.E11]&lt;[.F$2];1;0)" office:value-type="float" office:value="0" calcext:value-type="float">
            <text:p>0</text:p>
          </table:table-cell>
          <table:table-cell table:formula="of:=IF([.F11];[.G10]+[.F11];0)" office:value-type="float" office:value="0" calcext:value-type="float">
            <text:p>0</text:p>
          </table:table-cell>
          <table:table-cell table:formula="of:=IF([.G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]" office:value-type="float" office:value="22.502" calcext:value-type="float">
            <text:p>22.502</text:p>
          </table:table-cell>
          <table:table-cell table:formula="of:=[$'hp-log.calibrate.20250623-171745'.D13]/[$'hp-log.calibrate.20250623-171745'.E13]" office:value-type="float" office:value="1.58450704225352" calcext:value-type="float">
            <text:p>1.58450704225352</text:p>
          </table:table-cell>
          <table:table-cell table:formula="of:=[.B12]-[.B11]" office:value-type="float" office:value="0.00371078932612057" calcext:value-type="float">
            <text:p>0.00371078932612057</text:p>
          </table:table-cell>
          <table:table-cell table:formula="of:=[.C12]*[.D$2]+(1-[.D$2])*[.D11]" office:value-type="float" office:value="0.00369518320278675" calcext:value-type="float">
            <text:p>0.00369518320278675</text:p>
          </table:table-cell>
          <table:table-cell table:style-name="ce5" table:formula="of:=ABS([.D12]/[.B12])" office:value-type="percentage" office:value="0.00233207117686986" calcext:value-type="percentage">
            <text:p>0.23%</text:p>
          </table:table-cell>
          <table:table-cell table:formula="of:=IF([.E12]&lt;[.F$2];1;0)" office:value-type="float" office:value="0" calcext:value-type="float">
            <text:p>0</text:p>
          </table:table-cell>
          <table:table-cell table:formula="of:=IF([.F12];[.G11]+[.F12];0)" office:value-type="float" office:value="0" calcext:value-type="float">
            <text:p>0</text:p>
          </table:table-cell>
          <table:table-cell table:formula="of:=IF([.G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]" office:value-type="float" office:value="25.002" calcext:value-type="float">
            <text:p>25.002</text:p>
          </table:table-cell>
          <table:table-cell table:formula="of:=[$'hp-log.calibrate.20250623-171745'.D14]/[$'hp-log.calibrate.20250623-171745'.E14]" office:value-type="float" office:value="1.58823529411765" calcext:value-type="float">
            <text:p>1.58823529411765</text:p>
          </table:table-cell>
          <table:table-cell table:formula="of:=[.B13]-[.B12]" office:value-type="float" office:value="0.00372825186412573" calcext:value-type="float">
            <text:p>0.00372825186412573</text:p>
          </table:table-cell>
          <table:table-cell table:formula="of:=[.C13]" office:value-type="float" office:value="0.00372825186412573" calcext:value-type="float">
            <text:p>0.00372825186412573</text:p>
          </table:table-cell>
          <table:table-cell table:style-name="ce5" table:formula="of:=ABS([.D13]/[.B13])" office:value-type="percentage" office:value="0.00234741784037546" calcext:value-type="percentage">
            <text:p>0.23%</text:p>
          </table:table-cell>
          <table:table-cell table:formula="of:=IF([.E13]&lt;[.F$2];1;0)" office:value-type="float" office:value="0" calcext:value-type="float">
            <text:p>0</text:p>
          </table:table-cell>
          <table:table-cell table:formula="of:=IF([.F13];[.G12]+[.F13];0)" office:value-type="float" office:value="0" calcext:value-type="float">
            <text:p>0</text:p>
          </table:table-cell>
          <table:table-cell table:formula="of:=IF([.G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]" office:value-type="float" office:value="27.502" calcext:value-type="float">
            <text:p>27.502</text:p>
          </table:table-cell>
          <table:table-cell table:formula="of:=[$'hp-log.calibrate.20250623-171745'.D15]/[$'hp-log.calibrate.20250623-171745'.E15]" office:value-type="float" office:value="1.59058823529412" calcext:value-type="float">
            <text:p>1.59058823529412</text:p>
          </table:table-cell>
          <table:table-cell table:formula="of:=[.B14]-[.B13]" office:value-type="float" office:value="0.00235294117647067" calcext:value-type="float">
            <text:p>0.00235294117647067</text:p>
          </table:table-cell>
          <table:table-cell table:formula="of:=[.C14]*[.D$2]+(1-[.D$2])*[.D13]" office:value-type="float" office:value="0.00359072079536023" calcext:value-type="float">
            <text:p>0.00359072079536023</text:p>
          </table:table-cell>
          <table:table-cell table:style-name="ce5" table:formula="of:=ABS([.D14]/[.B14])" office:value-type="percentage" office:value="0.00225747978998239" calcext:value-type="percentage">
            <text:p>0.23%</text:p>
          </table:table-cell>
          <table:table-cell table:formula="of:=IF([.E14]&lt;[.F$2];1;0)" office:value-type="float" office:value="0" calcext:value-type="float">
            <text:p>0</text:p>
          </table:table-cell>
          <table:table-cell table:formula="of:=IF([.F14];[.G13]+[.F14];0)" office:value-type="float" office:value="0" calcext:value-type="float">
            <text:p>0</text:p>
          </table:table-cell>
          <table:table-cell table:formula="of:=IF([.G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]" office:value-type="float" office:value="30.002" calcext:value-type="float">
            <text:p>30.002</text:p>
          </table:table-cell>
          <table:table-cell table:formula="of:=[$'hp-log.calibrate.20250623-171745'.D16]/[$'hp-log.calibrate.20250623-171745'.E16]" office:value-type="float" office:value="1.59294117647059" calcext:value-type="float">
            <text:p>1.59294117647059</text:p>
          </table:table-cell>
          <table:table-cell table:formula="of:=[.B15]-[.B14]" office:value-type="float" office:value="0.00235294117647045" calcext:value-type="float">
            <text:p>0.00235294117647045</text:p>
          </table:table-cell>
          <table:table-cell table:formula="of:=[.C15]" office:value-type="float" office:value="0.00235294117647045" calcext:value-type="float">
            <text:p>0.00235294117647045</text:p>
          </table:table-cell>
          <table:table-cell table:style-name="ce5" table:formula="of:=ABS([.D15]/[.B15])" office:value-type="percentage" office:value="0.001477104874446" calcext:value-type="percentage">
            <text:p>0.15%</text:p>
          </table:table-cell>
          <table:table-cell table:formula="of:=IF([.E15]&lt;[.F$2];1;0)" office:value-type="float" office:value="0" calcext:value-type="float">
            <text:p>0</text:p>
          </table:table-cell>
          <table:table-cell table:formula="of:=IF([.F15];[.G14]+[.F15];0)" office:value-type="float" office:value="0" calcext:value-type="float">
            <text:p>0</text:p>
          </table:table-cell>
          <table:table-cell table:formula="of:=IF([.G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]" office:value-type="float" office:value="32.502" calcext:value-type="float">
            <text:p>32.502</text:p>
          </table:table-cell>
          <table:table-cell table:formula="of:=[$'hp-log.calibrate.20250623-171745'.D17]/[$'hp-log.calibrate.20250623-171745'.E17]" office:value-type="float" office:value="1.60283687943262" calcext:value-type="float">
            <text:p>1.60283687943262</text:p>
          </table:table-cell>
          <table:table-cell table:formula="of:=[.B16]-[.B15]" office:value-type="float" office:value="0.0098957029620359" calcext:value-type="float">
            <text:p>0.0098957029620359</text:p>
          </table:table-cell>
          <table:table-cell table:formula="of:=[.C16]*[.D$2]+(1-[.D$2])*[.D15]" office:value-type="float" office:value="0.00310721735502699" calcext:value-type="float">
            <text:p>0.00310721735502699</text:p>
          </table:table-cell>
          <table:table-cell table:style-name="ce5" table:formula="of:=ABS([.D16]/[.B16])" office:value-type="percentage" office:value="0.00193857365955224" calcext:value-type="percentage">
            <text:p>0.19%</text:p>
          </table:table-cell>
          <table:table-cell table:formula="of:=IF([.E16]&lt;[.F$2];1;0)" office:value-type="float" office:value="0" calcext:value-type="float">
            <text:p>0</text:p>
          </table:table-cell>
          <table:table-cell table:formula="of:=IF([.F16];[.G15]+[.F16];0)" office:value-type="float" office:value="0" calcext:value-type="float">
            <text:p>0</text:p>
          </table:table-cell>
          <table:table-cell table:formula="of:=IF([.G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]" office:value-type="float" office:value="35.002" calcext:value-type="float">
            <text:p>35.002</text:p>
          </table:table-cell>
          <table:table-cell table:formula="of:=[$'hp-log.calibrate.20250623-171745'.D18]/[$'hp-log.calibrate.20250623-171745'.E18]" office:value-type="float" office:value="1.60520094562648" calcext:value-type="float">
            <text:p>1.60520094562648</text:p>
          </table:table-cell>
          <table:table-cell table:formula="of:=[.B17]-[.B16]" office:value-type="float" office:value="0.00236406619385332" calcext:value-type="float">
            <text:p>0.00236406619385332</text:p>
          </table:table-cell>
          <table:table-cell table:formula="of:=[.C17]" office:value-type="float" office:value="0.00236406619385332" calcext:value-type="float">
            <text:p>0.00236406619385332</text:p>
          </table:table-cell>
          <table:table-cell table:style-name="ce5" table:formula="of:=ABS([.D17]/[.B17])" office:value-type="percentage" office:value="0.00147275405007357" calcext:value-type="percentage">
            <text:p>0.15%</text:p>
          </table:table-cell>
          <table:table-cell table:formula="of:=IF([.E17]&lt;[.F$2];1;0)" office:value-type="float" office:value="0" calcext:value-type="float">
            <text:p>0</text:p>
          </table:table-cell>
          <table:table-cell table:formula="of:=IF([.F17];[.G16]+[.F17];0)" office:value-type="float" office:value="0" calcext:value-type="float">
            <text:p>0</text:p>
          </table:table-cell>
          <table:table-cell table:formula="of:=IF([.G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]" office:value-type="float" office:value="37.503" calcext:value-type="float">
            <text:p>37.503</text:p>
          </table:table-cell>
          <table:table-cell table:formula="of:=[$'hp-log.calibrate.20250623-171745'.D19]/[$'hp-log.calibrate.20250623-171745'.E19]" office:value-type="float" office:value="1.60756501182033" calcext:value-type="float">
            <text:p>1.60756501182033</text:p>
          </table:table-cell>
          <table:table-cell table:formula="of:=[.B18]-[.B17]" office:value-type="float" office:value="0.00236406619385354" calcext:value-type="float">
            <text:p>0.00236406619385354</text:p>
          </table:table-cell>
          <table:table-cell table:formula="of:=[.C18]*[.D$2]+(1-[.D$2])*[.D17]" office:value-type="float" office:value="0.00236406619385334" calcext:value-type="float">
            <text:p>0.00236406619385334</text:p>
          </table:table-cell>
          <table:table-cell table:style-name="ce5" table:formula="of:=ABS([.D18]/[.B18])" office:value-type="percentage" office:value="0.00147058823529407" calcext:value-type="percentage">
            <text:p>0.15%</text:p>
          </table:table-cell>
          <table:table-cell table:formula="of:=IF([.E18]&lt;[.F$2];1;0)" office:value-type="float" office:value="0" calcext:value-type="float">
            <text:p>0</text:p>
          </table:table-cell>
          <table:table-cell table:formula="of:=IF([.F18];[.G17]+[.F18];0)" office:value-type="float" office:value="0" calcext:value-type="float">
            <text:p>0</text:p>
          </table:table-cell>
          <table:table-cell table:formula="of:=IF([.G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]" office:value-type="float" office:value="40.001" calcext:value-type="float">
            <text:p>40.001</text:p>
          </table:table-cell>
          <table:table-cell table:formula="of:=[$'hp-log.calibrate.20250623-171745'.D20]/[$'hp-log.calibrate.20250623-171745'.E20]" office:value-type="float" office:value="1.61137440758294" calcext:value-type="float">
            <text:p>1.61137440758294</text:p>
          </table:table-cell>
          <table:table-cell table:formula="of:=[.B19]-[.B18]" office:value-type="float" office:value="0.00380939576260753" calcext:value-type="float">
            <text:p>0.00380939576260753</text:p>
          </table:table-cell>
          <table:table-cell table:formula="of:=[.C19]" office:value-type="float" office:value="0.00380939576260753" calcext:value-type="float">
            <text:p>0.00380939576260753</text:p>
          </table:table-cell>
          <table:table-cell table:style-name="ce5" table:formula="of:=ABS([.D19]/[.B19])" office:value-type="percentage" office:value="0.00236406619385349" calcext:value-type="percentage">
            <text:p>0.24%</text:p>
          </table:table-cell>
          <table:table-cell table:formula="of:=IF([.E19]&lt;[.F$2];1;0)" office:value-type="float" office:value="0" calcext:value-type="float">
            <text:p>0</text:p>
          </table:table-cell>
          <table:table-cell table:formula="of:=IF([.F19];[.G18]+[.F19];0)" office:value-type="float" office:value="0" calcext:value-type="float">
            <text:p>0</text:p>
          </table:table-cell>
          <table:table-cell table:formula="of:=IF([.G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]" office:value-type="float" office:value="42.502" calcext:value-type="float">
            <text:p>42.502</text:p>
          </table:table-cell>
          <table:table-cell table:formula="of:=[$'hp-log.calibrate.20250623-171745'.D21]/[$'hp-log.calibrate.20250623-171745'.E21]" office:value-type="float" office:value="1.61374407582938" calcext:value-type="float">
            <text:p>1.61374407582938</text:p>
          </table:table-cell>
          <table:table-cell table:formula="of:=[.B20]-[.B19]" office:value-type="float" office:value="0.00236966824644558" calcext:value-type="float">
            <text:p>0.00236966824644558</text:p>
          </table:table-cell>
          <table:table-cell table:formula="of:=[.C20]*[.D$2]+(1-[.D$2])*[.D19]" office:value-type="float" office:value="0.00366542301099133" calcext:value-type="float">
            <text:p>0.00366542301099133</text:p>
          </table:table-cell>
          <table:table-cell table:style-name="ce5" table:formula="of:=ABS([.D20]/[.B20])" office:value-type="percentage" office:value="0.00227137813603281" calcext:value-type="percentage">
            <text:p>0.23%</text:p>
          </table:table-cell>
          <table:table-cell table:formula="of:=IF([.E20]&lt;[.F$2];1;0)" office:value-type="float" office:value="0" calcext:value-type="float">
            <text:p>0</text:p>
          </table:table-cell>
          <table:table-cell table:formula="of:=IF([.F20];[.G19]+[.F20];0)" office:value-type="float" office:value="0" calcext:value-type="float">
            <text:p>0</text:p>
          </table:table-cell>
          <table:table-cell table:formula="of:=IF([.G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]" office:value-type="float" office:value="45.001" calcext:value-type="float">
            <text:p>45.001</text:p>
          </table:table-cell>
          <table:table-cell table:formula="of:=[$'hp-log.calibrate.20250623-171745'.D22]/[$'hp-log.calibrate.20250623-171745'.E22]" office:value-type="float" office:value="1.62232779097387" calcext:value-type="float">
            <text:p>1.62232779097387</text:p>
          </table:table-cell>
          <table:table-cell table:formula="of:=[.B21]-[.B20]" office:value-type="float" office:value="0.00858371514448786" calcext:value-type="float">
            <text:p>0.00858371514448786</text:p>
          </table:table-cell>
          <table:table-cell table:formula="of:=[.C21]" office:value-type="float" office:value="0.00858371514448786" calcext:value-type="float">
            <text:p>0.00858371514448786</text:p>
          </table:table-cell>
          <table:table-cell table:style-name="ce5" table:formula="of:=ABS([.D21]/[.B21])" office:value-type="percentage" office:value="0.0052909869338644" calcext:value-type="percentage">
            <text:p>0.53%</text:p>
          </table:table-cell>
          <table:table-cell table:formula="of:=IF([.E21]&lt;[.F$2];1;0)" office:value-type="float" office:value="0" calcext:value-type="float">
            <text:p>0</text:p>
          </table:table-cell>
          <table:table-cell table:formula="of:=IF([.F21];[.G20]+[.F21];0)" office:value-type="float" office:value="0" calcext:value-type="float">
            <text:p>0</text:p>
          </table:table-cell>
          <table:table-cell table:formula="of:=IF([.G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]" office:value-type="float" office:value="47.502" calcext:value-type="float">
            <text:p>47.502</text:p>
          </table:table-cell>
          <table:table-cell table:formula="of:=[$'hp-log.calibrate.20250623-171745'.D23]/[$'hp-log.calibrate.20250623-171745'.E23]" office:value-type="float" office:value="1.62232779097387" calcext:value-type="float">
            <text:p>1.62232779097387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*[.D$2]+(1-[.D$2])*[.D21]" office:value-type="float" office:value="0.00772534363003907" calcext:value-type="float">
            <text:p>0.00772534363003907</text:p>
          </table:table-cell>
          <table:table-cell table:style-name="ce5" table:formula="of:=ABS([.D22]/[.B22])" office:value-type="percentage" office:value="0.00476188824047796" calcext:value-type="percentage">
            <text:p>0.48%</text:p>
          </table:table-cell>
          <table:table-cell table:formula="of:=IF([.E22]&lt;[.F$2];1;0)" office:value-type="float" office:value="0" calcext:value-type="float">
            <text:p>0</text:p>
          </table:table-cell>
          <table:table-cell table:formula="of:=IF([.F22];[.G21]+[.F22];0)" office:value-type="float" office:value="0" calcext:value-type="float">
            <text:p>0</text:p>
          </table:table-cell>
          <table:table-cell table:formula="of:=IF([.G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]" office:value-type="float" office:value="50.001" calcext:value-type="float">
            <text:p>50.001</text:p>
          </table:table-cell>
          <table:table-cell table:formula="of:=[$'hp-log.calibrate.20250623-171745'.D24]/[$'hp-log.calibrate.20250623-171745'.E24]" office:value-type="float" office:value="1.62619047619048" calcext:value-type="float">
            <text:p>1.62619047619048</text:p>
          </table:table-cell>
          <table:table-cell table:formula="of:=[.B23]-[.B22]" office:value-type="float" office:value="0.00386268521660438" calcext:value-type="float">
            <text:p>0.00386268521660438</text:p>
          </table:table-cell>
          <table:table-cell table:formula="of:=[.C23]" office:value-type="float" office:value="0.00386268521660438" calcext:value-type="float">
            <text:p>0.00386268521660438</text:p>
          </table:table-cell>
          <table:table-cell table:style-name="ce5" table:formula="of:=ABS([.D23]/[.B23])" office:value-type="percentage" office:value="0.00237529691211397" calcext:value-type="percentage">
            <text:p>0.24%</text:p>
          </table:table-cell>
          <table:table-cell table:formula="of:=IF([.E23]&lt;[.F$2];1;0)" office:value-type="float" office:value="0" calcext:value-type="float">
            <text:p>0</text:p>
          </table:table-cell>
          <table:table-cell table:formula="of:=IF([.F23];[.G22]+[.F23];0)" office:value-type="float" office:value="0" calcext:value-type="float">
            <text:p>0</text:p>
          </table:table-cell>
          <table:table-cell table:formula="of:=IF([.G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]" office:value-type="float" office:value="52.502" calcext:value-type="float">
            <text:p>52.502</text:p>
          </table:table-cell>
          <table:table-cell table:formula="of:=[$'hp-log.calibrate.20250623-171745'.D25]/[$'hp-log.calibrate.20250623-171745'.E25]" office:value-type="float" office:value="1.62857142857143" calcext:value-type="float">
            <text:p>1.62857142857143</text:p>
          </table:table-cell>
          <table:table-cell table:formula="of:=[.B24]-[.B23]" office:value-type="float" office:value="0.00238095238095237" calcext:value-type="float">
            <text:p>0.00238095238095237</text:p>
          </table:table-cell>
          <table:table-cell table:formula="of:=[.C24]*[.D$2]+(1-[.D$2])*[.D23]" office:value-type="float" office:value="0.00371451193303918" calcext:value-type="float">
            <text:p>0.00371451193303918</text:p>
          </table:table-cell>
          <table:table-cell table:style-name="ce5" table:formula="of:=ABS([.D24]/[.B24])" office:value-type="percentage" office:value="0.00228084066063809" calcext:value-type="percentage">
            <text:p>0.23%</text:p>
          </table:table-cell>
          <table:table-cell table:formula="of:=IF([.E24]&lt;[.F$2];1;0)" office:value-type="float" office:value="0" calcext:value-type="float">
            <text:p>0</text:p>
          </table:table-cell>
          <table:table-cell table:formula="of:=IF([.F24];[.G23]+[.F24];0)" office:value-type="float" office:value="0" calcext:value-type="float">
            <text:p>0</text:p>
          </table:table-cell>
          <table:table-cell table:formula="of:=IF([.G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]" office:value-type="float" office:value="55.002" calcext:value-type="float">
            <text:p>55.002</text:p>
          </table:table-cell>
          <table:table-cell table:formula="of:=[$'hp-log.calibrate.20250623-171745'.D26]/[$'hp-log.calibrate.20250623-171745'.E26]" office:value-type="float" office:value="1.63484486873508" calcext:value-type="float">
            <text:p>1.63484486873508</text:p>
          </table:table-cell>
          <table:table-cell table:formula="of:=[.B25]-[.B24]" office:value-type="float" office:value="0.00627344016365483" calcext:value-type="float">
            <text:p>0.00627344016365483</text:p>
          </table:table-cell>
          <table:table-cell table:formula="of:=[.C25]" office:value-type="float" office:value="0.00627344016365483" calcext:value-type="float">
            <text:p>0.00627344016365483</text:p>
          </table:table-cell>
          <table:table-cell table:style-name="ce5" table:formula="of:=ABS([.D25]/[.B25])" office:value-type="percentage" office:value="0.00383733055265894" calcext:value-type="percentage">
            <text:p>0.38%</text:p>
          </table:table-cell>
          <table:table-cell table:formula="of:=IF([.E25]&lt;[.F$2];1;0)" office:value-type="float" office:value="0" calcext:value-type="float">
            <text:p>0</text:p>
          </table:table-cell>
          <table:table-cell table:formula="of:=IF([.F25];[.G24]+[.F25];0)" office:value-type="float" office:value="0" calcext:value-type="float">
            <text:p>0</text:p>
          </table:table-cell>
          <table:table-cell table:formula="of:=IF([.G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]" office:value-type="float" office:value="57.502" calcext:value-type="float">
            <text:p>57.502</text:p>
          </table:table-cell>
          <table:table-cell table:formula="of:=[$'hp-log.calibrate.20250623-171745'.D27]/[$'hp-log.calibrate.20250623-171745'.E27]" office:value-type="float" office:value="1.63961813842482" calcext:value-type="float">
            <text:p>1.63961813842482</text:p>
          </table:table-cell>
          <table:table-cell table:formula="of:=[.B26]-[.B25]" office:value-type="float" office:value="0.00477326968973757" calcext:value-type="float">
            <text:p>0.00477326968973757</text:p>
          </table:table-cell>
          <table:table-cell table:formula="of:=[.C26]*[.D$2]+(1-[.D$2])*[.D25]" office:value-type="float" office:value="0.00612342311626311" calcext:value-type="float">
            <text:p>0.00612342311626311</text:p>
          </table:table-cell>
          <table:table-cell table:style-name="ce5" table:formula="of:=ABS([.D26]/[.B26])" office:value-type="percentage" office:value="0.00373466417134533" calcext:value-type="percentage">
            <text:p>0.37%</text:p>
          </table:table-cell>
          <table:table-cell table:formula="of:=IF([.E26]&lt;[.F$2];1;0)" office:value-type="float" office:value="0" calcext:value-type="float">
            <text:p>0</text:p>
          </table:table-cell>
          <table:table-cell table:formula="of:=IF([.F26];[.G25]+[.F26];0)" office:value-type="float" office:value="0" calcext:value-type="float">
            <text:p>0</text:p>
          </table:table-cell>
          <table:table-cell table:formula="of:=IF([.G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]" office:value-type="float" office:value="60.001" calcext:value-type="float">
            <text:p>60.001</text:p>
          </table:table-cell>
          <table:table-cell table:formula="of:=[$'hp-log.calibrate.20250623-171745'.D28]/[$'hp-log.calibrate.20250623-171745'.E28]" office:value-type="float" office:value="1.64200477326969" calcext:value-type="float">
            <text:p>1.64200477326969</text:p>
          </table:table-cell>
          <table:table-cell table:formula="of:=[.B27]-[.B26]" office:value-type="float" office:value="0.00238663484486867" calcext:value-type="float">
            <text:p>0.00238663484486867</text:p>
          </table:table-cell>
          <table:table-cell table:formula="of:=[.C27]" office:value-type="float" office:value="0.00238663484486867" calcext:value-type="float">
            <text:p>0.00238663484486867</text:p>
          </table:table-cell>
          <table:table-cell table:style-name="ce5" table:formula="of:=ABS([.D27]/[.B27])" office:value-type="percentage" office:value="0.00145348837209299" calcext:value-type="percentage">
            <text:p>0.15%</text:p>
          </table:table-cell>
          <table:table-cell table:formula="of:=IF([.E27]&lt;[.F$2];1;0)" office:value-type="float" office:value="0" calcext:value-type="float">
            <text:p>0</text:p>
          </table:table-cell>
          <table:table-cell table:formula="of:=IF([.F27];[.G26]+[.F27];0)" office:value-type="float" office:value="0" calcext:value-type="float">
            <text:p>0</text:p>
          </table:table-cell>
          <table:table-cell table:formula="of:=IF([.G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]" office:value-type="float" office:value="62.502" calcext:value-type="float">
            <text:p>62.502</text:p>
          </table:table-cell>
          <table:table-cell table:formula="of:=[$'hp-log.calibrate.20250623-171745'.D29]/[$'hp-log.calibrate.20250623-171745'.E29]" office:value-type="float" office:value="1.64593301435407" calcext:value-type="float">
            <text:p>1.64593301435407</text:p>
          </table:table-cell>
          <table:table-cell table:formula="of:=[.B28]-[.B27]" office:value-type="float" office:value="0.0039282410843775" calcext:value-type="float">
            <text:p>0.0039282410843775</text:p>
          </table:table-cell>
          <table:table-cell table:formula="of:=[.C28]*[.D$2]+(1-[.D$2])*[.D27]" office:value-type="float" office:value="0.00254079546881956" calcext:value-type="float">
            <text:p>0.00254079546881956</text:p>
          </table:table-cell>
          <table:table-cell table:style-name="ce5" table:formula="of:=ABS([.D28]/[.B28])" office:value-type="percentage" office:value="0.00154368096797467" calcext:value-type="percentage">
            <text:p>0.15%</text:p>
          </table:table-cell>
          <table:table-cell table:formula="of:=IF([.E28]&lt;[.F$2];1;0)" office:value-type="float" office:value="0" calcext:value-type="float">
            <text:p>0</text:p>
          </table:table-cell>
          <table:table-cell table:formula="of:=IF([.F28];[.G27]+[.F28];0)" office:value-type="float" office:value="0" calcext:value-type="float">
            <text:p>0</text:p>
          </table:table-cell>
          <table:table-cell table:formula="of:=IF([.G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]" office:value-type="float" office:value="65.001" calcext:value-type="float">
            <text:p>65.001</text:p>
          </table:table-cell>
          <table:table-cell table:formula="of:=[$'hp-log.calibrate.20250623-171745'.D30]/[$'hp-log.calibrate.20250623-171745'.E30]" office:value-type="float" office:value="1.64593301435407" calcext:value-type="float">
            <text:p>1.64593301435407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*[.D$2]+(1-[.D$2])*[.D28]" office:value-type="float" office:value="0.0022867159219376" calcext:value-type="float">
            <text:p>0.0022867159219376</text:p>
          </table:table-cell>
          <table:table-cell table:style-name="ce5" table:formula="of:=ABS([.D29]/[.B29])" office:value-type="percentage" office:value="0.00138931287117721" calcext:value-type="percentage">
            <text:p>0.14%</text:p>
          </table:table-cell>
          <table:table-cell table:formula="of:=IF([.E29]&lt;[.F$2];1;0)" office:value-type="float" office:value="0" calcext:value-type="float">
            <text:p>0</text:p>
          </table:table-cell>
          <table:table-cell table:formula="of:=IF([.F29];[.G28]+[.F29];0)" office:value-type="float" office:value="0" calcext:value-type="float">
            <text:p>0</text:p>
          </table:table-cell>
          <table:table-cell table:formula="of:=IF([.G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]" office:value-type="float" office:value="67.501" calcext:value-type="float">
            <text:p>67.501</text:p>
          </table:table-cell>
          <table:table-cell table:formula="of:=[$'hp-log.calibrate.20250623-171745'.D31]/[$'hp-log.calibrate.20250623-171745'.E31]" office:value-type="float" office:value="1.64988009592326" calcext:value-type="float">
            <text:p>1.64988009592326</text:p>
          </table:table-cell>
          <table:table-cell table:formula="of:=[.B30]-[.B29]" office:value-type="float" office:value="0.00394708156919421" calcext:value-type="float">
            <text:p>0.00394708156919421</text:p>
          </table:table-cell>
          <table:table-cell table:formula="of:=[.C30]*[.D$2]+(1-[.D$2])*[.D29]" office:value-type="float" office:value="0.00245275248666326" calcext:value-type="float">
            <text:p>0.00245275248666326</text:p>
          </table:table-cell>
          <table:table-cell table:style-name="ce5" table:formula="of:=ABS([.D30]/[.B30])" office:value-type="percentage" office:value="0.0014866246903177" calcext:value-type="percentage">
            <text:p>0.15%</text:p>
          </table:table-cell>
          <table:table-cell table:formula="of:=IF([.E30]&lt;[.F$2];1;0)" office:value-type="float" office:value="0" calcext:value-type="float">
            <text:p>0</text:p>
          </table:table-cell>
          <table:table-cell table:formula="of:=IF([.F30];[.G29]+[.F30];0)" office:value-type="float" office:value="0" calcext:value-type="float">
            <text:p>0</text:p>
          </table:table-cell>
          <table:table-cell table:formula="of:=IF([.G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]" office:value-type="float" office:value="70.002" calcext:value-type="float">
            <text:p>70.002</text:p>
          </table:table-cell>
          <table:table-cell table:formula="of:=[$'hp-log.calibrate.20250623-171745'.D32]/[$'hp-log.calibrate.20250623-171745'.E32]" office:value-type="float" office:value="1.65227817745803" calcext:value-type="float">
            <text:p>1.65227817745803</text:p>
          </table:table-cell>
          <table:table-cell table:formula="of:=[.B31]-[.B30]" office:value-type="float" office:value="0.00239808153477217" calcext:value-type="float">
            <text:p>0.00239808153477217</text:p>
          </table:table-cell>
          <table:table-cell table:formula="of:=[.C31]*[.D$2]+(1-[.D$2])*[.D30]" office:value-type="float" office:value="0.00244728539147415" calcext:value-type="float">
            <text:p>0.00244728539147415</text:p>
          </table:table-cell>
          <table:table-cell table:style-name="ce5" table:formula="of:=ABS([.D31]/[.B31])" office:value-type="percentage" office:value="0.00148115821225649" calcext:value-type="percentage">
            <text:p>0.15%</text:p>
          </table:table-cell>
          <table:table-cell table:formula="of:=IF([.E31]&lt;[.F$2];1;0)" office:value-type="float" office:value="0" calcext:value-type="float">
            <text:p>0</text:p>
          </table:table-cell>
          <table:table-cell table:formula="of:=IF([.F31];[.G30]+[.F31];0)" office:value-type="float" office:value="0" calcext:value-type="float">
            <text:p>0</text:p>
          </table:table-cell>
          <table:table-cell table:formula="of:=IF([.G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]" office:value-type="float" office:value="72.502" calcext:value-type="float">
            <text:p>72.502</text:p>
          </table:table-cell>
          <table:table-cell table:formula="of:=[$'hp-log.calibrate.20250623-171745'.D33]/[$'hp-log.calibrate.20250623-171745'.E33]" office:value-type="float" office:value="1.65707434052758" calcext:value-type="float">
            <text:p>1.65707434052758</text:p>
          </table:table-cell>
          <table:table-cell table:formula="of:=[.B32]-[.B31]" office:value-type="float" office:value="0.00479616306954456" calcext:value-type="float">
            <text:p>0.00479616306954456</text:p>
          </table:table-cell>
          <table:table-cell table:formula="of:=[.C32]*[.D$2]+(1-[.D$2])*[.D31]" office:value-type="float" office:value="0.00268217315928119" calcext:value-type="float">
            <text:p>0.00268217315928119</text:p>
          </table:table-cell>
          <table:table-cell table:style-name="ce5" table:formula="of:=ABS([.D32]/[.B32])" office:value-type="percentage" office:value="0.00161861969235927" calcext:value-type="percentage">
            <text:p>0.16%</text:p>
          </table:table-cell>
          <table:table-cell table:formula="of:=IF([.E32]&lt;[.F$2];1;0)" office:value-type="float" office:value="0" calcext:value-type="float">
            <text:p>0</text:p>
          </table:table-cell>
          <table:table-cell table:formula="of:=IF([.F32];[.G31]+[.F32];0)" office:value-type="float" office:value="0" calcext:value-type="float">
            <text:p>0</text:p>
          </table:table-cell>
          <table:table-cell table:formula="of:=IF([.G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]" office:value-type="float" office:value="75.002" calcext:value-type="float">
            <text:p>75.002</text:p>
          </table:table-cell>
          <table:table-cell table:formula="of:=[$'hp-log.calibrate.20250623-171745'.D34]/[$'hp-log.calibrate.20250623-171745'.E34]" office:value-type="float" office:value="1.65947242206235" calcext:value-type="float">
            <text:p>1.65947242206235</text:p>
          </table:table-cell>
          <table:table-cell table:formula="of:=[.B33]-[.B32]" office:value-type="float" office:value="0.00239808153477217" calcext:value-type="float">
            <text:p>0.00239808153477217</text:p>
          </table:table-cell>
          <table:table-cell table:formula="of:=[.C33]*[.D$2]+(1-[.D$2])*[.D32]" office:value-type="float" office:value="0.00265376399683029" calcext:value-type="float">
            <text:p>0.00265376399683029</text:p>
          </table:table-cell>
          <table:table-cell table:style-name="ce5" table:formula="of:=ABS([.D33]/[.B33])" office:value-type="percentage" office:value="0.00159916125242519" calcext:value-type="percentage">
            <text:p>0.16%</text:p>
          </table:table-cell>
          <table:table-cell table:formula="of:=IF([.E33]&lt;[.F$2];1;0)" office:value-type="float" office:value="0" calcext:value-type="float">
            <text:p>0</text:p>
          </table:table-cell>
          <table:table-cell table:formula="of:=IF([.F33];[.G32]+[.F33];0)" office:value-type="float" office:value="0" calcext:value-type="float">
            <text:p>0</text:p>
          </table:table-cell>
          <table:table-cell table:formula="of:=IF([.G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]" office:value-type="float" office:value="77.502" calcext:value-type="float">
            <text:p>77.502</text:p>
          </table:table-cell>
          <table:table-cell table:formula="of:=[$'hp-log.calibrate.20250623-171745'.D35]/[$'hp-log.calibrate.20250623-171745'.E35]" office:value-type="float" office:value="1.66346153846154" calcext:value-type="float">
            <text:p>1.66346153846154</text:p>
          </table:table-cell>
          <table:table-cell table:formula="of:=[.B34]-[.B33]" office:value-type="float" office:value="0.00398911639918809" calcext:value-type="float">
            <text:p>0.00398911639918809</text:p>
          </table:table-cell>
          <table:table-cell table:formula="of:=[.C34]*[.D$2]+(1-[.D$2])*[.D33]" office:value-type="float" office:value="0.00278729923706607" calcext:value-type="float">
            <text:p>0.00278729923706607</text:p>
          </table:table-cell>
          <table:table-cell table:style-name="ce5" table:formula="of:=ABS([.D34]/[.B34])" office:value-type="percentage" office:value="0.00167560185349637" calcext:value-type="percentage">
            <text:p>0.17%</text:p>
          </table:table-cell>
          <table:table-cell table:formula="of:=IF([.E34]&lt;[.F$2];1;0)" office:value-type="float" office:value="0" calcext:value-type="float">
            <text:p>0</text:p>
          </table:table-cell>
          <table:table-cell table:formula="of:=IF([.F34];[.G33]+[.F34];0)" office:value-type="float" office:value="0" calcext:value-type="float">
            <text:p>0</text:p>
          </table:table-cell>
          <table:table-cell table:formula="of:=IF([.G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]" office:value-type="float" office:value="80.001" calcext:value-type="float">
            <text:p>80.001</text:p>
          </table:table-cell>
          <table:table-cell table:formula="of:=[$'hp-log.calibrate.20250623-171745'.D36]/[$'hp-log.calibrate.20250623-171745'.E36]" office:value-type="float" office:value="1.66746987951807" calcext:value-type="float">
            <text:p>1.66746987951807</text:p>
          </table:table-cell>
          <table:table-cell table:formula="of:=[.B35]-[.B34]" office:value-type="float" office:value="0.00400834105653392" calcext:value-type="float">
            <text:p>0.00400834105653392</text:p>
          </table:table-cell>
          <table:table-cell table:formula="of:=[.C35]*[.D$2]+(1-[.D$2])*[.D34]" office:value-type="float" office:value="0.00290940341901286" calcext:value-type="float">
            <text:p>0.00290940341901286</text:p>
          </table:table-cell>
          <table:table-cell table:style-name="ce5" table:formula="of:=ABS([.D35]/[.B35])" office:value-type="percentage" office:value="0.00174480118336754" calcext:value-type="percentage">
            <text:p>0.17%</text:p>
          </table:table-cell>
          <table:table-cell table:formula="of:=IF([.E35]&lt;[.F$2];1;0)" office:value-type="float" office:value="0" calcext:value-type="float">
            <text:p>0</text:p>
          </table:table-cell>
          <table:table-cell table:formula="of:=IF([.F35];[.G34]+[.F35];0)" office:value-type="float" office:value="0" calcext:value-type="float">
            <text:p>0</text:p>
          </table:table-cell>
          <table:table-cell table:formula="of:=IF([.G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]" office:value-type="float" office:value="82.502" calcext:value-type="float">
            <text:p>82.502</text:p>
          </table:table-cell>
          <table:table-cell table:formula="of:=[$'hp-log.calibrate.20250623-171745'.D37]/[$'hp-log.calibrate.20250623-171745'.E37]" office:value-type="float" office:value="1.67228915662651" calcext:value-type="float">
            <text:p>1.67228915662651</text:p>
          </table:table-cell>
          <table:table-cell table:formula="of:=[.B36]-[.B35]" office:value-type="float" office:value="0.00481927710843366" calcext:value-type="float">
            <text:p>0.00481927710843366</text:p>
          </table:table-cell>
          <table:table-cell table:formula="of:=[.C36]*[.D$2]+(1-[.D$2])*[.D35]" office:value-type="float" office:value="0.00310039078795494" calcext:value-type="float">
            <text:p>0.00310039078795494</text:p>
          </table:table-cell>
          <table:table-cell table:style-name="ce5" table:formula="of:=ABS([.D36]/[.B36])" office:value-type="percentage" office:value="0.00185398008213444" calcext:value-type="percentage">
            <text:p>0.19%</text:p>
          </table:table-cell>
          <table:table-cell table:formula="of:=IF([.E36]&lt;[.F$2];1;0)" office:value-type="float" office:value="0" calcext:value-type="float">
            <text:p>0</text:p>
          </table:table-cell>
          <table:table-cell table:formula="of:=IF([.F36];[.G35]+[.F36];0)" office:value-type="float" office:value="0" calcext:value-type="float">
            <text:p>0</text:p>
          </table:table-cell>
          <table:table-cell table:formula="of:=IF([.G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]" office:value-type="float" office:value="85.002" calcext:value-type="float">
            <text:p>85.002</text:p>
          </table:table-cell>
          <table:table-cell table:formula="of:=[$'hp-log.calibrate.20250623-171745'.D38]/[$'hp-log.calibrate.20250623-171745'.E38]" office:value-type="float" office:value="1.67469879518072" calcext:value-type="float">
            <text:p>1.67469879518072</text:p>
          </table:table-cell>
          <table:table-cell table:formula="of:=[.B37]-[.B36]" office:value-type="float" office:value="0.00240963855421694" calcext:value-type="float">
            <text:p>0.00240963855421694</text:p>
          </table:table-cell>
          <table:table-cell table:formula="of:=[.C37]*[.D$2]+(1-[.D$2])*[.D36]" office:value-type="float" office:value="0.00303131556458114" calcext:value-type="float">
            <text:p>0.00303131556458114</text:p>
          </table:table-cell>
          <table:table-cell table:style-name="ce5" table:formula="of:=ABS([.D37]/[.B37])" office:value-type="percentage" office:value="0.00181006612849089" calcext:value-type="percentage">
            <text:p>0.18%</text:p>
          </table:table-cell>
          <table:table-cell table:formula="of:=IF([.E37]&lt;[.F$2];1;0)" office:value-type="float" office:value="0" calcext:value-type="float">
            <text:p>0</text:p>
          </table:table-cell>
          <table:table-cell table:formula="of:=IF([.F37];[.G36]+[.F37];0)" office:value-type="float" office:value="0" calcext:value-type="float">
            <text:p>0</text:p>
          </table:table-cell>
          <table:table-cell table:formula="of:=IF([.G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9]" office:value-type="float" office:value="87.502" calcext:value-type="float">
            <text:p>87.502</text:p>
          </table:table-cell>
          <table:table-cell table:formula="of:=[$'hp-log.calibrate.20250623-171745'.D39]/[$'hp-log.calibrate.20250623-171745'.E39]" office:value-type="float" office:value="1.67469879518072" calcext:value-type="float">
            <text:p>1.67469879518072</text:p>
          </table:table-cell>
          <table:table-cell table:formula="of:=[.B38]-[.B37]" office:value-type="float" office:value="0" calcext:value-type="float">
            <text:p>0</text:p>
          </table:table-cell>
          <table:table-cell table:formula="of:=[.C38]*[.D$2]+(1-[.D$2])*[.D37]" office:value-type="float" office:value="0.00272818400812302" calcext:value-type="float">
            <text:p>0.00272818400812302</text:p>
          </table:table-cell>
          <table:table-cell table:style-name="ce5" table:formula="of:=ABS([.D38]/[.B38])" office:value-type="percentage" office:value="0.00162905951564181" calcext:value-type="percentage">
            <text:p>0.16%</text:p>
          </table:table-cell>
          <table:table-cell table:formula="of:=IF([.E38]&lt;[.F$2];1;0)" office:value-type="float" office:value="0" calcext:value-type="float">
            <text:p>0</text:p>
          </table:table-cell>
          <table:table-cell table:formula="of:=IF([.F38];[.G37]+[.F38];0)" office:value-type="float" office:value="0" calcext:value-type="float">
            <text:p>0</text:p>
          </table:table-cell>
          <table:table-cell table:formula="of:=IF([.G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0]" office:value-type="float" office:value="90.002" calcext:value-type="float">
            <text:p>90.002</text:p>
          </table:table-cell>
          <table:table-cell table:formula="of:=[$'hp-log.calibrate.20250623-171745'.D40]/[$'hp-log.calibrate.20250623-171745'.E40]" office:value-type="float" office:value="1.67874396135266" calcext:value-type="float">
            <text:p>1.67874396135266</text:p>
          </table:table-cell>
          <table:table-cell table:formula="of:=[.B39]-[.B38]" office:value-type="float" office:value="0.00404516617193429" calcext:value-type="float">
            <text:p>0.00404516617193429</text:p>
          </table:table-cell>
          <table:table-cell table:formula="of:=[.C39]*[.D$2]+(1-[.D$2])*[.D38]" office:value-type="float" office:value="0.00285988222450415" calcext:value-type="float">
            <text:p>0.00285988222450415</text:p>
          </table:table-cell>
          <table:table-cell table:style-name="ce5" table:formula="of:=ABS([.D39]/[.B39])" office:value-type="percentage" office:value="0.00170358451934492" calcext:value-type="percentage">
            <text:p>0.17%</text:p>
          </table:table-cell>
          <table:table-cell table:formula="of:=IF([.E39]&lt;[.F$2];1;0)" office:value-type="float" office:value="0" calcext:value-type="float">
            <text:p>0</text:p>
          </table:table-cell>
          <table:table-cell table:formula="of:=IF([.F39];[.G38]+[.F39];0)" office:value-type="float" office:value="0" calcext:value-type="float">
            <text:p>0</text:p>
          </table:table-cell>
          <table:table-cell table:formula="of:=IF([.G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]" office:value-type="float" office:value="92.502" calcext:value-type="float">
            <text:p>92.502</text:p>
          </table:table-cell>
          <table:table-cell table:formula="of:=[$'hp-log.calibrate.20250623-171745'.D41]/[$'hp-log.calibrate.20250623-171745'.E41]" office:value-type="float" office:value="1.68115942028986" calcext:value-type="float">
            <text:p>1.68115942028986</text:p>
          </table:table-cell>
          <table:table-cell table:formula="of:=[.B40]-[.B39]" office:value-type="float" office:value="0.00241545893719808" calcext:value-type="float">
            <text:p>0.00241545893719808</text:p>
          </table:table-cell>
          <table:table-cell table:formula="of:=[.C40]*[.D$2]+(1-[.D$2])*[.D39]" office:value-type="float" office:value="0.00281543989577354" calcext:value-type="float">
            <text:p>0.00281543989577354</text:p>
          </table:table-cell>
          <table:table-cell table:style-name="ce5" table:formula="of:=ABS([.D40]/[.B40])" office:value-type="percentage" office:value="0.00167470131731357" calcext:value-type="percentage">
            <text:p>0.17%</text:p>
          </table:table-cell>
          <table:table-cell table:formula="of:=IF([.E40]&lt;[.F$2];1;0)" office:value-type="float" office:value="0" calcext:value-type="float">
            <text:p>0</text:p>
          </table:table-cell>
          <table:table-cell table:formula="of:=IF([.F40];[.G39]+[.F40];0)" office:value-type="float" office:value="0" calcext:value-type="float">
            <text:p>0</text:p>
          </table:table-cell>
          <table:table-cell table:formula="of:=IF([.G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]" office:value-type="float" office:value="95.001" calcext:value-type="float">
            <text:p>95.001</text:p>
          </table:table-cell>
          <table:table-cell table:formula="of:=[$'hp-log.calibrate.20250623-171745'.D42]/[$'hp-log.calibrate.20250623-171745'.E42]" office:value-type="float" office:value="1.68523002421308" calcext:value-type="float">
            <text:p>1.68523002421308</text:p>
          </table:table-cell>
          <table:table-cell table:formula="of:=[.B41]-[.B40]" office:value-type="float" office:value="0.0040706039232199" calcext:value-type="float">
            <text:p>0.0040706039232199</text:p>
          </table:table-cell>
          <table:table-cell table:formula="of:=[.C41]*[.D$2]+(1-[.D$2])*[.D40]" office:value-type="float" office:value="0.00294095629851818" calcext:value-type="float">
            <text:p>0.00294095629851818</text:p>
          </table:table-cell>
          <table:table-cell table:style-name="ce5" table:formula="of:=ABS([.D41]/[.B41])" office:value-type="percentage" office:value="0.00174513642426438" calcext:value-type="percentage">
            <text:p>0.17%</text:p>
          </table:table-cell>
          <table:table-cell table:formula="of:=IF([.E41]&lt;[.F$2];1;0)" office:value-type="float" office:value="0" calcext:value-type="float">
            <text:p>0</text:p>
          </table:table-cell>
          <table:table-cell table:formula="of:=IF([.F41];[.G40]+[.F41];0)" office:value-type="float" office:value="0" calcext:value-type="float">
            <text:p>0</text:p>
          </table:table-cell>
          <table:table-cell table:formula="of:=IF([.G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3]" office:value-type="float" office:value="97.502" calcext:value-type="float">
            <text:p>97.502</text:p>
          </table:table-cell>
          <table:table-cell table:formula="of:=[$'hp-log.calibrate.20250623-171745'.D43]/[$'hp-log.calibrate.20250623-171745'.E43]" office:value-type="float" office:value="1.69174757281553" calcext:value-type="float">
            <text:p>1.69174757281553</text:p>
          </table:table-cell>
          <table:table-cell table:formula="of:=[.B42]-[.B41]" office:value-type="float" office:value="0.00651754860245868" calcext:value-type="float">
            <text:p>0.00651754860245868</text:p>
          </table:table-cell>
          <table:table-cell table:formula="of:=[.C42]*[.D$2]+(1-[.D$2])*[.D41]" office:value-type="float" office:value="0.00329861552891223" calcext:value-type="float">
            <text:p>0.00329861552891223</text:p>
          </table:table-cell>
          <table:table-cell table:style-name="ce5" table:formula="of:=ABS([.D42]/[.B42])" office:value-type="percentage" office:value="0.00194982725668843" calcext:value-type="percentage">
            <text:p>0.19%</text:p>
          </table:table-cell>
          <table:table-cell table:formula="of:=IF([.E42]&lt;[.F$2];1;0)" office:value-type="float" office:value="0" calcext:value-type="float">
            <text:p>0</text:p>
          </table:table-cell>
          <table:table-cell table:formula="of:=IF([.F42];[.G41]+[.F42];0)" office:value-type="float" office:value="0" calcext:value-type="float">
            <text:p>0</text:p>
          </table:table-cell>
          <table:table-cell table:formula="of:=IF([.G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]" office:value-type="float" office:value="100.001" calcext:value-type="float">
            <text:p>100.001</text:p>
          </table:table-cell>
          <table:table-cell table:formula="of:=[$'hp-log.calibrate.20250623-171745'.D44]/[$'hp-log.calibrate.20250623-171745'.E44]" office:value-type="float" office:value="1.71323529411765" calcext:value-type="float">
            <text:p>1.71323529411765</text:p>
          </table:table-cell>
          <table:table-cell table:formula="of:=[.B43]-[.B42]" office:value-type="float" office:value="0.0214877213021134" calcext:value-type="float">
            <text:p>0.0214877213021134</text:p>
          </table:table-cell>
          <table:table-cell table:formula="of:=[.C43]*[.D$2]+(1-[.D$2])*[.D42]" office:value-type="float" office:value="0.00511752610623235" calcext:value-type="float">
            <text:p>0.00511752610623235</text:p>
          </table:table-cell>
          <table:table-cell table:style-name="ce5" table:formula="of:=ABS([.D43]/[.B43])" office:value-type="percentage" office:value="0.00298705386458197" calcext:value-type="percentage">
            <text:p>0.30%</text:p>
          </table:table-cell>
          <table:table-cell table:formula="of:=IF([.E43]&lt;[.F$2];1;0)" office:value-type="float" office:value="0" calcext:value-type="float">
            <text:p>0</text:p>
          </table:table-cell>
          <table:table-cell table:formula="of:=IF([.F43];[.G42]+[.F43];0)" office:value-type="float" office:value="0" calcext:value-type="float">
            <text:p>0</text:p>
          </table:table-cell>
          <table:table-cell table:formula="of:=IF([.G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]" office:value-type="float" office:value="102.502" calcext:value-type="float">
            <text:p>102.502</text:p>
          </table:table-cell>
          <table:table-cell table:formula="of:=[$'hp-log.calibrate.20250623-171745'.D45]/[$'hp-log.calibrate.20250623-171745'.E45]" office:value-type="float" office:value="1.71638141809291" calcext:value-type="float">
            <text:p>1.71638141809291</text:p>
          </table:table-cell>
          <table:table-cell table:formula="of:=[.B44]-[.B43]" office:value-type="float" office:value="0.00314612397526237" calcext:value-type="float">
            <text:p>0.00314612397526237</text:p>
          </table:table-cell>
          <table:table-cell table:formula="of:=[.C44]*[.D$2]+(1-[.D$2])*[.D43]" office:value-type="float" office:value="0.00492038589313535" calcext:value-type="float">
            <text:p>0.00492038589313535</text:p>
          </table:table-cell>
          <table:table-cell table:style-name="ce5" table:formula="of:=ABS([.D44]/[.B44])" office:value-type="percentage" office:value="0.00286672055597202" calcext:value-type="percentage">
            <text:p>0.29%</text:p>
          </table:table-cell>
          <table:table-cell table:formula="of:=IF([.E44]&lt;[.F$2];1;0)" office:value-type="float" office:value="0" calcext:value-type="float">
            <text:p>0</text:p>
          </table:table-cell>
          <table:table-cell table:formula="of:=IF([.F44];[.G43]+[.F44];0)" office:value-type="float" office:value="0" calcext:value-type="float">
            <text:p>0</text:p>
          </table:table-cell>
          <table:table-cell table:formula="of:=IF([.G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6]" office:value-type="float" office:value="105.002" calcext:value-type="float">
            <text:p>105.002</text:p>
          </table:table-cell>
          <table:table-cell table:formula="of:=[$'hp-log.calibrate.20250623-171745'.D46]/[$'hp-log.calibrate.20250623-171745'.E46]" office:value-type="float" office:value="1.71289537712895" calcext:value-type="float">
            <text:p>1.71289537712895</text:p>
          </table:table-cell>
          <table:table-cell table:formula="of:=[.B45]-[.B44]" office:value-type="float" office:value="-0.00348604096395588" calcext:value-type="float">
            <text:p>-0.00348604096395588</text:p>
          </table:table-cell>
          <table:table-cell table:formula="of:=[.C45]*[.D$2]+(1-[.D$2])*[.D44]" office:value-type="float" office:value="0.00407974320742623" calcext:value-type="float">
            <text:p>0.00407974320742623</text:p>
          </table:table-cell>
          <table:table-cell table:style-name="ce5" table:formula="of:=ABS([.D45]/[.B45])" office:value-type="percentage" office:value="0.00238178190092639" calcext:value-type="percentage">
            <text:p>0.24%</text:p>
          </table:table-cell>
          <table:table-cell table:formula="of:=IF([.E45]&lt;[.F$2];1;0)" office:value-type="float" office:value="0" calcext:value-type="float">
            <text:p>0</text:p>
          </table:table-cell>
          <table:table-cell table:formula="of:=IF([.F45];[.G44]+[.F45];0)" office:value-type="float" office:value="0" calcext:value-type="float">
            <text:p>0</text:p>
          </table:table-cell>
          <table:table-cell table:formula="of:=IF([.G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]" office:value-type="float" office:value="107.502" calcext:value-type="float">
            <text:p>107.502</text:p>
          </table:table-cell>
          <table:table-cell table:formula="of:=[$'hp-log.calibrate.20250623-171745'.D47]/[$'hp-log.calibrate.20250623-171745'.E47]" office:value-type="float" office:value="1.71882640586797" calcext:value-type="float">
            <text:p>1.71882640586797</text:p>
          </table:table-cell>
          <table:table-cell table:formula="of:=[.B46]-[.B45]" office:value-type="float" office:value="0.00593102873901708" calcext:value-type="float">
            <text:p>0.00593102873901708</text:p>
          </table:table-cell>
          <table:table-cell table:formula="of:=[.C46]*[.D$2]+(1-[.D$2])*[.D45]" office:value-type="float" office:value="0.00426487176058531" calcext:value-type="float">
            <text:p>0.00426487176058531</text:p>
          </table:table-cell>
          <table:table-cell table:style-name="ce5" table:formula="of:=ABS([.D46]/[.B46])" office:value-type="percentage" office:value="0.00248126963026941" calcext:value-type="percentage">
            <text:p>0.25%</text:p>
          </table:table-cell>
          <table:table-cell table:formula="of:=IF([.E46]&lt;[.F$2];1;0)" office:value-type="float" office:value="0" calcext:value-type="float">
            <text:p>0</text:p>
          </table:table-cell>
          <table:table-cell table:formula="of:=IF([.F46];[.G45]+[.F46];0)" office:value-type="float" office:value="0" calcext:value-type="float">
            <text:p>0</text:p>
          </table:table-cell>
          <table:table-cell table:formula="of:=IF([.G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]" office:value-type="float" office:value="110.001" calcext:value-type="float">
            <text:p>110.001</text:p>
          </table:table-cell>
          <table:table-cell table:formula="of:=[$'hp-log.calibrate.20250623-171745'.D48]/[$'hp-log.calibrate.20250623-171745'.E48]" office:value-type="float" office:value="1.72127139364303" calcext:value-type="float">
            <text:p>1.72127139364303</text:p>
          </table:table-cell>
          <table:table-cell table:formula="of:=[.B47]-[.B46]" office:value-type="float" office:value="0.00244498777506119" calcext:value-type="float">
            <text:p>0.00244498777506119</text:p>
          </table:table-cell>
          <table:table-cell table:formula="of:=[.C47]*[.D$2]+(1-[.D$2])*[.D46]" office:value-type="float" office:value="0.0040828833620329" calcext:value-type="float">
            <text:p>0.0040828833620329</text:p>
          </table:table-cell>
          <table:table-cell table:style-name="ce5" table:formula="of:=ABS([.D47]/[.B47])" office:value-type="percentage" office:value="0.00237201604413559" calcext:value-type="percentage">
            <text:p>0.24%</text:p>
          </table:table-cell>
          <table:table-cell table:formula="of:=IF([.E47]&lt;[.F$2];1;0)" office:value-type="float" office:value="0" calcext:value-type="float">
            <text:p>0</text:p>
          </table:table-cell>
          <table:table-cell table:formula="of:=IF([.F47];[.G46]+[.F47];0)" office:value-type="float" office:value="0" calcext:value-type="float">
            <text:p>0</text:p>
          </table:table-cell>
          <table:table-cell table:formula="of:=IF([.G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]" office:value-type="float" office:value="112.502" calcext:value-type="float">
            <text:p>112.502</text:p>
          </table:table-cell>
          <table:table-cell table:formula="of:=[$'hp-log.calibrate.20250623-171745'.D49]/[$'hp-log.calibrate.20250623-171745'.E49]" office:value-type="float" office:value="1.72127139364303" calcext:value-type="float">
            <text:p>1.72127139364303</text:p>
          </table:table-cell>
          <table:table-cell table:formula="of:=[.B48]-[.B47]" office:value-type="float" office:value="0" calcext:value-type="float">
            <text:p>0</text:p>
          </table:table-cell>
          <table:table-cell table:formula="of:=[.C48]*[.D$2]+(1-[.D$2])*[.D47]" office:value-type="float" office:value="0.00367459502582961" calcext:value-type="float">
            <text:p>0.00367459502582961</text:p>
          </table:table-cell>
          <table:table-cell table:style-name="ce5" table:formula="of:=ABS([.D48]/[.B48])" office:value-type="percentage" office:value="0.00213481443972203" calcext:value-type="percentage">
            <text:p>0.21%</text:p>
          </table:table-cell>
          <table:table-cell table:formula="of:=IF([.E48]&lt;[.F$2];1;0)" office:value-type="float" office:value="0" calcext:value-type="float">
            <text:p>0</text:p>
          </table:table-cell>
          <table:table-cell table:formula="of:=IF([.F48];[.G47]+[.F48];0)" office:value-type="float" office:value="0" calcext:value-type="float">
            <text:p>0</text:p>
          </table:table-cell>
          <table:table-cell table:formula="of:=IF([.G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]" office:value-type="float" office:value="115.001" calcext:value-type="float">
            <text:p>115.001</text:p>
          </table:table-cell>
          <table:table-cell table:formula="of:=[$'hp-log.calibrate.20250623-171745'.D50]/[$'hp-log.calibrate.20250623-171745'.E50]" office:value-type="float" office:value="1.72549019607843" calcext:value-type="float">
            <text:p>1.72549019607843</text:p>
          </table:table-cell>
          <table:table-cell table:formula="of:=[.B49]-[.B48]" office:value-type="float" office:value="0.00421880243539952" calcext:value-type="float">
            <text:p>0.00421880243539952</text:p>
          </table:table-cell>
          <table:table-cell table:formula="of:=[.C49]*[.D$2]+(1-[.D$2])*[.D48]" office:value-type="float" office:value="0.0037290157667866" calcext:value-type="float">
            <text:p>0.0037290157667866</text:p>
          </table:table-cell>
          <table:table-cell table:style-name="ce5" table:formula="of:=ABS([.D49]/[.B49])" office:value-type="percentage" office:value="0.00216113413756951" calcext:value-type="percentage">
            <text:p>0.22%</text:p>
          </table:table-cell>
          <table:table-cell table:formula="of:=IF([.E49]&lt;[.F$2];1;0)" office:value-type="float" office:value="0" calcext:value-type="float">
            <text:p>0</text:p>
          </table:table-cell>
          <table:table-cell table:formula="of:=IF([.F49];[.G48]+[.F49];0)" office:value-type="float" office:value="0" calcext:value-type="float">
            <text:p>0</text:p>
          </table:table-cell>
          <table:table-cell table:formula="of:=IF([.G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]" office:value-type="float" office:value="117.502" calcext:value-type="float">
            <text:p>117.502</text:p>
          </table:table-cell>
          <table:table-cell table:formula="of:=[$'hp-log.calibrate.20250623-171745'.D51]/[$'hp-log.calibrate.20250623-171745'.E51]" office:value-type="float" office:value="1.72371638141809" calcext:value-type="float">
            <text:p>1.72371638141809</text:p>
          </table:table-cell>
          <table:table-cell table:formula="of:=[.B50]-[.B49]" office:value-type="float" office:value="-0.00177381466033855" calcext:value-type="float">
            <text:p>-0.00177381466033855</text:p>
          </table:table-cell>
          <table:table-cell table:formula="of:=[.C50]*[.D$2]+(1-[.D$2])*[.D49]" office:value-type="float" office:value="0.00317873272407409" calcext:value-type="float">
            <text:p>0.00317873272407409</text:p>
          </table:table-cell>
          <table:table-cell table:style-name="ce5" table:formula="of:=ABS([.D50]/[.B50])" office:value-type="percentage" office:value="0.00184411586403731" calcext:value-type="percentage">
            <text:p>0.18%</text:p>
          </table:table-cell>
          <table:table-cell table:formula="of:=IF([.E50]&lt;[.F$2];1;0)" office:value-type="float" office:value="0" calcext:value-type="float">
            <text:p>0</text:p>
          </table:table-cell>
          <table:table-cell table:formula="of:=IF([.F50];[.G49]+[.F50];0)" office:value-type="float" office:value="0" calcext:value-type="float">
            <text:p>0</text:p>
          </table:table-cell>
          <table:table-cell table:formula="of:=IF([.G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]" office:value-type="float" office:value="120.002" calcext:value-type="float">
            <text:p>120.002</text:p>
          </table:table-cell>
          <table:table-cell table:formula="of:=[$'hp-log.calibrate.20250623-171745'.D52]/[$'hp-log.calibrate.20250623-171745'.E52]" office:value-type="float" office:value="1.72794117647059" calcext:value-type="float">
            <text:p>1.72794117647059</text:p>
          </table:table-cell>
          <table:table-cell table:formula="of:=[.B51]-[.B50]" office:value-type="float" office:value="0.00422479505249518" calcext:value-type="float">
            <text:p>0.00422479505249518</text:p>
          </table:table-cell>
          <table:table-cell table:formula="of:=[.C51]*[.D$2]+(1-[.D$2])*[.D50]" office:value-type="float" office:value="0.0032833389569162" calcext:value-type="float">
            <text:p>0.0032833389569162</text:p>
          </table:table-cell>
          <table:table-cell table:style-name="ce5" table:formula="of:=ABS([.D51]/[.B51])" office:value-type="percentage" office:value="0.00190014509847065" calcext:value-type="percentage">
            <text:p>0.19%</text:p>
          </table:table-cell>
          <table:table-cell table:formula="of:=IF([.E51]&lt;[.F$2];1;0)" office:value-type="float" office:value="0" calcext:value-type="float">
            <text:p>0</text:p>
          </table:table-cell>
          <table:table-cell table:formula="of:=IF([.F51];[.G50]+[.F51];0)" office:value-type="float" office:value="0" calcext:value-type="float">
            <text:p>0</text:p>
          </table:table-cell>
          <table:table-cell table:formula="of:=IF([.G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]" office:value-type="float" office:value="122.502" calcext:value-type="float">
            <text:p>122.502</text:p>
          </table:table-cell>
          <table:table-cell table:formula="of:=[$'hp-log.calibrate.20250623-171745'.D53]/[$'hp-log.calibrate.20250623-171745'.E53]" office:value-type="float" office:value="1.72794117647059" calcext:value-type="float">
            <text:p>1.72794117647059</text:p>
          </table:table-cell>
          <table:table-cell table:formula="of:=[.B52]-[.B51]" office:value-type="float" office:value="0" calcext:value-type="float">
            <text:p>0</text:p>
          </table:table-cell>
          <table:table-cell table:formula="of:=[.C52]*[.D$2]+(1-[.D$2])*[.D51]" office:value-type="float" office:value="0.00295500506122458" calcext:value-type="float">
            <text:p>0.00295500506122458</text:p>
          </table:table-cell>
          <table:table-cell table:style-name="ce5" table:formula="of:=ABS([.D52]/[.B52])" office:value-type="percentage" office:value="0.00171013058862358" calcext:value-type="percentage">
            <text:p>0.17%</text:p>
          </table:table-cell>
          <table:table-cell table:formula="of:=IF([.E52]&lt;[.F$2];1;0)" office:value-type="float" office:value="0" calcext:value-type="float">
            <text:p>0</text:p>
          </table:table-cell>
          <table:table-cell table:formula="of:=IF([.F52];[.G51]+[.F52];0)" office:value-type="float" office:value="0" calcext:value-type="float">
            <text:p>0</text:p>
          </table:table-cell>
          <table:table-cell table:formula="of:=IF([.G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]" office:value-type="float" office:value="125.002" calcext:value-type="float">
            <text:p>125.002</text:p>
          </table:table-cell>
          <table:table-cell table:formula="of:=[$'hp-log.calibrate.20250623-171745'.D54]/[$'hp-log.calibrate.20250623-171745'.E54]" office:value-type="float" office:value="1.73218673218673" calcext:value-type="float">
            <text:p>1.73218673218673</text:p>
          </table:table-cell>
          <table:table-cell table:formula="of:=[.B53]-[.B52]" office:value-type="float" office:value="0.00424555571614382" calcext:value-type="float">
            <text:p>0.00424555571614382</text:p>
          </table:table-cell>
          <table:table-cell table:formula="of:=[.C53]*[.D$2]+(1-[.D$2])*[.D52]" office:value-type="float" office:value="0.0030840601267165" calcext:value-type="float">
            <text:p>0.0030840601267165</text:p>
          </table:table-cell>
          <table:table-cell table:style-name="ce5" table:formula="of:=ABS([.D53]/[.B53])" office:value-type="percentage" office:value="0.00178044322209024" calcext:value-type="percentage">
            <text:p>0.18%</text:p>
          </table:table-cell>
          <table:table-cell table:formula="of:=IF([.E53]&lt;[.F$2];1;0)" office:value-type="float" office:value="0" calcext:value-type="float">
            <text:p>0</text:p>
          </table:table-cell>
          <table:table-cell table:formula="of:=IF([.F53];[.G52]+[.F53];0)" office:value-type="float" office:value="0" calcext:value-type="float">
            <text:p>0</text:p>
          </table:table-cell>
          <table:table-cell table:formula="of:=IF([.G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5]" office:value-type="float" office:value="127.502" calcext:value-type="float">
            <text:p>127.502</text:p>
          </table:table-cell>
          <table:table-cell table:formula="of:=[$'hp-log.calibrate.20250623-171745'.D55]/[$'hp-log.calibrate.20250623-171745'.E55]" office:value-type="float" office:value="1.73464373464373" calcext:value-type="float">
            <text:p>1.73464373464373</text:p>
          </table:table-cell>
          <table:table-cell table:formula="of:=[.B54]-[.B53]" office:value-type="float" office:value="0.00245700245700253" calcext:value-type="float">
            <text:p>0.00245700245700253</text:p>
          </table:table-cell>
          <table:table-cell table:formula="of:=[.C54]*[.D$2]+(1-[.D$2])*[.D53]" office:value-type="float" office:value="0.0030213543597451" calcext:value-type="float">
            <text:p>0.0030213543597451</text:p>
          </table:table-cell>
          <table:table-cell table:style-name="ce5" table:formula="of:=ABS([.D54]/[.B54])" office:value-type="percentage" office:value="0.00174177227254427" calcext:value-type="percentage">
            <text:p>0.17%</text:p>
          </table:table-cell>
          <table:table-cell table:formula="of:=IF([.E54]&lt;[.F$2];1;0)" office:value-type="float" office:value="0" calcext:value-type="float">
            <text:p>0</text:p>
          </table:table-cell>
          <table:table-cell table:formula="of:=IF([.F54];[.G53]+[.F54];0)" office:value-type="float" office:value="0" calcext:value-type="float">
            <text:p>0</text:p>
          </table:table-cell>
          <table:table-cell table:formula="of:=IF([.G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6]" office:value-type="float" office:value="130.002" calcext:value-type="float">
            <text:p>130.002</text:p>
          </table:table-cell>
          <table:table-cell table:formula="of:=[$'hp-log.calibrate.20250623-171745'.D56]/[$'hp-log.calibrate.20250623-171745'.E56]" office:value-type="float" office:value="1.73955773955774" calcext:value-type="float">
            <text:p>1.73955773955774</text:p>
          </table:table-cell>
          <table:table-cell table:formula="of:=[.B55]-[.B54]" office:value-type="float" office:value="0.00491400491400507" calcext:value-type="float">
            <text:p>0.00491400491400507</text:p>
          </table:table-cell>
          <table:table-cell table:formula="of:=[.C55]*[.D$2]+(1-[.D$2])*[.D54]" office:value-type="float" office:value="0.0032106194151711" calcext:value-type="float">
            <text:p>0.0032106194151711</text:p>
          </table:table-cell>
          <table:table-cell table:style-name="ce5" table:formula="of:=ABS([.D55]/[.B55])" office:value-type="percentage" office:value="0.00184565268640486" calcext:value-type="percentage">
            <text:p>0.18%</text:p>
          </table:table-cell>
          <table:table-cell table:formula="of:=IF([.E55]&lt;[.F$2];1;0)" office:value-type="float" office:value="0" calcext:value-type="float">
            <text:p>0</text:p>
          </table:table-cell>
          <table:table-cell table:formula="of:=IF([.F55];[.G54]+[.F55];0)" office:value-type="float" office:value="0" calcext:value-type="float">
            <text:p>0</text:p>
          </table:table-cell>
          <table:table-cell table:formula="of:=IF([.G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7]" office:value-type="float" office:value="132.501" calcext:value-type="float">
            <text:p>132.501</text:p>
          </table:table-cell>
          <table:table-cell table:formula="of:=[$'hp-log.calibrate.20250623-171745'.D57]/[$'hp-log.calibrate.20250623-171745'.E57]" office:value-type="float" office:value="1.73710073710074" calcext:value-type="float">
            <text:p>1.73710073710074</text:p>
          </table:table-cell>
          <table:table-cell table:formula="of:=[.B56]-[.B55]" office:value-type="float" office:value="-0.00245700245700253" calcext:value-type="float">
            <text:p>-0.00245700245700253</text:p>
          </table:table-cell>
          <table:table-cell table:formula="of:=[.C56]*[.D$2]+(1-[.D$2])*[.D55]" office:value-type="float" office:value="0.00264385722795374" calcext:value-type="float">
            <text:p>0.00264385722795374</text:p>
          </table:table-cell>
          <table:table-cell table:style-name="ce5" table:formula="of:=ABS([.D56]/[.B56])" office:value-type="percentage" office:value="0.00152199418921806" calcext:value-type="percentage">
            <text:p>0.15%</text:p>
          </table:table-cell>
          <table:table-cell table:formula="of:=IF([.E56]&lt;[.F$2];1;0)" office:value-type="float" office:value="0" calcext:value-type="float">
            <text:p>0</text:p>
          </table:table-cell>
          <table:table-cell table:formula="of:=IF([.F56];[.G55]+[.F56];0)" office:value-type="float" office:value="0" calcext:value-type="float">
            <text:p>0</text:p>
          </table:table-cell>
          <table:table-cell table:formula="of:=IF([.G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8]" office:value-type="float" office:value="135.001" calcext:value-type="float">
            <text:p>135.001</text:p>
          </table:table-cell>
          <table:table-cell table:formula="of:=[$'hp-log.calibrate.20250623-171745'.D58]/[$'hp-log.calibrate.20250623-171745'.E58]" office:value-type="float" office:value="1.74137931034483" calcext:value-type="float">
            <text:p>1.74137931034483</text:p>
          </table:table-cell>
          <table:table-cell table:formula="of:=[.B57]-[.B56]" office:value-type="float" office:value="0.00427857324409087" calcext:value-type="float">
            <text:p>0.00427857324409087</text:p>
          </table:table-cell>
          <table:table-cell table:formula="of:=[.C57]*[.D$2]+(1-[.D$2])*[.D56]" office:value-type="float" office:value="0.00280732882956745" calcext:value-type="float">
            <text:p>0.00280732882956745</text:p>
          </table:table-cell>
          <table:table-cell table:style-name="ce5" table:formula="of:=ABS([.D57]/[.B57])" office:value-type="percentage" office:value="0.00161212942688032" calcext:value-type="percentage">
            <text:p>0.16%</text:p>
          </table:table-cell>
          <table:table-cell table:formula="of:=IF([.E57]&lt;[.F$2];1;0)" office:value-type="float" office:value="0" calcext:value-type="float">
            <text:p>0</text:p>
          </table:table-cell>
          <table:table-cell table:formula="of:=IF([.F57];[.G56]+[.F57];0)" office:value-type="float" office:value="0" calcext:value-type="float">
            <text:p>0</text:p>
          </table:table-cell>
          <table:table-cell table:formula="of:=IF([.G5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9]" office:value-type="float" office:value="137.501" calcext:value-type="float">
            <text:p>137.501</text:p>
          </table:table-cell>
          <table:table-cell table:formula="of:=[$'hp-log.calibrate.20250623-171745'.D59]/[$'hp-log.calibrate.20250623-171745'.E59]" office:value-type="float" office:value="1.74814814814815" calcext:value-type="float">
            <text:p>1.74814814814815</text:p>
          </table:table-cell>
          <table:table-cell table:formula="of:=[.B58]-[.B57]" office:value-type="float" office:value="0.00676883780332038" calcext:value-type="float">
            <text:p>0.00676883780332038</text:p>
          </table:table-cell>
          <table:table-cell table:formula="of:=[.C58]*[.D$2]+(1-[.D$2])*[.D57]" office:value-type="float" office:value="0.00320347972694274" calcext:value-type="float">
            <text:p>0.00320347972694274</text:p>
          </table:table-cell>
          <table:table-cell table:style-name="ce5" table:formula="of:=ABS([.D58]/[.B58])" office:value-type="percentage" office:value="0.00183249899634437" calcext:value-type="percentage">
            <text:p>0.18%</text:p>
          </table:table-cell>
          <table:table-cell table:formula="of:=IF([.E58]&lt;[.F$2];1;0)" office:value-type="float" office:value="0" calcext:value-type="float">
            <text:p>0</text:p>
          </table:table-cell>
          <table:table-cell table:formula="of:=IF([.F58];[.G57]+[.F58];0)" office:value-type="float" office:value="0" calcext:value-type="float">
            <text:p>0</text:p>
          </table:table-cell>
          <table:table-cell table:formula="of:=IF([.G5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0]" office:value-type="float" office:value="140.001" calcext:value-type="float">
            <text:p>140.001</text:p>
          </table:table-cell>
          <table:table-cell table:formula="of:=[$'hp-log.calibrate.20250623-171745'.D60]/[$'hp-log.calibrate.20250623-171745'.E60]" office:value-type="float" office:value="1.74447174447174" calcext:value-type="float">
            <text:p>1.74447174447174</text:p>
          </table:table-cell>
          <table:table-cell table:formula="of:=[.B59]-[.B58]" office:value-type="float" office:value="-0.00367640367640387" calcext:value-type="float">
            <text:p>-0.00367640367640387</text:p>
          </table:table-cell>
          <table:table-cell table:formula="of:=[.C59]*[.D$2]+(1-[.D$2])*[.D58]" office:value-type="float" office:value="0.00251549138660808" calcext:value-type="float">
            <text:p>0.00251549138660808</text:p>
          </table:table-cell>
          <table:table-cell table:style-name="ce5" table:formula="of:=ABS([.D59]/[.B59])" office:value-type="percentage" office:value="0.00144197886528097" calcext:value-type="percentage">
            <text:p>0.14%</text:p>
          </table:table-cell>
          <table:table-cell table:formula="of:=IF([.E59]&lt;[.F$2];1;0)" office:value-type="float" office:value="0" calcext:value-type="float">
            <text:p>0</text:p>
          </table:table-cell>
          <table:table-cell table:formula="of:=IF([.F59];[.G58]+[.F59];0)" office:value-type="float" office:value="0" calcext:value-type="float">
            <text:p>0</text:p>
          </table:table-cell>
          <table:table-cell table:formula="of:=IF([.G5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1]" office:value-type="float" office:value="142.502" calcext:value-type="float">
            <text:p>142.502</text:p>
          </table:table-cell>
          <table:table-cell table:formula="of:=[$'hp-log.calibrate.20250623-171745'.D61]/[$'hp-log.calibrate.20250623-171745'.E61]" office:value-type="float" office:value="1.75061728395062" calcext:value-type="float">
            <text:p>1.75061728395062</text:p>
          </table:table-cell>
          <table:table-cell table:formula="of:=[.B60]-[.B59]" office:value-type="float" office:value="0.00614553947887297" calcext:value-type="float">
            <text:p>0.00614553947887297</text:p>
          </table:table-cell>
          <table:table-cell table:formula="of:=[.C60]*[.D$2]+(1-[.D$2])*[.D59]" office:value-type="float" office:value="0.00287849619583457" calcext:value-type="float">
            <text:p>0.00287849619583457</text:p>
          </table:table-cell>
          <table:table-cell table:style-name="ce5" table:formula="of:=ABS([.D60]/[.B60])" office:value-type="percentage" office:value="0.00164427497787447" calcext:value-type="percentage">
            <text:p>0.16%</text:p>
          </table:table-cell>
          <table:table-cell table:formula="of:=IF([.E60]&lt;[.F$2];1;0)" office:value-type="float" office:value="0" calcext:value-type="float">
            <text:p>0</text:p>
          </table:table-cell>
          <table:table-cell table:formula="of:=IF([.F60];[.G59]+[.F60];0)" office:value-type="float" office:value="0" calcext:value-type="float">
            <text:p>0</text:p>
          </table:table-cell>
          <table:table-cell table:formula="of:=IF([.G6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]" office:value-type="float" office:value="145.002" calcext:value-type="float">
            <text:p>145.002</text:p>
          </table:table-cell>
          <table:table-cell table:formula="of:=[$'hp-log.calibrate.20250623-171745'.D62]/[$'hp-log.calibrate.20250623-171745'.E62]" office:value-type="float" office:value="1.75308641975309" calcext:value-type="float">
            <text:p>1.75308641975309</text:p>
          </table:table-cell>
          <table:table-cell table:formula="of:=[.B61]-[.B60]" office:value-type="float" office:value="0.0024691358024691" calcext:value-type="float">
            <text:p>0.0024691358024691</text:p>
          </table:table-cell>
          <table:table-cell table:formula="of:=[.C61]*[.D$2]+(1-[.D$2])*[.D60]" office:value-type="float" office:value="0.00283756015649802" calcext:value-type="float">
            <text:p>0.00283756015649802</text:p>
          </table:table-cell>
          <table:table-cell table:style-name="ce5" table:formula="of:=ABS([.D61]/[.B61])" office:value-type="percentage" office:value="0.00161860825828408" calcext:value-type="percentage">
            <text:p>0.16%</text:p>
          </table:table-cell>
          <table:table-cell table:formula="of:=IF([.E61]&lt;[.F$2];1;0)" office:value-type="float" office:value="0" calcext:value-type="float">
            <text:p>0</text:p>
          </table:table-cell>
          <table:table-cell table:formula="of:=IF([.F61];[.G60]+[.F61];0)" office:value-type="float" office:value="0" calcext:value-type="float">
            <text:p>0</text:p>
          </table:table-cell>
          <table:table-cell table:formula="of:=IF([.G6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]" office:value-type="float" office:value="147.502" calcext:value-type="float">
            <text:p>147.502</text:p>
          </table:table-cell>
          <table:table-cell table:formula="of:=[$'hp-log.calibrate.20250623-171745'.D63]/[$'hp-log.calibrate.20250623-171745'.E63]" office:value-type="float" office:value="1.75802469135802" calcext:value-type="float">
            <text:p>1.75802469135802</text:p>
          </table:table-cell>
          <table:table-cell table:formula="of:=[.B62]-[.B61]" office:value-type="float" office:value="0.00493827160493843" calcext:value-type="float">
            <text:p>0.00493827160493843</text:p>
          </table:table-cell>
          <table:table-cell table:formula="of:=[.C62]*[.D$2]+(1-[.D$2])*[.D61]" office:value-type="float" office:value="0.00304763130134206" calcext:value-type="float">
            <text:p>0.00304763130134206</text:p>
          </table:table-cell>
          <table:table-cell table:style-name="ce5" table:formula="of:=ABS([.D62]/[.B62])" office:value-type="percentage" office:value="0.00173355432169036" calcext:value-type="percentage">
            <text:p>0.17%</text:p>
          </table:table-cell>
          <table:table-cell table:formula="of:=IF([.E62]&lt;[.F$2];1;0)" office:value-type="float" office:value="0" calcext:value-type="float">
            <text:p>0</text:p>
          </table:table-cell>
          <table:table-cell table:formula="of:=IF([.F62];[.G61]+[.F62];0)" office:value-type="float" office:value="0" calcext:value-type="float">
            <text:p>0</text:p>
          </table:table-cell>
          <table:table-cell table:formula="of:=IF([.G6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4]" office:value-type="float" office:value="150.002" calcext:value-type="float">
            <text:p>150.002</text:p>
          </table:table-cell>
          <table:table-cell table:formula="of:=[$'hp-log.calibrate.20250623-171745'.D64]/[$'hp-log.calibrate.20250623-171745'.E64]" office:value-type="float" office:value="1.75802469135802" calcext:value-type="float">
            <text:p>1.75802469135802</text:p>
          </table:table-cell>
          <table:table-cell table:formula="of:=[.B63]-[.B62]" office:value-type="float" office:value="0" calcext:value-type="float">
            <text:p>0</text:p>
          </table:table-cell>
          <table:table-cell table:formula="of:=[.C63]*[.D$2]+(1-[.D$2])*[.D62]" office:value-type="float" office:value="0.00274286817120786" calcext:value-type="float">
            <text:p>0.00274286817120786</text:p>
          </table:table-cell>
          <table:table-cell table:style-name="ce5" table:formula="of:=ABS([.D63]/[.B63])" office:value-type="percentage" office:value="0.00156019888952132" calcext:value-type="percentage">
            <text:p>0.16%</text:p>
          </table:table-cell>
          <table:table-cell table:formula="of:=IF([.E63]&lt;[.F$2];1;0)" office:value-type="float" office:value="0" calcext:value-type="float">
            <text:p>0</text:p>
          </table:table-cell>
          <table:table-cell table:formula="of:=IF([.F63];[.G62]+[.F63];0)" office:value-type="float" office:value="0" calcext:value-type="float">
            <text:p>0</text:p>
          </table:table-cell>
          <table:table-cell table:formula="of:=IF([.G6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5]" office:value-type="float" office:value="152.502" calcext:value-type="float">
            <text:p>152.502</text:p>
          </table:table-cell>
          <table:table-cell table:formula="of:=[$'hp-log.calibrate.20250623-171745'.D65]/[$'hp-log.calibrate.20250623-171745'.E65]" office:value-type="float" office:value="1.76237623762376" calcext:value-type="float">
            <text:p>1.76237623762376</text:p>
          </table:table-cell>
          <table:table-cell table:formula="of:=[.B64]-[.B63]" office:value-type="float" office:value="0.00435154626573753" calcext:value-type="float">
            <text:p>0.00435154626573753</text:p>
          </table:table-cell>
          <table:table-cell table:formula="of:=[.C64]*[.D$2]+(1-[.D$2])*[.D63]" office:value-type="float" office:value="0.00290373598066083" calcext:value-type="float">
            <text:p>0.00290373598066083</text:p>
          </table:table-cell>
          <table:table-cell table:style-name="ce5" table:formula="of:=ABS([.D64]/[.B64])" office:value-type="percentage" office:value="0.00164762547217272" calcext:value-type="percentage">
            <text:p>0.16%</text:p>
          </table:table-cell>
          <table:table-cell table:formula="of:=IF([.E64]&lt;[.F$2];1;0)" office:value-type="float" office:value="0" calcext:value-type="float">
            <text:p>0</text:p>
          </table:table-cell>
          <table:table-cell table:formula="of:=IF([.F64];[.G63]+[.F64];0)" office:value-type="float" office:value="0" calcext:value-type="float">
            <text:p>0</text:p>
          </table:table-cell>
          <table:table-cell table:formula="of:=IF([.G6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6]" office:value-type="float" office:value="155.002" calcext:value-type="float">
            <text:p>155.002</text:p>
          </table:table-cell>
          <table:table-cell table:formula="of:=[$'hp-log.calibrate.20250623-171745'.D66]/[$'hp-log.calibrate.20250623-171745'.E66]" office:value-type="float" office:value="1.76237623762376" calcext:value-type="float">
            <text:p>1.76237623762376</text:p>
          </table:table-cell>
          <table:table-cell table:formula="of:=[.B65]-[.B64]" office:value-type="float" office:value="0" calcext:value-type="float">
            <text:p>0</text:p>
          </table:table-cell>
          <table:table-cell table:formula="of:=[.C65]*[.D$2]+(1-[.D$2])*[.D64]" office:value-type="float" office:value="0.00261336238259474" calcext:value-type="float">
            <text:p>0.00261336238259474</text:p>
          </table:table-cell>
          <table:table-cell table:style-name="ce5" table:formula="of:=ABS([.D65]/[.B65])" office:value-type="percentage" office:value="0.00148286292495544" calcext:value-type="percentage">
            <text:p>0.15%</text:p>
          </table:table-cell>
          <table:table-cell table:formula="of:=IF([.E65]&lt;[.F$2];1;0)" office:value-type="float" office:value="0" calcext:value-type="float">
            <text:p>0</text:p>
          </table:table-cell>
          <table:table-cell table:formula="of:=IF([.F65];[.G64]+[.F65];0)" office:value-type="float" office:value="0" calcext:value-type="float">
            <text:p>0</text:p>
          </table:table-cell>
          <table:table-cell table:formula="of:=IF([.G6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]" office:value-type="float" office:value="157.502" calcext:value-type="float">
            <text:p>157.502</text:p>
          </table:table-cell>
          <table:table-cell table:formula="of:=[$'hp-log.calibrate.20250623-171745'.D67]/[$'hp-log.calibrate.20250623-171745'.E67]" office:value-type="float" office:value="1.76674937965261" calcext:value-type="float">
            <text:p>1.76674937965261</text:p>
          </table:table-cell>
          <table:table-cell table:formula="of:=[.B66]-[.B65]" office:value-type="float" office:value="0.00437314202884309" calcext:value-type="float">
            <text:p>0.00437314202884309</text:p>
          </table:table-cell>
          <table:table-cell table:formula="of:=[.C66]*[.D$2]+(1-[.D$2])*[.D65]" office:value-type="float" office:value="0.00278934034721958" calcext:value-type="float">
            <text:p>0.00278934034721958</text:p>
          </table:table-cell>
          <table:table-cell table:style-name="ce5" table:formula="of:=ABS([.D66]/[.B66])" office:value-type="percentage" office:value="0.00157879797742906" calcext:value-type="percentage">
            <text:p>0.16%</text:p>
          </table:table-cell>
          <table:table-cell table:formula="of:=IF([.E66]&lt;[.F$2];1;0)" office:value-type="float" office:value="0" calcext:value-type="float">
            <text:p>0</text:p>
          </table:table-cell>
          <table:table-cell table:formula="of:=IF([.F66];[.G65]+[.F66];0)" office:value-type="float" office:value="0" calcext:value-type="float">
            <text:p>0</text:p>
          </table:table-cell>
          <table:table-cell table:formula="of:=IF([.G6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]" office:value-type="float" office:value="160.002" calcext:value-type="float">
            <text:p>160.002</text:p>
          </table:table-cell>
          <table:table-cell table:formula="of:=[$'hp-log.calibrate.20250623-171745'.D68]/[$'hp-log.calibrate.20250623-171745'.E68]" office:value-type="float" office:value="1.76923076923077" calcext:value-type="float">
            <text:p>1.76923076923077</text:p>
          </table:table-cell>
          <table:table-cell table:formula="of:=[.B67]-[.B66]" office:value-type="float" office:value="0.00248138957816368" calcext:value-type="float">
            <text:p>0.00248138957816368</text:p>
          </table:table-cell>
          <table:table-cell table:formula="of:=[.C67]*[.D$2]+(1-[.D$2])*[.D66]" office:value-type="float" office:value="0.00275854527031399" calcext:value-type="float">
            <text:p>0.00275854527031399</text:p>
          </table:table-cell>
          <table:table-cell table:style-name="ce5" table:formula="of:=ABS([.D67]/[.B67])" office:value-type="percentage" office:value="0.00155917776148182" calcext:value-type="percentage">
            <text:p>0.16%</text:p>
          </table:table-cell>
          <table:table-cell table:formula="of:=IF([.E67]&lt;[.F$2];1;0)" office:value-type="float" office:value="0" calcext:value-type="float">
            <text:p>0</text:p>
          </table:table-cell>
          <table:table-cell table:formula="of:=IF([.F67];[.G66]+[.F67];0)" office:value-type="float" office:value="0" calcext:value-type="float">
            <text:p>0</text:p>
          </table:table-cell>
          <table:table-cell table:formula="of:=IF([.G6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]" office:value-type="float" office:value="162.502" calcext:value-type="float">
            <text:p>162.502</text:p>
          </table:table-cell>
          <table:table-cell table:formula="of:=[$'hp-log.calibrate.20250623-171745'.D69]/[$'hp-log.calibrate.20250623-171745'.E69]" office:value-type="float" office:value="1.76732673267327" calcext:value-type="float">
            <text:p>1.76732673267327</text:p>
          </table:table-cell>
          <table:table-cell table:formula="of:=[.B68]-[.B67]" office:value-type="float" office:value="-0.00190403655750182" calcext:value-type="float">
            <text:p>-0.00190403655750182</text:p>
          </table:table-cell>
          <table:table-cell table:formula="of:=[.C68]*[.D$2]+(1-[.D$2])*[.D67]" office:value-type="float" office:value="0.00229228708753241" calcext:value-type="float">
            <text:p>0.00229228708753241</text:p>
          </table:table-cell>
          <table:table-cell table:style-name="ce5" table:formula="of:=ABS([.D68]/[.B68])" office:value-type="percentage" office:value="0.00129703639126484" calcext:value-type="percentage">
            <text:p>0.13%</text:p>
          </table:table-cell>
          <table:table-cell table:formula="of:=IF([.E68]&lt;[.F$2];1;0)" office:value-type="float" office:value="0" calcext:value-type="float">
            <text:p>0</text:p>
          </table:table-cell>
          <table:table-cell table:formula="of:=IF([.F68];[.G67]+[.F68];0)" office:value-type="float" office:value="0" calcext:value-type="float">
            <text:p>0</text:p>
          </table:table-cell>
          <table:table-cell table:formula="of:=IF([.G6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]" office:value-type="float" office:value="165.001" calcext:value-type="float">
            <text:p>165.001</text:p>
          </table:table-cell>
          <table:table-cell table:formula="of:=[$'hp-log.calibrate.20250623-171745'.D70]/[$'hp-log.calibrate.20250623-171745'.E70]" office:value-type="float" office:value="1.77363184079602" calcext:value-type="float">
            <text:p>1.77363184079602</text:p>
          </table:table-cell>
          <table:table-cell table:formula="of:=[.B69]-[.B68]" office:value-type="float" office:value="0.00630510812275276" calcext:value-type="float">
            <text:p>0.00630510812275276</text:p>
          </table:table-cell>
          <table:table-cell table:formula="of:=[.C69]*[.D$2]+(1-[.D$2])*[.D68]" office:value-type="float" office:value="0.00269356919105444" calcext:value-type="float">
            <text:p>0.00269356919105444</text:p>
          </table:table-cell>
          <table:table-cell table:style-name="ce5" table:formula="of:=ABS([.D69]/[.B69])" office:value-type="percentage" office:value="0.00151867435456365" calcext:value-type="percentage">
            <text:p>0.15%</text:p>
          </table:table-cell>
          <table:table-cell table:formula="of:=IF([.E69]&lt;[.F$2];1;0)" office:value-type="float" office:value="0" calcext:value-type="float">
            <text:p>0</text:p>
          </table:table-cell>
          <table:table-cell table:formula="of:=IF([.F69];[.G68]+[.F69];0)" office:value-type="float" office:value="0" calcext:value-type="float">
            <text:p>0</text:p>
          </table:table-cell>
          <table:table-cell table:formula="of:=IF([.G6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]" office:value-type="float" office:value="167.502" calcext:value-type="float">
            <text:p>167.502</text:p>
          </table:table-cell>
          <table:table-cell table:formula="of:=[$'hp-log.calibrate.20250623-171745'.D71]/[$'hp-log.calibrate.20250623-171745'.E71]" office:value-type="float" office:value="1.7741935483871" calcext:value-type="float">
            <text:p>1.7741935483871</text:p>
          </table:table-cell>
          <table:table-cell table:formula="of:=[.B70]-[.B69]" office:value-type="float" office:value="0.000561707591076655" calcext:value-type="float">
            <text:p>0.000561707591076655</text:p>
          </table:table-cell>
          <table:table-cell table:formula="of:=[.C70]*[.D$2]+(1-[.D$2])*[.D69]" office:value-type="float" office:value="0.00248038303105666" calcext:value-type="float">
            <text:p>0.00248038303105666</text:p>
          </table:table-cell>
          <table:table-cell table:style-name="ce5" table:formula="of:=ABS([.D70]/[.B70])" office:value-type="percentage" office:value="0.00139803407205012" calcext:value-type="percentage">
            <text:p>0.14%</text:p>
          </table:table-cell>
          <table:table-cell table:formula="of:=IF([.E70]&lt;[.F$2];1;0)" office:value-type="float" office:value="0" calcext:value-type="float">
            <text:p>0</text:p>
          </table:table-cell>
          <table:table-cell table:formula="of:=IF([.F70];[.G69]+[.F70];0)" office:value-type="float" office:value="0" calcext:value-type="float">
            <text:p>0</text:p>
          </table:table-cell>
          <table:table-cell table:formula="of:=IF([.G7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2]" office:value-type="float" office:value="170.001" calcext:value-type="float">
            <text:p>170.001</text:p>
          </table:table-cell>
          <table:table-cell table:formula="of:=[$'hp-log.calibrate.20250623-171745'.D72]/[$'hp-log.calibrate.20250623-171745'.E72]" office:value-type="float" office:value="1.7741935483871" calcext:value-type="float">
            <text:p>1.7741935483871</text:p>
          </table:table-cell>
          <table:table-cell table:formula="of:=[.B71]-[.B70]" office:value-type="float" office:value="0" calcext:value-type="float">
            <text:p>0</text:p>
          </table:table-cell>
          <table:table-cell table:formula="of:=[.C71]*[.D$2]+(1-[.D$2])*[.D70]" office:value-type="float" office:value="0.002232344727951" calcext:value-type="float">
            <text:p>0.002232344727951</text:p>
          </table:table-cell>
          <table:table-cell table:style-name="ce5" table:formula="of:=ABS([.D71]/[.B71])" office:value-type="percentage" office:value="0.00125823066484511" calcext:value-type="percentage">
            <text:p>0.13%</text:p>
          </table:table-cell>
          <table:table-cell table:formula="of:=IF([.E71]&lt;[.F$2];1;0)" office:value-type="float" office:value="0" calcext:value-type="float">
            <text:p>0</text:p>
          </table:table-cell>
          <table:table-cell table:formula="of:=IF([.F71];[.G70]+[.F71];0)" office:value-type="float" office:value="0" calcext:value-type="float">
            <text:p>0</text:p>
          </table:table-cell>
          <table:table-cell table:formula="of:=IF([.G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]" office:value-type="float" office:value="172.502" calcext:value-type="float">
            <text:p>172.502</text:p>
          </table:table-cell>
          <table:table-cell table:formula="of:=[$'hp-log.calibrate.20250623-171745'.D73]/[$'hp-log.calibrate.20250623-171745'.E73]" office:value-type="float" office:value="1.78109452736318" calcext:value-type="float">
            <text:p>1.78109452736318</text:p>
          </table:table-cell>
          <table:table-cell table:formula="of:=[.B72]-[.B71]" office:value-type="float" office:value="0.00690097897608766" calcext:value-type="float">
            <text:p>0.00690097897608766</text:p>
          </table:table-cell>
          <table:table-cell table:formula="of:=[.C72]*[.D$2]+(1-[.D$2])*[.D71]" office:value-type="float" office:value="0.00269920815276466" calcext:value-type="float">
            <text:p>0.00269920815276466</text:p>
          </table:table-cell>
          <table:table-cell table:style-name="ce5" table:formula="of:=ABS([.D72]/[.B72])" office:value-type="percentage" office:value="0.00151547720308854" calcext:value-type="percentage">
            <text:p>0.15%</text:p>
          </table:table-cell>
          <table:table-cell table:formula="of:=IF([.E72]&lt;[.F$2];1;0)" office:value-type="float" office:value="0" calcext:value-type="float">
            <text:p>0</text:p>
          </table:table-cell>
          <table:table-cell table:formula="of:=IF([.F72];[.G71]+[.F72];0)" office:value-type="float" office:value="0" calcext:value-type="float">
            <text:p>0</text:p>
          </table:table-cell>
          <table:table-cell table:formula="of:=IF([.G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]" office:value-type="float" office:value="175.002" calcext:value-type="float">
            <text:p>175.002</text:p>
          </table:table-cell>
          <table:table-cell table:formula="of:=[$'hp-log.calibrate.20250623-171745'.D74]/[$'hp-log.calibrate.20250623-171745'.E74]" office:value-type="float" office:value="1.77915632754342" calcext:value-type="float">
            <text:p>1.77915632754342</text:p>
          </table:table-cell>
          <table:table-cell table:formula="of:=[.B73]-[.B72]" office:value-type="float" office:value="-0.00193819981976029" calcext:value-type="float">
            <text:p>-0.00193819981976029</text:p>
          </table:table-cell>
          <table:table-cell table:formula="of:=[.C73]*[.D$2]+(1-[.D$2])*[.D72]" office:value-type="float" office:value="0.00223546735551217" calcext:value-type="float">
            <text:p>0.00223546735551217</text:p>
          </table:table-cell>
          <table:table-cell table:style-name="ce5" table:formula="of:=ABS([.D73]/[.B73])" office:value-type="percentage" office:value="0.00125647607290293" calcext:value-type="percentage">
            <text:p>0.13%</text:p>
          </table:table-cell>
          <table:table-cell table:formula="of:=IF([.E73]&lt;[.F$2];1;0)" office:value-type="float" office:value="0" calcext:value-type="float">
            <text:p>0</text:p>
          </table:table-cell>
          <table:table-cell table:formula="of:=IF([.F73];[.G72]+[.F73];0)" office:value-type="float" office:value="0" calcext:value-type="float">
            <text:p>0</text:p>
          </table:table-cell>
          <table:table-cell table:formula="of:=IF([.G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]" office:value-type="float" office:value="177.501" calcext:value-type="float">
            <text:p>177.501</text:p>
          </table:table-cell>
          <table:table-cell table:formula="of:=[$'hp-log.calibrate.20250623-171745'.D75]/[$'hp-log.calibrate.20250623-171745'.E75]" office:value-type="float" office:value="1.78358208955224" calcext:value-type="float">
            <text:p>1.78358208955224</text:p>
          </table:table-cell>
          <table:table-cell table:formula="of:=[.B74]-[.B73]" office:value-type="float" office:value="0.00442576200881484" calcext:value-type="float">
            <text:p>0.00442576200881484</text:p>
          </table:table-cell>
          <table:table-cell table:formula="of:=[.C74]*[.D$2]+(1-[.D$2])*[.D73]" office:value-type="float" office:value="0.00245449682084244" calcext:value-type="float">
            <text:p>0.00245449682084244</text:p>
          </table:table-cell>
          <table:table-cell table:style-name="ce5" table:formula="of:=ABS([.D74]/[.B74])" office:value-type="percentage" office:value="0.00137616139745978" calcext:value-type="percentage">
            <text:p>0.14%</text:p>
          </table:table-cell>
          <table:table-cell table:formula="of:=IF([.E74]&lt;[.F$2];1;0)" office:value-type="float" office:value="0" calcext:value-type="float">
            <text:p>0</text:p>
          </table:table-cell>
          <table:table-cell table:formula="of:=IF([.F74];[.G73]+[.F74];0)" office:value-type="float" office:value="0" calcext:value-type="float">
            <text:p>0</text:p>
          </table:table-cell>
          <table:table-cell table:formula="of:=IF([.G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6]" office:value-type="float" office:value="180.002" calcext:value-type="float">
            <text:p>180.002</text:p>
          </table:table-cell>
          <table:table-cell table:formula="of:=[$'hp-log.calibrate.20250623-171745'.D76]/[$'hp-log.calibrate.20250623-171745'.E76]" office:value-type="float" office:value="1.78358208955224" calcext:value-type="float">
            <text:p>1.78358208955224</text:p>
          </table:table-cell>
          <table:table-cell table:formula="of:=[.B75]-[.B74]" office:value-type="float" office:value="0" calcext:value-type="float">
            <text:p>0</text:p>
          </table:table-cell>
          <table:table-cell table:formula="of:=[.C75]*[.D$2]+(1-[.D$2])*[.D74]" office:value-type="float" office:value="0.00220904713875819" calcext:value-type="float">
            <text:p>0.00220904713875819</text:p>
          </table:table-cell>
          <table:table-cell table:style-name="ce5" table:formula="of:=ABS([.D75]/[.B75])" office:value-type="percentage" office:value="0.0012385452577138" calcext:value-type="percentage">
            <text:p>0.12%</text:p>
          </table:table-cell>
          <table:table-cell table:formula="of:=IF([.E75]&lt;[.F$2];1;0)" office:value-type="float" office:value="0" calcext:value-type="float">
            <text:p>0</text:p>
          </table:table-cell>
          <table:table-cell table:formula="of:=IF([.F75];[.G74]+[.F75];0)" office:value-type="float" office:value="0" calcext:value-type="float">
            <text:p>0</text:p>
          </table:table-cell>
          <table:table-cell table:formula="of:=IF([.G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]" office:value-type="float" office:value="182.502" calcext:value-type="float">
            <text:p>182.502</text:p>
          </table:table-cell>
          <table:table-cell table:formula="of:=[$'hp-log.calibrate.20250623-171745'.D77]/[$'hp-log.calibrate.20250623-171745'.E77]" office:value-type="float" office:value="1.78802992518703" calcext:value-type="float">
            <text:p>1.78802992518703</text:p>
          </table:table-cell>
          <table:table-cell table:formula="of:=[.B76]-[.B75]" office:value-type="float" office:value="0.00444783563479345" calcext:value-type="float">
            <text:p>0.00444783563479345</text:p>
          </table:table-cell>
          <table:table-cell table:formula="of:=[.C76]*[.D$2]+(1-[.D$2])*[.D75]" office:value-type="float" office:value="0.00243292598836172" calcext:value-type="float">
            <text:p>0.00243292598836172</text:p>
          </table:table-cell>
          <table:table-cell table:style-name="ce5" table:formula="of:=ABS([.D76]/[.B76])" office:value-type="percentage" office:value="0.00136067408833061" calcext:value-type="percentage">
            <text:p>0.14%</text:p>
          </table:table-cell>
          <table:table-cell table:formula="of:=IF([.E76]&lt;[.F$2];1;0)" office:value-type="float" office:value="0" calcext:value-type="float">
            <text:p>0</text:p>
          </table:table-cell>
          <table:table-cell table:formula="of:=IF([.F76];[.G75]+[.F76];0)" office:value-type="float" office:value="0" calcext:value-type="float">
            <text:p>0</text:p>
          </table:table-cell>
          <table:table-cell table:formula="of:=IF([.G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]" office:value-type="float" office:value="185.002" calcext:value-type="float">
            <text:p>185.002</text:p>
          </table:table-cell>
          <table:table-cell table:formula="of:=[$'hp-log.calibrate.20250623-171745'.D78]/[$'hp-log.calibrate.20250623-171745'.E78]" office:value-type="float" office:value="1.79052369077307" calcext:value-type="float">
            <text:p>1.79052369077307</text:p>
          </table:table-cell>
          <table:table-cell table:formula="of:=[.B77]-[.B76]" office:value-type="float" office:value="0.00249376558603487" calcext:value-type="float">
            <text:p>0.00249376558603487</text:p>
          </table:table-cell>
          <table:table-cell table:formula="of:=[.C77]*[.D$2]+(1-[.D$2])*[.D76]" office:value-type="float" office:value="0.00243900994812903" calcext:value-type="float">
            <text:p>0.00243900994812903</text:p>
          </table:table-cell>
          <table:table-cell table:style-name="ce5" table:formula="of:=ABS([.D77]/[.B77])" office:value-type="percentage" office:value="0.0013621768651807" calcext:value-type="percentage">
            <text:p>0.14%</text:p>
          </table:table-cell>
          <table:table-cell table:formula="of:=IF([.E77]&lt;[.F$2];1;0)" office:value-type="float" office:value="0" calcext:value-type="float">
            <text:p>0</text:p>
          </table:table-cell>
          <table:table-cell table:formula="of:=IF([.F77];[.G76]+[.F77];0)" office:value-type="float" office:value="0" calcext:value-type="float">
            <text:p>0</text:p>
          </table:table-cell>
          <table:table-cell table:formula="of:=IF([.G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]" office:value-type="float" office:value="187.502" calcext:value-type="float">
            <text:p>187.502</text:p>
          </table:table-cell>
          <table:table-cell table:formula="of:=[$'hp-log.calibrate.20250623-171745'.D79]/[$'hp-log.calibrate.20250623-171745'.E79]" office:value-type="float" office:value="1.79052369077307" calcext:value-type="float">
            <text:p>1.79052369077307</text:p>
          </table:table-cell>
          <table:table-cell table:formula="of:=[.B78]-[.B77]" office:value-type="float" office:value="0" calcext:value-type="float">
            <text:p>0</text:p>
          </table:table-cell>
          <table:table-cell table:formula="of:=[.C78]*[.D$2]+(1-[.D$2])*[.D77]" office:value-type="float" office:value="0.00219510895331613" calcext:value-type="float">
            <text:p>0.00219510895331613</text:p>
          </table:table-cell>
          <table:table-cell table:style-name="ce5" table:formula="of:=ABS([.D78]/[.B78])" office:value-type="percentage" office:value="0.00122595917866263" calcext:value-type="percentage">
            <text:p>0.12%</text:p>
          </table:table-cell>
          <table:table-cell table:formula="of:=IF([.E78]&lt;[.F$2];1;0)" office:value-type="float" office:value="0" calcext:value-type="float">
            <text:p>0</text:p>
          </table:table-cell>
          <table:table-cell table:formula="of:=IF([.F78];[.G77]+[.F78];0)" office:value-type="float" office:value="0" calcext:value-type="float">
            <text:p>0</text:p>
          </table:table-cell>
          <table:table-cell table:formula="of:=IF([.G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0]" office:value-type="float" office:value="190.002" calcext:value-type="float">
            <text:p>190.002</text:p>
          </table:table-cell>
          <table:table-cell table:formula="of:=[$'hp-log.calibrate.20250623-171745'.D80]/[$'hp-log.calibrate.20250623-171745'.E80]" office:value-type="float" office:value="1.79052369077307" calcext:value-type="float">
            <text:p>1.79052369077307</text:p>
          </table:table-cell>
          <table:table-cell table:formula="of:=[.B79]-[.B78]" office:value-type="float" office:value="0" calcext:value-type="float">
            <text:p>0</text:p>
          </table:table-cell>
          <table:table-cell table:formula="of:=[.C79]*[.D$2]+(1-[.D$2])*[.D78]" office:value-type="float" office:value="0.00197559805798452" calcext:value-type="float">
            <text:p>0.00197559805798452</text:p>
          </table:table-cell>
          <table:table-cell table:style-name="ce5" table:formula="of:=ABS([.D79]/[.B79])" office:value-type="percentage" office:value="0.00110336326079637" calcext:value-type="percentage">
            <text:p>0.11%</text:p>
          </table:table-cell>
          <table:table-cell table:formula="of:=IF([.E79]&lt;[.F$2];1;0)" office:value-type="float" office:value="0" calcext:value-type="float">
            <text:p>0</text:p>
          </table:table-cell>
          <table:table-cell table:formula="of:=IF([.F79];[.G78]+[.F79];0)" office:value-type="float" office:value="0" calcext:value-type="float">
            <text:p>0</text:p>
          </table:table-cell>
          <table:table-cell table:formula="of:=IF([.G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1]" office:value-type="float" office:value="192.502" calcext:value-type="float">
            <text:p>192.502</text:p>
          </table:table-cell>
          <table:table-cell table:formula="of:=[$'hp-log.calibrate.20250623-171745'.D81]/[$'hp-log.calibrate.20250623-171745'.E81]" office:value-type="float" office:value="1.795" calcext:value-type="float">
            <text:p>1.795</text:p>
          </table:table-cell>
          <table:table-cell table:formula="of:=[.B80]-[.B79]" office:value-type="float" office:value="0.00447630922693265" calcext:value-type="float">
            <text:p>0.00447630922693265</text:p>
          </table:table-cell>
          <table:table-cell table:formula="of:=[.C80]*[.D$2]+(1-[.D$2])*[.D79]" office:value-type="float" office:value="0.00222566917487933" calcext:value-type="float">
            <text:p>0.00222566917487933</text:p>
          </table:table-cell>
          <table:table-cell table:style-name="ce5" table:formula="of:=ABS([.D80]/[.B80])" office:value-type="percentage" office:value="0.00123992711692442" calcext:value-type="percentage">
            <text:p>0.12%</text:p>
          </table:table-cell>
          <table:table-cell table:formula="of:=IF([.E80]&lt;[.F$2];1;0)" office:value-type="float" office:value="0" calcext:value-type="float">
            <text:p>0</text:p>
          </table:table-cell>
          <table:table-cell table:formula="of:=IF([.F80];[.G79]+[.F80];0)" office:value-type="float" office:value="0" calcext:value-type="float">
            <text:p>0</text:p>
          </table:table-cell>
          <table:table-cell table:formula="of:=IF([.G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]" office:value-type="float" office:value="195.001" calcext:value-type="float">
            <text:p>195.001</text:p>
          </table:table-cell>
          <table:table-cell table:formula="of:=[$'hp-log.calibrate.20250623-171745'.D82]/[$'hp-log.calibrate.20250623-171745'.E82]" office:value-type="float" office:value="1.8" calcext:value-type="float">
            <text:p>1.8</text:p>
          </table:table-cell>
          <table:table-cell table:formula="of:=[.B81]-[.B80]" office:value-type="float" office:value="0.00500000000000012" calcext:value-type="float">
            <text:p>0.00500000000000012</text:p>
          </table:table-cell>
          <table:table-cell table:formula="of:=[.C81]*[.D$2]+(1-[.D$2])*[.D80]" office:value-type="float" office:value="0.00250310225739141" calcext:value-type="float">
            <text:p>0.00250310225739141</text:p>
          </table:table-cell>
          <table:table-cell table:style-name="ce5" table:formula="of:=ABS([.D81]/[.B81])" office:value-type="percentage" office:value="0.00139061236521745" calcext:value-type="percentage">
            <text:p>0.14%</text:p>
          </table:table-cell>
          <table:table-cell table:formula="of:=IF([.E81]&lt;[.F$2];1;0)" office:value-type="float" office:value="0" calcext:value-type="float">
            <text:p>0</text:p>
          </table:table-cell>
          <table:table-cell table:formula="of:=IF([.F81];[.G80]+[.F81];0)" office:value-type="float" office:value="0" calcext:value-type="float">
            <text:p>0</text:p>
          </table:table-cell>
          <table:table-cell table:formula="of:=IF([.G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]" office:value-type="float" office:value="197.502" calcext:value-type="float">
            <text:p>197.502</text:p>
          </table:table-cell>
          <table:table-cell table:formula="of:=[$'hp-log.calibrate.20250623-171745'.D83]/[$'hp-log.calibrate.20250623-171745'.E83]" office:value-type="float" office:value="1.79800498753117" calcext:value-type="float">
            <text:p>1.79800498753117</text:p>
          </table:table-cell>
          <table:table-cell table:formula="of:=[.B82]-[.B81]" office:value-type="float" office:value="-0.00199501246882794" calcext:value-type="float">
            <text:p>-0.00199501246882794</text:p>
          </table:table-cell>
          <table:table-cell table:formula="of:=[.C82]*[.D$2]+(1-[.D$2])*[.D81]" office:value-type="float" office:value="0.00205329078476947" calcext:value-type="float">
            <text:p>0.00205329078476947</text:p>
          </table:table-cell>
          <table:table-cell table:style-name="ce5" table:formula="of:=ABS([.D82]/[.B82])" office:value-type="percentage" office:value="0.00114198280817276" calcext:value-type="percentage">
            <text:p>0.11%</text:p>
          </table:table-cell>
          <table:table-cell table:formula="of:=IF([.E82]&lt;[.F$2];1;0)" office:value-type="float" office:value="0" calcext:value-type="float">
            <text:p>0</text:p>
          </table:table-cell>
          <table:table-cell table:formula="of:=IF([.F82];[.G81]+[.F82];0)" office:value-type="float" office:value="0" calcext:value-type="float">
            <text:p>0</text:p>
          </table:table-cell>
          <table:table-cell table:formula="of:=IF([.G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]" office:value-type="float" office:value="200.002" calcext:value-type="float">
            <text:p>200.002</text:p>
          </table:table-cell>
          <table:table-cell table:formula="of:=[$'hp-log.calibrate.20250623-171745'.D84]/[$'hp-log.calibrate.20250623-171745'.E84]" office:value-type="float" office:value="1.8025" calcext:value-type="float">
            <text:p>1.8025</text:p>
          </table:table-cell>
          <table:table-cell table:formula="of:=[.B83]-[.B82]" office:value-type="float" office:value="0.00449501246882789" calcext:value-type="float">
            <text:p>0.00449501246882789</text:p>
          </table:table-cell>
          <table:table-cell table:formula="of:=[.C83]*[.D$2]+(1-[.D$2])*[.D82]" office:value-type="float" office:value="0.00229746295317532" calcext:value-type="float">
            <text:p>0.00229746295317532</text:p>
          </table:table-cell>
          <table:table-cell table:style-name="ce5" table:formula="of:=ABS([.D83]/[.B83])" office:value-type="percentage" office:value="0.00127459803227479" calcext:value-type="percentage">
            <text:p>0.13%</text:p>
          </table:table-cell>
          <table:table-cell table:formula="of:=IF([.E83]&lt;[.F$2];1;0)" office:value-type="float" office:value="0" calcext:value-type="float">
            <text:p>0</text:p>
          </table:table-cell>
          <table:table-cell table:formula="of:=IF([.F83];[.G82]+[.F83];0)" office:value-type="float" office:value="0" calcext:value-type="float">
            <text:p>0</text:p>
          </table:table-cell>
          <table:table-cell table:formula="of:=IF([.G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5]" office:value-type="float" office:value="202.502" calcext:value-type="float">
            <text:p>202.502</text:p>
          </table:table-cell>
          <table:table-cell table:formula="of:=[$'hp-log.calibrate.20250623-171745'.D85]/[$'hp-log.calibrate.20250623-171745'.E85]" office:value-type="float" office:value="1.8025" calcext:value-type="float">
            <text:p>1.8025</text:p>
          </table:table-cell>
          <table:table-cell table:formula="of:=[.B84]-[.B83]" office:value-type="float" office:value="0" calcext:value-type="float">
            <text:p>0</text:p>
          </table:table-cell>
          <table:table-cell table:formula="of:=[.C84]*[.D$2]+(1-[.D$2])*[.D83]" office:value-type="float" office:value="0.00206771665785778" calcext:value-type="float">
            <text:p>0.00206771665785778</text:p>
          </table:table-cell>
          <table:table-cell table:style-name="ce5" table:formula="of:=ABS([.D84]/[.B84])" office:value-type="percentage" office:value="0.00114713822904731" calcext:value-type="percentage">
            <text:p>0.11%</text:p>
          </table:table-cell>
          <table:table-cell table:formula="of:=IF([.E84]&lt;[.F$2];1;0)" office:value-type="float" office:value="0" calcext:value-type="float">
            <text:p>0</text:p>
          </table:table-cell>
          <table:table-cell table:formula="of:=IF([.F84];[.G83]+[.F84];0)" office:value-type="float" office:value="0" calcext:value-type="float">
            <text:p>0</text:p>
          </table:table-cell>
          <table:table-cell table:formula="of:=IF([.G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6]" office:value-type="float" office:value="205.002" calcext:value-type="float">
            <text:p>205.002</text:p>
          </table:table-cell>
          <table:table-cell table:formula="of:=[$'hp-log.calibrate.20250623-171745'.D86]/[$'hp-log.calibrate.20250623-171745'.E86]" office:value-type="float" office:value="1.80701754385965" calcext:value-type="float">
            <text:p>1.80701754385965</text:p>
          </table:table-cell>
          <table:table-cell table:formula="of:=[.B85]-[.B84]" office:value-type="float" office:value="0.00451754385964898" calcext:value-type="float">
            <text:p>0.00451754385964898</text:p>
          </table:table-cell>
          <table:table-cell table:formula="of:=[.C85]*[.D$2]+(1-[.D$2])*[.D84]" office:value-type="float" office:value="0.0023126993780369" calcext:value-type="float">
            <text:p>0.0023126993780369</text:p>
          </table:table-cell>
          <table:table-cell table:style-name="ce5" table:formula="of:=ABS([.D85]/[.B85])" office:value-type="percentage" office:value="0.00127984334512722" calcext:value-type="percentage">
            <text:p>0.13%</text:p>
          </table:table-cell>
          <table:table-cell table:formula="of:=IF([.E85]&lt;[.F$2];1;0)" office:value-type="float" office:value="0" calcext:value-type="float">
            <text:p>0</text:p>
          </table:table-cell>
          <table:table-cell table:formula="of:=IF([.F85];[.G84]+[.F85];0)" office:value-type="float" office:value="0" calcext:value-type="float">
            <text:p>0</text:p>
          </table:table-cell>
          <table:table-cell table:formula="of:=IF([.G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7]" office:value-type="float" office:value="207.501" calcext:value-type="float">
            <text:p>207.501</text:p>
          </table:table-cell>
          <table:table-cell table:formula="of:=[$'hp-log.calibrate.20250623-171745'.D87]/[$'hp-log.calibrate.20250623-171745'.E87]" office:value-type="float" office:value="1.80701754385965" calcext:value-type="float">
            <text:p>1.80701754385965</text:p>
          </table:table-cell>
          <table:table-cell table:formula="of:=[.B86]-[.B85]" office:value-type="float" office:value="0" calcext:value-type="float">
            <text:p>0</text:p>
          </table:table-cell>
          <table:table-cell table:formula="of:=[.C86]*[.D$2]+(1-[.D$2])*[.D85]" office:value-type="float" office:value="0.00208142944023321" calcext:value-type="float">
            <text:p>0.00208142944023321</text:p>
          </table:table-cell>
          <table:table-cell table:style-name="ce5" table:formula="of:=ABS([.D86]/[.B86])" office:value-type="percentage" office:value="0.0011518590106145" calcext:value-type="percentage">
            <text:p>0.12%</text:p>
          </table:table-cell>
          <table:table-cell table:formula="of:=IF([.E86]&lt;[.F$2];1;0)" office:value-type="float" office:value="0" calcext:value-type="float">
            <text:p>0</text:p>
          </table:table-cell>
          <table:table-cell table:formula="of:=IF([.F86];[.G85]+[.F86];0)" office:value-type="float" office:value="0" calcext:value-type="float">
            <text:p>0</text:p>
          </table:table-cell>
          <table:table-cell table:formula="of:=IF([.G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8]" office:value-type="float" office:value="210.001" calcext:value-type="float">
            <text:p>210.001</text:p>
          </table:table-cell>
          <table:table-cell table:formula="of:=[$'hp-log.calibrate.20250623-171745'.D88]/[$'hp-log.calibrate.20250623-171745'.E88]" office:value-type="float" office:value="1.81155778894472" calcext:value-type="float">
            <text:p>1.81155778894472</text:p>
          </table:table-cell>
          <table:table-cell table:formula="of:=[.B87]-[.B86]" office:value-type="float" office:value="0.00454024508507467" calcext:value-type="float">
            <text:p>0.00454024508507467</text:p>
          </table:table-cell>
          <table:table-cell table:formula="of:=[.C87]*[.D$2]+(1-[.D$2])*[.D86]" office:value-type="float" office:value="0.00232731100471736" calcext:value-type="float">
            <text:p>0.00232731100471736</text:p>
          </table:table-cell>
          <table:table-cell table:style-name="ce5" table:formula="of:=ABS([.D87]/[.B87])" office:value-type="percentage" office:value="0.00128470149774967" calcext:value-type="percentage">
            <text:p>0.13%</text:p>
          </table:table-cell>
          <table:table-cell table:formula="of:=IF([.E87]&lt;[.F$2];1;0)" office:value-type="float" office:value="0" calcext:value-type="float">
            <text:p>0</text:p>
          </table:table-cell>
          <table:table-cell table:formula="of:=IF([.F87];[.G86]+[.F87];0)" office:value-type="float" office:value="0" calcext:value-type="float">
            <text:p>0</text:p>
          </table:table-cell>
          <table:table-cell table:formula="of:=IF([.G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9]" office:value-type="float" office:value="212.501" calcext:value-type="float">
            <text:p>212.501</text:p>
          </table:table-cell>
          <table:table-cell table:formula="of:=[$'hp-log.calibrate.20250623-171745'.D89]/[$'hp-log.calibrate.20250623-171745'.E89]" office:value-type="float" office:value="1.81203007518797" calcext:value-type="float">
            <text:p>1.81203007518797</text:p>
          </table:table-cell>
          <table:table-cell table:formula="of:=[.B88]-[.B87]" office:value-type="float" office:value="0.000472286243246245" calcext:value-type="float">
            <text:p>0.000472286243246245</text:p>
          </table:table-cell>
          <table:table-cell table:formula="of:=[.C88]*[.D$2]+(1-[.D$2])*[.D87]" office:value-type="float" office:value="0.00214180852857025" calcext:value-type="float">
            <text:p>0.00214180852857025</text:p>
          </table:table-cell>
          <table:table-cell table:style-name="ce5" table:formula="of:=ABS([.D88]/[.B88])" office:value-type="percentage" office:value="0.00118199391825661" calcext:value-type="percentage">
            <text:p>0.12%</text:p>
          </table:table-cell>
          <table:table-cell table:formula="of:=IF([.E88]&lt;[.F$2];1;0)" office:value-type="float" office:value="0" calcext:value-type="float">
            <text:p>0</text:p>
          </table:table-cell>
          <table:table-cell table:formula="of:=IF([.F88];[.G87]+[.F88];0)" office:value-type="float" office:value="0" calcext:value-type="float">
            <text:p>0</text:p>
          </table:table-cell>
          <table:table-cell table:formula="of:=IF([.G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0]" office:value-type="float" office:value="215.002" calcext:value-type="float">
            <text:p>215.002</text:p>
          </table:table-cell>
          <table:table-cell table:formula="of:=[$'hp-log.calibrate.20250623-171745'.D90]/[$'hp-log.calibrate.20250623-171745'.E90]" office:value-type="float" office:value="1.81407035175879" calcext:value-type="float">
            <text:p>1.81407035175879</text:p>
          </table:table-cell>
          <table:table-cell table:formula="of:=[.B89]-[.B88]" office:value-type="float" office:value="0.00204027657082406" calcext:value-type="float">
            <text:p>0.00204027657082406</text:p>
          </table:table-cell>
          <table:table-cell table:formula="of:=[.C89]*[.D$2]+(1-[.D$2])*[.D88]" office:value-type="float" office:value="0.00213165533279563" calcext:value-type="float">
            <text:p>0.00213165533279563</text:p>
          </table:table-cell>
          <table:table-cell table:style-name="ce5" table:formula="of:=ABS([.D89]/[.B89])" office:value-type="percentage" office:value="0.00117506762112557" calcext:value-type="percentage">
            <text:p>0.12%</text:p>
          </table:table-cell>
          <table:table-cell table:formula="of:=IF([.E89]&lt;[.F$2];1;0)" office:value-type="float" office:value="0" calcext:value-type="float">
            <text:p>0</text:p>
          </table:table-cell>
          <table:table-cell table:formula="of:=IF([.F89];[.G88]+[.F89];0)" office:value-type="float" office:value="0" calcext:value-type="float">
            <text:p>0</text:p>
          </table:table-cell>
          <table:table-cell table:formula="of:=IF([.G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1]" office:value-type="float" office:value="217.502" calcext:value-type="float">
            <text:p>217.502</text:p>
          </table:table-cell>
          <table:table-cell table:formula="of:=[$'hp-log.calibrate.20250623-171745'.D91]/[$'hp-log.calibrate.20250623-171745'.E91]" office:value-type="float" office:value="1.81453634085213" calcext:value-type="float">
            <text:p>1.81453634085213</text:p>
          </table:table-cell>
          <table:table-cell table:formula="of:=[.B90]-[.B89]" office:value-type="float" office:value="0.000465989093336283" calcext:value-type="float">
            <text:p>0.000465989093336283</text:p>
          </table:table-cell>
          <table:table-cell table:formula="of:=[.C90]*[.D$2]+(1-[.D$2])*[.D89]" office:value-type="float" office:value="0.00196508870884969" calcext:value-type="float">
            <text:p>0.00196508870884969</text:p>
          </table:table-cell>
          <table:table-cell table:style-name="ce5" table:formula="of:=ABS([.D90]/[.B90])" office:value-type="percentage" office:value="0.00108297015860639" calcext:value-type="percentage">
            <text:p>0.11%</text:p>
          </table:table-cell>
          <table:table-cell table:formula="of:=IF([.E90]&lt;[.F$2];1;0)" office:value-type="float" office:value="0" calcext:value-type="float">
            <text:p>0</text:p>
          </table:table-cell>
          <table:table-cell table:formula="of:=IF([.F90];[.G89]+[.F90];0)" office:value-type="float" office:value="0" calcext:value-type="float">
            <text:p>0</text:p>
          </table:table-cell>
          <table:table-cell table:formula="of:=IF([.G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2]" office:value-type="float" office:value="220.002" calcext:value-type="float">
            <text:p>220.002</text:p>
          </table:table-cell>
          <table:table-cell table:formula="of:=[$'hp-log.calibrate.20250623-171745'.D92]/[$'hp-log.calibrate.20250623-171745'.E92]" office:value-type="float" office:value="1.81658291457286" calcext:value-type="float">
            <text:p>1.81658291457286</text:p>
          </table:table-cell>
          <table:table-cell table:formula="of:=[.B91]-[.B90]" office:value-type="float" office:value="0.00204657372073425" calcext:value-type="float">
            <text:p>0.00204657372073425</text:p>
          </table:table-cell>
          <table:table-cell table:formula="of:=[.C91]*[.D$2]+(1-[.D$2])*[.D90]" office:value-type="float" office:value="0.00197323721003815" calcext:value-type="float">
            <text:p>0.00197323721003815</text:p>
          </table:table-cell>
          <table:table-cell table:style-name="ce5" table:formula="of:=ABS([.D91]/[.B91])" office:value-type="percentage" office:value="0.00108623569791865" calcext:value-type="percentage">
            <text:p>0.11%</text:p>
          </table:table-cell>
          <table:table-cell table:formula="of:=IF([.E91]&lt;[.F$2];1;0)" office:value-type="float" office:value="0" calcext:value-type="float">
            <text:p>0</text:p>
          </table:table-cell>
          <table:table-cell table:formula="of:=IF([.F91];[.G90]+[.F91];0)" office:value-type="float" office:value="0" calcext:value-type="float">
            <text:p>0</text:p>
          </table:table-cell>
          <table:table-cell table:formula="of:=IF([.G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3]" office:value-type="float" office:value="222.502" calcext:value-type="float">
            <text:p>222.502</text:p>
          </table:table-cell>
          <table:table-cell table:formula="of:=[$'hp-log.calibrate.20250623-171745'.D93]/[$'hp-log.calibrate.20250623-171745'.E93]" office:value-type="float" office:value="1.81909547738693" calcext:value-type="float">
            <text:p>1.81909547738693</text:p>
          </table:table-cell>
          <table:table-cell table:formula="of:=[.B92]-[.B91]" office:value-type="float" office:value="0.00251256281407031" calcext:value-type="float">
            <text:p>0.00251256281407031</text:p>
          </table:table-cell>
          <table:table-cell table:formula="of:=[.C92]*[.D$2]+(1-[.D$2])*[.D91]" office:value-type="float" office:value="0.00202716977044136" calcext:value-type="float">
            <text:p>0.00202716977044136</text:p>
          </table:table-cell>
          <table:table-cell table:style-name="ce5" table:formula="of:=ABS([.D92]/[.B92])" office:value-type="percentage" office:value="0.00111438338209346" calcext:value-type="percentage">
            <text:p>0.11%</text:p>
          </table:table-cell>
          <table:table-cell table:formula="of:=IF([.E92]&lt;[.F$2];1;0)" office:value-type="float" office:value="0" calcext:value-type="float">
            <text:p>0</text:p>
          </table:table-cell>
          <table:table-cell table:formula="of:=IF([.F92];[.G91]+[.F92];0)" office:value-type="float" office:value="0" calcext:value-type="float">
            <text:p>0</text:p>
          </table:table-cell>
          <table:table-cell table:formula="of:=IF([.G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4]" office:value-type="float" office:value="225" calcext:value-type="float">
            <text:p>225</text:p>
          </table:table-cell>
          <table:table-cell table:formula="of:=[$'hp-log.calibrate.20250623-171745'.D94]/[$'hp-log.calibrate.20250623-171745'.E94]" office:value-type="float" office:value="1.82160804020101" calcext:value-type="float">
            <text:p>1.82160804020101</text:p>
          </table:table-cell>
          <table:table-cell table:formula="of:=[.B93]-[.B92]" office:value-type="float" office:value="0.00251256281407031" calcext:value-type="float">
            <text:p>0.00251256281407031</text:p>
          </table:table-cell>
          <table:table-cell table:formula="of:=[.C93]*[.D$2]+(1-[.D$2])*[.D92]" office:value-type="float" office:value="0.00207570907480426" calcext:value-type="float">
            <text:p>0.00207570907480426</text:p>
          </table:table-cell>
          <table:table-cell table:style-name="ce5" table:formula="of:=ABS([.D93]/[.B93])" office:value-type="percentage" office:value="0.00113949270589254" calcext:value-type="percentage">
            <text:p>0.11%</text:p>
          </table:table-cell>
          <table:table-cell table:formula="of:=IF([.E93]&lt;[.F$2];1;0)" office:value-type="float" office:value="0" calcext:value-type="float">
            <text:p>0</text:p>
          </table:table-cell>
          <table:table-cell table:formula="of:=IF([.F93];[.G92]+[.F93];0)" office:value-type="float" office:value="0" calcext:value-type="float">
            <text:p>0</text:p>
          </table:table-cell>
          <table:table-cell table:formula="of:=IF([.G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5]" office:value-type="float" office:value="227.502" calcext:value-type="float">
            <text:p>227.502</text:p>
          </table:table-cell>
          <table:table-cell table:formula="of:=[$'hp-log.calibrate.20250623-171745'.D95]/[$'hp-log.calibrate.20250623-171745'.E95]" office:value-type="float" office:value="1.82160804020101" calcext:value-type="float">
            <text:p>1.82160804020101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C94]*[.D$2]+(1-[.D$2])*[.D93]" office:value-type="float" office:value="0.00186813816732383" calcext:value-type="float">
            <text:p>0.00186813816732383</text:p>
          </table:table-cell>
          <table:table-cell table:style-name="ce5" table:formula="of:=ABS([.D94]/[.B94])" office:value-type="percentage" office:value="0.00102554343530329" calcext:value-type="percentage">
            <text:p>0.10%</text:p>
          </table:table-cell>
          <table:table-cell table:formula="of:=IF([.E94]&lt;[.F$2];1;0)" office:value-type="float" office:value="0" calcext:value-type="float">
            <text:p>0</text:p>
          </table:table-cell>
          <table:table-cell table:formula="of:=IF([.F94];[.G93]+[.F94];0)" office:value-type="float" office:value="0" calcext:value-type="float">
            <text:p>0</text:p>
          </table:table-cell>
          <table:table-cell table:formula="of:=IF([.G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6]" office:value-type="float" office:value="230.003" calcext:value-type="float">
            <text:p>230.003</text:p>
          </table:table-cell>
          <table:table-cell table:formula="of:=[$'hp-log.calibrate.20250623-171745'.D96]/[$'hp-log.calibrate.20250623-171745'.E96]" office:value-type="float" office:value="1.82160804020101" calcext:value-type="float">
            <text:p>1.82160804020101</text:p>
          </table:table-cell>
          <table:table-cell table:formula="of:=[.B95]-[.B94]" office:value-type="float" office:value="0" calcext:value-type="float">
            <text:p>0</text:p>
          </table:table-cell>
          <table:table-cell table:formula="of:=[.C95]*[.D$2]+(1-[.D$2])*[.D94]" office:value-type="float" office:value="0.00168132435059145" calcext:value-type="float">
            <text:p>0.00168132435059145</text:p>
          </table:table-cell>
          <table:table-cell table:style-name="ce5" table:formula="of:=ABS([.D95]/[.B95])" office:value-type="percentage" office:value="0.000922989091772961" calcext:value-type="percentage">
            <text:p>0.09%</text:p>
          </table:table-cell>
          <table:table-cell table:formula="of:=IF([.E95]&lt;[.F$2];1;0)" office:value-type="float" office:value="0" calcext:value-type="float">
            <text:p>0</text:p>
          </table:table-cell>
          <table:table-cell table:formula="of:=IF([.F95];[.G94]+[.F95];0)" office:value-type="float" office:value="0" calcext:value-type="float">
            <text:p>0</text:p>
          </table:table-cell>
          <table:table-cell table:formula="of:=IF([.G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7]" office:value-type="float" office:value="232.502" calcext:value-type="float">
            <text:p>232.502</text:p>
          </table:table-cell>
          <table:table-cell table:formula="of:=[$'hp-log.calibrate.20250623-171745'.D97]/[$'hp-log.calibrate.20250623-171745'.E97]" office:value-type="float" office:value="1.82619647355164" calcext:value-type="float">
            <text:p>1.82619647355164</text:p>
          </table:table-cell>
          <table:table-cell table:formula="of:=[.B96]-[.B95]" office:value-type="float" office:value="0.00458843335063208" calcext:value-type="float">
            <text:p>0.00458843335063208</text:p>
          </table:table-cell>
          <table:table-cell table:formula="of:=[.C96]*[.D$2]+(1-[.D$2])*[.D95]" office:value-type="float" office:value="0.00197203525059551" calcext:value-type="float">
            <text:p>0.00197203525059551</text:p>
          </table:table-cell>
          <table:table-cell table:style-name="ce5" table:formula="of:=ABS([.D96]/[.B96])" office:value-type="percentage" office:value="0.00107985930273989" calcext:value-type="percentage">
            <text:p>0.11%</text:p>
          </table:table-cell>
          <table:table-cell table:formula="of:=IF([.E96]&lt;[.F$2];1;0)" office:value-type="float" office:value="0" calcext:value-type="float">
            <text:p>0</text:p>
          </table:table-cell>
          <table:table-cell table:formula="of:=IF([.F96];[.G95]+[.F96];0)" office:value-type="float" office:value="0" calcext:value-type="float">
            <text:p>0</text:p>
          </table:table-cell>
          <table:table-cell table:formula="of:=IF([.G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8]" office:value-type="float" office:value="235.002" calcext:value-type="float">
            <text:p>235.002</text:p>
          </table:table-cell>
          <table:table-cell table:formula="of:=[$'hp-log.calibrate.20250623-171745'.D98]/[$'hp-log.calibrate.20250623-171745'.E98]" office:value-type="float" office:value="1.83080808080808" calcext:value-type="float">
            <text:p>1.83080808080808</text:p>
          </table:table-cell>
          <table:table-cell table:formula="of:=[.B97]-[.B96]" office:value-type="float" office:value="0.00461160725644372" calcext:value-type="float">
            <text:p>0.00461160725644372</text:p>
          </table:table-cell>
          <table:table-cell table:formula="of:=[.C97]*[.D$2]+(1-[.D$2])*[.D96]" office:value-type="float" office:value="0.00223599245118033" calcext:value-type="float">
            <text:p>0.00223599245118033</text:p>
          </table:table-cell>
          <table:table-cell table:style-name="ce5" table:formula="of:=ABS([.D97]/[.B97])" office:value-type="percentage" office:value="0.00122131449747229" calcext:value-type="percentage">
            <text:p>0.12%</text:p>
          </table:table-cell>
          <table:table-cell table:formula="of:=IF([.E97]&lt;[.F$2];1;0)" office:value-type="float" office:value="0" calcext:value-type="float">
            <text:p>0</text:p>
          </table:table-cell>
          <table:table-cell table:formula="of:=IF([.F97];[.G96]+[.F97];0)" office:value-type="float" office:value="0" calcext:value-type="float">
            <text:p>0</text:p>
          </table:table-cell>
          <table:table-cell table:formula="of:=IF([.G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99]" office:value-type="float" office:value="237.502" calcext:value-type="float">
            <text:p>237.502</text:p>
          </table:table-cell>
          <table:table-cell table:formula="of:=[$'hp-log.calibrate.20250623-171745'.D99]/[$'hp-log.calibrate.20250623-171745'.E99]" office:value-type="float" office:value="1.82871536523929" calcext:value-type="float">
            <text:p>1.82871536523929</text:p>
          </table:table-cell>
          <table:table-cell table:formula="of:=[.B98]-[.B97]" office:value-type="float" office:value="-0.00209271556878621" calcext:value-type="float">
            <text:p>-0.00209271556878621</text:p>
          </table:table-cell>
          <table:table-cell table:formula="of:=[.C98]*[.D$2]+(1-[.D$2])*[.D97]" office:value-type="float" office:value="0.00180312164918368" calcext:value-type="float">
            <text:p>0.00180312164918368</text:p>
          </table:table-cell>
          <table:table-cell table:style-name="ce5" table:formula="of:=ABS([.D98]/[.B98])" office:value-type="percentage" office:value="0.000986004538189973" calcext:value-type="percentage">
            <text:p>0.10%</text:p>
          </table:table-cell>
          <table:table-cell table:formula="of:=IF([.E98]&lt;[.F$2];1;0)" office:value-type="float" office:value="0" calcext:value-type="float">
            <text:p>0</text:p>
          </table:table-cell>
          <table:table-cell table:formula="of:=IF([.F98];[.G97]+[.F98];0)" office:value-type="float" office:value="0" calcext:value-type="float">
            <text:p>0</text:p>
          </table:table-cell>
          <table:table-cell table:formula="of:=IF([.G9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0]" office:value-type="float" office:value="240.002" calcext:value-type="float">
            <text:p>240.002</text:p>
          </table:table-cell>
          <table:table-cell table:formula="of:=[$'hp-log.calibrate.20250623-171745'.D100]/[$'hp-log.calibrate.20250623-171745'.E100]" office:value-type="float" office:value="1.83333333333333" calcext:value-type="float">
            <text:p>1.83333333333333</text:p>
          </table:table-cell>
          <table:table-cell table:formula="of:=[.B99]-[.B98]" office:value-type="float" office:value="0.00461796809403858" calcext:value-type="float">
            <text:p>0.00461796809403858</text:p>
          </table:table-cell>
          <table:table-cell table:formula="of:=[.C99]*[.D$2]+(1-[.D$2])*[.D98]" office:value-type="float" office:value="0.00208460629366917" calcext:value-type="float">
            <text:p>0.00208460629366917</text:p>
          </table:table-cell>
          <table:table-cell table:style-name="ce5" table:formula="of:=ABS([.D99]/[.B99])" office:value-type="percentage" office:value="0.001137057978365" calcext:value-type="percentage">
            <text:p>0.11%</text:p>
          </table:table-cell>
          <table:table-cell table:formula="of:=IF([.E99]&lt;[.F$2];1;0)" office:value-type="float" office:value="0" calcext:value-type="float">
            <text:p>0</text:p>
          </table:table-cell>
          <table:table-cell table:formula="of:=IF([.F99];[.G98]+[.F99];0)" office:value-type="float" office:value="0" calcext:value-type="float">
            <text:p>0</text:p>
          </table:table-cell>
          <table:table-cell table:formula="of:=IF([.G9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1]" office:value-type="float" office:value="242.501" calcext:value-type="float">
            <text:p>242.501</text:p>
          </table:table-cell>
          <table:table-cell table:formula="of:=[$'hp-log.calibrate.20250623-171745'.D101]/[$'hp-log.calibrate.20250623-171745'.E101]" office:value-type="float" office:value="1.83375314861461" calcext:value-type="float">
            <text:p>1.83375314861461</text:p>
          </table:table-cell>
          <table:table-cell table:formula="of:=[.B100]-[.B99]" office:value-type="float" office:value="0.000419815281276215" calcext:value-type="float">
            <text:p>0.000419815281276215</text:p>
          </table:table-cell>
          <table:table-cell table:formula="of:=[.C100]*[.D$2]+(1-[.D$2])*[.D99]" office:value-type="float" office:value="0.00191812719242987" calcext:value-type="float">
            <text:p>0.00191812719242987</text:p>
          </table:table-cell>
          <table:table-cell table:style-name="ce5" table:formula="of:=ABS([.D100]/[.B100])" office:value-type="percentage" office:value="0.00104601166949816" calcext:value-type="percentage">
            <text:p>0.10%</text:p>
          </table:table-cell>
          <table:table-cell table:formula="of:=IF([.E100]&lt;[.F$2];1;0)" office:value-type="float" office:value="0" calcext:value-type="float">
            <text:p>0</text:p>
          </table:table-cell>
          <table:table-cell table:formula="of:=IF([.F100];[.G99]+[.F100];0)" office:value-type="float" office:value="0" calcext:value-type="float">
            <text:p>0</text:p>
          </table:table-cell>
          <table:table-cell table:formula="of:=IF([.G10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2]" office:value-type="float" office:value="245.002" calcext:value-type="float">
            <text:p>245.002</text:p>
          </table:table-cell>
          <table:table-cell table:formula="of:=[$'hp-log.calibrate.20250623-171745'.D102]/[$'hp-log.calibrate.20250623-171745'.E102]" office:value-type="float" office:value="1.83375314861461" calcext:value-type="float">
            <text:p>1.83375314861461</text:p>
          </table:table-cell>
          <table:table-cell table:formula="of:=[.B101]-[.B100]" office:value-type="float" office:value="0" calcext:value-type="float">
            <text:p>0</text:p>
          </table:table-cell>
          <table:table-cell table:formula="of:=[.C101]*[.D$2]+(1-[.D$2])*[.D100]" office:value-type="float" office:value="0.00172631447318689" calcext:value-type="float">
            <text:p>0.00172631447318689</text:p>
          </table:table-cell>
          <table:table-cell table:style-name="ce5" table:formula="of:=ABS([.D101]/[.B101])" office:value-type="percentage" office:value="0.000941410502548344" calcext:value-type="percentage">
            <text:p>0.09%</text:p>
          </table:table-cell>
          <table:table-cell table:formula="of:=IF([.E101]&lt;[.F$2];1;0)" office:value-type="float" office:value="0" calcext:value-type="float">
            <text:p>0</text:p>
          </table:table-cell>
          <table:table-cell table:formula="of:=IF([.F101];[.G100]+[.F101];0)" office:value-type="float" office:value="0" calcext:value-type="float">
            <text:p>0</text:p>
          </table:table-cell>
          <table:table-cell table:formula="of:=IF([.G10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3]" office:value-type="float" office:value="247.502" calcext:value-type="float">
            <text:p>247.502</text:p>
          </table:table-cell>
          <table:table-cell table:formula="of:=[$'hp-log.calibrate.20250623-171745'.D103]/[$'hp-log.calibrate.20250623-171745'.E103]" office:value-type="float" office:value="1.83838383838384" calcext:value-type="float">
            <text:p>1.83838383838384</text:p>
          </table:table-cell>
          <table:table-cell table:formula="of:=[.B102]-[.B101]" office:value-type="float" office:value="0.00463068976922898" calcext:value-type="float">
            <text:p>0.00463068976922898</text:p>
          </table:table-cell>
          <table:table-cell table:formula="of:=[.C102]*[.D$2]+(1-[.D$2])*[.D101]" office:value-type="float" office:value="0.0020167520027911" calcext:value-type="float">
            <text:p>0.0020167520027911</text:p>
          </table:table-cell>
          <table:table-cell table:style-name="ce5" table:formula="of:=ABS([.D102]/[.B102])" office:value-type="percentage" office:value="0.00109702444107867" calcext:value-type="percentage">
            <text:p>0.11%</text:p>
          </table:table-cell>
          <table:table-cell table:formula="of:=IF([.E102]&lt;[.F$2];1;0)" office:value-type="float" office:value="0" calcext:value-type="float">
            <text:p>0</text:p>
          </table:table-cell>
          <table:table-cell table:formula="of:=IF([.F102];[.G101]+[.F102];0)" office:value-type="float" office:value="0" calcext:value-type="float">
            <text:p>0</text:p>
          </table:table-cell>
          <table:table-cell table:formula="of:=IF([.G10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4]" office:value-type="float" office:value="250.002" calcext:value-type="float">
            <text:p>250.002</text:p>
          </table:table-cell>
          <table:table-cell table:formula="of:=[$'hp-log.calibrate.20250623-171745'.D104]/[$'hp-log.calibrate.20250623-171745'.E104]" office:value-type="float" office:value="1.83627204030227" calcext:value-type="float">
            <text:p>1.83627204030227</text:p>
          </table:table-cell>
          <table:table-cell table:formula="of:=[.B103]-[.B102]" office:value-type="float" office:value="-0.00211179808157147" calcext:value-type="float">
            <text:p>-0.00211179808157147</text:p>
          </table:table-cell>
          <table:table-cell table:formula="of:=[.C103]*[.D$2]+(1-[.D$2])*[.D102]" office:value-type="float" office:value="0.00160389699435484" calcext:value-type="float">
            <text:p>0.00160389699435484</text:p>
          </table:table-cell>
          <table:table-cell table:style-name="ce5" table:formula="of:=ABS([.D103]/[.B103])" office:value-type="percentage" office:value="0.000873452821342759" calcext:value-type="percentage">
            <text:p>0.09%</text:p>
          </table:table-cell>
          <table:table-cell table:formula="of:=IF([.E103]&lt;[.F$2];1;0)" office:value-type="float" office:value="0" calcext:value-type="float">
            <text:p>0</text:p>
          </table:table-cell>
          <table:table-cell table:formula="of:=IF([.F103];[.G102]+[.F103];0)" office:value-type="float" office:value="0" calcext:value-type="float">
            <text:p>0</text:p>
          </table:table-cell>
          <table:table-cell table:formula="of:=IF([.G10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5]" office:value-type="float" office:value="252.502" calcext:value-type="float">
            <text:p>252.502</text:p>
          </table:table-cell>
          <table:table-cell table:formula="of:=[$'hp-log.calibrate.20250623-171745'.D105]/[$'hp-log.calibrate.20250623-171745'.E105]" office:value-type="float" office:value="1.83838383838384" calcext:value-type="float">
            <text:p>1.83838383838384</text:p>
          </table:table-cell>
          <table:table-cell table:formula="of:=[.B104]-[.B103]" office:value-type="float" office:value="0.00211179808157147" calcext:value-type="float">
            <text:p>0.00211179808157147</text:p>
          </table:table-cell>
          <table:table-cell table:formula="of:=[.C104]*[.D$2]+(1-[.D$2])*[.D103]" office:value-type="float" office:value="0.0016546871030765" calcext:value-type="float">
            <text:p>0.0016546871030765</text:p>
          </table:table-cell>
          <table:table-cell table:style-name="ce5" table:formula="of:=ABS([.D104]/[.B104])" office:value-type="percentage" office:value="0.000900077050574581" calcext:value-type="percentage">
            <text:p>0.09%</text:p>
          </table:table-cell>
          <table:table-cell table:formula="of:=IF([.E104]&lt;[.F$2];1;0)" office:value-type="float" office:value="0" calcext:value-type="float">
            <text:p>0</text:p>
          </table:table-cell>
          <table:table-cell table:formula="of:=IF([.F104];[.G103]+[.F104];0)" office:value-type="float" office:value="0" calcext:value-type="float">
            <text:p>0</text:p>
          </table:table-cell>
          <table:table-cell table:formula="of:=IF([.G10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6]" office:value-type="float" office:value="255.001" calcext:value-type="float">
            <text:p>255.001</text:p>
          </table:table-cell>
          <table:table-cell table:formula="of:=[$'hp-log.calibrate.20250623-171745'.D106]/[$'hp-log.calibrate.20250623-171745'.E106]" office:value-type="float" office:value="1.84090909090909" calcext:value-type="float">
            <text:p>1.84090909090909</text:p>
          </table:table-cell>
          <table:table-cell table:formula="of:=[.B105]-[.B104]" office:value-type="float" office:value="0.00252525252525238" calcext:value-type="float">
            <text:p>0.00252525252525238</text:p>
          </table:table-cell>
          <table:table-cell table:formula="of:=[.C105]*[.D$2]+(1-[.D$2])*[.D104]" office:value-type="float" office:value="0.00174174364529409" calcext:value-type="float">
            <text:p>0.00174174364529409</text:p>
          </table:table-cell>
          <table:table-cell table:style-name="ce5" table:formula="of:=ABS([.D105]/[.B105])" office:value-type="percentage" office:value="0.000946132350530123" calcext:value-type="percentage">
            <text:p>0.09%</text:p>
          </table:table-cell>
          <table:table-cell table:formula="of:=IF([.E105]&lt;[.F$2];1;0)" office:value-type="float" office:value="0" calcext:value-type="float">
            <text:p>0</text:p>
          </table:table-cell>
          <table:table-cell table:formula="of:=IF([.F105];[.G104]+[.F105];0)" office:value-type="float" office:value="0" calcext:value-type="float">
            <text:p>0</text:p>
          </table:table-cell>
          <table:table-cell table:formula="of:=IF([.G10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7]" office:value-type="float" office:value="257.502" calcext:value-type="float">
            <text:p>257.502</text:p>
          </table:table-cell>
          <table:table-cell table:formula="of:=[$'hp-log.calibrate.20250623-171745'.D107]/[$'hp-log.calibrate.20250623-171745'.E107]" office:value-type="float" office:value="1.84090909090909" calcext:value-type="float">
            <text:p>1.84090909090909</text:p>
          </table:table-cell>
          <table:table-cell table:formula="of:=[.B106]-[.B105]" office:value-type="float" office:value="0" calcext:value-type="float">
            <text:p>0</text:p>
          </table:table-cell>
          <table:table-cell table:formula="of:=[.C106]*[.D$2]+(1-[.D$2])*[.D105]" office:value-type="float" office:value="0.00156756928076468" calcext:value-type="float">
            <text:p>0.00156756928076468</text:p>
          </table:table-cell>
          <table:table-cell table:style-name="ce5" table:formula="of:=ABS([.D106]/[.B106])" office:value-type="percentage" office:value="0.000851519115477111" calcext:value-type="percentage">
            <text:p>0.09%</text:p>
          </table:table-cell>
          <table:table-cell table:formula="of:=IF([.E106]&lt;[.F$2];1;0)" office:value-type="float" office:value="0" calcext:value-type="float">
            <text:p>0</text:p>
          </table:table-cell>
          <table:table-cell table:formula="of:=IF([.F106];[.G105]+[.F106];0)" office:value-type="float" office:value="0" calcext:value-type="float">
            <text:p>0</text:p>
          </table:table-cell>
          <table:table-cell table:formula="of:=IF([.G10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8]" office:value-type="float" office:value="260.002" calcext:value-type="float">
            <text:p>260.002</text:p>
          </table:table-cell>
          <table:table-cell table:formula="of:=[$'hp-log.calibrate.20250623-171745'.D108]/[$'hp-log.calibrate.20250623-171745'.E108]" office:value-type="float" office:value="1.84556962025316" calcext:value-type="float">
            <text:p>1.84556962025316</text:p>
          </table:table-cell>
          <table:table-cell table:formula="of:=[.B107]-[.B106]" office:value-type="float" office:value="0.00466052934407357" calcext:value-type="float">
            <text:p>0.00466052934407357</text:p>
          </table:table-cell>
          <table:table-cell table:formula="of:=[.C107]*[.D$2]+(1-[.D$2])*[.D106]" office:value-type="float" office:value="0.00187686528709557" calcext:value-type="float">
            <text:p>0.00187686528709557</text:p>
          </table:table-cell>
          <table:table-cell table:style-name="ce5" table:formula="of:=ABS([.D107]/[.B107])" office:value-type="percentage" office:value="0.00101695718573765" calcext:value-type="percentage">
            <text:p>0.10%</text:p>
          </table:table-cell>
          <table:table-cell table:formula="of:=IF([.E107]&lt;[.F$2];1;0)" office:value-type="float" office:value="0" calcext:value-type="float">
            <text:p>0</text:p>
          </table:table-cell>
          <table:table-cell table:formula="of:=IF([.F107];[.G106]+[.F107];0)" office:value-type="float" office:value="0" calcext:value-type="float">
            <text:p>0</text:p>
          </table:table-cell>
          <table:table-cell table:formula="of:=IF([.G10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09]" office:value-type="float" office:value="262.502" calcext:value-type="float">
            <text:p>262.502</text:p>
          </table:table-cell>
          <table:table-cell table:formula="of:=[$'hp-log.calibrate.20250623-171745'.D109]/[$'hp-log.calibrate.20250623-171745'.E109]" office:value-type="float" office:value="1.84556962025316" calcext:value-type="float">
            <text:p>1.84556962025316</text:p>
          </table:table-cell>
          <table:table-cell table:formula="of:=[.B108]-[.B107]" office:value-type="float" office:value="0" calcext:value-type="float">
            <text:p>0</text:p>
          </table:table-cell>
          <table:table-cell table:formula="of:=[.C108]*[.D$2]+(1-[.D$2])*[.D107]" office:value-type="float" office:value="0.00168917875838601" calcext:value-type="float">
            <text:p>0.00168917875838601</text:p>
          </table:table-cell>
          <table:table-cell table:style-name="ce5" table:formula="of:=ABS([.D108]/[.B108])" office:value-type="percentage" office:value="0.000915261467163889" calcext:value-type="percentage">
            <text:p>0.09%</text:p>
          </table:table-cell>
          <table:table-cell table:formula="of:=IF([.E108]&lt;[.F$2];1;0)" office:value-type="float" office:value="0" calcext:value-type="float">
            <text:p>0</text:p>
          </table:table-cell>
          <table:table-cell table:formula="of:=IF([.F108];[.G107]+[.F108];0)" office:value-type="float" office:value="0" calcext:value-type="float">
            <text:p>0</text:p>
          </table:table-cell>
          <table:table-cell table:formula="of:=IF([.G10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0]" office:value-type="float" office:value="265.002" calcext:value-type="float">
            <text:p>265.002</text:p>
          </table:table-cell>
          <table:table-cell table:formula="of:=[$'hp-log.calibrate.20250623-171745'.D110]/[$'hp-log.calibrate.20250623-171745'.E110]" office:value-type="float" office:value="1.84556962025316" calcext:value-type="float">
            <text:p>1.84556962025316</text:p>
          </table:table-cell>
          <table:table-cell table:formula="of:=[.B109]-[.B108]" office:value-type="float" office:value="0" calcext:value-type="float">
            <text:p>0</text:p>
          </table:table-cell>
          <table:table-cell table:formula="of:=[.C109]*[.D$2]+(1-[.D$2])*[.D108]" office:value-type="float" office:value="0.00152026088254741" calcext:value-type="float">
            <text:p>0.00152026088254741</text:p>
          </table:table-cell>
          <table:table-cell table:style-name="ce5" table:formula="of:=ABS([.D109]/[.B109])" office:value-type="percentage" office:value="0.0008237353204475" calcext:value-type="percentage">
            <text:p>0.08%</text:p>
          </table:table-cell>
          <table:table-cell table:formula="of:=IF([.E109]&lt;[.F$2];1;0)" office:value-type="float" office:value="0" calcext:value-type="float">
            <text:p>0</text:p>
          </table:table-cell>
          <table:table-cell table:formula="of:=IF([.F109];[.G108]+[.F109];0)" office:value-type="float" office:value="0" calcext:value-type="float">
            <text:p>0</text:p>
          </table:table-cell>
          <table:table-cell table:formula="of:=IF([.G10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1]" office:value-type="float" office:value="267.502" calcext:value-type="float">
            <text:p>267.502</text:p>
          </table:table-cell>
          <table:table-cell table:formula="of:=[$'hp-log.calibrate.20250623-171745'.D111]/[$'hp-log.calibrate.20250623-171745'.E111]" office:value-type="float" office:value="1.8502538071066" calcext:value-type="float">
            <text:p>1.8502538071066</text:p>
          </table:table-cell>
          <table:table-cell table:formula="of:=[.B110]-[.B109]" office:value-type="float" office:value="0.00468418685343464" calcext:value-type="float">
            <text:p>0.00468418685343464</text:p>
          </table:table-cell>
          <table:table-cell table:formula="of:=[.C110]*[.D$2]+(1-[.D$2])*[.D109]" office:value-type="float" office:value="0.00183665347963613" calcext:value-type="float">
            <text:p>0.00183665347963613</text:p>
          </table:table-cell>
          <table:table-cell table:style-name="ce5" table:formula="of:=ABS([.D110]/[.B110])" office:value-type="percentage" office:value="0.000992649480077691" calcext:value-type="percentage">
            <text:p>0.10%</text:p>
          </table:table-cell>
          <table:table-cell table:formula="of:=IF([.E110]&lt;[.F$2];1;0)" office:value-type="float" office:value="0" calcext:value-type="float">
            <text:p>0</text:p>
          </table:table-cell>
          <table:table-cell table:formula="of:=IF([.F110];[.G109]+[.F110];0)" office:value-type="float" office:value="0" calcext:value-type="float">
            <text:p>0</text:p>
          </table:table-cell>
          <table:table-cell table:formula="of:=IF([.G1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2]" office:value-type="float" office:value="270.002" calcext:value-type="float">
            <text:p>270.002</text:p>
          </table:table-cell>
          <table:table-cell table:formula="of:=[$'hp-log.calibrate.20250623-171745'.D112]/[$'hp-log.calibrate.20250623-171745'.E112]" office:value-type="float" office:value="1.85063291139241" calcext:value-type="float">
            <text:p>1.85063291139241</text:p>
          </table:table-cell>
          <table:table-cell table:formula="of:=[.B111]-[.B110]" office:value-type="float" office:value="0.000379104285805898" calcext:value-type="float">
            <text:p>0.000379104285805898</text:p>
          </table:table-cell>
          <table:table-cell table:formula="of:=[.C111]*[.D$2]+(1-[.D$2])*[.D110]" office:value-type="float" office:value="0.00169089856025311" calcext:value-type="float">
            <text:p>0.00169089856025311</text:p>
          </table:table-cell>
          <table:table-cell table:style-name="ce5" table:formula="of:=ABS([.D111]/[.B111])" office:value-type="percentage" office:value="0.000913686636525279" calcext:value-type="percentage">
            <text:p>0.09%</text:p>
          </table:table-cell>
          <table:table-cell table:formula="of:=IF([.E111]&lt;[.F$2];1;0)" office:value-type="float" office:value="0" calcext:value-type="float">
            <text:p>0</text:p>
          </table:table-cell>
          <table:table-cell table:formula="of:=IF([.F111];[.G110]+[.F111];0)" office:value-type="float" office:value="0" calcext:value-type="float">
            <text:p>0</text:p>
          </table:table-cell>
          <table:table-cell table:formula="of:=IF([.G1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3]" office:value-type="float" office:value="272.501" calcext:value-type="float">
            <text:p>272.501</text:p>
          </table:table-cell>
          <table:table-cell table:formula="of:=[$'hp-log.calibrate.20250623-171745'.D113]/[$'hp-log.calibrate.20250623-171745'.E113]" office:value-type="float" office:value="1.85279187817259" calcext:value-type="float">
            <text:p>1.85279187817259</text:p>
          </table:table-cell>
          <table:table-cell table:formula="of:=[.B112]-[.B111]" office:value-type="float" office:value="0.00215896678018379" calcext:value-type="float">
            <text:p>0.00215896678018379</text:p>
          </table:table-cell>
          <table:table-cell table:formula="of:=[.C112]*[.D$2]+(1-[.D$2])*[.D111]" office:value-type="float" office:value="0.00173770538224618" calcext:value-type="float">
            <text:p>0.00173770538224618</text:p>
          </table:table-cell>
          <table:table-cell table:style-name="ce5" table:formula="of:=ABS([.D112]/[.B112])" office:value-type="percentage" office:value="0.000937884822746568" calcext:value-type="percentage">
            <text:p>0.09%</text:p>
          </table:table-cell>
          <table:table-cell table:formula="of:=IF([.E112]&lt;[.F$2];1;0)" office:value-type="float" office:value="0" calcext:value-type="float">
            <text:p>0</text:p>
          </table:table-cell>
          <table:table-cell table:formula="of:=IF([.F112];[.G111]+[.F112];0)" office:value-type="float" office:value="0" calcext:value-type="float">
            <text:p>0</text:p>
          </table:table-cell>
          <table:table-cell table:formula="of:=IF([.G1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4]" office:value-type="float" office:value="275.002" calcext:value-type="float">
            <text:p>275.002</text:p>
          </table:table-cell>
          <table:table-cell table:formula="of:=[$'hp-log.calibrate.20250623-171745'.D114]/[$'hp-log.calibrate.20250623-171745'.E114]" office:value-type="float" office:value="1.85316455696203" calcext:value-type="float">
            <text:p>1.85316455696203</text:p>
          </table:table-cell>
          <table:table-cell table:formula="of:=[.B113]-[.B112]" office:value-type="float" office:value="0.000372678789436476" calcext:value-type="float">
            <text:p>0.000372678789436476</text:p>
          </table:table-cell>
          <table:table-cell table:formula="of:=[.C113]*[.D$2]+(1-[.D$2])*[.D112]" office:value-type="float" office:value="0.00160120272296521" calcext:value-type="float">
            <text:p>0.00160120272296521</text:p>
          </table:table-cell>
          <table:table-cell table:style-name="ce5" table:formula="of:=ABS([.D113]/[.B113])" office:value-type="percentage" office:value="0.000864036988485324" calcext:value-type="percentage">
            <text:p>0.09%</text:p>
          </table:table-cell>
          <table:table-cell table:formula="of:=IF([.E113]&lt;[.F$2];1;0)" office:value-type="float" office:value="0" calcext:value-type="float">
            <text:p>0</text:p>
          </table:table-cell>
          <table:table-cell table:formula="of:=IF([.F113];[.G112]+[.F113];0)" office:value-type="float" office:value="0" calcext:value-type="float">
            <text:p>0</text:p>
          </table:table-cell>
          <table:table-cell table:formula="of:=IF([.G1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5]" office:value-type="float" office:value="277.502" calcext:value-type="float">
            <text:p>277.502</text:p>
          </table:table-cell>
          <table:table-cell table:formula="of:=[$'hp-log.calibrate.20250623-171745'.D115]/[$'hp-log.calibrate.20250623-171745'.E115]" office:value-type="float" office:value="1.85786802030457" calcext:value-type="float">
            <text:p>1.85786802030457</text:p>
          </table:table-cell>
          <table:table-cell table:formula="of:=[.B114]-[.B113]" office:value-type="float" office:value="0.00470346334254335" calcext:value-type="float">
            <text:p>0.00470346334254335</text:p>
          </table:table-cell>
          <table:table-cell table:formula="of:=[.C114]*[.D$2]+(1-[.D$2])*[.D113]" office:value-type="float" office:value="0.00191142878492302" calcext:value-type="float">
            <text:p>0.00191142878492302</text:p>
          </table:table-cell>
          <table:table-cell table:style-name="ce5" table:formula="of:=ABS([.D114]/[.B114])" office:value-type="percentage" office:value="0.00102882915472633" calcext:value-type="percentage">
            <text:p>0.10%</text:p>
          </table:table-cell>
          <table:table-cell table:formula="of:=IF([.E114]&lt;[.F$2];1;0)" office:value-type="float" office:value="0" calcext:value-type="float">
            <text:p>0</text:p>
          </table:table-cell>
          <table:table-cell table:formula="of:=IF([.F114];[.G113]+[.F114];0)" office:value-type="float" office:value="0" calcext:value-type="float">
            <text:p>0</text:p>
          </table:table-cell>
          <table:table-cell table:formula="of:=IF([.G1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6]" office:value-type="float" office:value="280.002" calcext:value-type="float">
            <text:p>280.002</text:p>
          </table:table-cell>
          <table:table-cell table:formula="of:=[$'hp-log.calibrate.20250623-171745'.D116]/[$'hp-log.calibrate.20250623-171745'.E116]" office:value-type="float" office:value="1.85569620253165" calcext:value-type="float">
            <text:p>1.85569620253165</text:p>
          </table:table-cell>
          <table:table-cell table:formula="of:=[.B115]-[.B114]" office:value-type="float" office:value="-0.00217181777292308" calcext:value-type="float">
            <text:p>-0.00217181777292308</text:p>
          </table:table-cell>
          <table:table-cell table:formula="of:=[.C115]*[.D$2]+(1-[.D$2])*[.D114]" office:value-type="float" office:value="0.00150310412913841" calcext:value-type="float">
            <text:p>0.00150310412913841</text:p>
          </table:table-cell>
          <table:table-cell table:style-name="ce5" table:formula="of:=ABS([.D115]/[.B115])" office:value-type="percentage" office:value="0.000809994721704874" calcext:value-type="percentage">
            <text:p>0.08%</text:p>
          </table:table-cell>
          <table:table-cell table:formula="of:=IF([.E115]&lt;[.F$2];1;0)" office:value-type="float" office:value="0" calcext:value-type="float">
            <text:p>0</text:p>
          </table:table-cell>
          <table:table-cell table:formula="of:=IF([.F115];[.G114]+[.F115];0)" office:value-type="float" office:value="0" calcext:value-type="float">
            <text:p>0</text:p>
          </table:table-cell>
          <table:table-cell table:formula="of:=IF([.G1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7]" office:value-type="float" office:value="282.502" calcext:value-type="float">
            <text:p>282.502</text:p>
          </table:table-cell>
          <table:table-cell table:formula="of:=[$'hp-log.calibrate.20250623-171745'.D117]/[$'hp-log.calibrate.20250623-171745'.E117]" office:value-type="float" office:value="1.85786802030457" calcext:value-type="float">
            <text:p>1.85786802030457</text:p>
          </table:table-cell>
          <table:table-cell table:formula="of:=[.B116]-[.B115]" office:value-type="float" office:value="0.00217181777292308" calcext:value-type="float">
            <text:p>0.00217181777292308</text:p>
          </table:table-cell>
          <table:table-cell table:formula="of:=[.C116]*[.D$2]+(1-[.D$2])*[.D115]" office:value-type="float" office:value="0.00156997549351688" calcext:value-type="float">
            <text:p>0.00156997549351688</text:p>
          </table:table-cell>
          <table:table-cell table:style-name="ce5" table:formula="of:=ABS([.D116]/[.B116])" office:value-type="percentage" office:value="0.000845041454160725" calcext:value-type="percentage">
            <text:p>0.08%</text:p>
          </table:table-cell>
          <table:table-cell table:formula="of:=IF([.E116]&lt;[.F$2];1;0)" office:value-type="float" office:value="0" calcext:value-type="float">
            <text:p>0</text:p>
          </table:table-cell>
          <table:table-cell table:formula="of:=IF([.F116];[.G115]+[.F116];0)" office:value-type="float" office:value="0" calcext:value-type="float">
            <text:p>0</text:p>
          </table:table-cell>
          <table:table-cell table:formula="of:=IF([.G1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8]" office:value-type="float" office:value="285.002" calcext:value-type="float">
            <text:p>285.002</text:p>
          </table:table-cell>
          <table:table-cell table:formula="of:=[$'hp-log.calibrate.20250623-171745'.D118]/[$'hp-log.calibrate.20250623-171745'.E118]" office:value-type="float" office:value="1.86040609137056" calcext:value-type="float">
            <text:p>1.86040609137056</text:p>
          </table:table-cell>
          <table:table-cell table:formula="of:=[.B117]-[.B116]" office:value-type="float" office:value="0.00253807106598991" calcext:value-type="float">
            <text:p>0.00253807106598991</text:p>
          </table:table-cell>
          <table:table-cell table:formula="of:=[.C117]*[.D$2]+(1-[.D$2])*[.D116]" office:value-type="float" office:value="0.00166678505076418" calcext:value-type="float">
            <text:p>0.00166678505076418</text:p>
          </table:table-cell>
          <table:table-cell table:style-name="ce5" table:formula="of:=ABS([.D117]/[.B117])" office:value-type="percentage" office:value="0.000895925388814581" calcext:value-type="percentage">
            <text:p>0.09%</text:p>
          </table:table-cell>
          <table:table-cell table:formula="of:=IF([.E117]&lt;[.F$2];1;0)" office:value-type="float" office:value="0" calcext:value-type="float">
            <text:p>0</text:p>
          </table:table-cell>
          <table:table-cell table:formula="of:=IF([.F117];[.G116]+[.F117];0)" office:value-type="float" office:value="0" calcext:value-type="float">
            <text:p>0</text:p>
          </table:table-cell>
          <table:table-cell table:formula="of:=IF([.G1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19]" office:value-type="float" office:value="287.502" calcext:value-type="float">
            <text:p>287.502</text:p>
          </table:table-cell>
          <table:table-cell table:formula="of:=[$'hp-log.calibrate.20250623-171745'.D119]/[$'hp-log.calibrate.20250623-171745'.E119]" office:value-type="float" office:value="1.86040609137056" calcext:value-type="float">
            <text:p>1.86040609137056</text:p>
          </table:table-cell>
          <table:table-cell table:formula="of:=[.B118]-[.B117]" office:value-type="float" office:value="0" calcext:value-type="float">
            <text:p>0</text:p>
          </table:table-cell>
          <table:table-cell table:formula="of:=[.C118]*[.D$2]+(1-[.D$2])*[.D117]" office:value-type="float" office:value="0.00150010654568776" calcext:value-type="float">
            <text:p>0.00150010654568776</text:p>
          </table:table-cell>
          <table:table-cell table:style-name="ce5" table:formula="of:=ABS([.D118]/[.B118])" office:value-type="percentage" office:value="0.000806332849933123" calcext:value-type="percentage">
            <text:p>0.08%</text:p>
          </table:table-cell>
          <table:table-cell table:formula="of:=IF([.E118]&lt;[.F$2];1;0)" office:value-type="float" office:value="0" calcext:value-type="float">
            <text:p>0</text:p>
          </table:table-cell>
          <table:table-cell table:formula="of:=IF([.F118];[.G117]+[.F118];0)" office:value-type="float" office:value="0" calcext:value-type="float">
            <text:p>0</text:p>
          </table:table-cell>
          <table:table-cell table:formula="of:=IF([.G1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0]" office:value-type="float" office:value="290.001" calcext:value-type="float">
            <text:p>290.001</text:p>
          </table:table-cell>
          <table:table-cell table:formula="of:=[$'hp-log.calibrate.20250623-171745'.D120]/[$'hp-log.calibrate.20250623-171745'.E120]" office:value-type="float" office:value="1.86040609137056" calcext:value-type="float">
            <text:p>1.86040609137056</text:p>
          </table:table-cell>
          <table:table-cell table:formula="of:=[.B119]-[.B118]" office:value-type="float" office:value="0" calcext:value-type="float">
            <text:p>0</text:p>
          </table:table-cell>
          <table:table-cell table:formula="of:=[.C119]*[.D$2]+(1-[.D$2])*[.D118]" office:value-type="float" office:value="0.00135009589111899" calcext:value-type="float">
            <text:p>0.00135009589111899</text:p>
          </table:table-cell>
          <table:table-cell table:style-name="ce5" table:formula="of:=ABS([.D119]/[.B119])" office:value-type="percentage" office:value="0.00072569956493981" calcext:value-type="percentage">
            <text:p>0.07%</text:p>
          </table:table-cell>
          <table:table-cell table:formula="of:=IF([.E119]&lt;[.F$2];1;0)" office:value-type="float" office:value="0" calcext:value-type="float">
            <text:p>0</text:p>
          </table:table-cell>
          <table:table-cell table:formula="of:=IF([.F119];[.G118]+[.F119];0)" office:value-type="float" office:value="0" calcext:value-type="float">
            <text:p>0</text:p>
          </table:table-cell>
          <table:table-cell table:formula="of:=IF([.G1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1]" office:value-type="float" office:value="292.502" calcext:value-type="float">
            <text:p>292.502</text:p>
          </table:table-cell>
          <table:table-cell table:formula="of:=[$'hp-log.calibrate.20250623-171745'.D121]/[$'hp-log.calibrate.20250623-171745'.E121]" office:value-type="float" office:value="1.86513994910941" calcext:value-type="float">
            <text:p>1.86513994910941</text:p>
          </table:table-cell>
          <table:table-cell table:formula="of:=[.B120]-[.B119]" office:value-type="float" office:value="0.00473385773885626" calcext:value-type="float">
            <text:p>0.00473385773885626</text:p>
          </table:table-cell>
          <table:table-cell table:formula="of:=[.C120]*[.D$2]+(1-[.D$2])*[.D119]" office:value-type="float" office:value="0.00168847207589272" calcext:value-type="float">
            <text:p>0.00168847207589272</text:p>
          </table:table-cell>
          <table:table-cell table:style-name="ce5" table:formula="of:=ABS([.D120]/[.B120])" office:value-type="percentage" office:value="0.00090527902568327" calcext:value-type="percentage">
            <text:p>0.09%</text:p>
          </table:table-cell>
          <table:table-cell table:formula="of:=IF([.E120]&lt;[.F$2];1;0)" office:value-type="float" office:value="0" calcext:value-type="float">
            <text:p>0</text:p>
          </table:table-cell>
          <table:table-cell table:formula="of:=IF([.F120];[.G119]+[.F120];0)" office:value-type="float" office:value="0" calcext:value-type="float">
            <text:p>0</text:p>
          </table:table-cell>
          <table:table-cell table:formula="of:=IF([.G1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2]" office:value-type="float" office:value="295.001" calcext:value-type="float">
            <text:p>295.001</text:p>
          </table:table-cell>
          <table:table-cell table:formula="of:=[$'hp-log.calibrate.20250623-171745'.D122]/[$'hp-log.calibrate.20250623-171745'.E122]" office:value-type="float" office:value="1.86513994910941" calcext:value-type="float">
            <text:p>1.86513994910941</text:p>
          </table:table-cell>
          <table:table-cell table:formula="of:=[.B121]-[.B120]" office:value-type="float" office:value="0" calcext:value-type="float">
            <text:p>0</text:p>
          </table:table-cell>
          <table:table-cell table:formula="of:=[.C121]*[.D$2]+(1-[.D$2])*[.D120]" office:value-type="float" office:value="0.00151962486830344" calcext:value-type="float">
            <text:p>0.00151962486830344</text:p>
          </table:table-cell>
          <table:table-cell table:style-name="ce5" table:formula="of:=ABS([.D121]/[.B121])" office:value-type="percentage" office:value="0.000814751123114943" calcext:value-type="percentage">
            <text:p>0.08%</text:p>
          </table:table-cell>
          <table:table-cell table:formula="of:=IF([.E121]&lt;[.F$2];1;0)" office:value-type="float" office:value="0" calcext:value-type="float">
            <text:p>0</text:p>
          </table:table-cell>
          <table:table-cell table:formula="of:=IF([.F121];[.G120]+[.F121];0)" office:value-type="float" office:value="0" calcext:value-type="float">
            <text:p>0</text:p>
          </table:table-cell>
          <table:table-cell table:formula="of:=IF([.G1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3]" office:value-type="float" office:value="297.501" calcext:value-type="float">
            <text:p>297.501</text:p>
          </table:table-cell>
          <table:table-cell table:formula="of:=[$'hp-log.calibrate.20250623-171745'.D123]/[$'hp-log.calibrate.20250623-171745'.E123]" office:value-type="float" office:value="1.86513994910941" calcext:value-type="float">
            <text:p>1.86513994910941</text:p>
          </table:table-cell>
          <table:table-cell table:formula="of:=[.B122]-[.B121]" office:value-type="float" office:value="0" calcext:value-type="float">
            <text:p>0</text:p>
          </table:table-cell>
          <table:table-cell table:formula="of:=[.C122]*[.D$2]+(1-[.D$2])*[.D121]" office:value-type="float" office:value="0.0013676623814731" calcext:value-type="float">
            <text:p>0.0013676623814731</text:p>
          </table:table-cell>
          <table:table-cell table:style-name="ce5" table:formula="of:=ABS([.D122]/[.B122])" office:value-type="percentage" office:value="0.000733276010803449" calcext:value-type="percentage">
            <text:p>0.07%</text:p>
          </table:table-cell>
          <table:table-cell table:formula="of:=IF([.E122]&lt;[.F$2];1;0)" office:value-type="float" office:value="0" calcext:value-type="float">
            <text:p>0</text:p>
          </table:table-cell>
          <table:table-cell table:formula="of:=IF([.F122];[.G121]+[.F122];0)" office:value-type="float" office:value="0" calcext:value-type="float">
            <text:p>0</text:p>
          </table:table-cell>
          <table:table-cell table:formula="of:=IF([.G1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4]" office:value-type="float" office:value="300.001" calcext:value-type="float">
            <text:p>300.001</text:p>
          </table:table-cell>
          <table:table-cell table:formula="of:=[$'hp-log.calibrate.20250623-171745'.D124]/[$'hp-log.calibrate.20250623-171745'.E124]" office:value-type="float" office:value="1.86513994910941" calcext:value-type="float">
            <text:p>1.86513994910941</text:p>
          </table:table-cell>
          <table:table-cell table:formula="of:=[.B123]-[.B122]" office:value-type="float" office:value="0" calcext:value-type="float">
            <text:p>0</text:p>
          </table:table-cell>
          <table:table-cell table:formula="of:=[.C123]*[.D$2]+(1-[.D$2])*[.D122]" office:value-type="float" office:value="0.00123089614332579" calcext:value-type="float">
            <text:p>0.00123089614332579</text:p>
          </table:table-cell>
          <table:table-cell table:style-name="ce5" table:formula="of:=ABS([.D123]/[.B123])" office:value-type="percentage" office:value="0.000659948409723104" calcext:value-type="percentage">
            <text:p>0.07%</text:p>
          </table:table-cell>
          <table:table-cell table:formula="of:=IF([.E123]&lt;[.F$2];1;0)" office:value-type="float" office:value="0" calcext:value-type="float">
            <text:p>0</text:p>
          </table:table-cell>
          <table:table-cell table:formula="of:=IF([.F123];[.G122]+[.F123];0)" office:value-type="float" office:value="0" calcext:value-type="float">
            <text:p>0</text:p>
          </table:table-cell>
          <table:table-cell table:formula="of:=IF([.G1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5]" office:value-type="float" office:value="302.501" calcext:value-type="float">
            <text:p>302.501</text:p>
          </table:table-cell>
          <table:table-cell table:formula="of:=[$'hp-log.calibrate.20250623-171745'.D125]/[$'hp-log.calibrate.20250623-171745'.E125]" office:value-type="float" office:value="1.86989795918367" calcext:value-type="float">
            <text:p>1.86989795918367</text:p>
          </table:table-cell>
          <table:table-cell table:formula="of:=[.B124]-[.B123]" office:value-type="float" office:value="0.0047580100742588" calcext:value-type="float">
            <text:p>0.0047580100742588</text:p>
          </table:table-cell>
          <table:table-cell table:formula="of:=[.C124]*[.D$2]+(1-[.D$2])*[.D123]" office:value-type="float" office:value="0.00158360753641909" calcext:value-type="float">
            <text:p>0.00158360753641909</text:p>
          </table:table-cell>
          <table:table-cell table:style-name="ce5" table:formula="of:=ABS([.D124]/[.B124])" office:value-type="percentage" office:value="0.000846895162723443" calcext:value-type="percentage">
            <text:p>0.08%</text:p>
          </table:table-cell>
          <table:table-cell table:formula="of:=IF([.E124]&lt;[.F$2];1;0)" office:value-type="float" office:value="0" calcext:value-type="float">
            <text:p>0</text:p>
          </table:table-cell>
          <table:table-cell table:formula="of:=IF([.F124];[.G123]+[.F124];0)" office:value-type="float" office:value="0" calcext:value-type="float">
            <text:p>0</text:p>
          </table:table-cell>
          <table:table-cell table:formula="of:=IF([.G1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6]" office:value-type="float" office:value="305.002" calcext:value-type="float">
            <text:p>305.002</text:p>
          </table:table-cell>
          <table:table-cell table:formula="of:=[$'hp-log.calibrate.20250623-171745'.D126]/[$'hp-log.calibrate.20250623-171745'.E126]" office:value-type="float" office:value="1.8676844783715" calcext:value-type="float">
            <text:p>1.8676844783715</text:p>
          </table:table-cell>
          <table:table-cell table:formula="of:=[.B125]-[.B124]" office:value-type="float" office:value="-0.00221348081217232" calcext:value-type="float">
            <text:p>-0.00221348081217232</text:p>
          </table:table-cell>
          <table:table-cell table:formula="of:=[.C125]*[.D$2]+(1-[.D$2])*[.D124]" office:value-type="float" office:value="0.00120389870155995" calcext:value-type="float">
            <text:p>0.00120389870155995</text:p>
          </table:table-cell>
          <table:table-cell table:style-name="ce5" table:formula="of:=ABS([.D125]/[.B125])" office:value-type="percentage" office:value="0.000644594263914251" calcext:value-type="percentage">
            <text:p>0.06%</text:p>
          </table:table-cell>
          <table:table-cell table:formula="of:=IF([.E125]&lt;[.F$2];1;0)" office:value-type="float" office:value="0" calcext:value-type="float">
            <text:p>0</text:p>
          </table:table-cell>
          <table:table-cell table:formula="of:=IF([.F125];[.G124]+[.F125];0)" office:value-type="float" office:value="0" calcext:value-type="float">
            <text:p>0</text:p>
          </table:table-cell>
          <table:table-cell table:formula="of:=IF([.G1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7]" office:value-type="float" office:value="307.502" calcext:value-type="float">
            <text:p>307.502</text:p>
          </table:table-cell>
          <table:table-cell table:formula="of:=[$'hp-log.calibrate.20250623-171745'.D127]/[$'hp-log.calibrate.20250623-171745'.E127]" office:value-type="float" office:value="1.87468030690537" calcext:value-type="float">
            <text:p>1.87468030690537</text:p>
          </table:table-cell>
          <table:table-cell table:formula="of:=[.B126]-[.B125]" office:value-type="float" office:value="0.0069958285338696" calcext:value-type="float">
            <text:p>0.0069958285338696</text:p>
          </table:table-cell>
          <table:table-cell table:formula="of:=[.C126]*[.D$2]+(1-[.D$2])*[.D125]" office:value-type="float" office:value="0.00178309168479091" calcext:value-type="float">
            <text:p>0.00178309168479091</text:p>
          </table:table-cell>
          <table:table-cell table:style-name="ce5" table:formula="of:=ABS([.D126]/[.B126])" office:value-type="percentage" office:value="0.000951144404847541" calcext:value-type="percentage">
            <text:p>0.10%</text:p>
          </table:table-cell>
          <table:table-cell table:formula="of:=IF([.E126]&lt;[.F$2];1;0)" office:value-type="float" office:value="0" calcext:value-type="float">
            <text:p>0</text:p>
          </table:table-cell>
          <table:table-cell table:formula="of:=IF([.F126];[.G125]+[.F126];0)" office:value-type="float" office:value="0" calcext:value-type="float">
            <text:p>0</text:p>
          </table:table-cell>
          <table:table-cell table:formula="of:=IF([.G1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8]" office:value-type="float" office:value="310.002" calcext:value-type="float">
            <text:p>310.002</text:p>
          </table:table-cell>
          <table:table-cell table:formula="of:=[$'hp-log.calibrate.20250623-171745'.D128]/[$'hp-log.calibrate.20250623-171745'.E128]" office:value-type="float" office:value="1.87277353689567" calcext:value-type="float">
            <text:p>1.87277353689567</text:p>
          </table:table-cell>
          <table:table-cell table:formula="of:=[.B127]-[.B126]" office:value-type="float" office:value="-0.00190677000969641" calcext:value-type="float">
            <text:p>-0.00190677000969641</text:p>
          </table:table-cell>
          <table:table-cell table:formula="of:=[.C127]*[.D$2]+(1-[.D$2])*[.D126]" office:value-type="float" office:value="0.00141410551534218" calcext:value-type="float">
            <text:p>0.00141410551534218</text:p>
          </table:table-cell>
          <table:table-cell table:style-name="ce5" table:formula="of:=ABS([.D127]/[.B127])" office:value-type="percentage" office:value="0.000755086233056355" calcext:value-type="percentage">
            <text:p>0.08%</text:p>
          </table:table-cell>
          <table:table-cell table:formula="of:=IF([.E127]&lt;[.F$2];1;0)" office:value-type="float" office:value="0" calcext:value-type="float">
            <text:p>0</text:p>
          </table:table-cell>
          <table:table-cell table:formula="of:=IF([.F127];[.G126]+[.F127];0)" office:value-type="float" office:value="0" calcext:value-type="float">
            <text:p>0</text:p>
          </table:table-cell>
          <table:table-cell table:formula="of:=IF([.G1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29]" office:value-type="float" office:value="312.502" calcext:value-type="float">
            <text:p>312.502</text:p>
          </table:table-cell>
          <table:table-cell table:formula="of:=[$'hp-log.calibrate.20250623-171745'.D129]/[$'hp-log.calibrate.20250623-171745'.E129]" office:value-type="float" office:value="1.87244897959184" calcext:value-type="float">
            <text:p>1.87244897959184</text:p>
          </table:table-cell>
          <table:table-cell table:formula="of:=[.B128]-[.B127]" office:value-type="float" office:value="-0.000324557303837736" calcext:value-type="float">
            <text:p>-0.000324557303837736</text:p>
          </table:table-cell>
          <table:table-cell table:formula="of:=[.C128]*[.D$2]+(1-[.D$2])*[.D127]" office:value-type="float" office:value="0.00124023923342419" calcext:value-type="float">
            <text:p>0.00124023923342419</text:p>
          </table:table-cell>
          <table:table-cell table:style-name="ce5" table:formula="of:=ABS([.D128]/[.B128])" office:value-type="percentage" office:value="0.000662362097414554" calcext:value-type="percentage">
            <text:p>0.07%</text:p>
          </table:table-cell>
          <table:table-cell table:formula="of:=IF([.E128]&lt;[.F$2];1;0)" office:value-type="float" office:value="0" calcext:value-type="float">
            <text:p>0</text:p>
          </table:table-cell>
          <table:table-cell table:formula="of:=IF([.F128];[.G127]+[.F128];0)" office:value-type="float" office:value="0" calcext:value-type="float">
            <text:p>0</text:p>
          </table:table-cell>
          <table:table-cell table:formula="of:=IF([.G1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0]" office:value-type="float" office:value="315.002" calcext:value-type="float">
            <text:p>315.002</text:p>
          </table:table-cell>
          <table:table-cell table:formula="of:=[$'hp-log.calibrate.20250623-171745'.D130]/[$'hp-log.calibrate.20250623-171745'.E130]" office:value-type="float" office:value="1.8772378516624" calcext:value-type="float">
            <text:p>1.8772378516624</text:p>
          </table:table-cell>
          <table:table-cell table:formula="of:=[.B129]-[.B128]" office:value-type="float" office:value="0.00478887207056733" calcext:value-type="float">
            <text:p>0.00478887207056733</text:p>
          </table:table-cell>
          <table:table-cell table:formula="of:=[.C129]*[.D$2]+(1-[.D$2])*[.D128]" office:value-type="float" office:value="0.0015951025171385" calcext:value-type="float">
            <text:p>0.0015951025171385</text:p>
          </table:table-cell>
          <table:table-cell table:style-name="ce5" table:formula="of:=ABS([.D129]/[.B129])" office:value-type="percentage" office:value="0.000849707199184135" calcext:value-type="percentage">
            <text:p>0.08%</text:p>
          </table:table-cell>
          <table:table-cell table:formula="of:=IF([.E129]&lt;[.F$2];1;0)" office:value-type="float" office:value="0" calcext:value-type="float">
            <text:p>0</text:p>
          </table:table-cell>
          <table:table-cell table:formula="of:=IF([.F129];[.G128]+[.F129];0)" office:value-type="float" office:value="0" calcext:value-type="float">
            <text:p>0</text:p>
          </table:table-cell>
          <table:table-cell table:formula="of:=IF([.G1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1]" office:value-type="float" office:value="317.502" calcext:value-type="float">
            <text:p>317.502</text:p>
          </table:table-cell>
          <table:table-cell table:formula="of:=[$'hp-log.calibrate.20250623-171745'.D131]/[$'hp-log.calibrate.20250623-171745'.E131]" office:value-type="float" office:value="1.87755102040816" calcext:value-type="float">
            <text:p>1.87755102040816</text:p>
          </table:table-cell>
          <table:table-cell table:formula="of:=[.B130]-[.B129]" office:value-type="float" office:value="0.000313168745759374" calcext:value-type="float">
            <text:p>0.000313168745759374</text:p>
          </table:table-cell>
          <table:table-cell table:formula="of:=[.C130]*[.D$2]+(1-[.D$2])*[.D129]" office:value-type="float" office:value="0.00146690914000059" calcext:value-type="float">
            <text:p>0.00146690914000059</text:p>
          </table:table-cell>
          <table:table-cell table:style-name="ce5" table:formula="of:=ABS([.D130]/[.B130])" office:value-type="percentage" office:value="0.000781288563695967" calcext:value-type="percentage">
            <text:p>0.08%</text:p>
          </table:table-cell>
          <table:table-cell table:formula="of:=IF([.E130]&lt;[.F$2];1;0)" office:value-type="float" office:value="0" calcext:value-type="float">
            <text:p>0</text:p>
          </table:table-cell>
          <table:table-cell table:formula="of:=IF([.F130];[.G129]+[.F130];0)" office:value-type="float" office:value="0" calcext:value-type="float">
            <text:p>0</text:p>
          </table:table-cell>
          <table:table-cell table:formula="of:=IF([.G1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2]" office:value-type="float" office:value="320.002" calcext:value-type="float">
            <text:p>320.002</text:p>
          </table:table-cell>
          <table:table-cell table:formula="of:=[$'hp-log.calibrate.20250623-171745'.D132]/[$'hp-log.calibrate.20250623-171745'.E132]" office:value-type="float" office:value="1.87755102040816" calcext:value-type="float">
            <text:p>1.87755102040816</text:p>
          </table:table-cell>
          <table:table-cell table:formula="of:=[.B131]-[.B130]" office:value-type="float" office:value="0" calcext:value-type="float">
            <text:p>0</text:p>
          </table:table-cell>
          <table:table-cell table:formula="of:=[.C131]*[.D$2]+(1-[.D$2])*[.D130]" office:value-type="float" office:value="0.00132021822600053" calcext:value-type="float">
            <text:p>0.00132021822600053</text:p>
          </table:table-cell>
          <table:table-cell table:style-name="ce5" table:formula="of:=ABS([.D131]/[.B131])" office:value-type="percentage" office:value="0.00070315970732637" calcext:value-type="percentage">
            <text:p>0.07%</text:p>
          </table:table-cell>
          <table:table-cell table:formula="of:=IF([.E131]&lt;[.F$2];1;0)" office:value-type="float" office:value="0" calcext:value-type="float">
            <text:p>0</text:p>
          </table:table-cell>
          <table:table-cell table:formula="of:=IF([.F131];[.G130]+[.F131];0)" office:value-type="float" office:value="0" calcext:value-type="float">
            <text:p>0</text:p>
          </table:table-cell>
          <table:table-cell table:formula="of:=IF([.G1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3]" office:value-type="float" office:value="322.502" calcext:value-type="float">
            <text:p>322.502</text:p>
          </table:table-cell>
          <table:table-cell table:formula="of:=[$'hp-log.calibrate.20250623-171745'.D133]/[$'hp-log.calibrate.20250623-171745'.E133]" office:value-type="float" office:value="1.88235294117647" calcext:value-type="float">
            <text:p>1.88235294117647</text:p>
          </table:table-cell>
          <table:table-cell table:formula="of:=[.B132]-[.B131]" office:value-type="float" office:value="0.00480192076830721" calcext:value-type="float">
            <text:p>0.00480192076830721</text:p>
          </table:table-cell>
          <table:table-cell table:formula="of:=[.C132]*[.D$2]+(1-[.D$2])*[.D131]" office:value-type="float" office:value="0.0016683884802312" calcext:value-type="float">
            <text:p>0.0016683884802312</text:p>
          </table:table-cell>
          <table:table-cell table:style-name="ce5" table:formula="of:=ABS([.D132]/[.B132])" office:value-type="percentage" office:value="0.000886331380122825" calcext:value-type="percentage">
            <text:p>0.09%</text:p>
          </table:table-cell>
          <table:table-cell table:formula="of:=IF([.E132]&lt;[.F$2];1;0)" office:value-type="float" office:value="0" calcext:value-type="float">
            <text:p>0</text:p>
          </table:table-cell>
          <table:table-cell table:formula="of:=IF([.F132];[.G131]+[.F132];0)" office:value-type="float" office:value="0" calcext:value-type="float">
            <text:p>0</text:p>
          </table:table-cell>
          <table:table-cell table:formula="of:=IF([.G1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4]" office:value-type="float" office:value="325.002" calcext:value-type="float">
            <text:p>325.002</text:p>
          </table:table-cell>
          <table:table-cell table:formula="of:=[$'hp-log.calibrate.20250623-171745'.D134]/[$'hp-log.calibrate.20250623-171745'.E134]" office:value-type="float" office:value="1.88010204081633" calcext:value-type="float">
            <text:p>1.88010204081633</text:p>
          </table:table-cell>
          <table:table-cell table:formula="of:=[.B133]-[.B132]" office:value-type="float" office:value="-0.00225090036014386" calcext:value-type="float">
            <text:p>-0.00225090036014386</text:p>
          </table:table-cell>
          <table:table-cell table:formula="of:=[.C133]*[.D$2]+(1-[.D$2])*[.D132]" office:value-type="float" office:value="0.00127645959619369" calcext:value-type="float">
            <text:p>0.00127645959619369</text:p>
          </table:table-cell>
          <table:table-cell table:style-name="ce5" table:formula="of:=ABS([.D133]/[.B133])" office:value-type="percentage" office:value="0.000678931019956483" calcext:value-type="percentage">
            <text:p>0.07%</text:p>
          </table:table-cell>
          <table:table-cell table:formula="of:=IF([.E133]&lt;[.F$2];1;0)" office:value-type="float" office:value="0" calcext:value-type="float">
            <text:p>0</text:p>
          </table:table-cell>
          <table:table-cell table:formula="of:=IF([.F133];[.G132]+[.F133];0)" office:value-type="float" office:value="0" calcext:value-type="float">
            <text:p>0</text:p>
          </table:table-cell>
          <table:table-cell table:formula="of:=IF([.G1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5]" office:value-type="float" office:value="327.502" calcext:value-type="float">
            <text:p>327.502</text:p>
          </table:table-cell>
          <table:table-cell table:formula="of:=[$'hp-log.calibrate.20250623-171745'.D135]/[$'hp-log.calibrate.20250623-171745'.E135]" office:value-type="float" office:value="1.87755102040816" calcext:value-type="float">
            <text:p>1.87755102040816</text:p>
          </table:table-cell>
          <table:table-cell table:formula="of:=[.B134]-[.B133]" office:value-type="float" office:value="-0.00255102040816335" calcext:value-type="float">
            <text:p>-0.00255102040816335</text:p>
          </table:table-cell>
          <table:table-cell table:formula="of:=[.C134]*[.D$2]+(1-[.D$2])*[.D133]" office:value-type="float" office:value="0.000893711595757989" calcext:value-type="float">
            <text:p>0.000893711595757989</text:p>
          </table:table-cell>
          <table:table-cell table:style-name="ce5" table:formula="of:=ABS([.D134]/[.B134])" office:value-type="percentage" office:value="0.000475998567305886" calcext:value-type="percentage">
            <text:p>0.05%</text:p>
          </table:table-cell>
          <table:table-cell table:formula="of:=IF([.E134]&lt;[.F$2];1;0)" office:value-type="float" office:value="0" calcext:value-type="float">
            <text:p>0</text:p>
          </table:table-cell>
          <table:table-cell table:formula="of:=IF([.F134];[.G133]+[.F134];0)" office:value-type="float" office:value="0" calcext:value-type="float">
            <text:p>0</text:p>
          </table:table-cell>
          <table:table-cell table:formula="of:=IF([.G1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6]" office:value-type="float" office:value="330.002" calcext:value-type="float">
            <text:p>330.002</text:p>
          </table:table-cell>
          <table:table-cell table:formula="of:=[$'hp-log.calibrate.20250623-171745'.D136]/[$'hp-log.calibrate.20250623-171745'.E136]" office:value-type="float" office:value="1.88235294117647" calcext:value-type="float">
            <text:p>1.88235294117647</text:p>
          </table:table-cell>
          <table:table-cell table:formula="of:=[.B135]-[.B134]" office:value-type="float" office:value="0.00480192076830721" calcext:value-type="float">
            <text:p>0.00480192076830721</text:p>
          </table:table-cell>
          <table:table-cell table:formula="of:=[.C135]*[.D$2]+(1-[.D$2])*[.D134]" office:value-type="float" office:value="0.00128453251301291" calcext:value-type="float">
            <text:p>0.00128453251301291</text:p>
          </table:table-cell>
          <table:table-cell table:style-name="ce5" table:formula="of:=ABS([.D135]/[.B135])" office:value-type="percentage" office:value="0.000682407897538109" calcext:value-type="percentage">
            <text:p>0.07%</text:p>
          </table:table-cell>
          <table:table-cell table:formula="of:=IF([.E135]&lt;[.F$2];1;0)" office:value-type="float" office:value="0" calcext:value-type="float">
            <text:p>0</text:p>
          </table:table-cell>
          <table:table-cell table:formula="of:=IF([.F135];[.G134]+[.F135];0)" office:value-type="float" office:value="0" calcext:value-type="float">
            <text:p>0</text:p>
          </table:table-cell>
          <table:table-cell table:formula="of:=IF([.G1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7]" office:value-type="float" office:value="332.502" calcext:value-type="float">
            <text:p>332.502</text:p>
          </table:table-cell>
          <table:table-cell table:formula="of:=[$'hp-log.calibrate.20250623-171745'.D137]/[$'hp-log.calibrate.20250623-171745'.E137]" office:value-type="float" office:value="1.88235294117647" calcext:value-type="float">
            <text:p>1.88235294117647</text:p>
          </table:table-cell>
          <table:table-cell table:formula="of:=[.B136]-[.B135]" office:value-type="float" office:value="0" calcext:value-type="float">
            <text:p>0</text:p>
          </table:table-cell>
          <table:table-cell table:formula="of:=[.C136]*[.D$2]+(1-[.D$2])*[.D135]" office:value-type="float" office:value="0.00115607926171162" calcext:value-type="float">
            <text:p>0.00115607926171162</text:p>
          </table:table-cell>
          <table:table-cell table:style-name="ce5" table:formula="of:=ABS([.D136]/[.B136])" office:value-type="percentage" office:value="0.000614167107784298" calcext:value-type="percentage">
            <text:p>0.06%</text:p>
          </table:table-cell>
          <table:table-cell table:formula="of:=IF([.E136]&lt;[.F$2];1;0)" office:value-type="float" office:value="0" calcext:value-type="float">
            <text:p>0</text:p>
          </table:table-cell>
          <table:table-cell table:formula="of:=IF([.F136];[.G135]+[.F136];0)" office:value-type="float" office:value="0" calcext:value-type="float">
            <text:p>0</text:p>
          </table:table-cell>
          <table:table-cell table:formula="of:=IF([.G1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8]" office:value-type="float" office:value="335.002" calcext:value-type="float">
            <text:p>335.002</text:p>
          </table:table-cell>
          <table:table-cell table:formula="of:=[$'hp-log.calibrate.20250623-171745'.D138]/[$'hp-log.calibrate.20250623-171745'.E138]" office:value-type="float" office:value="1.8849104859335" calcext:value-type="float">
            <text:p>1.8849104859335</text:p>
          </table:table-cell>
          <table:table-cell table:formula="of:=[.B137]-[.B136]" office:value-type="float" office:value="0.00255754475703318" calcext:value-type="float">
            <text:p>0.00255754475703318</text:p>
          </table:table-cell>
          <table:table-cell table:formula="of:=[.C137]*[.D$2]+(1-[.D$2])*[.D136]" office:value-type="float" office:value="0.00129622581124378" calcext:value-type="float">
            <text:p>0.00129622581124378</text:p>
          </table:table-cell>
          <table:table-cell table:style-name="ce5" table:formula="of:=ABS([.D137]/[.B137])" office:value-type="percentage" office:value="0.000687685606779263" calcext:value-type="percentage">
            <text:p>0.07%</text:p>
          </table:table-cell>
          <table:table-cell table:formula="of:=IF([.E137]&lt;[.F$2];1;0)" office:value-type="float" office:value="0" calcext:value-type="float">
            <text:p>0</text:p>
          </table:table-cell>
          <table:table-cell table:formula="of:=IF([.F137];[.G136]+[.F137];0)" office:value-type="float" office:value="0" calcext:value-type="float">
            <text:p>0</text:p>
          </table:table-cell>
          <table:table-cell table:formula="of:=IF([.G1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39]" office:value-type="float" office:value="337.501" calcext:value-type="float">
            <text:p>337.501</text:p>
          </table:table-cell>
          <table:table-cell table:formula="of:=[$'hp-log.calibrate.20250623-171745'.D139]/[$'hp-log.calibrate.20250623-171745'.E139]" office:value-type="float" office:value="1.88235294117647" calcext:value-type="float">
            <text:p>1.88235294117647</text:p>
          </table:table-cell>
          <table:table-cell table:formula="of:=[.B138]-[.B137]" office:value-type="float" office:value="-0.00255754475703318" calcext:value-type="float">
            <text:p>-0.00255754475703318</text:p>
          </table:table-cell>
          <table:table-cell table:formula="of:=[.C138]*[.D$2]+(1-[.D$2])*[.D137]" office:value-type="float" office:value="0.000910848754416081" calcext:value-type="float">
            <text:p>0.000910848754416081</text:p>
          </table:table-cell>
          <table:table-cell table:style-name="ce5" table:formula="of:=ABS([.D138]/[.B138])" office:value-type="percentage" office:value="0.000483888400783543" calcext:value-type="percentage">
            <text:p>0.05%</text:p>
          </table:table-cell>
          <table:table-cell table:formula="of:=IF([.E138]&lt;[.F$2];1;0)" office:value-type="float" office:value="0" calcext:value-type="float">
            <text:p>0</text:p>
          </table:table-cell>
          <table:table-cell table:formula="of:=IF([.F138];[.G137]+[.F138];0)" office:value-type="float" office:value="0" calcext:value-type="float">
            <text:p>0</text:p>
          </table:table-cell>
          <table:table-cell table:formula="of:=IF([.G1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0]" office:value-type="float" office:value="340.001" calcext:value-type="float">
            <text:p>340.001</text:p>
          </table:table-cell>
          <table:table-cell table:formula="of:=[$'hp-log.calibrate.20250623-171745'.D140]/[$'hp-log.calibrate.20250623-171745'.E140]" office:value-type="float" office:value="1.88974358974359" calcext:value-type="float">
            <text:p>1.88974358974359</text:p>
          </table:table-cell>
          <table:table-cell table:formula="of:=[.B139]-[.B138]" office:value-type="float" office:value="0.00739064856711935" calcext:value-type="float">
            <text:p>0.00739064856711935</text:p>
          </table:table-cell>
          <table:table-cell table:formula="of:=[.C139]*[.D$2]+(1-[.D$2])*[.D138]" office:value-type="float" office:value="0.00155882873568641" calcext:value-type="float">
            <text:p>0.00155882873568641</text:p>
          </table:table-cell>
          <table:table-cell table:style-name="ce5" table:formula="of:=ABS([.D139]/[.B139])" office:value-type="percentage" office:value="0.000824889018884259" calcext:value-type="percentage">
            <text:p>0.08%</text:p>
          </table:table-cell>
          <table:table-cell table:formula="of:=IF([.E139]&lt;[.F$2];1;0)" office:value-type="float" office:value="0" calcext:value-type="float">
            <text:p>0</text:p>
          </table:table-cell>
          <table:table-cell table:formula="of:=IF([.F139];[.G138]+[.F139];0)" office:value-type="float" office:value="0" calcext:value-type="float">
            <text:p>0</text:p>
          </table:table-cell>
          <table:table-cell table:formula="of:=IF([.G1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1]" office:value-type="float" office:value="342.502" calcext:value-type="float">
            <text:p>342.502</text:p>
          </table:table-cell>
          <table:table-cell table:formula="of:=[$'hp-log.calibrate.20250623-171745'.D141]/[$'hp-log.calibrate.20250623-171745'.E141]" office:value-type="float" office:value="1.88746803069054" calcext:value-type="float">
            <text:p>1.88746803069054</text:p>
          </table:table-cell>
          <table:table-cell table:formula="of:=[.B140]-[.B139]" office:value-type="float" office:value="-0.00227555905305299" calcext:value-type="float">
            <text:p>-0.00227555905305299</text:p>
          </table:table-cell>
          <table:table-cell table:formula="of:=[.C140]*[.D$2]+(1-[.D$2])*[.D139]" office:value-type="float" office:value="0.00117538995681247" calcext:value-type="float">
            <text:p>0.00117538995681247</text:p>
          </table:table-cell>
          <table:table-cell table:style-name="ce5" table:formula="of:=ABS([.D140]/[.B140])" office:value-type="percentage" office:value="0.000622733703406064" calcext:value-type="percentage">
            <text:p>0.06%</text:p>
          </table:table-cell>
          <table:table-cell table:formula="of:=IF([.E140]&lt;[.F$2];1;0)" office:value-type="float" office:value="0" calcext:value-type="float">
            <text:p>0</text:p>
          </table:table-cell>
          <table:table-cell table:formula="of:=IF([.F140];[.G139]+[.F140];0)" office:value-type="float" office:value="0" calcext:value-type="float">
            <text:p>0</text:p>
          </table:table-cell>
          <table:table-cell table:formula="of:=IF([.G1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2]" office:value-type="float" office:value="345.002" calcext:value-type="float">
            <text:p>345.002</text:p>
          </table:table-cell>
          <table:table-cell table:formula="of:=[$'hp-log.calibrate.20250623-171745'.D142]/[$'hp-log.calibrate.20250623-171745'.E142]" office:value-type="float" office:value="1.88717948717949" calcext:value-type="float">
            <text:p>1.88717948717949</text:p>
          </table:table-cell>
          <table:table-cell table:formula="of:=[.B141]-[.B140]" office:value-type="float" office:value="-0.000288543511049566" calcext:value-type="float">
            <text:p>-0.000288543511049566</text:p>
          </table:table-cell>
          <table:table-cell table:formula="of:=[.C141]*[.D$2]+(1-[.D$2])*[.D140]" office:value-type="float" office:value="0.00102899661002626" calcext:value-type="float">
            <text:p>0.00102899661002626</text:p>
          </table:table-cell>
          <table:table-cell table:style-name="ce5" table:formula="of:=ABS([.D141]/[.B141])" office:value-type="percentage" office:value="0.000545256355856309" calcext:value-type="percentage">
            <text:p>0.05%</text:p>
          </table:table-cell>
          <table:table-cell table:formula="of:=IF([.E141]&lt;[.F$2];1;0)" office:value-type="float" office:value="0" calcext:value-type="float">
            <text:p>0</text:p>
          </table:table-cell>
          <table:table-cell table:formula="of:=IF([.F141];[.G140]+[.F141];0)" office:value-type="float" office:value="0" calcext:value-type="float">
            <text:p>0</text:p>
          </table:table-cell>
          <table:table-cell table:formula="of:=IF([.G1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3]" office:value-type="float" office:value="347.502" calcext:value-type="float">
            <text:p>347.502</text:p>
          </table:table-cell>
          <table:table-cell table:formula="of:=[$'hp-log.calibrate.20250623-171745'.D143]/[$'hp-log.calibrate.20250623-171745'.E143]" office:value-type="float" office:value="1.89203084832905" calcext:value-type="float">
            <text:p>1.89203084832905</text:p>
          </table:table-cell>
          <table:table-cell table:formula="of:=[.B142]-[.B141]" office:value-type="float" office:value="0.00485136114956153" calcext:value-type="float">
            <text:p>0.00485136114956153</text:p>
          </table:table-cell>
          <table:table-cell table:formula="of:=[.C142]*[.D$2]+(1-[.D$2])*[.D141]" office:value-type="float" office:value="0.00141123306397979" calcext:value-type="float">
            <text:p>0.00141123306397979</text:p>
          </table:table-cell>
          <table:table-cell table:style-name="ce5" table:formula="of:=ABS([.D142]/[.B142])" office:value-type="percentage" office:value="0.000745882692782797" calcext:value-type="percentage">
            <text:p>0.07%</text:p>
          </table:table-cell>
          <table:table-cell table:formula="of:=IF([.E142]&lt;[.F$2];1;0)" office:value-type="float" office:value="0" calcext:value-type="float">
            <text:p>0</text:p>
          </table:table-cell>
          <table:table-cell table:formula="of:=IF([.F142];[.G141]+[.F142];0)" office:value-type="float" office:value="0" calcext:value-type="float">
            <text:p>0</text:p>
          </table:table-cell>
          <table:table-cell table:formula="of:=IF([.G1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4]" office:value-type="float" office:value="350.001" calcext:value-type="float">
            <text:p>350.001</text:p>
          </table:table-cell>
          <table:table-cell table:formula="of:=[$'hp-log.calibrate.20250623-171745'.D144]/[$'hp-log.calibrate.20250623-171745'.E144]" office:value-type="float" office:value="1.89230769230769" calcext:value-type="float">
            <text:p>1.89230769230769</text:p>
          </table:table-cell>
          <table:table-cell table:formula="of:=[.B143]-[.B142]" office:value-type="float" office:value="0.00027684397864336" calcext:value-type="float">
            <text:p>0.00027684397864336</text:p>
          </table:table-cell>
          <table:table-cell table:formula="of:=[.C143]*[.D$2]+(1-[.D$2])*[.D142]" office:value-type="float" office:value="0.00129779415544615" calcext:value-type="float">
            <text:p>0.00129779415544615</text:p>
          </table:table-cell>
          <table:table-cell table:style-name="ce5" table:formula="of:=ABS([.D143]/[.B143])" office:value-type="percentage" office:value="0.000685826179707314" calcext:value-type="percentage">
            <text:p>0.07%</text:p>
          </table:table-cell>
          <table:table-cell table:formula="of:=IF([.E143]&lt;[.F$2];1;0)" office:value-type="float" office:value="0" calcext:value-type="float">
            <text:p>0</text:p>
          </table:table-cell>
          <table:table-cell table:formula="of:=IF([.F143];[.G142]+[.F143];0)" office:value-type="float" office:value="0" calcext:value-type="float">
            <text:p>0</text:p>
          </table:table-cell>
          <table:table-cell table:formula="of:=IF([.G1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5]" office:value-type="float" office:value="352.502" calcext:value-type="float">
            <text:p>352.502</text:p>
          </table:table-cell>
          <table:table-cell table:formula="of:=[$'hp-log.calibrate.20250623-171745'.D145]/[$'hp-log.calibrate.20250623-171745'.E145]" office:value-type="float" office:value="1.89230769230769" calcext:value-type="float">
            <text:p>1.89230769230769</text:p>
          </table:table-cell>
          <table:table-cell table:formula="of:=[.B144]-[.B143]" office:value-type="float" office:value="0" calcext:value-type="float">
            <text:p>0</text:p>
          </table:table-cell>
          <table:table-cell table:formula="of:=[.C144]*[.D$2]+(1-[.D$2])*[.D143]" office:value-type="float" office:value="0.00116801473990153" calcext:value-type="float">
            <text:p>0.00116801473990153</text:p>
          </table:table-cell>
          <table:table-cell table:style-name="ce5" table:formula="of:=ABS([.D144]/[.B144])" office:value-type="percentage" office:value="0.000617243561736583" calcext:value-type="percentage">
            <text:p>0.06%</text:p>
          </table:table-cell>
          <table:table-cell table:formula="of:=IF([.E144]&lt;[.F$2];1;0)" office:value-type="float" office:value="0" calcext:value-type="float">
            <text:p>0</text:p>
          </table:table-cell>
          <table:table-cell table:formula="of:=IF([.F144];[.G143]+[.F144];0)" office:value-type="float" office:value="0" calcext:value-type="float">
            <text:p>0</text:p>
          </table:table-cell>
          <table:table-cell table:formula="of:=IF([.G1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6]" office:value-type="float" office:value="355.001" calcext:value-type="float">
            <text:p>355.001</text:p>
          </table:table-cell>
          <table:table-cell table:formula="of:=[$'hp-log.calibrate.20250623-171745'.D146]/[$'hp-log.calibrate.20250623-171745'.E146]" office:value-type="float" office:value="1.89230769230769" calcext:value-type="float">
            <text:p>1.89230769230769</text:p>
          </table:table-cell>
          <table:table-cell table:formula="of:=[.B145]-[.B144]" office:value-type="float" office:value="0" calcext:value-type="float">
            <text:p>0</text:p>
          </table:table-cell>
          <table:table-cell table:formula="of:=[.C145]*[.D$2]+(1-[.D$2])*[.D144]" office:value-type="float" office:value="0.00105121326591138" calcext:value-type="float">
            <text:p>0.00105121326591138</text:p>
          </table:table-cell>
          <table:table-cell table:style-name="ce5" table:formula="of:=ABS([.D145]/[.B145])" office:value-type="percentage" office:value="0.000555519205562924" calcext:value-type="percentage">
            <text:p>0.06%</text:p>
          </table:table-cell>
          <table:table-cell table:formula="of:=IF([.E145]&lt;[.F$2];1;0)" office:value-type="float" office:value="0" calcext:value-type="float">
            <text:p>0</text:p>
          </table:table-cell>
          <table:table-cell table:formula="of:=IF([.F145];[.G144]+[.F145];0)" office:value-type="float" office:value="0" calcext:value-type="float">
            <text:p>0</text:p>
          </table:table-cell>
          <table:table-cell table:formula="of:=IF([.G1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7]" office:value-type="float" office:value="357.502" calcext:value-type="float">
            <text:p>357.502</text:p>
          </table:table-cell>
          <table:table-cell table:formula="of:=[$'hp-log.calibrate.20250623-171745'.D147]/[$'hp-log.calibrate.20250623-171745'.E147]" office:value-type="float" office:value="1.89717223650386" calcext:value-type="float">
            <text:p>1.89717223650386</text:p>
          </table:table-cell>
          <table:table-cell table:formula="of:=[.B146]-[.B145]" office:value-type="float" office:value="0.00486454419616367" calcext:value-type="float">
            <text:p>0.00486454419616367</text:p>
          </table:table-cell>
          <table:table-cell table:formula="of:=[.C146]*[.D$2]+(1-[.D$2])*[.D145]" office:value-type="float" office:value="0.00143254635893661" calcext:value-type="float">
            <text:p>0.00143254635893661</text:p>
          </table:table-cell>
          <table:table-cell table:style-name="ce5" table:formula="of:=ABS([.D146]/[.B146])" office:value-type="percentage" office:value="0.000755095574019432" calcext:value-type="percentage">
            <text:p>0.08%</text:p>
          </table:table-cell>
          <table:table-cell table:formula="of:=IF([.E146]&lt;[.F$2];1;0)" office:value-type="float" office:value="0" calcext:value-type="float">
            <text:p>0</text:p>
          </table:table-cell>
          <table:table-cell table:formula="of:=IF([.F146];[.G145]+[.F146];0)" office:value-type="float" office:value="0" calcext:value-type="float">
            <text:p>0</text:p>
          </table:table-cell>
          <table:table-cell table:formula="of:=IF([.G1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8]" office:value-type="float" office:value="360.002" calcext:value-type="float">
            <text:p>360.002</text:p>
          </table:table-cell>
          <table:table-cell table:formula="of:=[$'hp-log.calibrate.20250623-171745'.D148]/[$'hp-log.calibrate.20250623-171745'.E148]" office:value-type="float" office:value="1.89487179487179" calcext:value-type="float">
            <text:p>1.89487179487179</text:p>
          </table:table-cell>
          <table:table-cell table:formula="of:=[.B147]-[.B146]" office:value-type="float" office:value="-0.00230044163206111" calcext:value-type="float">
            <text:p>-0.00230044163206111</text:p>
          </table:table-cell>
          <table:table-cell table:formula="of:=[.C147]*[.D$2]+(1-[.D$2])*[.D146]" office:value-type="float" office:value="0.00105924755983684" calcext:value-type="float">
            <text:p>0.00105924755983684</text:p>
          </table:table-cell>
          <table:table-cell table:style-name="ce5" table:formula="of:=ABS([.D147]/[.B147])" office:value-type="percentage" office:value="0.000559007507897654" calcext:value-type="percentage">
            <text:p>0.06%</text:p>
          </table:table-cell>
          <table:table-cell table:formula="of:=IF([.E147]&lt;[.F$2];1;0)" office:value-type="float" office:value="0" calcext:value-type="float">
            <text:p>0</text:p>
          </table:table-cell>
          <table:table-cell table:formula="of:=IF([.F147];[.G146]+[.F147];0)" office:value-type="float" office:value="0" calcext:value-type="float">
            <text:p>0</text:p>
          </table:table-cell>
          <table:table-cell table:formula="of:=IF([.G1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49]" office:value-type="float" office:value="362.502" calcext:value-type="float">
            <text:p>362.502</text:p>
          </table:table-cell>
          <table:table-cell table:formula="of:=[$'hp-log.calibrate.20250623-171745'.D149]/[$'hp-log.calibrate.20250623-171745'.E149]" office:value-type="float" office:value="1.89487179487179" calcext:value-type="float">
            <text:p>1.89487179487179</text:p>
          </table:table-cell>
          <table:table-cell table:formula="of:=[.B148]-[.B147]" office:value-type="float" office:value="0" calcext:value-type="float">
            <text:p>0</text:p>
          </table:table-cell>
          <table:table-cell table:formula="of:=[.C148]*[.D$2]+(1-[.D$2])*[.D147]" office:value-type="float" office:value="0.000953322803853153" calcext:value-type="float">
            <text:p>0.000953322803853153</text:p>
          </table:table-cell>
          <table:table-cell table:style-name="ce5" table:formula="of:=ABS([.D148]/[.B148])" office:value-type="percentage" office:value="0.000503106757107889" calcext:value-type="percentage">
            <text:p>0.05%</text:p>
          </table:table-cell>
          <table:table-cell table:formula="of:=IF([.E148]&lt;[.F$2];1;0)" office:value-type="float" office:value="0" calcext:value-type="float">
            <text:p>0</text:p>
          </table:table-cell>
          <table:table-cell table:formula="of:=IF([.F148];[.G147]+[.F148];0)" office:value-type="float" office:value="0" calcext:value-type="float">
            <text:p>0</text:p>
          </table:table-cell>
          <table:table-cell table:formula="of:=IF([.G1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0]" office:value-type="float" office:value="365.002" calcext:value-type="float">
            <text:p>365.002</text:p>
          </table:table-cell>
          <table:table-cell table:formula="of:=[$'hp-log.calibrate.20250623-171745'.D150]/[$'hp-log.calibrate.20250623-171745'.E150]" office:value-type="float" office:value="1.89974293059126" calcext:value-type="float">
            <text:p>1.89974293059126</text:p>
          </table:table-cell>
          <table:table-cell table:formula="of:=[.B149]-[.B148]" office:value-type="float" office:value="0.00487113571946463" calcext:value-type="float">
            <text:p>0.00487113571946463</text:p>
          </table:table-cell>
          <table:table-cell table:formula="of:=[.C149]*[.D$2]+(1-[.D$2])*[.D148]" office:value-type="float" office:value="0.0013451040954143" calcext:value-type="float">
            <text:p>0.0013451040954143</text:p>
          </table:table-cell>
          <table:table-cell table:style-name="ce5" table:formula="of:=ABS([.D149]/[.B149])" office:value-type="percentage" office:value="0.000708045322214023" calcext:value-type="percentage">
            <text:p>0.07%</text:p>
          </table:table-cell>
          <table:table-cell table:formula="of:=IF([.E149]&lt;[.F$2];1;0)" office:value-type="float" office:value="0" calcext:value-type="float">
            <text:p>0</text:p>
          </table:table-cell>
          <table:table-cell table:formula="of:=IF([.F149];[.G148]+[.F149];0)" office:value-type="float" office:value="0" calcext:value-type="float">
            <text:p>0</text:p>
          </table:table-cell>
          <table:table-cell table:formula="of:=IF([.G1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1]" office:value-type="float" office:value="367.501" calcext:value-type="float">
            <text:p>367.501</text:p>
          </table:table-cell>
          <table:table-cell table:formula="of:=[$'hp-log.calibrate.20250623-171745'.D151]/[$'hp-log.calibrate.20250623-171745'.E151]" office:value-type="float" office:value="1.9" calcext:value-type="float">
            <text:p>1.9</text:p>
          </table:table-cell>
          <table:table-cell table:formula="of:=[.B150]-[.B149]" office:value-type="float" office:value="0.000257069408740707" calcext:value-type="float">
            <text:p>0.000257069408740707</text:p>
          </table:table-cell>
          <table:table-cell table:formula="of:=[.C150]*[.D$2]+(1-[.D$2])*[.D149]" office:value-type="float" office:value="0.00123630062674694" calcext:value-type="float">
            <text:p>0.00123630062674694</text:p>
          </table:table-cell>
          <table:table-cell table:style-name="ce5" table:formula="of:=ABS([.D150]/[.B150])" office:value-type="percentage" office:value="0.000650684540393127" calcext:value-type="percentage">
            <text:p>0.07%</text:p>
          </table:table-cell>
          <table:table-cell table:formula="of:=IF([.E150]&lt;[.F$2];1;0)" office:value-type="float" office:value="0" calcext:value-type="float">
            <text:p>0</text:p>
          </table:table-cell>
          <table:table-cell table:formula="of:=IF([.F150];[.G149]+[.F150];0)" office:value-type="float" office:value="0" calcext:value-type="float">
            <text:p>0</text:p>
          </table:table-cell>
          <table:table-cell table:formula="of:=IF([.G1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2]" office:value-type="float" office:value="370.001" calcext:value-type="float">
            <text:p>370.001</text:p>
          </table:table-cell>
          <table:table-cell table:formula="of:=[$'hp-log.calibrate.20250623-171745'.D152]/[$'hp-log.calibrate.20250623-171745'.E152]" office:value-type="float" office:value="1.9" calcext:value-type="float">
            <text:p>1.9</text:p>
          </table:table-cell>
          <table:table-cell table:formula="of:=[.B151]-[.B150]" office:value-type="float" office:value="0" calcext:value-type="float">
            <text:p>0</text:p>
          </table:table-cell>
          <table:table-cell table:formula="of:=[.C151]*[.D$2]+(1-[.D$2])*[.D150]" office:value-type="float" office:value="0.00111267056407225" calcext:value-type="float">
            <text:p>0.00111267056407225</text:p>
          </table:table-cell>
          <table:table-cell table:style-name="ce5" table:formula="of:=ABS([.D151]/[.B151])" office:value-type="percentage" office:value="0.000585616086353814" calcext:value-type="percentage">
            <text:p>0.06%</text:p>
          </table:table-cell>
          <table:table-cell table:formula="of:=IF([.E151]&lt;[.F$2];1;0)" office:value-type="float" office:value="0" calcext:value-type="float">
            <text:p>0</text:p>
          </table:table-cell>
          <table:table-cell table:formula="of:=IF([.F151];[.G150]+[.F151];0)" office:value-type="float" office:value="0" calcext:value-type="float">
            <text:p>0</text:p>
          </table:table-cell>
          <table:table-cell table:formula="of:=IF([.G1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3]" office:value-type="float" office:value="372.502" calcext:value-type="float">
            <text:p>372.502</text:p>
          </table:table-cell>
          <table:table-cell table:formula="of:=[$'hp-log.calibrate.20250623-171745'.D153]/[$'hp-log.calibrate.20250623-171745'.E153]" office:value-type="float" office:value="1.90488431876607" calcext:value-type="float">
            <text:p>1.90488431876607</text:p>
          </table:table-cell>
          <table:table-cell table:formula="of:=[.B152]-[.B151]" office:value-type="float" office:value="0.00488431876606676" calcext:value-type="float">
            <text:p>0.00488431876606676</text:p>
          </table:table-cell>
          <table:table-cell table:formula="of:=[.C152]*[.D$2]+(1-[.D$2])*[.D151]" office:value-type="float" office:value="0.0014898353842717" calcext:value-type="float">
            <text:p>0.0014898353842717</text:p>
          </table:table-cell>
          <table:table-cell table:style-name="ce5" table:formula="of:=ABS([.D152]/[.B152])" office:value-type="percentage" office:value="0.000782113312390946" calcext:value-type="percentage">
            <text:p>0.08%</text:p>
          </table:table-cell>
          <table:table-cell table:formula="of:=IF([.E152]&lt;[.F$2];1;0)" office:value-type="float" office:value="0" calcext:value-type="float">
            <text:p>0</text:p>
          </table:table-cell>
          <table:table-cell table:formula="of:=IF([.F152];[.G151]+[.F152];0)" office:value-type="float" office:value="0" calcext:value-type="float">
            <text:p>0</text:p>
          </table:table-cell>
          <table:table-cell table:formula="of:=IF([.G1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4]" office:value-type="float" office:value="375.002" calcext:value-type="float">
            <text:p>375.002</text:p>
          </table:table-cell>
          <table:table-cell table:formula="of:=[$'hp-log.calibrate.20250623-171745'.D154]/[$'hp-log.calibrate.20250623-171745'.E154]" office:value-type="float" office:value="1.9025641025641" calcext:value-type="float">
            <text:p>1.9025641025641</text:p>
          </table:table-cell>
          <table:table-cell table:formula="of:=[.B153]-[.B152]" office:value-type="float" office:value="-0.00232021620196421" calcext:value-type="float">
            <text:p>-0.00232021620196421</text:p>
          </table:table-cell>
          <table:table-cell table:formula="of:=[.C153]*[.D$2]+(1-[.D$2])*[.D152]" office:value-type="float" office:value="0.00110883022564811" calcext:value-type="float">
            <text:p>0.00110883022564811</text:p>
          </table:table-cell>
          <table:table-cell table:style-name="ce5" table:formula="of:=ABS([.D153]/[.B153])" office:value-type="percentage" office:value="0.000582808339626364" calcext:value-type="percentage">
            <text:p>0.06%</text:p>
          </table:table-cell>
          <table:table-cell table:formula="of:=IF([.E153]&lt;[.F$2];1;0)" office:value-type="float" office:value="0" calcext:value-type="float">
            <text:p>0</text:p>
          </table:table-cell>
          <table:table-cell table:formula="of:=IF([.F153];[.G152]+[.F153];0)" office:value-type="float" office:value="0" calcext:value-type="float">
            <text:p>0</text:p>
          </table:table-cell>
          <table:table-cell table:formula="of:=IF([.G1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5]" office:value-type="float" office:value="377.502" calcext:value-type="float">
            <text:p>377.502</text:p>
          </table:table-cell>
          <table:table-cell table:formula="of:=[$'hp-log.calibrate.20250623-171745'.D155]/[$'hp-log.calibrate.20250623-171745'.E155]" office:value-type="float" office:value="1.90488431876607" calcext:value-type="float">
            <text:p>1.90488431876607</text:p>
          </table:table-cell>
          <table:table-cell table:formula="of:=[.B154]-[.B153]" office:value-type="float" office:value="0.00232021620196421" calcext:value-type="float">
            <text:p>0.00232021620196421</text:p>
          </table:table-cell>
          <table:table-cell table:formula="of:=[.C154]*[.D$2]+(1-[.D$2])*[.D153]" office:value-type="float" office:value="0.00122996882327972" calcext:value-type="float">
            <text:p>0.00122996882327972</text:p>
          </table:table-cell>
          <table:table-cell table:style-name="ce5" table:formula="of:=ABS([.D154]/[.B154])" office:value-type="percentage" office:value="0.00064569213529799" calcext:value-type="percentage">
            <text:p>0.06%</text:p>
          </table:table-cell>
          <table:table-cell table:formula="of:=IF([.E154]&lt;[.F$2];1;0)" office:value-type="float" office:value="0" calcext:value-type="float">
            <text:p>0</text:p>
          </table:table-cell>
          <table:table-cell table:formula="of:=IF([.F154];[.G153]+[.F154];0)" office:value-type="float" office:value="0" calcext:value-type="float">
            <text:p>0</text:p>
          </table:table-cell>
          <table:table-cell table:formula="of:=IF([.G1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6]" office:value-type="float" office:value="380.002" calcext:value-type="float">
            <text:p>380.002</text:p>
          </table:table-cell>
          <table:table-cell table:formula="of:=[$'hp-log.calibrate.20250623-171745'.D156]/[$'hp-log.calibrate.20250623-171745'.E156]" office:value-type="float" office:value="1.90745501285347" calcext:value-type="float">
            <text:p>1.90745501285347</text:p>
          </table:table-cell>
          <table:table-cell table:formula="of:=[.B155]-[.B154]" office:value-type="float" office:value="0.00257069408740351" calcext:value-type="float">
            <text:p>0.00257069408740351</text:p>
          </table:table-cell>
          <table:table-cell table:formula="of:=[.C155]*[.D$2]+(1-[.D$2])*[.D154]" office:value-type="float" office:value="0.0013640413496921" calcext:value-type="float">
            <text:p>0.0013640413496921</text:p>
          </table:table-cell>
          <table:table-cell table:style-name="ce5" table:formula="of:=ABS([.D155]/[.B155])" office:value-type="percentage" office:value="0.000715110626725372" calcext:value-type="percentage">
            <text:p>0.07%</text:p>
          </table:table-cell>
          <table:table-cell table:formula="of:=IF([.E155]&lt;[.F$2];1;0)" office:value-type="float" office:value="0" calcext:value-type="float">
            <text:p>0</text:p>
          </table:table-cell>
          <table:table-cell table:formula="of:=IF([.F155];[.G154]+[.F155];0)" office:value-type="float" office:value="0" calcext:value-type="float">
            <text:p>0</text:p>
          </table:table-cell>
          <table:table-cell table:formula="of:=IF([.G1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7]" office:value-type="float" office:value="382.502" calcext:value-type="float">
            <text:p>382.502</text:p>
          </table:table-cell>
          <table:table-cell table:formula="of:=[$'hp-log.calibrate.20250623-171745'.D157]/[$'hp-log.calibrate.20250623-171745'.E157]" office:value-type="float" office:value="1.90745501285347" calcext:value-type="float">
            <text:p>1.90745501285347</text:p>
          </table:table-cell>
          <table:table-cell table:formula="of:=[.B156]-[.B155]" office:value-type="float" office:value="0" calcext:value-type="float">
            <text:p>0</text:p>
          </table:table-cell>
          <table:table-cell table:formula="of:=[.C156]*[.D$2]+(1-[.D$2])*[.D155]" office:value-type="float" office:value="0.00122763721472289" calcext:value-type="float">
            <text:p>0.00122763721472289</text:p>
          </table:table-cell>
          <table:table-cell table:style-name="ce5" table:formula="of:=ABS([.D156]/[.B156])" office:value-type="percentage" office:value="0.000643599564052835" calcext:value-type="percentage">
            <text:p>0.06%</text:p>
          </table:table-cell>
          <table:table-cell table:formula="of:=IF([.E156]&lt;[.F$2];1;0)" office:value-type="float" office:value="0" calcext:value-type="float">
            <text:p>0</text:p>
          </table:table-cell>
          <table:table-cell table:formula="of:=IF([.F156];[.G155]+[.F156];0)" office:value-type="float" office:value="0" calcext:value-type="float">
            <text:p>0</text:p>
          </table:table-cell>
          <table:table-cell table:formula="of:=IF([.G1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8]" office:value-type="float" office:value="385.002" calcext:value-type="float">
            <text:p>385.002</text:p>
          </table:table-cell>
          <table:table-cell table:formula="of:=[$'hp-log.calibrate.20250623-171745'.D158]/[$'hp-log.calibrate.20250623-171745'.E158]" office:value-type="float" office:value="1.90745501285347" calcext:value-type="float">
            <text:p>1.90745501285347</text:p>
          </table:table-cell>
          <table:table-cell table:formula="of:=[.B157]-[.B156]" office:value-type="float" office:value="0" calcext:value-type="float">
            <text:p>0</text:p>
          </table:table-cell>
          <table:table-cell table:formula="of:=[.C157]*[.D$2]+(1-[.D$2])*[.D156]" office:value-type="float" office:value="0.0011048734932506" calcext:value-type="float">
            <text:p>0.0011048734932506</text:p>
          </table:table-cell>
          <table:table-cell table:style-name="ce5" table:formula="of:=ABS([.D157]/[.B157])" office:value-type="percentage" office:value="0.000579239607647552" calcext:value-type="percentage">
            <text:p>0.06%</text:p>
          </table:table-cell>
          <table:table-cell table:formula="of:=IF([.E157]&lt;[.F$2];1;0)" office:value-type="float" office:value="0" calcext:value-type="float">
            <text:p>0</text:p>
          </table:table-cell>
          <table:table-cell table:formula="of:=IF([.F157];[.G156]+[.F157];0)" office:value-type="float" office:value="0" calcext:value-type="float">
            <text:p>0</text:p>
          </table:table-cell>
          <table:table-cell table:formula="of:=IF([.G15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59]" office:value-type="float" office:value="387.502" calcext:value-type="float">
            <text:p>387.502</text:p>
          </table:table-cell>
          <table:table-cell table:formula="of:=[$'hp-log.calibrate.20250623-171745'.D159]/[$'hp-log.calibrate.20250623-171745'.E159]" office:value-type="float" office:value="1.90745501285347" calcext:value-type="float">
            <text:p>1.90745501285347</text:p>
          </table:table-cell>
          <table:table-cell table:formula="of:=[.B158]-[.B157]" office:value-type="float" office:value="0" calcext:value-type="float">
            <text:p>0</text:p>
          </table:table-cell>
          <table:table-cell table:formula="of:=[.C158]*[.D$2]+(1-[.D$2])*[.D157]" office:value-type="float" office:value="0.00099438614392554" calcext:value-type="float">
            <text:p>0.00099438614392554</text:p>
          </table:table-cell>
          <table:table-cell table:style-name="ce5" table:formula="of:=ABS([.D158]/[.B158])" office:value-type="percentage" office:value="0.000521315646882796" calcext:value-type="percentage">
            <text:p>0.05%</text:p>
          </table:table-cell>
          <table:table-cell table:formula="of:=IF([.E158]&lt;[.F$2];1;0)" office:value-type="float" office:value="0" calcext:value-type="float">
            <text:p>0</text:p>
          </table:table-cell>
          <table:table-cell table:formula="of:=IF([.F158];[.G157]+[.F158];0)" office:value-type="float" office:value="0" calcext:value-type="float">
            <text:p>0</text:p>
          </table:table-cell>
          <table:table-cell table:formula="of:=IF([.G15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0]" office:value-type="float" office:value="390.002" calcext:value-type="float">
            <text:p>390.002</text:p>
          </table:table-cell>
          <table:table-cell table:formula="of:=[$'hp-log.calibrate.20250623-171745'.D160]/[$'hp-log.calibrate.20250623-171745'.E160]" office:value-type="float" office:value="1.91237113402062" calcext:value-type="float">
            <text:p>1.91237113402062</text:p>
          </table:table-cell>
          <table:table-cell table:formula="of:=[.B159]-[.B158]" office:value-type="float" office:value="0.00491612116714824" calcext:value-type="float">
            <text:p>0.00491612116714824</text:p>
          </table:table-cell>
          <table:table-cell table:formula="of:=[.C159]*[.D$2]+(1-[.D$2])*[.D158]" office:value-type="float" office:value="0.00138655964624781" calcext:value-type="float">
            <text:p>0.00138655964624781</text:p>
          </table:table-cell>
          <table:table-cell table:style-name="ce5" table:formula="of:=ABS([.D159]/[.B159])" office:value-type="percentage" office:value="0.000725047362188881" calcext:value-type="percentage">
            <text:p>0.07%</text:p>
          </table:table-cell>
          <table:table-cell table:formula="of:=IF([.E159]&lt;[.F$2];1;0)" office:value-type="float" office:value="0" calcext:value-type="float">
            <text:p>0</text:p>
          </table:table-cell>
          <table:table-cell table:formula="of:=IF([.F159];[.G158]+[.F159];0)" office:value-type="float" office:value="0" calcext:value-type="float">
            <text:p>0</text:p>
          </table:table-cell>
          <table:table-cell table:formula="of:=IF([.G15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1]" office:value-type="float" office:value="392.502" calcext:value-type="float">
            <text:p>392.502</text:p>
          </table:table-cell>
          <table:table-cell table:formula="of:=[$'hp-log.calibrate.20250623-171745'.D161]/[$'hp-log.calibrate.20250623-171745'.E161]" office:value-type="float" office:value="1.91237113402062" calcext:value-type="float">
            <text:p>1.91237113402062</text:p>
          </table:table-cell>
          <table:table-cell table:formula="of:=[.B160]-[.B159]" office:value-type="float" office:value="0" calcext:value-type="float">
            <text:p>0</text:p>
          </table:table-cell>
          <table:table-cell table:formula="of:=[.C160]*[.D$2]+(1-[.D$2])*[.D159]" office:value-type="float" office:value="0.00124790368162303" calcext:value-type="float">
            <text:p>0.00124790368162303</text:p>
          </table:table-cell>
          <table:table-cell table:style-name="ce5" table:formula="of:=ABS([.D160]/[.B160])" office:value-type="percentage" office:value="0.000652542625969993" calcext:value-type="percentage">
            <text:p>0.07%</text:p>
          </table:table-cell>
          <table:table-cell table:formula="of:=IF([.E160]&lt;[.F$2];1;0)" office:value-type="float" office:value="0" calcext:value-type="float">
            <text:p>0</text:p>
          </table:table-cell>
          <table:table-cell table:formula="of:=IF([.F160];[.G159]+[.F160];0)" office:value-type="float" office:value="0" calcext:value-type="float">
            <text:p>0</text:p>
          </table:table-cell>
          <table:table-cell table:formula="of:=IF([.G16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2]" office:value-type="float" office:value="395.002" calcext:value-type="float">
            <text:p>395.002</text:p>
          </table:table-cell>
          <table:table-cell table:formula="of:=[$'hp-log.calibrate.20250623-171745'.D162]/[$'hp-log.calibrate.20250623-171745'.E162]" office:value-type="float" office:value="1.91237113402062" calcext:value-type="float">
            <text:p>1.91237113402062</text:p>
          </table:table-cell>
          <table:table-cell table:formula="of:=[.B161]-[.B160]" office:value-type="float" office:value="0" calcext:value-type="float">
            <text:p>0</text:p>
          </table:table-cell>
          <table:table-cell table:formula="of:=[.C161]*[.D$2]+(1-[.D$2])*[.D160]" office:value-type="float" office:value="0.00112311331346073" calcext:value-type="float">
            <text:p>0.00112311331346073</text:p>
          </table:table-cell>
          <table:table-cell table:style-name="ce5" table:formula="of:=ABS([.D161]/[.B161])" office:value-type="percentage" office:value="0.000587288363372994" calcext:value-type="percentage">
            <text:p>0.06%</text:p>
          </table:table-cell>
          <table:table-cell table:formula="of:=IF([.E161]&lt;[.F$2];1;0)" office:value-type="float" office:value="0" calcext:value-type="float">
            <text:p>0</text:p>
          </table:table-cell>
          <table:table-cell table:formula="of:=IF([.F161];[.G160]+[.F161];0)" office:value-type="float" office:value="0" calcext:value-type="float">
            <text:p>0</text:p>
          </table:table-cell>
          <table:table-cell table:formula="of:=IF([.G16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3]" office:value-type="float" office:value="397.501" calcext:value-type="float">
            <text:p>397.501</text:p>
          </table:table-cell>
          <table:table-cell table:formula="of:=[$'hp-log.calibrate.20250623-171745'.D163]/[$'hp-log.calibrate.20250623-171745'.E163]" office:value-type="float" office:value="1.91237113402062" calcext:value-type="float">
            <text:p>1.91237113402062</text:p>
          </table:table-cell>
          <table:table-cell table:formula="of:=[.B162]-[.B161]" office:value-type="float" office:value="0" calcext:value-type="float">
            <text:p>0</text:p>
          </table:table-cell>
          <table:table-cell table:formula="of:=[.C162]*[.D$2]+(1-[.D$2])*[.D161]" office:value-type="float" office:value="0.00101080198211465" calcext:value-type="float">
            <text:p>0.00101080198211465</text:p>
          </table:table-cell>
          <table:table-cell table:style-name="ce5" table:formula="of:=ABS([.D162]/[.B162])" office:value-type="percentage" office:value="0.000528559527035695" calcext:value-type="percentage">
            <text:p>0.05%</text:p>
          </table:table-cell>
          <table:table-cell table:formula="of:=IF([.E162]&lt;[.F$2];1;0)" office:value-type="float" office:value="0" calcext:value-type="float">
            <text:p>0</text:p>
          </table:table-cell>
          <table:table-cell table:formula="of:=IF([.F162];[.G161]+[.F162];0)" office:value-type="float" office:value="0" calcext:value-type="float">
            <text:p>0</text:p>
          </table:table-cell>
          <table:table-cell table:formula="of:=IF([.G16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4]" office:value-type="float" office:value="400.001" calcext:value-type="float">
            <text:p>400.001</text:p>
          </table:table-cell>
          <table:table-cell table:formula="of:=[$'hp-log.calibrate.20250623-171745'.D164]/[$'hp-log.calibrate.20250623-171745'.E164]" office:value-type="float" office:value="1.91237113402062" calcext:value-type="float">
            <text:p>1.91237113402062</text:p>
          </table:table-cell>
          <table:table-cell table:formula="of:=[.B163]-[.B162]" office:value-type="float" office:value="0" calcext:value-type="float">
            <text:p>0</text:p>
          </table:table-cell>
          <table:table-cell table:formula="of:=[.C163]*[.D$2]+(1-[.D$2])*[.D162]" office:value-type="float" office:value="0.000909721783903188" calcext:value-type="float">
            <text:p>0.000909721783903188</text:p>
          </table:table-cell>
          <table:table-cell table:style-name="ce5" table:formula="of:=ABS([.D163]/[.B163])" office:value-type="percentage" office:value="0.000475703574332125" calcext:value-type="percentage">
            <text:p>0.05%</text:p>
          </table:table-cell>
          <table:table-cell table:formula="of:=IF([.E163]&lt;[.F$2];1;0)" office:value-type="float" office:value="0" calcext:value-type="float">
            <text:p>0</text:p>
          </table:table-cell>
          <table:table-cell table:formula="of:=IF([.F163];[.G162]+[.F163];0)" office:value-type="float" office:value="0" calcext:value-type="float">
            <text:p>0</text:p>
          </table:table-cell>
          <table:table-cell table:formula="of:=IF([.G16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5]" office:value-type="float" office:value="402.502" calcext:value-type="float">
            <text:p>402.502</text:p>
          </table:table-cell>
          <table:table-cell table:formula="of:=[$'hp-log.calibrate.20250623-171745'.D165]/[$'hp-log.calibrate.20250623-171745'.E165]" office:value-type="float" office:value="1.91731266149871" calcext:value-type="float">
            <text:p>1.91731266149871</text:p>
          </table:table-cell>
          <table:table-cell table:formula="of:=[.B164]-[.B163]" office:value-type="float" office:value="0.00494152747808929" calcext:value-type="float">
            <text:p>0.00494152747808929</text:p>
          </table:table-cell>
          <table:table-cell table:formula="of:=[.C164]*[.D$2]+(1-[.D$2])*[.D163]" office:value-type="float" office:value="0.0013129023533218" calcext:value-type="float">
            <text:p>0.0013129023533218</text:p>
          </table:table-cell>
          <table:table-cell table:style-name="ce5" table:formula="of:=ABS([.D164]/[.B164])" office:value-type="percentage" office:value="0.000684761739535763" calcext:value-type="percentage">
            <text:p>0.07%</text:p>
          </table:table-cell>
          <table:table-cell table:formula="of:=IF([.E164]&lt;[.F$2];1;0)" office:value-type="float" office:value="0" calcext:value-type="float">
            <text:p>0</text:p>
          </table:table-cell>
          <table:table-cell table:formula="of:=IF([.F164];[.G163]+[.F164];0)" office:value-type="float" office:value="0" calcext:value-type="float">
            <text:p>0</text:p>
          </table:table-cell>
          <table:table-cell table:formula="of:=IF([.G16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6]" office:value-type="float" office:value="405.002" calcext:value-type="float">
            <text:p>405.002</text:p>
          </table:table-cell>
          <table:table-cell table:formula="of:=[$'hp-log.calibrate.20250623-171745'.D166]/[$'hp-log.calibrate.20250623-171745'.E166]" office:value-type="float" office:value="1.91752577319588" calcext:value-type="float">
            <text:p>1.91752577319588</text:p>
          </table:table-cell>
          <table:table-cell table:formula="of:=[.B165]-[.B164]" office:value-type="float" office:value="0.000213111697168422" calcext:value-type="float">
            <text:p>0.000213111697168422</text:p>
          </table:table-cell>
          <table:table-cell table:formula="of:=[.C165]*[.D$2]+(1-[.D$2])*[.D164]" office:value-type="float" office:value="0.00120292328770646" calcext:value-type="float">
            <text:p>0.00120292328770646</text:p>
          </table:table-cell>
          <table:table-cell table:style-name="ce5" table:formula="of:=ABS([.D165]/[.B165])" office:value-type="percentage" office:value="0.000627330961868423" calcext:value-type="percentage">
            <text:p>0.06%</text:p>
          </table:table-cell>
          <table:table-cell table:formula="of:=IF([.E165]&lt;[.F$2];1;0)" office:value-type="float" office:value="0" calcext:value-type="float">
            <text:p>0</text:p>
          </table:table-cell>
          <table:table-cell table:formula="of:=IF([.F165];[.G164]+[.F165];0)" office:value-type="float" office:value="0" calcext:value-type="float">
            <text:p>0</text:p>
          </table:table-cell>
          <table:table-cell table:formula="of:=IF([.G16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7]" office:value-type="float" office:value="407.501" calcext:value-type="float">
            <text:p>407.501</text:p>
          </table:table-cell>
          <table:table-cell table:formula="of:=[$'hp-log.calibrate.20250623-171745'.D167]/[$'hp-log.calibrate.20250623-171745'.E167]" office:value-type="float" office:value="1.91494845360825" calcext:value-type="float">
            <text:p>1.91494845360825</text:p>
          </table:table-cell>
          <table:table-cell table:formula="of:=[.B166]-[.B165]" office:value-type="float" office:value="-0.00257731958762886" calcext:value-type="float">
            <text:p>-0.00257731958762886</text:p>
          </table:table-cell>
          <table:table-cell table:formula="of:=[.C166]*[.D$2]+(1-[.D$2])*[.D165]" office:value-type="float" office:value="0.000824899000172929" calcext:value-type="float">
            <text:p>0.000824899000172929</text:p>
          </table:table-cell>
          <table:table-cell table:style-name="ce5" table:formula="of:=ABS([.D166]/[.B166])" office:value-type="percentage" office:value="0.000430768253118568" calcext:value-type="percentage">
            <text:p>0.04%</text:p>
          </table:table-cell>
          <table:table-cell table:formula="of:=IF([.E166]&lt;[.F$2];1;0)" office:value-type="float" office:value="0" calcext:value-type="float">
            <text:p>0</text:p>
          </table:table-cell>
          <table:table-cell table:formula="of:=IF([.F166];[.G165]+[.F166];0)" office:value-type="float" office:value="0" calcext:value-type="float">
            <text:p>0</text:p>
          </table:table-cell>
          <table:table-cell table:formula="of:=IF([.G16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8]" office:value-type="float" office:value="410.001" calcext:value-type="float">
            <text:p>410.001</text:p>
          </table:table-cell>
          <table:table-cell table:formula="of:=[$'hp-log.calibrate.20250623-171745'.D168]/[$'hp-log.calibrate.20250623-171745'.E168]" office:value-type="float" office:value="1.91989664082687" calcext:value-type="float">
            <text:p>1.91989664082687</text:p>
          </table:table-cell>
          <table:table-cell table:formula="of:=[.B167]-[.B166]" office:value-type="float" office:value="0.00494818721862567" calcext:value-type="float">
            <text:p>0.00494818721862567</text:p>
          </table:table-cell>
          <table:table-cell table:formula="of:=[.C167]*[.D$2]+(1-[.D$2])*[.D166]" office:value-type="float" office:value="0.0012372278220182" calcext:value-type="float">
            <text:p>0.0012372278220182</text:p>
          </table:table-cell>
          <table:table-cell table:style-name="ce5" table:formula="of:=ABS([.D167]/[.B167])" office:value-type="percentage" office:value="0.000644424181858741" calcext:value-type="percentage">
            <text:p>0.06%</text:p>
          </table:table-cell>
          <table:table-cell table:formula="of:=IF([.E167]&lt;[.F$2];1;0)" office:value-type="float" office:value="0" calcext:value-type="float">
            <text:p>0</text:p>
          </table:table-cell>
          <table:table-cell table:formula="of:=IF([.F167];[.G166]+[.F167];0)" office:value-type="float" office:value="0" calcext:value-type="float">
            <text:p>0</text:p>
          </table:table-cell>
          <table:table-cell table:formula="of:=IF([.G16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69]" office:value-type="float" office:value="412.502" calcext:value-type="float">
            <text:p>412.502</text:p>
          </table:table-cell>
          <table:table-cell table:formula="of:=[$'hp-log.calibrate.20250623-171745'.D169]/[$'hp-log.calibrate.20250623-171745'.E169]" office:value-type="float" office:value="1.91752577319588" calcext:value-type="float">
            <text:p>1.91752577319588</text:p>
          </table:table-cell>
          <table:table-cell table:formula="of:=[.B168]-[.B167]" office:value-type="float" office:value="-0.00237086763099681" calcext:value-type="float">
            <text:p>-0.00237086763099681</text:p>
          </table:table-cell>
          <table:table-cell table:formula="of:=[.C168]*[.D$2]+(1-[.D$2])*[.D167]" office:value-type="float" office:value="0.000876418276716702" calcext:value-type="float">
            <text:p>0.000876418276716702</text:p>
          </table:table-cell>
          <table:table-cell table:style-name="ce5" table:formula="of:=ABS([.D168]/[.B168])" office:value-type="percentage" office:value="0.000457056843233979" calcext:value-type="percentage">
            <text:p>0.05%</text:p>
          </table:table-cell>
          <table:table-cell table:formula="of:=IF([.E168]&lt;[.F$2];1;0)" office:value-type="float" office:value="0" calcext:value-type="float">
            <text:p>0</text:p>
          </table:table-cell>
          <table:table-cell table:formula="of:=IF([.F168];[.G167]+[.F168];0)" office:value-type="float" office:value="0" calcext:value-type="float">
            <text:p>0</text:p>
          </table:table-cell>
          <table:table-cell table:formula="of:=IF([.G16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0]" office:value-type="float" office:value="415.001" calcext:value-type="float">
            <text:p>415.001</text:p>
          </table:table-cell>
          <table:table-cell table:formula="of:=[$'hp-log.calibrate.20250623-171745'.D170]/[$'hp-log.calibrate.20250623-171745'.E170]" office:value-type="float" office:value="1.91989664082687" calcext:value-type="float">
            <text:p>1.91989664082687</text:p>
          </table:table-cell>
          <table:table-cell table:formula="of:=[.B169]-[.B168]" office:value-type="float" office:value="0.00237086763099681" calcext:value-type="float">
            <text:p>0.00237086763099681</text:p>
          </table:table-cell>
          <table:table-cell table:formula="of:=[.C169]*[.D$2]+(1-[.D$2])*[.D168]" office:value-type="float" office:value="0.00102586321214471" calcext:value-type="float">
            <text:p>0.00102586321214471</text:p>
          </table:table-cell>
          <table:table-cell table:style-name="ce5" table:formula="of:=ABS([.D169]/[.B169])" office:value-type="percentage" office:value="0.000534332520995967" calcext:value-type="percentage">
            <text:p>0.05%</text:p>
          </table:table-cell>
          <table:table-cell table:formula="of:=IF([.E169]&lt;[.F$2];1;0)" office:value-type="float" office:value="0" calcext:value-type="float">
            <text:p>0</text:p>
          </table:table-cell>
          <table:table-cell table:formula="of:=IF([.F169];[.G168]+[.F169];0)" office:value-type="float" office:value="0" calcext:value-type="float">
            <text:p>0</text:p>
          </table:table-cell>
          <table:table-cell table:formula="of:=IF([.G16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1]" office:value-type="float" office:value="417.501" calcext:value-type="float">
            <text:p>417.501</text:p>
          </table:table-cell>
          <table:table-cell table:formula="of:=[$'hp-log.calibrate.20250623-171745'.D171]/[$'hp-log.calibrate.20250623-171745'.E171]" office:value-type="float" office:value="1.92010309278351" calcext:value-type="float">
            <text:p>1.92010309278351</text:p>
          </table:table-cell>
          <table:table-cell table:formula="of:=[.B170]-[.B169]" office:value-type="float" office:value="0.000206451956632048" calcext:value-type="float">
            <text:p>0.000206451956632048</text:p>
          </table:table-cell>
          <table:table-cell table:formula="of:=[.C170]*[.D$2]+(1-[.D$2])*[.D169]" office:value-type="float" office:value="0.000943922086593446" calcext:value-type="float">
            <text:p>0.000943922086593446</text:p>
          </table:table-cell>
          <table:table-cell table:style-name="ce5" table:formula="of:=ABS([.D170]/[.B170])" office:value-type="percentage" office:value="0.000491599690735915" calcext:value-type="percentage">
            <text:p>0.05%</text:p>
          </table:table-cell>
          <table:table-cell table:formula="of:=IF([.E170]&lt;[.F$2];1;0)" office:value-type="float" office:value="0" calcext:value-type="float">
            <text:p>0</text:p>
          </table:table-cell>
          <table:table-cell table:formula="of:=IF([.F170];[.G169]+[.F170];0)" office:value-type="float" office:value="0" calcext:value-type="float">
            <text:p>0</text:p>
          </table:table-cell>
          <table:table-cell table:formula="of:=IF([.G17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2]" office:value-type="float" office:value="420.002" calcext:value-type="float">
            <text:p>420.002</text:p>
          </table:table-cell>
          <table:table-cell table:formula="of:=[$'hp-log.calibrate.20250623-171745'.D172]/[$'hp-log.calibrate.20250623-171745'.E172]" office:value-type="float" office:value="1.9250645994832" calcext:value-type="float">
            <text:p>1.9250645994832</text:p>
          </table:table-cell>
          <table:table-cell table:formula="of:=[.B171]-[.B170]" office:value-type="float" office:value="0.00496150669969886" calcext:value-type="float">
            <text:p>0.00496150669969886</text:p>
          </table:table-cell>
          <table:table-cell table:formula="of:=[.C171]*[.D$2]+(1-[.D$2])*[.D170]" office:value-type="float" office:value="0.00134568054790399" calcext:value-type="float">
            <text:p>0.00134568054790399</text:p>
          </table:table-cell>
          <table:table-cell table:style-name="ce5" table:formula="of:=ABS([.D171]/[.B171])" office:value-type="percentage" office:value="0.000699031371864219" calcext:value-type="percentage">
            <text:p>0.07%</text:p>
          </table:table-cell>
          <table:table-cell table:formula="of:=IF([.E171]&lt;[.F$2];1;0)" office:value-type="float" office:value="0" calcext:value-type="float">
            <text:p>0</text:p>
          </table:table-cell>
          <table:table-cell table:formula="of:=IF([.F171];[.G170]+[.F171];0)" office:value-type="float" office:value="0" calcext:value-type="float">
            <text:p>0</text:p>
          </table:table-cell>
          <table:table-cell table:formula="of:=IF([.G1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3]" office:value-type="float" office:value="422.501" calcext:value-type="float">
            <text:p>422.501</text:p>
          </table:table-cell>
          <table:table-cell table:formula="of:=[$'hp-log.calibrate.20250623-171745'.D173]/[$'hp-log.calibrate.20250623-171745'.E173]" office:value-type="float" office:value="1.92268041237113" calcext:value-type="float">
            <text:p>1.92268041237113</text:p>
          </table:table-cell>
          <table:table-cell table:formula="of:=[.B172]-[.B171]" office:value-type="float" office:value="-0.00238418711207" calcext:value-type="float">
            <text:p>-0.00238418711207</text:p>
          </table:table-cell>
          <table:table-cell table:formula="of:=[.C172]*[.D$2]+(1-[.D$2])*[.D171]" office:value-type="float" office:value="0.000972693781906588" calcext:value-type="float">
            <text:p>0.000972693781906588</text:p>
          </table:table-cell>
          <table:table-cell table:style-name="ce5" table:formula="of:=ABS([.D172]/[.B172])" office:value-type="percentage" office:value="0.000505905076916563" calcext:value-type="percentage">
            <text:p>0.05%</text:p>
          </table:table-cell>
          <table:table-cell table:formula="of:=IF([.E172]&lt;[.F$2];1;0)" office:value-type="float" office:value="0" calcext:value-type="float">
            <text:p>0</text:p>
          </table:table-cell>
          <table:table-cell table:formula="of:=IF([.F172];[.G171]+[.F172];0)" office:value-type="float" office:value="0" calcext:value-type="float">
            <text:p>0</text:p>
          </table:table-cell>
          <table:table-cell table:formula="of:=IF([.G1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4]" office:value-type="float" office:value="425.002" calcext:value-type="float">
            <text:p>425.002</text:p>
          </table:table-cell>
          <table:table-cell table:formula="of:=[$'hp-log.calibrate.20250623-171745'.D174]/[$'hp-log.calibrate.20250623-171745'.E174]" office:value-type="float" office:value="1.9250645994832" calcext:value-type="float">
            <text:p>1.9250645994832</text:p>
          </table:table-cell>
          <table:table-cell table:formula="of:=[.B173]-[.B172]" office:value-type="float" office:value="0.00238418711207" calcext:value-type="float">
            <text:p>0.00238418711207</text:p>
          </table:table-cell>
          <table:table-cell table:formula="of:=[.C173]*[.D$2]+(1-[.D$2])*[.D172]" office:value-type="float" office:value="0.00111384311492293" calcext:value-type="float">
            <text:p>0.00111384311492293</text:p>
          </table:table-cell>
          <table:table-cell table:style-name="ce5" table:formula="of:=ABS([.D173]/[.B173])" office:value-type="percentage" office:value="0.000578600383188153" calcext:value-type="percentage">
            <text:p>0.06%</text:p>
          </table:table-cell>
          <table:table-cell table:formula="of:=IF([.E173]&lt;[.F$2];1;0)" office:value-type="float" office:value="0" calcext:value-type="float">
            <text:p>0</text:p>
          </table:table-cell>
          <table:table-cell table:formula="of:=IF([.F173];[.G172]+[.F173];0)" office:value-type="float" office:value="0" calcext:value-type="float">
            <text:p>0</text:p>
          </table:table-cell>
          <table:table-cell table:formula="of:=IF([.G1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5]" office:value-type="float" office:value="427.502" calcext:value-type="float">
            <text:p>427.502</text:p>
          </table:table-cell>
          <table:table-cell table:formula="of:=[$'hp-log.calibrate.20250623-171745'.D175]/[$'hp-log.calibrate.20250623-171745'.E175]" office:value-type="float" office:value="1.92268041237113" calcext:value-type="float">
            <text:p>1.92268041237113</text:p>
          </table:table-cell>
          <table:table-cell table:formula="of:=[.B174]-[.B173]" office:value-type="float" office:value="-0.00238418711207" calcext:value-type="float">
            <text:p>-0.00238418711207</text:p>
          </table:table-cell>
          <table:table-cell table:formula="of:=[.C174]*[.D$2]+(1-[.D$2])*[.D173]" office:value-type="float" office:value="0.000764040092223637" calcext:value-type="float">
            <text:p>0.000764040092223637</text:p>
          </table:table-cell>
          <table:table-cell table:style-name="ce5" table:formula="of:=ABS([.D174]/[.B174])" office:value-type="percentage" office:value="0.000397382782550631" calcext:value-type="percentage">
            <text:p>0.04%</text:p>
          </table:table-cell>
          <table:table-cell table:formula="of:=IF([.E174]&lt;[.F$2];1;0)" office:value-type="float" office:value="0" calcext:value-type="float">
            <text:p>0</text:p>
          </table:table-cell>
          <table:table-cell table:formula="of:=IF([.F174];[.G173]+[.F174];0)" office:value-type="float" office:value="0" calcext:value-type="float">
            <text:p>0</text:p>
          </table:table-cell>
          <table:table-cell table:formula="of:=IF([.G1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6]" office:value-type="float" office:value="430.002" calcext:value-type="float">
            <text:p>430.002</text:p>
          </table:table-cell>
          <table:table-cell table:formula="of:=[$'hp-log.calibrate.20250623-171745'.D176]/[$'hp-log.calibrate.20250623-171745'.E176]" office:value-type="float" office:value="1.92248062015504" calcext:value-type="float">
            <text:p>1.92248062015504</text:p>
          </table:table-cell>
          <table:table-cell table:formula="of:=[.B175]-[.B174]" office:value-type="float" office:value="-0.000199792216095229" calcext:value-type="float">
            <text:p>-0.000199792216095229</text:p>
          </table:table-cell>
          <table:table-cell table:formula="of:=[.C175]*[.D$2]+(1-[.D$2])*[.D174]" office:value-type="float" office:value="0.00066765686139175" calcext:value-type="float">
            <text:p>0.00066765686139175</text:p>
          </table:table-cell>
          <table:table-cell table:style-name="ce5" table:formula="of:=ABS([.D175]/[.B175])" office:value-type="percentage" office:value="0.000347289254514257" calcext:value-type="percentage">
            <text:p>0.03%</text:p>
          </table:table-cell>
          <table:table-cell table:formula="of:=IF([.E175]&lt;[.F$2];1;0)" office:value-type="float" office:value="0" calcext:value-type="float">
            <text:p>0</text:p>
          </table:table-cell>
          <table:table-cell table:formula="of:=IF([.F175];[.G174]+[.F175];0)" office:value-type="float" office:value="0" calcext:value-type="float">
            <text:p>0</text:p>
          </table:table-cell>
          <table:table-cell table:formula="of:=IF([.G1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7]" office:value-type="float" office:value="432.501" calcext:value-type="float">
            <text:p>432.501</text:p>
          </table:table-cell>
          <table:table-cell table:formula="of:=[$'hp-log.calibrate.20250623-171745'.D177]/[$'hp-log.calibrate.20250623-171745'.E177]" office:value-type="float" office:value="1.9250645994832" calcext:value-type="float">
            <text:p>1.9250645994832</text:p>
          </table:table-cell>
          <table:table-cell table:formula="of:=[.B176]-[.B175]" office:value-type="float" office:value="0.00258397932816523" calcext:value-type="float">
            <text:p>0.00258397932816523</text:p>
          </table:table-cell>
          <table:table-cell table:formula="of:=[.C176]*[.D$2]+(1-[.D$2])*[.D175]" office:value-type="float" office:value="0.000859289108069098" calcext:value-type="float">
            <text:p>0.000859289108069098</text:p>
          </table:table-cell>
          <table:table-cell table:style-name="ce5" table:formula="of:=ABS([.D176]/[.B176])" office:value-type="percentage" office:value="0.000446368972916431" calcext:value-type="percentage">
            <text:p>0.04%</text:p>
          </table:table-cell>
          <table:table-cell table:formula="of:=IF([.E176]&lt;[.F$2];1;0)" office:value-type="float" office:value="0" calcext:value-type="float">
            <text:p>0</text:p>
          </table:table-cell>
          <table:table-cell table:formula="of:=IF([.F176];[.G175]+[.F176];0)" office:value-type="float" office:value="0" calcext:value-type="float">
            <text:p>0</text:p>
          </table:table-cell>
          <table:table-cell table:formula="of:=IF([.G1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8]" office:value-type="float" office:value="435.001" calcext:value-type="float">
            <text:p>435.001</text:p>
          </table:table-cell>
          <table:table-cell table:formula="of:=[$'hp-log.calibrate.20250623-171745'.D178]/[$'hp-log.calibrate.20250623-171745'.E178]" office:value-type="float" office:value="1.92764857881137" calcext:value-type="float">
            <text:p>1.92764857881137</text:p>
          </table:table-cell>
          <table:table-cell table:formula="of:=[.B177]-[.B176]" office:value-type="float" office:value="0.00258397932816545" calcext:value-type="float">
            <text:p>0.00258397932816545</text:p>
          </table:table-cell>
          <table:table-cell table:formula="of:=[.C177]*[.D$2]+(1-[.D$2])*[.D176]" office:value-type="float" office:value="0.00103175813007873" calcext:value-type="float">
            <text:p>0.00103175813007873</text:p>
          </table:table-cell>
          <table:table-cell table:style-name="ce5" table:formula="of:=ABS([.D177]/[.B177])" office:value-type="percentage" office:value="0.000535241818150764" calcext:value-type="percentage">
            <text:p>0.05%</text:p>
          </table:table-cell>
          <table:table-cell table:formula="of:=IF([.E177]&lt;[.F$2];1;0)" office:value-type="float" office:value="0" calcext:value-type="float">
            <text:p>0</text:p>
          </table:table-cell>
          <table:table-cell table:formula="of:=IF([.F177];[.G176]+[.F177];0)" office:value-type="float" office:value="0" calcext:value-type="float">
            <text:p>0</text:p>
          </table:table-cell>
          <table:table-cell table:formula="of:=IF([.G1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79]" office:value-type="float" office:value="437.502" calcext:value-type="float">
            <text:p>437.502</text:p>
          </table:table-cell>
          <table:table-cell table:formula="of:=[$'hp-log.calibrate.20250623-171745'.D179]/[$'hp-log.calibrate.20250623-171745'.E179]" office:value-type="float" office:value="1.92764857881137" calcext:value-type="float">
            <text:p>1.92764857881137</text:p>
          </table:table-cell>
          <table:table-cell table:formula="of:=[.B178]-[.B177]" office:value-type="float" office:value="0" calcext:value-type="float">
            <text:p>0</text:p>
          </table:table-cell>
          <table:table-cell table:formula="of:=[.C178]*[.D$2]+(1-[.D$2])*[.D177]" office:value-type="float" office:value="0.000928582317070861" calcext:value-type="float">
            <text:p>0.000928582317070861</text:p>
          </table:table-cell>
          <table:table-cell table:style-name="ce5" table:formula="of:=ABS([.D178]/[.B178])" office:value-type="percentage" office:value="0.000481717636335688" calcext:value-type="percentage">
            <text:p>0.05%</text:p>
          </table:table-cell>
          <table:table-cell table:formula="of:=IF([.E178]&lt;[.F$2];1;0)" office:value-type="float" office:value="0" calcext:value-type="float">
            <text:p>0</text:p>
          </table:table-cell>
          <table:table-cell table:formula="of:=IF([.F178];[.G177]+[.F178];0)" office:value-type="float" office:value="0" calcext:value-type="float">
            <text:p>0</text:p>
          </table:table-cell>
          <table:table-cell table:formula="of:=IF([.G1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0]" office:value-type="float" office:value="440.002" calcext:value-type="float">
            <text:p>440.002</text:p>
          </table:table-cell>
          <table:table-cell table:formula="of:=[$'hp-log.calibrate.20250623-171745'.D180]/[$'hp-log.calibrate.20250623-171745'.E180]" office:value-type="float" office:value="1.92764857881137" calcext:value-type="float">
            <text:p>1.92764857881137</text:p>
          </table:table-cell>
          <table:table-cell table:formula="of:=[.B179]-[.B178]" office:value-type="float" office:value="0" calcext:value-type="float">
            <text:p>0</text:p>
          </table:table-cell>
          <table:table-cell table:formula="of:=[.C179]*[.D$2]+(1-[.D$2])*[.D178]" office:value-type="float" office:value="0.000835724085363775" calcext:value-type="float">
            <text:p>0.000835724085363775</text:p>
          </table:table-cell>
          <table:table-cell table:style-name="ce5" table:formula="of:=ABS([.D179]/[.B179])" office:value-type="percentage" office:value="0.000433545872702119" calcext:value-type="percentage">
            <text:p>0.04%</text:p>
          </table:table-cell>
          <table:table-cell table:formula="of:=IF([.E179]&lt;[.F$2];1;0)" office:value-type="float" office:value="0" calcext:value-type="float">
            <text:p>0</text:p>
          </table:table-cell>
          <table:table-cell table:formula="of:=IF([.F179];[.G178]+[.F179];0)" office:value-type="float" office:value="0" calcext:value-type="float">
            <text:p>0</text:p>
          </table:table-cell>
          <table:table-cell table:formula="of:=IF([.G1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1]" office:value-type="float" office:value="442.502" calcext:value-type="float">
            <text:p>442.502</text:p>
          </table:table-cell>
          <table:table-cell table:formula="of:=[$'hp-log.calibrate.20250623-171745'.D181]/[$'hp-log.calibrate.20250623-171745'.E181]" office:value-type="float" office:value="1.92764857881137" calcext:value-type="float">
            <text:p>1.92764857881137</text:p>
          </table:table-cell>
          <table:table-cell table:formula="of:=[.B180]-[.B179]" office:value-type="float" office:value="0" calcext:value-type="float">
            <text:p>0</text:p>
          </table:table-cell>
          <table:table-cell table:formula="of:=[.C180]*[.D$2]+(1-[.D$2])*[.D179]" office:value-type="float" office:value="0.000752151676827397" calcext:value-type="float">
            <text:p>0.000752151676827397</text:p>
          </table:table-cell>
          <table:table-cell table:style-name="ce5" table:formula="of:=ABS([.D180]/[.B180])" office:value-type="percentage" office:value="0.000390191285431907" calcext:value-type="percentage">
            <text:p>0.04%</text:p>
          </table:table-cell>
          <table:table-cell table:formula="of:=IF([.E180]&lt;[.F$2];1;0)" office:value-type="float" office:value="0" calcext:value-type="float">
            <text:p>0</text:p>
          </table:table-cell>
          <table:table-cell table:formula="of:=IF([.F180];[.G179]+[.F180];0)" office:value-type="float" office:value="0" calcext:value-type="float">
            <text:p>0</text:p>
          </table:table-cell>
          <table:table-cell table:formula="of:=IF([.G1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2]" office:value-type="float" office:value="445.002" calcext:value-type="float">
            <text:p>445.002</text:p>
          </table:table-cell>
          <table:table-cell table:formula="of:=[$'hp-log.calibrate.20250623-171745'.D182]/[$'hp-log.calibrate.20250623-171745'.E182]" office:value-type="float" office:value="1.93264248704663" calcext:value-type="float">
            <text:p>1.93264248704663</text:p>
          </table:table-cell>
          <table:table-cell table:formula="of:=[.B181]-[.B180]" office:value-type="float" office:value="0.00499390823526258" calcext:value-type="float">
            <text:p>0.00499390823526258</text:p>
          </table:table-cell>
          <table:table-cell table:formula="of:=[.C181]*[.D$2]+(1-[.D$2])*[.D180]" office:value-type="float" office:value="0.00117632733267092" calcext:value-type="float">
            <text:p>0.00117632733267092</text:p>
          </table:table-cell>
          <table:table-cell table:style-name="ce5" table:formula="of:=ABS([.D181]/[.B181])" office:value-type="percentage" office:value="0.000608662668111224" calcext:value-type="percentage">
            <text:p>0.06%</text:p>
          </table:table-cell>
          <table:table-cell table:formula="of:=IF([.E181]&lt;[.F$2];1;0)" office:value-type="float" office:value="0" calcext:value-type="float">
            <text:p>0</text:p>
          </table:table-cell>
          <table:table-cell table:formula="of:=IF([.F181];[.G180]+[.F181];0)" office:value-type="float" office:value="0" calcext:value-type="float">
            <text:p>0</text:p>
          </table:table-cell>
          <table:table-cell table:formula="of:=IF([.G1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3]" office:value-type="float" office:value="447.502" calcext:value-type="float">
            <text:p>447.502</text:p>
          </table:table-cell>
          <table:table-cell table:formula="of:=[$'hp-log.calibrate.20250623-171745'.D183]/[$'hp-log.calibrate.20250623-171745'.E183]" office:value-type="float" office:value="1.93264248704663" calcext:value-type="float">
            <text:p>1.93264248704663</text:p>
          </table:table-cell>
          <table:table-cell table:formula="of:=[.B182]-[.B181]" office:value-type="float" office:value="0" calcext:value-type="float">
            <text:p>0</text:p>
          </table:table-cell>
          <table:table-cell table:formula="of:=[.C182]*[.D$2]+(1-[.D$2])*[.D181]" office:value-type="float" office:value="0.00105869459940382" calcext:value-type="float">
            <text:p>0.00105869459940382</text:p>
          </table:table-cell>
          <table:table-cell table:style-name="ce5" table:formula="of:=ABS([.D182]/[.B182])" office:value-type="percentage" office:value="0.000547796401300102" calcext:value-type="percentage">
            <text:p>0.05%</text:p>
          </table:table-cell>
          <table:table-cell table:formula="of:=IF([.E182]&lt;[.F$2];1;0)" office:value-type="float" office:value="0" calcext:value-type="float">
            <text:p>0</text:p>
          </table:table-cell>
          <table:table-cell table:formula="of:=IF([.F182];[.G181]+[.F182];0)" office:value-type="float" office:value="0" calcext:value-type="float">
            <text:p>0</text:p>
          </table:table-cell>
          <table:table-cell table:formula="of:=IF([.G1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4]" office:value-type="float" office:value="450.001" calcext:value-type="float">
            <text:p>450.001</text:p>
          </table:table-cell>
          <table:table-cell table:formula="of:=[$'hp-log.calibrate.20250623-171745'.D184]/[$'hp-log.calibrate.20250623-171745'.E184]" office:value-type="float" office:value="1.93264248704663" calcext:value-type="float">
            <text:p>1.93264248704663</text:p>
          </table:table-cell>
          <table:table-cell table:formula="of:=[.B183]-[.B182]" office:value-type="float" office:value="0" calcext:value-type="float">
            <text:p>0</text:p>
          </table:table-cell>
          <table:table-cell table:formula="of:=[.C183]*[.D$2]+(1-[.D$2])*[.D182]" office:value-type="float" office:value="0.000952825139463441" calcext:value-type="float">
            <text:p>0.000952825139463441</text:p>
          </table:table-cell>
          <table:table-cell table:style-name="ce5" table:formula="of:=ABS([.D183]/[.B183])" office:value-type="percentage" office:value="0.000493016761170092" calcext:value-type="percentage">
            <text:p>0.05%</text:p>
          </table:table-cell>
          <table:table-cell table:formula="of:=IF([.E183]&lt;[.F$2];1;0)" office:value-type="float" office:value="0" calcext:value-type="float">
            <text:p>0</text:p>
          </table:table-cell>
          <table:table-cell table:formula="of:=IF([.F183];[.G182]+[.F183];0)" office:value-type="float" office:value="0" calcext:value-type="float">
            <text:p>0</text:p>
          </table:table-cell>
          <table:table-cell table:formula="of:=IF([.G1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5]" office:value-type="float" office:value="452.501" calcext:value-type="float">
            <text:p>452.501</text:p>
          </table:table-cell>
          <table:table-cell table:formula="of:=[$'hp-log.calibrate.20250623-171745'.D185]/[$'hp-log.calibrate.20250623-171745'.E185]" office:value-type="float" office:value="1.93264248704663" calcext:value-type="float">
            <text:p>1.93264248704663</text:p>
          </table:table-cell>
          <table:table-cell table:formula="of:=[.B184]-[.B183]" office:value-type="float" office:value="0" calcext:value-type="float">
            <text:p>0</text:p>
          </table:table-cell>
          <table:table-cell table:formula="of:=[.C184]*[.D$2]+(1-[.D$2])*[.D183]" office:value-type="float" office:value="0.000857542625517097" calcext:value-type="float">
            <text:p>0.000857542625517097</text:p>
          </table:table-cell>
          <table:table-cell table:style-name="ce5" table:formula="of:=ABS([.D184]/[.B184])" office:value-type="percentage" office:value="0.000443715085053083" calcext:value-type="percentage">
            <text:p>0.04%</text:p>
          </table:table-cell>
          <table:table-cell table:formula="of:=IF([.E184]&lt;[.F$2];1;0)" office:value-type="float" office:value="0" calcext:value-type="float">
            <text:p>0</text:p>
          </table:table-cell>
          <table:table-cell table:formula="of:=IF([.F184];[.G183]+[.F184];0)" office:value-type="float" office:value="0" calcext:value-type="float">
            <text:p>0</text:p>
          </table:table-cell>
          <table:table-cell table:formula="of:=IF([.G1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6]" office:value-type="float" office:value="455.002" calcext:value-type="float">
            <text:p>455.002</text:p>
          </table:table-cell>
          <table:table-cell table:formula="of:=[$'hp-log.calibrate.20250623-171745'.D186]/[$'hp-log.calibrate.20250623-171745'.E186]" office:value-type="float" office:value="1.93264248704663" calcext:value-type="float">
            <text:p>1.93264248704663</text:p>
          </table:table-cell>
          <table:table-cell table:formula="of:=[.B185]-[.B184]" office:value-type="float" office:value="0" calcext:value-type="float">
            <text:p>0</text:p>
          </table:table-cell>
          <table:table-cell table:formula="of:=[.C185]*[.D$2]+(1-[.D$2])*[.D184]" office:value-type="float" office:value="0.000771788362965388" calcext:value-type="float">
            <text:p>0.000771788362965388</text:p>
          </table:table-cell>
          <table:table-cell table:style-name="ce5" table:formula="of:=ABS([.D185]/[.B185])" office:value-type="percentage" office:value="0.000399343576547774" calcext:value-type="percentage">
            <text:p>0.04%</text:p>
          </table:table-cell>
          <table:table-cell table:formula="of:=IF([.E185]&lt;[.F$2];1;0)" office:value-type="float" office:value="0" calcext:value-type="float">
            <text:p>0</text:p>
          </table:table-cell>
          <table:table-cell table:formula="of:=IF([.F185];[.G184]+[.F185];0)" office:value-type="float" office:value="0" calcext:value-type="float">
            <text:p>0</text:p>
          </table:table-cell>
          <table:table-cell table:formula="of:=IF([.G1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7]" office:value-type="float" office:value="457.502" calcext:value-type="float">
            <text:p>457.502</text:p>
          </table:table-cell>
          <table:table-cell table:formula="of:=[$'hp-log.calibrate.20250623-171745'.D187]/[$'hp-log.calibrate.20250623-171745'.E187]" office:value-type="float" office:value="1.93766233766234" calcext:value-type="float">
            <text:p>1.93766233766234</text:p>
          </table:table-cell>
          <table:table-cell table:formula="of:=[.B186]-[.B185]" office:value-type="float" office:value="0.00501985061570553" calcext:value-type="float">
            <text:p>0.00501985061570553</text:p>
          </table:table-cell>
          <table:table-cell table:formula="of:=[.C186]*[.D$2]+(1-[.D$2])*[.D185]" office:value-type="float" office:value="0.0011965945882394" calcext:value-type="float">
            <text:p>0.0011965945882394</text:p>
          </table:table-cell>
          <table:table-cell table:style-name="ce5" table:formula="of:=ABS([.D186]/[.B186])" office:value-type="percentage" office:value="0.000617545464439906" calcext:value-type="percentage">
            <text:p>0.06%</text:p>
          </table:table-cell>
          <table:table-cell table:formula="of:=IF([.E186]&lt;[.F$2];1;0)" office:value-type="float" office:value="0" calcext:value-type="float">
            <text:p>0</text:p>
          </table:table-cell>
          <table:table-cell table:formula="of:=IF([.F186];[.G185]+[.F186];0)" office:value-type="float" office:value="0" calcext:value-type="float">
            <text:p>0</text:p>
          </table:table-cell>
          <table:table-cell table:formula="of:=IF([.G1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8]" office:value-type="float" office:value="460.002" calcext:value-type="float">
            <text:p>460.002</text:p>
          </table:table-cell>
          <table:table-cell table:formula="of:=[$'hp-log.calibrate.20250623-171745'.D188]/[$'hp-log.calibrate.20250623-171745'.E188]" office:value-type="float" office:value="1.93523316062176" calcext:value-type="float">
            <text:p>1.93523316062176</text:p>
          </table:table-cell>
          <table:table-cell table:formula="of:=[.B187]-[.B186]" office:value-type="float" office:value="-0.00242917704057599" calcext:value-type="float">
            <text:p>-0.00242917704057599</text:p>
          </table:table-cell>
          <table:table-cell table:formula="of:=[.C187]*[.D$2]+(1-[.D$2])*[.D186]" office:value-type="float" office:value="0.000834017425357863" calcext:value-type="float">
            <text:p>0.000834017425357863</text:p>
          </table:table-cell>
          <table:table-cell table:style-name="ce5" table:formula="of:=ABS([.D187]/[.B187])" office:value-type="percentage" office:value="0.000430964827561091" calcext:value-type="percentage">
            <text:p>0.04%</text:p>
          </table:table-cell>
          <table:table-cell table:formula="of:=IF([.E187]&lt;[.F$2];1;0)" office:value-type="float" office:value="0" calcext:value-type="float">
            <text:p>0</text:p>
          </table:table-cell>
          <table:table-cell table:formula="of:=IF([.F187];[.G186]+[.F187];0)" office:value-type="float" office:value="0" calcext:value-type="float">
            <text:p>0</text:p>
          </table:table-cell>
          <table:table-cell table:formula="of:=IF([.G1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89]" office:value-type="float" office:value="462.502" calcext:value-type="float">
            <text:p>462.502</text:p>
          </table:table-cell>
          <table:table-cell table:formula="of:=[$'hp-log.calibrate.20250623-171745'.D189]/[$'hp-log.calibrate.20250623-171745'.E189]" office:value-type="float" office:value="1.94025974025974" calcext:value-type="float">
            <text:p>1.94025974025974</text:p>
          </table:table-cell>
          <table:table-cell table:formula="of:=[.B188]-[.B187]" office:value-type="float" office:value="0.00502657963797848" calcext:value-type="float">
            <text:p>0.00502657963797848</text:p>
          </table:table-cell>
          <table:table-cell table:formula="of:=[.C188]*[.D$2]+(1-[.D$2])*[.D187]" office:value-type="float" office:value="0.00125327364661992" calcext:value-type="float">
            <text:p>0.00125327364661992</text:p>
          </table:table-cell>
          <table:table-cell table:style-name="ce5" table:formula="of:=ABS([.D188]/[.B188])" office:value-type="percentage" office:value="0.000645930862046414" calcext:value-type="percentage">
            <text:p>0.06%</text:p>
          </table:table-cell>
          <table:table-cell table:formula="of:=IF([.E188]&lt;[.F$2];1;0)" office:value-type="float" office:value="0" calcext:value-type="float">
            <text:p>0</text:p>
          </table:table-cell>
          <table:table-cell table:formula="of:=IF([.F188];[.G187]+[.F188];0)" office:value-type="float" office:value="0" calcext:value-type="float">
            <text:p>0</text:p>
          </table:table-cell>
          <table:table-cell table:formula="of:=IF([.G1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0]" office:value-type="float" office:value="465.002" calcext:value-type="float">
            <text:p>465.002</text:p>
          </table:table-cell>
          <table:table-cell table:formula="of:=[$'hp-log.calibrate.20250623-171745'.D190]/[$'hp-log.calibrate.20250623-171745'.E190]" office:value-type="float" office:value="1.94041450777202" calcext:value-type="float">
            <text:p>1.94041450777202</text:p>
          </table:table-cell>
          <table:table-cell table:formula="of:=[.B189]-[.B188]" office:value-type="float" office:value="0.000154767512280607" calcext:value-type="float">
            <text:p>0.000154767512280607</text:p>
          </table:table-cell>
          <table:table-cell table:formula="of:=[.C189]*[.D$2]+(1-[.D$2])*[.D188]" office:value-type="float" office:value="0.00114342303318599" calcext:value-type="float">
            <text:p>0.00114342303318599</text:p>
          </table:table-cell>
          <table:table-cell table:style-name="ce5" table:formula="of:=ABS([.D189]/[.B189])" office:value-type="percentage" office:value="0.000589267410961006" calcext:value-type="percentage">
            <text:p>0.06%</text:p>
          </table:table-cell>
          <table:table-cell table:formula="of:=IF([.E189]&lt;[.F$2];1;0)" office:value-type="float" office:value="0" calcext:value-type="float">
            <text:p>0</text:p>
          </table:table-cell>
          <table:table-cell table:formula="of:=IF([.F189];[.G188]+[.F189];0)" office:value-type="float" office:value="0" calcext:value-type="float">
            <text:p>0</text:p>
          </table:table-cell>
          <table:table-cell table:formula="of:=IF([.G1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1]" office:value-type="float" office:value="467.503" calcext:value-type="float">
            <text:p>467.503</text:p>
          </table:table-cell>
          <table:table-cell table:formula="of:=[$'hp-log.calibrate.20250623-171745'.D191]/[$'hp-log.calibrate.20250623-171745'.E191]" office:value-type="float" office:value="1.94041450777202" calcext:value-type="float">
            <text:p>1.94041450777202</text:p>
          </table:table-cell>
          <table:table-cell table:formula="of:=[.B190]-[.B189]" office:value-type="float" office:value="0" calcext:value-type="float">
            <text:p>0</text:p>
          </table:table-cell>
          <table:table-cell table:formula="of:=[.C190]*[.D$2]+(1-[.D$2])*[.D189]" office:value-type="float" office:value="0.00102908072986739" calcext:value-type="float">
            <text:p>0.00102908072986739</text:p>
          </table:table-cell>
          <table:table-cell table:style-name="ce5" table:formula="of:=ABS([.D190]/[.B190])" office:value-type="percentage" office:value="0.000530340669864905" calcext:value-type="percentage">
            <text:p>0.05%</text:p>
          </table:table-cell>
          <table:table-cell table:formula="of:=IF([.E190]&lt;[.F$2];1;0)" office:value-type="float" office:value="0" calcext:value-type="float">
            <text:p>0</text:p>
          </table:table-cell>
          <table:table-cell table:formula="of:=IF([.F190];[.G189]+[.F190];0)" office:value-type="float" office:value="0" calcext:value-type="float">
            <text:p>0</text:p>
          </table:table-cell>
          <table:table-cell table:formula="of:=IF([.G1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2]" office:value-type="float" office:value="470.002" calcext:value-type="float">
            <text:p>470.002</text:p>
          </table:table-cell>
          <table:table-cell table:formula="of:=[$'hp-log.calibrate.20250623-171745'.D192]/[$'hp-log.calibrate.20250623-171745'.E192]" office:value-type="float" office:value="1.94041450777202" calcext:value-type="float">
            <text:p>1.94041450777202</text:p>
          </table:table-cell>
          <table:table-cell table:formula="of:=[.B191]-[.B190]" office:value-type="float" office:value="0" calcext:value-type="float">
            <text:p>0</text:p>
          </table:table-cell>
          <table:table-cell table:formula="of:=[.C191]*[.D$2]+(1-[.D$2])*[.D190]" office:value-type="float" office:value="0.000926172656880654" calcext:value-type="float">
            <text:p>0.000926172656880654</text:p>
          </table:table-cell>
          <table:table-cell table:style-name="ce5" table:formula="of:=ABS([.D191]/[.B191])" office:value-type="percentage" office:value="0.000477306602878414" calcext:value-type="percentage">
            <text:p>0.05%</text:p>
          </table:table-cell>
          <table:table-cell table:formula="of:=IF([.E191]&lt;[.F$2];1;0)" office:value-type="float" office:value="0" calcext:value-type="float">
            <text:p>0</text:p>
          </table:table-cell>
          <table:table-cell table:formula="of:=IF([.F191];[.G190]+[.F191];0)" office:value-type="float" office:value="0" calcext:value-type="float">
            <text:p>0</text:p>
          </table:table-cell>
          <table:table-cell table:formula="of:=IF([.G1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3]" office:value-type="float" office:value="472.502" calcext:value-type="float">
            <text:p>472.502</text:p>
          </table:table-cell>
          <table:table-cell table:formula="of:=[$'hp-log.calibrate.20250623-171745'.D193]/[$'hp-log.calibrate.20250623-171745'.E193]" office:value-type="float" office:value="1.94041450777202" calcext:value-type="float">
            <text:p>1.94041450777202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[.C192]*[.D$2]+(1-[.D$2])*[.D191]" office:value-type="float" office:value="0.000833555391192589" calcext:value-type="float">
            <text:p>0.000833555391192589</text:p>
          </table:table-cell>
          <table:table-cell table:style-name="ce5" table:formula="of:=ABS([.D192]/[.B192])" office:value-type="percentage" office:value="0.000429575942590573" calcext:value-type="percentage">
            <text:p>0.04%</text:p>
          </table:table-cell>
          <table:table-cell table:formula="of:=IF([.E192]&lt;[.F$2];1;0)" office:value-type="float" office:value="0" calcext:value-type="float">
            <text:p>0</text:p>
          </table:table-cell>
          <table:table-cell table:formula="of:=IF([.F192];[.G191]+[.F192];0)" office:value-type="float" office:value="0" calcext:value-type="float">
            <text:p>0</text:p>
          </table:table-cell>
          <table:table-cell table:formula="of:=IF([.G1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4]" office:value-type="float" office:value="475.002" calcext:value-type="float">
            <text:p>475.002</text:p>
          </table:table-cell>
          <table:table-cell table:formula="of:=[$'hp-log.calibrate.20250623-171745'.D194]/[$'hp-log.calibrate.20250623-171745'.E194]" office:value-type="float" office:value="1.94545454545455" calcext:value-type="float">
            <text:p>1.94545454545455</text:p>
          </table:table-cell>
          <table:table-cell table:formula="of:=[.B193]-[.B192]" office:value-type="float" office:value="0.00504003768252481" calcext:value-type="float">
            <text:p>0.00504003768252481</text:p>
          </table:table-cell>
          <table:table-cell table:formula="of:=[.C193]*[.D$2]+(1-[.D$2])*[.D192]" office:value-type="float" office:value="0.00125420362032581" calcext:value-type="float">
            <text:p>0.00125420362032581</text:p>
          </table:table-cell>
          <table:table-cell table:style-name="ce5" table:formula="of:=ABS([.D193]/[.B193])" office:value-type="percentage" office:value="0.000644684103905791" calcext:value-type="percentage">
            <text:p>0.06%</text:p>
          </table:table-cell>
          <table:table-cell table:formula="of:=IF([.E193]&lt;[.F$2];1;0)" office:value-type="float" office:value="0" calcext:value-type="float">
            <text:p>0</text:p>
          </table:table-cell>
          <table:table-cell table:formula="of:=IF([.F193];[.G192]+[.F193];0)" office:value-type="float" office:value="0" calcext:value-type="float">
            <text:p>0</text:p>
          </table:table-cell>
          <table:table-cell table:formula="of:=IF([.G1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5]" office:value-type="float" office:value="477.501" calcext:value-type="float">
            <text:p>477.501</text:p>
          </table:table-cell>
          <table:table-cell table:formula="of:=[$'hp-log.calibrate.20250623-171745'.D195]/[$'hp-log.calibrate.20250623-171745'.E195]" office:value-type="float" office:value="1.94300518134715" calcext:value-type="float">
            <text:p>1.94300518134715</text:p>
          </table:table-cell>
          <table:table-cell table:formula="of:=[.B194]-[.B193]" office:value-type="float" office:value="-0.00244936410739527" calcext:value-type="float">
            <text:p>-0.00244936410739527</text:p>
          </table:table-cell>
          <table:table-cell table:formula="of:=[.C194]*[.D$2]+(1-[.D$2])*[.D193]" office:value-type="float" office:value="0.000883846847553703" calcext:value-type="float">
            <text:p>0.000883846847553703</text:p>
          </table:table-cell>
          <table:table-cell table:style-name="ce5" table:formula="of:=ABS([.D194]/[.B194])" office:value-type="percentage" office:value="0.000454886510874306" calcext:value-type="percentage">
            <text:p>0.05%</text:p>
          </table:table-cell>
          <table:table-cell table:formula="of:=IF([.E194]&lt;[.F$2];1;0)" office:value-type="float" office:value="0" calcext:value-type="float">
            <text:p>0</text:p>
          </table:table-cell>
          <table:table-cell table:formula="of:=IF([.F194];[.G193]+[.F194];0)" office:value-type="float" office:value="0" calcext:value-type="float">
            <text:p>0</text:p>
          </table:table-cell>
          <table:table-cell table:formula="of:=IF([.G1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6]" office:value-type="float" office:value="480.002" calcext:value-type="float">
            <text:p>480.002</text:p>
          </table:table-cell>
          <table:table-cell table:formula="of:=[$'hp-log.calibrate.20250623-171745'.D196]/[$'hp-log.calibrate.20250623-171745'.E196]" office:value-type="float" office:value="1.94545454545455" calcext:value-type="float">
            <text:p>1.94545454545455</text:p>
          </table:table-cell>
          <table:table-cell table:formula="of:=[.B195]-[.B194]" office:value-type="float" office:value="0.00244936410739527" calcext:value-type="float">
            <text:p>0.00244936410739527</text:p>
          </table:table-cell>
          <table:table-cell table:formula="of:=[.C195]*[.D$2]+(1-[.D$2])*[.D194]" office:value-type="float" office:value="0.00104039857353786" calcext:value-type="float">
            <text:p>0.00104039857353786</text:p>
          </table:table-cell>
          <table:table-cell table:style-name="ce5" table:formula="of:=ABS([.D195]/[.B195])" office:value-type="percentage" office:value="0.000534784313500769" calcext:value-type="percentage">
            <text:p>0.05%</text:p>
          </table:table-cell>
          <table:table-cell table:formula="of:=IF([.E195]&lt;[.F$2];1;0)" office:value-type="float" office:value="0" calcext:value-type="float">
            <text:p>0</text:p>
          </table:table-cell>
          <table:table-cell table:formula="of:=IF([.F195];[.G194]+[.F195];0)" office:value-type="float" office:value="0" calcext:value-type="float">
            <text:p>0</text:p>
          </table:table-cell>
          <table:table-cell table:formula="of:=IF([.G1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7]" office:value-type="float" office:value="482.502" calcext:value-type="float">
            <text:p>482.502</text:p>
          </table:table-cell>
          <table:table-cell table:formula="of:=[$'hp-log.calibrate.20250623-171745'.D197]/[$'hp-log.calibrate.20250623-171745'.E197]" office:value-type="float" office:value="1.94300518134715" calcext:value-type="float">
            <text:p>1.94300518134715</text:p>
          </table:table-cell>
          <table:table-cell table:formula="of:=[.B196]-[.B195]" office:value-type="float" office:value="-0.00244936410739527" calcext:value-type="float">
            <text:p>-0.00244936410739527</text:p>
          </table:table-cell>
          <table:table-cell table:formula="of:=[.C196]*[.D$2]+(1-[.D$2])*[.D195]" office:value-type="float" office:value="0.000691422305444547" calcext:value-type="float">
            <text:p>0.000691422305444547</text:p>
          </table:table-cell>
          <table:table-cell table:style-name="ce5" table:formula="of:=ABS([.D196]/[.B196])" office:value-type="percentage" office:value="0.000355852013202127" calcext:value-type="percentage">
            <text:p>0.04%</text:p>
          </table:table-cell>
          <table:table-cell table:formula="of:=IF([.E196]&lt;[.F$2];1;0)" office:value-type="float" office:value="0" calcext:value-type="float">
            <text:p>0</text:p>
          </table:table-cell>
          <table:table-cell table:formula="of:=IF([.F196];[.G195]+[.F196];0)" office:value-type="float" office:value="0" calcext:value-type="float">
            <text:p>0</text:p>
          </table:table-cell>
          <table:table-cell table:formula="of:=IF([.G1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8]" office:value-type="float" office:value="485.002" calcext:value-type="float">
            <text:p>485.002</text:p>
          </table:table-cell>
          <table:table-cell table:formula="of:=[$'hp-log.calibrate.20250623-171745'.D198]/[$'hp-log.calibrate.20250623-171745'.E198]" office:value-type="float" office:value="1.94545454545455" calcext:value-type="float">
            <text:p>1.94545454545455</text:p>
          </table:table-cell>
          <table:table-cell table:formula="of:=[.B197]-[.B196]" office:value-type="float" office:value="0.00244936410739527" calcext:value-type="float">
            <text:p>0.00244936410739527</text:p>
          </table:table-cell>
          <table:table-cell table:formula="of:=[.C197]*[.D$2]+(1-[.D$2])*[.D196]" office:value-type="float" office:value="0.000867216485639619" calcext:value-type="float">
            <text:p>0.000867216485639619</text:p>
          </table:table-cell>
          <table:table-cell table:style-name="ce5" table:formula="of:=ABS([.D197]/[.B197])" office:value-type="percentage" office:value="0.000445765483272701" calcext:value-type="percentage">
            <text:p>0.04%</text:p>
          </table:table-cell>
          <table:table-cell table:formula="of:=IF([.E197]&lt;[.F$2];1;0)" office:value-type="float" office:value="0" calcext:value-type="float">
            <text:p>0</text:p>
          </table:table-cell>
          <table:table-cell table:formula="of:=IF([.F197];[.G196]+[.F197];0)" office:value-type="float" office:value="0" calcext:value-type="float">
            <text:p>0</text:p>
          </table:table-cell>
          <table:table-cell table:formula="of:=IF([.G1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199]" office:value-type="float" office:value="487.502" calcext:value-type="float">
            <text:p>487.502</text:p>
          </table:table-cell>
          <table:table-cell table:formula="of:=[$'hp-log.calibrate.20250623-171745'.D199]/[$'hp-log.calibrate.20250623-171745'.E199]" office:value-type="float" office:value="1.94805194805195" calcext:value-type="float">
            <text:p>1.94805194805195</text:p>
          </table:table-cell>
          <table:table-cell table:formula="of:=[.B198]-[.B197]" office:value-type="float" office:value="0.00259740259740249" calcext:value-type="float">
            <text:p>0.00259740259740249</text:p>
          </table:table-cell>
          <table:table-cell table:formula="of:=[.C198]*[.D$2]+(1-[.D$2])*[.D197]" office:value-type="float" office:value="0.00104023509681591" calcext:value-type="float">
            <text:p>0.00104023509681591</text:p>
          </table:table-cell>
          <table:table-cell table:style-name="ce5" table:formula="of:=ABS([.D198]/[.B198])" office:value-type="percentage" office:value="0.000533987349698832" calcext:value-type="percentage">
            <text:p>0.05%</text:p>
          </table:table-cell>
          <table:table-cell table:formula="of:=IF([.E198]&lt;[.F$2];1;0)" office:value-type="float" office:value="0" calcext:value-type="float">
            <text:p>0</text:p>
          </table:table-cell>
          <table:table-cell table:formula="of:=IF([.F198];[.G197]+[.F198];0)" office:value-type="float" office:value="0" calcext:value-type="float">
            <text:p>0</text:p>
          </table:table-cell>
          <table:table-cell table:formula="of:=IF([.G19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0]" office:value-type="float" office:value="490.002" calcext:value-type="float">
            <text:p>490.002</text:p>
          </table:table-cell>
          <table:table-cell table:formula="of:=[$'hp-log.calibrate.20250623-171745'.D200]/[$'hp-log.calibrate.20250623-171745'.E200]" office:value-type="float" office:value="1.94805194805195" calcext:value-type="float">
            <text:p>1.94805194805195</text:p>
          </table:table-cell>
          <table:table-cell table:formula="of:=[.B199]-[.B198]" office:value-type="float" office:value="0" calcext:value-type="float">
            <text:p>0</text:p>
          </table:table-cell>
          <table:table-cell table:formula="of:=[.C199]*[.D$2]+(1-[.D$2])*[.D198]" office:value-type="float" office:value="0.000936211587134315" calcext:value-type="float">
            <text:p>0.000936211587134315</text:p>
          </table:table-cell>
          <table:table-cell table:style-name="ce5" table:formula="of:=ABS([.D199]/[.B199])" office:value-type="percentage" office:value="0.000480588614728949" calcext:value-type="percentage">
            <text:p>0.05%</text:p>
          </table:table-cell>
          <table:table-cell table:formula="of:=IF([.E199]&lt;[.F$2];1;0)" office:value-type="float" office:value="0" calcext:value-type="float">
            <text:p>0</text:p>
          </table:table-cell>
          <table:table-cell table:formula="of:=IF([.F199];[.G198]+[.F199];0)" office:value-type="float" office:value="0" calcext:value-type="float">
            <text:p>0</text:p>
          </table:table-cell>
          <table:table-cell table:formula="of:=IF([.G19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1]" office:value-type="float" office:value="492.502" calcext:value-type="float">
            <text:p>492.502</text:p>
          </table:table-cell>
          <table:table-cell table:formula="of:=[$'hp-log.calibrate.20250623-171745'.D201]/[$'hp-log.calibrate.20250623-171745'.E201]" office:value-type="float" office:value="1.94805194805195" calcext:value-type="float">
            <text:p>1.94805194805195</text:p>
          </table:table-cell>
          <table:table-cell table:formula="of:=[.B200]-[.B199]" office:value-type="float" office:value="0" calcext:value-type="float">
            <text:p>0</text:p>
          </table:table-cell>
          <table:table-cell table:formula="of:=[.C200]*[.D$2]+(1-[.D$2])*[.D199]" office:value-type="float" office:value="0.000842590428420884" calcext:value-type="float">
            <text:p>0.000842590428420884</text:p>
          </table:table-cell>
          <table:table-cell table:style-name="ce5" table:formula="of:=ABS([.D200]/[.B200])" office:value-type="percentage" office:value="0.000432529753256054" calcext:value-type="percentage">
            <text:p>0.04%</text:p>
          </table:table-cell>
          <table:table-cell table:formula="of:=IF([.E200]&lt;[.F$2];1;0)" office:value-type="float" office:value="0" calcext:value-type="float">
            <text:p>0</text:p>
          </table:table-cell>
          <table:table-cell table:formula="of:=IF([.F200];[.G199]+[.F200];0)" office:value-type="float" office:value="0" calcext:value-type="float">
            <text:p>0</text:p>
          </table:table-cell>
          <table:table-cell table:formula="of:=IF([.G20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2]" office:value-type="float" office:value="495.001" calcext:value-type="float">
            <text:p>495.001</text:p>
          </table:table-cell>
          <table:table-cell table:formula="of:=[$'hp-log.calibrate.20250623-171745'.D202]/[$'hp-log.calibrate.20250623-171745'.E202]" office:value-type="float" office:value="1.94805194805195" calcext:value-type="float">
            <text:p>1.94805194805195</text:p>
          </table:table-cell>
          <table:table-cell table:formula="of:=[.B201]-[.B200]" office:value-type="float" office:value="0" calcext:value-type="float">
            <text:p>0</text:p>
          </table:table-cell>
          <table:table-cell table:formula="of:=[.C201]*[.D$2]+(1-[.D$2])*[.D200]" office:value-type="float" office:value="0.000758331385578796" calcext:value-type="float">
            <text:p>0.000758331385578796</text:p>
          </table:table-cell>
          <table:table-cell table:style-name="ce5" table:formula="of:=ABS([.D201]/[.B201])" office:value-type="percentage" office:value="0.000389276777930448" calcext:value-type="percentage">
            <text:p>0.04%</text:p>
          </table:table-cell>
          <table:table-cell table:formula="of:=IF([.E201]&lt;[.F$2];1;0)" office:value-type="float" office:value="0" calcext:value-type="float">
            <text:p>0</text:p>
          </table:table-cell>
          <table:table-cell table:formula="of:=IF([.F201];[.G200]+[.F201];0)" office:value-type="float" office:value="0" calcext:value-type="float">
            <text:p>0</text:p>
          </table:table-cell>
          <table:table-cell table:formula="of:=IF([.G20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3]" office:value-type="float" office:value="497.501" calcext:value-type="float">
            <text:p>497.501</text:p>
          </table:table-cell>
          <table:table-cell table:formula="of:=[$'hp-log.calibrate.20250623-171745'.D203]/[$'hp-log.calibrate.20250623-171745'.E203]" office:value-type="float" office:value="1.94805194805195" calcext:value-type="float">
            <text:p>1.94805194805195</text:p>
          </table:table-cell>
          <table:table-cell table:formula="of:=[.B202]-[.B201]" office:value-type="float" office:value="0" calcext:value-type="float">
            <text:p>0</text:p>
          </table:table-cell>
          <table:table-cell table:formula="of:=[.C202]*[.D$2]+(1-[.D$2])*[.D201]" office:value-type="float" office:value="0.000682498247020916" calcext:value-type="float">
            <text:p>0.000682498247020916</text:p>
          </table:table-cell>
          <table:table-cell table:style-name="ce5" table:formula="of:=ABS([.D202]/[.B202])" office:value-type="percentage" office:value="0.000350349100137404" calcext:value-type="percentage">
            <text:p>0.04%</text:p>
          </table:table-cell>
          <table:table-cell table:formula="of:=IF([.E202]&lt;[.F$2];1;0)" office:value-type="float" office:value="0" calcext:value-type="float">
            <text:p>0</text:p>
          </table:table-cell>
          <table:table-cell table:formula="of:=IF([.F202];[.G201]+[.F202];0)" office:value-type="float" office:value="0" calcext:value-type="float">
            <text:p>0</text:p>
          </table:table-cell>
          <table:table-cell table:formula="of:=IF([.G20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4]" office:value-type="float" office:value="500.002" calcext:value-type="float">
            <text:p>500.002</text:p>
          </table:table-cell>
          <table:table-cell table:formula="of:=[$'hp-log.calibrate.20250623-171745'.D204]/[$'hp-log.calibrate.20250623-171745'.E204]" office:value-type="float" office:value="1.94805194805195" calcext:value-type="float">
            <text:p>1.94805194805195</text:p>
          </table:table-cell>
          <table:table-cell table:formula="of:=[.B203]-[.B202]" office:value-type="float" office:value="0" calcext:value-type="float">
            <text:p>0</text:p>
          </table:table-cell>
          <table:table-cell table:formula="of:=[.C203]*[.D$2]+(1-[.D$2])*[.D202]" office:value-type="float" office:value="0.000614248422318824" calcext:value-type="float">
            <text:p>0.000614248422318824</text:p>
          </table:table-cell>
          <table:table-cell table:style-name="ce5" table:formula="of:=ABS([.D203]/[.B203])" office:value-type="percentage" office:value="0.000315314190123663" calcext:value-type="percentage">
            <text:p>0.03%</text:p>
          </table:table-cell>
          <table:table-cell table:formula="of:=IF([.E203]&lt;[.F$2];1;0)" office:value-type="float" office:value="0" calcext:value-type="float">
            <text:p>0</text:p>
          </table:table-cell>
          <table:table-cell table:formula="of:=IF([.F203];[.G202]+[.F203];0)" office:value-type="float" office:value="0" calcext:value-type="float">
            <text:p>0</text:p>
          </table:table-cell>
          <table:table-cell table:formula="of:=IF([.G20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5]" office:value-type="float" office:value="502.502" calcext:value-type="float">
            <text:p>502.502</text:p>
          </table:table-cell>
          <table:table-cell table:formula="of:=[$'hp-log.calibrate.20250623-171745'.D205]/[$'hp-log.calibrate.20250623-171745'.E205]" office:value-type="float" office:value="1.953125" calcext:value-type="float">
            <text:p>1.953125</text:p>
          </table:table-cell>
          <table:table-cell table:formula="of:=[.B204]-[.B203]" office:value-type="float" office:value="0.00507305194805197" calcext:value-type="float">
            <text:p>0.00507305194805197</text:p>
          </table:table-cell>
          <table:table-cell table:formula="of:=[.C204]*[.D$2]+(1-[.D$2])*[.D203]" office:value-type="float" office:value="0.00106012877489214" calcext:value-type="float">
            <text:p>0.00106012877489214</text:p>
          </table:table-cell>
          <table:table-cell table:style-name="ce5" table:formula="of:=ABS([.D204]/[.B204])" office:value-type="percentage" office:value="0.000542785932744775" calcext:value-type="percentage">
            <text:p>0.05%</text:p>
          </table:table-cell>
          <table:table-cell table:formula="of:=IF([.E204]&lt;[.F$2];1;0)" office:value-type="float" office:value="0" calcext:value-type="float">
            <text:p>0</text:p>
          </table:table-cell>
          <table:table-cell table:formula="of:=IF([.F204];[.G203]+[.F204];0)" office:value-type="float" office:value="0" calcext:value-type="float">
            <text:p>0</text:p>
          </table:table-cell>
          <table:table-cell table:formula="of:=IF([.G20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6]" office:value-type="float" office:value="505.001" calcext:value-type="float">
            <text:p>505.001</text:p>
          </table:table-cell>
          <table:table-cell table:formula="of:=[$'hp-log.calibrate.20250623-171745'.D206]/[$'hp-log.calibrate.20250623-171745'.E206]" office:value-type="float" office:value="1.953125" calcext:value-type="float">
            <text:p>1.953125</text:p>
          </table:table-cell>
          <table:table-cell table:formula="of:=[.B205]-[.B204]" office:value-type="float" office:value="0" calcext:value-type="float">
            <text:p>0</text:p>
          </table:table-cell>
          <table:table-cell table:formula="of:=[.C205]*[.D$2]+(1-[.D$2])*[.D204]" office:value-type="float" office:value="0.000954115897402925" calcext:value-type="float">
            <text:p>0.000954115897402925</text:p>
          </table:table-cell>
          <table:table-cell table:style-name="ce5" table:formula="of:=ABS([.D205]/[.B205])" office:value-type="percentage" office:value="0.000488507339470298" calcext:value-type="percentage">
            <text:p>0.05%</text:p>
          </table:table-cell>
          <table:table-cell table:formula="of:=IF([.E205]&lt;[.F$2];1;0)" office:value-type="float" office:value="0" calcext:value-type="float">
            <text:p>0</text:p>
          </table:table-cell>
          <table:table-cell table:formula="of:=IF([.F205];[.G204]+[.F205];0)" office:value-type="float" office:value="0" calcext:value-type="float">
            <text:p>0</text:p>
          </table:table-cell>
          <table:table-cell table:formula="of:=IF([.G20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7]" office:value-type="float" office:value="507.502" calcext:value-type="float">
            <text:p>507.502</text:p>
          </table:table-cell>
          <table:table-cell table:formula="of:=[$'hp-log.calibrate.20250623-171745'.D207]/[$'hp-log.calibrate.20250623-171745'.E207]" office:value-type="float" office:value="1.953125" calcext:value-type="float">
            <text:p>1.953125</text:p>
          </table:table-cell>
          <table:table-cell table:formula="of:=[.B206]-[.B205]" office:value-type="float" office:value="0" calcext:value-type="float">
            <text:p>0</text:p>
          </table:table-cell>
          <table:table-cell table:formula="of:=[.C206]*[.D$2]+(1-[.D$2])*[.D205]" office:value-type="float" office:value="0.000858704307662632" calcext:value-type="float">
            <text:p>0.000858704307662632</text:p>
          </table:table-cell>
          <table:table-cell table:style-name="ce5" table:formula="of:=ABS([.D206]/[.B206])" office:value-type="percentage" office:value="0.000439656605523268" calcext:value-type="percentage">
            <text:p>0.04%</text:p>
          </table:table-cell>
          <table:table-cell table:formula="of:=IF([.E206]&lt;[.F$2];1;0)" office:value-type="float" office:value="0" calcext:value-type="float">
            <text:p>0</text:p>
          </table:table-cell>
          <table:table-cell table:formula="of:=IF([.F206];[.G205]+[.F206];0)" office:value-type="float" office:value="0" calcext:value-type="float">
            <text:p>0</text:p>
          </table:table-cell>
          <table:table-cell table:formula="of:=IF([.G20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8]" office:value-type="float" office:value="510.002" calcext:value-type="float">
            <text:p>510.002</text:p>
          </table:table-cell>
          <table:table-cell table:formula="of:=[$'hp-log.calibrate.20250623-171745'.D208]/[$'hp-log.calibrate.20250623-171745'.E208]" office:value-type="float" office:value="1.953125" calcext:value-type="float">
            <text:p>1.953125</text:p>
          </table:table-cell>
          <table:table-cell table:formula="of:=[.B207]-[.B206]" office:value-type="float" office:value="0" calcext:value-type="float">
            <text:p>0</text:p>
          </table:table-cell>
          <table:table-cell table:formula="of:=[.C207]*[.D$2]+(1-[.D$2])*[.D206]" office:value-type="float" office:value="0.000772833876896369" calcext:value-type="float">
            <text:p>0.000772833876896369</text:p>
          </table:table-cell>
          <table:table-cell table:style-name="ce5" table:formula="of:=ABS([.D207]/[.B207])" office:value-type="percentage" office:value="0.000395690944970941" calcext:value-type="percentage">
            <text:p>0.04%</text:p>
          </table:table-cell>
          <table:table-cell table:formula="of:=IF([.E207]&lt;[.F$2];1;0)" office:value-type="float" office:value="0" calcext:value-type="float">
            <text:p>0</text:p>
          </table:table-cell>
          <table:table-cell table:formula="of:=IF([.F207];[.G206]+[.F207];0)" office:value-type="float" office:value="0" calcext:value-type="float">
            <text:p>0</text:p>
          </table:table-cell>
          <table:table-cell table:formula="of:=IF([.G20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09]" office:value-type="float" office:value="512.502" calcext:value-type="float">
            <text:p>512.502</text:p>
          </table:table-cell>
          <table:table-cell table:formula="of:=[$'hp-log.calibrate.20250623-171745'.D209]/[$'hp-log.calibrate.20250623-171745'.E209]" office:value-type="float" office:value="1.953125" calcext:value-type="float">
            <text:p>1.953125</text:p>
          </table:table-cell>
          <table:table-cell table:formula="of:=[.B208]-[.B207]" office:value-type="float" office:value="0" calcext:value-type="float">
            <text:p>0</text:p>
          </table:table-cell>
          <table:table-cell table:formula="of:=[.C208]*[.D$2]+(1-[.D$2])*[.D207]" office:value-type="float" office:value="0.000695550489206732" calcext:value-type="float">
            <text:p>0.000695550489206732</text:p>
          </table:table-cell>
          <table:table-cell table:style-name="ce5" table:formula="of:=ABS([.D208]/[.B208])" office:value-type="percentage" office:value="0.000356121850473847" calcext:value-type="percentage">
            <text:p>0.04%</text:p>
          </table:table-cell>
          <table:table-cell table:formula="of:=IF([.E208]&lt;[.F$2];1;0)" office:value-type="float" office:value="0" calcext:value-type="float">
            <text:p>0</text:p>
          </table:table-cell>
          <table:table-cell table:formula="of:=IF([.F208];[.G207]+[.F208];0)" office:value-type="float" office:value="0" calcext:value-type="float">
            <text:p>0</text:p>
          </table:table-cell>
          <table:table-cell table:formula="of:=IF([.G20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0]" office:value-type="float" office:value="515.001" calcext:value-type="float">
            <text:p>515.001</text:p>
          </table:table-cell>
          <table:table-cell table:formula="of:=[$'hp-log.calibrate.20250623-171745'.D210]/[$'hp-log.calibrate.20250623-171745'.E210]" office:value-type="float" office:value="1.953125" calcext:value-type="float">
            <text:p>1.953125</text:p>
          </table:table-cell>
          <table:table-cell table:formula="of:=[.B209]-[.B208]" office:value-type="float" office:value="0" calcext:value-type="float">
            <text:p>0</text:p>
          </table:table-cell>
          <table:table-cell table:formula="of:=[.C209]*[.D$2]+(1-[.D$2])*[.D208]" office:value-type="float" office:value="0.000625995440286059" calcext:value-type="float">
            <text:p>0.000625995440286059</text:p>
          </table:table-cell>
          <table:table-cell table:style-name="ce5" table:formula="of:=ABS([.D209]/[.B209])" office:value-type="percentage" office:value="0.000320509665426462" calcext:value-type="percentage">
            <text:p>0.03%</text:p>
          </table:table-cell>
          <table:table-cell table:formula="of:=IF([.E209]&lt;[.F$2];1;0)" office:value-type="float" office:value="0" calcext:value-type="float">
            <text:p>0</text:p>
          </table:table-cell>
          <table:table-cell table:formula="of:=IF([.F209];[.G208]+[.F209];0)" office:value-type="float" office:value="0" calcext:value-type="float">
            <text:p>0</text:p>
          </table:table-cell>
          <table:table-cell table:formula="of:=IF([.G20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1]" office:value-type="float" office:value="517.502" calcext:value-type="float">
            <text:p>517.502</text:p>
          </table:table-cell>
          <table:table-cell table:formula="of:=[$'hp-log.calibrate.20250623-171745'.D211]/[$'hp-log.calibrate.20250623-171745'.E211]" office:value-type="float" office:value="1.953125" calcext:value-type="float">
            <text:p>1.953125</text:p>
          </table:table-cell>
          <table:table-cell table:formula="of:=[.B210]-[.B209]" office:value-type="float" office:value="0" calcext:value-type="float">
            <text:p>0</text:p>
          </table:table-cell>
          <table:table-cell table:formula="of:=[.C210]*[.D$2]+(1-[.D$2])*[.D209]" office:value-type="float" office:value="0.000563395896257453" calcext:value-type="float">
            <text:p>0.000563395896257453</text:p>
          </table:table-cell>
          <table:table-cell table:style-name="ce5" table:formula="of:=ABS([.D210]/[.B210])" office:value-type="percentage" office:value="0.000288458698883816" calcext:value-type="percentage">
            <text:p>0.03%</text:p>
          </table:table-cell>
          <table:table-cell table:formula="of:=IF([.E210]&lt;[.F$2];1;0)" office:value-type="float" office:value="0" calcext:value-type="float">
            <text:p>0</text:p>
          </table:table-cell>
          <table:table-cell table:formula="of:=IF([.F210];[.G209]+[.F210];0)" office:value-type="float" office:value="0" calcext:value-type="float">
            <text:p>0</text:p>
          </table:table-cell>
          <table:table-cell table:formula="of:=IF([.G2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2]" office:value-type="float" office:value="520.002" calcext:value-type="float">
            <text:p>520.002</text:p>
          </table:table-cell>
          <table:table-cell table:formula="of:=[$'hp-log.calibrate.20250623-171745'.D212]/[$'hp-log.calibrate.20250623-171745'.E212]" office:value-type="float" office:value="1.953125" calcext:value-type="float">
            <text:p>1.953125</text:p>
          </table:table-cell>
          <table:table-cell table:formula="of:=[.B211]-[.B210]" office:value-type="float" office:value="0" calcext:value-type="float">
            <text:p>0</text:p>
          </table:table-cell>
          <table:table-cell table:formula="of:=[.C211]*[.D$2]+(1-[.D$2])*[.D210]" office:value-type="float" office:value="0.000507056306631708" calcext:value-type="float">
            <text:p>0.000507056306631708</text:p>
          </table:table-cell>
          <table:table-cell table:style-name="ce5" table:formula="of:=ABS([.D211]/[.B211])" office:value-type="percentage" office:value="0.000259612828995434" calcext:value-type="percentage">
            <text:p>0.03%</text:p>
          </table:table-cell>
          <table:table-cell table:formula="of:=IF([.E211]&lt;[.F$2];1;0)" office:value-type="float" office:value="0" calcext:value-type="float">
            <text:p>0</text:p>
          </table:table-cell>
          <table:table-cell table:formula="of:=IF([.F211];[.G210]+[.F211];0)" office:value-type="float" office:value="0" calcext:value-type="float">
            <text:p>0</text:p>
          </table:table-cell>
          <table:table-cell table:formula="of:=IF([.G2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3]" office:value-type="float" office:value="522.502" calcext:value-type="float">
            <text:p>522.502</text:p>
          </table:table-cell>
          <table:table-cell table:formula="of:=[$'hp-log.calibrate.20250623-171745'.D213]/[$'hp-log.calibrate.20250623-171745'.E213]" office:value-type="float" office:value="1.953125" calcext:value-type="float">
            <text:p>1.953125</text:p>
          </table:table-cell>
          <table:table-cell table:formula="of:=[.B212]-[.B211]" office:value-type="float" office:value="0" calcext:value-type="float">
            <text:p>0</text:p>
          </table:table-cell>
          <table:table-cell table:formula="of:=[.C212]*[.D$2]+(1-[.D$2])*[.D211]" office:value-type="float" office:value="0.000456350675968537" calcext:value-type="float">
            <text:p>0.000456350675968537</text:p>
          </table:table-cell>
          <table:table-cell table:style-name="ce5" table:formula="of:=ABS([.D212]/[.B212])" office:value-type="percentage" office:value="0.000233651546095891" calcext:value-type="percentage">
            <text:p>0.02%</text:p>
          </table:table-cell>
          <table:table-cell table:formula="of:=IF([.E212]&lt;[.F$2];1;0)" office:value-type="float" office:value="0" calcext:value-type="float">
            <text:p>0</text:p>
          </table:table-cell>
          <table:table-cell table:formula="of:=IF([.F212];[.G211]+[.F212];0)" office:value-type="float" office:value="0" calcext:value-type="float">
            <text:p>0</text:p>
          </table:table-cell>
          <table:table-cell table:formula="of:=IF([.G2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4]" office:value-type="float" office:value="525.002" calcext:value-type="float">
            <text:p>525.002</text:p>
          </table:table-cell>
          <table:table-cell table:formula="of:=[$'hp-log.calibrate.20250623-171745'.D214]/[$'hp-log.calibrate.20250623-171745'.E214]" office:value-type="float" office:value="1.95822454308094" calcext:value-type="float">
            <text:p>1.95822454308094</text:p>
          </table:table-cell>
          <table:table-cell table:formula="of:=[.B213]-[.B212]" office:value-type="float" office:value="0.00509954308093996" calcext:value-type="float">
            <text:p>0.00509954308093996</text:p>
          </table:table-cell>
          <table:table-cell table:formula="of:=[.C213]*[.D$2]+(1-[.D$2])*[.D212]" office:value-type="float" office:value="0.000920669916465679" calcext:value-type="float">
            <text:p>0.000920669916465679</text:p>
          </table:table-cell>
          <table:table-cell table:style-name="ce5" table:formula="of:=ABS([.D213]/[.B213])" office:value-type="percentage" office:value="0.000470155437341807" calcext:value-type="percentage">
            <text:p>0.05%</text:p>
          </table:table-cell>
          <table:table-cell table:formula="of:=IF([.E213]&lt;[.F$2];1;0)" office:value-type="float" office:value="0" calcext:value-type="float">
            <text:p>0</text:p>
          </table:table-cell>
          <table:table-cell table:formula="of:=IF([.F213];[.G212]+[.F213];0)" office:value-type="float" office:value="0" calcext:value-type="float">
            <text:p>0</text:p>
          </table:table-cell>
          <table:table-cell table:formula="of:=IF([.G2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5]" office:value-type="float" office:value="527.501" calcext:value-type="float">
            <text:p>527.501</text:p>
          </table:table-cell>
          <table:table-cell table:formula="of:=[$'hp-log.calibrate.20250623-171745'.D215]/[$'hp-log.calibrate.20250623-171745'.E215]" office:value-type="float" office:value="1.95572916666667" calcext:value-type="float">
            <text:p>1.95572916666667</text:p>
          </table:table-cell>
          <table:table-cell table:formula="of:=[.B214]-[.B213]" office:value-type="float" office:value="-0.00249537641427322" calcext:value-type="float">
            <text:p>-0.00249537641427322</text:p>
          </table:table-cell>
          <table:table-cell table:formula="of:=[.C214]*[.D$2]+(1-[.D$2])*[.D213]" office:value-type="float" office:value="0.000579065283391789" calcext:value-type="float">
            <text:p>0.000579065283391789</text:p>
          </table:table-cell>
          <table:table-cell table:style-name="ce5" table:formula="of:=ABS([.D214]/[.B214])" office:value-type="percentage" office:value="0.000296086642906055" calcext:value-type="percentage">
            <text:p>0.03%</text:p>
          </table:table-cell>
          <table:table-cell table:formula="of:=IF([.E214]&lt;[.F$2];1;0)" office:value-type="float" office:value="0" calcext:value-type="float">
            <text:p>0</text:p>
          </table:table-cell>
          <table:table-cell table:formula="of:=IF([.F214];[.G213]+[.F214];0)" office:value-type="float" office:value="0" calcext:value-type="float">
            <text:p>0</text:p>
          </table:table-cell>
          <table:table-cell table:formula="of:=IF([.G2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6]" office:value-type="float" office:value="530.001" calcext:value-type="float">
            <text:p>530.001</text:p>
          </table:table-cell>
          <table:table-cell table:formula="of:=[$'hp-log.calibrate.20250623-171745'.D216]/[$'hp-log.calibrate.20250623-171745'.E216]" office:value-type="float" office:value="1.95572916666667" calcext:value-type="float">
            <text:p>1.95572916666667</text:p>
          </table:table-cell>
          <table:table-cell table:formula="of:=[.B215]-[.B214]" office:value-type="float" office:value="0" calcext:value-type="float">
            <text:p>0</text:p>
          </table:table-cell>
          <table:table-cell table:formula="of:=[.C215]*[.D$2]+(1-[.D$2])*[.D214]" office:value-type="float" office:value="0.000521158755052611" calcext:value-type="float">
            <text:p>0.000521158755052611</text:p>
          </table:table-cell>
          <table:table-cell table:style-name="ce5" table:formula="of:=ABS([.D215]/[.B215])" office:value-type="percentage" office:value="0.000266477978615449" calcext:value-type="percentage">
            <text:p>0.03%</text:p>
          </table:table-cell>
          <table:table-cell table:formula="of:=IF([.E215]&lt;[.F$2];1;0)" office:value-type="float" office:value="0" calcext:value-type="float">
            <text:p>0</text:p>
          </table:table-cell>
          <table:table-cell table:formula="of:=IF([.F215];[.G214]+[.F215];0)" office:value-type="float" office:value="0" calcext:value-type="float">
            <text:p>0</text:p>
          </table:table-cell>
          <table:table-cell table:formula="of:=IF([.G2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7]" office:value-type="float" office:value="532.502" calcext:value-type="float">
            <text:p>532.502</text:p>
          </table:table-cell>
          <table:table-cell table:formula="of:=[$'hp-log.calibrate.20250623-171745'.D217]/[$'hp-log.calibrate.20250623-171745'.E217]" office:value-type="float" office:value="1.95572916666667" calcext:value-type="float">
            <text:p>1.95572916666667</text:p>
          </table:table-cell>
          <table:table-cell table:formula="of:=[.B216]-[.B215]" office:value-type="float" office:value="0" calcext:value-type="float">
            <text:p>0</text:p>
          </table:table-cell>
          <table:table-cell table:formula="of:=[.C216]*[.D$2]+(1-[.D$2])*[.D215]" office:value-type="float" office:value="0.000469042879547349" calcext:value-type="float">
            <text:p>0.000469042879547349</text:p>
          </table:table-cell>
          <table:table-cell table:style-name="ce5" table:formula="of:=ABS([.D216]/[.B216])" office:value-type="percentage" office:value="0.000239830180753904" calcext:value-type="percentage">
            <text:p>0.02%</text:p>
          </table:table-cell>
          <table:table-cell table:formula="of:=IF([.E216]&lt;[.F$2];1;0)" office:value-type="float" office:value="0" calcext:value-type="float">
            <text:p>0</text:p>
          </table:table-cell>
          <table:table-cell table:formula="of:=IF([.F216];[.G215]+[.F216];0)" office:value-type="float" office:value="0" calcext:value-type="float">
            <text:p>0</text:p>
          </table:table-cell>
          <table:table-cell table:formula="of:=IF([.G2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8]" office:value-type="float" office:value="535.002" calcext:value-type="float">
            <text:p>535.002</text:p>
          </table:table-cell>
          <table:table-cell table:formula="of:=[$'hp-log.calibrate.20250623-171745'.D218]/[$'hp-log.calibrate.20250623-171745'.E218]" office:value-type="float" office:value="1.95572916666667" calcext:value-type="float">
            <text:p>1.95572916666667</text:p>
          </table:table-cell>
          <table:table-cell table:formula="of:=[.B217]-[.B216]" office:value-type="float" office:value="0" calcext:value-type="float">
            <text:p>0</text:p>
          </table:table-cell>
          <table:table-cell table:formula="of:=[.C217]*[.D$2]+(1-[.D$2])*[.D216]" office:value-type="float" office:value="0.000422138591592615" calcext:value-type="float">
            <text:p>0.000422138591592615</text:p>
          </table:table-cell>
          <table:table-cell table:style-name="ce5" table:formula="of:=ABS([.D217]/[.B217])" office:value-type="percentage" office:value="0.000215847162678514" calcext:value-type="percentage">
            <text:p>0.02%</text:p>
          </table:table-cell>
          <table:table-cell table:formula="of:=IF([.E217]&lt;[.F$2];1;0)" office:value-type="float" office:value="0" calcext:value-type="float">
            <text:p>0</text:p>
          </table:table-cell>
          <table:table-cell table:formula="of:=IF([.F217];[.G216]+[.F217];0)" office:value-type="float" office:value="0" calcext:value-type="float">
            <text:p>0</text:p>
          </table:table-cell>
          <table:table-cell table:formula="of:=IF([.G2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19]" office:value-type="float" office:value="537.501" calcext:value-type="float">
            <text:p>537.501</text:p>
          </table:table-cell>
          <table:table-cell table:formula="of:=[$'hp-log.calibrate.20250623-171745'.D219]/[$'hp-log.calibrate.20250623-171745'.E219]" office:value-type="float" office:value="1.95572916666667" calcext:value-type="float">
            <text:p>1.95572916666667</text:p>
          </table:table-cell>
          <table:table-cell table:formula="of:=[.B218]-[.B217]" office:value-type="float" office:value="0" calcext:value-type="float">
            <text:p>0</text:p>
          </table:table-cell>
          <table:table-cell table:formula="of:=[.C218]*[.D$2]+(1-[.D$2])*[.D217]" office:value-type="float" office:value="0.000379924732433353" calcext:value-type="float">
            <text:p>0.000379924732433353</text:p>
          </table:table-cell>
          <table:table-cell table:style-name="ce5" table:formula="of:=ABS([.D218]/[.B218])" office:value-type="percentage" office:value="0.000194262446410663" calcext:value-type="percentage">
            <text:p>0.02%</text:p>
          </table:table-cell>
          <table:table-cell table:formula="of:=IF([.E218]&lt;[.F$2];1;0)" office:value-type="float" office:value="0" calcext:value-type="float">
            <text:p>0</text:p>
          </table:table-cell>
          <table:table-cell table:formula="of:=IF([.F218];[.G217]+[.F218];0)" office:value-type="float" office:value="0" calcext:value-type="float">
            <text:p>0</text:p>
          </table:table-cell>
          <table:table-cell table:formula="of:=IF([.G2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0]" office:value-type="float" office:value="540.002" calcext:value-type="float">
            <text:p>540.002</text:p>
          </table:table-cell>
          <table:table-cell table:formula="of:=[$'hp-log.calibrate.20250623-171745'.D220]/[$'hp-log.calibrate.20250623-171745'.E220]" office:value-type="float" office:value="1.96083550913838" calcext:value-type="float">
            <text:p>1.96083550913838</text:p>
          </table:table-cell>
          <table:table-cell table:formula="of:=[.B219]-[.B218]" office:value-type="float" office:value="0.00510634247171438" calcext:value-type="float">
            <text:p>0.00510634247171438</text:p>
          </table:table-cell>
          <table:table-cell table:formula="of:=[.C219]*[.D$2]+(1-[.D$2])*[.D218]" office:value-type="float" office:value="0.000852566506361455" calcext:value-type="float">
            <text:p>0.000852566506361455</text:p>
          </table:table-cell>
          <table:table-cell table:style-name="ce5" table:formula="of:=ABS([.D219]/[.B219])" office:value-type="percentage" office:value="0.00043479756582748" calcext:value-type="percentage">
            <text:p>0.04%</text:p>
          </table:table-cell>
          <table:table-cell table:formula="of:=IF([.E219]&lt;[.F$2];1;0)" office:value-type="float" office:value="0" calcext:value-type="float">
            <text:p>0</text:p>
          </table:table-cell>
          <table:table-cell table:formula="of:=IF([.F219];[.G218]+[.F219];0)" office:value-type="float" office:value="0" calcext:value-type="float">
            <text:p>0</text:p>
          </table:table-cell>
          <table:table-cell table:formula="of:=IF([.G2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1]" office:value-type="float" office:value="542.502" calcext:value-type="float">
            <text:p>542.502</text:p>
          </table:table-cell>
          <table:table-cell table:formula="of:=[$'hp-log.calibrate.20250623-171745'.D221]/[$'hp-log.calibrate.20250623-171745'.E221]" office:value-type="float" office:value="1.95833333333333" calcext:value-type="float">
            <text:p>1.95833333333333</text:p>
          </table:table-cell>
          <table:table-cell table:formula="of:=[.B220]-[.B219]" office:value-type="float" office:value="-0.00250217580504786" calcext:value-type="float">
            <text:p>-0.00250217580504786</text:p>
          </table:table-cell>
          <table:table-cell table:formula="of:=[.C220]*[.D$2]+(1-[.D$2])*[.D219]" office:value-type="float" office:value="0.000517092275220524" calcext:value-type="float">
            <text:p>0.000517092275220524</text:p>
          </table:table-cell>
          <table:table-cell table:style-name="ce5" table:formula="of:=ABS([.D220]/[.B220])" office:value-type="percentage" office:value="0.000264047119261544" calcext:value-type="percentage">
            <text:p>0.03%</text:p>
          </table:table-cell>
          <table:table-cell table:formula="of:=IF([.E220]&lt;[.F$2];1;0)" office:value-type="float" office:value="0" calcext:value-type="float">
            <text:p>0</text:p>
          </table:table-cell>
          <table:table-cell table:formula="of:=IF([.F220];[.G219]+[.F220];0)" office:value-type="float" office:value="0" calcext:value-type="float">
            <text:p>0</text:p>
          </table:table-cell>
          <table:table-cell table:formula="of:=IF([.G2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2]" office:value-type="float" office:value="545.002" calcext:value-type="float">
            <text:p>545.002</text:p>
          </table:table-cell>
          <table:table-cell table:formula="of:=[$'hp-log.calibrate.20250623-171745'.D222]/[$'hp-log.calibrate.20250623-171745'.E222]" office:value-type="float" office:value="1.96083550913838" calcext:value-type="float">
            <text:p>1.96083550913838</text:p>
          </table:table-cell>
          <table:table-cell table:formula="of:=[.B221]-[.B220]" office:value-type="float" office:value="0.00250217580504786" calcext:value-type="float">
            <text:p>0.00250217580504786</text:p>
          </table:table-cell>
          <table:table-cell table:formula="of:=[.C221]*[.D$2]+(1-[.D$2])*[.D220]" office:value-type="float" office:value="0.000715600628203258" calcext:value-type="float">
            <text:p>0.000715600628203258</text:p>
          </table:table-cell>
          <table:table-cell table:style-name="ce5" table:formula="of:=ABS([.D221]/[.B221])" office:value-type="percentage" office:value="0.000364946791746801" calcext:value-type="percentage">
            <text:p>0.04%</text:p>
          </table:table-cell>
          <table:table-cell table:formula="of:=IF([.E221]&lt;[.F$2];1;0)" office:value-type="float" office:value="0" calcext:value-type="float">
            <text:p>0</text:p>
          </table:table-cell>
          <table:table-cell table:formula="of:=IF([.F221];[.G220]+[.F221];0)" office:value-type="float" office:value="0" calcext:value-type="float">
            <text:p>0</text:p>
          </table:table-cell>
          <table:table-cell table:formula="of:=IF([.G2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3]" office:value-type="float" office:value="547.502" calcext:value-type="float">
            <text:p>547.502</text:p>
          </table:table-cell>
          <table:table-cell table:formula="of:=[$'hp-log.calibrate.20250623-171745'.D223]/[$'hp-log.calibrate.20250623-171745'.E223]" office:value-type="float" office:value="1.9609375" calcext:value-type="float">
            <text:p>1.9609375</text:p>
          </table:table-cell>
          <table:table-cell table:formula="of:=[.B222]-[.B221]" office:value-type="float" office:value="0.000101990861619106" calcext:value-type="float">
            <text:p>0.000101990861619106</text:p>
          </table:table-cell>
          <table:table-cell table:formula="of:=[.C222]*[.D$2]+(1-[.D$2])*[.D221]" office:value-type="float" office:value="0.000654239651544842" calcext:value-type="float">
            <text:p>0.000654239651544842</text:p>
          </table:table-cell>
          <table:table-cell table:style-name="ce5" table:formula="of:=ABS([.D222]/[.B222])" office:value-type="percentage" office:value="0.000333636156963107" calcext:value-type="percentage">
            <text:p>0.03%</text:p>
          </table:table-cell>
          <table:table-cell table:formula="of:=IF([.E222]&lt;[.F$2];1;0)" office:value-type="float" office:value="0" calcext:value-type="float">
            <text:p>0</text:p>
          </table:table-cell>
          <table:table-cell table:formula="of:=IF([.F222];[.G221]+[.F222];0)" office:value-type="float" office:value="0" calcext:value-type="float">
            <text:p>0</text:p>
          </table:table-cell>
          <table:table-cell table:formula="of:=IF([.G2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4]" office:value-type="float" office:value="550.002" calcext:value-type="float">
            <text:p>550.002</text:p>
          </table:table-cell>
          <table:table-cell table:formula="of:=[$'hp-log.calibrate.20250623-171745'.D224]/[$'hp-log.calibrate.20250623-171745'.E224]" office:value-type="float" office:value="1.95833333333333" calcext:value-type="float">
            <text:p>1.95833333333333</text:p>
          </table:table-cell>
          <table:table-cell table:formula="of:=[.B223]-[.B222]" office:value-type="float" office:value="-0.00260416666666696" calcext:value-type="float">
            <text:p>-0.00260416666666696</text:p>
          </table:table-cell>
          <table:table-cell table:formula="of:=[.C223]*[.D$2]+(1-[.D$2])*[.D222]" office:value-type="float" office:value="0.000328399019723662" calcext:value-type="float">
            <text:p>0.000328399019723662</text:p>
          </table:table-cell>
          <table:table-cell table:style-name="ce5" table:formula="of:=ABS([.D223]/[.B223])" office:value-type="percentage" office:value="0.000167693116454636" calcext:value-type="percentage">
            <text:p>0.02%</text:p>
          </table:table-cell>
          <table:table-cell table:formula="of:=IF([.E223]&lt;[.F$2];1;0)" office:value-type="float" office:value="0" calcext:value-type="float">
            <text:p>0</text:p>
          </table:table-cell>
          <table:table-cell table:formula="of:=IF([.F223];[.G222]+[.F223];0)" office:value-type="float" office:value="0" calcext:value-type="float">
            <text:p>0</text:p>
          </table:table-cell>
          <table:table-cell table:formula="of:=IF([.G2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5]" office:value-type="float" office:value="552.501" calcext:value-type="float">
            <text:p>552.501</text:p>
          </table:table-cell>
          <table:table-cell table:formula="of:=[$'hp-log.calibrate.20250623-171745'.D225]/[$'hp-log.calibrate.20250623-171745'.E225]" office:value-type="float" office:value="1.96083550913838" calcext:value-type="float">
            <text:p>1.96083550913838</text:p>
          </table:table-cell>
          <table:table-cell table:formula="of:=[.B224]-[.B223]" office:value-type="float" office:value="0.00250217580504786" calcext:value-type="float">
            <text:p>0.00250217580504786</text:p>
          </table:table-cell>
          <table:table-cell table:formula="of:=[.C224]*[.D$2]+(1-[.D$2])*[.D223]" office:value-type="float" office:value="0.000545776698256081" calcext:value-type="float">
            <text:p>0.000545776698256081</text:p>
          </table:table-cell>
          <table:table-cell table:style-name="ce5" table:formula="of:=ABS([.D224]/[.B224])" office:value-type="percentage" office:value="0.000278338848777735" calcext:value-type="percentage">
            <text:p>0.03%</text:p>
          </table:table-cell>
          <table:table-cell table:formula="of:=IF([.E224]&lt;[.F$2];1;0)" office:value-type="float" office:value="0" calcext:value-type="float">
            <text:p>0</text:p>
          </table:table-cell>
          <table:table-cell table:formula="of:=IF([.F224];[.G223]+[.F224];0)" office:value-type="float" office:value="0" calcext:value-type="float">
            <text:p>0</text:p>
          </table:table-cell>
          <table:table-cell table:formula="of:=IF([.G2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6]" office:value-type="float" office:value="555.001" calcext:value-type="float">
            <text:p>555.001</text:p>
          </table:table-cell>
          <table:table-cell table:formula="of:=[$'hp-log.calibrate.20250623-171745'.D226]/[$'hp-log.calibrate.20250623-171745'.E226]" office:value-type="float" office:value="1.96605744125326" calcext:value-type="float">
            <text:p>1.96605744125326</text:p>
          </table:table-cell>
          <table:table-cell table:formula="of:=[.B225]-[.B224]" office:value-type="float" office:value="0.00522193211488253" calcext:value-type="float">
            <text:p>0.00522193211488253</text:p>
          </table:table-cell>
          <table:table-cell table:formula="of:=[.C225]*[.D$2]+(1-[.D$2])*[.D224]" office:value-type="float" office:value="0.00101339223991873" calcext:value-type="float">
            <text:p>0.00101339223991873</text:p>
          </table:table-cell>
          <table:table-cell table:style-name="ce5" table:formula="of:=ABS([.D225]/[.B225])" office:value-type="percentage" office:value="0.00051544386173821" calcext:value-type="percentage">
            <text:p>0.05%</text:p>
          </table:table-cell>
          <table:table-cell table:formula="of:=IF([.E225]&lt;[.F$2];1;0)" office:value-type="float" office:value="0" calcext:value-type="float">
            <text:p>0</text:p>
          </table:table-cell>
          <table:table-cell table:formula="of:=IF([.F225];[.G224]+[.F225];0)" office:value-type="float" office:value="0" calcext:value-type="float">
            <text:p>0</text:p>
          </table:table-cell>
          <table:table-cell table:formula="of:=IF([.G2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7]" office:value-type="float" office:value="557.502" calcext:value-type="float">
            <text:p>557.502</text:p>
          </table:table-cell>
          <table:table-cell table:formula="of:=[$'hp-log.calibrate.20250623-171745'.D227]/[$'hp-log.calibrate.20250623-171745'.E227]" office:value-type="float" office:value="1.96354166666667" calcext:value-type="float">
            <text:p>1.96354166666667</text:p>
          </table:table-cell>
          <table:table-cell table:formula="of:=[.B226]-[.B225]" office:value-type="float" office:value="-0.00251577458659691" calcext:value-type="float">
            <text:p>-0.00251577458659691</text:p>
          </table:table-cell>
          <table:table-cell table:formula="of:=[.C226]*[.D$2]+(1-[.D$2])*[.D225]" office:value-type="float" office:value="0.000660475557267163" calcext:value-type="float">
            <text:p>0.000660475557267163</text:p>
          </table:table-cell>
          <table:table-cell table:style-name="ce5" table:formula="of:=ABS([.D226]/[.B226])" office:value-type="percentage" office:value="0.00033636951457638" calcext:value-type="percentage">
            <text:p>0.03%</text:p>
          </table:table-cell>
          <table:table-cell table:formula="of:=IF([.E226]&lt;[.F$2];1;0)" office:value-type="float" office:value="0" calcext:value-type="float">
            <text:p>0</text:p>
          </table:table-cell>
          <table:table-cell table:formula="of:=IF([.F226];[.G225]+[.F226];0)" office:value-type="float" office:value="0" calcext:value-type="float">
            <text:p>0</text:p>
          </table:table-cell>
          <table:table-cell table:formula="of:=IF([.G2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8]" office:value-type="float" office:value="560.002" calcext:value-type="float">
            <text:p>560.002</text:p>
          </table:table-cell>
          <table:table-cell table:formula="of:=[$'hp-log.calibrate.20250623-171745'.D228]/[$'hp-log.calibrate.20250623-171745'.E228]" office:value-type="float" office:value="1.96344647519582" calcext:value-type="float">
            <text:p>1.96344647519582</text:p>
          </table:table-cell>
          <table:table-cell table:formula="of:=[.B227]-[.B226]" office:value-type="float" office:value="-0.000095191470844469" calcext:value-type="float">
            <text:p>-9.5191470844469E-05</text:p>
          </table:table-cell>
          <table:table-cell table:formula="of:=[.C227]*[.D$2]+(1-[.D$2])*[.D226]" office:value-type="float" office:value="0.000584908854456" calcext:value-type="float">
            <text:p>0.000584908854456</text:p>
          </table:table-cell>
          <table:table-cell table:style-name="ce5" table:formula="of:=ABS([.D227]/[.B227])" office:value-type="percentage" office:value="0.000297899057522138" calcext:value-type="percentage">
            <text:p>0.03%</text:p>
          </table:table-cell>
          <table:table-cell table:formula="of:=IF([.E227]&lt;[.F$2];1;0)" office:value-type="float" office:value="0" calcext:value-type="float">
            <text:p>0</text:p>
          </table:table-cell>
          <table:table-cell table:formula="of:=IF([.F227];[.G226]+[.F227];0)" office:value-type="float" office:value="0" calcext:value-type="float">
            <text:p>0</text:p>
          </table:table-cell>
          <table:table-cell table:formula="of:=IF([.G2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29]" office:value-type="float" office:value="562.503" calcext:value-type="float">
            <text:p>562.503</text:p>
          </table:table-cell>
          <table:table-cell table:formula="of:=[$'hp-log.calibrate.20250623-171745'.D229]/[$'hp-log.calibrate.20250623-171745'.E229]" office:value-type="float" office:value="1.96605744125326" calcext:value-type="float">
            <text:p>1.96605744125326</text:p>
          </table:table-cell>
          <table:table-cell table:formula="of:=[.B228]-[.B227]" office:value-type="float" office:value="0.00261096605744138" calcext:value-type="float">
            <text:p>0.00261096605744138</text:p>
          </table:table-cell>
          <table:table-cell table:formula="of:=[.C228]*[.D$2]+(1-[.D$2])*[.D227]" office:value-type="float" office:value="0.000787514574754538" calcext:value-type="float">
            <text:p>0.000787514574754538</text:p>
          </table:table-cell>
          <table:table-cell table:style-name="ce5" table:formula="of:=ABS([.D228]/[.B228])" office:value-type="percentage" office:value="0.000400555221953503" calcext:value-type="percentage">
            <text:p>0.04%</text:p>
          </table:table-cell>
          <table:table-cell table:formula="of:=IF([.E228]&lt;[.F$2];1;0)" office:value-type="float" office:value="0" calcext:value-type="float">
            <text:p>0</text:p>
          </table:table-cell>
          <table:table-cell table:formula="of:=IF([.F228];[.G227]+[.F228];0)" office:value-type="float" office:value="0" calcext:value-type="float">
            <text:p>0</text:p>
          </table:table-cell>
          <table:table-cell table:formula="of:=IF([.G2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0]" office:value-type="float" office:value="565.002" calcext:value-type="float">
            <text:p>565.002</text:p>
          </table:table-cell>
          <table:table-cell table:formula="of:=[$'hp-log.calibrate.20250623-171745'.D230]/[$'hp-log.calibrate.20250623-171745'.E230]" office:value-type="float" office:value="1.96866840731071" calcext:value-type="float">
            <text:p>1.96866840731071</text:p>
          </table:table-cell>
          <table:table-cell table:formula="of:=[.B229]-[.B228]" office:value-type="float" office:value="0.00261096605744138" calcext:value-type="float">
            <text:p>0.00261096605744138</text:p>
          </table:table-cell>
          <table:table-cell table:formula="of:=[.C229]*[.D$2]+(1-[.D$2])*[.D228]" office:value-type="float" office:value="0.000969859723023222" calcext:value-type="float">
            <text:p>0.000969859723023222</text:p>
          </table:table-cell>
          <table:table-cell table:style-name="ce5" table:formula="of:=ABS([.D229]/[.B229])" office:value-type="percentage" office:value="0.000492647578140443" calcext:value-type="percentage">
            <text:p>0.05%</text:p>
          </table:table-cell>
          <table:table-cell table:formula="of:=IF([.E229]&lt;[.F$2];1;0)" office:value-type="float" office:value="0" calcext:value-type="float">
            <text:p>0</text:p>
          </table:table-cell>
          <table:table-cell table:formula="of:=IF([.F229];[.G228]+[.F229];0)" office:value-type="float" office:value="0" calcext:value-type="float">
            <text:p>0</text:p>
          </table:table-cell>
          <table:table-cell table:formula="of:=IF([.G2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1]" office:value-type="float" office:value="567.502" calcext:value-type="float">
            <text:p>567.502</text:p>
          </table:table-cell>
          <table:table-cell table:formula="of:=[$'hp-log.calibrate.20250623-171745'.D231]/[$'hp-log.calibrate.20250623-171745'.E231]" office:value-type="float" office:value="1.96866840731071" calcext:value-type="float">
            <text:p>1.96866840731071</text:p>
          </table:table-cell>
          <table:table-cell table:formula="of:=[.B230]-[.B229]" office:value-type="float" office:value="0" calcext:value-type="float">
            <text:p>0</text:p>
          </table:table-cell>
          <table:table-cell table:formula="of:=[.C230]*[.D$2]+(1-[.D$2])*[.D229]" office:value-type="float" office:value="0.000872873750720899" calcext:value-type="float">
            <text:p>0.000872873750720899</text:p>
          </table:table-cell>
          <table:table-cell table:style-name="ce5" table:formula="of:=ABS([.D230]/[.B230])" office:value-type="percentage" office:value="0.000443382820326399" calcext:value-type="percentage">
            <text:p>0.04%</text:p>
          </table:table-cell>
          <table:table-cell table:formula="of:=IF([.E230]&lt;[.F$2];1;0)" office:value-type="float" office:value="0" calcext:value-type="float">
            <text:p>0</text:p>
          </table:table-cell>
          <table:table-cell table:formula="of:=IF([.F230];[.G229]+[.F230];0)" office:value-type="float" office:value="0" calcext:value-type="float">
            <text:p>0</text:p>
          </table:table-cell>
          <table:table-cell table:formula="of:=IF([.G2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2]" office:value-type="float" office:value="570.002" calcext:value-type="float">
            <text:p>570.002</text:p>
          </table:table-cell>
          <table:table-cell table:formula="of:=[$'hp-log.calibrate.20250623-171745'.D232]/[$'hp-log.calibrate.20250623-171745'.E232]" office:value-type="float" office:value="1.96866840731071" calcext:value-type="float">
            <text:p>1.96866840731071</text:p>
          </table:table-cell>
          <table:table-cell table:formula="of:=[.B231]-[.B230]" office:value-type="float" office:value="0" calcext:value-type="float">
            <text:p>0</text:p>
          </table:table-cell>
          <table:table-cell table:formula="of:=[.C231]*[.D$2]+(1-[.D$2])*[.D230]" office:value-type="float" office:value="0.00078558637564881" calcext:value-type="float">
            <text:p>0.00078558637564881</text:p>
          </table:table-cell>
          <table:table-cell table:style-name="ce5" table:formula="of:=ABS([.D231]/[.B231])" office:value-type="percentage" office:value="0.000399044538293759" calcext:value-type="percentage">
            <text:p>0.04%</text:p>
          </table:table-cell>
          <table:table-cell table:formula="of:=IF([.E231]&lt;[.F$2];1;0)" office:value-type="float" office:value="0" calcext:value-type="float">
            <text:p>0</text:p>
          </table:table-cell>
          <table:table-cell table:formula="of:=IF([.F231];[.G230]+[.F231];0)" office:value-type="float" office:value="0" calcext:value-type="float">
            <text:p>0</text:p>
          </table:table-cell>
          <table:table-cell table:formula="of:=IF([.G2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3]" office:value-type="float" office:value="572.502" calcext:value-type="float">
            <text:p>572.502</text:p>
          </table:table-cell>
          <table:table-cell table:formula="of:=[$'hp-log.calibrate.20250623-171745'.D233]/[$'hp-log.calibrate.20250623-171745'.E233]" office:value-type="float" office:value="1.96866840731071" calcext:value-type="float">
            <text:p>1.96866840731071</text:p>
          </table:table-cell>
          <table:table-cell table:formula="of:=[.B232]-[.B231]" office:value-type="float" office:value="0" calcext:value-type="float">
            <text:p>0</text:p>
          </table:table-cell>
          <table:table-cell table:formula="of:=[.C232]*[.D$2]+(1-[.D$2])*[.D231]" office:value-type="float" office:value="0.000707027738083929" calcext:value-type="float">
            <text:p>0.000707027738083929</text:p>
          </table:table-cell>
          <table:table-cell table:style-name="ce5" table:formula="of:=ABS([.D232]/[.B232])" office:value-type="percentage" office:value="0.000359140084464383" calcext:value-type="percentage">
            <text:p>0.04%</text:p>
          </table:table-cell>
          <table:table-cell table:formula="of:=IF([.E232]&lt;[.F$2];1;0)" office:value-type="float" office:value="0" calcext:value-type="float">
            <text:p>0</text:p>
          </table:table-cell>
          <table:table-cell table:formula="of:=IF([.F232];[.G231]+[.F232];0)" office:value-type="float" office:value="0" calcext:value-type="float">
            <text:p>0</text:p>
          </table:table-cell>
          <table:table-cell table:formula="of:=IF([.G2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4]" office:value-type="float" office:value="575.002" calcext:value-type="float">
            <text:p>575.002</text:p>
          </table:table-cell>
          <table:table-cell table:formula="of:=[$'hp-log.calibrate.20250623-171745'.D234]/[$'hp-log.calibrate.20250623-171745'.E234]" office:value-type="float" office:value="1.96866840731071" calcext:value-type="float">
            <text:p>1.96866840731071</text:p>
          </table:table-cell>
          <table:table-cell table:formula="of:=[.B233]-[.B232]" office:value-type="float" office:value="0" calcext:value-type="float">
            <text:p>0</text:p>
          </table:table-cell>
          <table:table-cell table:formula="of:=[.C233]*[.D$2]+(1-[.D$2])*[.D232]" office:value-type="float" office:value="0.000636324964275536" calcext:value-type="float">
            <text:p>0.000636324964275536</text:p>
          </table:table-cell>
          <table:table-cell table:style-name="ce5" table:formula="of:=ABS([.D233]/[.B233])" office:value-type="percentage" office:value="0.000323226076017945" calcext:value-type="percentage">
            <text:p>0.03%</text:p>
          </table:table-cell>
          <table:table-cell table:formula="of:=IF([.E233]&lt;[.F$2];1;0)" office:value-type="float" office:value="0" calcext:value-type="float">
            <text:p>0</text:p>
          </table:table-cell>
          <table:table-cell table:formula="of:=IF([.F233];[.G232]+[.F233];0)" office:value-type="float" office:value="0" calcext:value-type="float">
            <text:p>0</text:p>
          </table:table-cell>
          <table:table-cell table:formula="of:=IF([.G2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5]" office:value-type="float" office:value="577.502" calcext:value-type="float">
            <text:p>577.502</text:p>
          </table:table-cell>
          <table:table-cell table:formula="of:=[$'hp-log.calibrate.20250623-171745'.D235]/[$'hp-log.calibrate.20250623-171745'.E235]" office:value-type="float" office:value="1.96866840731071" calcext:value-type="float">
            <text:p>1.96866840731071</text:p>
          </table:table-cell>
          <table:table-cell table:formula="of:=[.B234]-[.B233]" office:value-type="float" office:value="0" calcext:value-type="float">
            <text:p>0</text:p>
          </table:table-cell>
          <table:table-cell table:formula="of:=[.C234]*[.D$2]+(1-[.D$2])*[.D233]" office:value-type="float" office:value="0.000572692467847982" calcext:value-type="float">
            <text:p>0.000572692467847982</text:p>
          </table:table-cell>
          <table:table-cell table:style-name="ce5" table:formula="of:=ABS([.D234]/[.B234])" office:value-type="percentage" office:value="0.00029090346841615" calcext:value-type="percentage">
            <text:p>0.03%</text:p>
          </table:table-cell>
          <table:table-cell table:formula="of:=IF([.E234]&lt;[.F$2];1;0)" office:value-type="float" office:value="0" calcext:value-type="float">
            <text:p>0</text:p>
          </table:table-cell>
          <table:table-cell table:formula="of:=IF([.F234];[.G233]+[.F234];0)" office:value-type="float" office:value="0" calcext:value-type="float">
            <text:p>0</text:p>
          </table:table-cell>
          <table:table-cell table:formula="of:=IF([.G2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6]" office:value-type="float" office:value="580.002" calcext:value-type="float">
            <text:p>580.002</text:p>
          </table:table-cell>
          <table:table-cell table:formula="of:=[$'hp-log.calibrate.20250623-171745'.D236]/[$'hp-log.calibrate.20250623-171745'.E236]" office:value-type="float" office:value="1.96866840731071" calcext:value-type="float">
            <text:p>1.96866840731071</text:p>
          </table:table-cell>
          <table:table-cell table:formula="of:=[.B235]-[.B234]" office:value-type="float" office:value="0" calcext:value-type="float">
            <text:p>0</text:p>
          </table:table-cell>
          <table:table-cell table:formula="of:=[.C235]*[.D$2]+(1-[.D$2])*[.D234]" office:value-type="float" office:value="0.000515423221063184" calcext:value-type="float">
            <text:p>0.000515423221063184</text:p>
          </table:table-cell>
          <table:table-cell table:style-name="ce5" table:formula="of:=ABS([.D235]/[.B235])" office:value-type="percentage" office:value="0.000261813121574535" calcext:value-type="percentage">
            <text:p>0.03%</text:p>
          </table:table-cell>
          <table:table-cell table:formula="of:=IF([.E235]&lt;[.F$2];1;0)" office:value-type="float" office:value="0" calcext:value-type="float">
            <text:p>0</text:p>
          </table:table-cell>
          <table:table-cell table:formula="of:=IF([.F235];[.G234]+[.F235];0)" office:value-type="float" office:value="0" calcext:value-type="float">
            <text:p>0</text:p>
          </table:table-cell>
          <table:table-cell table:formula="of:=IF([.G2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7]" office:value-type="float" office:value="582.502" calcext:value-type="float">
            <text:p>582.502</text:p>
          </table:table-cell>
          <table:table-cell table:formula="of:=[$'hp-log.calibrate.20250623-171745'.D237]/[$'hp-log.calibrate.20250623-171745'.E237]" office:value-type="float" office:value="1.96866840731071" calcext:value-type="float">
            <text:p>1.96866840731071</text:p>
          </table:table-cell>
          <table:table-cell table:formula="of:=[.B236]-[.B235]" office:value-type="float" office:value="0" calcext:value-type="float">
            <text:p>0</text:p>
          </table:table-cell>
          <table:table-cell table:formula="of:=[.C236]*[.D$2]+(1-[.D$2])*[.D235]" office:value-type="float" office:value="0.000463880898956866" calcext:value-type="float">
            <text:p>0.000463880898956866</text:p>
          </table:table-cell>
          <table:table-cell table:style-name="ce5" table:formula="of:=ABS([.D236]/[.B236])" office:value-type="percentage" office:value="0.000235631809417082" calcext:value-type="percentage">
            <text:p>0.02%</text:p>
          </table:table-cell>
          <table:table-cell table:formula="of:=IF([.E236]&lt;[.F$2];1;0)" office:value-type="float" office:value="0" calcext:value-type="float">
            <text:p>0</text:p>
          </table:table-cell>
          <table:table-cell table:formula="of:=IF([.F236];[.G235]+[.F236];0)" office:value-type="float" office:value="0" calcext:value-type="float">
            <text:p>0</text:p>
          </table:table-cell>
          <table:table-cell table:formula="of:=IF([.G2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8]" office:value-type="float" office:value="585.001" calcext:value-type="float">
            <text:p>585.001</text:p>
          </table:table-cell>
          <table:table-cell table:formula="of:=[$'hp-log.calibrate.20250623-171745'.D238]/[$'hp-log.calibrate.20250623-171745'.E238]" office:value-type="float" office:value="1.96866840731071" calcext:value-type="float">
            <text:p>1.96866840731071</text:p>
          </table:table-cell>
          <table:table-cell table:formula="of:=[.B237]-[.B236]" office:value-type="float" office:value="0" calcext:value-type="float">
            <text:p>0</text:p>
          </table:table-cell>
          <table:table-cell table:formula="of:=[.C237]*[.D$2]+(1-[.D$2])*[.D236]" office:value-type="float" office:value="0.000417492809061179" calcext:value-type="float">
            <text:p>0.000417492809061179</text:p>
          </table:table-cell>
          <table:table-cell table:style-name="ce5" table:formula="of:=ABS([.D237]/[.B237])" office:value-type="percentage" office:value="0.000212068628475373" calcext:value-type="percentage">
            <text:p>0.02%</text:p>
          </table:table-cell>
          <table:table-cell table:formula="of:=IF([.E237]&lt;[.F$2];1;0)" office:value-type="float" office:value="0" calcext:value-type="float">
            <text:p>0</text:p>
          </table:table-cell>
          <table:table-cell table:formula="of:=IF([.F237];[.G236]+[.F237];0)" office:value-type="float" office:value="0" calcext:value-type="float">
            <text:p>0</text:p>
          </table:table-cell>
          <table:table-cell table:formula="of:=IF([.G2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39]" office:value-type="float" office:value="587.502" calcext:value-type="float">
            <text:p>587.502</text:p>
          </table:table-cell>
          <table:table-cell table:formula="of:=[$'hp-log.calibrate.20250623-171745'.D239]/[$'hp-log.calibrate.20250623-171745'.E239]" office:value-type="float" office:value="1.96866840731071" calcext:value-type="float">
            <text:p>1.96866840731071</text:p>
          </table:table-cell>
          <table:table-cell table:formula="of:=[.B238]-[.B237]" office:value-type="float" office:value="0" calcext:value-type="float">
            <text:p>0</text:p>
          </table:table-cell>
          <table:table-cell table:formula="of:=[.C238]*[.D$2]+(1-[.D$2])*[.D237]" office:value-type="float" office:value="0.000375743528155061" calcext:value-type="float">
            <text:p>0.000375743528155061</text:p>
          </table:table-cell>
          <table:table-cell table:style-name="ce5" table:formula="of:=ABS([.D238]/[.B238])" office:value-type="percentage" office:value="0.000190861765627836" calcext:value-type="percentage">
            <text:p>0.02%</text:p>
          </table:table-cell>
          <table:table-cell table:formula="of:=IF([.E238]&lt;[.F$2];1;0)" office:value-type="float" office:value="0" calcext:value-type="float">
            <text:p>0</text:p>
          </table:table-cell>
          <table:table-cell table:formula="of:=IF([.F238];[.G237]+[.F238];0)" office:value-type="float" office:value="0" calcext:value-type="float">
            <text:p>0</text:p>
          </table:table-cell>
          <table:table-cell table:formula="of:=IF([.G2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0]" office:value-type="float" office:value="590.001" calcext:value-type="float">
            <text:p>590.001</text:p>
          </table:table-cell>
          <table:table-cell table:formula="of:=[$'hp-log.calibrate.20250623-171745'.D240]/[$'hp-log.calibrate.20250623-171745'.E240]" office:value-type="float" office:value="1.96866840731071" calcext:value-type="float">
            <text:p>1.96866840731071</text:p>
          </table:table-cell>
          <table:table-cell table:formula="of:=[.B239]-[.B238]" office:value-type="float" office:value="0" calcext:value-type="float">
            <text:p>0</text:p>
          </table:table-cell>
          <table:table-cell table:formula="of:=[.C239]*[.D$2]+(1-[.D$2])*[.D238]" office:value-type="float" office:value="0.000338169175339555" calcext:value-type="float">
            <text:p>0.000338169175339555</text:p>
          </table:table-cell>
          <table:table-cell table:style-name="ce5" table:formula="of:=ABS([.D239]/[.B239])" office:value-type="percentage" office:value="0.000171775589065052" calcext:value-type="percentage">
            <text:p>0.02%</text:p>
          </table:table-cell>
          <table:table-cell table:formula="of:=IF([.E239]&lt;[.F$2];1;0)" office:value-type="float" office:value="0" calcext:value-type="float">
            <text:p>0</text:p>
          </table:table-cell>
          <table:table-cell table:formula="of:=IF([.F239];[.G238]+[.F239];0)" office:value-type="float" office:value="0" calcext:value-type="float">
            <text:p>0</text:p>
          </table:table-cell>
          <table:table-cell table:formula="of:=IF([.G2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1]" office:value-type="float" office:value="592.502" calcext:value-type="float">
            <text:p>592.502</text:p>
          </table:table-cell>
          <table:table-cell table:formula="of:=[$'hp-log.calibrate.20250623-171745'.D241]/[$'hp-log.calibrate.20250623-171745'.E241]" office:value-type="float" office:value="1.96866840731071" calcext:value-type="float">
            <text:p>1.96866840731071</text:p>
          </table:table-cell>
          <table:table-cell table:formula="of:=[.B240]-[.B239]" office:value-type="float" office:value="0" calcext:value-type="float">
            <text:p>0</text:p>
          </table:table-cell>
          <table:table-cell table:formula="of:=[.C240]*[.D$2]+(1-[.D$2])*[.D239]" office:value-type="float" office:value="0.0003043522578056" calcext:value-type="float">
            <text:p>0.0003043522578056</text:p>
          </table:table-cell>
          <table:table-cell table:style-name="ce5" table:formula="of:=ABS([.D240]/[.B240])" office:value-type="percentage" office:value="0.000154598030158547" calcext:value-type="percentage">
            <text:p>0.02%</text:p>
          </table:table-cell>
          <table:table-cell table:formula="of:=IF([.E240]&lt;[.F$2];1;0)" office:value-type="float" office:value="0" calcext:value-type="float">
            <text:p>0</text:p>
          </table:table-cell>
          <table:table-cell table:formula="of:=IF([.F240];[.G239]+[.F240];0)" office:value-type="float" office:value="0" calcext:value-type="float">
            <text:p>0</text:p>
          </table:table-cell>
          <table:table-cell table:formula="of:=IF([.G2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2]" office:value-type="float" office:value="595.002" calcext:value-type="float">
            <text:p>595.002</text:p>
          </table:table-cell>
          <table:table-cell table:formula="of:=[$'hp-log.calibrate.20250623-171745'.D242]/[$'hp-log.calibrate.20250623-171745'.E242]" office:value-type="float" office:value="1.9738219895288" calcext:value-type="float">
            <text:p>1.9738219895288</text:p>
          </table:table-cell>
          <table:table-cell table:formula="of:=[.B241]-[.B240]" office:value-type="float" office:value="0.00515358221809081" calcext:value-type="float">
            <text:p>0.00515358221809081</text:p>
          </table:table-cell>
          <table:table-cell table:formula="of:=[.C241]*[.D$2]+(1-[.D$2])*[.D240]" office:value-type="float" office:value="0.000789275253834121" calcext:value-type="float">
            <text:p>0.000789275253834121</text:p>
          </table:table-cell>
          <table:table-cell table:style-name="ce5" table:formula="of:=ABS([.D241]/[.B241])" office:value-type="percentage" office:value="0.000399871547698454" calcext:value-type="percentage">
            <text:p>0.04%</text:p>
          </table:table-cell>
          <table:table-cell table:formula="of:=IF([.E241]&lt;[.F$2];1;0)" office:value-type="float" office:value="0" calcext:value-type="float">
            <text:p>0</text:p>
          </table:table-cell>
          <table:table-cell table:formula="of:=IF([.F241];[.G240]+[.F241];0)" office:value-type="float" office:value="0" calcext:value-type="float">
            <text:p>0</text:p>
          </table:table-cell>
          <table:table-cell table:formula="of:=IF([.G2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3]" office:value-type="float" office:value="597.502" calcext:value-type="float">
            <text:p>597.502</text:p>
          </table:table-cell>
          <table:table-cell table:formula="of:=[$'hp-log.calibrate.20250623-171745'.D243]/[$'hp-log.calibrate.20250623-171745'.E243]" office:value-type="float" office:value="1.9738219895288" calcext:value-type="float">
            <text:p>1.9738219895288</text:p>
          </table:table-cell>
          <table:table-cell table:formula="of:=[.B242]-[.B241]" office:value-type="float" office:value="0" calcext:value-type="float">
            <text:p>0</text:p>
          </table:table-cell>
          <table:table-cell table:formula="of:=[.C242]*[.D$2]+(1-[.D$2])*[.D241]" office:value-type="float" office:value="0.000710347728450709" calcext:value-type="float">
            <text:p>0.000710347728450709</text:p>
          </table:table-cell>
          <table:table-cell table:style-name="ce5" table:formula="of:=ABS([.D242]/[.B242])" office:value-type="percentage" office:value="0.000359884392928608" calcext:value-type="percentage">
            <text:p>0.04%</text:p>
          </table:table-cell>
          <table:table-cell table:formula="of:=IF([.E242]&lt;[.F$2];1;0)" office:value-type="float" office:value="0" calcext:value-type="float">
            <text:p>0</text:p>
          </table:table-cell>
          <table:table-cell table:formula="of:=IF([.F242];[.G241]+[.F242];0)" office:value-type="float" office:value="0" calcext:value-type="float">
            <text:p>0</text:p>
          </table:table-cell>
          <table:table-cell table:formula="of:=IF([.G2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4]" office:value-type="float" office:value="600.001" calcext:value-type="float">
            <text:p>600.001</text:p>
          </table:table-cell>
          <table:table-cell table:formula="of:=[$'hp-log.calibrate.20250623-171745'.D244]/[$'hp-log.calibrate.20250623-171745'.E244]" office:value-type="float" office:value="1.9738219895288" calcext:value-type="float">
            <text:p>1.9738219895288</text:p>
          </table:table-cell>
          <table:table-cell table:formula="of:=[.B243]-[.B242]" office:value-type="float" office:value="0" calcext:value-type="float">
            <text:p>0</text:p>
          </table:table-cell>
          <table:table-cell table:formula="of:=[.C243]*[.D$2]+(1-[.D$2])*[.D242]" office:value-type="float" office:value="0.000639312955605638" calcext:value-type="float">
            <text:p>0.000639312955605638</text:p>
          </table:table-cell>
          <table:table-cell table:style-name="ce5" table:formula="of:=ABS([.D243]/[.B243])" office:value-type="percentage" office:value="0.000323895953635748" calcext:value-type="percentage">
            <text:p>0.03%</text:p>
          </table:table-cell>
          <table:table-cell table:formula="of:=IF([.E243]&lt;[.F$2];1;0)" office:value-type="float" office:value="0" calcext:value-type="float">
            <text:p>0</text:p>
          </table:table-cell>
          <table:table-cell table:formula="of:=IF([.F243];[.G242]+[.F243];0)" office:value-type="float" office:value="0" calcext:value-type="float">
            <text:p>0</text:p>
          </table:table-cell>
          <table:table-cell table:formula="of:=IF([.G2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5]" office:value-type="float" office:value="602.502" calcext:value-type="float">
            <text:p>602.502</text:p>
          </table:table-cell>
          <table:table-cell table:formula="of:=[$'hp-log.calibrate.20250623-171745'.D245]/[$'hp-log.calibrate.20250623-171745'.E245]" office:value-type="float" office:value="1.9738219895288" calcext:value-type="float">
            <text:p>1.9738219895288</text:p>
          </table:table-cell>
          <table:table-cell table:formula="of:=[.B244]-[.B243]" office:value-type="float" office:value="0" calcext:value-type="float">
            <text:p>0</text:p>
          </table:table-cell>
          <table:table-cell table:formula="of:=[.C244]*[.D$2]+(1-[.D$2])*[.D243]" office:value-type="float" office:value="0.000575381660045074" calcext:value-type="float">
            <text:p>0.000575381660045074</text:p>
          </table:table-cell>
          <table:table-cell table:style-name="ce5" table:formula="of:=ABS([.D244]/[.B244])" office:value-type="percentage" office:value="0.000291506358272173" calcext:value-type="percentage">
            <text:p>0.03%</text:p>
          </table:table-cell>
          <table:table-cell table:formula="of:=IF([.E244]&lt;[.F$2];1;0)" office:value-type="float" office:value="0" calcext:value-type="float">
            <text:p>0</text:p>
          </table:table-cell>
          <table:table-cell table:formula="of:=IF([.F244];[.G243]+[.F244];0)" office:value-type="float" office:value="0" calcext:value-type="float">
            <text:p>0</text:p>
          </table:table-cell>
          <table:table-cell table:formula="of:=IF([.G2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6]" office:value-type="float" office:value="605.002" calcext:value-type="float">
            <text:p>605.002</text:p>
          </table:table-cell>
          <table:table-cell table:formula="of:=[$'hp-log.calibrate.20250623-171745'.D246]/[$'hp-log.calibrate.20250623-171745'.E246]" office:value-type="float" office:value="1.9738219895288" calcext:value-type="float">
            <text:p>1.9738219895288</text:p>
          </table:table-cell>
          <table:table-cell table:formula="of:=[.B245]-[.B244]" office:value-type="float" office:value="0" calcext:value-type="float">
            <text:p>0</text:p>
          </table:table-cell>
          <table:table-cell table:formula="of:=[.C245]*[.D$2]+(1-[.D$2])*[.D244]" office:value-type="float" office:value="0.000517843494040567" calcext:value-type="float">
            <text:p>0.000517843494040567</text:p>
          </table:table-cell>
          <table:table-cell table:style-name="ce5" table:formula="of:=ABS([.D245]/[.B245])" office:value-type="percentage" office:value="0.000262355722444956" calcext:value-type="percentage">
            <text:p>0.03%</text:p>
          </table:table-cell>
          <table:table-cell table:formula="of:=IF([.E245]&lt;[.F$2];1;0)" office:value-type="float" office:value="0" calcext:value-type="float">
            <text:p>0</text:p>
          </table:table-cell>
          <table:table-cell table:formula="of:=IF([.F245];[.G244]+[.F245];0)" office:value-type="float" office:value="0" calcext:value-type="float">
            <text:p>0</text:p>
          </table:table-cell>
          <table:table-cell table:formula="of:=IF([.G2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7]" office:value-type="float" office:value="607.501" calcext:value-type="float">
            <text:p>607.501</text:p>
          </table:table-cell>
          <table:table-cell table:formula="of:=[$'hp-log.calibrate.20250623-171745'.D247]/[$'hp-log.calibrate.20250623-171745'.E247]" office:value-type="float" office:value="1.9738219895288" calcext:value-type="float">
            <text:p>1.9738219895288</text:p>
          </table:table-cell>
          <table:table-cell table:formula="of:=[.B246]-[.B245]" office:value-type="float" office:value="0" calcext:value-type="float">
            <text:p>0</text:p>
          </table:table-cell>
          <table:table-cell table:formula="of:=[.C246]*[.D$2]+(1-[.D$2])*[.D245]" office:value-type="float" office:value="0.00046605914463651" calcext:value-type="float">
            <text:p>0.00046605914463651</text:p>
          </table:table-cell>
          <table:table-cell table:style-name="ce5" table:formula="of:=ABS([.D246]/[.B246])" office:value-type="percentage" office:value="0.00023612015020046" calcext:value-type="percentage">
            <text:p>0.02%</text:p>
          </table:table-cell>
          <table:table-cell table:formula="of:=IF([.E246]&lt;[.F$2];1;0)" office:value-type="float" office:value="0" calcext:value-type="float">
            <text:p>0</text:p>
          </table:table-cell>
          <table:table-cell table:formula="of:=IF([.F246];[.G245]+[.F246];0)" office:value-type="float" office:value="0" calcext:value-type="float">
            <text:p>0</text:p>
          </table:table-cell>
          <table:table-cell table:formula="of:=IF([.G2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8]" office:value-type="float" office:value="610.002" calcext:value-type="float">
            <text:p>610.002</text:p>
          </table:table-cell>
          <table:table-cell table:formula="of:=[$'hp-log.calibrate.20250623-171745'.D248]/[$'hp-log.calibrate.20250623-171745'.E248]" office:value-type="float" office:value="1.9738219895288" calcext:value-type="float">
            <text:p>1.9738219895288</text:p>
          </table:table-cell>
          <table:table-cell table:formula="of:=[.B247]-[.B246]" office:value-type="float" office:value="0" calcext:value-type="float">
            <text:p>0</text:p>
          </table:table-cell>
          <table:table-cell table:formula="of:=[.C247]*[.D$2]+(1-[.D$2])*[.D246]" office:value-type="float" office:value="0.000419453230172859" calcext:value-type="float">
            <text:p>0.000419453230172859</text:p>
          </table:table-cell>
          <table:table-cell table:style-name="ce5" table:formula="of:=ABS([.D247]/[.B247])" office:value-type="percentage" office:value="0.000212508135180414" calcext:value-type="percentage">
            <text:p>0.02%</text:p>
          </table:table-cell>
          <table:table-cell table:formula="of:=IF([.E247]&lt;[.F$2];1;0)" office:value-type="float" office:value="0" calcext:value-type="float">
            <text:p>0</text:p>
          </table:table-cell>
          <table:table-cell table:formula="of:=IF([.F247];[.G246]+[.F247];0)" office:value-type="float" office:value="0" calcext:value-type="float">
            <text:p>0</text:p>
          </table:table-cell>
          <table:table-cell table:formula="of:=IF([.G2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49]" office:value-type="float" office:value="612.502" calcext:value-type="float">
            <text:p>612.502</text:p>
          </table:table-cell>
          <table:table-cell table:formula="of:=[$'hp-log.calibrate.20250623-171745'.D249]/[$'hp-log.calibrate.20250623-171745'.E249]" office:value-type="float" office:value="1.9738219895288" calcext:value-type="float">
            <text:p>1.9738219895288</text:p>
          </table:table-cell>
          <table:table-cell table:formula="of:=[.B248]-[.B247]" office:value-type="float" office:value="0" calcext:value-type="float">
            <text:p>0</text:p>
          </table:table-cell>
          <table:table-cell table:formula="of:=[.C248]*[.D$2]+(1-[.D$2])*[.D247]" office:value-type="float" office:value="0.000377507907155573" calcext:value-type="float">
            <text:p>0.000377507907155573</text:p>
          </table:table-cell>
          <table:table-cell table:style-name="ce5" table:formula="of:=ABS([.D248]/[.B248])" office:value-type="percentage" office:value="0.000191257321662373" calcext:value-type="percentage">
            <text:p>0.02%</text:p>
          </table:table-cell>
          <table:table-cell table:formula="of:=IF([.E248]&lt;[.F$2];1;0)" office:value-type="float" office:value="0" calcext:value-type="float">
            <text:p>0</text:p>
          </table:table-cell>
          <table:table-cell table:formula="of:=IF([.F248];[.G247]+[.F248];0)" office:value-type="float" office:value="0" calcext:value-type="float">
            <text:p>0</text:p>
          </table:table-cell>
          <table:table-cell table:formula="of:=IF([.G2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0]" office:value-type="float" office:value="615.001" calcext:value-type="float">
            <text:p>615.001</text:p>
          </table:table-cell>
          <table:table-cell table:formula="of:=[$'hp-log.calibrate.20250623-171745'.D250]/[$'hp-log.calibrate.20250623-171745'.E250]" office:value-type="float" office:value="1.9738219895288" calcext:value-type="float">
            <text:p>1.9738219895288</text:p>
          </table:table-cell>
          <table:table-cell table:formula="of:=[.B249]-[.B248]" office:value-type="float" office:value="0" calcext:value-type="float">
            <text:p>0</text:p>
          </table:table-cell>
          <table:table-cell table:formula="of:=[.C249]*[.D$2]+(1-[.D$2])*[.D248]" office:value-type="float" office:value="0.000339757116440016" calcext:value-type="float">
            <text:p>0.000339757116440016</text:p>
          </table:table-cell>
          <table:table-cell table:style-name="ce5" table:formula="of:=ABS([.D249]/[.B249])" office:value-type="percentage" office:value="0.000172131589496135" calcext:value-type="percentage">
            <text:p>0.02%</text:p>
          </table:table-cell>
          <table:table-cell table:formula="of:=IF([.E249]&lt;[.F$2];1;0)" office:value-type="float" office:value="0" calcext:value-type="float">
            <text:p>0</text:p>
          </table:table-cell>
          <table:table-cell table:formula="of:=IF([.F249];[.G248]+[.F249];0)" office:value-type="float" office:value="0" calcext:value-type="float">
            <text:p>0</text:p>
          </table:table-cell>
          <table:table-cell table:formula="of:=IF([.G2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1]" office:value-type="float" office:value="617.502" calcext:value-type="float">
            <text:p>617.502</text:p>
          </table:table-cell>
          <table:table-cell table:formula="of:=[$'hp-log.calibrate.20250623-171745'.D251]/[$'hp-log.calibrate.20250623-171745'.E251]" office:value-type="float" office:value="1.97900262467192" calcext:value-type="float">
            <text:p>1.97900262467192</text:p>
          </table:table-cell>
          <table:table-cell table:formula="of:=[.B250]-[.B249]" office:value-type="float" office:value="0.00518063514312006" calcext:value-type="float">
            <text:p>0.00518063514312006</text:p>
          </table:table-cell>
          <table:table-cell table:formula="of:=[.C250]*[.D$2]+(1-[.D$2])*[.D249]" office:value-type="float" office:value="0.00082384491910802" calcext:value-type="float">
            <text:p>0.00082384491910802</text:p>
          </table:table-cell>
          <table:table-cell table:style-name="ce5" table:formula="of:=ABS([.D250]/[.B250])" office:value-type="percentage" office:value="0.000416292989628854" calcext:value-type="percentage">
            <text:p>0.04%</text:p>
          </table:table-cell>
          <table:table-cell table:formula="of:=IF([.E250]&lt;[.F$2];1;0)" office:value-type="float" office:value="0" calcext:value-type="float">
            <text:p>0</text:p>
          </table:table-cell>
          <table:table-cell table:formula="of:=IF([.F250];[.G249]+[.F250];0)" office:value-type="float" office:value="0" calcext:value-type="float">
            <text:p>0</text:p>
          </table:table-cell>
          <table:table-cell table:formula="of:=IF([.G2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2]" office:value-type="float" office:value="620.002" calcext:value-type="float">
            <text:p>620.002</text:p>
          </table:table-cell>
          <table:table-cell table:formula="of:=[$'hp-log.calibrate.20250623-171745'.D252]/[$'hp-log.calibrate.20250623-171745'.E252]" office:value-type="float" office:value="1.97643979057592" calcext:value-type="float">
            <text:p>1.97643979057592</text:p>
          </table:table-cell>
          <table:table-cell table:formula="of:=[.B251]-[.B250]" office:value-type="float" office:value="-0.00256283409599956" calcext:value-type="float">
            <text:p>-0.00256283409599956</text:p>
          </table:table-cell>
          <table:table-cell table:formula="of:=[.C251]*[.D$2]+(1-[.D$2])*[.D250]" office:value-type="float" office:value="0.000485177017597263" calcext:value-type="float">
            <text:p>0.000485177017597263</text:p>
          </table:table-cell>
          <table:table-cell table:style-name="ce5" table:formula="of:=ABS([.D251]/[.B251])" office:value-type="percentage" office:value="0.000245480292347224" calcext:value-type="percentage">
            <text:p>0.02%</text:p>
          </table:table-cell>
          <table:table-cell table:formula="of:=IF([.E251]&lt;[.F$2];1;0)" office:value-type="float" office:value="0" calcext:value-type="float">
            <text:p>0</text:p>
          </table:table-cell>
          <table:table-cell table:formula="of:=IF([.F251];[.G250]+[.F251];0)" office:value-type="float" office:value="0" calcext:value-type="float">
            <text:p>0</text:p>
          </table:table-cell>
          <table:table-cell table:formula="of:=IF([.G2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3]" office:value-type="float" office:value="622.502" calcext:value-type="float">
            <text:p>622.502</text:p>
          </table:table-cell>
          <table:table-cell table:formula="of:=[$'hp-log.calibrate.20250623-171745'.D253]/[$'hp-log.calibrate.20250623-171745'.E253]" office:value-type="float" office:value="1.97643979057592" calcext:value-type="float">
            <text:p>1.97643979057592</text:p>
          </table:table-cell>
          <table:table-cell table:formula="of:=[.B252]-[.B251]" office:value-type="float" office:value="0" calcext:value-type="float">
            <text:p>0</text:p>
          </table:table-cell>
          <table:table-cell table:formula="of:=[.C252]*[.D$2]+(1-[.D$2])*[.D251]" office:value-type="float" office:value="0.000436659315837537" calcext:value-type="float">
            <text:p>0.000436659315837537</text:p>
          </table:table-cell>
          <table:table-cell table:style-name="ce5" table:formula="of:=ABS([.D252]/[.B252])" office:value-type="percentage" office:value="0.000220932263112502" calcext:value-type="percentage">
            <text:p>0.02%</text:p>
          </table:table-cell>
          <table:table-cell table:formula="of:=IF([.E252]&lt;[.F$2];1;0)" office:value-type="float" office:value="0" calcext:value-type="float">
            <text:p>0</text:p>
          </table:table-cell>
          <table:table-cell table:formula="of:=IF([.F252];[.G251]+[.F252];0)" office:value-type="float" office:value="0" calcext:value-type="float">
            <text:p>0</text:p>
          </table:table-cell>
          <table:table-cell table:formula="of:=IF([.G2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4]" office:value-type="float" office:value="625.001" calcext:value-type="float">
            <text:p>625.001</text:p>
          </table:table-cell>
          <table:table-cell table:formula="of:=[$'hp-log.calibrate.20250623-171745'.D254]/[$'hp-log.calibrate.20250623-171745'.E254]" office:value-type="float" office:value="1.97643979057592" calcext:value-type="float">
            <text:p>1.97643979057592</text:p>
          </table:table-cell>
          <table:table-cell table:formula="of:=[.B253]-[.B252]" office:value-type="float" office:value="0" calcext:value-type="float">
            <text:p>0</text:p>
          </table:table-cell>
          <table:table-cell table:formula="of:=[.C253]*[.D$2]+(1-[.D$2])*[.D252]" office:value-type="float" office:value="0.000392993384253783" calcext:value-type="float">
            <text:p>0.000392993384253783</text:p>
          </table:table-cell>
          <table:table-cell table:style-name="ce5" table:formula="of:=ABS([.D253]/[.B253])" office:value-type="percentage" office:value="0.000198839036801252" calcext:value-type="percentage">
            <text:p>0.02%</text:p>
          </table:table-cell>
          <table:table-cell table:formula="of:=IF([.E253]&lt;[.F$2];1;0)" office:value-type="float" office:value="0" calcext:value-type="float">
            <text:p>0</text:p>
          </table:table-cell>
          <table:table-cell table:formula="of:=IF([.F253];[.G252]+[.F253];0)" office:value-type="float" office:value="0" calcext:value-type="float">
            <text:p>0</text:p>
          </table:table-cell>
          <table:table-cell table:formula="of:=IF([.G2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5]" office:value-type="float" office:value="627.502" calcext:value-type="float">
            <text:p>627.502</text:p>
          </table:table-cell>
          <table:table-cell table:formula="of:=[$'hp-log.calibrate.20250623-171745'.D255]/[$'hp-log.calibrate.20250623-171745'.E255]" office:value-type="float" office:value="1.97643979057592" calcext:value-type="float">
            <text:p>1.97643979057592</text:p>
          </table:table-cell>
          <table:table-cell table:formula="of:=[.B254]-[.B253]" office:value-type="float" office:value="0" calcext:value-type="float">
            <text:p>0</text:p>
          </table:table-cell>
          <table:table-cell table:formula="of:=[.C254]*[.D$2]+(1-[.D$2])*[.D253]" office:value-type="float" office:value="0.000353694045828405" calcext:value-type="float">
            <text:p>0.000353694045828405</text:p>
          </table:table-cell>
          <table:table-cell table:style-name="ce5" table:formula="of:=ABS([.D254]/[.B254])" office:value-type="percentage" office:value="0.000178955133121127" calcext:value-type="percentage">
            <text:p>0.02%</text:p>
          </table:table-cell>
          <table:table-cell table:formula="of:=IF([.E254]&lt;[.F$2];1;0)" office:value-type="float" office:value="0" calcext:value-type="float">
            <text:p>0</text:p>
          </table:table-cell>
          <table:table-cell table:formula="of:=IF([.F254];[.G253]+[.F254];0)" office:value-type="float" office:value="0" calcext:value-type="float">
            <text:p>0</text:p>
          </table:table-cell>
          <table:table-cell table:formula="of:=IF([.G2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6]" office:value-type="float" office:value="630.002" calcext:value-type="float">
            <text:p>630.002</text:p>
          </table:table-cell>
          <table:table-cell table:formula="of:=[$'hp-log.calibrate.20250623-171745'.D256]/[$'hp-log.calibrate.20250623-171745'.E256]" office:value-type="float" office:value="1.97643979057592" calcext:value-type="float">
            <text:p>1.97643979057592</text:p>
          </table:table-cell>
          <table:table-cell table:formula="of:=[.B255]-[.B254]" office:value-type="float" office:value="0" calcext:value-type="float">
            <text:p>0</text:p>
          </table:table-cell>
          <table:table-cell table:formula="of:=[.C255]*[.D$2]+(1-[.D$2])*[.D254]" office:value-type="float" office:value="0.000318324641245564" calcext:value-type="float">
            <text:p>0.000318324641245564</text:p>
          </table:table-cell>
          <table:table-cell table:style-name="ce5" table:formula="of:=ABS([.D255]/[.B255])" office:value-type="percentage" office:value="0.000161059619809014" calcext:value-type="percentage">
            <text:p>0.02%</text:p>
          </table:table-cell>
          <table:table-cell table:formula="of:=IF([.E255]&lt;[.F$2];1;0)" office:value-type="float" office:value="0" calcext:value-type="float">
            <text:p>0</text:p>
          </table:table-cell>
          <table:table-cell table:formula="of:=IF([.F255];[.G254]+[.F255];0)" office:value-type="float" office:value="0" calcext:value-type="float">
            <text:p>0</text:p>
          </table:table-cell>
          <table:table-cell table:formula="of:=IF([.G2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7]" office:value-type="float" office:value="632.502" calcext:value-type="float">
            <text:p>632.502</text:p>
          </table:table-cell>
          <table:table-cell table:formula="of:=[$'hp-log.calibrate.20250623-171745'.D257]/[$'hp-log.calibrate.20250623-171745'.E257]" office:value-type="float" office:value="1.97643979057592" calcext:value-type="float">
            <text:p>1.97643979057592</text:p>
          </table:table-cell>
          <table:table-cell table:formula="of:=[.B256]-[.B255]" office:value-type="float" office:value="0" calcext:value-type="float">
            <text:p>0</text:p>
          </table:table-cell>
          <table:table-cell table:formula="of:=[.C256]*[.D$2]+(1-[.D$2])*[.D255]" office:value-type="float" office:value="0.000286492177121008" calcext:value-type="float">
            <text:p>0.000286492177121008</text:p>
          </table:table-cell>
          <table:table-cell table:style-name="ce5" table:formula="of:=ABS([.D256]/[.B256])" office:value-type="percentage" office:value="0.000144953657828113" calcext:value-type="percentage">
            <text:p>0.01%</text:p>
          </table:table-cell>
          <table:table-cell table:formula="of:=IF([.E256]&lt;[.F$2];1;0)" office:value-type="float" office:value="0" calcext:value-type="float">
            <text:p>0</text:p>
          </table:table-cell>
          <table:table-cell table:formula="of:=IF([.F256];[.G255]+[.F256];0)" office:value-type="float" office:value="0" calcext:value-type="float">
            <text:p>0</text:p>
          </table:table-cell>
          <table:table-cell table:formula="of:=IF([.G2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8]" office:value-type="float" office:value="635.002" calcext:value-type="float">
            <text:p>635.002</text:p>
          </table:table-cell>
          <table:table-cell table:formula="of:=[$'hp-log.calibrate.20250623-171745'.D258]/[$'hp-log.calibrate.20250623-171745'.E258]" office:value-type="float" office:value="1.97643979057592" calcext:value-type="float">
            <text:p>1.97643979057592</text:p>
          </table:table-cell>
          <table:table-cell table:formula="of:=[.B257]-[.B256]" office:value-type="float" office:value="0" calcext:value-type="float">
            <text:p>0</text:p>
          </table:table-cell>
          <table:table-cell table:formula="of:=[.C257]*[.D$2]+(1-[.D$2])*[.D256]" office:value-type="float" office:value="0.000257842959408907" calcext:value-type="float">
            <text:p>0.000257842959408907</text:p>
          </table:table-cell>
          <table:table-cell table:style-name="ce5" table:formula="of:=ABS([.D257]/[.B257])" office:value-type="percentage" office:value="0.000130458292045301" calcext:value-type="percentage">
            <text:p>0.01%</text:p>
          </table:table-cell>
          <table:table-cell table:formula="of:=IF([.E257]&lt;[.F$2];1;0)" office:value-type="float" office:value="0" calcext:value-type="float">
            <text:p>0</text:p>
          </table:table-cell>
          <table:table-cell table:formula="of:=IF([.F257];[.G256]+[.F257];0)" office:value-type="float" office:value="0" calcext:value-type="float">
            <text:p>0</text:p>
          </table:table-cell>
          <table:table-cell table:formula="of:=IF([.G25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59]" office:value-type="float" office:value="637.501" calcext:value-type="float">
            <text:p>637.501</text:p>
          </table:table-cell>
          <table:table-cell table:formula="of:=[$'hp-log.calibrate.20250623-171745'.D259]/[$'hp-log.calibrate.20250623-171745'.E259]" office:value-type="float" office:value="1.97643979057592" calcext:value-type="float">
            <text:p>1.97643979057592</text:p>
          </table:table-cell>
          <table:table-cell table:formula="of:=[.B258]-[.B257]" office:value-type="float" office:value="0" calcext:value-type="float">
            <text:p>0</text:p>
          </table:table-cell>
          <table:table-cell table:formula="of:=[.C258]*[.D$2]+(1-[.D$2])*[.D257]" office:value-type="float" office:value="0.000232058663468016" calcext:value-type="float">
            <text:p>0.000232058663468016</text:p>
          </table:table-cell>
          <table:table-cell table:style-name="ce5" table:formula="of:=ABS([.D258]/[.B258])" office:value-type="percentage" office:value="0.000117412462840771" calcext:value-type="percentage">
            <text:p>0.01%</text:p>
          </table:table-cell>
          <table:table-cell table:formula="of:=IF([.E258]&lt;[.F$2];1;0)" office:value-type="float" office:value="0" calcext:value-type="float">
            <text:p>0</text:p>
          </table:table-cell>
          <table:table-cell table:formula="of:=IF([.F258];[.G257]+[.F258];0)" office:value-type="float" office:value="0" calcext:value-type="float">
            <text:p>0</text:p>
          </table:table-cell>
          <table:table-cell table:formula="of:=IF([.G25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0]" office:value-type="float" office:value="640.002" calcext:value-type="float">
            <text:p>640.002</text:p>
          </table:table-cell>
          <table:table-cell table:formula="of:=[$'hp-log.calibrate.20250623-171745'.D260]/[$'hp-log.calibrate.20250623-171745'.E260]" office:value-type="float" office:value="1.98162729658793" calcext:value-type="float">
            <text:p>1.98162729658793</text:p>
          </table:table-cell>
          <table:table-cell table:formula="of:=[.B259]-[.B258]" office:value-type="float" office:value="0.00518750601201012" calcext:value-type="float">
            <text:p>0.00518750601201012</text:p>
          </table:table-cell>
          <table:table-cell table:formula="of:=[.C259]*[.D$2]+(1-[.D$2])*[.D258]" office:value-type="float" office:value="0.000727603398322227" calcext:value-type="float">
            <text:p>0.000727603398322227</text:p>
          </table:table-cell>
          <table:table-cell table:style-name="ce5" table:formula="of:=ABS([.D259]/[.B259])" office:value-type="percentage" office:value="0.000367174695047376" calcext:value-type="percentage">
            <text:p>0.04%</text:p>
          </table:table-cell>
          <table:table-cell table:formula="of:=IF([.E259]&lt;[.F$2];1;0)" office:value-type="float" office:value="0" calcext:value-type="float">
            <text:p>0</text:p>
          </table:table-cell>
          <table:table-cell table:formula="of:=IF([.F259];[.G258]+[.F259];0)" office:value-type="float" office:value="0" calcext:value-type="float">
            <text:p>0</text:p>
          </table:table-cell>
          <table:table-cell table:formula="of:=IF([.G25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1]" office:value-type="float" office:value="642.502" calcext:value-type="float">
            <text:p>642.502</text:p>
          </table:table-cell>
          <table:table-cell table:formula="of:=[$'hp-log.calibrate.20250623-171745'.D261]/[$'hp-log.calibrate.20250623-171745'.E261]" office:value-type="float" office:value="1.98167539267016" calcext:value-type="float">
            <text:p>1.98167539267016</text:p>
          </table:table-cell>
          <table:table-cell table:formula="of:=[.B260]-[.B259]" office:value-type="float" office:value="0.0000480960822306642" calcext:value-type="float">
            <text:p>4.80960822306642E-05</text:p>
          </table:table-cell>
          <table:table-cell table:formula="of:=[.C260]*[.D$2]+(1-[.D$2])*[.D259]" office:value-type="float" office:value="0.000659652666713071" calcext:value-type="float">
            <text:p>0.000659652666713071</text:p>
          </table:table-cell>
          <table:table-cell table:style-name="ce5" table:formula="of:=ABS([.D260]/[.B260])" office:value-type="percentage" office:value="0.000332876246610823" calcext:value-type="percentage">
            <text:p>0.03%</text:p>
          </table:table-cell>
          <table:table-cell table:formula="of:=IF([.E260]&lt;[.F$2];1;0)" office:value-type="float" office:value="0" calcext:value-type="float">
            <text:p>0</text:p>
          </table:table-cell>
          <table:table-cell table:formula="of:=IF([.F260];[.G259]+[.F260];0)" office:value-type="float" office:value="0" calcext:value-type="float">
            <text:p>0</text:p>
          </table:table-cell>
          <table:table-cell table:formula="of:=IF([.G26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2]" office:value-type="float" office:value="645.002" calcext:value-type="float">
            <text:p>645.002</text:p>
          </table:table-cell>
          <table:table-cell table:formula="of:=[$'hp-log.calibrate.20250623-171745'.D262]/[$'hp-log.calibrate.20250623-171745'.E262]" office:value-type="float" office:value="1.98167539267016" calcext:value-type="float">
            <text:p>1.98167539267016</text:p>
          </table:table-cell>
          <table:table-cell table:formula="of:=[.B261]-[.B260]" office:value-type="float" office:value="0" calcext:value-type="float">
            <text:p>0</text:p>
          </table:table-cell>
          <table:table-cell table:formula="of:=[.C261]*[.D$2]+(1-[.D$2])*[.D260]" office:value-type="float" office:value="0.000593687400041764" calcext:value-type="float">
            <text:p>0.000593687400041764</text:p>
          </table:table-cell>
          <table:table-cell table:style-name="ce5" table:formula="of:=ABS([.D261]/[.B261])" office:value-type="percentage" office:value="0.000299588621949741" calcext:value-type="percentage">
            <text:p>0.03%</text:p>
          </table:table-cell>
          <table:table-cell table:formula="of:=IF([.E261]&lt;[.F$2];1;0)" office:value-type="float" office:value="0" calcext:value-type="float">
            <text:p>0</text:p>
          </table:table-cell>
          <table:table-cell table:formula="of:=IF([.F261];[.G260]+[.F261];0)" office:value-type="float" office:value="0" calcext:value-type="float">
            <text:p>0</text:p>
          </table:table-cell>
          <table:table-cell table:formula="of:=IF([.G26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3]" office:value-type="float" office:value="647.502" calcext:value-type="float">
            <text:p>647.502</text:p>
          </table:table-cell>
          <table:table-cell table:formula="of:=[$'hp-log.calibrate.20250623-171745'.D263]/[$'hp-log.calibrate.20250623-171745'.E263]" office:value-type="float" office:value="1.98167539267016" calcext:value-type="float">
            <text:p>1.98167539267016</text:p>
          </table:table-cell>
          <table:table-cell table:formula="of:=[.B262]-[.B261]" office:value-type="float" office:value="0" calcext:value-type="float">
            <text:p>0</text:p>
          </table:table-cell>
          <table:table-cell table:formula="of:=[.C262]*[.D$2]+(1-[.D$2])*[.D261]" office:value-type="float" office:value="0.000534318660037587" calcext:value-type="float">
            <text:p>0.000534318660037587</text:p>
          </table:table-cell>
          <table:table-cell table:style-name="ce5" table:formula="of:=ABS([.D262]/[.B262])" office:value-type="percentage" office:value="0.000269629759754767" calcext:value-type="percentage">
            <text:p>0.03%</text:p>
          </table:table-cell>
          <table:table-cell table:formula="of:=IF([.E262]&lt;[.F$2];1;0)" office:value-type="float" office:value="0" calcext:value-type="float">
            <text:p>0</text:p>
          </table:table-cell>
          <table:table-cell table:formula="of:=IF([.F262];[.G261]+[.F262];0)" office:value-type="float" office:value="0" calcext:value-type="float">
            <text:p>0</text:p>
          </table:table-cell>
          <table:table-cell table:formula="of:=IF([.G26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4]" office:value-type="float" office:value="650.001" calcext:value-type="float">
            <text:p>650.001</text:p>
          </table:table-cell>
          <table:table-cell table:formula="of:=[$'hp-log.calibrate.20250623-171745'.D264]/[$'hp-log.calibrate.20250623-171745'.E264]" office:value-type="float" office:value="1.98167539267016" calcext:value-type="float">
            <text:p>1.98167539267016</text:p>
          </table:table-cell>
          <table:table-cell table:formula="of:=[.B263]-[.B262]" office:value-type="float" office:value="0" calcext:value-type="float">
            <text:p>0</text:p>
          </table:table-cell>
          <table:table-cell table:formula="of:=[.C263]*[.D$2]+(1-[.D$2])*[.D262]" office:value-type="float" office:value="0.000480886794033829" calcext:value-type="float">
            <text:p>0.000480886794033829</text:p>
          </table:table-cell>
          <table:table-cell table:style-name="ce5" table:formula="of:=ABS([.D263]/[.B263])" office:value-type="percentage" office:value="0.00024266678377929" calcext:value-type="percentage">
            <text:p>0.02%</text:p>
          </table:table-cell>
          <table:table-cell table:formula="of:=IF([.E263]&lt;[.F$2];1;0)" office:value-type="float" office:value="0" calcext:value-type="float">
            <text:p>0</text:p>
          </table:table-cell>
          <table:table-cell table:formula="of:=IF([.F263];[.G262]+[.F263];0)" office:value-type="float" office:value="0" calcext:value-type="float">
            <text:p>0</text:p>
          </table:table-cell>
          <table:table-cell table:formula="of:=IF([.G26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5]" office:value-type="float" office:value="652.501" calcext:value-type="float">
            <text:p>652.501</text:p>
          </table:table-cell>
          <table:table-cell table:formula="of:=[$'hp-log.calibrate.20250623-171745'.D265]/[$'hp-log.calibrate.20250623-171745'.E265]" office:value-type="float" office:value="1.98167539267016" calcext:value-type="float">
            <text:p>1.98167539267016</text:p>
          </table:table-cell>
          <table:table-cell table:formula="of:=[.B264]-[.B263]" office:value-type="float" office:value="0" calcext:value-type="float">
            <text:p>0</text:p>
          </table:table-cell>
          <table:table-cell table:formula="of:=[.C264]*[.D$2]+(1-[.D$2])*[.D263]" office:value-type="float" office:value="0.000432798114630446" calcext:value-type="float">
            <text:p>0.000432798114630446</text:p>
          </table:table-cell>
          <table:table-cell table:style-name="ce5" table:formula="of:=ABS([.D264]/[.B264])" office:value-type="percentage" office:value="0.000218400105401361" calcext:value-type="percentage">
            <text:p>0.02%</text:p>
          </table:table-cell>
          <table:table-cell table:formula="of:=IF([.E264]&lt;[.F$2];1;0)" office:value-type="float" office:value="0" calcext:value-type="float">
            <text:p>0</text:p>
          </table:table-cell>
          <table:table-cell table:formula="of:=IF([.F264];[.G263]+[.F264];0)" office:value-type="float" office:value="0" calcext:value-type="float">
            <text:p>0</text:p>
          </table:table-cell>
          <table:table-cell table:formula="of:=IF([.G26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6]" office:value-type="float" office:value="655.002" calcext:value-type="float">
            <text:p>655.002</text:p>
          </table:table-cell>
          <table:table-cell table:formula="of:=[$'hp-log.calibrate.20250623-171745'.D266]/[$'hp-log.calibrate.20250623-171745'.E266]" office:value-type="float" office:value="1.98167539267016" calcext:value-type="float">
            <text:p>1.98167539267016</text:p>
          </table:table-cell>
          <table:table-cell table:formula="of:=[.B265]-[.B264]" office:value-type="float" office:value="0" calcext:value-type="float">
            <text:p>0</text:p>
          </table:table-cell>
          <table:table-cell table:formula="of:=[.C265]*[.D$2]+(1-[.D$2])*[.D264]" office:value-type="float" office:value="0.000389518303167401" calcext:value-type="float">
            <text:p>0.000389518303167401</text:p>
          </table:table-cell>
          <table:table-cell table:style-name="ce5" table:formula="of:=ABS([.D265]/[.B265])" office:value-type="percentage" office:value="0.000196560094861225" calcext:value-type="percentage">
            <text:p>0.02%</text:p>
          </table:table-cell>
          <table:table-cell table:formula="of:=IF([.E265]&lt;[.F$2];1;0)" office:value-type="float" office:value="0" calcext:value-type="float">
            <text:p>0</text:p>
          </table:table-cell>
          <table:table-cell table:formula="of:=IF([.F265];[.G264]+[.F265];0)" office:value-type="float" office:value="0" calcext:value-type="float">
            <text:p>0</text:p>
          </table:table-cell>
          <table:table-cell table:formula="of:=IF([.G26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7]" office:value-type="float" office:value="657.502" calcext:value-type="float">
            <text:p>657.502</text:p>
          </table:table-cell>
          <table:table-cell table:formula="of:=[$'hp-log.calibrate.20250623-171745'.D267]/[$'hp-log.calibrate.20250623-171745'.E267]" office:value-type="float" office:value="1.98167539267016" calcext:value-type="float">
            <text:p>1.98167539267016</text:p>
          </table:table-cell>
          <table:table-cell table:formula="of:=[.B266]-[.B265]" office:value-type="float" office:value="0" calcext:value-type="float">
            <text:p>0</text:p>
          </table:table-cell>
          <table:table-cell table:formula="of:=[.C266]*[.D$2]+(1-[.D$2])*[.D265]" office:value-type="float" office:value="0.000350566472850661" calcext:value-type="float">
            <text:p>0.000350566472850661</text:p>
          </table:table-cell>
          <table:table-cell table:style-name="ce5" table:formula="of:=ABS([.D266]/[.B266])" office:value-type="percentage" office:value="0.000176904085375102" calcext:value-type="percentage">
            <text:p>0.02%</text:p>
          </table:table-cell>
          <table:table-cell table:formula="of:=IF([.E266]&lt;[.F$2];1;0)" office:value-type="float" office:value="0" calcext:value-type="float">
            <text:p>0</text:p>
          </table:table-cell>
          <table:table-cell table:formula="of:=IF([.F266];[.G265]+[.F266];0)" office:value-type="float" office:value="0" calcext:value-type="float">
            <text:p>0</text:p>
          </table:table-cell>
          <table:table-cell table:formula="of:=IF([.G26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8]" office:value-type="float" office:value="660.002" calcext:value-type="float">
            <text:p>660.002</text:p>
          </table:table-cell>
          <table:table-cell table:formula="of:=[$'hp-log.calibrate.20250623-171745'.D268]/[$'hp-log.calibrate.20250623-171745'.E268]" office:value-type="float" office:value="1.98167539267016" calcext:value-type="float">
            <text:p>1.98167539267016</text:p>
          </table:table-cell>
          <table:table-cell table:formula="of:=[.B267]-[.B266]" office:value-type="float" office:value="0" calcext:value-type="float">
            <text:p>0</text:p>
          </table:table-cell>
          <table:table-cell table:formula="of:=[.C267]*[.D$2]+(1-[.D$2])*[.D266]" office:value-type="float" office:value="0.000315509825565595" calcext:value-type="float">
            <text:p>0.000315509825565595</text:p>
          </table:table-cell>
          <table:table-cell table:style-name="ce5" table:formula="of:=ABS([.D267]/[.B267])" office:value-type="percentage" office:value="0.000159213676837592" calcext:value-type="percentage">
            <text:p>0.02%</text:p>
          </table:table-cell>
          <table:table-cell table:formula="of:=IF([.E267]&lt;[.F$2];1;0)" office:value-type="float" office:value="0" calcext:value-type="float">
            <text:p>0</text:p>
          </table:table-cell>
          <table:table-cell table:formula="of:=IF([.F267];[.G266]+[.F267];0)" office:value-type="float" office:value="0" calcext:value-type="float">
            <text:p>0</text:p>
          </table:table-cell>
          <table:table-cell table:formula="of:=IF([.G26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69]" office:value-type="float" office:value="662.501" calcext:value-type="float">
            <text:p>662.501</text:p>
          </table:table-cell>
          <table:table-cell table:formula="of:=[$'hp-log.calibrate.20250623-171745'.D269]/[$'hp-log.calibrate.20250623-171745'.E269]" office:value-type="float" office:value="1.98687664041995" calcext:value-type="float">
            <text:p>1.98687664041995</text:p>
          </table:table-cell>
          <table:table-cell table:formula="of:=[.B268]-[.B267]" office:value-type="float" office:value="0.00520124774979047" calcext:value-type="float">
            <text:p>0.00520124774979047</text:p>
          </table:table-cell>
          <table:table-cell table:formula="of:=[.C268]*[.D$2]+(1-[.D$2])*[.D267]" office:value-type="float" office:value="0.000804083617988083" calcext:value-type="float">
            <text:p>0.000804083617988083</text:p>
          </table:table-cell>
          <table:table-cell table:style-name="ce5" table:formula="of:=ABS([.D268]/[.B268])" office:value-type="percentage" office:value="0.000404697303108929" calcext:value-type="percentage">
            <text:p>0.04%</text:p>
          </table:table-cell>
          <table:table-cell table:formula="of:=IF([.E268]&lt;[.F$2];1;0)" office:value-type="float" office:value="0" calcext:value-type="float">
            <text:p>0</text:p>
          </table:table-cell>
          <table:table-cell table:formula="of:=IF([.F268];[.G267]+[.F268];0)" office:value-type="float" office:value="0" calcext:value-type="float">
            <text:p>0</text:p>
          </table:table-cell>
          <table:table-cell table:formula="of:=IF([.G26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0]" office:value-type="float" office:value="665.002" calcext:value-type="float">
            <text:p>665.002</text:p>
          </table:table-cell>
          <table:table-cell table:formula="of:=[$'hp-log.calibrate.20250623-171745'.D270]/[$'hp-log.calibrate.20250623-171745'.E270]" office:value-type="float" office:value="1.98429319371728" calcext:value-type="float">
            <text:p>1.98429319371728</text:p>
          </table:table-cell>
          <table:table-cell table:formula="of:=[.B269]-[.B268]" office:value-type="float" office:value="-0.00258344670266997" calcext:value-type="float">
            <text:p>-0.00258344670266997</text:p>
          </table:table-cell>
          <table:table-cell table:formula="of:=[.C269]*[.D$2]+(1-[.D$2])*[.D268]" office:value-type="float" office:value="0.000465330585922278" calcext:value-type="float">
            <text:p>0.000465330585922278</text:p>
          </table:table-cell>
          <table:table-cell table:style-name="ce5" table:formula="of:=ABS([.D269]/[.B269])" office:value-type="percentage" office:value="0.000234506970741834" calcext:value-type="percentage">
            <text:p>0.02%</text:p>
          </table:table-cell>
          <table:table-cell table:formula="of:=IF([.E269]&lt;[.F$2];1;0)" office:value-type="float" office:value="0" calcext:value-type="float">
            <text:p>0</text:p>
          </table:table-cell>
          <table:table-cell table:formula="of:=IF([.F269];[.G268]+[.F269];0)" office:value-type="float" office:value="0" calcext:value-type="float">
            <text:p>0</text:p>
          </table:table-cell>
          <table:table-cell table:formula="of:=IF([.G26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1]" office:value-type="float" office:value="667.502" calcext:value-type="float">
            <text:p>667.502</text:p>
          </table:table-cell>
          <table:table-cell table:formula="of:=[$'hp-log.calibrate.20250623-171745'.D271]/[$'hp-log.calibrate.20250623-171745'.E271]" office:value-type="float" office:value="1.98687664041995" calcext:value-type="float">
            <text:p>1.98687664041995</text:p>
          </table:table-cell>
          <table:table-cell table:formula="of:=[.B270]-[.B269]" office:value-type="float" office:value="0.00258344670266997" calcext:value-type="float">
            <text:p>0.00258344670266997</text:p>
          </table:table-cell>
          <table:table-cell table:formula="of:=[.C270]*[.D$2]+(1-[.D$2])*[.D269]" office:value-type="float" office:value="0.000677142197597047" calcext:value-type="float">
            <text:p>0.000677142197597047</text:p>
          </table:table-cell>
          <table:table-cell table:style-name="ce5" table:formula="of:=ABS([.D270]/[.B270])" office:value-type="percentage" office:value="0.000340807367614894" calcext:value-type="percentage">
            <text:p>0.03%</text:p>
          </table:table-cell>
          <table:table-cell table:formula="of:=IF([.E270]&lt;[.F$2];1;0)" office:value-type="float" office:value="0" calcext:value-type="float">
            <text:p>0</text:p>
          </table:table-cell>
          <table:table-cell table:formula="of:=IF([.F270];[.G269]+[.F270];0)" office:value-type="float" office:value="0" calcext:value-type="float">
            <text:p>0</text:p>
          </table:table-cell>
          <table:table-cell table:formula="of:=IF([.G27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2]" office:value-type="float" office:value="670.001" calcext:value-type="float">
            <text:p>670.001</text:p>
          </table:table-cell>
          <table:table-cell table:formula="of:=[$'hp-log.calibrate.20250623-171745'.D272]/[$'hp-log.calibrate.20250623-171745'.E272]" office:value-type="float" office:value="1.98429319371728" calcext:value-type="float">
            <text:p>1.98429319371728</text:p>
          </table:table-cell>
          <table:table-cell table:formula="of:=[.B271]-[.B270]" office:value-type="float" office:value="-0.00258344670266997" calcext:value-type="float">
            <text:p>-0.00258344670266997</text:p>
          </table:table-cell>
          <table:table-cell table:formula="of:=[.C271]*[.D$2]+(1-[.D$2])*[.D270]" office:value-type="float" office:value="0.000351083307570345" calcext:value-type="float">
            <text:p>0.000351083307570345</text:p>
          </table:table-cell>
          <table:table-cell table:style-name="ce5" table:formula="of:=ABS([.D271]/[.B271])" office:value-type="percentage" office:value="0.000176931165556559" calcext:value-type="percentage">
            <text:p>0.02%</text:p>
          </table:table-cell>
          <table:table-cell table:formula="of:=IF([.E271]&lt;[.F$2];1;0)" office:value-type="float" office:value="0" calcext:value-type="float">
            <text:p>0</text:p>
          </table:table-cell>
          <table:table-cell table:formula="of:=IF([.F271];[.G270]+[.F271];0)" office:value-type="float" office:value="0" calcext:value-type="float">
            <text:p>0</text:p>
          </table:table-cell>
          <table:table-cell table:formula="of:=IF([.G2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3]" office:value-type="float" office:value="672.502" calcext:value-type="float">
            <text:p>672.502</text:p>
          </table:table-cell>
          <table:table-cell table:formula="of:=[$'hp-log.calibrate.20250623-171745'.D273]/[$'hp-log.calibrate.20250623-171745'.E273]" office:value-type="float" office:value="1.98687664041995" calcext:value-type="float">
            <text:p>1.98687664041995</text:p>
          </table:table-cell>
          <table:table-cell table:formula="of:=[.B272]-[.B271]" office:value-type="float" office:value="0.00258344670266997" calcext:value-type="float">
            <text:p>0.00258344670266997</text:p>
          </table:table-cell>
          <table:table-cell table:formula="of:=[.C272]*[.D$2]+(1-[.D$2])*[.D271]" office:value-type="float" office:value="0.000574319647080308" calcext:value-type="float">
            <text:p>0.000574319647080308</text:p>
          </table:table-cell>
          <table:table-cell table:style-name="ce5" table:formula="of:=ABS([.D272]/[.B272])" office:value-type="percentage" office:value="0.000289056519864725" calcext:value-type="percentage">
            <text:p>0.03%</text:p>
          </table:table-cell>
          <table:table-cell table:formula="of:=IF([.E272]&lt;[.F$2];1;0)" office:value-type="float" office:value="0" calcext:value-type="float">
            <text:p>0</text:p>
          </table:table-cell>
          <table:table-cell table:formula="of:=IF([.F272];[.G271]+[.F272];0)" office:value-type="float" office:value="0" calcext:value-type="float">
            <text:p>0</text:p>
          </table:table-cell>
          <table:table-cell table:formula="of:=IF([.G2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4]" office:value-type="float" office:value="675.002" calcext:value-type="float">
            <text:p>675.002</text:p>
          </table:table-cell>
          <table:table-cell table:formula="of:=[$'hp-log.calibrate.20250623-171745'.D274]/[$'hp-log.calibrate.20250623-171745'.E274]" office:value-type="float" office:value="1.98429319371728" calcext:value-type="float">
            <text:p>1.98429319371728</text:p>
          </table:table-cell>
          <table:table-cell table:formula="of:=[.B273]-[.B272]" office:value-type="float" office:value="-0.00258344670266997" calcext:value-type="float">
            <text:p>-0.00258344670266997</text:p>
          </table:table-cell>
          <table:table-cell table:formula="of:=[.C273]*[.D$2]+(1-[.D$2])*[.D272]" office:value-type="float" office:value="0.00025854301210528" calcext:value-type="float">
            <text:p>0.00025854301210528</text:p>
          </table:table-cell>
          <table:table-cell table:style-name="ce5" table:formula="of:=ABS([.D273]/[.B273])" office:value-type="percentage" office:value="0.000130294763356487" calcext:value-type="percentage">
            <text:p>0.01%</text:p>
          </table:table-cell>
          <table:table-cell table:formula="of:=IF([.E273]&lt;[.F$2];1;0)" office:value-type="float" office:value="0" calcext:value-type="float">
            <text:p>0</text:p>
          </table:table-cell>
          <table:table-cell table:formula="of:=IF([.F273];[.G272]+[.F273];0)" office:value-type="float" office:value="0" calcext:value-type="float">
            <text:p>0</text:p>
          </table:table-cell>
          <table:table-cell table:formula="of:=IF([.G2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5]" office:value-type="float" office:value="677.502" calcext:value-type="float">
            <text:p>677.502</text:p>
          </table:table-cell>
          <table:table-cell table:formula="of:=[$'hp-log.calibrate.20250623-171745'.D275]/[$'hp-log.calibrate.20250623-171745'.E275]" office:value-type="float" office:value="1.98687664041995" calcext:value-type="float">
            <text:p>1.98687664041995</text:p>
          </table:table-cell>
          <table:table-cell table:formula="of:=[.B274]-[.B273]" office:value-type="float" office:value="0.00258344670266997" calcext:value-type="float">
            <text:p>0.00258344670266997</text:p>
          </table:table-cell>
          <table:table-cell table:formula="of:=[.C274]*[.D$2]+(1-[.D$2])*[.D273]" office:value-type="float" office:value="0.000491033381161749" calcext:value-type="float">
            <text:p>0.000491033381161749</text:p>
          </table:table-cell>
          <table:table-cell table:style-name="ce5" table:formula="of:=ABS([.D274]/[.B274])" office:value-type="percentage" office:value="0.000247138333187089" calcext:value-type="percentage">
            <text:p>0.02%</text:p>
          </table:table-cell>
          <table:table-cell table:formula="of:=IF([.E274]&lt;[.F$2];1;0)" office:value-type="float" office:value="0" calcext:value-type="float">
            <text:p>0</text:p>
          </table:table-cell>
          <table:table-cell table:formula="of:=IF([.F274];[.G273]+[.F274];0)" office:value-type="float" office:value="0" calcext:value-type="float">
            <text:p>0</text:p>
          </table:table-cell>
          <table:table-cell table:formula="of:=IF([.G2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6]" office:value-type="float" office:value="680.001" calcext:value-type="float">
            <text:p>680.001</text:p>
          </table:table-cell>
          <table:table-cell table:formula="of:=[$'hp-log.calibrate.20250623-171745'.D276]/[$'hp-log.calibrate.20250623-171745'.E276]" office:value-type="float" office:value="1.98950131233596" calcext:value-type="float">
            <text:p>1.98950131233596</text:p>
          </table:table-cell>
          <table:table-cell table:formula="of:=[.B275]-[.B274]" office:value-type="float" office:value="0.00262467191601035" calcext:value-type="float">
            <text:p>0.00262467191601035</text:p>
          </table:table-cell>
          <table:table-cell table:formula="of:=[.C275]*[.D$2]+(1-[.D$2])*[.D274]" office:value-type="float" office:value="0.000704397234646609" calcext:value-type="float">
            <text:p>0.000704397234646609</text:p>
          </table:table-cell>
          <table:table-cell table:style-name="ce5" table:formula="of:=ABS([.D275]/[.B275])" office:value-type="percentage" office:value="0.000354057185224747" calcext:value-type="percentage">
            <text:p>0.04%</text:p>
          </table:table-cell>
          <table:table-cell table:formula="of:=IF([.E275]&lt;[.F$2];1;0)" office:value-type="float" office:value="0" calcext:value-type="float">
            <text:p>0</text:p>
          </table:table-cell>
          <table:table-cell table:formula="of:=IF([.F275];[.G274]+[.F275];0)" office:value-type="float" office:value="0" calcext:value-type="float">
            <text:p>0</text:p>
          </table:table-cell>
          <table:table-cell table:formula="of:=IF([.G2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7]" office:value-type="float" office:value="682.502" calcext:value-type="float">
            <text:p>682.502</text:p>
          </table:table-cell>
          <table:table-cell table:formula="of:=[$'hp-log.calibrate.20250623-171745'.D277]/[$'hp-log.calibrate.20250623-171745'.E277]" office:value-type="float" office:value="1.98950131233596" calcext:value-type="float">
            <text:p>1.98950131233596</text:p>
          </table:table-cell>
          <table:table-cell table:formula="of:=[.B276]-[.B275]" office:value-type="float" office:value="0" calcext:value-type="float">
            <text:p>0</text:p>
          </table:table-cell>
          <table:table-cell table:formula="of:=[.C276]*[.D$2]+(1-[.D$2])*[.D275]" office:value-type="float" office:value="0.000633957511181948" calcext:value-type="float">
            <text:p>0.000633957511181948</text:p>
          </table:table-cell>
          <table:table-cell table:style-name="ce5" table:formula="of:=ABS([.D276]/[.B276])" office:value-type="percentage" office:value="0.000318651466702272" calcext:value-type="percentage">
            <text:p>0.03%</text:p>
          </table:table-cell>
          <table:table-cell table:formula="of:=IF([.E276]&lt;[.F$2];1;0)" office:value-type="float" office:value="0" calcext:value-type="float">
            <text:p>0</text:p>
          </table:table-cell>
          <table:table-cell table:formula="of:=IF([.F276];[.G275]+[.F276];0)" office:value-type="float" office:value="0" calcext:value-type="float">
            <text:p>0</text:p>
          </table:table-cell>
          <table:table-cell table:formula="of:=IF([.G2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8]" office:value-type="float" office:value="685.001" calcext:value-type="float">
            <text:p>685.001</text:p>
          </table:table-cell>
          <table:table-cell table:formula="of:=[$'hp-log.calibrate.20250623-171745'.D278]/[$'hp-log.calibrate.20250623-171745'.E278]" office:value-type="float" office:value="1.98950131233596" calcext:value-type="float">
            <text:p>1.98950131233596</text:p>
          </table:table-cell>
          <table:table-cell table:formula="of:=[.B277]-[.B276]" office:value-type="float" office:value="0" calcext:value-type="float">
            <text:p>0</text:p>
          </table:table-cell>
          <table:table-cell table:formula="of:=[.C277]*[.D$2]+(1-[.D$2])*[.D276]" office:value-type="float" office:value="0.000570561760063753" calcext:value-type="float">
            <text:p>0.000570561760063753</text:p>
          </table:table-cell>
          <table:table-cell table:style-name="ce5" table:formula="of:=ABS([.D277]/[.B277])" office:value-type="percentage" office:value="0.000286786320032045" calcext:value-type="percentage">
            <text:p>0.03%</text:p>
          </table:table-cell>
          <table:table-cell table:formula="of:=IF([.E277]&lt;[.F$2];1;0)" office:value-type="float" office:value="0" calcext:value-type="float">
            <text:p>0</text:p>
          </table:table-cell>
          <table:table-cell table:formula="of:=IF([.F277];[.G276]+[.F277];0)" office:value-type="float" office:value="0" calcext:value-type="float">
            <text:p>0</text:p>
          </table:table-cell>
          <table:table-cell table:formula="of:=IF([.G2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79]" office:value-type="float" office:value="687.501" calcext:value-type="float">
            <text:p>687.501</text:p>
          </table:table-cell>
          <table:table-cell table:formula="of:=[$'hp-log.calibrate.20250623-171745'.D279]/[$'hp-log.calibrate.20250623-171745'.E279]" office:value-type="float" office:value="1.98950131233596" calcext:value-type="float">
            <text:p>1.98950131233596</text:p>
          </table:table-cell>
          <table:table-cell table:formula="of:=[.B278]-[.B277]" office:value-type="float" office:value="0" calcext:value-type="float">
            <text:p>0</text:p>
          </table:table-cell>
          <table:table-cell table:formula="of:=[.C278]*[.D$2]+(1-[.D$2])*[.D277]" office:value-type="float" office:value="0.000513505584057378" calcext:value-type="float">
            <text:p>0.000513505584057378</text:p>
          </table:table-cell>
          <table:table-cell table:style-name="ce5" table:formula="of:=ABS([.D278]/[.B278])" office:value-type="percentage" office:value="0.00025810768802884" calcext:value-type="percentage">
            <text:p>0.03%</text:p>
          </table:table-cell>
          <table:table-cell table:formula="of:=IF([.E278]&lt;[.F$2];1;0)" office:value-type="float" office:value="0" calcext:value-type="float">
            <text:p>0</text:p>
          </table:table-cell>
          <table:table-cell table:formula="of:=IF([.F278];[.G277]+[.F278];0)" office:value-type="float" office:value="0" calcext:value-type="float">
            <text:p>0</text:p>
          </table:table-cell>
          <table:table-cell table:formula="of:=IF([.G2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0]" office:value-type="float" office:value="690.001" calcext:value-type="float">
            <text:p>690.001</text:p>
          </table:table-cell>
          <table:table-cell table:formula="of:=[$'hp-log.calibrate.20250623-171745'.D280]/[$'hp-log.calibrate.20250623-171745'.E280]" office:value-type="float" office:value="1.98950131233596" calcext:value-type="float">
            <text:p>1.98950131233596</text:p>
          </table:table-cell>
          <table:table-cell table:formula="of:=[.B279]-[.B278]" office:value-type="float" office:value="0" calcext:value-type="float">
            <text:p>0</text:p>
          </table:table-cell>
          <table:table-cell table:formula="of:=[.C279]*[.D$2]+(1-[.D$2])*[.D278]" office:value-type="float" office:value="0.00046215502565164" calcext:value-type="float">
            <text:p>0.00046215502565164</text:p>
          </table:table-cell>
          <table:table-cell table:style-name="ce5" table:formula="of:=ABS([.D279]/[.B279])" office:value-type="percentage" office:value="0.000232296919225956" calcext:value-type="percentage">
            <text:p>0.02%</text:p>
          </table:table-cell>
          <table:table-cell table:formula="of:=IF([.E279]&lt;[.F$2];1;0)" office:value-type="float" office:value="0" calcext:value-type="float">
            <text:p>0</text:p>
          </table:table-cell>
          <table:table-cell table:formula="of:=IF([.F279];[.G278]+[.F279];0)" office:value-type="float" office:value="0" calcext:value-type="float">
            <text:p>0</text:p>
          </table:table-cell>
          <table:table-cell table:formula="of:=IF([.G2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1]" office:value-type="float" office:value="692.501" calcext:value-type="float">
            <text:p>692.501</text:p>
          </table:table-cell>
          <table:table-cell table:formula="of:=[$'hp-log.calibrate.20250623-171745'.D281]/[$'hp-log.calibrate.20250623-171745'.E281]" office:value-type="float" office:value="1.98950131233596" calcext:value-type="float">
            <text:p>1.98950131233596</text:p>
          </table:table-cell>
          <table:table-cell table:formula="of:=[.B280]-[.B279]" office:value-type="float" office:value="0" calcext:value-type="float">
            <text:p>0</text:p>
          </table:table-cell>
          <table:table-cell table:formula="of:=[.C280]*[.D$2]+(1-[.D$2])*[.D279]" office:value-type="float" office:value="0.000415939523086476" calcext:value-type="float">
            <text:p>0.000415939523086476</text:p>
          </table:table-cell>
          <table:table-cell table:style-name="ce5" table:formula="of:=ABS([.D280]/[.B280])" office:value-type="percentage" office:value="0.000209067227303361" calcext:value-type="percentage">
            <text:p>0.02%</text:p>
          </table:table-cell>
          <table:table-cell table:formula="of:=IF([.E280]&lt;[.F$2];1;0)" office:value-type="float" office:value="0" calcext:value-type="float">
            <text:p>0</text:p>
          </table:table-cell>
          <table:table-cell table:formula="of:=IF([.F280];[.G279]+[.F280];0)" office:value-type="float" office:value="0" calcext:value-type="float">
            <text:p>0</text:p>
          </table:table-cell>
          <table:table-cell table:formula="of:=IF([.G2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2]" office:value-type="float" office:value="695.002" calcext:value-type="float">
            <text:p>695.002</text:p>
          </table:table-cell>
          <table:table-cell table:formula="of:=[$'hp-log.calibrate.20250623-171745'.D282]/[$'hp-log.calibrate.20250623-171745'.E282]" office:value-type="float" office:value="1.98950131233596" calcext:value-type="float">
            <text:p>1.98950131233596</text:p>
          </table:table-cell>
          <table:table-cell table:formula="of:=[.B281]-[.B280]" office:value-type="float" office:value="0" calcext:value-type="float">
            <text:p>0</text:p>
          </table:table-cell>
          <table:table-cell table:formula="of:=[.C281]*[.D$2]+(1-[.D$2])*[.D280]" office:value-type="float" office:value="0.000374345570777828" calcext:value-type="float">
            <text:p>0.000374345570777828</text:p>
          </table:table-cell>
          <table:table-cell table:style-name="ce5" table:formula="of:=ABS([.D281]/[.B281])" office:value-type="percentage" office:value="0.000188160504573025" calcext:value-type="percentage">
            <text:p>0.02%</text:p>
          </table:table-cell>
          <table:table-cell table:formula="of:=IF([.E281]&lt;[.F$2];1;0)" office:value-type="float" office:value="0" calcext:value-type="float">
            <text:p>0</text:p>
          </table:table-cell>
          <table:table-cell table:formula="of:=IF([.F281];[.G280]+[.F281];0)" office:value-type="float" office:value="0" calcext:value-type="float">
            <text:p>0</text:p>
          </table:table-cell>
          <table:table-cell table:formula="of:=IF([.G2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3]" office:value-type="float" office:value="697.502" calcext:value-type="float">
            <text:p>697.502</text:p>
          </table:table-cell>
          <table:table-cell table:formula="of:=[$'hp-log.calibrate.20250623-171745'.D283]/[$'hp-log.calibrate.20250623-171745'.E283]" office:value-type="float" office:value="1.98950131233596" calcext:value-type="float">
            <text:p>1.98950131233596</text:p>
          </table:table-cell>
          <table:table-cell table:formula="of:=[.B282]-[.B281]" office:value-type="float" office:value="0" calcext:value-type="float">
            <text:p>0</text:p>
          </table:table-cell>
          <table:table-cell table:formula="of:=[.C282]*[.D$2]+(1-[.D$2])*[.D281]" office:value-type="float" office:value="0.000336911013700046" calcext:value-type="float">
            <text:p>0.000336911013700046</text:p>
          </table:table-cell>
          <table:table-cell table:style-name="ce5" table:formula="of:=ABS([.D282]/[.B282])" office:value-type="percentage" office:value="0.000169344454115722" calcext:value-type="percentage">
            <text:p>0.02%</text:p>
          </table:table-cell>
          <table:table-cell table:formula="of:=IF([.E282]&lt;[.F$2];1;0)" office:value-type="float" office:value="0" calcext:value-type="float">
            <text:p>0</text:p>
          </table:table-cell>
          <table:table-cell table:formula="of:=IF([.F282];[.G281]+[.F282];0)" office:value-type="float" office:value="0" calcext:value-type="float">
            <text:p>0</text:p>
          </table:table-cell>
          <table:table-cell table:formula="of:=IF([.G2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4]" office:value-type="float" office:value="700.002" calcext:value-type="float">
            <text:p>700.002</text:p>
          </table:table-cell>
          <table:table-cell table:formula="of:=[$'hp-log.calibrate.20250623-171745'.D284]/[$'hp-log.calibrate.20250623-171745'.E284]" office:value-type="float" office:value="1.98950131233596" calcext:value-type="float">
            <text:p>1.98950131233596</text:p>
          </table:table-cell>
          <table:table-cell table:formula="of:=[.B283]-[.B282]" office:value-type="float" office:value="0" calcext:value-type="float">
            <text:p>0</text:p>
          </table:table-cell>
          <table:table-cell table:formula="of:=[.C283]*[.D$2]+(1-[.D$2])*[.D282]" office:value-type="float" office:value="0.000303219912330041" calcext:value-type="float">
            <text:p>0.000303219912330041</text:p>
          </table:table-cell>
          <table:table-cell table:style-name="ce5" table:formula="of:=ABS([.D283]/[.B283])" office:value-type="percentage" office:value="0.00015241000870415" calcext:value-type="percentage">
            <text:p>0.02%</text:p>
          </table:table-cell>
          <table:table-cell table:formula="of:=IF([.E283]&lt;[.F$2];1;0)" office:value-type="float" office:value="0" calcext:value-type="float">
            <text:p>0</text:p>
          </table:table-cell>
          <table:table-cell table:formula="of:=IF([.F283];[.G282]+[.F283];0)" office:value-type="float" office:value="0" calcext:value-type="float">
            <text:p>0</text:p>
          </table:table-cell>
          <table:table-cell table:formula="of:=IF([.G2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5]" office:value-type="float" office:value="702.502" calcext:value-type="float">
            <text:p>702.502</text:p>
          </table:table-cell>
          <table:table-cell table:formula="of:=[$'hp-log.calibrate.20250623-171745'.D285]/[$'hp-log.calibrate.20250623-171745'.E285]" office:value-type="float" office:value="1.99473684210526" calcext:value-type="float">
            <text:p>1.99473684210526</text:p>
          </table:table-cell>
          <table:table-cell table:formula="of:=[.B284]-[.B283]" office:value-type="float" office:value="0.00523552976930541" calcext:value-type="float">
            <text:p>0.00523552976930541</text:p>
          </table:table-cell>
          <table:table-cell table:formula="of:=[.C284]*[.D$2]+(1-[.D$2])*[.D283]" office:value-type="float" office:value="0.000796450898027578" calcext:value-type="float">
            <text:p>0.000796450898027578</text:p>
          </table:table-cell>
          <table:table-cell table:style-name="ce5" table:formula="of:=ABS([.D284]/[.B284])" office:value-type="percentage" office:value="0.00039927617579219" calcext:value-type="percentage">
            <text:p>0.04%</text:p>
          </table:table-cell>
          <table:table-cell table:formula="of:=IF([.E284]&lt;[.F$2];1;0)" office:value-type="float" office:value="0" calcext:value-type="float">
            <text:p>0</text:p>
          </table:table-cell>
          <table:table-cell table:formula="of:=IF([.F284];[.G283]+[.F284];0)" office:value-type="float" office:value="0" calcext:value-type="float">
            <text:p>0</text:p>
          </table:table-cell>
          <table:table-cell table:formula="of:=IF([.G2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6]" office:value-type="float" office:value="705.002" calcext:value-type="float">
            <text:p>705.002</text:p>
          </table:table-cell>
          <table:table-cell table:formula="of:=[$'hp-log.calibrate.20250623-171745'.D286]/[$'hp-log.calibrate.20250623-171745'.E286]" office:value-type="float" office:value="1.98950131233596" calcext:value-type="float">
            <text:p>1.98950131233596</text:p>
          </table:table-cell>
          <table:table-cell table:formula="of:=[.B285]-[.B284]" office:value-type="float" office:value="-0.00523552976930541" calcext:value-type="float">
            <text:p>-0.00523552976930541</text:p>
          </table:table-cell>
          <table:table-cell table:formula="of:=[.C285]*[.D$2]+(1-[.D$2])*[.D284]" office:value-type="float" office:value="0.000193252831294279" calcext:value-type="float">
            <text:p>0.000193252831294279</text:p>
          </table:table-cell>
          <table:table-cell table:style-name="ce5" table:formula="of:=ABS([.D285]/[.B285])" office:value-type="percentage" office:value="0.0000971363175766759" calcext:value-type="percentage">
            <text:p>0.01%</text:p>
          </table:table-cell>
          <table:table-cell table:formula="of:=IF([.E285]&lt;[.F$2];1;0)" office:value-type="float" office:value="1" calcext:value-type="float">
            <text:p>1</text:p>
          </table:table-cell>
          <table:table-cell table:formula="of:=IF([.F285];[.G284]+[.F285];0)" office:value-type="float" office:value="1" calcext:value-type="float">
            <text:p>1</text:p>
          </table:table-cell>
          <table:table-cell table:formula="of:=IF([.G2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7]" office:value-type="float" office:value="707.501" calcext:value-type="float">
            <text:p>707.501</text:p>
          </table:table-cell>
          <table:table-cell table:formula="of:=[$'hp-log.calibrate.20250623-171745'.D287]/[$'hp-log.calibrate.20250623-171745'.E287]" office:value-type="float" office:value="1.98950131233596" calcext:value-type="float">
            <text:p>1.98950131233596</text:p>
          </table:table-cell>
          <table:table-cell table:formula="of:=[.B286]-[.B285]" office:value-type="float" office:value="0" calcext:value-type="float">
            <text:p>0</text:p>
          </table:table-cell>
          <table:table-cell table:formula="of:=[.C286]*[.D$2]+(1-[.D$2])*[.D285]" office:value-type="float" office:value="0.000173927548164851" calcext:value-type="float">
            <text:p>0.000173927548164851</text:p>
          </table:table-cell>
          <table:table-cell table:style-name="ce5" table:formula="of:=ABS([.D286]/[.B286])" office:value-type="percentage" office:value="0.0000874226858190083" calcext:value-type="percentage">
            <text:p>0.01%</text:p>
          </table:table-cell>
          <table:table-cell table:formula="of:=IF([.E286]&lt;[.F$2];1;0)" office:value-type="float" office:value="1" calcext:value-type="float">
            <text:p>1</text:p>
          </table:table-cell>
          <table:table-cell table:formula="of:=IF([.F286];[.G285]+[.F286];0)" office:value-type="float" office:value="2" calcext:value-type="float">
            <text:p>2</text:p>
          </table:table-cell>
          <table:table-cell table:formula="of:=IF([.G2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8]" office:value-type="float" office:value="710.001" calcext:value-type="float">
            <text:p>710.001</text:p>
          </table:table-cell>
          <table:table-cell table:formula="of:=[$'hp-log.calibrate.20250623-171745'.D288]/[$'hp-log.calibrate.20250623-171745'.E288]" office:value-type="float" office:value="1.98950131233596" calcext:value-type="float">
            <text:p>1.98950131233596</text:p>
          </table:table-cell>
          <table:table-cell table:formula="of:=[.B287]-[.B286]" office:value-type="float" office:value="0" calcext:value-type="float">
            <text:p>0</text:p>
          </table:table-cell>
          <table:table-cell table:formula="of:=[.C287]*[.D$2]+(1-[.D$2])*[.D286]" office:value-type="float" office:value="0.000156534793348366" calcext:value-type="float">
            <text:p>0.000156534793348366</text:p>
          </table:table-cell>
          <table:table-cell table:style-name="ce5" table:formula="of:=ABS([.D287]/[.B287])" office:value-type="percentage" office:value="0.0000786804172371075" calcext:value-type="percentage">
            <text:p>0.01%</text:p>
          </table:table-cell>
          <table:table-cell table:formula="of:=IF([.E287]&lt;[.F$2];1;0)" office:value-type="float" office:value="1" calcext:value-type="float">
            <text:p>1</text:p>
          </table:table-cell>
          <table:table-cell table:formula="of:=IF([.F287];[.G286]+[.F287];0)" office:value-type="float" office:value="3" calcext:value-type="float">
            <text:p>3</text:p>
          </table:table-cell>
          <table:table-cell table:formula="of:=IF([.G2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89]" office:value-type="float" office:value="712.502" calcext:value-type="float">
            <text:p>712.502</text:p>
          </table:table-cell>
          <table:table-cell table:formula="of:=[$'hp-log.calibrate.20250623-171745'.D289]/[$'hp-log.calibrate.20250623-171745'.E289]" office:value-type="float" office:value="1.99473684210526" calcext:value-type="float">
            <text:p>1.99473684210526</text:p>
          </table:table-cell>
          <table:table-cell table:formula="of:=[.B288]-[.B287]" office:value-type="float" office:value="0.00523552976930541" calcext:value-type="float">
            <text:p>0.00523552976930541</text:p>
          </table:table-cell>
          <table:table-cell table:formula="of:=[.C288]*[.D$2]+(1-[.D$2])*[.D287]" office:value-type="float" office:value="0.000664434290944071" calcext:value-type="float">
            <text:p>0.000664434290944071</text:p>
          </table:table-cell>
          <table:table-cell table:style-name="ce5" table:formula="of:=ABS([.D288]/[.B288])" office:value-type="percentage" office:value="0.000333093707861144" calcext:value-type="percentage">
            <text:p>0.03%</text:p>
          </table:table-cell>
          <table:table-cell table:formula="of:=IF([.E288]&lt;[.F$2];1;0)" office:value-type="float" office:value="0" calcext:value-type="float">
            <text:p>0</text:p>
          </table:table-cell>
          <table:table-cell table:formula="of:=IF([.F288];[.G287]+[.F288];0)" office:value-type="float" office:value="0" calcext:value-type="float">
            <text:p>0</text:p>
          </table:table-cell>
          <table:table-cell table:formula="of:=IF([.G2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0]" office:value-type="float" office:value="715.001" calcext:value-type="float">
            <text:p>715.001</text:p>
          </table:table-cell>
          <table:table-cell table:formula="of:=[$'hp-log.calibrate.20250623-171745'.D290]/[$'hp-log.calibrate.20250623-171745'.E290]" office:value-type="float" office:value="1.99473684210526" calcext:value-type="float">
            <text:p>1.99473684210526</text:p>
          </table:table-cell>
          <table:table-cell table:formula="of:=[.B289]-[.B288]" office:value-type="float" office:value="0" calcext:value-type="float">
            <text:p>0</text:p>
          </table:table-cell>
          <table:table-cell table:formula="of:=[.C289]*[.D$2]+(1-[.D$2])*[.D288]" office:value-type="float" office:value="0.000597990861849664" calcext:value-type="float">
            <text:p>0.000597990861849664</text:p>
          </table:table-cell>
          <table:table-cell table:style-name="ce5" table:formula="of:=ABS([.D289]/[.B289])" office:value-type="percentage" office:value="0.000299784337075029" calcext:value-type="percentage">
            <text:p>0.03%</text:p>
          </table:table-cell>
          <table:table-cell table:formula="of:=IF([.E289]&lt;[.F$2];1;0)" office:value-type="float" office:value="0" calcext:value-type="float">
            <text:p>0</text:p>
          </table:table-cell>
          <table:table-cell table:formula="of:=IF([.F289];[.G288]+[.F289];0)" office:value-type="float" office:value="0" calcext:value-type="float">
            <text:p>0</text:p>
          </table:table-cell>
          <table:table-cell table:formula="of:=IF([.G2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1]" office:value-type="float" office:value="717.501" calcext:value-type="float">
            <text:p>717.501</text:p>
          </table:table-cell>
          <table:table-cell table:formula="of:=[$'hp-log.calibrate.20250623-171745'.D291]/[$'hp-log.calibrate.20250623-171745'.E291]" office:value-type="float" office:value="1.99473684210526" calcext:value-type="float">
            <text:p>1.99473684210526</text:p>
          </table:table-cell>
          <table:table-cell table:formula="of:=[.B290]-[.B289]" office:value-type="float" office:value="0" calcext:value-type="float">
            <text:p>0</text:p>
          </table:table-cell>
          <table:table-cell table:formula="of:=[.C290]*[.D$2]+(1-[.D$2])*[.D289]" office:value-type="float" office:value="0.000538191775664697" calcext:value-type="float">
            <text:p>0.000538191775664697</text:p>
          </table:table-cell>
          <table:table-cell table:style-name="ce5" table:formula="of:=ABS([.D290]/[.B290])" office:value-type="percentage" office:value="0.000269805903367526" calcext:value-type="percentage">
            <text:p>0.03%</text:p>
          </table:table-cell>
          <table:table-cell table:formula="of:=IF([.E290]&lt;[.F$2];1;0)" office:value-type="float" office:value="0" calcext:value-type="float">
            <text:p>0</text:p>
          </table:table-cell>
          <table:table-cell table:formula="of:=IF([.F290];[.G289]+[.F290];0)" office:value-type="float" office:value="0" calcext:value-type="float">
            <text:p>0</text:p>
          </table:table-cell>
          <table:table-cell table:formula="of:=IF([.G2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2]" office:value-type="float" office:value="720.002" calcext:value-type="float">
            <text:p>720.002</text:p>
          </table:table-cell>
          <table:table-cell table:formula="of:=[$'hp-log.calibrate.20250623-171745'.D292]/[$'hp-log.calibrate.20250623-171745'.E292]" office:value-type="float" office:value="1.99473684210526" calcext:value-type="float">
            <text:p>1.99473684210526</text:p>
          </table:table-cell>
          <table:table-cell table:formula="of:=[.B291]-[.B290]" office:value-type="float" office:value="0" calcext:value-type="float">
            <text:p>0</text:p>
          </table:table-cell>
          <table:table-cell table:formula="of:=[.C291]*[.D$2]+(1-[.D$2])*[.D290]" office:value-type="float" office:value="0.000484372598098228" calcext:value-type="float">
            <text:p>0.000484372598098228</text:p>
          </table:table-cell>
          <table:table-cell table:style-name="ce5" table:formula="of:=ABS([.D291]/[.B291])" office:value-type="percentage" office:value="0.000242825313030774" calcext:value-type="percentage">
            <text:p>0.02%</text:p>
          </table:table-cell>
          <table:table-cell table:formula="of:=IF([.E291]&lt;[.F$2];1;0)" office:value-type="float" office:value="0" calcext:value-type="float">
            <text:p>0</text:p>
          </table:table-cell>
          <table:table-cell table:formula="of:=IF([.F291];[.G290]+[.F291];0)" office:value-type="float" office:value="0" calcext:value-type="float">
            <text:p>0</text:p>
          </table:table-cell>
          <table:table-cell table:formula="of:=IF([.G2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3]" office:value-type="float" office:value="722.501" calcext:value-type="float">
            <text:p>722.501</text:p>
          </table:table-cell>
          <table:table-cell table:formula="of:=[$'hp-log.calibrate.20250623-171745'.D293]/[$'hp-log.calibrate.20250623-171745'.E293]" office:value-type="float" office:value="1.99473684210526" calcext:value-type="float">
            <text:p>1.99473684210526</text:p>
          </table:table-cell>
          <table:table-cell table:formula="of:=[.B292]-[.B291]" office:value-type="float" office:value="0" calcext:value-type="float">
            <text:p>0</text:p>
          </table:table-cell>
          <table:table-cell table:formula="of:=[.C292]*[.D$2]+(1-[.D$2])*[.D291]" office:value-type="float" office:value="0.000435935338288405" calcext:value-type="float">
            <text:p>0.000435935338288405</text:p>
          </table:table-cell>
          <table:table-cell table:style-name="ce5" table:formula="of:=ABS([.D292]/[.B292])" office:value-type="percentage" office:value="0.000218542781727696" calcext:value-type="percentage">
            <text:p>0.02%</text:p>
          </table:table-cell>
          <table:table-cell table:formula="of:=IF([.E292]&lt;[.F$2];1;0)" office:value-type="float" office:value="0" calcext:value-type="float">
            <text:p>0</text:p>
          </table:table-cell>
          <table:table-cell table:formula="of:=IF([.F292];[.G291]+[.F292];0)" office:value-type="float" office:value="0" calcext:value-type="float">
            <text:p>0</text:p>
          </table:table-cell>
          <table:table-cell table:formula="of:=IF([.G2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4]" office:value-type="float" office:value="725.002" calcext:value-type="float">
            <text:p>725.002</text:p>
          </table:table-cell>
          <table:table-cell table:formula="of:=[$'hp-log.calibrate.20250623-171745'.D294]/[$'hp-log.calibrate.20250623-171745'.E294]" office:value-type="float" office:value="1.99473684210526" calcext:value-type="float">
            <text:p>1.99473684210526</text:p>
          </table:table-cell>
          <table:table-cell table:formula="of:=[.B293]-[.B292]" office:value-type="float" office:value="0" calcext:value-type="float">
            <text:p>0</text:p>
          </table:table-cell>
          <table:table-cell table:formula="of:=[.C293]*[.D$2]+(1-[.D$2])*[.D292]" office:value-type="float" office:value="0.000392341804459564" calcext:value-type="float">
            <text:p>0.000392341804459564</text:p>
          </table:table-cell>
          <table:table-cell table:style-name="ce5" table:formula="of:=ABS([.D293]/[.B293])" office:value-type="percentage" office:value="0.000196688503554927" calcext:value-type="percentage">
            <text:p>0.02%</text:p>
          </table:table-cell>
          <table:table-cell table:formula="of:=IF([.E293]&lt;[.F$2];1;0)" office:value-type="float" office:value="0" calcext:value-type="float">
            <text:p>0</text:p>
          </table:table-cell>
          <table:table-cell table:formula="of:=IF([.F293];[.G292]+[.F293];0)" office:value-type="float" office:value="0" calcext:value-type="float">
            <text:p>0</text:p>
          </table:table-cell>
          <table:table-cell table:formula="of:=IF([.G2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5]" office:value-type="float" office:value="727.502" calcext:value-type="float">
            <text:p>727.502</text:p>
          </table:table-cell>
          <table:table-cell table:formula="of:=[$'hp-log.calibrate.20250623-171745'.D295]/[$'hp-log.calibrate.20250623-171745'.E295]" office:value-type="float" office:value="1.99473684210526" calcext:value-type="float">
            <text:p>1.99473684210526</text:p>
          </table:table-cell>
          <table:table-cell table:formula="of:=[.B294]-[.B293]" office:value-type="float" office:value="0" calcext:value-type="float">
            <text:p>0</text:p>
          </table:table-cell>
          <table:table-cell table:formula="of:=[.C294]*[.D$2]+(1-[.D$2])*[.D293]" office:value-type="float" office:value="0.000353107624013608" calcext:value-type="float">
            <text:p>0.000353107624013608</text:p>
          </table:table-cell>
          <table:table-cell table:style-name="ce5" table:formula="of:=ABS([.D294]/[.B294])" office:value-type="percentage" office:value="0.000177019653199434" calcext:value-type="percentage">
            <text:p>0.02%</text:p>
          </table:table-cell>
          <table:table-cell table:formula="of:=IF([.E294]&lt;[.F$2];1;0)" office:value-type="float" office:value="0" calcext:value-type="float">
            <text:p>0</text:p>
          </table:table-cell>
          <table:table-cell table:formula="of:=IF([.F294];[.G293]+[.F294];0)" office:value-type="float" office:value="0" calcext:value-type="float">
            <text:p>0</text:p>
          </table:table-cell>
          <table:table-cell table:formula="of:=IF([.G2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6]" office:value-type="float" office:value="730.001" calcext:value-type="float">
            <text:p>730.001</text:p>
          </table:table-cell>
          <table:table-cell table:formula="of:=[$'hp-log.calibrate.20250623-171745'.D296]/[$'hp-log.calibrate.20250623-171745'.E296]" office:value-type="float" office:value="1.99473684210526" calcext:value-type="float">
            <text:p>1.99473684210526</text:p>
          </table:table-cell>
          <table:table-cell table:formula="of:=[.B295]-[.B294]" office:value-type="float" office:value="0" calcext:value-type="float">
            <text:p>0</text:p>
          </table:table-cell>
          <table:table-cell table:formula="of:=[.C295]*[.D$2]+(1-[.D$2])*[.D294]" office:value-type="float" office:value="0.000317796861612247" calcext:value-type="float">
            <text:p>0.000317796861612247</text:p>
          </table:table-cell>
          <table:table-cell table:style-name="ce5" table:formula="of:=ABS([.D295]/[.B295])" office:value-type="percentage" office:value="0.000159317687879491" calcext:value-type="percentage">
            <text:p>0.02%</text:p>
          </table:table-cell>
          <table:table-cell table:formula="of:=IF([.E295]&lt;[.F$2];1;0)" office:value-type="float" office:value="0" calcext:value-type="float">
            <text:p>0</text:p>
          </table:table-cell>
          <table:table-cell table:formula="of:=IF([.F295];[.G294]+[.F295];0)" office:value-type="float" office:value="0" calcext:value-type="float">
            <text:p>0</text:p>
          </table:table-cell>
          <table:table-cell table:formula="of:=IF([.G2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7]" office:value-type="float" office:value="732.501" calcext:value-type="float">
            <text:p>732.501</text:p>
          </table:table-cell>
          <table:table-cell table:formula="of:=[$'hp-log.calibrate.20250623-171745'.D297]/[$'hp-log.calibrate.20250623-171745'.E297]" office:value-type="float" office:value="1.99473684210526" calcext:value-type="float">
            <text:p>1.99473684210526</text:p>
          </table:table-cell>
          <table:table-cell table:formula="of:=[.B296]-[.B295]" office:value-type="float" office:value="0" calcext:value-type="float">
            <text:p>0</text:p>
          </table:table-cell>
          <table:table-cell table:formula="of:=[.C296]*[.D$2]+(1-[.D$2])*[.D295]" office:value-type="float" office:value="0.000286017175451023" calcext:value-type="float">
            <text:p>0.000286017175451023</text:p>
          </table:table-cell>
          <table:table-cell table:style-name="ce5" table:formula="of:=ABS([.D296]/[.B296])" office:value-type="percentage" office:value="0.000143385919091542" calcext:value-type="percentage">
            <text:p>0.01%</text:p>
          </table:table-cell>
          <table:table-cell table:formula="of:=IF([.E296]&lt;[.F$2];1;0)" office:value-type="float" office:value="0" calcext:value-type="float">
            <text:p>0</text:p>
          </table:table-cell>
          <table:table-cell table:formula="of:=IF([.F296];[.G295]+[.F296];0)" office:value-type="float" office:value="0" calcext:value-type="float">
            <text:p>0</text:p>
          </table:table-cell>
          <table:table-cell table:formula="of:=IF([.G2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8]" office:value-type="float" office:value="735.001" calcext:value-type="float">
            <text:p>735.001</text:p>
          </table:table-cell>
          <table:table-cell table:formula="of:=[$'hp-log.calibrate.20250623-171745'.D298]/[$'hp-log.calibrate.20250623-171745'.E298]" office:value-type="float" office:value="1.99473684210526" calcext:value-type="float">
            <text:p>1.99473684210526</text:p>
          </table:table-cell>
          <table:table-cell table:formula="of:=[.B297]-[.B296]" office:value-type="float" office:value="0" calcext:value-type="float">
            <text:p>0</text:p>
          </table:table-cell>
          <table:table-cell table:formula="of:=[.C297]*[.D$2]+(1-[.D$2])*[.D296]" office:value-type="float" office:value="0.00025741545790592" calcext:value-type="float">
            <text:p>0.00025741545790592</text:p>
          </table:table-cell>
          <table:table-cell table:style-name="ce5" table:formula="of:=ABS([.D297]/[.B297])" office:value-type="percentage" office:value="0.000129047327182387" calcext:value-type="percentage">
            <text:p>0.01%</text:p>
          </table:table-cell>
          <table:table-cell table:formula="of:=IF([.E297]&lt;[.F$2];1;0)" office:value-type="float" office:value="0" calcext:value-type="float">
            <text:p>0</text:p>
          </table:table-cell>
          <table:table-cell table:formula="of:=IF([.F297];[.G296]+[.F297];0)" office:value-type="float" office:value="0" calcext:value-type="float">
            <text:p>0</text:p>
          </table:table-cell>
          <table:table-cell table:formula="of:=IF([.G2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299]" office:value-type="float" office:value="737.501" calcext:value-type="float">
            <text:p>737.501</text:p>
          </table:table-cell>
          <table:table-cell table:formula="of:=[$'hp-log.calibrate.20250623-171745'.D299]/[$'hp-log.calibrate.20250623-171745'.E299]" office:value-type="float" office:value="1.99473684210526" calcext:value-type="float">
            <text:p>1.99473684210526</text:p>
          </table:table-cell>
          <table:table-cell table:formula="of:=[.B298]-[.B297]" office:value-type="float" office:value="0" calcext:value-type="float">
            <text:p>0</text:p>
          </table:table-cell>
          <table:table-cell table:formula="of:=[.C298]*[.D$2]+(1-[.D$2])*[.D297]" office:value-type="float" office:value="0.000231673912115328" calcext:value-type="float">
            <text:p>0.000231673912115328</text:p>
          </table:table-cell>
          <table:table-cell table:style-name="ce5" table:formula="of:=ABS([.D298]/[.B298])" office:value-type="percentage" office:value="0.000116142594464149" calcext:value-type="percentage">
            <text:p>0.01%</text:p>
          </table:table-cell>
          <table:table-cell table:formula="of:=IF([.E298]&lt;[.F$2];1;0)" office:value-type="float" office:value="0" calcext:value-type="float">
            <text:p>0</text:p>
          </table:table-cell>
          <table:table-cell table:formula="of:=IF([.F298];[.G297]+[.F298];0)" office:value-type="float" office:value="0" calcext:value-type="float">
            <text:p>0</text:p>
          </table:table-cell>
          <table:table-cell table:formula="of:=IF([.G29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0]" office:value-type="float" office:value="740.002" calcext:value-type="float">
            <text:p>740.002</text:p>
          </table:table-cell>
          <table:table-cell table:formula="of:=[$'hp-log.calibrate.20250623-171745'.D300]/[$'hp-log.calibrate.20250623-171745'.E300]" office:value-type="float" office:value="1.99473684210526" calcext:value-type="float">
            <text:p>1.99473684210526</text:p>
          </table:table-cell>
          <table:table-cell table:formula="of:=[.B299]-[.B298]" office:value-type="float" office:value="0" calcext:value-type="float">
            <text:p>0</text:p>
          </table:table-cell>
          <table:table-cell table:formula="of:=[.C299]*[.D$2]+(1-[.D$2])*[.D298]" office:value-type="float" office:value="0.000208506520903795" calcext:value-type="float">
            <text:p>0.000208506520903795</text:p>
          </table:table-cell>
          <table:table-cell table:style-name="ce5" table:formula="of:=ABS([.D299]/[.B299])" office:value-type="percentage" office:value="0.000104528335017734" calcext:value-type="percentage">
            <text:p>0.01%</text:p>
          </table:table-cell>
          <table:table-cell table:formula="of:=IF([.E299]&lt;[.F$2];1;0)" office:value-type="float" office:value="0" calcext:value-type="float">
            <text:p>0</text:p>
          </table:table-cell>
          <table:table-cell table:formula="of:=IF([.F299];[.G298]+[.F299];0)" office:value-type="float" office:value="0" calcext:value-type="float">
            <text:p>0</text:p>
          </table:table-cell>
          <table:table-cell table:formula="of:=IF([.G29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1]" office:value-type="float" office:value="742.502" calcext:value-type="float">
            <text:p>742.502</text:p>
          </table:table-cell>
          <table:table-cell table:formula="of:=[$'hp-log.calibrate.20250623-171745'.D301]/[$'hp-log.calibrate.20250623-171745'.E301]" office:value-type="float" office:value="2" calcext:value-type="float">
            <text:p>2</text:p>
          </table:table-cell>
          <table:table-cell table:formula="of:=[.B300]-[.B299]" office:value-type="float" office:value="0.00526315789473664" calcext:value-type="float">
            <text:p>0.00526315789473664</text:p>
          </table:table-cell>
          <table:table-cell table:formula="of:=[.C300]*[.D$2]+(1-[.D$2])*[.D299]" office:value-type="float" office:value="0.00071397165828708" calcext:value-type="float">
            <text:p>0.00071397165828708</text:p>
          </table:table-cell>
          <table:table-cell table:style-name="ce5" table:formula="of:=ABS([.D300]/[.B300])" office:value-type="percentage" office:value="0.00035698582914354" calcext:value-type="percentage">
            <text:p>0.04%</text:p>
          </table:table-cell>
          <table:table-cell table:formula="of:=IF([.E300]&lt;[.F$2];1;0)" office:value-type="float" office:value="0" calcext:value-type="float">
            <text:p>0</text:p>
          </table:table-cell>
          <table:table-cell table:formula="of:=IF([.F300];[.G299]+[.F300];0)" office:value-type="float" office:value="0" calcext:value-type="float">
            <text:p>0</text:p>
          </table:table-cell>
          <table:table-cell table:formula="of:=IF([.G30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2]" office:value-type="float" office:value="745.001" calcext:value-type="float">
            <text:p>745.001</text:p>
          </table:table-cell>
          <table:table-cell table:formula="of:=[$'hp-log.calibrate.20250623-171745'.D302]/[$'hp-log.calibrate.20250623-171745'.E302]" office:value-type="float" office:value="1.99736842105263" calcext:value-type="float">
            <text:p>1.99736842105263</text:p>
          </table:table-cell>
          <table:table-cell table:formula="of:=[.B301]-[.B300]" office:value-type="float" office:value="-0.00263157894736832" calcext:value-type="float">
            <text:p>-0.00263157894736832</text:p>
          </table:table-cell>
          <table:table-cell table:formula="of:=[.C301]*[.D$2]+(1-[.D$2])*[.D300]" office:value-type="float" office:value="0.00037941659772154" calcext:value-type="float">
            <text:p>0.00037941659772154</text:p>
          </table:table-cell>
          <table:table-cell table:style-name="ce5" table:formula="of:=ABS([.D301]/[.B301])" office:value-type="percentage" office:value="0.000189958243918558" calcext:value-type="percentage">
            <text:p>0.02%</text:p>
          </table:table-cell>
          <table:table-cell table:formula="of:=IF([.E301]&lt;[.F$2];1;0)" office:value-type="float" office:value="0" calcext:value-type="float">
            <text:p>0</text:p>
          </table:table-cell>
          <table:table-cell table:formula="of:=IF([.F301];[.G300]+[.F301];0)" office:value-type="float" office:value="0" calcext:value-type="float">
            <text:p>0</text:p>
          </table:table-cell>
          <table:table-cell table:formula="of:=IF([.G30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3]" office:value-type="float" office:value="747.501" calcext:value-type="float">
            <text:p>747.501</text:p>
          </table:table-cell>
          <table:table-cell table:formula="of:=[$'hp-log.calibrate.20250623-171745'.D303]/[$'hp-log.calibrate.20250623-171745'.E303]" office:value-type="float" office:value="1.99736842105263" calcext:value-type="float">
            <text:p>1.99736842105263</text:p>
          </table:table-cell>
          <table:table-cell table:formula="of:=[.B302]-[.B301]" office:value-type="float" office:value="0" calcext:value-type="float">
            <text:p>0</text:p>
          </table:table-cell>
          <table:table-cell table:formula="of:=[.C302]*[.D$2]+(1-[.D$2])*[.D301]" office:value-type="float" office:value="0.000341474937949386" calcext:value-type="float">
            <text:p>0.000341474937949386</text:p>
          </table:table-cell>
          <table:table-cell table:style-name="ce5" table:formula="of:=ABS([.D302]/[.B302])" office:value-type="percentage" office:value="0.000170962419526702" calcext:value-type="percentage">
            <text:p>0.02%</text:p>
          </table:table-cell>
          <table:table-cell table:formula="of:=IF([.E302]&lt;[.F$2];1;0)" office:value-type="float" office:value="0" calcext:value-type="float">
            <text:p>0</text:p>
          </table:table-cell>
          <table:table-cell table:formula="of:=IF([.F302];[.G301]+[.F302];0)" office:value-type="float" office:value="0" calcext:value-type="float">
            <text:p>0</text:p>
          </table:table-cell>
          <table:table-cell table:formula="of:=IF([.G30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4]" office:value-type="float" office:value="750.002" calcext:value-type="float">
            <text:p>750.002</text:p>
          </table:table-cell>
          <table:table-cell table:formula="of:=[$'hp-log.calibrate.20250623-171745'.D304]/[$'hp-log.calibrate.20250623-171745'.E304]" office:value-type="float" office:value="1.99736842105263" calcext:value-type="float">
            <text:p>1.99736842105263</text:p>
          </table:table-cell>
          <table:table-cell table:formula="of:=[.B303]-[.B302]" office:value-type="float" office:value="0" calcext:value-type="float">
            <text:p>0</text:p>
          </table:table-cell>
          <table:table-cell table:formula="of:=[.C303]*[.D$2]+(1-[.D$2])*[.D302]" office:value-type="float" office:value="0.000307327444154447" calcext:value-type="float">
            <text:p>0.000307327444154447</text:p>
          </table:table-cell>
          <table:table-cell table:style-name="ce5" table:formula="of:=ABS([.D303]/[.B303])" office:value-type="percentage" office:value="0.000153866177574032" calcext:value-type="percentage">
            <text:p>0.02%</text:p>
          </table:table-cell>
          <table:table-cell table:formula="of:=IF([.E303]&lt;[.F$2];1;0)" office:value-type="float" office:value="0" calcext:value-type="float">
            <text:p>0</text:p>
          </table:table-cell>
          <table:table-cell table:formula="of:=IF([.F303];[.G302]+[.F303];0)" office:value-type="float" office:value="0" calcext:value-type="float">
            <text:p>0</text:p>
          </table:table-cell>
          <table:table-cell table:formula="of:=IF([.G30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5]" office:value-type="float" office:value="752.502" calcext:value-type="float">
            <text:p>752.502</text:p>
          </table:table-cell>
          <table:table-cell table:formula="of:=[$'hp-log.calibrate.20250623-171745'.D305]/[$'hp-log.calibrate.20250623-171745'.E305]" office:value-type="float" office:value="1.99736842105263" calcext:value-type="float">
            <text:p>1.99736842105263</text:p>
          </table:table-cell>
          <table:table-cell table:formula="of:=[.B304]-[.B303]" office:value-type="float" office:value="0" calcext:value-type="float">
            <text:p>0</text:p>
          </table:table-cell>
          <table:table-cell table:formula="of:=[.C304]*[.D$2]+(1-[.D$2])*[.D303]" office:value-type="float" office:value="0.000276594699739003" calcext:value-type="float">
            <text:p>0.000276594699739003</text:p>
          </table:table-cell>
          <table:table-cell table:style-name="ce5" table:formula="of:=ABS([.D304]/[.B304])" office:value-type="percentage" office:value="0.000138479559816628" calcext:value-type="percentage">
            <text:p>0.01%</text:p>
          </table:table-cell>
          <table:table-cell table:formula="of:=IF([.E304]&lt;[.F$2];1;0)" office:value-type="float" office:value="0" calcext:value-type="float">
            <text:p>0</text:p>
          </table:table-cell>
          <table:table-cell table:formula="of:=IF([.F304];[.G303]+[.F304];0)" office:value-type="float" office:value="0" calcext:value-type="float">
            <text:p>0</text:p>
          </table:table-cell>
          <table:table-cell table:formula="of:=IF([.G30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6]" office:value-type="float" office:value="755.001" calcext:value-type="float">
            <text:p>755.001</text:p>
          </table:table-cell>
          <table:table-cell table:formula="of:=[$'hp-log.calibrate.20250623-171745'.D306]/[$'hp-log.calibrate.20250623-171745'.E306]" office:value-type="float" office:value="1.99736842105263" calcext:value-type="float">
            <text:p>1.99736842105263</text:p>
          </table:table-cell>
          <table:table-cell table:formula="of:=[.B305]-[.B304]" office:value-type="float" office:value="0" calcext:value-type="float">
            <text:p>0</text:p>
          </table:table-cell>
          <table:table-cell table:formula="of:=[.C305]*[.D$2]+(1-[.D$2])*[.D304]" office:value-type="float" office:value="0.000248935229765102" calcext:value-type="float">
            <text:p>0.000248935229765102</text:p>
          </table:table-cell>
          <table:table-cell table:style-name="ce5" table:formula="of:=ABS([.D305]/[.B305])" office:value-type="percentage" office:value="0.000124631603834966" calcext:value-type="percentage">
            <text:p>0.01%</text:p>
          </table:table-cell>
          <table:table-cell table:formula="of:=IF([.E305]&lt;[.F$2];1;0)" office:value-type="float" office:value="0" calcext:value-type="float">
            <text:p>0</text:p>
          </table:table-cell>
          <table:table-cell table:formula="of:=IF([.F305];[.G304]+[.F305];0)" office:value-type="float" office:value="0" calcext:value-type="float">
            <text:p>0</text:p>
          </table:table-cell>
          <table:table-cell table:formula="of:=IF([.G30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7]" office:value-type="float" office:value="757.501" calcext:value-type="float">
            <text:p>757.501</text:p>
          </table:table-cell>
          <table:table-cell table:formula="of:=[$'hp-log.calibrate.20250623-171745'.D307]/[$'hp-log.calibrate.20250623-171745'.E307]" office:value-type="float" office:value="1.99736842105263" calcext:value-type="float">
            <text:p>1.99736842105263</text:p>
          </table:table-cell>
          <table:table-cell table:formula="of:=[.B306]-[.B305]" office:value-type="float" office:value="0" calcext:value-type="float">
            <text:p>0</text:p>
          </table:table-cell>
          <table:table-cell table:formula="of:=[.C306]*[.D$2]+(1-[.D$2])*[.D305]" office:value-type="float" office:value="0.000224041706788592" calcext:value-type="float">
            <text:p>0.000224041706788592</text:p>
          </table:table-cell>
          <table:table-cell table:style-name="ce5" table:formula="of:=ABS([.D306]/[.B306])" office:value-type="percentage" office:value="0.000112168443451469" calcext:value-type="percentage">
            <text:p>0.01%</text:p>
          </table:table-cell>
          <table:table-cell table:formula="of:=IF([.E306]&lt;[.F$2];1;0)" office:value-type="float" office:value="0" calcext:value-type="float">
            <text:p>0</text:p>
          </table:table-cell>
          <table:table-cell table:formula="of:=IF([.F306];[.G305]+[.F306];0)" office:value-type="float" office:value="0" calcext:value-type="float">
            <text:p>0</text:p>
          </table:table-cell>
          <table:table-cell table:formula="of:=IF([.G30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8]" office:value-type="float" office:value="760.001" calcext:value-type="float">
            <text:p>760.001</text:p>
          </table:table-cell>
          <table:table-cell table:formula="of:=[$'hp-log.calibrate.20250623-171745'.D308]/[$'hp-log.calibrate.20250623-171745'.E308]" office:value-type="float" office:value="1.99736842105263" calcext:value-type="float">
            <text:p>1.99736842105263</text:p>
          </table:table-cell>
          <table:table-cell table:formula="of:=[.B307]-[.B306]" office:value-type="float" office:value="0" calcext:value-type="float">
            <text:p>0</text:p>
          </table:table-cell>
          <table:table-cell table:formula="of:=[.C307]*[.D$2]+(1-[.D$2])*[.D306]" office:value-type="float" office:value="0.000201637536109733" calcext:value-type="float">
            <text:p>0.000201637536109733</text:p>
          </table:table-cell>
          <table:table-cell table:style-name="ce5" table:formula="of:=ABS([.D307]/[.B307])" office:value-type="percentage" office:value="0.000100951599106322" calcext:value-type="percentage">
            <text:p>0.01%</text:p>
          </table:table-cell>
          <table:table-cell table:formula="of:=IF([.E307]&lt;[.F$2];1;0)" office:value-type="float" office:value="0" calcext:value-type="float">
            <text:p>0</text:p>
          </table:table-cell>
          <table:table-cell table:formula="of:=IF([.F307];[.G306]+[.F307];0)" office:value-type="float" office:value="0" calcext:value-type="float">
            <text:p>0</text:p>
          </table:table-cell>
          <table:table-cell table:formula="of:=IF([.G30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09]" office:value-type="float" office:value="762.502" calcext:value-type="float">
            <text:p>762.502</text:p>
          </table:table-cell>
          <table:table-cell table:formula="of:=[$'hp-log.calibrate.20250623-171745'.D309]/[$'hp-log.calibrate.20250623-171745'.E309]" office:value-type="float" office:value="1.99736842105263" calcext:value-type="float">
            <text:p>1.99736842105263</text:p>
          </table:table-cell>
          <table:table-cell table:formula="of:=[.B308]-[.B307]" office:value-type="float" office:value="0" calcext:value-type="float">
            <text:p>0</text:p>
          </table:table-cell>
          <table:table-cell table:formula="of:=[.C308]*[.D$2]+(1-[.D$2])*[.D307]" office:value-type="float" office:value="0.00018147378249876" calcext:value-type="float">
            <text:p>0.00018147378249876</text:p>
          </table:table-cell>
          <table:table-cell table:style-name="ce5" table:formula="of:=ABS([.D308]/[.B308])" office:value-type="percentage" office:value="0.0000908564391956899" calcext:value-type="percentage">
            <text:p>0.01%</text:p>
          </table:table-cell>
          <table:table-cell table:formula="of:=IF([.E308]&lt;[.F$2];1;0)" office:value-type="float" office:value="1" calcext:value-type="float">
            <text:p>1</text:p>
          </table:table-cell>
          <table:table-cell table:formula="of:=IF([.F308];[.G307]+[.F308];0)" office:value-type="float" office:value="1" calcext:value-type="float">
            <text:p>1</text:p>
          </table:table-cell>
          <table:table-cell table:formula="of:=IF([.G30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0]" office:value-type="float" office:value="765.002" calcext:value-type="float">
            <text:p>765.002</text:p>
          </table:table-cell>
          <table:table-cell table:formula="of:=[$'hp-log.calibrate.20250623-171745'.D310]/[$'hp-log.calibrate.20250623-171745'.E310]" office:value-type="float" office:value="1.99736842105263" calcext:value-type="float">
            <text:p>1.99736842105263</text:p>
          </table:table-cell>
          <table:table-cell table:formula="of:=[.B309]-[.B308]" office:value-type="float" office:value="0" calcext:value-type="float">
            <text:p>0</text:p>
          </table:table-cell>
          <table:table-cell table:formula="of:=[.C309]*[.D$2]+(1-[.D$2])*[.D308]" office:value-type="float" office:value="0.000163326404248884" calcext:value-type="float">
            <text:p>0.000163326404248884</text:p>
          </table:table-cell>
          <table:table-cell table:style-name="ce5" table:formula="of:=ABS([.D309]/[.B309])" office:value-type="percentage" office:value="0.0000817707952761209" calcext:value-type="percentage">
            <text:p>0.01%</text:p>
          </table:table-cell>
          <table:table-cell table:formula="of:=IF([.E309]&lt;[.F$2];1;0)" office:value-type="float" office:value="1" calcext:value-type="float">
            <text:p>1</text:p>
          </table:table-cell>
          <table:table-cell table:formula="of:=IF([.F309];[.G308]+[.F309];0)" office:value-type="float" office:value="2" calcext:value-type="float">
            <text:p>2</text:p>
          </table:table-cell>
          <table:table-cell table:formula="of:=IF([.G30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1]" office:value-type="float" office:value="767.502" calcext:value-type="float">
            <text:p>767.502</text:p>
          </table:table-cell>
          <table:table-cell table:formula="of:=[$'hp-log.calibrate.20250623-171745'.D311]/[$'hp-log.calibrate.20250623-171745'.E311]" office:value-type="float" office:value="1.99736842105263" calcext:value-type="float">
            <text:p>1.99736842105263</text:p>
          </table:table-cell>
          <table:table-cell table:formula="of:=[.B310]-[.B309]" office:value-type="float" office:value="0" calcext:value-type="float">
            <text:p>0</text:p>
          </table:table-cell>
          <table:table-cell table:formula="of:=[.C310]*[.D$2]+(1-[.D$2])*[.D309]" office:value-type="float" office:value="0.000146993763823995" calcext:value-type="float">
            <text:p>0.000146993763823995</text:p>
          </table:table-cell>
          <table:table-cell table:style-name="ce5" table:formula="of:=ABS([.D310]/[.B310])" office:value-type="percentage" office:value="0.0000735937157485088" calcext:value-type="percentage">
            <text:p>0.01%</text:p>
          </table:table-cell>
          <table:table-cell table:formula="of:=IF([.E310]&lt;[.F$2];1;0)" office:value-type="float" office:value="1" calcext:value-type="float">
            <text:p>1</text:p>
          </table:table-cell>
          <table:table-cell table:formula="of:=IF([.F310];[.G309]+[.F310];0)" office:value-type="float" office:value="3" calcext:value-type="float">
            <text:p>3</text:p>
          </table:table-cell>
          <table:table-cell table:formula="of:=IF([.G3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2]" office:value-type="float" office:value="770.002" calcext:value-type="float">
            <text:p>770.002</text:p>
          </table:table-cell>
          <table:table-cell table:formula="of:=[$'hp-log.calibrate.20250623-171745'.D312]/[$'hp-log.calibrate.20250623-171745'.E312]" office:value-type="float" office:value="1.99736842105263" calcext:value-type="float">
            <text:p>1.99736842105263</text:p>
          </table:table-cell>
          <table:table-cell table:formula="of:=[.B311]-[.B310]" office:value-type="float" office:value="0" calcext:value-type="float">
            <text:p>0</text:p>
          </table:table-cell>
          <table:table-cell table:formula="of:=[.C311]*[.D$2]+(1-[.D$2])*[.D310]" office:value-type="float" office:value="0.000132294387441596" calcext:value-type="float">
            <text:p>0.000132294387441596</text:p>
          </table:table-cell>
          <table:table-cell table:style-name="ce5" table:formula="of:=ABS([.D311]/[.B311])" office:value-type="percentage" office:value="0.000066234344173658" calcext:value-type="percentage">
            <text:p>0.01%</text:p>
          </table:table-cell>
          <table:table-cell table:formula="of:=IF([.E311]&lt;[.F$2];1;0)" office:value-type="float" office:value="1" calcext:value-type="float">
            <text:p>1</text:p>
          </table:table-cell>
          <table:table-cell table:formula="of:=IF([.F311];[.G310]+[.F311];0)" office:value-type="float" office:value="4" calcext:value-type="float">
            <text:p>4</text:p>
          </table:table-cell>
          <table:table-cell table:formula="of:=IF([.G3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3]" office:value-type="float" office:value="772.501" calcext:value-type="float">
            <text:p>772.501</text:p>
          </table:table-cell>
          <table:table-cell table:formula="of:=[$'hp-log.calibrate.20250623-171745'.D313]/[$'hp-log.calibrate.20250623-171745'.E313]" office:value-type="float" office:value="1.99736842105263" calcext:value-type="float">
            <text:p>1.99736842105263</text:p>
          </table:table-cell>
          <table:table-cell table:formula="of:=[.B312]-[.B311]" office:value-type="float" office:value="0" calcext:value-type="float">
            <text:p>0</text:p>
          </table:table-cell>
          <table:table-cell table:formula="of:=[.C312]*[.D$2]+(1-[.D$2])*[.D311]" office:value-type="float" office:value="0.000119064948697436" calcext:value-type="float">
            <text:p>0.000119064948697436</text:p>
          </table:table-cell>
          <table:table-cell table:style-name="ce5" table:formula="of:=ABS([.D312]/[.B312])" office:value-type="percentage" office:value="0.0000596109097562922" calcext:value-type="percentage">
            <text:p>0.01%</text:p>
          </table:table-cell>
          <table:table-cell table:formula="of:=IF([.E312]&lt;[.F$2];1;0)" office:value-type="float" office:value="1" calcext:value-type="float">
            <text:p>1</text:p>
          </table:table-cell>
          <table:table-cell table:formula="of:=IF([.F312];[.G311]+[.F312];0)" office:value-type="float" office:value="5" calcext:value-type="float">
            <text:p>5</text:p>
          </table:table-cell>
          <table:table-cell table:formula="of:=IF([.G3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4]" office:value-type="float" office:value="775.002" calcext:value-type="float">
            <text:p>775.002</text:p>
          </table:table-cell>
          <table:table-cell table:formula="of:=[$'hp-log.calibrate.20250623-171745'.D314]/[$'hp-log.calibrate.20250623-171745'.E314]" office:value-type="float" office:value="1.99736842105263" calcext:value-type="float">
            <text:p>1.99736842105263</text:p>
          </table:table-cell>
          <table:table-cell table:formula="of:=[.B313]-[.B312]" office:value-type="float" office:value="0" calcext:value-type="float">
            <text:p>0</text:p>
          </table:table-cell>
          <table:table-cell table:formula="of:=[.C313]*[.D$2]+(1-[.D$2])*[.D312]" office:value-type="float" office:value="0.000107158453827693" calcext:value-type="float">
            <text:p>0.000107158453827693</text:p>
          </table:table-cell>
          <table:table-cell table:style-name="ce5" table:formula="of:=ABS([.D313]/[.B313])" office:value-type="percentage" office:value="0.0000536498187806629" calcext:value-type="percentage">
            <text:p>0.01%</text:p>
          </table:table-cell>
          <table:table-cell table:formula="of:=IF([.E313]&lt;[.F$2];1;0)" office:value-type="float" office:value="1" calcext:value-type="float">
            <text:p>1</text:p>
          </table:table-cell>
          <table:table-cell table:formula="of:=IF([.F313];[.G312]+[.F313];0)" office:value-type="float" office:value="6" calcext:value-type="float">
            <text:p>6</text:p>
          </table:table-cell>
          <table:table-cell table:formula="of:=IF([.G3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5]" office:value-type="float" office:value="777.502" calcext:value-type="float">
            <text:p>777.502</text:p>
          </table:table-cell>
          <table:table-cell table:formula="of:=[$'hp-log.calibrate.20250623-171745'.D315]/[$'hp-log.calibrate.20250623-171745'.E315]" office:value-type="float" office:value="1.99736842105263" calcext:value-type="float">
            <text:p>1.99736842105263</text:p>
          </table:table-cell>
          <table:table-cell table:formula="of:=[.B314]-[.B313]" office:value-type="float" office:value="0" calcext:value-type="float">
            <text:p>0</text:p>
          </table:table-cell>
          <table:table-cell table:formula="of:=[.C314]*[.D$2]+(1-[.D$2])*[.D313]" office:value-type="float" office:value="0.0000964426084449233" calcext:value-type="float">
            <text:p>9.64426084449233E-05</text:p>
          </table:table-cell>
          <table:table-cell table:style-name="ce5" table:formula="of:=ABS([.D314]/[.B314])" office:value-type="percentage" office:value="0.0000482848369025967" calcext:value-type="percentage">
            <text:p>0.00%</text:p>
          </table:table-cell>
          <table:table-cell table:formula="of:=IF([.E314]&lt;[.F$2];1;0)" office:value-type="float" office:value="1" calcext:value-type="float">
            <text:p>1</text:p>
          </table:table-cell>
          <table:table-cell table:formula="of:=IF([.F314];[.G313]+[.F314];0)" office:value-type="float" office:value="7" calcext:value-type="float">
            <text:p>7</text:p>
          </table:table-cell>
          <table:table-cell table:formula="of:=IF([.G3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6]" office:value-type="float" office:value="780.002" calcext:value-type="float">
            <text:p>780.002</text:p>
          </table:table-cell>
          <table:table-cell table:formula="of:=[$'hp-log.calibrate.20250623-171745'.D316]/[$'hp-log.calibrate.20250623-171745'.E316]" office:value-type="float" office:value="2.00263852242744" calcext:value-type="float">
            <text:p>2.00263852242744</text:p>
          </table:table-cell>
          <table:table-cell table:formula="of:=[.B315]-[.B314]" office:value-type="float" office:value="0.00527010137480888" calcext:value-type="float">
            <text:p>0.00527010137480888</text:p>
          </table:table-cell>
          <table:table-cell table:formula="of:=[.C315]*[.D$2]+(1-[.D$2])*[.D314]" office:value-type="float" office:value="0.000613808485081319" calcext:value-type="float">
            <text:p>0.000613808485081319</text:p>
          </table:table-cell>
          <table:table-cell table:style-name="ce5" table:formula="of:=ABS([.D315]/[.B315])" office:value-type="percentage" office:value="0.000306499889124927" calcext:value-type="percentage">
            <text:p>0.03%</text:p>
          </table:table-cell>
          <table:table-cell table:formula="of:=IF([.E315]&lt;[.F$2];1;0)" office:value-type="float" office:value="0" calcext:value-type="float">
            <text:p>0</text:p>
          </table:table-cell>
          <table:table-cell table:formula="of:=IF([.F315];[.G314]+[.F315];0)" office:value-type="float" office:value="0" calcext:value-type="float">
            <text:p>0</text:p>
          </table:table-cell>
          <table:table-cell table:formula="of:=IF([.G3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7]" office:value-type="float" office:value="782.502" calcext:value-type="float">
            <text:p>782.502</text:p>
          </table:table-cell>
          <table:table-cell table:formula="of:=[$'hp-log.calibrate.20250623-171745'.D317]/[$'hp-log.calibrate.20250623-171745'.E317]" office:value-type="float" office:value="2" calcext:value-type="float">
            <text:p>2</text:p>
          </table:table-cell>
          <table:table-cell table:formula="of:=[.B316]-[.B315]" office:value-type="float" office:value="-0.00263852242744056" calcext:value-type="float">
            <text:p>-0.00263852242744056</text:p>
          </table:table-cell>
          <table:table-cell table:formula="of:=[.C316]*[.D$2]+(1-[.D$2])*[.D315]" office:value-type="float" office:value="0.000288575393829131" calcext:value-type="float">
            <text:p>0.000288575393829131</text:p>
          </table:table-cell>
          <table:table-cell table:style-name="ce5" table:formula="of:=ABS([.D316]/[.B316])" office:value-type="percentage" office:value="0.000144287696914565" calcext:value-type="percentage">
            <text:p>0.01%</text:p>
          </table:table-cell>
          <table:table-cell table:formula="of:=IF([.E316]&lt;[.F$2];1;0)" office:value-type="float" office:value="0" calcext:value-type="float">
            <text:p>0</text:p>
          </table:table-cell>
          <table:table-cell table:formula="of:=IF([.F316];[.G315]+[.F316];0)" office:value-type="float" office:value="0" calcext:value-type="float">
            <text:p>0</text:p>
          </table:table-cell>
          <table:table-cell table:formula="of:=IF([.G3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8]" office:value-type="float" office:value="785.002" calcext:value-type="float">
            <text:p>785.002</text:p>
          </table:table-cell>
          <table:table-cell table:formula="of:=[$'hp-log.calibrate.20250623-171745'.D318]/[$'hp-log.calibrate.20250623-171745'.E318]" office:value-type="float" office:value="2.00263852242744" calcext:value-type="float">
            <text:p>2.00263852242744</text:p>
          </table:table-cell>
          <table:table-cell table:formula="of:=[.B317]-[.B316]" office:value-type="float" office:value="0.00263852242744056" calcext:value-type="float">
            <text:p>0.00263852242744056</text:p>
          </table:table-cell>
          <table:table-cell table:formula="of:=[.C317]*[.D$2]+(1-[.D$2])*[.D316]" office:value-type="float" office:value="0.000523570097190274" calcext:value-type="float">
            <text:p>0.000523570097190274</text:p>
          </table:table-cell>
          <table:table-cell table:style-name="ce5" table:formula="of:=ABS([.D317]/[.B317])" office:value-type="percentage" office:value="0.000261440140757726" calcext:value-type="percentage">
            <text:p>0.03%</text:p>
          </table:table-cell>
          <table:table-cell table:formula="of:=IF([.E317]&lt;[.F$2];1;0)" office:value-type="float" office:value="0" calcext:value-type="float">
            <text:p>0</text:p>
          </table:table-cell>
          <table:table-cell table:formula="of:=IF([.F317];[.G316]+[.F317];0)" office:value-type="float" office:value="0" calcext:value-type="float">
            <text:p>0</text:p>
          </table:table-cell>
          <table:table-cell table:formula="of:=IF([.G3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19]" office:value-type="float" office:value="787.502" calcext:value-type="float">
            <text:p>787.502</text:p>
          </table:table-cell>
          <table:table-cell table:formula="of:=[$'hp-log.calibrate.20250623-171745'.D319]/[$'hp-log.calibrate.20250623-171745'.E319]" office:value-type="float" office:value="2" calcext:value-type="float">
            <text:p>2</text:p>
          </table:table-cell>
          <table:table-cell table:formula="of:=[.B318]-[.B317]" office:value-type="float" office:value="-0.00263852242744056" calcext:value-type="float">
            <text:p>-0.00263852242744056</text:p>
          </table:table-cell>
          <table:table-cell table:formula="of:=[.C318]*[.D$2]+(1-[.D$2])*[.D317]" office:value-type="float" office:value="0.00020736084472719" calcext:value-type="float">
            <text:p>0.00020736084472719</text:p>
          </table:table-cell>
          <table:table-cell table:style-name="ce5" table:formula="of:=ABS([.D318]/[.B318])" office:value-type="percentage" office:value="0.000103680422363595" calcext:value-type="percentage">
            <text:p>0.01%</text:p>
          </table:table-cell>
          <table:table-cell table:formula="of:=IF([.E318]&lt;[.F$2];1;0)" office:value-type="float" office:value="0" calcext:value-type="float">
            <text:p>0</text:p>
          </table:table-cell>
          <table:table-cell table:formula="of:=IF([.F318];[.G317]+[.F318];0)" office:value-type="float" office:value="0" calcext:value-type="float">
            <text:p>0</text:p>
          </table:table-cell>
          <table:table-cell table:formula="of:=IF([.G3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0]" office:value-type="float" office:value="790.001" calcext:value-type="float">
            <text:p>790.001</text:p>
          </table:table-cell>
          <table:table-cell table:formula="of:=[$'hp-log.calibrate.20250623-171745'.D320]/[$'hp-log.calibrate.20250623-171745'.E320]" office:value-type="float" office:value="2.00263852242744" calcext:value-type="float">
            <text:p>2.00263852242744</text:p>
          </table:table-cell>
          <table:table-cell table:formula="of:=[.B319]-[.B318]" office:value-type="float" office:value="0.00263852242744056" calcext:value-type="float">
            <text:p>0.00263852242744056</text:p>
          </table:table-cell>
          <table:table-cell table:formula="of:=[.C319]*[.D$2]+(1-[.D$2])*[.D318]" office:value-type="float" office:value="0.000450477002998527" calcext:value-type="float">
            <text:p>0.000450477002998527</text:p>
          </table:table-cell>
          <table:table-cell table:style-name="ce5" table:formula="of:=ABS([.D319]/[.B319])" office:value-type="percentage" office:value="0.000224941744580292" calcext:value-type="percentage">
            <text:p>0.02%</text:p>
          </table:table-cell>
          <table:table-cell table:formula="of:=IF([.E319]&lt;[.F$2];1;0)" office:value-type="float" office:value="0" calcext:value-type="float">
            <text:p>0</text:p>
          </table:table-cell>
          <table:table-cell table:formula="of:=IF([.F319];[.G318]+[.F319];0)" office:value-type="float" office:value="0" calcext:value-type="float">
            <text:p>0</text:p>
          </table:table-cell>
          <table:table-cell table:formula="of:=IF([.G3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1]" office:value-type="float" office:value="792.502" calcext:value-type="float">
            <text:p>792.502</text:p>
          </table:table-cell>
          <table:table-cell table:formula="of:=[$'hp-log.calibrate.20250623-171745'.D321]/[$'hp-log.calibrate.20250623-171745'.E321]" office:value-type="float" office:value="2" calcext:value-type="float">
            <text:p>2</text:p>
          </table:table-cell>
          <table:table-cell table:formula="of:=[.B320]-[.B319]" office:value-type="float" office:value="-0.00263852242744056" calcext:value-type="float">
            <text:p>-0.00263852242744056</text:p>
          </table:table-cell>
          <table:table-cell table:formula="of:=[.C320]*[.D$2]+(1-[.D$2])*[.D319]" office:value-type="float" office:value="0.000141577059954619" calcext:value-type="float">
            <text:p>0.000141577059954619</text:p>
          </table:table-cell>
          <table:table-cell table:style-name="ce5" table:formula="of:=ABS([.D320]/[.B320])" office:value-type="percentage" office:value="0.0000707885299773093" calcext:value-type="percentage">
            <text:p>0.01%</text:p>
          </table:table-cell>
          <table:table-cell table:formula="of:=IF([.E320]&lt;[.F$2];1;0)" office:value-type="float" office:value="1" calcext:value-type="float">
            <text:p>1</text:p>
          </table:table-cell>
          <table:table-cell table:formula="of:=IF([.F320];[.G319]+[.F320];0)" office:value-type="float" office:value="1" calcext:value-type="float">
            <text:p>1</text:p>
          </table:table-cell>
          <table:table-cell table:formula="of:=IF([.G3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2]" office:value-type="float" office:value="795.001" calcext:value-type="float">
            <text:p>795.001</text:p>
          </table:table-cell>
          <table:table-cell table:formula="of:=[$'hp-log.calibrate.20250623-171745'.D322]/[$'hp-log.calibrate.20250623-171745'.E322]" office:value-type="float" office:value="2.00263852242744" calcext:value-type="float">
            <text:p>2.00263852242744</text:p>
          </table:table-cell>
          <table:table-cell table:formula="of:=[.B321]-[.B320]" office:value-type="float" office:value="0.00263852242744056" calcext:value-type="float">
            <text:p>0.00263852242744056</text:p>
          </table:table-cell>
          <table:table-cell table:formula="of:=[.C321]*[.D$2]+(1-[.D$2])*[.D320]" office:value-type="float" office:value="0.000391271596703213" calcext:value-type="float">
            <text:p>0.000391271596703213</text:p>
          </table:table-cell>
          <table:table-cell table:style-name="ce5" table:formula="of:=ABS([.D321]/[.B321])" office:value-type="percentage" office:value="0.000195378043676571" calcext:value-type="percentage">
            <text:p>0.02%</text:p>
          </table:table-cell>
          <table:table-cell table:formula="of:=IF([.E321]&lt;[.F$2];1;0)" office:value-type="float" office:value="0" calcext:value-type="float">
            <text:p>0</text:p>
          </table:table-cell>
          <table:table-cell table:formula="of:=IF([.F321];[.G320]+[.F321];0)" office:value-type="float" office:value="0" calcext:value-type="float">
            <text:p>0</text:p>
          </table:table-cell>
          <table:table-cell table:formula="of:=IF([.G3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3]" office:value-type="float" office:value="797.501" calcext:value-type="float">
            <text:p>797.501</text:p>
          </table:table-cell>
          <table:table-cell table:formula="of:=[$'hp-log.calibrate.20250623-171745'.D323]/[$'hp-log.calibrate.20250623-171745'.E323]" office:value-type="float" office:value="2.00263157894737" calcext:value-type="float">
            <text:p>2.00263157894737</text:p>
          </table:table-cell>
          <table:table-cell table:formula="of:=[.B322]-[.B321]" office:value-type="float" office:value="-0.00000694348007179713" calcext:value-type="float">
            <text:p>-6.94348007179713E-06</text:p>
          </table:table-cell>
          <table:table-cell table:formula="of:=[.C322]*[.D$2]+(1-[.D$2])*[.D321]" office:value-type="float" office:value="0.000351450089025712" calcext:value-type="float">
            <text:p>0.000351450089025712</text:p>
          </table:table-cell>
          <table:table-cell table:style-name="ce5" table:formula="of:=ABS([.D322]/[.B322])" office:value-type="percentage" office:value="0.000175494131182353" calcext:value-type="percentage">
            <text:p>0.02%</text:p>
          </table:table-cell>
          <table:table-cell table:formula="of:=IF([.E322]&lt;[.F$2];1;0)" office:value-type="float" office:value="0" calcext:value-type="float">
            <text:p>0</text:p>
          </table:table-cell>
          <table:table-cell table:formula="of:=IF([.F322];[.G321]+[.F322];0)" office:value-type="float" office:value="0" calcext:value-type="float">
            <text:p>0</text:p>
          </table:table-cell>
          <table:table-cell table:formula="of:=IF([.G3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4]" office:value-type="float" office:value="800.002" calcext:value-type="float">
            <text:p>800.002</text:p>
          </table:table-cell>
          <table:table-cell table:formula="of:=[$'hp-log.calibrate.20250623-171745'.D324]/[$'hp-log.calibrate.20250623-171745'.E324]" office:value-type="float" office:value="2" calcext:value-type="float">
            <text:p>2</text:p>
          </table:table-cell>
          <table:table-cell table:formula="of:=[.B323]-[.B322]" office:value-type="float" office:value="-0.00263157894736876" calcext:value-type="float">
            <text:p>-0.00263157894736876</text:p>
          </table:table-cell>
          <table:table-cell table:formula="of:=[.C323]*[.D$2]+(1-[.D$2])*[.D322]" office:value-type="float" office:value="0.0000531471853862644" calcext:value-type="float">
            <text:p>5.31471853862644E-05</text:p>
          </table:table-cell>
          <table:table-cell table:style-name="ce5" table:formula="of:=ABS([.D323]/[.B323])" office:value-type="percentage" office:value="0.0000265735926931322" calcext:value-type="percentage">
            <text:p>0.00%</text:p>
          </table:table-cell>
          <table:table-cell table:formula="of:=IF([.E323]&lt;[.F$2];1;0)" office:value-type="float" office:value="1" calcext:value-type="float">
            <text:p>1</text:p>
          </table:table-cell>
          <table:table-cell table:formula="of:=IF([.F323];[.G322]+[.F323];0)" office:value-type="float" office:value="1" calcext:value-type="float">
            <text:p>1</text:p>
          </table:table-cell>
          <table:table-cell table:formula="of:=IF([.G3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5]" office:value-type="float" office:value="802.502" calcext:value-type="float">
            <text:p>802.502</text:p>
          </table:table-cell>
          <table:table-cell table:formula="of:=[$'hp-log.calibrate.20250623-171745'.D325]/[$'hp-log.calibrate.20250623-171745'.E325]" office:value-type="float" office:value="2.00263852242744" calcext:value-type="float">
            <text:p>2.00263852242744</text:p>
          </table:table-cell>
          <table:table-cell table:formula="of:=[.B324]-[.B323]" office:value-type="float" office:value="0.00263852242744056" calcext:value-type="float">
            <text:p>0.00263852242744056</text:p>
          </table:table-cell>
          <table:table-cell table:formula="of:=[.C324]*[.D$2]+(1-[.D$2])*[.D323]" office:value-type="float" office:value="0.000311684709591694" calcext:value-type="float">
            <text:p>0.000311684709591694</text:p>
          </table:table-cell>
          <table:table-cell table:style-name="ce5" table:formula="of:=ABS([.D324]/[.B324])" office:value-type="percentage" office:value="0.0001556370289002" calcext:value-type="percentage">
            <text:p>0.02%</text:p>
          </table:table-cell>
          <table:table-cell table:formula="of:=IF([.E324]&lt;[.F$2];1;0)" office:value-type="float" office:value="0" calcext:value-type="float">
            <text:p>0</text:p>
          </table:table-cell>
          <table:table-cell table:formula="of:=IF([.F324];[.G323]+[.F324];0)" office:value-type="float" office:value="0" calcext:value-type="float">
            <text:p>0</text:p>
          </table:table-cell>
          <table:table-cell table:formula="of:=IF([.G3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6]" office:value-type="float" office:value="805.002" calcext:value-type="float">
            <text:p>805.002</text:p>
          </table:table-cell>
          <table:table-cell table:formula="of:=[$'hp-log.calibrate.20250623-171745'.D326]/[$'hp-log.calibrate.20250623-171745'.E326]" office:value-type="float" office:value="2.00263157894737" calcext:value-type="float">
            <text:p>2.00263157894737</text:p>
          </table:table-cell>
          <table:table-cell table:formula="of:=[.B325]-[.B324]" office:value-type="float" office:value="-0.00000694348007179713" calcext:value-type="float">
            <text:p>-6.94348007179713E-06</text:p>
          </table:table-cell>
          <table:table-cell table:formula="of:=[.C325]*[.D$2]+(1-[.D$2])*[.D324]" office:value-type="float" office:value="0.000279821890625345" calcext:value-type="float">
            <text:p>0.000279821890625345</text:p>
          </table:table-cell>
          <table:table-cell table:style-name="ce5" table:formula="of:=ABS([.D325]/[.B325])" office:value-type="percentage" office:value="0.000139727093873365" calcext:value-type="percentage">
            <text:p>0.01%</text:p>
          </table:table-cell>
          <table:table-cell table:formula="of:=IF([.E325]&lt;[.F$2];1;0)" office:value-type="float" office:value="0" calcext:value-type="float">
            <text:p>0</text:p>
          </table:table-cell>
          <table:table-cell table:formula="of:=IF([.F325];[.G324]+[.F325];0)" office:value-type="float" office:value="0" calcext:value-type="float">
            <text:p>0</text:p>
          </table:table-cell>
          <table:table-cell table:formula="of:=IF([.G3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7]" office:value-type="float" office:value="807.502" calcext:value-type="float">
            <text:p>807.502</text:p>
          </table:table-cell>
          <table:table-cell table:formula="of:=[$'hp-log.calibrate.20250623-171745'.D327]/[$'hp-log.calibrate.20250623-171745'.E327]" office:value-type="float" office:value="2" calcext:value-type="float">
            <text:p>2</text:p>
          </table:table-cell>
          <table:table-cell table:formula="of:=[.B326]-[.B325]" office:value-type="float" office:value="-0.00263157894736876" calcext:value-type="float">
            <text:p>-0.00263157894736876</text:p>
          </table:table-cell>
          <table:table-cell table:formula="of:=[.C326]*[.D$2]+(1-[.D$2])*[.D325]" office:value-type="float" office:value="-0.0000113181931740659" calcext:value-type="float">
            <text:p>-1.13181931740659E-05</text:p>
          </table:table-cell>
          <table:table-cell table:style-name="ce5" table:formula="of:=ABS([.D326]/[.B326])" office:value-type="percentage" office:value="0.00000565909658703295" calcext:value-type="percentage">
            <text:p>0.00%</text:p>
          </table:table-cell>
          <table:table-cell table:formula="of:=IF([.E326]&lt;[.F$2];1;0)" office:value-type="float" office:value="1" calcext:value-type="float">
            <text:p>1</text:p>
          </table:table-cell>
          <table:table-cell table:formula="of:=IF([.F326];[.G325]+[.F326];0)" office:value-type="float" office:value="1" calcext:value-type="float">
            <text:p>1</text:p>
          </table:table-cell>
          <table:table-cell table:formula="of:=IF([.G3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8]" office:value-type="float" office:value="810.001" calcext:value-type="float">
            <text:p>810.001</text:p>
          </table:table-cell>
          <table:table-cell table:formula="of:=[$'hp-log.calibrate.20250623-171745'.D328]/[$'hp-log.calibrate.20250623-171745'.E328]" office:value-type="float" office:value="2.00263852242744" calcext:value-type="float">
            <text:p>2.00263852242744</text:p>
          </table:table-cell>
          <table:table-cell table:formula="of:=[.B327]-[.B326]" office:value-type="float" office:value="0.00263852242744056" calcext:value-type="float">
            <text:p>0.00263852242744056</text:p>
          </table:table-cell>
          <table:table-cell table:formula="of:=[.C327]*[.D$2]+(1-[.D$2])*[.D326]" office:value-type="float" office:value="0.000253665868887397" calcext:value-type="float">
            <text:p>0.000253665868887397</text:p>
          </table:table-cell>
          <table:table-cell table:style-name="ce5" table:formula="of:=ABS([.D327]/[.B327])" office:value-type="percentage" office:value="0.000126665829128226" calcext:value-type="percentage">
            <text:p>0.01%</text:p>
          </table:table-cell>
          <table:table-cell table:formula="of:=IF([.E327]&lt;[.F$2];1;0)" office:value-type="float" office:value="0" calcext:value-type="float">
            <text:p>0</text:p>
          </table:table-cell>
          <table:table-cell table:formula="of:=IF([.F327];[.G326]+[.F327];0)" office:value-type="float" office:value="0" calcext:value-type="float">
            <text:p>0</text:p>
          </table:table-cell>
          <table:table-cell table:formula="of:=IF([.G3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29]" office:value-type="float" office:value="812.502" calcext:value-type="float">
            <text:p>812.502</text:p>
          </table:table-cell>
          <table:table-cell table:formula="of:=[$'hp-log.calibrate.20250623-171745'.D329]/[$'hp-log.calibrate.20250623-171745'.E329]" office:value-type="float" office:value="2" calcext:value-type="float">
            <text:p>2</text:p>
          </table:table-cell>
          <table:table-cell table:formula="of:=[.B328]-[.B327]" office:value-type="float" office:value="-0.00263852242744056" calcext:value-type="float">
            <text:p>-0.00263852242744056</text:p>
          </table:table-cell>
          <table:table-cell table:formula="of:=[.C328]*[.D$2]+(1-[.D$2])*[.D327]" office:value-type="float" office:value="-0.000035552960745399" calcext:value-type="float">
            <text:p>-3.5552960745399E-05</text:p>
          </table:table-cell>
          <table:table-cell table:style-name="ce5" table:formula="of:=ABS([.D328]/[.B328])" office:value-type="percentage" office:value="0.0000177764803726995" calcext:value-type="percentage">
            <text:p>0.00%</text:p>
          </table:table-cell>
          <table:table-cell table:formula="of:=IF([.E328]&lt;[.F$2];1;0)" office:value-type="float" office:value="1" calcext:value-type="float">
            <text:p>1</text:p>
          </table:table-cell>
          <table:table-cell table:formula="of:=IF([.F328];[.G327]+[.F328];0)" office:value-type="float" office:value="1" calcext:value-type="float">
            <text:p>1</text:p>
          </table:table-cell>
          <table:table-cell table:formula="of:=IF([.G3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0]" office:value-type="float" office:value="815.001" calcext:value-type="float">
            <text:p>815.001</text:p>
          </table:table-cell>
          <table:table-cell table:formula="of:=[$'hp-log.calibrate.20250623-171745'.D330]/[$'hp-log.calibrate.20250623-171745'.E330]" office:value-type="float" office:value="2.00263852242744" calcext:value-type="float">
            <text:p>2.00263852242744</text:p>
          </table:table-cell>
          <table:table-cell table:formula="of:=[.B329]-[.B328]" office:value-type="float" office:value="0.00263852242744056" calcext:value-type="float">
            <text:p>0.00263852242744056</text:p>
          </table:table-cell>
          <table:table-cell table:formula="of:=[.C329]*[.D$2]+(1-[.D$2])*[.D328]" office:value-type="float" office:value="0.000231854578073197" calcext:value-type="float">
            <text:p>0.000231854578073197</text:p>
          </table:table-cell>
          <table:table-cell table:style-name="ce5" table:formula="of:=ABS([.D329]/[.B329])" office:value-type="percentage" office:value="0.000115774552160397" calcext:value-type="percentage">
            <text:p>0.01%</text:p>
          </table:table-cell>
          <table:table-cell table:formula="of:=IF([.E329]&lt;[.F$2];1;0)" office:value-type="float" office:value="0" calcext:value-type="float">
            <text:p>0</text:p>
          </table:table-cell>
          <table:table-cell table:formula="of:=IF([.F329];[.G328]+[.F329];0)" office:value-type="float" office:value="0" calcext:value-type="float">
            <text:p>0</text:p>
          </table:table-cell>
          <table:table-cell table:formula="of:=IF([.G3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1]" office:value-type="float" office:value="817.501" calcext:value-type="float">
            <text:p>817.501</text:p>
          </table:table-cell>
          <table:table-cell table:formula="of:=[$'hp-log.calibrate.20250623-171745'.D331]/[$'hp-log.calibrate.20250623-171745'.E331]" office:value-type="float" office:value="2.00791556728232" calcext:value-type="float">
            <text:p>2.00791556728232</text:p>
          </table:table-cell>
          <table:table-cell table:formula="of:=[.B330]-[.B329]" office:value-type="float" office:value="0.00527704485488156" calcext:value-type="float">
            <text:p>0.00527704485488156</text:p>
          </table:table-cell>
          <table:table-cell table:formula="of:=[.C330]*[.D$2]+(1-[.D$2])*[.D329]" office:value-type="float" office:value="0.000736373605754034" calcext:value-type="float">
            <text:p>0.000736373605754034</text:p>
          </table:table-cell>
          <table:table-cell table:style-name="ce5" table:formula="of:=ABS([.D330]/[.B330])" office:value-type="percentage" office:value="0.000366735343732955" calcext:value-type="percentage">
            <text:p>0.04%</text:p>
          </table:table-cell>
          <table:table-cell table:formula="of:=IF([.E330]&lt;[.F$2];1;0)" office:value-type="float" office:value="0" calcext:value-type="float">
            <text:p>0</text:p>
          </table:table-cell>
          <table:table-cell table:formula="of:=IF([.F330];[.G329]+[.F330];0)" office:value-type="float" office:value="0" calcext:value-type="float">
            <text:p>0</text:p>
          </table:table-cell>
          <table:table-cell table:formula="of:=IF([.G3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2]" office:value-type="float" office:value="820.002" calcext:value-type="float">
            <text:p>820.002</text:p>
          </table:table-cell>
          <table:table-cell table:formula="of:=[$'hp-log.calibrate.20250623-171745'.D332]/[$'hp-log.calibrate.20250623-171745'.E332]" office:value-type="float" office:value="2.00526315789474" calcext:value-type="float">
            <text:p>2.00526315789474</text:p>
          </table:table-cell>
          <table:table-cell table:formula="of:=[.B331]-[.B330]" office:value-type="float" office:value="-0.00265240938758504" calcext:value-type="float">
            <text:p>-0.00265240938758504</text:p>
          </table:table-cell>
          <table:table-cell table:formula="of:=[.C331]*[.D$2]+(1-[.D$2])*[.D330]" office:value-type="float" office:value="0.000397495306420126" calcext:value-type="float">
            <text:p>0.000397495306420126</text:p>
          </table:table-cell>
          <table:table-cell table:style-name="ce5" table:formula="of:=ABS([.D331]/[.B331])" office:value-type="percentage" office:value="0.00019822600582631" calcext:value-type="percentage">
            <text:p>0.02%</text:p>
          </table:table-cell>
          <table:table-cell table:formula="of:=IF([.E331]&lt;[.F$2];1;0)" office:value-type="float" office:value="0" calcext:value-type="float">
            <text:p>0</text:p>
          </table:table-cell>
          <table:table-cell table:formula="of:=IF([.F331];[.G330]+[.F331];0)" office:value-type="float" office:value="0" calcext:value-type="float">
            <text:p>0</text:p>
          </table:table-cell>
          <table:table-cell table:formula="of:=IF([.G3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3]" office:value-type="float" office:value="822.503" calcext:value-type="float">
            <text:p>822.503</text:p>
          </table:table-cell>
          <table:table-cell table:formula="of:=[$'hp-log.calibrate.20250623-171745'.D333]/[$'hp-log.calibrate.20250623-171745'.E333]" office:value-type="float" office:value="2.00527704485488" calcext:value-type="float">
            <text:p>2.00527704485488</text:p>
          </table:table-cell>
          <table:table-cell table:formula="of:=[.B332]-[.B331]" office:value-type="float" office:value="0.0000138869601440383" calcext:value-type="float">
            <text:p>1.38869601440383E-05</text:p>
          </table:table-cell>
          <table:table-cell table:formula="of:=[.C332]*[.D$2]+(1-[.D$2])*[.D331]" office:value-type="float" office:value="0.000359134471792517" calcext:value-type="float">
            <text:p>0.000359134471792517</text:p>
          </table:table-cell>
          <table:table-cell table:style-name="ce5" table:formula="of:=ABS([.D332]/[.B332])" office:value-type="percentage" office:value="0.000179094690538637" calcext:value-type="percentage">
            <text:p>0.02%</text:p>
          </table:table-cell>
          <table:table-cell table:formula="of:=IF([.E332]&lt;[.F$2];1;0)" office:value-type="float" office:value="0" calcext:value-type="float">
            <text:p>0</text:p>
          </table:table-cell>
          <table:table-cell table:formula="of:=IF([.F332];[.G331]+[.F332];0)" office:value-type="float" office:value="0" calcext:value-type="float">
            <text:p>0</text:p>
          </table:table-cell>
          <table:table-cell table:formula="of:=IF([.G3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4]" office:value-type="float" office:value="825.001" calcext:value-type="float">
            <text:p>825.001</text:p>
          </table:table-cell>
          <table:table-cell table:formula="of:=[$'hp-log.calibrate.20250623-171745'.D334]/[$'hp-log.calibrate.20250623-171745'.E334]" office:value-type="float" office:value="2.00527704485488" calcext:value-type="float">
            <text:p>2.00527704485488</text:p>
          </table:table-cell>
          <table:table-cell table:formula="of:=[.B333]-[.B332]" office:value-type="float" office:value="0" calcext:value-type="float">
            <text:p>0</text:p>
          </table:table-cell>
          <table:table-cell table:formula="of:=[.C333]*[.D$2]+(1-[.D$2])*[.D332]" office:value-type="float" office:value="0.000323221024613266" calcext:value-type="float">
            <text:p>0.000323221024613266</text:p>
          </table:table-cell>
          <table:table-cell table:style-name="ce5" table:formula="of:=ABS([.D333]/[.B333])" office:value-type="percentage" office:value="0.000161185221484773" calcext:value-type="percentage">
            <text:p>0.02%</text:p>
          </table:table-cell>
          <table:table-cell table:formula="of:=IF([.E333]&lt;[.F$2];1;0)" office:value-type="float" office:value="0" calcext:value-type="float">
            <text:p>0</text:p>
          </table:table-cell>
          <table:table-cell table:formula="of:=IF([.F333];[.G332]+[.F333];0)" office:value-type="float" office:value="0" calcext:value-type="float">
            <text:p>0</text:p>
          </table:table-cell>
          <table:table-cell table:formula="of:=IF([.G3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5]" office:value-type="float" office:value="827.502" calcext:value-type="float">
            <text:p>827.502</text:p>
          </table:table-cell>
          <table:table-cell table:formula="of:=[$'hp-log.calibrate.20250623-171745'.D335]/[$'hp-log.calibrate.20250623-171745'.E335]" office:value-type="float" office:value="2.00527704485488" calcext:value-type="float">
            <text:p>2.00527704485488</text:p>
          </table:table-cell>
          <table:table-cell table:formula="of:=[.B334]-[.B333]" office:value-type="float" office:value="0" calcext:value-type="float">
            <text:p>0</text:p>
          </table:table-cell>
          <table:table-cell table:formula="of:=[.C334]*[.D$2]+(1-[.D$2])*[.D333]" office:value-type="float" office:value="0.000290898922151939" calcext:value-type="float">
            <text:p>0.000290898922151939</text:p>
          </table:table-cell>
          <table:table-cell table:style-name="ce5" table:formula="of:=ABS([.D334]/[.B334])" office:value-type="percentage" office:value="0.000145066699336296" calcext:value-type="percentage">
            <text:p>0.01%</text:p>
          </table:table-cell>
          <table:table-cell table:formula="of:=IF([.E334]&lt;[.F$2];1;0)" office:value-type="float" office:value="0" calcext:value-type="float">
            <text:p>0</text:p>
          </table:table-cell>
          <table:table-cell table:formula="of:=IF([.F334];[.G333]+[.F334];0)" office:value-type="float" office:value="0" calcext:value-type="float">
            <text:p>0</text:p>
          </table:table-cell>
          <table:table-cell table:formula="of:=IF([.G3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6]" office:value-type="float" office:value="830.002" calcext:value-type="float">
            <text:p>830.002</text:p>
          </table:table-cell>
          <table:table-cell table:formula="of:=[$'hp-log.calibrate.20250623-171745'.D336]/[$'hp-log.calibrate.20250623-171745'.E336]" office:value-type="float" office:value="2.00527704485488" calcext:value-type="float">
            <text:p>2.00527704485488</text:p>
          </table:table-cell>
          <table:table-cell table:formula="of:=[.B335]-[.B334]" office:value-type="float" office:value="0" calcext:value-type="float">
            <text:p>0</text:p>
          </table:table-cell>
          <table:table-cell table:formula="of:=[.C335]*[.D$2]+(1-[.D$2])*[.D334]" office:value-type="float" office:value="0.000261809029936745" calcext:value-type="float">
            <text:p>0.000261809029936745</text:p>
          </table:table-cell>
          <table:table-cell table:style-name="ce5" table:formula="of:=ABS([.D335]/[.B335])" office:value-type="percentage" office:value="0.000130560029402666" calcext:value-type="percentage">
            <text:p>0.01%</text:p>
          </table:table-cell>
          <table:table-cell table:formula="of:=IF([.E335]&lt;[.F$2];1;0)" office:value-type="float" office:value="0" calcext:value-type="float">
            <text:p>0</text:p>
          </table:table-cell>
          <table:table-cell table:formula="of:=IF([.F335];[.G334]+[.F335];0)" office:value-type="float" office:value="0" calcext:value-type="float">
            <text:p>0</text:p>
          </table:table-cell>
          <table:table-cell table:formula="of:=IF([.G3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7]" office:value-type="float" office:value="832.501" calcext:value-type="float">
            <text:p>832.501</text:p>
          </table:table-cell>
          <table:table-cell table:formula="of:=[$'hp-log.calibrate.20250623-171745'.D337]/[$'hp-log.calibrate.20250623-171745'.E337]" office:value-type="float" office:value="2.00527704485488" calcext:value-type="float">
            <text:p>2.00527704485488</text:p>
          </table:table-cell>
          <table:table-cell table:formula="of:=[.B336]-[.B335]" office:value-type="float" office:value="0" calcext:value-type="float">
            <text:p>0</text:p>
          </table:table-cell>
          <table:table-cell table:formula="of:=[.C336]*[.D$2]+(1-[.D$2])*[.D335]" office:value-type="float" office:value="0.000235628126943071" calcext:value-type="float">
            <text:p>0.000235628126943071</text:p>
          </table:table-cell>
          <table:table-cell table:style-name="ce5" table:formula="of:=ABS([.D336]/[.B336])" office:value-type="percentage" office:value="0.0001175040264624" calcext:value-type="percentage">
            <text:p>0.01%</text:p>
          </table:table-cell>
          <table:table-cell table:formula="of:=IF([.E336]&lt;[.F$2];1;0)" office:value-type="float" office:value="0" calcext:value-type="float">
            <text:p>0</text:p>
          </table:table-cell>
          <table:table-cell table:formula="of:=IF([.F336];[.G335]+[.F336];0)" office:value-type="float" office:value="0" calcext:value-type="float">
            <text:p>0</text:p>
          </table:table-cell>
          <table:table-cell table:formula="of:=IF([.G3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8]" office:value-type="float" office:value="835.002" calcext:value-type="float">
            <text:p>835.002</text:p>
          </table:table-cell>
          <table:table-cell table:formula="of:=[$'hp-log.calibrate.20250623-171745'.D338]/[$'hp-log.calibrate.20250623-171745'.E338]" office:value-type="float" office:value="2.00527704485488" calcext:value-type="float">
            <text:p>2.00527704485488</text:p>
          </table:table-cell>
          <table:table-cell table:formula="of:=[.B337]-[.B336]" office:value-type="float" office:value="0" calcext:value-type="float">
            <text:p>0</text:p>
          </table:table-cell>
          <table:table-cell table:formula="of:=[.C337]*[.D$2]+(1-[.D$2])*[.D336]" office:value-type="float" office:value="0.000212065314248764" calcext:value-type="float">
            <text:p>0.000212065314248764</text:p>
          </table:table-cell>
          <table:table-cell table:style-name="ce5" table:formula="of:=ABS([.D337]/[.B337])" office:value-type="percentage" office:value="0.00010575362381616" calcext:value-type="percentage">
            <text:p>0.01%</text:p>
          </table:table-cell>
          <table:table-cell table:formula="of:=IF([.E337]&lt;[.F$2];1;0)" office:value-type="float" office:value="0" calcext:value-type="float">
            <text:p>0</text:p>
          </table:table-cell>
          <table:table-cell table:formula="of:=IF([.F337];[.G336]+[.F337];0)" office:value-type="float" office:value="0" calcext:value-type="float">
            <text:p>0</text:p>
          </table:table-cell>
          <table:table-cell table:formula="of:=IF([.G3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39]" office:value-type="float" office:value="837.501" calcext:value-type="float">
            <text:p>837.501</text:p>
          </table:table-cell>
          <table:table-cell table:formula="of:=[$'hp-log.calibrate.20250623-171745'.D339]/[$'hp-log.calibrate.20250623-171745'.E339]" office:value-type="float" office:value="2.00791556728232" calcext:value-type="float">
            <text:p>2.00791556728232</text:p>
          </table:table-cell>
          <table:table-cell table:formula="of:=[.B338]-[.B337]" office:value-type="float" office:value="0.002638522427441" calcext:value-type="float">
            <text:p>0.002638522427441</text:p>
          </table:table-cell>
          <table:table-cell table:formula="of:=[.C338]*[.D$2]+(1-[.D$2])*[.D337]" office:value-type="float" office:value="0.000454711025567988" calcext:value-type="float">
            <text:p>0.000454711025567988</text:p>
          </table:table-cell>
          <table:table-cell table:style-name="ce5" table:formula="of:=ABS([.D338]/[.B338])" office:value-type="percentage" office:value="0.000226459236123873" calcext:value-type="percentage">
            <text:p>0.02%</text:p>
          </table:table-cell>
          <table:table-cell table:formula="of:=IF([.E338]&lt;[.F$2];1;0)" office:value-type="float" office:value="0" calcext:value-type="float">
            <text:p>0</text:p>
          </table:table-cell>
          <table:table-cell table:formula="of:=IF([.F338];[.G337]+[.F338];0)" office:value-type="float" office:value="0" calcext:value-type="float">
            <text:p>0</text:p>
          </table:table-cell>
          <table:table-cell table:formula="of:=IF([.G3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0]" office:value-type="float" office:value="840.002" calcext:value-type="float">
            <text:p>840.002</text:p>
          </table:table-cell>
          <table:table-cell table:formula="of:=[$'hp-log.calibrate.20250623-171745'.D340]/[$'hp-log.calibrate.20250623-171745'.E340]" office:value-type="float" office:value="2.00526315789474" calcext:value-type="float">
            <text:p>2.00526315789474</text:p>
          </table:table-cell>
          <table:table-cell table:formula="of:=[.B339]-[.B338]" office:value-type="float" office:value="-0.00265240938758504" calcext:value-type="float">
            <text:p>-0.00265240938758504</text:p>
          </table:table-cell>
          <table:table-cell table:formula="of:=[.C339]*[.D$2]+(1-[.D$2])*[.D338]" office:value-type="float" office:value="0.000143998984252685" calcext:value-type="float">
            <text:p>0.000143998984252685</text:p>
          </table:table-cell>
          <table:table-cell table:style-name="ce5" table:formula="of:=ABS([.D339]/[.B339])" office:value-type="percentage" office:value="0.0000718105170813913" calcext:value-type="percentage">
            <text:p>0.01%</text:p>
          </table:table-cell>
          <table:table-cell table:formula="of:=IF([.E339]&lt;[.F$2];1;0)" office:value-type="float" office:value="1" calcext:value-type="float">
            <text:p>1</text:p>
          </table:table-cell>
          <table:table-cell table:formula="of:=IF([.F339];[.G338]+[.F339];0)" office:value-type="float" office:value="1" calcext:value-type="float">
            <text:p>1</text:p>
          </table:table-cell>
          <table:table-cell table:formula="of:=IF([.G3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1]" office:value-type="float" office:value="842.503" calcext:value-type="float">
            <text:p>842.503</text:p>
          </table:table-cell>
          <table:table-cell table:formula="of:=[$'hp-log.calibrate.20250623-171745'.D341]/[$'hp-log.calibrate.20250623-171745'.E341]" office:value-type="float" office:value="2.00791556728232" calcext:value-type="float">
            <text:p>2.00791556728232</text:p>
          </table:table-cell>
          <table:table-cell table:formula="of:=[.B340]-[.B339]" office:value-type="float" office:value="0.00265240938758504" calcext:value-type="float">
            <text:p>0.00265240938758504</text:p>
          </table:table-cell>
          <table:table-cell table:formula="of:=[.C340]*[.D$2]+(1-[.D$2])*[.D339]" office:value-type="float" office:value="0.00039484002458592" calcext:value-type="float">
            <text:p>0.00039484002458592</text:p>
          </table:table-cell>
          <table:table-cell table:style-name="ce5" table:formula="of:=ABS([.D340]/[.B340])" office:value-type="percentage" office:value="0.000196641746804289" calcext:value-type="percentage">
            <text:p>0.02%</text:p>
          </table:table-cell>
          <table:table-cell table:formula="of:=IF([.E340]&lt;[.F$2];1;0)" office:value-type="float" office:value="0" calcext:value-type="float">
            <text:p>0</text:p>
          </table:table-cell>
          <table:table-cell table:formula="of:=IF([.F340];[.G339]+[.F340];0)" office:value-type="float" office:value="0" calcext:value-type="float">
            <text:p>0</text:p>
          </table:table-cell>
          <table:table-cell table:formula="of:=IF([.G3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2]" office:value-type="float" office:value="845.002" calcext:value-type="float">
            <text:p>845.002</text:p>
          </table:table-cell>
          <table:table-cell table:formula="of:=[$'hp-log.calibrate.20250623-171745'.D342]/[$'hp-log.calibrate.20250623-171745'.E342]" office:value-type="float" office:value="2.00526315789474" calcext:value-type="float">
            <text:p>2.00526315789474</text:p>
          </table:table-cell>
          <table:table-cell table:formula="of:=[.B341]-[.B340]" office:value-type="float" office:value="-0.00265240938758504" calcext:value-type="float">
            <text:p>-0.00265240938758504</text:p>
          </table:table-cell>
          <table:table-cell table:formula="of:=[.C341]*[.D$2]+(1-[.D$2])*[.D340]" office:value-type="float" office:value="0.0000901150833688242" calcext:value-type="float">
            <text:p>9.01150833688242E-05</text:p>
          </table:table-cell>
          <table:table-cell table:style-name="ce5" table:formula="of:=ABS([.D341]/[.B341])" office:value-type="percentage" office:value="0.0000449392804201485" calcext:value-type="percentage">
            <text:p>0.00%</text:p>
          </table:table-cell>
          <table:table-cell table:formula="of:=IF([.E341]&lt;[.F$2];1;0)" office:value-type="float" office:value="1" calcext:value-type="float">
            <text:p>1</text:p>
          </table:table-cell>
          <table:table-cell table:formula="of:=IF([.F341];[.G340]+[.F341];0)" office:value-type="float" office:value="1" calcext:value-type="float">
            <text:p>1</text:p>
          </table:table-cell>
          <table:table-cell table:formula="of:=IF([.G3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3]" office:value-type="float" office:value="847.501" calcext:value-type="float">
            <text:p>847.501</text:p>
          </table:table-cell>
          <table:table-cell table:formula="of:=[$'hp-log.calibrate.20250623-171745'.D343]/[$'hp-log.calibrate.20250623-171745'.E343]" office:value-type="float" office:value="2.00791556728232" calcext:value-type="float">
            <text:p>2.00791556728232</text:p>
          </table:table-cell>
          <table:table-cell table:formula="of:=[.B342]-[.B341]" office:value-type="float" office:value="0.00265240938758504" calcext:value-type="float">
            <text:p>0.00265240938758504</text:p>
          </table:table-cell>
          <table:table-cell table:formula="of:=[.C342]*[.D$2]+(1-[.D$2])*[.D341]" office:value-type="float" office:value="0.000346344513790446" calcext:value-type="float">
            <text:p>0.000346344513790446</text:p>
          </table:table-cell>
          <table:table-cell table:style-name="ce5" table:formula="of:=ABS([.D342]/[.B342])" office:value-type="percentage" office:value="0.000172489580455426" calcext:value-type="percentage">
            <text:p>0.02%</text:p>
          </table:table-cell>
          <table:table-cell table:formula="of:=IF([.E342]&lt;[.F$2];1;0)" office:value-type="float" office:value="0" calcext:value-type="float">
            <text:p>0</text:p>
          </table:table-cell>
          <table:table-cell table:formula="of:=IF([.F342];[.G341]+[.F342];0)" office:value-type="float" office:value="0" calcext:value-type="float">
            <text:p>0</text:p>
          </table:table-cell>
          <table:table-cell table:formula="of:=IF([.G3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4]" office:value-type="float" office:value="850.002" calcext:value-type="float">
            <text:p>850.002</text:p>
          </table:table-cell>
          <table:table-cell table:formula="of:=[$'hp-log.calibrate.20250623-171745'.D344]/[$'hp-log.calibrate.20250623-171745'.E344]" office:value-type="float" office:value="2.00526315789474" calcext:value-type="float">
            <text:p>2.00526315789474</text:p>
          </table:table-cell>
          <table:table-cell table:formula="of:=[.B343]-[.B342]" office:value-type="float" office:value="-0.00265240938758504" calcext:value-type="float">
            <text:p>-0.00265240938758504</text:p>
          </table:table-cell>
          <table:table-cell table:formula="of:=[.C343]*[.D$2]+(1-[.D$2])*[.D342]" office:value-type="float" office:value="0.0000464691236528972" calcext:value-type="float">
            <text:p>4.64691236528972E-05</text:p>
          </table:table-cell>
          <table:table-cell table:style-name="ce5" table:formula="of:=ABS([.D343]/[.B343])" office:value-type="percentage" office:value="0.0000231735787245419" calcext:value-type="percentage">
            <text:p>0.00%</text:p>
          </table:table-cell>
          <table:table-cell table:formula="of:=IF([.E343]&lt;[.F$2];1;0)" office:value-type="float" office:value="1" calcext:value-type="float">
            <text:p>1</text:p>
          </table:table-cell>
          <table:table-cell table:formula="of:=IF([.F343];[.G342]+[.F343];0)" office:value-type="float" office:value="1" calcext:value-type="float">
            <text:p>1</text:p>
          </table:table-cell>
          <table:table-cell table:formula="of:=IF([.G3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5]" office:value-type="float" office:value="852.502" calcext:value-type="float">
            <text:p>852.502</text:p>
          </table:table-cell>
          <table:table-cell table:formula="of:=[$'hp-log.calibrate.20250623-171745'.D345]/[$'hp-log.calibrate.20250623-171745'.E345]" office:value-type="float" office:value="2.00527704485488" calcext:value-type="float">
            <text:p>2.00527704485488</text:p>
          </table:table-cell>
          <table:table-cell table:formula="of:=[.B344]-[.B343]" office:value-type="float" office:value="0.0000138869601440383" calcext:value-type="float">
            <text:p>1.38869601440383E-05</text:p>
          </table:table-cell>
          <table:table-cell table:formula="of:=[.C344]*[.D$2]+(1-[.D$2])*[.D343]" office:value-type="float" office:value="0.0000432109073020113" calcext:value-type="float">
            <text:p>4.32109073020113E-05</text:p>
          </table:table-cell>
          <table:table-cell table:style-name="ce5" table:formula="of:=ABS([.D344]/[.B344])" office:value-type="percentage" office:value="0.0000215485971940293" calcext:value-type="percentage">
            <text:p>0.00%</text:p>
          </table:table-cell>
          <table:table-cell table:formula="of:=IF([.E344]&lt;[.F$2];1;0)" office:value-type="float" office:value="1" calcext:value-type="float">
            <text:p>1</text:p>
          </table:table-cell>
          <table:table-cell table:formula="of:=IF([.F344];[.G343]+[.F344];0)" office:value-type="float" office:value="2" calcext:value-type="float">
            <text:p>2</text:p>
          </table:table-cell>
          <table:table-cell table:formula="of:=IF([.G3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6]" office:value-type="float" office:value="855.002" calcext:value-type="float">
            <text:p>855.002</text:p>
          </table:table-cell>
          <table:table-cell table:formula="of:=[$'hp-log.calibrate.20250623-171745'.D346]/[$'hp-log.calibrate.20250623-171745'.E346]" office:value-type="float" office:value="2.00527704485488" calcext:value-type="float">
            <text:p>2.00527704485488</text:p>
          </table:table-cell>
          <table:table-cell table:formula="of:=[.B345]-[.B344]" office:value-type="float" office:value="0" calcext:value-type="float">
            <text:p>0</text:p>
          </table:table-cell>
          <table:table-cell table:formula="of:=[.C345]*[.D$2]+(1-[.D$2])*[.D344]" office:value-type="float" office:value="0.0000388898165718102" calcext:value-type="float">
            <text:p>3.88898165718102E-05</text:p>
          </table:table-cell>
          <table:table-cell table:style-name="ce5" table:formula="of:=ABS([.D345]/[.B345])" office:value-type="percentage" office:value="0.0000193937374746264" calcext:value-type="percentage">
            <text:p>0.00%</text:p>
          </table:table-cell>
          <table:table-cell table:formula="of:=IF([.E345]&lt;[.F$2];1;0)" office:value-type="float" office:value="1" calcext:value-type="float">
            <text:p>1</text:p>
          </table:table-cell>
          <table:table-cell table:formula="of:=IF([.F345];[.G344]+[.F345];0)" office:value-type="float" office:value="3" calcext:value-type="float">
            <text:p>3</text:p>
          </table:table-cell>
          <table:table-cell table:formula="of:=IF([.G3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7]" office:value-type="float" office:value="857.502" calcext:value-type="float">
            <text:p>857.502</text:p>
          </table:table-cell>
          <table:table-cell table:formula="of:=[$'hp-log.calibrate.20250623-171745'.D347]/[$'hp-log.calibrate.20250623-171745'.E347]" office:value-type="float" office:value="2.00527704485488" calcext:value-type="float">
            <text:p>2.00527704485488</text:p>
          </table:table-cell>
          <table:table-cell table:formula="of:=[.B346]-[.B345]" office:value-type="float" office:value="0" calcext:value-type="float">
            <text:p>0</text:p>
          </table:table-cell>
          <table:table-cell table:formula="of:=[.C346]*[.D$2]+(1-[.D$2])*[.D345]" office:value-type="float" office:value="0.0000350008349146291" calcext:value-type="float">
            <text:p>3.50008349146291E-05</text:p>
          </table:table-cell>
          <table:table-cell table:style-name="ce5" table:formula="of:=ABS([.D346]/[.B346])" office:value-type="percentage" office:value="0.0000174543637271637" calcext:value-type="percentage">
            <text:p>0.00%</text:p>
          </table:table-cell>
          <table:table-cell table:formula="of:=IF([.E346]&lt;[.F$2];1;0)" office:value-type="float" office:value="1" calcext:value-type="float">
            <text:p>1</text:p>
          </table:table-cell>
          <table:table-cell table:formula="of:=IF([.F346];[.G345]+[.F346];0)" office:value-type="float" office:value="4" calcext:value-type="float">
            <text:p>4</text:p>
          </table:table-cell>
          <table:table-cell table:formula="of:=IF([.G3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8]" office:value-type="float" office:value="860.001" calcext:value-type="float">
            <text:p>860.001</text:p>
          </table:table-cell>
          <table:table-cell table:formula="of:=[$'hp-log.calibrate.20250623-171745'.D348]/[$'hp-log.calibrate.20250623-171745'.E348]" office:value-type="float" office:value="2.00527704485488" calcext:value-type="float">
            <text:p>2.00527704485488</text:p>
          </table:table-cell>
          <table:table-cell table:formula="of:=[.B347]-[.B346]" office:value-type="float" office:value="0" calcext:value-type="float">
            <text:p>0</text:p>
          </table:table-cell>
          <table:table-cell table:formula="of:=[.C347]*[.D$2]+(1-[.D$2])*[.D346]" office:value-type="float" office:value="0.0000315007514231662" calcext:value-type="float">
            <text:p>3.15007514231662E-05</text:p>
          </table:table-cell>
          <table:table-cell table:style-name="ce5" table:formula="of:=ABS([.D347]/[.B347])" office:value-type="percentage" office:value="0.0000157089273544474" calcext:value-type="percentage">
            <text:p>0.00%</text:p>
          </table:table-cell>
          <table:table-cell table:formula="of:=IF([.E347]&lt;[.F$2];1;0)" office:value-type="float" office:value="1" calcext:value-type="float">
            <text:p>1</text:p>
          </table:table-cell>
          <table:table-cell table:formula="of:=IF([.F347];[.G346]+[.F347];0)" office:value-type="float" office:value="5" calcext:value-type="float">
            <text:p>5</text:p>
          </table:table-cell>
          <table:table-cell table:formula="of:=IF([.G3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49]" office:value-type="float" office:value="862.503" calcext:value-type="float">
            <text:p>862.503</text:p>
          </table:table-cell>
          <table:table-cell table:formula="of:=[$'hp-log.calibrate.20250623-171745'.D349]/[$'hp-log.calibrate.20250623-171745'.E349]" office:value-type="float" office:value="2.01058201058201" calcext:value-type="float">
            <text:p>2.01058201058201</text:p>
          </table:table-cell>
          <table:table-cell table:formula="of:=[.B348]-[.B347]" office:value-type="float" office:value="0.00530496572712957" calcext:value-type="float">
            <text:p>0.00530496572712957</text:p>
          </table:table-cell>
          <table:table-cell table:formula="of:=[.C348]*[.D$2]+(1-[.D$2])*[.D347]" office:value-type="float" office:value="0.000558847248993807" calcext:value-type="float">
            <text:p>0.000558847248993807</text:p>
          </table:table-cell>
          <table:table-cell table:style-name="ce5" table:formula="of:=ABS([.D348]/[.B348])" office:value-type="percentage" office:value="0.000277952973841657" calcext:value-type="percentage">
            <text:p>0.03%</text:p>
          </table:table-cell>
          <table:table-cell table:formula="of:=IF([.E348]&lt;[.F$2];1;0)" office:value-type="float" office:value="0" calcext:value-type="float">
            <text:p>0</text:p>
          </table:table-cell>
          <table:table-cell table:formula="of:=IF([.F348];[.G347]+[.F348];0)" office:value-type="float" office:value="0" calcext:value-type="float">
            <text:p>0</text:p>
          </table:table-cell>
          <table:table-cell table:formula="of:=IF([.G3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0]" office:value-type="float" office:value="865.001" calcext:value-type="float">
            <text:p>865.001</text:p>
          </table:table-cell>
          <table:table-cell table:formula="of:=[$'hp-log.calibrate.20250623-171745'.D350]/[$'hp-log.calibrate.20250623-171745'.E350]" office:value-type="float" office:value="2.01055408970976" calcext:value-type="float">
            <text:p>2.01055408970976</text:p>
          </table:table-cell>
          <table:table-cell table:formula="of:=[.B349]-[.B348]" office:value-type="float" office:value="-0.0000279208722480107" calcext:value-type="float">
            <text:p>-2.79208722480107E-05</text:p>
          </table:table-cell>
          <table:table-cell table:formula="of:=[.C349]*[.D$2]+(1-[.D$2])*[.D348]" office:value-type="float" office:value="0.000500170436869625" calcext:value-type="float">
            <text:p>0.000500170436869625</text:p>
          </table:table-cell>
          <table:table-cell table:style-name="ce5" table:formula="of:=ABS([.D349]/[.B349])" office:value-type="percentage" office:value="0.000248772435135942" calcext:value-type="percentage">
            <text:p>0.02%</text:p>
          </table:table-cell>
          <table:table-cell table:formula="of:=IF([.E349]&lt;[.F$2];1;0)" office:value-type="float" office:value="0" calcext:value-type="float">
            <text:p>0</text:p>
          </table:table-cell>
          <table:table-cell table:formula="of:=IF([.F349];[.G348]+[.F349];0)" office:value-type="float" office:value="0" calcext:value-type="float">
            <text:p>0</text:p>
          </table:table-cell>
          <table:table-cell table:formula="of:=IF([.G3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1]" office:value-type="float" office:value="867.501" calcext:value-type="float">
            <text:p>867.501</text:p>
          </table:table-cell>
          <table:table-cell table:formula="of:=[$'hp-log.calibrate.20250623-171745'.D351]/[$'hp-log.calibrate.20250623-171745'.E351]" office:value-type="float" office:value="2.01055408970976" calcext:value-type="float">
            <text:p>2.01055408970976</text:p>
          </table:table-cell>
          <table:table-cell table:formula="of:=[.B350]-[.B349]" office:value-type="float" office:value="0" calcext:value-type="float">
            <text:p>0</text:p>
          </table:table-cell>
          <table:table-cell table:formula="of:=[.C350]*[.D$2]+(1-[.D$2])*[.D349]" office:value-type="float" office:value="0.000450153393182663" calcext:value-type="float">
            <text:p>0.000450153393182663</text:p>
          </table:table-cell>
          <table:table-cell table:style-name="ce5" table:formula="of:=ABS([.D350]/[.B350])" office:value-type="percentage" office:value="0.000223895191622348" calcext:value-type="percentage">
            <text:p>0.02%</text:p>
          </table:table-cell>
          <table:table-cell table:formula="of:=IF([.E350]&lt;[.F$2];1;0)" office:value-type="float" office:value="0" calcext:value-type="float">
            <text:p>0</text:p>
          </table:table-cell>
          <table:table-cell table:formula="of:=IF([.F350];[.G349]+[.F350];0)" office:value-type="float" office:value="0" calcext:value-type="float">
            <text:p>0</text:p>
          </table:table-cell>
          <table:table-cell table:formula="of:=IF([.G3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2]" office:value-type="float" office:value="870.002" calcext:value-type="float">
            <text:p>870.002</text:p>
          </table:table-cell>
          <table:table-cell table:formula="of:=[$'hp-log.calibrate.20250623-171745'.D352]/[$'hp-log.calibrate.20250623-171745'.E352]" office:value-type="float" office:value="2.01055408970976" calcext:value-type="float">
            <text:p>2.01055408970976</text:p>
          </table:table-cell>
          <table:table-cell table:formula="of:=[.B351]-[.B350]" office:value-type="float" office:value="0" calcext:value-type="float">
            <text:p>0</text:p>
          </table:table-cell>
          <table:table-cell table:formula="of:=[.C351]*[.D$2]+(1-[.D$2])*[.D350]" office:value-type="float" office:value="0.000405138053864396" calcext:value-type="float">
            <text:p>0.000405138053864396</text:p>
          </table:table-cell>
          <table:table-cell table:style-name="ce5" table:formula="of:=ABS([.D351]/[.B351])" office:value-type="percentage" office:value="0.000201505672460113" calcext:value-type="percentage">
            <text:p>0.02%</text:p>
          </table:table-cell>
          <table:table-cell table:formula="of:=IF([.E351]&lt;[.F$2];1;0)" office:value-type="float" office:value="0" calcext:value-type="float">
            <text:p>0</text:p>
          </table:table-cell>
          <table:table-cell table:formula="of:=IF([.F351];[.G350]+[.F351];0)" office:value-type="float" office:value="0" calcext:value-type="float">
            <text:p>0</text:p>
          </table:table-cell>
          <table:table-cell table:formula="of:=IF([.G3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3]" office:value-type="float" office:value="872.502" calcext:value-type="float">
            <text:p>872.502</text:p>
          </table:table-cell>
          <table:table-cell table:formula="of:=[$'hp-log.calibrate.20250623-171745'.D353]/[$'hp-log.calibrate.20250623-171745'.E353]" office:value-type="float" office:value="2.01055408970976" calcext:value-type="float">
            <text:p>2.01055408970976</text:p>
          </table:table-cell>
          <table:table-cell table:formula="of:=[.B352]-[.B351]" office:value-type="float" office:value="0" calcext:value-type="float">
            <text:p>0</text:p>
          </table:table-cell>
          <table:table-cell table:formula="of:=[.C352]*[.D$2]+(1-[.D$2])*[.D351]" office:value-type="float" office:value="0.000364624248477957" calcext:value-type="float">
            <text:p>0.000364624248477957</text:p>
          </table:table-cell>
          <table:table-cell table:style-name="ce5" table:formula="of:=ABS([.D352]/[.B352])" office:value-type="percentage" office:value="0.000181355105214102" calcext:value-type="percentage">
            <text:p>0.02%</text:p>
          </table:table-cell>
          <table:table-cell table:formula="of:=IF([.E352]&lt;[.F$2];1;0)" office:value-type="float" office:value="0" calcext:value-type="float">
            <text:p>0</text:p>
          </table:table-cell>
          <table:table-cell table:formula="of:=IF([.F352];[.G351]+[.F352];0)" office:value-type="float" office:value="0" calcext:value-type="float">
            <text:p>0</text:p>
          </table:table-cell>
          <table:table-cell table:formula="of:=IF([.G3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4]" office:value-type="float" office:value="875.002" calcext:value-type="float">
            <text:p>875.002</text:p>
          </table:table-cell>
          <table:table-cell table:formula="of:=[$'hp-log.calibrate.20250623-171745'.D354]/[$'hp-log.calibrate.20250623-171745'.E354]" office:value-type="float" office:value="2.01055408970976" calcext:value-type="float">
            <text:p>2.01055408970976</text:p>
          </table:table-cell>
          <table:table-cell table:formula="of:=[.B353]-[.B352]" office:value-type="float" office:value="0" calcext:value-type="float">
            <text:p>0</text:p>
          </table:table-cell>
          <table:table-cell table:formula="of:=[.C353]*[.D$2]+(1-[.D$2])*[.D352]" office:value-type="float" office:value="0.000328161823630161" calcext:value-type="float">
            <text:p>0.000328161823630161</text:p>
          </table:table-cell>
          <table:table-cell table:style-name="ce5" table:formula="of:=ABS([.D353]/[.B353])" office:value-type="percentage" office:value="0.000163219594692692" calcext:value-type="percentage">
            <text:p>0.02%</text:p>
          </table:table-cell>
          <table:table-cell table:formula="of:=IF([.E353]&lt;[.F$2];1;0)" office:value-type="float" office:value="0" calcext:value-type="float">
            <text:p>0</text:p>
          </table:table-cell>
          <table:table-cell table:formula="of:=IF([.F353];[.G352]+[.F353];0)" office:value-type="float" office:value="0" calcext:value-type="float">
            <text:p>0</text:p>
          </table:table-cell>
          <table:table-cell table:formula="of:=IF([.G3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5]" office:value-type="float" office:value="877.502" calcext:value-type="float">
            <text:p>877.502</text:p>
          </table:table-cell>
          <table:table-cell table:formula="of:=[$'hp-log.calibrate.20250623-171745'.D355]/[$'hp-log.calibrate.20250623-171745'.E355]" office:value-type="float" office:value="2.01055408970976" calcext:value-type="float">
            <text:p>2.01055408970976</text:p>
          </table:table-cell>
          <table:table-cell table:formula="of:=[.B354]-[.B353]" office:value-type="float" office:value="0" calcext:value-type="float">
            <text:p>0</text:p>
          </table:table-cell>
          <table:table-cell table:formula="of:=[.C354]*[.D$2]+(1-[.D$2])*[.D353]" office:value-type="float" office:value="0.000295345641267145" calcext:value-type="float">
            <text:p>0.000295345641267145</text:p>
          </table:table-cell>
          <table:table-cell table:style-name="ce5" table:formula="of:=ABS([.D354]/[.B354])" office:value-type="percentage" office:value="0.000146897635223422" calcext:value-type="percentage">
            <text:p>0.01%</text:p>
          </table:table-cell>
          <table:table-cell table:formula="of:=IF([.E354]&lt;[.F$2];1;0)" office:value-type="float" office:value="0" calcext:value-type="float">
            <text:p>0</text:p>
          </table:table-cell>
          <table:table-cell table:formula="of:=IF([.F354];[.G353]+[.F354];0)" office:value-type="float" office:value="0" calcext:value-type="float">
            <text:p>0</text:p>
          </table:table-cell>
          <table:table-cell table:formula="of:=IF([.G3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6]" office:value-type="float" office:value="880.002" calcext:value-type="float">
            <text:p>880.002</text:p>
          </table:table-cell>
          <table:table-cell table:formula="of:=[$'hp-log.calibrate.20250623-171745'.D356]/[$'hp-log.calibrate.20250623-171745'.E356]" office:value-type="float" office:value="2.01055408970976" calcext:value-type="float">
            <text:p>2.01055408970976</text:p>
          </table:table-cell>
          <table:table-cell table:formula="of:=[.B355]-[.B354]" office:value-type="float" office:value="0" calcext:value-type="float">
            <text:p>0</text:p>
          </table:table-cell>
          <table:table-cell table:formula="of:=[.C355]*[.D$2]+(1-[.D$2])*[.D354]" office:value-type="float" office:value="0.00026581107714043" calcext:value-type="float">
            <text:p>0.00026581107714043</text:p>
          </table:table-cell>
          <table:table-cell table:style-name="ce5" table:formula="of:=ABS([.D355]/[.B355])" office:value-type="percentage" office:value="0.00013220787170108" calcext:value-type="percentage">
            <text:p>0.01%</text:p>
          </table:table-cell>
          <table:table-cell table:formula="of:=IF([.E355]&lt;[.F$2];1;0)" office:value-type="float" office:value="0" calcext:value-type="float">
            <text:p>0</text:p>
          </table:table-cell>
          <table:table-cell table:formula="of:=IF([.F355];[.G354]+[.F355];0)" office:value-type="float" office:value="0" calcext:value-type="float">
            <text:p>0</text:p>
          </table:table-cell>
          <table:table-cell table:formula="of:=IF([.G3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7]" office:value-type="float" office:value="882.501" calcext:value-type="float">
            <text:p>882.501</text:p>
          </table:table-cell>
          <table:table-cell table:formula="of:=[$'hp-log.calibrate.20250623-171745'.D357]/[$'hp-log.calibrate.20250623-171745'.E357]" office:value-type="float" office:value="2.01055408970976" calcext:value-type="float">
            <text:p>2.01055408970976</text:p>
          </table:table-cell>
          <table:table-cell table:formula="of:=[.B356]-[.B355]" office:value-type="float" office:value="0" calcext:value-type="float">
            <text:p>0</text:p>
          </table:table-cell>
          <table:table-cell table:formula="of:=[.C356]*[.D$2]+(1-[.D$2])*[.D355]" office:value-type="float" office:value="0.000239229969426387" calcext:value-type="float">
            <text:p>0.000239229969426387</text:p>
          </table:table-cell>
          <table:table-cell table:style-name="ce5" table:formula="of:=ABS([.D356]/[.B356])" office:value-type="percentage" office:value="0.000118987084530972" calcext:value-type="percentage">
            <text:p>0.01%</text:p>
          </table:table-cell>
          <table:table-cell table:formula="of:=IF([.E356]&lt;[.F$2];1;0)" office:value-type="float" office:value="0" calcext:value-type="float">
            <text:p>0</text:p>
          </table:table-cell>
          <table:table-cell table:formula="of:=IF([.F356];[.G355]+[.F356];0)" office:value-type="float" office:value="0" calcext:value-type="float">
            <text:p>0</text:p>
          </table:table-cell>
          <table:table-cell table:formula="of:=IF([.G3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8]" office:value-type="float" office:value="885.001" calcext:value-type="float">
            <text:p>885.001</text:p>
          </table:table-cell>
          <table:table-cell table:formula="of:=[$'hp-log.calibrate.20250623-171745'.D358]/[$'hp-log.calibrate.20250623-171745'.E358]" office:value-type="float" office:value="2.01055408970976" calcext:value-type="float">
            <text:p>2.01055408970976</text:p>
          </table:table-cell>
          <table:table-cell table:formula="of:=[.B357]-[.B356]" office:value-type="float" office:value="0" calcext:value-type="float">
            <text:p>0</text:p>
          </table:table-cell>
          <table:table-cell table:formula="of:=[.C357]*[.D$2]+(1-[.D$2])*[.D356]" office:value-type="float" office:value="0.000215306972483749" calcext:value-type="float">
            <text:p>0.000215306972483749</text:p>
          </table:table-cell>
          <table:table-cell table:style-name="ce5" table:formula="of:=ABS([.D357]/[.B357])" office:value-type="percentage" office:value="0.000107088376077875" calcext:value-type="percentage">
            <text:p>0.01%</text:p>
          </table:table-cell>
          <table:table-cell table:formula="of:=IF([.E357]&lt;[.F$2];1;0)" office:value-type="float" office:value="0" calcext:value-type="float">
            <text:p>0</text:p>
          </table:table-cell>
          <table:table-cell table:formula="of:=IF([.F357];[.G356]+[.F357];0)" office:value-type="float" office:value="0" calcext:value-type="float">
            <text:p>0</text:p>
          </table:table-cell>
          <table:table-cell table:formula="of:=IF([.G35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59]" office:value-type="float" office:value="887.501" calcext:value-type="float">
            <text:p>887.501</text:p>
          </table:table-cell>
          <table:table-cell table:formula="of:=[$'hp-log.calibrate.20250623-171745'.D359]/[$'hp-log.calibrate.20250623-171745'.E359]" office:value-type="float" office:value="2.01055408970976" calcext:value-type="float">
            <text:p>2.01055408970976</text:p>
          </table:table-cell>
          <table:table-cell table:formula="of:=[.B358]-[.B357]" office:value-type="float" office:value="0" calcext:value-type="float">
            <text:p>0</text:p>
          </table:table-cell>
          <table:table-cell table:formula="of:=[.C358]*[.D$2]+(1-[.D$2])*[.D357]" office:value-type="float" office:value="0.000193776275235374" calcext:value-type="float">
            <text:p>0.000193776275235374</text:p>
          </table:table-cell>
          <table:table-cell table:style-name="ce5" table:formula="of:=ABS([.D358]/[.B358])" office:value-type="percentage" office:value="0.0000963795384700875" calcext:value-type="percentage">
            <text:p>0.01%</text:p>
          </table:table-cell>
          <table:table-cell table:formula="of:=IF([.E358]&lt;[.F$2];1;0)" office:value-type="float" office:value="1" calcext:value-type="float">
            <text:p>1</text:p>
          </table:table-cell>
          <table:table-cell table:formula="of:=IF([.F358];[.G357]+[.F358];0)" office:value-type="float" office:value="1" calcext:value-type="float">
            <text:p>1</text:p>
          </table:table-cell>
          <table:table-cell table:formula="of:=IF([.G35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0]" office:value-type="float" office:value="890.001" calcext:value-type="float">
            <text:p>890.001</text:p>
          </table:table-cell>
          <table:table-cell table:formula="of:=[$'hp-log.calibrate.20250623-171745'.D360]/[$'hp-log.calibrate.20250623-171745'.E360]" office:value-type="float" office:value="2.01055408970976" calcext:value-type="float">
            <text:p>2.01055408970976</text:p>
          </table:table-cell>
          <table:table-cell table:formula="of:=[.B359]-[.B358]" office:value-type="float" office:value="0" calcext:value-type="float">
            <text:p>0</text:p>
          </table:table-cell>
          <table:table-cell table:formula="of:=[.C359]*[.D$2]+(1-[.D$2])*[.D358]" office:value-type="float" office:value="0.000174398647711836" calcext:value-type="float">
            <text:p>0.000174398647711836</text:p>
          </table:table-cell>
          <table:table-cell table:style-name="ce5" table:formula="of:=ABS([.D359]/[.B359])" office:value-type="percentage" office:value="0.0000867415846230788" calcext:value-type="percentage">
            <text:p>0.01%</text:p>
          </table:table-cell>
          <table:table-cell table:formula="of:=IF([.E359]&lt;[.F$2];1;0)" office:value-type="float" office:value="1" calcext:value-type="float">
            <text:p>1</text:p>
          </table:table-cell>
          <table:table-cell table:formula="of:=IF([.F359];[.G358]+[.F359];0)" office:value-type="float" office:value="2" calcext:value-type="float">
            <text:p>2</text:p>
          </table:table-cell>
          <table:table-cell table:formula="of:=IF([.G35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1]" office:value-type="float" office:value="892.501" calcext:value-type="float">
            <text:p>892.501</text:p>
          </table:table-cell>
          <table:table-cell table:formula="of:=[$'hp-log.calibrate.20250623-171745'.D361]/[$'hp-log.calibrate.20250623-171745'.E361]" office:value-type="float" office:value="2.01055408970976" calcext:value-type="float">
            <text:p>2.01055408970976</text:p>
          </table:table-cell>
          <table:table-cell table:formula="of:=[.B360]-[.B359]" office:value-type="float" office:value="0" calcext:value-type="float">
            <text:p>0</text:p>
          </table:table-cell>
          <table:table-cell table:formula="of:=[.C360]*[.D$2]+(1-[.D$2])*[.D359]" office:value-type="float" office:value="0.000156958782940653" calcext:value-type="float">
            <text:p>0.000156958782940653</text:p>
          </table:table-cell>
          <table:table-cell table:style-name="ce5" table:formula="of:=ABS([.D360]/[.B360])" office:value-type="percentage" office:value="0.0000780674261607709" calcext:value-type="percentage">
            <text:p>0.01%</text:p>
          </table:table-cell>
          <table:table-cell table:formula="of:=IF([.E360]&lt;[.F$2];1;0)" office:value-type="float" office:value="1" calcext:value-type="float">
            <text:p>1</text:p>
          </table:table-cell>
          <table:table-cell table:formula="of:=IF([.F360];[.G359]+[.F360];0)" office:value-type="float" office:value="3" calcext:value-type="float">
            <text:p>3</text:p>
          </table:table-cell>
          <table:table-cell table:formula="of:=IF([.G36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2]" office:value-type="float" office:value="895.002" calcext:value-type="float">
            <text:p>895.002</text:p>
          </table:table-cell>
          <table:table-cell table:formula="of:=[$'hp-log.calibrate.20250623-171745'.D362]/[$'hp-log.calibrate.20250623-171745'.E362]" office:value-type="float" office:value="2.01055408970976" calcext:value-type="float">
            <text:p>2.01055408970976</text:p>
          </table:table-cell>
          <table:table-cell table:formula="of:=[.B361]-[.B360]" office:value-type="float" office:value="0" calcext:value-type="float">
            <text:p>0</text:p>
          </table:table-cell>
          <table:table-cell table:formula="of:=[.C361]*[.D$2]+(1-[.D$2])*[.D360]" office:value-type="float" office:value="0.000141262904646588" calcext:value-type="float">
            <text:p>0.000141262904646588</text:p>
          </table:table-cell>
          <table:table-cell table:style-name="ce5" table:formula="of:=ABS([.D361]/[.B361])" office:value-type="percentage" office:value="0.0000702606835446938" calcext:value-type="percentage">
            <text:p>0.01%</text:p>
          </table:table-cell>
          <table:table-cell table:formula="of:=IF([.E361]&lt;[.F$2];1;0)" office:value-type="float" office:value="1" calcext:value-type="float">
            <text:p>1</text:p>
          </table:table-cell>
          <table:table-cell table:formula="of:=IF([.F361];[.G360]+[.F361];0)" office:value-type="float" office:value="4" calcext:value-type="float">
            <text:p>4</text:p>
          </table:table-cell>
          <table:table-cell table:formula="of:=IF([.G36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3]" office:value-type="float" office:value="897.501" calcext:value-type="float">
            <text:p>897.501</text:p>
          </table:table-cell>
          <table:table-cell table:formula="of:=[$'hp-log.calibrate.20250623-171745'.D363]/[$'hp-log.calibrate.20250623-171745'.E363]" office:value-type="float" office:value="2.01055408970976" calcext:value-type="float">
            <text:p>2.01055408970976</text:p>
          </table:table-cell>
          <table:table-cell table:formula="of:=[.B362]-[.B361]" office:value-type="float" office:value="0" calcext:value-type="float">
            <text:p>0</text:p>
          </table:table-cell>
          <table:table-cell table:formula="of:=[.C362]*[.D$2]+(1-[.D$2])*[.D361]" office:value-type="float" office:value="0.000127136614181929" calcext:value-type="float">
            <text:p>0.000127136614181929</text:p>
          </table:table-cell>
          <table:table-cell table:style-name="ce5" table:formula="of:=ABS([.D362]/[.B362])" office:value-type="percentage" office:value="0.0000632346151902244" calcext:value-type="percentage">
            <text:p>0.01%</text:p>
          </table:table-cell>
          <table:table-cell table:formula="of:=IF([.E362]&lt;[.F$2];1;0)" office:value-type="float" office:value="1" calcext:value-type="float">
            <text:p>1</text:p>
          </table:table-cell>
          <table:table-cell table:formula="of:=IF([.F362];[.G361]+[.F362];0)" office:value-type="float" office:value="5" calcext:value-type="float">
            <text:p>5</text:p>
          </table:table-cell>
          <table:table-cell table:formula="of:=IF([.G36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4]" office:value-type="float" office:value="900.002" calcext:value-type="float">
            <text:p>900.002</text:p>
          </table:table-cell>
          <table:table-cell table:formula="of:=[$'hp-log.calibrate.20250623-171745'.D364]/[$'hp-log.calibrate.20250623-171745'.E364]" office:value-type="float" office:value="2.01055408970976" calcext:value-type="float">
            <text:p>2.01055408970976</text:p>
          </table:table-cell>
          <table:table-cell table:formula="of:=[.B363]-[.B362]" office:value-type="float" office:value="0" calcext:value-type="float">
            <text:p>0</text:p>
          </table:table-cell>
          <table:table-cell table:formula="of:=[.C363]*[.D$2]+(1-[.D$2])*[.D362]" office:value-type="float" office:value="0.000114422952763736" calcext:value-type="float">
            <text:p>0.000114422952763736</text:p>
          </table:table-cell>
          <table:table-cell table:style-name="ce5" table:formula="of:=ABS([.D363]/[.B363])" office:value-type="percentage" office:value="0.000056911153671202" calcext:value-type="percentage">
            <text:p>0.01%</text:p>
          </table:table-cell>
          <table:table-cell table:formula="of:=IF([.E363]&lt;[.F$2];1;0)" office:value-type="float" office:value="1" calcext:value-type="float">
            <text:p>1</text:p>
          </table:table-cell>
          <table:table-cell table:formula="of:=IF([.F363];[.G362]+[.F363];0)" office:value-type="float" office:value="6" calcext:value-type="float">
            <text:p>6</text:p>
          </table:table-cell>
          <table:table-cell table:formula="of:=IF([.G36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5]" office:value-type="float" office:value="902.501" calcext:value-type="float">
            <text:p>902.501</text:p>
          </table:table-cell>
          <table:table-cell table:formula="of:=[$'hp-log.calibrate.20250623-171745'.D365]/[$'hp-log.calibrate.20250623-171745'.E365]" office:value-type="float" office:value="2.01055408970976" calcext:value-type="float">
            <text:p>2.01055408970976</text:p>
          </table:table-cell>
          <table:table-cell table:formula="of:=[.B364]-[.B363]" office:value-type="float" office:value="0" calcext:value-type="float">
            <text:p>0</text:p>
          </table:table-cell>
          <table:table-cell table:formula="of:=[.C364]*[.D$2]+(1-[.D$2])*[.D363]" office:value-type="float" office:value="0.000102980657487362" calcext:value-type="float">
            <text:p>0.000102980657487362</text:p>
          </table:table-cell>
          <table:table-cell table:style-name="ce5" table:formula="of:=ABS([.D364]/[.B364])" office:value-type="percentage" office:value="0.0000512200383040818" calcext:value-type="percentage">
            <text:p>0.01%</text:p>
          </table:table-cell>
          <table:table-cell table:formula="of:=IF([.E364]&lt;[.F$2];1;0)" office:value-type="float" office:value="1" calcext:value-type="float">
            <text:p>1</text:p>
          </table:table-cell>
          <table:table-cell table:formula="of:=IF([.F364];[.G363]+[.F364];0)" office:value-type="float" office:value="7" calcext:value-type="float">
            <text:p>7</text:p>
          </table:table-cell>
          <table:table-cell table:formula="of:=IF([.G36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6]" office:value-type="float" office:value="905.002" calcext:value-type="float">
            <text:p>905.002</text:p>
          </table:table-cell>
          <table:table-cell table:formula="of:=[$'hp-log.calibrate.20250623-171745'.D366]/[$'hp-log.calibrate.20250623-171745'.E366]" office:value-type="float" office:value="2.01055408970976" calcext:value-type="float">
            <text:p>2.01055408970976</text:p>
          </table:table-cell>
          <table:table-cell table:formula="of:=[.B365]-[.B364]" office:value-type="float" office:value="0" calcext:value-type="float">
            <text:p>0</text:p>
          </table:table-cell>
          <table:table-cell table:formula="of:=[.C365]*[.D$2]+(1-[.D$2])*[.D364]" office:value-type="float" office:value="0.0000926825917386261" calcext:value-type="float">
            <text:p>9.26825917386261E-05</text:p>
          </table:table-cell>
          <table:table-cell table:style-name="ce5" table:formula="of:=ABS([.D365]/[.B365])" office:value-type="percentage" office:value="0.0000460980344736736" calcext:value-type="percentage">
            <text:p>0.00%</text:p>
          </table:table-cell>
          <table:table-cell table:formula="of:=IF([.E365]&lt;[.F$2];1;0)" office:value-type="float" office:value="1" calcext:value-type="float">
            <text:p>1</text:p>
          </table:table-cell>
          <table:table-cell table:formula="of:=IF([.F365];[.G364]+[.F365];0)" office:value-type="float" office:value="8" calcext:value-type="float">
            <text:p>8</text:p>
          </table:table-cell>
          <table:table-cell table:formula="of:=IF([.G36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7]" office:value-type="float" office:value="907.501" calcext:value-type="float">
            <text:p>907.501</text:p>
          </table:table-cell>
          <table:table-cell table:formula="of:=[$'hp-log.calibrate.20250623-171745'.D367]/[$'hp-log.calibrate.20250623-171745'.E367]" office:value-type="float" office:value="2.01055408970976" calcext:value-type="float">
            <text:p>2.01055408970976</text:p>
          </table:table-cell>
          <table:table-cell table:formula="of:=[.B366]-[.B365]" office:value-type="float" office:value="0" calcext:value-type="float">
            <text:p>0</text:p>
          </table:table-cell>
          <table:table-cell table:formula="of:=[.C366]*[.D$2]+(1-[.D$2])*[.D365]" office:value-type="float" office:value="0.0000834143325647635" calcext:value-type="float">
            <text:p>8.34143325647635E-05</text:p>
          </table:table-cell>
          <table:table-cell table:style-name="ce5" table:formula="of:=ABS([.D366]/[.B366])" office:value-type="percentage" office:value="0.0000414882310263062" calcext:value-type="percentage">
            <text:p>0.00%</text:p>
          </table:table-cell>
          <table:table-cell table:formula="of:=IF([.E366]&lt;[.F$2];1;0)" office:value-type="float" office:value="1" calcext:value-type="float">
            <text:p>1</text:p>
          </table:table-cell>
          <table:table-cell table:formula="of:=IF([.F366];[.G365]+[.F366];0)" office:value-type="float" office:value="9" calcext:value-type="float">
            <text:p>9</text:p>
          </table:table-cell>
          <table:table-cell table:formula="of:=IF([.G36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68]" office:value-type="float" office:value="910.002" calcext:value-type="float">
            <text:p>910.002</text:p>
          </table:table-cell>
          <table:table-cell table:formula="of:=[$'hp-log.calibrate.20250623-171745'.D368]/[$'hp-log.calibrate.20250623-171745'.E368]" office:value-type="float" office:value="2.01055408970976" calcext:value-type="float">
            <text:p>2.01055408970976</text:p>
          </table:table-cell>
          <table:table-cell table:formula="of:=[.B367]-[.B366]" office:value-type="float" office:value="0" calcext:value-type="float">
            <text:p>0</text:p>
          </table:table-cell>
          <table:table-cell table:formula="of:=[.C367]*[.D$2]+(1-[.D$2])*[.D366]" office:value-type="float" office:value="0.0000750728993082871" calcext:value-type="float">
            <text:p>7.50728993082871E-05</text:p>
          </table:table-cell>
          <table:table-cell table:style-name="ce5" table:formula="of:=ABS([.D367]/[.B367])" office:value-type="percentage" office:value="0.0000373394079236756" calcext:value-type="percentage">
            <text:p>0.00%</text:p>
          </table:table-cell>
          <table:table-cell table:formula="of:=IF([.E367]&lt;[.F$2];1;0)" office:value-type="float" office:value="1" calcext:value-type="float">
            <text:p>1</text:p>
          </table:table-cell>
          <table:table-cell table:formula="of:=IF([.F367];[.G366]+[.F367];0)" office:value-type="float" office:value="10" calcext:value-type="float">
            <text:p>10</text:p>
          </table:table-cell>
          <table:table-cell table:formula="of:=IF([.G36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69]" office:value-type="float" office:value="912.501" calcext:value-type="float">
            <text:p>912.501</text:p>
          </table:table-cell>
          <table:table-cell table:formula="of:=[$'hp-log.calibrate.20250623-171745'.D369]/[$'hp-log.calibrate.20250623-171745'.E369]" office:value-type="float" office:value="2.01055408970976" calcext:value-type="float">
            <text:p>2.01055408970976</text:p>
          </table:table-cell>
          <table:table-cell table:formula="of:=[.B368]-[.B367]" office:value-type="float" office:value="0" calcext:value-type="float">
            <text:p>0</text:p>
          </table:table-cell>
          <table:table-cell table:formula="of:=[.C368]*[.D$2]+(1-[.D$2])*[.D367]" office:value-type="float" office:value="0.0000675656093774584" calcext:value-type="float">
            <text:p>6.75656093774584E-05</text:p>
          </table:table-cell>
          <table:table-cell table:style-name="ce5" table:formula="of:=ABS([.D368]/[.B368])" office:value-type="percentage" office:value="0.0000336054671313081" calcext:value-type="percentage">
            <text:p>0.00%</text:p>
          </table:table-cell>
          <table:table-cell table:formula="of:=IF([.E368]&lt;[.F$2];1;0)" office:value-type="float" office:value="1" calcext:value-type="float">
            <text:p>1</text:p>
          </table:table-cell>
          <table:table-cell table:formula="of:=IF([.F368];[.G367]+[.F368];0)" office:value-type="float" office:value="11" calcext:value-type="float">
            <text:p>11</text:p>
          </table:table-cell>
          <table:table-cell table:formula="of:=IF([.G36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70]" office:value-type="float" office:value="915.002" calcext:value-type="float">
            <text:p>915.002</text:p>
          </table:table-cell>
          <table:table-cell table:formula="of:=[$'hp-log.calibrate.20250623-171745'.D370]/[$'hp-log.calibrate.20250623-171745'.E370]" office:value-type="float" office:value="2.01055408970976" calcext:value-type="float">
            <text:p>2.01055408970976</text:p>
          </table:table-cell>
          <table:table-cell table:formula="of:=[.B369]-[.B368]" office:value-type="float" office:value="0" calcext:value-type="float">
            <text:p>0</text:p>
          </table:table-cell>
          <table:table-cell table:formula="of:=[.C369]*[.D$2]+(1-[.D$2])*[.D368]" office:value-type="float" office:value="0.0000608090484397126" calcext:value-type="float">
            <text:p>6.08090484397126E-05</text:p>
          </table:table-cell>
          <table:table-cell table:style-name="ce5" table:formula="of:=ABS([.D369]/[.B369])" office:value-type="percentage" office:value="0.0000302449204181773" calcext:value-type="percentage">
            <text:p>0.00%</text:p>
          </table:table-cell>
          <table:table-cell table:formula="of:=IF([.E369]&lt;[.F$2];1;0)" office:value-type="float" office:value="1" calcext:value-type="float">
            <text:p>1</text:p>
          </table:table-cell>
          <table:table-cell table:formula="of:=IF([.F369];[.G368]+[.F369];0)" office:value-type="float" office:value="12" calcext:value-type="float">
            <text:p>12</text:p>
          </table:table-cell>
          <table:table-cell table:formula="of:=IF([.G36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71]" office:value-type="float" office:value="917.502" calcext:value-type="float">
            <text:p>917.502</text:p>
          </table:table-cell>
          <table:table-cell table:formula="of:=[$'hp-log.calibrate.20250623-171745'.D371]/[$'hp-log.calibrate.20250623-171745'.E371]" office:value-type="float" office:value="2.01055408970976" calcext:value-type="float">
            <text:p>2.01055408970976</text:p>
          </table:table-cell>
          <table:table-cell table:formula="of:=[.B370]-[.B369]" office:value-type="float" office:value="0" calcext:value-type="float">
            <text:p>0</text:p>
          </table:table-cell>
          <table:table-cell table:formula="of:=[.C370]*[.D$2]+(1-[.D$2])*[.D369]" office:value-type="float" office:value="0.0000547281435957413" calcext:value-type="float">
            <text:p>5.47281435957413E-05</text:p>
          </table:table-cell>
          <table:table-cell table:style-name="ce5" table:formula="of:=ABS([.D370]/[.B370])" office:value-type="percentage" office:value="0.0000272204283763595" calcext:value-type="percentage">
            <text:p>0.00%</text:p>
          </table:table-cell>
          <table:table-cell table:formula="of:=IF([.E370]&lt;[.F$2];1;0)" office:value-type="float" office:value="1" calcext:value-type="float">
            <text:p>1</text:p>
          </table:table-cell>
          <table:table-cell table:formula="of:=IF([.F370];[.G369]+[.F370];0)" office:value-type="float" office:value="13" calcext:value-type="float">
            <text:p>13</text:p>
          </table:table-cell>
          <table:table-cell table:formula="of:=IF([.G37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72]" office:value-type="float" office:value="920.002" calcext:value-type="float">
            <text:p>920.002</text:p>
          </table:table-cell>
          <table:table-cell table:formula="of:=[$'hp-log.calibrate.20250623-171745'.D372]/[$'hp-log.calibrate.20250623-171745'.E372]" office:value-type="float" office:value="2.01055408970976" calcext:value-type="float">
            <text:p>2.01055408970976</text:p>
          </table:table-cell>
          <table:table-cell table:formula="of:=[.B371]-[.B370]" office:value-type="float" office:value="0" calcext:value-type="float">
            <text:p>0</text:p>
          </table:table-cell>
          <table:table-cell table:formula="of:=[.C371]*[.D$2]+(1-[.D$2])*[.D370]" office:value-type="float" office:value="0.0000492553292361672" calcext:value-type="float">
            <text:p>4.92553292361672E-05</text:p>
          </table:table-cell>
          <table:table-cell table:style-name="ce5" table:formula="of:=ABS([.D371]/[.B371])" office:value-type="percentage" office:value="0.0000244983855387236" calcext:value-type="percentage">
            <text:p>0.00%</text:p>
          </table:table-cell>
          <table:table-cell table:formula="of:=IF([.E371]&lt;[.F$2];1;0)" office:value-type="float" office:value="1" calcext:value-type="float">
            <text:p>1</text:p>
          </table:table-cell>
          <table:table-cell table:formula="of:=IF([.F371];[.G370]+[.F371];0)" office:value-type="float" office:value="14" calcext:value-type="float">
            <text:p>14</text:p>
          </table:table-cell>
          <table:table-cell table:formula="of:=IF([.G37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73]" office:value-type="float" office:value="922.502" calcext:value-type="float">
            <text:p>922.502</text:p>
          </table:table-cell>
          <table:table-cell table:formula="of:=[$'hp-log.calibrate.20250623-171745'.D373]/[$'hp-log.calibrate.20250623-171745'.E373]" office:value-type="float" office:value="2.01587301587302" calcext:value-type="float">
            <text:p>2.01587301587302</text:p>
          </table:table-cell>
          <table:table-cell table:formula="of:=[.B372]-[.B371]" office:value-type="float" office:value="0.00531892616325314" calcext:value-type="float">
            <text:p>0.00531892616325314</text:p>
          </table:table-cell>
          <table:table-cell table:formula="of:=[.C372]*[.D$2]+(1-[.D$2])*[.D371]" office:value-type="float" office:value="0.000576222412637864" calcext:value-type="float">
            <text:p>0.000576222412637864</text:p>
          </table:table-cell>
          <table:table-cell table:style-name="ce5" table:formula="of:=ABS([.D372]/[.B372])" office:value-type="percentage" office:value="0.000285842614143192" calcext:value-type="percentage">
            <text:p>0.03%</text:p>
          </table:table-cell>
          <table:table-cell table:formula="of:=IF([.E372]&lt;[.F$2];1;0)" office:value-type="float" office:value="0" calcext:value-type="float">
            <text:p>0</text:p>
          </table:table-cell>
          <table:table-cell table:formula="of:=IF([.F372];[.G371]+[.F372];0)" office:value-type="float" office:value="0" calcext:value-type="float">
            <text:p>0</text:p>
          </table:table-cell>
          <table:table-cell table:formula="of:=IF([.G3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4]" office:value-type="float" office:value="925.002" calcext:value-type="float">
            <text:p>925.002</text:p>
          </table:table-cell>
          <table:table-cell table:formula="of:=[$'hp-log.calibrate.20250623-171745'.D374]/[$'hp-log.calibrate.20250623-171745'.E374]" office:value-type="float" office:value="2.01587301587302" calcext:value-type="float">
            <text:p>2.01587301587302</text:p>
          </table:table-cell>
          <table:table-cell table:formula="of:=[.B373]-[.B372]" office:value-type="float" office:value="0" calcext:value-type="float">
            <text:p>0</text:p>
          </table:table-cell>
          <table:table-cell table:formula="of:=[.C373]*[.D$2]+(1-[.D$2])*[.D372]" office:value-type="float" office:value="0.000518600171374078" calcext:value-type="float">
            <text:p>0.000518600171374078</text:p>
          </table:table-cell>
          <table:table-cell table:style-name="ce5" table:formula="of:=ABS([.D373]/[.B373])" office:value-type="percentage" office:value="0.000257258352728873" calcext:value-type="percentage">
            <text:p>0.03%</text:p>
          </table:table-cell>
          <table:table-cell table:formula="of:=IF([.E373]&lt;[.F$2];1;0)" office:value-type="float" office:value="0" calcext:value-type="float">
            <text:p>0</text:p>
          </table:table-cell>
          <table:table-cell table:formula="of:=IF([.F373];[.G372]+[.F373];0)" office:value-type="float" office:value="0" calcext:value-type="float">
            <text:p>0</text:p>
          </table:table-cell>
          <table:table-cell table:formula="of:=IF([.G3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5]" office:value-type="float" office:value="927.502" calcext:value-type="float">
            <text:p>927.502</text:p>
          </table:table-cell>
          <table:table-cell table:formula="of:=[$'hp-log.calibrate.20250623-171745'.D375]/[$'hp-log.calibrate.20250623-171745'.E375]" office:value-type="float" office:value="2.01587301587302" calcext:value-type="float">
            <text:p>2.01587301587302</text:p>
          </table:table-cell>
          <table:table-cell table:formula="of:=[.B374]-[.B373]" office:value-type="float" office:value="0" calcext:value-type="float">
            <text:p>0</text:p>
          </table:table-cell>
          <table:table-cell table:formula="of:=[.C374]*[.D$2]+(1-[.D$2])*[.D373]" office:value-type="float" office:value="0.00046674015423667" calcext:value-type="float">
            <text:p>0.00046674015423667</text:p>
          </table:table-cell>
          <table:table-cell table:style-name="ce5" table:formula="of:=ABS([.D374]/[.B374])" office:value-type="percentage" office:value="0.000231532517455986" calcext:value-type="percentage">
            <text:p>0.02%</text:p>
          </table:table-cell>
          <table:table-cell table:formula="of:=IF([.E374]&lt;[.F$2];1;0)" office:value-type="float" office:value="0" calcext:value-type="float">
            <text:p>0</text:p>
          </table:table-cell>
          <table:table-cell table:formula="of:=IF([.F374];[.G373]+[.F374];0)" office:value-type="float" office:value="0" calcext:value-type="float">
            <text:p>0</text:p>
          </table:table-cell>
          <table:table-cell table:formula="of:=IF([.G3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6]" office:value-type="float" office:value="930.001" calcext:value-type="float">
            <text:p>930.001</text:p>
          </table:table-cell>
          <table:table-cell table:formula="of:=[$'hp-log.calibrate.20250623-171745'.D376]/[$'hp-log.calibrate.20250623-171745'.E376]" office:value-type="float" office:value="2.01587301587302" calcext:value-type="float">
            <text:p>2.01587301587302</text:p>
          </table:table-cell>
          <table:table-cell table:formula="of:=[.B375]-[.B374]" office:value-type="float" office:value="0" calcext:value-type="float">
            <text:p>0</text:p>
          </table:table-cell>
          <table:table-cell table:formula="of:=[.C375]*[.D$2]+(1-[.D$2])*[.D374]" office:value-type="float" office:value="0.000420066138813003" calcext:value-type="float">
            <text:p>0.000420066138813003</text:p>
          </table:table-cell>
          <table:table-cell table:style-name="ce5" table:formula="of:=ABS([.D375]/[.B375])" office:value-type="percentage" office:value="0.000208379265710387" calcext:value-type="percentage">
            <text:p>0.02%</text:p>
          </table:table-cell>
          <table:table-cell table:formula="of:=IF([.E375]&lt;[.F$2];1;0)" office:value-type="float" office:value="0" calcext:value-type="float">
            <text:p>0</text:p>
          </table:table-cell>
          <table:table-cell table:formula="of:=IF([.F375];[.G374]+[.F375];0)" office:value-type="float" office:value="0" calcext:value-type="float">
            <text:p>0</text:p>
          </table:table-cell>
          <table:table-cell table:formula="of:=IF([.G3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7]" office:value-type="float" office:value="932.502" calcext:value-type="float">
            <text:p>932.502</text:p>
          </table:table-cell>
          <table:table-cell table:formula="of:=[$'hp-log.calibrate.20250623-171745'.D377]/[$'hp-log.calibrate.20250623-171745'.E377]" office:value-type="float" office:value="2.01587301587302" calcext:value-type="float">
            <text:p>2.01587301587302</text:p>
          </table:table-cell>
          <table:table-cell table:formula="of:=[.B376]-[.B375]" office:value-type="float" office:value="0" calcext:value-type="float">
            <text:p>0</text:p>
          </table:table-cell>
          <table:table-cell table:formula="of:=[.C376]*[.D$2]+(1-[.D$2])*[.D375]" office:value-type="float" office:value="0.000378059524931703" calcext:value-type="float">
            <text:p>0.000378059524931703</text:p>
          </table:table-cell>
          <table:table-cell table:style-name="ce5" table:formula="of:=ABS([.D376]/[.B376])" office:value-type="percentage" office:value="0.000187541339139349" calcext:value-type="percentage">
            <text:p>0.02%</text:p>
          </table:table-cell>
          <table:table-cell table:formula="of:=IF([.E376]&lt;[.F$2];1;0)" office:value-type="float" office:value="0" calcext:value-type="float">
            <text:p>0</text:p>
          </table:table-cell>
          <table:table-cell table:formula="of:=IF([.F376];[.G375]+[.F376];0)" office:value-type="float" office:value="0" calcext:value-type="float">
            <text:p>0</text:p>
          </table:table-cell>
          <table:table-cell table:formula="of:=IF([.G3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8]" office:value-type="float" office:value="935.001" calcext:value-type="float">
            <text:p>935.001</text:p>
          </table:table-cell>
          <table:table-cell table:formula="of:=[$'hp-log.calibrate.20250623-171745'.D378]/[$'hp-log.calibrate.20250623-171745'.E378]" office:value-type="float" office:value="2.01587301587302" calcext:value-type="float">
            <text:p>2.01587301587302</text:p>
          </table:table-cell>
          <table:table-cell table:formula="of:=[.B377]-[.B376]" office:value-type="float" office:value="0" calcext:value-type="float">
            <text:p>0</text:p>
          </table:table-cell>
          <table:table-cell table:formula="of:=[.C377]*[.D$2]+(1-[.D$2])*[.D376]" office:value-type="float" office:value="0.000340253572438532" calcext:value-type="float">
            <text:p>0.000340253572438532</text:p>
          </table:table-cell>
          <table:table-cell table:style-name="ce5" table:formula="of:=ABS([.D377]/[.B377])" office:value-type="percentage" office:value="0.000168787205225414" calcext:value-type="percentage">
            <text:p>0.02%</text:p>
          </table:table-cell>
          <table:table-cell table:formula="of:=IF([.E377]&lt;[.F$2];1;0)" office:value-type="float" office:value="0" calcext:value-type="float">
            <text:p>0</text:p>
          </table:table-cell>
          <table:table-cell table:formula="of:=IF([.F377];[.G376]+[.F377];0)" office:value-type="float" office:value="0" calcext:value-type="float">
            <text:p>0</text:p>
          </table:table-cell>
          <table:table-cell table:formula="of:=IF([.G3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79]" office:value-type="float" office:value="937.502" calcext:value-type="float">
            <text:p>937.502</text:p>
          </table:table-cell>
          <table:table-cell table:formula="of:=[$'hp-log.calibrate.20250623-171745'.D379]/[$'hp-log.calibrate.20250623-171745'.E379]" office:value-type="float" office:value="2.01587301587302" calcext:value-type="float">
            <text:p>2.01587301587302</text:p>
          </table:table-cell>
          <table:table-cell table:formula="of:=[.B378]-[.B377]" office:value-type="float" office:value="0" calcext:value-type="float">
            <text:p>0</text:p>
          </table:table-cell>
          <table:table-cell table:formula="of:=[.C378]*[.D$2]+(1-[.D$2])*[.D377]" office:value-type="float" office:value="0.000306228215194679" calcext:value-type="float">
            <text:p>0.000306228215194679</text:p>
          </table:table-cell>
          <table:table-cell table:style-name="ce5" table:formula="of:=ABS([.D378]/[.B378])" office:value-type="percentage" office:value="0.000151908484702872" calcext:value-type="percentage">
            <text:p>0.02%</text:p>
          </table:table-cell>
          <table:table-cell table:formula="of:=IF([.E378]&lt;[.F$2];1;0)" office:value-type="float" office:value="0" calcext:value-type="float">
            <text:p>0</text:p>
          </table:table-cell>
          <table:table-cell table:formula="of:=IF([.F378];[.G377]+[.F378];0)" office:value-type="float" office:value="0" calcext:value-type="float">
            <text:p>0</text:p>
          </table:table-cell>
          <table:table-cell table:formula="of:=IF([.G3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0]" office:value-type="float" office:value="940.001" calcext:value-type="float">
            <text:p>940.001</text:p>
          </table:table-cell>
          <table:table-cell table:formula="of:=[$'hp-log.calibrate.20250623-171745'.D380]/[$'hp-log.calibrate.20250623-171745'.E380]" office:value-type="float" office:value="2.01587301587302" calcext:value-type="float">
            <text:p>2.01587301587302</text:p>
          </table:table-cell>
          <table:table-cell table:formula="of:=[.B379]-[.B378]" office:value-type="float" office:value="0" calcext:value-type="float">
            <text:p>0</text:p>
          </table:table-cell>
          <table:table-cell table:formula="of:=[.C379]*[.D$2]+(1-[.D$2])*[.D378]" office:value-type="float" office:value="0.000275605393675211" calcext:value-type="float">
            <text:p>0.000275605393675211</text:p>
          </table:table-cell>
          <table:table-cell table:style-name="ce5" table:formula="of:=ABS([.D379]/[.B379])" office:value-type="percentage" office:value="0.000136717636232585" calcext:value-type="percentage">
            <text:p>0.01%</text:p>
          </table:table-cell>
          <table:table-cell table:formula="of:=IF([.E379]&lt;[.F$2];1;0)" office:value-type="float" office:value="0" calcext:value-type="float">
            <text:p>0</text:p>
          </table:table-cell>
          <table:table-cell table:formula="of:=IF([.F379];[.G378]+[.F379];0)" office:value-type="float" office:value="0" calcext:value-type="float">
            <text:p>0</text:p>
          </table:table-cell>
          <table:table-cell table:formula="of:=IF([.G3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1]" office:value-type="float" office:value="942.501" calcext:value-type="float">
            <text:p>942.501</text:p>
          </table:table-cell>
          <table:table-cell table:formula="of:=[$'hp-log.calibrate.20250623-171745'.D381]/[$'hp-log.calibrate.20250623-171745'.E381]" office:value-type="float" office:value="2.01587301587302" calcext:value-type="float">
            <text:p>2.01587301587302</text:p>
          </table:table-cell>
          <table:table-cell table:formula="of:=[.B380]-[.B379]" office:value-type="float" office:value="0" calcext:value-type="float">
            <text:p>0</text:p>
          </table:table-cell>
          <table:table-cell table:formula="of:=[.C380]*[.D$2]+(1-[.D$2])*[.D379]" office:value-type="float" office:value="0.00024804485430769" calcext:value-type="float">
            <text:p>0.00024804485430769</text:p>
          </table:table-cell>
          <table:table-cell table:style-name="ce5" table:formula="of:=ABS([.D380]/[.B380])" office:value-type="percentage" office:value="0.000123045872609327" calcext:value-type="percentage">
            <text:p>0.01%</text:p>
          </table:table-cell>
          <table:table-cell table:formula="of:=IF([.E380]&lt;[.F$2];1;0)" office:value-type="float" office:value="0" calcext:value-type="float">
            <text:p>0</text:p>
          </table:table-cell>
          <table:table-cell table:formula="of:=IF([.F380];[.G379]+[.F380];0)" office:value-type="float" office:value="0" calcext:value-type="float">
            <text:p>0</text:p>
          </table:table-cell>
          <table:table-cell table:formula="of:=IF([.G3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2]" office:value-type="float" office:value="945.001" calcext:value-type="float">
            <text:p>945.001</text:p>
          </table:table-cell>
          <table:table-cell table:formula="of:=[$'hp-log.calibrate.20250623-171745'.D382]/[$'hp-log.calibrate.20250623-171745'.E382]" office:value-type="float" office:value="2.01587301587302" calcext:value-type="float">
            <text:p>2.01587301587302</text:p>
          </table:table-cell>
          <table:table-cell table:formula="of:=[.B381]-[.B380]" office:value-type="float" office:value="0" calcext:value-type="float">
            <text:p>0</text:p>
          </table:table-cell>
          <table:table-cell table:formula="of:=[.C381]*[.D$2]+(1-[.D$2])*[.D380]" office:value-type="float" office:value="0.000223240368876921" calcext:value-type="float">
            <text:p>0.000223240368876921</text:p>
          </table:table-cell>
          <table:table-cell table:style-name="ce5" table:formula="of:=ABS([.D381]/[.B381])" office:value-type="percentage" office:value="0.000110741285348394" calcext:value-type="percentage">
            <text:p>0.01%</text:p>
          </table:table-cell>
          <table:table-cell table:formula="of:=IF([.E381]&lt;[.F$2];1;0)" office:value-type="float" office:value="0" calcext:value-type="float">
            <text:p>0</text:p>
          </table:table-cell>
          <table:table-cell table:formula="of:=IF([.F381];[.G380]+[.F381];0)" office:value-type="float" office:value="0" calcext:value-type="float">
            <text:p>0</text:p>
          </table:table-cell>
          <table:table-cell table:formula="of:=IF([.G3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3]" office:value-type="float" office:value="947.501" calcext:value-type="float">
            <text:p>947.501</text:p>
          </table:table-cell>
          <table:table-cell table:formula="of:=[$'hp-log.calibrate.20250623-171745'.D383]/[$'hp-log.calibrate.20250623-171745'.E383]" office:value-type="float" office:value="2.01587301587302" calcext:value-type="float">
            <text:p>2.01587301587302</text:p>
          </table:table-cell>
          <table:table-cell table:formula="of:=[.B382]-[.B381]" office:value-type="float" office:value="0" calcext:value-type="float">
            <text:p>0</text:p>
          </table:table-cell>
          <table:table-cell table:formula="of:=[.C382]*[.D$2]+(1-[.D$2])*[.D381]" office:value-type="float" office:value="0.000200916331989229" calcext:value-type="float">
            <text:p>0.000200916331989229</text:p>
          </table:table-cell>
          <table:table-cell table:style-name="ce5" table:formula="of:=ABS([.D382]/[.B382])" office:value-type="percentage" office:value="0.0000996671568135546" calcext:value-type="percentage">
            <text:p>0.01%</text:p>
          </table:table-cell>
          <table:table-cell table:formula="of:=IF([.E382]&lt;[.F$2];1;0)" office:value-type="float" office:value="1" calcext:value-type="float">
            <text:p>1</text:p>
          </table:table-cell>
          <table:table-cell table:formula="of:=IF([.F382];[.G381]+[.F382];0)" office:value-type="float" office:value="1" calcext:value-type="float">
            <text:p>1</text:p>
          </table:table-cell>
          <table:table-cell table:formula="of:=IF([.G3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4]" office:value-type="float" office:value="950.001" calcext:value-type="float">
            <text:p>950.001</text:p>
          </table:table-cell>
          <table:table-cell table:formula="of:=[$'hp-log.calibrate.20250623-171745'.D384]/[$'hp-log.calibrate.20250623-171745'.E384]" office:value-type="float" office:value="2.01587301587302" calcext:value-type="float">
            <text:p>2.01587301587302</text:p>
          </table:table-cell>
          <table:table-cell table:formula="of:=[.B383]-[.B382]" office:value-type="float" office:value="0" calcext:value-type="float">
            <text:p>0</text:p>
          </table:table-cell>
          <table:table-cell table:formula="of:=[.C383]*[.D$2]+(1-[.D$2])*[.D382]" office:value-type="float" office:value="0.000180824698790306" calcext:value-type="float">
            <text:p>0.000180824698790306</text:p>
          </table:table-cell>
          <table:table-cell table:style-name="ce5" table:formula="of:=ABS([.D383]/[.B383])" office:value-type="percentage" office:value="0.0000897004411321991" calcext:value-type="percentage">
            <text:p>0.01%</text:p>
          </table:table-cell>
          <table:table-cell table:formula="of:=IF([.E383]&lt;[.F$2];1;0)" office:value-type="float" office:value="1" calcext:value-type="float">
            <text:p>1</text:p>
          </table:table-cell>
          <table:table-cell table:formula="of:=IF([.F383];[.G382]+[.F383];0)" office:value-type="float" office:value="2" calcext:value-type="float">
            <text:p>2</text:p>
          </table:table-cell>
          <table:table-cell table:formula="of:=IF([.G3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5]" office:value-type="float" office:value="952.501" calcext:value-type="float">
            <text:p>952.501</text:p>
          </table:table-cell>
          <table:table-cell table:formula="of:=[$'hp-log.calibrate.20250623-171745'.D385]/[$'hp-log.calibrate.20250623-171745'.E385]" office:value-type="float" office:value="2.01587301587302" calcext:value-type="float">
            <text:p>2.01587301587302</text:p>
          </table:table-cell>
          <table:table-cell table:formula="of:=[.B384]-[.B383]" office:value-type="float" office:value="0" calcext:value-type="float">
            <text:p>0</text:p>
          </table:table-cell>
          <table:table-cell table:formula="of:=[.C384]*[.D$2]+(1-[.D$2])*[.D383]" office:value-type="float" office:value="0.000162742228911276" calcext:value-type="float">
            <text:p>0.000162742228911276</text:p>
          </table:table-cell>
          <table:table-cell table:style-name="ce5" table:formula="of:=ABS([.D384]/[.B384])" office:value-type="percentage" office:value="0.0000807303970189792" calcext:value-type="percentage">
            <text:p>0.01%</text:p>
          </table:table-cell>
          <table:table-cell table:formula="of:=IF([.E384]&lt;[.F$2];1;0)" office:value-type="float" office:value="1" calcext:value-type="float">
            <text:p>1</text:p>
          </table:table-cell>
          <table:table-cell table:formula="of:=IF([.F384];[.G383]+[.F384];0)" office:value-type="float" office:value="3" calcext:value-type="float">
            <text:p>3</text:p>
          </table:table-cell>
          <table:table-cell table:formula="of:=IF([.G3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6]" office:value-type="float" office:value="955.002" calcext:value-type="float">
            <text:p>955.002</text:p>
          </table:table-cell>
          <table:table-cell table:formula="of:=[$'hp-log.calibrate.20250623-171745'.D386]/[$'hp-log.calibrate.20250623-171745'.E386]" office:value-type="float" office:value="2.01587301587302" calcext:value-type="float">
            <text:p>2.01587301587302</text:p>
          </table:table-cell>
          <table:table-cell table:formula="of:=[.B385]-[.B384]" office:value-type="float" office:value="0" calcext:value-type="float">
            <text:p>0</text:p>
          </table:table-cell>
          <table:table-cell table:formula="of:=[.C385]*[.D$2]+(1-[.D$2])*[.D384]" office:value-type="float" office:value="0.000146468006020148" calcext:value-type="float">
            <text:p>0.000146468006020148</text:p>
          </table:table-cell>
          <table:table-cell table:style-name="ce5" table:formula="of:=ABS([.D385]/[.B385])" office:value-type="percentage" office:value="0.0000726573573170813" calcext:value-type="percentage">
            <text:p>0.01%</text:p>
          </table:table-cell>
          <table:table-cell table:formula="of:=IF([.E385]&lt;[.F$2];1;0)" office:value-type="float" office:value="1" calcext:value-type="float">
            <text:p>1</text:p>
          </table:table-cell>
          <table:table-cell table:formula="of:=IF([.F385];[.G384]+[.F385];0)" office:value-type="float" office:value="4" calcext:value-type="float">
            <text:p>4</text:p>
          </table:table-cell>
          <table:table-cell table:formula="of:=IF([.G3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7]" office:value-type="float" office:value="957.501" calcext:value-type="float">
            <text:p>957.501</text:p>
          </table:table-cell>
          <table:table-cell table:formula="of:=[$'hp-log.calibrate.20250623-171745'.D387]/[$'hp-log.calibrate.20250623-171745'.E387]" office:value-type="float" office:value="2.01587301587302" calcext:value-type="float">
            <text:p>2.01587301587302</text:p>
          </table:table-cell>
          <table:table-cell table:formula="of:=[.B386]-[.B385]" office:value-type="float" office:value="0" calcext:value-type="float">
            <text:p>0</text:p>
          </table:table-cell>
          <table:table-cell table:formula="of:=[.C386]*[.D$2]+(1-[.D$2])*[.D385]" office:value-type="float" office:value="0.000131821205418133" calcext:value-type="float">
            <text:p>0.000131821205418133</text:p>
          </table:table-cell>
          <table:table-cell table:style-name="ce5" table:formula="of:=ABS([.D386]/[.B386])" office:value-type="percentage" office:value="0.0000653916215853731" calcext:value-type="percentage">
            <text:p>0.01%</text:p>
          </table:table-cell>
          <table:table-cell table:formula="of:=IF([.E386]&lt;[.F$2];1;0)" office:value-type="float" office:value="1" calcext:value-type="float">
            <text:p>1</text:p>
          </table:table-cell>
          <table:table-cell table:formula="of:=IF([.F386];[.G385]+[.F386];0)" office:value-type="float" office:value="5" calcext:value-type="float">
            <text:p>5</text:p>
          </table:table-cell>
          <table:table-cell table:formula="of:=IF([.G3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8]" office:value-type="float" office:value="960.001" calcext:value-type="float">
            <text:p>960.001</text:p>
          </table:table-cell>
          <table:table-cell table:formula="of:=[$'hp-log.calibrate.20250623-171745'.D388]/[$'hp-log.calibrate.20250623-171745'.E388]" office:value-type="float" office:value="2.01587301587302" calcext:value-type="float">
            <text:p>2.01587301587302</text:p>
          </table:table-cell>
          <table:table-cell table:formula="of:=[.B387]-[.B386]" office:value-type="float" office:value="0" calcext:value-type="float">
            <text:p>0</text:p>
          </table:table-cell>
          <table:table-cell table:formula="of:=[.C387]*[.D$2]+(1-[.D$2])*[.D386]" office:value-type="float" office:value="0.00011863908487632" calcext:value-type="float">
            <text:p>0.00011863908487632</text:p>
          </table:table-cell>
          <table:table-cell table:style-name="ce5" table:formula="of:=ABS([.D387]/[.B387])" office:value-type="percentage" office:value="0.0000588524594268358" calcext:value-type="percentage">
            <text:p>0.01%</text:p>
          </table:table-cell>
          <table:table-cell table:formula="of:=IF([.E387]&lt;[.F$2];1;0)" office:value-type="float" office:value="1" calcext:value-type="float">
            <text:p>1</text:p>
          </table:table-cell>
          <table:table-cell table:formula="of:=IF([.F387];[.G386]+[.F387];0)" office:value-type="float" office:value="6" calcext:value-type="float">
            <text:p>6</text:p>
          </table:table-cell>
          <table:table-cell table:formula="of:=IF([.G3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89]" office:value-type="float" office:value="962.501" calcext:value-type="float">
            <text:p>962.501</text:p>
          </table:table-cell>
          <table:table-cell table:formula="of:=[$'hp-log.calibrate.20250623-171745'.D389]/[$'hp-log.calibrate.20250623-171745'.E389]" office:value-type="float" office:value="2.01587301587302" calcext:value-type="float">
            <text:p>2.01587301587302</text:p>
          </table:table-cell>
          <table:table-cell table:formula="of:=[.B388]-[.B387]" office:value-type="float" office:value="0" calcext:value-type="float">
            <text:p>0</text:p>
          </table:table-cell>
          <table:table-cell table:formula="of:=[.C388]*[.D$2]+(1-[.D$2])*[.D387]" office:value-type="float" office:value="0.000106775176388688" calcext:value-type="float">
            <text:p>0.000106775176388688</text:p>
          </table:table-cell>
          <table:table-cell table:style-name="ce5" table:formula="of:=ABS([.D388]/[.B388])" office:value-type="percentage" office:value="0.0000529672134841522" calcext:value-type="percentage">
            <text:p>0.01%</text:p>
          </table:table-cell>
          <table:table-cell table:formula="of:=IF([.E388]&lt;[.F$2];1;0)" office:value-type="float" office:value="1" calcext:value-type="float">
            <text:p>1</text:p>
          </table:table-cell>
          <table:table-cell table:formula="of:=IF([.F388];[.G387]+[.F388];0)" office:value-type="float" office:value="7" calcext:value-type="float">
            <text:p>7</text:p>
          </table:table-cell>
          <table:table-cell table:formula="of:=IF([.G3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90]" office:value-type="float" office:value="965.001" calcext:value-type="float">
            <text:p>965.001</text:p>
          </table:table-cell>
          <table:table-cell table:formula="of:=[$'hp-log.calibrate.20250623-171745'.D390]/[$'hp-log.calibrate.20250623-171745'.E390]" office:value-type="float" office:value="2.01587301587302" calcext:value-type="float">
            <text:p>2.01587301587302</text:p>
          </table:table-cell>
          <table:table-cell table:formula="of:=[.B389]-[.B388]" office:value-type="float" office:value="0" calcext:value-type="float">
            <text:p>0</text:p>
          </table:table-cell>
          <table:table-cell table:formula="of:=[.C389]*[.D$2]+(1-[.D$2])*[.D388]" office:value-type="float" office:value="0.0000960976587498191" calcext:value-type="float">
            <text:p>9.60976587498191E-05</text:p>
          </table:table-cell>
          <table:table-cell table:style-name="ce5" table:formula="of:=ABS([.D389]/[.B389])" office:value-type="percentage" office:value="0.000047670492135737" calcext:value-type="percentage">
            <text:p>0.00%</text:p>
          </table:table-cell>
          <table:table-cell table:formula="of:=IF([.E389]&lt;[.F$2];1;0)" office:value-type="float" office:value="1" calcext:value-type="float">
            <text:p>1</text:p>
          </table:table-cell>
          <table:table-cell table:formula="of:=IF([.F389];[.G388]+[.F389];0)" office:value-type="float" office:value="8" calcext:value-type="float">
            <text:p>8</text:p>
          </table:table-cell>
          <table:table-cell table:formula="of:=IF([.G3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91]" office:value-type="float" office:value="967.502" calcext:value-type="float">
            <text:p>967.502</text:p>
          </table:table-cell>
          <table:table-cell table:formula="of:=[$'hp-log.calibrate.20250623-171745'.D391]/[$'hp-log.calibrate.20250623-171745'.E391]" office:value-type="float" office:value="2.01587301587302" calcext:value-type="float">
            <text:p>2.01587301587302</text:p>
          </table:table-cell>
          <table:table-cell table:formula="of:=[.B390]-[.B389]" office:value-type="float" office:value="0" calcext:value-type="float">
            <text:p>0</text:p>
          </table:table-cell>
          <table:table-cell table:formula="of:=[.C390]*[.D$2]+(1-[.D$2])*[.D389]" office:value-type="float" office:value="0.0000864878928748372" calcext:value-type="float">
            <text:p>8.64878928748372E-05</text:p>
          </table:table-cell>
          <table:table-cell table:style-name="ce5" table:formula="of:=ABS([.D390]/[.B390])" office:value-type="percentage" office:value="0.0000429034429221633" calcext:value-type="percentage">
            <text:p>0.00%</text:p>
          </table:table-cell>
          <table:table-cell table:formula="of:=IF([.E390]&lt;[.F$2];1;0)" office:value-type="float" office:value="1" calcext:value-type="float">
            <text:p>1</text:p>
          </table:table-cell>
          <table:table-cell table:formula="of:=IF([.F390];[.G389]+[.F390];0)" office:value-type="float" office:value="9" calcext:value-type="float">
            <text:p>9</text:p>
          </table:table-cell>
          <table:table-cell table:formula="of:=IF([.G3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392]" office:value-type="float" office:value="970.001" calcext:value-type="float">
            <text:p>970.001</text:p>
          </table:table-cell>
          <table:table-cell table:formula="of:=[$'hp-log.calibrate.20250623-171745'.D392]/[$'hp-log.calibrate.20250623-171745'.E392]" office:value-type="float" office:value="2.01587301587302" calcext:value-type="float">
            <text:p>2.01587301587302</text:p>
          </table:table-cell>
          <table:table-cell table:formula="of:=[.B391]-[.B390]" office:value-type="float" office:value="0" calcext:value-type="float">
            <text:p>0</text:p>
          </table:table-cell>
          <table:table-cell table:formula="of:=[.C391]*[.D$2]+(1-[.D$2])*[.D390]" office:value-type="float" office:value="0.0000778391035873534" calcext:value-type="float">
            <text:p>7.78391035873534E-05</text:p>
          </table:table-cell>
          <table:table-cell table:style-name="ce5" table:formula="of:=ABS([.D391]/[.B391])" office:value-type="percentage" office:value="0.000038613098629947" calcext:value-type="percentage">
            <text:p>0.00%</text:p>
          </table:table-cell>
          <table:table-cell table:formula="of:=IF([.E391]&lt;[.F$2];1;0)" office:value-type="float" office:value="1" calcext:value-type="float">
            <text:p>1</text:p>
          </table:table-cell>
          <table:table-cell table:formula="of:=IF([.F391];[.G390]+[.F391];0)" office:value-type="float" office:value="10" calcext:value-type="float">
            <text:p>10</text:p>
          </table:table-cell>
          <table:table-cell table:formula="of:=IF([.G39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3]" office:value-type="float" office:value="972.501" calcext:value-type="float">
            <text:p>972.501</text:p>
          </table:table-cell>
          <table:table-cell table:formula="of:=[$'hp-log.calibrate.20250623-171745'.D393]/[$'hp-log.calibrate.20250623-171745'.E393]" office:value-type="float" office:value="2.01587301587302" calcext:value-type="float">
            <text:p>2.01587301587302</text:p>
          </table:table-cell>
          <table:table-cell table:formula="of:=[.B392]-[.B391]" office:value-type="float" office:value="0" calcext:value-type="float">
            <text:p>0</text:p>
          </table:table-cell>
          <table:table-cell table:formula="of:=[.C392]*[.D$2]+(1-[.D$2])*[.D391]" office:value-type="float" office:value="0.0000700551932286181" calcext:value-type="float">
            <text:p>7.00551932286181E-05</text:p>
          </table:table-cell>
          <table:table-cell table:style-name="ce5" table:formula="of:=ABS([.D392]/[.B392])" office:value-type="percentage" office:value="0.0000347517887669523" calcext:value-type="percentage">
            <text:p>0.00%</text:p>
          </table:table-cell>
          <table:table-cell table:formula="of:=IF([.E392]&lt;[.F$2];1;0)" office:value-type="float" office:value="1" calcext:value-type="float">
            <text:p>1</text:p>
          </table:table-cell>
          <table:table-cell table:formula="of:=IF([.F392];[.G391]+[.F392];0)" office:value-type="float" office:value="11" calcext:value-type="float">
            <text:p>11</text:p>
          </table:table-cell>
          <table:table-cell table:formula="of:=IF([.G39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4]" office:value-type="float" office:value="975.001" calcext:value-type="float">
            <text:p>975.001</text:p>
          </table:table-cell>
          <table:table-cell table:formula="of:=[$'hp-log.calibrate.20250623-171745'.D394]/[$'hp-log.calibrate.20250623-171745'.E394]" office:value-type="float" office:value="2.01587301587302" calcext:value-type="float">
            <text:p>2.01587301587302</text:p>
          </table:table-cell>
          <table:table-cell table:formula="of:=[.B393]-[.B392]" office:value-type="float" office:value="0" calcext:value-type="float">
            <text:p>0</text:p>
          </table:table-cell>
          <table:table-cell table:formula="of:=[.C393]*[.D$2]+(1-[.D$2])*[.D392]" office:value-type="float" office:value="0.0000630496739057563" calcext:value-type="float">
            <text:p>6.30496739057563E-05</text:p>
          </table:table-cell>
          <table:table-cell table:style-name="ce5" table:formula="of:=ABS([.D393]/[.B393])" office:value-type="percentage" office:value="0.0000312766098902571" calcext:value-type="percentage">
            <text:p>0.00%</text:p>
          </table:table-cell>
          <table:table-cell table:formula="of:=IF([.E393]&lt;[.F$2];1;0)" office:value-type="float" office:value="1" calcext:value-type="float">
            <text:p>1</text:p>
          </table:table-cell>
          <table:table-cell table:formula="of:=IF([.F393];[.G392]+[.F393];0)" office:value-type="float" office:value="12" calcext:value-type="float">
            <text:p>12</text:p>
          </table:table-cell>
          <table:table-cell table:formula="of:=IF([.G39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5]" office:value-type="float" office:value="977.502" calcext:value-type="float">
            <text:p>977.502</text:p>
          </table:table-cell>
          <table:table-cell table:formula="of:=[$'hp-log.calibrate.20250623-171745'.D395]/[$'hp-log.calibrate.20250623-171745'.E395]" office:value-type="float" office:value="2.01587301587302" calcext:value-type="float">
            <text:p>2.01587301587302</text:p>
          </table:table-cell>
          <table:table-cell table:formula="of:=[.B394]-[.B393]" office:value-type="float" office:value="0" calcext:value-type="float">
            <text:p>0</text:p>
          </table:table-cell>
          <table:table-cell table:formula="of:=[.C394]*[.D$2]+(1-[.D$2])*[.D393]" office:value-type="float" office:value="0.0000567447065151807" calcext:value-type="float">
            <text:p>5.67447065151807E-05</text:p>
          </table:table-cell>
          <table:table-cell table:style-name="ce5" table:formula="of:=ABS([.D394]/[.B394])" office:value-type="percentage" office:value="0.0000281489489012314" calcext:value-type="percentage">
            <text:p>0.00%</text:p>
          </table:table-cell>
          <table:table-cell table:formula="of:=IF([.E394]&lt;[.F$2];1;0)" office:value-type="float" office:value="1" calcext:value-type="float">
            <text:p>1</text:p>
          </table:table-cell>
          <table:table-cell table:formula="of:=IF([.F394];[.G393]+[.F394];0)" office:value-type="float" office:value="13" calcext:value-type="float">
            <text:p>13</text:p>
          </table:table-cell>
          <table:table-cell table:formula="of:=IF([.G39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6]" office:value-type="float" office:value="980.001" calcext:value-type="float">
            <text:p>980.001</text:p>
          </table:table-cell>
          <table:table-cell table:formula="of:=[$'hp-log.calibrate.20250623-171745'.D396]/[$'hp-log.calibrate.20250623-171745'.E396]" office:value-type="float" office:value="2.01587301587302" calcext:value-type="float">
            <text:p>2.01587301587302</text:p>
          </table:table-cell>
          <table:table-cell table:formula="of:=[.B395]-[.B394]" office:value-type="float" office:value="0" calcext:value-type="float">
            <text:p>0</text:p>
          </table:table-cell>
          <table:table-cell table:formula="of:=[.C395]*[.D$2]+(1-[.D$2])*[.D394]" office:value-type="float" office:value="0.0000510702358636626" calcext:value-type="float">
            <text:p>5.10702358636626E-05</text:p>
          </table:table-cell>
          <table:table-cell table:style-name="ce5" table:formula="of:=ABS([.D395]/[.B395])" office:value-type="percentage" office:value="0.0000253340540111082" calcext:value-type="percentage">
            <text:p>0.00%</text:p>
          </table:table-cell>
          <table:table-cell table:formula="of:=IF([.E395]&lt;[.F$2];1;0)" office:value-type="float" office:value="1" calcext:value-type="float">
            <text:p>1</text:p>
          </table:table-cell>
          <table:table-cell table:formula="of:=IF([.F395];[.G394]+[.F395];0)" office:value-type="float" office:value="14" calcext:value-type="float">
            <text:p>14</text:p>
          </table:table-cell>
          <table:table-cell table:formula="of:=IF([.G39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7]" office:value-type="float" office:value="982.501" calcext:value-type="float">
            <text:p>982.501</text:p>
          </table:table-cell>
          <table:table-cell table:formula="of:=[$'hp-log.calibrate.20250623-171745'.D397]/[$'hp-log.calibrate.20250623-171745'.E397]" office:value-type="float" office:value="2.01587301587302" calcext:value-type="float">
            <text:p>2.01587301587302</text:p>
          </table:table-cell>
          <table:table-cell table:formula="of:=[.B396]-[.B395]" office:value-type="float" office:value="0" calcext:value-type="float">
            <text:p>0</text:p>
          </table:table-cell>
          <table:table-cell table:formula="of:=[.C396]*[.D$2]+(1-[.D$2])*[.D395]" office:value-type="float" office:value="0.0000459632122772963" calcext:value-type="float">
            <text:p>4.59632122772963E-05</text:p>
          </table:table-cell>
          <table:table-cell table:style-name="ce5" table:formula="of:=ABS([.D396]/[.B396])" office:value-type="percentage" office:value="0.0000228006486099974" calcext:value-type="percentage">
            <text:p>0.00%</text:p>
          </table:table-cell>
          <table:table-cell table:formula="of:=IF([.E396]&lt;[.F$2];1;0)" office:value-type="float" office:value="1" calcext:value-type="float">
            <text:p>1</text:p>
          </table:table-cell>
          <table:table-cell table:formula="of:=IF([.F396];[.G395]+[.F396];0)" office:value-type="float" office:value="15" calcext:value-type="float">
            <text:p>15</text:p>
          </table:table-cell>
          <table:table-cell table:formula="of:=IF([.G39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8]" office:value-type="float" office:value="985.001" calcext:value-type="float">
            <text:p>985.001</text:p>
          </table:table-cell>
          <table:table-cell table:formula="of:=[$'hp-log.calibrate.20250623-171745'.D398]/[$'hp-log.calibrate.20250623-171745'.E398]" office:value-type="float" office:value="2.01587301587302" calcext:value-type="float">
            <text:p>2.01587301587302</text:p>
          </table:table-cell>
          <table:table-cell table:formula="of:=[.B397]-[.B396]" office:value-type="float" office:value="0" calcext:value-type="float">
            <text:p>0</text:p>
          </table:table-cell>
          <table:table-cell table:formula="of:=[.C397]*[.D$2]+(1-[.D$2])*[.D396]" office:value-type="float" office:value="0.0000413668910495667" calcext:value-type="float">
            <text:p>4.13668910495667E-05</text:p>
          </table:table-cell>
          <table:table-cell table:style-name="ce5" table:formula="of:=ABS([.D397]/[.B397])" office:value-type="percentage" office:value="0.0000205205837489977" calcext:value-type="percentage">
            <text:p>0.00%</text:p>
          </table:table-cell>
          <table:table-cell table:formula="of:=IF([.E397]&lt;[.F$2];1;0)" office:value-type="float" office:value="1" calcext:value-type="float">
            <text:p>1</text:p>
          </table:table-cell>
          <table:table-cell table:formula="of:=IF([.F397];[.G396]+[.F397];0)" office:value-type="float" office:value="16" calcext:value-type="float">
            <text:p>16</text:p>
          </table:table-cell>
          <table:table-cell table:formula="of:=IF([.G39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399]" office:value-type="float" office:value="987.501" calcext:value-type="float">
            <text:p>987.501</text:p>
          </table:table-cell>
          <table:table-cell table:formula="of:=[$'hp-log.calibrate.20250623-171745'.D399]/[$'hp-log.calibrate.20250623-171745'.E399]" office:value-type="float" office:value="2.01587301587302" calcext:value-type="float">
            <text:p>2.01587301587302</text:p>
          </table:table-cell>
          <table:table-cell table:formula="of:=[.B398]-[.B397]" office:value-type="float" office:value="0" calcext:value-type="float">
            <text:p>0</text:p>
          </table:table-cell>
          <table:table-cell table:formula="of:=[.C398]*[.D$2]+(1-[.D$2])*[.D397]" office:value-type="float" office:value="0.00003723020194461" calcext:value-type="float">
            <text:p>3.723020194461E-05</text:p>
          </table:table-cell>
          <table:table-cell table:style-name="ce5" table:formula="of:=ABS([.D398]/[.B398])" office:value-type="percentage" office:value="0.0000184685253740979" calcext:value-type="percentage">
            <text:p>0.00%</text:p>
          </table:table-cell>
          <table:table-cell table:formula="of:=IF([.E398]&lt;[.F$2];1;0)" office:value-type="float" office:value="1" calcext:value-type="float">
            <text:p>1</text:p>
          </table:table-cell>
          <table:table-cell table:formula="of:=IF([.F398];[.G397]+[.F398];0)" office:value-type="float" office:value="17" calcext:value-type="float">
            <text:p>17</text:p>
          </table:table-cell>
          <table:table-cell table:formula="of:=IF([.G39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0]" office:value-type="float" office:value="990.001" calcext:value-type="float">
            <text:p>990.001</text:p>
          </table:table-cell>
          <table:table-cell table:formula="of:=[$'hp-log.calibrate.20250623-171745'.D400]/[$'hp-log.calibrate.20250623-171745'.E400]" office:value-type="float" office:value="2.01587301587302" calcext:value-type="float">
            <text:p>2.01587301587302</text:p>
          </table:table-cell>
          <table:table-cell table:formula="of:=[.B399]-[.B398]" office:value-type="float" office:value="0" calcext:value-type="float">
            <text:p>0</text:p>
          </table:table-cell>
          <table:table-cell table:formula="of:=[.C399]*[.D$2]+(1-[.D$2])*[.D398]" office:value-type="float" office:value="0.000033507181750149" calcext:value-type="float">
            <text:p>3.3507181750149E-05</text:p>
          </table:table-cell>
          <table:table-cell table:style-name="ce5" table:formula="of:=ABS([.D399]/[.B399])" office:value-type="percentage" office:value="0.0000166216728366881" calcext:value-type="percentage">
            <text:p>0.00%</text:p>
          </table:table-cell>
          <table:table-cell table:formula="of:=IF([.E399]&lt;[.F$2];1;0)" office:value-type="float" office:value="1" calcext:value-type="float">
            <text:p>1</text:p>
          </table:table-cell>
          <table:table-cell table:formula="of:=IF([.F399];[.G398]+[.F399];0)" office:value-type="float" office:value="18" calcext:value-type="float">
            <text:p>18</text:p>
          </table:table-cell>
          <table:table-cell table:formula="of:=IF([.G39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1]" office:value-type="float" office:value="992.501" calcext:value-type="float">
            <text:p>992.501</text:p>
          </table:table-cell>
          <table:table-cell table:formula="of:=[$'hp-log.calibrate.20250623-171745'.D401]/[$'hp-log.calibrate.20250623-171745'.E401]" office:value-type="float" office:value="2.01587301587302" calcext:value-type="float">
            <text:p>2.01587301587302</text:p>
          </table:table-cell>
          <table:table-cell table:formula="of:=[.B400]-[.B399]" office:value-type="float" office:value="0" calcext:value-type="float">
            <text:p>0</text:p>
          </table:table-cell>
          <table:table-cell table:formula="of:=[.C400]*[.D$2]+(1-[.D$2])*[.D399]" office:value-type="float" office:value="0.0000301564635751341" calcext:value-type="float">
            <text:p>3.01564635751341E-05</text:p>
          </table:table-cell>
          <table:table-cell table:style-name="ce5" table:formula="of:=ABS([.D400]/[.B400])" office:value-type="percentage" office:value="0.0000149595055530193" calcext:value-type="percentage">
            <text:p>0.00%</text:p>
          </table:table-cell>
          <table:table-cell table:formula="of:=IF([.E400]&lt;[.F$2];1;0)" office:value-type="float" office:value="1" calcext:value-type="float">
            <text:p>1</text:p>
          </table:table-cell>
          <table:table-cell table:formula="of:=IF([.F400];[.G399]+[.F400];0)" office:value-type="float" office:value="19" calcext:value-type="float">
            <text:p>19</text:p>
          </table:table-cell>
          <table:table-cell table:formula="of:=IF([.G40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2]" office:value-type="float" office:value="995.001" calcext:value-type="float">
            <text:p>995.001</text:p>
          </table:table-cell>
          <table:table-cell table:formula="of:=[$'hp-log.calibrate.20250623-171745'.D402]/[$'hp-log.calibrate.20250623-171745'.E402]" office:value-type="float" office:value="2.01587301587302" calcext:value-type="float">
            <text:p>2.01587301587302</text:p>
          </table:table-cell>
          <table:table-cell table:formula="of:=[.B401]-[.B400]" office:value-type="float" office:value="0" calcext:value-type="float">
            <text:p>0</text:p>
          </table:table-cell>
          <table:table-cell table:formula="of:=[.C401]*[.D$2]+(1-[.D$2])*[.D400]" office:value-type="float" office:value="0.0000271408172176207" calcext:value-type="float">
            <text:p>2.71408172176207E-05</text:p>
          </table:table-cell>
          <table:table-cell table:style-name="ce5" table:formula="of:=ABS([.D401]/[.B401])" office:value-type="percentage" office:value="0.0000134635549977174" calcext:value-type="percentage">
            <text:p>0.00%</text:p>
          </table:table-cell>
          <table:table-cell table:formula="of:=IF([.E401]&lt;[.F$2];1;0)" office:value-type="float" office:value="1" calcext:value-type="float">
            <text:p>1</text:p>
          </table:table-cell>
          <table:table-cell table:formula="of:=IF([.F401];[.G400]+[.F401];0)" office:value-type="float" office:value="20" calcext:value-type="float">
            <text:p>20</text:p>
          </table:table-cell>
          <table:table-cell table:formula="of:=IF([.G40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3]" office:value-type="float" office:value="997.501" calcext:value-type="float">
            <text:p>997.501</text:p>
          </table:table-cell>
          <table:table-cell table:formula="of:=[$'hp-log.calibrate.20250623-171745'.D403]/[$'hp-log.calibrate.20250623-171745'.E403]" office:value-type="float" office:value="2.01587301587302" calcext:value-type="float">
            <text:p>2.01587301587302</text:p>
          </table:table-cell>
          <table:table-cell table:formula="of:=[.B402]-[.B401]" office:value-type="float" office:value="0" calcext:value-type="float">
            <text:p>0</text:p>
          </table:table-cell>
          <table:table-cell table:formula="of:=[.C402]*[.D$2]+(1-[.D$2])*[.D401]" office:value-type="float" office:value="0.0000244267354958586" calcext:value-type="float">
            <text:p>2.44267354958586E-05</text:p>
          </table:table-cell>
          <table:table-cell table:style-name="ce5" table:formula="of:=ABS([.D402]/[.B402])" office:value-type="percentage" office:value="0.0000121171994979456" calcext:value-type="percentage">
            <text:p>0.00%</text:p>
          </table:table-cell>
          <table:table-cell table:formula="of:=IF([.E402]&lt;[.F$2];1;0)" office:value-type="float" office:value="1" calcext:value-type="float">
            <text:p>1</text:p>
          </table:table-cell>
          <table:table-cell table:formula="of:=IF([.F402];[.G401]+[.F402];0)" office:value-type="float" office:value="21" calcext:value-type="float">
            <text:p>21</text:p>
          </table:table-cell>
          <table:table-cell table:formula="of:=IF([.G40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4]" office:value-type="float" office:value="1000.002" calcext:value-type="float">
            <text:p>1000.002</text:p>
          </table:table-cell>
          <table:table-cell table:formula="of:=[$'hp-log.calibrate.20250623-171745'.D404]/[$'hp-log.calibrate.20250623-171745'.E404]" office:value-type="float" office:value="2.01587301587302" calcext:value-type="float">
            <text:p>2.01587301587302</text:p>
          </table:table-cell>
          <table:table-cell table:formula="of:=[.B403]-[.B402]" office:value-type="float" office:value="0" calcext:value-type="float">
            <text:p>0</text:p>
          </table:table-cell>
          <table:table-cell table:formula="of:=[.C403]*[.D$2]+(1-[.D$2])*[.D402]" office:value-type="float" office:value="0.0000219840619462728" calcext:value-type="float">
            <text:p>2.19840619462728E-05</text:p>
          </table:table-cell>
          <table:table-cell table:style-name="ce5" table:formula="of:=ABS([.D403]/[.B403])" office:value-type="percentage" office:value="0.0000109054795481511" calcext:value-type="percentage">
            <text:p>0.00%</text:p>
          </table:table-cell>
          <table:table-cell table:formula="of:=IF([.E403]&lt;[.F$2];1;0)" office:value-type="float" office:value="1" calcext:value-type="float">
            <text:p>1</text:p>
          </table:table-cell>
          <table:table-cell table:formula="of:=IF([.F403];[.G402]+[.F403];0)" office:value-type="float" office:value="22" calcext:value-type="float">
            <text:p>22</text:p>
          </table:table-cell>
          <table:table-cell table:formula="of:=IF([.G40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5]" office:value-type="float" office:value="1002.501" calcext:value-type="float">
            <text:p>1002.501</text:p>
          </table:table-cell>
          <table:table-cell table:formula="of:=[$'hp-log.calibrate.20250623-171745'.D405]/[$'hp-log.calibrate.20250623-171745'.E405]" office:value-type="float" office:value="2.01587301587302" calcext:value-type="float">
            <text:p>2.01587301587302</text:p>
          </table:table-cell>
          <table:table-cell table:formula="of:=[.B404]-[.B403]" office:value-type="float" office:value="0" calcext:value-type="float">
            <text:p>0</text:p>
          </table:table-cell>
          <table:table-cell table:formula="of:=[.C404]*[.D$2]+(1-[.D$2])*[.D403]" office:value-type="float" office:value="0.0000197856557516455" calcext:value-type="float">
            <text:p>1.97856557516455E-05</text:p>
          </table:table-cell>
          <table:table-cell table:style-name="ce5" table:formula="of:=ABS([.D404]/[.B404])" office:value-type="percentage" office:value="0.00000981493159333596" calcext:value-type="percentage">
            <text:p>0.00%</text:p>
          </table:table-cell>
          <table:table-cell table:formula="of:=IF([.E404]&lt;[.F$2];1;0)" office:value-type="float" office:value="1" calcext:value-type="float">
            <text:p>1</text:p>
          </table:table-cell>
          <table:table-cell table:formula="of:=IF([.F404];[.G403]+[.F404];0)" office:value-type="float" office:value="23" calcext:value-type="float">
            <text:p>23</text:p>
          </table:table-cell>
          <table:table-cell table:formula="of:=IF([.G40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6]" office:value-type="float" office:value="1005.002" calcext:value-type="float">
            <text:p>1005.002</text:p>
          </table:table-cell>
          <table:table-cell table:formula="of:=[$'hp-log.calibrate.20250623-171745'.D406]/[$'hp-log.calibrate.20250623-171745'.E406]" office:value-type="float" office:value="2.01587301587302" calcext:value-type="float">
            <text:p>2.01587301587302</text:p>
          </table:table-cell>
          <table:table-cell table:formula="of:=[.B405]-[.B404]" office:value-type="float" office:value="0" calcext:value-type="float">
            <text:p>0</text:p>
          </table:table-cell>
          <table:table-cell table:formula="of:=[.C405]*[.D$2]+(1-[.D$2])*[.D404]" office:value-type="float" office:value="0.000017807090176481" calcext:value-type="float">
            <text:p>1.7807090176481E-05</text:p>
          </table:table-cell>
          <table:table-cell table:style-name="ce5" table:formula="of:=ABS([.D405]/[.B405])" office:value-type="percentage" office:value="0.00000883343843400236" calcext:value-type="percentage">
            <text:p>0.00%</text:p>
          </table:table-cell>
          <table:table-cell table:formula="of:=IF([.E405]&lt;[.F$2];1;0)" office:value-type="float" office:value="1" calcext:value-type="float">
            <text:p>1</text:p>
          </table:table-cell>
          <table:table-cell table:formula="of:=IF([.F405];[.G404]+[.F405];0)" office:value-type="float" office:value="24" calcext:value-type="float">
            <text:p>24</text:p>
          </table:table-cell>
          <table:table-cell table:formula="of:=IF([.G40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7]" office:value-type="float" office:value="1007.501" calcext:value-type="float">
            <text:p>1007.501</text:p>
          </table:table-cell>
          <table:table-cell table:formula="of:=[$'hp-log.calibrate.20250623-171745'.D407]/[$'hp-log.calibrate.20250623-171745'.E407]" office:value-type="float" office:value="2.01587301587302" calcext:value-type="float">
            <text:p>2.01587301587302</text:p>
          </table:table-cell>
          <table:table-cell table:formula="of:=[.B406]-[.B405]" office:value-type="float" office:value="0" calcext:value-type="float">
            <text:p>0</text:p>
          </table:table-cell>
          <table:table-cell table:formula="of:=[.C406]*[.D$2]+(1-[.D$2])*[.D405]" office:value-type="float" office:value="0.0000160263811588329" calcext:value-type="float">
            <text:p>1.60263811588329E-05</text:p>
          </table:table-cell>
          <table:table-cell table:style-name="ce5" table:formula="of:=ABS([.D406]/[.B406])" office:value-type="percentage" office:value="0.00000795009459060213" calcext:value-type="percentage">
            <text:p>0.00%</text:p>
          </table:table-cell>
          <table:table-cell table:formula="of:=IF([.E406]&lt;[.F$2];1;0)" office:value-type="float" office:value="1" calcext:value-type="float">
            <text:p>1</text:p>
          </table:table-cell>
          <table:table-cell table:formula="of:=IF([.F406];[.G405]+[.F406];0)" office:value-type="float" office:value="25" calcext:value-type="float">
            <text:p>25</text:p>
          </table:table-cell>
          <table:table-cell table:formula="of:=IF([.G40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8]" office:value-type="float" office:value="1010.001" calcext:value-type="float">
            <text:p>1010.001</text:p>
          </table:table-cell>
          <table:table-cell table:formula="of:=[$'hp-log.calibrate.20250623-171745'.D408]/[$'hp-log.calibrate.20250623-171745'.E408]" office:value-type="float" office:value="2.01587301587302" calcext:value-type="float">
            <text:p>2.01587301587302</text:p>
          </table:table-cell>
          <table:table-cell table:formula="of:=[.B407]-[.B406]" office:value-type="float" office:value="0" calcext:value-type="float">
            <text:p>0</text:p>
          </table:table-cell>
          <table:table-cell table:formula="of:=[.C407]*[.D$2]+(1-[.D$2])*[.D406]" office:value-type="float" office:value="0.0000144237430429496" calcext:value-type="float">
            <text:p>1.44237430429496E-05</text:p>
          </table:table-cell>
          <table:table-cell table:style-name="ce5" table:formula="of:=ABS([.D407]/[.B407])" office:value-type="percentage" office:value="0.00000715508513154192" calcext:value-type="percentage">
            <text:p>0.00%</text:p>
          </table:table-cell>
          <table:table-cell table:formula="of:=IF([.E407]&lt;[.F$2];1;0)" office:value-type="float" office:value="1" calcext:value-type="float">
            <text:p>1</text:p>
          </table:table-cell>
          <table:table-cell table:formula="of:=IF([.F407];[.G406]+[.F407];0)" office:value-type="float" office:value="26" calcext:value-type="float">
            <text:p>26</text:p>
          </table:table-cell>
          <table:table-cell table:formula="of:=IF([.G40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09]" office:value-type="float" office:value="1012.501" calcext:value-type="float">
            <text:p>1012.501</text:p>
          </table:table-cell>
          <table:table-cell table:formula="of:=[$'hp-log.calibrate.20250623-171745'.D409]/[$'hp-log.calibrate.20250623-171745'.E409]" office:value-type="float" office:value="2.01587301587302" calcext:value-type="float">
            <text:p>2.01587301587302</text:p>
          </table:table-cell>
          <table:table-cell table:formula="of:=[.B408]-[.B407]" office:value-type="float" office:value="0" calcext:value-type="float">
            <text:p>0</text:p>
          </table:table-cell>
          <table:table-cell table:formula="of:=[.C408]*[.D$2]+(1-[.D$2])*[.D407]" office:value-type="float" office:value="0.0000129813687386546" calcext:value-type="float">
            <text:p>1.29813687386546E-05</text:p>
          </table:table-cell>
          <table:table-cell table:style-name="ce5" table:formula="of:=ABS([.D408]/[.B408])" office:value-type="percentage" office:value="0.00000643957661838773" calcext:value-type="percentage">
            <text:p>0.00%</text:p>
          </table:table-cell>
          <table:table-cell table:formula="of:=IF([.E408]&lt;[.F$2];1;0)" office:value-type="float" office:value="1" calcext:value-type="float">
            <text:p>1</text:p>
          </table:table-cell>
          <table:table-cell table:formula="of:=IF([.F408];[.G407]+[.F408];0)" office:value-type="float" office:value="27" calcext:value-type="float">
            <text:p>27</text:p>
          </table:table-cell>
          <table:table-cell table:formula="of:=IF([.G40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10]" office:value-type="float" office:value="1015.001" calcext:value-type="float">
            <text:p>1015.001</text:p>
          </table:table-cell>
          <table:table-cell table:formula="of:=[$'hp-log.calibrate.20250623-171745'.D410]/[$'hp-log.calibrate.20250623-171745'.E410]" office:value-type="float" office:value="2.01587301587302" calcext:value-type="float">
            <text:p>2.01587301587302</text:p>
          </table:table-cell>
          <table:table-cell table:formula="of:=[.B409]-[.B408]" office:value-type="float" office:value="0" calcext:value-type="float">
            <text:p>0</text:p>
          </table:table-cell>
          <table:table-cell table:formula="of:=[.C409]*[.D$2]+(1-[.D$2])*[.D408]" office:value-type="float" office:value="0.0000116832318647892" calcext:value-type="float">
            <text:p>1.16832318647892E-05</text:p>
          </table:table-cell>
          <table:table-cell table:style-name="ce5" table:formula="of:=ABS([.D409]/[.B409])" office:value-type="percentage" office:value="0.00000579561895654895" calcext:value-type="percentage">
            <text:p>0.00%</text:p>
          </table:table-cell>
          <table:table-cell table:formula="of:=IF([.E409]&lt;[.F$2];1;0)" office:value-type="float" office:value="1" calcext:value-type="float">
            <text:p>1</text:p>
          </table:table-cell>
          <table:table-cell table:formula="of:=IF([.F409];[.G408]+[.F409];0)" office:value-type="float" office:value="28" calcext:value-type="float">
            <text:p>28</text:p>
          </table:table-cell>
          <table:table-cell table:formula="of:=IF([.G40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11]" office:value-type="float" office:value="1017.501" calcext:value-type="float">
            <text:p>1017.501</text:p>
          </table:table-cell>
          <table:table-cell table:formula="of:=[$'hp-log.calibrate.20250623-171745'.D411]/[$'hp-log.calibrate.20250623-171745'.E411]" office:value-type="float" office:value="2.01587301587302" calcext:value-type="float">
            <text:p>2.01587301587302</text:p>
          </table:table-cell>
          <table:table-cell table:formula="of:=[.B410]-[.B409]" office:value-type="float" office:value="0" calcext:value-type="float">
            <text:p>0</text:p>
          </table:table-cell>
          <table:table-cell table:formula="of:=[.C410]*[.D$2]+(1-[.D$2])*[.D409]" office:value-type="float" office:value="0.0000105149086783102" calcext:value-type="float">
            <text:p>1.05149086783102E-05</text:p>
          </table:table-cell>
          <table:table-cell table:style-name="ce5" table:formula="of:=ABS([.D410]/[.B410])" office:value-type="percentage" office:value="0.00000521605706089406" calcext:value-type="percentage">
            <text:p>0.00%</text:p>
          </table:table-cell>
          <table:table-cell table:formula="of:=IF([.E410]&lt;[.F$2];1;0)" office:value-type="float" office:value="1" calcext:value-type="float">
            <text:p>1</text:p>
          </table:table-cell>
          <table:table-cell table:formula="of:=IF([.F410];[.G409]+[.F410];0)" office:value-type="float" office:value="29" calcext:value-type="float">
            <text:p>29</text:p>
          </table:table-cell>
          <table:table-cell table:formula="of:=IF([.G41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12]" office:value-type="float" office:value="1020.001" calcext:value-type="float">
            <text:p>1020.001</text:p>
          </table:table-cell>
          <table:table-cell table:formula="of:=[$'hp-log.calibrate.20250623-171745'.D412]/[$'hp-log.calibrate.20250623-171745'.E412]" office:value-type="float" office:value="2.01587301587302" calcext:value-type="float">
            <text:p>2.01587301587302</text:p>
          </table:table-cell>
          <table:table-cell table:formula="of:=[.B411]-[.B410]" office:value-type="float" office:value="0" calcext:value-type="float">
            <text:p>0</text:p>
          </table:table-cell>
          <table:table-cell table:formula="of:=[.C411]*[.D$2]+(1-[.D$2])*[.D410]" office:value-type="float" office:value="0.00000946341781047922" calcext:value-type="float">
            <text:p>9.46341781047922E-06</text:p>
          </table:table-cell>
          <table:table-cell table:style-name="ce5" table:formula="of:=ABS([.D411]/[.B411])" office:value-type="percentage" office:value="0.00000469445135480465" calcext:value-type="percentage">
            <text:p>0.00%</text:p>
          </table:table-cell>
          <table:table-cell table:formula="of:=IF([.E411]&lt;[.F$2];1;0)" office:value-type="float" office:value="1" calcext:value-type="float">
            <text:p>1</text:p>
          </table:table-cell>
          <table:table-cell table:formula="of:=IF([.F411];[.G410]+[.F411];0)" office:value-type="float" office:value="30" calcext:value-type="float">
            <text:p>30</text:p>
          </table:table-cell>
          <table:table-cell table:formula="of:=IF([.G41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13]" office:value-type="float" office:value="1022.501" calcext:value-type="float">
            <text:p>1022.501</text:p>
          </table:table-cell>
          <table:table-cell table:formula="of:=[$'hp-log.calibrate.20250623-171745'.D413]/[$'hp-log.calibrate.20250623-171745'.E413]" office:value-type="float" office:value="2.02122015915119" calcext:value-type="float">
            <text:p>2.02122015915119</text:p>
          </table:table-cell>
          <table:table-cell table:formula="of:=[.B412]-[.B411]" office:value-type="float" office:value="0.00534714327817776" calcext:value-type="float">
            <text:p>0.00534714327817776</text:p>
          </table:table-cell>
          <table:table-cell table:formula="of:=[.C412]*[.D$2]+(1-[.D$2])*[.D411]" office:value-type="float" office:value="0.000543231403847207" calcext:value-type="float">
            <text:p>0.000543231403847207</text:p>
          </table:table-cell>
          <table:table-cell table:style-name="ce5" table:formula="of:=ABS([.D412]/[.B412])" office:value-type="percentage" office:value="0.000268764093504458" calcext:value-type="percentage">
            <text:p>0.03%</text:p>
          </table:table-cell>
          <table:table-cell table:formula="of:=IF([.E412]&lt;[.F$2];1;0)" office:value-type="float" office:value="0" calcext:value-type="float">
            <text:p>0</text:p>
          </table:table-cell>
          <table:table-cell table:formula="of:=IF([.F412];[.G411]+[.F412];0)" office:value-type="float" office:value="0" calcext:value-type="float">
            <text:p>0</text:p>
          </table:table-cell>
          <table:table-cell table:formula="of:=IF([.G4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4]" office:value-type="float" office:value="1025.001" calcext:value-type="float">
            <text:p>1025.001</text:p>
          </table:table-cell>
          <table:table-cell table:formula="of:=[$'hp-log.calibrate.20250623-171745'.D414]/[$'hp-log.calibrate.20250623-171745'.E414]" office:value-type="float" office:value="2.01851851851852" calcext:value-type="float">
            <text:p>2.01851851851852</text:p>
          </table:table-cell>
          <table:table-cell table:formula="of:=[.B413]-[.B412]" office:value-type="float" office:value="-0.00270164063267497" calcext:value-type="float">
            <text:p>-0.00270164063267497</text:p>
          </table:table-cell>
          <table:table-cell table:formula="of:=[.C413]*[.D$2]+(1-[.D$2])*[.D412]" office:value-type="float" office:value="0.000218744200194989" calcext:value-type="float">
            <text:p>0.000218744200194989</text:p>
          </table:table-cell>
          <table:table-cell table:style-name="ce5" table:formula="of:=ABS([.D413]/[.B413])" office:value-type="percentage" office:value="0.000108368686335132" calcext:value-type="percentage">
            <text:p>0.01%</text:p>
          </table:table-cell>
          <table:table-cell table:formula="of:=IF([.E413]&lt;[.F$2];1;0)" office:value-type="float" office:value="0" calcext:value-type="float">
            <text:p>0</text:p>
          </table:table-cell>
          <table:table-cell table:formula="of:=IF([.F413];[.G412]+[.F413];0)" office:value-type="float" office:value="0" calcext:value-type="float">
            <text:p>0</text:p>
          </table:table-cell>
          <table:table-cell table:formula="of:=IF([.G4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5]" office:value-type="float" office:value="1027.501" calcext:value-type="float">
            <text:p>1027.501</text:p>
          </table:table-cell>
          <table:table-cell table:formula="of:=[$'hp-log.calibrate.20250623-171745'.D415]/[$'hp-log.calibrate.20250623-171745'.E415]" office:value-type="float" office:value="2.01851851851852" calcext:value-type="float">
            <text:p>2.01851851851852</text:p>
          </table:table-cell>
          <table:table-cell table:formula="of:=[.B414]-[.B413]" office:value-type="float" office:value="0" calcext:value-type="float">
            <text:p>0</text:p>
          </table:table-cell>
          <table:table-cell table:formula="of:=[.C414]*[.D$2]+(1-[.D$2])*[.D413]" office:value-type="float" office:value="0.00019686978017549" calcext:value-type="float">
            <text:p>0.00019686978017549</text:p>
          </table:table-cell>
          <table:table-cell table:style-name="ce5" table:formula="of:=ABS([.D414]/[.B414])" office:value-type="percentage" office:value="0.000097531817701619" calcext:value-type="percentage">
            <text:p>0.01%</text:p>
          </table:table-cell>
          <table:table-cell table:formula="of:=IF([.E414]&lt;[.F$2];1;0)" office:value-type="float" office:value="1" calcext:value-type="float">
            <text:p>1</text:p>
          </table:table-cell>
          <table:table-cell table:formula="of:=IF([.F414];[.G413]+[.F414];0)" office:value-type="float" office:value="1" calcext:value-type="float">
            <text:p>1</text:p>
          </table:table-cell>
          <table:table-cell table:formula="of:=IF([.G4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6]" office:value-type="float" office:value="1030.001" calcext:value-type="float">
            <text:p>1030.001</text:p>
          </table:table-cell>
          <table:table-cell table:formula="of:=[$'hp-log.calibrate.20250623-171745'.D416]/[$'hp-log.calibrate.20250623-171745'.E416]" office:value-type="float" office:value="2.01851851851852" calcext:value-type="float">
            <text:p>2.01851851851852</text:p>
          </table:table-cell>
          <table:table-cell table:formula="of:=[.B415]-[.B414]" office:value-type="float" office:value="0" calcext:value-type="float">
            <text:p>0</text:p>
          </table:table-cell>
          <table:table-cell table:formula="of:=[.C415]*[.D$2]+(1-[.D$2])*[.D414]" office:value-type="float" office:value="0.000177182802157941" calcext:value-type="float">
            <text:p>0.000177182802157941</text:p>
          </table:table-cell>
          <table:table-cell table:style-name="ce5" table:formula="of:=ABS([.D415]/[.B415])" office:value-type="percentage" office:value="0.0000877786359314571" calcext:value-type="percentage">
            <text:p>0.01%</text:p>
          </table:table-cell>
          <table:table-cell table:formula="of:=IF([.E415]&lt;[.F$2];1;0)" office:value-type="float" office:value="1" calcext:value-type="float">
            <text:p>1</text:p>
          </table:table-cell>
          <table:table-cell table:formula="of:=IF([.F415];[.G414]+[.F415];0)" office:value-type="float" office:value="2" calcext:value-type="float">
            <text:p>2</text:p>
          </table:table-cell>
          <table:table-cell table:formula="of:=IF([.G4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7]" office:value-type="float" office:value="1032.501" calcext:value-type="float">
            <text:p>1032.501</text:p>
          </table:table-cell>
          <table:table-cell table:formula="of:=[$'hp-log.calibrate.20250623-171745'.D417]/[$'hp-log.calibrate.20250623-171745'.E417]" office:value-type="float" office:value="2.01851851851852" calcext:value-type="float">
            <text:p>2.01851851851852</text:p>
          </table:table-cell>
          <table:table-cell table:formula="of:=[.B416]-[.B415]" office:value-type="float" office:value="0" calcext:value-type="float">
            <text:p>0</text:p>
          </table:table-cell>
          <table:table-cell table:formula="of:=[.C416]*[.D$2]+(1-[.D$2])*[.D415]" office:value-type="float" office:value="0.000159464521942147" calcext:value-type="float">
            <text:p>0.000159464521942147</text:p>
          </table:table-cell>
          <table:table-cell table:style-name="ce5" table:formula="of:=ABS([.D416]/[.B416])" office:value-type="percentage" office:value="0.0000790007723383114" calcext:value-type="percentage">
            <text:p>0.01%</text:p>
          </table:table-cell>
          <table:table-cell table:formula="of:=IF([.E416]&lt;[.F$2];1;0)" office:value-type="float" office:value="1" calcext:value-type="float">
            <text:p>1</text:p>
          </table:table-cell>
          <table:table-cell table:formula="of:=IF([.F416];[.G415]+[.F416];0)" office:value-type="float" office:value="3" calcext:value-type="float">
            <text:p>3</text:p>
          </table:table-cell>
          <table:table-cell table:formula="of:=IF([.G4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8]" office:value-type="float" office:value="1035.002" calcext:value-type="float">
            <text:p>1035.002</text:p>
          </table:table-cell>
          <table:table-cell table:formula="of:=[$'hp-log.calibrate.20250623-171745'.D418]/[$'hp-log.calibrate.20250623-171745'.E418]" office:value-type="float" office:value="2.01851851851852" calcext:value-type="float">
            <text:p>2.01851851851852</text:p>
          </table:table-cell>
          <table:table-cell table:formula="of:=[.B417]-[.B416]" office:value-type="float" office:value="0" calcext:value-type="float">
            <text:p>0</text:p>
          </table:table-cell>
          <table:table-cell table:formula="of:=[.C417]*[.D$2]+(1-[.D$2])*[.D416]" office:value-type="float" office:value="0.000143518069747932" calcext:value-type="float">
            <text:p>0.000143518069747932</text:p>
          </table:table-cell>
          <table:table-cell table:style-name="ce5" table:formula="of:=ABS([.D417]/[.B417])" office:value-type="percentage" office:value="0.0000711006951044803" calcext:value-type="percentage">
            <text:p>0.01%</text:p>
          </table:table-cell>
          <table:table-cell table:formula="of:=IF([.E417]&lt;[.F$2];1;0)" office:value-type="float" office:value="1" calcext:value-type="float">
            <text:p>1</text:p>
          </table:table-cell>
          <table:table-cell table:formula="of:=IF([.F417];[.G416]+[.F417];0)" office:value-type="float" office:value="4" calcext:value-type="float">
            <text:p>4</text:p>
          </table:table-cell>
          <table:table-cell table:formula="of:=IF([.G4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19]" office:value-type="float" office:value="1037.501" calcext:value-type="float">
            <text:p>1037.501</text:p>
          </table:table-cell>
          <table:table-cell table:formula="of:=[$'hp-log.calibrate.20250623-171745'.D419]/[$'hp-log.calibrate.20250623-171745'.E419]" office:value-type="float" office:value="2.01851851851852" calcext:value-type="float">
            <text:p>2.01851851851852</text:p>
          </table:table-cell>
          <table:table-cell table:formula="of:=[.B418]-[.B417]" office:value-type="float" office:value="0" calcext:value-type="float">
            <text:p>0</text:p>
          </table:table-cell>
          <table:table-cell table:formula="of:=[.C418]*[.D$2]+(1-[.D$2])*[.D417]" office:value-type="float" office:value="0.000129166262773139" calcext:value-type="float">
            <text:p>0.000129166262773139</text:p>
          </table:table-cell>
          <table:table-cell table:style-name="ce5" table:formula="of:=ABS([.D418]/[.B418])" office:value-type="percentage" office:value="0.0000639906255940322" calcext:value-type="percentage">
            <text:p>0.01%</text:p>
          </table:table-cell>
          <table:table-cell table:formula="of:=IF([.E418]&lt;[.F$2];1;0)" office:value-type="float" office:value="1" calcext:value-type="float">
            <text:p>1</text:p>
          </table:table-cell>
          <table:table-cell table:formula="of:=IF([.F418];[.G417]+[.F418];0)" office:value-type="float" office:value="5" calcext:value-type="float">
            <text:p>5</text:p>
          </table:table-cell>
          <table:table-cell table:formula="of:=IF([.G4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0]" office:value-type="float" office:value="1040.001" calcext:value-type="float">
            <text:p>1040.001</text:p>
          </table:table-cell>
          <table:table-cell table:formula="of:=[$'hp-log.calibrate.20250623-171745'.D420]/[$'hp-log.calibrate.20250623-171745'.E420]" office:value-type="float" office:value="2.01851851851852" calcext:value-type="float">
            <text:p>2.01851851851852</text:p>
          </table:table-cell>
          <table:table-cell table:formula="of:=[.B419]-[.B418]" office:value-type="float" office:value="0" calcext:value-type="float">
            <text:p>0</text:p>
          </table:table-cell>
          <table:table-cell table:formula="of:=[.C419]*[.D$2]+(1-[.D$2])*[.D418]" office:value-type="float" office:value="0.000116249636495825" calcext:value-type="float">
            <text:p>0.000116249636495825</text:p>
          </table:table-cell>
          <table:table-cell table:style-name="ce5" table:formula="of:=ABS([.D419]/[.B419])" office:value-type="percentage" office:value="0.000057591563034629" calcext:value-type="percentage">
            <text:p>0.01%</text:p>
          </table:table-cell>
          <table:table-cell table:formula="of:=IF([.E419]&lt;[.F$2];1;0)" office:value-type="float" office:value="1" calcext:value-type="float">
            <text:p>1</text:p>
          </table:table-cell>
          <table:table-cell table:formula="of:=IF([.F419];[.G418]+[.F419];0)" office:value-type="float" office:value="6" calcext:value-type="float">
            <text:p>6</text:p>
          </table:table-cell>
          <table:table-cell table:formula="of:=IF([.G4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1]" office:value-type="float" office:value="1042.501" calcext:value-type="float">
            <text:p>1042.501</text:p>
          </table:table-cell>
          <table:table-cell table:formula="of:=[$'hp-log.calibrate.20250623-171745'.D421]/[$'hp-log.calibrate.20250623-171745'.E421]" office:value-type="float" office:value="2.01851851851852" calcext:value-type="float">
            <text:p>2.01851851851852</text:p>
          </table:table-cell>
          <table:table-cell table:formula="of:=[.B420]-[.B419]" office:value-type="float" office:value="0" calcext:value-type="float">
            <text:p>0</text:p>
          </table:table-cell>
          <table:table-cell table:formula="of:=[.C420]*[.D$2]+(1-[.D$2])*[.D419]" office:value-type="float" office:value="0.000104624672846243" calcext:value-type="float">
            <text:p>0.000104624672846243</text:p>
          </table:table-cell>
          <table:table-cell table:style-name="ce5" table:formula="of:=ABS([.D420]/[.B420])" office:value-type="percentage" office:value="0.0000518324067311661" calcext:value-type="percentage">
            <text:p>0.01%</text:p>
          </table:table-cell>
          <table:table-cell table:formula="of:=IF([.E420]&lt;[.F$2];1;0)" office:value-type="float" office:value="1" calcext:value-type="float">
            <text:p>1</text:p>
          </table:table-cell>
          <table:table-cell table:formula="of:=IF([.F420];[.G419]+[.F420];0)" office:value-type="float" office:value="7" calcext:value-type="float">
            <text:p>7</text:p>
          </table:table-cell>
          <table:table-cell table:formula="of:=IF([.G4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2]" office:value-type="float" office:value="1045.002" calcext:value-type="float">
            <text:p>1045.002</text:p>
          </table:table-cell>
          <table:table-cell table:formula="of:=[$'hp-log.calibrate.20250623-171745'.D422]/[$'hp-log.calibrate.20250623-171745'.E422]" office:value-type="float" office:value="2.01851851851852" calcext:value-type="float">
            <text:p>2.01851851851852</text:p>
          </table:table-cell>
          <table:table-cell table:formula="of:=[.B421]-[.B420]" office:value-type="float" office:value="0" calcext:value-type="float">
            <text:p>0</text:p>
          </table:table-cell>
          <table:table-cell table:formula="of:=[.C421]*[.D$2]+(1-[.D$2])*[.D420]" office:value-type="float" office:value="0.0000941622055616184" calcext:value-type="float">
            <text:p>9.41622055616184E-05</text:p>
          </table:table-cell>
          <table:table-cell table:style-name="ce5" table:formula="of:=ABS([.D421]/[.B421])" office:value-type="percentage" office:value="0.0000466491660580495" calcext:value-type="percentage">
            <text:p>0.00%</text:p>
          </table:table-cell>
          <table:table-cell table:formula="of:=IF([.E421]&lt;[.F$2];1;0)" office:value-type="float" office:value="1" calcext:value-type="float">
            <text:p>1</text:p>
          </table:table-cell>
          <table:table-cell table:formula="of:=IF([.F421];[.G420]+[.F421];0)" office:value-type="float" office:value="8" calcext:value-type="float">
            <text:p>8</text:p>
          </table:table-cell>
          <table:table-cell table:formula="of:=IF([.G4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3]" office:value-type="float" office:value="1047.501" calcext:value-type="float">
            <text:p>1047.501</text:p>
          </table:table-cell>
          <table:table-cell table:formula="of:=[$'hp-log.calibrate.20250623-171745'.D423]/[$'hp-log.calibrate.20250623-171745'.E423]" office:value-type="float" office:value="2.01851851851852" calcext:value-type="float">
            <text:p>2.01851851851852</text:p>
          </table:table-cell>
          <table:table-cell table:formula="of:=[.B422]-[.B421]" office:value-type="float" office:value="0" calcext:value-type="float">
            <text:p>0</text:p>
          </table:table-cell>
          <table:table-cell table:formula="of:=[.C422]*[.D$2]+(1-[.D$2])*[.D421]" office:value-type="float" office:value="0.0000847459850054566" calcext:value-type="float">
            <text:p>8.47459850054566E-05</text:p>
          </table:table-cell>
          <table:table-cell table:style-name="ce5" table:formula="of:=ABS([.D422]/[.B422])" office:value-type="percentage" office:value="0.0000419842494522446" calcext:value-type="percentage">
            <text:p>0.00%</text:p>
          </table:table-cell>
          <table:table-cell table:formula="of:=IF([.E422]&lt;[.F$2];1;0)" office:value-type="float" office:value="1" calcext:value-type="float">
            <text:p>1</text:p>
          </table:table-cell>
          <table:table-cell table:formula="of:=IF([.F422];[.G421]+[.F422];0)" office:value-type="float" office:value="9" calcext:value-type="float">
            <text:p>9</text:p>
          </table:table-cell>
          <table:table-cell table:formula="of:=IF([.G4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24]" office:value-type="float" office:value="1050.001" calcext:value-type="float">
            <text:p>1050.001</text:p>
          </table:table-cell>
          <table:table-cell table:formula="of:=[$'hp-log.calibrate.20250623-171745'.D424]/[$'hp-log.calibrate.20250623-171745'.E424]" office:value-type="float" office:value="2.01851851851852" calcext:value-type="float">
            <text:p>2.01851851851852</text:p>
          </table:table-cell>
          <table:table-cell table:formula="of:=[.B423]-[.B422]" office:value-type="float" office:value="0" calcext:value-type="float">
            <text:p>0</text:p>
          </table:table-cell>
          <table:table-cell table:formula="of:=[.C423]*[.D$2]+(1-[.D$2])*[.D422]" office:value-type="float" office:value="0.0000762713865049109" calcext:value-type="float">
            <text:p>7.62713865049109E-05</text:p>
          </table:table-cell>
          <table:table-cell table:style-name="ce5" table:formula="of:=ABS([.D423]/[.B423])" office:value-type="percentage" office:value="0.0000377858245070201" calcext:value-type="percentage">
            <text:p>0.00%</text:p>
          </table:table-cell>
          <table:table-cell table:formula="of:=IF([.E423]&lt;[.F$2];1;0)" office:value-type="float" office:value="1" calcext:value-type="float">
            <text:p>1</text:p>
          </table:table-cell>
          <table:table-cell table:formula="of:=IF([.F423];[.G422]+[.F423];0)" office:value-type="float" office:value="10" calcext:value-type="float">
            <text:p>10</text:p>
          </table:table-cell>
          <table:table-cell table:formula="of:=IF([.G42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25]" office:value-type="float" office:value="1052.502" calcext:value-type="float">
            <text:p>1052.502</text:p>
          </table:table-cell>
          <table:table-cell table:formula="of:=[$'hp-log.calibrate.20250623-171745'.D425]/[$'hp-log.calibrate.20250623-171745'.E425]" office:value-type="float" office:value="2.01851851851852" calcext:value-type="float">
            <text:p>2.01851851851852</text:p>
          </table:table-cell>
          <table:table-cell table:formula="of:=[.B424]-[.B423]" office:value-type="float" office:value="0" calcext:value-type="float">
            <text:p>0</text:p>
          </table:table-cell>
          <table:table-cell table:formula="of:=[.C424]*[.D$2]+(1-[.D$2])*[.D423]" office:value-type="float" office:value="0.0000686442478544199" calcext:value-type="float">
            <text:p>6.86442478544199E-05</text:p>
          </table:table-cell>
          <table:table-cell table:style-name="ce5" table:formula="of:=ABS([.D424]/[.B424])" office:value-type="percentage" office:value="0.0000340072420563181" calcext:value-type="percentage">
            <text:p>0.00%</text:p>
          </table:table-cell>
          <table:table-cell table:formula="of:=IF([.E424]&lt;[.F$2];1;0)" office:value-type="float" office:value="1" calcext:value-type="float">
            <text:p>1</text:p>
          </table:table-cell>
          <table:table-cell table:formula="of:=IF([.F424];[.G423]+[.F424];0)" office:value-type="float" office:value="11" calcext:value-type="float">
            <text:p>11</text:p>
          </table:table-cell>
          <table:table-cell table:formula="of:=IF([.G42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26]" office:value-type="float" office:value="1055.001" calcext:value-type="float">
            <text:p>1055.001</text:p>
          </table:table-cell>
          <table:table-cell table:formula="of:=[$'hp-log.calibrate.20250623-171745'.D426]/[$'hp-log.calibrate.20250623-171745'.E426]" office:value-type="float" office:value="2.01851851851852" calcext:value-type="float">
            <text:p>2.01851851851852</text:p>
          </table:table-cell>
          <table:table-cell table:formula="of:=[.B425]-[.B424]" office:value-type="float" office:value="0" calcext:value-type="float">
            <text:p>0</text:p>
          </table:table-cell>
          <table:table-cell table:formula="of:=[.C425]*[.D$2]+(1-[.D$2])*[.D424]" office:value-type="float" office:value="0.0000617798230689779" calcext:value-type="float">
            <text:p>6.17798230689779E-05</text:p>
          </table:table-cell>
          <table:table-cell table:style-name="ce5" table:formula="of:=ABS([.D425]/[.B425])" office:value-type="percentage" office:value="0.0000306065178506863" calcext:value-type="percentage">
            <text:p>0.00%</text:p>
          </table:table-cell>
          <table:table-cell table:formula="of:=IF([.E425]&lt;[.F$2];1;0)" office:value-type="float" office:value="1" calcext:value-type="float">
            <text:p>1</text:p>
          </table:table-cell>
          <table:table-cell table:formula="of:=IF([.F425];[.G424]+[.F425];0)" office:value-type="float" office:value="12" calcext:value-type="float">
            <text:p>12</text:p>
          </table:table-cell>
          <table:table-cell table:formula="of:=IF([.G42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27]" office:value-type="float" office:value="1057.502" calcext:value-type="float">
            <text:p>1057.502</text:p>
          </table:table-cell>
          <table:table-cell table:formula="of:=[$'hp-log.calibrate.20250623-171745'.D427]/[$'hp-log.calibrate.20250623-171745'.E427]" office:value-type="float" office:value="2.01851851851852" calcext:value-type="float">
            <text:p>2.01851851851852</text:p>
          </table:table-cell>
          <table:table-cell table:formula="of:=[.B426]-[.B425]" office:value-type="float" office:value="0" calcext:value-type="float">
            <text:p>0</text:p>
          </table:table-cell>
          <table:table-cell table:formula="of:=[.C426]*[.D$2]+(1-[.D$2])*[.D425]" office:value-type="float" office:value="0.0000556018407620801" calcext:value-type="float">
            <text:p>5.56018407620801E-05</text:p>
          </table:table-cell>
          <table:table-cell table:style-name="ce5" table:formula="of:=ABS([.D426]/[.B426])" office:value-type="percentage" office:value="0.0000275458660656177" calcext:value-type="percentage">
            <text:p>0.00%</text:p>
          </table:table-cell>
          <table:table-cell table:formula="of:=IF([.E426]&lt;[.F$2];1;0)" office:value-type="float" office:value="1" calcext:value-type="float">
            <text:p>1</text:p>
          </table:table-cell>
          <table:table-cell table:formula="of:=IF([.F426];[.G425]+[.F426];0)" office:value-type="float" office:value="13" calcext:value-type="float">
            <text:p>13</text:p>
          </table:table-cell>
          <table:table-cell table:formula="of:=IF([.G42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28]" office:value-type="float" office:value="1060.002" calcext:value-type="float">
            <text:p>1060.002</text:p>
          </table:table-cell>
          <table:table-cell table:formula="of:=[$'hp-log.calibrate.20250623-171745'.D428]/[$'hp-log.calibrate.20250623-171745'.E428]" office:value-type="float" office:value="2.01851851851852" calcext:value-type="float">
            <text:p>2.01851851851852</text:p>
          </table:table-cell>
          <table:table-cell table:formula="of:=[.B427]-[.B426]" office:value-type="float" office:value="0" calcext:value-type="float">
            <text:p>0</text:p>
          </table:table-cell>
          <table:table-cell table:formula="of:=[.C427]*[.D$2]+(1-[.D$2])*[.D426]" office:value-type="float" office:value="0.0000500416566858721" calcext:value-type="float">
            <text:p>5.00416566858721E-05</text:p>
          </table:table-cell>
          <table:table-cell table:style-name="ce5" table:formula="of:=ABS([.D427]/[.B427])" office:value-type="percentage" office:value="0.0000247912794590559" calcext:value-type="percentage">
            <text:p>0.00%</text:p>
          </table:table-cell>
          <table:table-cell table:formula="of:=IF([.E427]&lt;[.F$2];1;0)" office:value-type="float" office:value="1" calcext:value-type="float">
            <text:p>1</text:p>
          </table:table-cell>
          <table:table-cell table:formula="of:=IF([.F427];[.G426]+[.F427];0)" office:value-type="float" office:value="14" calcext:value-type="float">
            <text:p>14</text:p>
          </table:table-cell>
          <table:table-cell table:formula="of:=IF([.G42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29]" office:value-type="float" office:value="1062.502" calcext:value-type="float">
            <text:p>1062.502</text:p>
          </table:table-cell>
          <table:table-cell table:formula="of:=[$'hp-log.calibrate.20250623-171745'.D429]/[$'hp-log.calibrate.20250623-171745'.E429]" office:value-type="float" office:value="2.01851851851852" calcext:value-type="float">
            <text:p>2.01851851851852</text:p>
          </table:table-cell>
          <table:table-cell table:formula="of:=[.B428]-[.B427]" office:value-type="float" office:value="0" calcext:value-type="float">
            <text:p>0</text:p>
          </table:table-cell>
          <table:table-cell table:formula="of:=[.C428]*[.D$2]+(1-[.D$2])*[.D427]" office:value-type="float" office:value="0.0000450374910172849" calcext:value-type="float">
            <text:p>4.50374910172849E-05</text:p>
          </table:table-cell>
          <table:table-cell table:style-name="ce5" table:formula="of:=ABS([.D428]/[.B428])" office:value-type="percentage" office:value="0.0000223121515131503" calcext:value-type="percentage">
            <text:p>0.00%</text:p>
          </table:table-cell>
          <table:table-cell table:formula="of:=IF([.E428]&lt;[.F$2];1;0)" office:value-type="float" office:value="1" calcext:value-type="float">
            <text:p>1</text:p>
          </table:table-cell>
          <table:table-cell table:formula="of:=IF([.F428];[.G427]+[.F428];0)" office:value-type="float" office:value="15" calcext:value-type="float">
            <text:p>15</text:p>
          </table:table-cell>
          <table:table-cell table:formula="of:=IF([.G42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0]" office:value-type="float" office:value="1065.001" calcext:value-type="float">
            <text:p>1065.001</text:p>
          </table:table-cell>
          <table:table-cell table:formula="of:=[$'hp-log.calibrate.20250623-171745'.D430]/[$'hp-log.calibrate.20250623-171745'.E430]" office:value-type="float" office:value="2.01851851851852" calcext:value-type="float">
            <text:p>2.01851851851852</text:p>
          </table:table-cell>
          <table:table-cell table:formula="of:=[.B429]-[.B428]" office:value-type="float" office:value="0" calcext:value-type="float">
            <text:p>0</text:p>
          </table:table-cell>
          <table:table-cell table:formula="of:=[.C429]*[.D$2]+(1-[.D$2])*[.D428]" office:value-type="float" office:value="0.0000405337419155564" calcext:value-type="float">
            <text:p>4.05337419155564E-05</text:p>
          </table:table-cell>
          <table:table-cell table:style-name="ce5" table:formula="of:=ABS([.D429]/[.B429])" office:value-type="percentage" office:value="0.0000200809363618353" calcext:value-type="percentage">
            <text:p>0.00%</text:p>
          </table:table-cell>
          <table:table-cell table:formula="of:=IF([.E429]&lt;[.F$2];1;0)" office:value-type="float" office:value="1" calcext:value-type="float">
            <text:p>1</text:p>
          </table:table-cell>
          <table:table-cell table:formula="of:=IF([.F429];[.G428]+[.F429];0)" office:value-type="float" office:value="16" calcext:value-type="float">
            <text:p>16</text:p>
          </table:table-cell>
          <table:table-cell table:formula="of:=IF([.G42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1]" office:value-type="float" office:value="1067.501" calcext:value-type="float">
            <text:p>1067.501</text:p>
          </table:table-cell>
          <table:table-cell table:formula="of:=[$'hp-log.calibrate.20250623-171745'.D431]/[$'hp-log.calibrate.20250623-171745'.E431]" office:value-type="float" office:value="2.01851851851852" calcext:value-type="float">
            <text:p>2.01851851851852</text:p>
          </table:table-cell>
          <table:table-cell table:formula="of:=[.B430]-[.B429]" office:value-type="float" office:value="0" calcext:value-type="float">
            <text:p>0</text:p>
          </table:table-cell>
          <table:table-cell table:formula="of:=[.C430]*[.D$2]+(1-[.D$2])*[.D429]" office:value-type="float" office:value="0.0000364803677240008" calcext:value-type="float">
            <text:p>3.64803677240008E-05</text:p>
          </table:table-cell>
          <table:table-cell table:style-name="ce5" table:formula="of:=ABS([.D430]/[.B430])" office:value-type="percentage" office:value="0.0000180728427256517" calcext:value-type="percentage">
            <text:p>0.00%</text:p>
          </table:table-cell>
          <table:table-cell table:formula="of:=IF([.E430]&lt;[.F$2];1;0)" office:value-type="float" office:value="1" calcext:value-type="float">
            <text:p>1</text:p>
          </table:table-cell>
          <table:table-cell table:formula="of:=IF([.F430];[.G429]+[.F430];0)" office:value-type="float" office:value="17" calcext:value-type="float">
            <text:p>17</text:p>
          </table:table-cell>
          <table:table-cell table:formula="of:=IF([.G43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2]" office:value-type="float" office:value="1070.001" calcext:value-type="float">
            <text:p>1070.001</text:p>
          </table:table-cell>
          <table:table-cell table:formula="of:=[$'hp-log.calibrate.20250623-171745'.D432]/[$'hp-log.calibrate.20250623-171745'.E432]" office:value-type="float" office:value="2.01851851851852" calcext:value-type="float">
            <text:p>2.01851851851852</text:p>
          </table:table-cell>
          <table:table-cell table:formula="of:=[.B431]-[.B430]" office:value-type="float" office:value="0" calcext:value-type="float">
            <text:p>0</text:p>
          </table:table-cell>
          <table:table-cell table:formula="of:=[.C431]*[.D$2]+(1-[.D$2])*[.D430]" office:value-type="float" office:value="0.0000328323309516007" calcext:value-type="float">
            <text:p>3.28323309516007E-05</text:p>
          </table:table-cell>
          <table:table-cell table:style-name="ce5" table:formula="of:=ABS([.D431]/[.B431])" office:value-type="percentage" office:value="0.0000162655584530866" calcext:value-type="percentage">
            <text:p>0.00%</text:p>
          </table:table-cell>
          <table:table-cell table:formula="of:=IF([.E431]&lt;[.F$2];1;0)" office:value-type="float" office:value="1" calcext:value-type="float">
            <text:p>1</text:p>
          </table:table-cell>
          <table:table-cell table:formula="of:=IF([.F431];[.G430]+[.F431];0)" office:value-type="float" office:value="18" calcext:value-type="float">
            <text:p>18</text:p>
          </table:table-cell>
          <table:table-cell table:formula="of:=IF([.G43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3]" office:value-type="float" office:value="1072.501" calcext:value-type="float">
            <text:p>1072.501</text:p>
          </table:table-cell>
          <table:table-cell table:formula="of:=[$'hp-log.calibrate.20250623-171745'.D433]/[$'hp-log.calibrate.20250623-171745'.E433]" office:value-type="float" office:value="2.01851851851852" calcext:value-type="float">
            <text:p>2.01851851851852</text:p>
          </table:table-cell>
          <table:table-cell table:formula="of:=[.B432]-[.B431]" office:value-type="float" office:value="0" calcext:value-type="float">
            <text:p>0</text:p>
          </table:table-cell>
          <table:table-cell table:formula="of:=[.C432]*[.D$2]+(1-[.D$2])*[.D431]" office:value-type="float" office:value="0.0000295490978564406" calcext:value-type="float">
            <text:p>2.95490978564406E-05</text:p>
          </table:table-cell>
          <table:table-cell table:style-name="ce5" table:formula="of:=ABS([.D432]/[.B432])" office:value-type="percentage" office:value="0.0000146390026077779" calcext:value-type="percentage">
            <text:p>0.00%</text:p>
          </table:table-cell>
          <table:table-cell table:formula="of:=IF([.E432]&lt;[.F$2];1;0)" office:value-type="float" office:value="1" calcext:value-type="float">
            <text:p>1</text:p>
          </table:table-cell>
          <table:table-cell table:formula="of:=IF([.F432];[.G431]+[.F432];0)" office:value-type="float" office:value="19" calcext:value-type="float">
            <text:p>19</text:p>
          </table:table-cell>
          <table:table-cell table:formula="of:=IF([.G43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4]" office:value-type="float" office:value="1075.001" calcext:value-type="float">
            <text:p>1075.001</text:p>
          </table:table-cell>
          <table:table-cell table:formula="of:=[$'hp-log.calibrate.20250623-171745'.D434]/[$'hp-log.calibrate.20250623-171745'.E434]" office:value-type="float" office:value="2.01851851851852" calcext:value-type="float">
            <text:p>2.01851851851852</text:p>
          </table:table-cell>
          <table:table-cell table:formula="of:=[.B433]-[.B432]" office:value-type="float" office:value="0" calcext:value-type="float">
            <text:p>0</text:p>
          </table:table-cell>
          <table:table-cell table:formula="of:=[.C433]*[.D$2]+(1-[.D$2])*[.D432]" office:value-type="float" office:value="0.0000265941880707965" calcext:value-type="float">
            <text:p>2.65941880707965E-05</text:p>
          </table:table-cell>
          <table:table-cell table:style-name="ce5" table:formula="of:=ABS([.D433]/[.B433])" office:value-type="percentage" office:value="0.0000131751023470001" calcext:value-type="percentage">
            <text:p>0.00%</text:p>
          </table:table-cell>
          <table:table-cell table:formula="of:=IF([.E433]&lt;[.F$2];1;0)" office:value-type="float" office:value="1" calcext:value-type="float">
            <text:p>1</text:p>
          </table:table-cell>
          <table:table-cell table:formula="of:=IF([.F433];[.G432]+[.F433];0)" office:value-type="float" office:value="20" calcext:value-type="float">
            <text:p>20</text:p>
          </table:table-cell>
          <table:table-cell table:formula="of:=IF([.G43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5]" office:value-type="float" office:value="1077.502" calcext:value-type="float">
            <text:p>1077.502</text:p>
          </table:table-cell>
          <table:table-cell table:formula="of:=[$'hp-log.calibrate.20250623-171745'.D435]/[$'hp-log.calibrate.20250623-171745'.E435]" office:value-type="float" office:value="2.01851851851852" calcext:value-type="float">
            <text:p>2.01851851851852</text:p>
          </table:table-cell>
          <table:table-cell table:formula="of:=[.B434]-[.B433]" office:value-type="float" office:value="0" calcext:value-type="float">
            <text:p>0</text:p>
          </table:table-cell>
          <table:table-cell table:formula="of:=[.C434]*[.D$2]+(1-[.D$2])*[.D433]" office:value-type="float" office:value="0.0000239347692637169" calcext:value-type="float">
            <text:p>2.39347692637169E-05</text:p>
          </table:table-cell>
          <table:table-cell table:style-name="ce5" table:formula="of:=ABS([.D434]/[.B434])" office:value-type="percentage" office:value="0.0000118575921123001" calcext:value-type="percentage">
            <text:p>0.00%</text:p>
          </table:table-cell>
          <table:table-cell table:formula="of:=IF([.E434]&lt;[.F$2];1;0)" office:value-type="float" office:value="1" calcext:value-type="float">
            <text:p>1</text:p>
          </table:table-cell>
          <table:table-cell table:formula="of:=IF([.F434];[.G433]+[.F434];0)" office:value-type="float" office:value="21" calcext:value-type="float">
            <text:p>21</text:p>
          </table:table-cell>
          <table:table-cell table:formula="of:=IF([.G43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6]" office:value-type="float" office:value="1080.001" calcext:value-type="float">
            <text:p>1080.001</text:p>
          </table:table-cell>
          <table:table-cell table:formula="of:=[$'hp-log.calibrate.20250623-171745'.D436]/[$'hp-log.calibrate.20250623-171745'.E436]" office:value-type="float" office:value="2.01851851851852" calcext:value-type="float">
            <text:p>2.01851851851852</text:p>
          </table:table-cell>
          <table:table-cell table:formula="of:=[.B435]-[.B434]" office:value-type="float" office:value="0" calcext:value-type="float">
            <text:p>0</text:p>
          </table:table-cell>
          <table:table-cell table:formula="of:=[.C435]*[.D$2]+(1-[.D$2])*[.D434]" office:value-type="float" office:value="0.0000215412923373452" calcext:value-type="float">
            <text:p>2.15412923373452E-05</text:p>
          </table:table-cell>
          <table:table-cell table:style-name="ce5" table:formula="of:=ABS([.D435]/[.B435])" office:value-type="percentage" office:value="0.0000106718329010701" calcext:value-type="percentage">
            <text:p>0.00%</text:p>
          </table:table-cell>
          <table:table-cell table:formula="of:=IF([.E435]&lt;[.F$2];1;0)" office:value-type="float" office:value="1" calcext:value-type="float">
            <text:p>1</text:p>
          </table:table-cell>
          <table:table-cell table:formula="of:=IF([.F435];[.G434]+[.F435];0)" office:value-type="float" office:value="22" calcext:value-type="float">
            <text:p>22</text:p>
          </table:table-cell>
          <table:table-cell table:formula="of:=IF([.G43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7]" office:value-type="float" office:value="1082.501" calcext:value-type="float">
            <text:p>1082.501</text:p>
          </table:table-cell>
          <table:table-cell table:formula="of:=[$'hp-log.calibrate.20250623-171745'.D437]/[$'hp-log.calibrate.20250623-171745'.E437]" office:value-type="float" office:value="2.01851851851852" calcext:value-type="float">
            <text:p>2.01851851851852</text:p>
          </table:table-cell>
          <table:table-cell table:formula="of:=[.B436]-[.B435]" office:value-type="float" office:value="0" calcext:value-type="float">
            <text:p>0</text:p>
          </table:table-cell>
          <table:table-cell table:formula="of:=[.C436]*[.D$2]+(1-[.D$2])*[.D435]" office:value-type="float" office:value="0.0000193871631036107" calcext:value-type="float">
            <text:p>1.93871631036107E-05</text:p>
          </table:table-cell>
          <table:table-cell table:style-name="ce5" table:formula="of:=ABS([.D436]/[.B436])" office:value-type="percentage" office:value="0.00000960464961096309" calcext:value-type="percentage">
            <text:p>0.00%</text:p>
          </table:table-cell>
          <table:table-cell table:formula="of:=IF([.E436]&lt;[.F$2];1;0)" office:value-type="float" office:value="1" calcext:value-type="float">
            <text:p>1</text:p>
          </table:table-cell>
          <table:table-cell table:formula="of:=IF([.F436];[.G435]+[.F436];0)" office:value-type="float" office:value="23" calcext:value-type="float">
            <text:p>23</text:p>
          </table:table-cell>
          <table:table-cell table:formula="of:=IF([.G43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8]" office:value-type="float" office:value="1085.001" calcext:value-type="float">
            <text:p>1085.001</text:p>
          </table:table-cell>
          <table:table-cell table:formula="of:=[$'hp-log.calibrate.20250623-171745'.D438]/[$'hp-log.calibrate.20250623-171745'.E438]" office:value-type="float" office:value="2.01851851851852" calcext:value-type="float">
            <text:p>2.01851851851852</text:p>
          </table:table-cell>
          <table:table-cell table:formula="of:=[.B437]-[.B436]" office:value-type="float" office:value="0" calcext:value-type="float">
            <text:p>0</text:p>
          </table:table-cell>
          <table:table-cell table:formula="of:=[.C437]*[.D$2]+(1-[.D$2])*[.D436]" office:value-type="float" office:value="0.0000174484467932496" calcext:value-type="float">
            <text:p>1.74484467932496E-05</text:p>
          </table:table-cell>
          <table:table-cell table:style-name="ce5" table:formula="of:=ABS([.D437]/[.B437])" office:value-type="percentage" office:value="0.00000864418464986678" calcext:value-type="percentage">
            <text:p>0.00%</text:p>
          </table:table-cell>
          <table:table-cell table:formula="of:=IF([.E437]&lt;[.F$2];1;0)" office:value-type="float" office:value="1" calcext:value-type="float">
            <text:p>1</text:p>
          </table:table-cell>
          <table:table-cell table:formula="of:=IF([.F437];[.G436]+[.F437];0)" office:value-type="float" office:value="24" calcext:value-type="float">
            <text:p>24</text:p>
          </table:table-cell>
          <table:table-cell table:formula="of:=IF([.G43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39]" office:value-type="float" office:value="1087.501" calcext:value-type="float">
            <text:p>1087.501</text:p>
          </table:table-cell>
          <table:table-cell table:formula="of:=[$'hp-log.calibrate.20250623-171745'.D439]/[$'hp-log.calibrate.20250623-171745'.E439]" office:value-type="float" office:value="2.02387267904509" calcext:value-type="float">
            <text:p>2.02387267904509</text:p>
          </table:table-cell>
          <table:table-cell table:formula="of:=[.B438]-[.B437]" office:value-type="float" office:value="0.00535416052657434" calcext:value-type="float">
            <text:p>0.00535416052657434</text:p>
          </table:table-cell>
          <table:table-cell table:formula="of:=[.C438]*[.D$2]+(1-[.D$2])*[.D437]" office:value-type="float" office:value="0.000551119654771358" calcext:value-type="float">
            <text:p>0.000551119654771358</text:p>
          </table:table-cell>
          <table:table-cell table:style-name="ce5" table:formula="of:=ABS([.D438]/[.B438])" office:value-type="percentage" office:value="0.000272309449343122" calcext:value-type="percentage">
            <text:p>0.03%</text:p>
          </table:table-cell>
          <table:table-cell table:formula="of:=IF([.E438]&lt;[.F$2];1;0)" office:value-type="float" office:value="0" calcext:value-type="float">
            <text:p>0</text:p>
          </table:table-cell>
          <table:table-cell table:formula="of:=IF([.F438];[.G437]+[.F438];0)" office:value-type="float" office:value="0" calcext:value-type="float">
            <text:p>0</text:p>
          </table:table-cell>
          <table:table-cell table:formula="of:=IF([.G4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0]" office:value-type="float" office:value="1090.002" calcext:value-type="float">
            <text:p>1090.002</text:p>
          </table:table-cell>
          <table:table-cell table:formula="of:=[$'hp-log.calibrate.20250623-171745'.D440]/[$'hp-log.calibrate.20250623-171745'.E440]" office:value-type="float" office:value="2.02380952380952" calcext:value-type="float">
            <text:p>2.02380952380952</text:p>
          </table:table-cell>
          <table:table-cell table:formula="of:=[.B439]-[.B438]" office:value-type="float" office:value="-0.0000631552355687681" calcext:value-type="float">
            <text:p>-6.31552355687681E-05</text:p>
          </table:table-cell>
          <table:table-cell table:formula="of:=[.C439]*[.D$2]+(1-[.D$2])*[.D438]" office:value-type="float" office:value="0.000489692165737346" calcext:value-type="float">
            <text:p>0.000489692165737346</text:p>
          </table:table-cell>
          <table:table-cell table:style-name="ce5" table:formula="of:=ABS([.D439]/[.B439])" office:value-type="percentage" office:value="0.000241965540717277" calcext:value-type="percentage">
            <text:p>0.02%</text:p>
          </table:table-cell>
          <table:table-cell table:formula="of:=IF([.E439]&lt;[.F$2];1;0)" office:value-type="float" office:value="0" calcext:value-type="float">
            <text:p>0</text:p>
          </table:table-cell>
          <table:table-cell table:formula="of:=IF([.F439];[.G438]+[.F439];0)" office:value-type="float" office:value="0" calcext:value-type="float">
            <text:p>0</text:p>
          </table:table-cell>
          <table:table-cell table:formula="of:=IF([.G4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1]" office:value-type="float" office:value="1092.501" calcext:value-type="float">
            <text:p>1092.501</text:p>
          </table:table-cell>
          <table:table-cell table:formula="of:=[$'hp-log.calibrate.20250623-171745'.D441]/[$'hp-log.calibrate.20250623-171745'.E441]" office:value-type="float" office:value="2.02380952380952" calcext:value-type="float">
            <text:p>2.02380952380952</text:p>
          </table:table-cell>
          <table:table-cell table:formula="of:=[.B440]-[.B439]" office:value-type="float" office:value="0" calcext:value-type="float">
            <text:p>0</text:p>
          </table:table-cell>
          <table:table-cell table:formula="of:=[.C440]*[.D$2]+(1-[.D$2])*[.D439]" office:value-type="float" office:value="0.000440722949163611" calcext:value-type="float">
            <text:p>0.000440722949163611</text:p>
          </table:table-cell>
          <table:table-cell table:style-name="ce5" table:formula="of:=ABS([.D440]/[.B440])" office:value-type="percentage" office:value="0.000217768986645549" calcext:value-type="percentage">
            <text:p>0.02%</text:p>
          </table:table-cell>
          <table:table-cell table:formula="of:=IF([.E440]&lt;[.F$2];1;0)" office:value-type="float" office:value="0" calcext:value-type="float">
            <text:p>0</text:p>
          </table:table-cell>
          <table:table-cell table:formula="of:=IF([.F440];[.G439]+[.F440];0)" office:value-type="float" office:value="0" calcext:value-type="float">
            <text:p>0</text:p>
          </table:table-cell>
          <table:table-cell table:formula="of:=IF([.G4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2]" office:value-type="float" office:value="1095.002" calcext:value-type="float">
            <text:p>1095.002</text:p>
          </table:table-cell>
          <table:table-cell table:formula="of:=[$'hp-log.calibrate.20250623-171745'.D442]/[$'hp-log.calibrate.20250623-171745'.E442]" office:value-type="float" office:value="2.02380952380952" calcext:value-type="float">
            <text:p>2.02380952380952</text:p>
          </table:table-cell>
          <table:table-cell table:formula="of:=[.B441]-[.B440]" office:value-type="float" office:value="0" calcext:value-type="float">
            <text:p>0</text:p>
          </table:table-cell>
          <table:table-cell table:formula="of:=[.C441]*[.D$2]+(1-[.D$2])*[.D440]" office:value-type="float" office:value="0.00039665065424725" calcext:value-type="float">
            <text:p>0.00039665065424725</text:p>
          </table:table-cell>
          <table:table-cell table:style-name="ce5" table:formula="of:=ABS([.D441]/[.B441])" office:value-type="percentage" office:value="0.000195992087980994" calcext:value-type="percentage">
            <text:p>0.02%</text:p>
          </table:table-cell>
          <table:table-cell table:formula="of:=IF([.E441]&lt;[.F$2];1;0)" office:value-type="float" office:value="0" calcext:value-type="float">
            <text:p>0</text:p>
          </table:table-cell>
          <table:table-cell table:formula="of:=IF([.F441];[.G440]+[.F441];0)" office:value-type="float" office:value="0" calcext:value-type="float">
            <text:p>0</text:p>
          </table:table-cell>
          <table:table-cell table:formula="of:=IF([.G4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3]" office:value-type="float" office:value="1097.501" calcext:value-type="float">
            <text:p>1097.501</text:p>
          </table:table-cell>
          <table:table-cell table:formula="of:=[$'hp-log.calibrate.20250623-171745'.D443]/[$'hp-log.calibrate.20250623-171745'.E443]" office:value-type="float" office:value="2.02380952380952" calcext:value-type="float">
            <text:p>2.02380952380952</text:p>
          </table:table-cell>
          <table:table-cell table:formula="of:=[.B442]-[.B441]" office:value-type="float" office:value="0" calcext:value-type="float">
            <text:p>0</text:p>
          </table:table-cell>
          <table:table-cell table:formula="of:=[.C442]*[.D$2]+(1-[.D$2])*[.D441]" office:value-type="float" office:value="0.000356985588822525" calcext:value-type="float">
            <text:p>0.000356985588822525</text:p>
          </table:table-cell>
          <table:table-cell table:style-name="ce5" table:formula="of:=ABS([.D442]/[.B442])" office:value-type="percentage" office:value="0.000176392879182895" calcext:value-type="percentage">
            <text:p>0.02%</text:p>
          </table:table-cell>
          <table:table-cell table:formula="of:=IF([.E442]&lt;[.F$2];1;0)" office:value-type="float" office:value="0" calcext:value-type="float">
            <text:p>0</text:p>
          </table:table-cell>
          <table:table-cell table:formula="of:=IF([.F442];[.G441]+[.F442];0)" office:value-type="float" office:value="0" calcext:value-type="float">
            <text:p>0</text:p>
          </table:table-cell>
          <table:table-cell table:formula="of:=IF([.G4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4]" office:value-type="float" office:value="1100.002" calcext:value-type="float">
            <text:p>1100.002</text:p>
          </table:table-cell>
          <table:table-cell table:formula="of:=[$'hp-log.calibrate.20250623-171745'.D444]/[$'hp-log.calibrate.20250623-171745'.E444]" office:value-type="float" office:value="2.02380952380952" calcext:value-type="float">
            <text:p>2.02380952380952</text:p>
          </table:table-cell>
          <table:table-cell table:formula="of:=[.B443]-[.B442]" office:value-type="float" office:value="0" calcext:value-type="float">
            <text:p>0</text:p>
          </table:table-cell>
          <table:table-cell table:formula="of:=[.C443]*[.D$2]+(1-[.D$2])*[.D442]" office:value-type="float" office:value="0.000321287029940273" calcext:value-type="float">
            <text:p>0.000321287029940273</text:p>
          </table:table-cell>
          <table:table-cell table:style-name="ce5" table:formula="of:=ABS([.D443]/[.B443])" office:value-type="percentage" office:value="0.000158753591264605" calcext:value-type="percentage">
            <text:p>0.02%</text:p>
          </table:table-cell>
          <table:table-cell table:formula="of:=IF([.E443]&lt;[.F$2];1;0)" office:value-type="float" office:value="0" calcext:value-type="float">
            <text:p>0</text:p>
          </table:table-cell>
          <table:table-cell table:formula="of:=IF([.F443];[.G442]+[.F443];0)" office:value-type="float" office:value="0" calcext:value-type="float">
            <text:p>0</text:p>
          </table:table-cell>
          <table:table-cell table:formula="of:=IF([.G4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5]" office:value-type="float" office:value="1102.501" calcext:value-type="float">
            <text:p>1102.501</text:p>
          </table:table-cell>
          <table:table-cell table:formula="of:=[$'hp-log.calibrate.20250623-171745'.D445]/[$'hp-log.calibrate.20250623-171745'.E445]" office:value-type="float" office:value="2.02380952380952" calcext:value-type="float">
            <text:p>2.02380952380952</text:p>
          </table:table-cell>
          <table:table-cell table:formula="of:=[.B444]-[.B443]" office:value-type="float" office:value="0" calcext:value-type="float">
            <text:p>0</text:p>
          </table:table-cell>
          <table:table-cell table:formula="of:=[.C444]*[.D$2]+(1-[.D$2])*[.D443]" office:value-type="float" office:value="0.000289158326946245" calcext:value-type="float">
            <text:p>0.000289158326946245</text:p>
          </table:table-cell>
          <table:table-cell table:style-name="ce5" table:formula="of:=ABS([.D444]/[.B444])" office:value-type="percentage" office:value="0.000142878232138145" calcext:value-type="percentage">
            <text:p>0.01%</text:p>
          </table:table-cell>
          <table:table-cell table:formula="of:=IF([.E444]&lt;[.F$2];1;0)" office:value-type="float" office:value="0" calcext:value-type="float">
            <text:p>0</text:p>
          </table:table-cell>
          <table:table-cell table:formula="of:=IF([.F444];[.G443]+[.F444];0)" office:value-type="float" office:value="0" calcext:value-type="float">
            <text:p>0</text:p>
          </table:table-cell>
          <table:table-cell table:formula="of:=IF([.G4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6]" office:value-type="float" office:value="1105.001" calcext:value-type="float">
            <text:p>1105.001</text:p>
          </table:table-cell>
          <table:table-cell table:formula="of:=[$'hp-log.calibrate.20250623-171745'.D446]/[$'hp-log.calibrate.20250623-171745'.E446]" office:value-type="float" office:value="2.02380952380952" calcext:value-type="float">
            <text:p>2.02380952380952</text:p>
          </table:table-cell>
          <table:table-cell table:formula="of:=[.B445]-[.B444]" office:value-type="float" office:value="0" calcext:value-type="float">
            <text:p>0</text:p>
          </table:table-cell>
          <table:table-cell table:formula="of:=[.C445]*[.D$2]+(1-[.D$2])*[.D444]" office:value-type="float" office:value="0.000260242494251621" calcext:value-type="float">
            <text:p>0.000260242494251621</text:p>
          </table:table-cell>
          <table:table-cell table:style-name="ce5" table:formula="of:=ABS([.D445]/[.B445])" office:value-type="percentage" office:value="0.00012859040892433" calcext:value-type="percentage">
            <text:p>0.01%</text:p>
          </table:table-cell>
          <table:table-cell table:formula="of:=IF([.E445]&lt;[.F$2];1;0)" office:value-type="float" office:value="0" calcext:value-type="float">
            <text:p>0</text:p>
          </table:table-cell>
          <table:table-cell table:formula="of:=IF([.F445];[.G444]+[.F445];0)" office:value-type="float" office:value="0" calcext:value-type="float">
            <text:p>0</text:p>
          </table:table-cell>
          <table:table-cell table:formula="of:=IF([.G4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7]" office:value-type="float" office:value="1107.502" calcext:value-type="float">
            <text:p>1107.502</text:p>
          </table:table-cell>
          <table:table-cell table:formula="of:=[$'hp-log.calibrate.20250623-171745'.D447]/[$'hp-log.calibrate.20250623-171745'.E447]" office:value-type="float" office:value="2.02380952380952" calcext:value-type="float">
            <text:p>2.02380952380952</text:p>
          </table:table-cell>
          <table:table-cell table:formula="of:=[.B446]-[.B445]" office:value-type="float" office:value="0" calcext:value-type="float">
            <text:p>0</text:p>
          </table:table-cell>
          <table:table-cell table:formula="of:=[.C446]*[.D$2]+(1-[.D$2])*[.D445]" office:value-type="float" office:value="0.000234218244826459" calcext:value-type="float">
            <text:p>0.000234218244826459</text:p>
          </table:table-cell>
          <table:table-cell table:style-name="ce5" table:formula="of:=ABS([.D446]/[.B446])" office:value-type="percentage" office:value="0.000115731368031897" calcext:value-type="percentage">
            <text:p>0.01%</text:p>
          </table:table-cell>
          <table:table-cell table:formula="of:=IF([.E446]&lt;[.F$2];1;0)" office:value-type="float" office:value="0" calcext:value-type="float">
            <text:p>0</text:p>
          </table:table-cell>
          <table:table-cell table:formula="of:=IF([.F446];[.G445]+[.F446];0)" office:value-type="float" office:value="0" calcext:value-type="float">
            <text:p>0</text:p>
          </table:table-cell>
          <table:table-cell table:formula="of:=IF([.G4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8]" office:value-type="float" office:value="1110.002" calcext:value-type="float">
            <text:p>1110.002</text:p>
          </table:table-cell>
          <table:table-cell table:formula="of:=[$'hp-log.calibrate.20250623-171745'.D448]/[$'hp-log.calibrate.20250623-171745'.E448]" office:value-type="float" office:value="2.02380952380952" calcext:value-type="float">
            <text:p>2.02380952380952</text:p>
          </table:table-cell>
          <table:table-cell table:formula="of:=[.B447]-[.B446]" office:value-type="float" office:value="0" calcext:value-type="float">
            <text:p>0</text:p>
          </table:table-cell>
          <table:table-cell table:formula="of:=[.C447]*[.D$2]+(1-[.D$2])*[.D446]" office:value-type="float" office:value="0.000210796420343813" calcext:value-type="float">
            <text:p>0.000210796420343813</text:p>
          </table:table-cell>
          <table:table-cell table:style-name="ce5" table:formula="of:=ABS([.D447]/[.B447])" office:value-type="percentage" office:value="0.000104158231228708" calcext:value-type="percentage">
            <text:p>0.01%</text:p>
          </table:table-cell>
          <table:table-cell table:formula="of:=IF([.E447]&lt;[.F$2];1;0)" office:value-type="float" office:value="0" calcext:value-type="float">
            <text:p>0</text:p>
          </table:table-cell>
          <table:table-cell table:formula="of:=IF([.F447];[.G446]+[.F447];0)" office:value-type="float" office:value="0" calcext:value-type="float">
            <text:p>0</text:p>
          </table:table-cell>
          <table:table-cell table:formula="of:=IF([.G4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49]" office:value-type="float" office:value="1112.502" calcext:value-type="float">
            <text:p>1112.502</text:p>
          </table:table-cell>
          <table:table-cell table:formula="of:=[$'hp-log.calibrate.20250623-171745'.D449]/[$'hp-log.calibrate.20250623-171745'.E449]" office:value-type="float" office:value="2.02380952380952" calcext:value-type="float">
            <text:p>2.02380952380952</text:p>
          </table:table-cell>
          <table:table-cell table:formula="of:=[.B448]-[.B447]" office:value-type="float" office:value="0" calcext:value-type="float">
            <text:p>0</text:p>
          </table:table-cell>
          <table:table-cell table:formula="of:=[.C448]*[.D$2]+(1-[.D$2])*[.D447]" office:value-type="float" office:value="0.000189716778309432" calcext:value-type="float">
            <text:p>0.000189716778309432</text:p>
          </table:table-cell>
          <table:table-cell table:style-name="ce5" table:formula="of:=ABS([.D448]/[.B448])" office:value-type="percentage" office:value="0.0000937424081058368" calcext:value-type="percentage">
            <text:p>0.01%</text:p>
          </table:table-cell>
          <table:table-cell table:formula="of:=IF([.E448]&lt;[.F$2];1;0)" office:value-type="float" office:value="1" calcext:value-type="float">
            <text:p>1</text:p>
          </table:table-cell>
          <table:table-cell table:formula="of:=IF([.F448];[.G447]+[.F448];0)" office:value-type="float" office:value="1" calcext:value-type="float">
            <text:p>1</text:p>
          </table:table-cell>
          <table:table-cell table:formula="of:=IF([.G4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0]" office:value-type="float" office:value="1115.002" calcext:value-type="float">
            <text:p>1115.002</text:p>
          </table:table-cell>
          <table:table-cell table:formula="of:=[$'hp-log.calibrate.20250623-171745'.D450]/[$'hp-log.calibrate.20250623-171745'.E450]" office:value-type="float" office:value="2.02380952380952" calcext:value-type="float">
            <text:p>2.02380952380952</text:p>
          </table:table-cell>
          <table:table-cell table:formula="of:=[.B449]-[.B448]" office:value-type="float" office:value="0" calcext:value-type="float">
            <text:p>0</text:p>
          </table:table-cell>
          <table:table-cell table:formula="of:=[.C449]*[.D$2]+(1-[.D$2])*[.D448]" office:value-type="float" office:value="0.000170745100478488" calcext:value-type="float">
            <text:p>0.000170745100478488</text:p>
          </table:table-cell>
          <table:table-cell table:style-name="ce5" table:formula="of:=ABS([.D449]/[.B449])" office:value-type="percentage" office:value="0.0000843681672952531" calcext:value-type="percentage">
            <text:p>0.01%</text:p>
          </table:table-cell>
          <table:table-cell table:formula="of:=IF([.E449]&lt;[.F$2];1;0)" office:value-type="float" office:value="1" calcext:value-type="float">
            <text:p>1</text:p>
          </table:table-cell>
          <table:table-cell table:formula="of:=IF([.F449];[.G448]+[.F449];0)" office:value-type="float" office:value="2" calcext:value-type="float">
            <text:p>2</text:p>
          </table:table-cell>
          <table:table-cell table:formula="of:=IF([.G4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1]" office:value-type="float" office:value="1117.502" calcext:value-type="float">
            <text:p>1117.502</text:p>
          </table:table-cell>
          <table:table-cell table:formula="of:=[$'hp-log.calibrate.20250623-171745'.D451]/[$'hp-log.calibrate.20250623-171745'.E451]" office:value-type="float" office:value="2.02380952380952" calcext:value-type="float">
            <text:p>2.02380952380952</text:p>
          </table:table-cell>
          <table:table-cell table:formula="of:=[.B450]-[.B449]" office:value-type="float" office:value="0" calcext:value-type="float">
            <text:p>0</text:p>
          </table:table-cell>
          <table:table-cell table:formula="of:=[.C450]*[.D$2]+(1-[.D$2])*[.D449]" office:value-type="float" office:value="0.00015367059043064" calcext:value-type="float">
            <text:p>0.00015367059043064</text:p>
          </table:table-cell>
          <table:table-cell table:style-name="ce5" table:formula="of:=ABS([.D450]/[.B450])" office:value-type="percentage" office:value="0.0000759313505657278" calcext:value-type="percentage">
            <text:p>0.01%</text:p>
          </table:table-cell>
          <table:table-cell table:formula="of:=IF([.E450]&lt;[.F$2];1;0)" office:value-type="float" office:value="1" calcext:value-type="float">
            <text:p>1</text:p>
          </table:table-cell>
          <table:table-cell table:formula="of:=IF([.F450];[.G449]+[.F450];0)" office:value-type="float" office:value="3" calcext:value-type="float">
            <text:p>3</text:p>
          </table:table-cell>
          <table:table-cell table:formula="of:=IF([.G4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2]" office:value-type="float" office:value="1120.001" calcext:value-type="float">
            <text:p>1120.001</text:p>
          </table:table-cell>
          <table:table-cell table:formula="of:=[$'hp-log.calibrate.20250623-171745'.D452]/[$'hp-log.calibrate.20250623-171745'.E452]" office:value-type="float" office:value="2.02380952380952" calcext:value-type="float">
            <text:p>2.02380952380952</text:p>
          </table:table-cell>
          <table:table-cell table:formula="of:=[.B451]-[.B450]" office:value-type="float" office:value="0" calcext:value-type="float">
            <text:p>0</text:p>
          </table:table-cell>
          <table:table-cell table:formula="of:=[.C451]*[.D$2]+(1-[.D$2])*[.D450]" office:value-type="float" office:value="0.000138303531387576" calcext:value-type="float">
            <text:p>0.000138303531387576</text:p>
          </table:table-cell>
          <table:table-cell table:style-name="ce5" table:formula="of:=ABS([.D451]/[.B451])" office:value-type="percentage" office:value="0.000068338215509155" calcext:value-type="percentage">
            <text:p>0.01%</text:p>
          </table:table-cell>
          <table:table-cell table:formula="of:=IF([.E451]&lt;[.F$2];1;0)" office:value-type="float" office:value="1" calcext:value-type="float">
            <text:p>1</text:p>
          </table:table-cell>
          <table:table-cell table:formula="of:=IF([.F451];[.G450]+[.F451];0)" office:value-type="float" office:value="4" calcext:value-type="float">
            <text:p>4</text:p>
          </table:table-cell>
          <table:table-cell table:formula="of:=IF([.G4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3]" office:value-type="float" office:value="1122.501" calcext:value-type="float">
            <text:p>1122.501</text:p>
          </table:table-cell>
          <table:table-cell table:formula="of:=[$'hp-log.calibrate.20250623-171745'.D453]/[$'hp-log.calibrate.20250623-171745'.E453]" office:value-type="float" office:value="2.02380952380952" calcext:value-type="float">
            <text:p>2.02380952380952</text:p>
          </table:table-cell>
          <table:table-cell table:formula="of:=[.B452]-[.B451]" office:value-type="float" office:value="0" calcext:value-type="float">
            <text:p>0</text:p>
          </table:table-cell>
          <table:table-cell table:formula="of:=[.C452]*[.D$2]+(1-[.D$2])*[.D451]" office:value-type="float" office:value="0.000124473178248818" calcext:value-type="float">
            <text:p>0.000124473178248818</text:p>
          </table:table-cell>
          <table:table-cell table:style-name="ce5" table:formula="of:=ABS([.D452]/[.B452])" office:value-type="percentage" office:value="0.0000615043939582395" calcext:value-type="percentage">
            <text:p>0.01%</text:p>
          </table:table-cell>
          <table:table-cell table:formula="of:=IF([.E452]&lt;[.F$2];1;0)" office:value-type="float" office:value="1" calcext:value-type="float">
            <text:p>1</text:p>
          </table:table-cell>
          <table:table-cell table:formula="of:=IF([.F452];[.G451]+[.F452];0)" office:value-type="float" office:value="5" calcext:value-type="float">
            <text:p>5</text:p>
          </table:table-cell>
          <table:table-cell table:formula="of:=IF([.G4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4]" office:value-type="float" office:value="1125.001" calcext:value-type="float">
            <text:p>1125.001</text:p>
          </table:table-cell>
          <table:table-cell table:formula="of:=[$'hp-log.calibrate.20250623-171745'.D454]/[$'hp-log.calibrate.20250623-171745'.E454]" office:value-type="float" office:value="2.02380952380952" calcext:value-type="float">
            <text:p>2.02380952380952</text:p>
          </table:table-cell>
          <table:table-cell table:formula="of:=[.B453]-[.B452]" office:value-type="float" office:value="0" calcext:value-type="float">
            <text:p>0</text:p>
          </table:table-cell>
          <table:table-cell table:formula="of:=[.C453]*[.D$2]+(1-[.D$2])*[.D452]" office:value-type="float" office:value="0.000112025860423936" calcext:value-type="float">
            <text:p>0.000112025860423936</text:p>
          </table:table-cell>
          <table:table-cell table:style-name="ce5" table:formula="of:=ABS([.D453]/[.B453])" office:value-type="percentage" office:value="0.0000553539545624155" calcext:value-type="percentage">
            <text:p>0.01%</text:p>
          </table:table-cell>
          <table:table-cell table:formula="of:=IF([.E453]&lt;[.F$2];1;0)" office:value-type="float" office:value="1" calcext:value-type="float">
            <text:p>1</text:p>
          </table:table-cell>
          <table:table-cell table:formula="of:=IF([.F453];[.G452]+[.F453];0)" office:value-type="float" office:value="6" calcext:value-type="float">
            <text:p>6</text:p>
          </table:table-cell>
          <table:table-cell table:formula="of:=IF([.G4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5]" office:value-type="float" office:value="1127.501" calcext:value-type="float">
            <text:p>1127.501</text:p>
          </table:table-cell>
          <table:table-cell table:formula="of:=[$'hp-log.calibrate.20250623-171745'.D455]/[$'hp-log.calibrate.20250623-171745'.E455]" office:value-type="float" office:value="2.02380952380952" calcext:value-type="float">
            <text:p>2.02380952380952</text:p>
          </table:table-cell>
          <table:table-cell table:formula="of:=[.B454]-[.B453]" office:value-type="float" office:value="0" calcext:value-type="float">
            <text:p>0</text:p>
          </table:table-cell>
          <table:table-cell table:formula="of:=[.C454]*[.D$2]+(1-[.D$2])*[.D453]" office:value-type="float" office:value="0.000100823274381543" calcext:value-type="float">
            <text:p>0.000100823274381543</text:p>
          </table:table-cell>
          <table:table-cell table:style-name="ce5" table:formula="of:=ABS([.D454]/[.B454])" office:value-type="percentage" office:value="0.000049818559106174" calcext:value-type="percentage">
            <text:p>0.00%</text:p>
          </table:table-cell>
          <table:table-cell table:formula="of:=IF([.E454]&lt;[.F$2];1;0)" office:value-type="float" office:value="1" calcext:value-type="float">
            <text:p>1</text:p>
          </table:table-cell>
          <table:table-cell table:formula="of:=IF([.F454];[.G453]+[.F454];0)" office:value-type="float" office:value="7" calcext:value-type="float">
            <text:p>7</text:p>
          </table:table-cell>
          <table:table-cell table:formula="of:=IF([.G4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6]" office:value-type="float" office:value="1130.001" calcext:value-type="float">
            <text:p>1130.001</text:p>
          </table:table-cell>
          <table:table-cell table:formula="of:=[$'hp-log.calibrate.20250623-171745'.D456]/[$'hp-log.calibrate.20250623-171745'.E456]" office:value-type="float" office:value="2.02380952380952" calcext:value-type="float">
            <text:p>2.02380952380952</text:p>
          </table:table-cell>
          <table:table-cell table:formula="of:=[.B455]-[.B454]" office:value-type="float" office:value="0" calcext:value-type="float">
            <text:p>0</text:p>
          </table:table-cell>
          <table:table-cell table:formula="of:=[.C455]*[.D$2]+(1-[.D$2])*[.D454]" office:value-type="float" office:value="0.0000907409469433884" calcext:value-type="float">
            <text:p>9.07409469433884E-05</text:p>
          </table:table-cell>
          <table:table-cell table:style-name="ce5" table:formula="of:=ABS([.D455]/[.B455])" office:value-type="percentage" office:value="0.0000448367031955566" calcext:value-type="percentage">
            <text:p>0.00%</text:p>
          </table:table-cell>
          <table:table-cell table:formula="of:=IF([.E455]&lt;[.F$2];1;0)" office:value-type="float" office:value="1" calcext:value-type="float">
            <text:p>1</text:p>
          </table:table-cell>
          <table:table-cell table:formula="of:=IF([.F455];[.G454]+[.F455];0)" office:value-type="float" office:value="8" calcext:value-type="float">
            <text:p>8</text:p>
          </table:table-cell>
          <table:table-cell table:formula="of:=IF([.G4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7]" office:value-type="float" office:value="1132.502" calcext:value-type="float">
            <text:p>1132.502</text:p>
          </table:table-cell>
          <table:table-cell table:formula="of:=[$'hp-log.calibrate.20250623-171745'.D457]/[$'hp-log.calibrate.20250623-171745'.E457]" office:value-type="float" office:value="2.02380952380952" calcext:value-type="float">
            <text:p>2.02380952380952</text:p>
          </table:table-cell>
          <table:table-cell table:formula="of:=[.B456]-[.B455]" office:value-type="float" office:value="0" calcext:value-type="float">
            <text:p>0</text:p>
          </table:table-cell>
          <table:table-cell table:formula="of:=[.C456]*[.D$2]+(1-[.D$2])*[.D455]" office:value-type="float" office:value="0.0000816668522490495" calcext:value-type="float">
            <text:p>8.16668522490495E-05</text:p>
          </table:table-cell>
          <table:table-cell table:style-name="ce5" table:formula="of:=ABS([.D456]/[.B456])" office:value-type="percentage" office:value="0.0000403530328760009" calcext:value-type="percentage">
            <text:p>0.00%</text:p>
          </table:table-cell>
          <table:table-cell table:formula="of:=IF([.E456]&lt;[.F$2];1;0)" office:value-type="float" office:value="1" calcext:value-type="float">
            <text:p>1</text:p>
          </table:table-cell>
          <table:table-cell table:formula="of:=IF([.F456];[.G455]+[.F456];0)" office:value-type="float" office:value="9" calcext:value-type="float">
            <text:p>9</text:p>
          </table:table-cell>
          <table:table-cell table:formula="of:=IF([.G4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58]" office:value-type="float" office:value="1135.001" calcext:value-type="float">
            <text:p>1135.001</text:p>
          </table:table-cell>
          <table:table-cell table:formula="of:=[$'hp-log.calibrate.20250623-171745'.D458]/[$'hp-log.calibrate.20250623-171745'.E458]" office:value-type="float" office:value="2.02116402116402" calcext:value-type="float">
            <text:p>2.02116402116402</text:p>
          </table:table-cell>
          <table:table-cell table:formula="of:=[.B457]-[.B456]" office:value-type="float" office:value="-0.00264550264550278" calcext:value-type="float">
            <text:p>-0.00264550264550278</text:p>
          </table:table-cell>
          <table:table-cell table:formula="of:=[.C457]*[.D$2]+(1-[.D$2])*[.D456]" office:value-type="float" office:value="-0.000191050097526134" calcext:value-type="float">
            <text:p>-0.000191050097526134</text:p>
          </table:table-cell>
          <table:table-cell table:style-name="ce5" table:formula="of:=ABS([.D457]/[.B457])" office:value-type="percentage" office:value="0.0000945247864723542" calcext:value-type="percentage">
            <text:p>0.01%</text:p>
          </table:table-cell>
          <table:table-cell table:formula="of:=IF([.E457]&lt;[.F$2];1;0)" office:value-type="float" office:value="1" calcext:value-type="float">
            <text:p>1</text:p>
          </table:table-cell>
          <table:table-cell table:formula="of:=IF([.F457];[.G456]+[.F457];0)" office:value-type="float" office:value="10" calcext:value-type="float">
            <text:p>10</text:p>
          </table:table-cell>
          <table:table-cell table:formula="of:=IF([.G45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59]" office:value-type="float" office:value="1137.501" calcext:value-type="float">
            <text:p>1137.501</text:p>
          </table:table-cell>
          <table:table-cell table:formula="of:=[$'hp-log.calibrate.20250623-171745'.D459]/[$'hp-log.calibrate.20250623-171745'.E459]" office:value-type="float" office:value="2.02387267904509" calcext:value-type="float">
            <text:p>2.02387267904509</text:p>
          </table:table-cell>
          <table:table-cell table:formula="of:=[.B458]-[.B457]" office:value-type="float" office:value="0.00270865788107155" calcext:value-type="float">
            <text:p>0.00270865788107155</text:p>
          </table:table-cell>
          <table:table-cell table:formula="of:=[.C458]*[.D$2]+(1-[.D$2])*[.D457]" office:value-type="float" office:value="0.0000989207003336347" calcext:value-type="float">
            <text:p>9.89207003336347E-05</text:p>
          </table:table-cell>
          <table:table-cell table:style-name="ce5" table:formula="of:=ABS([.D458]/[.B458])" office:value-type="percentage" office:value="0.0000488769384348366" calcext:value-type="percentage">
            <text:p>0.00%</text:p>
          </table:table-cell>
          <table:table-cell table:formula="of:=IF([.E458]&lt;[.F$2];1;0)" office:value-type="float" office:value="1" calcext:value-type="float">
            <text:p>1</text:p>
          </table:table-cell>
          <table:table-cell table:formula="of:=IF([.F458];[.G457]+[.F458];0)" office:value-type="float" office:value="11" calcext:value-type="float">
            <text:p>11</text:p>
          </table:table-cell>
          <table:table-cell table:formula="of:=IF([.G45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0]" office:value-type="float" office:value="1140.001" calcext:value-type="float">
            <text:p>1140.001</text:p>
          </table:table-cell>
          <table:table-cell table:formula="of:=[$'hp-log.calibrate.20250623-171745'.D460]/[$'hp-log.calibrate.20250623-171745'.E460]" office:value-type="float" office:value="2.02116402116402" calcext:value-type="float">
            <text:p>2.02116402116402</text:p>
          </table:table-cell>
          <table:table-cell table:formula="of:=[.B459]-[.B458]" office:value-type="float" office:value="-0.00270865788107155" calcext:value-type="float">
            <text:p>-0.00270865788107155</text:p>
          </table:table-cell>
          <table:table-cell table:formula="of:=[.C459]*[.D$2]+(1-[.D$2])*[.D458]" office:value-type="float" office:value="-0.000181837157806884" calcext:value-type="float">
            <text:p>-0.000181837157806884</text:p>
          </table:table-cell>
          <table:table-cell table:style-name="ce5" table:formula="of:=ABS([.D459]/[.B459])" office:value-type="percentage" office:value="0.0000899665518992175" calcext:value-type="percentage">
            <text:p>0.01%</text:p>
          </table:table-cell>
          <table:table-cell table:formula="of:=IF([.E459]&lt;[.F$2];1;0)" office:value-type="float" office:value="1" calcext:value-type="float">
            <text:p>1</text:p>
          </table:table-cell>
          <table:table-cell table:formula="of:=IF([.F459];[.G458]+[.F459];0)" office:value-type="float" office:value="12" calcext:value-type="float">
            <text:p>12</text:p>
          </table:table-cell>
          <table:table-cell table:formula="of:=IF([.G45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1]" office:value-type="float" office:value="1142.502" calcext:value-type="float">
            <text:p>1142.502</text:p>
          </table:table-cell>
          <table:table-cell table:formula="of:=[$'hp-log.calibrate.20250623-171745'.D461]/[$'hp-log.calibrate.20250623-171745'.E461]" office:value-type="float" office:value="2.02387267904509" calcext:value-type="float">
            <text:p>2.02387267904509</text:p>
          </table:table-cell>
          <table:table-cell table:formula="of:=[.B460]-[.B459]" office:value-type="float" office:value="0.00270865788107155" calcext:value-type="float">
            <text:p>0.00270865788107155</text:p>
          </table:table-cell>
          <table:table-cell table:formula="of:=[.C460]*[.D$2]+(1-[.D$2])*[.D459]" office:value-type="float" office:value="0.00010721234608096" calcext:value-type="float">
            <text:p>0.00010721234608096</text:p>
          </table:table-cell>
          <table:table-cell table:style-name="ce5" table:formula="of:=ABS([.D460]/[.B460])" office:value-type="percentage" office:value="0.0000529738590727677" calcext:value-type="percentage">
            <text:p>0.01%</text:p>
          </table:table-cell>
          <table:table-cell table:formula="of:=IF([.E460]&lt;[.F$2];1;0)" office:value-type="float" office:value="1" calcext:value-type="float">
            <text:p>1</text:p>
          </table:table-cell>
          <table:table-cell table:formula="of:=IF([.F460];[.G459]+[.F460];0)" office:value-type="float" office:value="13" calcext:value-type="float">
            <text:p>13</text:p>
          </table:table-cell>
          <table:table-cell table:formula="of:=IF([.G46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2]" office:value-type="float" office:value="1145.001" calcext:value-type="float">
            <text:p>1145.001</text:p>
          </table:table-cell>
          <table:table-cell table:formula="of:=[$'hp-log.calibrate.20250623-171745'.D462]/[$'hp-log.calibrate.20250623-171745'.E462]" office:value-type="float" office:value="2.02380952380952" calcext:value-type="float">
            <text:p>2.02380952380952</text:p>
          </table:table-cell>
          <table:table-cell table:formula="of:=[.B461]-[.B460]" office:value-type="float" office:value="-0.0000631552355687681" calcext:value-type="float">
            <text:p>-6.31552355687681E-05</text:p>
          </table:table-cell>
          <table:table-cell table:formula="of:=[.C461]*[.D$2]+(1-[.D$2])*[.D460]" office:value-type="float" office:value="0.0000901755879159869" calcext:value-type="float">
            <text:p>9.01755879159869E-05</text:p>
          </table:table-cell>
          <table:table-cell table:style-name="ce5" table:formula="of:=ABS([.D461]/[.B461])" office:value-type="percentage" office:value="0.0000445573493231935" calcext:value-type="percentage">
            <text:p>0.00%</text:p>
          </table:table-cell>
          <table:table-cell table:formula="of:=IF([.E461]&lt;[.F$2];1;0)" office:value-type="float" office:value="1" calcext:value-type="float">
            <text:p>1</text:p>
          </table:table-cell>
          <table:table-cell table:formula="of:=IF([.F461];[.G460]+[.F461];0)" office:value-type="float" office:value="14" calcext:value-type="float">
            <text:p>14</text:p>
          </table:table-cell>
          <table:table-cell table:formula="of:=IF([.G46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3]" office:value-type="float" office:value="1147.502" calcext:value-type="float">
            <text:p>1147.502</text:p>
          </table:table-cell>
          <table:table-cell table:formula="of:=[$'hp-log.calibrate.20250623-171745'.D463]/[$'hp-log.calibrate.20250623-171745'.E463]" office:value-type="float" office:value="2.02380952380952" calcext:value-type="float">
            <text:p>2.02380952380952</text:p>
          </table:table-cell>
          <table:table-cell table:formula="of:=[.B462]-[.B461]" office:value-type="float" office:value="0" calcext:value-type="float">
            <text:p>0</text:p>
          </table:table-cell>
          <table:table-cell table:formula="of:=[.C462]*[.D$2]+(1-[.D$2])*[.D461]" office:value-type="float" office:value="0.0000811580291243882" calcext:value-type="float">
            <text:p>8.11580291243882E-05</text:p>
          </table:table-cell>
          <table:table-cell table:style-name="ce5" table:formula="of:=ABS([.D462]/[.B462])" office:value-type="percentage" office:value="0.0000401016143908742" calcext:value-type="percentage">
            <text:p>0.00%</text:p>
          </table:table-cell>
          <table:table-cell table:formula="of:=IF([.E462]&lt;[.F$2];1;0)" office:value-type="float" office:value="1" calcext:value-type="float">
            <text:p>1</text:p>
          </table:table-cell>
          <table:table-cell table:formula="of:=IF([.F462];[.G461]+[.F462];0)" office:value-type="float" office:value="15" calcext:value-type="float">
            <text:p>15</text:p>
          </table:table-cell>
          <table:table-cell table:formula="of:=IF([.G46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4]" office:value-type="float" office:value="1150.001" calcext:value-type="float">
            <text:p>1150.001</text:p>
          </table:table-cell>
          <table:table-cell table:formula="of:=[$'hp-log.calibrate.20250623-171745'.D464]/[$'hp-log.calibrate.20250623-171745'.E464]" office:value-type="float" office:value="2.02380952380952" calcext:value-type="float">
            <text:p>2.02380952380952</text:p>
          </table:table-cell>
          <table:table-cell table:formula="of:=[.B463]-[.B462]" office:value-type="float" office:value="0" calcext:value-type="float">
            <text:p>0</text:p>
          </table:table-cell>
          <table:table-cell table:formula="of:=[.C463]*[.D$2]+(1-[.D$2])*[.D462]" office:value-type="float" office:value="0.0000730422262119494" calcext:value-type="float">
            <text:p>7.30422262119494E-05</text:p>
          </table:table-cell>
          <table:table-cell table:style-name="ce5" table:formula="of:=ABS([.D463]/[.B463])" office:value-type="percentage" office:value="0.0000360914529517867" calcext:value-type="percentage">
            <text:p>0.00%</text:p>
          </table:table-cell>
          <table:table-cell table:formula="of:=IF([.E463]&lt;[.F$2];1;0)" office:value-type="float" office:value="1" calcext:value-type="float">
            <text:p>1</text:p>
          </table:table-cell>
          <table:table-cell table:formula="of:=IF([.F463];[.G462]+[.F463];0)" office:value-type="float" office:value="16" calcext:value-type="float">
            <text:p>16</text:p>
          </table:table-cell>
          <table:table-cell table:formula="of:=IF([.G46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5]" office:value-type="float" office:value="1152.501" calcext:value-type="float">
            <text:p>1152.501</text:p>
          </table:table-cell>
          <table:table-cell table:formula="of:=[$'hp-log.calibrate.20250623-171745'.D465]/[$'hp-log.calibrate.20250623-171745'.E465]" office:value-type="float" office:value="2.02380952380952" calcext:value-type="float">
            <text:p>2.02380952380952</text:p>
          </table:table-cell>
          <table:table-cell table:formula="of:=[.B464]-[.B463]" office:value-type="float" office:value="0" calcext:value-type="float">
            <text:p>0</text:p>
          </table:table-cell>
          <table:table-cell table:formula="of:=[.C464]*[.D$2]+(1-[.D$2])*[.D463]" office:value-type="float" office:value="0.0000657380035907544" calcext:value-type="float">
            <text:p>6.57380035907544E-05</text:p>
          </table:table-cell>
          <table:table-cell table:style-name="ce5" table:formula="of:=ABS([.D464]/[.B464])" office:value-type="percentage" office:value="0.0000324823076566081" calcext:value-type="percentage">
            <text:p>0.00%</text:p>
          </table:table-cell>
          <table:table-cell table:formula="of:=IF([.E464]&lt;[.F$2];1;0)" office:value-type="float" office:value="1" calcext:value-type="float">
            <text:p>1</text:p>
          </table:table-cell>
          <table:table-cell table:formula="of:=IF([.F464];[.G463]+[.F464];0)" office:value-type="float" office:value="17" calcext:value-type="float">
            <text:p>17</text:p>
          </table:table-cell>
          <table:table-cell table:formula="of:=IF([.G46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6]" office:value-type="float" office:value="1155.001" calcext:value-type="float">
            <text:p>1155.001</text:p>
          </table:table-cell>
          <table:table-cell table:formula="of:=[$'hp-log.calibrate.20250623-171745'.D466]/[$'hp-log.calibrate.20250623-171745'.E466]" office:value-type="float" office:value="2.02380952380952" calcext:value-type="float">
            <text:p>2.02380952380952</text:p>
          </table:table-cell>
          <table:table-cell table:formula="of:=[.B465]-[.B464]" office:value-type="float" office:value="0" calcext:value-type="float">
            <text:p>0</text:p>
          </table:table-cell>
          <table:table-cell table:formula="of:=[.C465]*[.D$2]+(1-[.D$2])*[.D464]" office:value-type="float" office:value="0.000059164203231679" calcext:value-type="float">
            <text:p>5.9164203231679E-05</text:p>
          </table:table-cell>
          <table:table-cell table:style-name="ce5" table:formula="of:=ABS([.D465]/[.B465])" office:value-type="percentage" office:value="0.0000292340768909473" calcext:value-type="percentage">
            <text:p>0.00%</text:p>
          </table:table-cell>
          <table:table-cell table:formula="of:=IF([.E465]&lt;[.F$2];1;0)" office:value-type="float" office:value="1" calcext:value-type="float">
            <text:p>1</text:p>
          </table:table-cell>
          <table:table-cell table:formula="of:=IF([.F465];[.G464]+[.F465];0)" office:value-type="float" office:value="18" calcext:value-type="float">
            <text:p>18</text:p>
          </table:table-cell>
          <table:table-cell table:formula="of:=IF([.G46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467]" office:value-type="float" office:value="1157.501" calcext:value-type="float">
            <text:p>1157.501</text:p>
          </table:table-cell>
          <table:table-cell table:formula="of:=[$'hp-log.calibrate.20250623-171745'.D467]/[$'hp-log.calibrate.20250623-171745'.E467]" office:value-type="float" office:value="2.02116402116402" calcext:value-type="float">
            <text:p>2.02116402116402</text:p>
          </table:table-cell>
          <table:table-cell table:formula="of:=[.B466]-[.B465]" office:value-type="float" office:value="-0.00264550264550278" calcext:value-type="float">
            <text:p>-0.00264550264550278</text:p>
          </table:table-cell>
          <table:table-cell table:formula="of:=[.C466]*[.D$2]+(1-[.D$2])*[.D465]" office:value-type="float" office:value="-0.000211302481641767" calcext:value-type="float">
            <text:p>-0.000211302481641767</text:p>
          </table:table-cell>
          <table:table-cell table:style-name="ce5" table:formula="of:=ABS([.D466]/[.B466])" office:value-type="percentage" office:value="0.000104544945105482" calcext:value-type="percentage">
            <text:p>0.01%</text:p>
          </table:table-cell>
          <table:table-cell table:formula="of:=IF([.E466]&lt;[.F$2];1;0)" office:value-type="float" office:value="0" calcext:value-type="float">
            <text:p>0</text:p>
          </table:table-cell>
          <table:table-cell table:formula="of:=IF([.F466];[.G465]+[.F466];0)" office:value-type="float" office:value="0" calcext:value-type="float">
            <text:p>0</text:p>
          </table:table-cell>
          <table:table-cell table:formula="of:=IF([.G46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68]" office:value-type="float" office:value="1160.002" calcext:value-type="float">
            <text:p>1160.002</text:p>
          </table:table-cell>
          <table:table-cell table:formula="of:=[$'hp-log.calibrate.20250623-171745'.D468]/[$'hp-log.calibrate.20250623-171745'.E468]" office:value-type="float" office:value="2.02387267904509" calcext:value-type="float">
            <text:p>2.02387267904509</text:p>
          </table:table-cell>
          <table:table-cell table:formula="of:=[.B467]-[.B466]" office:value-type="float" office:value="0.00270865788107155" calcext:value-type="float">
            <text:p>0.00270865788107155</text:p>
          </table:table-cell>
          <table:table-cell table:formula="of:=[.C467]*[.D$2]+(1-[.D$2])*[.D466]" office:value-type="float" office:value="0.0000806935546295646" calcext:value-type="float">
            <text:p>8.06935546295646E-05</text:p>
          </table:table-cell>
          <table:table-cell table:style-name="ce5" table:formula="of:=ABS([.D467]/[.B467])" office:value-type="percentage" office:value="0.0000398708651315149" calcext:value-type="percentage">
            <text:p>0.00%</text:p>
          </table:table-cell>
          <table:table-cell table:formula="of:=IF([.E467]&lt;[.F$2];1;0)" office:value-type="float" office:value="1" calcext:value-type="float">
            <text:p>1</text:p>
          </table:table-cell>
          <table:table-cell table:formula="of:=IF([.F467];[.G466]+[.F467];0)" office:value-type="float" office:value="1" calcext:value-type="float">
            <text:p>1</text:p>
          </table:table-cell>
          <table:table-cell table:formula="of:=IF([.G46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69]" office:value-type="float" office:value="1162.501" calcext:value-type="float">
            <text:p>1162.501</text:p>
          </table:table-cell>
          <table:table-cell table:formula="of:=[$'hp-log.calibrate.20250623-171745'.D469]/[$'hp-log.calibrate.20250623-171745'.E469]" office:value-type="float" office:value="2.02116402116402" calcext:value-type="float">
            <text:p>2.02116402116402</text:p>
          </table:table-cell>
          <table:table-cell table:formula="of:=[.B468]-[.B467]" office:value-type="float" office:value="-0.00270865788107155" calcext:value-type="float">
            <text:p>-0.00270865788107155</text:p>
          </table:table-cell>
          <table:table-cell table:formula="of:=[.C468]*[.D$2]+(1-[.D$2])*[.D467]" office:value-type="float" office:value="-0.000198241588940547" calcext:value-type="float">
            <text:p>-0.000198241588940547</text:p>
          </table:table-cell>
          <table:table-cell table:style-name="ce5" table:formula="of:=ABS([.D468]/[.B468])" office:value-type="percentage" office:value="0.0000980828803920508" calcext:value-type="percentage">
            <text:p>0.01%</text:p>
          </table:table-cell>
          <table:table-cell table:formula="of:=IF([.E468]&lt;[.F$2];1;0)" office:value-type="float" office:value="1" calcext:value-type="float">
            <text:p>1</text:p>
          </table:table-cell>
          <table:table-cell table:formula="of:=IF([.F468];[.G467]+[.F468];0)" office:value-type="float" office:value="2" calcext:value-type="float">
            <text:p>2</text:p>
          </table:table-cell>
          <table:table-cell table:formula="of:=IF([.G46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0]" office:value-type="float" office:value="1165.002" calcext:value-type="float">
            <text:p>1165.002</text:p>
          </table:table-cell>
          <table:table-cell table:formula="of:=[$'hp-log.calibrate.20250623-171745'.D470]/[$'hp-log.calibrate.20250623-171745'.E470]" office:value-type="float" office:value="2.02387267904509" calcext:value-type="float">
            <text:p>2.02387267904509</text:p>
          </table:table-cell>
          <table:table-cell table:formula="of:=[.B469]-[.B468]" office:value-type="float" office:value="0.00270865788107155" calcext:value-type="float">
            <text:p>0.00270865788107155</text:p>
          </table:table-cell>
          <table:table-cell table:formula="of:=[.C469]*[.D$2]+(1-[.D$2])*[.D468]" office:value-type="float" office:value="0.0000924483580606629" calcext:value-type="float">
            <text:p>9.24483580606629E-05</text:p>
          </table:table-cell>
          <table:table-cell table:style-name="ce5" table:formula="of:=ABS([.D469]/[.B469])" office:value-type="percentage" office:value="0.0000456789396970772" calcext:value-type="percentage">
            <text:p>0.00%</text:p>
          </table:table-cell>
          <table:table-cell table:formula="of:=IF([.E469]&lt;[.F$2];1;0)" office:value-type="float" office:value="1" calcext:value-type="float">
            <text:p>1</text:p>
          </table:table-cell>
          <table:table-cell table:formula="of:=IF([.F469];[.G468]+[.F469];0)" office:value-type="float" office:value="3" calcext:value-type="float">
            <text:p>3</text:p>
          </table:table-cell>
          <table:table-cell table:formula="of:=IF([.G46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1]" office:value-type="float" office:value="1167.501" calcext:value-type="float">
            <text:p>1167.501</text:p>
          </table:table-cell>
          <table:table-cell table:formula="of:=[$'hp-log.calibrate.20250623-171745'.D471]/[$'hp-log.calibrate.20250623-171745'.E471]" office:value-type="float" office:value="2.02380952380952" calcext:value-type="float">
            <text:p>2.02380952380952</text:p>
          </table:table-cell>
          <table:table-cell table:formula="of:=[.B470]-[.B469]" office:value-type="float" office:value="-0.0000631552355687681" calcext:value-type="float">
            <text:p>-6.31552355687681E-05</text:p>
          </table:table-cell>
          <table:table-cell table:formula="of:=[.C470]*[.D$2]+(1-[.D$2])*[.D469]" office:value-type="float" office:value="0.0000768879986977198" calcext:value-type="float">
            <text:p>7.68879986977198E-05</text:p>
          </table:table-cell>
          <table:table-cell table:style-name="ce5" table:formula="of:=ABS([.D470]/[.B470])" office:value-type="percentage" office:value="0.0000379917170035792" calcext:value-type="percentage">
            <text:p>0.00%</text:p>
          </table:table-cell>
          <table:table-cell table:formula="of:=IF([.E470]&lt;[.F$2];1;0)" office:value-type="float" office:value="1" calcext:value-type="float">
            <text:p>1</text:p>
          </table:table-cell>
          <table:table-cell table:formula="of:=IF([.F470];[.G469]+[.F470];0)" office:value-type="float" office:value="4" calcext:value-type="float">
            <text:p>4</text:p>
          </table:table-cell>
          <table:table-cell table:formula="of:=IF([.G47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2]" office:value-type="float" office:value="1170.002" calcext:value-type="float">
            <text:p>1170.002</text:p>
          </table:table-cell>
          <table:table-cell table:formula="of:=[$'hp-log.calibrate.20250623-171745'.D472]/[$'hp-log.calibrate.20250623-171745'.E472]" office:value-type="float" office:value="2.02116402116402" calcext:value-type="float">
            <text:p>2.02116402116402</text:p>
          </table:table-cell>
          <table:table-cell table:formula="of:=[.B471]-[.B470]" office:value-type="float" office:value="-0.00264550264550278" calcext:value-type="float">
            <text:p>-0.00264550264550278</text:p>
          </table:table-cell>
          <table:table-cell table:formula="of:=[.C471]*[.D$2]+(1-[.D$2])*[.D470]" office:value-type="float" office:value="-0.000195351065722331" calcext:value-type="float">
            <text:p>-0.000195351065722331</text:p>
          </table:table-cell>
          <table:table-cell table:style-name="ce5" table:formula="of:=ABS([.D471]/[.B471])" office:value-type="percentage" office:value="0.0000966527524123573" calcext:value-type="percentage">
            <text:p>0.01%</text:p>
          </table:table-cell>
          <table:table-cell table:formula="of:=IF([.E471]&lt;[.F$2];1;0)" office:value-type="float" office:value="1" calcext:value-type="float">
            <text:p>1</text:p>
          </table:table-cell>
          <table:table-cell table:formula="of:=IF([.F471];[.G470]+[.F471];0)" office:value-type="float" office:value="5" calcext:value-type="float">
            <text:p>5</text:p>
          </table:table-cell>
          <table:table-cell table:formula="of:=IF([.G4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3]" office:value-type="float" office:value="1172.501" calcext:value-type="float">
            <text:p>1172.501</text:p>
          </table:table-cell>
          <table:table-cell table:formula="of:=[$'hp-log.calibrate.20250623-171745'.D473]/[$'hp-log.calibrate.20250623-171745'.E473]" office:value-type="float" office:value="2.02387267904509" calcext:value-type="float">
            <text:p>2.02387267904509</text:p>
          </table:table-cell>
          <table:table-cell table:formula="of:=[.B472]-[.B471]" office:value-type="float" office:value="0.00270865788107155" calcext:value-type="float">
            <text:p>0.00270865788107155</text:p>
          </table:table-cell>
          <table:table-cell table:formula="of:=[.C472]*[.D$2]+(1-[.D$2])*[.D471]" office:value-type="float" office:value="0.0000950498289570576" calcext:value-type="float">
            <text:p>9.50498289570576E-05</text:p>
          </table:table-cell>
          <table:table-cell table:style-name="ce5" table:formula="of:=ABS([.D472]/[.B472])" office:value-type="percentage" office:value="0.0000469643322631858" calcext:value-type="percentage">
            <text:p>0.00%</text:p>
          </table:table-cell>
          <table:table-cell table:formula="of:=IF([.E472]&lt;[.F$2];1;0)" office:value-type="float" office:value="1" calcext:value-type="float">
            <text:p>1</text:p>
          </table:table-cell>
          <table:table-cell table:formula="of:=IF([.F472];[.G471]+[.F472];0)" office:value-type="float" office:value="6" calcext:value-type="float">
            <text:p>6</text:p>
          </table:table-cell>
          <table:table-cell table:formula="of:=IF([.G4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4]" office:value-type="float" office:value="1175.002" calcext:value-type="float">
            <text:p>1175.002</text:p>
          </table:table-cell>
          <table:table-cell table:formula="of:=[$'hp-log.calibrate.20250623-171745'.D474]/[$'hp-log.calibrate.20250623-171745'.E474]" office:value-type="float" office:value="2.02652519893899" calcext:value-type="float">
            <text:p>2.02652519893899</text:p>
          </table:table-cell>
          <table:table-cell table:formula="of:=[.B473]-[.B472]" office:value-type="float" office:value="0.00265251989389892" calcext:value-type="float">
            <text:p>0.00265251989389892</text:p>
          </table:table-cell>
          <table:table-cell table:formula="of:=[.C473]*[.D$2]+(1-[.D$2])*[.D472]" office:value-type="float" office:value="0.000350796835451244" calcext:value-type="float">
            <text:p>0.000350796835451244</text:p>
          </table:table-cell>
          <table:table-cell table:style-name="ce5" table:formula="of:=ABS([.D473]/[.B473])" office:value-type="percentage" office:value="0.000173102626917695" calcext:value-type="percentage">
            <text:p>0.02%</text:p>
          </table:table-cell>
          <table:table-cell table:formula="of:=IF([.E473]&lt;[.F$2];1;0)" office:value-type="float" office:value="0" calcext:value-type="float">
            <text:p>0</text:p>
          </table:table-cell>
          <table:table-cell table:formula="of:=IF([.F473];[.G472]+[.F473];0)" office:value-type="float" office:value="0" calcext:value-type="float">
            <text:p>0</text:p>
          </table:table-cell>
          <table:table-cell table:formula="of:=IF([.G4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5]" office:value-type="float" office:value="1177.502" calcext:value-type="float">
            <text:p>1177.502</text:p>
          </table:table-cell>
          <table:table-cell table:formula="of:=[$'hp-log.calibrate.20250623-171745'.D475]/[$'hp-log.calibrate.20250623-171745'.E475]" office:value-type="float" office:value="2.02652519893899" calcext:value-type="float">
            <text:p>2.02652519893899</text:p>
          </table:table-cell>
          <table:table-cell table:formula="of:=[.B474]-[.B473]" office:value-type="float" office:value="0" calcext:value-type="float">
            <text:p>0</text:p>
          </table:table-cell>
          <table:table-cell table:formula="of:=[.C474]*[.D$2]+(1-[.D$2])*[.D473]" office:value-type="float" office:value="0.000315717151906119" calcext:value-type="float">
            <text:p>0.000315717151906119</text:p>
          </table:table-cell>
          <table:table-cell table:style-name="ce5" table:formula="of:=ABS([.D474]/[.B474])" office:value-type="percentage" office:value="0.000155792364225925" calcext:value-type="percentage">
            <text:p>0.02%</text:p>
          </table:table-cell>
          <table:table-cell table:formula="of:=IF([.E474]&lt;[.F$2];1;0)" office:value-type="float" office:value="0" calcext:value-type="float">
            <text:p>0</text:p>
          </table:table-cell>
          <table:table-cell table:formula="of:=IF([.F474];[.G473]+[.F474];0)" office:value-type="float" office:value="0" calcext:value-type="float">
            <text:p>0</text:p>
          </table:table-cell>
          <table:table-cell table:formula="of:=IF([.G4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6]" office:value-type="float" office:value="1180.002" calcext:value-type="float">
            <text:p>1180.002</text:p>
          </table:table-cell>
          <table:table-cell table:formula="of:=[$'hp-log.calibrate.20250623-171745'.D476]/[$'hp-log.calibrate.20250623-171745'.E476]" office:value-type="float" office:value="2.02380952380952" calcext:value-type="float">
            <text:p>2.02380952380952</text:p>
          </table:table-cell>
          <table:table-cell table:formula="of:=[.B475]-[.B474]" office:value-type="float" office:value="-0.00271567512946769" calcext:value-type="float">
            <text:p>-0.00271567512946769</text:p>
          </table:table-cell>
          <table:table-cell table:formula="of:=[.C475]*[.D$2]+(1-[.D$2])*[.D474]" office:value-type="float" office:value="0.0000125779237687387" calcext:value-type="float">
            <text:p>1.25779237687387E-05</text:p>
          </table:table-cell>
          <table:table-cell table:style-name="ce5" table:formula="of:=ABS([.D475]/[.B475])" office:value-type="percentage" office:value="0.00000621497409749444" calcext:value-type="percentage">
            <text:p>0.00%</text:p>
          </table:table-cell>
          <table:table-cell table:formula="of:=IF([.E475]&lt;[.F$2];1;0)" office:value-type="float" office:value="1" calcext:value-type="float">
            <text:p>1</text:p>
          </table:table-cell>
          <table:table-cell table:formula="of:=IF([.F475];[.G474]+[.F475];0)" office:value-type="float" office:value="1" calcext:value-type="float">
            <text:p>1</text:p>
          </table:table-cell>
          <table:table-cell table:formula="of:=IF([.G4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7]" office:value-type="float" office:value="1182.502" calcext:value-type="float">
            <text:p>1182.502</text:p>
          </table:table-cell>
          <table:table-cell table:formula="of:=[$'hp-log.calibrate.20250623-171745'.D477]/[$'hp-log.calibrate.20250623-171745'.E477]" office:value-type="float" office:value="2.02917771883289" calcext:value-type="float">
            <text:p>2.02917771883289</text:p>
          </table:table-cell>
          <table:table-cell table:formula="of:=[.B476]-[.B475]" office:value-type="float" office:value="0.00536819502336705" calcext:value-type="float">
            <text:p>0.00536819502336705</text:p>
          </table:table-cell>
          <table:table-cell table:formula="of:=[.C476]*[.D$2]+(1-[.D$2])*[.D475]" office:value-type="float" office:value="0.00054813963372857" calcext:value-type="float">
            <text:p>0.00054813963372857</text:p>
          </table:table-cell>
          <table:table-cell table:style-name="ce5" table:formula="of:=ABS([.D476]/[.B476])" office:value-type="percentage" office:value="0.000270128943680616" calcext:value-type="percentage">
            <text:p>0.03%</text:p>
          </table:table-cell>
          <table:table-cell table:formula="of:=IF([.E476]&lt;[.F$2];1;0)" office:value-type="float" office:value="0" calcext:value-type="float">
            <text:p>0</text:p>
          </table:table-cell>
          <table:table-cell table:formula="of:=IF([.F476];[.G475]+[.F476];0)" office:value-type="float" office:value="0" calcext:value-type="float">
            <text:p>0</text:p>
          </table:table-cell>
          <table:table-cell table:formula="of:=IF([.G4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8]" office:value-type="float" office:value="1185.001" calcext:value-type="float">
            <text:p>1185.001</text:p>
          </table:table-cell>
          <table:table-cell table:formula="of:=[$'hp-log.calibrate.20250623-171745'.D478]/[$'hp-log.calibrate.20250623-171745'.E478]" office:value-type="float" office:value="2.02645502645503" calcext:value-type="float">
            <text:p>2.02645502645503</text:p>
          </table:table-cell>
          <table:table-cell table:formula="of:=[.B477]-[.B476]" office:value-type="float" office:value="-0.00272269237786471" calcext:value-type="float">
            <text:p>-0.00272269237786471</text:p>
          </table:table-cell>
          <table:table-cell table:formula="of:=[.C477]*[.D$2]+(1-[.D$2])*[.D476]" office:value-type="float" office:value="0.000221056432569242" calcext:value-type="float">
            <text:p>0.000221056432569242</text:p>
          </table:table-cell>
          <table:table-cell table:style-name="ce5" table:formula="of:=ABS([.D477]/[.B477])" office:value-type="percentage" office:value="0.000109085289179078" calcext:value-type="percentage">
            <text:p>0.01%</text:p>
          </table:table-cell>
          <table:table-cell table:formula="of:=IF([.E477]&lt;[.F$2];1;0)" office:value-type="float" office:value="0" calcext:value-type="float">
            <text:p>0</text:p>
          </table:table-cell>
          <table:table-cell table:formula="of:=IF([.F477];[.G476]+[.F477];0)" office:value-type="float" office:value="0" calcext:value-type="float">
            <text:p>0</text:p>
          </table:table-cell>
          <table:table-cell table:formula="of:=IF([.G4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79]" office:value-type="float" office:value="1187.502" calcext:value-type="float">
            <text:p>1187.502</text:p>
          </table:table-cell>
          <table:table-cell table:formula="of:=[$'hp-log.calibrate.20250623-171745'.D479]/[$'hp-log.calibrate.20250623-171745'.E479]" office:value-type="float" office:value="2.02917771883289" calcext:value-type="float">
            <text:p>2.02917771883289</text:p>
          </table:table-cell>
          <table:table-cell table:formula="of:=[.B478]-[.B477]" office:value-type="float" office:value="0.00272269237786471" calcext:value-type="float">
            <text:p>0.00272269237786471</text:p>
          </table:table-cell>
          <table:table-cell table:formula="of:=[.C478]*[.D$2]+(1-[.D$2])*[.D477]" office:value-type="float" office:value="0.000471220027098789" calcext:value-type="float">
            <text:p>0.000471220027098789</text:p>
          </table:table-cell>
          <table:table-cell table:style-name="ce5" table:formula="of:=ABS([.D478]/[.B478])" office:value-type="percentage" office:value="0.000232222157145416" calcext:value-type="percentage">
            <text:p>0.02%</text:p>
          </table:table-cell>
          <table:table-cell table:formula="of:=IF([.E478]&lt;[.F$2];1;0)" office:value-type="float" office:value="0" calcext:value-type="float">
            <text:p>0</text:p>
          </table:table-cell>
          <table:table-cell table:formula="of:=IF([.F478];[.G477]+[.F478];0)" office:value-type="float" office:value="0" calcext:value-type="float">
            <text:p>0</text:p>
          </table:table-cell>
          <table:table-cell table:formula="of:=IF([.G4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0]" office:value-type="float" office:value="1190.002" calcext:value-type="float">
            <text:p>1190.002</text:p>
          </table:table-cell>
          <table:table-cell table:formula="of:=[$'hp-log.calibrate.20250623-171745'.D480]/[$'hp-log.calibrate.20250623-171745'.E480]" office:value-type="float" office:value="2.02645502645503" calcext:value-type="float">
            <text:p>2.02645502645503</text:p>
          </table:table-cell>
          <table:table-cell table:formula="of:=[.B479]-[.B478]" office:value-type="float" office:value="-0.00272269237786471" calcext:value-type="float">
            <text:p>-0.00272269237786471</text:p>
          </table:table-cell>
          <table:table-cell table:formula="of:=[.C479]*[.D$2]+(1-[.D$2])*[.D478]" office:value-type="float" office:value="0.000151828786602439" calcext:value-type="float">
            <text:p>0.000151828786602439</text:p>
          </table:table-cell>
          <table:table-cell table:style-name="ce5" table:formula="of:=ABS([.D479]/[.B479])" office:value-type="percentage" office:value="0.0000749233437803158" calcext:value-type="percentage">
            <text:p>0.01%</text:p>
          </table:table-cell>
          <table:table-cell table:formula="of:=IF([.E479]&lt;[.F$2];1;0)" office:value-type="float" office:value="1" calcext:value-type="float">
            <text:p>1</text:p>
          </table:table-cell>
          <table:table-cell table:formula="of:=IF([.F479];[.G478]+[.F479];0)" office:value-type="float" office:value="1" calcext:value-type="float">
            <text:p>1</text:p>
          </table:table-cell>
          <table:table-cell table:formula="of:=IF([.G4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1]" office:value-type="float" office:value="1192.501" calcext:value-type="float">
            <text:p>1192.501</text:p>
          </table:table-cell>
          <table:table-cell table:formula="of:=[$'hp-log.calibrate.20250623-171745'.D481]/[$'hp-log.calibrate.20250623-171745'.E481]" office:value-type="float" office:value="2.02380952380952" calcext:value-type="float">
            <text:p>2.02380952380952</text:p>
          </table:table-cell>
          <table:table-cell table:formula="of:=[.B480]-[.B479]" office:value-type="float" office:value="-0.00264550264550234" calcext:value-type="float">
            <text:p>-0.00264550264550234</text:p>
          </table:table-cell>
          <table:table-cell table:formula="of:=[.C480]*[.D$2]+(1-[.D$2])*[.D479]" office:value-type="float" office:value="-0.000127904356608039" calcext:value-type="float">
            <text:p>-0.000127904356608039</text:p>
          </table:table-cell>
          <table:table-cell table:style-name="ce5" table:formula="of:=ABS([.D480]/[.B480])" office:value-type="percentage" office:value="0.0000631997997357369" calcext:value-type="percentage">
            <text:p>0.01%</text:p>
          </table:table-cell>
          <table:table-cell table:formula="of:=IF([.E480]&lt;[.F$2];1;0)" office:value-type="float" office:value="1" calcext:value-type="float">
            <text:p>1</text:p>
          </table:table-cell>
          <table:table-cell table:formula="of:=IF([.F480];[.G479]+[.F480];0)" office:value-type="float" office:value="2" calcext:value-type="float">
            <text:p>2</text:p>
          </table:table-cell>
          <table:table-cell table:formula="of:=IF([.G4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2]" office:value-type="float" office:value="1195.002" calcext:value-type="float">
            <text:p>1195.002</text:p>
          </table:table-cell>
          <table:table-cell table:formula="of:=[$'hp-log.calibrate.20250623-171745'.D482]/[$'hp-log.calibrate.20250623-171745'.E482]" office:value-type="float" office:value="2.02652519893899" calcext:value-type="float">
            <text:p>2.02652519893899</text:p>
          </table:table-cell>
          <table:table-cell table:formula="of:=[.B481]-[.B480]" office:value-type="float" office:value="0.00271567512946769" calcext:value-type="float">
            <text:p>0.00271567512946769</text:p>
          </table:table-cell>
          <table:table-cell table:formula="of:=[.C481]*[.D$2]+(1-[.D$2])*[.D480]" office:value-type="float" office:value="0.000156453591999534" calcext:value-type="float">
            <text:p>0.000156453591999534</text:p>
          </table:table-cell>
          <table:table-cell table:style-name="ce5" table:formula="of:=ABS([.D481]/[.B481])" office:value-type="percentage" office:value="0.0000772028850573615" calcext:value-type="percentage">
            <text:p>0.01%</text:p>
          </table:table-cell>
          <table:table-cell table:formula="of:=IF([.E481]&lt;[.F$2];1;0)" office:value-type="float" office:value="1" calcext:value-type="float">
            <text:p>1</text:p>
          </table:table-cell>
          <table:table-cell table:formula="of:=IF([.F481];[.G480]+[.F481];0)" office:value-type="float" office:value="3" calcext:value-type="float">
            <text:p>3</text:p>
          </table:table-cell>
          <table:table-cell table:formula="of:=IF([.G4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3]" office:value-type="float" office:value="1197.502" calcext:value-type="float">
            <text:p>1197.502</text:p>
          </table:table-cell>
          <table:table-cell table:formula="of:=[$'hp-log.calibrate.20250623-171745'.D483]/[$'hp-log.calibrate.20250623-171745'.E483]" office:value-type="float" office:value="2.02652519893899" calcext:value-type="float">
            <text:p>2.02652519893899</text:p>
          </table:table-cell>
          <table:table-cell table:formula="of:=[.B482]-[.B481]" office:value-type="float" office:value="0" calcext:value-type="float">
            <text:p>0</text:p>
          </table:table-cell>
          <table:table-cell table:formula="of:=[.C482]*[.D$2]+(1-[.D$2])*[.D481]" office:value-type="float" office:value="0.00014080823279958" calcext:value-type="float">
            <text:p>0.00014080823279958</text:p>
          </table:table-cell>
          <table:table-cell table:style-name="ce5" table:formula="of:=ABS([.D482]/[.B482])" office:value-type="percentage" office:value="0.0000694825965516253" calcext:value-type="percentage">
            <text:p>0.01%</text:p>
          </table:table-cell>
          <table:table-cell table:formula="of:=IF([.E482]&lt;[.F$2];1;0)" office:value-type="float" office:value="1" calcext:value-type="float">
            <text:p>1</text:p>
          </table:table-cell>
          <table:table-cell table:formula="of:=IF([.F482];[.G481]+[.F482];0)" office:value-type="float" office:value="4" calcext:value-type="float">
            <text:p>4</text:p>
          </table:table-cell>
          <table:table-cell table:formula="of:=IF([.G4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4]" office:value-type="float" office:value="1200.002" calcext:value-type="float">
            <text:p>1200.002</text:p>
          </table:table-cell>
          <table:table-cell table:formula="of:=[$'hp-log.calibrate.20250623-171745'.D484]/[$'hp-log.calibrate.20250623-171745'.E484]" office:value-type="float" office:value="2.02917771883289" calcext:value-type="float">
            <text:p>2.02917771883289</text:p>
          </table:table-cell>
          <table:table-cell table:formula="of:=[.B483]-[.B482]" office:value-type="float" office:value="0.00265251989389936" calcext:value-type="float">
            <text:p>0.00265251989389936</text:p>
          </table:table-cell>
          <table:table-cell table:formula="of:=[.C483]*[.D$2]+(1-[.D$2])*[.D482]" office:value-type="float" office:value="0.000391979398909559" calcext:value-type="float">
            <text:p>0.000391979398909559</text:p>
          </table:table-cell>
          <table:table-cell table:style-name="ce5" table:formula="of:=ABS([.D483]/[.B483])" office:value-type="percentage" office:value="0.000193171546913599" calcext:value-type="percentage">
            <text:p>0.02%</text:p>
          </table:table-cell>
          <table:table-cell table:formula="of:=IF([.E483]&lt;[.F$2];1;0)" office:value-type="float" office:value="0" calcext:value-type="float">
            <text:p>0</text:p>
          </table:table-cell>
          <table:table-cell table:formula="of:=IF([.F483];[.G482]+[.F483];0)" office:value-type="float" office:value="0" calcext:value-type="float">
            <text:p>0</text:p>
          </table:table-cell>
          <table:table-cell table:formula="of:=IF([.G4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5]" office:value-type="float" office:value="1202.502" calcext:value-type="float">
            <text:p>1202.502</text:p>
          </table:table-cell>
          <table:table-cell table:formula="of:=[$'hp-log.calibrate.20250623-171745'.D485]/[$'hp-log.calibrate.20250623-171745'.E485]" office:value-type="float" office:value="2.02645502645503" calcext:value-type="float">
            <text:p>2.02645502645503</text:p>
          </table:table-cell>
          <table:table-cell table:formula="of:=[.B484]-[.B483]" office:value-type="float" office:value="-0.00272269237786471" calcext:value-type="float">
            <text:p>-0.00272269237786471</text:p>
          </table:table-cell>
          <table:table-cell table:formula="of:=[.C484]*[.D$2]+(1-[.D$2])*[.D483]" office:value-type="float" office:value="0.0000805122212321317" calcext:value-type="float">
            <text:p>8.05122212321317E-05</text:p>
          </table:table-cell>
          <table:table-cell table:style-name="ce5" table:formula="of:=ABS([.D484]/[.B484])" office:value-type="percentage" office:value="0.0000397305739239501" calcext:value-type="percentage">
            <text:p>0.00%</text:p>
          </table:table-cell>
          <table:table-cell table:formula="of:=IF([.E484]&lt;[.F$2];1;0)" office:value-type="float" office:value="1" calcext:value-type="float">
            <text:p>1</text:p>
          </table:table-cell>
          <table:table-cell table:formula="of:=IF([.F484];[.G483]+[.F484];0)" office:value-type="float" office:value="1" calcext:value-type="float">
            <text:p>1</text:p>
          </table:table-cell>
          <table:table-cell table:formula="of:=IF([.G4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6]" office:value-type="float" office:value="1205.002" calcext:value-type="float">
            <text:p>1205.002</text:p>
          </table:table-cell>
          <table:table-cell table:formula="of:=[$'hp-log.calibrate.20250623-171745'.D486]/[$'hp-log.calibrate.20250623-171745'.E486]" office:value-type="float" office:value="2.02917771883289" calcext:value-type="float">
            <text:p>2.02917771883289</text:p>
          </table:table-cell>
          <table:table-cell table:formula="of:=[.B485]-[.B484]" office:value-type="float" office:value="0.00272269237786471" calcext:value-type="float">
            <text:p>0.00272269237786471</text:p>
          </table:table-cell>
          <table:table-cell table:formula="of:=[.C485]*[.D$2]+(1-[.D$2])*[.D484]" office:value-type="float" office:value="0.00034473023689539" calcext:value-type="float">
            <text:p>0.00034473023689539</text:p>
          </table:table-cell>
          <table:table-cell table:style-name="ce5" table:formula="of:=ABS([.D485]/[.B485])" office:value-type="percentage" office:value="0.000169886665764133" calcext:value-type="percentage">
            <text:p>0.02%</text:p>
          </table:table-cell>
          <table:table-cell table:formula="of:=IF([.E485]&lt;[.F$2];1;0)" office:value-type="float" office:value="0" calcext:value-type="float">
            <text:p>0</text:p>
          </table:table-cell>
          <table:table-cell table:formula="of:=IF([.F485];[.G484]+[.F485];0)" office:value-type="float" office:value="0" calcext:value-type="float">
            <text:p>0</text:p>
          </table:table-cell>
          <table:table-cell table:formula="of:=IF([.G4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7]" office:value-type="float" office:value="1207.501" calcext:value-type="float">
            <text:p>1207.501</text:p>
          </table:table-cell>
          <table:table-cell table:formula="of:=[$'hp-log.calibrate.20250623-171745'.D487]/[$'hp-log.calibrate.20250623-171745'.E487]" office:value-type="float" office:value="2.02645502645503" calcext:value-type="float">
            <text:p>2.02645502645503</text:p>
          </table:table-cell>
          <table:table-cell table:formula="of:=[.B486]-[.B485]" office:value-type="float" office:value="-0.00272269237786471" calcext:value-type="float">
            <text:p>-0.00272269237786471</text:p>
          </table:table-cell>
          <table:table-cell table:formula="of:=[.C486]*[.D$2]+(1-[.D$2])*[.D485]" office:value-type="float" office:value="0.0000379879754193795" calcext:value-type="float">
            <text:p>3.79879754193795E-05</text:p>
          </table:table-cell>
          <table:table-cell table:style-name="ce5" table:formula="of:=ABS([.D486]/[.B486])" office:value-type="percentage" office:value="0.0000187460244236625" calcext:value-type="percentage">
            <text:p>0.00%</text:p>
          </table:table-cell>
          <table:table-cell table:formula="of:=IF([.E486]&lt;[.F$2];1;0)" office:value-type="float" office:value="1" calcext:value-type="float">
            <text:p>1</text:p>
          </table:table-cell>
          <table:table-cell table:formula="of:=IF([.F486];[.G485]+[.F486];0)" office:value-type="float" office:value="1" calcext:value-type="float">
            <text:p>1</text:p>
          </table:table-cell>
          <table:table-cell table:formula="of:=IF([.G4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8]" office:value-type="float" office:value="1210.001" calcext:value-type="float">
            <text:p>1210.001</text:p>
          </table:table-cell>
          <table:table-cell table:formula="of:=[$'hp-log.calibrate.20250623-171745'.D488]/[$'hp-log.calibrate.20250623-171745'.E488]" office:value-type="float" office:value="2.02652519893899" calcext:value-type="float">
            <text:p>2.02652519893899</text:p>
          </table:table-cell>
          <table:table-cell table:formula="of:=[.B487]-[.B486]" office:value-type="float" office:value="0.0000701724839653473" calcext:value-type="float">
            <text:p>7.01724839653473E-05</text:p>
          </table:table-cell>
          <table:table-cell table:formula="of:=[.C487]*[.D$2]+(1-[.D$2])*[.D486]" office:value-type="float" office:value="0.0000412064262739763" calcext:value-type="float">
            <text:p>4.12064262739763E-05</text:p>
          </table:table-cell>
          <table:table-cell table:style-name="ce5" table:formula="of:=ABS([.D487]/[.B487])" office:value-type="percentage" office:value="0.0000203335375723679" calcext:value-type="percentage">
            <text:p>0.00%</text:p>
          </table:table-cell>
          <table:table-cell table:formula="of:=IF([.E487]&lt;[.F$2];1;0)" office:value-type="float" office:value="1" calcext:value-type="float">
            <text:p>1</text:p>
          </table:table-cell>
          <table:table-cell table:formula="of:=IF([.F487];[.G486]+[.F487];0)" office:value-type="float" office:value="2" calcext:value-type="float">
            <text:p>2</text:p>
          </table:table-cell>
          <table:table-cell table:formula="of:=IF([.G4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89]" office:value-type="float" office:value="1212.501" calcext:value-type="float">
            <text:p>1212.501</text:p>
          </table:table-cell>
          <table:table-cell table:formula="of:=[$'hp-log.calibrate.20250623-171745'.D489]/[$'hp-log.calibrate.20250623-171745'.E489]" office:value-type="float" office:value="2.02917771883289" calcext:value-type="float">
            <text:p>2.02917771883289</text:p>
          </table:table-cell>
          <table:table-cell table:formula="of:=[.B488]-[.B487]" office:value-type="float" office:value="0.00265251989389936" calcext:value-type="float">
            <text:p>0.00265251989389936</text:p>
          </table:table-cell>
          <table:table-cell table:formula="of:=[.C488]*[.D$2]+(1-[.D$2])*[.D487]" office:value-type="float" office:value="0.000302337773036515" calcext:value-type="float">
            <text:p>0.000302337773036515</text:p>
          </table:table-cell>
          <table:table-cell table:style-name="ce5" table:formula="of:=ABS([.D488]/[.B488])" office:value-type="percentage" office:value="0.000148995216254596" calcext:value-type="percentage">
            <text:p>0.01%</text:p>
          </table:table-cell>
          <table:table-cell table:formula="of:=IF([.E488]&lt;[.F$2];1;0)" office:value-type="float" office:value="0" calcext:value-type="float">
            <text:p>0</text:p>
          </table:table-cell>
          <table:table-cell table:formula="of:=IF([.F488];[.G487]+[.F488];0)" office:value-type="float" office:value="0" calcext:value-type="float">
            <text:p>0</text:p>
          </table:table-cell>
          <table:table-cell table:formula="of:=IF([.G4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0]" office:value-type="float" office:value="1215.001" calcext:value-type="float">
            <text:p>1215.001</text:p>
          </table:table-cell>
          <table:table-cell table:formula="of:=[$'hp-log.calibrate.20250623-171745'.D490]/[$'hp-log.calibrate.20250623-171745'.E490]" office:value-type="float" office:value="2.02645502645503" calcext:value-type="float">
            <text:p>2.02645502645503</text:p>
          </table:table-cell>
          <table:table-cell table:formula="of:=[.B489]-[.B488]" office:value-type="float" office:value="-0.00272269237786471" calcext:value-type="float">
            <text:p>-0.00272269237786471</text:p>
          </table:table-cell>
          <table:table-cell table:formula="of:=[.C489]*[.D$2]+(1-[.D$2])*[.D488]" office:value-type="float" office:value="-0.000000165242053607568" calcext:value-type="float">
            <text:p>-1.65242053607568E-07</text:p>
          </table:table-cell>
          <table:table-cell table:style-name="ce5" table:formula="of:=ABS([.D489]/[.B489])" office:value-type="percentage" office:value="0.0000000815424233207059" calcext:value-type="percentage">
            <text:p>0.00%</text:p>
          </table:table-cell>
          <table:table-cell table:formula="of:=IF([.E489]&lt;[.F$2];1;0)" office:value-type="float" office:value="1" calcext:value-type="float">
            <text:p>1</text:p>
          </table:table-cell>
          <table:table-cell table:formula="of:=IF([.F489];[.G488]+[.F489];0)" office:value-type="float" office:value="1" calcext:value-type="float">
            <text:p>1</text:p>
          </table:table-cell>
          <table:table-cell table:formula="of:=IF([.G4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1]" office:value-type="float" office:value="1217.501" calcext:value-type="float">
            <text:p>1217.501</text:p>
          </table:table-cell>
          <table:table-cell table:formula="of:=[$'hp-log.calibrate.20250623-171745'.D491]/[$'hp-log.calibrate.20250623-171745'.E491]" office:value-type="float" office:value="2.02652519893899" calcext:value-type="float">
            <text:p>2.02652519893899</text:p>
          </table:table-cell>
          <table:table-cell table:formula="of:=[.B490]-[.B489]" office:value-type="float" office:value="0.0000701724839653473" calcext:value-type="float">
            <text:p>7.01724839653473E-05</text:p>
          </table:table-cell>
          <table:table-cell table:formula="of:=[.C490]*[.D$2]+(1-[.D$2])*[.D489]" office:value-type="float" office:value="0.00000686853054828792" calcext:value-type="float">
            <text:p>6.86853054828792E-06</text:p>
          </table:table-cell>
          <table:table-cell table:style-name="ce5" table:formula="of:=ABS([.D490]/[.B490])" office:value-type="percentage" office:value="0.00000338931415799024" calcext:value-type="percentage">
            <text:p>0.00%</text:p>
          </table:table-cell>
          <table:table-cell table:formula="of:=IF([.E490]&lt;[.F$2];1;0)" office:value-type="float" office:value="1" calcext:value-type="float">
            <text:p>1</text:p>
          </table:table-cell>
          <table:table-cell table:formula="of:=IF([.F490];[.G489]+[.F490];0)" office:value-type="float" office:value="2" calcext:value-type="float">
            <text:p>2</text:p>
          </table:table-cell>
          <table:table-cell table:formula="of:=IF([.G4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2]" office:value-type="float" office:value="1220.002" calcext:value-type="float">
            <text:p>1220.002</text:p>
          </table:table-cell>
          <table:table-cell table:formula="of:=[$'hp-log.calibrate.20250623-171745'.D492]/[$'hp-log.calibrate.20250623-171745'.E492]" office:value-type="float" office:value="2.02917771883289" calcext:value-type="float">
            <text:p>2.02917771883289</text:p>
          </table:table-cell>
          <table:table-cell table:formula="of:=[.B491]-[.B490]" office:value-type="float" office:value="0.00265251989389936" calcext:value-type="float">
            <text:p>0.00265251989389936</text:p>
          </table:table-cell>
          <table:table-cell table:formula="of:=[.C491]*[.D$2]+(1-[.D$2])*[.D490]" office:value-type="float" office:value="0.000271433666883395" calcext:value-type="float">
            <text:p>0.000271433666883395</text:p>
          </table:table-cell>
          <table:table-cell table:style-name="ce5" table:formula="of:=ABS([.D491]/[.B491])" office:value-type="percentage" office:value="0.000133765349562144" calcext:value-type="percentage">
            <text:p>0.01%</text:p>
          </table:table-cell>
          <table:table-cell table:formula="of:=IF([.E491]&lt;[.F$2];1;0)" office:value-type="float" office:value="0" calcext:value-type="float">
            <text:p>0</text:p>
          </table:table-cell>
          <table:table-cell table:formula="of:=IF([.F491];[.G490]+[.F491];0)" office:value-type="float" office:value="0" calcext:value-type="float">
            <text:p>0</text:p>
          </table:table-cell>
          <table:table-cell table:formula="of:=IF([.G4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3]" office:value-type="float" office:value="1222.502" calcext:value-type="float">
            <text:p>1222.502</text:p>
          </table:table-cell>
          <table:table-cell table:formula="of:=[$'hp-log.calibrate.20250623-171745'.D493]/[$'hp-log.calibrate.20250623-171745'.E493]" office:value-type="float" office:value="2.02645502645503" calcext:value-type="float">
            <text:p>2.02645502645503</text:p>
          </table:table-cell>
          <table:table-cell table:formula="of:=[.B492]-[.B491]" office:value-type="float" office:value="-0.00272269237786471" calcext:value-type="float">
            <text:p>-0.00272269237786471</text:p>
          </table:table-cell>
          <table:table-cell table:formula="of:=[.C492]*[.D$2]+(1-[.D$2])*[.D491]" office:value-type="float" office:value="-0.0000279789375914152" calcext:value-type="float">
            <text:p>-2.79789375914152E-05</text:p>
          </table:table-cell>
          <table:table-cell table:style-name="ce5" table:formula="of:=ABS([.D492]/[.B492])" office:value-type="percentage" office:value="0.0000138068386547714" calcext:value-type="percentage">
            <text:p>0.00%</text:p>
          </table:table-cell>
          <table:table-cell table:formula="of:=IF([.E492]&lt;[.F$2];1;0)" office:value-type="float" office:value="1" calcext:value-type="float">
            <text:p>1</text:p>
          </table:table-cell>
          <table:table-cell table:formula="of:=IF([.F492];[.G491]+[.F492];0)" office:value-type="float" office:value="1" calcext:value-type="float">
            <text:p>1</text:p>
          </table:table-cell>
          <table:table-cell table:formula="of:=IF([.G4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4]" office:value-type="float" office:value="1225.001" calcext:value-type="float">
            <text:p>1225.001</text:p>
          </table:table-cell>
          <table:table-cell table:formula="of:=[$'hp-log.calibrate.20250623-171745'.D494]/[$'hp-log.calibrate.20250623-171745'.E494]" office:value-type="float" office:value="2.02917771883289" calcext:value-type="float">
            <text:p>2.02917771883289</text:p>
          </table:table-cell>
          <table:table-cell table:formula="of:=[.B493]-[.B492]" office:value-type="float" office:value="0.00272269237786471" calcext:value-type="float">
            <text:p>0.00272269237786471</text:p>
          </table:table-cell>
          <table:table-cell table:formula="of:=[.C493]*[.D$2]+(1-[.D$2])*[.D492]" office:value-type="float" office:value="0.000247088193954197" calcext:value-type="float">
            <text:p>0.000247088193954197</text:p>
          </table:table-cell>
          <table:table-cell table:style-name="ce5" table:formula="of:=ABS([.D493]/[.B493])" office:value-type="percentage" office:value="0.000121767645909454" calcext:value-type="percentage">
            <text:p>0.01%</text:p>
          </table:table-cell>
          <table:table-cell table:formula="of:=IF([.E493]&lt;[.F$2];1;0)" office:value-type="float" office:value="0" calcext:value-type="float">
            <text:p>0</text:p>
          </table:table-cell>
          <table:table-cell table:formula="of:=IF([.F493];[.G492]+[.F493];0)" office:value-type="float" office:value="0" calcext:value-type="float">
            <text:p>0</text:p>
          </table:table-cell>
          <table:table-cell table:formula="of:=IF([.G4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5]" office:value-type="float" office:value="1227.501" calcext:value-type="float">
            <text:p>1227.501</text:p>
          </table:table-cell>
          <table:table-cell table:formula="of:=[$'hp-log.calibrate.20250623-171745'.D495]/[$'hp-log.calibrate.20250623-171745'.E495]" office:value-type="float" office:value="2.02645502645503" calcext:value-type="float">
            <text:p>2.02645502645503</text:p>
          </table:table-cell>
          <table:table-cell table:formula="of:=[.B494]-[.B493]" office:value-type="float" office:value="-0.00272269237786471" calcext:value-type="float">
            <text:p>-0.00272269237786471</text:p>
          </table:table-cell>
          <table:table-cell table:formula="of:=[.C494]*[.D$2]+(1-[.D$2])*[.D493]" office:value-type="float" office:value="-0.0000498898632276934" calcext:value-type="float">
            <text:p>-4.98898632276934E-05</text:p>
          </table:table-cell>
          <table:table-cell table:style-name="ce5" table:formula="of:=ABS([.D494]/[.B494])" office:value-type="percentage" office:value="0.0000246192797651019" calcext:value-type="percentage">
            <text:p>0.00%</text:p>
          </table:table-cell>
          <table:table-cell table:formula="of:=IF([.E494]&lt;[.F$2];1;0)" office:value-type="float" office:value="1" calcext:value-type="float">
            <text:p>1</text:p>
          </table:table-cell>
          <table:table-cell table:formula="of:=IF([.F494];[.G493]+[.F494];0)" office:value-type="float" office:value="1" calcext:value-type="float">
            <text:p>1</text:p>
          </table:table-cell>
          <table:table-cell table:formula="of:=IF([.G4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6]" office:value-type="float" office:value="1230.002" calcext:value-type="float">
            <text:p>1230.002</text:p>
          </table:table-cell>
          <table:table-cell table:formula="of:=[$'hp-log.calibrate.20250623-171745'.D496]/[$'hp-log.calibrate.20250623-171745'.E496]" office:value-type="float" office:value="2.02652519893899" calcext:value-type="float">
            <text:p>2.02652519893899</text:p>
          </table:table-cell>
          <table:table-cell table:formula="of:=[.B495]-[.B494]" office:value-type="float" office:value="0.0000701724839653473" calcext:value-type="float">
            <text:p>7.01724839653473E-05</text:p>
          </table:table-cell>
          <table:table-cell table:formula="of:=[.C495]*[.D$2]+(1-[.D$2])*[.D494]" office:value-type="float" office:value="-0.0000378836285083893" calcext:value-type="float">
            <text:p>-3.78836285083893E-05</text:p>
          </table:table-cell>
          <table:table-cell table:style-name="ce5" table:formula="of:=ABS([.D495]/[.B495])" office:value-type="percentage" office:value="0.0000186938847482497" calcext:value-type="percentage">
            <text:p>0.00%</text:p>
          </table:table-cell>
          <table:table-cell table:formula="of:=IF([.E495]&lt;[.F$2];1;0)" office:value-type="float" office:value="1" calcext:value-type="float">
            <text:p>1</text:p>
          </table:table-cell>
          <table:table-cell table:formula="of:=IF([.F495];[.G494]+[.F495];0)" office:value-type="float" office:value="2" calcext:value-type="float">
            <text:p>2</text:p>
          </table:table-cell>
          <table:table-cell table:formula="of:=IF([.G4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7]" office:value-type="float" office:value="1232.502" calcext:value-type="float">
            <text:p>1232.502</text:p>
          </table:table-cell>
          <table:table-cell table:formula="of:=[$'hp-log.calibrate.20250623-171745'.D497]/[$'hp-log.calibrate.20250623-171745'.E497]" office:value-type="float" office:value="2.02917771883289" calcext:value-type="float">
            <text:p>2.02917771883289</text:p>
          </table:table-cell>
          <table:table-cell table:formula="of:=[.B496]-[.B495]" office:value-type="float" office:value="0.00265251989389936" calcext:value-type="float">
            <text:p>0.00265251989389936</text:p>
          </table:table-cell>
          <table:table-cell table:formula="of:=[.C496]*[.D$2]+(1-[.D$2])*[.D495]" office:value-type="float" office:value="0.000231156723732386" calcext:value-type="float">
            <text:p>0.000231156723732386</text:p>
          </table:table-cell>
          <table:table-cell table:style-name="ce5" table:formula="of:=ABS([.D496]/[.B496])" office:value-type="percentage" office:value="0.000113916450780535" calcext:value-type="percentage">
            <text:p>0.01%</text:p>
          </table:table-cell>
          <table:table-cell table:formula="of:=IF([.E496]&lt;[.F$2];1;0)" office:value-type="float" office:value="0" calcext:value-type="float">
            <text:p>0</text:p>
          </table:table-cell>
          <table:table-cell table:formula="of:=IF([.F496];[.G495]+[.F496];0)" office:value-type="float" office:value="0" calcext:value-type="float">
            <text:p>0</text:p>
          </table:table-cell>
          <table:table-cell table:formula="of:=IF([.G4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8]" office:value-type="float" office:value="1235.002" calcext:value-type="float">
            <text:p>1235.002</text:p>
          </table:table-cell>
          <table:table-cell table:formula="of:=[$'hp-log.calibrate.20250623-171745'.D498]/[$'hp-log.calibrate.20250623-171745'.E498]" office:value-type="float" office:value="2.02645502645503" calcext:value-type="float">
            <text:p>2.02645502645503</text:p>
          </table:table-cell>
          <table:table-cell table:formula="of:=[.B497]-[.B496]" office:value-type="float" office:value="-0.00272269237786471" calcext:value-type="float">
            <text:p>-0.00272269237786471</text:p>
          </table:table-cell>
          <table:table-cell table:formula="of:=[.C497]*[.D$2]+(1-[.D$2])*[.D496]" office:value-type="float" office:value="-0.0000642281864273237" calcext:value-type="float">
            <text:p>-6.42281864273237E-05</text:p>
          </table:table-cell>
          <table:table-cell table:style-name="ce5" table:formula="of:=ABS([.D497]/[.B497])" office:value-type="percentage" office:value="0.00003169484917693" calcext:value-type="percentage">
            <text:p>0.00%</text:p>
          </table:table-cell>
          <table:table-cell table:formula="of:=IF([.E497]&lt;[.F$2];1;0)" office:value-type="float" office:value="1" calcext:value-type="float">
            <text:p>1</text:p>
          </table:table-cell>
          <table:table-cell table:formula="of:=IF([.F497];[.G496]+[.F497];0)" office:value-type="float" office:value="1" calcext:value-type="float">
            <text:p>1</text:p>
          </table:table-cell>
          <table:table-cell table:formula="of:=IF([.G4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499]" office:value-type="float" office:value="1237.502" calcext:value-type="float">
            <text:p>1237.502</text:p>
          </table:table-cell>
          <table:table-cell table:formula="of:=[$'hp-log.calibrate.20250623-171745'.D499]/[$'hp-log.calibrate.20250623-171745'.E499]" office:value-type="float" office:value="2.02917771883289" calcext:value-type="float">
            <text:p>2.02917771883289</text:p>
          </table:table-cell>
          <table:table-cell table:formula="of:=[.B498]-[.B497]" office:value-type="float" office:value="0.00272269237786471" calcext:value-type="float">
            <text:p>0.00272269237786471</text:p>
          </table:table-cell>
          <table:table-cell table:formula="of:=[.C498]*[.D$2]+(1-[.D$2])*[.D497]" office:value-type="float" office:value="0.00021446387000188" calcext:value-type="float">
            <text:p>0.00021446387000188</text:p>
          </table:table-cell>
          <table:table-cell table:style-name="ce5" table:formula="of:=ABS([.D498]/[.B498])" office:value-type="percentage" office:value="0.000105690037896351" calcext:value-type="percentage">
            <text:p>0.01%</text:p>
          </table:table-cell>
          <table:table-cell table:formula="of:=IF([.E498]&lt;[.F$2];1;0)" office:value-type="float" office:value="0" calcext:value-type="float">
            <text:p>0</text:p>
          </table:table-cell>
          <table:table-cell table:formula="of:=IF([.F498];[.G497]+[.F498];0)" office:value-type="float" office:value="0" calcext:value-type="float">
            <text:p>0</text:p>
          </table:table-cell>
          <table:table-cell table:formula="of:=IF([.G49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0]" office:value-type="float" office:value="1240.002" calcext:value-type="float">
            <text:p>1240.002</text:p>
          </table:table-cell>
          <table:table-cell table:formula="of:=[$'hp-log.calibrate.20250623-171745'.D500]/[$'hp-log.calibrate.20250623-171745'.E500]" office:value-type="float" office:value="2.02645502645503" calcext:value-type="float">
            <text:p>2.02645502645503</text:p>
          </table:table-cell>
          <table:table-cell table:formula="of:=[.B499]-[.B498]" office:value-type="float" office:value="-0.00272269237786471" calcext:value-type="float">
            <text:p>-0.00272269237786471</text:p>
          </table:table-cell>
          <table:table-cell table:formula="of:=[.C499]*[.D$2]+(1-[.D$2])*[.D498]" office:value-type="float" office:value="-0.0000792517547847793" calcext:value-type="float">
            <text:p>-7.92517547847793E-05</text:p>
          </table:table-cell>
          <table:table-cell table:style-name="ce5" table:formula="of:=ABS([.D499]/[.B499])" office:value-type="percentage" office:value="0.0000391085682880504" calcext:value-type="percentage">
            <text:p>0.00%</text:p>
          </table:table-cell>
          <table:table-cell table:formula="of:=IF([.E499]&lt;[.F$2];1;0)" office:value-type="float" office:value="1" calcext:value-type="float">
            <text:p>1</text:p>
          </table:table-cell>
          <table:table-cell table:formula="of:=IF([.F499];[.G498]+[.F499];0)" office:value-type="float" office:value="1" calcext:value-type="float">
            <text:p>1</text:p>
          </table:table-cell>
          <table:table-cell table:formula="of:=IF([.G49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1]" office:value-type="float" office:value="1242.502" calcext:value-type="float">
            <text:p>1242.502</text:p>
          </table:table-cell>
          <table:table-cell table:formula="of:=[$'hp-log.calibrate.20250623-171745'.D501]/[$'hp-log.calibrate.20250623-171745'.E501]" office:value-type="float" office:value="2.02917771883289" calcext:value-type="float">
            <text:p>2.02917771883289</text:p>
          </table:table-cell>
          <table:table-cell table:formula="of:=[.B500]-[.B499]" office:value-type="float" office:value="0.00272269237786471" calcext:value-type="float">
            <text:p>0.00272269237786471</text:p>
          </table:table-cell>
          <table:table-cell table:formula="of:=[.C500]*[.D$2]+(1-[.D$2])*[.D499]" office:value-type="float" office:value="0.00020094265848017" calcext:value-type="float">
            <text:p>0.00020094265848017</text:p>
          </table:table-cell>
          <table:table-cell table:style-name="ce5" table:formula="of:=ABS([.D500]/[.B500])" office:value-type="percentage" office:value="0.0000990266434601621" calcext:value-type="percentage">
            <text:p>0.01%</text:p>
          </table:table-cell>
          <table:table-cell table:formula="of:=IF([.E500]&lt;[.F$2];1;0)" office:value-type="float" office:value="1" calcext:value-type="float">
            <text:p>1</text:p>
          </table:table-cell>
          <table:table-cell table:formula="of:=IF([.F500];[.G499]+[.F500];0)" office:value-type="float" office:value="2" calcext:value-type="float">
            <text:p>2</text:p>
          </table:table-cell>
          <table:table-cell table:formula="of:=IF([.G50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2]" office:value-type="float" office:value="1245.002" calcext:value-type="float">
            <text:p>1245.002</text:p>
          </table:table-cell>
          <table:table-cell table:formula="of:=[$'hp-log.calibrate.20250623-171745'.D502]/[$'hp-log.calibrate.20250623-171745'.E502]" office:value-type="float" office:value="2.02645502645503" calcext:value-type="float">
            <text:p>2.02645502645503</text:p>
          </table:table-cell>
          <table:table-cell table:formula="of:=[.B501]-[.B500]" office:value-type="float" office:value="-0.00272269237786471" calcext:value-type="float">
            <text:p>-0.00272269237786471</text:p>
          </table:table-cell>
          <table:table-cell table:formula="of:=[.C501]*[.D$2]+(1-[.D$2])*[.D500]" office:value-type="float" office:value="-0.0000914208451543183" calcext:value-type="float">
            <text:p>-9.14208451543183E-05</text:p>
          </table:table-cell>
          <table:table-cell table:style-name="ce5" table:formula="of:=ABS([.D501]/[.B501])" office:value-type="percentage" office:value="0.0000451136807680579" calcext:value-type="percentage">
            <text:p>0.00%</text:p>
          </table:table-cell>
          <table:table-cell table:formula="of:=IF([.E501]&lt;[.F$2];1;0)" office:value-type="float" office:value="1" calcext:value-type="float">
            <text:p>1</text:p>
          </table:table-cell>
          <table:table-cell table:formula="of:=IF([.F501];[.G500]+[.F501];0)" office:value-type="float" office:value="3" calcext:value-type="float">
            <text:p>3</text:p>
          </table:table-cell>
          <table:table-cell table:formula="of:=IF([.G50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3]" office:value-type="float" office:value="1247.502" calcext:value-type="float">
            <text:p>1247.502</text:p>
          </table:table-cell>
          <table:table-cell table:formula="of:=[$'hp-log.calibrate.20250623-171745'.D503]/[$'hp-log.calibrate.20250623-171745'.E503]" office:value-type="float" office:value="2.02652519893899" calcext:value-type="float">
            <text:p>2.02652519893899</text:p>
          </table:table-cell>
          <table:table-cell table:formula="of:=[.B502]-[.B501]" office:value-type="float" office:value="0.0000701724839653473" calcext:value-type="float">
            <text:p>7.01724839653473E-05</text:p>
          </table:table-cell>
          <table:table-cell table:formula="of:=[.C502]*[.D$2]+(1-[.D$2])*[.D501]" office:value-type="float" office:value="-0.0000752615122423518" calcext:value-type="float">
            <text:p>-7.52615122423518E-05</text:p>
          </table:table-cell>
          <table:table-cell table:style-name="ce5" table:formula="of:=ABS([.D502]/[.B502])" office:value-type="percentage" office:value="0.0000371382069572862" calcext:value-type="percentage">
            <text:p>0.00%</text:p>
          </table:table-cell>
          <table:table-cell table:formula="of:=IF([.E502]&lt;[.F$2];1;0)" office:value-type="float" office:value="1" calcext:value-type="float">
            <text:p>1</text:p>
          </table:table-cell>
          <table:table-cell table:formula="of:=IF([.F502];[.G501]+[.F502];0)" office:value-type="float" office:value="4" calcext:value-type="float">
            <text:p>4</text:p>
          </table:table-cell>
          <table:table-cell table:formula="of:=IF([.G50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4]" office:value-type="float" office:value="1250.001" calcext:value-type="float">
            <text:p>1250.001</text:p>
          </table:table-cell>
          <table:table-cell table:formula="of:=[$'hp-log.calibrate.20250623-171745'.D504]/[$'hp-log.calibrate.20250623-171745'.E504]" office:value-type="float" office:value="2.02652519893899" calcext:value-type="float">
            <text:p>2.02652519893899</text:p>
          </table:table-cell>
          <table:table-cell table:formula="of:=[.B503]-[.B502]" office:value-type="float" office:value="0" calcext:value-type="float">
            <text:p>0</text:p>
          </table:table-cell>
          <table:table-cell table:formula="of:=[.C503]*[.D$2]+(1-[.D$2])*[.D502]" office:value-type="float" office:value="-0.0000677353610181166" calcext:value-type="float">
            <text:p>-6.77353610181166E-05</text:p>
          </table:table-cell>
          <table:table-cell table:style-name="ce5" table:formula="of:=ABS([.D503]/[.B503])" office:value-type="percentage" office:value="0.0000334243862615575" calcext:value-type="percentage">
            <text:p>0.00%</text:p>
          </table:table-cell>
          <table:table-cell table:formula="of:=IF([.E503]&lt;[.F$2];1;0)" office:value-type="float" office:value="1" calcext:value-type="float">
            <text:p>1</text:p>
          </table:table-cell>
          <table:table-cell table:formula="of:=IF([.F503];[.G502]+[.F503];0)" office:value-type="float" office:value="5" calcext:value-type="float">
            <text:p>5</text:p>
          </table:table-cell>
          <table:table-cell table:formula="of:=IF([.G50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5]" office:value-type="float" office:value="1252.501" calcext:value-type="float">
            <text:p>1252.501</text:p>
          </table:table-cell>
          <table:table-cell table:formula="of:=[$'hp-log.calibrate.20250623-171745'.D505]/[$'hp-log.calibrate.20250623-171745'.E505]" office:value-type="float" office:value="2.02652519893899" calcext:value-type="float">
            <text:p>2.02652519893899</text:p>
          </table:table-cell>
          <table:table-cell table:formula="of:=[.B504]-[.B503]" office:value-type="float" office:value="0" calcext:value-type="float">
            <text:p>0</text:p>
          </table:table-cell>
          <table:table-cell table:formula="of:=[.C504]*[.D$2]+(1-[.D$2])*[.D503]" office:value-type="float" office:value="-0.0000609618249163049" calcext:value-type="float">
            <text:p>-6.09618249163049E-05</text:p>
          </table:table-cell>
          <table:table-cell table:style-name="ce5" table:formula="of:=ABS([.D504]/[.B504])" office:value-type="percentage" office:value="0.0000300819476354018" calcext:value-type="percentage">
            <text:p>0.00%</text:p>
          </table:table-cell>
          <table:table-cell table:formula="of:=IF([.E504]&lt;[.F$2];1;0)" office:value-type="float" office:value="1" calcext:value-type="float">
            <text:p>1</text:p>
          </table:table-cell>
          <table:table-cell table:formula="of:=IF([.F504];[.G503]+[.F504];0)" office:value-type="float" office:value="6" calcext:value-type="float">
            <text:p>6</text:p>
          </table:table-cell>
          <table:table-cell table:formula="of:=IF([.G50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6]" office:value-type="float" office:value="1255.001" calcext:value-type="float">
            <text:p>1255.001</text:p>
          </table:table-cell>
          <table:table-cell table:formula="of:=[$'hp-log.calibrate.20250623-171745'.D506]/[$'hp-log.calibrate.20250623-171745'.E506]" office:value-type="float" office:value="2.02917771883289" calcext:value-type="float">
            <text:p>2.02917771883289</text:p>
          </table:table-cell>
          <table:table-cell table:formula="of:=[.B505]-[.B504]" office:value-type="float" office:value="0.00265251989389936" calcext:value-type="float">
            <text:p>0.00265251989389936</text:p>
          </table:table-cell>
          <table:table-cell table:formula="of:=[.C505]*[.D$2]+(1-[.D$2])*[.D504]" office:value-type="float" office:value="0.000210386346965262" calcext:value-type="float">
            <text:p>0.000210386346965262</text:p>
          </table:table-cell>
          <table:table-cell table:style-name="ce5" table:formula="of:=ABS([.D505]/[.B505])" office:value-type="percentage" office:value="0.000103680591903142" calcext:value-type="percentage">
            <text:p>0.01%</text:p>
          </table:table-cell>
          <table:table-cell table:formula="of:=IF([.E505]&lt;[.F$2];1;0)" office:value-type="float" office:value="0" calcext:value-type="float">
            <text:p>0</text:p>
          </table:table-cell>
          <table:table-cell table:formula="of:=IF([.F505];[.G504]+[.F505];0)" office:value-type="float" office:value="0" calcext:value-type="float">
            <text:p>0</text:p>
          </table:table-cell>
          <table:table-cell table:formula="of:=IF([.G50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7]" office:value-type="float" office:value="1257.502" calcext:value-type="float">
            <text:p>1257.502</text:p>
          </table:table-cell>
          <table:table-cell table:formula="of:=[$'hp-log.calibrate.20250623-171745'.D507]/[$'hp-log.calibrate.20250623-171745'.E507]" office:value-type="float" office:value="2.02645502645503" calcext:value-type="float">
            <text:p>2.02645502645503</text:p>
          </table:table-cell>
          <table:table-cell table:formula="of:=[.B506]-[.B505]" office:value-type="float" office:value="-0.00272269237786471" calcext:value-type="float">
            <text:p>-0.00272269237786471</text:p>
          </table:table-cell>
          <table:table-cell table:formula="of:=[.C506]*[.D$2]+(1-[.D$2])*[.D505]" office:value-type="float" office:value="-0.0000829215255177354" calcext:value-type="float">
            <text:p>-8.29215255177354E-05</text:p>
          </table:table-cell>
          <table:table-cell table:style-name="ce5" table:formula="of:=ABS([.D506]/[.B506])" office:value-type="percentage" office:value="0.0000409194995374725" calcext:value-type="percentage">
            <text:p>0.00%</text:p>
          </table:table-cell>
          <table:table-cell table:formula="of:=IF([.E506]&lt;[.F$2];1;0)" office:value-type="float" office:value="1" calcext:value-type="float">
            <text:p>1</text:p>
          </table:table-cell>
          <table:table-cell table:formula="of:=IF([.F506];[.G505]+[.F506];0)" office:value-type="float" office:value="1" calcext:value-type="float">
            <text:p>1</text:p>
          </table:table-cell>
          <table:table-cell table:formula="of:=IF([.G50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8]" office:value-type="float" office:value="1260.001" calcext:value-type="float">
            <text:p>1260.001</text:p>
          </table:table-cell>
          <table:table-cell table:formula="of:=[$'hp-log.calibrate.20250623-171745'.D508]/[$'hp-log.calibrate.20250623-171745'.E508]" office:value-type="float" office:value="2.02917771883289" calcext:value-type="float">
            <text:p>2.02917771883289</text:p>
          </table:table-cell>
          <table:table-cell table:formula="of:=[.B507]-[.B506]" office:value-type="float" office:value="0.00272269237786471" calcext:value-type="float">
            <text:p>0.00272269237786471</text:p>
          </table:table-cell>
          <table:table-cell table:formula="of:=[.C507]*[.D$2]+(1-[.D$2])*[.D506]" office:value-type="float" office:value="0.000197639864820509" calcext:value-type="float">
            <text:p>0.000197639864820509</text:p>
          </table:table-cell>
          <table:table-cell table:style-name="ce5" table:formula="of:=ABS([.D507]/[.B507])" office:value-type="percentage" office:value="0.0000973989922056627" calcext:value-type="percentage">
            <text:p>0.01%</text:p>
          </table:table-cell>
          <table:table-cell table:formula="of:=IF([.E507]&lt;[.F$2];1;0)" office:value-type="float" office:value="1" calcext:value-type="float">
            <text:p>1</text:p>
          </table:table-cell>
          <table:table-cell table:formula="of:=IF([.F507];[.G506]+[.F507];0)" office:value-type="float" office:value="2" calcext:value-type="float">
            <text:p>2</text:p>
          </table:table-cell>
          <table:table-cell table:formula="of:=IF([.G50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09]" office:value-type="float" office:value="1262.502" calcext:value-type="float">
            <text:p>1262.502</text:p>
          </table:table-cell>
          <table:table-cell table:formula="of:=[$'hp-log.calibrate.20250623-171745'.D509]/[$'hp-log.calibrate.20250623-171745'.E509]" office:value-type="float" office:value="2.03183023872679" calcext:value-type="float">
            <text:p>2.03183023872679</text:p>
          </table:table-cell>
          <table:table-cell table:formula="of:=[.B508]-[.B507]" office:value-type="float" office:value="0.00265251989389936" calcext:value-type="float">
            <text:p>0.00265251989389936</text:p>
          </table:table-cell>
          <table:table-cell table:formula="of:=[.C508]*[.D$2]+(1-[.D$2])*[.D507]" office:value-type="float" office:value="0.000443127867728395" calcext:value-type="float">
            <text:p>0.000443127867728395</text:p>
          </table:table-cell>
          <table:table-cell table:style-name="ce5" table:formula="of:=ABS([.D508]/[.B508])" office:value-type="percentage" office:value="0.000218092958398962" calcext:value-type="percentage">
            <text:p>0.02%</text:p>
          </table:table-cell>
          <table:table-cell table:formula="of:=IF([.E508]&lt;[.F$2];1;0)" office:value-type="float" office:value="0" calcext:value-type="float">
            <text:p>0</text:p>
          </table:table-cell>
          <table:table-cell table:formula="of:=IF([.F508];[.G507]+[.F508];0)" office:value-type="float" office:value="0" calcext:value-type="float">
            <text:p>0</text:p>
          </table:table-cell>
          <table:table-cell table:formula="of:=IF([.G50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0]" office:value-type="float" office:value="1265.002" calcext:value-type="float">
            <text:p>1265.002</text:p>
          </table:table-cell>
          <table:table-cell table:formula="of:=[$'hp-log.calibrate.20250623-171745'.D510]/[$'hp-log.calibrate.20250623-171745'.E510]" office:value-type="float" office:value="2.02645502645503" calcext:value-type="float">
            <text:p>2.02645502645503</text:p>
          </table:table-cell>
          <table:table-cell table:formula="of:=[.B509]-[.B508]" office:value-type="float" office:value="-0.00537521227176407" calcext:value-type="float">
            <text:p>-0.00537521227176407</text:p>
          </table:table-cell>
          <table:table-cell table:formula="of:=[.C509]*[.D$2]+(1-[.D$2])*[.D508]" office:value-type="float" office:value="-0.000138706146220852" calcext:value-type="float">
            <text:p>-0.000138706146220852</text:p>
          </table:table-cell>
          <table:table-cell table:style-name="ce5" table:formula="of:=ABS([.D509]/[.B509])" office:value-type="percentage" office:value="0.0000684476805110733" calcext:value-type="percentage">
            <text:p>0.01%</text:p>
          </table:table-cell>
          <table:table-cell table:formula="of:=IF([.E509]&lt;[.F$2];1;0)" office:value-type="float" office:value="1" calcext:value-type="float">
            <text:p>1</text:p>
          </table:table-cell>
          <table:table-cell table:formula="of:=IF([.F509];[.G508]+[.F509];0)" office:value-type="float" office:value="1" calcext:value-type="float">
            <text:p>1</text:p>
          </table:table-cell>
          <table:table-cell table:formula="of:=IF([.G50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1]" office:value-type="float" office:value="1267.502" calcext:value-type="float">
            <text:p>1267.502</text:p>
          </table:table-cell>
          <table:table-cell table:formula="of:=[$'hp-log.calibrate.20250623-171745'.D511]/[$'hp-log.calibrate.20250623-171745'.E511]" office:value-type="float" office:value="2.02917771883289" calcext:value-type="float">
            <text:p>2.02917771883289</text:p>
          </table:table-cell>
          <table:table-cell table:formula="of:=[.B510]-[.B509]" office:value-type="float" office:value="0.00272269237786471" calcext:value-type="float">
            <text:p>0.00272269237786471</text:p>
          </table:table-cell>
          <table:table-cell table:formula="of:=[.C510]*[.D$2]+(1-[.D$2])*[.D509]" office:value-type="float" office:value="0.000147433706187704" calcext:value-type="float">
            <text:p>0.000147433706187704</text:p>
          </table:table-cell>
          <table:table-cell table:style-name="ce5" table:formula="of:=ABS([.D510]/[.B510])" office:value-type="percentage" office:value="0.0000726568721996921" calcext:value-type="percentage">
            <text:p>0.01%</text:p>
          </table:table-cell>
          <table:table-cell table:formula="of:=IF([.E510]&lt;[.F$2];1;0)" office:value-type="float" office:value="1" calcext:value-type="float">
            <text:p>1</text:p>
          </table:table-cell>
          <table:table-cell table:formula="of:=IF([.F510];[.G509]+[.F510];0)" office:value-type="float" office:value="2" calcext:value-type="float">
            <text:p>2</text:p>
          </table:table-cell>
          <table:table-cell table:formula="of:=IF([.G5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2]" office:value-type="float" office:value="1270.001" calcext:value-type="float">
            <text:p>1270.001</text:p>
          </table:table-cell>
          <table:table-cell table:formula="of:=[$'hp-log.calibrate.20250623-171745'.D512]/[$'hp-log.calibrate.20250623-171745'.E512]" office:value-type="float" office:value="2.02645502645503" calcext:value-type="float">
            <text:p>2.02645502645503</text:p>
          </table:table-cell>
          <table:table-cell table:formula="of:=[.B511]-[.B510]" office:value-type="float" office:value="-0.00272269237786471" calcext:value-type="float">
            <text:p>-0.00272269237786471</text:p>
          </table:table-cell>
          <table:table-cell table:formula="of:=[.C511]*[.D$2]+(1-[.D$2])*[.D510]" office:value-type="float" office:value="-0.000139578902217537" calcext:value-type="float">
            <text:p>-0.000139578902217537</text:p>
          </table:table-cell>
          <table:table-cell table:style-name="ce5" table:formula="of:=ABS([.D511]/[.B511])" office:value-type="percentage" office:value="0.0000688783616687064" calcext:value-type="percentage">
            <text:p>0.01%</text:p>
          </table:table-cell>
          <table:table-cell table:formula="of:=IF([.E511]&lt;[.F$2];1;0)" office:value-type="float" office:value="1" calcext:value-type="float">
            <text:p>1</text:p>
          </table:table-cell>
          <table:table-cell table:formula="of:=IF([.F511];[.G510]+[.F511];0)" office:value-type="float" office:value="3" calcext:value-type="float">
            <text:p>3</text:p>
          </table:table-cell>
          <table:table-cell table:formula="of:=IF([.G5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3]" office:value-type="float" office:value="1272.501" calcext:value-type="float">
            <text:p>1272.501</text:p>
          </table:table-cell>
          <table:table-cell table:formula="of:=[$'hp-log.calibrate.20250623-171745'.D513]/[$'hp-log.calibrate.20250623-171745'.E513]" office:value-type="float" office:value="2.02917771883289" calcext:value-type="float">
            <text:p>2.02917771883289</text:p>
          </table:table-cell>
          <table:table-cell table:formula="of:=[.B512]-[.B511]" office:value-type="float" office:value="0.00272269237786471" calcext:value-type="float">
            <text:p>0.00272269237786471</text:p>
          </table:table-cell>
          <table:table-cell table:formula="of:=[.C512]*[.D$2]+(1-[.D$2])*[.D511]" office:value-type="float" office:value="0.000146648225790687" calcext:value-type="float">
            <text:p>0.000146648225790687</text:p>
          </table:table-cell>
          <table:table-cell table:style-name="ce5" table:formula="of:=ABS([.D512]/[.B512])" office:value-type="percentage" office:value="0.0000722697792458682" calcext:value-type="percentage">
            <text:p>0.01%</text:p>
          </table:table-cell>
          <table:table-cell table:formula="of:=IF([.E512]&lt;[.F$2];1;0)" office:value-type="float" office:value="1" calcext:value-type="float">
            <text:p>1</text:p>
          </table:table-cell>
          <table:table-cell table:formula="of:=IF([.F512];[.G511]+[.F512];0)" office:value-type="float" office:value="4" calcext:value-type="float">
            <text:p>4</text:p>
          </table:table-cell>
          <table:table-cell table:formula="of:=IF([.G5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4]" office:value-type="float" office:value="1275.001" calcext:value-type="float">
            <text:p>1275.001</text:p>
          </table:table-cell>
          <table:table-cell table:formula="of:=[$'hp-log.calibrate.20250623-171745'.D514]/[$'hp-log.calibrate.20250623-171745'.E514]" office:value-type="float" office:value="2.02645502645503" calcext:value-type="float">
            <text:p>2.02645502645503</text:p>
          </table:table-cell>
          <table:table-cell table:formula="of:=[.B513]-[.B512]" office:value-type="float" office:value="-0.00272269237786471" calcext:value-type="float">
            <text:p>-0.00272269237786471</text:p>
          </table:table-cell>
          <table:table-cell table:formula="of:=[.C513]*[.D$2]+(1-[.D$2])*[.D512]" office:value-type="float" office:value="-0.000140285834574852" calcext:value-type="float">
            <text:p>-0.000140285834574852</text:p>
          </table:table-cell>
          <table:table-cell table:style-name="ce5" table:formula="of:=ABS([.D513]/[.B513])" office:value-type="percentage" office:value="0.0000692272134063893" calcext:value-type="percentage">
            <text:p>0.01%</text:p>
          </table:table-cell>
          <table:table-cell table:formula="of:=IF([.E513]&lt;[.F$2];1;0)" office:value-type="float" office:value="1" calcext:value-type="float">
            <text:p>1</text:p>
          </table:table-cell>
          <table:table-cell table:formula="of:=IF([.F513];[.G512]+[.F513];0)" office:value-type="float" office:value="5" calcext:value-type="float">
            <text:p>5</text:p>
          </table:table-cell>
          <table:table-cell table:formula="of:=IF([.G5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5]" office:value-type="float" office:value="1277.502" calcext:value-type="float">
            <text:p>1277.502</text:p>
          </table:table-cell>
          <table:table-cell table:formula="of:=[$'hp-log.calibrate.20250623-171745'.D515]/[$'hp-log.calibrate.20250623-171745'.E515]" office:value-type="float" office:value="2.02917771883289" calcext:value-type="float">
            <text:p>2.02917771883289</text:p>
          </table:table-cell>
          <table:table-cell table:formula="of:=[.B514]-[.B513]" office:value-type="float" office:value="0.00272269237786471" calcext:value-type="float">
            <text:p>0.00272269237786471</text:p>
          </table:table-cell>
          <table:table-cell table:formula="of:=[.C514]*[.D$2]+(1-[.D$2])*[.D513]" office:value-type="float" office:value="0.000146011986669104" calcext:value-type="float">
            <text:p>0.000146011986669104</text:p>
          </table:table-cell>
          <table:table-cell table:style-name="ce5" table:formula="of:=ABS([.D514]/[.B514])" office:value-type="percentage" office:value="0.0000719562339532708" calcext:value-type="percentage">
            <text:p>0.01%</text:p>
          </table:table-cell>
          <table:table-cell table:formula="of:=IF([.E514]&lt;[.F$2];1;0)" office:value-type="float" office:value="1" calcext:value-type="float">
            <text:p>1</text:p>
          </table:table-cell>
          <table:table-cell table:formula="of:=IF([.F514];[.G513]+[.F514];0)" office:value-type="float" office:value="6" calcext:value-type="float">
            <text:p>6</text:p>
          </table:table-cell>
          <table:table-cell table:formula="of:=IF([.G5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6]" office:value-type="float" office:value="1280.002" calcext:value-type="float">
            <text:p>1280.002</text:p>
          </table:table-cell>
          <table:table-cell table:formula="of:=[$'hp-log.calibrate.20250623-171745'.D516]/[$'hp-log.calibrate.20250623-171745'.E516]" office:value-type="float" office:value="2.02645502645503" calcext:value-type="float">
            <text:p>2.02645502645503</text:p>
          </table:table-cell>
          <table:table-cell table:formula="of:=[.B515]-[.B514]" office:value-type="float" office:value="-0.00272269237786471" calcext:value-type="float">
            <text:p>-0.00272269237786471</text:p>
          </table:table-cell>
          <table:table-cell table:formula="of:=[.C515]*[.D$2]+(1-[.D$2])*[.D514]" office:value-type="float" office:value="-0.000140858449784278" calcext:value-type="float">
            <text:p>-0.000140858449784278</text:p>
          </table:table-cell>
          <table:table-cell table:style-name="ce5" table:formula="of:=ABS([.D515]/[.B515])" office:value-type="percentage" office:value="0.0000695097833139124" calcext:value-type="percentage">
            <text:p>0.01%</text:p>
          </table:table-cell>
          <table:table-cell table:formula="of:=IF([.E515]&lt;[.F$2];1;0)" office:value-type="float" office:value="1" calcext:value-type="float">
            <text:p>1</text:p>
          </table:table-cell>
          <table:table-cell table:formula="of:=IF([.F515];[.G514]+[.F515];0)" office:value-type="float" office:value="7" calcext:value-type="float">
            <text:p>7</text:p>
          </table:table-cell>
          <table:table-cell table:formula="of:=IF([.G5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7]" office:value-type="float" office:value="1282.502" calcext:value-type="float">
            <text:p>1282.502</text:p>
          </table:table-cell>
          <table:table-cell table:formula="of:=[$'hp-log.calibrate.20250623-171745'.D517]/[$'hp-log.calibrate.20250623-171745'.E517]" office:value-type="float" office:value="2.02917771883289" calcext:value-type="float">
            <text:p>2.02917771883289</text:p>
          </table:table-cell>
          <table:table-cell table:formula="of:=[.B516]-[.B515]" office:value-type="float" office:value="0.00272269237786471" calcext:value-type="float">
            <text:p>0.00272269237786471</text:p>
          </table:table-cell>
          <table:table-cell table:formula="of:=[.C516]*[.D$2]+(1-[.D$2])*[.D515]" office:value-type="float" office:value="0.000145496632980621" calcext:value-type="float">
            <text:p>0.000145496632980621</text:p>
          </table:table-cell>
          <table:table-cell table:style-name="ce5" table:formula="of:=ABS([.D516]/[.B516])" office:value-type="percentage" office:value="0.000071702262266267" calcext:value-type="percentage">
            <text:p>0.01%</text:p>
          </table:table-cell>
          <table:table-cell table:formula="of:=IF([.E516]&lt;[.F$2];1;0)" office:value-type="float" office:value="1" calcext:value-type="float">
            <text:p>1</text:p>
          </table:table-cell>
          <table:table-cell table:formula="of:=IF([.F516];[.G515]+[.F516];0)" office:value-type="float" office:value="8" calcext:value-type="float">
            <text:p>8</text:p>
          </table:table-cell>
          <table:table-cell table:formula="of:=IF([.G5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8]" office:value-type="float" office:value="1285.001" calcext:value-type="float">
            <text:p>1285.001</text:p>
          </table:table-cell>
          <table:table-cell table:formula="of:=[$'hp-log.calibrate.20250623-171745'.D518]/[$'hp-log.calibrate.20250623-171745'.E518]" office:value-type="float" office:value="2.02645502645503" calcext:value-type="float">
            <text:p>2.02645502645503</text:p>
          </table:table-cell>
          <table:table-cell table:formula="of:=[.B517]-[.B516]" office:value-type="float" office:value="-0.00272269237786471" calcext:value-type="float">
            <text:p>-0.00272269237786471</text:p>
          </table:table-cell>
          <table:table-cell table:formula="of:=[.C517]*[.D$2]+(1-[.D$2])*[.D516]" office:value-type="float" office:value="-0.000141322268103912" calcext:value-type="float">
            <text:p>-0.000141322268103912</text:p>
          </table:table-cell>
          <table:table-cell table:style-name="ce5" table:formula="of:=ABS([.D517]/[.B517])" office:value-type="percentage" office:value="0.0000697386649390061" calcext:value-type="percentage">
            <text:p>0.01%</text:p>
          </table:table-cell>
          <table:table-cell table:formula="of:=IF([.E517]&lt;[.F$2];1;0)" office:value-type="float" office:value="1" calcext:value-type="float">
            <text:p>1</text:p>
          </table:table-cell>
          <table:table-cell table:formula="of:=IF([.F517];[.G516]+[.F517];0)" office:value-type="float" office:value="9" calcext:value-type="float">
            <text:p>9</text:p>
          </table:table-cell>
          <table:table-cell table:formula="of:=IF([.G5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19]" office:value-type="float" office:value="1287.501" calcext:value-type="float">
            <text:p>1287.501</text:p>
          </table:table-cell>
          <table:table-cell table:formula="of:=[$'hp-log.calibrate.20250623-171745'.D519]/[$'hp-log.calibrate.20250623-171745'.E519]" office:value-type="float" office:value="2.02652519893899" calcext:value-type="float">
            <text:p>2.02652519893899</text:p>
          </table:table-cell>
          <table:table-cell table:formula="of:=[.B518]-[.B517]" office:value-type="float" office:value="0.0000701724839653473" calcext:value-type="float">
            <text:p>7.01724839653473E-05</text:p>
          </table:table-cell>
          <table:table-cell table:formula="of:=[.C518]*[.D$2]+(1-[.D$2])*[.D517]" office:value-type="float" office:value="-0.000120172792896986" calcext:value-type="float">
            <text:p>-0.000120172792896986</text:p>
          </table:table-cell>
          <table:table-cell table:style-name="ce5" table:formula="of:=ABS([.D518]/[.B518])" office:value-type="percentage" office:value="0.0000592999252907902" calcext:value-type="percentage">
            <text:p>0.01%</text:p>
          </table:table-cell>
          <table:table-cell table:formula="of:=IF([.E518]&lt;[.F$2];1;0)" office:value-type="float" office:value="1" calcext:value-type="float">
            <text:p>1</text:p>
          </table:table-cell>
          <table:table-cell table:formula="of:=IF([.F518];[.G517]+[.F518];0)" office:value-type="float" office:value="10" calcext:value-type="float">
            <text:p>10</text:p>
          </table:table-cell>
          <table:table-cell table:formula="of:=IF([.G51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20]" office:value-type="float" office:value="1290.001" calcext:value-type="float">
            <text:p>1290.001</text:p>
          </table:table-cell>
          <table:table-cell table:formula="of:=[$'hp-log.calibrate.20250623-171745'.D520]/[$'hp-log.calibrate.20250623-171745'.E520]" office:value-type="float" office:value="2.02652519893899" calcext:value-type="float">
            <text:p>2.02652519893899</text:p>
          </table:table-cell>
          <table:table-cell table:formula="of:=[.B519]-[.B518]" office:value-type="float" office:value="0" calcext:value-type="float">
            <text:p>0</text:p>
          </table:table-cell>
          <table:table-cell table:formula="of:=[.C519]*[.D$2]+(1-[.D$2])*[.D518]" office:value-type="float" office:value="-0.000108155513607287" calcext:value-type="float">
            <text:p>-0.000108155513607287</text:p>
          </table:table-cell>
          <table:table-cell table:style-name="ce5" table:formula="of:=ABS([.D519]/[.B519])" office:value-type="percentage" office:value="0.0000533699327617112" calcext:value-type="percentage">
            <text:p>0.01%</text:p>
          </table:table-cell>
          <table:table-cell table:formula="of:=IF([.E519]&lt;[.F$2];1;0)" office:value-type="float" office:value="1" calcext:value-type="float">
            <text:p>1</text:p>
          </table:table-cell>
          <table:table-cell table:formula="of:=IF([.F519];[.G518]+[.F519];0)" office:value-type="float" office:value="11" calcext:value-type="float">
            <text:p>11</text:p>
          </table:table-cell>
          <table:table-cell table:formula="of:=IF([.G51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21]" office:value-type="float" office:value="1292.501" calcext:value-type="float">
            <text:p>1292.501</text:p>
          </table:table-cell>
          <table:table-cell table:formula="of:=[$'hp-log.calibrate.20250623-171745'.D521]/[$'hp-log.calibrate.20250623-171745'.E521]" office:value-type="float" office:value="2.02917771883289" calcext:value-type="float">
            <text:p>2.02917771883289</text:p>
          </table:table-cell>
          <table:table-cell table:formula="of:=[.B520]-[.B519]" office:value-type="float" office:value="0.00265251989389936" calcext:value-type="float">
            <text:p>0.00265251989389936</text:p>
          </table:table-cell>
          <table:table-cell table:formula="of:=[.C520]*[.D$2]+(1-[.D$2])*[.D519]" office:value-type="float" office:value="0.000167912027143378" calcext:value-type="float">
            <text:p>0.000167912027143378</text:p>
          </table:table-cell>
          <table:table-cell table:style-name="ce5" table:formula="of:=ABS([.D520]/[.B520])" office:value-type="percentage" office:value="0.000082748802919024" calcext:value-type="percentage">
            <text:p>0.01%</text:p>
          </table:table-cell>
          <table:table-cell table:formula="of:=IF([.E520]&lt;[.F$2];1;0)" office:value-type="float" office:value="1" calcext:value-type="float">
            <text:p>1</text:p>
          </table:table-cell>
          <table:table-cell table:formula="of:=IF([.F520];[.G519]+[.F520];0)" office:value-type="float" office:value="12" calcext:value-type="float">
            <text:p>12</text:p>
          </table:table-cell>
          <table:table-cell table:formula="of:=IF([.G52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22]" office:value-type="float" office:value="1295.002" calcext:value-type="float">
            <text:p>1295.002</text:p>
          </table:table-cell>
          <table:table-cell table:formula="of:=[$'hp-log.calibrate.20250623-171745'.D522]/[$'hp-log.calibrate.20250623-171745'.E522]" office:value-type="float" office:value="2.02645502645503" calcext:value-type="float">
            <text:p>2.02645502645503</text:p>
          </table:table-cell>
          <table:table-cell table:formula="of:=[.B521]-[.B520]" office:value-type="float" office:value="-0.00272269237786471" calcext:value-type="float">
            <text:p>-0.00272269237786471</text:p>
          </table:table-cell>
          <table:table-cell table:formula="of:=[.C521]*[.D$2]+(1-[.D$2])*[.D520]" office:value-type="float" office:value="-0.000121148413357431" calcext:value-type="float">
            <text:p>-0.000121148413357431</text:p>
          </table:table-cell>
          <table:table-cell table:style-name="ce5" table:formula="of:=ABS([.D521]/[.B521])" office:value-type="percentage" office:value="0.0000597834206907428" calcext:value-type="percentage">
            <text:p>0.01%</text:p>
          </table:table-cell>
          <table:table-cell table:formula="of:=IF([.E521]&lt;[.F$2];1;0)" office:value-type="float" office:value="1" calcext:value-type="float">
            <text:p>1</text:p>
          </table:table-cell>
          <table:table-cell table:formula="of:=IF([.F521];[.G520]+[.F521];0)" office:value-type="float" office:value="13" calcext:value-type="float">
            <text:p>13</text:p>
          </table:table-cell>
          <table:table-cell table:formula="of:=IF([.G52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23]" office:value-type="float" office:value="1297.501" calcext:value-type="float">
            <text:p>1297.501</text:p>
          </table:table-cell>
          <table:table-cell table:formula="of:=[$'hp-log.calibrate.20250623-171745'.D523]/[$'hp-log.calibrate.20250623-171745'.E523]" office:value-type="float" office:value="2.02917771883289" calcext:value-type="float">
            <text:p>2.02917771883289</text:p>
          </table:table-cell>
          <table:table-cell table:formula="of:=[.B522]-[.B521]" office:value-type="float" office:value="0.00272269237786471" calcext:value-type="float">
            <text:p>0.00272269237786471</text:p>
          </table:table-cell>
          <table:table-cell table:formula="of:=[.C522]*[.D$2]+(1-[.D$2])*[.D521]" office:value-type="float" office:value="0.000163235665764783" calcext:value-type="float">
            <text:p>0.000163235665764783</text:p>
          </table:table-cell>
          <table:table-cell table:style-name="ce5" table:formula="of:=ABS([.D522]/[.B522])" office:value-type="percentage" office:value="0.0000804442431285271" calcext:value-type="percentage">
            <text:p>0.01%</text:p>
          </table:table-cell>
          <table:table-cell table:formula="of:=IF([.E522]&lt;[.F$2];1;0)" office:value-type="float" office:value="1" calcext:value-type="float">
            <text:p>1</text:p>
          </table:table-cell>
          <table:table-cell table:formula="of:=IF([.F522];[.G521]+[.F522];0)" office:value-type="float" office:value="14" calcext:value-type="float">
            <text:p>14</text:p>
          </table:table-cell>
          <table:table-cell table:formula="of:=IF([.G52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24]" office:value-type="float" office:value="1300.001" calcext:value-type="float">
            <text:p>1300.001</text:p>
          </table:table-cell>
          <table:table-cell table:formula="of:=[$'hp-log.calibrate.20250623-171745'.D524]/[$'hp-log.calibrate.20250623-171745'.E524]" office:value-type="float" office:value="2.03183023872679" calcext:value-type="float">
            <text:p>2.03183023872679</text:p>
          </table:table-cell>
          <table:table-cell table:formula="of:=[.B523]-[.B522]" office:value-type="float" office:value="0.00265251989389936" calcext:value-type="float">
            <text:p>0.00265251989389936</text:p>
          </table:table-cell>
          <table:table-cell table:formula="of:=[.C523]*[.D$2]+(1-[.D$2])*[.D522]" office:value-type="float" office:value="0.000412164088578241" calcext:value-type="float">
            <text:p>0.000412164088578241</text:p>
          </table:table-cell>
          <table:table-cell table:style-name="ce5" table:formula="of:=ABS([.D523]/[.B523])" office:value-type="percentage" office:value="0.000202853604952999" calcext:value-type="percentage">
            <text:p>0.02%</text:p>
          </table:table-cell>
          <table:table-cell table:formula="of:=IF([.E523]&lt;[.F$2];1;0)" office:value-type="float" office:value="0" calcext:value-type="float">
            <text:p>0</text:p>
          </table:table-cell>
          <table:table-cell table:formula="of:=IF([.F523];[.G522]+[.F523];0)" office:value-type="float" office:value="0" calcext:value-type="float">
            <text:p>0</text:p>
          </table:table-cell>
          <table:table-cell table:formula="of:=IF([.G5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5]" office:value-type="float" office:value="1302.502" calcext:value-type="float">
            <text:p>1302.502</text:p>
          </table:table-cell>
          <table:table-cell table:formula="of:=[$'hp-log.calibrate.20250623-171745'.D525]/[$'hp-log.calibrate.20250623-171745'.E525]" office:value-type="float" office:value="2.03183023872679" calcext:value-type="float">
            <text:p>2.03183023872679</text:p>
          </table:table-cell>
          <table:table-cell table:formula="of:=[.B524]-[.B523]" office:value-type="float" office:value="0" calcext:value-type="float">
            <text:p>0</text:p>
          </table:table-cell>
          <table:table-cell table:formula="of:=[.C524]*[.D$2]+(1-[.D$2])*[.D523]" office:value-type="float" office:value="0.000370947679720417" calcext:value-type="float">
            <text:p>0.000370947679720417</text:p>
          </table:table-cell>
          <table:table-cell table:style-name="ce5" table:formula="of:=ABS([.D524]/[.B524])" office:value-type="percentage" office:value="0.000182568244457699" calcext:value-type="percentage">
            <text:p>0.02%</text:p>
          </table:table-cell>
          <table:table-cell table:formula="of:=IF([.E524]&lt;[.F$2];1;0)" office:value-type="float" office:value="0" calcext:value-type="float">
            <text:p>0</text:p>
          </table:table-cell>
          <table:table-cell table:formula="of:=IF([.F524];[.G523]+[.F524];0)" office:value-type="float" office:value="0" calcext:value-type="float">
            <text:p>0</text:p>
          </table:table-cell>
          <table:table-cell table:formula="of:=IF([.G5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6]" office:value-type="float" office:value="1305.001" calcext:value-type="float">
            <text:p>1305.001</text:p>
          </table:table-cell>
          <table:table-cell table:formula="of:=[$'hp-log.calibrate.20250623-171745'.D526]/[$'hp-log.calibrate.20250623-171745'.E526]" office:value-type="float" office:value="2.02645502645503" calcext:value-type="float">
            <text:p>2.02645502645503</text:p>
          </table:table-cell>
          <table:table-cell table:formula="of:=[.B525]-[.B524]" office:value-type="float" office:value="-0.00537521227176407" calcext:value-type="float">
            <text:p>-0.00537521227176407</text:p>
          </table:table-cell>
          <table:table-cell table:formula="of:=[.C525]*[.D$2]+(1-[.D$2])*[.D524]" office:value-type="float" office:value="-0.000203668315428032" calcext:value-type="float">
            <text:p>-0.000203668315428032</text:p>
          </table:table-cell>
          <table:table-cell table:style-name="ce5" table:formula="of:=ABS([.D525]/[.B525])" office:value-type="percentage" office:value="0.000100504730067619" calcext:value-type="percentage">
            <text:p>0.01%</text:p>
          </table:table-cell>
          <table:table-cell table:formula="of:=IF([.E525]&lt;[.F$2];1;0)" office:value-type="float" office:value="0" calcext:value-type="float">
            <text:p>0</text:p>
          </table:table-cell>
          <table:table-cell table:formula="of:=IF([.F525];[.G524]+[.F525];0)" office:value-type="float" office:value="0" calcext:value-type="float">
            <text:p>0</text:p>
          </table:table-cell>
          <table:table-cell table:formula="of:=IF([.G5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7]" office:value-type="float" office:value="1307.502" calcext:value-type="float">
            <text:p>1307.502</text:p>
          </table:table-cell>
          <table:table-cell table:formula="of:=[$'hp-log.calibrate.20250623-171745'.D527]/[$'hp-log.calibrate.20250623-171745'.E527]" office:value-type="float" office:value="2.02917771883289" calcext:value-type="float">
            <text:p>2.02917771883289</text:p>
          </table:table-cell>
          <table:table-cell table:formula="of:=[.B526]-[.B525]" office:value-type="float" office:value="0.00272269237786471" calcext:value-type="float">
            <text:p>0.00272269237786471</text:p>
          </table:table-cell>
          <table:table-cell table:formula="of:=[.C526]*[.D$2]+(1-[.D$2])*[.D525]" office:value-type="float" office:value="0.0000889677539012422" calcext:value-type="float">
            <text:p>8.89677539012422E-05</text:p>
          </table:table-cell>
          <table:table-cell table:style-name="ce5" table:formula="of:=ABS([.D526]/[.B526])" office:value-type="percentage" office:value="0.0000438442395042723" calcext:value-type="percentage">
            <text:p>0.00%</text:p>
          </table:table-cell>
          <table:table-cell table:formula="of:=IF([.E526]&lt;[.F$2];1;0)" office:value-type="float" office:value="1" calcext:value-type="float">
            <text:p>1</text:p>
          </table:table-cell>
          <table:table-cell table:formula="of:=IF([.F526];[.G525]+[.F526];0)" office:value-type="float" office:value="1" calcext:value-type="float">
            <text:p>1</text:p>
          </table:table-cell>
          <table:table-cell table:formula="of:=IF([.G5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8]" office:value-type="float" office:value="1310.002" calcext:value-type="float">
            <text:p>1310.002</text:p>
          </table:table-cell>
          <table:table-cell table:formula="of:=[$'hp-log.calibrate.20250623-171745'.D528]/[$'hp-log.calibrate.20250623-171745'.E528]" office:value-type="float" office:value="2.03183023872679" calcext:value-type="float">
            <text:p>2.03183023872679</text:p>
          </table:table-cell>
          <table:table-cell table:formula="of:=[.B527]-[.B526]" office:value-type="float" office:value="0.00265251989389936" calcext:value-type="float">
            <text:p>0.00265251989389936</text:p>
          </table:table-cell>
          <table:table-cell table:formula="of:=[.C527]*[.D$2]+(1-[.D$2])*[.D526]" office:value-type="float" office:value="0.000345322967901054" calcext:value-type="float">
            <text:p>0.000345322967901054</text:p>
          </table:table-cell>
          <table:table-cell table:style-name="ce5" table:formula="of:=ABS([.D527]/[.B527])" office:value-type="percentage" office:value="0.000169956604306394" calcext:value-type="percentage">
            <text:p>0.02%</text:p>
          </table:table-cell>
          <table:table-cell table:formula="of:=IF([.E527]&lt;[.F$2];1;0)" office:value-type="float" office:value="0" calcext:value-type="float">
            <text:p>0</text:p>
          </table:table-cell>
          <table:table-cell table:formula="of:=IF([.F527];[.G526]+[.F527];0)" office:value-type="float" office:value="0" calcext:value-type="float">
            <text:p>0</text:p>
          </table:table-cell>
          <table:table-cell table:formula="of:=IF([.G5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29]" office:value-type="float" office:value="1312.502" calcext:value-type="float">
            <text:p>1312.502</text:p>
          </table:table-cell>
          <table:table-cell table:formula="of:=[$'hp-log.calibrate.20250623-171745'.D529]/[$'hp-log.calibrate.20250623-171745'.E529]" office:value-type="float" office:value="2.02645502645503" calcext:value-type="float">
            <text:p>2.02645502645503</text:p>
          </table:table-cell>
          <table:table-cell table:formula="of:=[.B528]-[.B527]" office:value-type="float" office:value="-0.00537521227176407" calcext:value-type="float">
            <text:p>-0.00537521227176407</text:p>
          </table:table-cell>
          <table:table-cell table:formula="of:=[.C528]*[.D$2]+(1-[.D$2])*[.D527]" office:value-type="float" office:value="-0.000226730556065459" calcext:value-type="float">
            <text:p>-0.000226730556065459</text:p>
          </table:table-cell>
          <table:table-cell table:style-name="ce5" table:formula="of:=ABS([.D528]/[.B528])" office:value-type="percentage" office:value="0.00011188531356755" calcext:value-type="percentage">
            <text:p>0.01%</text:p>
          </table:table-cell>
          <table:table-cell table:formula="of:=IF([.E528]&lt;[.F$2];1;0)" office:value-type="float" office:value="0" calcext:value-type="float">
            <text:p>0</text:p>
          </table:table-cell>
          <table:table-cell table:formula="of:=IF([.F528];[.G527]+[.F528];0)" office:value-type="float" office:value="0" calcext:value-type="float">
            <text:p>0</text:p>
          </table:table-cell>
          <table:table-cell table:formula="of:=IF([.G5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0]" office:value-type="float" office:value="1315.001" calcext:value-type="float">
            <text:p>1315.001</text:p>
          </table:table-cell>
          <table:table-cell table:formula="of:=[$'hp-log.calibrate.20250623-171745'.D530]/[$'hp-log.calibrate.20250623-171745'.E530]" office:value-type="float" office:value="2.02917771883289" calcext:value-type="float">
            <text:p>2.02917771883289</text:p>
          </table:table-cell>
          <table:table-cell table:formula="of:=[.B529]-[.B528]" office:value-type="float" office:value="0.00272269237786471" calcext:value-type="float">
            <text:p>0.00272269237786471</text:p>
          </table:table-cell>
          <table:table-cell table:formula="of:=[.C529]*[.D$2]+(1-[.D$2])*[.D528]" office:value-type="float" office:value="0.0000682117373275584" calcext:value-type="float">
            <text:p>6.82117373275584E-05</text:p>
          </table:table-cell>
          <table:table-cell table:style-name="ce5" table:formula="of:=ABS([.D529]/[.B529])" office:value-type="percentage" office:value="0.0000336154574803785" calcext:value-type="percentage">
            <text:p>0.00%</text:p>
          </table:table-cell>
          <table:table-cell table:formula="of:=IF([.E529]&lt;[.F$2];1;0)" office:value-type="float" office:value="1" calcext:value-type="float">
            <text:p>1</text:p>
          </table:table-cell>
          <table:table-cell table:formula="of:=IF([.F529];[.G528]+[.F529];0)" office:value-type="float" office:value="1" calcext:value-type="float">
            <text:p>1</text:p>
          </table:table-cell>
          <table:table-cell table:formula="of:=IF([.G5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1]" office:value-type="float" office:value="1317.501" calcext:value-type="float">
            <text:p>1317.501</text:p>
          </table:table-cell>
          <table:table-cell table:formula="of:=[$'hp-log.calibrate.20250623-171745'.D531]/[$'hp-log.calibrate.20250623-171745'.E531]" office:value-type="float" office:value="2.02645502645503" calcext:value-type="float">
            <text:p>2.02645502645503</text:p>
          </table:table-cell>
          <table:table-cell table:formula="of:=[.B530]-[.B529]" office:value-type="float" office:value="-0.00272269237786471" calcext:value-type="float">
            <text:p>-0.00272269237786471</text:p>
          </table:table-cell>
          <table:table-cell table:formula="of:=[.C530]*[.D$2]+(1-[.D$2])*[.D529]" office:value-type="float" office:value="-0.000210878674191669" calcext:value-type="float">
            <text:p>-0.000210878674191669</text:p>
          </table:table-cell>
          <table:table-cell table:style-name="ce5" table:formula="of:=ABS([.D530]/[.B530])" office:value-type="percentage" office:value="0.000104062844444453" calcext:value-type="percentage">
            <text:p>0.01%</text:p>
          </table:table-cell>
          <table:table-cell table:formula="of:=IF([.E530]&lt;[.F$2];1;0)" office:value-type="float" office:value="0" calcext:value-type="float">
            <text:p>0</text:p>
          </table:table-cell>
          <table:table-cell table:formula="of:=IF([.F530];[.G529]+[.F530];0)" office:value-type="float" office:value="0" calcext:value-type="float">
            <text:p>0</text:p>
          </table:table-cell>
          <table:table-cell table:formula="of:=IF([.G5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2]" office:value-type="float" office:value="1320.002" calcext:value-type="float">
            <text:p>1320.002</text:p>
          </table:table-cell>
          <table:table-cell table:formula="of:=[$'hp-log.calibrate.20250623-171745'.D532]/[$'hp-log.calibrate.20250623-171745'.E532]" office:value-type="float" office:value="2.02917771883289" calcext:value-type="float">
            <text:p>2.02917771883289</text:p>
          </table:table-cell>
          <table:table-cell table:formula="of:=[.B531]-[.B530]" office:value-type="float" office:value="0.00272269237786471" calcext:value-type="float">
            <text:p>0.00272269237786471</text:p>
          </table:table-cell>
          <table:table-cell table:formula="of:=[.C531]*[.D$2]+(1-[.D$2])*[.D530]" office:value-type="float" office:value="0.0000824784310139694" calcext:value-type="float">
            <text:p>8.24784310139694E-05</text:p>
          </table:table-cell>
          <table:table-cell table:style-name="ce5" table:formula="of:=ABS([.D531]/[.B531])" office:value-type="percentage" office:value="0.0000406462333232242" calcext:value-type="percentage">
            <text:p>0.00%</text:p>
          </table:table-cell>
          <table:table-cell table:formula="of:=IF([.E531]&lt;[.F$2];1;0)" office:value-type="float" office:value="1" calcext:value-type="float">
            <text:p>1</text:p>
          </table:table-cell>
          <table:table-cell table:formula="of:=IF([.F531];[.G530]+[.F531];0)" office:value-type="float" office:value="1" calcext:value-type="float">
            <text:p>1</text:p>
          </table:table-cell>
          <table:table-cell table:formula="of:=IF([.G5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3]" office:value-type="float" office:value="1322.502" calcext:value-type="float">
            <text:p>1322.502</text:p>
          </table:table-cell>
          <table:table-cell table:formula="of:=[$'hp-log.calibrate.20250623-171745'.D533]/[$'hp-log.calibrate.20250623-171745'.E533]" office:value-type="float" office:value="2.02645502645503" calcext:value-type="float">
            <text:p>2.02645502645503</text:p>
          </table:table-cell>
          <table:table-cell table:formula="of:=[.B532]-[.B531]" office:value-type="float" office:value="-0.00272269237786471" calcext:value-type="float">
            <text:p>-0.00272269237786471</text:p>
          </table:table-cell>
          <table:table-cell table:formula="of:=[.C532]*[.D$2]+(1-[.D$2])*[.D531]" office:value-type="float" office:value="-0.000198038649873899" calcext:value-type="float">
            <text:p>-0.000198038649873899</text:p>
          </table:table-cell>
          <table:table-cell table:style-name="ce5" table:formula="of:=ABS([.D532]/[.B532])" office:value-type="percentage" office:value="0.0000977266444547437" calcext:value-type="percentage">
            <text:p>0.01%</text:p>
          </table:table-cell>
          <table:table-cell table:formula="of:=IF([.E532]&lt;[.F$2];1;0)" office:value-type="float" office:value="1" calcext:value-type="float">
            <text:p>1</text:p>
          </table:table-cell>
          <table:table-cell table:formula="of:=IF([.F532];[.G531]+[.F532];0)" office:value-type="float" office:value="2" calcext:value-type="float">
            <text:p>2</text:p>
          </table:table-cell>
          <table:table-cell table:formula="of:=IF([.G5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4]" office:value-type="float" office:value="1325.002" calcext:value-type="float">
            <text:p>1325.002</text:p>
          </table:table-cell>
          <table:table-cell table:formula="of:=[$'hp-log.calibrate.20250623-171745'.D534]/[$'hp-log.calibrate.20250623-171745'.E534]" office:value-type="float" office:value="2.02917771883289" calcext:value-type="float">
            <text:p>2.02917771883289</text:p>
          </table:table-cell>
          <table:table-cell table:formula="of:=[.B533]-[.B532]" office:value-type="float" office:value="0.00272269237786471" calcext:value-type="float">
            <text:p>0.00272269237786471</text:p>
          </table:table-cell>
          <table:table-cell table:formula="of:=[.C533]*[.D$2]+(1-[.D$2])*[.D532]" office:value-type="float" office:value="0.0000940344528999623" calcext:value-type="float">
            <text:p>9.40344528999623E-05</text:p>
          </table:table-cell>
          <table:table-cell table:style-name="ce5" table:formula="of:=ABS([.D533]/[.B533])" office:value-type="percentage" office:value="0.0000463411617559292" calcext:value-type="percentage">
            <text:p>0.00%</text:p>
          </table:table-cell>
          <table:table-cell table:formula="of:=IF([.E533]&lt;[.F$2];1;0)" office:value-type="float" office:value="1" calcext:value-type="float">
            <text:p>1</text:p>
          </table:table-cell>
          <table:table-cell table:formula="of:=IF([.F533];[.G532]+[.F533];0)" office:value-type="float" office:value="3" calcext:value-type="float">
            <text:p>3</text:p>
          </table:table-cell>
          <table:table-cell table:formula="of:=IF([.G5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5]" office:value-type="float" office:value="1327.502" calcext:value-type="float">
            <text:p>1327.502</text:p>
          </table:table-cell>
          <table:table-cell table:formula="of:=[$'hp-log.calibrate.20250623-171745'.D535]/[$'hp-log.calibrate.20250623-171745'.E535]" office:value-type="float" office:value="2.02645502645503" calcext:value-type="float">
            <text:p>2.02645502645503</text:p>
          </table:table-cell>
          <table:table-cell table:formula="of:=[.B534]-[.B533]" office:value-type="float" office:value="-0.00272269237786471" calcext:value-type="float">
            <text:p>-0.00272269237786471</text:p>
          </table:table-cell>
          <table:table-cell table:formula="of:=[.C534]*[.D$2]+(1-[.D$2])*[.D533]" office:value-type="float" office:value="-0.000187638230176505" calcext:value-type="float">
            <text:p>-0.000187638230176505</text:p>
          </table:table-cell>
          <table:table-cell table:style-name="ce5" table:formula="of:=ABS([.D534]/[.B534])" office:value-type="percentage" office:value="0.0000925943224630795" calcext:value-type="percentage">
            <text:p>0.01%</text:p>
          </table:table-cell>
          <table:table-cell table:formula="of:=IF([.E534]&lt;[.F$2];1;0)" office:value-type="float" office:value="1" calcext:value-type="float">
            <text:p>1</text:p>
          </table:table-cell>
          <table:table-cell table:formula="of:=IF([.F534];[.G533]+[.F534];0)" office:value-type="float" office:value="4" calcext:value-type="float">
            <text:p>4</text:p>
          </table:table-cell>
          <table:table-cell table:formula="of:=IF([.G5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6]" office:value-type="float" office:value="1330.001" calcext:value-type="float">
            <text:p>1330.001</text:p>
          </table:table-cell>
          <table:table-cell table:formula="of:=[$'hp-log.calibrate.20250623-171745'.D536]/[$'hp-log.calibrate.20250623-171745'.E536]" office:value-type="float" office:value="2.02917771883289" calcext:value-type="float">
            <text:p>2.02917771883289</text:p>
          </table:table-cell>
          <table:table-cell table:formula="of:=[.B535]-[.B534]" office:value-type="float" office:value="0.00272269237786471" calcext:value-type="float">
            <text:p>0.00272269237786471</text:p>
          </table:table-cell>
          <table:table-cell table:formula="of:=[.C535]*[.D$2]+(1-[.D$2])*[.D534]" office:value-type="float" office:value="0.000103394830627617" calcext:value-type="float">
            <text:p>0.000103394830627617</text:p>
          </table:table-cell>
          <table:table-cell table:style-name="ce5" table:formula="of:=ABS([.D535]/[.B535])" office:value-type="percentage" office:value="0.0000509540537864202" calcext:value-type="percentage">
            <text:p>0.01%</text:p>
          </table:table-cell>
          <table:table-cell table:formula="of:=IF([.E535]&lt;[.F$2];1;0)" office:value-type="float" office:value="1" calcext:value-type="float">
            <text:p>1</text:p>
          </table:table-cell>
          <table:table-cell table:formula="of:=IF([.F535];[.G534]+[.F535];0)" office:value-type="float" office:value="5" calcext:value-type="float">
            <text:p>5</text:p>
          </table:table-cell>
          <table:table-cell table:formula="of:=IF([.G5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7]" office:value-type="float" office:value="1332.501" calcext:value-type="float">
            <text:p>1332.501</text:p>
          </table:table-cell>
          <table:table-cell table:formula="of:=[$'hp-log.calibrate.20250623-171745'.D537]/[$'hp-log.calibrate.20250623-171745'.E537]" office:value-type="float" office:value="2.03183023872679" calcext:value-type="float">
            <text:p>2.03183023872679</text:p>
          </table:table-cell>
          <table:table-cell table:formula="of:=[.B536]-[.B535]" office:value-type="float" office:value="0.00265251989389936" calcext:value-type="float">
            <text:p>0.00265251989389936</text:p>
          </table:table-cell>
          <table:table-cell table:formula="of:=[.C536]*[.D$2]+(1-[.D$2])*[.D535]" office:value-type="float" office:value="0.000358307336954791" calcext:value-type="float">
            <text:p>0.000358307336954791</text:p>
          </table:table-cell>
          <table:table-cell table:style-name="ce5" table:formula="of:=ABS([.D536]/[.B536])" office:value-type="percentage" office:value="0.000176347083592632" calcext:value-type="percentage">
            <text:p>0.02%</text:p>
          </table:table-cell>
          <table:table-cell table:formula="of:=IF([.E536]&lt;[.F$2];1;0)" office:value-type="float" office:value="0" calcext:value-type="float">
            <text:p>0</text:p>
          </table:table-cell>
          <table:table-cell table:formula="of:=IF([.F536];[.G535]+[.F536];0)" office:value-type="float" office:value="0" calcext:value-type="float">
            <text:p>0</text:p>
          </table:table-cell>
          <table:table-cell table:formula="of:=IF([.G5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8]" office:value-type="float" office:value="1335.002" calcext:value-type="float">
            <text:p>1335.002</text:p>
          </table:table-cell>
          <table:table-cell table:formula="of:=[$'hp-log.calibrate.20250623-171745'.D538]/[$'hp-log.calibrate.20250623-171745'.E538]" office:value-type="float" office:value="2.03183023872679" calcext:value-type="float">
            <text:p>2.03183023872679</text:p>
          </table:table-cell>
          <table:table-cell table:formula="of:=[.B537]-[.B536]" office:value-type="float" office:value="0" calcext:value-type="float">
            <text:p>0</text:p>
          </table:table-cell>
          <table:table-cell table:formula="of:=[.C537]*[.D$2]+(1-[.D$2])*[.D536]" office:value-type="float" office:value="0.000322476603259312" calcext:value-type="float">
            <text:p>0.000322476603259312</text:p>
          </table:table-cell>
          <table:table-cell table:style-name="ce5" table:formula="of:=ABS([.D537]/[.B537])" office:value-type="percentage" office:value="0.000158712375233369" calcext:value-type="percentage">
            <text:p>0.02%</text:p>
          </table:table-cell>
          <table:table-cell table:formula="of:=IF([.E537]&lt;[.F$2];1;0)" office:value-type="float" office:value="0" calcext:value-type="float">
            <text:p>0</text:p>
          </table:table-cell>
          <table:table-cell table:formula="of:=IF([.F537];[.G536]+[.F537];0)" office:value-type="float" office:value="0" calcext:value-type="float">
            <text:p>0</text:p>
          </table:table-cell>
          <table:table-cell table:formula="of:=IF([.G5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39]" office:value-type="float" office:value="1337.502" calcext:value-type="float">
            <text:p>1337.502</text:p>
          </table:table-cell>
          <table:table-cell table:formula="of:=[$'hp-log.calibrate.20250623-171745'.D539]/[$'hp-log.calibrate.20250623-171745'.E539]" office:value-type="float" office:value="2.03183023872679" calcext:value-type="float">
            <text:p>2.03183023872679</text:p>
          </table:table-cell>
          <table:table-cell table:formula="of:=[.B538]-[.B537]" office:value-type="float" office:value="0" calcext:value-type="float">
            <text:p>0</text:p>
          </table:table-cell>
          <table:table-cell table:formula="of:=[.C538]*[.D$2]+(1-[.D$2])*[.D537]" office:value-type="float" office:value="0.000290228942933381" calcext:value-type="float">
            <text:p>0.000290228942933381</text:p>
          </table:table-cell>
          <table:table-cell table:style-name="ce5" table:formula="of:=ABS([.D538]/[.B538])" office:value-type="percentage" office:value="0.000142841137710032" calcext:value-type="percentage">
            <text:p>0.01%</text:p>
          </table:table-cell>
          <table:table-cell table:formula="of:=IF([.E538]&lt;[.F$2];1;0)" office:value-type="float" office:value="0" calcext:value-type="float">
            <text:p>0</text:p>
          </table:table-cell>
          <table:table-cell table:formula="of:=IF([.F538];[.G537]+[.F538];0)" office:value-type="float" office:value="0" calcext:value-type="float">
            <text:p>0</text:p>
          </table:table-cell>
          <table:table-cell table:formula="of:=IF([.G5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0]" office:value-type="float" office:value="1340.002" calcext:value-type="float">
            <text:p>1340.002</text:p>
          </table:table-cell>
          <table:table-cell table:formula="of:=[$'hp-log.calibrate.20250623-171745'.D540]/[$'hp-log.calibrate.20250623-171745'.E540]" office:value-type="float" office:value="2.03183023872679" calcext:value-type="float">
            <text:p>2.03183023872679</text:p>
          </table:table-cell>
          <table:table-cell table:formula="of:=[.B539]-[.B538]" office:value-type="float" office:value="0" calcext:value-type="float">
            <text:p>0</text:p>
          </table:table-cell>
          <table:table-cell table:formula="of:=[.C539]*[.D$2]+(1-[.D$2])*[.D538]" office:value-type="float" office:value="0.000261206048640043" calcext:value-type="float">
            <text:p>0.000261206048640043</text:p>
          </table:table-cell>
          <table:table-cell table:style-name="ce5" table:formula="of:=ABS([.D539]/[.B539])" office:value-type="percentage" office:value="0.000128557023939029" calcext:value-type="percentage">
            <text:p>0.01%</text:p>
          </table:table-cell>
          <table:table-cell table:formula="of:=IF([.E539]&lt;[.F$2];1;0)" office:value-type="float" office:value="0" calcext:value-type="float">
            <text:p>0</text:p>
          </table:table-cell>
          <table:table-cell table:formula="of:=IF([.F539];[.G538]+[.F539];0)" office:value-type="float" office:value="0" calcext:value-type="float">
            <text:p>0</text:p>
          </table:table-cell>
          <table:table-cell table:formula="of:=IF([.G5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1]" office:value-type="float" office:value="1342.502" calcext:value-type="float">
            <text:p>1342.502</text:p>
          </table:table-cell>
          <table:table-cell table:formula="of:=[$'hp-log.calibrate.20250623-171745'.D541]/[$'hp-log.calibrate.20250623-171745'.E541]" office:value-type="float" office:value="2.03183023872679" calcext:value-type="float">
            <text:p>2.03183023872679</text:p>
          </table:table-cell>
          <table:table-cell table:formula="of:=[.B540]-[.B539]" office:value-type="float" office:value="0" calcext:value-type="float">
            <text:p>0</text:p>
          </table:table-cell>
          <table:table-cell table:formula="of:=[.C540]*[.D$2]+(1-[.D$2])*[.D539]" office:value-type="float" office:value="0.000235085443776039" calcext:value-type="float">
            <text:p>0.000235085443776039</text:p>
          </table:table-cell>
          <table:table-cell table:style-name="ce5" table:formula="of:=ABS([.D540]/[.B540])" office:value-type="percentage" office:value="0.000115701321545126" calcext:value-type="percentage">
            <text:p>0.01%</text:p>
          </table:table-cell>
          <table:table-cell table:formula="of:=IF([.E540]&lt;[.F$2];1;0)" office:value-type="float" office:value="0" calcext:value-type="float">
            <text:p>0</text:p>
          </table:table-cell>
          <table:table-cell table:formula="of:=IF([.F540];[.G539]+[.F540];0)" office:value-type="float" office:value="0" calcext:value-type="float">
            <text:p>0</text:p>
          </table:table-cell>
          <table:table-cell table:formula="of:=IF([.G5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2]" office:value-type="float" office:value="1345.002" calcext:value-type="float">
            <text:p>1345.002</text:p>
          </table:table-cell>
          <table:table-cell table:formula="of:=[$'hp-log.calibrate.20250623-171745'.D542]/[$'hp-log.calibrate.20250623-171745'.E542]" office:value-type="float" office:value="2.03183023872679" calcext:value-type="float">
            <text:p>2.03183023872679</text:p>
          </table:table-cell>
          <table:table-cell table:formula="of:=[.B541]-[.B540]" office:value-type="float" office:value="0" calcext:value-type="float">
            <text:p>0</text:p>
          </table:table-cell>
          <table:table-cell table:formula="of:=[.C541]*[.D$2]+(1-[.D$2])*[.D540]" office:value-type="float" office:value="0.000211576899398435" calcext:value-type="float">
            <text:p>0.000211576899398435</text:p>
          </table:table-cell>
          <table:table-cell table:style-name="ce5" table:formula="of:=ABS([.D541]/[.B541])" office:value-type="percentage" office:value="0.000104131189390613" calcext:value-type="percentage">
            <text:p>0.01%</text:p>
          </table:table-cell>
          <table:table-cell table:formula="of:=IF([.E541]&lt;[.F$2];1;0)" office:value-type="float" office:value="0" calcext:value-type="float">
            <text:p>0</text:p>
          </table:table-cell>
          <table:table-cell table:formula="of:=IF([.F541];[.G540]+[.F541];0)" office:value-type="float" office:value="0" calcext:value-type="float">
            <text:p>0</text:p>
          </table:table-cell>
          <table:table-cell table:formula="of:=IF([.G5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3]" office:value-type="float" office:value="1347.501" calcext:value-type="float">
            <text:p>1347.501</text:p>
          </table:table-cell>
          <table:table-cell table:formula="of:=[$'hp-log.calibrate.20250623-171745'.D543]/[$'hp-log.calibrate.20250623-171745'.E543]" office:value-type="float" office:value="2.03183023872679" calcext:value-type="float">
            <text:p>2.03183023872679</text:p>
          </table:table-cell>
          <table:table-cell table:formula="of:=[.B542]-[.B541]" office:value-type="float" office:value="0" calcext:value-type="float">
            <text:p>0</text:p>
          </table:table-cell>
          <table:table-cell table:formula="of:=[.C542]*[.D$2]+(1-[.D$2])*[.D541]" office:value-type="float" office:value="0.000190419209458591" calcext:value-type="float">
            <text:p>0.000190419209458591</text:p>
          </table:table-cell>
          <table:table-cell table:style-name="ce5" table:formula="of:=ABS([.D542]/[.B542])" office:value-type="percentage" office:value="0.0000937180704515521" calcext:value-type="percentage">
            <text:p>0.01%</text:p>
          </table:table-cell>
          <table:table-cell table:formula="of:=IF([.E542]&lt;[.F$2];1;0)" office:value-type="float" office:value="1" calcext:value-type="float">
            <text:p>1</text:p>
          </table:table-cell>
          <table:table-cell table:formula="of:=IF([.F542];[.G541]+[.F542];0)" office:value-type="float" office:value="1" calcext:value-type="float">
            <text:p>1</text:p>
          </table:table-cell>
          <table:table-cell table:formula="of:=IF([.G5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4]" office:value-type="float" office:value="1350.001" calcext:value-type="float">
            <text:p>1350.001</text:p>
          </table:table-cell>
          <table:table-cell table:formula="of:=[$'hp-log.calibrate.20250623-171745'.D544]/[$'hp-log.calibrate.20250623-171745'.E544]" office:value-type="float" office:value="2.03183023872679" calcext:value-type="float">
            <text:p>2.03183023872679</text:p>
          </table:table-cell>
          <table:table-cell table:formula="of:=[.B543]-[.B542]" office:value-type="float" office:value="0" calcext:value-type="float">
            <text:p>0</text:p>
          </table:table-cell>
          <table:table-cell table:formula="of:=[.C543]*[.D$2]+(1-[.D$2])*[.D542]" office:value-type="float" office:value="0.000171377288512732" calcext:value-type="float">
            <text:p>0.000171377288512732</text:p>
          </table:table-cell>
          <table:table-cell table:style-name="ce5" table:formula="of:=ABS([.D543]/[.B543])" office:value-type="percentage" office:value="0.0000843462634063969" calcext:value-type="percentage">
            <text:p>0.01%</text:p>
          </table:table-cell>
          <table:table-cell table:formula="of:=IF([.E543]&lt;[.F$2];1;0)" office:value-type="float" office:value="1" calcext:value-type="float">
            <text:p>1</text:p>
          </table:table-cell>
          <table:table-cell table:formula="of:=IF([.F543];[.G542]+[.F543];0)" office:value-type="float" office:value="2" calcext:value-type="float">
            <text:p>2</text:p>
          </table:table-cell>
          <table:table-cell table:formula="of:=IF([.G5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5]" office:value-type="float" office:value="1352.502" calcext:value-type="float">
            <text:p>1352.502</text:p>
          </table:table-cell>
          <table:table-cell table:formula="of:=[$'hp-log.calibrate.20250623-171745'.D545]/[$'hp-log.calibrate.20250623-171745'.E545]" office:value-type="float" office:value="2.03183023872679" calcext:value-type="float">
            <text:p>2.03183023872679</text:p>
          </table:table-cell>
          <table:table-cell table:formula="of:=[.B544]-[.B543]" office:value-type="float" office:value="0" calcext:value-type="float">
            <text:p>0</text:p>
          </table:table-cell>
          <table:table-cell table:formula="of:=[.C544]*[.D$2]+(1-[.D$2])*[.D543]" office:value-type="float" office:value="0.000154239559661459" calcext:value-type="float">
            <text:p>0.000154239559661459</text:p>
          </table:table-cell>
          <table:table-cell table:style-name="ce5" table:formula="of:=ABS([.D544]/[.B544])" office:value-type="percentage" office:value="0.0000759116370657572" calcext:value-type="percentage">
            <text:p>0.01%</text:p>
          </table:table-cell>
          <table:table-cell table:formula="of:=IF([.E544]&lt;[.F$2];1;0)" office:value-type="float" office:value="1" calcext:value-type="float">
            <text:p>1</text:p>
          </table:table-cell>
          <table:table-cell table:formula="of:=IF([.F544];[.G543]+[.F544];0)" office:value-type="float" office:value="3" calcext:value-type="float">
            <text:p>3</text:p>
          </table:table-cell>
          <table:table-cell table:formula="of:=IF([.G5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6]" office:value-type="float" office:value="1355.001" calcext:value-type="float">
            <text:p>1355.001</text:p>
          </table:table-cell>
          <table:table-cell table:formula="of:=[$'hp-log.calibrate.20250623-171745'.D546]/[$'hp-log.calibrate.20250623-171745'.E546]" office:value-type="float" office:value="2.03183023872679" calcext:value-type="float">
            <text:p>2.03183023872679</text:p>
          </table:table-cell>
          <table:table-cell table:formula="of:=[.B545]-[.B544]" office:value-type="float" office:value="0" calcext:value-type="float">
            <text:p>0</text:p>
          </table:table-cell>
          <table:table-cell table:formula="of:=[.C545]*[.D$2]+(1-[.D$2])*[.D544]" office:value-type="float" office:value="0.000138815603695313" calcext:value-type="float">
            <text:p>0.000138815603695313</text:p>
          </table:table-cell>
          <table:table-cell table:style-name="ce5" table:formula="of:=ABS([.D545]/[.B545])" office:value-type="percentage" office:value="0.0000683204733591815" calcext:value-type="percentage">
            <text:p>0.01%</text:p>
          </table:table-cell>
          <table:table-cell table:formula="of:=IF([.E545]&lt;[.F$2];1;0)" office:value-type="float" office:value="1" calcext:value-type="float">
            <text:p>1</text:p>
          </table:table-cell>
          <table:table-cell table:formula="of:=IF([.F545];[.G544]+[.F545];0)" office:value-type="float" office:value="4" calcext:value-type="float">
            <text:p>4</text:p>
          </table:table-cell>
          <table:table-cell table:formula="of:=IF([.G5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7]" office:value-type="float" office:value="1357.502" calcext:value-type="float">
            <text:p>1357.502</text:p>
          </table:table-cell>
          <table:table-cell table:formula="of:=[$'hp-log.calibrate.20250623-171745'.D547]/[$'hp-log.calibrate.20250623-171745'.E547]" office:value-type="float" office:value="2.03183023872679" calcext:value-type="float">
            <text:p>2.03183023872679</text:p>
          </table:table-cell>
          <table:table-cell table:formula="of:=[.B546]-[.B545]" office:value-type="float" office:value="0" calcext:value-type="float">
            <text:p>0</text:p>
          </table:table-cell>
          <table:table-cell table:formula="of:=[.C546]*[.D$2]+(1-[.D$2])*[.D545]" office:value-type="float" office:value="0.000124934043325782" calcext:value-type="float">
            <text:p>0.000124934043325782</text:p>
          </table:table-cell>
          <table:table-cell table:style-name="ce5" table:formula="of:=ABS([.D546]/[.B546])" office:value-type="percentage" office:value="0.0000614884260232633" calcext:value-type="percentage">
            <text:p>0.01%</text:p>
          </table:table-cell>
          <table:table-cell table:formula="of:=IF([.E546]&lt;[.F$2];1;0)" office:value-type="float" office:value="1" calcext:value-type="float">
            <text:p>1</text:p>
          </table:table-cell>
          <table:table-cell table:formula="of:=IF([.F546];[.G545]+[.F546];0)" office:value-type="float" office:value="5" calcext:value-type="float">
            <text:p>5</text:p>
          </table:table-cell>
          <table:table-cell table:formula="of:=IF([.G5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8]" office:value-type="float" office:value="1360.002" calcext:value-type="float">
            <text:p>1360.002</text:p>
          </table:table-cell>
          <table:table-cell table:formula="of:=[$'hp-log.calibrate.20250623-171745'.D548]/[$'hp-log.calibrate.20250623-171745'.E548]" office:value-type="float" office:value="2.03183023872679" calcext:value-type="float">
            <text:p>2.03183023872679</text:p>
          </table:table-cell>
          <table:table-cell table:formula="of:=[.B547]-[.B546]" office:value-type="float" office:value="0" calcext:value-type="float">
            <text:p>0</text:p>
          </table:table-cell>
          <table:table-cell table:formula="of:=[.C547]*[.D$2]+(1-[.D$2])*[.D546]" office:value-type="float" office:value="0.000112440638993204" calcext:value-type="float">
            <text:p>0.000112440638993204</text:p>
          </table:table-cell>
          <table:table-cell table:style-name="ce5" table:formula="of:=ABS([.D547]/[.B547])" office:value-type="percentage" office:value="0.000055339583420937" calcext:value-type="percentage">
            <text:p>0.01%</text:p>
          </table:table-cell>
          <table:table-cell table:formula="of:=IF([.E547]&lt;[.F$2];1;0)" office:value-type="float" office:value="1" calcext:value-type="float">
            <text:p>1</text:p>
          </table:table-cell>
          <table:table-cell table:formula="of:=IF([.F547];[.G546]+[.F547];0)" office:value-type="float" office:value="6" calcext:value-type="float">
            <text:p>6</text:p>
          </table:table-cell>
          <table:table-cell table:formula="of:=IF([.G5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49]" office:value-type="float" office:value="1362.502" calcext:value-type="float">
            <text:p>1362.502</text:p>
          </table:table-cell>
          <table:table-cell table:formula="of:=[$'hp-log.calibrate.20250623-171745'.D549]/[$'hp-log.calibrate.20250623-171745'.E549]" office:value-type="float" office:value="2.03183023872679" calcext:value-type="float">
            <text:p>2.03183023872679</text:p>
          </table:table-cell>
          <table:table-cell table:formula="of:=[.B548]-[.B547]" office:value-type="float" office:value="0" calcext:value-type="float">
            <text:p>0</text:p>
          </table:table-cell>
          <table:table-cell table:formula="of:=[.C548]*[.D$2]+(1-[.D$2])*[.D547]" office:value-type="float" office:value="0.000101196575093883" calcext:value-type="float">
            <text:p>0.000101196575093883</text:p>
          </table:table-cell>
          <table:table-cell table:style-name="ce5" table:formula="of:=ABS([.D548]/[.B548])" office:value-type="percentage" office:value="0.0000498056250788433" calcext:value-type="percentage">
            <text:p>0.00%</text:p>
          </table:table-cell>
          <table:table-cell table:formula="of:=IF([.E548]&lt;[.F$2];1;0)" office:value-type="float" office:value="1" calcext:value-type="float">
            <text:p>1</text:p>
          </table:table-cell>
          <table:table-cell table:formula="of:=IF([.F548];[.G547]+[.F548];0)" office:value-type="float" office:value="7" calcext:value-type="float">
            <text:p>7</text:p>
          </table:table-cell>
          <table:table-cell table:formula="of:=IF([.G5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50]" office:value-type="float" office:value="1365.002" calcext:value-type="float">
            <text:p>1365.002</text:p>
          </table:table-cell>
          <table:table-cell table:formula="of:=[$'hp-log.calibrate.20250623-171745'.D550]/[$'hp-log.calibrate.20250623-171745'.E550]" office:value-type="float" office:value="2.03183023872679" calcext:value-type="float">
            <text:p>2.03183023872679</text:p>
          </table:table-cell>
          <table:table-cell table:formula="of:=[.B549]-[.B548]" office:value-type="float" office:value="0" calcext:value-type="float">
            <text:p>0</text:p>
          </table:table-cell>
          <table:table-cell table:formula="of:=[.C549]*[.D$2]+(1-[.D$2])*[.D548]" office:value-type="float" office:value="0.0000910769175844949" calcext:value-type="float">
            <text:p>9.10769175844949E-05</text:p>
          </table:table-cell>
          <table:table-cell table:style-name="ce5" table:formula="of:=ABS([.D549]/[.B549])" office:value-type="percentage" office:value="0.000044825062570959" calcext:value-type="percentage">
            <text:p>0.00%</text:p>
          </table:table-cell>
          <table:table-cell table:formula="of:=IF([.E549]&lt;[.F$2];1;0)" office:value-type="float" office:value="1" calcext:value-type="float">
            <text:p>1</text:p>
          </table:table-cell>
          <table:table-cell table:formula="of:=IF([.F549];[.G548]+[.F549];0)" office:value-type="float" office:value="8" calcext:value-type="float">
            <text:p>8</text:p>
          </table:table-cell>
          <table:table-cell table:formula="of:=IF([.G5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51]" office:value-type="float" office:value="1367.501" calcext:value-type="float">
            <text:p>1367.501</text:p>
          </table:table-cell>
          <table:table-cell table:formula="of:=[$'hp-log.calibrate.20250623-171745'.D551]/[$'hp-log.calibrate.20250623-171745'.E551]" office:value-type="float" office:value="2.03183023872679" calcext:value-type="float">
            <text:p>2.03183023872679</text:p>
          </table:table-cell>
          <table:table-cell table:formula="of:=[.B550]-[.B549]" office:value-type="float" office:value="0" calcext:value-type="float">
            <text:p>0</text:p>
          </table:table-cell>
          <table:table-cell table:formula="of:=[.C550]*[.D$2]+(1-[.D$2])*[.D549]" office:value-type="float" office:value="0.0000819692258260454" calcext:value-type="float">
            <text:p>8.19692258260454E-05</text:p>
          </table:table-cell>
          <table:table-cell table:style-name="ce5" table:formula="of:=ABS([.D550]/[.B550])" office:value-type="percentage" office:value="0.0000403425563138631" calcext:value-type="percentage">
            <text:p>0.00%</text:p>
          </table:table-cell>
          <table:table-cell table:formula="of:=IF([.E550]&lt;[.F$2];1;0)" office:value-type="float" office:value="1" calcext:value-type="float">
            <text:p>1</text:p>
          </table:table-cell>
          <table:table-cell table:formula="of:=IF([.F550];[.G549]+[.F550];0)" office:value-type="float" office:value="9" calcext:value-type="float">
            <text:p>9</text:p>
          </table:table-cell>
          <table:table-cell table:formula="of:=IF([.G5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552]" office:value-type="float" office:value="1370.001" calcext:value-type="float">
            <text:p>1370.001</text:p>
          </table:table-cell>
          <table:table-cell table:formula="of:=[$'hp-log.calibrate.20250623-171745'.D552]/[$'hp-log.calibrate.20250623-171745'.E552]" office:value-type="float" office:value="2.03183023872679" calcext:value-type="float">
            <text:p>2.03183023872679</text:p>
          </table:table-cell>
          <table:table-cell table:formula="of:=[.B551]-[.B550]" office:value-type="float" office:value="0" calcext:value-type="float">
            <text:p>0</text:p>
          </table:table-cell>
          <table:table-cell table:formula="of:=[.C551]*[.D$2]+(1-[.D$2])*[.D550]" office:value-type="float" office:value="0.0000737723032434409" calcext:value-type="float">
            <text:p>7.37723032434409E-05</text:p>
          </table:table-cell>
          <table:table-cell table:style-name="ce5" table:formula="of:=ABS([.D551]/[.B551])" office:value-type="percentage" office:value="0.0000363083006824768" calcext:value-type="percentage">
            <text:p>0.00%</text:p>
          </table:table-cell>
          <table:table-cell table:formula="of:=IF([.E551]&lt;[.F$2];1;0)" office:value-type="float" office:value="1" calcext:value-type="float">
            <text:p>1</text:p>
          </table:table-cell>
          <table:table-cell table:formula="of:=IF([.F551];[.G550]+[.F551];0)" office:value-type="float" office:value="10" calcext:value-type="float">
            <text:p>10</text:p>
          </table:table-cell>
          <table:table-cell table:formula="of:=IF([.G55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3]" office:value-type="float" office:value="1372.501" calcext:value-type="float">
            <text:p>1372.501</text:p>
          </table:table-cell>
          <table:table-cell table:formula="of:=[$'hp-log.calibrate.20250623-171745'.D553]/[$'hp-log.calibrate.20250623-171745'.E553]" office:value-type="float" office:value="2.03183023872679" calcext:value-type="float">
            <text:p>2.03183023872679</text:p>
          </table:table-cell>
          <table:table-cell table:formula="of:=[.B552]-[.B551]" office:value-type="float" office:value="0" calcext:value-type="float">
            <text:p>0</text:p>
          </table:table-cell>
          <table:table-cell table:formula="of:=[.C552]*[.D$2]+(1-[.D$2])*[.D551]" office:value-type="float" office:value="0.0000663950729190968" calcext:value-type="float">
            <text:p>6.63950729190968E-05</text:p>
          </table:table-cell>
          <table:table-cell table:style-name="ce5" table:formula="of:=ABS([.D552]/[.B552])" office:value-type="percentage" office:value="0.0000326774706142291" calcext:value-type="percentage">
            <text:p>0.00%</text:p>
          </table:table-cell>
          <table:table-cell table:formula="of:=IF([.E552]&lt;[.F$2];1;0)" office:value-type="float" office:value="1" calcext:value-type="float">
            <text:p>1</text:p>
          </table:table-cell>
          <table:table-cell table:formula="of:=IF([.F552];[.G551]+[.F552];0)" office:value-type="float" office:value="11" calcext:value-type="float">
            <text:p>11</text:p>
          </table:table-cell>
          <table:table-cell table:formula="of:=IF([.G55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4]" office:value-type="float" office:value="1375.002" calcext:value-type="float">
            <text:p>1375.002</text:p>
          </table:table-cell>
          <table:table-cell table:formula="of:=[$'hp-log.calibrate.20250623-171745'.D554]/[$'hp-log.calibrate.20250623-171745'.E554]" office:value-type="float" office:value="2.03183023872679" calcext:value-type="float">
            <text:p>2.03183023872679</text:p>
          </table:table-cell>
          <table:table-cell table:formula="of:=[.B553]-[.B552]" office:value-type="float" office:value="0" calcext:value-type="float">
            <text:p>0</text:p>
          </table:table-cell>
          <table:table-cell table:formula="of:=[.C553]*[.D$2]+(1-[.D$2])*[.D552]" office:value-type="float" office:value="0.0000597555656271871" calcext:value-type="float">
            <text:p>5.97555656271871E-05</text:p>
          </table:table-cell>
          <table:table-cell table:style-name="ce5" table:formula="of:=ABS([.D553]/[.B553])" office:value-type="percentage" office:value="0.0000294097235528062" calcext:value-type="percentage">
            <text:p>0.00%</text:p>
          </table:table-cell>
          <table:table-cell table:formula="of:=IF([.E553]&lt;[.F$2];1;0)" office:value-type="float" office:value="1" calcext:value-type="float">
            <text:p>1</text:p>
          </table:table-cell>
          <table:table-cell table:formula="of:=IF([.F553];[.G552]+[.F553];0)" office:value-type="float" office:value="12" calcext:value-type="float">
            <text:p>12</text:p>
          </table:table-cell>
          <table:table-cell table:formula="of:=IF([.G55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5]" office:value-type="float" office:value="1377.501" calcext:value-type="float">
            <text:p>1377.501</text:p>
          </table:table-cell>
          <table:table-cell table:formula="of:=[$'hp-log.calibrate.20250623-171745'.D555]/[$'hp-log.calibrate.20250623-171745'.E555]" office:value-type="float" office:value="2.03183023872679" calcext:value-type="float">
            <text:p>2.03183023872679</text:p>
          </table:table-cell>
          <table:table-cell table:formula="of:=[.B554]-[.B553]" office:value-type="float" office:value="0" calcext:value-type="float">
            <text:p>0</text:p>
          </table:table-cell>
          <table:table-cell table:formula="of:=[.C554]*[.D$2]+(1-[.D$2])*[.D553]" office:value-type="float" office:value="0.0000537800090644684" calcext:value-type="float">
            <text:p>5.37800090644684E-05</text:p>
          </table:table-cell>
          <table:table-cell table:style-name="ce5" table:formula="of:=ABS([.D554]/[.B554])" office:value-type="percentage" office:value="0.0000264687511975256" calcext:value-type="percentage">
            <text:p>0.00%</text:p>
          </table:table-cell>
          <table:table-cell table:formula="of:=IF([.E554]&lt;[.F$2];1;0)" office:value-type="float" office:value="1" calcext:value-type="float">
            <text:p>1</text:p>
          </table:table-cell>
          <table:table-cell table:formula="of:=IF([.F554];[.G553]+[.F554];0)" office:value-type="float" office:value="13" calcext:value-type="float">
            <text:p>13</text:p>
          </table:table-cell>
          <table:table-cell table:formula="of:=IF([.G55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6]" office:value-type="float" office:value="1380.002" calcext:value-type="float">
            <text:p>1380.002</text:p>
          </table:table-cell>
          <table:table-cell table:formula="of:=[$'hp-log.calibrate.20250623-171745'.D556]/[$'hp-log.calibrate.20250623-171745'.E556]" office:value-type="float" office:value="2.03183023872679" calcext:value-type="float">
            <text:p>2.03183023872679</text:p>
          </table:table-cell>
          <table:table-cell table:formula="of:=[.B555]-[.B554]" office:value-type="float" office:value="0" calcext:value-type="float">
            <text:p>0</text:p>
          </table:table-cell>
          <table:table-cell table:formula="of:=[.C555]*[.D$2]+(1-[.D$2])*[.D554]" office:value-type="float" office:value="0.0000484020081580216" calcext:value-type="float">
            <text:p>4.84020081580216E-05</text:p>
          </table:table-cell>
          <table:table-cell table:style-name="ce5" table:formula="of:=ABS([.D555]/[.B555])" office:value-type="percentage" office:value="0.000023821876077773" calcext:value-type="percentage">
            <text:p>0.00%</text:p>
          </table:table-cell>
          <table:table-cell table:formula="of:=IF([.E555]&lt;[.F$2];1;0)" office:value-type="float" office:value="1" calcext:value-type="float">
            <text:p>1</text:p>
          </table:table-cell>
          <table:table-cell table:formula="of:=IF([.F555];[.G554]+[.F555];0)" office:value-type="float" office:value="14" calcext:value-type="float">
            <text:p>14</text:p>
          </table:table-cell>
          <table:table-cell table:formula="of:=IF([.G55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7]" office:value-type="float" office:value="1382.502" calcext:value-type="float">
            <text:p>1382.502</text:p>
          </table:table-cell>
          <table:table-cell table:formula="of:=[$'hp-log.calibrate.20250623-171745'.D557]/[$'hp-log.calibrate.20250623-171745'.E557]" office:value-type="float" office:value="2.03183023872679" calcext:value-type="float">
            <text:p>2.03183023872679</text:p>
          </table:table-cell>
          <table:table-cell table:formula="of:=[.B556]-[.B555]" office:value-type="float" office:value="0" calcext:value-type="float">
            <text:p>0</text:p>
          </table:table-cell>
          <table:table-cell table:formula="of:=[.C556]*[.D$2]+(1-[.D$2])*[.D555]" office:value-type="float" office:value="0.0000435618073422194" calcext:value-type="float">
            <text:p>4.35618073422194E-05</text:p>
          </table:table-cell>
          <table:table-cell table:style-name="ce5" table:formula="of:=ABS([.D556]/[.B556])" office:value-type="percentage" office:value="0.0000214396884699957" calcext:value-type="percentage">
            <text:p>0.00%</text:p>
          </table:table-cell>
          <table:table-cell table:formula="of:=IF([.E556]&lt;[.F$2];1;0)" office:value-type="float" office:value="1" calcext:value-type="float">
            <text:p>1</text:p>
          </table:table-cell>
          <table:table-cell table:formula="of:=IF([.F556];[.G555]+[.F556];0)" office:value-type="float" office:value="15" calcext:value-type="float">
            <text:p>15</text:p>
          </table:table-cell>
          <table:table-cell table:formula="of:=IF([.G55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8]" office:value-type="float" office:value="1385.002" calcext:value-type="float">
            <text:p>1385.002</text:p>
          </table:table-cell>
          <table:table-cell table:formula="of:=[$'hp-log.calibrate.20250623-171745'.D558]/[$'hp-log.calibrate.20250623-171745'.E558]" office:value-type="float" office:value="2.03183023872679" calcext:value-type="float">
            <text:p>2.03183023872679</text:p>
          </table:table-cell>
          <table:table-cell table:formula="of:=[.B557]-[.B556]" office:value-type="float" office:value="0" calcext:value-type="float">
            <text:p>0</text:p>
          </table:table-cell>
          <table:table-cell table:formula="of:=[.C557]*[.D$2]+(1-[.D$2])*[.D556]" office:value-type="float" office:value="0.0000392056266079975" calcext:value-type="float">
            <text:p>3.92056266079975E-05</text:p>
          </table:table-cell>
          <table:table-cell table:style-name="ce5" table:formula="of:=ABS([.D557]/[.B557])" office:value-type="percentage" office:value="0.0000192957196229961" calcext:value-type="percentage">
            <text:p>0.00%</text:p>
          </table:table-cell>
          <table:table-cell table:formula="of:=IF([.E557]&lt;[.F$2];1;0)" office:value-type="float" office:value="1" calcext:value-type="float">
            <text:p>1</text:p>
          </table:table-cell>
          <table:table-cell table:formula="of:=IF([.F557];[.G556]+[.F557];0)" office:value-type="float" office:value="16" calcext:value-type="float">
            <text:p>16</text:p>
          </table:table-cell>
          <table:table-cell table:formula="of:=IF([.G55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59]" office:value-type="float" office:value="1387.502" calcext:value-type="float">
            <text:p>1387.502</text:p>
          </table:table-cell>
          <table:table-cell table:formula="of:=[$'hp-log.calibrate.20250623-171745'.D559]/[$'hp-log.calibrate.20250623-171745'.E559]" office:value-type="float" office:value="2.03183023872679" calcext:value-type="float">
            <text:p>2.03183023872679</text:p>
          </table:table-cell>
          <table:table-cell table:formula="of:=[.B558]-[.B557]" office:value-type="float" office:value="0" calcext:value-type="float">
            <text:p>0</text:p>
          </table:table-cell>
          <table:table-cell table:formula="of:=[.C558]*[.D$2]+(1-[.D$2])*[.D557]" office:value-type="float" office:value="0.0000352850639471977" calcext:value-type="float">
            <text:p>3.52850639471977E-05</text:p>
          </table:table-cell>
          <table:table-cell table:style-name="ce5" table:formula="of:=ABS([.D558]/[.B558])" office:value-type="percentage" office:value="0.0000173661476606965" calcext:value-type="percentage">
            <text:p>0.00%</text:p>
          </table:table-cell>
          <table:table-cell table:formula="of:=IF([.E558]&lt;[.F$2];1;0)" office:value-type="float" office:value="1" calcext:value-type="float">
            <text:p>1</text:p>
          </table:table-cell>
          <table:table-cell table:formula="of:=IF([.F558];[.G557]+[.F558];0)" office:value-type="float" office:value="17" calcext:value-type="float">
            <text:p>17</text:p>
          </table:table-cell>
          <table:table-cell table:formula="of:=IF([.G55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0]" office:value-type="float" office:value="1390.001" calcext:value-type="float">
            <text:p>1390.001</text:p>
          </table:table-cell>
          <table:table-cell table:formula="of:=[$'hp-log.calibrate.20250623-171745'.D560]/[$'hp-log.calibrate.20250623-171745'.E560]" office:value-type="float" office:value="2.03183023872679" calcext:value-type="float">
            <text:p>2.03183023872679</text:p>
          </table:table-cell>
          <table:table-cell table:formula="of:=[.B559]-[.B558]" office:value-type="float" office:value="0" calcext:value-type="float">
            <text:p>0</text:p>
          </table:table-cell>
          <table:table-cell table:formula="of:=[.C559]*[.D$2]+(1-[.D$2])*[.D558]" office:value-type="float" office:value="0.000031756557552478" calcext:value-type="float">
            <text:p>3.1756557552478E-05</text:p>
          </table:table-cell>
          <table:table-cell table:style-name="ce5" table:formula="of:=ABS([.D559]/[.B559])" office:value-type="percentage" office:value="0.0000156295328946269" calcext:value-type="percentage">
            <text:p>0.00%</text:p>
          </table:table-cell>
          <table:table-cell table:formula="of:=IF([.E559]&lt;[.F$2];1;0)" office:value-type="float" office:value="1" calcext:value-type="float">
            <text:p>1</text:p>
          </table:table-cell>
          <table:table-cell table:formula="of:=IF([.F559];[.G558]+[.F559];0)" office:value-type="float" office:value="18" calcext:value-type="float">
            <text:p>18</text:p>
          </table:table-cell>
          <table:table-cell table:formula="of:=IF([.G55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1]" office:value-type="float" office:value="1392.501" calcext:value-type="float">
            <text:p>1392.501</text:p>
          </table:table-cell>
          <table:table-cell table:formula="of:=[$'hp-log.calibrate.20250623-171745'.D561]/[$'hp-log.calibrate.20250623-171745'.E561]" office:value-type="float" office:value="2.03183023872679" calcext:value-type="float">
            <text:p>2.03183023872679</text:p>
          </table:table-cell>
          <table:table-cell table:formula="of:=[.B560]-[.B559]" office:value-type="float" office:value="0" calcext:value-type="float">
            <text:p>0</text:p>
          </table:table-cell>
          <table:table-cell table:formula="of:=[.C560]*[.D$2]+(1-[.D$2])*[.D559]" office:value-type="float" office:value="0.0000285809017972302" calcext:value-type="float">
            <text:p>2.85809017972302E-05</text:p>
          </table:table-cell>
          <table:table-cell table:style-name="ce5" table:formula="of:=ABS([.D560]/[.B560])" office:value-type="percentage" office:value="0.0000140665796051642" calcext:value-type="percentage">
            <text:p>0.00%</text:p>
          </table:table-cell>
          <table:table-cell table:formula="of:=IF([.E560]&lt;[.F$2];1;0)" office:value-type="float" office:value="1" calcext:value-type="float">
            <text:p>1</text:p>
          </table:table-cell>
          <table:table-cell table:formula="of:=IF([.F560];[.G559]+[.F560];0)" office:value-type="float" office:value="19" calcext:value-type="float">
            <text:p>19</text:p>
          </table:table-cell>
          <table:table-cell table:formula="of:=IF([.G56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2]" office:value-type="float" office:value="1395.001" calcext:value-type="float">
            <text:p>1395.001</text:p>
          </table:table-cell>
          <table:table-cell table:formula="of:=[$'hp-log.calibrate.20250623-171745'.D562]/[$'hp-log.calibrate.20250623-171745'.E562]" office:value-type="float" office:value="2.03183023872679" calcext:value-type="float">
            <text:p>2.03183023872679</text:p>
          </table:table-cell>
          <table:table-cell table:formula="of:=[.B561]-[.B560]" office:value-type="float" office:value="0" calcext:value-type="float">
            <text:p>0</text:p>
          </table:table-cell>
          <table:table-cell table:formula="of:=[.C561]*[.D$2]+(1-[.D$2])*[.D560]" office:value-type="float" office:value="0.0000257228116175071" calcext:value-type="float">
            <text:p>2.57228116175071E-05</text:p>
          </table:table-cell>
          <table:table-cell table:style-name="ce5" table:formula="of:=ABS([.D561]/[.B561])" office:value-type="percentage" office:value="0.0000126599216446478" calcext:value-type="percentage">
            <text:p>0.00%</text:p>
          </table:table-cell>
          <table:table-cell table:formula="of:=IF([.E561]&lt;[.F$2];1;0)" office:value-type="float" office:value="1" calcext:value-type="float">
            <text:p>1</text:p>
          </table:table-cell>
          <table:table-cell table:formula="of:=IF([.F561];[.G560]+[.F561];0)" office:value-type="float" office:value="20" calcext:value-type="float">
            <text:p>20</text:p>
          </table:table-cell>
          <table:table-cell table:formula="of:=IF([.G56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3]" office:value-type="float" office:value="1397.502" calcext:value-type="float">
            <text:p>1397.502</text:p>
          </table:table-cell>
          <table:table-cell table:formula="of:=[$'hp-log.calibrate.20250623-171745'.D563]/[$'hp-log.calibrate.20250623-171745'.E563]" office:value-type="float" office:value="2.03183023872679" calcext:value-type="float">
            <text:p>2.03183023872679</text:p>
          </table:table-cell>
          <table:table-cell table:formula="of:=[.B562]-[.B561]" office:value-type="float" office:value="0" calcext:value-type="float">
            <text:p>0</text:p>
          </table:table-cell>
          <table:table-cell table:formula="of:=[.C562]*[.D$2]+(1-[.D$2])*[.D561]" office:value-type="float" office:value="0.0000231505304557564" calcext:value-type="float">
            <text:p>2.31505304557564E-05</text:p>
          </table:table-cell>
          <table:table-cell table:style-name="ce5" table:formula="of:=ABS([.D562]/[.B562])" office:value-type="percentage" office:value="0.000011393929480183" calcext:value-type="percentage">
            <text:p>0.00%</text:p>
          </table:table-cell>
          <table:table-cell table:formula="of:=IF([.E562]&lt;[.F$2];1;0)" office:value-type="float" office:value="1" calcext:value-type="float">
            <text:p>1</text:p>
          </table:table-cell>
          <table:table-cell table:formula="of:=IF([.F562];[.G561]+[.F562];0)" office:value-type="float" office:value="21" calcext:value-type="float">
            <text:p>21</text:p>
          </table:table-cell>
          <table:table-cell table:formula="of:=IF([.G56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4]" office:value-type="float" office:value="1400.002" calcext:value-type="float">
            <text:p>1400.002</text:p>
          </table:table-cell>
          <table:table-cell table:formula="of:=[$'hp-log.calibrate.20250623-171745'.D564]/[$'hp-log.calibrate.20250623-171745'.E564]" office:value-type="float" office:value="2.03183023872679" calcext:value-type="float">
            <text:p>2.03183023872679</text:p>
          </table:table-cell>
          <table:table-cell table:formula="of:=[.B563]-[.B562]" office:value-type="float" office:value="0" calcext:value-type="float">
            <text:p>0</text:p>
          </table:table-cell>
          <table:table-cell table:formula="of:=[.C563]*[.D$2]+(1-[.D$2])*[.D562]" office:value-type="float" office:value="0.0000208354774101808" calcext:value-type="float">
            <text:p>2.08354774101808E-05</text:p>
          </table:table-cell>
          <table:table-cell table:style-name="ce5" table:formula="of:=ABS([.D563]/[.B563])" office:value-type="percentage" office:value="0.0000102545365321647" calcext:value-type="percentage">
            <text:p>0.00%</text:p>
          </table:table-cell>
          <table:table-cell table:formula="of:=IF([.E563]&lt;[.F$2];1;0)" office:value-type="float" office:value="1" calcext:value-type="float">
            <text:p>1</text:p>
          </table:table-cell>
          <table:table-cell table:formula="of:=IF([.F563];[.G562]+[.F563];0)" office:value-type="float" office:value="22" calcext:value-type="float">
            <text:p>22</text:p>
          </table:table-cell>
          <table:table-cell table:formula="of:=IF([.G56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5]" office:value-type="float" office:value="1402.502" calcext:value-type="float">
            <text:p>1402.502</text:p>
          </table:table-cell>
          <table:table-cell table:formula="of:=[$'hp-log.calibrate.20250623-171745'.D565]/[$'hp-log.calibrate.20250623-171745'.E565]" office:value-type="float" office:value="2.03183023872679" calcext:value-type="float">
            <text:p>2.03183023872679</text:p>
          </table:table-cell>
          <table:table-cell table:formula="of:=[.B564]-[.B563]" office:value-type="float" office:value="0" calcext:value-type="float">
            <text:p>0</text:p>
          </table:table-cell>
          <table:table-cell table:formula="of:=[.C564]*[.D$2]+(1-[.D$2])*[.D563]" office:value-type="float" office:value="0.0000187519296691627" calcext:value-type="float">
            <text:p>1.87519296691627E-05</text:p>
          </table:table-cell>
          <table:table-cell table:style-name="ce5" table:formula="of:=ABS([.D564]/[.B564])" office:value-type="percentage" office:value="0.00000922908287894822" calcext:value-type="percentage">
            <text:p>0.00%</text:p>
          </table:table-cell>
          <table:table-cell table:formula="of:=IF([.E564]&lt;[.F$2];1;0)" office:value-type="float" office:value="1" calcext:value-type="float">
            <text:p>1</text:p>
          </table:table-cell>
          <table:table-cell table:formula="of:=IF([.F564];[.G563]+[.F564];0)" office:value-type="float" office:value="23" calcext:value-type="float">
            <text:p>23</text:p>
          </table:table-cell>
          <table:table-cell table:formula="of:=IF([.G56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6]" office:value-type="float" office:value="1405.002" calcext:value-type="float">
            <text:p>1405.002</text:p>
          </table:table-cell>
          <table:table-cell table:formula="of:=[$'hp-log.calibrate.20250623-171745'.D566]/[$'hp-log.calibrate.20250623-171745'.E566]" office:value-type="float" office:value="2.03183023872679" calcext:value-type="float">
            <text:p>2.03183023872679</text:p>
          </table:table-cell>
          <table:table-cell table:formula="of:=[.B565]-[.B564]" office:value-type="float" office:value="0" calcext:value-type="float">
            <text:p>0</text:p>
          </table:table-cell>
          <table:table-cell table:formula="of:=[.C565]*[.D$2]+(1-[.D$2])*[.D564]" office:value-type="float" office:value="0.0000168767367022464" calcext:value-type="float">
            <text:p>1.68767367022464E-05</text:p>
          </table:table-cell>
          <table:table-cell table:style-name="ce5" table:formula="of:=ABS([.D565]/[.B565])" office:value-type="percentage" office:value="0.0000083061745910534" calcext:value-type="percentage">
            <text:p>0.00%</text:p>
          </table:table-cell>
          <table:table-cell table:formula="of:=IF([.E565]&lt;[.F$2];1;0)" office:value-type="float" office:value="1" calcext:value-type="float">
            <text:p>1</text:p>
          </table:table-cell>
          <table:table-cell table:formula="of:=IF([.F565];[.G564]+[.F565];0)" office:value-type="float" office:value="24" calcext:value-type="float">
            <text:p>24</text:p>
          </table:table-cell>
          <table:table-cell table:formula="of:=IF([.G56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7]" office:value-type="float" office:value="1407.501" calcext:value-type="float">
            <text:p>1407.501</text:p>
          </table:table-cell>
          <table:table-cell table:formula="of:=[$'hp-log.calibrate.20250623-171745'.D567]/[$'hp-log.calibrate.20250623-171745'.E567]" office:value-type="float" office:value="2.03183023872679" calcext:value-type="float">
            <text:p>2.03183023872679</text:p>
          </table:table-cell>
          <table:table-cell table:formula="of:=[.B566]-[.B565]" office:value-type="float" office:value="0" calcext:value-type="float">
            <text:p>0</text:p>
          </table:table-cell>
          <table:table-cell table:formula="of:=[.C566]*[.D$2]+(1-[.D$2])*[.D565]" office:value-type="float" office:value="0.0000151890630320218" calcext:value-type="float">
            <text:p>1.51890630320218E-05</text:p>
          </table:table-cell>
          <table:table-cell table:style-name="ce5" table:formula="of:=ABS([.D566]/[.B566])" office:value-type="percentage" office:value="0.00000747555713194806" calcext:value-type="percentage">
            <text:p>0.00%</text:p>
          </table:table-cell>
          <table:table-cell table:formula="of:=IF([.E566]&lt;[.F$2];1;0)" office:value-type="float" office:value="1" calcext:value-type="float">
            <text:p>1</text:p>
          </table:table-cell>
          <table:table-cell table:formula="of:=IF([.F566];[.G565]+[.F566];0)" office:value-type="float" office:value="25" calcext:value-type="float">
            <text:p>25</text:p>
          </table:table-cell>
          <table:table-cell table:formula="of:=IF([.G56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8]" office:value-type="float" office:value="1410.002" calcext:value-type="float">
            <text:p>1410.002</text:p>
          </table:table-cell>
          <table:table-cell table:formula="of:=[$'hp-log.calibrate.20250623-171745'.D568]/[$'hp-log.calibrate.20250623-171745'.E568]" office:value-type="float" office:value="2.03183023872679" calcext:value-type="float">
            <text:p>2.03183023872679</text:p>
          </table:table-cell>
          <table:table-cell table:formula="of:=[.B567]-[.B566]" office:value-type="float" office:value="0" calcext:value-type="float">
            <text:p>0</text:p>
          </table:table-cell>
          <table:table-cell table:formula="of:=[.C567]*[.D$2]+(1-[.D$2])*[.D566]" office:value-type="float" office:value="0.0000136701567288196" calcext:value-type="float">
            <text:p>1.36701567288196E-05</text:p>
          </table:table-cell>
          <table:table-cell table:style-name="ce5" table:formula="of:=ABS([.D567]/[.B567])" office:value-type="percentage" office:value="0.00000672800141875325" calcext:value-type="percentage">
            <text:p>0.00%</text:p>
          </table:table-cell>
          <table:table-cell table:formula="of:=IF([.E567]&lt;[.F$2];1;0)" office:value-type="float" office:value="1" calcext:value-type="float">
            <text:p>1</text:p>
          </table:table-cell>
          <table:table-cell table:formula="of:=IF([.F567];[.G566]+[.F567];0)" office:value-type="float" office:value="26" calcext:value-type="float">
            <text:p>26</text:p>
          </table:table-cell>
          <table:table-cell table:formula="of:=IF([.G56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69]" office:value-type="float" office:value="1412.501" calcext:value-type="float">
            <text:p>1412.501</text:p>
          </table:table-cell>
          <table:table-cell table:formula="of:=[$'hp-log.calibrate.20250623-171745'.D569]/[$'hp-log.calibrate.20250623-171745'.E569]" office:value-type="float" office:value="2.03183023872679" calcext:value-type="float">
            <text:p>2.03183023872679</text:p>
          </table:table-cell>
          <table:table-cell table:formula="of:=[.B568]-[.B567]" office:value-type="float" office:value="0" calcext:value-type="float">
            <text:p>0</text:p>
          </table:table-cell>
          <table:table-cell table:formula="of:=[.C568]*[.D$2]+(1-[.D$2])*[.D567]" office:value-type="float" office:value="0.0000123031410559377" calcext:value-type="float">
            <text:p>1.23031410559377E-05</text:p>
          </table:table-cell>
          <table:table-cell table:style-name="ce5" table:formula="of:=ABS([.D568]/[.B568])" office:value-type="percentage" office:value="0.00000605520127687793" calcext:value-type="percentage">
            <text:p>0.00%</text:p>
          </table:table-cell>
          <table:table-cell table:formula="of:=IF([.E568]&lt;[.F$2];1;0)" office:value-type="float" office:value="1" calcext:value-type="float">
            <text:p>1</text:p>
          </table:table-cell>
          <table:table-cell table:formula="of:=IF([.F568];[.G567]+[.F568];0)" office:value-type="float" office:value="27" calcext:value-type="float">
            <text:p>27</text:p>
          </table:table-cell>
          <table:table-cell table:formula="of:=IF([.G56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0]" office:value-type="float" office:value="1415.001" calcext:value-type="float">
            <text:p>1415.001</text:p>
          </table:table-cell>
          <table:table-cell table:formula="of:=[$'hp-log.calibrate.20250623-171745'.D570]/[$'hp-log.calibrate.20250623-171745'.E570]" office:value-type="float" office:value="2.03183023872679" calcext:value-type="float">
            <text:p>2.03183023872679</text:p>
          </table:table-cell>
          <table:table-cell table:formula="of:=[.B569]-[.B568]" office:value-type="float" office:value="0" calcext:value-type="float">
            <text:p>0</text:p>
          </table:table-cell>
          <table:table-cell table:formula="of:=[.C569]*[.D$2]+(1-[.D$2])*[.D568]" office:value-type="float" office:value="0.0000110728269503439" calcext:value-type="float">
            <text:p>1.10728269503439E-05</text:p>
          </table:table-cell>
          <table:table-cell table:style-name="ce5" table:formula="of:=ABS([.D569]/[.B569])" office:value-type="percentage" office:value="0.00000544968114919014" calcext:value-type="percentage">
            <text:p>0.00%</text:p>
          </table:table-cell>
          <table:table-cell table:formula="of:=IF([.E569]&lt;[.F$2];1;0)" office:value-type="float" office:value="1" calcext:value-type="float">
            <text:p>1</text:p>
          </table:table-cell>
          <table:table-cell table:formula="of:=IF([.F569];[.G568]+[.F569];0)" office:value-type="float" office:value="28" calcext:value-type="float">
            <text:p>28</text:p>
          </table:table-cell>
          <table:table-cell table:formula="of:=IF([.G56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1]" office:value-type="float" office:value="1417.502" calcext:value-type="float">
            <text:p>1417.502</text:p>
          </table:table-cell>
          <table:table-cell table:formula="of:=[$'hp-log.calibrate.20250623-171745'.D571]/[$'hp-log.calibrate.20250623-171745'.E571]" office:value-type="float" office:value="2.03183023872679" calcext:value-type="float">
            <text:p>2.03183023872679</text:p>
          </table:table-cell>
          <table:table-cell table:formula="of:=[.B570]-[.B569]" office:value-type="float" office:value="0" calcext:value-type="float">
            <text:p>0</text:p>
          </table:table-cell>
          <table:table-cell table:formula="of:=[.C570]*[.D$2]+(1-[.D$2])*[.D569]" office:value-type="float" office:value="0.0000099655442553095" calcext:value-type="float">
            <text:p>9.9655442553095E-06</text:p>
          </table:table-cell>
          <table:table-cell table:style-name="ce5" table:formula="of:=ABS([.D570]/[.B570])" office:value-type="percentage" office:value="0.00000490471303427112" calcext:value-type="percentage">
            <text:p>0.00%</text:p>
          </table:table-cell>
          <table:table-cell table:formula="of:=IF([.E570]&lt;[.F$2];1;0)" office:value-type="float" office:value="1" calcext:value-type="float">
            <text:p>1</text:p>
          </table:table-cell>
          <table:table-cell table:formula="of:=IF([.F570];[.G569]+[.F570];0)" office:value-type="float" office:value="29" calcext:value-type="float">
            <text:p>29</text:p>
          </table:table-cell>
          <table:table-cell table:formula="of:=IF([.G57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2]" office:value-type="float" office:value="1420.002" calcext:value-type="float">
            <text:p>1420.002</text:p>
          </table:table-cell>
          <table:table-cell table:formula="of:=[$'hp-log.calibrate.20250623-171745'.D572]/[$'hp-log.calibrate.20250623-171745'.E572]" office:value-type="float" office:value="2.03183023872679" calcext:value-type="float">
            <text:p>2.03183023872679</text:p>
          </table:table-cell>
          <table:table-cell table:formula="of:=[.B571]-[.B570]" office:value-type="float" office:value="0" calcext:value-type="float">
            <text:p>0</text:p>
          </table:table-cell>
          <table:table-cell table:formula="of:=[.C571]*[.D$2]+(1-[.D$2])*[.D570]" office:value-type="float" office:value="0.00000896898982977855" calcext:value-type="float">
            <text:p>8.96898982977855E-06</text:p>
          </table:table-cell>
          <table:table-cell table:style-name="ce5" table:formula="of:=ABS([.D571]/[.B571])" office:value-type="percentage" office:value="0.00000441424173084401" calcext:value-type="percentage">
            <text:p>0.00%</text:p>
          </table:table-cell>
          <table:table-cell table:formula="of:=IF([.E571]&lt;[.F$2];1;0)" office:value-type="float" office:value="1" calcext:value-type="float">
            <text:p>1</text:p>
          </table:table-cell>
          <table:table-cell table:formula="of:=IF([.F571];[.G570]+[.F571];0)" office:value-type="float" office:value="30" calcext:value-type="float">
            <text:p>30</text:p>
          </table:table-cell>
          <table:table-cell table:formula="of:=IF([.G57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3]" office:value-type="float" office:value="1422.502" calcext:value-type="float">
            <text:p>1422.502</text:p>
          </table:table-cell>
          <table:table-cell table:formula="of:=[$'hp-log.calibrate.20250623-171745'.D573]/[$'hp-log.calibrate.20250623-171745'.E573]" office:value-type="float" office:value="2.03183023872679" calcext:value-type="float">
            <text:p>2.03183023872679</text:p>
          </table:table-cell>
          <table:table-cell table:formula="of:=[.B572]-[.B571]" office:value-type="float" office:value="0" calcext:value-type="float">
            <text:p>0</text:p>
          </table:table-cell>
          <table:table-cell table:formula="of:=[.C572]*[.D$2]+(1-[.D$2])*[.D571]" office:value-type="float" office:value="0.00000807209084680069" calcext:value-type="float">
            <text:p>8.07209084680069E-06</text:p>
          </table:table-cell>
          <table:table-cell table:style-name="ce5" table:formula="of:=ABS([.D572]/[.B572])" office:value-type="percentage" office:value="0.00000397281755775961" calcext:value-type="percentage">
            <text:p>0.00%</text:p>
          </table:table-cell>
          <table:table-cell table:formula="of:=IF([.E572]&lt;[.F$2];1;0)" office:value-type="float" office:value="1" calcext:value-type="float">
            <text:p>1</text:p>
          </table:table-cell>
          <table:table-cell table:formula="of:=IF([.F572];[.G571]+[.F572];0)" office:value-type="float" office:value="31" calcext:value-type="float">
            <text:p>31</text:p>
          </table:table-cell>
          <table:table-cell table:formula="of:=IF([.G57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4]" office:value-type="float" office:value="1425.002" calcext:value-type="float">
            <text:p>1425.002</text:p>
          </table:table-cell>
          <table:table-cell table:formula="of:=[$'hp-log.calibrate.20250623-171745'.D574]/[$'hp-log.calibrate.20250623-171745'.E574]" office:value-type="float" office:value="2.03183023872679" calcext:value-type="float">
            <text:p>2.03183023872679</text:p>
          </table:table-cell>
          <table:table-cell table:formula="of:=[.B573]-[.B572]" office:value-type="float" office:value="0" calcext:value-type="float">
            <text:p>0</text:p>
          </table:table-cell>
          <table:table-cell table:formula="of:=[.C573]*[.D$2]+(1-[.D$2])*[.D572]" office:value-type="float" office:value="0.00000726488176212062" calcext:value-type="float">
            <text:p>7.26488176212062E-06</text:p>
          </table:table-cell>
          <table:table-cell table:style-name="ce5" table:formula="of:=ABS([.D573]/[.B573])" office:value-type="percentage" office:value="0.00000357553580198365" calcext:value-type="percentage">
            <text:p>0.00%</text:p>
          </table:table-cell>
          <table:table-cell table:formula="of:=IF([.E573]&lt;[.F$2];1;0)" office:value-type="float" office:value="1" calcext:value-type="float">
            <text:p>1</text:p>
          </table:table-cell>
          <table:table-cell table:formula="of:=IF([.F573];[.G572]+[.F573];0)" office:value-type="float" office:value="32" calcext:value-type="float">
            <text:p>32</text:p>
          </table:table-cell>
          <table:table-cell table:formula="of:=IF([.G57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5]" office:value-type="float" office:value="1427.501" calcext:value-type="float">
            <text:p>1427.501</text:p>
          </table:table-cell>
          <table:table-cell table:formula="of:=[$'hp-log.calibrate.20250623-171745'.D575]/[$'hp-log.calibrate.20250623-171745'.E575]" office:value-type="float" office:value="2.03183023872679" calcext:value-type="float">
            <text:p>2.03183023872679</text:p>
          </table:table-cell>
          <table:table-cell table:formula="of:=[.B574]-[.B573]" office:value-type="float" office:value="0" calcext:value-type="float">
            <text:p>0</text:p>
          </table:table-cell>
          <table:table-cell table:formula="of:=[.C574]*[.D$2]+(1-[.D$2])*[.D573]" office:value-type="float" office:value="0.00000653839358590856" calcext:value-type="float">
            <text:p>6.53839358590856E-06</text:p>
          </table:table-cell>
          <table:table-cell table:style-name="ce5" table:formula="of:=ABS([.D574]/[.B574])" office:value-type="percentage" office:value="0.00000321798222178528" calcext:value-type="percentage">
            <text:p>0.00%</text:p>
          </table:table-cell>
          <table:table-cell table:formula="of:=IF([.E574]&lt;[.F$2];1;0)" office:value-type="float" office:value="1" calcext:value-type="float">
            <text:p>1</text:p>
          </table:table-cell>
          <table:table-cell table:formula="of:=IF([.F574];[.G573]+[.F574];0)" office:value-type="float" office:value="33" calcext:value-type="float">
            <text:p>33</text:p>
          </table:table-cell>
          <table:table-cell table:formula="of:=IF([.G57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6]" office:value-type="float" office:value="1430.002" calcext:value-type="float">
            <text:p>1430.002</text:p>
          </table:table-cell>
          <table:table-cell table:formula="of:=[$'hp-log.calibrate.20250623-171745'.D576]/[$'hp-log.calibrate.20250623-171745'.E576]" office:value-type="float" office:value="2.03183023872679" calcext:value-type="float">
            <text:p>2.03183023872679</text:p>
          </table:table-cell>
          <table:table-cell table:formula="of:=[.B575]-[.B574]" office:value-type="float" office:value="0" calcext:value-type="float">
            <text:p>0</text:p>
          </table:table-cell>
          <table:table-cell table:formula="of:=[.C575]*[.D$2]+(1-[.D$2])*[.D574]" office:value-type="float" office:value="0.00000588455422731771" calcext:value-type="float">
            <text:p>5.88455422731771E-06</text:p>
          </table:table-cell>
          <table:table-cell table:style-name="ce5" table:formula="of:=ABS([.D575]/[.B575])" office:value-type="percentage" office:value="0.00000289618399960676" calcext:value-type="percentage">
            <text:p>0.00%</text:p>
          </table:table-cell>
          <table:table-cell table:formula="of:=IF([.E575]&lt;[.F$2];1;0)" office:value-type="float" office:value="1" calcext:value-type="float">
            <text:p>1</text:p>
          </table:table-cell>
          <table:table-cell table:formula="of:=IF([.F575];[.G574]+[.F575];0)" office:value-type="float" office:value="34" calcext:value-type="float">
            <text:p>34</text:p>
          </table:table-cell>
          <table:table-cell table:formula="of:=IF([.G57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7]" office:value-type="float" office:value="1432.501" calcext:value-type="float">
            <text:p>1432.501</text:p>
          </table:table-cell>
          <table:table-cell table:formula="of:=[$'hp-log.calibrate.20250623-171745'.D577]/[$'hp-log.calibrate.20250623-171745'.E577]" office:value-type="float" office:value="2.03183023872679" calcext:value-type="float">
            <text:p>2.03183023872679</text:p>
          </table:table-cell>
          <table:table-cell table:formula="of:=[.B576]-[.B575]" office:value-type="float" office:value="0" calcext:value-type="float">
            <text:p>0</text:p>
          </table:table-cell>
          <table:table-cell table:formula="of:=[.C576]*[.D$2]+(1-[.D$2])*[.D575]" office:value-type="float" office:value="0.00000529609880458593" calcext:value-type="float">
            <text:p>5.29609880458593E-06</text:p>
          </table:table-cell>
          <table:table-cell table:style-name="ce5" table:formula="of:=ABS([.D576]/[.B576])" office:value-type="percentage" office:value="0.00000260656559964608" calcext:value-type="percentage">
            <text:p>0.00%</text:p>
          </table:table-cell>
          <table:table-cell table:formula="of:=IF([.E576]&lt;[.F$2];1;0)" office:value-type="float" office:value="1" calcext:value-type="float">
            <text:p>1</text:p>
          </table:table-cell>
          <table:table-cell table:formula="of:=IF([.F576];[.G575]+[.F576];0)" office:value-type="float" office:value="35" calcext:value-type="float">
            <text:p>35</text:p>
          </table:table-cell>
          <table:table-cell table:formula="of:=IF([.G57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8]" office:value-type="float" office:value="1435.001" calcext:value-type="float">
            <text:p>1435.001</text:p>
          </table:table-cell>
          <table:table-cell table:formula="of:=[$'hp-log.calibrate.20250623-171745'.D578]/[$'hp-log.calibrate.20250623-171745'.E578]" office:value-type="float" office:value="2.03183023872679" calcext:value-type="float">
            <text:p>2.03183023872679</text:p>
          </table:table-cell>
          <table:table-cell table:formula="of:=[.B577]-[.B576]" office:value-type="float" office:value="0" calcext:value-type="float">
            <text:p>0</text:p>
          </table:table-cell>
          <table:table-cell table:formula="of:=[.C577]*[.D$2]+(1-[.D$2])*[.D576]" office:value-type="float" office:value="0.00000476648892412734" calcext:value-type="float">
            <text:p>4.76648892412734E-06</text:p>
          </table:table-cell>
          <table:table-cell table:style-name="ce5" table:formula="of:=ABS([.D577]/[.B577])" office:value-type="percentage" office:value="0.00000234590903968147" calcext:value-type="percentage">
            <text:p>0.00%</text:p>
          </table:table-cell>
          <table:table-cell table:formula="of:=IF([.E577]&lt;[.F$2];1;0)" office:value-type="float" office:value="1" calcext:value-type="float">
            <text:p>1</text:p>
          </table:table-cell>
          <table:table-cell table:formula="of:=IF([.F577];[.G576]+[.F577];0)" office:value-type="float" office:value="36" calcext:value-type="float">
            <text:p>36</text:p>
          </table:table-cell>
          <table:table-cell table:formula="of:=IF([.G57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79]" office:value-type="float" office:value="1437.502" calcext:value-type="float">
            <text:p>1437.502</text:p>
          </table:table-cell>
          <table:table-cell table:formula="of:=[$'hp-log.calibrate.20250623-171745'.D579]/[$'hp-log.calibrate.20250623-171745'.E579]" office:value-type="float" office:value="2.03183023872679" calcext:value-type="float">
            <text:p>2.03183023872679</text:p>
          </table:table-cell>
          <table:table-cell table:formula="of:=[.B578]-[.B577]" office:value-type="float" office:value="0" calcext:value-type="float">
            <text:p>0</text:p>
          </table:table-cell>
          <table:table-cell table:formula="of:=[.C578]*[.D$2]+(1-[.D$2])*[.D577]" office:value-type="float" office:value="0.00000428984003171461" calcext:value-type="float">
            <text:p>4.28984003171461E-06</text:p>
          </table:table-cell>
          <table:table-cell table:style-name="ce5" table:formula="of:=ABS([.D578]/[.B578])" office:value-type="percentage" office:value="0.00000211131813571333" calcext:value-type="percentage">
            <text:p>0.00%</text:p>
          </table:table-cell>
          <table:table-cell table:formula="of:=IF([.E578]&lt;[.F$2];1;0)" office:value-type="float" office:value="1" calcext:value-type="float">
            <text:p>1</text:p>
          </table:table-cell>
          <table:table-cell table:formula="of:=IF([.F578];[.G577]+[.F578];0)" office:value-type="float" office:value="37" calcext:value-type="float">
            <text:p>37</text:p>
          </table:table-cell>
          <table:table-cell table:formula="of:=IF([.G57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0]" office:value-type="float" office:value="1440.002" calcext:value-type="float">
            <text:p>1440.002</text:p>
          </table:table-cell>
          <table:table-cell table:formula="of:=[$'hp-log.calibrate.20250623-171745'.D580]/[$'hp-log.calibrate.20250623-171745'.E580]" office:value-type="float" office:value="2.03183023872679" calcext:value-type="float">
            <text:p>2.03183023872679</text:p>
          </table:table-cell>
          <table:table-cell table:formula="of:=[.B579]-[.B578]" office:value-type="float" office:value="0" calcext:value-type="float">
            <text:p>0</text:p>
          </table:table-cell>
          <table:table-cell table:formula="of:=[.C579]*[.D$2]+(1-[.D$2])*[.D578]" office:value-type="float" office:value="0.00000386085602854315" calcext:value-type="float">
            <text:p>3.86085602854315E-06</text:p>
          </table:table-cell>
          <table:table-cell table:style-name="ce5" table:formula="of:=ABS([.D579]/[.B579])" office:value-type="percentage" office:value="0.00000190018632214199" calcext:value-type="percentage">
            <text:p>0.00%</text:p>
          </table:table-cell>
          <table:table-cell table:formula="of:=IF([.E579]&lt;[.F$2];1;0)" office:value-type="float" office:value="1" calcext:value-type="float">
            <text:p>1</text:p>
          </table:table-cell>
          <table:table-cell table:formula="of:=IF([.F579];[.G578]+[.F579];0)" office:value-type="float" office:value="38" calcext:value-type="float">
            <text:p>38</text:p>
          </table:table-cell>
          <table:table-cell table:formula="of:=IF([.G57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1]" office:value-type="float" office:value="1442.503" calcext:value-type="float">
            <text:p>1442.503</text:p>
          </table:table-cell>
          <table:table-cell table:formula="of:=[$'hp-log.calibrate.20250623-171745'.D581]/[$'hp-log.calibrate.20250623-171745'.E581]" office:value-type="float" office:value="2.03183023872679" calcext:value-type="float">
            <text:p>2.03183023872679</text:p>
          </table:table-cell>
          <table:table-cell table:formula="of:=[.B580]-[.B579]" office:value-type="float" office:value="0" calcext:value-type="float">
            <text:p>0</text:p>
          </table:table-cell>
          <table:table-cell table:formula="of:=[.C580]*[.D$2]+(1-[.D$2])*[.D579]" office:value-type="float" office:value="0.00000347477042568883" calcext:value-type="float">
            <text:p>3.47477042568883E-06</text:p>
          </table:table-cell>
          <table:table-cell table:style-name="ce5" table:formula="of:=ABS([.D580]/[.B580])" office:value-type="percentage" office:value="0.00000171016768992779" calcext:value-type="percentage">
            <text:p>0.00%</text:p>
          </table:table-cell>
          <table:table-cell table:formula="of:=IF([.E580]&lt;[.F$2];1;0)" office:value-type="float" office:value="1" calcext:value-type="float">
            <text:p>1</text:p>
          </table:table-cell>
          <table:table-cell table:formula="of:=IF([.F580];[.G579]+[.F580];0)" office:value-type="float" office:value="39" calcext:value-type="float">
            <text:p>39</text:p>
          </table:table-cell>
          <table:table-cell table:formula="of:=IF([.G58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2]" office:value-type="float" office:value="1445.002" calcext:value-type="float">
            <text:p>1445.002</text:p>
          </table:table-cell>
          <table:table-cell table:formula="of:=[$'hp-log.calibrate.20250623-171745'.D582]/[$'hp-log.calibrate.20250623-171745'.E582]" office:value-type="float" office:value="2.03183023872679" calcext:value-type="float">
            <text:p>2.03183023872679</text:p>
          </table:table-cell>
          <table:table-cell table:formula="of:=[.B581]-[.B580]" office:value-type="float" office:value="0" calcext:value-type="float">
            <text:p>0</text:p>
          </table:table-cell>
          <table:table-cell table:formula="of:=[.C581]*[.D$2]+(1-[.D$2])*[.D580]" office:value-type="float" office:value="0.00000312729338311995" calcext:value-type="float">
            <text:p>3.12729338311995E-06</text:p>
          </table:table-cell>
          <table:table-cell table:style-name="ce5" table:formula="of:=ABS([.D581]/[.B581])" office:value-type="percentage" office:value="0.00000153915092093501" calcext:value-type="percentage">
            <text:p>0.00%</text:p>
          </table:table-cell>
          <table:table-cell table:formula="of:=IF([.E581]&lt;[.F$2];1;0)" office:value-type="float" office:value="1" calcext:value-type="float">
            <text:p>1</text:p>
          </table:table-cell>
          <table:table-cell table:formula="of:=IF([.F581];[.G580]+[.F581];0)" office:value-type="float" office:value="40" calcext:value-type="float">
            <text:p>40</text:p>
          </table:table-cell>
          <table:table-cell table:formula="of:=IF([.G58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3]" office:value-type="float" office:value="1447.502" calcext:value-type="float">
            <text:p>1447.502</text:p>
          </table:table-cell>
          <table:table-cell table:formula="of:=[$'hp-log.calibrate.20250623-171745'.D583]/[$'hp-log.calibrate.20250623-171745'.E583]" office:value-type="float" office:value="2.03183023872679" calcext:value-type="float">
            <text:p>2.03183023872679</text:p>
          </table:table-cell>
          <table:table-cell table:formula="of:=[.B582]-[.B581]" office:value-type="float" office:value="0" calcext:value-type="float">
            <text:p>0</text:p>
          </table:table-cell>
          <table:table-cell table:formula="of:=[.C582]*[.D$2]+(1-[.D$2])*[.D581]" office:value-type="float" office:value="0.00000281456404480795" calcext:value-type="float">
            <text:p>2.81456404480795E-06</text:p>
          </table:table-cell>
          <table:table-cell table:style-name="ce5" table:formula="of:=ABS([.D582]/[.B582])" office:value-type="percentage" office:value="0.00000138523582884151" calcext:value-type="percentage">
            <text:p>0.00%</text:p>
          </table:table-cell>
          <table:table-cell table:formula="of:=IF([.E582]&lt;[.F$2];1;0)" office:value-type="float" office:value="1" calcext:value-type="float">
            <text:p>1</text:p>
          </table:table-cell>
          <table:table-cell table:formula="of:=IF([.F582];[.G581]+[.F582];0)" office:value-type="float" office:value="41" calcext:value-type="float">
            <text:p>41</text:p>
          </table:table-cell>
          <table:table-cell table:formula="of:=IF([.G58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4]" office:value-type="float" office:value="1450.002" calcext:value-type="float">
            <text:p>1450.002</text:p>
          </table:table-cell>
          <table:table-cell table:formula="of:=[$'hp-log.calibrate.20250623-171745'.D584]/[$'hp-log.calibrate.20250623-171745'.E584]" office:value-type="float" office:value="2.03183023872679" calcext:value-type="float">
            <text:p>2.03183023872679</text:p>
          </table:table-cell>
          <table:table-cell table:formula="of:=[.B583]-[.B582]" office:value-type="float" office:value="0" calcext:value-type="float">
            <text:p>0</text:p>
          </table:table-cell>
          <table:table-cell table:formula="of:=[.C583]*[.D$2]+(1-[.D$2])*[.D582]" office:value-type="float" office:value="0.00000253310764032716" calcext:value-type="float">
            <text:p>2.53310764032716E-06</text:p>
          </table:table-cell>
          <table:table-cell table:style-name="ce5" table:formula="of:=ABS([.D583]/[.B583])" office:value-type="percentage" office:value="0.00000124671224595736" calcext:value-type="percentage">
            <text:p>0.00%</text:p>
          </table:table-cell>
          <table:table-cell table:formula="of:=IF([.E583]&lt;[.F$2];1;0)" office:value-type="float" office:value="1" calcext:value-type="float">
            <text:p>1</text:p>
          </table:table-cell>
          <table:table-cell table:formula="of:=IF([.F583];[.G582]+[.F583];0)" office:value-type="float" office:value="42" calcext:value-type="float">
            <text:p>42</text:p>
          </table:table-cell>
          <table:table-cell table:formula="of:=IF([.G58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5]" office:value-type="float" office:value="1452.502" calcext:value-type="float">
            <text:p>1452.502</text:p>
          </table:table-cell>
          <table:table-cell table:formula="of:=[$'hp-log.calibrate.20250623-171745'.D585]/[$'hp-log.calibrate.20250623-171745'.E585]" office:value-type="float" office:value="2.03183023872679" calcext:value-type="float">
            <text:p>2.03183023872679</text:p>
          </table:table-cell>
          <table:table-cell table:formula="of:=[.B584]-[.B583]" office:value-type="float" office:value="0" calcext:value-type="float">
            <text:p>0</text:p>
          </table:table-cell>
          <table:table-cell table:formula="of:=[.C584]*[.D$2]+(1-[.D$2])*[.D583]" office:value-type="float" office:value="0.00000227979687629444" calcext:value-type="float">
            <text:p>2.27979687629444E-06</text:p>
          </table:table-cell>
          <table:table-cell table:style-name="ce5" table:formula="of:=ABS([.D584]/[.B584])" office:value-type="percentage" office:value="0.00000112204102136163" calcext:value-type="percentage">
            <text:p>0.00%</text:p>
          </table:table-cell>
          <table:table-cell table:formula="of:=IF([.E584]&lt;[.F$2];1;0)" office:value-type="float" office:value="1" calcext:value-type="float">
            <text:p>1</text:p>
          </table:table-cell>
          <table:table-cell table:formula="of:=IF([.F584];[.G583]+[.F584];0)" office:value-type="float" office:value="43" calcext:value-type="float">
            <text:p>43</text:p>
          </table:table-cell>
          <table:table-cell table:formula="of:=IF([.G58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6]" office:value-type="float" office:value="1455.001" calcext:value-type="float">
            <text:p>1455.001</text:p>
          </table:table-cell>
          <table:table-cell table:formula="of:=[$'hp-log.calibrate.20250623-171745'.D586]/[$'hp-log.calibrate.20250623-171745'.E586]" office:value-type="float" office:value="2.03183023872679" calcext:value-type="float">
            <text:p>2.03183023872679</text:p>
          </table:table-cell>
          <table:table-cell table:formula="of:=[.B585]-[.B584]" office:value-type="float" office:value="0" calcext:value-type="float">
            <text:p>0</text:p>
          </table:table-cell>
          <table:table-cell table:formula="of:=[.C585]*[.D$2]+(1-[.D$2])*[.D584]" office:value-type="float" office:value="0.000002051817188665" calcext:value-type="float">
            <text:p>2.051817188665E-06</text:p>
          </table:table-cell>
          <table:table-cell table:style-name="ce5" table:formula="of:=ABS([.D585]/[.B585])" office:value-type="percentage" office:value="0.00000100983691922546" calcext:value-type="percentage">
            <text:p>0.00%</text:p>
          </table:table-cell>
          <table:table-cell table:formula="of:=IF([.E585]&lt;[.F$2];1;0)" office:value-type="float" office:value="1" calcext:value-type="float">
            <text:p>1</text:p>
          </table:table-cell>
          <table:table-cell table:formula="of:=IF([.F585];[.G584]+[.F585];0)" office:value-type="float" office:value="44" calcext:value-type="float">
            <text:p>44</text:p>
          </table:table-cell>
          <table:table-cell table:formula="of:=IF([.G58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7]" office:value-type="float" office:value="1457.502" calcext:value-type="float">
            <text:p>1457.502</text:p>
          </table:table-cell>
          <table:table-cell table:formula="of:=[$'hp-log.calibrate.20250623-171745'.D587]/[$'hp-log.calibrate.20250623-171745'.E587]" office:value-type="float" office:value="2.03183023872679" calcext:value-type="float">
            <text:p>2.03183023872679</text:p>
          </table:table-cell>
          <table:table-cell table:formula="of:=[.B586]-[.B585]" office:value-type="float" office:value="0" calcext:value-type="float">
            <text:p>0</text:p>
          </table:table-cell>
          <table:table-cell table:formula="of:=[.C586]*[.D$2]+(1-[.D$2])*[.D585]" office:value-type="float" office:value="0.0000018466354697985" calcext:value-type="float">
            <text:p>1.8466354697985E-06</text:p>
          </table:table-cell>
          <table:table-cell table:style-name="ce5" table:formula="of:=ABS([.D586]/[.B586])" office:value-type="percentage" office:value="0.000000908853227302917" calcext:value-type="percentage">
            <text:p>0.00%</text:p>
          </table:table-cell>
          <table:table-cell table:formula="of:=IF([.E586]&lt;[.F$2];1;0)" office:value-type="float" office:value="1" calcext:value-type="float">
            <text:p>1</text:p>
          </table:table-cell>
          <table:table-cell table:formula="of:=IF([.F586];[.G585]+[.F586];0)" office:value-type="float" office:value="45" calcext:value-type="float">
            <text:p>45</text:p>
          </table:table-cell>
          <table:table-cell table:formula="of:=IF([.G58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8]" office:value-type="float" office:value="1460.002" calcext:value-type="float">
            <text:p>1460.002</text:p>
          </table:table-cell>
          <table:table-cell table:formula="of:=[$'hp-log.calibrate.20250623-171745'.D588]/[$'hp-log.calibrate.20250623-171745'.E588]" office:value-type="float" office:value="2.03183023872679" calcext:value-type="float">
            <text:p>2.03183023872679</text:p>
          </table:table-cell>
          <table:table-cell table:formula="of:=[.B587]-[.B586]" office:value-type="float" office:value="0" calcext:value-type="float">
            <text:p>0</text:p>
          </table:table-cell>
          <table:table-cell table:formula="of:=[.C587]*[.D$2]+(1-[.D$2])*[.D586]" office:value-type="float" office:value="0.00000166197192281865" calcext:value-type="float">
            <text:p>1.66197192281865E-06</text:p>
          </table:table-cell>
          <table:table-cell table:style-name="ce5" table:formula="of:=ABS([.D587]/[.B587])" office:value-type="percentage" office:value="0.000000817967904572625" calcext:value-type="percentage">
            <text:p>0.00%</text:p>
          </table:table-cell>
          <table:table-cell table:formula="of:=IF([.E587]&lt;[.F$2];1;0)" office:value-type="float" office:value="1" calcext:value-type="float">
            <text:p>1</text:p>
          </table:table-cell>
          <table:table-cell table:formula="of:=IF([.F587];[.G586]+[.F587];0)" office:value-type="float" office:value="46" calcext:value-type="float">
            <text:p>46</text:p>
          </table:table-cell>
          <table:table-cell table:formula="of:=IF([.G58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89]" office:value-type="float" office:value="1462.502" calcext:value-type="float">
            <text:p>1462.502</text:p>
          </table:table-cell>
          <table:table-cell table:formula="of:=[$'hp-log.calibrate.20250623-171745'.D589]/[$'hp-log.calibrate.20250623-171745'.E589]" office:value-type="float" office:value="2.03183023872679" calcext:value-type="float">
            <text:p>2.03183023872679</text:p>
          </table:table-cell>
          <table:table-cell table:formula="of:=[.B588]-[.B587]" office:value-type="float" office:value="0" calcext:value-type="float">
            <text:p>0</text:p>
          </table:table-cell>
          <table:table-cell table:formula="of:=[.C588]*[.D$2]+(1-[.D$2])*[.D587]" office:value-type="float" office:value="0.00000149577473053678" calcext:value-type="float">
            <text:p>1.49577473053678E-06</text:p>
          </table:table-cell>
          <table:table-cell table:style-name="ce5" table:formula="of:=ABS([.D588]/[.B588])" office:value-type="percentage" office:value="0.000000736171114115363" calcext:value-type="percentage">
            <text:p>0.00%</text:p>
          </table:table-cell>
          <table:table-cell table:formula="of:=IF([.E588]&lt;[.F$2];1;0)" office:value-type="float" office:value="1" calcext:value-type="float">
            <text:p>1</text:p>
          </table:table-cell>
          <table:table-cell table:formula="of:=IF([.F588];[.G587]+[.F588];0)" office:value-type="float" office:value="47" calcext:value-type="float">
            <text:p>47</text:p>
          </table:table-cell>
          <table:table-cell table:formula="of:=IF([.G58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0]" office:value-type="float" office:value="1465.001" calcext:value-type="float">
            <text:p>1465.001</text:p>
          </table:table-cell>
          <table:table-cell table:formula="of:=[$'hp-log.calibrate.20250623-171745'.D590]/[$'hp-log.calibrate.20250623-171745'.E590]" office:value-type="float" office:value="2.03183023872679" calcext:value-type="float">
            <text:p>2.03183023872679</text:p>
          </table:table-cell>
          <table:table-cell table:formula="of:=[.B589]-[.B588]" office:value-type="float" office:value="0" calcext:value-type="float">
            <text:p>0</text:p>
          </table:table-cell>
          <table:table-cell table:formula="of:=[.C589]*[.D$2]+(1-[.D$2])*[.D588]" office:value-type="float" office:value="0.00000134619725748311" calcext:value-type="float">
            <text:p>1.34619725748311E-06</text:p>
          </table:table-cell>
          <table:table-cell table:style-name="ce5" table:formula="of:=ABS([.D589]/[.B589])" office:value-type="percentage" office:value="0.000000662554002703826" calcext:value-type="percentage">
            <text:p>0.00%</text:p>
          </table:table-cell>
          <table:table-cell table:formula="of:=IF([.E589]&lt;[.F$2];1;0)" office:value-type="float" office:value="1" calcext:value-type="float">
            <text:p>1</text:p>
          </table:table-cell>
          <table:table-cell table:formula="of:=IF([.F589];[.G588]+[.F589];0)" office:value-type="float" office:value="48" calcext:value-type="float">
            <text:p>48</text:p>
          </table:table-cell>
          <table:table-cell table:formula="of:=IF([.G58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1]" office:value-type="float" office:value="1467.502" calcext:value-type="float">
            <text:p>1467.502</text:p>
          </table:table-cell>
          <table:table-cell table:formula="of:=[$'hp-log.calibrate.20250623-171745'.D591]/[$'hp-log.calibrate.20250623-171745'.E591]" office:value-type="float" office:value="2.03183023872679" calcext:value-type="float">
            <text:p>2.03183023872679</text:p>
          </table:table-cell>
          <table:table-cell table:formula="of:=[.B590]-[.B589]" office:value-type="float" office:value="0" calcext:value-type="float">
            <text:p>0</text:p>
          </table:table-cell>
          <table:table-cell table:formula="of:=[.C590]*[.D$2]+(1-[.D$2])*[.D589]" office:value-type="float" office:value="0.0000012115775317348" calcext:value-type="float">
            <text:p>1.2115775317348E-06</text:p>
          </table:table-cell>
          <table:table-cell table:style-name="ce5" table:formula="of:=ABS([.D590]/[.B590])" office:value-type="percentage" office:value="0.000000596298602433444" calcext:value-type="percentage">
            <text:p>0.00%</text:p>
          </table:table-cell>
          <table:table-cell table:formula="of:=IF([.E590]&lt;[.F$2];1;0)" office:value-type="float" office:value="1" calcext:value-type="float">
            <text:p>1</text:p>
          </table:table-cell>
          <table:table-cell table:formula="of:=IF([.F590];[.G589]+[.F590];0)" office:value-type="float" office:value="49" calcext:value-type="float">
            <text:p>49</text:p>
          </table:table-cell>
          <table:table-cell table:formula="of:=IF([.G59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2]" office:value-type="float" office:value="1470.001" calcext:value-type="float">
            <text:p>1470.001</text:p>
          </table:table-cell>
          <table:table-cell table:formula="of:=[$'hp-log.calibrate.20250623-171745'.D592]/[$'hp-log.calibrate.20250623-171745'.E592]" office:value-type="float" office:value="2.03183023872679" calcext:value-type="float">
            <text:p>2.03183023872679</text:p>
          </table:table-cell>
          <table:table-cell table:formula="of:=[.B591]-[.B590]" office:value-type="float" office:value="0" calcext:value-type="float">
            <text:p>0</text:p>
          </table:table-cell>
          <table:table-cell table:formula="of:=[.C591]*[.D$2]+(1-[.D$2])*[.D590]" office:value-type="float" office:value="0.00000109041977856132" calcext:value-type="float">
            <text:p>1.09041977856132E-06</text:p>
          </table:table-cell>
          <table:table-cell table:style-name="ce5" table:formula="of:=ABS([.D591]/[.B591])" office:value-type="percentage" office:value="0.000000536668742190099" calcext:value-type="percentage">
            <text:p>0.00%</text:p>
          </table:table-cell>
          <table:table-cell table:formula="of:=IF([.E591]&lt;[.F$2];1;0)" office:value-type="float" office:value="1" calcext:value-type="float">
            <text:p>1</text:p>
          </table:table-cell>
          <table:table-cell table:formula="of:=IF([.F591];[.G590]+[.F591];0)" office:value-type="float" office:value="50" calcext:value-type="float">
            <text:p>50</text:p>
          </table:table-cell>
          <table:table-cell table:formula="of:=IF([.G59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3]" office:value-type="float" office:value="1472.501" calcext:value-type="float">
            <text:p>1472.501</text:p>
          </table:table-cell>
          <table:table-cell table:formula="of:=[$'hp-log.calibrate.20250623-171745'.D593]/[$'hp-log.calibrate.20250623-171745'.E593]" office:value-type="float" office:value="2.03183023872679" calcext:value-type="float">
            <text:p>2.03183023872679</text:p>
          </table:table-cell>
          <table:table-cell table:formula="of:=[.B592]-[.B591]" office:value-type="float" office:value="0" calcext:value-type="float">
            <text:p>0</text:p>
          </table:table-cell>
          <table:table-cell table:formula="of:=[.C592]*[.D$2]+(1-[.D$2])*[.D591]" office:value-type="float" office:value="0.000000981377800705184" calcext:value-type="float">
            <text:p>9.81377800705184E-07</text:p>
          </table:table-cell>
          <table:table-cell table:style-name="ce5" table:formula="of:=ABS([.D592]/[.B592])" office:value-type="percentage" office:value="0.000000483001867971089" calcext:value-type="percentage">
            <text:p>0.00%</text:p>
          </table:table-cell>
          <table:table-cell table:formula="of:=IF([.E592]&lt;[.F$2];1;0)" office:value-type="float" office:value="1" calcext:value-type="float">
            <text:p>1</text:p>
          </table:table-cell>
          <table:table-cell table:formula="of:=IF([.F592];[.G591]+[.F592];0)" office:value-type="float" office:value="51" calcext:value-type="float">
            <text:p>51</text:p>
          </table:table-cell>
          <table:table-cell table:formula="of:=IF([.G59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4]" office:value-type="float" office:value="1475.001" calcext:value-type="float">
            <text:p>1475.001</text:p>
          </table:table-cell>
          <table:table-cell table:formula="of:=[$'hp-log.calibrate.20250623-171745'.D594]/[$'hp-log.calibrate.20250623-171745'.E594]" office:value-type="float" office:value="2.03183023872679" calcext:value-type="float">
            <text:p>2.03183023872679</text:p>
          </table:table-cell>
          <table:table-cell table:formula="of:=[.B593]-[.B592]" office:value-type="float" office:value="0" calcext:value-type="float">
            <text:p>0</text:p>
          </table:table-cell>
          <table:table-cell table:formula="of:=[.C593]*[.D$2]+(1-[.D$2])*[.D592]" office:value-type="float" office:value="0.000000883240020634666" calcext:value-type="float">
            <text:p>8.83240020634666E-07</text:p>
          </table:table-cell>
          <table:table-cell table:style-name="ce5" table:formula="of:=ABS([.D593]/[.B593])" office:value-type="percentage" office:value="0.00000043470168117398" calcext:value-type="percentage">
            <text:p>0.00%</text:p>
          </table:table-cell>
          <table:table-cell table:formula="of:=IF([.E593]&lt;[.F$2];1;0)" office:value-type="float" office:value="1" calcext:value-type="float">
            <text:p>1</text:p>
          </table:table-cell>
          <table:table-cell table:formula="of:=IF([.F593];[.G592]+[.F593];0)" office:value-type="float" office:value="52" calcext:value-type="float">
            <text:p>52</text:p>
          </table:table-cell>
          <table:table-cell table:formula="of:=IF([.G59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5]" office:value-type="float" office:value="1477.502" calcext:value-type="float">
            <text:p>1477.502</text:p>
          </table:table-cell>
          <table:table-cell table:formula="of:=[$'hp-log.calibrate.20250623-171745'.D595]/[$'hp-log.calibrate.20250623-171745'.E595]" office:value-type="float" office:value="2.03183023872679" calcext:value-type="float">
            <text:p>2.03183023872679</text:p>
          </table:table-cell>
          <table:table-cell table:formula="of:=[.B594]-[.B593]" office:value-type="float" office:value="0" calcext:value-type="float">
            <text:p>0</text:p>
          </table:table-cell>
          <table:table-cell table:formula="of:=[.C594]*[.D$2]+(1-[.D$2])*[.D593]" office:value-type="float" office:value="0.000000794916018571199" calcext:value-type="float">
            <text:p>7.94916018571199E-07</text:p>
          </table:table-cell>
          <table:table-cell table:style-name="ce5" table:formula="of:=ABS([.D594]/[.B594])" office:value-type="percentage" office:value="0.000000391231513056582" calcext:value-type="percentage">
            <text:p>0.00%</text:p>
          </table:table-cell>
          <table:table-cell table:formula="of:=IF([.E594]&lt;[.F$2];1;0)" office:value-type="float" office:value="1" calcext:value-type="float">
            <text:p>1</text:p>
          </table:table-cell>
          <table:table-cell table:formula="of:=IF([.F594];[.G593]+[.F594];0)" office:value-type="float" office:value="53" calcext:value-type="float">
            <text:p>53</text:p>
          </table:table-cell>
          <table:table-cell table:formula="of:=IF([.G59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6]" office:value-type="float" office:value="1480.002" calcext:value-type="float">
            <text:p>1480.002</text:p>
          </table:table-cell>
          <table:table-cell table:formula="of:=[$'hp-log.calibrate.20250623-171745'.D596]/[$'hp-log.calibrate.20250623-171745'.E596]" office:value-type="float" office:value="2.03183023872679" calcext:value-type="float">
            <text:p>2.03183023872679</text:p>
          </table:table-cell>
          <table:table-cell table:formula="of:=[.B595]-[.B594]" office:value-type="float" office:value="0" calcext:value-type="float">
            <text:p>0</text:p>
          </table:table-cell>
          <table:table-cell table:formula="of:=[.C595]*[.D$2]+(1-[.D$2])*[.D594]" office:value-type="float" office:value="0.000000715424416714079" calcext:value-type="float">
            <text:p>7.15424416714079E-07</text:p>
          </table:table-cell>
          <table:table-cell table:style-name="ce5" table:formula="of:=ABS([.D595]/[.B595])" office:value-type="percentage" office:value="0.000000352108361750924" calcext:value-type="percentage">
            <text:p>0.00%</text:p>
          </table:table-cell>
          <table:table-cell table:formula="of:=IF([.E595]&lt;[.F$2];1;0)" office:value-type="float" office:value="1" calcext:value-type="float">
            <text:p>1</text:p>
          </table:table-cell>
          <table:table-cell table:formula="of:=IF([.F595];[.G594]+[.F595];0)" office:value-type="float" office:value="54" calcext:value-type="float">
            <text:p>54</text:p>
          </table:table-cell>
          <table:table-cell table:formula="of:=IF([.G59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7]" office:value-type="float" office:value="1482.502" calcext:value-type="float">
            <text:p>1482.502</text:p>
          </table:table-cell>
          <table:table-cell table:formula="of:=[$'hp-log.calibrate.20250623-171745'.D597]/[$'hp-log.calibrate.20250623-171745'.E597]" office:value-type="float" office:value="2.03183023872679" calcext:value-type="float">
            <text:p>2.03183023872679</text:p>
          </table:table-cell>
          <table:table-cell table:formula="of:=[.B596]-[.B595]" office:value-type="float" office:value="0" calcext:value-type="float">
            <text:p>0</text:p>
          </table:table-cell>
          <table:table-cell table:formula="of:=[.C596]*[.D$2]+(1-[.D$2])*[.D595]" office:value-type="float" office:value="0.000000643881975042671" calcext:value-type="float">
            <text:p>6.43881975042671E-07</text:p>
          </table:table-cell>
          <table:table-cell table:style-name="ce5" table:formula="of:=ABS([.D596]/[.B596])" office:value-type="percentage" office:value="0.000000316897525575832" calcext:value-type="percentage">
            <text:p>0.00%</text:p>
          </table:table-cell>
          <table:table-cell table:formula="of:=IF([.E596]&lt;[.F$2];1;0)" office:value-type="float" office:value="1" calcext:value-type="float">
            <text:p>1</text:p>
          </table:table-cell>
          <table:table-cell table:formula="of:=IF([.F596];[.G595]+[.F596];0)" office:value-type="float" office:value="55" calcext:value-type="float">
            <text:p>55</text:p>
          </table:table-cell>
          <table:table-cell table:formula="of:=IF([.G59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8]" office:value-type="float" office:value="1485.002" calcext:value-type="float">
            <text:p>1485.002</text:p>
          </table:table-cell>
          <table:table-cell table:formula="of:=[$'hp-log.calibrate.20250623-171745'.D598]/[$'hp-log.calibrate.20250623-171745'.E598]" office:value-type="float" office:value="2.03183023872679" calcext:value-type="float">
            <text:p>2.03183023872679</text:p>
          </table:table-cell>
          <table:table-cell table:formula="of:=[.B597]-[.B596]" office:value-type="float" office:value="0" calcext:value-type="float">
            <text:p>0</text:p>
          </table:table-cell>
          <table:table-cell table:formula="of:=[.C597]*[.D$2]+(1-[.D$2])*[.D596]" office:value-type="float" office:value="0.000000579493777538404" calcext:value-type="float">
            <text:p>5.79493777538404E-07</text:p>
          </table:table-cell>
          <table:table-cell table:style-name="ce5" table:formula="of:=ABS([.D597]/[.B597])" office:value-type="percentage" office:value="0.000000285207773018249" calcext:value-type="percentage">
            <text:p>0.00%</text:p>
          </table:table-cell>
          <table:table-cell table:formula="of:=IF([.E597]&lt;[.F$2];1;0)" office:value-type="float" office:value="1" calcext:value-type="float">
            <text:p>1</text:p>
          </table:table-cell>
          <table:table-cell table:formula="of:=IF([.F597];[.G596]+[.F597];0)" office:value-type="float" office:value="56" calcext:value-type="float">
            <text:p>56</text:p>
          </table:table-cell>
          <table:table-cell table:formula="of:=IF([.G59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599]" office:value-type="float" office:value="1487.501" calcext:value-type="float">
            <text:p>1487.501</text:p>
          </table:table-cell>
          <table:table-cell table:formula="of:=[$'hp-log.calibrate.20250623-171745'.D599]/[$'hp-log.calibrate.20250623-171745'.E599]" office:value-type="float" office:value="2.03183023872679" calcext:value-type="float">
            <text:p>2.03183023872679</text:p>
          </table:table-cell>
          <table:table-cell table:formula="of:=[.B598]-[.B597]" office:value-type="float" office:value="0" calcext:value-type="float">
            <text:p>0</text:p>
          </table:table-cell>
          <table:table-cell table:formula="of:=[.C598]*[.D$2]+(1-[.D$2])*[.D597]" office:value-type="float" office:value="0.000000521544399784564" calcext:value-type="float">
            <text:p>5.21544399784564E-07</text:p>
          </table:table-cell>
          <table:table-cell table:style-name="ce5" table:formula="of:=ABS([.D598]/[.B598])" office:value-type="percentage" office:value="0.000000256686995716424" calcext:value-type="percentage">
            <text:p>0.00%</text:p>
          </table:table-cell>
          <table:table-cell table:formula="of:=IF([.E598]&lt;[.F$2];1;0)" office:value-type="float" office:value="1" calcext:value-type="float">
            <text:p>1</text:p>
          </table:table-cell>
          <table:table-cell table:formula="of:=IF([.F598];[.G597]+[.F598];0)" office:value-type="float" office:value="57" calcext:value-type="float">
            <text:p>57</text:p>
          </table:table-cell>
          <table:table-cell table:formula="of:=IF([.G59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0]" office:value-type="float" office:value="1490.002" calcext:value-type="float">
            <text:p>1490.002</text:p>
          </table:table-cell>
          <table:table-cell table:formula="of:=[$'hp-log.calibrate.20250623-171745'.D600]/[$'hp-log.calibrate.20250623-171745'.E600]" office:value-type="float" office:value="2.03183023872679" calcext:value-type="float">
            <text:p>2.03183023872679</text:p>
          </table:table-cell>
          <table:table-cell table:formula="of:=[.B599]-[.B598]" office:value-type="float" office:value="0" calcext:value-type="float">
            <text:p>0</text:p>
          </table:table-cell>
          <table:table-cell table:formula="of:=[.C599]*[.D$2]+(1-[.D$2])*[.D598]" office:value-type="float" office:value="0.000000469389959806108" calcext:value-type="float">
            <text:p>4.69389959806108E-07</text:p>
          </table:table-cell>
          <table:table-cell table:style-name="ce5" table:formula="of:=ABS([.D599]/[.B599])" office:value-type="percentage" office:value="0.000000231018296144781" calcext:value-type="percentage">
            <text:p>0.00%</text:p>
          </table:table-cell>
          <table:table-cell table:formula="of:=IF([.E599]&lt;[.F$2];1;0)" office:value-type="float" office:value="1" calcext:value-type="float">
            <text:p>1</text:p>
          </table:table-cell>
          <table:table-cell table:formula="of:=IF([.F599];[.G598]+[.F599];0)" office:value-type="float" office:value="58" calcext:value-type="float">
            <text:p>58</text:p>
          </table:table-cell>
          <table:table-cell table:formula="of:=IF([.G59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1]" office:value-type="float" office:value="1492.501" calcext:value-type="float">
            <text:p>1492.501</text:p>
          </table:table-cell>
          <table:table-cell table:formula="of:=[$'hp-log.calibrate.20250623-171745'.D601]/[$'hp-log.calibrate.20250623-171745'.E601]" office:value-type="float" office:value="2.03183023872679" calcext:value-type="float">
            <text:p>2.03183023872679</text:p>
          </table:table-cell>
          <table:table-cell table:formula="of:=[.B600]-[.B599]" office:value-type="float" office:value="0" calcext:value-type="float">
            <text:p>0</text:p>
          </table:table-cell>
          <table:table-cell table:formula="of:=[.C600]*[.D$2]+(1-[.D$2])*[.D599]" office:value-type="float" office:value="0.000000422450963825497" calcext:value-type="float">
            <text:p>4.22450963825497E-07</text:p>
          </table:table-cell>
          <table:table-cell table:style-name="ce5" table:formula="of:=ABS([.D600]/[.B600])" office:value-type="percentage" office:value="0.000000207916466530303" calcext:value-type="percentage">
            <text:p>0.00%</text:p>
          </table:table-cell>
          <table:table-cell table:formula="of:=IF([.E600]&lt;[.F$2];1;0)" office:value-type="float" office:value="1" calcext:value-type="float">
            <text:p>1</text:p>
          </table:table-cell>
          <table:table-cell table:formula="of:=IF([.F600];[.G599]+[.F600];0)" office:value-type="float" office:value="59" calcext:value-type="float">
            <text:p>59</text:p>
          </table:table-cell>
          <table:table-cell table:formula="of:=IF([.G60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2]" office:value-type="float" office:value="1495.001" calcext:value-type="float">
            <text:p>1495.001</text:p>
          </table:table-cell>
          <table:table-cell table:formula="of:=[$'hp-log.calibrate.20250623-171745'.D602]/[$'hp-log.calibrate.20250623-171745'.E602]" office:value-type="float" office:value="2.03183023872679" calcext:value-type="float">
            <text:p>2.03183023872679</text:p>
          </table:table-cell>
          <table:table-cell table:formula="of:=[.B601]-[.B600]" office:value-type="float" office:value="0" calcext:value-type="float">
            <text:p>0</text:p>
          </table:table-cell>
          <table:table-cell table:formula="of:=[.C601]*[.D$2]+(1-[.D$2])*[.D600]" office:value-type="float" office:value="0.000000380205867442947" calcext:value-type="float">
            <text:p>3.80205867442947E-07</text:p>
          </table:table-cell>
          <table:table-cell table:style-name="ce5" table:formula="of:=ABS([.D601]/[.B601])" office:value-type="percentage" office:value="0.000000187124819877273" calcext:value-type="percentage">
            <text:p>0.00%</text:p>
          </table:table-cell>
          <table:table-cell table:formula="of:=IF([.E601]&lt;[.F$2];1;0)" office:value-type="float" office:value="1" calcext:value-type="float">
            <text:p>1</text:p>
          </table:table-cell>
          <table:table-cell table:formula="of:=IF([.F601];[.G600]+[.F601];0)" office:value-type="float" office:value="60" calcext:value-type="float">
            <text:p>60</text:p>
          </table:table-cell>
          <table:table-cell table:formula="of:=IF([.G60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3]" office:value-type="float" office:value="1497.501" calcext:value-type="float">
            <text:p>1497.501</text:p>
          </table:table-cell>
          <table:table-cell table:formula="of:=[$'hp-log.calibrate.20250623-171745'.D603]/[$'hp-log.calibrate.20250623-171745'.E603]" office:value-type="float" office:value="2.03183023872679" calcext:value-type="float">
            <text:p>2.03183023872679</text:p>
          </table:table-cell>
          <table:table-cell table:formula="of:=[.B602]-[.B601]" office:value-type="float" office:value="0" calcext:value-type="float">
            <text:p>0</text:p>
          </table:table-cell>
          <table:table-cell table:formula="of:=[.C602]*[.D$2]+(1-[.D$2])*[.D601]" office:value-type="float" office:value="0.000000342185280698652" calcext:value-type="float">
            <text:p>3.42185280698652E-07</text:p>
          </table:table-cell>
          <table:table-cell table:style-name="ce5" table:formula="of:=ABS([.D602]/[.B602])" office:value-type="percentage" office:value="0.000000168412337889546" calcext:value-type="percentage">
            <text:p>0.00%</text:p>
          </table:table-cell>
          <table:table-cell table:formula="of:=IF([.E602]&lt;[.F$2];1;0)" office:value-type="float" office:value="1" calcext:value-type="float">
            <text:p>1</text:p>
          </table:table-cell>
          <table:table-cell table:formula="of:=IF([.F602];[.G601]+[.F602];0)" office:value-type="float" office:value="61" calcext:value-type="float">
            <text:p>61</text:p>
          </table:table-cell>
          <table:table-cell table:formula="of:=IF([.G60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4]" office:value-type="float" office:value="1500.001" calcext:value-type="float">
            <text:p>1500.001</text:p>
          </table:table-cell>
          <table:table-cell table:formula="of:=[$'hp-log.calibrate.20250623-171745'.D604]/[$'hp-log.calibrate.20250623-171745'.E604]" office:value-type="float" office:value="2.03183023872679" calcext:value-type="float">
            <text:p>2.03183023872679</text:p>
          </table:table-cell>
          <table:table-cell table:formula="of:=[.B603]-[.B602]" office:value-type="float" office:value="0" calcext:value-type="float">
            <text:p>0</text:p>
          </table:table-cell>
          <table:table-cell table:formula="of:=[.C603]*[.D$2]+(1-[.D$2])*[.D602]" office:value-type="float" office:value="0.000000307966752628787" calcext:value-type="float">
            <text:p>3.07966752628787E-07</text:p>
          </table:table-cell>
          <table:table-cell table:style-name="ce5" table:formula="of:=ABS([.D603]/[.B603])" office:value-type="percentage" office:value="0.000000151571104100591" calcext:value-type="percentage">
            <text:p>0.00%</text:p>
          </table:table-cell>
          <table:table-cell table:formula="of:=IF([.E603]&lt;[.F$2];1;0)" office:value-type="float" office:value="1" calcext:value-type="float">
            <text:p>1</text:p>
          </table:table-cell>
          <table:table-cell table:formula="of:=IF([.F603];[.G602]+[.F603];0)" office:value-type="float" office:value="62" calcext:value-type="float">
            <text:p>62</text:p>
          </table:table-cell>
          <table:table-cell table:formula="of:=IF([.G60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5]" office:value-type="float" office:value="1502.502" calcext:value-type="float">
            <text:p>1502.502</text:p>
          </table:table-cell>
          <table:table-cell table:formula="of:=[$'hp-log.calibrate.20250623-171745'.D605]/[$'hp-log.calibrate.20250623-171745'.E605]" office:value-type="float" office:value="2.03183023872679" calcext:value-type="float">
            <text:p>2.03183023872679</text:p>
          </table:table-cell>
          <table:table-cell table:formula="of:=[.B604]-[.B603]" office:value-type="float" office:value="0" calcext:value-type="float">
            <text:p>0</text:p>
          </table:table-cell>
          <table:table-cell table:formula="of:=[.C604]*[.D$2]+(1-[.D$2])*[.D603]" office:value-type="float" office:value="0.000000277170077365908" calcext:value-type="float">
            <text:p>2.77170077365908E-07</text:p>
          </table:table-cell>
          <table:table-cell table:style-name="ce5" table:formula="of:=ABS([.D604]/[.B604])" office:value-type="percentage" office:value="0.000000136413993690532" calcext:value-type="percentage">
            <text:p>0.00%</text:p>
          </table:table-cell>
          <table:table-cell table:formula="of:=IF([.E604]&lt;[.F$2];1;0)" office:value-type="float" office:value="1" calcext:value-type="float">
            <text:p>1</text:p>
          </table:table-cell>
          <table:table-cell table:formula="of:=IF([.F604];[.G603]+[.F604];0)" office:value-type="float" office:value="63" calcext:value-type="float">
            <text:p>63</text:p>
          </table:table-cell>
          <table:table-cell table:formula="of:=IF([.G60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6]" office:value-type="float" office:value="1505.002" calcext:value-type="float">
            <text:p>1505.002</text:p>
          </table:table-cell>
          <table:table-cell table:formula="of:=[$'hp-log.calibrate.20250623-171745'.D606]/[$'hp-log.calibrate.20250623-171745'.E606]" office:value-type="float" office:value="2.03183023872679" calcext:value-type="float">
            <text:p>2.03183023872679</text:p>
          </table:table-cell>
          <table:table-cell table:formula="of:=[.B605]-[.B604]" office:value-type="float" office:value="0" calcext:value-type="float">
            <text:p>0</text:p>
          </table:table-cell>
          <table:table-cell table:formula="of:=[.C605]*[.D$2]+(1-[.D$2])*[.D604]" office:value-type="float" office:value="0.000000249453069629318" calcext:value-type="float">
            <text:p>2.49453069629318E-07</text:p>
          </table:table-cell>
          <table:table-cell table:style-name="ce5" table:formula="of:=ABS([.D605]/[.B605])" office:value-type="percentage" office:value="0.000000122772594321479" calcext:value-type="percentage">
            <text:p>0.00%</text:p>
          </table:table-cell>
          <table:table-cell table:formula="of:=IF([.E605]&lt;[.F$2];1;0)" office:value-type="float" office:value="1" calcext:value-type="float">
            <text:p>1</text:p>
          </table:table-cell>
          <table:table-cell table:formula="of:=IF([.F605];[.G604]+[.F605];0)" office:value-type="float" office:value="64" calcext:value-type="float">
            <text:p>64</text:p>
          </table:table-cell>
          <table:table-cell table:formula="of:=IF([.G60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7]" office:value-type="float" office:value="1507.502" calcext:value-type="float">
            <text:p>1507.502</text:p>
          </table:table-cell>
          <table:table-cell table:formula="of:=[$'hp-log.calibrate.20250623-171745'.D607]/[$'hp-log.calibrate.20250623-171745'.E607]" office:value-type="float" office:value="2.03183023872679" calcext:value-type="float">
            <text:p>2.03183023872679</text:p>
          </table:table-cell>
          <table:table-cell table:formula="of:=[.B606]-[.B605]" office:value-type="float" office:value="0" calcext:value-type="float">
            <text:p>0</text:p>
          </table:table-cell>
          <table:table-cell table:formula="of:=[.C606]*[.D$2]+(1-[.D$2])*[.D605]" office:value-type="float" office:value="0.000000224507762666386" calcext:value-type="float">
            <text:p>2.24507762666386E-07</text:p>
          </table:table-cell>
          <table:table-cell table:style-name="ce5" table:formula="of:=ABS([.D606]/[.B606])" office:value-type="percentage" office:value="0.000000110495334889331" calcext:value-type="percentage">
            <text:p>0.00%</text:p>
          </table:table-cell>
          <table:table-cell table:formula="of:=IF([.E606]&lt;[.F$2];1;0)" office:value-type="float" office:value="1" calcext:value-type="float">
            <text:p>1</text:p>
          </table:table-cell>
          <table:table-cell table:formula="of:=IF([.F606];[.G605]+[.F606];0)" office:value-type="float" office:value="65" calcext:value-type="float">
            <text:p>65</text:p>
          </table:table-cell>
          <table:table-cell table:formula="of:=IF([.G60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8]" office:value-type="float" office:value="1510.001" calcext:value-type="float">
            <text:p>1510.001</text:p>
          </table:table-cell>
          <table:table-cell table:formula="of:=[$'hp-log.calibrate.20250623-171745'.D608]/[$'hp-log.calibrate.20250623-171745'.E608]" office:value-type="float" office:value="2.03183023872679" calcext:value-type="float">
            <text:p>2.03183023872679</text:p>
          </table:table-cell>
          <table:table-cell table:formula="of:=[.B607]-[.B606]" office:value-type="float" office:value="0" calcext:value-type="float">
            <text:p>0</text:p>
          </table:table-cell>
          <table:table-cell table:formula="of:=[.C607]*[.D$2]+(1-[.D$2])*[.D606]" office:value-type="float" office:value="0.000000202056986399747" calcext:value-type="float">
            <text:p>2.02056986399747E-07</text:p>
          </table:table-cell>
          <table:table-cell table:style-name="ce5" table:formula="of:=ABS([.D607]/[.B607])" office:value-type="percentage" office:value="0.0000000994458014003978" calcext:value-type="percentage">
            <text:p>0.00%</text:p>
          </table:table-cell>
          <table:table-cell table:formula="of:=IF([.E607]&lt;[.F$2];1;0)" office:value-type="float" office:value="1" calcext:value-type="float">
            <text:p>1</text:p>
          </table:table-cell>
          <table:table-cell table:formula="of:=IF([.F607];[.G606]+[.F607];0)" office:value-type="float" office:value="66" calcext:value-type="float">
            <text:p>66</text:p>
          </table:table-cell>
          <table:table-cell table:formula="of:=IF([.G60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09]" office:value-type="float" office:value="1512.502" calcext:value-type="float">
            <text:p>1512.502</text:p>
          </table:table-cell>
          <table:table-cell table:formula="of:=[$'hp-log.calibrate.20250623-171745'.D609]/[$'hp-log.calibrate.20250623-171745'.E609]" office:value-type="float" office:value="2.03183023872679" calcext:value-type="float">
            <text:p>2.03183023872679</text:p>
          </table:table-cell>
          <table:table-cell table:formula="of:=[.B608]-[.B607]" office:value-type="float" office:value="0" calcext:value-type="float">
            <text:p>0</text:p>
          </table:table-cell>
          <table:table-cell table:formula="of:=[.C608]*[.D$2]+(1-[.D$2])*[.D607]" office:value-type="float" office:value="0.000000181851287759773" calcext:value-type="float">
            <text:p>1.81851287759773E-07</text:p>
          </table:table-cell>
          <table:table-cell table:style-name="ce5" table:formula="of:=ABS([.D608]/[.B608])" office:value-type="percentage" office:value="0.000000089501221260358" calcext:value-type="percentage">
            <text:p>0.00%</text:p>
          </table:table-cell>
          <table:table-cell table:formula="of:=IF([.E608]&lt;[.F$2];1;0)" office:value-type="float" office:value="1" calcext:value-type="float">
            <text:p>1</text:p>
          </table:table-cell>
          <table:table-cell table:formula="of:=IF([.F608];[.G607]+[.F608];0)" office:value-type="float" office:value="67" calcext:value-type="float">
            <text:p>67</text:p>
          </table:table-cell>
          <table:table-cell table:formula="of:=IF([.G60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0]" office:value-type="float" office:value="1515.001" calcext:value-type="float">
            <text:p>1515.001</text:p>
          </table:table-cell>
          <table:table-cell table:formula="of:=[$'hp-log.calibrate.20250623-171745'.D610]/[$'hp-log.calibrate.20250623-171745'.E610]" office:value-type="float" office:value="2.03183023872679" calcext:value-type="float">
            <text:p>2.03183023872679</text:p>
          </table:table-cell>
          <table:table-cell table:formula="of:=[.B609]-[.B608]" office:value-type="float" office:value="0" calcext:value-type="float">
            <text:p>0</text:p>
          </table:table-cell>
          <table:table-cell table:formula="of:=[.C609]*[.D$2]+(1-[.D$2])*[.D608]" office:value-type="float" office:value="0.000000163666158983795" calcext:value-type="float">
            <text:p>1.63666158983795E-07</text:p>
          </table:table-cell>
          <table:table-cell table:style-name="ce5" table:formula="of:=ABS([.D609]/[.B609])" office:value-type="percentage" office:value="0.0000000805510991343222" calcext:value-type="percentage">
            <text:p>0.00%</text:p>
          </table:table-cell>
          <table:table-cell table:formula="of:=IF([.E609]&lt;[.F$2];1;0)" office:value-type="float" office:value="1" calcext:value-type="float">
            <text:p>1</text:p>
          </table:table-cell>
          <table:table-cell table:formula="of:=IF([.F609];[.G608]+[.F609];0)" office:value-type="float" office:value="68" calcext:value-type="float">
            <text:p>68</text:p>
          </table:table-cell>
          <table:table-cell table:formula="of:=IF([.G60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1]" office:value-type="float" office:value="1517.502" calcext:value-type="float">
            <text:p>1517.502</text:p>
          </table:table-cell>
          <table:table-cell table:formula="of:=[$'hp-log.calibrate.20250623-171745'.D611]/[$'hp-log.calibrate.20250623-171745'.E611]" office:value-type="float" office:value="2.03183023872679" calcext:value-type="float">
            <text:p>2.03183023872679</text:p>
          </table:table-cell>
          <table:table-cell table:formula="of:=[.B610]-[.B609]" office:value-type="float" office:value="0" calcext:value-type="float">
            <text:p>0</text:p>
          </table:table-cell>
          <table:table-cell table:formula="of:=[.C610]*[.D$2]+(1-[.D$2])*[.D609]" office:value-type="float" office:value="0.000000147299543085416" calcext:value-type="float">
            <text:p>1.47299543085416E-07</text:p>
          </table:table-cell>
          <table:table-cell table:style-name="ce5" table:formula="of:=ABS([.D610]/[.B610])" office:value-type="percentage" office:value="0.00000007249598922089" calcext:value-type="percentage">
            <text:p>0.00%</text:p>
          </table:table-cell>
          <table:table-cell table:formula="of:=IF([.E610]&lt;[.F$2];1;0)" office:value-type="float" office:value="1" calcext:value-type="float">
            <text:p>1</text:p>
          </table:table-cell>
          <table:table-cell table:formula="of:=IF([.F610];[.G609]+[.F610];0)" office:value-type="float" office:value="69" calcext:value-type="float">
            <text:p>69</text:p>
          </table:table-cell>
          <table:table-cell table:formula="of:=IF([.G61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2]" office:value-type="float" office:value="1520.002" calcext:value-type="float">
            <text:p>1520.002</text:p>
          </table:table-cell>
          <table:table-cell table:formula="of:=[$'hp-log.calibrate.20250623-171745'.D612]/[$'hp-log.calibrate.20250623-171745'.E612]" office:value-type="float" office:value="2.03183023872679" calcext:value-type="float">
            <text:p>2.03183023872679</text:p>
          </table:table-cell>
          <table:table-cell table:formula="of:=[.B611]-[.B610]" office:value-type="float" office:value="0" calcext:value-type="float">
            <text:p>0</text:p>
          </table:table-cell>
          <table:table-cell table:formula="of:=[.C611]*[.D$2]+(1-[.D$2])*[.D610]" office:value-type="float" office:value="0.000000132569588776874" calcext:value-type="float">
            <text:p>1.32569588776874E-07</text:p>
          </table:table-cell>
          <table:table-cell table:style-name="ce5" table:formula="of:=ABS([.D611]/[.B611])" office:value-type="percentage" office:value="0.000000065246390298801" calcext:value-type="percentage">
            <text:p>0.00%</text:p>
          </table:table-cell>
          <table:table-cell table:formula="of:=IF([.E611]&lt;[.F$2];1;0)" office:value-type="float" office:value="1" calcext:value-type="float">
            <text:p>1</text:p>
          </table:table-cell>
          <table:table-cell table:formula="of:=IF([.F611];[.G610]+[.F611];0)" office:value-type="float" office:value="70" calcext:value-type="float">
            <text:p>70</text:p>
          </table:table-cell>
          <table:table-cell table:formula="of:=IF([.G61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3]" office:value-type="float" office:value="1522.502" calcext:value-type="float">
            <text:p>1522.502</text:p>
          </table:table-cell>
          <table:table-cell table:formula="of:=[$'hp-log.calibrate.20250623-171745'.D613]/[$'hp-log.calibrate.20250623-171745'.E613]" office:value-type="float" office:value="2.03183023872679" calcext:value-type="float">
            <text:p>2.03183023872679</text:p>
          </table:table-cell>
          <table:table-cell table:formula="of:=[.B612]-[.B611]" office:value-type="float" office:value="0" calcext:value-type="float">
            <text:p>0</text:p>
          </table:table-cell>
          <table:table-cell table:formula="of:=[.C612]*[.D$2]+(1-[.D$2])*[.D611]" office:value-type="float" office:value="0.000000119312629899187" calcext:value-type="float">
            <text:p>1.19312629899187E-07</text:p>
          </table:table-cell>
          <table:table-cell table:style-name="ce5" table:formula="of:=ABS([.D612]/[.B612])" office:value-type="percentage" office:value="0.0000000587217512689209" calcext:value-type="percentage">
            <text:p>0.00%</text:p>
          </table:table-cell>
          <table:table-cell table:formula="of:=IF([.E612]&lt;[.F$2];1;0)" office:value-type="float" office:value="1" calcext:value-type="float">
            <text:p>1</text:p>
          </table:table-cell>
          <table:table-cell table:formula="of:=IF([.F612];[.G611]+[.F612];0)" office:value-type="float" office:value="71" calcext:value-type="float">
            <text:p>71</text:p>
          </table:table-cell>
          <table:table-cell table:formula="of:=IF([.G61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4]" office:value-type="float" office:value="1525.001" calcext:value-type="float">
            <text:p>1525.001</text:p>
          </table:table-cell>
          <table:table-cell table:formula="of:=[$'hp-log.calibrate.20250623-171745'.D614]/[$'hp-log.calibrate.20250623-171745'.E614]" office:value-type="float" office:value="2.03183023872679" calcext:value-type="float">
            <text:p>2.03183023872679</text:p>
          </table:table-cell>
          <table:table-cell table:formula="of:=[.B613]-[.B612]" office:value-type="float" office:value="0" calcext:value-type="float">
            <text:p>0</text:p>
          </table:table-cell>
          <table:table-cell table:formula="of:=[.C613]*[.D$2]+(1-[.D$2])*[.D612]" office:value-type="float" office:value="0.000000107381366909268" calcext:value-type="float">
            <text:p>1.07381366909268E-07</text:p>
          </table:table-cell>
          <table:table-cell table:style-name="ce5" table:formula="of:=ABS([.D613]/[.B613])" office:value-type="percentage" office:value="0.0000000528495761420288" calcext:value-type="percentage">
            <text:p>0.00%</text:p>
          </table:table-cell>
          <table:table-cell table:formula="of:=IF([.E613]&lt;[.F$2];1;0)" office:value-type="float" office:value="1" calcext:value-type="float">
            <text:p>1</text:p>
          </table:table-cell>
          <table:table-cell table:formula="of:=IF([.F613];[.G612]+[.F613];0)" office:value-type="float" office:value="72" calcext:value-type="float">
            <text:p>72</text:p>
          </table:table-cell>
          <table:table-cell table:formula="of:=IF([.G61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5]" office:value-type="float" office:value="1527.501" calcext:value-type="float">
            <text:p>1527.501</text:p>
          </table:table-cell>
          <table:table-cell table:formula="of:=[$'hp-log.calibrate.20250623-171745'.D615]/[$'hp-log.calibrate.20250623-171745'.E615]" office:value-type="float" office:value="2.03183023872679" calcext:value-type="float">
            <text:p>2.03183023872679</text:p>
          </table:table-cell>
          <table:table-cell table:formula="of:=[.B614]-[.B613]" office:value-type="float" office:value="0" calcext:value-type="float">
            <text:p>0</text:p>
          </table:table-cell>
          <table:table-cell table:formula="of:=[.C614]*[.D$2]+(1-[.D$2])*[.D613]" office:value-type="float" office:value="0.0000000966432302183413" calcext:value-type="float">
            <text:p>9.66432302183413E-08</text:p>
          </table:table-cell>
          <table:table-cell table:style-name="ce5" table:formula="of:=ABS([.D614]/[.B614])" office:value-type="percentage" office:value="0.0000000475646185278259" calcext:value-type="percentage">
            <text:p>0.00%</text:p>
          </table:table-cell>
          <table:table-cell table:formula="of:=IF([.E614]&lt;[.F$2];1;0)" office:value-type="float" office:value="1" calcext:value-type="float">
            <text:p>1</text:p>
          </table:table-cell>
          <table:table-cell table:formula="of:=IF([.F614];[.G613]+[.F614];0)" office:value-type="float" office:value="73" calcext:value-type="float">
            <text:p>73</text:p>
          </table:table-cell>
          <table:table-cell table:formula="of:=IF([.G61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16]" office:value-type="float" office:value="1530.001" calcext:value-type="float">
            <text:p>1530.001</text:p>
          </table:table-cell>
          <table:table-cell table:formula="of:=[$'hp-log.calibrate.20250623-171745'.D616]/[$'hp-log.calibrate.20250623-171745'.E616]" office:value-type="float" office:value="2.03723404255319" calcext:value-type="float">
            <text:p>2.03723404255319</text:p>
          </table:table-cell>
          <table:table-cell table:formula="of:=[.B615]-[.B614]" office:value-type="float" office:value="0.00540380382640127" calcext:value-type="float">
            <text:p>0.00540380382640127</text:p>
          </table:table-cell>
          <table:table-cell table:formula="of:=[.C615]*[.D$2]+(1-[.D$2])*[.D614]" office:value-type="float" office:value="0.000540467361547323" calcext:value-type="float">
            <text:p>0.000540467361547323</text:p>
          </table:table-cell>
          <table:table-cell table:style-name="ce5" table:formula="of:=ABS([.D615]/[.B615])" office:value-type="percentage" office:value="0.000265294683997119" calcext:value-type="percentage">
            <text:p>0.03%</text:p>
          </table:table-cell>
          <table:table-cell table:formula="of:=IF([.E615]&lt;[.F$2];1;0)" office:value-type="float" office:value="0" calcext:value-type="float">
            <text:p>0</text:p>
          </table:table-cell>
          <table:table-cell table:formula="of:=IF([.F615];[.G614]+[.F615];0)" office:value-type="float" office:value="0" calcext:value-type="float">
            <text:p>0</text:p>
          </table:table-cell>
          <table:table-cell table:formula="of:=IF([.G6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17]" office:value-type="float" office:value="1532.501" calcext:value-type="float">
            <text:p>1532.501</text:p>
          </table:table-cell>
          <table:table-cell table:formula="of:=[$'hp-log.calibrate.20250623-171745'.D617]/[$'hp-log.calibrate.20250623-171745'.E617]" office:value-type="float" office:value="2.03723404255319" calcext:value-type="float">
            <text:p>2.03723404255319</text:p>
          </table:table-cell>
          <table:table-cell table:formula="of:=[.B616]-[.B615]" office:value-type="float" office:value="0" calcext:value-type="float">
            <text:p>0</text:p>
          </table:table-cell>
          <table:table-cell table:formula="of:=[.C616]*[.D$2]+(1-[.D$2])*[.D615]" office:value-type="float" office:value="0.000486420625392591" calcext:value-type="float">
            <text:p>0.000486420625392591</text:p>
          </table:table-cell>
          <table:table-cell table:style-name="ce5" table:formula="of:=ABS([.D616]/[.B616])" office:value-type="percentage" office:value="0.000238765215597407" calcext:value-type="percentage">
            <text:p>0.02%</text:p>
          </table:table-cell>
          <table:table-cell table:formula="of:=IF([.E616]&lt;[.F$2];1;0)" office:value-type="float" office:value="0" calcext:value-type="float">
            <text:p>0</text:p>
          </table:table-cell>
          <table:table-cell table:formula="of:=IF([.F616];[.G615]+[.F616];0)" office:value-type="float" office:value="0" calcext:value-type="float">
            <text:p>0</text:p>
          </table:table-cell>
          <table:table-cell table:formula="of:=IF([.G6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18]" office:value-type="float" office:value="1535.001" calcext:value-type="float">
            <text:p>1535.001</text:p>
          </table:table-cell>
          <table:table-cell table:formula="of:=[$'hp-log.calibrate.20250623-171745'.D618]/[$'hp-log.calibrate.20250623-171745'.E618]" office:value-type="float" office:value="2.03723404255319" calcext:value-type="float">
            <text:p>2.03723404255319</text:p>
          </table:table-cell>
          <table:table-cell table:formula="of:=[.B617]-[.B616]" office:value-type="float" office:value="0" calcext:value-type="float">
            <text:p>0</text:p>
          </table:table-cell>
          <table:table-cell table:formula="of:=[.C617]*[.D$2]+(1-[.D$2])*[.D616]" office:value-type="float" office:value="0.000437778562853332" calcext:value-type="float">
            <text:p>0.000437778562853332</text:p>
          </table:table-cell>
          <table:table-cell table:style-name="ce5" table:formula="of:=ABS([.D617]/[.B617])" office:value-type="percentage" office:value="0.000214888694037667" calcext:value-type="percentage">
            <text:p>0.02%</text:p>
          </table:table-cell>
          <table:table-cell table:formula="of:=IF([.E617]&lt;[.F$2];1;0)" office:value-type="float" office:value="0" calcext:value-type="float">
            <text:p>0</text:p>
          </table:table-cell>
          <table:table-cell table:formula="of:=IF([.F617];[.G616]+[.F617];0)" office:value-type="float" office:value="0" calcext:value-type="float">
            <text:p>0</text:p>
          </table:table-cell>
          <table:table-cell table:formula="of:=IF([.G6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19]" office:value-type="float" office:value="1537.501" calcext:value-type="float">
            <text:p>1537.501</text:p>
          </table:table-cell>
          <table:table-cell table:formula="of:=[$'hp-log.calibrate.20250623-171745'.D619]/[$'hp-log.calibrate.20250623-171745'.E619]" office:value-type="float" office:value="2.03183023872679" calcext:value-type="float">
            <text:p>2.03183023872679</text:p>
          </table:table-cell>
          <table:table-cell table:formula="of:=[.B618]-[.B617]" office:value-type="float" office:value="-0.00540380382640127" calcext:value-type="float">
            <text:p>-0.00540380382640127</text:p>
          </table:table-cell>
          <table:table-cell table:formula="of:=[.C618]*[.D$2]+(1-[.D$2])*[.D617]" office:value-type="float" office:value="-0.000146379676072128" calcext:value-type="float">
            <text:p>-0.000146379676072128</text:p>
          </table:table-cell>
          <table:table-cell table:style-name="ce5" table:formula="of:=ABS([.D618]/[.B618])" office:value-type="percentage" office:value="0.0000720432609388933" calcext:value-type="percentage">
            <text:p>0.01%</text:p>
          </table:table-cell>
          <table:table-cell table:formula="of:=IF([.E618]&lt;[.F$2];1;0)" office:value-type="float" office:value="1" calcext:value-type="float">
            <text:p>1</text:p>
          </table:table-cell>
          <table:table-cell table:formula="of:=IF([.F618];[.G617]+[.F618];0)" office:value-type="float" office:value="1" calcext:value-type="float">
            <text:p>1</text:p>
          </table:table-cell>
          <table:table-cell table:formula="of:=IF([.G61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0]" office:value-type="float" office:value="1540.002" calcext:value-type="float">
            <text:p>1540.002</text:p>
          </table:table-cell>
          <table:table-cell table:formula="of:=[$'hp-log.calibrate.20250623-171745'.D620]/[$'hp-log.calibrate.20250623-171745'.E620]" office:value-type="float" office:value="2.03183023872679" calcext:value-type="float">
            <text:p>2.03183023872679</text:p>
          </table:table-cell>
          <table:table-cell table:formula="of:=[.B619]-[.B618]" office:value-type="float" office:value="0" calcext:value-type="float">
            <text:p>0</text:p>
          </table:table-cell>
          <table:table-cell table:formula="of:=[.C619]*[.D$2]+(1-[.D$2])*[.D618]" office:value-type="float" office:value="-0.000131741708464915" calcext:value-type="float">
            <text:p>-0.000131741708464915</text:p>
          </table:table-cell>
          <table:table-cell table:style-name="ce5" table:formula="of:=ABS([.D619]/[.B619])" office:value-type="percentage" office:value="0.000064838934845004" calcext:value-type="percentage">
            <text:p>0.01%</text:p>
          </table:table-cell>
          <table:table-cell table:formula="of:=IF([.E619]&lt;[.F$2];1;0)" office:value-type="float" office:value="1" calcext:value-type="float">
            <text:p>1</text:p>
          </table:table-cell>
          <table:table-cell table:formula="of:=IF([.F619];[.G618]+[.F619];0)" office:value-type="float" office:value="2" calcext:value-type="float">
            <text:p>2</text:p>
          </table:table-cell>
          <table:table-cell table:formula="of:=IF([.G61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1]" office:value-type="float" office:value="1542.502" calcext:value-type="float">
            <text:p>1542.502</text:p>
          </table:table-cell>
          <table:table-cell table:formula="of:=[$'hp-log.calibrate.20250623-171745'.D621]/[$'hp-log.calibrate.20250623-171745'.E621]" office:value-type="float" office:value="2.03183023872679" calcext:value-type="float">
            <text:p>2.03183023872679</text:p>
          </table:table-cell>
          <table:table-cell table:formula="of:=[.B620]-[.B619]" office:value-type="float" office:value="0" calcext:value-type="float">
            <text:p>0</text:p>
          </table:table-cell>
          <table:table-cell table:formula="of:=[.C620]*[.D$2]+(1-[.D$2])*[.D619]" office:value-type="float" office:value="-0.000118567537618424" calcext:value-type="float">
            <text:p>-0.000118567537618424</text:p>
          </table:table-cell>
          <table:table-cell table:style-name="ce5" table:formula="of:=ABS([.D620]/[.B620])" office:value-type="percentage" office:value="0.0000583550413605036" calcext:value-type="percentage">
            <text:p>0.01%</text:p>
          </table:table-cell>
          <table:table-cell table:formula="of:=IF([.E620]&lt;[.F$2];1;0)" office:value-type="float" office:value="1" calcext:value-type="float">
            <text:p>1</text:p>
          </table:table-cell>
          <table:table-cell table:formula="of:=IF([.F620];[.G619]+[.F620];0)" office:value-type="float" office:value="3" calcext:value-type="float">
            <text:p>3</text:p>
          </table:table-cell>
          <table:table-cell table:formula="of:=IF([.G62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2]" office:value-type="float" office:value="1545.001" calcext:value-type="float">
            <text:p>1545.001</text:p>
          </table:table-cell>
          <table:table-cell table:formula="of:=[$'hp-log.calibrate.20250623-171745'.D622]/[$'hp-log.calibrate.20250623-171745'.E622]" office:value-type="float" office:value="2.03183023872679" calcext:value-type="float">
            <text:p>2.03183023872679</text:p>
          </table:table-cell>
          <table:table-cell table:formula="of:=[.B621]-[.B620]" office:value-type="float" office:value="0" calcext:value-type="float">
            <text:p>0</text:p>
          </table:table-cell>
          <table:table-cell table:formula="of:=[.C621]*[.D$2]+(1-[.D$2])*[.D620]" office:value-type="float" office:value="-0.000106710783856581" calcext:value-type="float">
            <text:p>-0.000106710783856581</text:p>
          </table:table-cell>
          <table:table-cell table:style-name="ce5" table:formula="of:=ABS([.D621]/[.B621])" office:value-type="percentage" office:value="0.0000525195372244532" calcext:value-type="percentage">
            <text:p>0.01%</text:p>
          </table:table-cell>
          <table:table-cell table:formula="of:=IF([.E621]&lt;[.F$2];1;0)" office:value-type="float" office:value="1" calcext:value-type="float">
            <text:p>1</text:p>
          </table:table-cell>
          <table:table-cell table:formula="of:=IF([.F621];[.G620]+[.F621];0)" office:value-type="float" office:value="4" calcext:value-type="float">
            <text:p>4</text:p>
          </table:table-cell>
          <table:table-cell table:formula="of:=IF([.G62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3]" office:value-type="float" office:value="1547.501" calcext:value-type="float">
            <text:p>1547.501</text:p>
          </table:table-cell>
          <table:table-cell table:formula="of:=[$'hp-log.calibrate.20250623-171745'.D623]/[$'hp-log.calibrate.20250623-171745'.E623]" office:value-type="float" office:value="2.03183023872679" calcext:value-type="float">
            <text:p>2.03183023872679</text:p>
          </table:table-cell>
          <table:table-cell table:formula="of:=[.B622]-[.B621]" office:value-type="float" office:value="0" calcext:value-type="float">
            <text:p>0</text:p>
          </table:table-cell>
          <table:table-cell table:formula="of:=[.C622]*[.D$2]+(1-[.D$2])*[.D621]" office:value-type="float" office:value="-0.0000960397054709232" calcext:value-type="float">
            <text:p>-9.60397054709232E-05</text:p>
          </table:table-cell>
          <table:table-cell table:style-name="ce5" table:formula="of:=ABS([.D622]/[.B622])" office:value-type="percentage" office:value="0.0000472675835020079" calcext:value-type="percentage">
            <text:p>0.00%</text:p>
          </table:table-cell>
          <table:table-cell table:formula="of:=IF([.E622]&lt;[.F$2];1;0)" office:value-type="float" office:value="1" calcext:value-type="float">
            <text:p>1</text:p>
          </table:table-cell>
          <table:table-cell table:formula="of:=IF([.F622];[.G621]+[.F622];0)" office:value-type="float" office:value="5" calcext:value-type="float">
            <text:p>5</text:p>
          </table:table-cell>
          <table:table-cell table:formula="of:=IF([.G6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4]" office:value-type="float" office:value="1550.002" calcext:value-type="float">
            <text:p>1550.002</text:p>
          </table:table-cell>
          <table:table-cell table:formula="of:=[$'hp-log.calibrate.20250623-171745'.D624]/[$'hp-log.calibrate.20250623-171745'.E624]" office:value-type="float" office:value="2.03183023872679" calcext:value-type="float">
            <text:p>2.03183023872679</text:p>
          </table:table-cell>
          <table:table-cell table:formula="of:=[.B623]-[.B622]" office:value-type="float" office:value="0" calcext:value-type="float">
            <text:p>0</text:p>
          </table:table-cell>
          <table:table-cell table:formula="of:=[.C623]*[.D$2]+(1-[.D$2])*[.D622]" office:value-type="float" office:value="-0.0000864357349238309" calcext:value-type="float">
            <text:p>-8.64357349238309E-05</text:p>
          </table:table-cell>
          <table:table-cell table:style-name="ce5" table:formula="of:=ABS([.D623]/[.B623])" office:value-type="percentage" office:value="0.0000425408251518071" calcext:value-type="percentage">
            <text:p>0.00%</text:p>
          </table:table-cell>
          <table:table-cell table:formula="of:=IF([.E623]&lt;[.F$2];1;0)" office:value-type="float" office:value="1" calcext:value-type="float">
            <text:p>1</text:p>
          </table:table-cell>
          <table:table-cell table:formula="of:=IF([.F623];[.G622]+[.F623];0)" office:value-type="float" office:value="6" calcext:value-type="float">
            <text:p>6</text:p>
          </table:table-cell>
          <table:table-cell table:formula="of:=IF([.G6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5]" office:value-type="float" office:value="1552.501" calcext:value-type="float">
            <text:p>1552.501</text:p>
          </table:table-cell>
          <table:table-cell table:formula="of:=[$'hp-log.calibrate.20250623-171745'.D625]/[$'hp-log.calibrate.20250623-171745'.E625]" office:value-type="float" office:value="2.03723404255319" calcext:value-type="float">
            <text:p>2.03723404255319</text:p>
          </table:table-cell>
          <table:table-cell table:formula="of:=[.B624]-[.B623]" office:value-type="float" office:value="0.00540380382640127" calcext:value-type="float">
            <text:p>0.00540380382640127</text:p>
          </table:table-cell>
          <table:table-cell table:formula="of:=[.C624]*[.D$2]+(1-[.D$2])*[.D623]" office:value-type="float" office:value="0.000462588221208679" calcext:value-type="float">
            <text:p>0.000462588221208679</text:p>
          </table:table-cell>
          <table:table-cell table:style-name="ce5" table:formula="of:=ABS([.D624]/[.B624])" office:value-type="percentage" office:value="0.000227066803099821" calcext:value-type="percentage">
            <text:p>0.02%</text:p>
          </table:table-cell>
          <table:table-cell table:formula="of:=IF([.E624]&lt;[.F$2];1;0)" office:value-type="float" office:value="0" calcext:value-type="float">
            <text:p>0</text:p>
          </table:table-cell>
          <table:table-cell table:formula="of:=IF([.F624];[.G623]+[.F624];0)" office:value-type="float" office:value="0" calcext:value-type="float">
            <text:p>0</text:p>
          </table:table-cell>
          <table:table-cell table:formula="of:=IF([.G6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6]" office:value-type="float" office:value="1555.001" calcext:value-type="float">
            <text:p>1555.001</text:p>
          </table:table-cell>
          <table:table-cell table:formula="of:=[$'hp-log.calibrate.20250623-171745'.D626]/[$'hp-log.calibrate.20250623-171745'.E626]" office:value-type="float" office:value="2.03723404255319" calcext:value-type="float">
            <text:p>2.03723404255319</text:p>
          </table:table-cell>
          <table:table-cell table:formula="of:=[.B625]-[.B624]" office:value-type="float" office:value="0" calcext:value-type="float">
            <text:p>0</text:p>
          </table:table-cell>
          <table:table-cell table:formula="of:=[.C625]*[.D$2]+(1-[.D$2])*[.D624]" office:value-type="float" office:value="0.000416329399087811" calcext:value-type="float">
            <text:p>0.000416329399087811</text:p>
          </table:table-cell>
          <table:table-cell table:style-name="ce5" table:formula="of:=ABS([.D625]/[.B625])" office:value-type="percentage" office:value="0.000204360122789839" calcext:value-type="percentage">
            <text:p>0.02%</text:p>
          </table:table-cell>
          <table:table-cell table:formula="of:=IF([.E625]&lt;[.F$2];1;0)" office:value-type="float" office:value="0" calcext:value-type="float">
            <text:p>0</text:p>
          </table:table-cell>
          <table:table-cell table:formula="of:=IF([.F625];[.G624]+[.F625];0)" office:value-type="float" office:value="0" calcext:value-type="float">
            <text:p>0</text:p>
          </table:table-cell>
          <table:table-cell table:formula="of:=IF([.G6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7]" office:value-type="float" office:value="1557.501" calcext:value-type="float">
            <text:p>1557.501</text:p>
          </table:table-cell>
          <table:table-cell table:formula="of:=[$'hp-log.calibrate.20250623-171745'.D627]/[$'hp-log.calibrate.20250623-171745'.E627]" office:value-type="float" office:value="2.03723404255319" calcext:value-type="float">
            <text:p>2.03723404255319</text:p>
          </table:table-cell>
          <table:table-cell table:formula="of:=[.B626]-[.B625]" office:value-type="float" office:value="0" calcext:value-type="float">
            <text:p>0</text:p>
          </table:table-cell>
          <table:table-cell table:formula="of:=[.C626]*[.D$2]+(1-[.D$2])*[.D625]" office:value-type="float" office:value="0.00037469645917903" calcext:value-type="float">
            <text:p>0.00037469645917903</text:p>
          </table:table-cell>
          <table:table-cell table:style-name="ce5" table:formula="of:=ABS([.D626]/[.B626])" office:value-type="percentage" office:value="0.000183924110510855" calcext:value-type="percentage">
            <text:p>0.02%</text:p>
          </table:table-cell>
          <table:table-cell table:formula="of:=IF([.E626]&lt;[.F$2];1;0)" office:value-type="float" office:value="0" calcext:value-type="float">
            <text:p>0</text:p>
          </table:table-cell>
          <table:table-cell table:formula="of:=IF([.F626];[.G625]+[.F626];0)" office:value-type="float" office:value="0" calcext:value-type="float">
            <text:p>0</text:p>
          </table:table-cell>
          <table:table-cell table:formula="of:=IF([.G6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8]" office:value-type="float" office:value="1560.002" calcext:value-type="float">
            <text:p>1560.002</text:p>
          </table:table-cell>
          <table:table-cell table:formula="of:=[$'hp-log.calibrate.20250623-171745'.D628]/[$'hp-log.calibrate.20250623-171745'.E628]" office:value-type="float" office:value="2.03723404255319" calcext:value-type="float">
            <text:p>2.03723404255319</text:p>
          </table:table-cell>
          <table:table-cell table:formula="of:=[.B627]-[.B626]" office:value-type="float" office:value="0" calcext:value-type="float">
            <text:p>0</text:p>
          </table:table-cell>
          <table:table-cell table:formula="of:=[.C627]*[.D$2]+(1-[.D$2])*[.D626]" office:value-type="float" office:value="0.000337226813261127" calcext:value-type="float">
            <text:p>0.000337226813261127</text:p>
          </table:table-cell>
          <table:table-cell table:style-name="ce5" table:formula="of:=ABS([.D627]/[.B627])" office:value-type="percentage" office:value="0.00016553169945977" calcext:value-type="percentage">
            <text:p>0.02%</text:p>
          </table:table-cell>
          <table:table-cell table:formula="of:=IF([.E627]&lt;[.F$2];1;0)" office:value-type="float" office:value="0" calcext:value-type="float">
            <text:p>0</text:p>
          </table:table-cell>
          <table:table-cell table:formula="of:=IF([.F627];[.G626]+[.F627];0)" office:value-type="float" office:value="0" calcext:value-type="float">
            <text:p>0</text:p>
          </table:table-cell>
          <table:table-cell table:formula="of:=IF([.G6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29]" office:value-type="float" office:value="1562.502" calcext:value-type="float">
            <text:p>1562.502</text:p>
          </table:table-cell>
          <table:table-cell table:formula="of:=[$'hp-log.calibrate.20250623-171745'.D629]/[$'hp-log.calibrate.20250623-171745'.E629]" office:value-type="float" office:value="2.03723404255319" calcext:value-type="float">
            <text:p>2.03723404255319</text:p>
          </table:table-cell>
          <table:table-cell table:formula="of:=[.B628]-[.B627]" office:value-type="float" office:value="0" calcext:value-type="float">
            <text:p>0</text:p>
          </table:table-cell>
          <table:table-cell table:formula="of:=[.C628]*[.D$2]+(1-[.D$2])*[.D627]" office:value-type="float" office:value="0.000303504131935014" calcext:value-type="float">
            <text:p>0.000303504131935014</text:p>
          </table:table-cell>
          <table:table-cell table:style-name="ce5" table:formula="of:=ABS([.D628]/[.B628])" office:value-type="percentage" office:value="0.000148978529513793" calcext:value-type="percentage">
            <text:p>0.01%</text:p>
          </table:table-cell>
          <table:table-cell table:formula="of:=IF([.E628]&lt;[.F$2];1;0)" office:value-type="float" office:value="0" calcext:value-type="float">
            <text:p>0</text:p>
          </table:table-cell>
          <table:table-cell table:formula="of:=IF([.F628];[.G627]+[.F628];0)" office:value-type="float" office:value="0" calcext:value-type="float">
            <text:p>0</text:p>
          </table:table-cell>
          <table:table-cell table:formula="of:=IF([.G6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0]" office:value-type="float" office:value="1565.002" calcext:value-type="float">
            <text:p>1565.002</text:p>
          </table:table-cell>
          <table:table-cell table:formula="of:=[$'hp-log.calibrate.20250623-171745'.D630]/[$'hp-log.calibrate.20250623-171745'.E630]" office:value-type="float" office:value="2.03723404255319" calcext:value-type="float">
            <text:p>2.03723404255319</text:p>
          </table:table-cell>
          <table:table-cell table:formula="of:=[.B629]-[.B628]" office:value-type="float" office:value="0" calcext:value-type="float">
            <text:p>0</text:p>
          </table:table-cell>
          <table:table-cell table:formula="of:=[.C629]*[.D$2]+(1-[.D$2])*[.D628]" office:value-type="float" office:value="0.000273153718741513" calcext:value-type="float">
            <text:p>0.000273153718741513</text:p>
          </table:table-cell>
          <table:table-cell table:style-name="ce5" table:formula="of:=ABS([.D629]/[.B629])" office:value-type="percentage" office:value="0.000134080676562414" calcext:value-type="percentage">
            <text:p>0.01%</text:p>
          </table:table-cell>
          <table:table-cell table:formula="of:=IF([.E629]&lt;[.F$2];1;0)" office:value-type="float" office:value="0" calcext:value-type="float">
            <text:p>0</text:p>
          </table:table-cell>
          <table:table-cell table:formula="of:=IF([.F629];[.G628]+[.F629];0)" office:value-type="float" office:value="0" calcext:value-type="float">
            <text:p>0</text:p>
          </table:table-cell>
          <table:table-cell table:formula="of:=IF([.G6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1]" office:value-type="float" office:value="1567.502" calcext:value-type="float">
            <text:p>1567.502</text:p>
          </table:table-cell>
          <table:table-cell table:formula="of:=[$'hp-log.calibrate.20250623-171745'.D631]/[$'hp-log.calibrate.20250623-171745'.E631]" office:value-type="float" office:value="2.03723404255319" calcext:value-type="float">
            <text:p>2.03723404255319</text:p>
          </table:table-cell>
          <table:table-cell table:formula="of:=[.B630]-[.B629]" office:value-type="float" office:value="0" calcext:value-type="float">
            <text:p>0</text:p>
          </table:table-cell>
          <table:table-cell table:formula="of:=[.C630]*[.D$2]+(1-[.D$2])*[.D629]" office:value-type="float" office:value="0.000245838346867361" calcext:value-type="float">
            <text:p>0.000245838346867361</text:p>
          </table:table-cell>
          <table:table-cell table:style-name="ce5" table:formula="of:=ABS([.D630]/[.B630])" office:value-type="percentage" office:value="0.000120672608906172" calcext:value-type="percentage">
            <text:p>0.01%</text:p>
          </table:table-cell>
          <table:table-cell table:formula="of:=IF([.E630]&lt;[.F$2];1;0)" office:value-type="float" office:value="0" calcext:value-type="float">
            <text:p>0</text:p>
          </table:table-cell>
          <table:table-cell table:formula="of:=IF([.F630];[.G629]+[.F630];0)" office:value-type="float" office:value="0" calcext:value-type="float">
            <text:p>0</text:p>
          </table:table-cell>
          <table:table-cell table:formula="of:=IF([.G6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2]" office:value-type="float" office:value="1570.002" calcext:value-type="float">
            <text:p>1570.002</text:p>
          </table:table-cell>
          <table:table-cell table:formula="of:=[$'hp-log.calibrate.20250623-171745'.D632]/[$'hp-log.calibrate.20250623-171745'.E632]" office:value-type="float" office:value="2.03723404255319" calcext:value-type="float">
            <text:p>2.03723404255319</text:p>
          </table:table-cell>
          <table:table-cell table:formula="of:=[.B631]-[.B630]" office:value-type="float" office:value="0" calcext:value-type="float">
            <text:p>0</text:p>
          </table:table-cell>
          <table:table-cell table:formula="of:=[.C631]*[.D$2]+(1-[.D$2])*[.D630]" office:value-type="float" office:value="0.000221254512180625" calcext:value-type="float">
            <text:p>0.000221254512180625</text:p>
          </table:table-cell>
          <table:table-cell table:style-name="ce5" table:formula="of:=ABS([.D631]/[.B631])" office:value-type="percentage" office:value="0.000108605348015555" calcext:value-type="percentage">
            <text:p>0.01%</text:p>
          </table:table-cell>
          <table:table-cell table:formula="of:=IF([.E631]&lt;[.F$2];1;0)" office:value-type="float" office:value="0" calcext:value-type="float">
            <text:p>0</text:p>
          </table:table-cell>
          <table:table-cell table:formula="of:=IF([.F631];[.G630]+[.F631];0)" office:value-type="float" office:value="0" calcext:value-type="float">
            <text:p>0</text:p>
          </table:table-cell>
          <table:table-cell table:formula="of:=IF([.G6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3]" office:value-type="float" office:value="1572.501" calcext:value-type="float">
            <text:p>1572.501</text:p>
          </table:table-cell>
          <table:table-cell table:formula="of:=[$'hp-log.calibrate.20250623-171745'.D633]/[$'hp-log.calibrate.20250623-171745'.E633]" office:value-type="float" office:value="2.03723404255319" calcext:value-type="float">
            <text:p>2.03723404255319</text:p>
          </table:table-cell>
          <table:table-cell table:formula="of:=[.B632]-[.B631]" office:value-type="float" office:value="0" calcext:value-type="float">
            <text:p>0</text:p>
          </table:table-cell>
          <table:table-cell table:formula="of:=[.C632]*[.D$2]+(1-[.D$2])*[.D631]" office:value-type="float" office:value="0.000199129060962563" calcext:value-type="float">
            <text:p>0.000199129060962563</text:p>
          </table:table-cell>
          <table:table-cell table:style-name="ce5" table:formula="of:=ABS([.D632]/[.B632])" office:value-type="percentage" office:value="0.0000977448132139995" calcext:value-type="percentage">
            <text:p>0.01%</text:p>
          </table:table-cell>
          <table:table-cell table:formula="of:=IF([.E632]&lt;[.F$2];1;0)" office:value-type="float" office:value="1" calcext:value-type="float">
            <text:p>1</text:p>
          </table:table-cell>
          <table:table-cell table:formula="of:=IF([.F632];[.G631]+[.F632];0)" office:value-type="float" office:value="1" calcext:value-type="float">
            <text:p>1</text:p>
          </table:table-cell>
          <table:table-cell table:formula="of:=IF([.G6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4]" office:value-type="float" office:value="1575.001" calcext:value-type="float">
            <text:p>1575.001</text:p>
          </table:table-cell>
          <table:table-cell table:formula="of:=[$'hp-log.calibrate.20250623-171745'.D634]/[$'hp-log.calibrate.20250623-171745'.E634]" office:value-type="float" office:value="2.03723404255319" calcext:value-type="float">
            <text:p>2.03723404255319</text:p>
          </table:table-cell>
          <table:table-cell table:formula="of:=[.B633]-[.B632]" office:value-type="float" office:value="0" calcext:value-type="float">
            <text:p>0</text:p>
          </table:table-cell>
          <table:table-cell table:formula="of:=[.C633]*[.D$2]+(1-[.D$2])*[.D632]" office:value-type="float" office:value="0.000179216154866307" calcext:value-type="float">
            <text:p>0.000179216154866307</text:p>
          </table:table-cell>
          <table:table-cell table:style-name="ce5" table:formula="of:=ABS([.D633]/[.B633])" office:value-type="percentage" office:value="0.0000879703318925995" calcext:value-type="percentage">
            <text:p>0.01%</text:p>
          </table:table-cell>
          <table:table-cell table:formula="of:=IF([.E633]&lt;[.F$2];1;0)" office:value-type="float" office:value="1" calcext:value-type="float">
            <text:p>1</text:p>
          </table:table-cell>
          <table:table-cell table:formula="of:=IF([.F633];[.G632]+[.F633];0)" office:value-type="float" office:value="2" calcext:value-type="float">
            <text:p>2</text:p>
          </table:table-cell>
          <table:table-cell table:formula="of:=IF([.G6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5]" office:value-type="float" office:value="1577.502" calcext:value-type="float">
            <text:p>1577.502</text:p>
          </table:table-cell>
          <table:table-cell table:formula="of:=[$'hp-log.calibrate.20250623-171745'.D635]/[$'hp-log.calibrate.20250623-171745'.E635]" office:value-type="float" office:value="2.03723404255319" calcext:value-type="float">
            <text:p>2.03723404255319</text:p>
          </table:table-cell>
          <table:table-cell table:formula="of:=[.B634]-[.B633]" office:value-type="float" office:value="0" calcext:value-type="float">
            <text:p>0</text:p>
          </table:table-cell>
          <table:table-cell table:formula="of:=[.C634]*[.D$2]+(1-[.D$2])*[.D633]" office:value-type="float" office:value="0.000161294539379676" calcext:value-type="float">
            <text:p>0.000161294539379676</text:p>
          </table:table-cell>
          <table:table-cell table:style-name="ce5" table:formula="of:=ABS([.D634]/[.B634])" office:value-type="percentage" office:value="0.0000791732987033396" calcext:value-type="percentage">
            <text:p>0.01%</text:p>
          </table:table-cell>
          <table:table-cell table:formula="of:=IF([.E634]&lt;[.F$2];1;0)" office:value-type="float" office:value="1" calcext:value-type="float">
            <text:p>1</text:p>
          </table:table-cell>
          <table:table-cell table:formula="of:=IF([.F634];[.G633]+[.F634];0)" office:value-type="float" office:value="3" calcext:value-type="float">
            <text:p>3</text:p>
          </table:table-cell>
          <table:table-cell table:formula="of:=IF([.G6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6]" office:value-type="float" office:value="1580.002" calcext:value-type="float">
            <text:p>1580.002</text:p>
          </table:table-cell>
          <table:table-cell table:formula="of:=[$'hp-log.calibrate.20250623-171745'.D636]/[$'hp-log.calibrate.20250623-171745'.E636]" office:value-type="float" office:value="2.03723404255319" calcext:value-type="float">
            <text:p>2.03723404255319</text:p>
          </table:table-cell>
          <table:table-cell table:formula="of:=[.B635]-[.B634]" office:value-type="float" office:value="0" calcext:value-type="float">
            <text:p>0</text:p>
          </table:table-cell>
          <table:table-cell table:formula="of:=[.C635]*[.D$2]+(1-[.D$2])*[.D634]" office:value-type="float" office:value="0.000145165085441708" calcext:value-type="float">
            <text:p>0.000145165085441708</text:p>
          </table:table-cell>
          <table:table-cell table:style-name="ce5" table:formula="of:=ABS([.D635]/[.B635])" office:value-type="percentage" office:value="0.0000712559688330056" calcext:value-type="percentage">
            <text:p>0.01%</text:p>
          </table:table-cell>
          <table:table-cell table:formula="of:=IF([.E635]&lt;[.F$2];1;0)" office:value-type="float" office:value="1" calcext:value-type="float">
            <text:p>1</text:p>
          </table:table-cell>
          <table:table-cell table:formula="of:=IF([.F635];[.G634]+[.F635];0)" office:value-type="float" office:value="4" calcext:value-type="float">
            <text:p>4</text:p>
          </table:table-cell>
          <table:table-cell table:formula="of:=IF([.G6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7]" office:value-type="float" office:value="1582.501" calcext:value-type="float">
            <text:p>1582.501</text:p>
          </table:table-cell>
          <table:table-cell table:formula="of:=[$'hp-log.calibrate.20250623-171745'.D637]/[$'hp-log.calibrate.20250623-171745'.E637]" office:value-type="float" office:value="2.03723404255319" calcext:value-type="float">
            <text:p>2.03723404255319</text:p>
          </table:table-cell>
          <table:table-cell table:formula="of:=[.B636]-[.B635]" office:value-type="float" office:value="0" calcext:value-type="float">
            <text:p>0</text:p>
          </table:table-cell>
          <table:table-cell table:formula="of:=[.C636]*[.D$2]+(1-[.D$2])*[.D635]" office:value-type="float" office:value="0.000130648576897537" calcext:value-type="float">
            <text:p>0.000130648576897537</text:p>
          </table:table-cell>
          <table:table-cell table:style-name="ce5" table:formula="of:=ABS([.D636]/[.B636])" office:value-type="percentage" office:value="0.0000641303719497051" calcext:value-type="percentage">
            <text:p>0.01%</text:p>
          </table:table-cell>
          <table:table-cell table:formula="of:=IF([.E636]&lt;[.F$2];1;0)" office:value-type="float" office:value="1" calcext:value-type="float">
            <text:p>1</text:p>
          </table:table-cell>
          <table:table-cell table:formula="of:=IF([.F636];[.G635]+[.F636];0)" office:value-type="float" office:value="5" calcext:value-type="float">
            <text:p>5</text:p>
          </table:table-cell>
          <table:table-cell table:formula="of:=IF([.G6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8]" office:value-type="float" office:value="1585.001" calcext:value-type="float">
            <text:p>1585.001</text:p>
          </table:table-cell>
          <table:table-cell table:formula="of:=[$'hp-log.calibrate.20250623-171745'.D638]/[$'hp-log.calibrate.20250623-171745'.E638]" office:value-type="float" office:value="2.03723404255319" calcext:value-type="float">
            <text:p>2.03723404255319</text:p>
          </table:table-cell>
          <table:table-cell table:formula="of:=[.B637]-[.B636]" office:value-type="float" office:value="0" calcext:value-type="float">
            <text:p>0</text:p>
          </table:table-cell>
          <table:table-cell table:formula="of:=[.C637]*[.D$2]+(1-[.D$2])*[.D636]" office:value-type="float" office:value="0.000117583719207784" calcext:value-type="float">
            <text:p>0.000117583719207784</text:p>
          </table:table-cell>
          <table:table-cell table:style-name="ce5" table:formula="of:=ABS([.D637]/[.B637])" office:value-type="percentage" office:value="0.0000577173347547346" calcext:value-type="percentage">
            <text:p>0.01%</text:p>
          </table:table-cell>
          <table:table-cell table:formula="of:=IF([.E637]&lt;[.F$2];1;0)" office:value-type="float" office:value="1" calcext:value-type="float">
            <text:p>1</text:p>
          </table:table-cell>
          <table:table-cell table:formula="of:=IF([.F637];[.G636]+[.F637];0)" office:value-type="float" office:value="6" calcext:value-type="float">
            <text:p>6</text:p>
          </table:table-cell>
          <table:table-cell table:formula="of:=IF([.G6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39]" office:value-type="float" office:value="1587.502" calcext:value-type="float">
            <text:p>1587.502</text:p>
          </table:table-cell>
          <table:table-cell table:formula="of:=[$'hp-log.calibrate.20250623-171745'.D639]/[$'hp-log.calibrate.20250623-171745'.E639]" office:value-type="float" office:value="2.03723404255319" calcext:value-type="float">
            <text:p>2.03723404255319</text:p>
          </table:table-cell>
          <table:table-cell table:formula="of:=[.B638]-[.B637]" office:value-type="float" office:value="0" calcext:value-type="float">
            <text:p>0</text:p>
          </table:table-cell>
          <table:table-cell table:formula="of:=[.C638]*[.D$2]+(1-[.D$2])*[.D637]" office:value-type="float" office:value="0.000105825347287005" calcext:value-type="float">
            <text:p>0.000105825347287005</text:p>
          </table:table-cell>
          <table:table-cell table:style-name="ce5" table:formula="of:=ABS([.D638]/[.B638])" office:value-type="percentage" office:value="0.0000519456012792611" calcext:value-type="percentage">
            <text:p>0.01%</text:p>
          </table:table-cell>
          <table:table-cell table:formula="of:=IF([.E638]&lt;[.F$2];1;0)" office:value-type="float" office:value="1" calcext:value-type="float">
            <text:p>1</text:p>
          </table:table-cell>
          <table:table-cell table:formula="of:=IF([.F638];[.G637]+[.F638];0)" office:value-type="float" office:value="7" calcext:value-type="float">
            <text:p>7</text:p>
          </table:table-cell>
          <table:table-cell table:formula="of:=IF([.G6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40]" office:value-type="float" office:value="1590.002" calcext:value-type="float">
            <text:p>1590.002</text:p>
          </table:table-cell>
          <table:table-cell table:formula="of:=[$'hp-log.calibrate.20250623-171745'.D640]/[$'hp-log.calibrate.20250623-171745'.E640]" office:value-type="float" office:value="2.03723404255319" calcext:value-type="float">
            <text:p>2.03723404255319</text:p>
          </table:table-cell>
          <table:table-cell table:formula="of:=[.B639]-[.B638]" office:value-type="float" office:value="0" calcext:value-type="float">
            <text:p>0</text:p>
          </table:table-cell>
          <table:table-cell table:formula="of:=[.C639]*[.D$2]+(1-[.D$2])*[.D638]" office:value-type="float" office:value="0.0000952428125583048" calcext:value-type="float">
            <text:p>9.52428125583048E-05</text:p>
          </table:table-cell>
          <table:table-cell table:style-name="ce5" table:formula="of:=ABS([.D639]/[.B639])" office:value-type="percentage" office:value="0.000046751041151335" calcext:value-type="percentage">
            <text:p>0.00%</text:p>
          </table:table-cell>
          <table:table-cell table:formula="of:=IF([.E639]&lt;[.F$2];1;0)" office:value-type="float" office:value="1" calcext:value-type="float">
            <text:p>1</text:p>
          </table:table-cell>
          <table:table-cell table:formula="of:=IF([.F639];[.G638]+[.F639];0)" office:value-type="float" office:value="8" calcext:value-type="float">
            <text:p>8</text:p>
          </table:table-cell>
          <table:table-cell table:formula="of:=IF([.G6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41]" office:value-type="float" office:value="1592.501" calcext:value-type="float">
            <text:p>1592.501</text:p>
          </table:table-cell>
          <table:table-cell table:formula="of:=[$'hp-log.calibrate.20250623-171745'.D641]/[$'hp-log.calibrate.20250623-171745'.E641]" office:value-type="float" office:value="2.03723404255319" calcext:value-type="float">
            <text:p>2.03723404255319</text:p>
          </table:table-cell>
          <table:table-cell table:formula="of:=[.B640]-[.B639]" office:value-type="float" office:value="0" calcext:value-type="float">
            <text:p>0</text:p>
          </table:table-cell>
          <table:table-cell table:formula="of:=[.C640]*[.D$2]+(1-[.D$2])*[.D639]" office:value-type="float" office:value="0.0000857185313024743" calcext:value-type="float">
            <text:p>8.57185313024743E-05</text:p>
          </table:table-cell>
          <table:table-cell table:style-name="ce5" table:formula="of:=ABS([.D640]/[.B640])" office:value-type="percentage" office:value="0.0000420759370362015" calcext:value-type="percentage">
            <text:p>0.00%</text:p>
          </table:table-cell>
          <table:table-cell table:formula="of:=IF([.E640]&lt;[.F$2];1;0)" office:value-type="float" office:value="1" calcext:value-type="float">
            <text:p>1</text:p>
          </table:table-cell>
          <table:table-cell table:formula="of:=IF([.F640];[.G639]+[.F640];0)" office:value-type="float" office:value="9" calcext:value-type="float">
            <text:p>9</text:p>
          </table:table-cell>
          <table:table-cell table:formula="of:=IF([.G6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42]" office:value-type="float" office:value="1595.002" calcext:value-type="float">
            <text:p>1595.002</text:p>
          </table:table-cell>
          <table:table-cell table:formula="of:=[$'hp-log.calibrate.20250623-171745'.D642]/[$'hp-log.calibrate.20250623-171745'.E642]" office:value-type="float" office:value="2.03723404255319" calcext:value-type="float">
            <text:p>2.03723404255319</text:p>
          </table:table-cell>
          <table:table-cell table:formula="of:=[.B641]-[.B640]" office:value-type="float" office:value="0" calcext:value-type="float">
            <text:p>0</text:p>
          </table:table-cell>
          <table:table-cell table:formula="of:=[.C641]*[.D$2]+(1-[.D$2])*[.D640]" office:value-type="float" office:value="0.0000771466781722269" calcext:value-type="float">
            <text:p>7.71466781722269E-05</text:p>
          </table:table-cell>
          <table:table-cell table:style-name="ce5" table:formula="of:=ABS([.D641]/[.B641])" office:value-type="percentage" office:value="0.0000378683433325814" calcext:value-type="percentage">
            <text:p>0.00%</text:p>
          </table:table-cell>
          <table:table-cell table:formula="of:=IF([.E641]&lt;[.F$2];1;0)" office:value-type="float" office:value="1" calcext:value-type="float">
            <text:p>1</text:p>
          </table:table-cell>
          <table:table-cell table:formula="of:=IF([.F641];[.G640]+[.F641];0)" office:value-type="float" office:value="10" calcext:value-type="float">
            <text:p>10</text:p>
          </table:table-cell>
          <table:table-cell table:formula="of:=IF([.G64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3]" office:value-type="float" office:value="1597.502" calcext:value-type="float">
            <text:p>1597.502</text:p>
          </table:table-cell>
          <table:table-cell table:formula="of:=[$'hp-log.calibrate.20250623-171745'.D643]/[$'hp-log.calibrate.20250623-171745'.E643]" office:value-type="float" office:value="2.03723404255319" calcext:value-type="float">
            <text:p>2.03723404255319</text:p>
          </table:table-cell>
          <table:table-cell table:formula="of:=[.B642]-[.B641]" office:value-type="float" office:value="0" calcext:value-type="float">
            <text:p>0</text:p>
          </table:table-cell>
          <table:table-cell table:formula="of:=[.C642]*[.D$2]+(1-[.D$2])*[.D641]" office:value-type="float" office:value="0.0000694320103550042" calcext:value-type="float">
            <text:p>6.94320103550042E-05</text:p>
          </table:table-cell>
          <table:table-cell table:style-name="ce5" table:formula="of:=ABS([.D642]/[.B642])" office:value-type="percentage" office:value="0.0000340815089993232" calcext:value-type="percentage">
            <text:p>0.00%</text:p>
          </table:table-cell>
          <table:table-cell table:formula="of:=IF([.E642]&lt;[.F$2];1;0)" office:value-type="float" office:value="1" calcext:value-type="float">
            <text:p>1</text:p>
          </table:table-cell>
          <table:table-cell table:formula="of:=IF([.F642];[.G641]+[.F642];0)" office:value-type="float" office:value="11" calcext:value-type="float">
            <text:p>11</text:p>
          </table:table-cell>
          <table:table-cell table:formula="of:=IF([.G64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4]" office:value-type="float" office:value="1600.002" calcext:value-type="float">
            <text:p>1600.002</text:p>
          </table:table-cell>
          <table:table-cell table:formula="of:=[$'hp-log.calibrate.20250623-171745'.D644]/[$'hp-log.calibrate.20250623-171745'.E644]" office:value-type="float" office:value="2.03723404255319" calcext:value-type="float">
            <text:p>2.03723404255319</text:p>
          </table:table-cell>
          <table:table-cell table:formula="of:=[.B643]-[.B642]" office:value-type="float" office:value="0" calcext:value-type="float">
            <text:p>0</text:p>
          </table:table-cell>
          <table:table-cell table:formula="of:=[.C643]*[.D$2]+(1-[.D$2])*[.D642]" office:value-type="float" office:value="0.0000624888093195038" calcext:value-type="float">
            <text:p>6.24888093195038E-05</text:p>
          </table:table-cell>
          <table:table-cell table:style-name="ce5" table:formula="of:=ABS([.D643]/[.B643])" office:value-type="percentage" office:value="0.0000306733580993909" calcext:value-type="percentage">
            <text:p>0.00%</text:p>
          </table:table-cell>
          <table:table-cell table:formula="of:=IF([.E643]&lt;[.F$2];1;0)" office:value-type="float" office:value="1" calcext:value-type="float">
            <text:p>1</text:p>
          </table:table-cell>
          <table:table-cell table:formula="of:=IF([.F643];[.G642]+[.F643];0)" office:value-type="float" office:value="12" calcext:value-type="float">
            <text:p>12</text:p>
          </table:table-cell>
          <table:table-cell table:formula="of:=IF([.G64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5]" office:value-type="float" office:value="1602.502" calcext:value-type="float">
            <text:p>1602.502</text:p>
          </table:table-cell>
          <table:table-cell table:formula="of:=[$'hp-log.calibrate.20250623-171745'.D645]/[$'hp-log.calibrate.20250623-171745'.E645]" office:value-type="float" office:value="2.03723404255319" calcext:value-type="float">
            <text:p>2.03723404255319</text:p>
          </table:table-cell>
          <table:table-cell table:formula="of:=[.B644]-[.B643]" office:value-type="float" office:value="0" calcext:value-type="float">
            <text:p>0</text:p>
          </table:table-cell>
          <table:table-cell table:formula="of:=[.C644]*[.D$2]+(1-[.D$2])*[.D643]" office:value-type="float" office:value="0.0000562399283875534" calcext:value-type="float">
            <text:p>5.62399283875534E-05</text:p>
          </table:table-cell>
          <table:table-cell table:style-name="ce5" table:formula="of:=ABS([.D644]/[.B644])" office:value-type="percentage" office:value="0.0000276060222894518" calcext:value-type="percentage">
            <text:p>0.00%</text:p>
          </table:table-cell>
          <table:table-cell table:formula="of:=IF([.E644]&lt;[.F$2];1;0)" office:value-type="float" office:value="1" calcext:value-type="float">
            <text:p>1</text:p>
          </table:table-cell>
          <table:table-cell table:formula="of:=IF([.F644];[.G643]+[.F644];0)" office:value-type="float" office:value="13" calcext:value-type="float">
            <text:p>13</text:p>
          </table:table-cell>
          <table:table-cell table:formula="of:=IF([.G64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6]" office:value-type="float" office:value="1605.002" calcext:value-type="float">
            <text:p>1605.002</text:p>
          </table:table-cell>
          <table:table-cell table:formula="of:=[$'hp-log.calibrate.20250623-171745'.D646]/[$'hp-log.calibrate.20250623-171745'.E646]" office:value-type="float" office:value="2.03723404255319" calcext:value-type="float">
            <text:p>2.03723404255319</text:p>
          </table:table-cell>
          <table:table-cell table:formula="of:=[.B645]-[.B644]" office:value-type="float" office:value="0" calcext:value-type="float">
            <text:p>0</text:p>
          </table:table-cell>
          <table:table-cell table:formula="of:=[.C645]*[.D$2]+(1-[.D$2])*[.D644]" office:value-type="float" office:value="0.0000506159355487981" calcext:value-type="float">
            <text:p>5.06159355487981E-05</text:p>
          </table:table-cell>
          <table:table-cell table:style-name="ce5" table:formula="of:=ABS([.D645]/[.B645])" office:value-type="percentage" office:value="0.0000248454200605066" calcext:value-type="percentage">
            <text:p>0.00%</text:p>
          </table:table-cell>
          <table:table-cell table:formula="of:=IF([.E645]&lt;[.F$2];1;0)" office:value-type="float" office:value="1" calcext:value-type="float">
            <text:p>1</text:p>
          </table:table-cell>
          <table:table-cell table:formula="of:=IF([.F645];[.G644]+[.F645];0)" office:value-type="float" office:value="14" calcext:value-type="float">
            <text:p>14</text:p>
          </table:table-cell>
          <table:table-cell table:formula="of:=IF([.G64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7]" office:value-type="float" office:value="1607.502" calcext:value-type="float">
            <text:p>1607.502</text:p>
          </table:table-cell>
          <table:table-cell table:formula="of:=[$'hp-log.calibrate.20250623-171745'.D647]/[$'hp-log.calibrate.20250623-171745'.E647]" office:value-type="float" office:value="2.03723404255319" calcext:value-type="float">
            <text:p>2.03723404255319</text:p>
          </table:table-cell>
          <table:table-cell table:formula="of:=[.B646]-[.B645]" office:value-type="float" office:value="0" calcext:value-type="float">
            <text:p>0</text:p>
          </table:table-cell>
          <table:table-cell table:formula="of:=[.C646]*[.D$2]+(1-[.D$2])*[.D645]" office:value-type="float" office:value="0.0000455543419939183" calcext:value-type="float">
            <text:p>4.55543419939183E-05</text:p>
          </table:table-cell>
          <table:table-cell table:style-name="ce5" table:formula="of:=ABS([.D646]/[.B646])" office:value-type="percentage" office:value="0.000022360878054456" calcext:value-type="percentage">
            <text:p>0.00%</text:p>
          </table:table-cell>
          <table:table-cell table:formula="of:=IF([.E646]&lt;[.F$2];1;0)" office:value-type="float" office:value="1" calcext:value-type="float">
            <text:p>1</text:p>
          </table:table-cell>
          <table:table-cell table:formula="of:=IF([.F646];[.G645]+[.F646];0)" office:value-type="float" office:value="15" calcext:value-type="float">
            <text:p>15</text:p>
          </table:table-cell>
          <table:table-cell table:formula="of:=IF([.G64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8]" office:value-type="float" office:value="1610.002" calcext:value-type="float">
            <text:p>1610.002</text:p>
          </table:table-cell>
          <table:table-cell table:formula="of:=[$'hp-log.calibrate.20250623-171745'.D648]/[$'hp-log.calibrate.20250623-171745'.E648]" office:value-type="float" office:value="2.03723404255319" calcext:value-type="float">
            <text:p>2.03723404255319</text:p>
          </table:table-cell>
          <table:table-cell table:formula="of:=[.B647]-[.B646]" office:value-type="float" office:value="0" calcext:value-type="float">
            <text:p>0</text:p>
          </table:table-cell>
          <table:table-cell table:formula="of:=[.C647]*[.D$2]+(1-[.D$2])*[.D646]" office:value-type="float" office:value="0.0000409989077945264" calcext:value-type="float">
            <text:p>4.09989077945264E-05</text:p>
          </table:table-cell>
          <table:table-cell table:style-name="ce5" table:formula="of:=ABS([.D647]/[.B647])" office:value-type="percentage" office:value="0.0000201247902490104" calcext:value-type="percentage">
            <text:p>0.00%</text:p>
          </table:table-cell>
          <table:table-cell table:formula="of:=IF([.E647]&lt;[.F$2];1;0)" office:value-type="float" office:value="1" calcext:value-type="float">
            <text:p>1</text:p>
          </table:table-cell>
          <table:table-cell table:formula="of:=IF([.F647];[.G646]+[.F647];0)" office:value-type="float" office:value="16" calcext:value-type="float">
            <text:p>16</text:p>
          </table:table-cell>
          <table:table-cell table:formula="of:=IF([.G64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49]" office:value-type="float" office:value="1612.502" calcext:value-type="float">
            <text:p>1612.502</text:p>
          </table:table-cell>
          <table:table-cell table:formula="of:=[$'hp-log.calibrate.20250623-171745'.D649]/[$'hp-log.calibrate.20250623-171745'.E649]" office:value-type="float" office:value="2.03723404255319" calcext:value-type="float">
            <text:p>2.03723404255319</text:p>
          </table:table-cell>
          <table:table-cell table:formula="of:=[.B648]-[.B647]" office:value-type="float" office:value="0" calcext:value-type="float">
            <text:p>0</text:p>
          </table:table-cell>
          <table:table-cell table:formula="of:=[.C648]*[.D$2]+(1-[.D$2])*[.D647]" office:value-type="float" office:value="0.0000368990170150738" calcext:value-type="float">
            <text:p>3.68990170150738E-05</text:p>
          </table:table-cell>
          <table:table-cell table:style-name="ce5" table:formula="of:=ABS([.D648]/[.B648])" office:value-type="percentage" office:value="0.0000181123112241093" calcext:value-type="percentage">
            <text:p>0.00%</text:p>
          </table:table-cell>
          <table:table-cell table:formula="of:=IF([.E648]&lt;[.F$2];1;0)" office:value-type="float" office:value="1" calcext:value-type="float">
            <text:p>1</text:p>
          </table:table-cell>
          <table:table-cell table:formula="of:=IF([.F648];[.G647]+[.F648];0)" office:value-type="float" office:value="17" calcext:value-type="float">
            <text:p>17</text:p>
          </table:table-cell>
          <table:table-cell table:formula="of:=IF([.G64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0]" office:value-type="float" office:value="1615.002" calcext:value-type="float">
            <text:p>1615.002</text:p>
          </table:table-cell>
          <table:table-cell table:formula="of:=[$'hp-log.calibrate.20250623-171745'.D650]/[$'hp-log.calibrate.20250623-171745'.E650]" office:value-type="float" office:value="2.03723404255319" calcext:value-type="float">
            <text:p>2.03723404255319</text:p>
          </table:table-cell>
          <table:table-cell table:formula="of:=[.B649]-[.B648]" office:value-type="float" office:value="0" calcext:value-type="float">
            <text:p>0</text:p>
          </table:table-cell>
          <table:table-cell table:formula="of:=[.C649]*[.D$2]+(1-[.D$2])*[.D648]" office:value-type="float" office:value="0.0000332091153135664" calcext:value-type="float">
            <text:p>3.32091153135664E-05</text:p>
          </table:table-cell>
          <table:table-cell table:style-name="ce5" table:formula="of:=ABS([.D649]/[.B649])" office:value-type="percentage" office:value="0.0000163010801016984" calcext:value-type="percentage">
            <text:p>0.00%</text:p>
          </table:table-cell>
          <table:table-cell table:formula="of:=IF([.E649]&lt;[.F$2];1;0)" office:value-type="float" office:value="1" calcext:value-type="float">
            <text:p>1</text:p>
          </table:table-cell>
          <table:table-cell table:formula="of:=IF([.F649];[.G648]+[.F649];0)" office:value-type="float" office:value="18" calcext:value-type="float">
            <text:p>18</text:p>
          </table:table-cell>
          <table:table-cell table:formula="of:=IF([.G64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1]" office:value-type="float" office:value="1617.501" calcext:value-type="float">
            <text:p>1617.501</text:p>
          </table:table-cell>
          <table:table-cell table:formula="of:=[$'hp-log.calibrate.20250623-171745'.D651]/[$'hp-log.calibrate.20250623-171745'.E651]" office:value-type="float" office:value="2.03723404255319" calcext:value-type="float">
            <text:p>2.03723404255319</text:p>
          </table:table-cell>
          <table:table-cell table:formula="of:=[.B650]-[.B649]" office:value-type="float" office:value="0" calcext:value-type="float">
            <text:p>0</text:p>
          </table:table-cell>
          <table:table-cell table:formula="of:=[.C650]*[.D$2]+(1-[.D$2])*[.D649]" office:value-type="float" office:value="0.0000298882037822098" calcext:value-type="float">
            <text:p>2.98882037822098E-05</text:p>
          </table:table-cell>
          <table:table-cell table:style-name="ce5" table:formula="of:=ABS([.D650]/[.B650])" office:value-type="percentage" office:value="0.0000146709720915286" calcext:value-type="percentage">
            <text:p>0.00%</text:p>
          </table:table-cell>
          <table:table-cell table:formula="of:=IF([.E650]&lt;[.F$2];1;0)" office:value-type="float" office:value="1" calcext:value-type="float">
            <text:p>1</text:p>
          </table:table-cell>
          <table:table-cell table:formula="of:=IF([.F650];[.G649]+[.F650];0)" office:value-type="float" office:value="19" calcext:value-type="float">
            <text:p>19</text:p>
          </table:table-cell>
          <table:table-cell table:formula="of:=IF([.G65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2]" office:value-type="float" office:value="1620.002" calcext:value-type="float">
            <text:p>1620.002</text:p>
          </table:table-cell>
          <table:table-cell table:formula="of:=[$'hp-log.calibrate.20250623-171745'.D652]/[$'hp-log.calibrate.20250623-171745'.E652]" office:value-type="float" office:value="2.03723404255319" calcext:value-type="float">
            <text:p>2.03723404255319</text:p>
          </table:table-cell>
          <table:table-cell table:formula="of:=[.B651]-[.B650]" office:value-type="float" office:value="0" calcext:value-type="float">
            <text:p>0</text:p>
          </table:table-cell>
          <table:table-cell table:formula="of:=[.C651]*[.D$2]+(1-[.D$2])*[.D650]" office:value-type="float" office:value="0.0000268993834039888" calcext:value-type="float">
            <text:p>2.68993834039888E-05</text:p>
          </table:table-cell>
          <table:table-cell table:style-name="ce5" table:formula="of:=ABS([.D651]/[.B651])" office:value-type="percentage" office:value="0.0000132038748823757" calcext:value-type="percentage">
            <text:p>0.00%</text:p>
          </table:table-cell>
          <table:table-cell table:formula="of:=IF([.E651]&lt;[.F$2];1;0)" office:value-type="float" office:value="1" calcext:value-type="float">
            <text:p>1</text:p>
          </table:table-cell>
          <table:table-cell table:formula="of:=IF([.F651];[.G650]+[.F651];0)" office:value-type="float" office:value="20" calcext:value-type="float">
            <text:p>20</text:p>
          </table:table-cell>
          <table:table-cell table:formula="of:=IF([.G65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3]" office:value-type="float" office:value="1622.502" calcext:value-type="float">
            <text:p>1622.502</text:p>
          </table:table-cell>
          <table:table-cell table:formula="of:=[$'hp-log.calibrate.20250623-171745'.D653]/[$'hp-log.calibrate.20250623-171745'.E653]" office:value-type="float" office:value="2.03723404255319" calcext:value-type="float">
            <text:p>2.03723404255319</text:p>
          </table:table-cell>
          <table:table-cell table:formula="of:=[.B652]-[.B651]" office:value-type="float" office:value="0" calcext:value-type="float">
            <text:p>0</text:p>
          </table:table-cell>
          <table:table-cell table:formula="of:=[.C652]*[.D$2]+(1-[.D$2])*[.D651]" office:value-type="float" office:value="0.0000242094450635899" calcext:value-type="float">
            <text:p>2.42094450635899E-05</text:p>
          </table:table-cell>
          <table:table-cell table:style-name="ce5" table:formula="of:=ABS([.D652]/[.B652])" office:value-type="percentage" office:value="0.0000118834873941381" calcext:value-type="percentage">
            <text:p>0.00%</text:p>
          </table:table-cell>
          <table:table-cell table:formula="of:=IF([.E652]&lt;[.F$2];1;0)" office:value-type="float" office:value="1" calcext:value-type="float">
            <text:p>1</text:p>
          </table:table-cell>
          <table:table-cell table:formula="of:=IF([.F652];[.G651]+[.F652];0)" office:value-type="float" office:value="21" calcext:value-type="float">
            <text:p>21</text:p>
          </table:table-cell>
          <table:table-cell table:formula="of:=IF([.G65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4]" office:value-type="float" office:value="1625.002" calcext:value-type="float">
            <text:p>1625.002</text:p>
          </table:table-cell>
          <table:table-cell table:formula="of:=[$'hp-log.calibrate.20250623-171745'.D654]/[$'hp-log.calibrate.20250623-171745'.E654]" office:value-type="float" office:value="2.03723404255319" calcext:value-type="float">
            <text:p>2.03723404255319</text:p>
          </table:table-cell>
          <table:table-cell table:formula="of:=[.B653]-[.B652]" office:value-type="float" office:value="0" calcext:value-type="float">
            <text:p>0</text:p>
          </table:table-cell>
          <table:table-cell table:formula="of:=[.C653]*[.D$2]+(1-[.D$2])*[.D652]" office:value-type="float" office:value="0.0000217885005572309" calcext:value-type="float">
            <text:p>2.17885005572309E-05</text:p>
          </table:table-cell>
          <table:table-cell table:style-name="ce5" table:formula="of:=ABS([.D653]/[.B653])" office:value-type="percentage" office:value="0.0000106951386547243" calcext:value-type="percentage">
            <text:p>0.00%</text:p>
          </table:table-cell>
          <table:table-cell table:formula="of:=IF([.E653]&lt;[.F$2];1;0)" office:value-type="float" office:value="1" calcext:value-type="float">
            <text:p>1</text:p>
          </table:table-cell>
          <table:table-cell table:formula="of:=IF([.F653];[.G652]+[.F653];0)" office:value-type="float" office:value="22" calcext:value-type="float">
            <text:p>22</text:p>
          </table:table-cell>
          <table:table-cell table:formula="of:=IF([.G65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5]" office:value-type="float" office:value="1627.502" calcext:value-type="float">
            <text:p>1627.502</text:p>
          </table:table-cell>
          <table:table-cell table:formula="of:=[$'hp-log.calibrate.20250623-171745'.D655]/[$'hp-log.calibrate.20250623-171745'.E655]" office:value-type="float" office:value="2.03723404255319" calcext:value-type="float">
            <text:p>2.03723404255319</text:p>
          </table:table-cell>
          <table:table-cell table:formula="of:=[.B654]-[.B653]" office:value-type="float" office:value="0" calcext:value-type="float">
            <text:p>0</text:p>
          </table:table-cell>
          <table:table-cell table:formula="of:=[.C654]*[.D$2]+(1-[.D$2])*[.D653]" office:value-type="float" office:value="0.0000196096505015078" calcext:value-type="float">
            <text:p>1.96096505015078E-05</text:p>
          </table:table-cell>
          <table:table-cell table:style-name="ce5" table:formula="of:=ABS([.D654]/[.B654])" office:value-type="percentage" office:value="0.00000962562478925189" calcext:value-type="percentage">
            <text:p>0.00%</text:p>
          </table:table-cell>
          <table:table-cell table:formula="of:=IF([.E654]&lt;[.F$2];1;0)" office:value-type="float" office:value="1" calcext:value-type="float">
            <text:p>1</text:p>
          </table:table-cell>
          <table:table-cell table:formula="of:=IF([.F654];[.G653]+[.F654];0)" office:value-type="float" office:value="23" calcext:value-type="float">
            <text:p>23</text:p>
          </table:table-cell>
          <table:table-cell table:formula="of:=IF([.G65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6]" office:value-type="float" office:value="1630.001" calcext:value-type="float">
            <text:p>1630.001</text:p>
          </table:table-cell>
          <table:table-cell table:formula="of:=[$'hp-log.calibrate.20250623-171745'.D656]/[$'hp-log.calibrate.20250623-171745'.E656]" office:value-type="float" office:value="2.03723404255319" calcext:value-type="float">
            <text:p>2.03723404255319</text:p>
          </table:table-cell>
          <table:table-cell table:formula="of:=[.B655]-[.B654]" office:value-type="float" office:value="0" calcext:value-type="float">
            <text:p>0</text:p>
          </table:table-cell>
          <table:table-cell table:formula="of:=[.C655]*[.D$2]+(1-[.D$2])*[.D654]" office:value-type="float" office:value="0.0000176486854513571" calcext:value-type="float">
            <text:p>1.76486854513571E-05</text:p>
          </table:table-cell>
          <table:table-cell table:style-name="ce5" table:formula="of:=ABS([.D655]/[.B655])" office:value-type="percentage" office:value="0.0000086630623103267" calcext:value-type="percentage">
            <text:p>0.00%</text:p>
          </table:table-cell>
          <table:table-cell table:formula="of:=IF([.E655]&lt;[.F$2];1;0)" office:value-type="float" office:value="1" calcext:value-type="float">
            <text:p>1</text:p>
          </table:table-cell>
          <table:table-cell table:formula="of:=IF([.F655];[.G654]+[.F655];0)" office:value-type="float" office:value="24" calcext:value-type="float">
            <text:p>24</text:p>
          </table:table-cell>
          <table:table-cell table:formula="of:=IF([.G65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7]" office:value-type="float" office:value="1632.502" calcext:value-type="float">
            <text:p>1632.502</text:p>
          </table:table-cell>
          <table:table-cell table:formula="of:=[$'hp-log.calibrate.20250623-171745'.D657]/[$'hp-log.calibrate.20250623-171745'.E657]" office:value-type="float" office:value="2.03723404255319" calcext:value-type="float">
            <text:p>2.03723404255319</text:p>
          </table:table-cell>
          <table:table-cell table:formula="of:=[.B656]-[.B655]" office:value-type="float" office:value="0" calcext:value-type="float">
            <text:p>0</text:p>
          </table:table-cell>
          <table:table-cell table:formula="of:=[.C656]*[.D$2]+(1-[.D$2])*[.D655]" office:value-type="float" office:value="0.0000158838169062214" calcext:value-type="float">
            <text:p>1.58838169062214E-05</text:p>
          </table:table-cell>
          <table:table-cell table:style-name="ce5" table:formula="of:=ABS([.D656]/[.B656])" office:value-type="percentage" office:value="0.00000779675607929403" calcext:value-type="percentage">
            <text:p>0.00%</text:p>
          </table:table-cell>
          <table:table-cell table:formula="of:=IF([.E656]&lt;[.F$2];1;0)" office:value-type="float" office:value="1" calcext:value-type="float">
            <text:p>1</text:p>
          </table:table-cell>
          <table:table-cell table:formula="of:=IF([.F656];[.G655]+[.F656];0)" office:value-type="float" office:value="25" calcext:value-type="float">
            <text:p>25</text:p>
          </table:table-cell>
          <table:table-cell table:formula="of:=IF([.G65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8]" office:value-type="float" office:value="1635.001" calcext:value-type="float">
            <text:p>1635.001</text:p>
          </table:table-cell>
          <table:table-cell table:formula="of:=[$'hp-log.calibrate.20250623-171745'.D658]/[$'hp-log.calibrate.20250623-171745'.E658]" office:value-type="float" office:value="2.03723404255319" calcext:value-type="float">
            <text:p>2.03723404255319</text:p>
          </table:table-cell>
          <table:table-cell table:formula="of:=[.B657]-[.B656]" office:value-type="float" office:value="0" calcext:value-type="float">
            <text:p>0</text:p>
          </table:table-cell>
          <table:table-cell table:formula="of:=[.C657]*[.D$2]+(1-[.D$2])*[.D656]" office:value-type="float" office:value="0.0000142954352155992" calcext:value-type="float">
            <text:p>1.42954352155992E-05</text:p>
          </table:table-cell>
          <table:table-cell table:style-name="ce5" table:formula="of:=ABS([.D657]/[.B657])" office:value-type="percentage" office:value="0.00000701708047136463" calcext:value-type="percentage">
            <text:p>0.00%</text:p>
          </table:table-cell>
          <table:table-cell table:formula="of:=IF([.E657]&lt;[.F$2];1;0)" office:value-type="float" office:value="1" calcext:value-type="float">
            <text:p>1</text:p>
          </table:table-cell>
          <table:table-cell table:formula="of:=IF([.F657];[.G656]+[.F657];0)" office:value-type="float" office:value="26" calcext:value-type="float">
            <text:p>26</text:p>
          </table:table-cell>
          <table:table-cell table:formula="of:=IF([.G65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59]" office:value-type="float" office:value="1637.502" calcext:value-type="float">
            <text:p>1637.502</text:p>
          </table:table-cell>
          <table:table-cell table:formula="of:=[$'hp-log.calibrate.20250623-171745'.D659]/[$'hp-log.calibrate.20250623-171745'.E659]" office:value-type="float" office:value="2.03723404255319" calcext:value-type="float">
            <text:p>2.03723404255319</text:p>
          </table:table-cell>
          <table:table-cell table:formula="of:=[.B658]-[.B657]" office:value-type="float" office:value="0" calcext:value-type="float">
            <text:p>0</text:p>
          </table:table-cell>
          <table:table-cell table:formula="of:=[.C658]*[.D$2]+(1-[.D$2])*[.D657]" office:value-type="float" office:value="0.0000128658916940393" calcext:value-type="float">
            <text:p>1.28658916940393E-05</text:p>
          </table:table-cell>
          <table:table-cell table:style-name="ce5" table:formula="of:=ABS([.D658]/[.B658])" office:value-type="percentage" office:value="0.00000631537242422817" calcext:value-type="percentage">
            <text:p>0.00%</text:p>
          </table:table-cell>
          <table:table-cell table:formula="of:=IF([.E658]&lt;[.F$2];1;0)" office:value-type="float" office:value="1" calcext:value-type="float">
            <text:p>1</text:p>
          </table:table-cell>
          <table:table-cell table:formula="of:=IF([.F658];[.G657]+[.F658];0)" office:value-type="float" office:value="27" calcext:value-type="float">
            <text:p>27</text:p>
          </table:table-cell>
          <table:table-cell table:formula="of:=IF([.G65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0]" office:value-type="float" office:value="1640.001" calcext:value-type="float">
            <text:p>1640.001</text:p>
          </table:table-cell>
          <table:table-cell table:formula="of:=[$'hp-log.calibrate.20250623-171745'.D660]/[$'hp-log.calibrate.20250623-171745'.E660]" office:value-type="float" office:value="2.03723404255319" calcext:value-type="float">
            <text:p>2.03723404255319</text:p>
          </table:table-cell>
          <table:table-cell table:formula="of:=[.B659]-[.B658]" office:value-type="float" office:value="0" calcext:value-type="float">
            <text:p>0</text:p>
          </table:table-cell>
          <table:table-cell table:formula="of:=[.C659]*[.D$2]+(1-[.D$2])*[.D658]" office:value-type="float" office:value="0.0000115793025246354" calcext:value-type="float">
            <text:p>1.15793025246354E-05</text:p>
          </table:table-cell>
          <table:table-cell table:style-name="ce5" table:formula="of:=ABS([.D659]/[.B659])" office:value-type="percentage" office:value="0.00000568383518180535" calcext:value-type="percentage">
            <text:p>0.00%</text:p>
          </table:table-cell>
          <table:table-cell table:formula="of:=IF([.E659]&lt;[.F$2];1;0)" office:value-type="float" office:value="1" calcext:value-type="float">
            <text:p>1</text:p>
          </table:table-cell>
          <table:table-cell table:formula="of:=IF([.F659];[.G658]+[.F659];0)" office:value-type="float" office:value="28" calcext:value-type="float">
            <text:p>28</text:p>
          </table:table-cell>
          <table:table-cell table:formula="of:=IF([.G65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1]" office:value-type="float" office:value="1642.502" calcext:value-type="float">
            <text:p>1642.502</text:p>
          </table:table-cell>
          <table:table-cell table:formula="of:=[$'hp-log.calibrate.20250623-171745'.D661]/[$'hp-log.calibrate.20250623-171745'.E661]" office:value-type="float" office:value="2.03723404255319" calcext:value-type="float">
            <text:p>2.03723404255319</text:p>
          </table:table-cell>
          <table:table-cell table:formula="of:=[.B660]-[.B659]" office:value-type="float" office:value="0" calcext:value-type="float">
            <text:p>0</text:p>
          </table:table-cell>
          <table:table-cell table:formula="of:=[.C660]*[.D$2]+(1-[.D$2])*[.D659]" office:value-type="float" office:value="0.0000104213722721718" calcext:value-type="float">
            <text:p>1.04213722721718E-05</text:p>
          </table:table-cell>
          <table:table-cell table:style-name="ce5" table:formula="of:=ABS([.D660]/[.B660])" office:value-type="percentage" office:value="0.00000511545166362481" calcext:value-type="percentage">
            <text:p>0.00%</text:p>
          </table:table-cell>
          <table:table-cell table:formula="of:=IF([.E660]&lt;[.F$2];1;0)" office:value-type="float" office:value="1" calcext:value-type="float">
            <text:p>1</text:p>
          </table:table-cell>
          <table:table-cell table:formula="of:=IF([.F660];[.G659]+[.F660];0)" office:value-type="float" office:value="29" calcext:value-type="float">
            <text:p>29</text:p>
          </table:table-cell>
          <table:table-cell table:formula="of:=IF([.G66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2]" office:value-type="float" office:value="1645.002" calcext:value-type="float">
            <text:p>1645.002</text:p>
          </table:table-cell>
          <table:table-cell table:formula="of:=[$'hp-log.calibrate.20250623-171745'.D662]/[$'hp-log.calibrate.20250623-171745'.E662]" office:value-type="float" office:value="2.03723404255319" calcext:value-type="float">
            <text:p>2.03723404255319</text:p>
          </table:table-cell>
          <table:table-cell table:formula="of:=[.B661]-[.B660]" office:value-type="float" office:value="0" calcext:value-type="float">
            <text:p>0</text:p>
          </table:table-cell>
          <table:table-cell table:formula="of:=[.C661]*[.D$2]+(1-[.D$2])*[.D660]" office:value-type="float" office:value="0.00000937923504495465" calcext:value-type="float">
            <text:p>9.37923504495465E-06</text:p>
          </table:table-cell>
          <table:table-cell table:style-name="ce5" table:formula="of:=ABS([.D661]/[.B661])" office:value-type="percentage" office:value="0.00000460390649726233" calcext:value-type="percentage">
            <text:p>0.00%</text:p>
          </table:table-cell>
          <table:table-cell table:formula="of:=IF([.E661]&lt;[.F$2];1;0)" office:value-type="float" office:value="1" calcext:value-type="float">
            <text:p>1</text:p>
          </table:table-cell>
          <table:table-cell table:formula="of:=IF([.F661];[.G660]+[.F661];0)" office:value-type="float" office:value="30" calcext:value-type="float">
            <text:p>30</text:p>
          </table:table-cell>
          <table:table-cell table:formula="of:=IF([.G66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3]" office:value-type="float" office:value="1647.501" calcext:value-type="float">
            <text:p>1647.501</text:p>
          </table:table-cell>
          <table:table-cell table:formula="of:=[$'hp-log.calibrate.20250623-171745'.D663]/[$'hp-log.calibrate.20250623-171745'.E663]" office:value-type="float" office:value="2.03723404255319" calcext:value-type="float">
            <text:p>2.03723404255319</text:p>
          </table:table-cell>
          <table:table-cell table:formula="of:=[.B662]-[.B661]" office:value-type="float" office:value="0" calcext:value-type="float">
            <text:p>0</text:p>
          </table:table-cell>
          <table:table-cell table:formula="of:=[.C662]*[.D$2]+(1-[.D$2])*[.D661]" office:value-type="float" office:value="0.00000844131154045918" calcext:value-type="float">
            <text:p>8.44131154045918E-06</text:p>
          </table:table-cell>
          <table:table-cell table:style-name="ce5" table:formula="of:=ABS([.D662]/[.B662])" office:value-type="percentage" office:value="0.0000041435158475361" calcext:value-type="percentage">
            <text:p>0.00%</text:p>
          </table:table-cell>
          <table:table-cell table:formula="of:=IF([.E662]&lt;[.F$2];1;0)" office:value-type="float" office:value="1" calcext:value-type="float">
            <text:p>1</text:p>
          </table:table-cell>
          <table:table-cell table:formula="of:=IF([.F662];[.G661]+[.F662];0)" office:value-type="float" office:value="31" calcext:value-type="float">
            <text:p>31</text:p>
          </table:table-cell>
          <table:table-cell table:formula="of:=IF([.G66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4]" office:value-type="float" office:value="1650.002" calcext:value-type="float">
            <text:p>1650.002</text:p>
          </table:table-cell>
          <table:table-cell table:formula="of:=[$'hp-log.calibrate.20250623-171745'.D664]/[$'hp-log.calibrate.20250623-171745'.E664]" office:value-type="float" office:value="2.03723404255319" calcext:value-type="float">
            <text:p>2.03723404255319</text:p>
          </table:table-cell>
          <table:table-cell table:formula="of:=[.B663]-[.B662]" office:value-type="float" office:value="0" calcext:value-type="float">
            <text:p>0</text:p>
          </table:table-cell>
          <table:table-cell table:formula="of:=[.C663]*[.D$2]+(1-[.D$2])*[.D662]" office:value-type="float" office:value="0.00000759718038641327" calcext:value-type="float">
            <text:p>7.59718038641327E-06</text:p>
          </table:table-cell>
          <table:table-cell table:style-name="ce5" table:formula="of:=ABS([.D663]/[.B663])" office:value-type="percentage" office:value="0.00000372916426278249" calcext:value-type="percentage">
            <text:p>0.00%</text:p>
          </table:table-cell>
          <table:table-cell table:formula="of:=IF([.E663]&lt;[.F$2];1;0)" office:value-type="float" office:value="1" calcext:value-type="float">
            <text:p>1</text:p>
          </table:table-cell>
          <table:table-cell table:formula="of:=IF([.F663];[.G662]+[.F663];0)" office:value-type="float" office:value="32" calcext:value-type="float">
            <text:p>32</text:p>
          </table:table-cell>
          <table:table-cell table:formula="of:=IF([.G66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5]" office:value-type="float" office:value="1652.501" calcext:value-type="float">
            <text:p>1652.501</text:p>
          </table:table-cell>
          <table:table-cell table:formula="of:=[$'hp-log.calibrate.20250623-171745'.D665]/[$'hp-log.calibrate.20250623-171745'.E665]" office:value-type="float" office:value="2.03723404255319" calcext:value-type="float">
            <text:p>2.03723404255319</text:p>
          </table:table-cell>
          <table:table-cell table:formula="of:=[.B664]-[.B663]" office:value-type="float" office:value="0" calcext:value-type="float">
            <text:p>0</text:p>
          </table:table-cell>
          <table:table-cell table:formula="of:=[.C664]*[.D$2]+(1-[.D$2])*[.D663]" office:value-type="float" office:value="0.00000683746234777194" calcext:value-type="float">
            <text:p>6.83746234777194E-06</text:p>
          </table:table-cell>
          <table:table-cell table:style-name="ce5" table:formula="of:=ABS([.D664]/[.B664])" office:value-type="percentage" office:value="0.00000335624783650424" calcext:value-type="percentage">
            <text:p>0.00%</text:p>
          </table:table-cell>
          <table:table-cell table:formula="of:=IF([.E664]&lt;[.F$2];1;0)" office:value-type="float" office:value="1" calcext:value-type="float">
            <text:p>1</text:p>
          </table:table-cell>
          <table:table-cell table:formula="of:=IF([.F664];[.G663]+[.F664];0)" office:value-type="float" office:value="33" calcext:value-type="float">
            <text:p>33</text:p>
          </table:table-cell>
          <table:table-cell table:formula="of:=IF([.G66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6]" office:value-type="float" office:value="1655.001" calcext:value-type="float">
            <text:p>1655.001</text:p>
          </table:table-cell>
          <table:table-cell table:formula="of:=[$'hp-log.calibrate.20250623-171745'.D666]/[$'hp-log.calibrate.20250623-171745'.E666]" office:value-type="float" office:value="2.03723404255319" calcext:value-type="float">
            <text:p>2.03723404255319</text:p>
          </table:table-cell>
          <table:table-cell table:formula="of:=[.B665]-[.B664]" office:value-type="float" office:value="0" calcext:value-type="float">
            <text:p>0</text:p>
          </table:table-cell>
          <table:table-cell table:formula="of:=[.C665]*[.D$2]+(1-[.D$2])*[.D664]" office:value-type="float" office:value="0.00000615371611299475" calcext:value-type="float">
            <text:p>6.15371611299475E-06</text:p>
          </table:table-cell>
          <table:table-cell table:style-name="ce5" table:formula="of:=ABS([.D665]/[.B665])" office:value-type="percentage" office:value="0.00000302062305285382" calcext:value-type="percentage">
            <text:p>0.00%</text:p>
          </table:table-cell>
          <table:table-cell table:formula="of:=IF([.E665]&lt;[.F$2];1;0)" office:value-type="float" office:value="1" calcext:value-type="float">
            <text:p>1</text:p>
          </table:table-cell>
          <table:table-cell table:formula="of:=IF([.F665];[.G664]+[.F665];0)" office:value-type="float" office:value="34" calcext:value-type="float">
            <text:p>34</text:p>
          </table:table-cell>
          <table:table-cell table:formula="of:=IF([.G66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7]" office:value-type="float" office:value="1657.501" calcext:value-type="float">
            <text:p>1657.501</text:p>
          </table:table-cell>
          <table:table-cell table:formula="of:=[$'hp-log.calibrate.20250623-171745'.D667]/[$'hp-log.calibrate.20250623-171745'.E667]" office:value-type="float" office:value="2.03723404255319" calcext:value-type="float">
            <text:p>2.03723404255319</text:p>
          </table:table-cell>
          <table:table-cell table:formula="of:=[.B666]-[.B665]" office:value-type="float" office:value="0" calcext:value-type="float">
            <text:p>0</text:p>
          </table:table-cell>
          <table:table-cell table:formula="of:=[.C666]*[.D$2]+(1-[.D$2])*[.D665]" office:value-type="float" office:value="0.00000553834450169527" calcext:value-type="float">
            <text:p>5.53834450169527E-06</text:p>
          </table:table-cell>
          <table:table-cell table:style-name="ce5" table:formula="of:=ABS([.D666]/[.B666])" office:value-type="percentage" office:value="0.00000271856074756844" calcext:value-type="percentage">
            <text:p>0.00%</text:p>
          </table:table-cell>
          <table:table-cell table:formula="of:=IF([.E666]&lt;[.F$2];1;0)" office:value-type="float" office:value="1" calcext:value-type="float">
            <text:p>1</text:p>
          </table:table-cell>
          <table:table-cell table:formula="of:=IF([.F666];[.G665]+[.F666];0)" office:value-type="float" office:value="35" calcext:value-type="float">
            <text:p>35</text:p>
          </table:table-cell>
          <table:table-cell table:formula="of:=IF([.G66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8]" office:value-type="float" office:value="1660.002" calcext:value-type="float">
            <text:p>1660.002</text:p>
          </table:table-cell>
          <table:table-cell table:formula="of:=[$'hp-log.calibrate.20250623-171745'.D668]/[$'hp-log.calibrate.20250623-171745'.E668]" office:value-type="float" office:value="2.03723404255319" calcext:value-type="float">
            <text:p>2.03723404255319</text:p>
          </table:table-cell>
          <table:table-cell table:formula="of:=[.B667]-[.B666]" office:value-type="float" office:value="0" calcext:value-type="float">
            <text:p>0</text:p>
          </table:table-cell>
          <table:table-cell table:formula="of:=[.C667]*[.D$2]+(1-[.D$2])*[.D666]" office:value-type="float" office:value="0.00000498451005152574" calcext:value-type="float">
            <text:p>4.98451005152574E-06</text:p>
          </table:table-cell>
          <table:table-cell table:style-name="ce5" table:formula="of:=ABS([.D667]/[.B667])" office:value-type="percentage" office:value="0.00000244670467281159" calcext:value-type="percentage">
            <text:p>0.00%</text:p>
          </table:table-cell>
          <table:table-cell table:formula="of:=IF([.E667]&lt;[.F$2];1;0)" office:value-type="float" office:value="1" calcext:value-type="float">
            <text:p>1</text:p>
          </table:table-cell>
          <table:table-cell table:formula="of:=IF([.F667];[.G666]+[.F667];0)" office:value-type="float" office:value="36" calcext:value-type="float">
            <text:p>36</text:p>
          </table:table-cell>
          <table:table-cell table:formula="of:=IF([.G66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69]" office:value-type="float" office:value="1662.502" calcext:value-type="float">
            <text:p>1662.502</text:p>
          </table:table-cell>
          <table:table-cell table:formula="of:=[$'hp-log.calibrate.20250623-171745'.D669]/[$'hp-log.calibrate.20250623-171745'.E669]" office:value-type="float" office:value="2.03723404255319" calcext:value-type="float">
            <text:p>2.03723404255319</text:p>
          </table:table-cell>
          <table:table-cell table:formula="of:=[.B668]-[.B667]" office:value-type="float" office:value="0" calcext:value-type="float">
            <text:p>0</text:p>
          </table:table-cell>
          <table:table-cell table:formula="of:=[.C668]*[.D$2]+(1-[.D$2])*[.D667]" office:value-type="float" office:value="0.00000448605904637317" calcext:value-type="float">
            <text:p>4.48605904637317E-06</text:p>
          </table:table-cell>
          <table:table-cell table:style-name="ce5" table:formula="of:=ABS([.D668]/[.B668])" office:value-type="percentage" office:value="0.00000220203420553043" calcext:value-type="percentage">
            <text:p>0.00%</text:p>
          </table:table-cell>
          <table:table-cell table:formula="of:=IF([.E668]&lt;[.F$2];1;0)" office:value-type="float" office:value="1" calcext:value-type="float">
            <text:p>1</text:p>
          </table:table-cell>
          <table:table-cell table:formula="of:=IF([.F668];[.G667]+[.F668];0)" office:value-type="float" office:value="37" calcext:value-type="float">
            <text:p>37</text:p>
          </table:table-cell>
          <table:table-cell table:formula="of:=IF([.G66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70]" office:value-type="float" office:value="1665.002" calcext:value-type="float">
            <text:p>1665.002</text:p>
          </table:table-cell>
          <table:table-cell table:formula="of:=[$'hp-log.calibrate.20250623-171745'.D670]/[$'hp-log.calibrate.20250623-171745'.E670]" office:value-type="float" office:value="2.03723404255319" calcext:value-type="float">
            <text:p>2.03723404255319</text:p>
          </table:table-cell>
          <table:table-cell table:formula="of:=[.B669]-[.B668]" office:value-type="float" office:value="0" calcext:value-type="float">
            <text:p>0</text:p>
          </table:table-cell>
          <table:table-cell table:formula="of:=[.C669]*[.D$2]+(1-[.D$2])*[.D668]" office:value-type="float" office:value="0.00000403745314173585" calcext:value-type="float">
            <text:p>4.03745314173585E-06</text:p>
          </table:table-cell>
          <table:table-cell table:style-name="ce5" table:formula="of:=ABS([.D669]/[.B669])" office:value-type="percentage" office:value="0.00000198183078497739" calcext:value-type="percentage">
            <text:p>0.00%</text:p>
          </table:table-cell>
          <table:table-cell table:formula="of:=IF([.E669]&lt;[.F$2];1;0)" office:value-type="float" office:value="1" calcext:value-type="float">
            <text:p>1</text:p>
          </table:table-cell>
          <table:table-cell table:formula="of:=IF([.F669];[.G668]+[.F669];0)" office:value-type="float" office:value="38" calcext:value-type="float">
            <text:p>38</text:p>
          </table:table-cell>
          <table:table-cell table:formula="of:=IF([.G66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71]" office:value-type="float" office:value="1667.502" calcext:value-type="float">
            <text:p>1667.502</text:p>
          </table:table-cell>
          <table:table-cell table:formula="of:=[$'hp-log.calibrate.20250623-171745'.D671]/[$'hp-log.calibrate.20250623-171745'.E671]" office:value-type="float" office:value="2.03723404255319" calcext:value-type="float">
            <text:p>2.03723404255319</text:p>
          </table:table-cell>
          <table:table-cell table:formula="of:=[.B670]-[.B669]" office:value-type="float" office:value="0" calcext:value-type="float">
            <text:p>0</text:p>
          </table:table-cell>
          <table:table-cell table:formula="of:=[.C670]*[.D$2]+(1-[.D$2])*[.D669]" office:value-type="float" office:value="0.00000363370782756227" calcext:value-type="float">
            <text:p>3.63370782756227E-06</text:p>
          </table:table-cell>
          <table:table-cell table:style-name="ce5" table:formula="of:=ABS([.D670]/[.B670])" office:value-type="percentage" office:value="0.00000178364770647965" calcext:value-type="percentage">
            <text:p>0.00%</text:p>
          </table:table-cell>
          <table:table-cell table:formula="of:=IF([.E670]&lt;[.F$2];1;0)" office:value-type="float" office:value="1" calcext:value-type="float">
            <text:p>1</text:p>
          </table:table-cell>
          <table:table-cell table:formula="of:=IF([.F670];[.G669]+[.F670];0)" office:value-type="float" office:value="39" calcext:value-type="float">
            <text:p>39</text:p>
          </table:table-cell>
          <table:table-cell table:formula="of:=IF([.G67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672]" office:value-type="float" office:value="1670.001" calcext:value-type="float">
            <text:p>1670.001</text:p>
          </table:table-cell>
          <table:table-cell table:formula="of:=[$'hp-log.calibrate.20250623-171745'.D672]/[$'hp-log.calibrate.20250623-171745'.E672]" office:value-type="float" office:value="2.04266666666667" calcext:value-type="float">
            <text:p>2.04266666666667</text:p>
          </table:table-cell>
          <table:table-cell table:formula="of:=[.B671]-[.B670]" office:value-type="float" office:value="0.005432624113475" calcext:value-type="float">
            <text:p>0.005432624113475</text:p>
          </table:table-cell>
          <table:table-cell table:formula="of:=[.C671]*[.D$2]+(1-[.D$2])*[.D670]" office:value-type="float" office:value="0.000546532748392306" calcext:value-type="float">
            <text:p>0.000546532748392306</text:p>
          </table:table-cell>
          <table:table-cell table:style-name="ce5" table:formula="of:=ABS([.D671]/[.B671])" office:value-type="percentage" office:value="0.000267558460374824" calcext:value-type="percentage">
            <text:p>0.03%</text:p>
          </table:table-cell>
          <table:table-cell table:formula="of:=IF([.E671]&lt;[.F$2];1;0)" office:value-type="float" office:value="0" calcext:value-type="float">
            <text:p>0</text:p>
          </table:table-cell>
          <table:table-cell table:formula="of:=IF([.F671];[.G670]+[.F671];0)" office:value-type="float" office:value="0" calcext:value-type="float">
            <text:p>0</text:p>
          </table:table-cell>
          <table:table-cell table:formula="of:=IF([.G6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3]" office:value-type="float" office:value="1672.502" calcext:value-type="float">
            <text:p>1672.502</text:p>
          </table:table-cell>
          <table:table-cell table:formula="of:=[$'hp-log.calibrate.20250623-171745'.D673]/[$'hp-log.calibrate.20250623-171745'.E673]" office:value-type="float" office:value="2.03989361702128" calcext:value-type="float">
            <text:p>2.03989361702128</text:p>
          </table:table-cell>
          <table:table-cell table:formula="of:=[.B672]-[.B671]" office:value-type="float" office:value="-0.00277304964539038" calcext:value-type="float">
            <text:p>-0.00277304964539038</text:p>
          </table:table-cell>
          <table:table-cell table:formula="of:=[.C672]*[.D$2]+(1-[.D$2])*[.D671]" office:value-type="float" office:value="0.000214574509014038" calcext:value-type="float">
            <text:p>0.000214574509014038</text:p>
          </table:table-cell>
          <table:table-cell table:style-name="ce5" table:formula="of:=ABS([.D672]/[.B672])" office:value-type="percentage" office:value="0.000105189068304144" calcext:value-type="percentage">
            <text:p>0.01%</text:p>
          </table:table-cell>
          <table:table-cell table:formula="of:=IF([.E672]&lt;[.F$2];1;0)" office:value-type="float" office:value="0" calcext:value-type="float">
            <text:p>0</text:p>
          </table:table-cell>
          <table:table-cell table:formula="of:=IF([.F672];[.G671]+[.F672];0)" office:value-type="float" office:value="0" calcext:value-type="float">
            <text:p>0</text:p>
          </table:table-cell>
          <table:table-cell table:formula="of:=IF([.G6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4]" office:value-type="float" office:value="1675.002" calcext:value-type="float">
            <text:p>1675.002</text:p>
          </table:table-cell>
          <table:table-cell table:formula="of:=[$'hp-log.calibrate.20250623-171745'.D674]/[$'hp-log.calibrate.20250623-171745'.E674]" office:value-type="float" office:value="2.03989361702128" calcext:value-type="float">
            <text:p>2.03989361702128</text:p>
          </table:table-cell>
          <table:table-cell table:formula="of:=[.B673]-[.B672]" office:value-type="float" office:value="0" calcext:value-type="float">
            <text:p>0</text:p>
          </table:table-cell>
          <table:table-cell table:formula="of:=[.C673]*[.D$2]+(1-[.D$2])*[.D672]" office:value-type="float" office:value="0.000193117058112634" calcext:value-type="float">
            <text:p>0.000193117058112634</text:p>
          </table:table-cell>
          <table:table-cell table:style-name="ce5" table:formula="of:=ABS([.D673]/[.B673])" office:value-type="percentage" office:value="0.0000946701614737294" calcext:value-type="percentage">
            <text:p>0.01%</text:p>
          </table:table-cell>
          <table:table-cell table:formula="of:=IF([.E673]&lt;[.F$2];1;0)" office:value-type="float" office:value="1" calcext:value-type="float">
            <text:p>1</text:p>
          </table:table-cell>
          <table:table-cell table:formula="of:=IF([.F673];[.G672]+[.F673];0)" office:value-type="float" office:value="1" calcext:value-type="float">
            <text:p>1</text:p>
          </table:table-cell>
          <table:table-cell table:formula="of:=IF([.G6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5]" office:value-type="float" office:value="1677.501" calcext:value-type="float">
            <text:p>1677.501</text:p>
          </table:table-cell>
          <table:table-cell table:formula="of:=[$'hp-log.calibrate.20250623-171745'.D675]/[$'hp-log.calibrate.20250623-171745'.E675]" office:value-type="float" office:value="2.03989361702128" calcext:value-type="float">
            <text:p>2.03989361702128</text:p>
          </table:table-cell>
          <table:table-cell table:formula="of:=[.B674]-[.B673]" office:value-type="float" office:value="0" calcext:value-type="float">
            <text:p>0</text:p>
          </table:table-cell>
          <table:table-cell table:formula="of:=[.C674]*[.D$2]+(1-[.D$2])*[.D673]" office:value-type="float" office:value="0.000173805352301371" calcext:value-type="float">
            <text:p>0.000173805352301371</text:p>
          </table:table-cell>
          <table:table-cell table:style-name="ce5" table:formula="of:=ABS([.D674]/[.B674])" office:value-type="percentage" office:value="0.0000852031453263564" calcext:value-type="percentage">
            <text:p>0.01%</text:p>
          </table:table-cell>
          <table:table-cell table:formula="of:=IF([.E674]&lt;[.F$2];1;0)" office:value-type="float" office:value="1" calcext:value-type="float">
            <text:p>1</text:p>
          </table:table-cell>
          <table:table-cell table:formula="of:=IF([.F674];[.G673]+[.F674];0)" office:value-type="float" office:value="2" calcext:value-type="float">
            <text:p>2</text:p>
          </table:table-cell>
          <table:table-cell table:formula="of:=IF([.G6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6]" office:value-type="float" office:value="1680.002" calcext:value-type="float">
            <text:p>1680.002</text:p>
          </table:table-cell>
          <table:table-cell table:formula="of:=[$'hp-log.calibrate.20250623-171745'.D676]/[$'hp-log.calibrate.20250623-171745'.E676]" office:value-type="float" office:value="2.03989361702128" calcext:value-type="float">
            <text:p>2.03989361702128</text:p>
          </table:table-cell>
          <table:table-cell table:formula="of:=[.B675]-[.B674]" office:value-type="float" office:value="0" calcext:value-type="float">
            <text:p>0</text:p>
          </table:table-cell>
          <table:table-cell table:formula="of:=[.C675]*[.D$2]+(1-[.D$2])*[.D674]" office:value-type="float" office:value="0.000156424817071234" calcext:value-type="float">
            <text:p>0.000156424817071234</text:p>
          </table:table-cell>
          <table:table-cell table:style-name="ce5" table:formula="of:=ABS([.D675]/[.B675])" office:value-type="percentage" office:value="0.0000766828307937208" calcext:value-type="percentage">
            <text:p>0.01%</text:p>
          </table:table-cell>
          <table:table-cell table:formula="of:=IF([.E675]&lt;[.F$2];1;0)" office:value-type="float" office:value="1" calcext:value-type="float">
            <text:p>1</text:p>
          </table:table-cell>
          <table:table-cell table:formula="of:=IF([.F675];[.G674]+[.F675];0)" office:value-type="float" office:value="3" calcext:value-type="float">
            <text:p>3</text:p>
          </table:table-cell>
          <table:table-cell table:formula="of:=IF([.G6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7]" office:value-type="float" office:value="1682.502" calcext:value-type="float">
            <text:p>1682.502</text:p>
          </table:table-cell>
          <table:table-cell table:formula="of:=[$'hp-log.calibrate.20250623-171745'.D677]/[$'hp-log.calibrate.20250623-171745'.E677]" office:value-type="float" office:value="2.03989361702128" calcext:value-type="float">
            <text:p>2.03989361702128</text:p>
          </table:table-cell>
          <table:table-cell table:formula="of:=[.B676]-[.B675]" office:value-type="float" office:value="0" calcext:value-type="float">
            <text:p>0</text:p>
          </table:table-cell>
          <table:table-cell table:formula="of:=[.C676]*[.D$2]+(1-[.D$2])*[.D675]" office:value-type="float" office:value="0.00014078233536411" calcext:value-type="float">
            <text:p>0.00014078233536411</text:p>
          </table:table-cell>
          <table:table-cell table:style-name="ce5" table:formula="of:=ABS([.D676]/[.B676])" office:value-type="percentage" office:value="0.0000690145477143487" calcext:value-type="percentage">
            <text:p>0.01%</text:p>
          </table:table-cell>
          <table:table-cell table:formula="of:=IF([.E676]&lt;[.F$2];1;0)" office:value-type="float" office:value="1" calcext:value-type="float">
            <text:p>1</text:p>
          </table:table-cell>
          <table:table-cell table:formula="of:=IF([.F676];[.G675]+[.F676];0)" office:value-type="float" office:value="4" calcext:value-type="float">
            <text:p>4</text:p>
          </table:table-cell>
          <table:table-cell table:formula="of:=IF([.G6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8]" office:value-type="float" office:value="1685.002" calcext:value-type="float">
            <text:p>1685.002</text:p>
          </table:table-cell>
          <table:table-cell table:formula="of:=[$'hp-log.calibrate.20250623-171745'.D678]/[$'hp-log.calibrate.20250623-171745'.E678]" office:value-type="float" office:value="2.03989361702128" calcext:value-type="float">
            <text:p>2.03989361702128</text:p>
          </table:table-cell>
          <table:table-cell table:formula="of:=[.B677]-[.B676]" office:value-type="float" office:value="0" calcext:value-type="float">
            <text:p>0</text:p>
          </table:table-cell>
          <table:table-cell table:formula="of:=[.C677]*[.D$2]+(1-[.D$2])*[.D676]" office:value-type="float" office:value="0.000126704101827699" calcext:value-type="float">
            <text:p>0.000126704101827699</text:p>
          </table:table-cell>
          <table:table-cell table:style-name="ce5" table:formula="of:=ABS([.D677]/[.B677])" office:value-type="percentage" office:value="0.0000621130929429138" calcext:value-type="percentage">
            <text:p>0.01%</text:p>
          </table:table-cell>
          <table:table-cell table:formula="of:=IF([.E677]&lt;[.F$2];1;0)" office:value-type="float" office:value="1" calcext:value-type="float">
            <text:p>1</text:p>
          </table:table-cell>
          <table:table-cell table:formula="of:=IF([.F677];[.G676]+[.F677];0)" office:value-type="float" office:value="5" calcext:value-type="float">
            <text:p>5</text:p>
          </table:table-cell>
          <table:table-cell table:formula="of:=IF([.G6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79]" office:value-type="float" office:value="1687.501" calcext:value-type="float">
            <text:p>1687.501</text:p>
          </table:table-cell>
          <table:table-cell table:formula="of:=[$'hp-log.calibrate.20250623-171745'.D679]/[$'hp-log.calibrate.20250623-171745'.E679]" office:value-type="float" office:value="2.03989361702128" calcext:value-type="float">
            <text:p>2.03989361702128</text:p>
          </table:table-cell>
          <table:table-cell table:formula="of:=[.B678]-[.B677]" office:value-type="float" office:value="0" calcext:value-type="float">
            <text:p>0</text:p>
          </table:table-cell>
          <table:table-cell table:formula="of:=[.C678]*[.D$2]+(1-[.D$2])*[.D677]" office:value-type="float" office:value="0.000114033691644929" calcext:value-type="float">
            <text:p>0.000114033691644929</text:p>
          </table:table-cell>
          <table:table-cell table:style-name="ce5" table:formula="of:=ABS([.D678]/[.B678])" office:value-type="percentage" office:value="0.0000559017836486225" calcext:value-type="percentage">
            <text:p>0.01%</text:p>
          </table:table-cell>
          <table:table-cell table:formula="of:=IF([.E678]&lt;[.F$2];1;0)" office:value-type="float" office:value="1" calcext:value-type="float">
            <text:p>1</text:p>
          </table:table-cell>
          <table:table-cell table:formula="of:=IF([.F678];[.G677]+[.F678];0)" office:value-type="float" office:value="6" calcext:value-type="float">
            <text:p>6</text:p>
          </table:table-cell>
          <table:table-cell table:formula="of:=IF([.G6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0]" office:value-type="float" office:value="1690.002" calcext:value-type="float">
            <text:p>1690.002</text:p>
          </table:table-cell>
          <table:table-cell table:formula="of:=[$'hp-log.calibrate.20250623-171745'.D680]/[$'hp-log.calibrate.20250623-171745'.E680]" office:value-type="float" office:value="2.03989361702128" calcext:value-type="float">
            <text:p>2.03989361702128</text:p>
          </table:table-cell>
          <table:table-cell table:formula="of:=[.B679]-[.B678]" office:value-type="float" office:value="0" calcext:value-type="float">
            <text:p>0</text:p>
          </table:table-cell>
          <table:table-cell table:formula="of:=[.C679]*[.D$2]+(1-[.D$2])*[.D678]" office:value-type="float" office:value="0.000102630322480436" calcext:value-type="float">
            <text:p>0.000102630322480436</text:p>
          </table:table-cell>
          <table:table-cell table:style-name="ce5" table:formula="of:=ABS([.D679]/[.B679])" office:value-type="percentage" office:value="0.0000503116052837602" calcext:value-type="percentage">
            <text:p>0.01%</text:p>
          </table:table-cell>
          <table:table-cell table:formula="of:=IF([.E679]&lt;[.F$2];1;0)" office:value-type="float" office:value="1" calcext:value-type="float">
            <text:p>1</text:p>
          </table:table-cell>
          <table:table-cell table:formula="of:=IF([.F679];[.G678]+[.F679];0)" office:value-type="float" office:value="7" calcext:value-type="float">
            <text:p>7</text:p>
          </table:table-cell>
          <table:table-cell table:formula="of:=IF([.G6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1]" office:value-type="float" office:value="1692.502" calcext:value-type="float">
            <text:p>1692.502</text:p>
          </table:table-cell>
          <table:table-cell table:formula="of:=[$'hp-log.calibrate.20250623-171745'.D681]/[$'hp-log.calibrate.20250623-171745'.E681]" office:value-type="float" office:value="2.03989361702128" calcext:value-type="float">
            <text:p>2.03989361702128</text:p>
          </table:table-cell>
          <table:table-cell table:formula="of:=[.B680]-[.B679]" office:value-type="float" office:value="0" calcext:value-type="float">
            <text:p>0</text:p>
          </table:table-cell>
          <table:table-cell table:formula="of:=[.C680]*[.D$2]+(1-[.D$2])*[.D679]" office:value-type="float" office:value="0.0000923672902323927" calcext:value-type="float">
            <text:p>9.23672902323927E-05</text:p>
          </table:table-cell>
          <table:table-cell table:style-name="ce5" table:formula="of:=ABS([.D680]/[.B680])" office:value-type="percentage" office:value="0.0000452804447553842" calcext:value-type="percentage">
            <text:p>0.00%</text:p>
          </table:table-cell>
          <table:table-cell table:formula="of:=IF([.E680]&lt;[.F$2];1;0)" office:value-type="float" office:value="1" calcext:value-type="float">
            <text:p>1</text:p>
          </table:table-cell>
          <table:table-cell table:formula="of:=IF([.F680];[.G679]+[.F680];0)" office:value-type="float" office:value="8" calcext:value-type="float">
            <text:p>8</text:p>
          </table:table-cell>
          <table:table-cell table:formula="of:=IF([.G6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2]" office:value-type="float" office:value="1695.001" calcext:value-type="float">
            <text:p>1695.001</text:p>
          </table:table-cell>
          <table:table-cell table:formula="of:=[$'hp-log.calibrate.20250623-171745'.D682]/[$'hp-log.calibrate.20250623-171745'.E682]" office:value-type="float" office:value="2.03989361702128" calcext:value-type="float">
            <text:p>2.03989361702128</text:p>
          </table:table-cell>
          <table:table-cell table:formula="of:=[.B681]-[.B680]" office:value-type="float" office:value="0" calcext:value-type="float">
            <text:p>0</text:p>
          </table:table-cell>
          <table:table-cell table:formula="of:=[.C681]*[.D$2]+(1-[.D$2])*[.D680]" office:value-type="float" office:value="0.0000831305612091535" calcext:value-type="float">
            <text:p>8.31305612091535E-05</text:p>
          </table:table-cell>
          <table:table-cell table:style-name="ce5" table:formula="of:=ABS([.D681]/[.B681])" office:value-type="percentage" office:value="0.0000407524002798458" calcext:value-type="percentage">
            <text:p>0.00%</text:p>
          </table:table-cell>
          <table:table-cell table:formula="of:=IF([.E681]&lt;[.F$2];1;0)" office:value-type="float" office:value="1" calcext:value-type="float">
            <text:p>1</text:p>
          </table:table-cell>
          <table:table-cell table:formula="of:=IF([.F681];[.G680]+[.F681];0)" office:value-type="float" office:value="9" calcext:value-type="float">
            <text:p>9</text:p>
          </table:table-cell>
          <table:table-cell table:formula="of:=IF([.G6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3]" office:value-type="float" office:value="1697.501" calcext:value-type="float">
            <text:p>1697.501</text:p>
          </table:table-cell>
          <table:table-cell table:formula="of:=[$'hp-log.calibrate.20250623-171745'.D683]/[$'hp-log.calibrate.20250623-171745'.E683]" office:value-type="float" office:value="2.04533333333333" calcext:value-type="float">
            <text:p>2.04533333333333</text:p>
          </table:table-cell>
          <table:table-cell table:formula="of:=[.B682]-[.B681]" office:value-type="float" office:value="0.00543971631205675" calcext:value-type="float">
            <text:p>0.00543971631205675</text:p>
          </table:table-cell>
          <table:table-cell table:formula="of:=[.C682]*[.D$2]+(1-[.D$2])*[.D681]" office:value-type="float" office:value="0.000618789136293914" calcext:value-type="float">
            <text:p>0.000618789136293914</text:p>
          </table:table-cell>
          <table:table-cell table:style-name="ce5" table:formula="of:=ABS([.D682]/[.B682])" office:value-type="percentage" office:value="0.000302537061421405" calcext:value-type="percentage">
            <text:p>0.03%</text:p>
          </table:table-cell>
          <table:table-cell table:formula="of:=IF([.E682]&lt;[.F$2];1;0)" office:value-type="float" office:value="0" calcext:value-type="float">
            <text:p>0</text:p>
          </table:table-cell>
          <table:table-cell table:formula="of:=IF([.F682];[.G681]+[.F682];0)" office:value-type="float" office:value="0" calcext:value-type="float">
            <text:p>0</text:p>
          </table:table-cell>
          <table:table-cell table:formula="of:=IF([.G6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4]" office:value-type="float" office:value="1700.001" calcext:value-type="float">
            <text:p>1700.001</text:p>
          </table:table-cell>
          <table:table-cell table:formula="of:=[$'hp-log.calibrate.20250623-171745'.D684]/[$'hp-log.calibrate.20250623-171745'.E684]" office:value-type="float" office:value="2.04255319148936" calcext:value-type="float">
            <text:p>2.04255319148936</text:p>
          </table:table-cell>
          <table:table-cell table:formula="of:=[.B683]-[.B682]" office:value-type="float" office:value="-0.00278014184397168" calcext:value-type="float">
            <text:p>-0.00278014184397168</text:p>
          </table:table-cell>
          <table:table-cell table:formula="of:=[.C683]*[.D$2]+(1-[.D$2])*[.D682]" office:value-type="float" office:value="0.000278896038267354" calcext:value-type="float">
            <text:p>0.000278896038267354</text:p>
          </table:table-cell>
          <table:table-cell table:style-name="ce5" table:formula="of:=ABS([.D683]/[.B683])" office:value-type="percentage" office:value="0.000136542852068392" calcext:value-type="percentage">
            <text:p>0.01%</text:p>
          </table:table-cell>
          <table:table-cell table:formula="of:=IF([.E683]&lt;[.F$2];1;0)" office:value-type="float" office:value="0" calcext:value-type="float">
            <text:p>0</text:p>
          </table:table-cell>
          <table:table-cell table:formula="of:=IF([.F683];[.G682]+[.F683];0)" office:value-type="float" office:value="0" calcext:value-type="float">
            <text:p>0</text:p>
          </table:table-cell>
          <table:table-cell table:formula="of:=IF([.G6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5]" office:value-type="float" office:value="1702.502" calcext:value-type="float">
            <text:p>1702.502</text:p>
          </table:table-cell>
          <table:table-cell table:formula="of:=[$'hp-log.calibrate.20250623-171745'.D685]/[$'hp-log.calibrate.20250623-171745'.E685]" office:value-type="float" office:value="2.04533333333333" calcext:value-type="float">
            <text:p>2.04533333333333</text:p>
          </table:table-cell>
          <table:table-cell table:formula="of:=[.B684]-[.B683]" office:value-type="float" office:value="0.00278014184397168" calcext:value-type="float">
            <text:p>0.00278014184397168</text:p>
          </table:table-cell>
          <table:table-cell table:formula="of:=[.C684]*[.D$2]+(1-[.D$2])*[.D683]" office:value-type="float" office:value="0.000529020618837787" calcext:value-type="float">
            <text:p>0.000529020618837787</text:p>
          </table:table-cell>
          <table:table-cell table:style-name="ce5" table:formula="of:=ABS([.D684]/[.B684])" office:value-type="percentage" office:value="0.00025864762980987" calcext:value-type="percentage">
            <text:p>0.03%</text:p>
          </table:table-cell>
          <table:table-cell table:formula="of:=IF([.E684]&lt;[.F$2];1;0)" office:value-type="float" office:value="0" calcext:value-type="float">
            <text:p>0</text:p>
          </table:table-cell>
          <table:table-cell table:formula="of:=IF([.F684];[.G683]+[.F684];0)" office:value-type="float" office:value="0" calcext:value-type="float">
            <text:p>0</text:p>
          </table:table-cell>
          <table:table-cell table:formula="of:=IF([.G6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6]" office:value-type="float" office:value="1705.001" calcext:value-type="float">
            <text:p>1705.001</text:p>
          </table:table-cell>
          <table:table-cell table:formula="of:=[$'hp-log.calibrate.20250623-171745'.D686]/[$'hp-log.calibrate.20250623-171745'.E686]" office:value-type="float" office:value="2.04255319148936" calcext:value-type="float">
            <text:p>2.04255319148936</text:p>
          </table:table-cell>
          <table:table-cell table:formula="of:=[.B685]-[.B684]" office:value-type="float" office:value="-0.00278014184397168" calcext:value-type="float">
            <text:p>-0.00278014184397168</text:p>
          </table:table-cell>
          <table:table-cell table:formula="of:=[.C685]*[.D$2]+(1-[.D$2])*[.D684]" office:value-type="float" office:value="0.00019810437255684" calcext:value-type="float">
            <text:p>0.00019810437255684</text:p>
          </table:table-cell>
          <table:table-cell table:style-name="ce5" table:formula="of:=ABS([.D685]/[.B685])" office:value-type="percentage" office:value="0.0000969885990642861" calcext:value-type="percentage">
            <text:p>0.01%</text:p>
          </table:table-cell>
          <table:table-cell table:formula="of:=IF([.E685]&lt;[.F$2];1;0)" office:value-type="float" office:value="1" calcext:value-type="float">
            <text:p>1</text:p>
          </table:table-cell>
          <table:table-cell table:formula="of:=IF([.F685];[.G684]+[.F685];0)" office:value-type="float" office:value="1" calcext:value-type="float">
            <text:p>1</text:p>
          </table:table-cell>
          <table:table-cell table:formula="of:=IF([.G6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7]" office:value-type="float" office:value="1707.501" calcext:value-type="float">
            <text:p>1707.501</text:p>
          </table:table-cell>
          <table:table-cell table:formula="of:=[$'hp-log.calibrate.20250623-171745'.D687]/[$'hp-log.calibrate.20250623-171745'.E687]" office:value-type="float" office:value="2.04533333333333" calcext:value-type="float">
            <text:p>2.04533333333333</text:p>
          </table:table-cell>
          <table:table-cell table:formula="of:=[.B686]-[.B685]" office:value-type="float" office:value="0.00278014184397168" calcext:value-type="float">
            <text:p>0.00278014184397168</text:p>
          </table:table-cell>
          <table:table-cell table:formula="of:=[.C686]*[.D$2]+(1-[.D$2])*[.D685]" office:value-type="float" office:value="0.000456308119698324" calcext:value-type="float">
            <text:p>0.000456308119698324</text:p>
          </table:table-cell>
          <table:table-cell table:style-name="ce5" table:formula="of:=ABS([.D686]/[.B686])" office:value-type="percentage" office:value="0.000223097190204526" calcext:value-type="percentage">
            <text:p>0.02%</text:p>
          </table:table-cell>
          <table:table-cell table:formula="of:=IF([.E686]&lt;[.F$2];1;0)" office:value-type="float" office:value="0" calcext:value-type="float">
            <text:p>0</text:p>
          </table:table-cell>
          <table:table-cell table:formula="of:=IF([.F686];[.G685]+[.F686];0)" office:value-type="float" office:value="0" calcext:value-type="float">
            <text:p>0</text:p>
          </table:table-cell>
          <table:table-cell table:formula="of:=IF([.G6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8]" office:value-type="float" office:value="1710.002" calcext:value-type="float">
            <text:p>1710.002</text:p>
          </table:table-cell>
          <table:table-cell table:formula="of:=[$'hp-log.calibrate.20250623-171745'.D688]/[$'hp-log.calibrate.20250623-171745'.E688]" office:value-type="float" office:value="2.04255319148936" calcext:value-type="float">
            <text:p>2.04255319148936</text:p>
          </table:table-cell>
          <table:table-cell table:formula="of:=[.B687]-[.B686]" office:value-type="float" office:value="-0.00278014184397168" calcext:value-type="float">
            <text:p>-0.00278014184397168</text:p>
          </table:table-cell>
          <table:table-cell table:formula="of:=[.C687]*[.D$2]+(1-[.D$2])*[.D686]" office:value-type="float" office:value="0.000132663123331323" calcext:value-type="float">
            <text:p>0.000132663123331323</text:p>
          </table:table-cell>
          <table:table-cell table:style-name="ce5" table:formula="of:=ABS([.D687]/[.B687])" office:value-type="percentage" office:value="0.0000649496541309604" calcext:value-type="percentage">
            <text:p>0.01%</text:p>
          </table:table-cell>
          <table:table-cell table:formula="of:=IF([.E687]&lt;[.F$2];1;0)" office:value-type="float" office:value="1" calcext:value-type="float">
            <text:p>1</text:p>
          </table:table-cell>
          <table:table-cell table:formula="of:=IF([.F687];[.G686]+[.F687];0)" office:value-type="float" office:value="1" calcext:value-type="float">
            <text:p>1</text:p>
          </table:table-cell>
          <table:table-cell table:formula="of:=IF([.G6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89]" office:value-type="float" office:value="1712.502" calcext:value-type="float">
            <text:p>1712.502</text:p>
          </table:table-cell>
          <table:table-cell table:formula="of:=[$'hp-log.calibrate.20250623-171745'.D689]/[$'hp-log.calibrate.20250623-171745'.E689]" office:value-type="float" office:value="2.04533333333333" calcext:value-type="float">
            <text:p>2.04533333333333</text:p>
          </table:table-cell>
          <table:table-cell table:formula="of:=[.B688]-[.B687]" office:value-type="float" office:value="0.00278014184397168" calcext:value-type="float">
            <text:p>0.00278014184397168</text:p>
          </table:table-cell>
          <table:table-cell table:formula="of:=[.C688]*[.D$2]+(1-[.D$2])*[.D687]" office:value-type="float" office:value="0.000397410995395359" calcext:value-type="float">
            <text:p>0.000397410995395359</text:p>
          </table:table-cell>
          <table:table-cell table:style-name="ce5" table:formula="of:=ABS([.D688]/[.B688])" office:value-type="percentage" office:value="0.000194301334124198" calcext:value-type="percentage">
            <text:p>0.02%</text:p>
          </table:table-cell>
          <table:table-cell table:formula="of:=IF([.E688]&lt;[.F$2];1;0)" office:value-type="float" office:value="0" calcext:value-type="float">
            <text:p>0</text:p>
          </table:table-cell>
          <table:table-cell table:formula="of:=IF([.F688];[.G687]+[.F688];0)" office:value-type="float" office:value="0" calcext:value-type="float">
            <text:p>0</text:p>
          </table:table-cell>
          <table:table-cell table:formula="of:=IF([.G6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0]" office:value-type="float" office:value="1715.002" calcext:value-type="float">
            <text:p>1715.002</text:p>
          </table:table-cell>
          <table:table-cell table:formula="of:=[$'hp-log.calibrate.20250623-171745'.D690]/[$'hp-log.calibrate.20250623-171745'.E690]" office:value-type="float" office:value="2.04255319148936" calcext:value-type="float">
            <text:p>2.04255319148936</text:p>
          </table:table-cell>
          <table:table-cell table:formula="of:=[.B689]-[.B688]" office:value-type="float" office:value="-0.00278014184397168" calcext:value-type="float">
            <text:p>-0.00278014184397168</text:p>
          </table:table-cell>
          <table:table-cell table:formula="of:=[.C689]*[.D$2]+(1-[.D$2])*[.D688]" office:value-type="float" office:value="0.000079655711458655" calcext:value-type="float">
            <text:p>7.9655711458655E-05</text:p>
          </table:table-cell>
          <table:table-cell table:style-name="ce5" table:formula="of:=ABS([.D689]/[.B689])" office:value-type="percentage" office:value="0.0000389981087349665" calcext:value-type="percentage">
            <text:p>0.00%</text:p>
          </table:table-cell>
          <table:table-cell table:formula="of:=IF([.E689]&lt;[.F$2];1;0)" office:value-type="float" office:value="1" calcext:value-type="float">
            <text:p>1</text:p>
          </table:table-cell>
          <table:table-cell table:formula="of:=IF([.F689];[.G688]+[.F689];0)" office:value-type="float" office:value="1" calcext:value-type="float">
            <text:p>1</text:p>
          </table:table-cell>
          <table:table-cell table:formula="of:=IF([.G6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1]" office:value-type="float" office:value="1717.501" calcext:value-type="float">
            <text:p>1717.501</text:p>
          </table:table-cell>
          <table:table-cell table:formula="of:=[$'hp-log.calibrate.20250623-171745'.D691]/[$'hp-log.calibrate.20250623-171745'.E691]" office:value-type="float" office:value="2.04533333333333" calcext:value-type="float">
            <text:p>2.04533333333333</text:p>
          </table:table-cell>
          <table:table-cell table:formula="of:=[.B690]-[.B689]" office:value-type="float" office:value="0.00278014184397168" calcext:value-type="float">
            <text:p>0.00278014184397168</text:p>
          </table:table-cell>
          <table:table-cell table:formula="of:=[.C690]*[.D$2]+(1-[.D$2])*[.D689]" office:value-type="float" office:value="0.000349704324709958" calcext:value-type="float">
            <text:p>0.000349704324709958</text:p>
          </table:table-cell>
          <table:table-cell table:style-name="ce5" table:formula="of:=ABS([.D690]/[.B690])" office:value-type="percentage" office:value="0.000170976690699132" calcext:value-type="percentage">
            <text:p>0.02%</text:p>
          </table:table-cell>
          <table:table-cell table:formula="of:=IF([.E690]&lt;[.F$2];1;0)" office:value-type="float" office:value="0" calcext:value-type="float">
            <text:p>0</text:p>
          </table:table-cell>
          <table:table-cell table:formula="of:=IF([.F690];[.G689]+[.F690];0)" office:value-type="float" office:value="0" calcext:value-type="float">
            <text:p>0</text:p>
          </table:table-cell>
          <table:table-cell table:formula="of:=IF([.G6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2]" office:value-type="float" office:value="1720.002" calcext:value-type="float">
            <text:p>1720.002</text:p>
          </table:table-cell>
          <table:table-cell table:formula="of:=[$'hp-log.calibrate.20250623-171745'.D692]/[$'hp-log.calibrate.20250623-171745'.E692]" office:value-type="float" office:value="2.04255319148936" calcext:value-type="float">
            <text:p>2.04255319148936</text:p>
          </table:table-cell>
          <table:table-cell table:formula="of:=[.B691]-[.B690]" office:value-type="float" office:value="-0.00278014184397168" calcext:value-type="float">
            <text:p>-0.00278014184397168</text:p>
          </table:table-cell>
          <table:table-cell table:formula="of:=[.C691]*[.D$2]+(1-[.D$2])*[.D690]" office:value-type="float" office:value="0.0000367197078417937" calcext:value-type="float">
            <text:p>3.67197078417937E-05</text:p>
          </table:table-cell>
          <table:table-cell table:style-name="ce5" table:formula="of:=ABS([.D691]/[.B691])" office:value-type="percentage" office:value="0.0000179773569642115" calcext:value-type="percentage">
            <text:p>0.00%</text:p>
          </table:table-cell>
          <table:table-cell table:formula="of:=IF([.E691]&lt;[.F$2];1;0)" office:value-type="float" office:value="1" calcext:value-type="float">
            <text:p>1</text:p>
          </table:table-cell>
          <table:table-cell table:formula="of:=IF([.F691];[.G690]+[.F691];0)" office:value-type="float" office:value="1" calcext:value-type="float">
            <text:p>1</text:p>
          </table:table-cell>
          <table:table-cell table:formula="of:=IF([.G6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3]" office:value-type="float" office:value="1722.502" calcext:value-type="float">
            <text:p>1722.502</text:p>
          </table:table-cell>
          <table:table-cell table:formula="of:=[$'hp-log.calibrate.20250623-171745'.D693]/[$'hp-log.calibrate.20250623-171745'.E693]" office:value-type="float" office:value="2.04533333333333" calcext:value-type="float">
            <text:p>2.04533333333333</text:p>
          </table:table-cell>
          <table:table-cell table:formula="of:=[.B692]-[.B691]" office:value-type="float" office:value="0.00278014184397168" calcext:value-type="float">
            <text:p>0.00278014184397168</text:p>
          </table:table-cell>
          <table:table-cell table:formula="of:=[.C692]*[.D$2]+(1-[.D$2])*[.D691]" office:value-type="float" office:value="0.000311061921454783" calcext:value-type="float">
            <text:p>0.000311061921454783</text:p>
          </table:table-cell>
          <table:table-cell table:style-name="ce5" table:formula="of:=ABS([.D692]/[.B692])" office:value-type="percentage" office:value="0.000152083729524829" calcext:value-type="percentage">
            <text:p>0.02%</text:p>
          </table:table-cell>
          <table:table-cell table:formula="of:=IF([.E692]&lt;[.F$2];1;0)" office:value-type="float" office:value="0" calcext:value-type="float">
            <text:p>0</text:p>
          </table:table-cell>
          <table:table-cell table:formula="of:=IF([.F692];[.G691]+[.F692];0)" office:value-type="float" office:value="0" calcext:value-type="float">
            <text:p>0</text:p>
          </table:table-cell>
          <table:table-cell table:formula="of:=IF([.G6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4]" office:value-type="float" office:value="1725.002" calcext:value-type="float">
            <text:p>1725.002</text:p>
          </table:table-cell>
          <table:table-cell table:formula="of:=[$'hp-log.calibrate.20250623-171745'.D694]/[$'hp-log.calibrate.20250623-171745'.E694]" office:value-type="float" office:value="2.04255319148936" calcext:value-type="float">
            <text:p>2.04255319148936</text:p>
          </table:table-cell>
          <table:table-cell table:formula="of:=[.B693]-[.B692]" office:value-type="float" office:value="-0.00278014184397168" calcext:value-type="float">
            <text:p>-0.00278014184397168</text:p>
          </table:table-cell>
          <table:table-cell table:formula="of:=[.C693]*[.D$2]+(1-[.D$2])*[.D692]" office:value-type="float" office:value="0.00000194154491213607" calcext:value-type="float">
            <text:p>1.94154491213607E-06</text:p>
          </table:table-cell>
          <table:table-cell table:style-name="ce5" table:formula="of:=ABS([.D693]/[.B693])" office:value-type="percentage" office:value="0.000000950548029899952" calcext:value-type="percentage">
            <text:p>0.00%</text:p>
          </table:table-cell>
          <table:table-cell table:formula="of:=IF([.E693]&lt;[.F$2];1;0)" office:value-type="float" office:value="1" calcext:value-type="float">
            <text:p>1</text:p>
          </table:table-cell>
          <table:table-cell table:formula="of:=IF([.F693];[.G692]+[.F693];0)" office:value-type="float" office:value="1" calcext:value-type="float">
            <text:p>1</text:p>
          </table:table-cell>
          <table:table-cell table:formula="of:=IF([.G6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5]" office:value-type="float" office:value="1727.502" calcext:value-type="float">
            <text:p>1727.502</text:p>
          </table:table-cell>
          <table:table-cell table:formula="of:=[$'hp-log.calibrate.20250623-171745'.D695]/[$'hp-log.calibrate.20250623-171745'.E695]" office:value-type="float" office:value="2.04533333333333" calcext:value-type="float">
            <text:p>2.04533333333333</text:p>
          </table:table-cell>
          <table:table-cell table:formula="of:=[.B694]-[.B693]" office:value-type="float" office:value="0.00278014184397168" calcext:value-type="float">
            <text:p>0.00278014184397168</text:p>
          </table:table-cell>
          <table:table-cell table:formula="of:=[.C694]*[.D$2]+(1-[.D$2])*[.D693]" office:value-type="float" office:value="0.000279761574818091" calcext:value-type="float">
            <text:p>0.000279761574818091</text:p>
          </table:table-cell>
          <table:table-cell table:style-name="ce5" table:formula="of:=ABS([.D694]/[.B694])" office:value-type="percentage" office:value="0.000136780430973643" calcext:value-type="percentage">
            <text:p>0.01%</text:p>
          </table:table-cell>
          <table:table-cell table:formula="of:=IF([.E694]&lt;[.F$2];1;0)" office:value-type="float" office:value="0" calcext:value-type="float">
            <text:p>0</text:p>
          </table:table-cell>
          <table:table-cell table:formula="of:=IF([.F694];[.G693]+[.F694];0)" office:value-type="float" office:value="0" calcext:value-type="float">
            <text:p>0</text:p>
          </table:table-cell>
          <table:table-cell table:formula="of:=IF([.G6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6]" office:value-type="float" office:value="1730.001" calcext:value-type="float">
            <text:p>1730.001</text:p>
          </table:table-cell>
          <table:table-cell table:formula="of:=[$'hp-log.calibrate.20250623-171745'.D696]/[$'hp-log.calibrate.20250623-171745'.E696]" office:value-type="float" office:value="2.04255319148936" calcext:value-type="float">
            <text:p>2.04255319148936</text:p>
          </table:table-cell>
          <table:table-cell table:formula="of:=[.B695]-[.B694]" office:value-type="float" office:value="-0.00278014184397168" calcext:value-type="float">
            <text:p>-0.00278014184397168</text:p>
          </table:table-cell>
          <table:table-cell table:formula="of:=[.C695]*[.D$2]+(1-[.D$2])*[.D694]" office:value-type="float" office:value="-0.0000262287670608866" calcext:value-type="float">
            <text:p>-2.62287670608866E-05</text:p>
          </table:table-cell>
          <table:table-cell table:style-name="ce5" table:formula="of:=ABS([.D695]/[.B695])" office:value-type="percentage" office:value="0.0000128411672068924" calcext:value-type="percentage">
            <text:p>0.00%</text:p>
          </table:table-cell>
          <table:table-cell table:formula="of:=IF([.E695]&lt;[.F$2];1;0)" office:value-type="float" office:value="1" calcext:value-type="float">
            <text:p>1</text:p>
          </table:table-cell>
          <table:table-cell table:formula="of:=IF([.F695];[.G694]+[.F695];0)" office:value-type="float" office:value="1" calcext:value-type="float">
            <text:p>1</text:p>
          </table:table-cell>
          <table:table-cell table:formula="of:=IF([.G6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7]" office:value-type="float" office:value="1732.501" calcext:value-type="float">
            <text:p>1732.501</text:p>
          </table:table-cell>
          <table:table-cell table:formula="of:=[$'hp-log.calibrate.20250623-171745'.D697]/[$'hp-log.calibrate.20250623-171745'.E697]" office:value-type="float" office:value="2.04533333333333" calcext:value-type="float">
            <text:p>2.04533333333333</text:p>
          </table:table-cell>
          <table:table-cell table:formula="of:=[.B696]-[.B695]" office:value-type="float" office:value="0.00278014184397168" calcext:value-type="float">
            <text:p>0.00278014184397168</text:p>
          </table:table-cell>
          <table:table-cell table:formula="of:=[.C696]*[.D$2]+(1-[.D$2])*[.D695]" office:value-type="float" office:value="0.00025440829404237" calcext:value-type="float">
            <text:p>0.00025440829404237</text:p>
          </table:table-cell>
          <table:table-cell table:style-name="ce5" table:formula="of:=ABS([.D696]/[.B696])" office:value-type="percentage" office:value="0.000124384759147182" calcext:value-type="percentage">
            <text:p>0.01%</text:p>
          </table:table-cell>
          <table:table-cell table:formula="of:=IF([.E696]&lt;[.F$2];1;0)" office:value-type="float" office:value="0" calcext:value-type="float">
            <text:p>0</text:p>
          </table:table-cell>
          <table:table-cell table:formula="of:=IF([.F696];[.G695]+[.F696];0)" office:value-type="float" office:value="0" calcext:value-type="float">
            <text:p>0</text:p>
          </table:table-cell>
          <table:table-cell table:formula="of:=IF([.G6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8]" office:value-type="float" office:value="1735.001" calcext:value-type="float">
            <text:p>1735.001</text:p>
          </table:table-cell>
          <table:table-cell table:formula="of:=[$'hp-log.calibrate.20250623-171745'.D698]/[$'hp-log.calibrate.20250623-171745'.E698]" office:value-type="float" office:value="2.04255319148936" calcext:value-type="float">
            <text:p>2.04255319148936</text:p>
          </table:table-cell>
          <table:table-cell table:formula="of:=[.B697]-[.B696]" office:value-type="float" office:value="-0.00278014184397168" calcext:value-type="float">
            <text:p>-0.00278014184397168</text:p>
          </table:table-cell>
          <table:table-cell table:formula="of:=[.C697]*[.D$2]+(1-[.D$2])*[.D696]" office:value-type="float" office:value="-0.000049046719759035" calcext:value-type="float">
            <text:p>-4.9046719759035E-05</text:p>
          </table:table-cell>
          <table:table-cell table:style-name="ce5" table:formula="of:=ABS([.D697]/[.B697])" office:value-type="percentage" office:value="0.0000240124565486942" calcext:value-type="percentage">
            <text:p>0.00%</text:p>
          </table:table-cell>
          <table:table-cell table:formula="of:=IF([.E697]&lt;[.F$2];1;0)" office:value-type="float" office:value="1" calcext:value-type="float">
            <text:p>1</text:p>
          </table:table-cell>
          <table:table-cell table:formula="of:=IF([.F697];[.G696]+[.F697];0)" office:value-type="float" office:value="1" calcext:value-type="float">
            <text:p>1</text:p>
          </table:table-cell>
          <table:table-cell table:formula="of:=IF([.G6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699]" office:value-type="float" office:value="1737.501" calcext:value-type="float">
            <text:p>1737.501</text:p>
          </table:table-cell>
          <table:table-cell table:formula="of:=[$'hp-log.calibrate.20250623-171745'.D699]/[$'hp-log.calibrate.20250623-171745'.E699]" office:value-type="float" office:value="2.04533333333333" calcext:value-type="float">
            <text:p>2.04533333333333</text:p>
          </table:table-cell>
          <table:table-cell table:formula="of:=[.B698]-[.B697]" office:value-type="float" office:value="0.00278014184397168" calcext:value-type="float">
            <text:p>0.00278014184397168</text:p>
          </table:table-cell>
          <table:table-cell table:formula="of:=[.C698]*[.D$2]+(1-[.D$2])*[.D697]" office:value-type="float" office:value="0.000233872136614037" calcext:value-type="float">
            <text:p>0.000233872136614037</text:p>
          </table:table-cell>
          <table:table-cell table:style-name="ce5" table:formula="of:=ABS([.D698]/[.B698])" office:value-type="percentage" office:value="0.000114344264967749" calcext:value-type="percentage">
            <text:p>0.01%</text:p>
          </table:table-cell>
          <table:table-cell table:formula="of:=IF([.E698]&lt;[.F$2];1;0)" office:value-type="float" office:value="0" calcext:value-type="float">
            <text:p>0</text:p>
          </table:table-cell>
          <table:table-cell table:formula="of:=IF([.F698];[.G697]+[.F698];0)" office:value-type="float" office:value="0" calcext:value-type="float">
            <text:p>0</text:p>
          </table:table-cell>
          <table:table-cell table:formula="of:=IF([.G69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0]" office:value-type="float" office:value="1740.002" calcext:value-type="float">
            <text:p>1740.002</text:p>
          </table:table-cell>
          <table:table-cell table:formula="of:=[$'hp-log.calibrate.20250623-171745'.D700]/[$'hp-log.calibrate.20250623-171745'.E700]" office:value-type="float" office:value="2.04255319148936" calcext:value-type="float">
            <text:p>2.04255319148936</text:p>
          </table:table-cell>
          <table:table-cell table:formula="of:=[.B699]-[.B698]" office:value-type="float" office:value="-0.00278014184397168" calcext:value-type="float">
            <text:p>-0.00278014184397168</text:p>
          </table:table-cell>
          <table:table-cell table:formula="of:=[.C699]*[.D$2]+(1-[.D$2])*[.D698]" office:value-type="float" office:value="-0.0000675292614445352" calcext:value-type="float">
            <text:p>-6.75292614445352E-05</text:p>
          </table:table-cell>
          <table:table-cell table:style-name="ce5" table:formula="of:=ABS([.D699]/[.B699])" office:value-type="percentage" office:value="0.0000330612009155537" calcext:value-type="percentage">
            <text:p>0.00%</text:p>
          </table:table-cell>
          <table:table-cell table:formula="of:=IF([.E699]&lt;[.F$2];1;0)" office:value-type="float" office:value="1" calcext:value-type="float">
            <text:p>1</text:p>
          </table:table-cell>
          <table:table-cell table:formula="of:=IF([.F699];[.G698]+[.F699];0)" office:value-type="float" office:value="1" calcext:value-type="float">
            <text:p>1</text:p>
          </table:table-cell>
          <table:table-cell table:formula="of:=IF([.G69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1]" office:value-type="float" office:value="1742.501" calcext:value-type="float">
            <text:p>1742.501</text:p>
          </table:table-cell>
          <table:table-cell table:formula="of:=[$'hp-log.calibrate.20250623-171745'.D701]/[$'hp-log.calibrate.20250623-171745'.E701]" office:value-type="float" office:value="2.04533333333333" calcext:value-type="float">
            <text:p>2.04533333333333</text:p>
          </table:table-cell>
          <table:table-cell table:formula="of:=[.B700]-[.B699]" office:value-type="float" office:value="0.00278014184397168" calcext:value-type="float">
            <text:p>0.00278014184397168</text:p>
          </table:table-cell>
          <table:table-cell table:formula="of:=[.C700]*[.D$2]+(1-[.D$2])*[.D699]" office:value-type="float" office:value="0.000217237849097087" calcext:value-type="float">
            <text:p>0.000217237849097087</text:p>
          </table:table-cell>
          <table:table-cell table:style-name="ce5" table:formula="of:=ABS([.D700]/[.B700])" office:value-type="percentage" office:value="0.000106211464682409" calcext:value-type="percentage">
            <text:p>0.01%</text:p>
          </table:table-cell>
          <table:table-cell table:formula="of:=IF([.E700]&lt;[.F$2];1;0)" office:value-type="float" office:value="0" calcext:value-type="float">
            <text:p>0</text:p>
          </table:table-cell>
          <table:table-cell table:formula="of:=IF([.F700];[.G699]+[.F700];0)" office:value-type="float" office:value="0" calcext:value-type="float">
            <text:p>0</text:p>
          </table:table-cell>
          <table:table-cell table:formula="of:=IF([.G70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2]" office:value-type="float" office:value="1745.001" calcext:value-type="float">
            <text:p>1745.001</text:p>
          </table:table-cell>
          <table:table-cell table:formula="of:=[$'hp-log.calibrate.20250623-171745'.D702]/[$'hp-log.calibrate.20250623-171745'.E702]" office:value-type="float" office:value="2.048" calcext:value-type="float">
            <text:p>2.048</text:p>
          </table:table-cell>
          <table:table-cell table:formula="of:=[.B701]-[.B700]" office:value-type="float" office:value="0.00266666666666682" calcext:value-type="float">
            <text:p>0.00266666666666682</text:p>
          </table:table-cell>
          <table:table-cell table:formula="of:=[.C701]*[.D$2]+(1-[.D$2])*[.D700]" office:value-type="float" office:value="0.00046218073085406" calcext:value-type="float">
            <text:p>0.00046218073085406</text:p>
          </table:table-cell>
          <table:table-cell table:style-name="ce5" table:formula="of:=ABS([.D701]/[.B701])" office:value-type="percentage" office:value="0.000225674184987334" calcext:value-type="percentage">
            <text:p>0.02%</text:p>
          </table:table-cell>
          <table:table-cell table:formula="of:=IF([.E701]&lt;[.F$2];1;0)" office:value-type="float" office:value="0" calcext:value-type="float">
            <text:p>0</text:p>
          </table:table-cell>
          <table:table-cell table:formula="of:=IF([.F701];[.G700]+[.F701];0)" office:value-type="float" office:value="0" calcext:value-type="float">
            <text:p>0</text:p>
          </table:table-cell>
          <table:table-cell table:formula="of:=IF([.G70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3]" office:value-type="float" office:value="1747.501" calcext:value-type="float">
            <text:p>1747.501</text:p>
          </table:table-cell>
          <table:table-cell table:formula="of:=[$'hp-log.calibrate.20250623-171745'.D703]/[$'hp-log.calibrate.20250623-171745'.E703]" office:value-type="float" office:value="2.048" calcext:value-type="float">
            <text:p>2.048</text:p>
          </table:table-cell>
          <table:table-cell table:formula="of:=[.B702]-[.B701]" office:value-type="float" office:value="0" calcext:value-type="float">
            <text:p>0</text:p>
          </table:table-cell>
          <table:table-cell table:formula="of:=[.C702]*[.D$2]+(1-[.D$2])*[.D701]" office:value-type="float" office:value="0.000415962657768654" calcext:value-type="float">
            <text:p>0.000415962657768654</text:p>
          </table:table-cell>
          <table:table-cell table:style-name="ce5" table:formula="of:=ABS([.D702]/[.B702])" office:value-type="percentage" office:value="0.000203106766488601" calcext:value-type="percentage">
            <text:p>0.02%</text:p>
          </table:table-cell>
          <table:table-cell table:formula="of:=IF([.E702]&lt;[.F$2];1;0)" office:value-type="float" office:value="0" calcext:value-type="float">
            <text:p>0</text:p>
          </table:table-cell>
          <table:table-cell table:formula="of:=IF([.F702];[.G701]+[.F702];0)" office:value-type="float" office:value="0" calcext:value-type="float">
            <text:p>0</text:p>
          </table:table-cell>
          <table:table-cell table:formula="of:=IF([.G70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4]" office:value-type="float" office:value="1750.001" calcext:value-type="float">
            <text:p>1750.001</text:p>
          </table:table-cell>
          <table:table-cell table:formula="of:=[$'hp-log.calibrate.20250623-171745'.D704]/[$'hp-log.calibrate.20250623-171745'.E704]" office:value-type="float" office:value="2.048" calcext:value-type="float">
            <text:p>2.048</text:p>
          </table:table-cell>
          <table:table-cell table:formula="of:=[.B703]-[.B702]" office:value-type="float" office:value="0" calcext:value-type="float">
            <text:p>0</text:p>
          </table:table-cell>
          <table:table-cell table:formula="of:=[.C703]*[.D$2]+(1-[.D$2])*[.D702]" office:value-type="float" office:value="0.000374366391991788" calcext:value-type="float">
            <text:p>0.000374366391991788</text:p>
          </table:table-cell>
          <table:table-cell table:style-name="ce5" table:formula="of:=ABS([.D703]/[.B703])" office:value-type="percentage" office:value="0.00018279608983974" calcext:value-type="percentage">
            <text:p>0.02%</text:p>
          </table:table-cell>
          <table:table-cell table:formula="of:=IF([.E703]&lt;[.F$2];1;0)" office:value-type="float" office:value="0" calcext:value-type="float">
            <text:p>0</text:p>
          </table:table-cell>
          <table:table-cell table:formula="of:=IF([.F703];[.G702]+[.F703];0)" office:value-type="float" office:value="0" calcext:value-type="float">
            <text:p>0</text:p>
          </table:table-cell>
          <table:table-cell table:formula="of:=IF([.G70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5]" office:value-type="float" office:value="1752.501" calcext:value-type="float">
            <text:p>1752.501</text:p>
          </table:table-cell>
          <table:table-cell table:formula="of:=[$'hp-log.calibrate.20250623-171745'.D705]/[$'hp-log.calibrate.20250623-171745'.E705]" office:value-type="float" office:value="2.048" calcext:value-type="float">
            <text:p>2.048</text:p>
          </table:table-cell>
          <table:table-cell table:formula="of:=[.B704]-[.B703]" office:value-type="float" office:value="0" calcext:value-type="float">
            <text:p>0</text:p>
          </table:table-cell>
          <table:table-cell table:formula="of:=[.C704]*[.D$2]+(1-[.D$2])*[.D703]" office:value-type="float" office:value="0.00033692975279261" calcext:value-type="float">
            <text:p>0.00033692975279261</text:p>
          </table:table-cell>
          <table:table-cell table:style-name="ce5" table:formula="of:=ABS([.D704]/[.B704])" office:value-type="percentage" office:value="0.000164516480855766" calcext:value-type="percentage">
            <text:p>0.02%</text:p>
          </table:table-cell>
          <table:table-cell table:formula="of:=IF([.E704]&lt;[.F$2];1;0)" office:value-type="float" office:value="0" calcext:value-type="float">
            <text:p>0</text:p>
          </table:table-cell>
          <table:table-cell table:formula="of:=IF([.F704];[.G703]+[.F704];0)" office:value-type="float" office:value="0" calcext:value-type="float">
            <text:p>0</text:p>
          </table:table-cell>
          <table:table-cell table:formula="of:=IF([.G70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6]" office:value-type="float" office:value="1755.001" calcext:value-type="float">
            <text:p>1755.001</text:p>
          </table:table-cell>
          <table:table-cell table:formula="of:=[$'hp-log.calibrate.20250623-171745'.D706]/[$'hp-log.calibrate.20250623-171745'.E706]" office:value-type="float" office:value="2.048" calcext:value-type="float">
            <text:p>2.048</text:p>
          </table:table-cell>
          <table:table-cell table:formula="of:=[.B705]-[.B704]" office:value-type="float" office:value="0" calcext:value-type="float">
            <text:p>0</text:p>
          </table:table-cell>
          <table:table-cell table:formula="of:=[.C705]*[.D$2]+(1-[.D$2])*[.D704]" office:value-type="float" office:value="0.000303236777513349" calcext:value-type="float">
            <text:p>0.000303236777513349</text:p>
          </table:table-cell>
          <table:table-cell table:style-name="ce5" table:formula="of:=ABS([.D705]/[.B705])" office:value-type="percentage" office:value="0.00014806483277019" calcext:value-type="percentage">
            <text:p>0.01%</text:p>
          </table:table-cell>
          <table:table-cell table:formula="of:=IF([.E705]&lt;[.F$2];1;0)" office:value-type="float" office:value="0" calcext:value-type="float">
            <text:p>0</text:p>
          </table:table-cell>
          <table:table-cell table:formula="of:=IF([.F705];[.G704]+[.F705];0)" office:value-type="float" office:value="0" calcext:value-type="float">
            <text:p>0</text:p>
          </table:table-cell>
          <table:table-cell table:formula="of:=IF([.G70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7]" office:value-type="float" office:value="1757.501" calcext:value-type="float">
            <text:p>1757.501</text:p>
          </table:table-cell>
          <table:table-cell table:formula="of:=[$'hp-log.calibrate.20250623-171745'.D707]/[$'hp-log.calibrate.20250623-171745'.E707]" office:value-type="float" office:value="2.048" calcext:value-type="float">
            <text:p>2.048</text:p>
          </table:table-cell>
          <table:table-cell table:formula="of:=[.B706]-[.B705]" office:value-type="float" office:value="0" calcext:value-type="float">
            <text:p>0</text:p>
          </table:table-cell>
          <table:table-cell table:formula="of:=[.C706]*[.D$2]+(1-[.D$2])*[.D705]" office:value-type="float" office:value="0.000272913099762014" calcext:value-type="float">
            <text:p>0.000272913099762014</text:p>
          </table:table-cell>
          <table:table-cell table:style-name="ce5" table:formula="of:=ABS([.D706]/[.B706])" office:value-type="percentage" office:value="0.000133258349493171" calcext:value-type="percentage">
            <text:p>0.01%</text:p>
          </table:table-cell>
          <table:table-cell table:formula="of:=IF([.E706]&lt;[.F$2];1;0)" office:value-type="float" office:value="0" calcext:value-type="float">
            <text:p>0</text:p>
          </table:table-cell>
          <table:table-cell table:formula="of:=IF([.F706];[.G705]+[.F706];0)" office:value-type="float" office:value="0" calcext:value-type="float">
            <text:p>0</text:p>
          </table:table-cell>
          <table:table-cell table:formula="of:=IF([.G70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8]" office:value-type="float" office:value="1760.001" calcext:value-type="float">
            <text:p>1760.001</text:p>
          </table:table-cell>
          <table:table-cell table:formula="of:=[$'hp-log.calibrate.20250623-171745'.D708]/[$'hp-log.calibrate.20250623-171745'.E708]" office:value-type="float" office:value="2.048" calcext:value-type="float">
            <text:p>2.048</text:p>
          </table:table-cell>
          <table:table-cell table:formula="of:=[.B707]-[.B706]" office:value-type="float" office:value="0" calcext:value-type="float">
            <text:p>0</text:p>
          </table:table-cell>
          <table:table-cell table:formula="of:=[.C707]*[.D$2]+(1-[.D$2])*[.D706]" office:value-type="float" office:value="0.000245621789785812" calcext:value-type="float">
            <text:p>0.000245621789785812</text:p>
          </table:table-cell>
          <table:table-cell table:style-name="ce5" table:formula="of:=ABS([.D707]/[.B707])" office:value-type="percentage" office:value="0.000119932514543854" calcext:value-type="percentage">
            <text:p>0.01%</text:p>
          </table:table-cell>
          <table:table-cell table:formula="of:=IF([.E707]&lt;[.F$2];1;0)" office:value-type="float" office:value="0" calcext:value-type="float">
            <text:p>0</text:p>
          </table:table-cell>
          <table:table-cell table:formula="of:=IF([.F707];[.G706]+[.F707];0)" office:value-type="float" office:value="0" calcext:value-type="float">
            <text:p>0</text:p>
          </table:table-cell>
          <table:table-cell table:formula="of:=IF([.G70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09]" office:value-type="float" office:value="1762.501" calcext:value-type="float">
            <text:p>1762.501</text:p>
          </table:table-cell>
          <table:table-cell table:formula="of:=[$'hp-log.calibrate.20250623-171745'.D709]/[$'hp-log.calibrate.20250623-171745'.E709]" office:value-type="float" office:value="2.048" calcext:value-type="float">
            <text:p>2.048</text:p>
          </table:table-cell>
          <table:table-cell table:formula="of:=[.B708]-[.B707]" office:value-type="float" office:value="0" calcext:value-type="float">
            <text:p>0</text:p>
          </table:table-cell>
          <table:table-cell table:formula="of:=[.C708]*[.D$2]+(1-[.D$2])*[.D707]" office:value-type="float" office:value="0.000221059610807231" calcext:value-type="float">
            <text:p>0.000221059610807231</text:p>
          </table:table-cell>
          <table:table-cell table:style-name="ce5" table:formula="of:=ABS([.D708]/[.B708])" office:value-type="percentage" office:value="0.000107939263089468" calcext:value-type="percentage">
            <text:p>0.01%</text:p>
          </table:table-cell>
          <table:table-cell table:formula="of:=IF([.E708]&lt;[.F$2];1;0)" office:value-type="float" office:value="0" calcext:value-type="float">
            <text:p>0</text:p>
          </table:table-cell>
          <table:table-cell table:formula="of:=IF([.F708];[.G707]+[.F708];0)" office:value-type="float" office:value="0" calcext:value-type="float">
            <text:p>0</text:p>
          </table:table-cell>
          <table:table-cell table:formula="of:=IF([.G70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0]" office:value-type="float" office:value="1765.002" calcext:value-type="float">
            <text:p>1765.002</text:p>
          </table:table-cell>
          <table:table-cell table:formula="of:=[$'hp-log.calibrate.20250623-171745'.D710]/[$'hp-log.calibrate.20250623-171745'.E710]" office:value-type="float" office:value="2.048" calcext:value-type="float">
            <text:p>2.048</text:p>
          </table:table-cell>
          <table:table-cell table:formula="of:=[.B709]-[.B708]" office:value-type="float" office:value="0" calcext:value-type="float">
            <text:p>0</text:p>
          </table:table-cell>
          <table:table-cell table:formula="of:=[.C709]*[.D$2]+(1-[.D$2])*[.D708]" office:value-type="float" office:value="0.000198953649726508" calcext:value-type="float">
            <text:p>0.000198953649726508</text:p>
          </table:table-cell>
          <table:table-cell table:style-name="ce5" table:formula="of:=ABS([.D709]/[.B709])" office:value-type="percentage" office:value="0.0000971453367805215" calcext:value-type="percentage">
            <text:p>0.01%</text:p>
          </table:table-cell>
          <table:table-cell table:formula="of:=IF([.E709]&lt;[.F$2];1;0)" office:value-type="float" office:value="1" calcext:value-type="float">
            <text:p>1</text:p>
          </table:table-cell>
          <table:table-cell table:formula="of:=IF([.F709];[.G708]+[.F709];0)" office:value-type="float" office:value="1" calcext:value-type="float">
            <text:p>1</text:p>
          </table:table-cell>
          <table:table-cell table:formula="of:=IF([.G70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1]" office:value-type="float" office:value="1767.501" calcext:value-type="float">
            <text:p>1767.501</text:p>
          </table:table-cell>
          <table:table-cell table:formula="of:=[$'hp-log.calibrate.20250623-171745'.D711]/[$'hp-log.calibrate.20250623-171745'.E711]" office:value-type="float" office:value="2.048" calcext:value-type="float">
            <text:p>2.048</text:p>
          </table:table-cell>
          <table:table-cell table:formula="of:=[.B710]-[.B709]" office:value-type="float" office:value="0" calcext:value-type="float">
            <text:p>0</text:p>
          </table:table-cell>
          <table:table-cell table:formula="of:=[.C710]*[.D$2]+(1-[.D$2])*[.D709]" office:value-type="float" office:value="0.000179058284753857" calcext:value-type="float">
            <text:p>0.000179058284753857</text:p>
          </table:table-cell>
          <table:table-cell table:style-name="ce5" table:formula="of:=ABS([.D710]/[.B710])" office:value-type="percentage" office:value="0.0000874308031024694" calcext:value-type="percentage">
            <text:p>0.01%</text:p>
          </table:table-cell>
          <table:table-cell table:formula="of:=IF([.E710]&lt;[.F$2];1;0)" office:value-type="float" office:value="1" calcext:value-type="float">
            <text:p>1</text:p>
          </table:table-cell>
          <table:table-cell table:formula="of:=IF([.F710];[.G709]+[.F710];0)" office:value-type="float" office:value="2" calcext:value-type="float">
            <text:p>2</text:p>
          </table:table-cell>
          <table:table-cell table:formula="of:=IF([.G71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2]" office:value-type="float" office:value="1770.001" calcext:value-type="float">
            <text:p>1770.001</text:p>
          </table:table-cell>
          <table:table-cell table:formula="of:=[$'hp-log.calibrate.20250623-171745'.D712]/[$'hp-log.calibrate.20250623-171745'.E712]" office:value-type="float" office:value="2.048" calcext:value-type="float">
            <text:p>2.048</text:p>
          </table:table-cell>
          <table:table-cell table:formula="of:=[.B711]-[.B710]" office:value-type="float" office:value="0" calcext:value-type="float">
            <text:p>0</text:p>
          </table:table-cell>
          <table:table-cell table:formula="of:=[.C711]*[.D$2]+(1-[.D$2])*[.D710]" office:value-type="float" office:value="0.000161152456278472" calcext:value-type="float">
            <text:p>0.000161152456278472</text:p>
          </table:table-cell>
          <table:table-cell table:style-name="ce5" table:formula="of:=ABS([.D711]/[.B711])" office:value-type="percentage" office:value="0.0000786877227922224" calcext:value-type="percentage">
            <text:p>0.01%</text:p>
          </table:table-cell>
          <table:table-cell table:formula="of:=IF([.E711]&lt;[.F$2];1;0)" office:value-type="float" office:value="1" calcext:value-type="float">
            <text:p>1</text:p>
          </table:table-cell>
          <table:table-cell table:formula="of:=IF([.F711];[.G710]+[.F711];0)" office:value-type="float" office:value="3" calcext:value-type="float">
            <text:p>3</text:p>
          </table:table-cell>
          <table:table-cell table:formula="of:=IF([.G71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3]" office:value-type="float" office:value="1772.501" calcext:value-type="float">
            <text:p>1772.501</text:p>
          </table:table-cell>
          <table:table-cell table:formula="of:=[$'hp-log.calibrate.20250623-171745'.D713]/[$'hp-log.calibrate.20250623-171745'.E713]" office:value-type="float" office:value="2.048" calcext:value-type="float">
            <text:p>2.048</text:p>
          </table:table-cell>
          <table:table-cell table:formula="of:=[.B712]-[.B711]" office:value-type="float" office:value="0" calcext:value-type="float">
            <text:p>0</text:p>
          </table:table-cell>
          <table:table-cell table:formula="of:=[.C712]*[.D$2]+(1-[.D$2])*[.D711]" office:value-type="float" office:value="0.000145037210650624" calcext:value-type="float">
            <text:p>0.000145037210650624</text:p>
          </table:table-cell>
          <table:table-cell table:style-name="ce5" table:formula="of:=ABS([.D712]/[.B712])" office:value-type="percentage" office:value="0.0000708189505130002" calcext:value-type="percentage">
            <text:p>0.01%</text:p>
          </table:table-cell>
          <table:table-cell table:formula="of:=IF([.E712]&lt;[.F$2];1;0)" office:value-type="float" office:value="1" calcext:value-type="float">
            <text:p>1</text:p>
          </table:table-cell>
          <table:table-cell table:formula="of:=IF([.F712];[.G711]+[.F712];0)" office:value-type="float" office:value="4" calcext:value-type="float">
            <text:p>4</text:p>
          </table:table-cell>
          <table:table-cell table:formula="of:=IF([.G71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4]" office:value-type="float" office:value="1775.001" calcext:value-type="float">
            <text:p>1775.001</text:p>
          </table:table-cell>
          <table:table-cell table:formula="of:=[$'hp-log.calibrate.20250623-171745'.D714]/[$'hp-log.calibrate.20250623-171745'.E714]" office:value-type="float" office:value="2.048" calcext:value-type="float">
            <text:p>2.048</text:p>
          </table:table-cell>
          <table:table-cell table:formula="of:=[.B713]-[.B712]" office:value-type="float" office:value="0" calcext:value-type="float">
            <text:p>0</text:p>
          </table:table-cell>
          <table:table-cell table:formula="of:=[.C713]*[.D$2]+(1-[.D$2])*[.D712]" office:value-type="float" office:value="0.000130533489585562" calcext:value-type="float">
            <text:p>0.000130533489585562</text:p>
          </table:table-cell>
          <table:table-cell table:style-name="ce5" table:formula="of:=ABS([.D713]/[.B713])" office:value-type="percentage" office:value="0.0000637370554617002" calcext:value-type="percentage">
            <text:p>0.01%</text:p>
          </table:table-cell>
          <table:table-cell table:formula="of:=IF([.E713]&lt;[.F$2];1;0)" office:value-type="float" office:value="1" calcext:value-type="float">
            <text:p>1</text:p>
          </table:table-cell>
          <table:table-cell table:formula="of:=IF([.F713];[.G712]+[.F713];0)" office:value-type="float" office:value="5" calcext:value-type="float">
            <text:p>5</text:p>
          </table:table-cell>
          <table:table-cell table:formula="of:=IF([.G71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5]" office:value-type="float" office:value="1777.501" calcext:value-type="float">
            <text:p>1777.501</text:p>
          </table:table-cell>
          <table:table-cell table:formula="of:=[$'hp-log.calibrate.20250623-171745'.D715]/[$'hp-log.calibrate.20250623-171745'.E715]" office:value-type="float" office:value="2.048" calcext:value-type="float">
            <text:p>2.048</text:p>
          </table:table-cell>
          <table:table-cell table:formula="of:=[.B714]-[.B713]" office:value-type="float" office:value="0" calcext:value-type="float">
            <text:p>0</text:p>
          </table:table-cell>
          <table:table-cell table:formula="of:=[.C714]*[.D$2]+(1-[.D$2])*[.D713]" office:value-type="float" office:value="0.000117480140627006" calcext:value-type="float">
            <text:p>0.000117480140627006</text:p>
          </table:table-cell>
          <table:table-cell table:style-name="ce5" table:formula="of:=ABS([.D714]/[.B714])" office:value-type="percentage" office:value="0.0000573633499155302" calcext:value-type="percentage">
            <text:p>0.01%</text:p>
          </table:table-cell>
          <table:table-cell table:formula="of:=IF([.E714]&lt;[.F$2];1;0)" office:value-type="float" office:value="1" calcext:value-type="float">
            <text:p>1</text:p>
          </table:table-cell>
          <table:table-cell table:formula="of:=IF([.F714];[.G713]+[.F714];0)" office:value-type="float" office:value="6" calcext:value-type="float">
            <text:p>6</text:p>
          </table:table-cell>
          <table:table-cell table:formula="of:=IF([.G71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6]" office:value-type="float" office:value="1780.002" calcext:value-type="float">
            <text:p>1780.002</text:p>
          </table:table-cell>
          <table:table-cell table:formula="of:=[$'hp-log.calibrate.20250623-171745'.D716]/[$'hp-log.calibrate.20250623-171745'.E716]" office:value-type="float" office:value="2.048" calcext:value-type="float">
            <text:p>2.048</text:p>
          </table:table-cell>
          <table:table-cell table:formula="of:=[.B715]-[.B714]" office:value-type="float" office:value="0" calcext:value-type="float">
            <text:p>0</text:p>
          </table:table-cell>
          <table:table-cell table:formula="of:=[.C715]*[.D$2]+(1-[.D$2])*[.D714]" office:value-type="float" office:value="0.000105732126564305" calcext:value-type="float">
            <text:p>0.000105732126564305</text:p>
          </table:table-cell>
          <table:table-cell table:style-name="ce5" table:formula="of:=ABS([.D715]/[.B715])" office:value-type="percentage" office:value="0.0000516270149239771" calcext:value-type="percentage">
            <text:p>0.01%</text:p>
          </table:table-cell>
          <table:table-cell table:formula="of:=IF([.E715]&lt;[.F$2];1;0)" office:value-type="float" office:value="1" calcext:value-type="float">
            <text:p>1</text:p>
          </table:table-cell>
          <table:table-cell table:formula="of:=IF([.F715];[.G714]+[.F715];0)" office:value-type="float" office:value="7" calcext:value-type="float">
            <text:p>7</text:p>
          </table:table-cell>
          <table:table-cell table:formula="of:=IF([.G71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7]" office:value-type="float" office:value="1782.502" calcext:value-type="float">
            <text:p>1782.502</text:p>
          </table:table-cell>
          <table:table-cell table:formula="of:=[$'hp-log.calibrate.20250623-171745'.D717]/[$'hp-log.calibrate.20250623-171745'.E717]" office:value-type="float" office:value="2.048" calcext:value-type="float">
            <text:p>2.048</text:p>
          </table:table-cell>
          <table:table-cell table:formula="of:=[.B716]-[.B715]" office:value-type="float" office:value="0" calcext:value-type="float">
            <text:p>0</text:p>
          </table:table-cell>
          <table:table-cell table:formula="of:=[.C716]*[.D$2]+(1-[.D$2])*[.D715]" office:value-type="float" office:value="0.0000951589139078747" calcext:value-type="float">
            <text:p>9.51589139078747E-05</text:p>
          </table:table-cell>
          <table:table-cell table:style-name="ce5" table:formula="of:=ABS([.D716]/[.B716])" office:value-type="percentage" office:value="0.0000464643134315794" calcext:value-type="percentage">
            <text:p>0.00%</text:p>
          </table:table-cell>
          <table:table-cell table:formula="of:=IF([.E716]&lt;[.F$2];1;0)" office:value-type="float" office:value="1" calcext:value-type="float">
            <text:p>1</text:p>
          </table:table-cell>
          <table:table-cell table:formula="of:=IF([.F716];[.G715]+[.F716];0)" office:value-type="float" office:value="8" calcext:value-type="float">
            <text:p>8</text:p>
          </table:table-cell>
          <table:table-cell table:formula="of:=IF([.G71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8]" office:value-type="float" office:value="1785.001" calcext:value-type="float">
            <text:p>1785.001</text:p>
          </table:table-cell>
          <table:table-cell table:formula="of:=[$'hp-log.calibrate.20250623-171745'.D718]/[$'hp-log.calibrate.20250623-171745'.E718]" office:value-type="float" office:value="2.048" calcext:value-type="float">
            <text:p>2.048</text:p>
          </table:table-cell>
          <table:table-cell table:formula="of:=[.B717]-[.B716]" office:value-type="float" office:value="0" calcext:value-type="float">
            <text:p>0</text:p>
          </table:table-cell>
          <table:table-cell table:formula="of:=[.C717]*[.D$2]+(1-[.D$2])*[.D716]" office:value-type="float" office:value="0.0000856430225170872" calcext:value-type="float">
            <text:p>8.56430225170872E-05</text:p>
          </table:table-cell>
          <table:table-cell table:style-name="ce5" table:formula="of:=ABS([.D717]/[.B717])" office:value-type="percentage" office:value="0.0000418178820884215" calcext:value-type="percentage">
            <text:p>0.00%</text:p>
          </table:table-cell>
          <table:table-cell table:formula="of:=IF([.E717]&lt;[.F$2];1;0)" office:value-type="float" office:value="1" calcext:value-type="float">
            <text:p>1</text:p>
          </table:table-cell>
          <table:table-cell table:formula="of:=IF([.F717];[.G716]+[.F717];0)" office:value-type="float" office:value="9" calcext:value-type="float">
            <text:p>9</text:p>
          </table:table-cell>
          <table:table-cell table:formula="of:=IF([.G71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19]" office:value-type="float" office:value="1787.501" calcext:value-type="float">
            <text:p>1787.501</text:p>
          </table:table-cell>
          <table:table-cell table:formula="of:=[$'hp-log.calibrate.20250623-171745'.D719]/[$'hp-log.calibrate.20250623-171745'.E719]" office:value-type="float" office:value="2.048" calcext:value-type="float">
            <text:p>2.048</text:p>
          </table:table-cell>
          <table:table-cell table:formula="of:=[.B718]-[.B717]" office:value-type="float" office:value="0" calcext:value-type="float">
            <text:p>0</text:p>
          </table:table-cell>
          <table:table-cell table:formula="of:=[.C718]*[.D$2]+(1-[.D$2])*[.D717]" office:value-type="float" office:value="0.0000770787202653785" calcext:value-type="float">
            <text:p>7.70787202653785E-05</text:p>
          </table:table-cell>
          <table:table-cell table:style-name="ce5" table:formula="of:=ABS([.D718]/[.B718])" office:value-type="percentage" office:value="0.0000376360938795793" calcext:value-type="percentage">
            <text:p>0.00%</text:p>
          </table:table-cell>
          <table:table-cell table:formula="of:=IF([.E718]&lt;[.F$2];1;0)" office:value-type="float" office:value="1" calcext:value-type="float">
            <text:p>1</text:p>
          </table:table-cell>
          <table:table-cell table:formula="of:=IF([.F718];[.G717]+[.F718];0)" office:value-type="float" office:value="10" calcext:value-type="float">
            <text:p>10</text:p>
          </table:table-cell>
          <table:table-cell table:formula="of:=IF([.G71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0]" office:value-type="float" office:value="1790.002" calcext:value-type="float">
            <text:p>1790.002</text:p>
          </table:table-cell>
          <table:table-cell table:formula="of:=[$'hp-log.calibrate.20250623-171745'.D720]/[$'hp-log.calibrate.20250623-171745'.E720]" office:value-type="float" office:value="2.048" calcext:value-type="float">
            <text:p>2.048</text:p>
          </table:table-cell>
          <table:table-cell table:formula="of:=[.B719]-[.B718]" office:value-type="float" office:value="0" calcext:value-type="float">
            <text:p>0</text:p>
          </table:table-cell>
          <table:table-cell table:formula="of:=[.C719]*[.D$2]+(1-[.D$2])*[.D718]" office:value-type="float" office:value="0.0000693708482388406" calcext:value-type="float">
            <text:p>6.93708482388406E-05</text:p>
          </table:table-cell>
          <table:table-cell table:style-name="ce5" table:formula="of:=ABS([.D719]/[.B719])" office:value-type="percentage" office:value="0.0000338724844916214" calcext:value-type="percentage">
            <text:p>0.00%</text:p>
          </table:table-cell>
          <table:table-cell table:formula="of:=IF([.E719]&lt;[.F$2];1;0)" office:value-type="float" office:value="1" calcext:value-type="float">
            <text:p>1</text:p>
          </table:table-cell>
          <table:table-cell table:formula="of:=IF([.F719];[.G718]+[.F719];0)" office:value-type="float" office:value="11" calcext:value-type="float">
            <text:p>11</text:p>
          </table:table-cell>
          <table:table-cell table:formula="of:=IF([.G71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1]" office:value-type="float" office:value="1792.501" calcext:value-type="float">
            <text:p>1792.501</text:p>
          </table:table-cell>
          <table:table-cell table:formula="of:=[$'hp-log.calibrate.20250623-171745'.D721]/[$'hp-log.calibrate.20250623-171745'.E721]" office:value-type="float" office:value="2.048" calcext:value-type="float">
            <text:p>2.048</text:p>
          </table:table-cell>
          <table:table-cell table:formula="of:=[.B720]-[.B719]" office:value-type="float" office:value="0" calcext:value-type="float">
            <text:p>0</text:p>
          </table:table-cell>
          <table:table-cell table:formula="of:=[.C720]*[.D$2]+(1-[.D$2])*[.D719]" office:value-type="float" office:value="0.0000624337634149566" calcext:value-type="float">
            <text:p>6.24337634149566E-05</text:p>
          </table:table-cell>
          <table:table-cell table:style-name="ce5" table:formula="of:=ABS([.D720]/[.B720])" office:value-type="percentage" office:value="0.0000304852360424593" calcext:value-type="percentage">
            <text:p>0.00%</text:p>
          </table:table-cell>
          <table:table-cell table:formula="of:=IF([.E720]&lt;[.F$2];1;0)" office:value-type="float" office:value="1" calcext:value-type="float">
            <text:p>1</text:p>
          </table:table-cell>
          <table:table-cell table:formula="of:=IF([.F720];[.G719]+[.F720];0)" office:value-type="float" office:value="12" calcext:value-type="float">
            <text:p>12</text:p>
          </table:table-cell>
          <table:table-cell table:formula="of:=IF([.G72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2]" office:value-type="float" office:value="1795.001" calcext:value-type="float">
            <text:p>1795.001</text:p>
          </table:table-cell>
          <table:table-cell table:formula="of:=[$'hp-log.calibrate.20250623-171745'.D722]/[$'hp-log.calibrate.20250623-171745'.E722]" office:value-type="float" office:value="2.048" calcext:value-type="float">
            <text:p>2.048</text:p>
          </table:table-cell>
          <table:table-cell table:formula="of:=[.B721]-[.B720]" office:value-type="float" office:value="0" calcext:value-type="float">
            <text:p>0</text:p>
          </table:table-cell>
          <table:table-cell table:formula="of:=[.C721]*[.D$2]+(1-[.D$2])*[.D720]" office:value-type="float" office:value="0.0000561903870734609" calcext:value-type="float">
            <text:p>5.61903870734609E-05</text:p>
          </table:table-cell>
          <table:table-cell table:style-name="ce5" table:formula="of:=ABS([.D721]/[.B721])" office:value-type="percentage" office:value="0.0000274367124382133" calcext:value-type="percentage">
            <text:p>0.00%</text:p>
          </table:table-cell>
          <table:table-cell table:formula="of:=IF([.E721]&lt;[.F$2];1;0)" office:value-type="float" office:value="1" calcext:value-type="float">
            <text:p>1</text:p>
          </table:table-cell>
          <table:table-cell table:formula="of:=IF([.F721];[.G720]+[.F721];0)" office:value-type="float" office:value="13" calcext:value-type="float">
            <text:p>13</text:p>
          </table:table-cell>
          <table:table-cell table:formula="of:=IF([.G72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3]" office:value-type="float" office:value="1797.502" calcext:value-type="float">
            <text:p>1797.502</text:p>
          </table:table-cell>
          <table:table-cell table:formula="of:=[$'hp-log.calibrate.20250623-171745'.D723]/[$'hp-log.calibrate.20250623-171745'.E723]" office:value-type="float" office:value="2.048" calcext:value-type="float">
            <text:p>2.048</text:p>
          </table:table-cell>
          <table:table-cell table:formula="of:=[.B722]-[.B721]" office:value-type="float" office:value="0" calcext:value-type="float">
            <text:p>0</text:p>
          </table:table-cell>
          <table:table-cell table:formula="of:=[.C722]*[.D$2]+(1-[.D$2])*[.D721]" office:value-type="float" office:value="0.0000505713483661148" calcext:value-type="float">
            <text:p>5.05713483661148E-05</text:p>
          </table:table-cell>
          <table:table-cell table:style-name="ce5" table:formula="of:=ABS([.D722]/[.B722])" office:value-type="percentage" office:value="0.000024693041194392" calcext:value-type="percentage">
            <text:p>0.00%</text:p>
          </table:table-cell>
          <table:table-cell table:formula="of:=IF([.E722]&lt;[.F$2];1;0)" office:value-type="float" office:value="1" calcext:value-type="float">
            <text:p>1</text:p>
          </table:table-cell>
          <table:table-cell table:formula="of:=IF([.F722];[.G721]+[.F722];0)" office:value-type="float" office:value="14" calcext:value-type="float">
            <text:p>14</text:p>
          </table:table-cell>
          <table:table-cell table:formula="of:=IF([.G72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4]" office:value-type="float" office:value="1800.002" calcext:value-type="float">
            <text:p>1800.002</text:p>
          </table:table-cell>
          <table:table-cell table:formula="of:=[$'hp-log.calibrate.20250623-171745'.D724]/[$'hp-log.calibrate.20250623-171745'.E724]" office:value-type="float" office:value="2.048" calcext:value-type="float">
            <text:p>2.048</text:p>
          </table:table-cell>
          <table:table-cell table:formula="of:=[.B723]-[.B722]" office:value-type="float" office:value="0" calcext:value-type="float">
            <text:p>0</text:p>
          </table:table-cell>
          <table:table-cell table:formula="of:=[.C723]*[.D$2]+(1-[.D$2])*[.D722]" office:value-type="float" office:value="0.0000455142135295033" calcext:value-type="float">
            <text:p>4.55142135295033E-05</text:p>
          </table:table-cell>
          <table:table-cell table:style-name="ce5" table:formula="of:=ABS([.D723]/[.B723])" office:value-type="percentage" office:value="0.0000222237370749528" calcext:value-type="percentage">
            <text:p>0.00%</text:p>
          </table:table-cell>
          <table:table-cell table:formula="of:=IF([.E723]&lt;[.F$2];1;0)" office:value-type="float" office:value="1" calcext:value-type="float">
            <text:p>1</text:p>
          </table:table-cell>
          <table:table-cell table:formula="of:=IF([.F723];[.G722]+[.F723];0)" office:value-type="float" office:value="15" calcext:value-type="float">
            <text:p>15</text:p>
          </table:table-cell>
          <table:table-cell table:formula="of:=IF([.G72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5]" office:value-type="float" office:value="1802.502" calcext:value-type="float">
            <text:p>1802.502</text:p>
          </table:table-cell>
          <table:table-cell table:formula="of:=[$'hp-log.calibrate.20250623-171745'.D725]/[$'hp-log.calibrate.20250623-171745'.E725]" office:value-type="float" office:value="2.048" calcext:value-type="float">
            <text:p>2.048</text:p>
          </table:table-cell>
          <table:table-cell table:formula="of:=[.B724]-[.B723]" office:value-type="float" office:value="0" calcext:value-type="float">
            <text:p>0</text:p>
          </table:table-cell>
          <table:table-cell table:formula="of:=[.C724]*[.D$2]+(1-[.D$2])*[.D723]" office:value-type="float" office:value="0.000040962792176553" calcext:value-type="float">
            <text:p>4.0962792176553E-05</text:p>
          </table:table-cell>
          <table:table-cell table:style-name="ce5" table:formula="of:=ABS([.D724]/[.B724])" office:value-type="percentage" office:value="0.0000200013633674575" calcext:value-type="percentage">
            <text:p>0.00%</text:p>
          </table:table-cell>
          <table:table-cell table:formula="of:=IF([.E724]&lt;[.F$2];1;0)" office:value-type="float" office:value="1" calcext:value-type="float">
            <text:p>1</text:p>
          </table:table-cell>
          <table:table-cell table:formula="of:=IF([.F724];[.G723]+[.F724];0)" office:value-type="float" office:value="16" calcext:value-type="float">
            <text:p>16</text:p>
          </table:table-cell>
          <table:table-cell table:formula="of:=IF([.G72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6]" office:value-type="float" office:value="1805.002" calcext:value-type="float">
            <text:p>1805.002</text:p>
          </table:table-cell>
          <table:table-cell table:formula="of:=[$'hp-log.calibrate.20250623-171745'.D726]/[$'hp-log.calibrate.20250623-171745'.E726]" office:value-type="float" office:value="2.048" calcext:value-type="float">
            <text:p>2.048</text:p>
          </table:table-cell>
          <table:table-cell table:formula="of:=[.B725]-[.B724]" office:value-type="float" office:value="0" calcext:value-type="float">
            <text:p>0</text:p>
          </table:table-cell>
          <table:table-cell table:formula="of:=[.C725]*[.D$2]+(1-[.D$2])*[.D724]" office:value-type="float" office:value="0.0000368665129588977" calcext:value-type="float">
            <text:p>3.68665129588977E-05</text:p>
          </table:table-cell>
          <table:table-cell table:style-name="ce5" table:formula="of:=ABS([.D725]/[.B725])" office:value-type="percentage" office:value="0.0000180012270307118" calcext:value-type="percentage">
            <text:p>0.00%</text:p>
          </table:table-cell>
          <table:table-cell table:formula="of:=IF([.E725]&lt;[.F$2];1;0)" office:value-type="float" office:value="1" calcext:value-type="float">
            <text:p>1</text:p>
          </table:table-cell>
          <table:table-cell table:formula="of:=IF([.F725];[.G724]+[.F725];0)" office:value-type="float" office:value="17" calcext:value-type="float">
            <text:p>17</text:p>
          </table:table-cell>
          <table:table-cell table:formula="of:=IF([.G72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7]" office:value-type="float" office:value="1807.502" calcext:value-type="float">
            <text:p>1807.502</text:p>
          </table:table-cell>
          <table:table-cell table:formula="of:=[$'hp-log.calibrate.20250623-171745'.D727]/[$'hp-log.calibrate.20250623-171745'.E727]" office:value-type="float" office:value="2.048" calcext:value-type="float">
            <text:p>2.048</text:p>
          </table:table-cell>
          <table:table-cell table:formula="of:=[.B726]-[.B725]" office:value-type="float" office:value="0" calcext:value-type="float">
            <text:p>0</text:p>
          </table:table-cell>
          <table:table-cell table:formula="of:=[.C726]*[.D$2]+(1-[.D$2])*[.D725]" office:value-type="float" office:value="0.0000331798616630079" calcext:value-type="float">
            <text:p>3.31798616630079E-05</text:p>
          </table:table-cell>
          <table:table-cell table:style-name="ce5" table:formula="of:=ABS([.D726]/[.B726])" office:value-type="percentage" office:value="0.0000162011043276406" calcext:value-type="percentage">
            <text:p>0.00%</text:p>
          </table:table-cell>
          <table:table-cell table:formula="of:=IF([.E726]&lt;[.F$2];1;0)" office:value-type="float" office:value="1" calcext:value-type="float">
            <text:p>1</text:p>
          </table:table-cell>
          <table:table-cell table:formula="of:=IF([.F726];[.G725]+[.F726];0)" office:value-type="float" office:value="18" calcext:value-type="float">
            <text:p>18</text:p>
          </table:table-cell>
          <table:table-cell table:formula="of:=IF([.G72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28]" office:value-type="float" office:value="1810.002" calcext:value-type="float">
            <text:p>1810.002</text:p>
          </table:table-cell>
          <table:table-cell table:formula="of:=[$'hp-log.calibrate.20250623-171745'.D728]/[$'hp-log.calibrate.20250623-171745'.E728]" office:value-type="float" office:value="2.05347593582888" calcext:value-type="float">
            <text:p>2.05347593582888</text:p>
          </table:table-cell>
          <table:table-cell table:formula="of:=[.B727]-[.B726]" office:value-type="float" office:value="0.00547593582887673" calcext:value-type="float">
            <text:p>0.00547593582887673</text:p>
          </table:table-cell>
          <table:table-cell table:formula="of:=[.C727]*[.D$2]+(1-[.D$2])*[.D726]" office:value-type="float" office:value="0.00057745545838438" calcext:value-type="float">
            <text:p>0.00057745545838438</text:p>
          </table:table-cell>
          <table:table-cell table:style-name="ce5" table:formula="of:=ABS([.D727]/[.B727])" office:value-type="percentage" office:value="0.000281208777911144" calcext:value-type="percentage">
            <text:p>0.03%</text:p>
          </table:table-cell>
          <table:table-cell table:formula="of:=IF([.E727]&lt;[.F$2];1;0)" office:value-type="float" office:value="0" calcext:value-type="float">
            <text:p>0</text:p>
          </table:table-cell>
          <table:table-cell table:formula="of:=IF([.F727];[.G726]+[.F727];0)" office:value-type="float" office:value="0" calcext:value-type="float">
            <text:p>0</text:p>
          </table:table-cell>
          <table:table-cell table:formula="of:=IF([.G7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29]" office:value-type="float" office:value="1812.502" calcext:value-type="float">
            <text:p>1812.502</text:p>
          </table:table-cell>
          <table:table-cell table:formula="of:=[$'hp-log.calibrate.20250623-171745'.D729]/[$'hp-log.calibrate.20250623-171745'.E729]" office:value-type="float" office:value="2.05066666666667" calcext:value-type="float">
            <text:p>2.05066666666667</text:p>
          </table:table-cell>
          <table:table-cell table:formula="of:=[.B728]-[.B727]" office:value-type="float" office:value="-0.00280926916220992" calcext:value-type="float">
            <text:p>-0.00280926916220992</text:p>
          </table:table-cell>
          <table:table-cell table:formula="of:=[.C728]*[.D$2]+(1-[.D$2])*[.D727]" office:value-type="float" office:value="0.000238782996324951" calcext:value-type="float">
            <text:p>0.000238782996324951</text:p>
          </table:table-cell>
          <table:table-cell table:style-name="ce5" table:formula="of:=ABS([.D728]/[.B728])" office:value-type="percentage" office:value="0.000116441643201374" calcext:value-type="percentage">
            <text:p>0.01%</text:p>
          </table:table-cell>
          <table:table-cell table:formula="of:=IF([.E728]&lt;[.F$2];1;0)" office:value-type="float" office:value="0" calcext:value-type="float">
            <text:p>0</text:p>
          </table:table-cell>
          <table:table-cell table:formula="of:=IF([.F728];[.G727]+[.F728];0)" office:value-type="float" office:value="0" calcext:value-type="float">
            <text:p>0</text:p>
          </table:table-cell>
          <table:table-cell table:formula="of:=IF([.G7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0]" office:value-type="float" office:value="1815.002" calcext:value-type="float">
            <text:p>1815.002</text:p>
          </table:table-cell>
          <table:table-cell table:formula="of:=[$'hp-log.calibrate.20250623-171745'.D730]/[$'hp-log.calibrate.20250623-171745'.E730]" office:value-type="float" office:value="2.05066666666667" calcext:value-type="float">
            <text:p>2.05066666666667</text:p>
          </table:table-cell>
          <table:table-cell table:formula="of:=[.B729]-[.B728]" office:value-type="float" office:value="0" calcext:value-type="float">
            <text:p>0</text:p>
          </table:table-cell>
          <table:table-cell table:formula="of:=[.C729]*[.D$2]+(1-[.D$2])*[.D728]" office:value-type="float" office:value="0.000214904696692456" calcext:value-type="float">
            <text:p>0.000214904696692456</text:p>
          </table:table-cell>
          <table:table-cell table:style-name="ce5" table:formula="of:=ABS([.D729]/[.B729])" office:value-type="percentage" office:value="0.000104797478881237" calcext:value-type="percentage">
            <text:p>0.01%</text:p>
          </table:table-cell>
          <table:table-cell table:formula="of:=IF([.E729]&lt;[.F$2];1;0)" office:value-type="float" office:value="0" calcext:value-type="float">
            <text:p>0</text:p>
          </table:table-cell>
          <table:table-cell table:formula="of:=IF([.F729];[.G728]+[.F729];0)" office:value-type="float" office:value="0" calcext:value-type="float">
            <text:p>0</text:p>
          </table:table-cell>
          <table:table-cell table:formula="of:=IF([.G7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1]" office:value-type="float" office:value="1817.501" calcext:value-type="float">
            <text:p>1817.501</text:p>
          </table:table-cell>
          <table:table-cell table:formula="of:=[$'hp-log.calibrate.20250623-171745'.D731]/[$'hp-log.calibrate.20250623-171745'.E731]" office:value-type="float" office:value="2.05333333333333" calcext:value-type="float">
            <text:p>2.05333333333333</text:p>
          </table:table-cell>
          <table:table-cell table:formula="of:=[.B730]-[.B729]" office:value-type="float" office:value="0.00266666666666637" calcext:value-type="float">
            <text:p>0.00266666666666637</text:p>
          </table:table-cell>
          <table:table-cell table:formula="of:=[.C730]*[.D$2]+(1-[.D$2])*[.D729]" office:value-type="float" office:value="0.000460080893689847" calcext:value-type="float">
            <text:p>0.000460080893689847</text:p>
          </table:table-cell>
          <table:table-cell table:style-name="ce5" table:formula="of:=ABS([.D730]/[.B730])" office:value-type="percentage" office:value="0.000224065370303497" calcext:value-type="percentage">
            <text:p>0.02%</text:p>
          </table:table-cell>
          <table:table-cell table:formula="of:=IF([.E730]&lt;[.F$2];1;0)" office:value-type="float" office:value="0" calcext:value-type="float">
            <text:p>0</text:p>
          </table:table-cell>
          <table:table-cell table:formula="of:=IF([.F730];[.G729]+[.F730];0)" office:value-type="float" office:value="0" calcext:value-type="float">
            <text:p>0</text:p>
          </table:table-cell>
          <table:table-cell table:formula="of:=IF([.G7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2]" office:value-type="float" office:value="1820.002" calcext:value-type="float">
            <text:p>1820.002</text:p>
          </table:table-cell>
          <table:table-cell table:formula="of:=[$'hp-log.calibrate.20250623-171745'.D732]/[$'hp-log.calibrate.20250623-171745'.E732]" office:value-type="float" office:value="2.05066666666667" calcext:value-type="float">
            <text:p>2.05066666666667</text:p>
          </table:table-cell>
          <table:table-cell table:formula="of:=[.B731]-[.B730]" office:value-type="float" office:value="-0.00266666666666637" calcext:value-type="float">
            <text:p>-0.00266666666666637</text:p>
          </table:table-cell>
          <table:table-cell table:formula="of:=[.C731]*[.D$2]+(1-[.D$2])*[.D730]" office:value-type="float" office:value="0.000147406137654225" calcext:value-type="float">
            <text:p>0.000147406137654225</text:p>
          </table:table-cell>
          <table:table-cell table:style-name="ce5" table:formula="of:=ABS([.D731]/[.B731])" office:value-type="percentage" office:value="0.0000718820567234519" calcext:value-type="percentage">
            <text:p>0.01%</text:p>
          </table:table-cell>
          <table:table-cell table:formula="of:=IF([.E731]&lt;[.F$2];1;0)" office:value-type="float" office:value="1" calcext:value-type="float">
            <text:p>1</text:p>
          </table:table-cell>
          <table:table-cell table:formula="of:=IF([.F731];[.G730]+[.F731];0)" office:value-type="float" office:value="1" calcext:value-type="float">
            <text:p>1</text:p>
          </table:table-cell>
          <table:table-cell table:formula="of:=IF([.G7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3]" office:value-type="float" office:value="1822.502" calcext:value-type="float">
            <text:p>1822.502</text:p>
          </table:table-cell>
          <table:table-cell table:formula="of:=[$'hp-log.calibrate.20250623-171745'.D733]/[$'hp-log.calibrate.20250623-171745'.E733]" office:value-type="float" office:value="2.05066666666667" calcext:value-type="float">
            <text:p>2.05066666666667</text:p>
          </table:table-cell>
          <table:table-cell table:formula="of:=[.B732]-[.B731]" office:value-type="float" office:value="0" calcext:value-type="float">
            <text:p>0</text:p>
          </table:table-cell>
          <table:table-cell table:formula="of:=[.C732]*[.D$2]+(1-[.D$2])*[.D731]" office:value-type="float" office:value="0.000132665523888803" calcext:value-type="float">
            <text:p>0.000132665523888803</text:p>
          </table:table-cell>
          <table:table-cell table:style-name="ce5" table:formula="of:=ABS([.D732]/[.B732])" office:value-type="percentage" office:value="0.0000646938510511067" calcext:value-type="percentage">
            <text:p>0.01%</text:p>
          </table:table-cell>
          <table:table-cell table:formula="of:=IF([.E732]&lt;[.F$2];1;0)" office:value-type="float" office:value="1" calcext:value-type="float">
            <text:p>1</text:p>
          </table:table-cell>
          <table:table-cell table:formula="of:=IF([.F732];[.G731]+[.F732];0)" office:value-type="float" office:value="2" calcext:value-type="float">
            <text:p>2</text:p>
          </table:table-cell>
          <table:table-cell table:formula="of:=IF([.G7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4]" office:value-type="float" office:value="1825.002" calcext:value-type="float">
            <text:p>1825.002</text:p>
          </table:table-cell>
          <table:table-cell table:formula="of:=[$'hp-log.calibrate.20250623-171745'.D734]/[$'hp-log.calibrate.20250623-171745'.E734]" office:value-type="float" office:value="2.05333333333333" calcext:value-type="float">
            <text:p>2.05333333333333</text:p>
          </table:table-cell>
          <table:table-cell table:formula="of:=[.B733]-[.B732]" office:value-type="float" office:value="0.00266666666666637" calcext:value-type="float">
            <text:p>0.00266666666666637</text:p>
          </table:table-cell>
          <table:table-cell table:formula="of:=[.C733]*[.D$2]+(1-[.D$2])*[.D732]" office:value-type="float" office:value="0.00038606563816656" calcext:value-type="float">
            <text:p>0.00038606563816656</text:p>
          </table:table-cell>
          <table:table-cell table:style-name="ce5" table:formula="of:=ABS([.D733]/[.B733])" office:value-type="percentage" office:value="0.000188018979626571" calcext:value-type="percentage">
            <text:p>0.02%</text:p>
          </table:table-cell>
          <table:table-cell table:formula="of:=IF([.E733]&lt;[.F$2];1;0)" office:value-type="float" office:value="0" calcext:value-type="float">
            <text:p>0</text:p>
          </table:table-cell>
          <table:table-cell table:formula="of:=IF([.F733];[.G732]+[.F733];0)" office:value-type="float" office:value="0" calcext:value-type="float">
            <text:p>0</text:p>
          </table:table-cell>
          <table:table-cell table:formula="of:=IF([.G7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5]" office:value-type="float" office:value="1827.501" calcext:value-type="float">
            <text:p>1827.501</text:p>
          </table:table-cell>
          <table:table-cell table:formula="of:=[$'hp-log.calibrate.20250623-171745'.D735]/[$'hp-log.calibrate.20250623-171745'.E735]" office:value-type="float" office:value="2.05066666666667" calcext:value-type="float">
            <text:p>2.05066666666667</text:p>
          </table:table-cell>
          <table:table-cell table:formula="of:=[.B734]-[.B733]" office:value-type="float" office:value="-0.00266666666666637" calcext:value-type="float">
            <text:p>-0.00266666666666637</text:p>
          </table:table-cell>
          <table:table-cell table:formula="of:=[.C734]*[.D$2]+(1-[.D$2])*[.D733]" office:value-type="float" office:value="0.0000807924076832666" calcext:value-type="float">
            <text:p>8.07924076832666E-05</text:p>
          </table:table-cell>
          <table:table-cell table:style-name="ce5" table:formula="of:=ABS([.D734]/[.B734])" office:value-type="percentage" office:value="0.0000393981181810468" calcext:value-type="percentage">
            <text:p>0.00%</text:p>
          </table:table-cell>
          <table:table-cell table:formula="of:=IF([.E734]&lt;[.F$2];1;0)" office:value-type="float" office:value="1" calcext:value-type="float">
            <text:p>1</text:p>
          </table:table-cell>
          <table:table-cell table:formula="of:=IF([.F734];[.G733]+[.F734];0)" office:value-type="float" office:value="1" calcext:value-type="float">
            <text:p>1</text:p>
          </table:table-cell>
          <table:table-cell table:formula="of:=IF([.G7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6]" office:value-type="float" office:value="1830.001" calcext:value-type="float">
            <text:p>1830.001</text:p>
          </table:table-cell>
          <table:table-cell table:formula="of:=[$'hp-log.calibrate.20250623-171745'.D736]/[$'hp-log.calibrate.20250623-171745'.E736]" office:value-type="float" office:value="2.05066666666667" calcext:value-type="float">
            <text:p>2.05066666666667</text:p>
          </table:table-cell>
          <table:table-cell table:formula="of:=[.B735]-[.B734]" office:value-type="float" office:value="0" calcext:value-type="float">
            <text:p>0</text:p>
          </table:table-cell>
          <table:table-cell table:formula="of:=[.C735]*[.D$2]+(1-[.D$2])*[.D734]" office:value-type="float" office:value="0.0000727131669149399" calcext:value-type="float">
            <text:p>7.27131669149399E-05</text:p>
          </table:table-cell>
          <table:table-cell table:style-name="ce5" table:formula="of:=ABS([.D735]/[.B735])" office:value-type="percentage" office:value="0.0000354583063629421" calcext:value-type="percentage">
            <text:p>0.00%</text:p>
          </table:table-cell>
          <table:table-cell table:formula="of:=IF([.E735]&lt;[.F$2];1;0)" office:value-type="float" office:value="1" calcext:value-type="float">
            <text:p>1</text:p>
          </table:table-cell>
          <table:table-cell table:formula="of:=IF([.F735];[.G734]+[.F735];0)" office:value-type="float" office:value="2" calcext:value-type="float">
            <text:p>2</text:p>
          </table:table-cell>
          <table:table-cell table:formula="of:=IF([.G7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7]" office:value-type="float" office:value="1832.501" calcext:value-type="float">
            <text:p>1832.501</text:p>
          </table:table-cell>
          <table:table-cell table:formula="of:=[$'hp-log.calibrate.20250623-171745'.D737]/[$'hp-log.calibrate.20250623-171745'.E737]" office:value-type="float" office:value="2.05066666666667" calcext:value-type="float">
            <text:p>2.05066666666667</text:p>
          </table:table-cell>
          <table:table-cell table:formula="of:=[.B736]-[.B735]" office:value-type="float" office:value="0" calcext:value-type="float">
            <text:p>0</text:p>
          </table:table-cell>
          <table:table-cell table:formula="of:=[.C736]*[.D$2]+(1-[.D$2])*[.D735]" office:value-type="float" office:value="0.0000654418502234459" calcext:value-type="float">
            <text:p>6.54418502234459E-05</text:p>
          </table:table-cell>
          <table:table-cell table:style-name="ce5" table:formula="of:=ABS([.D736]/[.B736])" office:value-type="percentage" office:value="0.0000319124757266479" calcext:value-type="percentage">
            <text:p>0.00%</text:p>
          </table:table-cell>
          <table:table-cell table:formula="of:=IF([.E736]&lt;[.F$2];1;0)" office:value-type="float" office:value="1" calcext:value-type="float">
            <text:p>1</text:p>
          </table:table-cell>
          <table:table-cell table:formula="of:=IF([.F736];[.G735]+[.F736];0)" office:value-type="float" office:value="3" calcext:value-type="float">
            <text:p>3</text:p>
          </table:table-cell>
          <table:table-cell table:formula="of:=IF([.G7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8]" office:value-type="float" office:value="1835.001" calcext:value-type="float">
            <text:p>1835.001</text:p>
          </table:table-cell>
          <table:table-cell table:formula="of:=[$'hp-log.calibrate.20250623-171745'.D738]/[$'hp-log.calibrate.20250623-171745'.E738]" office:value-type="float" office:value="2.05066666666667" calcext:value-type="float">
            <text:p>2.05066666666667</text:p>
          </table:table-cell>
          <table:table-cell table:formula="of:=[.B737]-[.B736]" office:value-type="float" office:value="0" calcext:value-type="float">
            <text:p>0</text:p>
          </table:table-cell>
          <table:table-cell table:formula="of:=[.C737]*[.D$2]+(1-[.D$2])*[.D736]" office:value-type="float" office:value="0.0000588976652011014" calcext:value-type="float">
            <text:p>5.88976652011014E-05</text:p>
          </table:table-cell>
          <table:table-cell table:style-name="ce5" table:formula="of:=ABS([.D737]/[.B737])" office:value-type="percentage" office:value="0.0000287212281539831" calcext:value-type="percentage">
            <text:p>0.00%</text:p>
          </table:table-cell>
          <table:table-cell table:formula="of:=IF([.E737]&lt;[.F$2];1;0)" office:value-type="float" office:value="1" calcext:value-type="float">
            <text:p>1</text:p>
          </table:table-cell>
          <table:table-cell table:formula="of:=IF([.F737];[.G736]+[.F737];0)" office:value-type="float" office:value="4" calcext:value-type="float">
            <text:p>4</text:p>
          </table:table-cell>
          <table:table-cell table:formula="of:=IF([.G7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39]" office:value-type="float" office:value="1837.502" calcext:value-type="float">
            <text:p>1837.502</text:p>
          </table:table-cell>
          <table:table-cell table:formula="of:=[$'hp-log.calibrate.20250623-171745'.D739]/[$'hp-log.calibrate.20250623-171745'.E739]" office:value-type="float" office:value="2.05066666666667" calcext:value-type="float">
            <text:p>2.05066666666667</text:p>
          </table:table-cell>
          <table:table-cell table:formula="of:=[.B738]-[.B737]" office:value-type="float" office:value="0" calcext:value-type="float">
            <text:p>0</text:p>
          </table:table-cell>
          <table:table-cell table:formula="of:=[.C738]*[.D$2]+(1-[.D$2])*[.D737]" office:value-type="float" office:value="0.0000530078986809912" calcext:value-type="float">
            <text:p>5.30078986809912E-05</text:p>
          </table:table-cell>
          <table:table-cell table:style-name="ce5" table:formula="of:=ABS([.D738]/[.B738])" office:value-type="percentage" office:value="0.0000258491053385848" calcext:value-type="percentage">
            <text:p>0.00%</text:p>
          </table:table-cell>
          <table:table-cell table:formula="of:=IF([.E738]&lt;[.F$2];1;0)" office:value-type="float" office:value="1" calcext:value-type="float">
            <text:p>1</text:p>
          </table:table-cell>
          <table:table-cell table:formula="of:=IF([.F738];[.G737]+[.F738];0)" office:value-type="float" office:value="5" calcext:value-type="float">
            <text:p>5</text:p>
          </table:table-cell>
          <table:table-cell table:formula="of:=IF([.G7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0]" office:value-type="float" office:value="1840.002" calcext:value-type="float">
            <text:p>1840.002</text:p>
          </table:table-cell>
          <table:table-cell table:formula="of:=[$'hp-log.calibrate.20250623-171745'.D740]/[$'hp-log.calibrate.20250623-171745'.E740]" office:value-type="float" office:value="2.05066666666667" calcext:value-type="float">
            <text:p>2.05066666666667</text:p>
          </table:table-cell>
          <table:table-cell table:formula="of:=[.B739]-[.B738]" office:value-type="float" office:value="0" calcext:value-type="float">
            <text:p>0</text:p>
          </table:table-cell>
          <table:table-cell table:formula="of:=[.C739]*[.D$2]+(1-[.D$2])*[.D738]" office:value-type="float" office:value="0.0000477071088128921" calcext:value-type="float">
            <text:p>4.77071088128921E-05</text:p>
          </table:table-cell>
          <table:table-cell table:style-name="ce5" table:formula="of:=ABS([.D739]/[.B739])" office:value-type="percentage" office:value="0.0000232641948047263" calcext:value-type="percentage">
            <text:p>0.00%</text:p>
          </table:table-cell>
          <table:table-cell table:formula="of:=IF([.E739]&lt;[.F$2];1;0)" office:value-type="float" office:value="1" calcext:value-type="float">
            <text:p>1</text:p>
          </table:table-cell>
          <table:table-cell table:formula="of:=IF([.F739];[.G738]+[.F739];0)" office:value-type="float" office:value="6" calcext:value-type="float">
            <text:p>6</text:p>
          </table:table-cell>
          <table:table-cell table:formula="of:=IF([.G7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1]" office:value-type="float" office:value="1842.502" calcext:value-type="float">
            <text:p>1842.502</text:p>
          </table:table-cell>
          <table:table-cell table:formula="of:=[$'hp-log.calibrate.20250623-171745'.D741]/[$'hp-log.calibrate.20250623-171745'.E741]" office:value-type="float" office:value="2.05066666666667" calcext:value-type="float">
            <text:p>2.05066666666667</text:p>
          </table:table-cell>
          <table:table-cell table:formula="of:=[.B740]-[.B739]" office:value-type="float" office:value="0" calcext:value-type="float">
            <text:p>0</text:p>
          </table:table-cell>
          <table:table-cell table:formula="of:=[.C740]*[.D$2]+(1-[.D$2])*[.D739]" office:value-type="float" office:value="0.0000429363979316029" calcext:value-type="float">
            <text:p>4.29363979316029E-05</text:p>
          </table:table-cell>
          <table:table-cell table:style-name="ce5" table:formula="of:=ABS([.D740]/[.B740])" office:value-type="percentage" office:value="0.0000209377753242537" calcext:value-type="percentage">
            <text:p>0.00%</text:p>
          </table:table-cell>
          <table:table-cell table:formula="of:=IF([.E740]&lt;[.F$2];1;0)" office:value-type="float" office:value="1" calcext:value-type="float">
            <text:p>1</text:p>
          </table:table-cell>
          <table:table-cell table:formula="of:=IF([.F740];[.G739]+[.F740];0)" office:value-type="float" office:value="7" calcext:value-type="float">
            <text:p>7</text:p>
          </table:table-cell>
          <table:table-cell table:formula="of:=IF([.G7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2]" office:value-type="float" office:value="1845.001" calcext:value-type="float">
            <text:p>1845.001</text:p>
          </table:table-cell>
          <table:table-cell table:formula="of:=[$'hp-log.calibrate.20250623-171745'.D742]/[$'hp-log.calibrate.20250623-171745'.E742]" office:value-type="float" office:value="2.05066666666667" calcext:value-type="float">
            <text:p>2.05066666666667</text:p>
          </table:table-cell>
          <table:table-cell table:formula="of:=[.B741]-[.B740]" office:value-type="float" office:value="0" calcext:value-type="float">
            <text:p>0</text:p>
          </table:table-cell>
          <table:table-cell table:formula="of:=[.C741]*[.D$2]+(1-[.D$2])*[.D740]" office:value-type="float" office:value="0.0000386427581384426" calcext:value-type="float">
            <text:p>3.86427581384426E-05</text:p>
          </table:table-cell>
          <table:table-cell table:style-name="ce5" table:formula="of:=ABS([.D741]/[.B741])" office:value-type="percentage" office:value="0.0000188439977918283" calcext:value-type="percentage">
            <text:p>0.00%</text:p>
          </table:table-cell>
          <table:table-cell table:formula="of:=IF([.E741]&lt;[.F$2];1;0)" office:value-type="float" office:value="1" calcext:value-type="float">
            <text:p>1</text:p>
          </table:table-cell>
          <table:table-cell table:formula="of:=IF([.F741];[.G740]+[.F741];0)" office:value-type="float" office:value="8" calcext:value-type="float">
            <text:p>8</text:p>
          </table:table-cell>
          <table:table-cell table:formula="of:=IF([.G7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3]" office:value-type="float" office:value="1847.501" calcext:value-type="float">
            <text:p>1847.501</text:p>
          </table:table-cell>
          <table:table-cell table:formula="of:=[$'hp-log.calibrate.20250623-171745'.D743]/[$'hp-log.calibrate.20250623-171745'.E743]" office:value-type="float" office:value="2.05614973262032" calcext:value-type="float">
            <text:p>2.05614973262032</text:p>
          </table:table-cell>
          <table:table-cell table:formula="of:=[.B742]-[.B741]" office:value-type="float" office:value="0.005483065953654" calcext:value-type="float">
            <text:p>0.005483065953654</text:p>
          </table:table-cell>
          <table:table-cell table:formula="of:=[.C742]*[.D$2]+(1-[.D$2])*[.D741]" office:value-type="float" office:value="0.000583085077689998" calcext:value-type="float">
            <text:p>0.000583085077689998</text:p>
          </table:table-cell>
          <table:table-cell table:style-name="ce5" table:formula="of:=ABS([.D742]/[.B742])" office:value-type="percentage" office:value="0.000283581039084602" calcext:value-type="percentage">
            <text:p>0.03%</text:p>
          </table:table-cell>
          <table:table-cell table:formula="of:=IF([.E742]&lt;[.F$2];1;0)" office:value-type="float" office:value="0" calcext:value-type="float">
            <text:p>0</text:p>
          </table:table-cell>
          <table:table-cell table:formula="of:=IF([.F742];[.G741]+[.F742];0)" office:value-type="float" office:value="0" calcext:value-type="float">
            <text:p>0</text:p>
          </table:table-cell>
          <table:table-cell table:formula="of:=IF([.G7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4]" office:value-type="float" office:value="1850.002" calcext:value-type="float">
            <text:p>1850.002</text:p>
          </table:table-cell>
          <table:table-cell table:formula="of:=[$'hp-log.calibrate.20250623-171745'.D744]/[$'hp-log.calibrate.20250623-171745'.E744]" office:value-type="float" office:value="2.056" calcext:value-type="float">
            <text:p>2.056</text:p>
          </table:table-cell>
          <table:table-cell table:formula="of:=[.B743]-[.B742]" office:value-type="float" office:value="-0.000149732620320808" calcext:value-type="float">
            <text:p>-0.000149732620320808</text:p>
          </table:table-cell>
          <table:table-cell table:formula="of:=[.C743]*[.D$2]+(1-[.D$2])*[.D742]" office:value-type="float" office:value="0.000509803307888918" calcext:value-type="float">
            <text:p>0.000509803307888918</text:p>
          </table:table-cell>
          <table:table-cell table:style-name="ce5" table:formula="of:=ABS([.D743]/[.B743])" office:value-type="percentage" office:value="0.000247958807338968" calcext:value-type="percentage">
            <text:p>0.02%</text:p>
          </table:table-cell>
          <table:table-cell table:formula="of:=IF([.E743]&lt;[.F$2];1;0)" office:value-type="float" office:value="0" calcext:value-type="float">
            <text:p>0</text:p>
          </table:table-cell>
          <table:table-cell table:formula="of:=IF([.F743];[.G742]+[.F743];0)" office:value-type="float" office:value="0" calcext:value-type="float">
            <text:p>0</text:p>
          </table:table-cell>
          <table:table-cell table:formula="of:=IF([.G7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5]" office:value-type="float" office:value="1852.501" calcext:value-type="float">
            <text:p>1852.501</text:p>
          </table:table-cell>
          <table:table-cell table:formula="of:=[$'hp-log.calibrate.20250623-171745'.D745]/[$'hp-log.calibrate.20250623-171745'.E745]" office:value-type="float" office:value="2.056" calcext:value-type="float">
            <text:p>2.056</text:p>
          </table:table-cell>
          <table:table-cell table:formula="of:=[.B744]-[.B743]" office:value-type="float" office:value="0" calcext:value-type="float">
            <text:p>0</text:p>
          </table:table-cell>
          <table:table-cell table:formula="of:=[.C744]*[.D$2]+(1-[.D$2])*[.D743]" office:value-type="float" office:value="0.000458822977100026" calcext:value-type="float">
            <text:p>0.000458822977100026</text:p>
          </table:table-cell>
          <table:table-cell table:style-name="ce5" table:formula="of:=ABS([.D744]/[.B744])" office:value-type="percentage" office:value="0.000223162926605071" calcext:value-type="percentage">
            <text:p>0.02%</text:p>
          </table:table-cell>
          <table:table-cell table:formula="of:=IF([.E744]&lt;[.F$2];1;0)" office:value-type="float" office:value="0" calcext:value-type="float">
            <text:p>0</text:p>
          </table:table-cell>
          <table:table-cell table:formula="of:=IF([.F744];[.G743]+[.F744];0)" office:value-type="float" office:value="0" calcext:value-type="float">
            <text:p>0</text:p>
          </table:table-cell>
          <table:table-cell table:formula="of:=IF([.G7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6]" office:value-type="float" office:value="1855.002" calcext:value-type="float">
            <text:p>1855.002</text:p>
          </table:table-cell>
          <table:table-cell table:formula="of:=[$'hp-log.calibrate.20250623-171745'.D746]/[$'hp-log.calibrate.20250623-171745'.E746]" office:value-type="float" office:value="2.056" calcext:value-type="float">
            <text:p>2.056</text:p>
          </table:table-cell>
          <table:table-cell table:formula="of:=[.B745]-[.B744]" office:value-type="float" office:value="0" calcext:value-type="float">
            <text:p>0</text:p>
          </table:table-cell>
          <table:table-cell table:formula="of:=[.C745]*[.D$2]+(1-[.D$2])*[.D744]" office:value-type="float" office:value="0.000412940679390023" calcext:value-type="float">
            <text:p>0.000412940679390023</text:p>
          </table:table-cell>
          <table:table-cell table:style-name="ce5" table:formula="of:=ABS([.D745]/[.B745])" office:value-type="percentage" office:value="0.000200846633944564" calcext:value-type="percentage">
            <text:p>0.02%</text:p>
          </table:table-cell>
          <table:table-cell table:formula="of:=IF([.E745]&lt;[.F$2];1;0)" office:value-type="float" office:value="0" calcext:value-type="float">
            <text:p>0</text:p>
          </table:table-cell>
          <table:table-cell table:formula="of:=IF([.F745];[.G744]+[.F745];0)" office:value-type="float" office:value="0" calcext:value-type="float">
            <text:p>0</text:p>
          </table:table-cell>
          <table:table-cell table:formula="of:=IF([.G74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7]" office:value-type="float" office:value="1857.501" calcext:value-type="float">
            <text:p>1857.501</text:p>
          </table:table-cell>
          <table:table-cell table:formula="of:=[$'hp-log.calibrate.20250623-171745'.D747]/[$'hp-log.calibrate.20250623-171745'.E747]" office:value-type="float" office:value="2.056" calcext:value-type="float">
            <text:p>2.056</text:p>
          </table:table-cell>
          <table:table-cell table:formula="of:=[.B746]-[.B745]" office:value-type="float" office:value="0" calcext:value-type="float">
            <text:p>0</text:p>
          </table:table-cell>
          <table:table-cell table:formula="of:=[.C746]*[.D$2]+(1-[.D$2])*[.D745]" office:value-type="float" office:value="0.000371646611451021" calcext:value-type="float">
            <text:p>0.000371646611451021</text:p>
          </table:table-cell>
          <table:table-cell table:style-name="ce5" table:formula="of:=ABS([.D746]/[.B746])" office:value-type="percentage" office:value="0.000180761970550107" calcext:value-type="percentage">
            <text:p>0.02%</text:p>
          </table:table-cell>
          <table:table-cell table:formula="of:=IF([.E746]&lt;[.F$2];1;0)" office:value-type="float" office:value="0" calcext:value-type="float">
            <text:p>0</text:p>
          </table:table-cell>
          <table:table-cell table:formula="of:=IF([.F746];[.G745]+[.F746];0)" office:value-type="float" office:value="0" calcext:value-type="float">
            <text:p>0</text:p>
          </table:table-cell>
          <table:table-cell table:formula="of:=IF([.G74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8]" office:value-type="float" office:value="1860.002" calcext:value-type="float">
            <text:p>1860.002</text:p>
          </table:table-cell>
          <table:table-cell table:formula="of:=[$'hp-log.calibrate.20250623-171745'.D748]/[$'hp-log.calibrate.20250623-171745'.E748]" office:value-type="float" office:value="2.056" calcext:value-type="float">
            <text:p>2.056</text:p>
          </table:table-cell>
          <table:table-cell table:formula="of:=[.B747]-[.B746]" office:value-type="float" office:value="0" calcext:value-type="float">
            <text:p>0</text:p>
          </table:table-cell>
          <table:table-cell table:formula="of:=[.C747]*[.D$2]+(1-[.D$2])*[.D746]" office:value-type="float" office:value="0.000334481950305919" calcext:value-type="float">
            <text:p>0.000334481950305919</text:p>
          </table:table-cell>
          <table:table-cell table:style-name="ce5" table:formula="of:=ABS([.D747]/[.B747])" office:value-type="percentage" office:value="0.000162685773495097" calcext:value-type="percentage">
            <text:p>0.02%</text:p>
          </table:table-cell>
          <table:table-cell table:formula="of:=IF([.E747]&lt;[.F$2];1;0)" office:value-type="float" office:value="0" calcext:value-type="float">
            <text:p>0</text:p>
          </table:table-cell>
          <table:table-cell table:formula="of:=IF([.F747];[.G746]+[.F747];0)" office:value-type="float" office:value="0" calcext:value-type="float">
            <text:p>0</text:p>
          </table:table-cell>
          <table:table-cell table:formula="of:=IF([.G74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49]" office:value-type="float" office:value="1862.501" calcext:value-type="float">
            <text:p>1862.501</text:p>
          </table:table-cell>
          <table:table-cell table:formula="of:=[$'hp-log.calibrate.20250623-171745'.D749]/[$'hp-log.calibrate.20250623-171745'.E749]" office:value-type="float" office:value="2.056" calcext:value-type="float">
            <text:p>2.056</text:p>
          </table:table-cell>
          <table:table-cell table:formula="of:=[.B748]-[.B747]" office:value-type="float" office:value="0" calcext:value-type="float">
            <text:p>0</text:p>
          </table:table-cell>
          <table:table-cell table:formula="of:=[.C748]*[.D$2]+(1-[.D$2])*[.D747]" office:value-type="float" office:value="0.000301033755275327" calcext:value-type="float">
            <text:p>0.000301033755275327</text:p>
          </table:table-cell>
          <table:table-cell table:style-name="ce5" table:formula="of:=ABS([.D748]/[.B748])" office:value-type="percentage" office:value="0.000146417196145587" calcext:value-type="percentage">
            <text:p>0.01%</text:p>
          </table:table-cell>
          <table:table-cell table:formula="of:=IF([.E748]&lt;[.F$2];1;0)" office:value-type="float" office:value="0" calcext:value-type="float">
            <text:p>0</text:p>
          </table:table-cell>
          <table:table-cell table:formula="of:=IF([.F748];[.G747]+[.F748];0)" office:value-type="float" office:value="0" calcext:value-type="float">
            <text:p>0</text:p>
          </table:table-cell>
          <table:table-cell table:formula="of:=IF([.G74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0]" office:value-type="float" office:value="1865.002" calcext:value-type="float">
            <text:p>1865.002</text:p>
          </table:table-cell>
          <table:table-cell table:formula="of:=[$'hp-log.calibrate.20250623-171745'.D750]/[$'hp-log.calibrate.20250623-171745'.E750]" office:value-type="float" office:value="2.056" calcext:value-type="float">
            <text:p>2.056</text:p>
          </table:table-cell>
          <table:table-cell table:formula="of:=[.B749]-[.B748]" office:value-type="float" office:value="0" calcext:value-type="float">
            <text:p>0</text:p>
          </table:table-cell>
          <table:table-cell table:formula="of:=[.C749]*[.D$2]+(1-[.D$2])*[.D748]" office:value-type="float" office:value="0.000270930379747794" calcext:value-type="float">
            <text:p>0.000270930379747794</text:p>
          </table:table-cell>
          <table:table-cell table:style-name="ce5" table:formula="of:=ABS([.D749]/[.B749])" office:value-type="percentage" office:value="0.000131775476531028" calcext:value-type="percentage">
            <text:p>0.01%</text:p>
          </table:table-cell>
          <table:table-cell table:formula="of:=IF([.E749]&lt;[.F$2];1;0)" office:value-type="float" office:value="0" calcext:value-type="float">
            <text:p>0</text:p>
          </table:table-cell>
          <table:table-cell table:formula="of:=IF([.F749];[.G748]+[.F749];0)" office:value-type="float" office:value="0" calcext:value-type="float">
            <text:p>0</text:p>
          </table:table-cell>
          <table:table-cell table:formula="of:=IF([.G74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1]" office:value-type="float" office:value="1867.501" calcext:value-type="float">
            <text:p>1867.501</text:p>
          </table:table-cell>
          <table:table-cell table:formula="of:=[$'hp-log.calibrate.20250623-171745'.D751]/[$'hp-log.calibrate.20250623-171745'.E751]" office:value-type="float" office:value="2.056" calcext:value-type="float">
            <text:p>2.056</text:p>
          </table:table-cell>
          <table:table-cell table:formula="of:=[.B750]-[.B749]" office:value-type="float" office:value="0" calcext:value-type="float">
            <text:p>0</text:p>
          </table:table-cell>
          <table:table-cell table:formula="of:=[.C750]*[.D$2]+(1-[.D$2])*[.D749]" office:value-type="float" office:value="0.000243837341773015" calcext:value-type="float">
            <text:p>0.000243837341773015</text:p>
          </table:table-cell>
          <table:table-cell table:style-name="ce5" table:formula="of:=ABS([.D750]/[.B750])" office:value-type="percentage" office:value="0.000118597928877926" calcext:value-type="percentage">
            <text:p>0.01%</text:p>
          </table:table-cell>
          <table:table-cell table:formula="of:=IF([.E750]&lt;[.F$2];1;0)" office:value-type="float" office:value="0" calcext:value-type="float">
            <text:p>0</text:p>
          </table:table-cell>
          <table:table-cell table:formula="of:=IF([.F750];[.G749]+[.F750];0)" office:value-type="float" office:value="0" calcext:value-type="float">
            <text:p>0</text:p>
          </table:table-cell>
          <table:table-cell table:formula="of:=IF([.G75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2]" office:value-type="float" office:value="1870.001" calcext:value-type="float">
            <text:p>1870.001</text:p>
          </table:table-cell>
          <table:table-cell table:formula="of:=[$'hp-log.calibrate.20250623-171745'.D752]/[$'hp-log.calibrate.20250623-171745'.E752]" office:value-type="float" office:value="2.056" calcext:value-type="float">
            <text:p>2.056</text:p>
          </table:table-cell>
          <table:table-cell table:formula="of:=[.B751]-[.B750]" office:value-type="float" office:value="0" calcext:value-type="float">
            <text:p>0</text:p>
          </table:table-cell>
          <table:table-cell table:formula="of:=[.C751]*[.D$2]+(1-[.D$2])*[.D750]" office:value-type="float" office:value="0.000219453607595713" calcext:value-type="float">
            <text:p>0.000219453607595713</text:p>
          </table:table-cell>
          <table:table-cell table:style-name="ce5" table:formula="of:=ABS([.D751]/[.B751])" office:value-type="percentage" office:value="0.000106738135990133" calcext:value-type="percentage">
            <text:p>0.01%</text:p>
          </table:table-cell>
          <table:table-cell table:formula="of:=IF([.E751]&lt;[.F$2];1;0)" office:value-type="float" office:value="0" calcext:value-type="float">
            <text:p>0</text:p>
          </table:table-cell>
          <table:table-cell table:formula="of:=IF([.F751];[.G750]+[.F751];0)" office:value-type="float" office:value="0" calcext:value-type="float">
            <text:p>0</text:p>
          </table:table-cell>
          <table:table-cell table:formula="of:=IF([.G75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3]" office:value-type="float" office:value="1872.502" calcext:value-type="float">
            <text:p>1872.502</text:p>
          </table:table-cell>
          <table:table-cell table:formula="of:=[$'hp-log.calibrate.20250623-171745'.D753]/[$'hp-log.calibrate.20250623-171745'.E753]" office:value-type="float" office:value="2.056" calcext:value-type="float">
            <text:p>2.056</text:p>
          </table:table-cell>
          <table:table-cell table:formula="of:=[.B752]-[.B751]" office:value-type="float" office:value="0" calcext:value-type="float">
            <text:p>0</text:p>
          </table:table-cell>
          <table:table-cell table:formula="of:=[.C752]*[.D$2]+(1-[.D$2])*[.D751]" office:value-type="float" office:value="0.000197508246836142" calcext:value-type="float">
            <text:p>0.000197508246836142</text:p>
          </table:table-cell>
          <table:table-cell table:style-name="ce5" table:formula="of:=ABS([.D752]/[.B752])" office:value-type="percentage" office:value="0.0000960643223911197" calcext:value-type="percentage">
            <text:p>0.01%</text:p>
          </table:table-cell>
          <table:table-cell table:formula="of:=IF([.E752]&lt;[.F$2];1;0)" office:value-type="float" office:value="1" calcext:value-type="float">
            <text:p>1</text:p>
          </table:table-cell>
          <table:table-cell table:formula="of:=IF([.F752];[.G751]+[.F752];0)" office:value-type="float" office:value="1" calcext:value-type="float">
            <text:p>1</text:p>
          </table:table-cell>
          <table:table-cell table:formula="of:=IF([.G75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4]" office:value-type="float" office:value="1875.001" calcext:value-type="float">
            <text:p>1875.001</text:p>
          </table:table-cell>
          <table:table-cell table:formula="of:=[$'hp-log.calibrate.20250623-171745'.D754]/[$'hp-log.calibrate.20250623-171745'.E754]" office:value-type="float" office:value="2.056" calcext:value-type="float">
            <text:p>2.056</text:p>
          </table:table-cell>
          <table:table-cell table:formula="of:=[.B753]-[.B752]" office:value-type="float" office:value="0" calcext:value-type="float">
            <text:p>0</text:p>
          </table:table-cell>
          <table:table-cell table:formula="of:=[.C753]*[.D$2]+(1-[.D$2])*[.D752]" office:value-type="float" office:value="0.000177757422152528" calcext:value-type="float">
            <text:p>0.000177757422152528</text:p>
          </table:table-cell>
          <table:table-cell table:style-name="ce5" table:formula="of:=ABS([.D753]/[.B753])" office:value-type="percentage" office:value="0.0000864578901520077" calcext:value-type="percentage">
            <text:p>0.01%</text:p>
          </table:table-cell>
          <table:table-cell table:formula="of:=IF([.E753]&lt;[.F$2];1;0)" office:value-type="float" office:value="1" calcext:value-type="float">
            <text:p>1</text:p>
          </table:table-cell>
          <table:table-cell table:formula="of:=IF([.F753];[.G752]+[.F753];0)" office:value-type="float" office:value="2" calcext:value-type="float">
            <text:p>2</text:p>
          </table:table-cell>
          <table:table-cell table:formula="of:=IF([.G75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5]" office:value-type="float" office:value="1877.502" calcext:value-type="float">
            <text:p>1877.502</text:p>
          </table:table-cell>
          <table:table-cell table:formula="of:=[$'hp-log.calibrate.20250623-171745'.D755]/[$'hp-log.calibrate.20250623-171745'.E755]" office:value-type="float" office:value="2.056" calcext:value-type="float">
            <text:p>2.056</text:p>
          </table:table-cell>
          <table:table-cell table:formula="of:=[.B754]-[.B753]" office:value-type="float" office:value="0" calcext:value-type="float">
            <text:p>0</text:p>
          </table:table-cell>
          <table:table-cell table:formula="of:=[.C754]*[.D$2]+(1-[.D$2])*[.D753]" office:value-type="float" office:value="0.000159981679937275" calcext:value-type="float">
            <text:p>0.000159981679937275</text:p>
          </table:table-cell>
          <table:table-cell table:style-name="ce5" table:formula="of:=ABS([.D754]/[.B754])" office:value-type="percentage" office:value="0.0000778121011368069" calcext:value-type="percentage">
            <text:p>0.01%</text:p>
          </table:table-cell>
          <table:table-cell table:formula="of:=IF([.E754]&lt;[.F$2];1;0)" office:value-type="float" office:value="1" calcext:value-type="float">
            <text:p>1</text:p>
          </table:table-cell>
          <table:table-cell table:formula="of:=IF([.F754];[.G753]+[.F754];0)" office:value-type="float" office:value="3" calcext:value-type="float">
            <text:p>3</text:p>
          </table:table-cell>
          <table:table-cell table:formula="of:=IF([.G75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6]" office:value-type="float" office:value="1880.002" calcext:value-type="float">
            <text:p>1880.002</text:p>
          </table:table-cell>
          <table:table-cell table:formula="of:=[$'hp-log.calibrate.20250623-171745'.D756]/[$'hp-log.calibrate.20250623-171745'.E756]" office:value-type="float" office:value="2.056" calcext:value-type="float">
            <text:p>2.056</text:p>
          </table:table-cell>
          <table:table-cell table:formula="of:=[.B755]-[.B754]" office:value-type="float" office:value="0" calcext:value-type="float">
            <text:p>0</text:p>
          </table:table-cell>
          <table:table-cell table:formula="of:=[.C755]*[.D$2]+(1-[.D$2])*[.D754]" office:value-type="float" office:value="0.000143983511943548" calcext:value-type="float">
            <text:p>0.000143983511943548</text:p>
          </table:table-cell>
          <table:table-cell table:style-name="ce5" table:formula="of:=ABS([.D755]/[.B755])" office:value-type="percentage" office:value="0.0000700308910231263" calcext:value-type="percentage">
            <text:p>0.01%</text:p>
          </table:table-cell>
          <table:table-cell table:formula="of:=IF([.E755]&lt;[.F$2];1;0)" office:value-type="float" office:value="1" calcext:value-type="float">
            <text:p>1</text:p>
          </table:table-cell>
          <table:table-cell table:formula="of:=IF([.F755];[.G754]+[.F755];0)" office:value-type="float" office:value="4" calcext:value-type="float">
            <text:p>4</text:p>
          </table:table-cell>
          <table:table-cell table:formula="of:=IF([.G75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7]" office:value-type="float" office:value="1882.502" calcext:value-type="float">
            <text:p>1882.502</text:p>
          </table:table-cell>
          <table:table-cell table:formula="of:=[$'hp-log.calibrate.20250623-171745'.D757]/[$'hp-log.calibrate.20250623-171745'.E757]" office:value-type="float" office:value="2.056" calcext:value-type="float">
            <text:p>2.056</text:p>
          </table:table-cell>
          <table:table-cell table:formula="of:=[.B756]-[.B755]" office:value-type="float" office:value="0" calcext:value-type="float">
            <text:p>0</text:p>
          </table:table-cell>
          <table:table-cell table:formula="of:=[.C756]*[.D$2]+(1-[.D$2])*[.D755]" office:value-type="float" office:value="0.000129585160749193" calcext:value-type="float">
            <text:p>0.000129585160749193</text:p>
          </table:table-cell>
          <table:table-cell table:style-name="ce5" table:formula="of:=ABS([.D756]/[.B756])" office:value-type="percentage" office:value="0.0000630278019208136" calcext:value-type="percentage">
            <text:p>0.01%</text:p>
          </table:table-cell>
          <table:table-cell table:formula="of:=IF([.E756]&lt;[.F$2];1;0)" office:value-type="float" office:value="1" calcext:value-type="float">
            <text:p>1</text:p>
          </table:table-cell>
          <table:table-cell table:formula="of:=IF([.F756];[.G755]+[.F756];0)" office:value-type="float" office:value="5" calcext:value-type="float">
            <text:p>5</text:p>
          </table:table-cell>
          <table:table-cell table:formula="of:=IF([.G75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8]" office:value-type="float" office:value="1885.003" calcext:value-type="float">
            <text:p>1885.003</text:p>
          </table:table-cell>
          <table:table-cell table:formula="of:=[$'hp-log.calibrate.20250623-171745'.D758]/[$'hp-log.calibrate.20250623-171745'.E758]" office:value-type="float" office:value="2.056" calcext:value-type="float">
            <text:p>2.056</text:p>
          </table:table-cell>
          <table:table-cell table:formula="of:=[.B757]-[.B756]" office:value-type="float" office:value="0" calcext:value-type="float">
            <text:p>0</text:p>
          </table:table-cell>
          <table:table-cell table:formula="of:=[.C757]*[.D$2]+(1-[.D$2])*[.D756]" office:value-type="float" office:value="0.000116626644674274" calcext:value-type="float">
            <text:p>0.000116626644674274</text:p>
          </table:table-cell>
          <table:table-cell table:style-name="ce5" table:formula="of:=ABS([.D757]/[.B757])" office:value-type="percentage" office:value="0.0000567250217287323" calcext:value-type="percentage">
            <text:p>0.01%</text:p>
          </table:table-cell>
          <table:table-cell table:formula="of:=IF([.E757]&lt;[.F$2];1;0)" office:value-type="float" office:value="1" calcext:value-type="float">
            <text:p>1</text:p>
          </table:table-cell>
          <table:table-cell table:formula="of:=IF([.F757];[.G756]+[.F757];0)" office:value-type="float" office:value="6" calcext:value-type="float">
            <text:p>6</text:p>
          </table:table-cell>
          <table:table-cell table:formula="of:=IF([.G75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59]" office:value-type="float" office:value="1887.501" calcext:value-type="float">
            <text:p>1887.501</text:p>
          </table:table-cell>
          <table:table-cell table:formula="of:=[$'hp-log.calibrate.20250623-171745'.D759]/[$'hp-log.calibrate.20250623-171745'.E759]" office:value-type="float" office:value="2.056" calcext:value-type="float">
            <text:p>2.056</text:p>
          </table:table-cell>
          <table:table-cell table:formula="of:=[.B758]-[.B757]" office:value-type="float" office:value="0" calcext:value-type="float">
            <text:p>0</text:p>
          </table:table-cell>
          <table:table-cell table:formula="of:=[.C758]*[.D$2]+(1-[.D$2])*[.D757]" office:value-type="float" office:value="0.000104963980206846" calcext:value-type="float">
            <text:p>0.000104963980206846</text:p>
          </table:table-cell>
          <table:table-cell table:style-name="ce5" table:formula="of:=ABS([.D758]/[.B758])" office:value-type="percentage" office:value="0.000051052519555859" calcext:value-type="percentage">
            <text:p>0.01%</text:p>
          </table:table-cell>
          <table:table-cell table:formula="of:=IF([.E758]&lt;[.F$2];1;0)" office:value-type="float" office:value="1" calcext:value-type="float">
            <text:p>1</text:p>
          </table:table-cell>
          <table:table-cell table:formula="of:=IF([.F758];[.G757]+[.F758];0)" office:value-type="float" office:value="7" calcext:value-type="float">
            <text:p>7</text:p>
          </table:table-cell>
          <table:table-cell table:formula="of:=IF([.G75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60]" office:value-type="float" office:value="1890.001" calcext:value-type="float">
            <text:p>1890.001</text:p>
          </table:table-cell>
          <table:table-cell table:formula="of:=[$'hp-log.calibrate.20250623-171745'.D760]/[$'hp-log.calibrate.20250623-171745'.E760]" office:value-type="float" office:value="2.056" calcext:value-type="float">
            <text:p>2.056</text:p>
          </table:table-cell>
          <table:table-cell table:formula="of:=[.B759]-[.B758]" office:value-type="float" office:value="0" calcext:value-type="float">
            <text:p>0</text:p>
          </table:table-cell>
          <table:table-cell table:formula="of:=[.C759]*[.D$2]+(1-[.D$2])*[.D758]" office:value-type="float" office:value="0.0000944675821861616" calcext:value-type="float">
            <text:p>9.44675821861616E-05</text:p>
          </table:table-cell>
          <table:table-cell table:style-name="ce5" table:formula="of:=ABS([.D759]/[.B759])" office:value-type="percentage" office:value="0.0000459472676002731" calcext:value-type="percentage">
            <text:p>0.00%</text:p>
          </table:table-cell>
          <table:table-cell table:formula="of:=IF([.E759]&lt;[.F$2];1;0)" office:value-type="float" office:value="1" calcext:value-type="float">
            <text:p>1</text:p>
          </table:table-cell>
          <table:table-cell table:formula="of:=IF([.F759];[.G758]+[.F759];0)" office:value-type="float" office:value="8" calcext:value-type="float">
            <text:p>8</text:p>
          </table:table-cell>
          <table:table-cell table:formula="of:=IF([.G75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61]" office:value-type="float" office:value="1892.502" calcext:value-type="float">
            <text:p>1892.502</text:p>
          </table:table-cell>
          <table:table-cell table:formula="of:=[$'hp-log.calibrate.20250623-171745'.D761]/[$'hp-log.calibrate.20250623-171745'.E761]" office:value-type="float" office:value="2.056" calcext:value-type="float">
            <text:p>2.056</text:p>
          </table:table-cell>
          <table:table-cell table:formula="of:=[.B760]-[.B759]" office:value-type="float" office:value="0" calcext:value-type="float">
            <text:p>0</text:p>
          </table:table-cell>
          <table:table-cell table:formula="of:=[.C760]*[.D$2]+(1-[.D$2])*[.D759]" office:value-type="float" office:value="0.0000850208239675454" calcext:value-type="float">
            <text:p>8.50208239675454E-05</text:p>
          </table:table-cell>
          <table:table-cell table:style-name="ce5" table:formula="of:=ABS([.D760]/[.B760])" office:value-type="percentage" office:value="0.0000413525408402458" calcext:value-type="percentage">
            <text:p>0.00%</text:p>
          </table:table-cell>
          <table:table-cell table:formula="of:=IF([.E760]&lt;[.F$2];1;0)" office:value-type="float" office:value="1" calcext:value-type="float">
            <text:p>1</text:p>
          </table:table-cell>
          <table:table-cell table:formula="of:=IF([.F760];[.G759]+[.F760];0)" office:value-type="float" office:value="9" calcext:value-type="float">
            <text:p>9</text:p>
          </table:table-cell>
          <table:table-cell table:formula="of:=IF([.G76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62]" office:value-type="float" office:value="1895.002" calcext:value-type="float">
            <text:p>1895.002</text:p>
          </table:table-cell>
          <table:table-cell table:formula="of:=[$'hp-log.calibrate.20250623-171745'.D762]/[$'hp-log.calibrate.20250623-171745'.E762]" office:value-type="float" office:value="2.056" calcext:value-type="float">
            <text:p>2.056</text:p>
          </table:table-cell>
          <table:table-cell table:formula="of:=[.B761]-[.B760]" office:value-type="float" office:value="0" calcext:value-type="float">
            <text:p>0</text:p>
          </table:table-cell>
          <table:table-cell table:formula="of:=[.C761]*[.D$2]+(1-[.D$2])*[.D760]" office:value-type="float" office:value="0.0000765187415707909" calcext:value-type="float">
            <text:p>7.65187415707909E-05</text:p>
          </table:table-cell>
          <table:table-cell table:style-name="ce5" table:formula="of:=ABS([.D761]/[.B761])" office:value-type="percentage" office:value="0.0000372172867562212" calcext:value-type="percentage">
            <text:p>0.00%</text:p>
          </table:table-cell>
          <table:table-cell table:formula="of:=IF([.E761]&lt;[.F$2];1;0)" office:value-type="float" office:value="1" calcext:value-type="float">
            <text:p>1</text:p>
          </table:table-cell>
          <table:table-cell table:formula="of:=IF([.F761];[.G760]+[.F761];0)" office:value-type="float" office:value="10" calcext:value-type="float">
            <text:p>10</text:p>
          </table:table-cell>
          <table:table-cell table:formula="of:=IF([.G76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3]" office:value-type="float" office:value="1897.502" calcext:value-type="float">
            <text:p>1897.502</text:p>
          </table:table-cell>
          <table:table-cell table:formula="of:=[$'hp-log.calibrate.20250623-171745'.D763]/[$'hp-log.calibrate.20250623-171745'.E763]" office:value-type="float" office:value="2.056" calcext:value-type="float">
            <text:p>2.056</text:p>
          </table:table-cell>
          <table:table-cell table:formula="of:=[.B762]-[.B761]" office:value-type="float" office:value="0" calcext:value-type="float">
            <text:p>0</text:p>
          </table:table-cell>
          <table:table-cell table:formula="of:=[.C762]*[.D$2]+(1-[.D$2])*[.D761]" office:value-type="float" office:value="0.0000688668674137118" calcext:value-type="float">
            <text:p>6.88668674137118E-05</text:p>
          </table:table-cell>
          <table:table-cell table:style-name="ce5" table:formula="of:=ABS([.D762]/[.B762])" office:value-type="percentage" office:value="0.0000334955580805991" calcext:value-type="percentage">
            <text:p>0.00%</text:p>
          </table:table-cell>
          <table:table-cell table:formula="of:=IF([.E762]&lt;[.F$2];1;0)" office:value-type="float" office:value="1" calcext:value-type="float">
            <text:p>1</text:p>
          </table:table-cell>
          <table:table-cell table:formula="of:=IF([.F762];[.G761]+[.F762];0)" office:value-type="float" office:value="11" calcext:value-type="float">
            <text:p>11</text:p>
          </table:table-cell>
          <table:table-cell table:formula="of:=IF([.G76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4]" office:value-type="float" office:value="1900.002" calcext:value-type="float">
            <text:p>1900.002</text:p>
          </table:table-cell>
          <table:table-cell table:formula="of:=[$'hp-log.calibrate.20250623-171745'.D764]/[$'hp-log.calibrate.20250623-171745'.E764]" office:value-type="float" office:value="2.056" calcext:value-type="float">
            <text:p>2.056</text:p>
          </table:table-cell>
          <table:table-cell table:formula="of:=[.B763]-[.B762]" office:value-type="float" office:value="0" calcext:value-type="float">
            <text:p>0</text:p>
          </table:table-cell>
          <table:table-cell table:formula="of:=[.C763]*[.D$2]+(1-[.D$2])*[.D762]" office:value-type="float" office:value="0.0000619801806723406" calcext:value-type="float">
            <text:p>6.19801806723406E-05</text:p>
          </table:table-cell>
          <table:table-cell table:style-name="ce5" table:formula="of:=ABS([.D763]/[.B763])" office:value-type="percentage" office:value="0.0000301460022725392" calcext:value-type="percentage">
            <text:p>0.00%</text:p>
          </table:table-cell>
          <table:table-cell table:formula="of:=IF([.E763]&lt;[.F$2];1;0)" office:value-type="float" office:value="1" calcext:value-type="float">
            <text:p>1</text:p>
          </table:table-cell>
          <table:table-cell table:formula="of:=IF([.F763];[.G762]+[.F763];0)" office:value-type="float" office:value="12" calcext:value-type="float">
            <text:p>12</text:p>
          </table:table-cell>
          <table:table-cell table:formula="of:=IF([.G76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5]" office:value-type="float" office:value="1902.502" calcext:value-type="float">
            <text:p>1902.502</text:p>
          </table:table-cell>
          <table:table-cell table:formula="of:=[$'hp-log.calibrate.20250623-171745'.D765]/[$'hp-log.calibrate.20250623-171745'.E765]" office:value-type="float" office:value="2.056" calcext:value-type="float">
            <text:p>2.056</text:p>
          </table:table-cell>
          <table:table-cell table:formula="of:=[.B764]-[.B763]" office:value-type="float" office:value="0" calcext:value-type="float">
            <text:p>0</text:p>
          </table:table-cell>
          <table:table-cell table:formula="of:=[.C764]*[.D$2]+(1-[.D$2])*[.D763]" office:value-type="float" office:value="0.0000557821626051065" calcext:value-type="float">
            <text:p>5.57821626051065E-05</text:p>
          </table:table-cell>
          <table:table-cell table:style-name="ce5" table:formula="of:=ABS([.D764]/[.B764])" office:value-type="percentage" office:value="0.0000271314020452853" calcext:value-type="percentage">
            <text:p>0.00%</text:p>
          </table:table-cell>
          <table:table-cell table:formula="of:=IF([.E764]&lt;[.F$2];1;0)" office:value-type="float" office:value="1" calcext:value-type="float">
            <text:p>1</text:p>
          </table:table-cell>
          <table:table-cell table:formula="of:=IF([.F764];[.G763]+[.F764];0)" office:value-type="float" office:value="13" calcext:value-type="float">
            <text:p>13</text:p>
          </table:table-cell>
          <table:table-cell table:formula="of:=IF([.G76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6]" office:value-type="float" office:value="1905.002" calcext:value-type="float">
            <text:p>1905.002</text:p>
          </table:table-cell>
          <table:table-cell table:formula="of:=[$'hp-log.calibrate.20250623-171745'.D766]/[$'hp-log.calibrate.20250623-171745'.E766]" office:value-type="float" office:value="2.056" calcext:value-type="float">
            <text:p>2.056</text:p>
          </table:table-cell>
          <table:table-cell table:formula="of:=[.B765]-[.B764]" office:value-type="float" office:value="0" calcext:value-type="float">
            <text:p>0</text:p>
          </table:table-cell>
          <table:table-cell table:formula="of:=[.C765]*[.D$2]+(1-[.D$2])*[.D764]" office:value-type="float" office:value="0.0000502039463445959" calcext:value-type="float">
            <text:p>5.02039463445959E-05</text:p>
          </table:table-cell>
          <table:table-cell table:style-name="ce5" table:formula="of:=ABS([.D765]/[.B765])" office:value-type="percentage" office:value="0.0000244182618407568" calcext:value-type="percentage">
            <text:p>0.00%</text:p>
          </table:table-cell>
          <table:table-cell table:formula="of:=IF([.E765]&lt;[.F$2];1;0)" office:value-type="float" office:value="1" calcext:value-type="float">
            <text:p>1</text:p>
          </table:table-cell>
          <table:table-cell table:formula="of:=IF([.F765];[.G764]+[.F765];0)" office:value-type="float" office:value="14" calcext:value-type="float">
            <text:p>14</text:p>
          </table:table-cell>
          <table:table-cell table:formula="of:=IF([.G76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7]" office:value-type="float" office:value="1907.502" calcext:value-type="float">
            <text:p>1907.502</text:p>
          </table:table-cell>
          <table:table-cell table:formula="of:=[$'hp-log.calibrate.20250623-171745'.D767]/[$'hp-log.calibrate.20250623-171745'.E767]" office:value-type="float" office:value="2.056" calcext:value-type="float">
            <text:p>2.056</text:p>
          </table:table-cell>
          <table:table-cell table:formula="of:=[.B766]-[.B765]" office:value-type="float" office:value="0" calcext:value-type="float">
            <text:p>0</text:p>
          </table:table-cell>
          <table:table-cell table:formula="of:=[.C766]*[.D$2]+(1-[.D$2])*[.D765]" office:value-type="float" office:value="0.0000451835517101363" calcext:value-type="float">
            <text:p>4.51835517101363E-05</text:p>
          </table:table-cell>
          <table:table-cell table:style-name="ce5" table:formula="of:=ABS([.D766]/[.B766])" office:value-type="percentage" office:value="0.0000219764356566811" calcext:value-type="percentage">
            <text:p>0.00%</text:p>
          </table:table-cell>
          <table:table-cell table:formula="of:=IF([.E766]&lt;[.F$2];1;0)" office:value-type="float" office:value="1" calcext:value-type="float">
            <text:p>1</text:p>
          </table:table-cell>
          <table:table-cell table:formula="of:=IF([.F766];[.G765]+[.F766];0)" office:value-type="float" office:value="15" calcext:value-type="float">
            <text:p>15</text:p>
          </table:table-cell>
          <table:table-cell table:formula="of:=IF([.G76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8]" office:value-type="float" office:value="1910.001" calcext:value-type="float">
            <text:p>1910.001</text:p>
          </table:table-cell>
          <table:table-cell table:formula="of:=[$'hp-log.calibrate.20250623-171745'.D768]/[$'hp-log.calibrate.20250623-171745'.E768]" office:value-type="float" office:value="2.056" calcext:value-type="float">
            <text:p>2.056</text:p>
          </table:table-cell>
          <table:table-cell table:formula="of:=[.B767]-[.B766]" office:value-type="float" office:value="0" calcext:value-type="float">
            <text:p>0</text:p>
          </table:table-cell>
          <table:table-cell table:formula="of:=[.C767]*[.D$2]+(1-[.D$2])*[.D766]" office:value-type="float" office:value="0.0000406651965391227" calcext:value-type="float">
            <text:p>4.06651965391227E-05</text:p>
          </table:table-cell>
          <table:table-cell table:style-name="ce5" table:formula="of:=ABS([.D767]/[.B767])" office:value-type="percentage" office:value="0.000019778792091013" calcext:value-type="percentage">
            <text:p>0.00%</text:p>
          </table:table-cell>
          <table:table-cell table:formula="of:=IF([.E767]&lt;[.F$2];1;0)" office:value-type="float" office:value="1" calcext:value-type="float">
            <text:p>1</text:p>
          </table:table-cell>
          <table:table-cell table:formula="of:=IF([.F767];[.G766]+[.F767];0)" office:value-type="float" office:value="16" calcext:value-type="float">
            <text:p>16</text:p>
          </table:table-cell>
          <table:table-cell table:formula="of:=IF([.G76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69]" office:value-type="float" office:value="1912.501" calcext:value-type="float">
            <text:p>1912.501</text:p>
          </table:table-cell>
          <table:table-cell table:formula="of:=[$'hp-log.calibrate.20250623-171745'.D769]/[$'hp-log.calibrate.20250623-171745'.E769]" office:value-type="float" office:value="2.056" calcext:value-type="float">
            <text:p>2.056</text:p>
          </table:table-cell>
          <table:table-cell table:formula="of:=[.B768]-[.B767]" office:value-type="float" office:value="0" calcext:value-type="float">
            <text:p>0</text:p>
          </table:table-cell>
          <table:table-cell table:formula="of:=[.C768]*[.D$2]+(1-[.D$2])*[.D767]" office:value-type="float" office:value="0.0000365986768852104" calcext:value-type="float">
            <text:p>3.65986768852104E-05</text:p>
          </table:table-cell>
          <table:table-cell table:style-name="ce5" table:formula="of:=ABS([.D768]/[.B768])" office:value-type="percentage" office:value="0.0000178009128819117" calcext:value-type="percentage">
            <text:p>0.00%</text:p>
          </table:table-cell>
          <table:table-cell table:formula="of:=IF([.E768]&lt;[.F$2];1;0)" office:value-type="float" office:value="1" calcext:value-type="float">
            <text:p>1</text:p>
          </table:table-cell>
          <table:table-cell table:formula="of:=IF([.F768];[.G767]+[.F768];0)" office:value-type="float" office:value="17" calcext:value-type="float">
            <text:p>17</text:p>
          </table:table-cell>
          <table:table-cell table:formula="of:=IF([.G76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70]" office:value-type="float" office:value="1915.002" calcext:value-type="float">
            <text:p>1915.002</text:p>
          </table:table-cell>
          <table:table-cell table:formula="of:=[$'hp-log.calibrate.20250623-171745'.D770]/[$'hp-log.calibrate.20250623-171745'.E770]" office:value-type="float" office:value="2.056" calcext:value-type="float">
            <text:p>2.056</text:p>
          </table:table-cell>
          <table:table-cell table:formula="of:=[.B769]-[.B768]" office:value-type="float" office:value="0" calcext:value-type="float">
            <text:p>0</text:p>
          </table:table-cell>
          <table:table-cell table:formula="of:=[.C769]*[.D$2]+(1-[.D$2])*[.D768]" office:value-type="float" office:value="0.0000329388091966894" calcext:value-type="float">
            <text:p>3.29388091966894E-05</text:p>
          </table:table-cell>
          <table:table-cell table:style-name="ce5" table:formula="of:=ABS([.D769]/[.B769])" office:value-type="percentage" office:value="0.0000160208215937205" calcext:value-type="percentage">
            <text:p>0.00%</text:p>
          </table:table-cell>
          <table:table-cell table:formula="of:=IF([.E769]&lt;[.F$2];1;0)" office:value-type="float" office:value="1" calcext:value-type="float">
            <text:p>1</text:p>
          </table:table-cell>
          <table:table-cell table:formula="of:=IF([.F769];[.G768]+[.F769];0)" office:value-type="float" office:value="18" calcext:value-type="float">
            <text:p>18</text:p>
          </table:table-cell>
          <table:table-cell table:formula="of:=IF([.G76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771]" office:value-type="float" office:value="1917.501" calcext:value-type="float">
            <text:p>1917.501</text:p>
          </table:table-cell>
          <table:table-cell table:formula="of:=[$'hp-log.calibrate.20250623-171745'.D771]/[$'hp-log.calibrate.20250623-171745'.E771]" office:value-type="float" office:value="2.06149732620321" calcext:value-type="float">
            <text:p>2.06149732620321</text:p>
          </table:table-cell>
          <table:table-cell table:formula="of:=[.B770]-[.B769]" office:value-type="float" office:value="0.00549732620320853" calcext:value-type="float">
            <text:p>0.00549732620320853</text:p>
          </table:table-cell>
          <table:table-cell table:formula="of:=[.C770]*[.D$2]+(1-[.D$2])*[.D769]" office:value-type="float" office:value="0.000579377548597874" calcext:value-type="float">
            <text:p>0.000579377548597874</text:p>
          </table:table-cell>
          <table:table-cell table:style-name="ce5" table:formula="of:=ABS([.D770]/[.B770])" office:value-type="percentage" office:value="0.000281046956129189" calcext:value-type="percentage">
            <text:p>0.03%</text:p>
          </table:table-cell>
          <table:table-cell table:formula="of:=IF([.E770]&lt;[.F$2];1;0)" office:value-type="float" office:value="0" calcext:value-type="float">
            <text:p>0</text:p>
          </table:table-cell>
          <table:table-cell table:formula="of:=IF([.F770];[.G769]+[.F770];0)" office:value-type="float" office:value="0" calcext:value-type="float">
            <text:p>0</text:p>
          </table:table-cell>
          <table:table-cell table:formula="of:=IF([.G77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2]" office:value-type="float" office:value="1920.002" calcext:value-type="float">
            <text:p>1920.002</text:p>
          </table:table-cell>
          <table:table-cell table:formula="of:=[$'hp-log.calibrate.20250623-171745'.D772]/[$'hp-log.calibrate.20250623-171745'.E772]" office:value-type="float" office:value="2.056" calcext:value-type="float">
            <text:p>2.056</text:p>
          </table:table-cell>
          <table:table-cell table:formula="of:=[.B771]-[.B770]" office:value-type="float" office:value="-0.00549732620320853" calcext:value-type="float">
            <text:p>-0.00549732620320853</text:p>
          </table:table-cell>
          <table:table-cell table:formula="of:=[.C771]*[.D$2]+(1-[.D$2])*[.D770]" office:value-type="float" office:value="-0.0000282928265827668" calcext:value-type="float">
            <text:p>-2.82928265827668E-05</text:p>
          </table:table-cell>
          <table:table-cell table:style-name="ce5" table:formula="of:=ABS([.D771]/[.B771])" office:value-type="percentage" office:value="0.0000137611024235247" calcext:value-type="percentage">
            <text:p>0.00%</text:p>
          </table:table-cell>
          <table:table-cell table:formula="of:=IF([.E771]&lt;[.F$2];1;0)" office:value-type="float" office:value="1" calcext:value-type="float">
            <text:p>1</text:p>
          </table:table-cell>
          <table:table-cell table:formula="of:=IF([.F771];[.G770]+[.F771];0)" office:value-type="float" office:value="1" calcext:value-type="float">
            <text:p>1</text:p>
          </table:table-cell>
          <table:table-cell table:formula="of:=IF([.G77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3]" office:value-type="float" office:value="1922.502" calcext:value-type="float">
            <text:p>1922.502</text:p>
          </table:table-cell>
          <table:table-cell table:formula="of:=[$'hp-log.calibrate.20250623-171745'.D773]/[$'hp-log.calibrate.20250623-171745'.E773]" office:value-type="float" office:value="2.056" calcext:value-type="float">
            <text:p>2.056</text:p>
          </table:table-cell>
          <table:table-cell table:formula="of:=[.B772]-[.B771]" office:value-type="float" office:value="0" calcext:value-type="float">
            <text:p>0</text:p>
          </table:table-cell>
          <table:table-cell table:formula="of:=[.C772]*[.D$2]+(1-[.D$2])*[.D771]" office:value-type="float" office:value="-0.0000254635439244901" calcext:value-type="float">
            <text:p>-2.54635439244901E-05</text:p>
          </table:table-cell>
          <table:table-cell table:style-name="ce5" table:formula="of:=ABS([.D772]/[.B772])" office:value-type="percentage" office:value="0.0000123849921811722" calcext:value-type="percentage">
            <text:p>0.00%</text:p>
          </table:table-cell>
          <table:table-cell table:formula="of:=IF([.E772]&lt;[.F$2];1;0)" office:value-type="float" office:value="1" calcext:value-type="float">
            <text:p>1</text:p>
          </table:table-cell>
          <table:table-cell table:formula="of:=IF([.F772];[.G771]+[.F772];0)" office:value-type="float" office:value="2" calcext:value-type="float">
            <text:p>2</text:p>
          </table:table-cell>
          <table:table-cell table:formula="of:=IF([.G77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4]" office:value-type="float" office:value="1925.002" calcext:value-type="float">
            <text:p>1925.002</text:p>
          </table:table-cell>
          <table:table-cell table:formula="of:=[$'hp-log.calibrate.20250623-171745'.D774]/[$'hp-log.calibrate.20250623-171745'.E774]" office:value-type="float" office:value="2.04509283819629" calcext:value-type="float">
            <text:p>2.04509283819629</text:p>
          </table:table-cell>
          <table:table-cell table:formula="of:=[.B773]-[.B772]" office:value-type="float" office:value="-0.0109071618037135" calcext:value-type="float">
            <text:p>-0.0109071618037135</text:p>
          </table:table-cell>
          <table:table-cell table:formula="of:=[.C773]*[.D$2]+(1-[.D$2])*[.D772]" office:value-type="float" office:value="-0.0011136333699034" calcext:value-type="float">
            <text:p>-0.0011136333699034</text:p>
          </table:table-cell>
          <table:table-cell table:style-name="ce5" table:formula="of:=ABS([.D773]/[.B773])" office:value-type="percentage" office:value="0.000544539274258859" calcext:value-type="percentage">
            <text:p>0.05%</text:p>
          </table:table-cell>
          <table:table-cell table:formula="of:=IF([.E773]&lt;[.F$2];1;0)" office:value-type="float" office:value="0" calcext:value-type="float">
            <text:p>0</text:p>
          </table:table-cell>
          <table:table-cell table:formula="of:=IF([.F773];[.G772]+[.F773];0)" office:value-type="float" office:value="0" calcext:value-type="float">
            <text:p>0</text:p>
          </table:table-cell>
          <table:table-cell table:formula="of:=IF([.G77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5]" office:value-type="float" office:value="1927.502" calcext:value-type="float">
            <text:p>1927.502</text:p>
          </table:table-cell>
          <table:table-cell table:formula="of:=[$'hp-log.calibrate.20250623-171745'.D775]/[$'hp-log.calibrate.20250623-171745'.E775]" office:value-type="float" office:value="2.04255319148936" calcext:value-type="float">
            <text:p>2.04255319148936</text:p>
          </table:table-cell>
          <table:table-cell table:formula="of:=[.B774]-[.B773]" office:value-type="float" office:value="-0.00253964670692497" calcext:value-type="float">
            <text:p>-0.00253964670692497</text:p>
          </table:table-cell>
          <table:table-cell table:formula="of:=[.C774]*[.D$2]+(1-[.D$2])*[.D773]" office:value-type="float" office:value="-0.00125623470360555" calcext:value-type="float">
            <text:p>-0.00125623470360555</text:p>
          </table:table-cell>
          <table:table-cell table:style-name="ce5" table:formula="of:=ABS([.D774]/[.B774])" office:value-type="percentage" office:value="0.000615031573640219" calcext:value-type="percentage">
            <text:p>0.06%</text:p>
          </table:table-cell>
          <table:table-cell table:formula="of:=IF([.E774]&lt;[.F$2];1;0)" office:value-type="float" office:value="0" calcext:value-type="float">
            <text:p>0</text:p>
          </table:table-cell>
          <table:table-cell table:formula="of:=IF([.F774];[.G773]+[.F774];0)" office:value-type="float" office:value="0" calcext:value-type="float">
            <text:p>0</text:p>
          </table:table-cell>
          <table:table-cell table:formula="of:=IF([.G77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6]" office:value-type="float" office:value="1930.002" calcext:value-type="float">
            <text:p>1930.002</text:p>
          </table:table-cell>
          <table:table-cell table:formula="of:=[$'hp-log.calibrate.20250623-171745'.D776]/[$'hp-log.calibrate.20250623-171745'.E776]" office:value-type="float" office:value="2.03989361702128" calcext:value-type="float">
            <text:p>2.03989361702128</text:p>
          </table:table-cell>
          <table:table-cell table:formula="of:=[.B775]-[.B774]" office:value-type="float" office:value="-0.00265957446808507" calcext:value-type="float">
            <text:p>-0.00265957446808507</text:p>
          </table:table-cell>
          <table:table-cell table:formula="of:=[.C775]*[.D$2]+(1-[.D$2])*[.D774]" office:value-type="float" office:value="-0.0013965686800535" calcext:value-type="float">
            <text:p>-0.0013965686800535</text:p>
          </table:table-cell>
          <table:table-cell table:style-name="ce5" table:formula="of:=ABS([.D775]/[.B775])" office:value-type="percentage" office:value="0.000684628192568602" calcext:value-type="percentage">
            <text:p>0.07%</text:p>
          </table:table-cell>
          <table:table-cell table:formula="of:=IF([.E775]&lt;[.F$2];1;0)" office:value-type="float" office:value="0" calcext:value-type="float">
            <text:p>0</text:p>
          </table:table-cell>
          <table:table-cell table:formula="of:=IF([.F775];[.G774]+[.F775];0)" office:value-type="float" office:value="0" calcext:value-type="float">
            <text:p>0</text:p>
          </table:table-cell>
          <table:table-cell table:formula="of:=IF([.G77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7]" office:value-type="float" office:value="1932.502" calcext:value-type="float">
            <text:p>1932.502</text:p>
          </table:table-cell>
          <table:table-cell table:formula="of:=[$'hp-log.calibrate.20250623-171745'.D777]/[$'hp-log.calibrate.20250623-171745'.E777]" office:value-type="float" office:value="2.04533333333333" calcext:value-type="float">
            <text:p>2.04533333333333</text:p>
          </table:table-cell>
          <table:table-cell table:formula="of:=[.B776]-[.B775]" office:value-type="float" office:value="0.00543971631205675" calcext:value-type="float">
            <text:p>0.00543971631205675</text:p>
          </table:table-cell>
          <table:table-cell table:formula="of:=[.C776]*[.D$2]+(1-[.D$2])*[.D775]" office:value-type="float" office:value="-0.000712940180842479" calcext:value-type="float">
            <text:p>-0.000712940180842479</text:p>
          </table:table-cell>
          <table:table-cell table:style-name="ce5" table:formula="of:=ABS([.D776]/[.B776])" office:value-type="percentage" office:value="0.000348569188808252" calcext:value-type="percentage">
            <text:p>0.03%</text:p>
          </table:table-cell>
          <table:table-cell table:formula="of:=IF([.E776]&lt;[.F$2];1;0)" office:value-type="float" office:value="0" calcext:value-type="float">
            <text:p>0</text:p>
          </table:table-cell>
          <table:table-cell table:formula="of:=IF([.F776];[.G775]+[.F776];0)" office:value-type="float" office:value="0" calcext:value-type="float">
            <text:p>0</text:p>
          </table:table-cell>
          <table:table-cell table:formula="of:=IF([.G77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8]" office:value-type="float" office:value="1935.001" calcext:value-type="float">
            <text:p>1935.001</text:p>
          </table:table-cell>
          <table:table-cell table:formula="of:=[$'hp-log.calibrate.20250623-171745'.D778]/[$'hp-log.calibrate.20250623-171745'.E778]" office:value-type="float" office:value="2.04255319148936" calcext:value-type="float">
            <text:p>2.04255319148936</text:p>
          </table:table-cell>
          <table:table-cell table:formula="of:=[.B777]-[.B776]" office:value-type="float" office:value="-0.00278014184397168" calcext:value-type="float">
            <text:p>-0.00278014184397168</text:p>
          </table:table-cell>
          <table:table-cell table:formula="of:=[.C777]*[.D$2]+(1-[.D$2])*[.D776]" office:value-type="float" office:value="-0.000919660347155399" calcext:value-type="float">
            <text:p>-0.000919660347155399</text:p>
          </table:table-cell>
          <table:table-cell table:style-name="ce5" table:formula="of:=ABS([.D777]/[.B777])" office:value-type="percentage" office:value="0.000450250378294831" calcext:value-type="percentage">
            <text:p>0.05%</text:p>
          </table:table-cell>
          <table:table-cell table:formula="of:=IF([.E777]&lt;[.F$2];1;0)" office:value-type="float" office:value="0" calcext:value-type="float">
            <text:p>0</text:p>
          </table:table-cell>
          <table:table-cell table:formula="of:=IF([.F777];[.G776]+[.F777];0)" office:value-type="float" office:value="0" calcext:value-type="float">
            <text:p>0</text:p>
          </table:table-cell>
          <table:table-cell table:formula="of:=IF([.G77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79]" office:value-type="float" office:value="1937.502" calcext:value-type="float">
            <text:p>1937.502</text:p>
          </table:table-cell>
          <table:table-cell table:formula="of:=[$'hp-log.calibrate.20250623-171745'.D779]/[$'hp-log.calibrate.20250623-171745'.E779]" office:value-type="float" office:value="2.04533333333333" calcext:value-type="float">
            <text:p>2.04533333333333</text:p>
          </table:table-cell>
          <table:table-cell table:formula="of:=[.B778]-[.B777]" office:value-type="float" office:value="0.00278014184397168" calcext:value-type="float">
            <text:p>0.00278014184397168</text:p>
          </table:table-cell>
          <table:table-cell table:formula="of:=[.C778]*[.D$2]+(1-[.D$2])*[.D777]" office:value-type="float" office:value="-0.000549680128042691" calcext:value-type="float">
            <text:p>-0.000549680128042691</text:p>
          </table:table-cell>
          <table:table-cell table:style-name="ce5" table:formula="of:=ABS([.D778]/[.B778])" office:value-type="percentage" office:value="0.000268748432876153" calcext:value-type="percentage">
            <text:p>0.03%</text:p>
          </table:table-cell>
          <table:table-cell table:formula="of:=IF([.E778]&lt;[.F$2];1;0)" office:value-type="float" office:value="0" calcext:value-type="float">
            <text:p>0</text:p>
          </table:table-cell>
          <table:table-cell table:formula="of:=IF([.F778];[.G777]+[.F778];0)" office:value-type="float" office:value="0" calcext:value-type="float">
            <text:p>0</text:p>
          </table:table-cell>
          <table:table-cell table:formula="of:=IF([.G77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0]" office:value-type="float" office:value="1940.002" calcext:value-type="float">
            <text:p>1940.002</text:p>
          </table:table-cell>
          <table:table-cell table:formula="of:=[$'hp-log.calibrate.20250623-171745'.D780]/[$'hp-log.calibrate.20250623-171745'.E780]" office:value-type="float" office:value="2.04255319148936" calcext:value-type="float">
            <text:p>2.04255319148936</text:p>
          </table:table-cell>
          <table:table-cell table:formula="of:=[.B779]-[.B778]" office:value-type="float" office:value="-0.00278014184397168" calcext:value-type="float">
            <text:p>-0.00278014184397168</text:p>
          </table:table-cell>
          <table:table-cell table:formula="of:=[.C779]*[.D$2]+(1-[.D$2])*[.D778]" office:value-type="float" office:value="-0.00077272629963559" calcext:value-type="float">
            <text:p>-0.00077272629963559</text:p>
          </table:table-cell>
          <table:table-cell table:style-name="ce5" table:formula="of:=ABS([.D779]/[.B779])" office:value-type="percentage" office:value="0.000378313917529924" calcext:value-type="percentage">
            <text:p>0.04%</text:p>
          </table:table-cell>
          <table:table-cell table:formula="of:=IF([.E779]&lt;[.F$2];1;0)" office:value-type="float" office:value="0" calcext:value-type="float">
            <text:p>0</text:p>
          </table:table-cell>
          <table:table-cell table:formula="of:=IF([.F779];[.G778]+[.F779];0)" office:value-type="float" office:value="0" calcext:value-type="float">
            <text:p>0</text:p>
          </table:table-cell>
          <table:table-cell table:formula="of:=IF([.G77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1]" office:value-type="float" office:value="1942.502" calcext:value-type="float">
            <text:p>1942.502</text:p>
          </table:table-cell>
          <table:table-cell table:formula="of:=[$'hp-log.calibrate.20250623-171745'.D781]/[$'hp-log.calibrate.20250623-171745'.E781]" office:value-type="float" office:value="2.04533333333333" calcext:value-type="float">
            <text:p>2.04533333333333</text:p>
          </table:table-cell>
          <table:table-cell table:formula="of:=[.B780]-[.B779]" office:value-type="float" office:value="0.00278014184397168" calcext:value-type="float">
            <text:p>0.00278014184397168</text:p>
          </table:table-cell>
          <table:table-cell table:formula="of:=[.C780]*[.D$2]+(1-[.D$2])*[.D779]" office:value-type="float" office:value="-0.000417439485274863" calcext:value-type="float">
            <text:p>-0.000417439485274863</text:p>
          </table:table-cell>
          <table:table-cell table:style-name="ce5" table:formula="of:=ABS([.D780]/[.B780])" office:value-type="percentage" office:value="0.000204093620571152" calcext:value-type="percentage">
            <text:p>0.02%</text:p>
          </table:table-cell>
          <table:table-cell table:formula="of:=IF([.E780]&lt;[.F$2];1;0)" office:value-type="float" office:value="0" calcext:value-type="float">
            <text:p>0</text:p>
          </table:table-cell>
          <table:table-cell table:formula="of:=IF([.F780];[.G779]+[.F780];0)" office:value-type="float" office:value="0" calcext:value-type="float">
            <text:p>0</text:p>
          </table:table-cell>
          <table:table-cell table:formula="of:=IF([.G78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2]" office:value-type="float" office:value="1945.002" calcext:value-type="float">
            <text:p>1945.002</text:p>
          </table:table-cell>
          <table:table-cell table:formula="of:=[$'hp-log.calibrate.20250623-171745'.D782]/[$'hp-log.calibrate.20250623-171745'.E782]" office:value-type="float" office:value="2.04255319148936" calcext:value-type="float">
            <text:p>2.04255319148936</text:p>
          </table:table-cell>
          <table:table-cell table:formula="of:=[.B781]-[.B780]" office:value-type="float" office:value="-0.00278014184397168" calcext:value-type="float">
            <text:p>-0.00278014184397168</text:p>
          </table:table-cell>
          <table:table-cell table:formula="of:=[.C781]*[.D$2]+(1-[.D$2])*[.D780]" office:value-type="float" office:value="-0.000653709721144545" calcext:value-type="float">
            <text:p>-0.000653709721144545</text:p>
          </table:table-cell>
          <table:table-cell table:style-name="ce5" table:formula="of:=ABS([.D781]/[.B781])" office:value-type="percentage" office:value="0.00032004538431035" calcext:value-type="percentage">
            <text:p>0.03%</text:p>
          </table:table-cell>
          <table:table-cell table:formula="of:=IF([.E781]&lt;[.F$2];1;0)" office:value-type="float" office:value="0" calcext:value-type="float">
            <text:p>0</text:p>
          </table:table-cell>
          <table:table-cell table:formula="of:=IF([.F781];[.G780]+[.F781];0)" office:value-type="float" office:value="0" calcext:value-type="float">
            <text:p>0</text:p>
          </table:table-cell>
          <table:table-cell table:formula="of:=IF([.G78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3]" office:value-type="float" office:value="1947.501" calcext:value-type="float">
            <text:p>1947.501</text:p>
          </table:table-cell>
          <table:table-cell table:formula="of:=[$'hp-log.calibrate.20250623-171745'.D783]/[$'hp-log.calibrate.20250623-171745'.E783]" office:value-type="float" office:value="2.04533333333333" calcext:value-type="float">
            <text:p>2.04533333333333</text:p>
          </table:table-cell>
          <table:table-cell table:formula="of:=[.B782]-[.B781]" office:value-type="float" office:value="0.00278014184397168" calcext:value-type="float">
            <text:p>0.00278014184397168</text:p>
          </table:table-cell>
          <table:table-cell table:formula="of:=[.C782]*[.D$2]+(1-[.D$2])*[.D781]" office:value-type="float" office:value="-0.000310324564632922" calcext:value-type="float">
            <text:p>-0.000310324564632922</text:p>
          </table:table-cell>
          <table:table-cell table:style-name="ce5" table:formula="of:=ABS([.D782]/[.B782])" office:value-type="percentage" office:value="0.000151723222604101" calcext:value-type="percentage">
            <text:p>0.02%</text:p>
          </table:table-cell>
          <table:table-cell table:formula="of:=IF([.E782]&lt;[.F$2];1;0)" office:value-type="float" office:value="0" calcext:value-type="float">
            <text:p>0</text:p>
          </table:table-cell>
          <table:table-cell table:formula="of:=IF([.F782];[.G781]+[.F782];0)" office:value-type="float" office:value="0" calcext:value-type="float">
            <text:p>0</text:p>
          </table:table-cell>
          <table:table-cell table:formula="of:=IF([.G78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4]" office:value-type="float" office:value="1950.002" calcext:value-type="float">
            <text:p>1950.002</text:p>
          </table:table-cell>
          <table:table-cell table:formula="of:=[$'hp-log.calibrate.20250623-171745'.D784]/[$'hp-log.calibrate.20250623-171745'.E784]" office:value-type="float" office:value="2.04255319148936" calcext:value-type="float">
            <text:p>2.04255319148936</text:p>
          </table:table-cell>
          <table:table-cell table:formula="of:=[.B783]-[.B782]" office:value-type="float" office:value="-0.00278014184397168" calcext:value-type="float">
            <text:p>-0.00278014184397168</text:p>
          </table:table-cell>
          <table:table-cell table:formula="of:=[.C783]*[.D$2]+(1-[.D$2])*[.D782]" office:value-type="float" office:value="-0.000557306292566798" calcext:value-type="float">
            <text:p>-0.000557306292566798</text:p>
          </table:table-cell>
          <table:table-cell table:style-name="ce5" table:formula="of:=ABS([.D783]/[.B783])" office:value-type="percentage" office:value="0.000272847872402495" calcext:value-type="percentage">
            <text:p>0.03%</text:p>
          </table:table-cell>
          <table:table-cell table:formula="of:=IF([.E783]&lt;[.F$2];1;0)" office:value-type="float" office:value="0" calcext:value-type="float">
            <text:p>0</text:p>
          </table:table-cell>
          <table:table-cell table:formula="of:=IF([.F783];[.G782]+[.F783];0)" office:value-type="float" office:value="0" calcext:value-type="float">
            <text:p>0</text:p>
          </table:table-cell>
          <table:table-cell table:formula="of:=IF([.G78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5]" office:value-type="float" office:value="1952.501" calcext:value-type="float">
            <text:p>1952.501</text:p>
          </table:table-cell>
          <table:table-cell table:formula="of:=[$'hp-log.calibrate.20250623-171745'.D785]/[$'hp-log.calibrate.20250623-171745'.E785]" office:value-type="float" office:value="2.04533333333333" calcext:value-type="float">
            <text:p>2.04533333333333</text:p>
          </table:table-cell>
          <table:table-cell table:formula="of:=[.B784]-[.B783]" office:value-type="float" office:value="0.00278014184397168" calcext:value-type="float">
            <text:p>0.00278014184397168</text:p>
          </table:table-cell>
          <table:table-cell table:formula="of:=[.C784]*[.D$2]+(1-[.D$2])*[.D783]" office:value-type="float" office:value="-0.00022356147891295" calcext:value-type="float">
            <text:p>-0.00022356147891295</text:p>
          </table:table-cell>
          <table:table-cell table:style-name="ce5" table:formula="of:=ABS([.D784]/[.B784])" office:value-type="percentage" office:value="0.00010930320025079" calcext:value-type="percentage">
            <text:p>0.01%</text:p>
          </table:table-cell>
          <table:table-cell table:formula="of:=IF([.E784]&lt;[.F$2];1;0)" office:value-type="float" office:value="0" calcext:value-type="float">
            <text:p>0</text:p>
          </table:table-cell>
          <table:table-cell table:formula="of:=IF([.F784];[.G783]+[.F784];0)" office:value-type="float" office:value="0" calcext:value-type="float">
            <text:p>0</text:p>
          </table:table-cell>
          <table:table-cell table:formula="of:=IF([.G78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6]" office:value-type="float" office:value="1955.001" calcext:value-type="float">
            <text:p>1955.001</text:p>
          </table:table-cell>
          <table:table-cell table:formula="of:=[$'hp-log.calibrate.20250623-171745'.D786]/[$'hp-log.calibrate.20250623-171745'.E786]" office:value-type="float" office:value="2.048" calcext:value-type="float">
            <text:p>2.048</text:p>
          </table:table-cell>
          <table:table-cell table:formula="of:=[.B785]-[.B784]" office:value-type="float" office:value="0.00266666666666682" calcext:value-type="float">
            <text:p>0.00266666666666682</text:p>
          </table:table-cell>
          <table:table-cell table:formula="of:=[.C785]*[.D$2]+(1-[.D$2])*[.D784]" office:value-type="float" office:value="0.0000654613356450266" calcext:value-type="float">
            <text:p>6.54613356450266E-05</text:p>
          </table:table-cell>
          <table:table-cell table:style-name="ce5" table:formula="of:=ABS([.D785]/[.B785])" office:value-type="percentage" office:value="0.0000319635427954232" calcext:value-type="percentage">
            <text:p>0.00%</text:p>
          </table:table-cell>
          <table:table-cell table:formula="of:=IF([.E785]&lt;[.F$2];1;0)" office:value-type="float" office:value="1" calcext:value-type="float">
            <text:p>1</text:p>
          </table:table-cell>
          <table:table-cell table:formula="of:=IF([.F785];[.G784]+[.F785];0)" office:value-type="float" office:value="1" calcext:value-type="float">
            <text:p>1</text:p>
          </table:table-cell>
          <table:table-cell table:formula="of:=IF([.G78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7]" office:value-type="float" office:value="1957.501" calcext:value-type="float">
            <text:p>1957.501</text:p>
          </table:table-cell>
          <table:table-cell table:formula="of:=[$'hp-log.calibrate.20250623-171745'.D787]/[$'hp-log.calibrate.20250623-171745'.E787]" office:value-type="float" office:value="2.04255319148936" calcext:value-type="float">
            <text:p>2.04255319148936</text:p>
          </table:table-cell>
          <table:table-cell table:formula="of:=[.B786]-[.B785]" office:value-type="float" office:value="-0.0054468085106385" calcext:value-type="float">
            <text:p>-0.0054468085106385</text:p>
          </table:table-cell>
          <table:table-cell table:formula="of:=[.C786]*[.D$2]+(1-[.D$2])*[.D785]" office:value-type="float" office:value="-0.000485765648983326" calcext:value-type="float">
            <text:p>-0.000485765648983326</text:p>
          </table:table-cell>
          <table:table-cell table:style-name="ce5" table:formula="of:=ABS([.D786]/[.B786])" office:value-type="percentage" office:value="0.000237822765648087" calcext:value-type="percentage">
            <text:p>0.02%</text:p>
          </table:table-cell>
          <table:table-cell table:formula="of:=IF([.E786]&lt;[.F$2];1;0)" office:value-type="float" office:value="0" calcext:value-type="float">
            <text:p>0</text:p>
          </table:table-cell>
          <table:table-cell table:formula="of:=IF([.F786];[.G785]+[.F786];0)" office:value-type="float" office:value="0" calcext:value-type="float">
            <text:p>0</text:p>
          </table:table-cell>
          <table:table-cell table:formula="of:=IF([.G78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8]" office:value-type="float" office:value="1960.002" calcext:value-type="float">
            <text:p>1960.002</text:p>
          </table:table-cell>
          <table:table-cell table:formula="of:=[$'hp-log.calibrate.20250623-171745'.D788]/[$'hp-log.calibrate.20250623-171745'.E788]" office:value-type="float" office:value="2.04533333333333" calcext:value-type="float">
            <text:p>2.04533333333333</text:p>
          </table:table-cell>
          <table:table-cell table:formula="of:=[.B787]-[.B786]" office:value-type="float" office:value="0.00278014184397168" calcext:value-type="float">
            <text:p>0.00278014184397168</text:p>
          </table:table-cell>
          <table:table-cell table:formula="of:=[.C787]*[.D$2]+(1-[.D$2])*[.D786]" office:value-type="float" office:value="-0.000159174899687825" calcext:value-type="float">
            <text:p>-0.000159174899687825</text:p>
          </table:table-cell>
          <table:table-cell table:style-name="ce5" table:formula="of:=ABS([.D787]/[.B787])" office:value-type="percentage" office:value="0.0000778234516074765" calcext:value-type="percentage">
            <text:p>0.01%</text:p>
          </table:table-cell>
          <table:table-cell table:formula="of:=IF([.E787]&lt;[.F$2];1;0)" office:value-type="float" office:value="1" calcext:value-type="float">
            <text:p>1</text:p>
          </table:table-cell>
          <table:table-cell table:formula="of:=IF([.F787];[.G786]+[.F787];0)" office:value-type="float" office:value="1" calcext:value-type="float">
            <text:p>1</text:p>
          </table:table-cell>
          <table:table-cell table:formula="of:=IF([.G78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89]" office:value-type="float" office:value="1962.502" calcext:value-type="float">
            <text:p>1962.502</text:p>
          </table:table-cell>
          <table:table-cell table:formula="of:=[$'hp-log.calibrate.20250623-171745'.D789]/[$'hp-log.calibrate.20250623-171745'.E789]" office:value-type="float" office:value="2.04255319148936" calcext:value-type="float">
            <text:p>2.04255319148936</text:p>
          </table:table-cell>
          <table:table-cell table:formula="of:=[.B788]-[.B787]" office:value-type="float" office:value="-0.00278014184397168" calcext:value-type="float">
            <text:p>-0.00278014184397168</text:p>
          </table:table-cell>
          <table:table-cell table:formula="of:=[.C788]*[.D$2]+(1-[.D$2])*[.D787]" office:value-type="float" office:value="-0.000421271594116211" calcext:value-type="float">
            <text:p>-0.000421271594116211</text:p>
          </table:table-cell>
          <table:table-cell table:style-name="ce5" table:formula="of:=ABS([.D788]/[.B788])" office:value-type="percentage" office:value="0.000206247551286062" calcext:value-type="percentage">
            <text:p>0.02%</text:p>
          </table:table-cell>
          <table:table-cell table:formula="of:=IF([.E788]&lt;[.F$2];1;0)" office:value-type="float" office:value="0" calcext:value-type="float">
            <text:p>0</text:p>
          </table:table-cell>
          <table:table-cell table:formula="of:=IF([.F788];[.G787]+[.F788];0)" office:value-type="float" office:value="0" calcext:value-type="float">
            <text:p>0</text:p>
          </table:table-cell>
          <table:table-cell table:formula="of:=IF([.G78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0]" office:value-type="float" office:value="1965.002" calcext:value-type="float">
            <text:p>1965.002</text:p>
          </table:table-cell>
          <table:table-cell table:formula="of:=[$'hp-log.calibrate.20250623-171745'.D790]/[$'hp-log.calibrate.20250623-171745'.E790]" office:value-type="float" office:value="2.04533333333333" calcext:value-type="float">
            <text:p>2.04533333333333</text:p>
          </table:table-cell>
          <table:table-cell table:formula="of:=[.B789]-[.B788]" office:value-type="float" office:value="0.00278014184397168" calcext:value-type="float">
            <text:p>0.00278014184397168</text:p>
          </table:table-cell>
          <table:table-cell table:formula="of:=[.C789]*[.D$2]+(1-[.D$2])*[.D788]" office:value-type="float" office:value="-0.000101130250307422" calcext:value-type="float">
            <text:p>-0.000101130250307422</text:p>
          </table:table-cell>
          <table:table-cell table:style-name="ce5" table:formula="of:=ABS([.D789]/[.B789])" office:value-type="percentage" office:value="0.0000494443857435242" calcext:value-type="percentage">
            <text:p>0.00%</text:p>
          </table:table-cell>
          <table:table-cell table:formula="of:=IF([.E789]&lt;[.F$2];1;0)" office:value-type="float" office:value="1" calcext:value-type="float">
            <text:p>1</text:p>
          </table:table-cell>
          <table:table-cell table:formula="of:=IF([.F789];[.G788]+[.F789];0)" office:value-type="float" office:value="1" calcext:value-type="float">
            <text:p>1</text:p>
          </table:table-cell>
          <table:table-cell table:formula="of:=IF([.G78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1]" office:value-type="float" office:value="1967.501" calcext:value-type="float">
            <text:p>1967.501</text:p>
          </table:table-cell>
          <table:table-cell table:formula="of:=[$'hp-log.calibrate.20250623-171745'.D791]/[$'hp-log.calibrate.20250623-171745'.E791]" office:value-type="float" office:value="2.048" calcext:value-type="float">
            <text:p>2.048</text:p>
          </table:table-cell>
          <table:table-cell table:formula="of:=[.B790]-[.B789]" office:value-type="float" office:value="0.00266666666666682" calcext:value-type="float">
            <text:p>0.00266666666666682</text:p>
          </table:table-cell>
          <table:table-cell table:formula="of:=[.C790]*[.D$2]+(1-[.D$2])*[.D789]" office:value-type="float" office:value="0.000175649441390002" calcext:value-type="float">
            <text:p>0.000175649441390002</text:p>
          </table:table-cell>
          <table:table-cell table:style-name="ce5" table:formula="of:=ABS([.D790]/[.B790])" office:value-type="percentage" office:value="0.0000857663288037121" calcext:value-type="percentage">
            <text:p>0.01%</text:p>
          </table:table-cell>
          <table:table-cell table:formula="of:=IF([.E790]&lt;[.F$2];1;0)" office:value-type="float" office:value="1" calcext:value-type="float">
            <text:p>1</text:p>
          </table:table-cell>
          <table:table-cell table:formula="of:=IF([.F790];[.G789]+[.F790];0)" office:value-type="float" office:value="2" calcext:value-type="float">
            <text:p>2</text:p>
          </table:table-cell>
          <table:table-cell table:formula="of:=IF([.G79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2]" office:value-type="float" office:value="1970.001" calcext:value-type="float">
            <text:p>1970.001</text:p>
          </table:table-cell>
          <table:table-cell table:formula="of:=[$'hp-log.calibrate.20250623-171745'.D792]/[$'hp-log.calibrate.20250623-171745'.E792]" office:value-type="float" office:value="2.048" calcext:value-type="float">
            <text:p>2.048</text:p>
          </table:table-cell>
          <table:table-cell table:formula="of:=[.B791]-[.B790]" office:value-type="float" office:value="0" calcext:value-type="float">
            <text:p>0</text:p>
          </table:table-cell>
          <table:table-cell table:formula="of:=[.C791]*[.D$2]+(1-[.D$2])*[.D790]" office:value-type="float" office:value="0.000158084497251002" calcext:value-type="float">
            <text:p>0.000158084497251002</text:p>
          </table:table-cell>
          <table:table-cell table:style-name="ce5" table:formula="of:=ABS([.D791]/[.B791])" office:value-type="percentage" office:value="0.0000771896959233409" calcext:value-type="percentage">
            <text:p>0.01%</text:p>
          </table:table-cell>
          <table:table-cell table:formula="of:=IF([.E791]&lt;[.F$2];1;0)" office:value-type="float" office:value="1" calcext:value-type="float">
            <text:p>1</text:p>
          </table:table-cell>
          <table:table-cell table:formula="of:=IF([.F791];[.G790]+[.F791];0)" office:value-type="float" office:value="3" calcext:value-type="float">
            <text:p>3</text:p>
          </table:table-cell>
          <table:table-cell table:formula="of:=IF([.G79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3]" office:value-type="float" office:value="1972.502" calcext:value-type="float">
            <text:p>1972.502</text:p>
          </table:table-cell>
          <table:table-cell table:formula="of:=[$'hp-log.calibrate.20250623-171745'.D793]/[$'hp-log.calibrate.20250623-171745'.E793]" office:value-type="float" office:value="2.048" calcext:value-type="float">
            <text:p>2.048</text:p>
          </table:table-cell>
          <table:table-cell table:formula="of:=[.B792]-[.B791]" office:value-type="float" office:value="0" calcext:value-type="float">
            <text:p>0</text:p>
          </table:table-cell>
          <table:table-cell table:formula="of:=[.C792]*[.D$2]+(1-[.D$2])*[.D791]" office:value-type="float" office:value="0.000142276047525902" calcext:value-type="float">
            <text:p>0.000142276047525902</text:p>
          </table:table-cell>
          <table:table-cell table:style-name="ce5" table:formula="of:=ABS([.D792]/[.B792])" office:value-type="percentage" office:value="0.0000694707263310068" calcext:value-type="percentage">
            <text:p>0.01%</text:p>
          </table:table-cell>
          <table:table-cell table:formula="of:=IF([.E792]&lt;[.F$2];1;0)" office:value-type="float" office:value="1" calcext:value-type="float">
            <text:p>1</text:p>
          </table:table-cell>
          <table:table-cell table:formula="of:=IF([.F792];[.G791]+[.F792];0)" office:value-type="float" office:value="4" calcext:value-type="float">
            <text:p>4</text:p>
          </table:table-cell>
          <table:table-cell table:formula="of:=IF([.G79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4]" office:value-type="float" office:value="1975.002" calcext:value-type="float">
            <text:p>1975.002</text:p>
          </table:table-cell>
          <table:table-cell table:formula="of:=[$'hp-log.calibrate.20250623-171745'.D794]/[$'hp-log.calibrate.20250623-171745'.E794]" office:value-type="float" office:value="2.048" calcext:value-type="float">
            <text:p>2.048</text:p>
          </table:table-cell>
          <table:table-cell table:formula="of:=[.B793]-[.B792]" office:value-type="float" office:value="0" calcext:value-type="float">
            <text:p>0</text:p>
          </table:table-cell>
          <table:table-cell table:formula="of:=[.C793]*[.D$2]+(1-[.D$2])*[.D792]" office:value-type="float" office:value="0.000128048442773312" calcext:value-type="float">
            <text:p>0.000128048442773312</text:p>
          </table:table-cell>
          <table:table-cell table:style-name="ce5" table:formula="of:=ABS([.D793]/[.B793])" office:value-type="percentage" office:value="0.0000625236536979061" calcext:value-type="percentage">
            <text:p>0.01%</text:p>
          </table:table-cell>
          <table:table-cell table:formula="of:=IF([.E793]&lt;[.F$2];1;0)" office:value-type="float" office:value="1" calcext:value-type="float">
            <text:p>1</text:p>
          </table:table-cell>
          <table:table-cell table:formula="of:=IF([.F793];[.G792]+[.F793];0)" office:value-type="float" office:value="5" calcext:value-type="float">
            <text:p>5</text:p>
          </table:table-cell>
          <table:table-cell table:formula="of:=IF([.G79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5]" office:value-type="float" office:value="1977.501" calcext:value-type="float">
            <text:p>1977.501</text:p>
          </table:table-cell>
          <table:table-cell table:formula="of:=[$'hp-log.calibrate.20250623-171745'.D795]/[$'hp-log.calibrate.20250623-171745'.E795]" office:value-type="float" office:value="2.048" calcext:value-type="float">
            <text:p>2.048</text:p>
          </table:table-cell>
          <table:table-cell table:formula="of:=[.B794]-[.B793]" office:value-type="float" office:value="0" calcext:value-type="float">
            <text:p>0</text:p>
          </table:table-cell>
          <table:table-cell table:formula="of:=[.C794]*[.D$2]+(1-[.D$2])*[.D793]" office:value-type="float" office:value="0.000115243598495981" calcext:value-type="float">
            <text:p>0.000115243598495981</text:p>
          </table:table-cell>
          <table:table-cell table:style-name="ce5" table:formula="of:=ABS([.D794]/[.B794])" office:value-type="percentage" office:value="0.0000562712883281155" calcext:value-type="percentage">
            <text:p>0.01%</text:p>
          </table:table-cell>
          <table:table-cell table:formula="of:=IF([.E794]&lt;[.F$2];1;0)" office:value-type="float" office:value="1" calcext:value-type="float">
            <text:p>1</text:p>
          </table:table-cell>
          <table:table-cell table:formula="of:=IF([.F794];[.G793]+[.F794];0)" office:value-type="float" office:value="6" calcext:value-type="float">
            <text:p>6</text:p>
          </table:table-cell>
          <table:table-cell table:formula="of:=IF([.G79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6]" office:value-type="float" office:value="1980.001" calcext:value-type="float">
            <text:p>1980.001</text:p>
          </table:table-cell>
          <table:table-cell table:formula="of:=[$'hp-log.calibrate.20250623-171745'.D796]/[$'hp-log.calibrate.20250623-171745'.E796]" office:value-type="float" office:value="2.048" calcext:value-type="float">
            <text:p>2.048</text:p>
          </table:table-cell>
          <table:table-cell table:formula="of:=[.B795]-[.B794]" office:value-type="float" office:value="0" calcext:value-type="float">
            <text:p>0</text:p>
          </table:table-cell>
          <table:table-cell table:formula="of:=[.C795]*[.D$2]+(1-[.D$2])*[.D794]" office:value-type="float" office:value="0.000103719238646382" calcext:value-type="float">
            <text:p>0.000103719238646382</text:p>
          </table:table-cell>
          <table:table-cell table:style-name="ce5" table:formula="of:=ABS([.D795]/[.B795])" office:value-type="percentage" office:value="0.0000506441594953039" calcext:value-type="percentage">
            <text:p>0.01%</text:p>
          </table:table-cell>
          <table:table-cell table:formula="of:=IF([.E795]&lt;[.F$2];1;0)" office:value-type="float" office:value="1" calcext:value-type="float">
            <text:p>1</text:p>
          </table:table-cell>
          <table:table-cell table:formula="of:=IF([.F795];[.G794]+[.F795];0)" office:value-type="float" office:value="7" calcext:value-type="float">
            <text:p>7</text:p>
          </table:table-cell>
          <table:table-cell table:formula="of:=IF([.G79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7]" office:value-type="float" office:value="1982.502" calcext:value-type="float">
            <text:p>1982.502</text:p>
          </table:table-cell>
          <table:table-cell table:formula="of:=[$'hp-log.calibrate.20250623-171745'.D797]/[$'hp-log.calibrate.20250623-171745'.E797]" office:value-type="float" office:value="2.048" calcext:value-type="float">
            <text:p>2.048</text:p>
          </table:table-cell>
          <table:table-cell table:formula="of:=[.B796]-[.B795]" office:value-type="float" office:value="0" calcext:value-type="float">
            <text:p>0</text:p>
          </table:table-cell>
          <table:table-cell table:formula="of:=[.C796]*[.D$2]+(1-[.D$2])*[.D795]" office:value-type="float" office:value="0.0000933473147817442" calcext:value-type="float">
            <text:p>9.33473147817442E-05</text:p>
          </table:table-cell>
          <table:table-cell table:style-name="ce5" table:formula="of:=ABS([.D796]/[.B796])" office:value-type="percentage" office:value="0.0000455797435457736" calcext:value-type="percentage">
            <text:p>0.00%</text:p>
          </table:table-cell>
          <table:table-cell table:formula="of:=IF([.E796]&lt;[.F$2];1;0)" office:value-type="float" office:value="1" calcext:value-type="float">
            <text:p>1</text:p>
          </table:table-cell>
          <table:table-cell table:formula="of:=IF([.F796];[.G795]+[.F796];0)" office:value-type="float" office:value="8" calcext:value-type="float">
            <text:p>8</text:p>
          </table:table-cell>
          <table:table-cell table:formula="of:=IF([.G79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8]" office:value-type="float" office:value="1985.002" calcext:value-type="float">
            <text:p>1985.002</text:p>
          </table:table-cell>
          <table:table-cell table:formula="of:=[$'hp-log.calibrate.20250623-171745'.D798]/[$'hp-log.calibrate.20250623-171745'.E798]" office:value-type="float" office:value="2.048" calcext:value-type="float">
            <text:p>2.048</text:p>
          </table:table-cell>
          <table:table-cell table:formula="of:=[.B797]-[.B796]" office:value-type="float" office:value="0" calcext:value-type="float">
            <text:p>0</text:p>
          </table:table-cell>
          <table:table-cell table:formula="of:=[.C797]*[.D$2]+(1-[.D$2])*[.D796]" office:value-type="float" office:value="0.0000840125833035698" calcext:value-type="float">
            <text:p>8.40125833035698E-05</text:p>
          </table:table-cell>
          <table:table-cell table:style-name="ce5" table:formula="of:=ABS([.D797]/[.B797])" office:value-type="percentage" office:value="0.0000410217691911962" calcext:value-type="percentage">
            <text:p>0.00%</text:p>
          </table:table-cell>
          <table:table-cell table:formula="of:=IF([.E797]&lt;[.F$2];1;0)" office:value-type="float" office:value="1" calcext:value-type="float">
            <text:p>1</text:p>
          </table:table-cell>
          <table:table-cell table:formula="of:=IF([.F797];[.G796]+[.F797];0)" office:value-type="float" office:value="9" calcext:value-type="float">
            <text:p>9</text:p>
          </table:table-cell>
          <table:table-cell table:formula="of:=IF([.G79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799]" office:value-type="float" office:value="1987.502" calcext:value-type="float">
            <text:p>1987.502</text:p>
          </table:table-cell>
          <table:table-cell table:formula="of:=[$'hp-log.calibrate.20250623-171745'.D799]/[$'hp-log.calibrate.20250623-171745'.E799]" office:value-type="float" office:value="2.048" calcext:value-type="float">
            <text:p>2.048</text:p>
          </table:table-cell>
          <table:table-cell table:formula="of:=[.B798]-[.B797]" office:value-type="float" office:value="0" calcext:value-type="float">
            <text:p>0</text:p>
          </table:table-cell>
          <table:table-cell table:formula="of:=[.C798]*[.D$2]+(1-[.D$2])*[.D797]" office:value-type="float" office:value="0.0000756113249732128" calcext:value-type="float">
            <text:p>7.56113249732128E-05</text:p>
          </table:table-cell>
          <table:table-cell table:style-name="ce5" table:formula="of:=ABS([.D798]/[.B798])" office:value-type="percentage" office:value="0.0000369195922720766" calcext:value-type="percentage">
            <text:p>0.00%</text:p>
          </table:table-cell>
          <table:table-cell table:formula="of:=IF([.E798]&lt;[.F$2];1;0)" office:value-type="float" office:value="1" calcext:value-type="float">
            <text:p>1</text:p>
          </table:table-cell>
          <table:table-cell table:formula="of:=IF([.F798];[.G797]+[.F798];0)" office:value-type="float" office:value="10" calcext:value-type="float">
            <text:p>10</text:p>
          </table:table-cell>
          <table:table-cell table:formula="of:=IF([.G79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0]" office:value-type="float" office:value="1990.002" calcext:value-type="float">
            <text:p>1990.002</text:p>
          </table:table-cell>
          <table:table-cell table:formula="of:=[$'hp-log.calibrate.20250623-171745'.D800]/[$'hp-log.calibrate.20250623-171745'.E800]" office:value-type="float" office:value="2.048" calcext:value-type="float">
            <text:p>2.048</text:p>
          </table:table-cell>
          <table:table-cell table:formula="of:=[.B799]-[.B798]" office:value-type="float" office:value="0" calcext:value-type="float">
            <text:p>0</text:p>
          </table:table-cell>
          <table:table-cell table:formula="of:=[.C799]*[.D$2]+(1-[.D$2])*[.D798]" office:value-type="float" office:value="0.0000680501924758916" calcext:value-type="float">
            <text:p>6.80501924758916E-05</text:p>
          </table:table-cell>
          <table:table-cell table:style-name="ce5" table:formula="of:=ABS([.D799]/[.B799])" office:value-type="percentage" office:value="0.0000332276330448689" calcext:value-type="percentage">
            <text:p>0.00%</text:p>
          </table:table-cell>
          <table:table-cell table:formula="of:=IF([.E799]&lt;[.F$2];1;0)" office:value-type="float" office:value="1" calcext:value-type="float">
            <text:p>1</text:p>
          </table:table-cell>
          <table:table-cell table:formula="of:=IF([.F799];[.G798]+[.F799];0)" office:value-type="float" office:value="11" calcext:value-type="float">
            <text:p>11</text:p>
          </table:table-cell>
          <table:table-cell table:formula="of:=IF([.G79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1]" office:value-type="float" office:value="1992.502" calcext:value-type="float">
            <text:p>1992.502</text:p>
          </table:table-cell>
          <table:table-cell table:formula="of:=[$'hp-log.calibrate.20250623-171745'.D801]/[$'hp-log.calibrate.20250623-171745'.E801]" office:value-type="float" office:value="2.048" calcext:value-type="float">
            <text:p>2.048</text:p>
          </table:table-cell>
          <table:table-cell table:formula="of:=[.B800]-[.B799]" office:value-type="float" office:value="0" calcext:value-type="float">
            <text:p>0</text:p>
          </table:table-cell>
          <table:table-cell table:formula="of:=[.C800]*[.D$2]+(1-[.D$2])*[.D799]" office:value-type="float" office:value="0.0000612451732283024" calcext:value-type="float">
            <text:p>6.12451732283024E-05</text:p>
          </table:table-cell>
          <table:table-cell table:style-name="ce5" table:formula="of:=ABS([.D800]/[.B800])" office:value-type="percentage" office:value="0.000029904869740382" calcext:value-type="percentage">
            <text:p>0.00%</text:p>
          </table:table-cell>
          <table:table-cell table:formula="of:=IF([.E800]&lt;[.F$2];1;0)" office:value-type="float" office:value="1" calcext:value-type="float">
            <text:p>1</text:p>
          </table:table-cell>
          <table:table-cell table:formula="of:=IF([.F800];[.G799]+[.F800];0)" office:value-type="float" office:value="12" calcext:value-type="float">
            <text:p>12</text:p>
          </table:table-cell>
          <table:table-cell table:formula="of:=IF([.G80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2]" office:value-type="float" office:value="1995.001" calcext:value-type="float">
            <text:p>1995.001</text:p>
          </table:table-cell>
          <table:table-cell table:formula="of:=[$'hp-log.calibrate.20250623-171745'.D802]/[$'hp-log.calibrate.20250623-171745'.E802]" office:value-type="float" office:value="2.048" calcext:value-type="float">
            <text:p>2.048</text:p>
          </table:table-cell>
          <table:table-cell table:formula="of:=[.B801]-[.B800]" office:value-type="float" office:value="0" calcext:value-type="float">
            <text:p>0</text:p>
          </table:table-cell>
          <table:table-cell table:formula="of:=[.C801]*[.D$2]+(1-[.D$2])*[.D800]" office:value-type="float" office:value="0.0000551206559054722" calcext:value-type="float">
            <text:p>5.51206559054722E-05</text:p>
          </table:table-cell>
          <table:table-cell table:style-name="ce5" table:formula="of:=ABS([.D801]/[.B801])" office:value-type="percentage" office:value="0.0000269143827663438" calcext:value-type="percentage">
            <text:p>0.00%</text:p>
          </table:table-cell>
          <table:table-cell table:formula="of:=IF([.E801]&lt;[.F$2];1;0)" office:value-type="float" office:value="1" calcext:value-type="float">
            <text:p>1</text:p>
          </table:table-cell>
          <table:table-cell table:formula="of:=IF([.F801];[.G800]+[.F801];0)" office:value-type="float" office:value="13" calcext:value-type="float">
            <text:p>13</text:p>
          </table:table-cell>
          <table:table-cell table:formula="of:=IF([.G80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3]" office:value-type="float" office:value="1997.502" calcext:value-type="float">
            <text:p>1997.502</text:p>
          </table:table-cell>
          <table:table-cell table:formula="of:=[$'hp-log.calibrate.20250623-171745'.D803]/[$'hp-log.calibrate.20250623-171745'.E803]" office:value-type="float" office:value="2.048" calcext:value-type="float">
            <text:p>2.048</text:p>
          </table:table-cell>
          <table:table-cell table:formula="of:=[.B802]-[.B801]" office:value-type="float" office:value="0" calcext:value-type="float">
            <text:p>0</text:p>
          </table:table-cell>
          <table:table-cell table:formula="of:=[.C802]*[.D$2]+(1-[.D$2])*[.D801]" office:value-type="float" office:value="0.0000496085903149249" calcext:value-type="float">
            <text:p>4.96085903149249E-05</text:p>
          </table:table-cell>
          <table:table-cell table:style-name="ce5" table:formula="of:=ABS([.D802]/[.B802])" office:value-type="percentage" office:value="0.0000242229444897094" calcext:value-type="percentage">
            <text:p>0.00%</text:p>
          </table:table-cell>
          <table:table-cell table:formula="of:=IF([.E802]&lt;[.F$2];1;0)" office:value-type="float" office:value="1" calcext:value-type="float">
            <text:p>1</text:p>
          </table:table-cell>
          <table:table-cell table:formula="of:=IF([.F802];[.G801]+[.F802];0)" office:value-type="float" office:value="14" calcext:value-type="float">
            <text:p>14</text:p>
          </table:table-cell>
          <table:table-cell table:formula="of:=IF([.G80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4]" office:value-type="float" office:value="2000.002" calcext:value-type="float">
            <text:p>2000.002</text:p>
          </table:table-cell>
          <table:table-cell table:formula="of:=[$'hp-log.calibrate.20250623-171745'.D804]/[$'hp-log.calibrate.20250623-171745'.E804]" office:value-type="float" office:value="2.048" calcext:value-type="float">
            <text:p>2.048</text:p>
          </table:table-cell>
          <table:table-cell table:formula="of:=[.B803]-[.B802]" office:value-type="float" office:value="0" calcext:value-type="float">
            <text:p>0</text:p>
          </table:table-cell>
          <table:table-cell table:formula="of:=[.C803]*[.D$2]+(1-[.D$2])*[.D802]" office:value-type="float" office:value="0.0000446477312834325" calcext:value-type="float">
            <text:p>4.46477312834325E-05</text:p>
          </table:table-cell>
          <table:table-cell table:style-name="ce5" table:formula="of:=ABS([.D803]/[.B803])" office:value-type="percentage" office:value="0.0000218006500407385" calcext:value-type="percentage">
            <text:p>0.00%</text:p>
          </table:table-cell>
          <table:table-cell table:formula="of:=IF([.E803]&lt;[.F$2];1;0)" office:value-type="float" office:value="1" calcext:value-type="float">
            <text:p>1</text:p>
          </table:table-cell>
          <table:table-cell table:formula="of:=IF([.F803];[.G802]+[.F803];0)" office:value-type="float" office:value="15" calcext:value-type="float">
            <text:p>15</text:p>
          </table:table-cell>
          <table:table-cell table:formula="of:=IF([.G80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5]" office:value-type="float" office:value="2002.502" calcext:value-type="float">
            <text:p>2002.502</text:p>
          </table:table-cell>
          <table:table-cell table:formula="of:=[$'hp-log.calibrate.20250623-171745'.D805]/[$'hp-log.calibrate.20250623-171745'.E805]" office:value-type="float" office:value="2.048" calcext:value-type="float">
            <text:p>2.048</text:p>
          </table:table-cell>
          <table:table-cell table:formula="of:=[.B804]-[.B803]" office:value-type="float" office:value="0" calcext:value-type="float">
            <text:p>0</text:p>
          </table:table-cell>
          <table:table-cell table:formula="of:=[.C804]*[.D$2]+(1-[.D$2])*[.D803]" office:value-type="float" office:value="0.0000401829581550892" calcext:value-type="float">
            <text:p>4.01829581550892E-05</text:p>
          </table:table-cell>
          <table:table-cell table:style-name="ce5" table:formula="of:=ABS([.D804]/[.B804])" office:value-type="percentage" office:value="0.0000196205850366647" calcext:value-type="percentage">
            <text:p>0.00%</text:p>
          </table:table-cell>
          <table:table-cell table:formula="of:=IF([.E804]&lt;[.F$2];1;0)" office:value-type="float" office:value="1" calcext:value-type="float">
            <text:p>1</text:p>
          </table:table-cell>
          <table:table-cell table:formula="of:=IF([.F804];[.G803]+[.F804];0)" office:value-type="float" office:value="16" calcext:value-type="float">
            <text:p>16</text:p>
          </table:table-cell>
          <table:table-cell table:formula="of:=IF([.G80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6]" office:value-type="float" office:value="2005.001" calcext:value-type="float">
            <text:p>2005.001</text:p>
          </table:table-cell>
          <table:table-cell table:formula="of:=[$'hp-log.calibrate.20250623-171745'.D806]/[$'hp-log.calibrate.20250623-171745'.E806]" office:value-type="float" office:value="2.048" calcext:value-type="float">
            <text:p>2.048</text:p>
          </table:table-cell>
          <table:table-cell table:formula="of:=[.B805]-[.B804]" office:value-type="float" office:value="0" calcext:value-type="float">
            <text:p>0</text:p>
          </table:table-cell>
          <table:table-cell table:formula="of:=[.C805]*[.D$2]+(1-[.D$2])*[.D804]" office:value-type="float" office:value="0.0000361646623395803" calcext:value-type="float">
            <text:p>3.61646623395803E-05</text:p>
          </table:table-cell>
          <table:table-cell table:style-name="ce5" table:formula="of:=ABS([.D805]/[.B805])" office:value-type="percentage" office:value="0.0000176585265329982" calcext:value-type="percentage">
            <text:p>0.00%</text:p>
          </table:table-cell>
          <table:table-cell table:formula="of:=IF([.E805]&lt;[.F$2];1;0)" office:value-type="float" office:value="1" calcext:value-type="float">
            <text:p>1</text:p>
          </table:table-cell>
          <table:table-cell table:formula="of:=IF([.F805];[.G804]+[.F805];0)" office:value-type="float" office:value="17" calcext:value-type="float">
            <text:p>17</text:p>
          </table:table-cell>
          <table:table-cell table:formula="of:=IF([.G80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7]" office:value-type="float" office:value="2007.502" calcext:value-type="float">
            <text:p>2007.502</text:p>
          </table:table-cell>
          <table:table-cell table:formula="of:=[$'hp-log.calibrate.20250623-171745'.D807]/[$'hp-log.calibrate.20250623-171745'.E807]" office:value-type="float" office:value="2.048" calcext:value-type="float">
            <text:p>2.048</text:p>
          </table:table-cell>
          <table:table-cell table:formula="of:=[.B806]-[.B805]" office:value-type="float" office:value="0" calcext:value-type="float">
            <text:p>0</text:p>
          </table:table-cell>
          <table:table-cell table:formula="of:=[.C806]*[.D$2]+(1-[.D$2])*[.D805]" office:value-type="float" office:value="0.0000325481961056223" calcext:value-type="float">
            <text:p>3.25481961056223E-05</text:p>
          </table:table-cell>
          <table:table-cell table:style-name="ce5" table:formula="of:=ABS([.D806]/[.B806])" office:value-type="percentage" office:value="0.0000158926738796984" calcext:value-type="percentage">
            <text:p>0.00%</text:p>
          </table:table-cell>
          <table:table-cell table:formula="of:=IF([.E806]&lt;[.F$2];1;0)" office:value-type="float" office:value="1" calcext:value-type="float">
            <text:p>1</text:p>
          </table:table-cell>
          <table:table-cell table:formula="of:=IF([.F806];[.G805]+[.F806];0)" office:value-type="float" office:value="18" calcext:value-type="float">
            <text:p>18</text:p>
          </table:table-cell>
          <table:table-cell table:formula="of:=IF([.G80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8]" office:value-type="float" office:value="2010.002" calcext:value-type="float">
            <text:p>2010.002</text:p>
          </table:table-cell>
          <table:table-cell table:formula="of:=[$'hp-log.calibrate.20250623-171745'.D808]/[$'hp-log.calibrate.20250623-171745'.E808]" office:value-type="float" office:value="2.048" calcext:value-type="float">
            <text:p>2.048</text:p>
          </table:table-cell>
          <table:table-cell table:formula="of:=[.B807]-[.B806]" office:value-type="float" office:value="0" calcext:value-type="float">
            <text:p>0</text:p>
          </table:table-cell>
          <table:table-cell table:formula="of:=[.C807]*[.D$2]+(1-[.D$2])*[.D806]" office:value-type="float" office:value="0.00002929337649506" calcext:value-type="float">
            <text:p>2.929337649506E-05</text:p>
          </table:table-cell>
          <table:table-cell table:style-name="ce5" table:formula="of:=ABS([.D807]/[.B807])" office:value-type="percentage" office:value="0.0000143034064917285" calcext:value-type="percentage">
            <text:p>0.00%</text:p>
          </table:table-cell>
          <table:table-cell table:formula="of:=IF([.E807]&lt;[.F$2];1;0)" office:value-type="float" office:value="1" calcext:value-type="float">
            <text:p>1</text:p>
          </table:table-cell>
          <table:table-cell table:formula="of:=IF([.F807];[.G806]+[.F807];0)" office:value-type="float" office:value="19" calcext:value-type="float">
            <text:p>19</text:p>
          </table:table-cell>
          <table:table-cell table:formula="of:=IF([.G80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09]" office:value-type="float" office:value="2012.502" calcext:value-type="float">
            <text:p>2012.502</text:p>
          </table:table-cell>
          <table:table-cell table:formula="of:=[$'hp-log.calibrate.20250623-171745'.D809]/[$'hp-log.calibrate.20250623-171745'.E809]" office:value-type="float" office:value="2.048" calcext:value-type="float">
            <text:p>2.048</text:p>
          </table:table-cell>
          <table:table-cell table:formula="of:=[.B808]-[.B807]" office:value-type="float" office:value="0" calcext:value-type="float">
            <text:p>0</text:p>
          </table:table-cell>
          <table:table-cell table:formula="of:=[.C808]*[.D$2]+(1-[.D$2])*[.D807]" office:value-type="float" office:value="0.000026364038845554" calcext:value-type="float">
            <text:p>2.6364038845554E-05</text:p>
          </table:table-cell>
          <table:table-cell table:style-name="ce5" table:formula="of:=ABS([.D808]/[.B808])" office:value-type="percentage" office:value="0.0000128730658425557" calcext:value-type="percentage">
            <text:p>0.00%</text:p>
          </table:table-cell>
          <table:table-cell table:formula="of:=IF([.E808]&lt;[.F$2];1;0)" office:value-type="float" office:value="1" calcext:value-type="float">
            <text:p>1</text:p>
          </table:table-cell>
          <table:table-cell table:formula="of:=IF([.F808];[.G807]+[.F808];0)" office:value-type="float" office:value="20" calcext:value-type="float">
            <text:p>20</text:p>
          </table:table-cell>
          <table:table-cell table:formula="of:=IF([.G80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0]" office:value-type="float" office:value="2015.002" calcext:value-type="float">
            <text:p>2015.002</text:p>
          </table:table-cell>
          <table:table-cell table:formula="of:=[$'hp-log.calibrate.20250623-171745'.D810]/[$'hp-log.calibrate.20250623-171745'.E810]" office:value-type="float" office:value="2.048" calcext:value-type="float">
            <text:p>2.048</text:p>
          </table:table-cell>
          <table:table-cell table:formula="of:=[.B809]-[.B808]" office:value-type="float" office:value="0" calcext:value-type="float">
            <text:p>0</text:p>
          </table:table-cell>
          <table:table-cell table:formula="of:=[.C809]*[.D$2]+(1-[.D$2])*[.D808]" office:value-type="float" office:value="0.0000237276349609986" calcext:value-type="float">
            <text:p>2.37276349609986E-05</text:p>
          </table:table-cell>
          <table:table-cell table:style-name="ce5" table:formula="of:=ABS([.D809]/[.B809])" office:value-type="percentage" office:value="0.0000115857592583001" calcext:value-type="percentage">
            <text:p>0.00%</text:p>
          </table:table-cell>
          <table:table-cell table:formula="of:=IF([.E809]&lt;[.F$2];1;0)" office:value-type="float" office:value="1" calcext:value-type="float">
            <text:p>1</text:p>
          </table:table-cell>
          <table:table-cell table:formula="of:=IF([.F809];[.G808]+[.F809];0)" office:value-type="float" office:value="21" calcext:value-type="float">
            <text:p>21</text:p>
          </table:table-cell>
          <table:table-cell table:formula="of:=IF([.G80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1]" office:value-type="float" office:value="2017.501" calcext:value-type="float">
            <text:p>2017.501</text:p>
          </table:table-cell>
          <table:table-cell table:formula="of:=[$'hp-log.calibrate.20250623-171745'.D811]/[$'hp-log.calibrate.20250623-171745'.E811]" office:value-type="float" office:value="2.048" calcext:value-type="float">
            <text:p>2.048</text:p>
          </table:table-cell>
          <table:table-cell table:formula="of:=[.B810]-[.B809]" office:value-type="float" office:value="0" calcext:value-type="float">
            <text:p>0</text:p>
          </table:table-cell>
          <table:table-cell table:formula="of:=[.C810]*[.D$2]+(1-[.D$2])*[.D809]" office:value-type="float" office:value="0.0000213548714648988" calcext:value-type="float">
            <text:p>2.13548714648988E-05</text:p>
          </table:table-cell>
          <table:table-cell table:style-name="ce5" table:formula="of:=ABS([.D810]/[.B810])" office:value-type="percentage" office:value="0.0000104271833324701" calcext:value-type="percentage">
            <text:p>0.00%</text:p>
          </table:table-cell>
          <table:table-cell table:formula="of:=IF([.E810]&lt;[.F$2];1;0)" office:value-type="float" office:value="1" calcext:value-type="float">
            <text:p>1</text:p>
          </table:table-cell>
          <table:table-cell table:formula="of:=IF([.F810];[.G809]+[.F810];0)" office:value-type="float" office:value="22" calcext:value-type="float">
            <text:p>22</text:p>
          </table:table-cell>
          <table:table-cell table:formula="of:=IF([.G81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2]" office:value-type="float" office:value="2020.001" calcext:value-type="float">
            <text:p>2020.001</text:p>
          </table:table-cell>
          <table:table-cell table:formula="of:=[$'hp-log.calibrate.20250623-171745'.D812]/[$'hp-log.calibrate.20250623-171745'.E812]" office:value-type="float" office:value="2.048" calcext:value-type="float">
            <text:p>2.048</text:p>
          </table:table-cell>
          <table:table-cell table:formula="of:=[.B811]-[.B810]" office:value-type="float" office:value="0" calcext:value-type="float">
            <text:p>0</text:p>
          </table:table-cell>
          <table:table-cell table:formula="of:=[.C811]*[.D$2]+(1-[.D$2])*[.D810]" office:value-type="float" office:value="0.0000192193843184089" calcext:value-type="float">
            <text:p>1.92193843184089E-05</text:p>
          </table:table-cell>
          <table:table-cell table:style-name="ce5" table:formula="of:=ABS([.D811]/[.B811])" office:value-type="percentage" office:value="0.00000938446499922309" calcext:value-type="percentage">
            <text:p>0.00%</text:p>
          </table:table-cell>
          <table:table-cell table:formula="of:=IF([.E811]&lt;[.F$2];1;0)" office:value-type="float" office:value="1" calcext:value-type="float">
            <text:p>1</text:p>
          </table:table-cell>
          <table:table-cell table:formula="of:=IF([.F811];[.G810]+[.F811];0)" office:value-type="float" office:value="23" calcext:value-type="float">
            <text:p>23</text:p>
          </table:table-cell>
          <table:table-cell table:formula="of:=IF([.G81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3]" office:value-type="float" office:value="2022.501" calcext:value-type="float">
            <text:p>2022.501</text:p>
          </table:table-cell>
          <table:table-cell table:formula="of:=[$'hp-log.calibrate.20250623-171745'.D813]/[$'hp-log.calibrate.20250623-171745'.E813]" office:value-type="float" office:value="2.048" calcext:value-type="float">
            <text:p>2.048</text:p>
          </table:table-cell>
          <table:table-cell table:formula="of:=[.B812]-[.B811]" office:value-type="float" office:value="0" calcext:value-type="float">
            <text:p>0</text:p>
          </table:table-cell>
          <table:table-cell table:formula="of:=[.C812]*[.D$2]+(1-[.D$2])*[.D811]" office:value-type="float" office:value="0.000017297445886568" calcext:value-type="float">
            <text:p>1.7297445886568E-05</text:p>
          </table:table-cell>
          <table:table-cell table:style-name="ce5" table:formula="of:=ABS([.D812]/[.B812])" office:value-type="percentage" office:value="0.00000844601849930078" calcext:value-type="percentage">
            <text:p>0.00%</text:p>
          </table:table-cell>
          <table:table-cell table:formula="of:=IF([.E812]&lt;[.F$2];1;0)" office:value-type="float" office:value="1" calcext:value-type="float">
            <text:p>1</text:p>
          </table:table-cell>
          <table:table-cell table:formula="of:=IF([.F812];[.G811]+[.F812];0)" office:value-type="float" office:value="24" calcext:value-type="float">
            <text:p>24</text:p>
          </table:table-cell>
          <table:table-cell table:formula="of:=IF([.G812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4]" office:value-type="float" office:value="2025.001" calcext:value-type="float">
            <text:p>2025.001</text:p>
          </table:table-cell>
          <table:table-cell table:formula="of:=[$'hp-log.calibrate.20250623-171745'.D814]/[$'hp-log.calibrate.20250623-171745'.E814]" office:value-type="float" office:value="2.048" calcext:value-type="float">
            <text:p>2.048</text:p>
          </table:table-cell>
          <table:table-cell table:formula="of:=[.B813]-[.B812]" office:value-type="float" office:value="0" calcext:value-type="float">
            <text:p>0</text:p>
          </table:table-cell>
          <table:table-cell table:formula="of:=[.C813]*[.D$2]+(1-[.D$2])*[.D812]" office:value-type="float" office:value="0.0000155677012979112" calcext:value-type="float">
            <text:p>1.55677012979112E-05</text:p>
          </table:table-cell>
          <table:table-cell table:style-name="ce5" table:formula="of:=ABS([.D813]/[.B813])" office:value-type="percentage" office:value="0.0000076014166493707" calcext:value-type="percentage">
            <text:p>0.00%</text:p>
          </table:table-cell>
          <table:table-cell table:formula="of:=IF([.E813]&lt;[.F$2];1;0)" office:value-type="float" office:value="1" calcext:value-type="float">
            <text:p>1</text:p>
          </table:table-cell>
          <table:table-cell table:formula="of:=IF([.F813];[.G812]+[.F813];0)" office:value-type="float" office:value="25" calcext:value-type="float">
            <text:p>25</text:p>
          </table:table-cell>
          <table:table-cell table:formula="of:=IF([.G813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5]" office:value-type="float" office:value="2027.502" calcext:value-type="float">
            <text:p>2027.502</text:p>
          </table:table-cell>
          <table:table-cell table:formula="of:=[$'hp-log.calibrate.20250623-171745'.D815]/[$'hp-log.calibrate.20250623-171745'.E815]" office:value-type="float" office:value="2.048" calcext:value-type="float">
            <text:p>2.048</text:p>
          </table:table-cell>
          <table:table-cell table:formula="of:=[.B814]-[.B813]" office:value-type="float" office:value="0" calcext:value-type="float">
            <text:p>0</text:p>
          </table:table-cell>
          <table:table-cell table:formula="of:=[.C814]*[.D$2]+(1-[.D$2])*[.D813]" office:value-type="float" office:value="0.0000140109311681201" calcext:value-type="float">
            <text:p>1.40109311681201E-05</text:p>
          </table:table-cell>
          <table:table-cell table:style-name="ce5" table:formula="of:=ABS([.D814]/[.B814])" office:value-type="percentage" office:value="0.00000684127498443363" calcext:value-type="percentage">
            <text:p>0.00%</text:p>
          </table:table-cell>
          <table:table-cell table:formula="of:=IF([.E814]&lt;[.F$2];1;0)" office:value-type="float" office:value="1" calcext:value-type="float">
            <text:p>1</text:p>
          </table:table-cell>
          <table:table-cell table:formula="of:=IF([.F814];[.G813]+[.F814];0)" office:value-type="float" office:value="26" calcext:value-type="float">
            <text:p>26</text:p>
          </table:table-cell>
          <table:table-cell table:formula="of:=IF([.G814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6]" office:value-type="float" office:value="2030.001" calcext:value-type="float">
            <text:p>2030.001</text:p>
          </table:table-cell>
          <table:table-cell table:formula="of:=[$'hp-log.calibrate.20250623-171745'.D816]/[$'hp-log.calibrate.20250623-171745'.E816]" office:value-type="float" office:value="2.048" calcext:value-type="float">
            <text:p>2.048</text:p>
          </table:table-cell>
          <table:table-cell table:formula="of:=[.B815]-[.B814]" office:value-type="float" office:value="0" calcext:value-type="float">
            <text:p>0</text:p>
          </table:table-cell>
          <table:table-cell table:formula="of:=[.C815]*[.D$2]+(1-[.D$2])*[.D814]" office:value-type="float" office:value="0.0000126098380513081" calcext:value-type="float">
            <text:p>1.26098380513081E-05</text:p>
          </table:table-cell>
          <table:table-cell table:style-name="ce5" table:formula="of:=ABS([.D815]/[.B815])" office:value-type="percentage" office:value="0.00000615714748599027" calcext:value-type="percentage">
            <text:p>0.00%</text:p>
          </table:table-cell>
          <table:table-cell table:formula="of:=IF([.E815]&lt;[.F$2];1;0)" office:value-type="float" office:value="1" calcext:value-type="float">
            <text:p>1</text:p>
          </table:table-cell>
          <table:table-cell table:formula="of:=IF([.F815];[.G814]+[.F815];0)" office:value-type="float" office:value="27" calcext:value-type="float">
            <text:p>27</text:p>
          </table:table-cell>
          <table:table-cell table:formula="of:=IF([.G815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7]" office:value-type="float" office:value="2032.502" calcext:value-type="float">
            <text:p>2032.502</text:p>
          </table:table-cell>
          <table:table-cell table:formula="of:=[$'hp-log.calibrate.20250623-171745'.D817]/[$'hp-log.calibrate.20250623-171745'.E817]" office:value-type="float" office:value="2.048" calcext:value-type="float">
            <text:p>2.048</text:p>
          </table:table-cell>
          <table:table-cell table:formula="of:=[.B816]-[.B815]" office:value-type="float" office:value="0" calcext:value-type="float">
            <text:p>0</text:p>
          </table:table-cell>
          <table:table-cell table:formula="of:=[.C816]*[.D$2]+(1-[.D$2])*[.D815]" office:value-type="float" office:value="0.0000113488542461773" calcext:value-type="float">
            <text:p>1.13488542461773E-05</text:p>
          </table:table-cell>
          <table:table-cell table:style-name="ce5" table:formula="of:=ABS([.D816]/[.B816])" office:value-type="percentage" office:value="0.00000554143273739124" calcext:value-type="percentage">
            <text:p>0.00%</text:p>
          </table:table-cell>
          <table:table-cell table:formula="of:=IF([.E816]&lt;[.F$2];1;0)" office:value-type="float" office:value="1" calcext:value-type="float">
            <text:p>1</text:p>
          </table:table-cell>
          <table:table-cell table:formula="of:=IF([.F816];[.G815]+[.F816];0)" office:value-type="float" office:value="28" calcext:value-type="float">
            <text:p>28</text:p>
          </table:table-cell>
          <table:table-cell table:formula="of:=IF([.G816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8]" office:value-type="float" office:value="2035.002" calcext:value-type="float">
            <text:p>2035.002</text:p>
          </table:table-cell>
          <table:table-cell table:formula="of:=[$'hp-log.calibrate.20250623-171745'.D818]/[$'hp-log.calibrate.20250623-171745'.E818]" office:value-type="float" office:value="2.048" calcext:value-type="float">
            <text:p>2.048</text:p>
          </table:table-cell>
          <table:table-cell table:formula="of:=[.B817]-[.B816]" office:value-type="float" office:value="0" calcext:value-type="float">
            <text:p>0</text:p>
          </table:table-cell>
          <table:table-cell table:formula="of:=[.C817]*[.D$2]+(1-[.D$2])*[.D816]" office:value-type="float" office:value="0.0000102139688215595" calcext:value-type="float">
            <text:p>1.02139688215595E-05</text:p>
          </table:table-cell>
          <table:table-cell table:style-name="ce5" table:formula="of:=ABS([.D817]/[.B817])" office:value-type="percentage" office:value="0.00000498728946365212" calcext:value-type="percentage">
            <text:p>0.00%</text:p>
          </table:table-cell>
          <table:table-cell table:formula="of:=IF([.E817]&lt;[.F$2];1;0)" office:value-type="float" office:value="1" calcext:value-type="float">
            <text:p>1</text:p>
          </table:table-cell>
          <table:table-cell table:formula="of:=IF([.F817];[.G816]+[.F817];0)" office:value-type="float" office:value="29" calcext:value-type="float">
            <text:p>29</text:p>
          </table:table-cell>
          <table:table-cell table:formula="of:=IF([.G817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19]" office:value-type="float" office:value="2037.502" calcext:value-type="float">
            <text:p>2037.502</text:p>
          </table:table-cell>
          <table:table-cell table:formula="of:=[$'hp-log.calibrate.20250623-171745'.D819]/[$'hp-log.calibrate.20250623-171745'.E819]" office:value-type="float" office:value="2.048" calcext:value-type="float">
            <text:p>2.048</text:p>
          </table:table-cell>
          <table:table-cell table:formula="of:=[.B818]-[.B817]" office:value-type="float" office:value="0" calcext:value-type="float">
            <text:p>0</text:p>
          </table:table-cell>
          <table:table-cell table:formula="of:=[.C818]*[.D$2]+(1-[.D$2])*[.D817]" office:value-type="float" office:value="0.00000919257193940359" calcext:value-type="float">
            <text:p>9.19257193940359E-06</text:p>
          </table:table-cell>
          <table:table-cell table:style-name="ce5" table:formula="of:=ABS([.D818]/[.B818])" office:value-type="percentage" office:value="0.00000448856051728691" calcext:value-type="percentage">
            <text:p>0.00%</text:p>
          </table:table-cell>
          <table:table-cell table:formula="of:=IF([.E818]&lt;[.F$2];1;0)" office:value-type="float" office:value="1" calcext:value-type="float">
            <text:p>1</text:p>
          </table:table-cell>
          <table:table-cell table:formula="of:=IF([.F818];[.G817]+[.F818];0)" office:value-type="float" office:value="30" calcext:value-type="float">
            <text:p>30</text:p>
          </table:table-cell>
          <table:table-cell table:formula="of:=IF([.G818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20]" office:value-type="float" office:value="2040.002" calcext:value-type="float">
            <text:p>2040.002</text:p>
          </table:table-cell>
          <table:table-cell table:formula="of:=[$'hp-log.calibrate.20250623-171745'.D820]/[$'hp-log.calibrate.20250623-171745'.E820]" office:value-type="float" office:value="2.048" calcext:value-type="float">
            <text:p>2.048</text:p>
          </table:table-cell>
          <table:table-cell table:formula="of:=[.B819]-[.B818]" office:value-type="float" office:value="0" calcext:value-type="float">
            <text:p>0</text:p>
          </table:table-cell>
          <table:table-cell table:formula="of:=[.C819]*[.D$2]+(1-[.D$2])*[.D818]" office:value-type="float" office:value="0.00000827331474546323" calcext:value-type="float">
            <text:p>8.27331474546323E-06</text:p>
          </table:table-cell>
          <table:table-cell table:style-name="ce5" table:formula="of:=ABS([.D819]/[.B819])" office:value-type="percentage" office:value="0.00000403970446555822" calcext:value-type="percentage">
            <text:p>0.00%</text:p>
          </table:table-cell>
          <table:table-cell table:formula="of:=IF([.E819]&lt;[.F$2];1;0)" office:value-type="float" office:value="1" calcext:value-type="float">
            <text:p>1</text:p>
          </table:table-cell>
          <table:table-cell table:formula="of:=IF([.F819];[.G818]+[.F819];0)" office:value-type="float" office:value="31" calcext:value-type="float">
            <text:p>31</text:p>
          </table:table-cell>
          <table:table-cell table:formula="of:=IF([.G819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21]" office:value-type="float" office:value="2042.502" calcext:value-type="float">
            <text:p>2042.502</text:p>
          </table:table-cell>
          <table:table-cell table:formula="of:=[$'hp-log.calibrate.20250623-171745'.D821]/[$'hp-log.calibrate.20250623-171745'.E821]" office:value-type="float" office:value="2.048" calcext:value-type="float">
            <text:p>2.048</text:p>
          </table:table-cell>
          <table:table-cell table:formula="of:=[.B820]-[.B819]" office:value-type="float" office:value="0" calcext:value-type="float">
            <text:p>0</text:p>
          </table:table-cell>
          <table:table-cell table:formula="of:=[.C820]*[.D$2]+(1-[.D$2])*[.D819]" office:value-type="float" office:value="0.0000074459832709169" calcext:value-type="float">
            <text:p>7.4459832709169E-06</text:p>
          </table:table-cell>
          <table:table-cell table:style-name="ce5" table:formula="of:=ABS([.D820]/[.B820])" office:value-type="percentage" office:value="0.00000363573401900239" calcext:value-type="percentage">
            <text:p>0.00%</text:p>
          </table:table-cell>
          <table:table-cell table:formula="of:=IF([.E820]&lt;[.F$2];1;0)" office:value-type="float" office:value="1" calcext:value-type="float">
            <text:p>1</text:p>
          </table:table-cell>
          <table:table-cell table:formula="of:=IF([.F820];[.G819]+[.F820];0)" office:value-type="float" office:value="32" calcext:value-type="float">
            <text:p>32</text:p>
          </table:table-cell>
          <table:table-cell table:formula="of:=IF([.G820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22]" office:value-type="float" office:value="2045.001" calcext:value-type="float">
            <text:p>2045.001</text:p>
          </table:table-cell>
          <table:table-cell table:formula="of:=[$'hp-log.calibrate.20250623-171745'.D822]/[$'hp-log.calibrate.20250623-171745'.E822]" office:value-type="float" office:value="2.048" calcext:value-type="float">
            <text:p>2.048</text:p>
          </table:table-cell>
          <table:table-cell table:formula="of:=[.B821]-[.B820]" office:value-type="float" office:value="0" calcext:value-type="float">
            <text:p>0</text:p>
          </table:table-cell>
          <table:table-cell table:formula="of:=[.C821]*[.D$2]+(1-[.D$2])*[.D820]" office:value-type="float" office:value="0.00000670138494382521" calcext:value-type="float">
            <text:p>6.70138494382521E-06</text:p>
          </table:table-cell>
          <table:table-cell table:style-name="ce5" table:formula="of:=ABS([.D821]/[.B821])" office:value-type="percentage" office:value="0.00000327216061710216" calcext:value-type="percentage">
            <text:p>0.00%</text:p>
          </table:table-cell>
          <table:table-cell table:formula="of:=IF([.E821]&lt;[.F$2];1;0)" office:value-type="float" office:value="1" calcext:value-type="float">
            <text:p>1</text:p>
          </table:table-cell>
          <table:table-cell table:formula="of:=IF([.F821];[.G820]+[.F821];0)" office:value-type="float" office:value="33" calcext:value-type="float">
            <text:p>33</text:p>
          </table:table-cell>
          <table:table-cell table:formula="of:=IF([.G821]&gt;=[.H$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'hp-log.calibrate.20250623-171745'.A823]" office:value-type="float" office:value="2047.502" calcext:value-type="float">
            <text:p>2047.502</text:p>
          </table:table-cell>
          <table:table-cell table:formula="of:=[$'hp-log.calibrate.20250623-171745'.D823]/[$'hp-log.calibrate.20250623-171745'.E823]" office:value-type="float" office:value="2.05347593582888" calcext:value-type="float">
            <text:p>2.05347593582888</text:p>
          </table:table-cell>
          <table:table-cell table:formula="of:=[.B822]-[.B821]" office:value-type="float" office:value="0.00547593582887673" calcext:value-type="float">
            <text:p>0.00547593582887673</text:p>
          </table:table-cell>
          <table:table-cell table:formula="of:=[.C822]*[.D$2]+(1-[.D$2])*[.D821]" office:value-type="float" office:value="0.000553624829337116" calcext:value-type="float">
            <text:p>0.000553624829337116</text:p>
          </table:table-cell>
          <table:table-cell table:style-name="ce5" table:formula="of:=ABS([.D822]/[.B822])" office:value-type="percentage" office:value="0.000269603758036564" calcext:value-type="percentage">
            <text:p>0.03%</text:p>
          </table:table-cell>
          <table:table-cell table:formula="of:=IF([.E822]&lt;[.F$2];1;0)" office:value-type="float" office:value="0" calcext:value-type="float">
            <text:p>0</text:p>
          </table:table-cell>
          <table:table-cell table:formula="of:=IF([.F822];[.G821]+[.F822];0)" office:value-type="float" office:value="0" calcext:value-type="float">
            <text:p>0</text:p>
          </table:table-cell>
          <table:table-cell table:formula="of:=IF([.G82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4]" office:value-type="float" office:value="2050.002" calcext:value-type="float">
            <text:p>2050.002</text:p>
          </table:table-cell>
          <table:table-cell table:formula="of:=[$'hp-log.calibrate.20250623-171745'.D824]/[$'hp-log.calibrate.20250623-171745'.E824]" office:value-type="float" office:value="2.05066666666667" calcext:value-type="float">
            <text:p>2.05066666666667</text:p>
          </table:table-cell>
          <table:table-cell table:formula="of:=[.B823]-[.B822]" office:value-type="float" office:value="-0.00280926916220992" calcext:value-type="float">
            <text:p>-0.00280926916220992</text:p>
          </table:table-cell>
          <table:table-cell table:formula="of:=[.C823]*[.D$2]+(1-[.D$2])*[.D822]" office:value-type="float" office:value="0.000217335430182413" calcext:value-type="float">
            <text:p>0.000217335430182413</text:p>
          </table:table-cell>
          <table:table-cell table:style-name="ce5" table:formula="of:=ABS([.D823]/[.B823])" office:value-type="percentage" office:value="0.000105982817059044" calcext:value-type="percentage">
            <text:p>0.01%</text:p>
          </table:table-cell>
          <table:table-cell table:formula="of:=IF([.E823]&lt;[.F$2];1;0)" office:value-type="float" office:value="0" calcext:value-type="float">
            <text:p>0</text:p>
          </table:table-cell>
          <table:table-cell table:formula="of:=IF([.F823];[.G822]+[.F823];0)" office:value-type="float" office:value="0" calcext:value-type="float">
            <text:p>0</text:p>
          </table:table-cell>
          <table:table-cell table:formula="of:=IF([.G82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5]" office:value-type="float" office:value="2052.502" calcext:value-type="float">
            <text:p>2052.502</text:p>
          </table:table-cell>
          <table:table-cell table:formula="of:=[$'hp-log.calibrate.20250623-171745'.D825]/[$'hp-log.calibrate.20250623-171745'.E825]" office:value-type="float" office:value="2.05066666666667" calcext:value-type="float">
            <text:p>2.05066666666667</text:p>
          </table:table-cell>
          <table:table-cell table:formula="of:=[.B824]-[.B823]" office:value-type="float" office:value="0" calcext:value-type="float">
            <text:p>0</text:p>
          </table:table-cell>
          <table:table-cell table:formula="of:=[.C824]*[.D$2]+(1-[.D$2])*[.D823]" office:value-type="float" office:value="0.000195601887164172" calcext:value-type="float">
            <text:p>0.000195601887164172</text:p>
          </table:table-cell>
          <table:table-cell table:style-name="ce5" table:formula="of:=ABS([.D824]/[.B824])" office:value-type="percentage" office:value="0.0000953845353531395" calcext:value-type="percentage">
            <text:p>0.01%</text:p>
          </table:table-cell>
          <table:table-cell table:formula="of:=IF([.E824]&lt;[.F$2];1;0)" office:value-type="float" office:value="1" calcext:value-type="float">
            <text:p>1</text:p>
          </table:table-cell>
          <table:table-cell table:formula="of:=IF([.F824];[.G823]+[.F824];0)" office:value-type="float" office:value="1" calcext:value-type="float">
            <text:p>1</text:p>
          </table:table-cell>
          <table:table-cell table:formula="of:=IF([.G82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6]" office:value-type="float" office:value="2055.001" calcext:value-type="float">
            <text:p>2055.001</text:p>
          </table:table-cell>
          <table:table-cell table:formula="of:=[$'hp-log.calibrate.20250623-171745'.D826]/[$'hp-log.calibrate.20250623-171745'.E826]" office:value-type="float" office:value="2.05333333333333" calcext:value-type="float">
            <text:p>2.05333333333333</text:p>
          </table:table-cell>
          <table:table-cell table:formula="of:=[.B825]-[.B824]" office:value-type="float" office:value="0.00266666666666637" calcext:value-type="float">
            <text:p>0.00266666666666637</text:p>
          </table:table-cell>
          <table:table-cell table:formula="of:=[.C825]*[.D$2]+(1-[.D$2])*[.D824]" office:value-type="float" office:value="0.000442708365114392" calcext:value-type="float">
            <text:p>0.000442708365114392</text:p>
          </table:table-cell>
          <table:table-cell table:style-name="ce5" table:formula="of:=ABS([.D825]/[.B825])" office:value-type="percentage" office:value="0.000215604723269996" calcext:value-type="percentage">
            <text:p>0.02%</text:p>
          </table:table-cell>
          <table:table-cell table:formula="of:=IF([.E825]&lt;[.F$2];1;0)" office:value-type="float" office:value="0" calcext:value-type="float">
            <text:p>0</text:p>
          </table:table-cell>
          <table:table-cell table:formula="of:=IF([.F825];[.G824]+[.F825];0)" office:value-type="float" office:value="0" calcext:value-type="float">
            <text:p>0</text:p>
          </table:table-cell>
          <table:table-cell table:formula="of:=IF([.G82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7]" office:value-type="float" office:value="2057.501" calcext:value-type="float">
            <text:p>2057.501</text:p>
          </table:table-cell>
          <table:table-cell table:formula="of:=[$'hp-log.calibrate.20250623-171745'.D827]/[$'hp-log.calibrate.20250623-171745'.E827]" office:value-type="float" office:value="2.05066666666667" calcext:value-type="float">
            <text:p>2.05066666666667</text:p>
          </table:table-cell>
          <table:table-cell table:formula="of:=[.B826]-[.B825]" office:value-type="float" office:value="-0.00266666666666637" calcext:value-type="float">
            <text:p>-0.00266666666666637</text:p>
          </table:table-cell>
          <table:table-cell table:formula="of:=[.C826]*[.D$2]+(1-[.D$2])*[.D825]" office:value-type="float" office:value="0.000131770861936315" calcext:value-type="float">
            <text:p>0.000131770861936315</text:p>
          </table:table-cell>
          <table:table-cell table:style-name="ce5" table:formula="of:=ABS([.D826]/[.B826])" office:value-type="percentage" office:value="0.0000642575724656933" calcext:value-type="percentage">
            <text:p>0.01%</text:p>
          </table:table-cell>
          <table:table-cell table:formula="of:=IF([.E826]&lt;[.F$2];1;0)" office:value-type="float" office:value="1" calcext:value-type="float">
            <text:p>1</text:p>
          </table:table-cell>
          <table:table-cell table:formula="of:=IF([.F826];[.G825]+[.F826];0)" office:value-type="float" office:value="1" calcext:value-type="float">
            <text:p>1</text:p>
          </table:table-cell>
          <table:table-cell table:formula="of:=IF([.G82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8]" office:value-type="float" office:value="2060.001" calcext:value-type="float">
            <text:p>2060.001</text:p>
          </table:table-cell>
          <table:table-cell table:formula="of:=[$'hp-log.calibrate.20250623-171745'.D828]/[$'hp-log.calibrate.20250623-171745'.E828]" office:value-type="float" office:value="2.05066666666667" calcext:value-type="float">
            <text:p>2.05066666666667</text:p>
          </table:table-cell>
          <table:table-cell table:formula="of:=[.B827]-[.B826]" office:value-type="float" office:value="0" calcext:value-type="float">
            <text:p>0</text:p>
          </table:table-cell>
          <table:table-cell table:formula="of:=[.C827]*[.D$2]+(1-[.D$2])*[.D826]" office:value-type="float" office:value="0.000118593775742684" calcext:value-type="float">
            <text:p>0.000118593775742684</text:p>
          </table:table-cell>
          <table:table-cell table:style-name="ce5" table:formula="of:=ABS([.D827]/[.B827])" office:value-type="percentage" office:value="0.000057831815219124" calcext:value-type="percentage">
            <text:p>0.01%</text:p>
          </table:table-cell>
          <table:table-cell table:formula="of:=IF([.E827]&lt;[.F$2];1;0)" office:value-type="float" office:value="1" calcext:value-type="float">
            <text:p>1</text:p>
          </table:table-cell>
          <table:table-cell table:formula="of:=IF([.F827];[.G826]+[.F827];0)" office:value-type="float" office:value="2" calcext:value-type="float">
            <text:p>2</text:p>
          </table:table-cell>
          <table:table-cell table:formula="of:=IF([.G82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29]" office:value-type="float" office:value="2062.502" calcext:value-type="float">
            <text:p>2062.502</text:p>
          </table:table-cell>
          <table:table-cell table:formula="of:=[$'hp-log.calibrate.20250623-171745'.D829]/[$'hp-log.calibrate.20250623-171745'.E829]" office:value-type="float" office:value="2.05066666666667" calcext:value-type="float">
            <text:p>2.05066666666667</text:p>
          </table:table-cell>
          <table:table-cell table:formula="of:=[.B828]-[.B827]" office:value-type="float" office:value="0" calcext:value-type="float">
            <text:p>0</text:p>
          </table:table-cell>
          <table:table-cell table:formula="of:=[.C828]*[.D$2]+(1-[.D$2])*[.D827]" office:value-type="float" office:value="0.000106734398168415" calcext:value-type="float">
            <text:p>0.000106734398168415</text:p>
          </table:table-cell>
          <table:table-cell table:style-name="ce5" table:formula="of:=ABS([.D828]/[.B828])" office:value-type="percentage" office:value="0.0000520486336972116" calcext:value-type="percentage">
            <text:p>0.01%</text:p>
          </table:table-cell>
          <table:table-cell table:formula="of:=IF([.E828]&lt;[.F$2];1;0)" office:value-type="float" office:value="1" calcext:value-type="float">
            <text:p>1</text:p>
          </table:table-cell>
          <table:table-cell table:formula="of:=IF([.F828];[.G827]+[.F828];0)" office:value-type="float" office:value="3" calcext:value-type="float">
            <text:p>3</text:p>
          </table:table-cell>
          <table:table-cell table:formula="of:=IF([.G82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0]" office:value-type="float" office:value="2065.002" calcext:value-type="float">
            <text:p>2065.002</text:p>
          </table:table-cell>
          <table:table-cell table:formula="of:=[$'hp-log.calibrate.20250623-171745'.D830]/[$'hp-log.calibrate.20250623-171745'.E830]" office:value-type="float" office:value="2.05066666666667" calcext:value-type="float">
            <text:p>2.05066666666667</text:p>
          </table:table-cell>
          <table:table-cell table:formula="of:=[.B829]-[.B828]" office:value-type="float" office:value="0" calcext:value-type="float">
            <text:p>0</text:p>
          </table:table-cell>
          <table:table-cell table:formula="of:=[.C829]*[.D$2]+(1-[.D$2])*[.D828]" office:value-type="float" office:value="0.0000960609583515738" calcext:value-type="float">
            <text:p>9.60609583515738E-05</text:p>
          </table:table-cell>
          <table:table-cell table:style-name="ce5" table:formula="of:=ABS([.D829]/[.B829])" office:value-type="percentage" office:value="0.0000468437703274905" calcext:value-type="percentage">
            <text:p>0.00%</text:p>
          </table:table-cell>
          <table:table-cell table:formula="of:=IF([.E829]&lt;[.F$2];1;0)" office:value-type="float" office:value="1" calcext:value-type="float">
            <text:p>1</text:p>
          </table:table-cell>
          <table:table-cell table:formula="of:=IF([.F829];[.G828]+[.F829];0)" office:value-type="float" office:value="4" calcext:value-type="float">
            <text:p>4</text:p>
          </table:table-cell>
          <table:table-cell table:formula="of:=IF([.G82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1]" office:value-type="float" office:value="2067.501" calcext:value-type="float">
            <text:p>2067.501</text:p>
          </table:table-cell>
          <table:table-cell table:formula="of:=[$'hp-log.calibrate.20250623-171745'.D831]/[$'hp-log.calibrate.20250623-171745'.E831]" office:value-type="float" office:value="2.05066666666667" calcext:value-type="float">
            <text:p>2.05066666666667</text:p>
          </table:table-cell>
          <table:table-cell table:formula="of:=[.B830]-[.B829]" office:value-type="float" office:value="0" calcext:value-type="float">
            <text:p>0</text:p>
          </table:table-cell>
          <table:table-cell table:formula="of:=[.C830]*[.D$2]+(1-[.D$2])*[.D829]" office:value-type="float" office:value="0.0000864548625164164" calcext:value-type="float">
            <text:p>8.64548625164164E-05</text:p>
          </table:table-cell>
          <table:table-cell table:style-name="ce5" table:formula="of:=ABS([.D830]/[.B830])" office:value-type="percentage" office:value="0.0000421593932947414" calcext:value-type="percentage">
            <text:p>0.00%</text:p>
          </table:table-cell>
          <table:table-cell table:formula="of:=IF([.E830]&lt;[.F$2];1;0)" office:value-type="float" office:value="1" calcext:value-type="float">
            <text:p>1</text:p>
          </table:table-cell>
          <table:table-cell table:formula="of:=IF([.F830];[.G829]+[.F830];0)" office:value-type="float" office:value="5" calcext:value-type="float">
            <text:p>5</text:p>
          </table:table-cell>
          <table:table-cell table:formula="of:=IF([.G83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2]" office:value-type="float" office:value="2070.002" calcext:value-type="float">
            <text:p>2070.002</text:p>
          </table:table-cell>
          <table:table-cell table:formula="of:=[$'hp-log.calibrate.20250623-171745'.D832]/[$'hp-log.calibrate.20250623-171745'.E832]" office:value-type="float" office:value="2.05066666666667" calcext:value-type="float">
            <text:p>2.05066666666667</text:p>
          </table:table-cell>
          <table:table-cell table:formula="of:=[.B831]-[.B830]" office:value-type="float" office:value="0" calcext:value-type="float">
            <text:p>0</text:p>
          </table:table-cell>
          <table:table-cell table:formula="of:=[.C831]*[.D$2]+(1-[.D$2])*[.D830]" office:value-type="float" office:value="0.0000778093762647748" calcext:value-type="float">
            <text:p>7.78093762647748E-05</text:p>
          </table:table-cell>
          <table:table-cell table:style-name="ce5" table:formula="of:=ABS([.D831]/[.B831])" office:value-type="percentage" office:value="0.0000379434539652673" calcext:value-type="percentage">
            <text:p>0.00%</text:p>
          </table:table-cell>
          <table:table-cell table:formula="of:=IF([.E831]&lt;[.F$2];1;0)" office:value-type="float" office:value="1" calcext:value-type="float">
            <text:p>1</text:p>
          </table:table-cell>
          <table:table-cell table:formula="of:=IF([.F831];[.G830]+[.F831];0)" office:value-type="float" office:value="6" calcext:value-type="float">
            <text:p>6</text:p>
          </table:table-cell>
          <table:table-cell table:formula="of:=IF([.G83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3]" office:value-type="float" office:value="2072.501" calcext:value-type="float">
            <text:p>2072.501</text:p>
          </table:table-cell>
          <table:table-cell table:formula="of:=[$'hp-log.calibrate.20250623-171745'.D833]/[$'hp-log.calibrate.20250623-171745'.E833]" office:value-type="float" office:value="2.05066666666667" calcext:value-type="float">
            <text:p>2.05066666666667</text:p>
          </table:table-cell>
          <table:table-cell table:formula="of:=[.B832]-[.B831]" office:value-type="float" office:value="0" calcext:value-type="float">
            <text:p>0</text:p>
          </table:table-cell>
          <table:table-cell table:formula="of:=[.C832]*[.D$2]+(1-[.D$2])*[.D831]" office:value-type="float" office:value="0.0000700284386382973" calcext:value-type="float">
            <text:p>7.00284386382973E-05</text:p>
          </table:table-cell>
          <table:table-cell table:style-name="ce5" table:formula="of:=ABS([.D832]/[.B832])" office:value-type="percentage" office:value="0.0000341491085687405" calcext:value-type="percentage">
            <text:p>0.00%</text:p>
          </table:table-cell>
          <table:table-cell table:formula="of:=IF([.E832]&lt;[.F$2];1;0)" office:value-type="float" office:value="1" calcext:value-type="float">
            <text:p>1</text:p>
          </table:table-cell>
          <table:table-cell table:formula="of:=IF([.F832];[.G831]+[.F832];0)" office:value-type="float" office:value="7" calcext:value-type="float">
            <text:p>7</text:p>
          </table:table-cell>
          <table:table-cell table:formula="of:=IF([.G83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4]" office:value-type="float" office:value="2075.002" calcext:value-type="float">
            <text:p>2075.002</text:p>
          </table:table-cell>
          <table:table-cell table:formula="of:=[$'hp-log.calibrate.20250623-171745'.D834]/[$'hp-log.calibrate.20250623-171745'.E834]" office:value-type="float" office:value="2.05066666666667" calcext:value-type="float">
            <text:p>2.05066666666667</text:p>
          </table:table-cell>
          <table:table-cell table:formula="of:=[.B833]-[.B832]" office:value-type="float" office:value="0" calcext:value-type="float">
            <text:p>0</text:p>
          </table:table-cell>
          <table:table-cell table:formula="of:=[.C833]*[.D$2]+(1-[.D$2])*[.D832]" office:value-type="float" office:value="0.0000630255947744676" calcext:value-type="float">
            <text:p>6.30255947744676E-05</text:p>
          </table:table-cell>
          <table:table-cell table:style-name="ce5" table:formula="of:=ABS([.D833]/[.B833])" office:value-type="percentage" office:value="0.0000307341977118665" calcext:value-type="percentage">
            <text:p>0.00%</text:p>
          </table:table-cell>
          <table:table-cell table:formula="of:=IF([.E833]&lt;[.F$2];1;0)" office:value-type="float" office:value="1" calcext:value-type="float">
            <text:p>1</text:p>
          </table:table-cell>
          <table:table-cell table:formula="of:=IF([.F833];[.G832]+[.F833];0)" office:value-type="float" office:value="8" calcext:value-type="float">
            <text:p>8</text:p>
          </table:table-cell>
          <table:table-cell table:formula="of:=IF([.G83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5]" office:value-type="float" office:value="2077.502" calcext:value-type="float">
            <text:p>2077.502</text:p>
          </table:table-cell>
          <table:table-cell table:formula="of:=[$'hp-log.calibrate.20250623-171745'.D835]/[$'hp-log.calibrate.20250623-171745'.E835]" office:value-type="float" office:value="2.05066666666667" calcext:value-type="float">
            <text:p>2.05066666666667</text:p>
          </table:table-cell>
          <table:table-cell table:formula="of:=[.B834]-[.B833]" office:value-type="float" office:value="0" calcext:value-type="float">
            <text:p>0</text:p>
          </table:table-cell>
          <table:table-cell table:formula="of:=[.C834]*[.D$2]+(1-[.D$2])*[.D833]" office:value-type="float" office:value="0.0000567230352970208" calcext:value-type="float">
            <text:p>5.67230352970208E-05</text:p>
          </table:table-cell>
          <table:table-cell table:style-name="ce5" table:formula="of:=ABS([.D834]/[.B834])" office:value-type="percentage" office:value="0.0000276607779406798" calcext:value-type="percentage">
            <text:p>0.00%</text:p>
          </table:table-cell>
          <table:table-cell table:formula="of:=IF([.E834]&lt;[.F$2];1;0)" office:value-type="float" office:value="1" calcext:value-type="float">
            <text:p>1</text:p>
          </table:table-cell>
          <table:table-cell table:formula="of:=IF([.F834];[.G833]+[.F834];0)" office:value-type="float" office:value="9" calcext:value-type="float">
            <text:p>9</text:p>
          </table:table-cell>
          <table:table-cell table:formula="of:=IF([.G83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6]" office:value-type="float" office:value="2080.002" calcext:value-type="float">
            <text:p>2080.002</text:p>
          </table:table-cell>
          <table:table-cell table:formula="of:=[$'hp-log.calibrate.20250623-171745'.D836]/[$'hp-log.calibrate.20250623-171745'.E836]" office:value-type="float" office:value="2.05333333333333" calcext:value-type="float">
            <text:p>2.05333333333333</text:p>
          </table:table-cell>
          <table:table-cell table:formula="of:=[.B835]-[.B834]" office:value-type="float" office:value="0.00266666666666637" calcext:value-type="float">
            <text:p>0.00266666666666637</text:p>
          </table:table-cell>
          <table:table-cell table:formula="of:=[.C835]*[.D$2]+(1-[.D$2])*[.D834]" office:value-type="float" office:value="0.000317717398433956" calcext:value-type="float">
            <text:p>0.000317717398433956</text:p>
          </table:table-cell>
          <table:table-cell table:style-name="ce5" table:formula="of:=ABS([.D835]/[.B835])" office:value-type="percentage" office:value="0.000154732499237316" calcext:value-type="percentage">
            <text:p>0.02%</text:p>
          </table:table-cell>
          <table:table-cell table:formula="of:=IF([.E835]&lt;[.F$2];1;0)" office:value-type="float" office:value="0" calcext:value-type="float">
            <text:p>0</text:p>
          </table:table-cell>
          <table:table-cell table:formula="of:=IF([.F835];[.G834]+[.F835];0)" office:value-type="float" office:value="0" calcext:value-type="float">
            <text:p>0</text:p>
          </table:table-cell>
          <table:table-cell table:formula="of:=IF([.G835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7]" office:value-type="float" office:value="2082.503" calcext:value-type="float">
            <text:p>2082.503</text:p>
          </table:table-cell>
          <table:table-cell table:formula="of:=[$'hp-log.calibrate.20250623-171745'.D837]/[$'hp-log.calibrate.20250623-171745'.E837]" office:value-type="float" office:value="2.05066666666667" calcext:value-type="float">
            <text:p>2.05066666666667</text:p>
          </table:table-cell>
          <table:table-cell table:formula="of:=[.B836]-[.B835]" office:value-type="float" office:value="-0.00266666666666637" calcext:value-type="float">
            <text:p>-0.00266666666666637</text:p>
          </table:table-cell>
          <table:table-cell table:formula="of:=[.C836]*[.D$2]+(1-[.D$2])*[.D835]" office:value-type="float" office:value="0.0000192789919239231" calcext:value-type="float">
            <text:p>1.92789919239231E-05</text:p>
          </table:table-cell>
          <table:table-cell table:style-name="ce5" table:formula="of:=ABS([.D836]/[.B836])" office:value-type="percentage" office:value="0.000009401328961601" calcext:value-type="percentage">
            <text:p>0.00%</text:p>
          </table:table-cell>
          <table:table-cell table:formula="of:=IF([.E836]&lt;[.F$2];1;0)" office:value-type="float" office:value="1" calcext:value-type="float">
            <text:p>1</text:p>
          </table:table-cell>
          <table:table-cell table:formula="of:=IF([.F836];[.G835]+[.F836];0)" office:value-type="float" office:value="1" calcext:value-type="float">
            <text:p>1</text:p>
          </table:table-cell>
          <table:table-cell table:formula="of:=IF([.G836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8]" office:value-type="float" office:value="2085.002" calcext:value-type="float">
            <text:p>2085.002</text:p>
          </table:table-cell>
          <table:table-cell table:formula="of:=[$'hp-log.calibrate.20250623-171745'.D838]/[$'hp-log.calibrate.20250623-171745'.E838]" office:value-type="float" office:value="2.05066666666667" calcext:value-type="float">
            <text:p>2.05066666666667</text:p>
          </table:table-cell>
          <table:table-cell table:formula="of:=[.B837]-[.B836]" office:value-type="float" office:value="0" calcext:value-type="float">
            <text:p>0</text:p>
          </table:table-cell>
          <table:table-cell table:formula="of:=[.C837]*[.D$2]+(1-[.D$2])*[.D836]" office:value-type="float" office:value="0.0000173510927315308" calcext:value-type="float">
            <text:p>1.73510927315308E-05</text:p>
          </table:table-cell>
          <table:table-cell table:style-name="ce5" table:formula="of:=ABS([.D837]/[.B837])" office:value-type="percentage" office:value="0.0000084611960654409" calcext:value-type="percentage">
            <text:p>0.00%</text:p>
          </table:table-cell>
          <table:table-cell table:formula="of:=IF([.E837]&lt;[.F$2];1;0)" office:value-type="float" office:value="1" calcext:value-type="float">
            <text:p>1</text:p>
          </table:table-cell>
          <table:table-cell table:formula="of:=IF([.F837];[.G836]+[.F837];0)" office:value-type="float" office:value="2" calcext:value-type="float">
            <text:p>2</text:p>
          </table:table-cell>
          <table:table-cell table:formula="of:=IF([.G837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39]" office:value-type="float" office:value="2087.502" calcext:value-type="float">
            <text:p>2087.502</text:p>
          </table:table-cell>
          <table:table-cell table:formula="of:=[$'hp-log.calibrate.20250623-171745'.D839]/[$'hp-log.calibrate.20250623-171745'.E839]" office:value-type="float" office:value="2.05333333333333" calcext:value-type="float">
            <text:p>2.05333333333333</text:p>
          </table:table-cell>
          <table:table-cell table:formula="of:=[.B838]-[.B837]" office:value-type="float" office:value="0.00266666666666637" calcext:value-type="float">
            <text:p>0.00266666666666637</text:p>
          </table:table-cell>
          <table:table-cell table:formula="of:=[.C838]*[.D$2]+(1-[.D$2])*[.D837]" office:value-type="float" office:value="0.000282282650125015" calcext:value-type="float">
            <text:p>0.000282282650125015</text:p>
          </table:table-cell>
          <table:table-cell table:style-name="ce5" table:formula="of:=ABS([.D838]/[.B838])" office:value-type="percentage" office:value="0.000137475316619326" calcext:value-type="percentage">
            <text:p>0.01%</text:p>
          </table:table-cell>
          <table:table-cell table:formula="of:=IF([.E838]&lt;[.F$2];1;0)" office:value-type="float" office:value="0" calcext:value-type="float">
            <text:p>0</text:p>
          </table:table-cell>
          <table:table-cell table:formula="of:=IF([.F838];[.G837]+[.F838];0)" office:value-type="float" office:value="0" calcext:value-type="float">
            <text:p>0</text:p>
          </table:table-cell>
          <table:table-cell table:formula="of:=IF([.G838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0]" office:value-type="float" office:value="2090.002" calcext:value-type="float">
            <text:p>2090.002</text:p>
          </table:table-cell>
          <table:table-cell table:formula="of:=[$'hp-log.calibrate.20250623-171745'.D840]/[$'hp-log.calibrate.20250623-171745'.E840]" office:value-type="float" office:value="2.05066666666667" calcext:value-type="float">
            <text:p>2.05066666666667</text:p>
          </table:table-cell>
          <table:table-cell table:formula="of:=[.B839]-[.B838]" office:value-type="float" office:value="-0.00266666666666637" calcext:value-type="float">
            <text:p>-0.00266666666666637</text:p>
          </table:table-cell>
          <table:table-cell table:formula="of:=[.C839]*[.D$2]+(1-[.D$2])*[.D838]" office:value-type="float" office:value="-0.0000126122815541238" calcext:value-type="float">
            <text:p>-1.26122815541238E-05</text:p>
          </table:table-cell>
          <table:table-cell table:style-name="ce5" table:formula="of:=ABS([.D839]/[.B839])" office:value-type="percentage" office:value="0.00000615033235734254" calcext:value-type="percentage">
            <text:p>0.00%</text:p>
          </table:table-cell>
          <table:table-cell table:formula="of:=IF([.E839]&lt;[.F$2];1;0)" office:value-type="float" office:value="1" calcext:value-type="float">
            <text:p>1</text:p>
          </table:table-cell>
          <table:table-cell table:formula="of:=IF([.F839];[.G838]+[.F839];0)" office:value-type="float" office:value="1" calcext:value-type="float">
            <text:p>1</text:p>
          </table:table-cell>
          <table:table-cell table:formula="of:=IF([.G839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1]" office:value-type="float" office:value="2092.502" calcext:value-type="float">
            <text:p>2092.502</text:p>
          </table:table-cell>
          <table:table-cell table:formula="of:=[$'hp-log.calibrate.20250623-171745'.D841]/[$'hp-log.calibrate.20250623-171745'.E841]" office:value-type="float" office:value="2.04521276595745" calcext:value-type="float">
            <text:p>2.04521276595745</text:p>
          </table:table-cell>
          <table:table-cell table:formula="of:=[.B840]-[.B839]" office:value-type="float" office:value="-0.00545390070921981" calcext:value-type="float">
            <text:p>-0.00545390070921981</text:p>
          </table:table-cell>
          <table:table-cell table:formula="of:=[.C840]*[.D$2]+(1-[.D$2])*[.D839]" office:value-type="float" office:value="-0.000556741124320692" calcext:value-type="float">
            <text:p>-0.000556741124320692</text:p>
          </table:table-cell>
          <table:table-cell table:style-name="ce5" table:formula="of:=ABS([.D840]/[.B840])" office:value-type="percentage" office:value="0.00027221672658593" calcext:value-type="percentage">
            <text:p>0.03%</text:p>
          </table:table-cell>
          <table:table-cell table:formula="of:=IF([.E840]&lt;[.F$2];1;0)" office:value-type="float" office:value="0" calcext:value-type="float">
            <text:p>0</text:p>
          </table:table-cell>
          <table:table-cell table:formula="of:=IF([.F840];[.G839]+[.F840];0)" office:value-type="float" office:value="0" calcext:value-type="float">
            <text:p>0</text:p>
          </table:table-cell>
          <table:table-cell table:formula="of:=IF([.G840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2]" office:value-type="float" office:value="2095.002" calcext:value-type="float">
            <text:p>2095.002</text:p>
          </table:table-cell>
          <table:table-cell table:formula="of:=[$'hp-log.calibrate.20250623-171745'.D842]/[$'hp-log.calibrate.20250623-171745'.E842]" office:value-type="float" office:value="2.048" calcext:value-type="float">
            <text:p>2.048</text:p>
          </table:table-cell>
          <table:table-cell table:formula="of:=[.B841]-[.B840]" office:value-type="float" office:value="0.00278723404255299" calcext:value-type="float">
            <text:p>0.00278723404255299</text:p>
          </table:table-cell>
          <table:table-cell table:formula="of:=[.C841]*[.D$2]+(1-[.D$2])*[.D840]" office:value-type="float" office:value="-0.000222343607633324" calcext:value-type="float">
            <text:p>-0.000222343607633324</text:p>
          </table:table-cell>
          <table:table-cell table:style-name="ce5" table:formula="of:=ABS([.D841]/[.B841])" office:value-type="percentage" office:value="0.000108566214664709" calcext:value-type="percentage">
            <text:p>0.01%</text:p>
          </table:table-cell>
          <table:table-cell table:formula="of:=IF([.E841]&lt;[.F$2];1;0)" office:value-type="float" office:value="0" calcext:value-type="float">
            <text:p>0</text:p>
          </table:table-cell>
          <table:table-cell table:formula="of:=IF([.F841];[.G840]+[.F841];0)" office:value-type="float" office:value="0" calcext:value-type="float">
            <text:p>0</text:p>
          </table:table-cell>
          <table:table-cell table:formula="of:=IF([.G841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3]" office:value-type="float" office:value="2097.502" calcext:value-type="float">
            <text:p>2097.502</text:p>
          </table:table-cell>
          <table:table-cell table:formula="of:=[$'hp-log.calibrate.20250623-171745'.D843]/[$'hp-log.calibrate.20250623-171745'.E843]" office:value-type="float" office:value="2.048" calcext:value-type="float">
            <text:p>2.048</text:p>
          </table:table-cell>
          <table:table-cell table:formula="of:=[.B842]-[.B841]" office:value-type="float" office:value="0" calcext:value-type="float">
            <text:p>0</text:p>
          </table:table-cell>
          <table:table-cell table:formula="of:=[.C842]*[.D$2]+(1-[.D$2])*[.D841]" office:value-type="float" office:value="-0.000200109246869992" calcext:value-type="float">
            <text:p>-0.000200109246869992</text:p>
          </table:table-cell>
          <table:table-cell table:style-name="ce5" table:formula="of:=ABS([.D842]/[.B842])" office:value-type="percentage" office:value="0.0000977095931982381" calcext:value-type="percentage">
            <text:p>0.01%</text:p>
          </table:table-cell>
          <table:table-cell table:formula="of:=IF([.E842]&lt;[.F$2];1;0)" office:value-type="float" office:value="1" calcext:value-type="float">
            <text:p>1</text:p>
          </table:table-cell>
          <table:table-cell table:formula="of:=IF([.F842];[.G841]+[.F842];0)" office:value-type="float" office:value="1" calcext:value-type="float">
            <text:p>1</text:p>
          </table:table-cell>
          <table:table-cell table:formula="of:=IF([.G842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4]" office:value-type="float" office:value="2100.002" calcext:value-type="float">
            <text:p>2100.002</text:p>
          </table:table-cell>
          <table:table-cell table:formula="of:=[$'hp-log.calibrate.20250623-171745'.D844]/[$'hp-log.calibrate.20250623-171745'.E844]" office:value-type="float" office:value="2.048" calcext:value-type="float">
            <text:p>2.048</text:p>
          </table:table-cell>
          <table:table-cell table:formula="of:=[.B843]-[.B842]" office:value-type="float" office:value="0" calcext:value-type="float">
            <text:p>0</text:p>
          </table:table-cell>
          <table:table-cell table:formula="of:=[.C843]*[.D$2]+(1-[.D$2])*[.D842]" office:value-type="float" office:value="-0.000180098322182992" calcext:value-type="float">
            <text:p>-0.000180098322182992</text:p>
          </table:table-cell>
          <table:table-cell table:style-name="ce5" table:formula="of:=ABS([.D843]/[.B843])" office:value-type="percentage" office:value="0.0000879386338784143" calcext:value-type="percentage">
            <text:p>0.01%</text:p>
          </table:table-cell>
          <table:table-cell table:formula="of:=IF([.E843]&lt;[.F$2];1;0)" office:value-type="float" office:value="1" calcext:value-type="float">
            <text:p>1</text:p>
          </table:table-cell>
          <table:table-cell table:formula="of:=IF([.F843];[.G842]+[.F843];0)" office:value-type="float" office:value="2" calcext:value-type="float">
            <text:p>2</text:p>
          </table:table-cell>
          <table:table-cell table:formula="of:=IF([.G843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'hp-log.calibrate.20250623-171745'.A845]" office:value-type="float" office:value="2102.502" calcext:value-type="float">
            <text:p>2102.502</text:p>
          </table:table-cell>
          <table:table-cell table:formula="of:=[$'hp-log.calibrate.20250623-171745'.D845]/[$'hp-log.calibrate.20250623-171745'.E845]" office:value-type="float" office:value="2.048" calcext:value-type="float">
            <text:p>2.048</text:p>
          </table:table-cell>
          <table:table-cell table:formula="of:=[.B844]-[.B843]" office:value-type="float" office:value="0" calcext:value-type="float">
            <text:p>0</text:p>
          </table:table-cell>
          <table:table-cell table:formula="of:=[.C844]*[.D$2]+(1-[.D$2])*[.D843]" office:value-type="float" office:value="-0.000162088489964693" calcext:value-type="float">
            <text:p>-0.000162088489964693</text:p>
          </table:table-cell>
          <table:table-cell table:style-name="ce5" table:formula="of:=ABS([.D844]/[.B844])" office:value-type="percentage" office:value="0.0000791447704905728" calcext:value-type="percentage">
            <text:p>0.01%</text:p>
          </table:table-cell>
          <table:table-cell table:formula="of:=IF([.E844]&lt;[.F$2];1;0)" office:value-type="float" office:value="1" calcext:value-type="float">
            <text:p>1</text:p>
          </table:table-cell>
          <table:table-cell table:formula="of:=IF([.F844];[.G843]+[.F844];0)" office:value-type="float" office:value="3" calcext:value-type="float">
            <text:p>3</text:p>
          </table:table-cell>
          <table:table-cell table:formula="of:=IF([.G844]&gt;=[.H$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6"/>
        </table:table-row>
        <table:table-row table:style-name="ro1" table:number-rows-repeated="10477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9:52:52.708162649</dc:date>
    <meta:editing-duration>PT1H23M6S</meta:editing-duration>
    <meta:editing-cycles>1</meta:editing-cycles>
    <meta:document-statistic meta:table-count="2" meta:cell-count="18583" meta:object-count="0"/>
    <meta:generator>LibreOffice/25.2.4.3$Linux_X86_64 LibreOffice_project/520$Build-3</meta:generator>
  </office:meta>
</office:document-meta>
</file>